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T2" style:parent-style-name="Domyślnaczcionkaakapitu" style:family="text">
      <style:text-properties style:font-name="Arial" style:font-name-complex="Arial" fo:color="#222222" fo:background-color="#FFFFFF"/>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P9" style:parent-style-name="Normalny" style:family="paragraph">
      <style:paragraph-properties fo:text-align="justify" fo:line-height="150%"/>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T13" style:parent-style-name="Domyślnaczcionkaakapitu" style:family="text">
      <style:text-properties fo:background-color="#80FFFF"/>
    </style:style>
    <style:style style:name="P14" style:parent-style-name="Normalny" style:family="paragraph">
      <style:paragraph-properties fo:text-align="justify" fo:line-height="150%"/>
    </style:style>
    <style:style style:name="T15" style:parent-style-name="Domyślnaczcionkaakapitu" style:family="text">
      <style:text-properties style:text-underline-type="single" style:text-underline-style="solid" style:text-underline-width="auto" style:text-underline-mode="continuous"/>
    </style:style>
    <style:style style:name="P16" style:parent-style-name="Normalny" style:family="paragraph">
      <style:paragraph-properties fo:text-align="justify" fo:line-height="150%" fo:text-indent="0.25in"/>
    </style:style>
    <style:style style:name="T17" style:parent-style-name="Domyślnaczcionkaakapitu" style:family="text">
      <style:text-properties fo:background-color="#80FFFF"/>
    </style:style>
    <style:style style:name="T18" style:parent-style-name="Domyślnaczcionkaakapitu" style:family="text">
      <style:text-properties fo:background-color="#80FFFF"/>
    </style:style>
    <style:style style:name="P19" style:parent-style-name="Normalny" style:family="paragraph">
      <style:paragraph-properties fo:text-align="justify" fo:line-height="150%" fo:text-indent="0.25in"/>
    </style:style>
    <style:style style:name="T20" style:parent-style-name="Domyślnaczcionkaakapitu" style:family="text">
      <style:text-properties fo:background-color="#80FFFF"/>
    </style:style>
    <style:style style:name="T21" style:parent-style-name="Domyślnaczcionkaakapitu" style:family="text">
      <style:text-properties fo:background-color="#80FFFF"/>
    </style:style>
    <style:style style:name="P22" style:parent-style-name="Normalny" style:family="paragraph">
      <style:paragraph-properties fo:text-align="justify" fo:line-height="150%" fo:text-indent="0.25in"/>
    </style:style>
    <style:style style:name="P23" style:parent-style-name="Normalny" style:family="paragraph">
      <style:paragraph-properties fo:text-align="justify" fo:line-height="150%" fo:text-indent="0.25in"/>
    </style:style>
    <style:style style:name="P24" style:parent-style-name="Normalny" style:family="paragraph">
      <style:paragraph-properties fo:text-align="justify" fo:line-height="150%" fo:text-indent="0.25in"/>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P27" style:parent-style-name="Normalny" style:family="paragraph">
      <style:paragraph-properties fo:text-align="justify" fo:line-height="150%" fo:text-indent="0.25in"/>
    </style:style>
    <style:style style:name="P28" style:parent-style-name="Normalny" style:family="paragraph">
      <style:paragraph-properties fo:text-align="justify" fo:line-height="150%"/>
    </style:style>
    <style:style style:name="T29" style:parent-style-name="Domyślnaczcionkaakapitu" style:family="text">
      <style:text-properties style:text-underline-type="single" style:text-underline-style="solid" style:text-underline-width="auto" style:text-underline-mode="continuous"/>
    </style:style>
    <style:style style:name="T30" style:parent-style-name="Domyślnaczcionkaakapitu" style:family="text">
      <style:text-properties fo:background-color="#80FFFF" style:text-underline-type="single" style:text-underline-style="solid" style:text-underline-width="auto" style:text-underline-mode="continuous"/>
    </style:style>
    <style:style style:name="T31" style:parent-style-name="Domyślnaczcionkaakapitu" style:family="text">
      <style:text-properties style:text-underline-type="single" style:text-underline-style="solid" style:text-underline-width="auto" style:text-underline-mode="continuous"/>
    </style:style>
    <style:style style:name="T32" style:parent-style-name="Domyślnaczcionkaakapitu" style:family="text">
      <style:text-properties fo:background-color="#80FFFF"/>
    </style:style>
    <style:style style:name="P33" style:parent-style-name="Normalny" style:family="paragraph">
      <style:paragraph-properties fo:text-align="justify" fo:line-height="150%" fo:text-indent="0.25in"/>
    </style:style>
    <style:style style:name="T34" style:parent-style-name="Domyślnaczcionkaakapitu" style:family="text">
      <style:text-properties fo:background-color="#80FFFF"/>
    </style:style>
    <style:style style:name="P35" style:parent-style-name="Normalny" style:family="paragraph">
      <style:paragraph-properties fo:text-align="justify" fo:line-height="150%"/>
    </style:style>
    <style:style style:name="T36" style:parent-style-name="Domyślnaczcionkaakapitu" style:family="text">
      <style:text-properties style:text-underline-type="single" style:text-underline-style="solid" style:text-underline-width="auto" style:text-underline-mode="continuous"/>
    </style:style>
    <style:style style:name="P37" style:parent-style-name="Normalny" style:family="paragraph">
      <style:paragraph-properties fo:text-align="justify" fo:line-height="150%" fo:text-indent="0.25in"/>
    </style:style>
    <style:style style:name="T38" style:parent-style-name="Domyślnaczcionkaakapitu" style:family="text">
      <style:text-properties fo:background-color="#80FFFF"/>
    </style:style>
    <style:style style:name="P39" style:parent-style-name="Normalny" style:family="paragraph">
      <style:paragraph-properties fo:text-align="justify" fo:line-height="150%"/>
    </style:style>
    <style:style style:name="T40" style:parent-style-name="Domyślnaczcionkaakapitu" style:family="text">
      <style:text-properties style:text-underline-type="single" style:text-underline-style="solid" style:text-underline-width="auto" style:text-underline-mode="continuous"/>
    </style:style>
    <style:style style:name="T41" style:parent-style-name="Domyślnaczcionkaakapitu" style:family="text">
      <style:text-properties fo:background-color="#80FFFF" style:text-underline-type="single" style:text-underline-style="solid" style:text-underline-width="auto" style:text-underline-mode="continuous"/>
    </style:style>
    <style:style style:name="T42" style:parent-style-name="Domyślnaczcionkaakapitu" style:family="text">
      <style:text-properties style:text-underline-type="single" style:text-underline-style="solid" style:text-underline-width="auto" style:text-underline-mode="continuous"/>
    </style:style>
    <style:style style:name="P43" style:parent-style-name="Normalny" style:family="paragraph">
      <style:paragraph-properties fo:text-align="justify" fo:line-height="150%" fo:text-indent="0.25in"/>
    </style:style>
    <style:style style:name="T44" style:parent-style-name="Domyślnaczcionkaakapitu" style:family="text">
      <style:text-properties fo:background-color="#80FFFF"/>
    </style:style>
    <style:style style:name="P45" style:parent-style-name="Normalny" style:family="paragraph">
      <style:paragraph-properties fo:text-align="justify" fo:line-height="150%" fo:text-indent="0.25in"/>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P49" style:parent-style-name="Normalny" style:family="paragraph">
      <style:paragraph-properties fo:text-align="justify" fo:line-height="150%"/>
    </style:style>
    <style:style style:name="T50" style:parent-style-name="Domyślnaczcionkaakapitu" style:family="text">
      <style:text-properties style:text-underline-type="single" style:text-underline-style="solid" style:text-underline-width="auto" style:text-underline-mode="continuous"/>
    </style:style>
    <style:style style:name="P51" style:parent-style-name="Normalny" style:family="paragraph">
      <style:paragraph-properties fo:text-align="justify" fo:line-height="150%" fo:text-indent="0.25in"/>
    </style:style>
    <style:style style:name="T52" style:parent-style-name="Domyślnaczcionkaakapitu" style:family="text">
      <style:text-properties fo:background-color="#80FFFF"/>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P55" style:parent-style-name="Normalny" style:family="paragraph">
      <style:paragraph-properties fo:text-align="justify" fo:line-height="150%"/>
    </style:style>
    <style:style style:name="T56" style:parent-style-name="Domyślnaczcionkaakapitu" style:family="text">
      <style:text-properties style:text-underline-type="single" style:text-underline-style="solid" style:text-underline-width="auto" style:text-underline-mode="continuous"/>
    </style:style>
    <style:style style:name="T57" style:parent-style-name="Domyślnaczcionkaakapitu" style:family="text">
      <style:text-properties fo:background-color="#80FFFF" style:text-underline-type="single" style:text-underline-style="solid" style:text-underline-width="auto" style:text-underline-mode="continuous"/>
    </style:style>
    <style:style style:name="T58" style:parent-style-name="Domyślnaczcionkaakapitu" style:family="text">
      <style:text-properties style:text-underline-type="single" style:text-underline-style="solid" style:text-underline-width="auto" style:text-underline-mode="continuous"/>
    </style:style>
    <style:style style:name="P59" style:parent-style-name="Normalny" style:family="paragraph">
      <style:paragraph-properties fo:text-align="justify" fo:line-height="150%" fo:text-indent="0.25in"/>
    </style:style>
    <style:style style:name="T60" style:parent-style-name="Domyślnaczcionkaakapitu" style:family="text">
      <style:text-properties fo:background-color="#80FFFF"/>
    </style:style>
    <style:style style:name="P61" style:parent-style-name="Normalny" style:family="paragraph">
      <style:paragraph-properties fo:text-align="justify" fo:line-height="150%"/>
    </style:style>
    <style:style style:name="T62" style:parent-style-name="Domyślnaczcionkaakapitu" style:family="text">
      <style:text-properties style:text-underline-type="single" style:text-underline-style="solid" style:text-underline-width="auto" style:text-underline-mode="continuous"/>
    </style:style>
    <style:style style:name="P63" style:parent-style-name="Normalny" style:family="paragraph">
      <style:paragraph-properties fo:text-align="justify" fo:line-height="150%" fo:text-indent="0.25in"/>
    </style:style>
    <style:style style:name="T64" style:parent-style-name="Domyślnaczcionkaakapitu" style:family="text">
      <style:text-properties fo:background-color="#80FFFF"/>
    </style:style>
    <style:style style:name="P65" style:parent-style-name="Normalny" style:family="paragraph">
      <style:paragraph-properties fo:text-align="justify" fo:line-height="150%" fo:text-indent="0.25in"/>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P69" style:parent-style-name="Normalny" style:family="paragraph">
      <style:paragraph-properties fo:text-align="justify" fo:line-height="150%" fo:text-indent="0.25in"/>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P75" style:parent-style-name="Normalny" style:family="paragraph">
      <style:paragraph-properties fo:text-align="justify" fo:line-height="150%" fo:text-indent="0.25in"/>
    </style:style>
    <style:style style:name="P76" style:parent-style-name="Normalny" style:family="paragraph">
      <style:paragraph-properties fo:text-align="justify" fo:line-height="150%" fo:text-indent="0.25in"/>
    </style:style>
    <style:style style:name="T77" style:parent-style-name="Domyślnaczcionkaakapitu" style:family="text">
      <style:text-properties fo:background-color="#80FFFF"/>
    </style:style>
    <style:style style:name="P78" style:parent-style-name="Normalny" style:family="paragraph">
      <style:paragraph-properties fo:text-align="justify" fo:line-height="150%"/>
    </style:style>
    <style:style style:name="T79" style:parent-style-name="Domyślnaczcionkaakapitu" style:family="text">
      <style:text-properties style:text-underline-type="single" style:text-underline-style="solid" style:text-underline-width="auto" style:text-underline-mode="continuous"/>
    </style:style>
    <style:style style:name="T80" style:parent-style-name="Domyślnaczcionkaakapitu" style:family="text">
      <style:text-properties fo:background-color="#80FFFF" style:text-underline-type="single" style:text-underline-style="solid" style:text-underline-width="auto" style:text-underline-mode="continuous"/>
    </style:style>
    <style:style style:name="T81" style:parent-style-name="Domyślnaczcionkaakapitu" style:family="text">
      <style:text-properties style:text-underline-type="single" style:text-underline-style="solid" style:text-underline-width="auto" style:text-underline-mode="continuous"/>
    </style:style>
    <style:style style:name="P82" style:parent-style-name="Normalny" style:family="paragraph">
      <style:paragraph-properties fo:text-align="justify" fo:line-height="150%" fo:text-indent="0.25in"/>
    </style:style>
    <style:style style:name="P83" style:parent-style-name="Normalny" style:family="paragraph">
      <style:paragraph-properties fo:text-align="justify" fo:line-height="150%"/>
    </style:style>
    <style:style style:name="T84" style:parent-style-name="Domyślnaczcionkaakapitu" style:family="text">
      <style:text-properties style:text-underline-type="single" style:text-underline-style="solid" style:text-underline-width="auto" style:text-underline-mode="continuous"/>
    </style:style>
    <style:style style:name="P85" style:parent-style-name="Normalny" style:family="paragraph">
      <style:paragraph-properties fo:text-align="justify" fo:line-height="150%" fo:text-indent="0.2479in"/>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P88" style:parent-style-name="Normalny" style:family="paragraph">
      <style:paragraph-properties fo:text-align="justify" fo:line-height="150%" fo:text-indent="0.25in"/>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P91" style:parent-style-name="Normalny" style:family="paragraph">
      <style:paragraph-properties fo:text-align="justify" fo:line-height="150%" fo:text-indent="0.25in"/>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P97" style:parent-style-name="Normalny" style:family="paragraph">
      <style:paragraph-properties fo:text-align="justify" fo:line-height="150%"/>
    </style:style>
    <style:style style:name="T98" style:parent-style-name="Domyślnaczcionkaakapitu" style:family="text">
      <style:text-properties style:text-underline-type="single" style:text-underline-style="solid" style:text-underline-width="auto" style:text-underline-mode="continuous"/>
    </style:style>
    <style:style style:name="T99" style:parent-style-name="Domyślnaczcionkaakapitu" style:family="text">
      <style:text-properties fo:background-color="#80FFFF" style:text-underline-type="single" style:text-underline-style="solid" style:text-underline-width="auto" style:text-underline-mode="continuous"/>
    </style:style>
    <style:style style:name="T100" style:parent-style-name="Domyślnaczcionkaakapitu" style:family="text">
      <style:text-properties style:text-underline-type="single" style:text-underline-style="solid" style:text-underline-width="auto" style:text-underline-mode="continuous"/>
    </style:style>
    <style:style style:name="T101" style:parent-style-name="Domyślnaczcionkaakapitu" style:family="text">
      <style:text-properties fo:background-color="#80FFFF" style:text-underline-type="single" style:text-underline-style="solid" style:text-underline-width="auto" style:text-underline-mode="continuous"/>
    </style:style>
    <style:style style:name="T102" style:parent-style-name="Domyślnaczcionkaakapitu" style:family="text">
      <style:text-properties style:text-underline-type="single" style:text-underline-style="solid" style:text-underline-width="auto" style:text-underline-mode="continuous"/>
    </style:style>
    <style:style style:name="T103" style:parent-style-name="Domyślnaczcionkaakapitu" style:family="text">
      <style:text-properties fo:background-color="#80FFFF" style:text-underline-type="single" style:text-underline-style="solid" style:text-underline-width="auto" style:text-underline-mode="continuous"/>
    </style:style>
    <style:style style:name="P104" style:parent-style-name="Normalny" style:family="paragraph">
      <style:paragraph-properties fo:text-align="justify" fo:line-height="150%" fo:text-indent="0.25in"/>
    </style:style>
    <style:style style:name="T105" style:parent-style-name="Domyślnaczcionkaakapitu" style:family="text">
      <style:text-properties fo:background-color="#80FFFF"/>
    </style:style>
    <style:style style:name="P106" style:parent-style-name="Normalny" style:family="paragraph">
      <style:paragraph-properties fo:text-align="justify" fo:line-height="150%" fo:text-indent="0.25in"/>
    </style:style>
    <style:style style:name="P107" style:parent-style-name="Normalny" style:family="paragraph">
      <style:paragraph-properties fo:text-align="justify" fo:line-height="150%"/>
    </style:style>
    <style:style style:name="T108" style:parent-style-name="Domyślnaczcionkaakapitu" style:family="text">
      <style:text-properties style:text-underline-type="single" style:text-underline-style="solid" style:text-underline-width="auto" style:text-underline-mode="continuous"/>
    </style:style>
    <style:style style:name="P109" style:parent-style-name="Normalny" style:family="paragraph">
      <style:paragraph-properties fo:text-align="justify" fo:line-height="150%" fo:text-indent="0.25in"/>
    </style:style>
    <style:style style:name="P110" style:parent-style-name="Normalny" style:family="paragraph">
      <style:paragraph-properties fo:text-align="justify" fo:line-height="150%"/>
    </style:style>
    <style:style style:name="T111" style:parent-style-name="Domyślnaczcionkaakapitu" style:family="text">
      <style:text-properties style:text-underline-type="single" style:text-underline-style="solid" style:text-underline-width="auto" style:text-underline-mode="continuous"/>
    </style:style>
    <style:style style:name="T112" style:parent-style-name="Domyślnaczcionkaakapitu" style:family="text">
      <style:text-properties fo:background-color="#80FFFF" style:text-underline-type="single" style:text-underline-style="solid" style:text-underline-width="auto" style:text-underline-mode="continuous"/>
    </style:style>
    <style:style style:name="T113" style:parent-style-name="Domyślnaczcionkaakapitu" style:family="text">
      <style:text-properties style:text-underline-type="single" style:text-underline-style="solid" style:text-underline-width="auto" style:text-underline-mode="continuous"/>
    </style:style>
    <style:style style:name="P114" style:parent-style-name="Normalny" style:family="paragraph">
      <style:paragraph-properties fo:text-align="justify" fo:line-height="150%" fo:text-indent="0.25in">
        <style:tab-stops>
          <style:tab-stop style:type="left" style:position="0.6784in"/>
          <style:tab-stop style:type="left" style:position="0.8784in"/>
        </style:tab-stops>
      </style:paragraph-properties>
    </style:style>
    <style:style style:name="P115" style:parent-style-name="Normalny" style:family="paragraph">
      <style:paragraph-properties fo:text-align="justify" fo:line-height="150%">
        <style:tab-stops>
          <style:tab-stop style:type="left" style:position="0.6784in"/>
          <style:tab-stop style:type="left" style:position="0.8784in"/>
        </style:tab-stops>
      </style:paragraph-properties>
    </style:style>
    <style:style style:name="T116" style:parent-style-name="Domyślnaczcionkaakapitu" style:family="text">
      <style:text-properties style:text-underline-type="single" style:text-underline-style="solid" style:text-underline-width="auto" style:text-underline-mode="continuous"/>
    </style:style>
    <style:style style:name="T117" style:parent-style-name="Domyślnaczcionkaakapitu" style:family="text">
      <style:text-properties fo:background-color="#80FFFF" style:text-underline-type="single" style:text-underline-style="solid" style:text-underline-width="auto" style:text-underline-mode="continuous"/>
    </style:style>
    <style:style style:name="T118" style:parent-style-name="Domyślnaczcionkaakapitu" style:family="text">
      <style:text-properties style:text-underline-type="single" style:text-underline-style="solid" style:text-underline-width="auto" style:text-underline-mode="continuous"/>
    </style:style>
    <style:style style:name="T119" style:parent-style-name="Domyślnaczcionkaakapitu" style:family="text">
      <style:text-properties fo:background-color="#80FFFF" style:text-underline-type="single" style:text-underline-style="solid" style:text-underline-width="auto" style:text-underline-mode="continuous"/>
    </style:style>
    <style:style style:name="P120" style:parent-style-name="Normalny" style:family="paragraph">
      <style:paragraph-properties fo:text-align="justify" fo:line-height="150%" fo:text-indent="0.25in"/>
    </style:style>
    <style:style style:name="T121" style:parent-style-name="Domyślnaczcionkaakapitu" style:family="text">
      <style:text-properties fo:background-color="#80FFFF"/>
    </style:style>
    <style:style style:name="P122" style:parent-style-name="Normalny" style:family="paragraph">
      <style:paragraph-properties fo:text-align="justify" fo:line-height="150%"/>
    </style:style>
    <style:style style:name="T123" style:parent-style-name="Domyślnaczcionkaakapitu" style:family="text">
      <style:text-properties style:text-underline-type="single" style:text-underline-style="solid" style:text-underline-width="auto" style:text-underline-mode="continuous"/>
    </style:style>
    <style:style style:name="T124" style:parent-style-name="Domyślnaczcionkaakapitu" style:family="text">
      <style:text-properties fo:background-color="#80FFFF" style:text-underline-type="single" style:text-underline-style="solid" style:text-underline-width="auto" style:text-underline-mode="continuous"/>
    </style:style>
    <style:style style:name="T125" style:parent-style-name="Domyślnaczcionkaakapitu" style:family="text">
      <style:text-properties style:text-underline-type="single" style:text-underline-style="solid" style:text-underline-width="auto" style:text-underline-mode="continuous"/>
    </style:style>
    <style:style style:name="T126" style:parent-style-name="Domyślnaczcionkaakapitu" style:family="text">
      <style:text-properties fo:background-color="#80FFFF" style:text-underline-type="single" style:text-underline-style="solid" style:text-underline-width="auto" style:text-underline-mode="continuous"/>
    </style:style>
    <style:style style:name="T127" style:parent-style-name="Domyślnaczcionkaakapitu" style:family="text">
      <style:text-properties fo:background-color="#80FFFF"/>
    </style:style>
    <style:style style:name="P128" style:parent-style-name="Normalny" style:family="paragraph">
      <style:paragraph-properties fo:text-align="justify" fo:line-height="150%" fo:text-indent="0.25in"/>
    </style:style>
    <style:style style:name="T129" style:parent-style-name="Domyślnaczcionkaakapitu" style:family="text">
      <style:text-properties fo:background-color="#80FFFF"/>
    </style:style>
    <style:style style:name="P130" style:parent-style-name="Normalny" style:family="paragraph">
      <style:paragraph-properties fo:text-align="justify" fo:line-height="150%"/>
    </style:style>
    <style:style style:name="T131" style:parent-style-name="Domyślnaczcionkaakapitu" style:family="text">
      <style:text-properties style:text-underline-type="single" style:text-underline-style="solid" style:text-underline-width="auto" style:text-underline-mode="continuous"/>
    </style:style>
    <style:style style:name="T132" style:parent-style-name="Domyślnaczcionkaakapitu" style:family="text">
      <style:text-properties fo:background-color="#80FFFF" style:text-underline-type="single" style:text-underline-style="solid" style:text-underline-width="auto" style:text-underline-mode="continuous"/>
    </style:style>
    <style:style style:name="T133" style:parent-style-name="Domyślnaczcionkaakapitu" style:family="text">
      <style:text-properties style:text-underline-type="single" style:text-underline-style="solid" style:text-underline-width="auto" style:text-underline-mode="continuous"/>
    </style:style>
    <style:style style:name="P134" style:parent-style-name="Normalny" style:family="paragraph">
      <style:paragraph-properties fo:text-align="justify" fo:line-height="150%" fo:text-indent="0.25in"/>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P139" style:parent-style-name="Normalny" style:family="paragraph">
      <style:paragraph-properties fo:text-align="justify" fo:line-height="150%" fo:text-indent="0.25in"/>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P143" style:parent-style-name="Normalny" style:family="paragraph">
      <style:paragraph-properties fo:text-align="justify" fo:line-height="150%" fo:text-indent="0.25in"/>
    </style:style>
    <style:style style:name="P144" style:parent-style-name="Normalny" style:family="paragraph">
      <style:paragraph-properties fo:text-align="justify" fo:line-height="150%"/>
    </style:style>
    <style:style style:name="T145" style:parent-style-name="Domyślnaczcionkaakapitu" style:family="text">
      <style:text-properties fo:background-color="#80FFFF"/>
    </style:style>
    <style:style style:name="P146" style:parent-style-name="Normalny" style:family="paragraph">
      <style:paragraph-properties fo:text-align="justify" fo:line-height="150%" fo:text-indent="0.25in"/>
    </style:style>
    <style:style style:name="T147" style:parent-style-name="Domyślnaczcionkaakapitu" style:family="text">
      <style:text-properties fo:background-color="#80FFFF"/>
    </style:style>
    <style:style style:name="P148" style:parent-style-name="Normalny" style:family="paragraph">
      <style:paragraph-properties fo:text-align="justify" fo:line-height="150%" fo:text-indent="0.25in"/>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P151" style:parent-style-name="Normalny" style:family="paragraph">
      <style:paragraph-properties fo:text-align="justify" fo:line-height="150%" fo:text-indent="0.25in"/>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P155" style:parent-style-name="Normalny" style:family="paragraph">
      <style:paragraph-properties fo:text-align="justify" fo:line-height="150%" fo:text-indent="0.25in"/>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T158" style:parent-style-name="Domyślnaczcionkaakapitu" style:family="text">
      <style:text-properties fo:background-color="#80FFFF"/>
    </style:style>
    <style:style style:name="P159" style:parent-style-name="Normalny" style:family="paragraph">
      <style:paragraph-properties fo:text-align="justify" fo:line-height="150%"/>
    </style:style>
    <style:style style:name="T160" style:parent-style-name="Domyślnaczcionkaakapitu" style:family="text">
      <style:text-properties style:text-underline-type="single" style:text-underline-style="solid" style:text-underline-width="auto" style:text-underline-mode="continuous"/>
    </style:style>
    <style:style style:name="T161" style:parent-style-name="Domyślnaczcionkaakapitu" style:family="text">
      <style:text-properties fo:background-color="#80FFFF" style:text-underline-type="single" style:text-underline-style="solid" style:text-underline-width="auto" style:text-underline-mode="continuous"/>
    </style:style>
    <style:style style:name="T162" style:parent-style-name="Domyślnaczcionkaakapitu" style:family="text">
      <style:text-properties style:text-underline-type="single" style:text-underline-style="solid" style:text-underline-width="auto" style:text-underline-mode="continuous"/>
    </style:style>
    <style:style style:name="T163" style:parent-style-name="Domyślnaczcionkaakapitu" style:family="text">
      <style:text-properties fo:background-color="#80FFFF" style:text-underline-type="single" style:text-underline-style="solid" style:text-underline-width="auto" style:text-underline-mode="continuous"/>
    </style:style>
    <style:style style:name="P164" style:parent-style-name="Normalny" style:family="paragraph">
      <style:paragraph-properties fo:text-align="justify" fo:line-height="150%" fo:text-indent="0.25in"/>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P167" style:parent-style-name="Normalny" style:family="paragraph">
      <style:paragraph-properties fo:text-align="justify" fo:line-height="150%"/>
    </style:style>
    <style:style style:name="T168" style:parent-style-name="Domyślnaczcionkaakapitu" style:family="text">
      <style:text-properties style:text-underline-type="single" style:text-underline-style="solid" style:text-underline-width="auto" style:text-underline-mode="continuous"/>
    </style:style>
    <style:style style:name="P169" style:parent-style-name="Normalny" style:family="paragraph">
      <style:paragraph-properties fo:text-align="justify" fo:line-height="150%" fo:text-indent="0.25in"/>
    </style:style>
    <style:style style:name="T170" style:parent-style-name="Domyślnaczcionkaakapitu" style:family="text">
      <style:text-properties fo:background-color="#80FFFF"/>
    </style:style>
    <style:style style:name="P171" style:parent-style-name="Normalny" style:family="paragraph">
      <style:paragraph-properties fo:text-align="justify" fo:line-height="150%"/>
    </style:style>
    <style:style style:name="T172" style:parent-style-name="Domyślnaczcionkaakapitu" style:family="text">
      <style:text-properties style:text-underline-type="single" style:text-underline-style="solid" style:text-underline-width="auto" style:text-underline-mode="continuous"/>
    </style:style>
    <style:style style:name="T173" style:parent-style-name="Domyślnaczcionkaakapitu" style:family="text">
      <style:text-properties fo:background-color="#80FFFF" style:text-underline-type="single" style:text-underline-style="solid" style:text-underline-width="auto" style:text-underline-mode="continuous"/>
    </style:style>
    <style:style style:name="T174" style:parent-style-name="Domyślnaczcionkaakapitu" style:family="text">
      <style:text-properties style:text-underline-type="single" style:text-underline-style="solid" style:text-underline-width="auto" style:text-underline-mode="continuous"/>
    </style:style>
    <style:style style:name="T175" style:parent-style-name="Domyślnaczcionkaakapitu" style:family="text">
      <style:text-properties fo:background-color="#80FFFF" style:text-underline-type="single" style:text-underline-style="solid" style:text-underline-width="auto" style:text-underline-mode="continuous"/>
    </style:style>
    <style:style style:name="T176" style:parent-style-name="Domyślnaczcionkaakapitu" style:family="text">
      <style:text-properties style:text-underline-type="single" style:text-underline-style="solid" style:text-underline-width="auto" style:text-underline-mode="continuous"/>
    </style:style>
    <style:style style:name="T177" style:parent-style-name="Domyślnaczcionkaakapitu" style:family="text">
      <style:text-properties fo:background-color="#80FFFF" style:text-underline-type="single" style:text-underline-style="solid" style:text-underline-width="auto" style:text-underline-mode="continuous"/>
    </style:style>
    <style:style style:name="P178" style:parent-style-name="Normalny" style:family="paragraph">
      <style:paragraph-properties fo:text-align="justify" fo:line-height="150%" fo:text-indent="0.25in"/>
    </style:style>
    <style:style style:name="T179" style:parent-style-name="Domyślnaczcionkaakapitu" style:family="text">
      <style:text-properties fo:background-color="#80FFFF"/>
    </style:style>
    <style:style style:name="P180" style:parent-style-name="Normalny" style:family="paragraph">
      <style:paragraph-properties fo:text-align="justify" fo:line-height="150%"/>
    </style:style>
    <style:style style:name="T181" style:parent-style-name="Domyślnaczcionkaakapitu" style:family="text">
      <style:text-properties style:text-underline-type="single" style:text-underline-style="solid" style:text-underline-width="auto" style:text-underline-mode="continuous"/>
    </style:style>
    <style:style style:name="P182" style:parent-style-name="Normalny" style:family="paragraph">
      <style:paragraph-properties fo:text-align="justify" fo:line-height="150%" fo:text-indent="0.25in"/>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P185" style:parent-style-name="Normalny" style:family="paragraph">
      <style:paragraph-properties fo:text-align="justify" fo:line-height="150%"/>
    </style:style>
    <style:style style:name="P186" style:parent-style-name="Normalny" style:family="paragraph">
      <style:paragraph-properties fo:text-align="justify" fo:line-height="150%" fo:text-indent="0.25in"/>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T191" style:parent-style-name="Domyślnaczcionkaakapitu" style:family="text">
      <style:text-properties fo:background-color="#80FFFF"/>
    </style:style>
    <style:style style:name="P192" style:parent-style-name="Normalny" style:family="paragraph">
      <style:paragraph-properties fo:text-align="justify" fo:line-height="150%"/>
    </style:style>
    <style:style style:name="T193" style:parent-style-name="Domyślnaczcionkaakapitu" style:family="text">
      <style:text-properties style:text-underline-type="single" style:text-underline-style="solid" style:text-underline-width="auto" style:text-underline-mode="continuous"/>
    </style:style>
    <style:style style:name="P194" style:parent-style-name="Normalny" style:family="paragraph">
      <style:paragraph-properties fo:text-align="justify" fo:line-height="150%" fo:text-indent="0.25in"/>
    </style:style>
    <style:style style:name="P195" style:parent-style-name="Normalny" style:family="paragraph">
      <style:paragraph-properties fo:text-align="justify" fo:line-height="150%"/>
    </style:style>
    <style:style style:name="T196" style:parent-style-name="Domyślnaczcionkaakapitu" style:family="text">
      <style:text-properties style:text-underline-type="single" style:text-underline-style="solid" style:text-underline-width="auto" style:text-underline-mode="continuous"/>
    </style:style>
    <style:style style:name="P197" style:parent-style-name="Normalny" style:family="paragraph">
      <style:paragraph-properties fo:text-align="justify" fo:line-height="150%" fo:margin-left="0.25in" fo:text-indent="-0.25in">
        <style:tab-stops/>
      </style:paragraph-properties>
    </style:style>
    <style:style style:name="T198" style:parent-style-name="Domyślnaczcionkaakapitu" style:family="text">
      <style:text-properties fo:background-color="#80FFFF"/>
    </style:style>
    <style:style style:name="P199" style:parent-style-name="Normalny" style:family="paragraph">
      <style:paragraph-properties fo:text-align="justify" fo:line-height="150%"/>
    </style:style>
    <style:style style:name="T200" style:parent-style-name="Domyślnaczcionkaakapitu" style:family="text">
      <style:text-properties style:text-underline-type="single" style:text-underline-style="solid" style:text-underline-width="auto" style:text-underline-mode="continuous"/>
    </style:style>
    <style:style style:name="P201" style:parent-style-name="Normalny" style:family="paragraph">
      <style:paragraph-properties fo:text-align="justify" fo:line-height="150%" fo:text-indent="0.25in"/>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P206" style:parent-style-name="Normalny" style:family="paragraph">
      <style:paragraph-properties fo:text-align="justify" fo:line-height="150%"/>
    </style:style>
    <style:style style:name="T207" style:parent-style-name="Domyślnaczcionkaakapitu" style:family="text">
      <style:text-properties style:text-underline-type="single" style:text-underline-style="solid" style:text-underline-width="auto" style:text-underline-mode="continuous"/>
    </style:style>
    <style:style style:name="P208" style:parent-style-name="Normalny" style:family="paragraph">
      <style:paragraph-properties fo:text-align="justify" fo:line-height="150%" fo:text-indent="0.25in"/>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P211" style:parent-style-name="Normalny" style:family="paragraph">
      <style:paragraph-properties fo:text-align="justify" fo:line-height="150%"/>
    </style:style>
    <style:style style:name="T212" style:parent-style-name="Domyślnaczcionkaakapitu" style:family="text">
      <style:text-properties style:text-underline-type="single" style:text-underline-style="solid" style:text-underline-width="auto" style:text-underline-mode="continuous"/>
    </style:style>
    <style:style style:name="P213" style:parent-style-name="Normalny" style:family="paragraph">
      <style:paragraph-properties fo:text-align="justify" fo:line-height="150%" fo:text-indent="0.25in"/>
    </style:style>
    <style:style style:name="T214" style:parent-style-name="Domyślnaczcionkaakapitu" style:family="text">
      <style:text-properties fo:background-color="#80FFFF"/>
    </style:style>
    <style:style style:name="T215" style:parent-style-name="Domyślnaczcionkaakapitu" style:family="text">
      <style:text-properties fo:background-color="#80FFFF"/>
    </style:style>
    <style:style style:name="P216" style:parent-style-name="Normalny" style:family="paragraph">
      <style:paragraph-properties fo:text-align="justify" fo:line-height="150%"/>
    </style:style>
    <style:style style:name="T217" style:parent-style-name="Domyślnaczcionkaakapitu" style:family="text">
      <style:text-properties style:text-underline-type="single" style:text-underline-style="solid" style:text-underline-width="auto" style:text-underline-mode="continuous"/>
    </style:style>
    <style:style style:name="P218" style:parent-style-name="Normalny" style:family="paragraph">
      <style:paragraph-properties fo:text-align="justify" fo:line-height="150%" fo:text-indent="0.25in"/>
    </style:style>
    <style:style style:name="T219" style:parent-style-name="Domyślnaczcionkaakapitu" style:family="text">
      <style:text-properties fo:background-color="#80FFFF"/>
    </style:style>
    <style:style style:name="P220" style:parent-style-name="Normalny" style:family="paragraph">
      <style:paragraph-properties fo:text-align="justify" fo:line-height="150%"/>
    </style:style>
    <style:style style:name="T221" style:parent-style-name="Domyślnaczcionkaakapitu" style:family="text">
      <style:text-properties style:text-underline-type="single" style:text-underline-style="solid" style:text-underline-width="auto" style:text-underline-mode="continuous"/>
    </style:style>
    <style:style style:name="P222" style:parent-style-name="Normalny" style:family="paragraph">
      <style:paragraph-properties fo:text-align="justify" fo:line-height="150%" fo:text-indent="0.25in"/>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P226" style:parent-style-name="Normalny" style:family="paragraph">
      <style:paragraph-properties fo:text-align="justify" fo:line-height="150%"/>
    </style:style>
    <style:style style:name="T227" style:parent-style-name="Domyślnaczcionkaakapitu" style:family="text">
      <style:text-properties style:text-underline-type="single" style:text-underline-style="solid" style:text-underline-width="auto" style:text-underline-mode="continuous"/>
    </style:style>
    <style:style style:name="P228" style:parent-style-name="Normalny" style:family="paragraph">
      <style:paragraph-properties fo:text-align="justify" fo:line-height="150%" fo:text-indent="0.25in"/>
    </style:style>
    <style:style style:name="T229" style:parent-style-name="Domyślnaczcionkaakapitu" style:family="text">
      <style:text-properties fo:background-color="#80FFFF"/>
    </style:style>
    <style:style style:name="P230" style:parent-style-name="Normalny" style:family="paragraph">
      <style:paragraph-properties fo:text-align="justify" fo:line-height="150%"/>
    </style:style>
    <style:style style:name="T231" style:parent-style-name="Domyślnaczcionkaakapitu" style:family="text">
      <style:text-properties style:text-underline-type="single" style:text-underline-style="solid" style:text-underline-width="auto" style:text-underline-mode="continuous"/>
    </style:style>
    <style:style style:name="P232" style:parent-style-name="Normalny" style:family="paragraph">
      <style:paragraph-properties fo:text-align="justify" fo:line-height="150%" fo:text-indent="0.25in"/>
    </style:style>
    <style:style style:name="P233" style:parent-style-name="Normalny" style:family="paragraph">
      <style:paragraph-properties fo:text-align="justify" fo:line-height="150%"/>
    </style:style>
    <style:style style:name="T234" style:parent-style-name="Domyślnaczcionkaakapitu" style:family="text">
      <style:text-properties style:text-underline-type="single" style:text-underline-style="solid" style:text-underline-width="auto" style:text-underline-mode="continuous"/>
    </style:style>
    <style:style style:name="P235" style:parent-style-name="Normalny" style:family="paragraph">
      <style:paragraph-properties fo:text-align="justify" fo:line-height="150%" fo:text-indent="0.25in"/>
    </style:style>
    <style:style style:name="P236" style:parent-style-name="Normalny" style:family="paragraph">
      <style:paragraph-properties fo:text-align="justify" fo:line-height="150%"/>
    </style:style>
    <style:style style:name="T237" style:parent-style-name="Domyślnaczcionkaakapitu" style:family="text">
      <style:text-properties style:text-underline-type="single" style:text-underline-style="solid" style:text-underline-width="auto" style:text-underline-mode="continuous"/>
    </style:style>
    <style:style style:name="P238" style:parent-style-name="Normalny" style:family="paragraph">
      <style:paragraph-properties fo:text-align="justify" fo:line-height="150%" fo:text-indent="0.25in"/>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P244" style:parent-style-name="Normalny" style:family="paragraph">
      <style:paragraph-properties fo:text-align="justify" fo:line-height="150%"/>
    </style:style>
    <style:style style:name="T245" style:parent-style-name="Domyślnaczcionkaakapitu" style:family="text">
      <style:text-properties style:text-underline-type="single" style:text-underline-style="solid" style:text-underline-width="auto" style:text-underline-mode="continuous"/>
    </style:style>
    <style:style style:name="P246" style:parent-style-name="Normalny" style:family="paragraph">
      <style:paragraph-properties fo:text-align="justify" fo:line-height="150%" fo:text-indent="0.25in"/>
    </style:style>
    <style:style style:name="T247" style:parent-style-name="Domyślnaczcionkaakapitu" style:family="text">
      <style:text-properties fo:background-color="#80FFFF"/>
    </style:style>
    <style:style style:name="P248" style:parent-style-name="Normalny" style:family="paragraph">
      <style:paragraph-properties fo:text-align="justify" fo:line-height="150%"/>
    </style:style>
    <style:style style:name="T249" style:parent-style-name="Domyślnaczcionkaakapitu" style:family="text">
      <style:text-properties style:text-underline-type="single" style:text-underline-style="solid" style:text-underline-width="auto" style:text-underline-mode="continuous"/>
    </style:style>
    <style:style style:name="P250" style:parent-style-name="Normalny" style:family="paragraph">
      <style:paragraph-properties fo:text-align="justify" fo:line-height="150%" fo:text-indent="0.25in"/>
    </style:style>
    <style:style style:name="P251" style:parent-style-name="Normalny" style:family="paragraph">
      <style:paragraph-properties fo:text-align="justify" fo:line-height="150%"/>
    </style:style>
    <style:style style:name="T252" style:parent-style-name="Domyślnaczcionkaakapitu" style:family="text">
      <style:text-properties style:text-underline-type="single" style:text-underline-style="solid" style:text-underline-width="auto" style:text-underline-mode="continuous"/>
    </style:style>
    <style:style style:name="P253" style:parent-style-name="Normalny" style:family="paragraph">
      <style:paragraph-properties fo:text-align="justify" fo:line-height="150%" fo:text-indent="0.25in"/>
    </style:style>
    <style:style style:name="P254" style:parent-style-name="Normalny" style:family="paragraph">
      <style:paragraph-properties fo:text-align="justify" fo:line-height="150%" fo:text-indent="0.25in"/>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P260" style:parent-style-name="Normalny" style:family="paragraph">
      <style:paragraph-properties fo:text-align="justify" fo:line-height="150%" fo:text-indent="0.25in"/>
    </style:style>
    <style:style style:name="P261" style:parent-style-name="Normalny" style:family="paragraph">
      <style:paragraph-properties fo:text-align="justify" fo:line-height="150%"/>
    </style:style>
    <style:style style:name="T262" style:parent-style-name="Domyślnaczcionkaakapitu" style:family="text">
      <style:text-properties style:text-underline-type="single" style:text-underline-style="solid" style:text-underline-width="auto" style:text-underline-mode="continuous"/>
    </style:style>
    <style:style style:name="T263" style:parent-style-name="Domyślnaczcionkaakapitu" style:family="text">
      <style:text-properties fo:background-color="#80FFFF" style:text-underline-type="single" style:text-underline-style="solid" style:text-underline-width="auto" style:text-underline-mode="continuous"/>
    </style:style>
    <style:style style:name="T264" style:parent-style-name="Domyślnaczcionkaakapitu" style:family="text">
      <style:text-properties style:text-underline-type="single" style:text-underline-style="solid" style:text-underline-width="auto" style:text-underline-mode="continuous"/>
    </style:style>
    <style:style style:name="T265" style:parent-style-name="Domyślnaczcionkaakapitu" style:family="text">
      <style:text-properties fo:background-color="#80FFFF" style:text-underline-type="single" style:text-underline-style="solid" style:text-underline-width="auto" style:text-underline-mode="continuous"/>
    </style:style>
    <style:style style:name="T266" style:parent-style-name="Domyślnaczcionkaakapitu" style:family="text">
      <style:text-properties style:text-underline-type="single" style:text-underline-style="solid" style:text-underline-width="auto" style:text-underline-mode="continuous"/>
    </style:style>
    <style:style style:name="T267" style:parent-style-name="Domyślnaczcionkaakapitu" style:family="text">
      <style:text-properties fo:background-color="#80FFFF" style:text-underline-type="single" style:text-underline-style="solid" style:text-underline-width="auto" style:text-underline-mode="continuous"/>
    </style:style>
    <style:style style:name="T268" style:parent-style-name="Domyślnaczcionkaakapitu" style:family="text">
      <style:text-properties style:text-underline-type="single" style:text-underline-style="solid" style:text-underline-width="auto" style:text-underline-mode="continuous"/>
    </style:style>
    <style:style style:name="T269" style:parent-style-name="Domyślnaczcionkaakapitu" style:family="text">
      <style:text-properties fo:background-color="#80FFFF" style:text-underline-type="single" style:text-underline-style="solid" style:text-underline-width="auto" style:text-underline-mode="continuous"/>
    </style:style>
    <style:style style:name="T270" style:parent-style-name="Domyślnaczcionkaakapitu" style:family="text">
      <style:text-properties style:text-underline-type="single" style:text-underline-style="solid" style:text-underline-width="auto" style:text-underline-mode="continuous"/>
    </style:style>
    <style:style style:name="T271" style:parent-style-name="Domyślnaczcionkaakapitu" style:family="text">
      <style:text-properties fo:background-color="#80FFFF" style:text-underline-type="single" style:text-underline-style="solid" style:text-underline-width="auto" style:text-underline-mode="continuous"/>
    </style:style>
    <style:style style:name="P272" style:parent-style-name="Normalny" style:family="paragraph">
      <style:paragraph-properties fo:text-align="justify" fo:line-height="150%" fo:text-indent="0.25in"/>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T275" style:parent-style-name="Domyślnaczcionkaakapitu" style:family="text">
      <style:text-properties fo:background-color="#80FFFF"/>
    </style:style>
    <style:style style:name="P276" style:parent-style-name="Normalny" style:family="paragraph">
      <style:paragraph-properties fo:text-align="justify" fo:line-height="150%"/>
    </style:style>
    <style:style style:name="T277" style:parent-style-name="Domyślnaczcionkaakapitu" style:family="text">
      <style:text-properties style:text-underline-type="single" style:text-underline-style="solid" style:text-underline-width="auto" style:text-underline-mode="continuous"/>
    </style:style>
    <style:style style:name="P278" style:parent-style-name="Normalny" style:family="paragraph">
      <style:paragraph-properties fo:text-align="justify" fo:line-height="150%" fo:text-indent="0.25in"/>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P284" style:parent-style-name="Normalny" style:family="paragraph">
      <style:paragraph-properties fo:text-align="justify" fo:line-height="150%"/>
    </style:style>
    <style:style style:name="T285" style:parent-style-name="Domyślnaczcionkaakapitu" style:family="text">
      <style:text-properties style:text-underline-type="single" style:text-underline-style="solid" style:text-underline-width="auto" style:text-underline-mode="continuous"/>
    </style:style>
    <style:style style:name="P286" style:parent-style-name="Normalny" style:family="paragraph">
      <style:paragraph-properties fo:text-align="justify" fo:line-height="150%" fo:text-indent="0.25in"/>
    </style:style>
    <style:style style:name="T287" style:parent-style-name="Domyślnaczcionkaakapitu" style:family="text">
      <style:text-properties fo:background-color="#80FFFF"/>
    </style:style>
    <style:style style:name="P288" style:parent-style-name="Normalny" style:family="paragraph">
      <style:paragraph-properties fo:text-align="justify" fo:line-height="150%"/>
    </style:style>
    <style:style style:name="T289" style:parent-style-name="Domyślnaczcionkaakapitu" style:family="text">
      <style:text-properties style:text-underline-type="single" style:text-underline-style="solid" style:text-underline-width="auto" style:text-underline-mode="continuous"/>
    </style:style>
    <style:style style:name="T290" style:parent-style-name="Domyślnaczcionkaakapitu" style:family="text">
      <style:text-properties fo:background-color="#80FFFF" style:text-underline-type="single" style:text-underline-style="solid" style:text-underline-width="auto" style:text-underline-mode="continuous"/>
    </style:style>
    <style:style style:name="P291" style:parent-style-name="Normalny" style:family="paragraph">
      <style:paragraph-properties fo:text-align="justify" fo:line-height="150%" fo:text-indent="0.25in"/>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P294" style:parent-style-name="Normalny" style:family="paragraph">
      <style:paragraph-properties fo:text-align="justify" fo:line-height="150%"/>
    </style:style>
    <style:style style:name="T295" style:parent-style-name="Domyślnaczcionkaakapitu" style:family="text">
      <style:text-properties style:text-underline-type="single" style:text-underline-style="solid" style:text-underline-width="auto" style:text-underline-mode="continuous"/>
    </style:style>
    <style:style style:name="P296" style:parent-style-name="Normalny" style:family="paragraph">
      <style:paragraph-properties fo:text-align="justify" fo:line-height="150%" fo:text-indent="0.25in"/>
    </style:style>
    <style:style style:name="P297" style:parent-style-name="Normalny" style:family="paragraph">
      <style:paragraph-properties fo:text-align="justify" fo:line-height="150%"/>
    </style:style>
    <style:style style:name="T298" style:parent-style-name="Domyślnaczcionkaakapitu" style:family="text">
      <style:text-properties style:text-underline-type="single" style:text-underline-style="solid" style:text-underline-width="auto" style:text-underline-mode="continuous"/>
    </style:style>
    <style:style style:name="P299" style:parent-style-name="Normalny" style:family="paragraph">
      <style:paragraph-properties fo:text-align="justify" fo:line-height="150%" fo:text-indent="0.25in"/>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P302" style:parent-style-name="Normalny" style:family="paragraph">
      <style:paragraph-properties fo:text-align="justify" fo:line-height="150%" fo:text-indent="0.25in"/>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P305" style:parent-style-name="Normalny" style:family="paragraph">
      <style:paragraph-properties fo:text-align="justify" fo:line-height="150%"/>
    </style:style>
    <style:style style:name="T306" style:parent-style-name="Domyślnaczcionkaakapitu" style:family="text">
      <style:text-properties style:text-underline-type="single" style:text-underline-style="solid" style:text-underline-width="auto" style:text-underline-mode="continuous"/>
    </style:style>
    <style:style style:name="P307" style:parent-style-name="Normalny" style:family="paragraph">
      <style:paragraph-properties fo:text-align="justify" fo:line-height="150%" fo:text-indent="0.25in"/>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P310" style:parent-style-name="Normalny" style:family="paragraph">
      <style:paragraph-properties fo:text-align="justify" fo:line-height="150%"/>
    </style:style>
    <style:style style:name="T311" style:parent-style-name="Domyślnaczcionkaakapitu" style:family="text">
      <style:text-properties fo:background-color="#80FFFF"/>
    </style:style>
    <style:style style:name="T312" style:parent-style-name="Domyślnaczcionkaakapitu" style:family="text">
      <style:text-properties fo:background-color="#80FFFF"/>
    </style:style>
    <style:style style:name="P313" style:parent-style-name="Normalny" style:family="paragraph">
      <style:paragraph-properties fo:text-align="justify" fo:line-height="150%" fo:text-indent="0.25in"/>
    </style:style>
    <style:style style:name="T314" style:parent-style-name="Domyślnaczcionkaakapitu" style:family="text">
      <style:text-properties fo:background-color="#80FFFF"/>
    </style:style>
    <style:style style:name="P315" style:parent-style-name="Normalny" style:family="paragraph">
      <style:paragraph-properties fo:text-align="justify" fo:line-height="150%"/>
    </style:style>
    <style:style style:name="T316" style:parent-style-name="Domyślnaczcionkaakapitu" style:family="text">
      <style:text-properties style:text-underline-type="single" style:text-underline-style="solid" style:text-underline-width="auto" style:text-underline-mode="continuous"/>
    </style:style>
    <style:style style:name="T317" style:parent-style-name="Domyślnaczcionkaakapitu" style:family="text">
      <style:text-properties fo:background-color="#80FFFF" style:text-underline-type="single" style:text-underline-style="solid" style:text-underline-width="auto" style:text-underline-mode="continuous"/>
    </style:style>
    <style:style style:name="T318" style:parent-style-name="Domyślnaczcionkaakapitu" style:family="text">
      <style:text-properties style:text-underline-type="single" style:text-underline-style="solid" style:text-underline-width="auto" style:text-underline-mode="continuous"/>
    </style:style>
    <style:style style:name="T319" style:parent-style-name="Domyślnaczcionkaakapitu" style:family="text">
      <style:text-properties fo:background-color="#80FFFF" style:text-underline-type="single" style:text-underline-style="solid" style:text-underline-width="auto" style:text-underline-mode="continuous"/>
    </style:style>
    <style:style style:name="P320" style:parent-style-name="Normalny" style:family="paragraph">
      <style:paragraph-properties fo:text-align="justify" fo:line-height="150%" fo:text-indent="0.25in"/>
    </style:style>
    <style:style style:name="P321" style:parent-style-name="Normalny" style:family="paragraph">
      <style:paragraph-properties fo:text-align="justify" fo:line-height="150%" fo:text-indent="0.25in"/>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P324" style:parent-style-name="Normalny" style:family="paragraph">
      <style:paragraph-properties fo:text-align="justify" fo:line-height="150%"/>
    </style:style>
    <style:style style:name="T325" style:parent-style-name="Domyślnaczcionkaakapitu" style:family="text">
      <style:text-properties style:text-underline-type="single" style:text-underline-style="solid" style:text-underline-width="auto" style:text-underline-mode="continuous"/>
    </style:style>
    <style:style style:name="P326" style:parent-style-name="Normalny" style:family="paragraph">
      <style:paragraph-properties fo:text-align="justify" fo:line-height="150%" fo:text-indent="0.25in"/>
    </style:style>
    <style:style style:name="P327" style:parent-style-name="Normalny" style:family="paragraph">
      <style:paragraph-properties fo:text-align="justify" fo:line-height="150%"/>
    </style:style>
    <style:style style:name="T328" style:parent-style-name="Domyślnaczcionkaakapitu" style:family="text">
      <style:text-properties style:text-underline-type="single" style:text-underline-style="solid" style:text-underline-width="auto" style:text-underline-mode="continuous"/>
    </style:style>
    <style:style style:name="P329" style:parent-style-name="Normalny" style:family="paragraph">
      <style:paragraph-properties fo:text-align="justify" fo:line-height="150%" fo:text-indent="0.25in"/>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P335" style:parent-style-name="Normalny" style:family="paragraph">
      <style:paragraph-properties fo:text-align="justify" fo:line-height="150%"/>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P340" style:parent-style-name="Normalny" style:family="paragraph">
      <style:paragraph-properties fo:text-align="justify" fo:line-height="150%"/>
    </style:style>
    <style:style style:name="T341" style:parent-style-name="Domyślnaczcionkaakapitu" style:family="text">
      <style:text-properties style:text-underline-type="single" style:text-underline-style="solid" style:text-underline-width="auto" style:text-underline-mode="continuous"/>
    </style:style>
    <style:style style:name="P342" style:parent-style-name="Normalny" style:family="paragraph">
      <style:paragraph-properties fo:text-align="justify" fo:line-height="150%" fo:text-indent="0.25in"/>
    </style:style>
    <style:style style:name="T343" style:parent-style-name="Domyślnaczcionkaakapitu" style:family="text">
      <style:text-properties fo:background-color="#80FFFF"/>
    </style:style>
    <style:style style:name="P344" style:parent-style-name="Normalny" style:family="paragraph">
      <style:paragraph-properties fo:text-align="justify" fo:line-height="150%"/>
    </style:style>
    <style:style style:name="T345" style:parent-style-name="Domyślnaczcionkaakapitu" style:family="text">
      <style:text-properties style:text-underline-type="single" style:text-underline-style="solid" style:text-underline-width="auto" style:text-underline-mode="continuous"/>
    </style:style>
    <style:style style:name="P346" style:parent-style-name="Normalny" style:family="paragraph">
      <style:paragraph-properties fo:text-align="justify" fo:line-height="150%" fo:text-indent="0.25in"/>
    </style:style>
    <style:style style:name="P347" style:parent-style-name="Normalny" style:family="paragraph">
      <style:paragraph-properties fo:text-align="justify" fo:line-height="150%"/>
    </style:style>
    <style:style style:name="T348" style:parent-style-name="Domyślnaczcionkaakapitu" style:family="text">
      <style:text-properties style:text-underline-type="single" style:text-underline-style="solid" style:text-underline-width="auto" style:text-underline-mode="continuous"/>
    </style:style>
    <style:style style:name="P349" style:parent-style-name="Normalny" style:family="paragraph">
      <style:paragraph-properties fo:text-align="justify" fo:line-height="150%" fo:text-indent="0.25in"/>
    </style:style>
    <style:style style:name="P350" style:parent-style-name="Normalny" style:family="paragraph">
      <style:paragraph-properties fo:text-align="justify" fo:line-height="150%"/>
    </style:style>
    <style:style style:name="T351" style:parent-style-name="Domyślnaczcionkaakapitu" style:family="text">
      <style:text-properties style:text-underline-type="single" style:text-underline-style="solid" style:text-underline-width="auto" style:text-underline-mode="continuous"/>
    </style:style>
    <style:style style:name="P352" style:parent-style-name="Normalny" style:family="paragraph">
      <style:paragraph-properties fo:text-align="justify" fo:line-height="150%" fo:text-indent="0.25in"/>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P355" style:parent-style-name="Normalny" style:family="paragraph">
      <style:paragraph-properties fo:text-align="justify" fo:line-height="150%"/>
    </style:style>
    <style:style style:name="T356" style:parent-style-name="Domyślnaczcionkaakapitu" style:family="text">
      <style:text-properties style:text-underline-type="single" style:text-underline-style="solid" style:text-underline-width="auto" style:text-underline-mode="continuous"/>
    </style:style>
    <style:style style:name="P357" style:parent-style-name="Normalny" style:family="paragraph">
      <style:paragraph-properties fo:text-align="justify" fo:line-height="150%" fo:text-indent="0.25in"/>
    </style:style>
    <style:style style:name="P358" style:parent-style-name="Normalny" style:family="paragraph">
      <style:paragraph-properties fo:text-align="justify" fo:line-height="150%"/>
    </style:style>
    <style:style style:name="T359" style:parent-style-name="Domyślnaczcionkaakapitu" style:family="text">
      <style:text-properties style:text-underline-type="single" style:text-underline-style="solid" style:text-underline-width="auto" style:text-underline-mode="continuous"/>
    </style:style>
    <style:style style:name="T360" style:parent-style-name="Domyślnaczcionkaakapitu" style:family="text">
      <style:text-properties fo:background-color="#80FFFF" style:text-underline-type="single" style:text-underline-style="solid" style:text-underline-width="auto" style:text-underline-mode="continuous"/>
    </style:style>
    <style:style style:name="T361" style:parent-style-name="Domyślnaczcionkaakapitu" style:family="text">
      <style:text-properties style:text-underline-type="single" style:text-underline-style="solid" style:text-underline-width="auto" style:text-underline-mode="continuous"/>
    </style:style>
    <style:style style:name="P362" style:parent-style-name="Normalny" style:family="paragraph">
      <style:paragraph-properties fo:text-align="justify" fo:line-height="150%" fo:text-indent="0.25in"/>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P370" style:parent-style-name="Normalny" style:family="paragraph">
      <style:paragraph-properties fo:text-align="justify" fo:line-height="150%"/>
    </style:style>
    <style:style style:name="T371" style:parent-style-name="Domyślnaczcionkaakapitu" style:family="text">
      <style:text-properties style:text-underline-type="single" style:text-underline-style="solid" style:text-underline-width="auto" style:text-underline-mode="continuous"/>
    </style:style>
    <style:style style:name="P372" style:parent-style-name="Normalny" style:family="paragraph">
      <style:paragraph-properties fo:text-align="justify" fo:line-height="150%" fo:text-indent="0.25in"/>
    </style:style>
    <style:style style:name="P373" style:parent-style-name="Normalny" style:family="paragraph">
      <style:paragraph-properties fo:text-align="justify" fo:line-height="150%"/>
    </style:style>
    <style:style style:name="T374" style:parent-style-name="Domyślnaczcionkaakapitu" style:family="text">
      <style:text-properties style:text-underline-type="single" style:text-underline-style="solid" style:text-underline-width="auto" style:text-underline-mode="continuous"/>
    </style:style>
    <style:style style:name="T375" style:parent-style-name="Domyślnaczcionkaakapitu" style:family="text">
      <style:text-properties fo:background-color="#80FFFF" style:text-underline-type="single" style:text-underline-style="solid" style:text-underline-width="auto" style:text-underline-mode="continuous"/>
    </style:style>
    <style:style style:name="T376" style:parent-style-name="Domyślnaczcionkaakapitu" style:family="text">
      <style:text-properties style:text-underline-type="single" style:text-underline-style="solid" style:text-underline-width="auto" style:text-underline-mode="continuous"/>
    </style:style>
    <style:style style:name="P377" style:parent-style-name="Normalny" style:family="paragraph">
      <style:paragraph-properties fo:text-align="justify" fo:line-height="150%" fo:text-indent="0.25in"/>
    </style:style>
    <style:style style:name="T378" style:parent-style-name="Domyślnaczcionkaakapitu" style:family="text">
      <style:text-properties fo:background-color="#80FFFF"/>
    </style:style>
    <style:style style:name="P379" style:parent-style-name="Normalny" style:family="paragraph">
      <style:paragraph-properties fo:text-align="justify" fo:line-height="150%"/>
    </style:style>
    <style:style style:name="T380" style:parent-style-name="Domyślnaczcionkaakapitu" style:family="text">
      <style:text-properties style:text-underline-type="single" style:text-underline-style="solid" style:text-underline-width="auto" style:text-underline-mode="continuous"/>
    </style:style>
    <style:style style:name="P381" style:parent-style-name="Normalny" style:family="paragraph">
      <style:paragraph-properties fo:text-align="justify" fo:line-height="150%" fo:text-indent="0.25in"/>
    </style:style>
    <style:style style:name="T382" style:parent-style-name="Domyślnaczcionkaakapitu" style:family="text">
      <style:text-properties fo:background-color="#80FFFF"/>
    </style:style>
    <style:style style:name="P383" style:parent-style-name="Normalny" style:family="paragraph">
      <style:paragraph-properties fo:text-align="justify" fo:line-height="150%"/>
    </style:style>
    <style:style style:name="T384" style:parent-style-name="Domyślnaczcionkaakapitu" style:family="text">
      <style:text-properties fo:background-color="#80FFFF"/>
    </style:style>
    <style:style style:name="P385" style:parent-style-name="Normalny" style:family="paragraph">
      <style:paragraph-properties fo:text-align="justify" fo:line-height="150%" fo:text-indent="0.25in"/>
    </style:style>
    <style:style style:name="P386" style:parent-style-name="Normalny" style:family="paragraph">
      <style:paragraph-properties fo:text-align="justify" fo:line-height="150%"/>
    </style:style>
    <style:style style:name="P387" style:parent-style-name="Normalny" style:family="paragraph">
      <style:paragraph-properties fo:text-align="justify" fo:line-height="150%" fo:text-indent="0.25in"/>
    </style:style>
    <style:style style:name="T388" style:parent-style-name="Domyślnaczcionkaakapitu" style:family="text">
      <style:text-properties fo:background-color="#80FFFF"/>
    </style:style>
    <style:style style:name="P389" style:parent-style-name="Normalny" style:family="paragraph">
      <style:paragraph-properties fo:text-align="justify" fo:line-height="150%"/>
    </style:style>
    <style:style style:name="T390" style:parent-style-name="Domyślnaczcionkaakapitu" style:family="text">
      <style:text-properties style:text-underline-type="single" style:text-underline-style="solid" style:text-underline-width="auto" style:text-underline-mode="continuous"/>
    </style:style>
    <style:style style:name="T391" style:parent-style-name="Domyślnaczcionkaakapitu" style:family="text">
      <style:text-properties fo:background-color="#80FFFF" style:text-underline-type="single" style:text-underline-style="solid" style:text-underline-width="auto" style:text-underline-mode="continuous"/>
    </style:style>
    <style:style style:name="T392" style:parent-style-name="Domyślnaczcionkaakapitu" style:family="text">
      <style:text-properties style:text-underline-type="single" style:text-underline-style="solid" style:text-underline-width="auto" style:text-underline-mode="continuous"/>
    </style:style>
    <style:style style:name="P393" style:parent-style-name="Normalny" style:family="paragraph">
      <style:paragraph-properties fo:text-align="justify" fo:line-height="150%" fo:text-indent="0.25in"/>
    </style:style>
    <style:style style:name="P394" style:parent-style-name="Normalny" style:family="paragraph">
      <style:paragraph-properties fo:text-align="justify" fo:line-height="150%" fo:text-indent="0.25in"/>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P400" style:parent-style-name="Normalny" style:family="paragraph">
      <style:paragraph-properties fo:text-align="justify" fo:line-height="150%"/>
    </style:style>
    <style:style style:name="T401" style:parent-style-name="Domyślnaczcionkaakapitu" style:family="text">
      <style:text-properties style:text-underline-type="single" style:text-underline-style="solid" style:text-underline-width="auto" style:text-underline-mode="continuous"/>
    </style:style>
    <style:style style:name="P402" style:parent-style-name="Normalny" style:family="paragraph">
      <style:paragraph-properties fo:text-align="justify" fo:line-height="150%" fo:text-indent="0.25in"/>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P405" style:parent-style-name="Normalny" style:family="paragraph">
      <style:paragraph-properties fo:text-align="justify" fo:line-height="150%"/>
    </style:style>
    <style:style style:name="T406" style:parent-style-name="Domyślnaczcionkaakapitu" style:family="text">
      <style:text-properties style:text-underline-type="single" style:text-underline-style="solid" style:text-underline-width="auto" style:text-underline-mode="continuous"/>
    </style:style>
    <style:style style:name="P407" style:parent-style-name="Normalny" style:family="paragraph">
      <style:paragraph-properties fo:text-align="justify" fo:line-height="150%" fo:text-indent="0.25in"/>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P410" style:parent-style-name="Normalny" style:family="paragraph">
      <style:paragraph-properties fo:text-align="justify" fo:line-height="150%"/>
    </style:style>
    <style:style style:name="T411" style:parent-style-name="Domyślnaczcionkaakapitu" style:family="text">
      <style:text-properties style:text-underline-type="single" style:text-underline-style="solid" style:text-underline-width="auto" style:text-underline-mode="continuous"/>
    </style:style>
    <style:style style:name="P412" style:parent-style-name="Normalny" style:family="paragraph">
      <style:paragraph-properties fo:text-align="justify" fo:line-height="150%" fo:text-indent="0.25in"/>
    </style:style>
    <style:style style:name="T413" style:parent-style-name="Domyślnaczcionkaakapitu" style:family="text">
      <style:text-properties fo:background-color="#80FFFF"/>
    </style:style>
    <style:style style:name="P414" style:parent-style-name="Normalny" style:family="paragraph">
      <style:paragraph-properties fo:text-align="justify" fo:line-height="150%"/>
    </style:style>
    <style:style style:name="P415" style:parent-style-name="Normalny" style:family="paragraph">
      <style:paragraph-properties fo:text-align="justify" fo:line-height="150%"/>
    </style:style>
    <style:style style:name="T416" style:parent-style-name="Domyślnaczcionkaakapitu" style:family="text">
      <style:text-properties style:text-underline-type="single" style:text-underline-style="solid" style:text-underline-width="auto" style:text-underline-mode="continuous"/>
    </style:style>
    <style:style style:name="T417" style:parent-style-name="Domyślnaczcionkaakapitu" style:family="text">
      <style:text-properties fo:background-color="#80FFFF" style:text-underline-type="single" style:text-underline-style="solid" style:text-underline-width="auto" style:text-underline-mode="continuous"/>
    </style:style>
    <style:style style:name="T418" style:parent-style-name="Domyślnaczcionkaakapitu" style:family="text">
      <style:text-properties style:text-underline-type="single" style:text-underline-style="solid" style:text-underline-width="auto" style:text-underline-mode="continuous"/>
    </style:style>
    <style:style style:name="P419" style:parent-style-name="Normalny" style:family="paragraph">
      <style:paragraph-properties fo:text-align="justify" fo:line-height="150%" fo:text-indent="0.25in"/>
    </style:style>
    <style:style style:name="P420" style:parent-style-name="Normalny" style:family="paragraph">
      <style:paragraph-properties fo:text-align="justify" fo:line-height="150%"/>
    </style:style>
    <style:style style:name="T421" style:parent-style-name="Domyślnaczcionkaakapitu" style:family="text">
      <style:text-properties style:text-underline-type="single" style:text-underline-style="solid" style:text-underline-width="auto" style:text-underline-mode="continuous"/>
    </style:style>
    <style:style style:name="T422" style:parent-style-name="Domyślnaczcionkaakapitu" style:family="text">
      <style:text-properties fo:background-color="#80FFFF" style:text-underline-type="single" style:text-underline-style="solid" style:text-underline-width="auto" style:text-underline-mode="continuous"/>
    </style:style>
    <style:style style:name="T423" style:parent-style-name="Domyślnaczcionkaakapitu" style:family="text">
      <style:text-properties style:text-underline-type="single" style:text-underline-style="solid" style:text-underline-width="auto" style:text-underline-mode="continuous"/>
    </style:style>
    <style:style style:name="T424" style:parent-style-name="Domyślnaczcionkaakapitu" style:family="text">
      <style:text-properties fo:background-color="#80FFFF" style:text-underline-type="single" style:text-underline-style="solid" style:text-underline-width="auto" style:text-underline-mode="continuous"/>
    </style:style>
    <style:style style:name="T425" style:parent-style-name="Domyślnaczcionkaakapitu" style:family="text">
      <style:text-properties style:text-underline-type="single" style:text-underline-style="solid" style:text-underline-width="auto" style:text-underline-mode="continuous"/>
    </style:style>
    <style:style style:name="P426" style:parent-style-name="Normalny" style:family="paragraph">
      <style:paragraph-properties fo:text-align="justify" fo:line-height="150%" fo:text-indent="0.25in"/>
    </style:style>
    <style:style style:name="P427" style:parent-style-name="Normalny" style:family="paragraph">
      <style:paragraph-properties fo:text-align="justify" fo:line-height="150%"/>
    </style:style>
    <style:style style:name="T428" style:parent-style-name="Domyślnaczcionkaakapitu" style:family="text">
      <style:text-properties style:text-underline-type="single" style:text-underline-style="solid" style:text-underline-width="auto" style:text-underline-mode="continuous"/>
    </style:style>
    <style:style style:name="T429" style:parent-style-name="Domyślnaczcionkaakapitu" style:family="text">
      <style:text-properties fo:background-color="#80FFFF" style:text-underline-type="single" style:text-underline-style="solid" style:text-underline-width="auto" style:text-underline-mode="continuous"/>
    </style:style>
    <style:style style:name="T430" style:parent-style-name="Domyślnaczcionkaakapitu" style:family="text">
      <style:text-properties style:text-underline-type="single" style:text-underline-style="solid" style:text-underline-width="auto" style:text-underline-mode="continuous"/>
    </style:style>
    <style:style style:name="P431" style:parent-style-name="Normalny" style:family="paragraph">
      <style:paragraph-properties fo:text-align="justify" fo:line-height="150%" fo:text-indent="0.25in"/>
    </style:style>
    <style:style style:name="T432" style:parent-style-name="Domyślnaczcionkaakapitu" style:family="text">
      <style:text-properties fo:background-color="#80FFFF"/>
    </style:style>
    <style:style style:name="P433" style:parent-style-name="Normalny" style:family="paragraph">
      <style:paragraph-properties fo:text-align="justify" fo:line-height="150%" fo:text-indent="0.25in"/>
    </style:style>
    <style:style style:name="T434" style:parent-style-name="Domyślnaczcionkaakapitu" style:family="text">
      <style:text-properties fo:background-color="#80FFFF"/>
    </style:style>
    <style:style style:name="P435" style:parent-style-name="Normalny" style:family="paragraph">
      <style:paragraph-properties fo:text-align="justify" fo:line-height="150%"/>
    </style:style>
    <style:style style:name="T436" style:parent-style-name="Domyślnaczcionkaakapitu" style:family="text">
      <style:text-properties fo:background-color="#80FFFF" style:text-underline-type="single" style:text-underline-style="solid" style:text-underline-width="auto" style:text-underline-mode="continuous"/>
    </style:style>
    <style:style style:name="T437" style:parent-style-name="Domyślnaczcionkaakapitu" style:family="text">
      <style:text-properties style:text-underline-type="single" style:text-underline-style="solid" style:text-underline-width="auto" style:text-underline-mode="continuous"/>
    </style:style>
    <style:style style:name="T438" style:parent-style-name="Domyślnaczcionkaakapitu" style:family="text">
      <style:text-properties fo:background-color="#80FFFF" style:text-underline-type="single" style:text-underline-style="solid" style:text-underline-width="auto" style:text-underline-mode="continuous"/>
    </style:style>
    <style:style style:name="T439" style:parent-style-name="Domyślnaczcionkaakapitu" style:family="text">
      <style:text-properties style:text-underline-type="single" style:text-underline-style="solid" style:text-underline-width="auto" style:text-underline-mode="continuous"/>
    </style:style>
    <style:style style:name="T440" style:parent-style-name="Domyślnaczcionkaakapitu" style:family="text">
      <style:text-properties fo:background-color="#80FFFF" style:text-underline-type="single" style:text-underline-style="solid" style:text-underline-width="auto" style:text-underline-mode="continuous"/>
    </style:style>
    <style:style style:name="T441" style:parent-style-name="Domyślnaczcionkaakapitu" style:family="text">
      <style:text-properties style:text-underline-type="single" style:text-underline-style="solid" style:text-underline-width="auto" style:text-underline-mode="continuous"/>
    </style:style>
    <style:style style:name="T442" style:parent-style-name="Domyślnaczcionkaakapitu" style:family="text">
      <style:text-properties fo:background-color="#80FFFF" style:text-underline-type="single" style:text-underline-style="solid" style:text-underline-width="auto" style:text-underline-mode="continuous"/>
    </style:style>
    <style:style style:name="T443" style:parent-style-name="Domyślnaczcionkaakapitu" style:family="text">
      <style:text-properties style:text-underline-type="single" style:text-underline-style="solid" style:text-underline-width="auto" style:text-underline-mode="continuous"/>
    </style:style>
    <style:style style:name="T444" style:parent-style-name="Domyślnaczcionkaakapitu" style:family="text">
      <style:text-properties fo:background-color="#80FFFF" style:text-underline-type="single" style:text-underline-style="solid" style:text-underline-width="auto" style:text-underline-mode="continuous"/>
    </style:style>
    <style:style style:name="P445" style:parent-style-name="Normalny" style:family="paragraph">
      <style:paragraph-properties fo:text-align="justify" fo:line-height="150%" fo:text-indent="0.25in"/>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P448" style:parent-style-name="Normalny" style:family="paragraph">
      <style:paragraph-properties fo:text-align="justify" fo:line-height="150%"/>
    </style:style>
    <style:style style:name="T449" style:parent-style-name="Domyślnaczcionkaakapitu" style:family="text">
      <style:text-properties style:text-underline-type="single" style:text-underline-style="solid" style:text-underline-width="auto" style:text-underline-mode="continuous"/>
    </style:style>
    <style:style style:name="P450" style:parent-style-name="Normalny" style:family="paragraph">
      <style:paragraph-properties fo:text-align="justify" fo:line-height="150%" fo:text-indent="0.25in"/>
    </style:style>
    <style:style style:name="T451" style:parent-style-name="Domyślnaczcionkaakapitu" style:family="text">
      <style:text-properties fo:background-color="#80FFFF"/>
    </style:style>
    <style:style style:name="P452" style:parent-style-name="Normalny" style:family="paragraph">
      <style:paragraph-properties fo:text-align="justify" fo:line-height="150%"/>
    </style:style>
    <style:style style:name="T453" style:parent-style-name="Domyślnaczcionkaakapitu" style:family="text">
      <style:text-properties style:text-underline-type="single" style:text-underline-style="solid" style:text-underline-width="auto" style:text-underline-mode="continuous"/>
    </style:style>
    <style:style style:name="T454" style:parent-style-name="Domyślnaczcionkaakapitu" style:family="text">
      <style:text-properties fo:background-color="#80FFFF" style:text-underline-type="single" style:text-underline-style="solid" style:text-underline-width="auto" style:text-underline-mode="continuous"/>
    </style:style>
    <style:style style:name="T455" style:parent-style-name="Domyślnaczcionkaakapitu" style:family="text">
      <style:text-properties style:text-underline-type="single" style:text-underline-style="solid" style:text-underline-width="auto" style:text-underline-mode="continuous"/>
    </style:style>
    <style:style style:name="P456" style:parent-style-name="Normalny" style:family="paragraph">
      <style:paragraph-properties fo:text-align="justify" fo:line-height="150%" fo:text-indent="0.25in"/>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P459" style:parent-style-name="Normalny" style:family="paragraph">
      <style:paragraph-properties fo:text-align="justify" fo:line-height="150%"/>
    </style:style>
    <style:style style:name="T460" style:parent-style-name="Domyślnaczcionkaakapitu" style:family="text">
      <style:text-properties style:text-underline-type="single" style:text-underline-style="solid" style:text-underline-width="auto" style:text-underline-mode="continuous"/>
    </style:style>
    <style:style style:name="T461" style:parent-style-name="Domyślnaczcionkaakapitu" style:family="text">
      <style:text-properties fo:background-color="#80FFFF" style:text-underline-type="single" style:text-underline-style="solid" style:text-underline-width="auto" style:text-underline-mode="continuous"/>
    </style:style>
    <style:style style:name="T462" style:parent-style-name="Domyślnaczcionkaakapitu" style:family="text">
      <style:text-properties style:text-underline-type="single" style:text-underline-style="solid" style:text-underline-width="auto" style:text-underline-mode="continuous"/>
    </style:style>
    <style:style style:name="P463" style:parent-style-name="Normalny" style:family="paragraph">
      <style:paragraph-properties fo:text-align="justify" fo:line-height="150%" fo:text-indent="0.25in"/>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P467" style:parent-style-name="Normalny" style:family="paragraph">
      <style:paragraph-properties fo:text-align="justify" fo:line-height="150%" fo:text-indent="0.25in"/>
    </style:style>
    <style:style style:name="T468" style:parent-style-name="Domyślnaczcionkaakapitu" style:family="text">
      <style:text-properties fo:background-color="#80FFFF"/>
    </style:style>
    <style:style style:name="P469" style:parent-style-name="Normalny" style:family="paragraph">
      <style:paragraph-properties fo:text-align="justify" fo:line-height="150%" fo:text-indent="0.25in">
        <style:tab-stops>
          <style:tab-stop style:type="left" style:leader-style="dotted" style:leader-text="." style:position="4.2798in"/>
        </style:tab-stops>
      </style:paragraph-properties>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P484" style:parent-style-name="Normalny" style:family="paragraph">
      <style:paragraph-properties fo:text-align="justify" fo:line-height="150%" fo:text-indent="0.25in"/>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P487" style:parent-style-name="Normalny" style:family="paragraph">
      <style:paragraph-properties fo:text-align="justify" fo:line-height="150%"/>
    </style:style>
    <style:style style:name="T488" style:parent-style-name="Domyślnaczcionkaakapitu" style:family="text">
      <style:text-properties style:text-underline-type="single" style:text-underline-style="solid" style:text-underline-width="auto" style:text-underline-mode="continuous"/>
    </style:style>
    <style:style style:name="T489" style:parent-style-name="Domyślnaczcionkaakapitu" style:family="text">
      <style:text-properties fo:background-color="#80FFFF" style:text-underline-type="single" style:text-underline-style="solid" style:text-underline-width="auto" style:text-underline-mode="continuous"/>
    </style:style>
    <style:style style:name="P490" style:parent-style-name="Normalny" style:family="paragraph">
      <style:paragraph-properties fo:text-align="justify" fo:line-height="150%" fo:text-indent="0.25in"/>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P495" style:parent-style-name="Normalny" style:family="paragraph">
      <style:paragraph-properties fo:text-align="justify" fo:line-height="150%" fo:text-indent="0.25in"/>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P501" style:parent-style-name="Normalny" style:family="paragraph">
      <style:paragraph-properties fo:text-align="justify" fo:line-height="150%" fo:text-indent="0.25in"/>
    </style:style>
    <style:style style:name="T502" style:parent-style-name="Domyślnaczcionkaakapitu" style:family="text">
      <style:text-properties fo:background-color="#80FFFF"/>
    </style:style>
    <style:style style:name="P503" style:parent-style-name="Normalny" style:family="paragraph">
      <style:paragraph-properties fo:text-align="justify" fo:line-height="150%"/>
    </style:style>
    <style:style style:name="T504" style:parent-style-name="Domyślnaczcionkaakapitu" style:family="text">
      <style:text-properties style:text-underline-type="single" style:text-underline-style="solid" style:text-underline-width="auto" style:text-underline-mode="continuous"/>
    </style:style>
    <style:style style:name="T505" style:parent-style-name="Domyślnaczcionkaakapitu" style:family="text">
      <style:text-properties fo:background-color="#80FFFF" style:text-underline-type="single" style:text-underline-style="solid" style:text-underline-width="auto" style:text-underline-mode="continuous"/>
    </style:style>
    <style:style style:name="T506" style:parent-style-name="Domyślnaczcionkaakapitu" style:family="text">
      <style:text-properties style:text-underline-type="single" style:text-underline-style="solid" style:text-underline-width="auto" style:text-underline-mode="continuous"/>
    </style:style>
    <style:style style:name="P507" style:parent-style-name="Normalny" style:family="paragraph">
      <style:paragraph-properties fo:text-align="justify" fo:line-height="150%" fo:text-indent="0.25in"/>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P515" style:parent-style-name="Normalny" style:family="paragraph">
      <style:paragraph-properties fo:text-align="justify" fo:line-height="150%" fo:text-indent="0.25in"/>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P520" style:parent-style-name="Normalny" style:family="paragraph">
      <style:paragraph-properties fo:text-align="justify" fo:line-height="150%"/>
    </style:style>
    <style:style style:name="T521" style:parent-style-name="Domyślnaczcionkaakapitu" style:family="text">
      <style:text-properties style:text-underline-type="single" style:text-underline-style="solid" style:text-underline-width="auto" style:text-underline-mode="continuous"/>
    </style:style>
    <style:style style:name="P522" style:parent-style-name="Normalny" style:family="paragraph">
      <style:paragraph-properties fo:text-align="justify" fo:line-height="150%" fo:text-indent="0.25in"/>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P525" style:parent-style-name="Normalny" style:family="paragraph">
      <style:paragraph-properties fo:text-align="justify" fo:line-height="150%" fo:text-indent="0.25in"/>
    </style:style>
    <style:style style:name="T526" style:parent-style-name="Domyślnaczcionkaakapitu" style:family="text">
      <style:text-properties fo:background-color="#80FFFF"/>
    </style:style>
    <style:style style:name="P527" style:parent-style-name="Normalny" style:family="paragraph">
      <style:paragraph-properties fo:text-align="justify" fo:line-height="150%"/>
    </style:style>
    <style:style style:name="T528" style:parent-style-name="Domyślnaczcionkaakapitu" style:family="text">
      <style:text-properties style:text-underline-type="single" style:text-underline-style="solid" style:text-underline-width="auto" style:text-underline-mode="continuous"/>
    </style:style>
    <style:style style:name="P529" style:parent-style-name="Normalny" style:family="paragraph">
      <style:paragraph-properties fo:text-align="justify" fo:line-height="150%" fo:text-indent="0.25in"/>
    </style:style>
    <style:style style:name="T530" style:parent-style-name="Domyślnaczcionkaakapitu" style:family="text">
      <style:text-properties fo:background-color="#80FFFF"/>
    </style:style>
    <style:style style:name="P531" style:parent-style-name="Normalny" style:family="paragraph">
      <style:paragraph-properties fo:text-align="justify" fo:line-height="150%" fo:text-indent="0.25in"/>
    </style:style>
    <style:style style:name="P532" style:parent-style-name="Normalny" style:family="paragraph">
      <style:paragraph-properties fo:text-align="justify" fo:line-height="150%"/>
    </style:style>
    <style:style style:name="T533" style:parent-style-name="Domyślnaczcionkaakapitu" style:family="text">
      <style:text-properties style:text-underline-type="single" style:text-underline-style="solid" style:text-underline-width="auto" style:text-underline-mode="continuous"/>
    </style:style>
    <style:style style:name="P534" style:parent-style-name="Normalny" style:family="paragraph">
      <style:paragraph-properties fo:text-align="justify" fo:line-height="150%" fo:text-indent="0.25in"/>
    </style:style>
    <style:style style:name="T535" style:parent-style-name="Domyślnaczcionkaakapitu" style:family="text">
      <style:text-properties fo:background-color="#80FFFF"/>
    </style:style>
    <style:style style:name="P536" style:parent-style-name="Normalny" style:family="paragraph">
      <style:paragraph-properties fo:text-align="justify" fo:line-height="150%"/>
    </style:style>
    <style:style style:name="T537" style:parent-style-name="Domyślnaczcionkaakapitu" style:family="text">
      <style:text-properties style:text-underline-type="single" style:text-underline-style="solid" style:text-underline-width="auto" style:text-underline-mode="continuous"/>
    </style:style>
    <style:style style:name="P538" style:parent-style-name="Normalny" style:family="paragraph">
      <style:paragraph-properties fo:text-align="justify" fo:line-height="150%" fo:text-indent="0.25in"/>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P541" style:parent-style-name="Normalny" style:family="paragraph">
      <style:paragraph-properties fo:text-align="justify" fo:line-height="150%"/>
    </style:style>
    <style:style style:name="T542" style:parent-style-name="Domyślnaczcionkaakapitu" style:family="text">
      <style:text-properties style:text-underline-type="single" style:text-underline-style="solid" style:text-underline-width="auto" style:text-underline-mode="continuous"/>
    </style:style>
    <style:style style:name="T543" style:parent-style-name="Domyślnaczcionkaakapitu" style:family="text">
      <style:text-properties fo:background-color="#80FFFF" style:text-underline-type="single" style:text-underline-style="solid" style:text-underline-width="auto" style:text-underline-mode="continuous"/>
    </style:style>
    <style:style style:name="T544" style:parent-style-name="Domyślnaczcionkaakapitu" style:family="text">
      <style:text-properties style:text-underline-type="single" style:text-underline-style="solid" style:text-underline-width="auto" style:text-underline-mode="continuous"/>
    </style:style>
    <style:style style:name="T545" style:parent-style-name="Domyślnaczcionkaakapitu" style:family="text">
      <style:text-properties fo:background-color="#80FFFF" style:text-underline-type="single" style:text-underline-style="solid" style:text-underline-width="auto" style:text-underline-mode="continuous"/>
    </style:style>
    <style:style style:name="T546" style:parent-style-name="Domyślnaczcionkaakapitu" style:family="text">
      <style:text-properties style:text-underline-type="single" style:text-underline-style="solid" style:text-underline-width="auto" style:text-underline-mode="continuous"/>
    </style:style>
    <style:style style:name="T547" style:parent-style-name="Domyślnaczcionkaakapitu" style:family="text">
      <style:text-properties fo:background-color="#80FFFF" style:text-underline-type="single" style:text-underline-style="solid" style:text-underline-width="auto" style:text-underline-mode="continuous"/>
    </style:style>
    <style:style style:name="T548" style:parent-style-name="Domyślnaczcionkaakapitu" style:family="text">
      <style:text-properties fo:background-color="#80FFFF"/>
    </style:style>
    <style:style style:name="P549" style:parent-style-name="Normalny" style:family="paragraph">
      <style:paragraph-properties fo:text-align="justify" fo:line-height="150%" fo:text-indent="0.25in"/>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P554" style:parent-style-name="Normalny" style:family="paragraph">
      <style:paragraph-properties fo:text-align="justify" fo:line-height="150%" fo:text-indent="0.25in"/>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P558" style:parent-style-name="Normalny" style:family="paragraph">
      <style:paragraph-properties fo:text-align="justify" fo:line-height="150%"/>
    </style:style>
    <style:style style:name="T559" style:parent-style-name="Domyślnaczcionkaakapitu" style:family="text">
      <style:text-properties style:text-underline-type="single" style:text-underline-style="solid" style:text-underline-width="auto" style:text-underline-mode="continuous"/>
    </style:style>
    <style:style style:name="T560" style:parent-style-name="Domyślnaczcionkaakapitu" style:family="text">
      <style:text-properties style:text-underline-type="single" style:text-underline-style="solid" style:text-underline-width="auto" style:text-underline-mode="continuous"/>
    </style:style>
    <style:style style:name="T561" style:parent-style-name="Domyślnaczcionkaakapitu" style:family="text">
      <style:text-properties style:text-underline-type="single" style:text-underline-style="solid" style:text-underline-width="auto" style:text-underline-mode="continuous"/>
    </style:style>
    <style:style style:name="T562" style:parent-style-name="Domyślnaczcionkaakapitu" style:family="text">
      <style:text-properties fo:background-color="#80FFFF" style:text-underline-type="single" style:text-underline-style="solid" style:text-underline-width="auto" style:text-underline-mode="continuous"/>
    </style:style>
    <style:style style:name="P563" style:parent-style-name="Normalny" style:family="paragraph">
      <style:paragraph-properties fo:text-align="justify" fo:line-height="150%" fo:text-indent="0.25in"/>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T568" style:parent-style-name="Domyślnaczcionkaakapitu" style:family="text">
      <style:text-properties fo:background-color="#80FFFF"/>
    </style:style>
    <style:style style:name="P569" style:parent-style-name="Normalny" style:family="paragraph">
      <style:paragraph-properties fo:text-align="justify" fo:line-height="150%" fo:text-indent="0.25in"/>
    </style:style>
    <style:style style:name="T570" style:parent-style-name="Domyślnaczcionkaakapitu" style:family="text">
      <style:text-properties fo:background-color="#80FFFF"/>
    </style:style>
    <style:style style:name="P571" style:parent-style-name="Normalny" style:family="paragraph">
      <style:paragraph-properties fo:text-align="justify" fo:line-height="150%" fo:text-indent="0.25in"/>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P577" style:parent-style-name="Normalny" style:family="paragraph">
      <style:paragraph-properties fo:text-align="justify" fo:line-height="150%" fo:text-indent="0.25in"/>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P582" style:parent-style-name="Normalny" style:family="paragraph">
      <style:paragraph-properties fo:text-align="justify" fo:line-height="150%"/>
    </style:style>
    <style:style style:name="T583" style:parent-style-name="Domyślnaczcionkaakapitu" style:family="text">
      <style:text-properties style:text-underline-type="single" style:text-underline-style="solid" style:text-underline-width="auto" style:text-underline-mode="continuous"/>
    </style:style>
    <style:style style:name="P584" style:parent-style-name="Normalny" style:family="paragraph">
      <style:paragraph-properties fo:text-align="justify" fo:line-height="150%" fo:text-indent="0.25in"/>
    </style:style>
    <style:style style:name="T585" style:parent-style-name="Domyślnaczcionkaakapitu" style:family="text">
      <style:text-properties fo:background-color="#80FFFF"/>
    </style:style>
    <style:style style:name="P586" style:parent-style-name="Normalny" style:family="paragraph">
      <style:paragraph-properties fo:text-align="justify" fo:line-height="150%" fo:text-indent="0.25in"/>
    </style:style>
    <style:style style:name="T587" style:parent-style-name="Domyślnaczcionkaakapitu" style:family="text">
      <style:text-properties fo:background-color="#80FFFF"/>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P590" style:parent-style-name="Normalny" style:family="paragraph">
      <style:paragraph-properties fo:text-align="justify" fo:line-height="150%"/>
    </style:style>
    <style:style style:name="T591" style:parent-style-name="Domyślnaczcionkaakapitu" style:family="text">
      <style:text-properties style:text-underline-type="single" style:text-underline-style="solid" style:text-underline-width="auto" style:text-underline-mode="continuous"/>
    </style:style>
    <style:style style:name="P592" style:parent-style-name="Normalny" style:family="paragraph">
      <style:paragraph-properties fo:text-align="justify" fo:line-height="150%" fo:text-indent="0.25in"/>
    </style:style>
    <style:style style:name="T593" style:parent-style-name="Domyślnaczcionkaakapitu" style:family="text">
      <style:text-properties fo:background-color="#80FFFF"/>
    </style:style>
    <style:style style:name="P594" style:parent-style-name="Normalny" style:family="paragraph">
      <style:paragraph-properties fo:text-align="justify" fo:line-height="150%" fo:text-indent="0.25in"/>
    </style:style>
    <style:style style:name="P595" style:parent-style-name="Normalny" style:family="paragraph">
      <style:paragraph-properties fo:text-align="justify" fo:line-height="150%" fo:text-indent="0.25in"/>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P598" style:parent-style-name="Normalny" style:family="paragraph">
      <style:paragraph-properties fo:text-align="justify" fo:line-height="150%" fo:text-indent="0.25in"/>
    </style:style>
    <style:style style:name="T599" style:parent-style-name="Domyślnaczcionkaakapitu" style:family="text">
      <style:text-properties fo:background-color="#80FFFF"/>
    </style:style>
    <style:style style:name="P600" style:parent-style-name="Normalny" style:family="paragraph">
      <style:paragraph-properties fo:text-align="justify" fo:line-height="150%"/>
    </style:style>
    <style:style style:name="T601" style:parent-style-name="Domyślnaczcionkaakapitu" style:family="text">
      <style:text-properties style:text-underline-type="single" style:text-underline-style="solid" style:text-underline-width="auto" style:text-underline-mode="continuous"/>
    </style:style>
    <style:style style:name="P602" style:parent-style-name="Normalny" style:family="paragraph">
      <style:paragraph-properties fo:text-align="justify" fo:line-height="150%" fo:text-indent="0.25in"/>
    </style:style>
    <style:style style:name="T603" style:parent-style-name="Domyślnaczcionkaakapitu" style:family="text">
      <style:text-properties fo:background-color="#80FFFF"/>
    </style:style>
    <style:style style:name="P604" style:parent-style-name="Normalny" style:family="paragraph">
      <style:paragraph-properties fo:text-align="justify" fo:line-height="150%"/>
    </style:style>
    <style:style style:name="T605" style:parent-style-name="Domyślnaczcionkaakapitu" style:family="text">
      <style:text-properties style:text-underline-type="single" style:text-underline-style="solid" style:text-underline-width="auto" style:text-underline-mode="continuous"/>
    </style:style>
    <style:style style:name="T606" style:parent-style-name="Domyślnaczcionkaakapitu" style:family="text">
      <style:text-properties fo:background-color="#80FFFF" style:text-underline-type="single" style:text-underline-style="solid" style:text-underline-width="auto" style:text-underline-mode="continuous"/>
    </style:style>
    <style:style style:name="T607" style:parent-style-name="Domyślnaczcionkaakapitu" style:family="text">
      <style:text-properties style:text-underline-type="single" style:text-underline-style="solid" style:text-underline-width="auto" style:text-underline-mode="continuous"/>
    </style:style>
    <style:style style:name="P608" style:parent-style-name="Normalny" style:family="paragraph">
      <style:paragraph-properties fo:text-align="justify" fo:line-height="150%" fo:text-indent="0.25in"/>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P611" style:parent-style-name="Normalny" style:family="paragraph">
      <style:paragraph-properties fo:text-align="justify" fo:line-height="150%" fo:text-indent="0.25in"/>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P615" style:parent-style-name="Normalny" style:family="paragraph">
      <style:paragraph-properties fo:text-align="justify" fo:line-height="150%" fo:text-indent="0.25in"/>
    </style:style>
    <style:style style:name="T616" style:parent-style-name="Domyślnaczcionkaakapitu" style:family="text">
      <style:text-properties fo:background-color="#80FFFF"/>
    </style:style>
    <style:style style:name="P617" style:parent-style-name="Normalny" style:family="paragraph">
      <style:paragraph-properties fo:text-align="justify" fo:line-height="150%" fo:text-indent="0.25in"/>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P621" style:parent-style-name="Normalny" style:family="paragraph">
      <style:paragraph-properties fo:text-align="justify" fo:line-height="150%" fo:text-indent="0.25in"/>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P625" style:parent-style-name="Normalny" style:family="paragraph">
      <style:paragraph-properties fo:text-align="justify" fo:line-height="150%" fo:text-indent="0.25in"/>
    </style:style>
    <style:style style:name="T626" style:parent-style-name="Domyślnaczcionkaakapitu" style:family="text">
      <style:text-properties fo:background-color="#80FFFF"/>
    </style:style>
    <style:style style:name="P627" style:parent-style-name="Normalny" style:family="paragraph">
      <style:paragraph-properties fo:text-align="justify" fo:line-height="150%" fo:text-indent="0.25in"/>
    </style:style>
    <style:style style:name="T628" style:parent-style-name="Domyślnaczcionkaakapitu" style:family="text">
      <style:text-properties fo:background-color="#80FFFF"/>
    </style:style>
    <style:style style:name="P629" style:parent-style-name="Normalny" style:family="paragraph">
      <style:paragraph-properties fo:text-align="justify" fo:line-height="150%" fo:text-indent="0.25in"/>
    </style:style>
    <style:style style:name="T630" style:parent-style-name="Domyślnaczcionkaakapitu" style:family="text">
      <style:text-properties fo:background-color="#80FFFF"/>
    </style:style>
    <style:style style:name="T631" style:parent-style-name="Domyślnaczcionkaakapitu" style:family="text">
      <style:text-properties fo:background-color="#80FFFF"/>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P635" style:parent-style-name="Normalny" style:family="paragraph">
      <style:paragraph-properties fo:text-align="justify" fo:line-height="150%" fo:text-indent="0.25in"/>
    </style:style>
    <style:style style:name="T636" style:parent-style-name="Domyślnaczcionkaakapitu" style:family="text">
      <style:text-properties fo:background-color="#80FFFF"/>
    </style:style>
    <style:style style:name="P637" style:parent-style-name="Normalny" style:family="paragraph">
      <style:paragraph-properties fo:text-align="justify" fo:line-height="150%"/>
    </style:style>
    <style:style style:name="T638" style:parent-style-name="Domyślnaczcionkaakapitu" style:family="text">
      <style:text-properties style:text-underline-type="single" style:text-underline-style="solid" style:text-underline-width="auto" style:text-underline-mode="continuous"/>
    </style:style>
    <style:style style:name="P639" style:parent-style-name="Normalny" style:family="paragraph">
      <style:paragraph-properties fo:text-align="justify" fo:line-height="150%" fo:text-indent="0.25in"/>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P643" style:parent-style-name="Normalny" style:family="paragraph">
      <style:paragraph-properties fo:text-align="justify" fo:line-height="150%"/>
    </style:style>
    <style:style style:name="T644" style:parent-style-name="Domyślnaczcionkaakapitu" style:family="text">
      <style:text-properties style:text-underline-type="single" style:text-underline-style="solid" style:text-underline-width="auto" style:text-underline-mode="continuous"/>
    </style:style>
    <style:style style:name="P645" style:parent-style-name="Normalny" style:family="paragraph">
      <style:paragraph-properties fo:text-align="justify" fo:line-height="150%" fo:text-indent="0.25in"/>
    </style:style>
    <style:style style:name="T646" style:parent-style-name="Domyślnaczcionkaakapitu" style:family="text">
      <style:text-properties fo:background-color="#80FFFF"/>
    </style:style>
    <style:style style:name="P647" style:parent-style-name="Normalny" style:family="paragraph">
      <style:paragraph-properties fo:text-align="justify" fo:line-height="150%"/>
    </style:style>
    <style:style style:name="T648" style:parent-style-name="Domyślnaczcionkaakapitu" style:family="text">
      <style:text-properties style:text-underline-type="single" style:text-underline-style="solid" style:text-underline-width="auto" style:text-underline-mode="continuous"/>
    </style:style>
    <style:style style:name="P649" style:parent-style-name="Normalny" style:family="paragraph">
      <style:paragraph-properties fo:text-align="justify" fo:line-height="150%" fo:text-indent="0.25in"/>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P652" style:parent-style-name="Normalny" style:family="paragraph">
      <style:paragraph-properties fo:text-align="justify" fo:line-height="150%"/>
    </style:style>
    <style:style style:name="T653" style:parent-style-name="Domyślnaczcionkaakapitu" style:family="text">
      <style:text-properties style:text-underline-type="single" style:text-underline-style="solid" style:text-underline-width="auto" style:text-underline-mode="continuous"/>
    </style:style>
    <style:style style:name="T654" style:parent-style-name="Domyślnaczcionkaakapitu" style:family="text">
      <style:text-properties fo:background-color="#80FFFF" style:text-underline-type="single" style:text-underline-style="solid" style:text-underline-width="auto" style:text-underline-mode="continuous"/>
    </style:style>
    <style:style style:name="T655" style:parent-style-name="Domyślnaczcionkaakapitu" style:family="text">
      <style:text-properties style:text-underline-type="single" style:text-underline-style="solid" style:text-underline-width="auto" style:text-underline-mode="continuous"/>
    </style:style>
    <style:style style:name="T656" style:parent-style-name="Domyślnaczcionkaakapitu" style:family="text">
      <style:text-properties fo:background-color="#80FFFF" style:text-underline-type="single" style:text-underline-style="solid" style:text-underline-width="auto" style:text-underline-mode="continuous"/>
    </style:style>
    <style:style style:name="T657" style:parent-style-name="Domyślnaczcionkaakapitu" style:family="text">
      <style:text-properties style:text-underline-type="single" style:text-underline-style="solid" style:text-underline-width="auto" style:text-underline-mode="continuous"/>
    </style:style>
    <style:style style:name="T658" style:parent-style-name="Domyślnaczcionkaakapitu" style:family="text">
      <style:text-properties fo:background-color="#80FFFF" style:text-underline-type="single" style:text-underline-style="solid" style:text-underline-width="auto" style:text-underline-mode="continuous"/>
    </style:style>
    <style:style style:name="T659" style:parent-style-name="Domyślnaczcionkaakapitu" style:family="text">
      <style:text-properties style:text-underline-type="single" style:text-underline-style="solid" style:text-underline-width="auto" style:text-underline-mode="continuous"/>
    </style:style>
    <style:style style:name="P660" style:parent-style-name="Normalny" style:family="paragraph">
      <style:paragraph-properties fo:text-align="justify" fo:line-height="150%" fo:text-indent="0.2479in">
        <style:tab-stops>
          <style:tab-stop style:type="left" style:leader-style="solid" style:leader-text="_" style:position="1.1611in"/>
        </style:tab-stops>
      </style:paragraph-properties>
    </style:style>
    <style:style style:name="P661" style:parent-style-name="Normalny" style:family="paragraph">
      <style:paragraph-properties fo:text-align="justify" fo:line-height="150%"/>
    </style:style>
    <style:style style:name="T662" style:parent-style-name="Domyślnaczcionkaakapitu" style:family="text">
      <style:text-properties style:text-underline-type="single" style:text-underline-style="solid" style:text-underline-width="auto" style:text-underline-mode="continuous"/>
    </style:style>
    <style:style style:name="P663" style:parent-style-name="Normalny" style:family="paragraph">
      <style:paragraph-properties fo:text-align="justify" fo:line-height="150%" fo:text-indent="0.25in"/>
    </style:style>
    <style:style style:name="P664" style:parent-style-name="Normalny" style:family="paragraph">
      <style:paragraph-properties fo:text-align="justify" fo:line-height="150%" fo:text-indent="0.25in"/>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P671" style:parent-style-name="Normalny" style:family="paragraph">
      <style:paragraph-properties fo:text-align="justify" fo:line-height="150%" fo:text-indent="0.25in"/>
    </style:style>
    <style:style style:name="T672" style:parent-style-name="Domyślnaczcionkaakapitu" style:family="text">
      <style:text-properties fo:background-color="#80FFFF"/>
    </style:style>
    <style:style style:name="P673" style:parent-style-name="Normalny" style:family="paragraph">
      <style:paragraph-properties fo:text-align="justify" fo:line-height="150%" fo:text-indent="0.25in"/>
    </style:style>
    <style:style style:name="T674" style:parent-style-name="Domyślnaczcionkaakapitu" style:family="text">
      <style:text-properties fo:background-color="#80FFFF"/>
    </style:style>
    <style:style style:name="P675" style:parent-style-name="Normalny" style:family="paragraph">
      <style:paragraph-properties fo:text-align="justify" fo:line-height="150%" fo:text-indent="0.25in"/>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P678" style:parent-style-name="Normalny" style:family="paragraph">
      <style:paragraph-properties fo:text-align="justify" fo:line-height="150%"/>
    </style:style>
    <style:style style:name="T679" style:parent-style-name="Domyślnaczcionkaakapitu" style:family="text">
      <style:text-properties style:text-underline-type="single" style:text-underline-style="solid" style:text-underline-width="auto" style:text-underline-mode="continuous"/>
    </style:style>
    <style:style style:name="T680" style:parent-style-name="Domyślnaczcionkaakapitu" style:family="text">
      <style:text-properties fo:background-color="#80FFFF" style:text-underline-type="single" style:text-underline-style="solid" style:text-underline-width="auto" style:text-underline-mode="continuous"/>
    </style:style>
    <style:style style:name="T681" style:parent-style-name="Domyślnaczcionkaakapitu" style:family="text">
      <style:text-properties style:text-underline-type="single" style:text-underline-style="solid" style:text-underline-width="auto" style:text-underline-mode="continuous"/>
    </style:style>
    <style:style style:name="T682" style:parent-style-name="Domyślnaczcionkaakapitu" style:family="text">
      <style:text-properties fo:background-color="#80FFFF" style:text-underline-type="single" style:text-underline-style="solid" style:text-underline-width="auto" style:text-underline-mode="continuous"/>
    </style:style>
    <style:style style:name="T683" style:parent-style-name="Domyślnaczcionkaakapitu" style:family="text">
      <style:text-properties style:text-underline-type="single" style:text-underline-style="solid" style:text-underline-width="auto" style:text-underline-mode="continuous"/>
    </style:style>
    <style:style style:name="T684" style:parent-style-name="Domyślnaczcionkaakapitu" style:family="text">
      <style:text-properties fo:background-color="#80FFFF" style:text-underline-type="single" style:text-underline-style="solid" style:text-underline-width="auto" style:text-underline-mode="continuous"/>
    </style:style>
    <style:style style:name="T685" style:parent-style-name="Domyślnaczcionkaakapitu" style:family="text">
      <style:text-properties style:text-underline-type="single" style:text-underline-style="solid" style:text-underline-width="auto" style:text-underline-mode="continuous"/>
    </style:style>
    <style:style style:name="T686" style:parent-style-name="Domyślnaczcionkaakapitu" style:family="text">
      <style:text-properties fo:background-color="#80FFFF" style:text-underline-type="single" style:text-underline-style="solid" style:text-underline-width="auto" style:text-underline-mode="continuous"/>
    </style:style>
    <style:style style:name="P687" style:parent-style-name="Normalny" style:family="paragraph">
      <style:paragraph-properties fo:text-align="justify" fo:line-height="150%" fo:text-indent="0.25in"/>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P703" style:parent-style-name="Normalny" style:family="paragraph">
      <style:paragraph-properties fo:text-align="justify" fo:line-height="150%"/>
    </style:style>
    <style:style style:name="T704" style:parent-style-name="Domyślnaczcionkaakapitu" style:family="text">
      <style:text-properties style:text-underline-type="single" style:text-underline-style="solid" style:text-underline-width="auto" style:text-underline-mode="continuous"/>
    </style:style>
    <style:style style:name="P705" style:parent-style-name="Normalny" style:family="paragraph">
      <style:paragraph-properties fo:text-align="justify" fo:line-height="150%" fo:text-indent="0.25in"/>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P708" style:parent-style-name="Normalny" style:family="paragraph">
      <style:paragraph-properties fo:text-align="justify" fo:line-height="150%"/>
    </style:style>
    <style:style style:name="T709" style:parent-style-name="Domyślnaczcionkaakapitu" style:family="text">
      <style:text-properties style:text-underline-type="single" style:text-underline-style="solid" style:text-underline-width="auto" style:text-underline-mode="continuous"/>
    </style:style>
    <style:style style:name="T710" style:parent-style-name="Domyślnaczcionkaakapitu" style:family="text">
      <style:text-properties fo:background-color="#80FFFF" style:text-underline-type="single" style:text-underline-style="solid" style:text-underline-width="auto" style:text-underline-mode="continuous"/>
    </style:style>
    <style:style style:name="T711" style:parent-style-name="Domyślnaczcionkaakapitu" style:family="text">
      <style:text-properties style:text-underline-type="single" style:text-underline-style="solid" style:text-underline-width="auto" style:text-underline-mode="continuous"/>
    </style:style>
    <style:style style:name="T712" style:parent-style-name="Domyślnaczcionkaakapitu" style:family="text">
      <style:text-properties fo:background-color="#80FFFF" style:text-underline-type="single" style:text-underline-style="solid" style:text-underline-width="auto" style:text-underline-mode="continuous"/>
    </style:style>
    <style:style style:name="T713" style:parent-style-name="Domyślnaczcionkaakapitu" style:family="text">
      <style:text-properties fo:background-color="#80FFFF"/>
    </style:style>
    <style:style style:name="P714" style:parent-style-name="Normalny" style:family="paragraph">
      <style:paragraph-properties fo:text-align="justify" fo:line-height="150%" fo:text-indent="0.25in"/>
    </style:style>
    <style:style style:name="T715" style:parent-style-name="Domyślnaczcionkaakapitu" style:family="text">
      <style:text-properties fo:background-color="#80FFFF"/>
    </style:style>
    <style:style style:name="P716" style:parent-style-name="Normalny" style:family="paragraph">
      <style:paragraph-properties fo:text-align="justify" fo:line-height="150%" fo:text-indent="0.25in"/>
    </style:style>
    <style:style style:name="T717" style:parent-style-name="Domyślnaczcionkaakapitu" style:family="text">
      <style:text-properties fo:background-color="#80FFFF"/>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P724" style:parent-style-name="Normalny" style:family="paragraph">
      <style:paragraph-properties fo:text-align="justify" fo:line-height="150%" fo:text-indent="0.25in"/>
    </style:style>
    <style:style style:name="P725" style:parent-style-name="Normalny" style:family="paragraph">
      <style:paragraph-properties fo:text-align="justify" fo:line-height="150%"/>
    </style:style>
    <style:style style:name="T726" style:parent-style-name="Domyślnaczcionkaakapitu" style:family="text">
      <style:text-properties style:text-underline-type="single" style:text-underline-style="solid" style:text-underline-width="auto" style:text-underline-mode="continuous"/>
    </style:style>
    <style:style style:name="P727" style:parent-style-name="Normalny" style:family="paragraph">
      <style:paragraph-properties fo:text-align="justify" fo:line-height="150%" fo:text-indent="0.25in"/>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P731" style:parent-style-name="Normalny" style:family="paragraph">
      <style:paragraph-properties fo:text-align="justify" fo:line-height="150%" fo:text-indent="0.25in"/>
    </style:style>
    <style:style style:name="T732" style:parent-style-name="Domyślnaczcionkaakapitu" style:family="text">
      <style:text-properties fo:background-color="#80FFFF"/>
    </style:style>
    <style:style style:name="P733" style:parent-style-name="Normalny" style:family="paragraph">
      <style:paragraph-properties fo:text-align="justify" fo:line-height="150%" fo:text-indent="0.25in"/>
    </style:style>
    <style:style style:name="T734" style:parent-style-name="Domyślnaczcionkaakapitu" style:family="text">
      <style:text-properties fo:background-color="#80FFFF"/>
    </style:style>
    <style:style style:name="P735" style:parent-style-name="Normalny" style:family="paragraph">
      <style:paragraph-properties fo:text-align="justify" fo:line-height="150%"/>
    </style:style>
    <style:style style:name="T736" style:parent-style-name="Domyślnaczcionkaakapitu" style:family="text">
      <style:text-properties fo:background-color="#80FFFF"/>
    </style:style>
    <style:style style:name="P737" style:parent-style-name="Normalny" style:family="paragraph">
      <style:paragraph-properties fo:text-align="justify" fo:line-height="150%" fo:text-indent="0.25in"/>
    </style:style>
    <style:style style:name="P738" style:parent-style-name="Normalny" style:family="paragraph">
      <style:paragraph-properties fo:text-align="justify" fo:line-height="150%"/>
    </style:style>
    <style:style style:name="T739" style:parent-style-name="Domyślnaczcionkaakapitu" style:family="text">
      <style:text-properties style:text-underline-type="single" style:text-underline-style="solid" style:text-underline-width="auto" style:text-underline-mode="continuous"/>
    </style:style>
    <style:style style:name="T740" style:parent-style-name="Domyślnaczcionkaakapitu" style:family="text">
      <style:text-properties fo:background-color="#80FFFF" style:text-underline-type="single" style:text-underline-style="solid" style:text-underline-width="auto" style:text-underline-mode="continuous"/>
    </style:style>
    <style:style style:name="T741" style:parent-style-name="Domyślnaczcionkaakapitu" style:family="text">
      <style:text-properties style:text-underline-type="single" style:text-underline-style="solid" style:text-underline-width="auto" style:text-underline-mode="continuous"/>
    </style:style>
    <style:style style:name="T742" style:parent-style-name="Domyślnaczcionkaakapitu" style:family="text">
      <style:text-properties fo:background-color="#80FFFF" style:text-underline-type="single" style:text-underline-style="solid" style:text-underline-width="auto" style:text-underline-mode="continuous"/>
    </style:style>
    <style:style style:name="P743" style:parent-style-name="Normalny" style:family="paragraph">
      <style:paragraph-properties fo:text-align="justify" fo:line-height="150%" fo:text-indent="0.25in"/>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P748" style:parent-style-name="Normalny" style:family="paragraph">
      <style:paragraph-properties fo:text-align="justify" fo:line-height="150%" fo:text-indent="0.25in"/>
    </style:style>
    <style:style style:name="T749" style:parent-style-name="Domyślnaczcionkaakapitu" style:family="text">
      <style:text-properties fo:background-color="#80FFFF"/>
    </style:style>
    <style:style style:name="P750" style:parent-style-name="Normalny" style:family="paragraph">
      <style:paragraph-properties fo:text-align="justify" fo:line-height="150%" fo:text-indent="0.25in"/>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P754" style:parent-style-name="Normalny" style:family="paragraph">
      <style:paragraph-properties fo:text-align="justify" fo:line-height="150%" fo:text-indent="0.25in"/>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P760" style:parent-style-name="Normalny" style:family="paragraph">
      <style:paragraph-properties fo:text-align="justify" fo:line-height="150%" fo:text-indent="0.25in"/>
    </style:style>
    <style:style style:name="T761" style:parent-style-name="Domyślnaczcionkaakapitu" style:family="text">
      <style:text-properties fo:background-color="#80FFFF"/>
    </style:style>
    <style:style style:name="P762" style:parent-style-name="Normalny" style:family="paragraph">
      <style:paragraph-properties fo:text-align="justify" fo:line-height="150%" fo:text-indent="0.25in"/>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P765" style:parent-style-name="Normalny" style:family="paragraph">
      <style:paragraph-properties fo:text-align="justify" fo:line-height="150%" fo:text-indent="0.25in"/>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P768" style:parent-style-name="Normalny" style:family="paragraph">
      <style:paragraph-properties fo:text-align="justify" fo:line-height="150%" fo:text-indent="0.25in"/>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P772" style:parent-style-name="Normalny" style:family="paragraph">
      <style:paragraph-properties fo:text-align="justify" fo:line-height="150%" fo:text-indent="0.25in"/>
    </style:style>
    <style:style style:name="T773" style:parent-style-name="Domyślnaczcionkaakapitu" style:family="text">
      <style:text-properties fo:background-color="#80FFFF"/>
    </style:style>
    <style:style style:name="P774" style:parent-style-name="Normalny" style:family="paragraph">
      <style:paragraph-properties fo:text-align="justify" fo:line-height="150%" fo:text-indent="0.25in"/>
    </style:style>
    <style:style style:name="T775" style:parent-style-name="Domyślnaczcionkaakapitu" style:family="text">
      <style:text-properties fo:background-color="#80FFFF"/>
    </style:style>
    <style:style style:name="P776" style:parent-style-name="Normalny" style:family="paragraph">
      <style:paragraph-properties fo:text-align="justify" fo:line-height="150%"/>
    </style:style>
    <style:style style:name="T777" style:parent-style-name="Domyślnaczcionkaakapitu" style:family="text">
      <style:text-properties style:text-underline-type="single" style:text-underline-style="solid" style:text-underline-width="auto" style:text-underline-mode="continuous"/>
    </style:style>
    <style:style style:name="P778" style:parent-style-name="Normalny" style:family="paragraph">
      <style:paragraph-properties fo:text-align="justify" fo:line-height="150%" fo:text-indent="0.25in"/>
    </style:style>
    <style:style style:name="P779" style:parent-style-name="Normalny" style:family="paragraph">
      <style:paragraph-properties fo:text-align="justify" fo:line-height="150%"/>
    </style:style>
    <style:style style:name="T780" style:parent-style-name="Domyślnaczcionkaakapitu" style:family="text">
      <style:text-properties style:text-underline-type="single" style:text-underline-style="solid" style:text-underline-width="auto" style:text-underline-mode="continuous"/>
    </style:style>
    <style:style style:name="P781" style:parent-style-name="Normalny" style:family="paragraph">
      <style:paragraph-properties fo:text-align="justify" fo:line-height="150%" fo:text-indent="0.25in"/>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P784" style:parent-style-name="Normalny" style:family="paragraph">
      <style:paragraph-properties fo:text-align="justify" fo:line-height="150%" fo:text-indent="0.25in"/>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P790" style:parent-style-name="Normalny" style:family="paragraph">
      <style:paragraph-properties fo:text-align="justify" fo:line-height="150%" fo:text-indent="0.25in"/>
    </style:style>
    <style:style style:name="T791" style:parent-style-name="Domyślnaczcionkaakapitu" style:family="text">
      <style:text-properties fo:background-color="#80FFFF"/>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P795" style:parent-style-name="Normalny" style:family="paragraph">
      <style:paragraph-properties fo:text-align="justify" fo:line-height="150%" fo:text-indent="0.25in"/>
    </style:style>
    <style:style style:name="T796" style:parent-style-name="Domyślnaczcionkaakapitu" style:family="text">
      <style:text-properties fo:background-color="#80FFFF"/>
    </style:style>
    <style:style style:name="T797" style:parent-style-name="Domyślnaczcionkaakapitu" style:family="text">
      <style:text-properties fo:background-color="#80FFFF"/>
    </style:style>
    <style:style style:name="T798" style:parent-style-name="Domyślnaczcionkaakapitu" style:family="text">
      <style:text-properties fo:background-color="#80FFFF"/>
    </style:style>
    <style:style style:name="P799" style:parent-style-name="Normalny" style:family="paragraph">
      <style:paragraph-properties fo:text-align="justify" fo:line-height="150%" fo:text-indent="0.25in"/>
    </style:style>
    <style:style style:name="T800" style:parent-style-name="Domyślnaczcionkaakapitu" style:family="text">
      <style:text-properties fo:background-color="#80FFFF"/>
    </style:style>
    <style:style style:name="T801" style:parent-style-name="Domyślnaczcionkaakapitu" style:family="text">
      <style:text-properties fo:background-color="#80FFFF"/>
    </style:style>
    <style:style style:name="T802" style:parent-style-name="Domyślnaczcionkaakapitu" style:family="text">
      <style:text-properties fo:background-color="#80FFFF"/>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T805" style:parent-style-name="Domyślnaczcionkaakapitu" style:family="text">
      <style:text-properties fo:background-color="#80FFFF"/>
    </style:style>
    <style:style style:name="T806" style:parent-style-name="Domyślnaczcionkaakapitu" style:family="text">
      <style:text-properties fo:background-color="#80FFFF"/>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P809" style:parent-style-name="Normalny" style:family="paragraph">
      <style:paragraph-properties fo:text-align="justify" fo:line-height="150%" fo:text-indent="0.25in"/>
    </style:style>
    <style:style style:name="T810" style:parent-style-name="Domyślnaczcionkaakapitu" style:family="text">
      <style:text-properties fo:background-color="#80FFFF"/>
    </style:style>
    <style:style style:name="T811" style:parent-style-name="Domyślnaczcionkaakapitu" style:family="text">
      <style:text-properties fo:background-color="#80FFFF"/>
    </style:style>
    <style:style style:name="T812" style:parent-style-name="Domyślnaczcionkaakapitu" style:family="text">
      <style:text-properties fo:background-color="#80FFFF"/>
    </style:style>
    <style:style style:name="T813" style:parent-style-name="Domyślnaczcionkaakapitu" style:family="text">
      <style:text-properties fo:background-color="#80FFFF"/>
    </style:style>
    <style:style style:name="P814" style:parent-style-name="Normalny" style:family="paragraph">
      <style:paragraph-properties fo:text-align="justify" fo:line-height="150%" fo:text-indent="0.25in"/>
    </style:style>
    <style:style style:name="T815" style:parent-style-name="Domyślnaczcionkaakapitu" style:family="text">
      <style:text-properties fo:background-color="#80FFFF"/>
    </style:style>
    <style:style style:name="T816" style:parent-style-name="Domyślnaczcionkaakapitu" style:family="text">
      <style:text-properties fo:background-color="#80FFFF"/>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T820" style:parent-style-name="Domyślnaczcionkaakapitu" style:family="text">
      <style:text-properties fo:background-color="#80FFFF"/>
    </style:style>
    <style:style style:name="T821" style:parent-style-name="Domyślnaczcionkaakapitu" style:family="text">
      <style:text-properties fo:background-color="#80FFFF"/>
    </style:style>
    <style:style style:name="T822" style:parent-style-name="Domyślnaczcionkaakapitu" style:family="text">
      <style:text-properties fo:background-color="#80FFFF"/>
    </style:style>
    <style:style style:name="P823" style:parent-style-name="Normalny" style:family="paragraph">
      <style:paragraph-properties fo:text-align="justify" fo:line-height="150%" fo:text-indent="0.25in"/>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T832" style:parent-style-name="Domyślnaczcionkaakapitu" style:family="text">
      <style:text-properties fo:background-color="#80FFFF"/>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P843" style:parent-style-name="Normalny" style:family="paragraph">
      <style:paragraph-properties fo:text-align="justify" fo:line-height="150%" fo:text-indent="0.25in"/>
    </style:style>
    <style:style style:name="T844" style:parent-style-name="Domyślnaczcionkaakapitu" style:family="text">
      <style:text-properties fo:background-color="#80FFFF"/>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P848" style:parent-style-name="Normalny" style:family="paragraph">
      <style:paragraph-properties fo:text-align="justify" fo:line-height="150%" fo:text-indent="0.25in"/>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P851" style:parent-style-name="Normalny" style:family="paragraph">
      <style:paragraph-properties fo:text-align="justify" fo:line-height="150%"/>
    </style:style>
    <style:style style:name="T852" style:parent-style-name="Domyślnaczcionkaakapitu" style:family="text">
      <style:text-properties style:text-underline-type="single" style:text-underline-style="solid" style:text-underline-width="auto" style:text-underline-mode="continuous"/>
    </style:style>
    <style:style style:name="P853" style:parent-style-name="Normalny" style:family="paragraph">
      <style:paragraph-properties fo:text-align="justify" fo:line-height="150%" fo:text-indent="0.25in"/>
    </style:style>
    <style:style style:name="T854" style:parent-style-name="Domyślnaczcionkaakapitu" style:family="text">
      <style:text-properties fo:background-color="#80FFFF"/>
    </style:style>
    <style:style style:name="T855" style:parent-style-name="Domyślnaczcionkaakapitu" style:family="text">
      <style:text-properties fo:background-color="#80FFFF"/>
    </style:style>
    <style:style style:name="P856" style:parent-style-name="Normalny" style:family="paragraph">
      <style:paragraph-properties fo:text-align="justify" fo:line-height="150%" fo:text-indent="0.25in"/>
    </style:style>
    <style:style style:name="P857" style:parent-style-name="Normalny" style:family="paragraph">
      <style:paragraph-properties fo:text-align="justify" fo:line-height="150%" fo:text-indent="0.25in"/>
    </style:style>
    <style:style style:name="T858" style:parent-style-name="Domyślnaczcionkaakapitu" style:family="text">
      <style:text-properties fo:background-color="#80FFFF"/>
    </style:style>
    <style:style style:name="T859" style:parent-style-name="Domyślnaczcionkaakapitu" style:family="text">
      <style:text-properties fo:background-color="#80FFFF"/>
    </style:style>
    <style:style style:name="T860" style:parent-style-name="Domyślnaczcionkaakapitu" style:family="text">
      <style:text-properties fo:background-color="#80FFFF"/>
    </style:style>
    <style:style style:name="T861" style:parent-style-name="Domyślnaczcionkaakapitu" style:family="text">
      <style:text-properties fo:background-color="#80FFFF"/>
    </style:style>
    <style:style style:name="P862" style:parent-style-name="Normalny" style:family="paragraph">
      <style:paragraph-properties fo:text-align="justify" fo:line-height="150%"/>
    </style:style>
    <style:style style:name="T863" style:parent-style-name="Domyślnaczcionkaakapitu" style:family="text">
      <style:text-properties style:text-underline-type="single" style:text-underline-style="solid" style:text-underline-width="auto" style:text-underline-mode="continuous"/>
    </style:style>
    <style:style style:name="T864" style:parent-style-name="Domyślnaczcionkaakapitu" style:family="text">
      <style:text-properties fo:background-color="#80FFFF" style:text-underline-type="single" style:text-underline-style="solid" style:text-underline-width="auto" style:text-underline-mode="continuous"/>
    </style:style>
    <style:style style:name="T865" style:parent-style-name="Domyślnaczcionkaakapitu" style:family="text">
      <style:text-properties style:text-underline-type="single" style:text-underline-style="solid" style:text-underline-width="auto" style:text-underline-mode="continuous"/>
    </style:style>
    <style:style style:name="T866" style:parent-style-name="Domyślnaczcionkaakapitu" style:family="text">
      <style:text-properties fo:background-color="#80FFFF" style:text-underline-type="single" style:text-underline-style="solid" style:text-underline-width="auto" style:text-underline-mode="continuous"/>
    </style:style>
    <style:style style:name="T867" style:parent-style-name="Domyślnaczcionkaakapitu" style:family="text">
      <style:text-properties style:text-underline-type="single" style:text-underline-style="solid" style:text-underline-width="auto" style:text-underline-mode="continuous"/>
    </style:style>
    <style:style style:name="T868" style:parent-style-name="Domyślnaczcionkaakapitu" style:family="text">
      <style:text-properties fo:background-color="#80FFFF" style:text-underline-type="single" style:text-underline-style="solid" style:text-underline-width="auto" style:text-underline-mode="continuous"/>
    </style:style>
    <style:style style:name="T869" style:parent-style-name="Domyślnaczcionkaakapitu" style:family="text">
      <style:text-properties style:text-underline-type="single" style:text-underline-style="solid" style:text-underline-width="auto" style:text-underline-mode="continuous"/>
    </style:style>
    <style:style style:name="T870" style:parent-style-name="Domyślnaczcionkaakapitu" style:family="text">
      <style:text-properties fo:background-color="#80FFFF" style:text-underline-type="single" style:text-underline-style="solid" style:text-underline-width="auto" style:text-underline-mode="continuous"/>
    </style:style>
    <style:style style:name="P871" style:parent-style-name="Normalny" style:family="paragraph">
      <style:paragraph-properties fo:text-align="justify" fo:line-height="150%" fo:text-indent="0.25in"/>
    </style:style>
    <style:style style:name="T872" style:parent-style-name="Domyślnaczcionkaakapitu" style:family="text">
      <style:text-properties fo:background-color="#80FFFF"/>
    </style:style>
    <style:style style:name="P873" style:parent-style-name="Normalny" style:family="paragraph">
      <style:paragraph-properties fo:text-align="justify" fo:line-height="150%"/>
    </style:style>
    <style:style style:name="T874" style:parent-style-name="Domyślnaczcionkaakapitu" style:family="text">
      <style:text-properties style:text-underline-type="single" style:text-underline-style="solid" style:text-underline-width="auto" style:text-underline-mode="continuous"/>
    </style:style>
    <style:style style:name="T875" style:parent-style-name="Domyślnaczcionkaakapitu" style:family="text">
      <style:text-properties fo:background-color="#80FFFF" style:text-underline-type="single" style:text-underline-style="solid" style:text-underline-width="auto" style:text-underline-mode="continuous"/>
    </style:style>
    <style:style style:name="T876" style:parent-style-name="Domyślnaczcionkaakapitu" style:family="text">
      <style:text-properties style:text-underline-type="single" style:text-underline-style="solid" style:text-underline-width="auto" style:text-underline-mode="continuous"/>
    </style:style>
    <style:style style:name="P877" style:parent-style-name="Normalny" style:family="paragraph">
      <style:paragraph-properties fo:text-align="justify" fo:line-height="150%" fo:text-indent="0.25in"/>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P881" style:parent-style-name="Normalny" style:family="paragraph">
      <style:paragraph-properties fo:text-align="justify" fo:line-height="150%"/>
    </style:style>
    <style:style style:name="T882" style:parent-style-name="Domyślnaczcionkaakapitu" style:family="text">
      <style:text-properties style:text-underline-type="single" style:text-underline-style="solid" style:text-underline-width="auto" style:text-underline-mode="continuous"/>
    </style:style>
    <style:style style:name="T883" style:parent-style-name="Domyślnaczcionkaakapitu" style:family="text">
      <style:text-properties fo:background-color="#80FFFF" style:text-underline-type="single" style:text-underline-style="solid" style:text-underline-width="auto" style:text-underline-mode="continuous"/>
    </style:style>
    <style:style style:name="T884" style:parent-style-name="Domyślnaczcionkaakapitu" style:family="text">
      <style:text-properties style:text-underline-type="single" style:text-underline-style="solid" style:text-underline-width="auto" style:text-underline-mode="continuous"/>
    </style:style>
    <style:style style:name="T885" style:parent-style-name="Domyślnaczcionkaakapitu" style:family="text">
      <style:text-properties fo:background-color="#80FFFF" style:text-underline-type="single" style:text-underline-style="solid" style:text-underline-width="auto" style:text-underline-mode="continuous"/>
    </style:style>
    <style:style style:name="T886" style:parent-style-name="Domyślnaczcionkaakapitu" style:family="text">
      <style:text-properties style:text-underline-type="single" style:text-underline-style="solid" style:text-underline-width="auto" style:text-underline-mode="continuous"/>
    </style:style>
    <style:style style:name="T887" style:parent-style-name="Domyślnaczcionkaakapitu" style:family="text">
      <style:text-properties fo:background-color="#80FFFF" style:text-underline-type="single" style:text-underline-style="solid" style:text-underline-width="auto" style:text-underline-mode="continuous"/>
    </style:style>
    <style:style style:name="T888" style:parent-style-name="Domyślnaczcionkaakapitu" style:family="text">
      <style:text-properties style:text-underline-type="single" style:text-underline-style="solid" style:text-underline-width="auto" style:text-underline-mode="continuous"/>
    </style:style>
    <style:style style:name="P889" style:parent-style-name="Normalny" style:family="paragraph">
      <style:paragraph-properties fo:text-align="justify" fo:line-height="150%" fo:text-indent="0.25in"/>
    </style:style>
    <style:style style:name="T890" style:parent-style-name="Domyślnaczcionkaakapitu" style:family="text">
      <style:text-properties fo:background-color="#80FFFF"/>
    </style:style>
    <style:style style:name="P891" style:parent-style-name="Normalny" style:family="paragraph">
      <style:paragraph-properties fo:text-align="justify" fo:line-height="150%"/>
    </style:style>
    <style:style style:name="T892" style:parent-style-name="Domyślnaczcionkaakapitu" style:family="text">
      <style:text-properties style:text-underline-type="single" style:text-underline-style="solid" style:text-underline-width="auto" style:text-underline-mode="continuous"/>
    </style:style>
    <style:style style:name="T893" style:parent-style-name="Domyślnaczcionkaakapitu" style:family="text">
      <style:text-properties fo:background-color="#80FFFF" style:text-underline-type="single" style:text-underline-style="solid" style:text-underline-width="auto" style:text-underline-mode="continuous"/>
    </style:style>
    <style:style style:name="T894" style:parent-style-name="Domyślnaczcionkaakapitu" style:family="text">
      <style:text-properties style:text-underline-type="single" style:text-underline-style="solid" style:text-underline-width="auto" style:text-underline-mode="continuous"/>
    </style:style>
    <style:style style:name="T895" style:parent-style-name="Domyślnaczcionkaakapitu" style:family="text">
      <style:text-properties fo:background-color="#80FFFF" style:text-underline-type="single" style:text-underline-style="solid" style:text-underline-width="auto" style:text-underline-mode="continuous"/>
    </style:style>
    <style:style style:name="T896" style:parent-style-name="Domyślnaczcionkaakapitu" style:family="text">
      <style:text-properties style:text-underline-type="single" style:text-underline-style="solid" style:text-underline-width="auto" style:text-underline-mode="continuous"/>
    </style:style>
    <style:style style:name="P897" style:parent-style-name="Normalny" style:family="paragraph">
      <style:paragraph-properties fo:text-align="justify" fo:line-height="150%" fo:text-indent="0.25in"/>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P900" style:parent-style-name="Normalny" style:family="paragraph">
      <style:paragraph-properties fo:text-align="justify" fo:line-height="150%" fo:text-indent="0.25in"/>
    </style:style>
    <style:style style:name="T901" style:parent-style-name="Domyślnaczcionkaakapitu" style:family="text">
      <style:text-properties fo:background-color="#80FFFF"/>
    </style:style>
    <style:style style:name="T902" style:parent-style-name="Domyślnaczcionkaakapitu" style:family="text">
      <style:text-properties fo:background-color="#80FFFF"/>
    </style:style>
    <style:style style:name="P903" style:parent-style-name="Normalny" style:family="paragraph">
      <style:paragraph-properties fo:text-align="justify" fo:line-height="150%" fo:text-indent="0.25in"/>
    </style:style>
    <style:style style:name="T904" style:parent-style-name="Domyślnaczcionkaakapitu" style:family="text">
      <style:text-properties fo:background-color="#80FFFF"/>
    </style:style>
    <style:style style:name="P905" style:parent-style-name="Normalny" style:family="paragraph">
      <style:paragraph-properties fo:text-align="justify" fo:line-height="150%" fo:text-indent="0.25in"/>
    </style:style>
    <style:style style:name="T906" style:parent-style-name="Domyślnaczcionkaakapitu" style:family="text">
      <style:text-properties fo:background-color="#80FFFF"/>
    </style:style>
    <style:style style:name="P907" style:parent-style-name="Normalny" style:family="paragraph">
      <style:paragraph-properties fo:text-align="justify" fo:line-height="150%" fo:text-indent="0.25in"/>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P910" style:parent-style-name="Normalny" style:family="paragraph">
      <style:paragraph-properties fo:text-align="justify" fo:line-height="150%"/>
    </style:style>
    <style:style style:name="T911" style:parent-style-name="Domyślnaczcionkaakapitu" style:family="text">
      <style:text-properties style:text-underline-type="single" style:text-underline-style="solid" style:text-underline-width="auto" style:text-underline-mode="continuous"/>
    </style:style>
    <style:style style:name="P912" style:parent-style-name="Normalny" style:family="paragraph">
      <style:paragraph-properties fo:text-align="justify" fo:line-height="150%" fo:text-indent="0.25in"/>
    </style:style>
    <style:style style:name="T913" style:parent-style-name="Domyślnaczcionkaakapitu" style:family="text">
      <style:text-properties fo:background-color="#80FFFF"/>
    </style:style>
    <style:style style:name="P914" style:parent-style-name="Normalny" style:family="paragraph">
      <style:paragraph-properties fo:text-align="justify" fo:line-height="150%"/>
    </style:style>
    <style:style style:name="T915" style:parent-style-name="Domyślnaczcionkaakapitu" style:family="text">
      <style:text-properties style:text-underline-type="single" style:text-underline-style="solid" style:text-underline-width="auto" style:text-underline-mode="continuous"/>
    </style:style>
    <style:style style:name="P916" style:parent-style-name="Normalny" style:family="paragraph">
      <style:paragraph-properties fo:text-align="justify" fo:line-height="150%" fo:text-indent="0.25in"/>
    </style:style>
    <style:style style:name="T917" style:parent-style-name="Domyślnaczcionkaakapitu" style:family="text">
      <style:text-properties fo:background-color="#80FFFF"/>
    </style:style>
    <style:style style:name="T918" style:parent-style-name="Domyślnaczcionkaakapitu" style:family="text">
      <style:text-properties fo:background-color="#80FFFF"/>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P921" style:parent-style-name="Normalny" style:family="paragraph">
      <style:paragraph-properties fo:text-align="justify" fo:line-height="150%"/>
    </style:style>
    <style:style style:name="T922" style:parent-style-name="Domyślnaczcionkaakapitu" style:family="text">
      <style:text-properties style:text-underline-type="single" style:text-underline-style="solid" style:text-underline-width="auto" style:text-underline-mode="continuous"/>
    </style:style>
    <style:style style:name="T923" style:parent-style-name="Domyślnaczcionkaakapitu" style:family="text">
      <style:text-properties fo:background-color="#80FFFF" style:text-underline-type="single" style:text-underline-style="solid" style:text-underline-width="auto" style:text-underline-mode="continuous"/>
    </style:style>
    <style:style style:name="T924" style:parent-style-name="Domyślnaczcionkaakapitu" style:family="text">
      <style:text-properties style:text-underline-type="single" style:text-underline-style="solid" style:text-underline-width="auto" style:text-underline-mode="continuous"/>
    </style:style>
    <style:style style:name="T925" style:parent-style-name="Domyślnaczcionkaakapitu" style:family="text">
      <style:text-properties fo:background-color="#80FFFF" style:text-underline-type="single" style:text-underline-style="solid" style:text-underline-width="auto" style:text-underline-mode="continuous"/>
    </style:style>
    <style:style style:name="T926" style:parent-style-name="Domyślnaczcionkaakapitu" style:family="text">
      <style:text-properties style:text-underline-type="single" style:text-underline-style="solid" style:text-underline-width="auto" style:text-underline-mode="continuous"/>
    </style:style>
    <style:style style:name="T927" style:parent-style-name="Domyślnaczcionkaakapitu" style:family="text">
      <style:text-properties fo:background-color="#80FFFF" style:text-underline-type="single" style:text-underline-style="solid" style:text-underline-width="auto" style:text-underline-mode="continuous"/>
    </style:style>
    <style:style style:name="P928" style:parent-style-name="Normalny" style:family="paragraph">
      <style:paragraph-properties fo:text-align="justify" fo:line-height="150%" fo:text-indent="0.25in"/>
    </style:style>
    <style:style style:name="T929" style:parent-style-name="Domyślnaczcionkaakapitu" style:family="text">
      <style:text-properties fo:background-color="#80FFFF"/>
    </style:style>
    <style:style style:name="P930" style:parent-style-name="Normalny" style:family="paragraph">
      <style:paragraph-properties fo:text-align="justify" fo:line-height="150%"/>
    </style:style>
    <style:style style:name="T931" style:parent-style-name="Domyślnaczcionkaakapitu" style:family="text">
      <style:text-properties style:text-underline-type="single" style:text-underline-style="solid" style:text-underline-width="auto" style:text-underline-mode="continuous"/>
    </style:style>
    <style:style style:name="P932" style:parent-style-name="Normalny" style:family="paragraph">
      <style:paragraph-properties fo:text-align="justify" fo:line-height="150%" fo:text-indent="0.25in"/>
    </style:style>
    <style:style style:name="T933" style:parent-style-name="Domyślnaczcionkaakapitu" style:family="text">
      <style:text-properties fo:background-color="#80FFFF"/>
    </style:style>
    <style:style style:name="T934" style:parent-style-name="Domyślnaczcionkaakapitu" style:family="text">
      <style:text-properties fo:background-color="#80FFFF"/>
    </style:style>
    <style:style style:name="T935" style:parent-style-name="Domyślnaczcionkaakapitu" style:family="text">
      <style:text-properties fo:background-color="#80FFFF"/>
    </style:style>
    <style:style style:name="P936" style:parent-style-name="Normalny" style:family="paragraph">
      <style:paragraph-properties fo:text-align="justify" fo:line-height="150%" fo:text-indent="0.25in"/>
    </style:style>
    <style:style style:name="T937" style:parent-style-name="Domyślnaczcionkaakapitu" style:family="text">
      <style:text-properties fo:background-color="#80FFFF"/>
    </style:style>
    <style:style style:name="P938" style:parent-style-name="Normalny" style:family="paragraph">
      <style:paragraph-properties fo:text-align="justify" fo:line-height="150%"/>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P941" style:parent-style-name="Normalny" style:family="paragraph">
      <style:paragraph-properties fo:text-align="justify" fo:line-height="150%" fo:text-indent="0.25in"/>
    </style:style>
    <style:style style:name="P942" style:parent-style-name="Normalny" style:family="paragraph">
      <style:paragraph-properties fo:text-align="justify" fo:line-height="150%" fo:text-indent="0.25in"/>
    </style:style>
    <style:style style:name="T943" style:parent-style-name="Domyślnaczcionkaakapitu" style:family="text">
      <style:text-properties fo:background-color="#80FFFF"/>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P948" style:parent-style-name="Normalny" style:family="paragraph">
      <style:paragraph-properties fo:text-align="justify" fo:line-height="150%"/>
    </style:style>
    <style:style style:name="T949" style:parent-style-name="Domyślnaczcionkaakapitu" style:family="text">
      <style:text-properties style:text-underline-type="single" style:text-underline-style="solid" style:text-underline-width="auto" style:text-underline-mode="continuous"/>
    </style:style>
    <style:style style:name="P950" style:parent-style-name="Normalny" style:family="paragraph">
      <style:paragraph-properties fo:text-align="justify" fo:line-height="150%" fo:text-indent="0.25in"/>
    </style:style>
    <style:style style:name="P951" style:parent-style-name="Normalny" style:family="paragraph">
      <style:paragraph-properties fo:text-align="justify" fo:line-height="150%"/>
    </style:style>
    <style:style style:name="T952" style:parent-style-name="Domyślnaczcionkaakapitu" style:family="text">
      <style:text-properties style:text-underline-type="single" style:text-underline-style="solid" style:text-underline-width="auto" style:text-underline-mode="continuous"/>
    </style:style>
    <style:style style:name="P953" style:parent-style-name="Normalny" style:family="paragraph">
      <style:paragraph-properties fo:text-align="justify" fo:line-height="150%" fo:text-indent="0.25in"/>
    </style:style>
    <style:style style:name="P954" style:parent-style-name="Normalny" style:family="paragraph">
      <style:paragraph-properties fo:text-align="justify" fo:line-height="150%"/>
    </style:style>
    <style:style style:name="T955" style:parent-style-name="Domyślnaczcionkaakapitu" style:family="text">
      <style:text-properties style:text-underline-type="single" style:text-underline-style="solid" style:text-underline-width="auto" style:text-underline-mode="continuous"/>
    </style:style>
    <style:style style:name="T956" style:parent-style-name="Domyślnaczcionkaakapitu" style:family="text">
      <style:text-properties fo:background-color="#80FFFF" style:text-underline-type="single" style:text-underline-style="solid" style:text-underline-width="auto" style:text-underline-mode="continuous"/>
    </style:style>
    <style:style style:name="T957" style:parent-style-name="Domyślnaczcionkaakapitu" style:family="text">
      <style:text-properties fo:background-color="#80FFFF"/>
    </style:style>
    <style:style style:name="P958" style:parent-style-name="Normalny" style:family="paragraph">
      <style:paragraph-properties fo:text-align="justify" fo:line-height="150%" fo:text-indent="0.25in"/>
    </style:style>
    <style:style style:name="P959" style:parent-style-name="Normalny" style:family="paragraph">
      <style:paragraph-properties fo:text-align="justify" fo:line-height="150%" fo:text-indent="0.25in"/>
    </style:style>
    <style:style style:name="T960" style:parent-style-name="Domyślnaczcionkaakapitu" style:family="text">
      <style:text-properties fo:background-color="#80FFFF"/>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P963" style:parent-style-name="Normalny" style:family="paragraph">
      <style:paragraph-properties fo:text-align="justify" fo:line-height="150%" fo:text-indent="0.25in"/>
    </style:style>
    <style:style style:name="T964" style:parent-style-name="Domyślnaczcionkaakapitu" style:family="text">
      <style:text-properties fo:background-color="#80FFFF"/>
    </style:style>
    <style:style style:name="P965" style:parent-style-name="Normalny" style:family="paragraph">
      <style:paragraph-properties fo:text-align="justify" fo:line-height="150%"/>
    </style:style>
    <style:style style:name="T966" style:parent-style-name="Domyślnaczcionkaakapitu" style:family="text">
      <style:text-properties style:text-underline-type="single" style:text-underline-style="solid" style:text-underline-width="auto" style:text-underline-mode="continuous"/>
    </style:style>
    <style:style style:name="P967" style:parent-style-name="Normalny" style:family="paragraph">
      <style:paragraph-properties fo:text-align="justify" fo:line-height="150%" fo:text-indent="0.25in"/>
    </style:style>
    <style:style style:name="P968" style:parent-style-name="Normalny" style:family="paragraph">
      <style:paragraph-properties fo:text-align="justify" fo:line-height="150%"/>
    </style:style>
    <style:style style:name="T969" style:parent-style-name="Domyślnaczcionkaakapitu" style:family="text">
      <style:text-properties style:text-underline-type="single" style:text-underline-style="solid" style:text-underline-width="auto" style:text-underline-mode="continuous"/>
    </style:style>
    <style:style style:name="P970" style:parent-style-name="Normalny" style:family="paragraph">
      <style:paragraph-properties fo:text-align="justify" fo:line-height="150%" fo:text-indent="0.25in"/>
    </style:style>
    <style:style style:name="T971" style:parent-style-name="Domyślnaczcionkaakapitu" style:family="text">
      <style:text-properties fo:background-color="#80FFFF"/>
    </style:style>
    <style:style style:name="P972" style:parent-style-name="Normalny" style:family="paragraph">
      <style:paragraph-properties fo:text-align="justify" fo:line-height="150%" fo:text-indent="0.25in"/>
    </style:style>
    <style:style style:name="T973" style:parent-style-name="Domyślnaczcionkaakapitu" style:family="text">
      <style:text-properties fo:background-color="#80FFFF"/>
    </style:style>
    <style:style style:name="P974" style:parent-style-name="Normalny" style:family="paragraph">
      <style:paragraph-properties fo:text-align="justify" fo:line-height="150%"/>
    </style:style>
    <style:style style:name="P975" style:parent-style-name="Normalny" style:family="paragraph">
      <style:paragraph-properties fo:text-align="justify" fo:line-height="150%" fo:text-indent="0.25in"/>
    </style:style>
    <style:style style:name="P976" style:parent-style-name="Normalny" style:family="paragraph">
      <style:paragraph-properties fo:text-align="justify" fo:line-height="150%"/>
    </style:style>
    <style:style style:name="T977" style:parent-style-name="Domyślnaczcionkaakapitu" style:family="text">
      <style:text-properties style:text-underline-type="single" style:text-underline-style="solid" style:text-underline-width="auto" style:text-underline-mode="continuous"/>
    </style:style>
    <style:style style:name="T978" style:parent-style-name="Domyślnaczcionkaakapitu" style:family="text">
      <style:text-properties fo:background-color="#80FFFF" style:text-underline-type="single" style:text-underline-style="solid" style:text-underline-width="auto" style:text-underline-mode="continuous"/>
    </style:style>
    <style:style style:name="T979" style:parent-style-name="Domyślnaczcionkaakapitu" style:family="text">
      <style:text-properties style:text-underline-type="single" style:text-underline-style="solid" style:text-underline-width="auto" style:text-underline-mode="continuous"/>
    </style:style>
    <style:style style:name="T980" style:parent-style-name="Domyślnaczcionkaakapitu" style:family="text">
      <style:text-properties fo:background-color="#80FFFF" style:text-underline-type="single" style:text-underline-style="solid" style:text-underline-width="auto" style:text-underline-mode="continuous"/>
    </style:style>
    <style:style style:name="T981" style:parent-style-name="Domyślnaczcionkaakapitu" style:family="text">
      <style:text-properties style:text-underline-type="single" style:text-underline-style="solid" style:text-underline-width="auto" style:text-underline-mode="continuous"/>
    </style:style>
    <style:style style:name="T982" style:parent-style-name="Domyślnaczcionkaakapitu" style:family="text">
      <style:text-properties fo:background-color="#80FFFF" style:text-underline-type="single" style:text-underline-style="solid" style:text-underline-width="auto" style:text-underline-mode="continuous"/>
    </style:style>
    <style:style style:name="T983" style:parent-style-name="Domyślnaczcionkaakapitu" style:family="text">
      <style:text-properties style:text-underline-type="single" style:text-underline-style="solid" style:text-underline-width="auto" style:text-underline-mode="continuous"/>
    </style:style>
    <style:style style:name="T984" style:parent-style-name="Domyślnaczcionkaakapitu" style:family="text">
      <style:text-properties fo:background-color="#80FFFF" style:text-underline-type="single" style:text-underline-style="solid" style:text-underline-width="auto" style:text-underline-mode="continuous"/>
    </style:style>
    <style:style style:name="T985" style:parent-style-name="Domyślnaczcionkaakapitu" style:family="text">
      <style:text-properties style:text-underline-type="single" style:text-underline-style="solid" style:text-underline-width="auto" style:text-underline-mode="continuous"/>
    </style:style>
    <style:style style:name="T986" style:parent-style-name="Domyślnaczcionkaakapitu" style:family="text">
      <style:text-properties fo:background-color="#80FFFF" style:text-underline-type="single" style:text-underline-style="solid" style:text-underline-width="auto" style:text-underline-mode="continuous"/>
    </style:style>
    <style:style style:name="T987" style:parent-style-name="Domyślnaczcionkaakapitu" style:family="text">
      <style:text-properties fo:background-color="#80FFFF"/>
    </style:style>
    <style:style style:name="P988" style:parent-style-name="Normalny" style:family="paragraph">
      <style:paragraph-properties fo:text-align="justify" fo:line-height="150%" fo:text-indent="0.25in"/>
    </style:style>
    <style:style style:name="T989" style:parent-style-name="Domyślnaczcionkaakapitu" style:family="text">
      <style:text-properties fo:background-color="#80FFFF"/>
    </style:style>
    <style:style style:name="T990" style:parent-style-name="Domyślnaczcionkaakapitu" style:family="text">
      <style:text-properties fo:background-color="#80FFFF"/>
    </style:style>
    <style:style style:name="P991" style:parent-style-name="Normalny" style:family="paragraph">
      <style:paragraph-properties fo:text-align="justify" fo:line-height="150%" fo:text-indent="0.25in"/>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P994" style:parent-style-name="Normalny" style:family="paragraph">
      <style:paragraph-properties fo:text-align="justify" fo:line-height="150%"/>
    </style:style>
    <style:style style:name="T995" style:parent-style-name="Domyślnaczcionkaakapitu" style:family="text">
      <style:text-properties style:text-underline-type="single" style:text-underline-style="solid" style:text-underline-width="auto" style:text-underline-mode="continuous"/>
    </style:style>
    <style:style style:name="T996" style:parent-style-name="Domyślnaczcionkaakapitu" style:family="text">
      <style:text-properties fo:background-color="#80FFFF" style:text-underline-type="single" style:text-underline-style="solid" style:text-underline-width="auto" style:text-underline-mode="continuous"/>
    </style:style>
    <style:style style:name="T997" style:parent-style-name="Domyślnaczcionkaakapitu" style:family="text">
      <style:text-properties style:text-underline-type="single" style:text-underline-style="solid" style:text-underline-width="auto" style:text-underline-mode="continuous"/>
    </style:style>
    <style:style style:name="T998" style:parent-style-name="Domyślnaczcionkaakapitu" style:family="text">
      <style:text-properties fo:background-color="#80FFFF" style:text-underline-type="single" style:text-underline-style="solid" style:text-underline-width="auto" style:text-underline-mode="continuous"/>
    </style:style>
    <style:style style:name="T999" style:parent-style-name="Domyślnaczcionkaakapitu" style:family="text">
      <style:text-properties fo:background-color="#80FFFF"/>
    </style:style>
    <style:style style:name="P1000" style:parent-style-name="Normalny" style:family="paragraph">
      <style:paragraph-properties fo:text-align="justify" fo:line-height="150%" fo:text-indent="0.25in"/>
    </style:style>
    <style:style style:name="T1001" style:parent-style-name="Domyślnaczcionkaakapitu" style:family="text">
      <style:text-properties fo:background-color="#80FFFF"/>
    </style:style>
    <style:style style:name="P1002" style:parent-style-name="Normalny" style:family="paragraph">
      <style:paragraph-properties fo:text-align="justify" fo:line-height="150%"/>
    </style:style>
    <style:style style:name="T1003" style:parent-style-name="Domyślnaczcionkaakapitu" style:family="text">
      <style:text-properties style:text-underline-type="single" style:text-underline-style="solid" style:text-underline-width="auto" style:text-underline-mode="continuous"/>
    </style:style>
    <style:style style:name="T1004" style:parent-style-name="Domyślnaczcionkaakapitu" style:family="text">
      <style:text-properties fo:background-color="#80FFFF" style:text-underline-type="single" style:text-underline-style="solid" style:text-underline-width="auto" style:text-underline-mode="continuous"/>
    </style:style>
    <style:style style:name="T1005" style:parent-style-name="Domyślnaczcionkaakapitu" style:family="text">
      <style:text-properties style:text-underline-type="single" style:text-underline-style="solid" style:text-underline-width="auto" style:text-underline-mode="continuous"/>
    </style:style>
    <style:style style:name="T1006" style:parent-style-name="Domyślnaczcionkaakapitu" style:family="text">
      <style:text-properties fo:background-color="#80FFFF" style:text-underline-type="single" style:text-underline-style="solid" style:text-underline-width="auto" style:text-underline-mode="continuous"/>
    </style:style>
    <style:style style:name="T1007" style:parent-style-name="Domyślnaczcionkaakapitu" style:family="text">
      <style:text-properties style:text-underline-type="single" style:text-underline-style="solid" style:text-underline-width="auto" style:text-underline-mode="continuous"/>
    </style:style>
    <style:style style:name="P1008" style:parent-style-name="Normalny" style:family="paragraph">
      <style:paragraph-properties fo:text-align="justify" fo:line-height="150%" fo:text-indent="0.25in"/>
    </style:style>
    <style:style style:name="T1009" style:parent-style-name="Domyślnaczcionkaakapitu" style:family="text">
      <style:text-properties fo:background-color="#80FFFF"/>
    </style:style>
    <style:style style:name="P1010" style:parent-style-name="Normalny" style:family="paragraph">
      <style:paragraph-properties fo:text-align="justify" fo:line-height="150%" fo:text-indent="0.25in"/>
    </style:style>
    <style:style style:name="P1011" style:parent-style-name="Normalny" style:family="paragraph">
      <style:paragraph-properties fo:text-align="justify" fo:line-height="150%"/>
    </style:style>
    <style:style style:name="T1012" style:parent-style-name="Domyślnaczcionkaakapitu" style:family="text">
      <style:text-properties style:text-underline-type="single" style:text-underline-style="solid" style:text-underline-width="auto" style:text-underline-mode="continuous"/>
    </style:style>
    <style:style style:name="T1013" style:parent-style-name="Domyślnaczcionkaakapitu" style:family="text">
      <style:text-properties fo:background-color="#80FFFF" style:text-underline-type="single" style:text-underline-style="solid" style:text-underline-width="auto" style:text-underline-mode="continuous"/>
    </style:style>
    <style:style style:name="T1014" style:parent-style-name="Domyślnaczcionkaakapitu" style:family="text">
      <style:text-properties style:text-underline-type="single" style:text-underline-style="solid" style:text-underline-width="auto" style:text-underline-mode="continuous"/>
    </style:style>
    <style:style style:name="T1015" style:parent-style-name="Domyślnaczcionkaakapitu" style:family="text">
      <style:text-properties fo:background-color="#80FFFF" style:text-underline-type="single" style:text-underline-style="solid" style:text-underline-width="auto" style:text-underline-mode="continuous"/>
    </style:style>
    <style:style style:name="P1016" style:parent-style-name="Normalny" style:family="paragraph">
      <style:paragraph-properties fo:text-align="justify" fo:line-height="150%" fo:text-indent="0.25in"/>
    </style:style>
    <style:style style:name="P1017" style:parent-style-name="Normalny" style:family="paragraph">
      <style:paragraph-properties fo:text-align="justify" fo:line-height="150%"/>
    </style:style>
    <style:style style:name="T1018" style:parent-style-name="Domyślnaczcionkaakapitu" style:family="text">
      <style:text-properties style:text-underline-type="single" style:text-underline-style="solid" style:text-underline-width="auto" style:text-underline-mode="continuous"/>
    </style:style>
    <style:style style:name="P1019" style:parent-style-name="Normalny" style:family="paragraph">
      <style:paragraph-properties fo:text-align="justify" fo:line-height="150%" fo:text-indent="0.25in"/>
    </style:style>
    <style:style style:name="P1020" style:parent-style-name="Normalny" style:family="paragraph">
      <style:paragraph-properties fo:text-align="justify" fo:line-height="150%"/>
    </style:style>
    <style:style style:name="T1021" style:parent-style-name="Domyślnaczcionkaakapitu" style:family="text">
      <style:text-properties style:text-underline-type="single" style:text-underline-style="solid" style:text-underline-width="auto" style:text-underline-mode="continuous"/>
    </style:style>
    <style:style style:name="T1022" style:parent-style-name="Domyślnaczcionkaakapitu" style:family="text">
      <style:text-properties fo:background-color="#80FFFF" style:text-underline-type="single" style:text-underline-style="solid" style:text-underline-width="auto" style:text-underline-mode="continuous"/>
    </style:style>
    <style:style style:name="P1023" style:parent-style-name="Normalny" style:family="paragraph">
      <style:paragraph-properties fo:text-align="justify" fo:line-height="150%" fo:text-indent="0.25in"/>
    </style:style>
    <style:style style:name="P1024" style:parent-style-name="Normalny" style:family="paragraph">
      <style:paragraph-properties fo:text-align="justify" fo:line-height="150%"/>
    </style:style>
    <style:style style:name="T1025" style:parent-style-name="Domyślnaczcionkaakapitu" style:family="text">
      <style:text-properties style:text-underline-type="single" style:text-underline-style="solid" style:text-underline-width="auto" style:text-underline-mode="continuous"/>
    </style:style>
    <style:style style:name="T1026" style:parent-style-name="Domyślnaczcionkaakapitu" style:family="text">
      <style:text-properties fo:background-color="#80FFFF" style:text-underline-type="single" style:text-underline-style="solid" style:text-underline-width="auto" style:text-underline-mode="continuous"/>
    </style:style>
    <style:style style:name="T1027" style:parent-style-name="Domyślnaczcionkaakapitu" style:family="text">
      <style:text-properties style:text-underline-type="single" style:text-underline-style="solid" style:text-underline-width="auto" style:text-underline-mode="continuous"/>
    </style:style>
    <style:style style:name="T1028" style:parent-style-name="Domyślnaczcionkaakapitu" style:family="text">
      <style:text-properties fo:background-color="#80FFFF" style:text-underline-type="single" style:text-underline-style="solid" style:text-underline-width="auto" style:text-underline-mode="continuous"/>
    </style:style>
    <style:style style:name="T1029" style:parent-style-name="Domyślnaczcionkaakapitu" style:family="text">
      <style:text-properties style:text-underline-type="single" style:text-underline-style="solid" style:text-underline-width="auto" style:text-underline-mode="continuous"/>
    </style:style>
    <style:style style:name="T1030" style:parent-style-name="Domyślnaczcionkaakapitu" style:family="text">
      <style:text-properties fo:background-color="#80FFFF" style:text-underline-type="single" style:text-underline-style="solid" style:text-underline-width="auto" style:text-underline-mode="continuous"/>
    </style:style>
    <style:style style:name="P1031" style:parent-style-name="Normalny" style:family="paragraph">
      <style:paragraph-properties fo:text-align="justify" fo:line-height="150%" fo:text-indent="0.25in"/>
    </style:style>
    <style:style style:name="P1032" style:parent-style-name="Normalny" style:family="paragraph">
      <style:paragraph-properties fo:text-align="justify" fo:line-height="150%"/>
    </style:style>
    <style:style style:name="T1033" style:parent-style-name="Domyślnaczcionkaakapitu" style:family="text">
      <style:text-properties style:text-underline-type="single" style:text-underline-style="solid" style:text-underline-width="auto" style:text-underline-mode="continuous"/>
    </style:style>
    <style:style style:name="T1034" style:parent-style-name="Domyślnaczcionkaakapitu" style:family="text">
      <style:text-properties fo:background-color="#80FFFF" style:text-underline-type="single" style:text-underline-style="solid" style:text-underline-width="auto" style:text-underline-mode="continuous"/>
    </style:style>
    <style:style style:name="P1035" style:parent-style-name="Normalny" style:family="paragraph">
      <style:paragraph-properties fo:text-align="justify" fo:line-height="150%" fo:text-indent="0.25in"/>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P1039" style:parent-style-name="Normalny" style:family="paragraph">
      <style:paragraph-properties fo:text-align="justify" fo:line-height="150%"/>
    </style:style>
    <style:style style:name="T1040" style:parent-style-name="Domyślnaczcionkaakapitu" style:family="text">
      <style:text-properties style:text-underline-type="single" style:text-underline-style="solid" style:text-underline-width="auto" style:text-underline-mode="continuous"/>
    </style:style>
    <style:style style:name="T1041" style:parent-style-name="Domyślnaczcionkaakapitu" style:family="text">
      <style:text-properties fo:background-color="#80FFFF" style:text-underline-type="single" style:text-underline-style="solid" style:text-underline-width="auto" style:text-underline-mode="continuous"/>
    </style:style>
    <style:style style:name="T1042" style:parent-style-name="Domyślnaczcionkaakapitu" style:family="text">
      <style:text-properties style:text-underline-type="single" style:text-underline-style="solid" style:text-underline-width="auto" style:text-underline-mode="continuous"/>
    </style:style>
    <style:style style:name="P1043" style:parent-style-name="Normalny" style:family="paragraph">
      <style:paragraph-properties fo:text-align="justify" fo:line-height="150%" fo:text-indent="0.25in"/>
    </style:style>
    <style:style style:name="P1044" style:parent-style-name="Normalny" style:family="paragraph">
      <style:paragraph-properties fo:text-align="justify" fo:line-height="150%"/>
    </style:style>
    <style:style style:name="T1045" style:parent-style-name="Domyślnaczcionkaakapitu" style:family="text">
      <style:text-properties style:text-underline-type="single" style:text-underline-style="solid" style:text-underline-width="auto" style:text-underline-mode="continuous"/>
    </style:style>
    <style:style style:name="P1046" style:parent-style-name="Normalny" style:family="paragraph">
      <style:paragraph-properties fo:text-align="justify" fo:line-height="150%" fo:text-indent="0.25in"/>
    </style:style>
    <style:style style:name="P1047" style:parent-style-name="Normalny" style:family="paragraph">
      <style:paragraph-properties fo:text-align="justify" fo:line-height="150%"/>
    </style:style>
    <style:style style:name="T1048" style:parent-style-name="Domyślnaczcionkaakapitu" style:family="text">
      <style:text-properties style:text-underline-type="single" style:text-underline-style="solid" style:text-underline-width="auto" style:text-underline-mode="continuous"/>
    </style:style>
    <style:style style:name="T1049" style:parent-style-name="Domyślnaczcionkaakapitu" style:family="text">
      <style:text-properties fo:background-color="#80FFFF" style:text-underline-type="single" style:text-underline-style="solid" style:text-underline-width="auto" style:text-underline-mode="continuous"/>
    </style:style>
    <style:style style:name="T1050" style:parent-style-name="Domyślnaczcionkaakapitu" style:family="text">
      <style:text-properties style:text-underline-type="single" style:text-underline-style="solid" style:text-underline-width="auto" style:text-underline-mode="continuous"/>
    </style:style>
    <style:style style:name="T1051" style:parent-style-name="Domyślnaczcionkaakapitu" style:family="text">
      <style:text-properties fo:background-color="#80FFFF" style:text-underline-type="single" style:text-underline-style="solid" style:text-underline-width="auto" style:text-underline-mode="continuous"/>
    </style:style>
    <style:style style:name="P1052" style:parent-style-name="Normalny" style:family="paragraph">
      <style:paragraph-properties fo:text-align="justify" fo:line-height="150%" fo:text-indent="0.25in"/>
    </style:style>
    <style:style style:name="T1053" style:parent-style-name="Domyślnaczcionkaakapitu" style:family="text">
      <style:text-properties fo:background-color="#80FFFF"/>
    </style:style>
    <style:style style:name="P1054" style:parent-style-name="Normalny" style:family="paragraph">
      <style:paragraph-properties fo:text-align="justify" fo:line-height="150%" fo:text-indent="0.25in"/>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T1057" style:parent-style-name="Domyślnaczcionkaakapitu" style:family="text">
      <style:text-properties fo:background-color="#80FFFF"/>
    </style:style>
    <style:style style:name="P1058" style:parent-style-name="Normalny" style:family="paragraph">
      <style:paragraph-properties fo:text-align="justify" fo:line-height="150%"/>
    </style:style>
    <style:style style:name="T1059" style:parent-style-name="Domyślnaczcionkaakapitu" style:family="text">
      <style:text-properties style:text-underline-type="single" style:text-underline-style="solid" style:text-underline-width="auto" style:text-underline-mode="continuous"/>
    </style:style>
    <style:style style:name="P1060" style:parent-style-name="Normalny" style:family="paragraph">
      <style:paragraph-properties fo:text-align="justify" fo:line-height="150%" fo:text-indent="0.25in"/>
    </style:style>
    <style:style style:name="P1061" style:parent-style-name="Normalny" style:family="paragraph">
      <style:paragraph-properties fo:text-align="justify" fo:line-height="150%"/>
    </style:style>
    <style:style style:name="T1062" style:parent-style-name="Domyślnaczcionkaakapitu" style:family="text">
      <style:text-properties style:text-underline-type="single" style:text-underline-style="solid" style:text-underline-width="auto" style:text-underline-mode="continuous"/>
    </style:style>
    <style:style style:name="T1063" style:parent-style-name="Domyślnaczcionkaakapitu" style:family="text">
      <style:text-properties fo:background-color="#80FFFF" style:text-underline-type="single" style:text-underline-style="solid" style:text-underline-width="auto" style:text-underline-mode="continuous"/>
    </style:style>
    <style:style style:name="P1064" style:parent-style-name="Normalny" style:family="paragraph">
      <style:paragraph-properties fo:text-align="justify" fo:line-height="150%" fo:text-indent="0.25in"/>
    </style:style>
    <style:style style:name="T1065" style:parent-style-name="Domyślnaczcionkaakapitu" style:family="text">
      <style:text-properties fo:background-color="#80FFFF"/>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T1072" style:parent-style-name="Domyślnaczcionkaakapitu" style:family="text">
      <style:text-properties fo:background-color="#80FFFF"/>
    </style:style>
    <style:style style:name="P1073" style:parent-style-name="Normalny" style:family="paragraph">
      <style:paragraph-properties fo:text-align="justify" fo:line-height="150%" fo:text-indent="0.25in"/>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P1076" style:parent-style-name="Normalny" style:family="paragraph">
      <style:paragraph-properties fo:text-align="justify" fo:line-height="150%"/>
    </style:style>
    <style:style style:name="T1077" style:parent-style-name="Domyślnaczcionkaakapitu" style:family="text">
      <style:text-properties style:text-underline-type="single" style:text-underline-style="solid" style:text-underline-width="auto" style:text-underline-mode="continuous"/>
    </style:style>
    <style:style style:name="P1078" style:parent-style-name="Normalny" style:family="paragraph">
      <style:paragraph-properties fo:text-align="justify" fo:line-height="150%" fo:text-indent="0.25in"/>
    </style:style>
    <style:style style:name="P1079" style:parent-style-name="Normalny" style:family="paragraph">
      <style:paragraph-properties fo:text-align="justify" fo:line-height="150%"/>
    </style:style>
    <style:style style:name="T1080" style:parent-style-name="Domyślnaczcionkaakapitu" style:family="text">
      <style:text-properties style:text-underline-type="single" style:text-underline-style="solid" style:text-underline-width="auto" style:text-underline-mode="continuous"/>
    </style:style>
    <style:style style:name="P1081" style:parent-style-name="Normalny" style:family="paragraph">
      <style:paragraph-properties fo:text-align="justify" fo:line-height="150%" fo:text-indent="0.25in"/>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T1085" style:parent-style-name="Domyślnaczcionkaakapitu" style:family="text">
      <style:text-properties fo:background-color="#80FFFF"/>
    </style:style>
    <style:style style:name="T1086" style:parent-style-name="Domyślnaczcionkaakapitu" style:family="text">
      <style:text-properties fo:background-color="#80FFFF"/>
    </style:style>
    <style:style style:name="T1087" style:parent-style-name="Domyślnaczcionkaakapitu" style:family="text">
      <style:text-properties fo:background-color="#80FFFF"/>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T1090" style:parent-style-name="Domyślnaczcionkaakapitu" style:family="text">
      <style:text-properties fo:background-color="#80FFFF"/>
    </style:style>
    <style:style style:name="T1091" style:parent-style-name="Domyślnaczcionkaakapitu" style:family="text">
      <style:text-properties fo:background-color="#80FFFF"/>
    </style:style>
    <style:style style:name="T1092" style:parent-style-name="Domyślnaczcionkaakapitu" style:family="text">
      <style:text-properties fo:background-color="#80FFFF"/>
    </style:style>
    <style:style style:name="P1093" style:parent-style-name="Normalny" style:family="paragraph">
      <style:paragraph-properties fo:text-align="justify" fo:line-height="150%"/>
    </style:style>
    <style:style style:name="T1094" style:parent-style-name="Domyślnaczcionkaakapitu" style:family="text">
      <style:text-properties style:text-underline-type="single" style:text-underline-style="solid" style:text-underline-width="auto" style:text-underline-mode="continuous"/>
    </style:style>
    <style:style style:name="P1095" style:parent-style-name="Normalny" style:family="paragraph">
      <style:paragraph-properties fo:text-align="justify" fo:line-height="150%" fo:text-indent="0.25in"/>
    </style:style>
    <style:style style:name="P1096" style:parent-style-name="Normalny" style:family="paragraph">
      <style:paragraph-properties fo:text-align="justify" fo:line-height="150%"/>
    </style:style>
    <style:style style:name="T1097" style:parent-style-name="Domyślnaczcionkaakapitu" style:family="text">
      <style:text-properties style:text-underline-type="single" style:text-underline-style="solid" style:text-underline-width="auto" style:text-underline-mode="continuous"/>
    </style:style>
    <style:style style:name="T1098" style:parent-style-name="Domyślnaczcionkaakapitu" style:family="text">
      <style:text-properties fo:background-color="#80FFFF" style:text-underline-type="single" style:text-underline-style="solid" style:text-underline-width="auto" style:text-underline-mode="continuous"/>
    </style:style>
    <style:style style:name="T1099" style:parent-style-name="Domyślnaczcionkaakapitu" style:family="text">
      <style:text-properties fo:background-color="#80FFFF"/>
    </style:style>
    <style:style style:name="P1100" style:parent-style-name="Normalny" style:family="paragraph">
      <style:paragraph-properties fo:text-align="justify" fo:line-height="150%" fo:text-indent="0.25in"/>
    </style:style>
    <style:style style:name="T1101" style:parent-style-name="Domyślnaczcionkaakapitu" style:family="text">
      <style:text-properties fo:background-color="#80FFFF"/>
    </style:style>
    <style:style style:name="T1102" style:parent-style-name="Domyślnaczcionkaakapitu" style:family="text">
      <style:text-properties fo:background-color="#80FFFF"/>
    </style:style>
    <style:style style:name="P1103" style:parent-style-name="Normalny" style:family="paragraph">
      <style:paragraph-properties fo:text-align="justify" fo:line-height="150%"/>
    </style:style>
    <style:style style:name="P1104" style:parent-style-name="Normalny" style:family="paragraph">
      <style:paragraph-properties fo:text-align="justify" fo:line-height="150%" fo:text-indent="0.25in"/>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P1109" style:parent-style-name="Normalny" style:family="paragraph">
      <style:paragraph-properties fo:text-align="justify" fo:line-height="150%" fo:text-indent="0.25in"/>
    </style:style>
    <style:style style:name="T1110" style:parent-style-name="Domyślnaczcionkaakapitu" style:family="text">
      <style:text-properties fo:background-color="#80FFFF"/>
    </style:style>
    <style:style style:name="T1111" style:parent-style-name="Domyślnaczcionkaakapitu" style:family="text">
      <style:text-properties fo:background-color="#80FFFF"/>
    </style:style>
    <style:style style:name="P1112" style:parent-style-name="Normalny" style:family="paragraph">
      <style:paragraph-properties fo:text-align="justify" fo:line-height="150%" fo:text-indent="0.25in"/>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T1116" style:parent-style-name="Domyślnaczcionkaakapitu" style:family="text">
      <style:text-properties fo:background-color="#80FFFF"/>
    </style:style>
    <style:style style:name="T1117" style:parent-style-name="Domyślnaczcionkaakapitu" style:family="text">
      <style:text-properties fo:background-color="#80FFFF"/>
    </style:style>
    <style:style style:name="T1118" style:parent-style-name="Domyślnaczcionkaakapitu" style:family="text">
      <style:text-properties fo:background-color="#80FFFF"/>
    </style:style>
    <style:style style:name="T1119" style:parent-style-name="Domyślnaczcionkaakapitu" style:family="text">
      <style:text-properties fo:background-color="#80FFFF"/>
    </style:style>
    <style:style style:name="P1120" style:parent-style-name="Normalny" style:family="paragraph">
      <style:paragraph-properties fo:text-align="justify" fo:line-height="150%"/>
    </style:style>
    <style:style style:name="P1121" style:parent-style-name="Normalny" style:family="paragraph">
      <style:paragraph-properties fo:text-align="justify" fo:line-height="150%"/>
    </style:style>
    <style:style style:name="T1122" style:parent-style-name="Domyślnaczcionkaakapitu" style:family="text">
      <style:text-properties style:text-underline-type="single" style:text-underline-style="solid" style:text-underline-width="auto" style:text-underline-mode="continuous"/>
    </style:style>
    <style:style style:name="P1123" style:parent-style-name="Normalny" style:family="paragraph">
      <style:paragraph-properties fo:text-align="justify" fo:line-height="150%" fo:text-indent="0.25in"/>
    </style:style>
    <style:style style:name="T1124" style:parent-style-name="Domyślnaczcionkaakapitu" style:family="text">
      <style:text-properties fo:background-color="#80FFFF"/>
    </style:style>
    <style:style style:name="P1125" style:parent-style-name="Normalny" style:family="paragraph">
      <style:paragraph-properties fo:text-align="justify" fo:line-height="150%"/>
    </style:style>
    <style:style style:name="T1126" style:parent-style-name="Domyślnaczcionkaakapitu" style:family="text">
      <style:text-properties style:text-underline-type="single" style:text-underline-style="solid" style:text-underline-width="auto" style:text-underline-mode="continuous"/>
    </style:style>
    <style:style style:name="T1127" style:parent-style-name="Domyślnaczcionkaakapitu" style:family="text">
      <style:text-properties fo:background-color="#80FFFF" style:text-underline-type="single" style:text-underline-style="solid" style:text-underline-width="auto" style:text-underline-mode="continuous"/>
    </style:style>
    <style:style style:name="T1128" style:parent-style-name="Domyślnaczcionkaakapitu" style:family="text">
      <style:text-properties style:text-underline-type="single" style:text-underline-style="solid" style:text-underline-width="auto" style:text-underline-mode="continuous"/>
    </style:style>
    <style:style style:name="T1129" style:parent-style-name="Domyślnaczcionkaakapitu" style:family="text">
      <style:text-properties fo:background-color="#80FFFF" style:text-underline-type="single" style:text-underline-style="solid" style:text-underline-width="auto" style:text-underline-mode="continuous"/>
    </style:style>
    <style:style style:name="T1130" style:parent-style-name="Domyślnaczcionkaakapitu" style:family="text">
      <style:text-properties style:text-underline-type="single" style:text-underline-style="solid" style:text-underline-width="auto" style:text-underline-mode="continuous"/>
    </style:style>
    <style:style style:name="T1131" style:parent-style-name="Domyślnaczcionkaakapitu" style:family="text">
      <style:text-properties fo:background-color="#80FFFF" style:text-underline-type="single" style:text-underline-style="solid" style:text-underline-width="auto" style:text-underline-mode="continuous"/>
    </style:style>
    <style:style style:name="P1132" style:parent-style-name="Normalny" style:family="paragraph">
      <style:paragraph-properties fo:text-align="justify" fo:line-height="150%" fo:text-indent="0.25in"/>
    </style:style>
    <style:style style:name="P1133" style:parent-style-name="Normalny" style:family="paragraph">
      <style:paragraph-properties fo:text-align="justify" fo:line-height="150%"/>
    </style:style>
    <style:style style:name="T1134" style:parent-style-name="Domyślnaczcionkaakapitu" style:family="text">
      <style:text-properties style:text-underline-type="single" style:text-underline-style="solid" style:text-underline-width="auto" style:text-underline-mode="continuous"/>
    </style:style>
    <style:style style:name="P1135" style:parent-style-name="Normalny" style:family="paragraph">
      <style:paragraph-properties fo:text-align="justify" fo:line-height="150%" fo:text-indent="0.25in"/>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P1140" style:parent-style-name="Normalny" style:family="paragraph">
      <style:paragraph-properties fo:text-align="justify" fo:line-height="150%"/>
    </style:style>
    <style:style style:name="T1141" style:parent-style-name="Domyślnaczcionkaakapitu" style:family="text">
      <style:text-properties style:text-underline-type="single" style:text-underline-style="solid" style:text-underline-width="auto" style:text-underline-mode="continuous"/>
    </style:style>
    <style:style style:name="T1142" style:parent-style-name="Domyślnaczcionkaakapitu" style:family="text">
      <style:text-properties fo:background-color="#80FFFF" style:text-underline-type="single" style:text-underline-style="solid" style:text-underline-width="auto" style:text-underline-mode="continuous"/>
    </style:style>
    <style:style style:name="T1143" style:parent-style-name="Domyślnaczcionkaakapitu" style:family="text">
      <style:text-properties fo:background-color="#80FFFF"/>
    </style:style>
    <style:style style:name="P1144" style:parent-style-name="Normalny" style:family="paragraph">
      <style:paragraph-properties fo:text-align="justify" fo:line-height="150%" fo:text-indent="0.25in"/>
    </style:style>
    <style:style style:name="T1145" style:parent-style-name="Domyślnaczcionkaakapitu" style:family="text">
      <style:text-properties fo:background-color="#80FFFF"/>
    </style:style>
    <style:style style:name="T1146" style:parent-style-name="Domyślnaczcionkaakapitu" style:family="text">
      <style:text-properties fo:background-color="#80FFFF"/>
    </style:style>
    <style:style style:name="T1147" style:parent-style-name="Domyślnaczcionkaakapitu" style:family="text">
      <style:text-properties fo:background-color="#80FFFF"/>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P1151" style:parent-style-name="Normalny" style:family="paragraph">
      <style:paragraph-properties fo:text-align="justify" fo:line-height="150%" fo:text-indent="0.25in"/>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P1155" style:parent-style-name="Normalny" style:family="paragraph">
      <style:paragraph-properties fo:text-align="justify" fo:line-height="150%" fo:text-indent="0.25in"/>
    </style:style>
    <style:style style:name="P1156" style:parent-style-name="Normalny" style:family="paragraph">
      <style:paragraph-properties fo:text-align="justify" fo:line-height="150%" fo:text-indent="0.25in"/>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P1159" style:parent-style-name="Normalny" style:family="paragraph">
      <style:paragraph-properties fo:text-align="justify" fo:line-height="150%" fo:text-indent="0.25in"/>
    </style:style>
    <style:style style:name="P1160" style:parent-style-name="Normalny" style:family="paragraph">
      <style:paragraph-properties fo:text-align="justify" fo:line-height="150%"/>
    </style:style>
    <style:style style:name="T1161" style:parent-style-name="Domyślnaczcionkaakapitu" style:family="text">
      <style:text-properties style:text-underline-type="single" style:text-underline-style="solid" style:text-underline-width="auto" style:text-underline-mode="continuous"/>
    </style:style>
    <style:style style:name="P1162" style:parent-style-name="Normalny" style:family="paragraph">
      <style:paragraph-properties fo:text-align="justify" fo:line-height="150%" fo:text-indent="0.2479in"/>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P1165" style:parent-style-name="Normalny" style:family="paragraph">
      <style:paragraph-properties fo:text-align="justify" fo:line-height="150%"/>
    </style:style>
    <style:style style:name="T1166" style:parent-style-name="Domyślnaczcionkaakapitu" style:family="text">
      <style:text-properties style:text-underline-type="single" style:text-underline-style="solid" style:text-underline-width="auto" style:text-underline-mode="continuous"/>
    </style:style>
    <style:style style:name="P1167" style:parent-style-name="Normalny" style:family="paragraph">
      <style:paragraph-properties fo:text-align="justify" fo:line-height="150%" fo:text-indent="0.25in"/>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P1170" style:parent-style-name="Normalny" style:family="paragraph">
      <style:paragraph-properties fo:text-align="justify" fo:line-height="150%" fo:text-indent="0.25in"/>
    </style:style>
    <style:style style:name="P1171" style:parent-style-name="Normalny" style:family="paragraph">
      <style:paragraph-properties fo:text-align="justify" fo:line-height="150%"/>
    </style:style>
    <style:style style:name="T1172" style:parent-style-name="Domyślnaczcionkaakapitu" style:family="text">
      <style:text-properties style:text-underline-type="single" style:text-underline-style="solid" style:text-underline-width="auto" style:text-underline-mode="continuous"/>
    </style:style>
    <style:style style:name="P1173" style:parent-style-name="Normalny" style:family="paragraph">
      <style:paragraph-properties fo:text-align="justify" fo:line-height="150%" fo:text-indent="0.25in"/>
    </style:style>
    <style:style style:name="T1174" style:parent-style-name="Domyślnaczcionkaakapitu" style:family="text">
      <style:text-properties fo:background-color="#80FFFF"/>
    </style:style>
    <style:style style:name="P1175" style:parent-style-name="Normalny" style:family="paragraph">
      <style:paragraph-properties fo:text-align="justify" fo:line-height="150%"/>
    </style:style>
    <style:style style:name="T1176" style:parent-style-name="Domyślnaczcionkaakapitu" style:family="text">
      <style:text-properties style:text-underline-type="single" style:text-underline-style="solid" style:text-underline-width="auto" style:text-underline-mode="continuous"/>
    </style:style>
    <style:style style:name="P1177" style:parent-style-name="Normalny" style:family="paragraph">
      <style:paragraph-properties fo:text-align="justify" fo:line-height="150%" fo:text-indent="0.25in"/>
    </style:style>
    <style:style style:name="P1178" style:parent-style-name="Normalny" style:family="paragraph">
      <style:paragraph-properties fo:text-align="justify" fo:line-height="150%"/>
    </style:style>
    <style:style style:name="T1179" style:parent-style-name="Domyślnaczcionkaakapitu" style:family="text">
      <style:text-properties style:text-underline-type="single" style:text-underline-style="solid" style:text-underline-width="auto" style:text-underline-mode="continuous"/>
    </style:style>
    <style:style style:name="P1180" style:parent-style-name="Normalny" style:family="paragraph">
      <style:paragraph-properties fo:text-align="justify" fo:line-height="150%" fo:text-indent="0.25in"/>
    </style:style>
    <style:style style:name="P1181" style:parent-style-name="Normalny" style:family="paragraph">
      <style:paragraph-properties fo:text-align="justify" fo:line-height="150%"/>
    </style:style>
    <style:style style:name="T1182" style:parent-style-name="Domyślnaczcionkaakapitu" style:family="text">
      <style:text-properties style:text-underline-type="single" style:text-underline-style="solid" style:text-underline-width="auto" style:text-underline-mode="continuous"/>
    </style:style>
    <style:style style:name="P1183" style:parent-style-name="Normalny" style:family="paragraph">
      <style:paragraph-properties fo:text-align="justify" fo:line-height="150%" fo:text-indent="0.25in"/>
    </style:style>
    <style:style style:name="T1184" style:parent-style-name="Domyślnaczcionkaakapitu" style:family="text">
      <style:text-properties fo:background-color="#80FFFF"/>
    </style:style>
    <style:style style:name="P1185" style:parent-style-name="Normalny" style:family="paragraph">
      <style:paragraph-properties fo:text-align="justify" fo:line-height="150%"/>
    </style:style>
    <style:style style:name="T1186" style:parent-style-name="Domyślnaczcionkaakapitu" style:family="text">
      <style:text-properties style:text-underline-type="single" style:text-underline-style="solid" style:text-underline-width="auto" style:text-underline-mode="continuous"/>
    </style:style>
    <style:style style:name="P1187" style:parent-style-name="Normalny" style:family="paragraph">
      <style:paragraph-properties fo:text-align="justify" fo:line-height="150%" fo:text-indent="0.25in"/>
    </style:style>
    <style:style style:name="P1188" style:parent-style-name="Normalny" style:family="paragraph">
      <style:paragraph-properties fo:text-align="justify" fo:line-height="150%"/>
    </style:style>
    <style:style style:name="T1189" style:parent-style-name="Domyślnaczcionkaakapitu" style:family="text">
      <style:text-properties style:text-underline-type="single" style:text-underline-style="solid" style:text-underline-width="auto" style:text-underline-mode="continuous"/>
    </style:style>
    <style:style style:name="P1190" style:parent-style-name="Normalny" style:family="paragraph">
      <style:paragraph-properties fo:text-align="justify" fo:line-height="150%" fo:text-indent="0.25in"/>
    </style:style>
    <style:style style:name="P1191" style:parent-style-name="Normalny" style:family="paragraph">
      <style:paragraph-properties fo:text-align="justify" fo:line-height="150%"/>
    </style:style>
    <style:style style:name="T1192" style:parent-style-name="Domyślnaczcionkaakapitu" style:family="text">
      <style:text-properties style:text-underline-type="single" style:text-underline-style="solid" style:text-underline-width="auto" style:text-underline-mode="continuous"/>
    </style:style>
    <style:style style:name="P1193" style:parent-style-name="Normalny" style:family="paragraph">
      <style:paragraph-properties fo:text-align="justify" fo:line-height="150%" fo:text-indent="0.25in"/>
    </style:style>
    <style:style style:name="T1194" style:parent-style-name="Domyślnaczcionkaakapitu" style:family="text">
      <style:text-properties fo:background-color="#80FFFF"/>
    </style:style>
    <style:style style:name="P1195" style:parent-style-name="Normalny" style:family="paragraph">
      <style:paragraph-properties fo:text-align="justify" fo:line-height="150%"/>
    </style:style>
    <style:style style:name="T1196" style:parent-style-name="Domyślnaczcionkaakapitu" style:family="text">
      <style:text-properties style:text-underline-type="single" style:text-underline-style="solid" style:text-underline-width="auto" style:text-underline-mode="continuous"/>
    </style:style>
    <style:style style:name="P1197" style:parent-style-name="Normalny" style:family="paragraph">
      <style:paragraph-properties fo:text-align="justify" fo:line-height="150%" fo:text-indent="0.25in"/>
    </style:style>
    <style:style style:name="P1198" style:parent-style-name="Normalny" style:family="paragraph">
      <style:paragraph-properties fo:text-align="justify" fo:line-height="150%"/>
    </style:style>
    <style:style style:name="T1199" style:parent-style-name="Domyślnaczcionkaakapitu" style:family="text">
      <style:text-properties style:text-underline-type="single" style:text-underline-style="solid" style:text-underline-width="auto" style:text-underline-mode="continuous"/>
    </style:style>
    <style:style style:name="P1200" style:parent-style-name="Normalny" style:family="paragraph">
      <style:paragraph-properties fo:text-align="justify" fo:line-height="150%" fo:text-indent="0.25in"/>
    </style:style>
    <style:style style:name="P1201" style:parent-style-name="Normalny" style:family="paragraph">
      <style:paragraph-properties fo:text-align="justify" fo:line-height="150%"/>
    </style:style>
    <style:style style:name="T1202" style:parent-style-name="Domyślnaczcionkaakapitu" style:family="text">
      <style:text-properties style:text-underline-type="single" style:text-underline-style="solid" style:text-underline-width="auto" style:text-underline-mode="continuous"/>
    </style:style>
    <style:style style:name="T1203" style:parent-style-name="Domyślnaczcionkaakapitu" style:family="text">
      <style:text-properties fo:background-color="#80FFFF" style:text-underline-type="single" style:text-underline-style="solid" style:text-underline-width="auto" style:text-underline-mode="continuous"/>
    </style:style>
    <style:style style:name="T1204" style:parent-style-name="Domyślnaczcionkaakapitu" style:family="text">
      <style:text-properties style:text-underline-type="single" style:text-underline-style="solid" style:text-underline-width="auto" style:text-underline-mode="continuous"/>
    </style:style>
    <style:style style:name="T1205" style:parent-style-name="Domyślnaczcionkaakapitu" style:family="text">
      <style:text-properties fo:background-color="#80FFFF" style:text-underline-type="single" style:text-underline-style="solid" style:text-underline-width="auto" style:text-underline-mode="continuous"/>
    </style:style>
    <style:style style:name="T1206" style:parent-style-name="Domyślnaczcionkaakapitu" style:family="text">
      <style:text-properties style:text-underline-type="single" style:text-underline-style="solid" style:text-underline-width="auto" style:text-underline-mode="continuous"/>
    </style:style>
    <style:style style:name="T1207" style:parent-style-name="Domyślnaczcionkaakapitu" style:family="text">
      <style:text-properties fo:background-color="#80FFFF" style:text-underline-type="single" style:text-underline-style="solid" style:text-underline-width="auto" style:text-underline-mode="continuous"/>
    </style:style>
    <style:style style:name="P1208" style:parent-style-name="Normalny" style:family="paragraph">
      <style:paragraph-properties fo:text-align="justify" fo:line-height="150%" fo:text-indent="0.25in"/>
    </style:style>
    <style:style style:name="T1209" style:parent-style-name="Domyślnaczcionkaakapitu" style:family="text">
      <style:text-properties fo:background-color="#80FFFF"/>
    </style:style>
    <style:style style:name="T1210" style:parent-style-name="Domyślnaczcionkaakapitu" style:family="text">
      <style:text-properties fo:background-color="#80FFFF"/>
    </style:style>
    <style:style style:name="P1211" style:parent-style-name="Normalny" style:family="paragraph">
      <style:paragraph-properties fo:text-align="justify" fo:line-height="150%"/>
    </style:style>
    <style:style style:name="T1212" style:parent-style-name="Domyślnaczcionkaakapitu" style:family="text">
      <style:text-properties style:text-underline-type="single" style:text-underline-style="solid" style:text-underline-width="auto" style:text-underline-mode="continuous"/>
    </style:style>
    <style:style style:name="P1213" style:parent-style-name="Normalny" style:family="paragraph">
      <style:paragraph-properties fo:text-align="justify" fo:line-height="150%" fo:text-indent="0.25in"/>
    </style:style>
    <style:style style:name="P1214" style:parent-style-name="Normalny" style:family="paragraph">
      <style:paragraph-properties fo:text-align="justify" fo:line-height="150%" fo:margin-left="0.25in" fo:text-indent="-0.25in">
        <style:tab-stops/>
      </style:paragraph-properties>
    </style:style>
    <style:style style:name="T1215" style:parent-style-name="Domyślnaczcionkaakapitu" style:family="text">
      <style:text-properties style:text-underline-type="single" style:text-underline-style="solid" style:text-underline-width="auto" style:text-underline-mode="continuous"/>
    </style:style>
    <style:style style:name="T1216" style:parent-style-name="Domyślnaczcionkaakapitu" style:family="text">
      <style:text-properties fo:background-color="#80FFFF"/>
    </style:style>
    <style:style style:name="P1217" style:parent-style-name="Normalny" style:family="paragraph">
      <style:paragraph-properties fo:text-align="justify" fo:line-height="150%" fo:text-indent="0.25in"/>
    </style:style>
    <style:style style:name="T1218" style:parent-style-name="Domyślnaczcionkaakapitu" style:family="text">
      <style:text-properties fo:background-color="#80FFFF"/>
    </style:style>
    <style:style style:name="T1219" style:parent-style-name="Domyślnaczcionkaakapitu" style:family="text">
      <style:text-properties fo:background-color="#80FFFF"/>
    </style:style>
    <style:style style:name="P1220" style:parent-style-name="Normalny" style:family="paragraph">
      <style:paragraph-properties fo:text-align="justify" fo:line-height="150%"/>
    </style:style>
    <style:style style:name="T1221" style:parent-style-name="Domyślnaczcionkaakapitu" style:family="text">
      <style:text-properties style:text-underline-type="single" style:text-underline-style="solid" style:text-underline-width="auto" style:text-underline-mode="continuous"/>
    </style:style>
    <style:style style:name="P1222" style:parent-style-name="Normalny" style:family="paragraph">
      <style:paragraph-properties fo:text-align="justify" fo:line-height="150%" fo:text-indent="0.2479in"/>
    </style:style>
    <style:style style:name="P1223" style:parent-style-name="Normalny" style:family="paragraph">
      <style:paragraph-properties fo:text-align="justify" fo:line-height="150%"/>
    </style:style>
    <style:style style:name="T1224" style:parent-style-name="Domyślnaczcionkaakapitu" style:family="text">
      <style:text-properties fo:background-color="#80FFFF" style:text-underline-type="single" style:text-underline-style="solid" style:text-underline-width="auto" style:text-underline-mode="continuous"/>
    </style:style>
    <style:style style:name="T1225" style:parent-style-name="Domyślnaczcionkaakapitu" style:family="text">
      <style:text-properties style:text-underline-type="single" style:text-underline-style="solid" style:text-underline-width="auto" style:text-underline-mode="continuous"/>
    </style:style>
    <style:style style:name="P1226" style:parent-style-name="Normalny" style:family="paragraph">
      <style:paragraph-properties fo:text-align="justify" fo:line-height="150%" fo:text-indent="0.2479in"/>
    </style:style>
    <style:style style:name="P1227" style:parent-style-name="Normalny" style:family="paragraph">
      <style:paragraph-properties fo:text-align="justify" fo:line-height="150%"/>
    </style:style>
    <style:style style:name="T1228" style:parent-style-name="Domyślnaczcionkaakapitu" style:family="text">
      <style:text-properties style:text-underline-type="single" style:text-underline-style="solid" style:text-underline-width="auto" style:text-underline-mode="continuous"/>
    </style:style>
    <style:style style:name="P1229" style:parent-style-name="Normalny" style:family="paragraph">
      <style:paragraph-properties fo:text-align="justify" fo:line-height="150%" fo:text-indent="0.25in"/>
    </style:style>
    <style:style style:name="T1230" style:parent-style-name="Domyślnaczcionkaakapitu" style:family="text">
      <style:text-properties fo:background-color="#80FFFF"/>
    </style:style>
    <style:style style:name="T1231" style:parent-style-name="Domyślnaczcionkaakapitu" style:family="text">
      <style:text-properties fo:background-color="#80FFFF"/>
    </style:style>
    <style:style style:name="P1232" style:parent-style-name="Normalny" style:family="paragraph">
      <style:paragraph-properties fo:text-align="justify" fo:line-height="150%" fo:text-indent="0.25in"/>
    </style:style>
    <style:style style:name="T1233" style:parent-style-name="Domyślnaczcionkaakapitu" style:family="text">
      <style:text-properties fo:background-color="#80FFFF"/>
    </style:style>
    <style:style style:name="P1234" style:parent-style-name="Normalny" style:family="paragraph">
      <style:paragraph-properties fo:text-align="justify" fo:line-height="150%"/>
    </style:style>
    <style:style style:name="T1235" style:parent-style-name="Domyślnaczcionkaakapitu" style:family="text">
      <style:text-properties style:text-underline-type="single" style:text-underline-style="solid" style:text-underline-width="auto" style:text-underline-mode="continuous"/>
    </style:style>
    <style:style style:name="T1236" style:parent-style-name="Domyślnaczcionkaakapitu" style:family="text">
      <style:text-properties style:text-underline-type="single" style:text-underline-style="solid" style:text-underline-width="auto" style:text-underline-mode="continuous"/>
    </style:style>
    <style:style style:name="T1237" style:parent-style-name="Domyślnaczcionkaakapitu" style:family="text">
      <style:text-properties fo:background-color="#80FFFF" style:text-underline-type="single" style:text-underline-style="solid" style:text-underline-width="auto" style:text-underline-mode="continuous"/>
    </style:style>
    <style:style style:name="T1238" style:parent-style-name="Domyślnaczcionkaakapitu" style:family="text">
      <style:text-properties style:text-underline-type="single" style:text-underline-style="solid" style:text-underline-width="auto" style:text-underline-mode="continuous"/>
    </style:style>
    <style:style style:name="P1239" style:parent-style-name="Normalny" style:family="paragraph">
      <style:paragraph-properties fo:text-align="justify" fo:line-height="150%" fo:text-indent="0.25in"/>
    </style:style>
    <style:style style:name="T1240" style:parent-style-name="Domyślnaczcionkaakapitu" style:family="text">
      <style:text-properties fo:background-color="#80FFFF"/>
    </style:style>
    <style:style style:name="T1241" style:parent-style-name="Domyślnaczcionkaakapitu" style:family="text">
      <style:text-properties fo:background-color="#80FFFF"/>
    </style:style>
    <style:style style:name="P1242" style:parent-style-name="Normalny" style:family="paragraph">
      <style:paragraph-properties fo:text-align="justify" fo:line-height="150%"/>
    </style:style>
    <style:style style:name="T1243" style:parent-style-name="Domyślnaczcionkaakapitu" style:family="text">
      <style:text-properties style:text-underline-type="single" style:text-underline-style="solid" style:text-underline-width="auto" style:text-underline-mode="continuous"/>
    </style:style>
    <style:style style:name="P1244" style:parent-style-name="Normalny" style:family="paragraph">
      <style:paragraph-properties fo:text-align="justify" fo:line-height="150%" fo:text-indent="0.25in"/>
    </style:style>
    <style:style style:name="P1245" style:parent-style-name="Normalny" style:family="paragraph">
      <style:paragraph-properties fo:text-align="justify" fo:line-height="150%" fo:text-indent="0.25in"/>
    </style:style>
    <style:style style:name="T1246" style:parent-style-name="Domyślnaczcionkaakapitu" style:family="text">
      <style:text-properties fo:background-color="#80FFFF"/>
    </style:style>
    <style:style style:name="P1247" style:parent-style-name="Normalny" style:family="paragraph">
      <style:paragraph-properties fo:text-align="justify" fo:line-height="150%" fo:text-indent="0.25in"/>
    </style:style>
    <style:style style:name="T1248" style:parent-style-name="Domyślnaczcionkaakapitu" style:family="text">
      <style:text-properties fo:background-color="#80FFFF"/>
    </style:style>
    <style:style style:name="P1249" style:parent-style-name="Normalny" style:family="paragraph">
      <style:paragraph-properties fo:text-align="justify" fo:line-height="150%" fo:text-indent="0.25in"/>
    </style:style>
    <style:style style:name="T1250" style:parent-style-name="Domyślnaczcionkaakapitu" style:family="text">
      <style:text-properties fo:background-color="#80FFFF"/>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T1253" style:parent-style-name="Domyślnaczcionkaakapitu" style:family="text">
      <style:text-properties fo:background-color="#80FFFF"/>
    </style:style>
    <style:style style:name="P1254" style:parent-style-name="Normalny" style:family="paragraph">
      <style:paragraph-properties fo:text-align="justify" fo:line-height="150%" fo:text-indent="0.25in"/>
    </style:style>
    <style:style style:name="T1255" style:parent-style-name="Domyślnaczcionkaakapitu" style:family="text">
      <style:text-properties fo:background-color="#80FFFF"/>
    </style:style>
    <style:style style:name="P1256" style:parent-style-name="Normalny" style:family="paragraph">
      <style:paragraph-properties fo:text-align="justify" fo:line-height="150%" fo:text-indent="0.25in"/>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T1259" style:parent-style-name="Domyślnaczcionkaakapitu" style:family="text">
      <style:text-properties fo:background-color="#80FFFF"/>
    </style:style>
    <style:style style:name="P1260" style:parent-style-name="Normalny" style:family="paragraph">
      <style:paragraph-properties fo:text-align="justify" fo:line-height="150%" fo:text-indent="0.25in"/>
    </style:style>
    <style:style style:name="T1261" style:parent-style-name="Domyślnaczcionkaakapitu" style:family="text">
      <style:text-properties fo:background-color="#80FFFF"/>
    </style:style>
    <style:style style:name="P1262" style:parent-style-name="Normalny" style:family="paragraph">
      <style:paragraph-properties fo:text-align="justify" fo:line-height="150%" fo:text-indent="0.25in"/>
    </style:style>
    <style:style style:name="T1263" style:parent-style-name="Domyślnaczcionkaakapitu" style:family="text">
      <style:text-properties fo:background-color="#80FFFF"/>
    </style:style>
    <style:style style:name="T1264" style:parent-style-name="Domyślnaczcionkaakapitu" style:family="text">
      <style:text-properties fo:background-color="#80FFFF"/>
    </style:style>
    <style:style style:name="P1265" style:parent-style-name="Normalny" style:family="paragraph">
      <style:paragraph-properties fo:text-align="justify" fo:line-height="150%" fo:text-indent="0.25in"/>
    </style:style>
    <style:style style:name="P1266" style:parent-style-name="Normalny" style:family="paragraph">
      <style:paragraph-properties fo:text-align="justify" fo:line-height="150%" fo:text-indent="0.25in"/>
    </style:style>
    <style:style style:name="T1267" style:parent-style-name="Domyślnaczcionkaakapitu" style:family="text">
      <style:text-properties fo:background-color="#80FFFF"/>
    </style:style>
    <style:style style:name="P1268" style:parent-style-name="Normalny" style:family="paragraph">
      <style:paragraph-properties fo:text-align="justify" fo:line-height="150%"/>
    </style:style>
    <style:style style:name="T1269" style:parent-style-name="Domyślnaczcionkaakapitu" style:family="text">
      <style:text-properties style:text-underline-type="single" style:text-underline-style="solid" style:text-underline-width="auto" style:text-underline-mode="continuous"/>
    </style:style>
    <style:style style:name="T1270" style:parent-style-name="Domyślnaczcionkaakapitu" style:family="text">
      <style:text-properties fo:background-color="#80FFFF" style:text-underline-type="single" style:text-underline-style="solid" style:text-underline-width="auto" style:text-underline-mode="continuous"/>
    </style:style>
    <style:style style:name="T1271" style:parent-style-name="Domyślnaczcionkaakapitu" style:family="text">
      <style:text-properties style:text-underline-type="single" style:text-underline-style="solid" style:text-underline-width="auto" style:text-underline-mode="continuous"/>
    </style:style>
    <style:style style:name="P1272" style:parent-style-name="Normalny" style:family="paragraph">
      <style:paragraph-properties fo:text-align="justify" fo:line-height="150%" fo:text-indent="0.25in"/>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P1275" style:parent-style-name="Normalny" style:family="paragraph">
      <style:paragraph-properties fo:text-align="justify" fo:line-height="150%"/>
    </style:style>
    <style:style style:name="T1276" style:parent-style-name="Domyślnaczcionkaakapitu" style:family="text">
      <style:text-properties style:text-underline-type="single" style:text-underline-style="solid" style:text-underline-width="auto" style:text-underline-mode="continuous"/>
    </style:style>
    <style:style style:name="P1277" style:parent-style-name="Normalny" style:family="paragraph">
      <style:paragraph-properties fo:text-align="justify" fo:line-height="150%" fo:text-indent="0.25in"/>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P1281" style:parent-style-name="Normalny" style:family="paragraph">
      <style:paragraph-properties fo:text-align="justify" fo:line-height="150%" fo:text-indent="0.25in"/>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P1284" style:parent-style-name="Normalny" style:family="paragraph">
      <style:paragraph-properties fo:text-align="justify" fo:line-height="150%" fo:text-indent="0.25in"/>
    </style:style>
    <style:style style:name="P1285" style:parent-style-name="Normalny" style:family="paragraph">
      <style:paragraph-properties fo:text-align="justify" fo:line-height="150%"/>
    </style:style>
    <style:style style:name="T1286" style:parent-style-name="Domyślnaczcionkaakapitu" style:family="text">
      <style:text-properties style:text-underline-type="single" style:text-underline-style="solid" style:text-underline-width="auto" style:text-underline-mode="continuous"/>
    </style:style>
    <style:style style:name="P1287" style:parent-style-name="Normalny" style:family="paragraph">
      <style:paragraph-properties fo:text-align="justify" fo:line-height="150%" fo:text-indent="0.25in"/>
    </style:style>
    <style:style style:name="T1288" style:parent-style-name="Domyślnaczcionkaakapitu" style:family="text">
      <style:text-properties fo:background-color="#80FFFF"/>
    </style:style>
    <style:style style:name="T1289" style:parent-style-name="Domyślnaczcionkaakapitu" style:family="text">
      <style:text-properties fo:background-color="#80FFFF"/>
    </style:style>
    <style:style style:name="P1290" style:parent-style-name="Normalny" style:family="paragraph">
      <style:paragraph-properties fo:text-align="justify" fo:line-height="150%"/>
    </style:style>
    <style:style style:name="T1291" style:parent-style-name="Domyślnaczcionkaakapitu" style:family="text">
      <style:text-properties style:text-underline-type="single" style:text-underline-style="solid" style:text-underline-width="auto" style:text-underline-mode="continuous"/>
    </style:style>
    <style:style style:name="T1292" style:parent-style-name="Domyślnaczcionkaakapitu" style:family="text">
      <style:text-properties fo:background-color="#80FFFF" style:text-underline-type="single" style:text-underline-style="solid" style:text-underline-width="auto" style:text-underline-mode="continuous"/>
    </style:style>
    <style:style style:name="T1293" style:parent-style-name="Domyślnaczcionkaakapitu" style:family="text">
      <style:text-properties style:text-underline-type="single" style:text-underline-style="solid" style:text-underline-width="auto" style:text-underline-mode="continuous"/>
    </style:style>
    <style:style style:name="T1294" style:parent-style-name="Domyślnaczcionkaakapitu" style:family="text">
      <style:text-properties fo:background-color="#80FFFF" style:text-underline-type="single" style:text-underline-style="solid" style:text-underline-width="auto" style:text-underline-mode="continuous"/>
    </style:style>
    <style:style style:name="T1295" style:parent-style-name="Domyślnaczcionkaakapitu" style:family="text">
      <style:text-properties style:text-underline-type="single" style:text-underline-style="solid" style:text-underline-width="auto" style:text-underline-mode="continuous"/>
    </style:style>
    <style:style style:name="T1296" style:parent-style-name="Domyślnaczcionkaakapitu" style:family="text">
      <style:text-properties fo:background-color="#80FFFF" style:text-underline-type="single" style:text-underline-style="solid" style:text-underline-width="auto" style:text-underline-mode="continuous"/>
    </style:style>
    <style:style style:name="T1297" style:parent-style-name="Domyślnaczcionkaakapitu" style:family="text">
      <style:text-properties style:text-underline-type="single" style:text-underline-style="solid" style:text-underline-width="auto" style:text-underline-mode="continuous"/>
    </style:style>
    <style:style style:name="P1298" style:parent-style-name="Normalny" style:family="paragraph">
      <style:paragraph-properties fo:text-align="justify" fo:line-height="150%" fo:text-indent="0.25in"/>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P1302" style:parent-style-name="Normalny" style:family="paragraph">
      <style:paragraph-properties fo:text-align="justify" fo:line-height="150%" fo:text-indent="0.25in"/>
    </style:style>
    <style:style style:name="P1303" style:parent-style-name="Normalny" style:family="paragraph">
      <style:paragraph-properties fo:text-align="justify" fo:line-height="150%" fo:text-indent="0.25in"/>
    </style:style>
    <style:style style:name="T1304" style:parent-style-name="Domyślnaczcionkaakapitu" style:family="text">
      <style:text-properties fo:background-color="#80FFFF"/>
    </style:style>
    <style:style style:name="P1305" style:parent-style-name="Normalny" style:family="paragraph">
      <style:paragraph-properties fo:text-align="justify" fo:line-height="150%" fo:text-indent="0.25in"/>
    </style:style>
    <style:style style:name="T1306" style:parent-style-name="Domyślnaczcionkaakapitu" style:family="text">
      <style:text-properties fo:background-color="#80FFFF"/>
    </style:style>
    <style:style style:name="T1307" style:parent-style-name="Domyślnaczcionkaakapitu" style:family="text">
      <style:text-properties fo:background-color="#80FFFF"/>
    </style:style>
    <style:style style:name="T1308" style:parent-style-name="Domyślnaczcionkaakapitu" style:family="text">
      <style:text-properties fo:background-color="#80FFFF"/>
    </style:style>
    <style:style style:name="P1309" style:parent-style-name="Normalny" style:family="paragraph">
      <style:paragraph-properties fo:text-align="justify" fo:line-height="150%" fo:text-indent="0.25in"/>
    </style:style>
    <style:style style:name="P1310" style:parent-style-name="Normalny" style:family="paragraph">
      <style:paragraph-properties fo:text-align="justify" fo:line-height="150%"/>
    </style:style>
    <style:style style:name="T1311" style:parent-style-name="Domyślnaczcionkaakapitu" style:family="text">
      <style:text-properties style:text-underline-type="single" style:text-underline-style="solid" style:text-underline-width="auto" style:text-underline-mode="continuous"/>
    </style:style>
    <style:style style:name="P1312" style:parent-style-name="Normalny" style:family="paragraph">
      <style:paragraph-properties fo:text-align="justify" fo:line-height="150%"/>
    </style:style>
    <style:style style:name="P1313" style:parent-style-name="Normalny" style:family="paragraph">
      <style:paragraph-properties fo:text-align="justify" fo:line-height="150%" fo:text-indent="0.25in"/>
    </style:style>
    <style:style style:name="P1314" style:parent-style-name="Normalny" style:family="paragraph">
      <style:paragraph-properties fo:text-align="justify" fo:line-height="150%"/>
    </style:style>
    <style:style style:name="T1315" style:parent-style-name="Domyślnaczcionkaakapitu" style:family="text">
      <style:text-properties style:text-underline-type="single" style:text-underline-style="solid" style:text-underline-width="auto" style:text-underline-mode="continuous"/>
    </style:style>
    <style:style style:name="P1316" style:parent-style-name="Normalny" style:family="paragraph">
      <style:paragraph-properties fo:text-align="justify" fo:line-height="150%" fo:text-indent="0.25in"/>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P1320" style:parent-style-name="Normalny" style:family="paragraph">
      <style:paragraph-properties fo:text-align="justify" fo:line-height="150%"/>
    </style:style>
    <style:style style:name="T1321" style:parent-style-name="Domyślnaczcionkaakapitu" style:family="text">
      <style:text-properties style:text-underline-type="single" style:text-underline-style="solid" style:text-underline-width="auto" style:text-underline-mode="continuous"/>
    </style:style>
    <style:style style:name="P1322" style:parent-style-name="Normalny" style:family="paragraph">
      <style:paragraph-properties fo:text-align="justify" fo:line-height="150%" fo:text-indent="0.25in"/>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T1325" style:parent-style-name="Domyślnaczcionkaakapitu" style:family="text">
      <style:text-properties fo:background-color="#80FFFF"/>
    </style:style>
    <style:style style:name="T1326" style:parent-style-name="Domyślnaczcionkaakapitu" style:family="text">
      <style:text-properties fo:background-color="#80FFFF"/>
    </style:style>
    <style:style style:name="T1327" style:parent-style-name="Domyślnaczcionkaakapitu" style:family="text">
      <style:text-properties fo:background-color="#80FFFF"/>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P1336" style:parent-style-name="Normalny" style:family="paragraph">
      <style:paragraph-properties fo:text-align="justify" fo:line-height="150%" fo:text-indent="0.25in"/>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T1347" style:parent-style-name="Domyślnaczcionkaakapitu" style:family="text">
      <style:text-properties fo:background-color="#80FFFF"/>
    </style:style>
    <style:style style:name="P1348" style:parent-style-name="Normalny" style:family="paragraph">
      <style:paragraph-properties fo:text-align="justify" fo:line-height="150%"/>
    </style:style>
    <style:style style:name="T1349" style:parent-style-name="Domyślnaczcionkaakapitu" style:family="text">
      <style:text-properties style:text-underline-type="single" style:text-underline-style="solid" style:text-underline-width="auto" style:text-underline-mode="continuous"/>
    </style:style>
    <style:style style:name="T1350" style:parent-style-name="Domyślnaczcionkaakapitu" style:family="text">
      <style:text-properties fo:background-color="#80FFFF" style:text-underline-type="single" style:text-underline-style="solid" style:text-underline-width="auto" style:text-underline-mode="continuous"/>
    </style:style>
    <style:style style:name="T1351" style:parent-style-name="Domyślnaczcionkaakapitu" style:family="text">
      <style:text-properties style:text-underline-type="single" style:text-underline-style="solid" style:text-underline-width="auto" style:text-underline-mode="continuous"/>
    </style:style>
    <style:style style:name="T1352" style:parent-style-name="Domyślnaczcionkaakapitu" style:family="text">
      <style:text-properties fo:background-color="#80FFFF" style:text-underline-type="single" style:text-underline-style="solid" style:text-underline-width="auto" style:text-underline-mode="continuous"/>
    </style:style>
    <style:style style:name="T1353" style:parent-style-name="Domyślnaczcionkaakapitu" style:family="text">
      <style:text-properties style:text-underline-type="single" style:text-underline-style="solid" style:text-underline-width="auto" style:text-underline-mode="continuous"/>
    </style:style>
    <style:style style:name="T1354" style:parent-style-name="Domyślnaczcionkaakapitu" style:family="text">
      <style:text-properties fo:background-color="#80FFFF" style:text-underline-type="single" style:text-underline-style="solid" style:text-underline-width="auto" style:text-underline-mode="continuous"/>
    </style:style>
    <style:style style:name="T1355" style:parent-style-name="Domyślnaczcionkaakapitu" style:family="text">
      <style:text-properties style:text-underline-type="single" style:text-underline-style="solid" style:text-underline-width="auto" style:text-underline-mode="continuous"/>
    </style:style>
    <style:style style:name="T1356" style:parent-style-name="Domyślnaczcionkaakapitu" style:family="text">
      <style:text-properties fo:background-color="#80FFFF" style:text-underline-type="single" style:text-underline-style="solid" style:text-underline-width="auto" style:text-underline-mode="continuous"/>
    </style:style>
    <style:style style:name="T1357" style:parent-style-name="Domyślnaczcionkaakapitu" style:family="text">
      <style:text-properties fo:background-color="#80FFFF"/>
    </style:style>
    <style:style style:name="P1358" style:parent-style-name="Normalny" style:family="paragraph">
      <style:paragraph-properties fo:text-align="justify" fo:line-height="150%" fo:text-indent="0.2479in"/>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P1368" style:parent-style-name="Normalny" style:family="paragraph">
      <style:paragraph-properties fo:text-align="justify" fo:line-height="150%"/>
    </style:style>
    <style:style style:name="T1369" style:parent-style-name="Domyślnaczcionkaakapitu" style:family="text">
      <style:text-properties style:text-underline-type="single" style:text-underline-style="solid" style:text-underline-width="auto" style:text-underline-mode="continuous"/>
    </style:style>
    <style:style style:name="P1370" style:parent-style-name="Normalny" style:family="paragraph">
      <style:paragraph-properties fo:text-align="justify" fo:line-height="150%" fo:text-indent="0.25in"/>
    </style:style>
    <style:style style:name="T1371" style:parent-style-name="Domyślnaczcionkaakapitu" style:family="text">
      <style:text-properties fo:background-color="#80FFFF"/>
    </style:style>
    <style:style style:name="T1372" style:parent-style-name="Domyślnaczcionkaakapitu" style:family="text">
      <style:text-properties fo:background-color="#80FFFF"/>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T1376" style:parent-style-name="Domyślnaczcionkaakapitu" style:family="text">
      <style:text-properties fo:background-color="#80FFFF"/>
    </style:style>
    <style:style style:name="T1377" style:parent-style-name="Domyślnaczcionkaakapitu" style:family="text">
      <style:text-properties fo:background-color="#80FFFF"/>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T1389" style:parent-style-name="Domyślnaczcionkaakapitu" style:family="text">
      <style:text-properties fo:background-color="#80FFFF"/>
    </style:style>
    <style:style style:name="T1390" style:parent-style-name="Domyślnaczcionkaakapitu" style:family="text">
      <style:text-properties fo:background-color="#80FFFF"/>
    </style:style>
    <style:style style:name="T1391" style:parent-style-name="Domyślnaczcionkaakapitu" style:family="text">
      <style:text-properties fo:background-color="#80FFFF"/>
    </style:style>
    <style:style style:name="T1392" style:parent-style-name="Domyślnaczcionkaakapitu" style:family="text">
      <style:text-properties fo:background-color="#80FFFF"/>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P1401" style:parent-style-name="Normalny" style:family="paragraph">
      <style:paragraph-properties fo:text-align="justify" fo:line-height="150%"/>
    </style:style>
    <style:style style:name="T1402" style:parent-style-name="Domyślnaczcionkaakapitu" style:family="text">
      <style:text-properties fo:background-color="#80FFFF" style:text-underline-type="single" style:text-underline-style="solid" style:text-underline-width="auto" style:text-underline-mode="continuous"/>
    </style:style>
    <style:style style:name="P1403" style:parent-style-name="Normalny" style:family="paragraph">
      <style:paragraph-properties fo:text-align="justify" fo:line-height="150%" fo:text-indent="0.25in"/>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P1425" style:parent-style-name="Normalny" style:family="paragraph">
      <style:paragraph-properties fo:text-align="justify" fo:line-height="150%"/>
    </style:style>
    <style:style style:name="T1426" style:parent-style-name="Domyślnaczcionkaakapitu" style:family="text">
      <style:text-properties fo:background-color="#80FFFF"/>
    </style:style>
    <style:style style:name="T1427" style:parent-style-name="Domyślnaczcionkaakapitu" style:family="text">
      <style:text-properties fo:background-color="#80FFFF"/>
    </style:style>
    <style:style style:name="P1428" style:parent-style-name="Normalny" style:family="paragraph">
      <style:paragraph-properties fo:text-align="justify" fo:line-height="150%" fo:text-indent="0.25in"/>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P1435" style:parent-style-name="Normalny" style:family="paragraph">
      <style:paragraph-properties fo:text-align="justify" fo:line-height="150%" fo:text-indent="0.25in"/>
    </style:style>
    <style:style style:name="T1436" style:parent-style-name="Domyślnaczcionkaakapitu" style:family="text">
      <style:text-properties fo:background-color="#80FFFF"/>
    </style:style>
    <style:style style:name="P1437" style:parent-style-name="Normalny" style:family="paragraph">
      <style:paragraph-properties fo:text-align="justify" fo:line-height="150%"/>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P1440" style:parent-style-name="Normalny" style:family="paragraph">
      <style:paragraph-properties fo:text-align="justify" fo:line-height="150%"/>
    </style:style>
    <style:style style:name="P1441" style:parent-style-name="Normalny" style:family="paragraph">
      <style:paragraph-properties fo:text-align="justify" fo:line-height="150%"/>
    </style:style>
    <style:style style:name="P1442" style:parent-style-name="Normalny" style:family="paragraph">
      <style:paragraph-properties fo:text-align="justify" fo:line-height="150%"/>
    </style:style>
    <style:style style:name="T1443" style:parent-style-name="Domyślnaczcionkaakapitu" style:family="text">
      <style:text-properties style:text-underline-type="single" style:text-underline-style="solid" style:text-underline-width="auto" style:text-underline-mode="continuous"/>
    </style:style>
    <style:style style:name="T1444" style:parent-style-name="Domyślnaczcionkaakapitu" style:family="text">
      <style:text-properties fo:background-color="#80FFFF" style:text-underline-type="single" style:text-underline-style="solid" style:text-underline-width="auto" style:text-underline-mode="continuous"/>
    </style:style>
    <style:style style:name="T1445" style:parent-style-name="Domyślnaczcionkaakapitu" style:family="text">
      <style:text-properties style:text-underline-type="single" style:text-underline-style="solid" style:text-underline-width="auto" style:text-underline-mode="continuous"/>
    </style:style>
    <style:style style:name="T1446" style:parent-style-name="Domyślnaczcionkaakapitu" style:family="text">
      <style:text-properties fo:background-color="#80FFFF" style:text-underline-type="single" style:text-underline-style="solid" style:text-underline-width="auto" style:text-underline-mode="continuous"/>
    </style:style>
    <style:style style:name="T1447" style:parent-style-name="Domyślnaczcionkaakapitu" style:family="text">
      <style:text-properties style:text-underline-type="single" style:text-underline-style="solid" style:text-underline-width="auto" style:text-underline-mode="continuous"/>
    </style:style>
    <style:style style:name="T1448" style:parent-style-name="Domyślnaczcionkaakapitu" style:family="text">
      <style:text-properties fo:background-color="#80FFFF" style:text-underline-type="single" style:text-underline-style="solid" style:text-underline-width="auto" style:text-underline-mode="continuous"/>
    </style:style>
    <style:style style:name="T1449" style:parent-style-name="Domyślnaczcionkaakapitu" style:family="text">
      <style:text-properties fo:background-color="#80FFFF" style:text-underline-type="single" style:text-underline-style="solid" style:text-underline-width="auto" style:text-underline-mode="continuous"/>
    </style:style>
    <style:style style:name="T1450" style:parent-style-name="Domyślnaczcionkaakapitu" style:family="text">
      <style:text-properties style:text-underline-type="single" style:text-underline-style="solid" style:text-underline-width="auto" style:text-underline-mode="continuous"/>
    </style:style>
    <style:style style:name="P1451" style:parent-style-name="Normalny" style:family="paragraph">
      <style:paragraph-properties fo:text-align="justify" fo:line-height="150%" fo:text-indent="0.25in"/>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T1456" style:parent-style-name="Domyślnaczcionkaakapitu" style:family="text">
      <style:text-properties fo:background-color="#80FFFF"/>
    </style:style>
    <style:style style:name="P1457" style:parent-style-name="Normalny" style:family="paragraph">
      <style:paragraph-properties fo:text-align="justify" fo:line-height="150%" fo:text-indent="0.25in"/>
    </style:style>
    <style:style style:name="T1458" style:parent-style-name="Domyślnaczcionkaakapitu" style:family="text">
      <style:text-properties fo:background-color="#80FFFF"/>
    </style:style>
    <style:style style:name="P1459" style:parent-style-name="Normalny" style:family="paragraph">
      <style:paragraph-properties fo:text-align="justify" fo:line-height="150%"/>
    </style:style>
    <style:style style:name="T1460" style:parent-style-name="Domyślnaczcionkaakapitu" style:family="text">
      <style:text-properties style:text-underline-type="single" style:text-underline-style="solid" style:text-underline-width="auto" style:text-underline-mode="continuous"/>
    </style:style>
    <style:style style:name="T1461" style:parent-style-name="Domyślnaczcionkaakapitu" style:family="text">
      <style:text-properties fo:background-color="#80FFFF" style:text-underline-type="single" style:text-underline-style="solid" style:text-underline-width="auto" style:text-underline-mode="continuous"/>
    </style:style>
    <style:style style:name="T1462" style:parent-style-name="Domyślnaczcionkaakapitu" style:family="text">
      <style:text-properties style:text-underline-type="single" style:text-underline-style="solid" style:text-underline-width="auto" style:text-underline-mode="continuous"/>
    </style:style>
    <style:style style:name="T1463" style:parent-style-name="Domyślnaczcionkaakapitu" style:family="text">
      <style:text-properties fo:background-color="#80FFFF"/>
    </style:style>
    <style:style style:name="P1464" style:parent-style-name="Normalny" style:family="paragraph">
      <style:paragraph-properties fo:text-align="justify" fo:line-height="150%" fo:text-indent="0.25in"/>
    </style:style>
    <style:style style:name="T1465" style:parent-style-name="Domyślnaczcionkaakapitu" style:family="text">
      <style:text-properties fo:background-color="#80FFFF"/>
    </style:style>
    <style:style style:name="T1466" style:parent-style-name="Domyślnaczcionkaakapitu" style:family="text">
      <style:text-properties fo:background-color="#80FFFF"/>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T1470" style:parent-style-name="Domyślnaczcionkaakapitu" style:family="text">
      <style:text-properties fo:background-color="#80FFFF"/>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P1474" style:parent-style-name="Normalny" style:family="paragraph">
      <style:paragraph-properties fo:text-align="justify" fo:line-height="150%" fo:text-indent="0.25in"/>
    </style:style>
    <style:style style:name="P1475" style:parent-style-name="Normalny" style:family="paragraph">
      <style:paragraph-properties fo:text-align="justify" fo:line-height="150%"/>
    </style:style>
    <style:style style:name="P1476" style:parent-style-name="Normalny" style:family="paragraph">
      <style:paragraph-properties fo:text-align="justify" fo:line-height="150%" fo:text-indent="0.25in"/>
    </style:style>
    <style:style style:name="P1477" style:parent-style-name="Normalny" style:family="paragraph">
      <style:paragraph-properties fo:text-align="justify" fo:line-height="150%"/>
    </style:style>
    <style:style style:name="T1478" style:parent-style-name="Domyślnaczcionkaakapitu" style:family="text">
      <style:text-properties style:text-underline-type="single" style:text-underline-style="solid" style:text-underline-width="auto" style:text-underline-mode="continuous"/>
    </style:style>
    <style:style style:name="P1479" style:parent-style-name="Normalny" style:family="paragraph">
      <style:paragraph-properties fo:text-align="justify" fo:line-height="150%" fo:text-indent="0.25in"/>
    </style:style>
    <style:style style:name="T1480" style:parent-style-name="Domyślnaczcionkaakapitu" style:family="text">
      <style:text-properties fo:background-color="#80FFFF"/>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T1483" style:parent-style-name="Domyślnaczcionkaakapitu" style:family="text">
      <style:text-properties fo:background-color="#80FFFF"/>
    </style:style>
    <style:style style:name="T1484" style:parent-style-name="Domyślnaczcionkaakapitu" style:family="text">
      <style:text-properties fo:background-color="#80FFFF"/>
    </style:style>
    <style:style style:name="P1485" style:parent-style-name="Normalny" style:family="paragraph">
      <style:paragraph-properties fo:text-align="justify" fo:line-height="150%" fo:text-indent="0.25in"/>
    </style:style>
    <style:style style:name="T1486" style:parent-style-name="Domyślnaczcionkaakapitu" style:family="text">
      <style:text-properties fo:background-color="#80FFFF"/>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P1491" style:parent-style-name="Normalny" style:family="paragraph">
      <style:paragraph-properties fo:text-align="justify" fo:line-height="150%"/>
    </style:style>
    <style:style style:name="T1492" style:parent-style-name="Domyślnaczcionkaakapitu" style:family="text">
      <style:text-properties style:text-underline-type="single" style:text-underline-style="solid" style:text-underline-width="auto" style:text-underline-mode="continuous"/>
    </style:style>
    <style:style style:name="T1493" style:parent-style-name="Domyślnaczcionkaakapitu" style:family="text">
      <style:text-properties fo:background-color="#80FFFF"/>
    </style:style>
    <style:style style:name="P1494" style:parent-style-name="Normalny" style:family="paragraph">
      <style:paragraph-properties fo:text-align="justify" fo:line-height="150%" fo:text-indent="0.25in"/>
    </style:style>
    <style:style style:name="P1495" style:parent-style-name="Normalny" style:family="paragraph">
      <style:paragraph-properties fo:text-align="justify" fo:line-height="150%"/>
    </style:style>
    <style:style style:name="T1496" style:parent-style-name="Domyślnaczcionkaakapitu" style:family="text">
      <style:text-properties fo:background-color="#80FFFF"/>
    </style:style>
    <style:style style:name="P1497" style:parent-style-name="Normalny" style:family="paragraph">
      <style:paragraph-properties fo:text-align="justify" fo:line-height="150%" fo:text-indent="0.25in"/>
    </style:style>
    <style:style style:name="T1498" style:parent-style-name="Domyślnaczcionkaakapitu" style:family="text">
      <style:text-properties fo:background-color="#80FFFF"/>
    </style:style>
    <style:style style:name="P1499" style:parent-style-name="Normalny" style:family="paragraph">
      <style:paragraph-properties fo:text-align="justify" fo:line-height="150%"/>
    </style:style>
    <style:style style:name="T1500" style:parent-style-name="Domyślnaczcionkaakapitu" style:family="text">
      <style:text-properties style:text-underline-type="single" style:text-underline-style="solid" style:text-underline-width="auto" style:text-underline-mode="continuous"/>
    </style:style>
    <style:style style:name="T1501" style:parent-style-name="Domyślnaczcionkaakapitu" style:family="text">
      <style:text-properties fo:background-color="#80FFFF" style:text-underline-type="single" style:text-underline-style="solid" style:text-underline-width="auto" style:text-underline-mode="continuous"/>
    </style:style>
    <style:style style:name="P1502" style:parent-style-name="Normalny" style:family="paragraph">
      <style:paragraph-properties fo:text-align="justify" fo:line-height="150%" fo:text-indent="0.25in"/>
    </style:style>
    <style:style style:name="P1503" style:parent-style-name="Normalny" style:family="paragraph">
      <style:paragraph-properties fo:text-align="justify" fo:line-height="150%"/>
    </style:style>
    <style:style style:name="P1504" style:parent-style-name="Normalny" style:family="paragraph">
      <style:paragraph-properties fo:text-align="justify" fo:line-height="150%"/>
    </style:style>
    <style:style style:name="P1505" style:parent-style-name="Normalny" style:family="paragraph">
      <style:paragraph-properties fo:text-align="justify" fo:line-height="150%"/>
    </style:style>
    <style:style style:name="T1506" style:parent-style-name="Domyślnaczcionkaakapitu" style:family="text">
      <style:text-properties style:text-underline-type="single" style:text-underline-style="solid" style:text-underline-width="auto" style:text-underline-mode="continuous"/>
    </style:style>
    <style:style style:name="P1507" style:parent-style-name="Normalny" style:family="paragraph">
      <style:paragraph-properties fo:text-align="justify" fo:line-height="150%" fo:text-indent="0.25in"/>
    </style:style>
    <style:style style:name="P1508" style:parent-style-name="Normalny" style:family="paragraph">
      <style:paragraph-properties fo:text-align="justify" fo:line-height="150%"/>
    </style:style>
    <style:style style:name="T1509" style:parent-style-name="Domyślnaczcionkaakapitu" style:family="text">
      <style:text-properties style:text-underline-type="single" style:text-underline-style="solid" style:text-underline-width="auto" style:text-underline-mode="continuous"/>
    </style:style>
    <style:style style:name="P1510" style:parent-style-name="Normalny" style:family="paragraph">
      <style:paragraph-properties fo:text-align="justify" fo:line-height="150%" fo:text-indent="0.2479in"/>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P1513" style:parent-style-name="Normalny" style:family="paragraph">
      <style:paragraph-properties fo:text-align="justify" fo:line-height="150%"/>
    </style:style>
    <style:style style:name="T1514" style:parent-style-name="Domyślnaczcionkaakapitu" style:family="text">
      <style:text-properties style:text-underline-type="single" style:text-underline-style="solid" style:text-underline-width="auto" style:text-underline-mode="continuous"/>
    </style:style>
    <style:style style:name="T1515" style:parent-style-name="Domyślnaczcionkaakapitu" style:family="text">
      <style:text-properties fo:background-color="#80FFFF" style:text-underline-type="single" style:text-underline-style="solid" style:text-underline-width="auto" style:text-underline-mode="continuous"/>
    </style:style>
    <style:style style:name="T1516" style:parent-style-name="Domyślnaczcionkaakapitu" style:family="text">
      <style:text-properties fo:background-color="#80FFFF"/>
    </style:style>
    <style:style style:name="P1517" style:parent-style-name="Normalny" style:family="paragraph">
      <style:paragraph-properties fo:text-align="justify" fo:line-height="150%" fo:text-indent="0.25in"/>
    </style:style>
    <style:style style:name="T1518" style:parent-style-name="Domyślnaczcionkaakapitu" style:family="text">
      <style:text-properties fo:background-color="#80FFFF"/>
    </style:style>
    <style:style style:name="P1519" style:parent-style-name="Normalny" style:family="paragraph">
      <style:paragraph-properties fo:text-align="justify" fo:line-height="150%"/>
    </style:style>
    <style:style style:name="T1520" style:parent-style-name="Domyślnaczcionkaakapitu" style:family="text">
      <style:text-properties style:text-underline-type="single" style:text-underline-style="solid" style:text-underline-width="auto" style:text-underline-mode="continuous"/>
    </style:style>
    <style:style style:name="T1521" style:parent-style-name="Domyślnaczcionkaakapitu" style:family="text">
      <style:text-properties fo:background-color="#80FFFF" style:text-underline-type="single" style:text-underline-style="solid" style:text-underline-width="auto" style:text-underline-mode="continuous"/>
    </style:style>
    <style:style style:name="T1522" style:parent-style-name="Domyślnaczcionkaakapitu" style:family="text">
      <style:text-properties style:text-underline-type="single" style:text-underline-style="solid" style:text-underline-width="auto" style:text-underline-mode="continuous"/>
    </style:style>
    <style:style style:name="P1523" style:parent-style-name="Normalny" style:family="paragraph">
      <style:paragraph-properties fo:text-align="justify" fo:line-height="150%" fo:text-indent="0.25in"/>
    </style:style>
    <style:style style:name="P1524" style:parent-style-name="Normalny" style:family="paragraph">
      <style:paragraph-properties fo:text-align="justify" fo:line-height="150%"/>
    </style:style>
    <style:style style:name="P1525" style:parent-style-name="Normalny" style:family="paragraph">
      <style:paragraph-properties fo:text-align="justify" fo:line-height="150%" fo:text-indent="0.25in"/>
    </style:style>
    <style:style style:name="T1526" style:parent-style-name="Domyślnaczcionkaakapitu" style:family="text">
      <style:text-properties fo:background-color="#80FFFF"/>
    </style:style>
    <style:style style:name="P1527" style:parent-style-name="Normalny" style:family="paragraph">
      <style:paragraph-properties fo:text-align="justify" fo:line-height="150%" fo:text-indent="0.25in"/>
    </style:style>
    <style:style style:name="P1528" style:parent-style-name="Normalny" style:family="paragraph">
      <style:paragraph-properties fo:text-align="justify" fo:line-height="150%"/>
    </style:style>
    <style:style style:name="P1529" style:parent-style-name="Normalny" style:family="paragraph">
      <style:paragraph-properties fo:text-align="justify" fo:line-height="150%"/>
    </style:style>
    <style:style style:name="T1530" style:parent-style-name="Domyślnaczcionkaakapitu" style:family="text">
      <style:text-properties style:text-underline-type="single" style:text-underline-style="solid" style:text-underline-width="auto" style:text-underline-mode="continuous"/>
    </style:style>
    <style:style style:name="T1531" style:parent-style-name="Domyślnaczcionkaakapitu" style:family="text">
      <style:text-properties fo:background-color="#80FFFF" style:text-underline-type="single" style:text-underline-style="solid" style:text-underline-width="auto" style:text-underline-mode="continuous"/>
    </style:style>
    <style:style style:name="T1532" style:parent-style-name="Domyślnaczcionkaakapitu" style:family="text">
      <style:text-properties style:text-underline-type="single" style:text-underline-style="solid" style:text-underline-width="auto" style:text-underline-mode="continuous"/>
    </style:style>
    <style:style style:name="P1533" style:parent-style-name="Normalny" style:family="paragraph">
      <style:paragraph-properties fo:text-align="justify" fo:line-height="150%" fo:text-indent="0.25in"/>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P1536" style:parent-style-name="Normalny" style:family="paragraph">
      <style:paragraph-properties fo:text-align="justify" fo:line-height="150%"/>
    </style:style>
    <style:style style:name="T1537" style:parent-style-name="Domyślnaczcionkaakapitu" style:family="text">
      <style:text-properties style:text-underline-type="single" style:text-underline-style="solid" style:text-underline-width="auto" style:text-underline-mode="continuous"/>
    </style:style>
    <style:style style:name="T1538" style:parent-style-name="Domyślnaczcionkaakapitu" style:family="text">
      <style:text-properties fo:background-color="#80FFFF" style:text-underline-type="single" style:text-underline-style="solid" style:text-underline-width="auto" style:text-underline-mode="continuous"/>
    </style:style>
    <style:style style:name="T1539" style:parent-style-name="Domyślnaczcionkaakapitu" style:family="text">
      <style:text-properties style:text-underline-type="single" style:text-underline-style="solid" style:text-underline-width="auto" style:text-underline-mode="continuous"/>
    </style:style>
    <style:style style:name="T1540" style:parent-style-name="Domyślnaczcionkaakapitu" style:family="text">
      <style:text-properties fo:background-color="#80FFFF" style:text-underline-type="single" style:text-underline-style="solid" style:text-underline-width="auto" style:text-underline-mode="continuous"/>
    </style:style>
    <style:style style:name="P1541" style:parent-style-name="Normalny" style:family="paragraph">
      <style:paragraph-properties fo:text-align="justify" fo:line-height="150%" fo:text-indent="0.25in"/>
    </style:style>
    <style:style style:name="P1542" style:parent-style-name="Normalny" style:family="paragraph">
      <style:paragraph-properties fo:text-align="justify" fo:line-height="150%" fo:text-indent="0.25in"/>
    </style:style>
    <style:style style:name="P1543" style:parent-style-name="Normalny" style:family="paragraph">
      <style:paragraph-properties fo:text-align="justify" fo:line-height="150%" fo:text-indent="0.25in"/>
    </style:style>
    <style:style style:name="P1544" style:parent-style-name="Normalny" style:family="paragraph">
      <style:paragraph-properties fo:text-align="justify" fo:line-height="150%"/>
    </style:style>
    <style:style style:name="T1545" style:parent-style-name="Domyślnaczcionkaakapitu" style:family="text">
      <style:text-properties style:text-underline-type="single" style:text-underline-style="solid" style:text-underline-width="auto" style:text-underline-mode="continuous"/>
    </style:style>
    <style:style style:name="P1546" style:parent-style-name="Normalny" style:family="paragraph">
      <style:paragraph-properties fo:text-align="justify" fo:line-height="150%" fo:text-indent="0.25in"/>
    </style:style>
    <style:style style:name="T1547" style:parent-style-name="Domyślnaczcionkaakapitu" style:family="text">
      <style:text-properties fo:background-color="#80FFFF"/>
    </style:style>
    <style:style style:name="P1548" style:parent-style-name="Normalny" style:family="paragraph">
      <style:paragraph-properties fo:text-align="justify" fo:line-height="150%"/>
    </style:style>
    <style:style style:name="T1549" style:parent-style-name="Domyślnaczcionkaakapitu" style:family="text">
      <style:text-properties style:text-underline-type="single" style:text-underline-style="solid" style:text-underline-width="auto" style:text-underline-mode="continuous"/>
    </style:style>
    <style:style style:name="T1550" style:parent-style-name="Domyślnaczcionkaakapitu" style:family="text">
      <style:text-properties fo:background-color="#80FFFF" style:text-underline-type="single" style:text-underline-style="solid" style:text-underline-width="auto" style:text-underline-mode="continuous"/>
    </style:style>
    <style:style style:name="P1551" style:parent-style-name="Normalny" style:family="paragraph">
      <style:paragraph-properties fo:text-align="justify" fo:line-height="150%" fo:text-indent="0.25in"/>
    </style:style>
    <style:style style:name="T1552" style:parent-style-name="Domyślnaczcionkaakapitu" style:family="text">
      <style:text-properties fo:background-color="#80FFFF"/>
    </style:style>
    <style:style style:name="P1553" style:parent-style-name="Normalny" style:family="paragraph">
      <style:paragraph-properties fo:text-align="justify" fo:line-height="150%"/>
    </style:style>
    <style:style style:name="T1554" style:parent-style-name="Domyślnaczcionkaakapitu" style:family="text">
      <style:text-properties style:text-underline-type="single" style:text-underline-style="solid" style:text-underline-width="auto" style:text-underline-mode="continuous"/>
    </style:style>
    <style:style style:name="T1555" style:parent-style-name="Domyślnaczcionkaakapitu" style:family="text">
      <style:text-properties fo:background-color="#80FFFF" style:text-underline-type="single" style:text-underline-style="solid" style:text-underline-width="auto" style:text-underline-mode="continuous"/>
    </style:style>
    <style:style style:name="T1556" style:parent-style-name="Domyślnaczcionkaakapitu" style:family="text">
      <style:text-properties style:text-underline-type="single" style:text-underline-style="solid" style:text-underline-width="auto" style:text-underline-mode="continuous"/>
    </style:style>
    <style:style style:name="P1557" style:parent-style-name="Normalny" style:family="paragraph">
      <style:paragraph-properties fo:text-align="justify" fo:line-height="150%" fo:text-indent="0.25in"/>
    </style:style>
    <style:style style:name="T1558" style:parent-style-name="Domyślnaczcionkaakapitu" style:family="text">
      <style:text-properties fo:background-color="#80FFFF"/>
    </style:style>
    <style:style style:name="T1559" style:parent-style-name="Domyślnaczcionkaakapitu" style:family="text">
      <style:text-properties fo:background-color="#80FFFF"/>
    </style:style>
    <style:style style:name="P1560" style:parent-style-name="Normalny" style:family="paragraph">
      <style:paragraph-properties fo:text-align="justify" fo:line-height="150%" fo:text-indent="0.25in"/>
    </style:style>
    <style:style style:name="T1561" style:parent-style-name="Domyślnaczcionkaakapitu" style:family="text">
      <style:text-properties fo:background-color="#80FFFF"/>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T1564" style:parent-style-name="Domyślnaczcionkaakapitu" style:family="text">
      <style:text-properties fo:background-color="#80FFFF"/>
    </style:style>
    <style:style style:name="T1565" style:parent-style-name="Domyślnaczcionkaakapitu" style:family="text">
      <style:text-properties fo:background-color="#80FFFF"/>
    </style:style>
    <style:style style:name="T1566" style:parent-style-name="Domyślnaczcionkaakapitu" style:family="text">
      <style:text-properties fo:background-color="#80FFFF"/>
    </style:style>
    <style:style style:name="P1567" style:parent-style-name="Normalny" style:family="paragraph">
      <style:paragraph-properties fo:text-align="justify" fo:line-height="150%"/>
    </style:style>
    <style:style style:name="T1568" style:parent-style-name="Domyślnaczcionkaakapitu" style:family="text">
      <style:text-properties style:text-underline-type="single" style:text-underline-style="solid" style:text-underline-width="auto" style:text-underline-mode="continuous"/>
    </style:style>
    <style:style style:name="T1569" style:parent-style-name="Domyślnaczcionkaakapitu" style:family="text">
      <style:text-properties fo:background-color="#80FFFF" style:text-underline-type="single" style:text-underline-style="solid" style:text-underline-width="auto" style:text-underline-mode="continuous"/>
    </style:style>
    <style:style style:name="P1570" style:parent-style-name="Normalny" style:family="paragraph">
      <style:paragraph-properties fo:text-align="justify" fo:line-height="150%" fo:text-indent="0.2479in"/>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P1581" style:parent-style-name="Normalny" style:family="paragraph">
      <style:paragraph-properties fo:text-align="justify" fo:line-height="150%"/>
    </style:style>
    <style:style style:name="T1582" style:parent-style-name="Domyślnaczcionkaakapitu" style:family="text">
      <style:text-properties style:text-underline-type="single" style:text-underline-style="solid" style:text-underline-width="auto" style:text-underline-mode="continuous"/>
    </style:style>
    <style:style style:name="T1583" style:parent-style-name="Domyślnaczcionkaakapitu" style:family="text">
      <style:text-properties fo:background-color="#80FFFF" style:text-underline-type="single" style:text-underline-style="solid" style:text-underline-width="auto" style:text-underline-mode="continuous"/>
    </style:style>
    <style:style style:name="T1584" style:parent-style-name="Domyślnaczcionkaakapitu" style:family="text">
      <style:text-properties style:text-underline-type="single" style:text-underline-style="solid" style:text-underline-width="auto" style:text-underline-mode="continuous"/>
    </style:style>
    <style:style style:name="T1585" style:parent-style-name="Domyślnaczcionkaakapitu" style:family="text">
      <style:text-properties fo:background-color="#80FFFF" style:text-underline-type="single" style:text-underline-style="solid" style:text-underline-width="auto" style:text-underline-mode="continuous"/>
    </style:style>
    <style:style style:name="T1586" style:parent-style-name="Domyślnaczcionkaakapitu" style:family="text">
      <style:text-properties style:text-underline-type="single" style:text-underline-style="solid" style:text-underline-width="auto" style:text-underline-mode="continuous"/>
    </style:style>
    <style:style style:name="T1587" style:parent-style-name="Domyślnaczcionkaakapitu" style:family="text">
      <style:text-properties fo:background-color="#80FFFF" style:text-underline-type="single" style:text-underline-style="solid" style:text-underline-width="auto" style:text-underline-mode="continuous"/>
    </style:style>
    <style:style style:name="T1588" style:parent-style-name="Domyślnaczcionkaakapitu" style:family="text">
      <style:text-properties style:text-underline-type="single" style:text-underline-style="solid" style:text-underline-width="auto" style:text-underline-mode="continuous"/>
    </style:style>
    <style:style style:name="T1589" style:parent-style-name="Domyślnaczcionkaakapitu" style:family="text">
      <style:text-properties fo:background-color="#80FFFF" style:text-underline-type="single" style:text-underline-style="solid" style:text-underline-width="auto" style:text-underline-mode="continuous"/>
    </style:style>
    <style:style style:name="T1590" style:parent-style-name="Domyślnaczcionkaakapitu" style:family="text">
      <style:text-properties style:text-underline-type="single" style:text-underline-style="solid" style:text-underline-width="auto" style:text-underline-mode="continuous"/>
    </style:style>
    <style:style style:name="T1591" style:parent-style-name="Domyślnaczcionkaakapitu" style:family="text">
      <style:text-properties fo:background-color="#80FFFF" style:text-underline-type="single" style:text-underline-style="solid" style:text-underline-width="auto" style:text-underline-mode="continuous"/>
    </style:style>
    <style:style style:name="T1592" style:parent-style-name="Domyślnaczcionkaakapitu" style:family="text">
      <style:text-properties fo:background-color="#80FFFF"/>
    </style:style>
    <style:style style:name="P1593" style:parent-style-name="Normalny" style:family="paragraph">
      <style:paragraph-properties fo:text-align="justify" fo:line-height="150%" fo:text-indent="0.25in"/>
    </style:style>
    <style:style style:name="T1594" style:parent-style-name="Domyślnaczcionkaakapitu" style:family="text">
      <style:text-properties fo:background-color="#80FFFF"/>
    </style:style>
    <style:style style:name="T1595" style:parent-style-name="Domyślnaczcionkaakapitu" style:family="text">
      <style:text-properties fo:background-color="#80FFFF"/>
    </style:style>
    <style:style style:name="T1596" style:parent-style-name="Domyślnaczcionkaakapitu" style:family="text">
      <style:text-properties fo:background-color="#80FFFF"/>
    </style:style>
    <style:style style:name="T1597" style:parent-style-name="Domyślnaczcionkaakapitu" style:family="text">
      <style:text-properties fo:background-color="#80FFFF"/>
    </style:style>
    <style:style style:name="P1598" style:parent-style-name="Normalny" style:family="paragraph">
      <style:paragraph-properties fo:text-align="justify" fo:line-height="150%"/>
    </style:style>
    <style:style style:name="T1599" style:parent-style-name="Domyślnaczcionkaakapitu" style:family="text">
      <style:text-properties style:text-underline-type="single" style:text-underline-style="solid" style:text-underline-width="auto" style:text-underline-mode="continuous"/>
    </style:style>
    <style:style style:name="P1600" style:parent-style-name="Normalny" style:family="paragraph">
      <style:paragraph-properties fo:text-align="justify" fo:line-height="150%" fo:text-indent="0.25in">
        <style:tab-stops>
          <style:tab-stop style:type="left" style:position="1.3083in"/>
        </style:tab-stops>
      </style:paragraph-properties>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T1603" style:parent-style-name="Domyślnaczcionkaakapitu" style:family="text">
      <style:text-properties fo:background-color="#80FFFF"/>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P1608" style:parent-style-name="Normalny" style:family="paragraph">
      <style:paragraph-properties fo:text-align="justify" fo:line-height="150%"/>
    </style:style>
    <style:style style:name="T1609" style:parent-style-name="Domyślnaczcionkaakapitu" style:family="text">
      <style:text-properties style:text-underline-type="single" style:text-underline-style="solid" style:text-underline-width="auto" style:text-underline-mode="continuous"/>
    </style:style>
    <style:style style:name="P1610" style:parent-style-name="Normalny" style:family="paragraph">
      <style:paragraph-properties fo:text-align="justify" fo:line-height="150%" fo:text-indent="0.25in"/>
    </style:style>
    <style:style style:name="T1611" style:parent-style-name="Domyślnaczcionkaakapitu" style:family="text">
      <style:text-properties fo:background-color="#80FFFF"/>
    </style:style>
    <style:style style:name="T1612" style:parent-style-name="Domyślnaczcionkaakapitu" style:family="text">
      <style:text-properties fo:background-color="#80FFFF"/>
    </style:style>
    <style:style style:name="T1613" style:parent-style-name="Domyślnaczcionkaakapitu" style:family="text">
      <style:text-properties fo:background-color="#80FFFF"/>
    </style:style>
    <style:style style:name="T1614" style:parent-style-name="Domyślnaczcionkaakapitu" style:family="text">
      <style:text-properties fo:background-color="#80FFFF"/>
    </style:style>
    <style:style style:name="P1615" style:parent-style-name="Normalny" style:family="paragraph">
      <style:paragraph-properties fo:text-align="justify" fo:line-height="150%" fo:text-indent="0.25in"/>
    </style:style>
    <style:style style:name="P1616" style:parent-style-name="Normalny" style:family="paragraph">
      <style:paragraph-properties fo:text-align="justify" fo:line-height="150%"/>
    </style:style>
    <style:style style:name="T1617" style:parent-style-name="Domyślnaczcionkaakapitu" style:family="text">
      <style:text-properties style:text-underline-type="single" style:text-underline-style="solid" style:text-underline-width="auto" style:text-underline-mode="continuous"/>
    </style:style>
    <style:style style:name="P1618" style:parent-style-name="Normalny" style:family="paragraph">
      <style:paragraph-properties fo:text-align="justify" fo:line-height="150%" fo:text-indent="0.25in"/>
    </style:style>
    <style:style style:name="T1619" style:parent-style-name="Domyślnaczcionkaakapitu" style:family="text">
      <style:text-properties fo:background-color="#80FFFF"/>
    </style:style>
    <style:style style:name="T1620" style:parent-style-name="Domyślnaczcionkaakapitu" style:family="text">
      <style:text-properties fo:background-color="#80FFFF"/>
    </style:style>
    <style:style style:name="P1621" style:parent-style-name="Normalny" style:family="paragraph">
      <style:paragraph-properties fo:text-align="justify" fo:line-height="150%"/>
    </style:style>
    <style:style style:name="T1622" style:parent-style-name="Domyślnaczcionkaakapitu" style:family="text">
      <style:text-properties style:text-underline-type="single" style:text-underline-style="solid" style:text-underline-width="auto" style:text-underline-mode="continuous"/>
    </style:style>
    <style:style style:name="P1623" style:parent-style-name="Normalny" style:family="paragraph">
      <style:paragraph-properties fo:text-align="justify" fo:line-height="150%" fo:text-indent="0.25in"/>
    </style:style>
    <style:style style:name="P1624" style:parent-style-name="Normalny" style:family="paragraph">
      <style:paragraph-properties fo:text-align="justify" fo:line-height="150%"/>
    </style:style>
    <style:style style:name="T1625" style:parent-style-name="Domyślnaczcionkaakapitu" style:family="text">
      <style:text-properties style:text-underline-type="single" style:text-underline-style="solid" style:text-underline-width="auto" style:text-underline-mode="continuous"/>
    </style:style>
    <style:style style:name="P1626" style:parent-style-name="Normalny" style:family="paragraph">
      <style:paragraph-properties fo:text-align="justify" fo:line-height="150%" fo:text-indent="0.25in"/>
    </style:style>
    <style:style style:name="P1627" style:parent-style-name="Normalny" style:family="paragraph">
      <style:paragraph-properties fo:text-align="justify" fo:line-height="150%"/>
    </style:style>
    <style:style style:name="T1628" style:parent-style-name="Domyślnaczcionkaakapitu" style:family="text">
      <style:text-properties style:text-underline-type="single" style:text-underline-style="solid" style:text-underline-width="auto" style:text-underline-mode="continuous"/>
    </style:style>
    <style:style style:name="T1629" style:parent-style-name="Domyślnaczcionkaakapitu" style:family="text">
      <style:text-properties fo:background-color="#80FFFF" style:text-underline-type="single" style:text-underline-style="solid" style:text-underline-width="auto" style:text-underline-mode="continuous"/>
    </style:style>
    <style:style style:name="T1630" style:parent-style-name="Domyślnaczcionkaakapitu" style:family="text">
      <style:text-properties style:text-underline-type="single" style:text-underline-style="solid" style:text-underline-width="auto" style:text-underline-mode="continuous"/>
    </style:style>
    <style:style style:name="T1631" style:parent-style-name="Domyślnaczcionkaakapitu" style:family="text">
      <style:text-properties fo:background-color="#80FFFF" style:text-underline-type="single" style:text-underline-style="solid" style:text-underline-width="auto" style:text-underline-mode="continuous"/>
    </style:style>
    <style:style style:name="T1632" style:parent-style-name="Domyślnaczcionkaakapitu" style:family="text">
      <style:text-properties style:text-underline-type="single" style:text-underline-style="solid" style:text-underline-width="auto" style:text-underline-mode="continuous"/>
    </style:style>
    <style:style style:name="T1633" style:parent-style-name="Domyślnaczcionkaakapitu" style:family="text">
      <style:text-properties fo:background-color="#80FFFF"/>
    </style:style>
    <style:style style:name="P1634" style:parent-style-name="Normalny" style:family="paragraph">
      <style:paragraph-properties fo:text-align="justify" fo:line-height="150%" fo:text-indent="0.25in"/>
    </style:style>
    <style:style style:name="P1635" style:parent-style-name="Normalny" style:family="paragraph">
      <style:paragraph-properties fo:text-align="justify" fo:line-height="150%"/>
    </style:style>
    <style:style style:name="T1636" style:parent-style-name="Domyślnaczcionkaakapitu" style:family="text">
      <style:text-properties style:text-underline-type="single" style:text-underline-style="solid" style:text-underline-width="auto" style:text-underline-mode="continuous"/>
    </style:style>
    <style:style style:name="T1637" style:parent-style-name="Domyślnaczcionkaakapitu" style:family="text">
      <style:text-properties fo:background-color="#80FFFF" style:text-underline-type="single" style:text-underline-style="solid" style:text-underline-width="auto" style:text-underline-mode="continuous"/>
    </style:style>
    <style:style style:name="T1638" style:parent-style-name="Domyślnaczcionkaakapitu" style:family="text">
      <style:text-properties style:text-underline-type="single" style:text-underline-style="solid" style:text-underline-width="auto" style:text-underline-mode="continuous"/>
    </style:style>
    <style:style style:name="T1639" style:parent-style-name="Domyślnaczcionkaakapitu" style:family="text">
      <style:text-properties fo:background-color="#80FFFF" style:text-underline-type="single" style:text-underline-style="solid" style:text-underline-width="auto" style:text-underline-mode="continuous"/>
    </style:style>
    <style:style style:name="T1640" style:parent-style-name="Domyślnaczcionkaakapitu" style:family="text">
      <style:text-properties style:text-underline-type="single" style:text-underline-style="solid" style:text-underline-width="auto" style:text-underline-mode="continuous"/>
    </style:style>
    <style:style style:name="P1641" style:parent-style-name="Normalny" style:family="paragraph">
      <style:paragraph-properties fo:text-align="justify" fo:line-height="150%" fo:text-indent="0.25in"/>
    </style:style>
    <style:style style:name="T1642" style:parent-style-name="Domyślnaczcionkaakapitu" style:family="text">
      <style:text-properties fo:background-color="#80FFFF"/>
    </style:style>
    <style:style style:name="P1643" style:parent-style-name="Normalny" style:family="paragraph">
      <style:paragraph-properties fo:text-align="justify" fo:line-height="150%" fo:text-indent="0.25in"/>
    </style:style>
    <style:style style:name="T1644" style:parent-style-name="Domyślnaczcionkaakapitu" style:family="text">
      <style:text-properties fo:background-color="#80FFFF"/>
    </style:style>
    <style:style style:name="T1645" style:parent-style-name="Domyślnaczcionkaakapitu" style:family="text">
      <style:text-properties fo:background-color="#80FFFF"/>
    </style:style>
    <style:style style:name="P1646" style:parent-style-name="Normalny" style:family="paragraph">
      <style:paragraph-properties fo:text-align="justify" fo:line-height="150%"/>
    </style:style>
    <style:style style:name="P1647" style:parent-style-name="Normalny" style:family="paragraph">
      <style:paragraph-properties fo:text-align="justify" fo:line-height="150%" fo:text-indent="0.25in"/>
    </style:style>
    <style:style style:name="T1648" style:parent-style-name="Domyślnaczcionkaakapitu" style:family="text">
      <style:text-properties fo:background-color="#80FFFF"/>
    </style:style>
    <style:style style:name="T1649" style:parent-style-name="Domyślnaczcionkaakapitu" style:family="text">
      <style:text-properties fo:background-color="#80FFFF"/>
    </style:style>
    <style:style style:name="T1650" style:parent-style-name="Domyślnaczcionkaakapitu" style:family="text">
      <style:text-properties fo:background-color="#80FFFF"/>
    </style:style>
    <style:style style:name="T1651" style:parent-style-name="Domyślnaczcionkaakapitu" style:family="text">
      <style:text-properties fo:background-color="#80FFFF"/>
    </style:style>
    <style:style style:name="T1652" style:parent-style-name="Domyślnaczcionkaakapitu" style:family="text">
      <style:text-properties fo:background-color="#80FFFF"/>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P1655" style:parent-style-name="Normalny" style:family="paragraph">
      <style:paragraph-properties fo:text-align="justify" fo:line-height="150%"/>
    </style:style>
    <style:style style:name="T1656" style:parent-style-name="Domyślnaczcionkaakapitu" style:family="text">
      <style:text-properties style:text-underline-type="single" style:text-underline-style="solid" style:text-underline-width="auto" style:text-underline-mode="continuous"/>
    </style:style>
    <style:style style:name="T1657" style:parent-style-name="Domyślnaczcionkaakapitu" style:family="text">
      <style:text-properties fo:background-color="#80FFFF" style:text-underline-type="single" style:text-underline-style="solid" style:text-underline-width="auto" style:text-underline-mode="continuous"/>
    </style:style>
    <style:style style:name="T1658" style:parent-style-name="Domyślnaczcionkaakapitu" style:family="text">
      <style:text-properties style:text-underline-type="single" style:text-underline-style="solid" style:text-underline-width="auto" style:text-underline-mode="continuous"/>
    </style:style>
    <style:style style:name="P1659" style:parent-style-name="Normalny" style:family="paragraph">
      <style:paragraph-properties fo:text-align="justify" fo:line-height="150%" fo:text-indent="0.25in"/>
    </style:style>
    <style:style style:name="P1660" style:parent-style-name="Normalny" style:family="paragraph">
      <style:paragraph-properties fo:text-align="justify" fo:line-height="150%"/>
    </style:style>
    <style:style style:name="T1661" style:parent-style-name="Domyślnaczcionkaakapitu" style:family="text">
      <style:text-properties style:text-underline-type="single" style:text-underline-style="solid" style:text-underline-width="auto" style:text-underline-mode="continuous"/>
    </style:style>
    <style:style style:name="P1662" style:parent-style-name="Normalny" style:family="paragraph">
      <style:paragraph-properties fo:text-align="justify" fo:line-height="150%" fo:text-indent="0.25in"/>
    </style:style>
    <style:style style:name="T1663" style:parent-style-name="Domyślnaczcionkaakapitu" style:family="text">
      <style:text-properties fo:background-color="#80FFFF"/>
    </style:style>
    <style:style style:name="P1664" style:parent-style-name="Normalny" style:family="paragraph">
      <style:paragraph-properties fo:text-align="justify" fo:line-height="150%"/>
    </style:style>
    <style:style style:name="T1665" style:parent-style-name="Domyślnaczcionkaakapitu" style:family="text">
      <style:text-properties style:text-underline-type="single" style:text-underline-style="solid" style:text-underline-width="auto" style:text-underline-mode="continuous"/>
    </style:style>
    <style:style style:name="T1666" style:parent-style-name="Domyślnaczcionkaakapitu" style:family="text">
      <style:text-properties fo:background-color="#80FFFF" style:text-underline-type="single" style:text-underline-style="solid" style:text-underline-width="auto" style:text-underline-mode="continuous"/>
    </style:style>
    <style:style style:name="T1667" style:parent-style-name="Domyślnaczcionkaakapitu" style:family="text">
      <style:text-properties style:text-underline-type="single" style:text-underline-style="solid" style:text-underline-width="auto" style:text-underline-mode="continuous"/>
    </style:style>
    <style:style style:name="P1668" style:parent-style-name="Normalny" style:family="paragraph">
      <style:paragraph-properties fo:text-align="justify" fo:line-height="150%" fo:text-indent="0.25in"/>
    </style:style>
    <style:style style:name="T1669" style:parent-style-name="Domyślnaczcionkaakapitu" style:family="text">
      <style:text-properties fo:background-color="#80FFFF"/>
    </style:style>
    <style:style style:name="T1670" style:parent-style-name="Domyślnaczcionkaakapitu" style:family="text">
      <style:text-properties fo:background-color="#80FFFF"/>
    </style:style>
    <style:style style:name="P1671" style:parent-style-name="Normalny" style:family="paragraph">
      <style:paragraph-properties fo:text-align="justify" fo:line-height="150%" fo:text-indent="0.25in"/>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P1674" style:parent-style-name="Normalny" style:family="paragraph">
      <style:paragraph-properties fo:text-align="justify" fo:line-height="150%"/>
    </style:style>
    <style:style style:name="T1675" style:parent-style-name="Domyślnaczcionkaakapitu" style:family="text">
      <style:text-properties fo:background-color="#80FFFF"/>
    </style:style>
    <style:style style:name="P1676" style:parent-style-name="Normalny" style:family="paragraph">
      <style:paragraph-properties fo:text-align="justify" fo:line-height="150%" fo:text-indent="0.25in"/>
    </style:style>
    <style:style style:name="P1677" style:parent-style-name="Normalny" style:family="paragraph">
      <style:paragraph-properties fo:text-align="justify" fo:line-height="150%" fo:text-indent="0.25in"/>
    </style:style>
    <style:style style:name="P1678" style:parent-style-name="Normalny" style:family="paragraph">
      <style:paragraph-properties fo:text-align="justify" fo:line-height="150%" fo:text-indent="0.25in"/>
    </style:style>
    <style:style style:name="T1679" style:parent-style-name="Domyślnaczcionkaakapitu" style:family="text">
      <style:text-properties fo:background-color="#80FFFF"/>
    </style:style>
    <style:style style:name="P1680" style:parent-style-name="Normalny" style:family="paragraph">
      <style:paragraph-properties fo:text-align="justify" fo:line-height="150%" fo:text-indent="0.25in"/>
    </style:style>
    <style:style style:name="T1681" style:parent-style-name="Domyślnaczcionkaakapitu" style:family="text">
      <style:text-properties fo:background-color="#80FFFF"/>
    </style:style>
    <style:style style:name="T1682" style:parent-style-name="Domyślnaczcionkaakapitu" style:family="text">
      <style:text-properties fo:background-color="#80FFFF"/>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T1685" style:parent-style-name="Domyślnaczcionkaakapitu" style:family="text">
      <style:text-properties fo:background-color="#80FFFF"/>
    </style:style>
    <style:style style:name="P1686" style:parent-style-name="Normalny" style:family="paragraph">
      <style:paragraph-properties fo:text-align="justify" fo:line-height="150%" fo:text-indent="0.25in"/>
    </style:style>
    <style:style style:name="P1687" style:parent-style-name="Normalny" style:family="paragraph">
      <style:paragraph-properties fo:text-align="justify" fo:line-height="150%" fo:text-indent="0.25in"/>
    </style:style>
    <style:style style:name="P1688" style:parent-style-name="Normalny" style:family="paragraph">
      <style:paragraph-properties fo:text-align="justify" fo:line-height="150%" fo:text-indent="0.25in"/>
    </style:style>
    <style:style style:name="T1689" style:parent-style-name="Domyślnaczcionkaakapitu" style:family="text">
      <style:text-properties fo:background-color="#80FFFF"/>
    </style:style>
    <style:style style:name="P1690" style:parent-style-name="Normalny" style:family="paragraph">
      <style:paragraph-properties fo:text-align="justify" fo:line-height="150%"/>
    </style:style>
    <style:style style:name="T1691" style:parent-style-name="Domyślnaczcionkaakapitu" style:family="text">
      <style:text-properties style:text-underline-type="single" style:text-underline-style="solid" style:text-underline-width="auto" style:text-underline-mode="continuous"/>
    </style:style>
    <style:style style:name="T1692" style:parent-style-name="Domyślnaczcionkaakapitu" style:family="text">
      <style:text-properties fo:background-color="#80FFFF" style:text-underline-type="single" style:text-underline-style="solid" style:text-underline-width="auto" style:text-underline-mode="continuous"/>
    </style:style>
    <style:style style:name="T1693" style:parent-style-name="Domyślnaczcionkaakapitu" style:family="text">
      <style:text-properties style:text-underline-type="single" style:text-underline-style="solid" style:text-underline-width="auto" style:text-underline-mode="continuous"/>
    </style:style>
    <style:style style:name="T1694" style:parent-style-name="Domyślnaczcionkaakapitu" style:family="text">
      <style:text-properties fo:background-color="#80FFFF" style:text-underline-type="single" style:text-underline-style="solid" style:text-underline-width="auto" style:text-underline-mode="continuous"/>
    </style:style>
    <style:style style:name="T1695" style:parent-style-name="Domyślnaczcionkaakapitu" style:family="text">
      <style:text-properties style:text-underline-type="single" style:text-underline-style="solid" style:text-underline-width="auto" style:text-underline-mode="continuous"/>
    </style:style>
    <style:style style:name="T1696" style:parent-style-name="Domyślnaczcionkaakapitu" style:family="text">
      <style:text-properties fo:background-color="#80FFFF" style:text-underline-type="single" style:text-underline-style="solid" style:text-underline-width="auto" style:text-underline-mode="continuous"/>
    </style:style>
    <style:style style:name="P1697" style:parent-style-name="Normalny" style:family="paragraph">
      <style:paragraph-properties fo:text-align="justify" fo:line-height="150%" fo:text-indent="0.25in"/>
    </style:style>
    <style:style style:name="P1698" style:parent-style-name="Normalny" style:family="paragraph">
      <style:paragraph-properties fo:text-align="justify" fo:line-height="150%"/>
    </style:style>
    <style:style style:name="T1699" style:parent-style-name="Domyślnaczcionkaakapitu" style:family="text">
      <style:text-properties style:text-underline-type="single" style:text-underline-style="solid" style:text-underline-width="auto" style:text-underline-mode="continuous"/>
    </style:style>
    <style:style style:name="P1700" style:parent-style-name="Normalny" style:family="paragraph">
      <style:paragraph-properties fo:text-align="justify" fo:line-height="150%" fo:text-indent="0.25in"/>
    </style:style>
    <style:style style:name="T1701" style:parent-style-name="Domyślnaczcionkaakapitu" style:family="text">
      <style:text-properties fo:background-color="#80FFFF"/>
    </style:style>
    <style:style style:name="P1702" style:parent-style-name="Normalny" style:family="paragraph">
      <style:paragraph-properties fo:text-align="justify" fo:line-height="150%" fo:text-indent="0.25in"/>
    </style:style>
    <style:style style:name="T1703" style:parent-style-name="Domyślnaczcionkaakapitu" style:family="text">
      <style:text-properties fo:background-color="#80FFFF"/>
    </style:style>
    <style:style style:name="T1704" style:parent-style-name="Domyślnaczcionkaakapitu" style:family="text">
      <style:text-properties fo:background-color="#80FFFF"/>
    </style:style>
    <style:style style:name="P1705" style:parent-style-name="Normalny" style:family="paragraph">
      <style:paragraph-properties fo:text-align="justify" fo:line-height="150%"/>
    </style:style>
    <style:style style:name="T1706" style:parent-style-name="Domyślnaczcionkaakapitu" style:family="text">
      <style:text-properties style:text-underline-type="single" style:text-underline-style="solid" style:text-underline-width="auto" style:text-underline-mode="continuous"/>
    </style:style>
    <style:style style:name="P1707" style:parent-style-name="Normalny" style:family="paragraph">
      <style:paragraph-properties fo:text-align="justify" fo:line-height="150%" fo:text-indent="0.25in"/>
    </style:style>
    <style:style style:name="T1708" style:parent-style-name="Domyślnaczcionkaakapitu" style:family="text">
      <style:text-properties fo:background-color="#80FFFF"/>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T1711" style:parent-style-name="Domyślnaczcionkaakapitu" style:family="text">
      <style:text-properties fo:background-color="#80FFFF"/>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T1714" style:parent-style-name="Domyślnaczcionkaakapitu" style:family="text">
      <style:text-properties fo:background-color="#80FFFF"/>
    </style:style>
    <style:style style:name="T1715" style:parent-style-name="Domyślnaczcionkaakapitu" style:family="text">
      <style:text-properties fo:background-color="#80FFFF"/>
    </style:style>
    <style:style style:name="T1716" style:parent-style-name="Domyślnaczcionkaakapitu" style:family="text">
      <style:text-properties fo:background-color="#80FFFF"/>
    </style:style>
    <style:style style:name="T1717" style:parent-style-name="Domyślnaczcionkaakapitu" style:family="text">
      <style:text-properties fo:background-color="#80FFFF"/>
    </style:style>
    <style:style style:name="P1718" style:parent-style-name="Normalny" style:family="paragraph">
      <style:paragraph-properties fo:text-align="justify" fo:line-height="150%"/>
    </style:style>
    <style:style style:name="T1719" style:parent-style-name="Domyślnaczcionkaakapitu" style:family="text">
      <style:text-properties style:text-underline-type="single" style:text-underline-style="solid" style:text-underline-width="auto" style:text-underline-mode="continuous"/>
    </style:style>
    <style:style style:name="T1720" style:parent-style-name="Domyślnaczcionkaakapitu" style:family="text">
      <style:text-properties fo:background-color="#80FFFF" style:text-underline-type="single" style:text-underline-style="solid" style:text-underline-width="auto" style:text-underline-mode="continuous"/>
    </style:style>
    <style:style style:name="T1721" style:parent-style-name="Domyślnaczcionkaakapitu" style:family="text">
      <style:text-properties style:text-underline-type="single" style:text-underline-style="solid" style:text-underline-width="auto" style:text-underline-mode="continuous"/>
    </style:style>
    <style:style style:name="T1722" style:parent-style-name="Domyślnaczcionkaakapitu" style:family="text">
      <style:text-properties fo:background-color="#80FFFF" style:text-underline-type="single" style:text-underline-style="solid" style:text-underline-width="auto" style:text-underline-mode="continuous"/>
    </style:style>
    <style:style style:name="P1723" style:parent-style-name="Normalny" style:family="paragraph">
      <style:paragraph-properties fo:text-align="justify" fo:line-height="150%" fo:text-indent="0.25in"/>
    </style:style>
    <style:style style:name="T1724" style:parent-style-name="Domyślnaczcionkaakapitu" style:family="text">
      <style:text-properties fo:background-color="#80FFFF"/>
    </style:style>
    <style:style style:name="P1725" style:parent-style-name="Normalny" style:family="paragraph">
      <style:paragraph-properties fo:text-align="justify" fo:line-height="150%" fo:text-indent="0.25in"/>
    </style:style>
    <style:style style:name="P1726" style:parent-style-name="Normalny" style:family="paragraph">
      <style:paragraph-properties fo:text-align="justify" fo:line-height="150%"/>
    </style:style>
    <style:style style:name="T1727" style:parent-style-name="Domyślnaczcionkaakapitu" style:family="text">
      <style:text-properties style:text-underline-type="single" style:text-underline-style="solid" style:text-underline-width="auto" style:text-underline-mode="continuous"/>
    </style:style>
    <style:style style:name="T1728" style:parent-style-name="Domyślnaczcionkaakapitu" style:family="text">
      <style:text-properties fo:background-color="#80FFFF" style:text-underline-type="single" style:text-underline-style="solid" style:text-underline-width="auto" style:text-underline-mode="continuous"/>
    </style:style>
    <style:style style:name="T1729" style:parent-style-name="Domyślnaczcionkaakapitu" style:family="text">
      <style:text-properties style:text-underline-type="single" style:text-underline-style="solid" style:text-underline-width="auto" style:text-underline-mode="continuous"/>
    </style:style>
    <style:style style:name="P1730" style:parent-style-name="Normalny" style:family="paragraph">
      <style:paragraph-properties fo:text-align="justify" fo:line-height="150%" fo:text-indent="0.25in"/>
    </style:style>
    <style:style style:name="T1731" style:parent-style-name="Domyślnaczcionkaakapitu" style:family="text">
      <style:text-properties fo:background-color="#80FFFF"/>
    </style:style>
    <style:style style:name="P1732" style:parent-style-name="Normalny" style:family="paragraph">
      <style:paragraph-properties fo:text-align="justify" fo:line-height="150%"/>
    </style:style>
    <style:style style:name="P1733" style:parent-style-name="Normalny" style:family="paragraph">
      <style:paragraph-properties fo:text-align="justify" fo:line-height="150%" fo:text-indent="0.25in"/>
    </style:style>
    <style:style style:name="T1734" style:parent-style-name="Domyślnaczcionkaakapitu" style:family="text">
      <style:text-properties fo:background-color="#80FFFF"/>
    </style:style>
    <style:style style:name="P1735" style:parent-style-name="Normalny" style:family="paragraph">
      <style:paragraph-properties fo:text-align="justify" fo:line-height="150%" fo:text-indent="0.25in"/>
    </style:style>
    <style:style style:name="P1736" style:parent-style-name="Normalny" style:family="paragraph">
      <style:paragraph-properties fo:text-align="justify" fo:line-height="150%"/>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P1739" style:parent-style-name="Normalny" style:family="paragraph">
      <style:paragraph-properties fo:text-align="justify" fo:line-height="150%"/>
    </style:style>
    <style:style style:name="T1740" style:parent-style-name="Domyślnaczcionkaakapitu" style:family="text">
      <style:text-properties style:text-underline-type="single" style:text-underline-style="solid" style:text-underline-width="auto" style:text-underline-mode="continuous"/>
    </style:style>
    <style:style style:name="P1741" style:parent-style-name="Normalny" style:family="paragraph">
      <style:paragraph-properties fo:text-align="justify" fo:line-height="150%" fo:text-indent="0.25in"/>
    </style:style>
    <style:style style:name="P1742" style:parent-style-name="Normalny" style:family="paragraph">
      <style:paragraph-properties fo:text-align="justify" fo:line-height="150%" fo:margin-left="0.25in" fo:text-indent="-0.25in">
        <style:tab-stops>
          <style:tab-stop style:type="left" style:position="0.3416in"/>
        </style:tab-stops>
      </style:paragraph-properties>
    </style:style>
    <style:style style:name="T1743" style:parent-style-name="Domyślnaczcionkaakapitu" style:family="text">
      <style:text-properties style:text-underline-type="single" style:text-underline-style="solid" style:text-underline-width="auto" style:text-underline-mode="continuous"/>
    </style:style>
    <style:style style:name="T1744" style:parent-style-name="Domyślnaczcionkaakapitu" style:family="text">
      <style:text-properties fo:background-color="#80FFFF" style:text-underline-type="single" style:text-underline-style="solid" style:text-underline-width="auto" style:text-underline-mode="continuous"/>
    </style:style>
    <style:style style:name="T1745" style:parent-style-name="Domyślnaczcionkaakapitu" style:family="text">
      <style:text-properties style:text-underline-type="single" style:text-underline-style="solid" style:text-underline-width="auto" style:text-underline-mode="continuous"/>
    </style:style>
    <style:style style:name="T1746" style:parent-style-name="Domyślnaczcionkaakapitu" style:family="text">
      <style:text-properties fo:background-color="#80FFFF" style:text-underline-type="single" style:text-underline-style="solid" style:text-underline-width="auto" style:text-underline-mode="continuous"/>
    </style:style>
    <style:style style:name="T1747" style:parent-style-name="Domyślnaczcionkaakapitu" style:family="text">
      <style:text-properties style:text-underline-type="single" style:text-underline-style="solid" style:text-underline-width="auto" style:text-underline-mode="continuous"/>
    </style:style>
    <style:style style:name="T1748" style:parent-style-name="Domyślnaczcionkaakapitu" style:family="text">
      <style:text-properties fo:background-color="#80FFFF" style:text-underline-type="single" style:text-underline-style="solid" style:text-underline-width="auto" style:text-underline-mode="continuous"/>
    </style:style>
    <style:style style:name="T1749" style:parent-style-name="Domyślnaczcionkaakapitu" style:family="text">
      <style:text-properties style:text-underline-type="single" style:text-underline-style="solid" style:text-underline-width="auto" style:text-underline-mode="continuous"/>
    </style:style>
    <style:style style:name="P1750" style:parent-style-name="Normalny" style:family="paragraph">
      <style:paragraph-properties fo:text-align="justify" fo:line-height="150%" fo:text-indent="0.2479in">
        <style:tab-stops>
          <style:tab-stop style:type="left" style:position="0.5916in"/>
        </style:tab-stops>
      </style:paragraph-properties>
    </style:style>
    <style:style style:name="T1751" style:parent-style-name="Domyślnaczcionkaakapitu" style:family="text">
      <style:text-properties fo:background-color="#80FFFF"/>
    </style:style>
    <style:style style:name="T1752" style:parent-style-name="Domyślnaczcionkaakapitu" style:family="text">
      <style:text-properties fo:background-color="#80FFFF"/>
    </style:style>
    <style:style style:name="T1753" style:parent-style-name="Domyślnaczcionkaakapitu" style:family="text">
      <style:text-properties fo:background-color="#80FFFF"/>
    </style:style>
    <style:style style:name="T1754" style:parent-style-name="Domyślnaczcionkaakapitu" style:family="text">
      <style:text-properties fo:background-color="#80FFFF"/>
    </style:style>
    <style:style style:name="P1755" style:parent-style-name="Normalny" style:family="paragraph">
      <style:paragraph-properties fo:text-align="justify" fo:line-height="150%" fo:margin-left="0.25in" fo:text-indent="-0.25in">
        <style:tab-stops>
          <style:tab-stop style:type="left" style:position="0.3416in"/>
        </style:tab-stops>
      </style:paragraph-properties>
    </style:style>
    <style:style style:name="T1756" style:parent-style-name="Domyślnaczcionkaakapitu" style:family="text">
      <style:text-properties fo:background-color="#80FFFF" style:text-underline-type="single" style:text-underline-style="solid" style:text-underline-width="auto" style:text-underline-mode="continuous"/>
    </style:style>
    <style:style style:name="T1757" style:parent-style-name="Domyślnaczcionkaakapitu" style:family="text">
      <style:text-properties style:text-underline-type="single" style:text-underline-style="solid" style:text-underline-width="auto" style:text-underline-mode="continuous"/>
    </style:style>
    <style:style style:name="T1758" style:parent-style-name="Domyślnaczcionkaakapitu" style:family="text">
      <style:text-properties fo:background-color="#80FFFF" style:text-underline-type="single" style:text-underline-style="solid" style:text-underline-width="auto" style:text-underline-mode="continuous"/>
    </style:style>
    <style:style style:name="T1759" style:parent-style-name="Domyślnaczcionkaakapitu" style:family="text">
      <style:text-properties style:text-underline-type="single" style:text-underline-style="solid" style:text-underline-width="auto" style:text-underline-mode="continuous"/>
    </style:style>
    <style:style style:name="P1760" style:parent-style-name="Normalny" style:family="paragraph">
      <style:paragraph-properties fo:text-align="justify" fo:line-height="150%" fo:text-indent="0.2479in"/>
    </style:style>
    <style:style style:name="P1761" style:parent-style-name="Normalny" style:family="paragraph">
      <style:paragraph-properties fo:text-align="justify" fo:line-height="150%"/>
    </style:style>
    <style:style style:name="T1762" style:parent-style-name="Domyślnaczcionkaakapitu" style:family="text">
      <style:text-properties style:text-underline-type="single" style:text-underline-style="solid" style:text-underline-width="auto" style:text-underline-mode="continuous"/>
    </style:style>
    <style:style style:name="T1763" style:parent-style-name="Domyślnaczcionkaakapitu" style:family="text">
      <style:text-properties fo:background-color="#80FFFF" style:text-underline-type="single" style:text-underline-style="solid" style:text-underline-width="auto" style:text-underline-mode="continuous"/>
    </style:style>
    <style:style style:name="T1764" style:parent-style-name="Domyślnaczcionkaakapitu" style:family="text">
      <style:text-properties style:text-underline-type="single" style:text-underline-style="solid" style:text-underline-width="auto" style:text-underline-mode="continuous"/>
    </style:style>
    <style:style style:name="T1765" style:parent-style-name="Domyślnaczcionkaakapitu" style:family="text">
      <style:text-properties fo:background-color="#80FFFF" style:text-underline-type="single" style:text-underline-style="solid" style:text-underline-width="auto" style:text-underline-mode="continuous"/>
    </style:style>
    <style:style style:name="T1766" style:parent-style-name="Domyślnaczcionkaakapitu" style:family="text">
      <style:text-properties fo:background-color="#80FFFF"/>
    </style:style>
    <style:style style:name="P1767" style:parent-style-name="Normalny" style:family="paragraph">
      <style:paragraph-properties fo:text-align="justify" fo:line-height="150%" fo:text-indent="0.25in"/>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T1770" style:parent-style-name="Domyślnaczcionkaakapitu" style:family="text">
      <style:text-properties fo:background-color="#80FFFF"/>
    </style:style>
    <style:style style:name="T1771" style:parent-style-name="Domyślnaczcionkaakapitu" style:family="text">
      <style:text-properties fo:background-color="#80FFFF"/>
    </style:style>
    <style:style style:name="T1772" style:parent-style-name="Domyślnaczcionkaakapitu" style:family="text">
      <style:text-properties fo:background-color="#80FFFF"/>
    </style:style>
    <style:style style:name="P1773" style:parent-style-name="Normalny" style:family="paragraph">
      <style:paragraph-properties fo:text-align="justify" fo:line-height="150%" fo:text-indent="0.25in"/>
    </style:style>
    <style:style style:name="P1774" style:parent-style-name="Normalny" style:family="paragraph">
      <style:paragraph-properties fo:text-align="justify" fo:line-height="150%"/>
    </style:style>
    <style:style style:name="T1775" style:parent-style-name="Domyślnaczcionkaakapitu" style:family="text">
      <style:text-properties fo:background-color="#80FFFF"/>
    </style:style>
    <style:style style:name="P1776" style:parent-style-name="Normalny" style:family="paragraph">
      <style:paragraph-properties fo:text-align="justify" fo:line-height="150%" fo:text-indent="0.25in"/>
    </style:style>
    <style:style style:name="T1777" style:parent-style-name="Domyślnaczcionkaakapitu" style:family="text">
      <style:text-properties fo:background-color="#80FFFF"/>
    </style:style>
    <style:style style:name="T1778" style:parent-style-name="Domyślnaczcionkaakapitu" style:family="text">
      <style:text-properties fo:background-color="#80FFFF"/>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T1781" style:parent-style-name="Domyślnaczcionkaakapitu" style:family="text">
      <style:text-properties fo:background-color="#80FFFF"/>
    </style:style>
    <style:style style:name="T1782" style:parent-style-name="Domyślnaczcionkaakapitu" style:family="text">
      <style:text-properties fo:background-color="#80FFFF"/>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T1785" style:parent-style-name="Domyślnaczcionkaakapitu" style:family="text">
      <style:text-properties fo:background-color="#80FFFF"/>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P1791" style:parent-style-name="Normalny" style:family="paragraph">
      <style:paragraph-properties fo:text-align="justify" fo:line-height="150%" fo:text-indent="0.25in">
        <style:tab-stops>
          <style:tab-stop style:type="left" style:position="2.6451in"/>
        </style:tab-stops>
      </style:paragraph-properties>
    </style:style>
    <style:style style:name="T1792" style:parent-style-name="Domyślnaczcionkaakapitu" style:family="text">
      <style:text-properties fo:background-color="#80FFFF"/>
    </style:style>
    <style:style style:name="P1793" style:parent-style-name="Normalny" style:family="paragraph">
      <style:paragraph-properties fo:text-align="justify" fo:line-height="150%"/>
    </style:style>
    <style:style style:name="T1794" style:parent-style-name="Domyślnaczcionkaakapitu" style:family="text">
      <style:text-properties style:text-underline-type="single" style:text-underline-style="solid" style:text-underline-width="auto" style:text-underline-mode="continuous"/>
    </style:style>
    <style:style style:name="P1795" style:parent-style-name="Normalny" style:family="paragraph">
      <style:paragraph-properties fo:text-align="justify" fo:line-height="150%" fo:text-indent="0.25in"/>
    </style:style>
    <style:style style:name="T1796" style:parent-style-name="Domyślnaczcionkaakapitu" style:family="text">
      <style:text-properties fo:background-color="#80FFFF"/>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P1800" style:parent-style-name="Normalny" style:family="paragraph">
      <style:paragraph-properties fo:text-align="justify" fo:line-height="150%"/>
    </style:style>
    <style:style style:name="T1801" style:parent-style-name="Domyślnaczcionkaakapitu" style:family="text">
      <style:text-properties style:text-underline-type="single" style:text-underline-style="solid" style:text-underline-width="auto" style:text-underline-mode="continuous"/>
    </style:style>
    <style:style style:name="P1802" style:parent-style-name="Normalny" style:family="paragraph">
      <style:paragraph-properties fo:text-align="justify" fo:line-height="150%" fo:text-indent="0.25in"/>
    </style:style>
    <style:style style:name="P1803" style:parent-style-name="Normalny" style:family="paragraph">
      <style:paragraph-properties fo:text-align="justify" fo:line-height="150%"/>
    </style:style>
    <style:style style:name="T1804" style:parent-style-name="Domyślnaczcionkaakapitu" style:family="text">
      <style:text-properties style:text-underline-type="single" style:text-underline-style="solid" style:text-underline-width="auto" style:text-underline-mode="continuous"/>
    </style:style>
    <style:style style:name="P1805" style:parent-style-name="Normalny" style:family="paragraph">
      <style:paragraph-properties fo:text-align="justify" fo:line-height="150%" fo:text-indent="0.25in"/>
    </style:style>
    <style:style style:name="P1806" style:parent-style-name="Normalny" style:family="paragraph">
      <style:paragraph-properties fo:text-align="justify" fo:line-height="150%"/>
    </style:style>
    <style:style style:name="T1807" style:parent-style-name="Domyślnaczcionkaakapitu" style:family="text">
      <style:text-properties style:text-underline-type="single" style:text-underline-style="solid" style:text-underline-width="auto" style:text-underline-mode="continuous"/>
    </style:style>
    <style:style style:name="P1808" style:parent-style-name="Normalny" style:family="paragraph">
      <style:paragraph-properties fo:text-align="justify" fo:line-height="150%" fo:text-indent="0.25in"/>
    </style:style>
    <style:style style:name="T1809" style:parent-style-name="Domyślnaczcionkaakapitu" style:family="text">
      <style:text-properties fo:background-color="#80FFFF"/>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P1813" style:parent-style-name="Normalny" style:family="paragraph">
      <style:paragraph-properties fo:text-align="justify" fo:line-height="150%"/>
    </style:style>
    <style:style style:name="T1814" style:parent-style-name="Domyślnaczcionkaakapitu" style:family="text">
      <style:text-properties style:text-underline-type="single" style:text-underline-style="solid" style:text-underline-width="auto" style:text-underline-mode="continuous"/>
    </style:style>
    <style:style style:name="P1815" style:parent-style-name="Normalny" style:family="paragraph">
      <style:paragraph-properties fo:text-align="justify" fo:line-height="150%" fo:text-indent="0.25in"/>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P1818" style:parent-style-name="Normalny" style:family="paragraph">
      <style:paragraph-properties fo:text-align="justify" fo:line-height="150%"/>
    </style:style>
    <style:style style:name="T1819" style:parent-style-name="Domyślnaczcionkaakapitu" style:family="text">
      <style:text-properties style:text-underline-type="single" style:text-underline-style="solid" style:text-underline-width="auto" style:text-underline-mode="continuous"/>
    </style:style>
    <style:style style:name="P1820" style:parent-style-name="Normalny" style:family="paragraph">
      <style:paragraph-properties fo:text-align="justify" fo:line-height="150%" fo:text-indent="0.25in"/>
    </style:style>
    <style:style style:name="T1821" style:parent-style-name="Domyślnaczcionkaakapitu" style:family="text">
      <style:text-properties fo:background-color="#80FFFF"/>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T1824" style:parent-style-name="Domyślnaczcionkaakapitu" style:family="text">
      <style:text-properties fo:background-color="#80FFFF"/>
    </style:style>
    <style:style style:name="T1825" style:parent-style-name="Domyślnaczcionkaakapitu" style:family="text">
      <style:text-properties fo:background-color="#80FFFF"/>
    </style:style>
    <style:style style:name="T1826" style:parent-style-name="Domyślnaczcionkaakapitu" style:family="text">
      <style:text-properties fo:background-color="#80FFFF"/>
    </style:style>
    <style:style style:name="T1827" style:parent-style-name="Domyślnaczcionkaakapitu" style:family="text">
      <style:text-properties fo:background-color="#80FFFF"/>
    </style:style>
    <style:style style:name="T1828" style:parent-style-name="Domyślnaczcionkaakapitu" style:family="text">
      <style:text-properties fo:background-color="#80FFFF"/>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T1831" style:parent-style-name="Domyślnaczcionkaakapitu" style:family="text">
      <style:text-properties fo:background-color="#80FFFF"/>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P1837" style:parent-style-name="Normalny" style:family="paragraph">
      <style:paragraph-properties fo:text-align="justify" fo:line-height="150%" fo:text-indent="0.25in"/>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P1840" style:parent-style-name="Normalny" style:family="paragraph">
      <style:paragraph-properties fo:text-align="justify" fo:line-height="150%" fo:text-indent="0.25in"/>
    </style:style>
    <style:style style:name="T1841" style:parent-style-name="Domyślnaczcionkaakapitu" style:family="text">
      <style:text-properties fo:background-color="#80FFFF"/>
    </style:style>
    <style:style style:name="P1842" style:parent-style-name="Normalny" style:family="paragraph">
      <style:paragraph-properties fo:text-align="justify" fo:line-height="150%"/>
    </style:style>
    <style:style style:name="T1843" style:parent-style-name="Domyślnaczcionkaakapitu" style:family="text">
      <style:text-properties style:text-underline-type="single" style:text-underline-style="solid" style:text-underline-width="auto" style:text-underline-mode="continuous"/>
    </style:style>
    <style:style style:name="T1844" style:parent-style-name="Domyślnaczcionkaakapitu" style:family="text">
      <style:text-properties fo:background-color="#80FFFF" style:text-underline-type="single" style:text-underline-style="solid" style:text-underline-width="auto" style:text-underline-mode="continuous"/>
    </style:style>
    <style:style style:name="T1845" style:parent-style-name="Domyślnaczcionkaakapitu" style:family="text">
      <style:text-properties style:text-underline-type="single" style:text-underline-style="solid" style:text-underline-width="auto" style:text-underline-mode="continuous"/>
    </style:style>
    <style:style style:name="P1846" style:parent-style-name="Normalny" style:family="paragraph">
      <style:paragraph-properties fo:text-align="justify" fo:line-height="150%" fo:text-indent="0.25in"/>
    </style:style>
    <style:style style:name="P1847" style:parent-style-name="Normalny" style:family="paragraph">
      <style:paragraph-properties fo:text-align="justify" fo:line-height="150%"/>
    </style:style>
    <style:style style:name="T1848" style:parent-style-name="Domyślnaczcionkaakapitu" style:family="text">
      <style:text-properties style:text-underline-type="single" style:text-underline-style="solid" style:text-underline-width="auto" style:text-underline-mode="continuous"/>
    </style:style>
    <style:style style:name="P1849" style:parent-style-name="Normalny" style:family="paragraph">
      <style:paragraph-properties fo:text-align="justify" fo:line-height="150%" fo:text-indent="0.25in"/>
    </style:style>
    <style:style style:name="P1850" style:parent-style-name="Normalny" style:family="paragraph">
      <style:paragraph-properties fo:text-align="justify" fo:line-height="150%"/>
    </style:style>
    <style:style style:name="T1851" style:parent-style-name="Domyślnaczcionkaakapitu" style:family="text">
      <style:text-properties style:text-underline-type="single" style:text-underline-style="solid" style:text-underline-width="auto" style:text-underline-mode="continuous"/>
    </style:style>
    <style:style style:name="T1852" style:parent-style-name="Domyślnaczcionkaakapitu" style:family="text">
      <style:text-properties fo:background-color="#80FFFF" style:text-underline-type="single" style:text-underline-style="solid" style:text-underline-width="auto" style:text-underline-mode="continuous"/>
    </style:style>
    <style:style style:name="T1853" style:parent-style-name="Domyślnaczcionkaakapitu" style:family="text">
      <style:text-properties style:text-underline-type="single" style:text-underline-style="solid" style:text-underline-width="auto" style:text-underline-mode="continuous"/>
    </style:style>
    <style:style style:name="P1854" style:parent-style-name="Normalny" style:family="paragraph">
      <style:paragraph-properties fo:text-align="justify" fo:line-height="150%" fo:text-indent="0.25in"/>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T1858" style:parent-style-name="Domyślnaczcionkaakapitu" style:family="text">
      <style:text-properties fo:background-color="#80FFFF"/>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P1862" style:parent-style-name="Normalny" style:family="paragraph">
      <style:paragraph-properties fo:text-align="justify" fo:line-height="150%"/>
    </style:style>
    <style:style style:name="T1863" style:parent-style-name="Domyślnaczcionkaakapitu" style:family="text">
      <style:text-properties style:text-underline-type="single" style:text-underline-style="solid" style:text-underline-width="auto" style:text-underline-mode="continuous"/>
    </style:style>
    <style:style style:name="T1864" style:parent-style-name="Domyślnaczcionkaakapitu" style:family="text">
      <style:text-properties fo:background-color="#80FFFF" style:text-underline-type="single" style:text-underline-style="solid" style:text-underline-width="auto" style:text-underline-mode="continuous"/>
    </style:style>
    <style:style style:name="T1865" style:parent-style-name="Domyślnaczcionkaakapitu" style:family="text">
      <style:text-properties style:text-underline-type="single" style:text-underline-style="solid" style:text-underline-width="auto" style:text-underline-mode="continuous"/>
    </style:style>
    <style:style style:name="T1866" style:parent-style-name="Domyślnaczcionkaakapitu" style:family="text">
      <style:text-properties fo:background-color="#80FFFF" style:text-underline-type="single" style:text-underline-style="solid" style:text-underline-width="auto" style:text-underline-mode="continuous"/>
    </style:style>
    <style:style style:name="P1867" style:parent-style-name="Normalny" style:family="paragraph">
      <style:paragraph-properties fo:text-align="justify" fo:line-height="150%" fo:text-indent="0.25in"/>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P1870" style:parent-style-name="Normalny" style:family="paragraph">
      <style:paragraph-properties fo:text-align="justify" fo:line-height="150%"/>
    </style:style>
    <style:style style:name="T1871" style:parent-style-name="Domyślnaczcionkaakapitu" style:family="text">
      <style:text-properties style:text-underline-type="single" style:text-underline-style="solid" style:text-underline-width="auto" style:text-underline-mode="continuous"/>
    </style:style>
    <style:style style:name="T1872" style:parent-style-name="Domyślnaczcionkaakapitu" style:family="text">
      <style:text-properties fo:background-color="#80FFFF" style:text-underline-type="single" style:text-underline-style="solid" style:text-underline-width="auto" style:text-underline-mode="continuous"/>
    </style:style>
    <style:style style:name="T1873" style:parent-style-name="Domyślnaczcionkaakapitu" style:family="text">
      <style:text-properties style:text-underline-type="single" style:text-underline-style="solid" style:text-underline-width="auto" style:text-underline-mode="continuous"/>
    </style:style>
    <style:style style:name="P1874" style:parent-style-name="Normalny" style:family="paragraph">
      <style:paragraph-properties fo:text-align="justify" fo:line-height="150%" fo:text-indent="0.25in">
        <style:tab-stops>
          <style:tab-stop style:type="left" style:leader-style="dotted" style:leader-text="." style:position="1.0006in"/>
          <style:tab-stop style:type="left" style:leader-style="dotted" style:leader-text="." style:position="1.5263in"/>
        </style:tab-stops>
      </style:paragraph-properties>
    </style:style>
    <style:style style:name="T1875" style:parent-style-name="Domyślnaczcionkaakapitu" style:family="text">
      <style:text-properties fo:background-color="#80FFFF"/>
    </style:style>
    <style:style style:name="T1876" style:parent-style-name="Domyślnaczcionkaakapitu" style:family="text">
      <style:text-properties fo:background-color="#80FFFF"/>
    </style:style>
    <style:style style:name="P1877" style:parent-style-name="Normalny" style:family="paragraph">
      <style:paragraph-properties fo:text-align="justify" fo:line-height="150%">
        <style:tab-stops>
          <style:tab-stop style:type="left" style:leader-style="dotted" style:leader-text="." style:position="1.0006in"/>
          <style:tab-stop style:type="left" style:leader-style="dotted" style:leader-text="." style:position="1.5263in"/>
        </style:tab-stops>
      </style:paragraph-properties>
    </style:style>
    <style:style style:name="T1878" style:parent-style-name="Domyślnaczcionkaakapitu" style:family="text">
      <style:text-properties style:text-underline-type="single" style:text-underline-style="solid" style:text-underline-width="auto" style:text-underline-mode="continuous"/>
    </style:style>
    <style:style style:name="T1879" style:parent-style-name="Domyślnaczcionkaakapitu" style:family="text">
      <style:text-properties style:text-underline-type="single" style:text-underline-style="solid" style:text-underline-width="auto" style:text-underline-mode="continuous"/>
    </style:style>
    <style:style style:name="P1880" style:parent-style-name="Normalny" style:family="paragraph">
      <style:paragraph-properties fo:text-align="justify" fo:line-height="150%" fo:text-indent="0.25in"/>
    </style:style>
    <style:style style:name="T1881" style:parent-style-name="Domyślnaczcionkaakapitu" style:family="text">
      <style:text-properties fo:background-color="#80FFFF"/>
    </style:style>
    <style:style style:name="P1882" style:parent-style-name="Normalny" style:family="paragraph">
      <style:paragraph-properties fo:text-align="justify" fo:line-height="150%"/>
    </style:style>
    <style:style style:name="T1883" style:parent-style-name="Domyślnaczcionkaakapitu" style:family="text">
      <style:text-properties style:text-underline-type="single" style:text-underline-style="solid" style:text-underline-width="auto" style:text-underline-mode="continuous"/>
    </style:style>
    <style:style style:name="T1884" style:parent-style-name="Domyślnaczcionkaakapitu" style:family="text">
      <style:text-properties fo:background-color="#80FFFF" style:text-underline-type="single" style:text-underline-style="solid" style:text-underline-width="auto" style:text-underline-mode="continuous"/>
    </style:style>
    <style:style style:name="T1885" style:parent-style-name="Domyślnaczcionkaakapitu" style:family="text">
      <style:text-properties style:text-underline-type="single" style:text-underline-style="solid" style:text-underline-width="auto" style:text-underline-mode="continuous"/>
    </style:style>
    <style:style style:name="T1886" style:parent-style-name="Domyślnaczcionkaakapitu" style:family="text">
      <style:text-properties fo:background-color="#80FFFF" style:text-underline-type="single" style:text-underline-style="solid" style:text-underline-width="auto" style:text-underline-mode="continuous"/>
    </style:style>
    <style:style style:name="P1887" style:parent-style-name="Normalny" style:family="paragraph">
      <style:paragraph-properties fo:text-align="justify" fo:line-height="150%" fo:text-indent="0.25in"/>
    </style:style>
    <style:style style:name="T1888" style:parent-style-name="Domyślnaczcionkaakapitu" style:family="text">
      <style:text-properties fo:background-color="#80FFFF"/>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P1891" style:parent-style-name="Normalny" style:family="paragraph">
      <style:paragraph-properties fo:text-align="justify" fo:line-height="150%"/>
    </style:style>
    <style:style style:name="T1892" style:parent-style-name="Domyślnaczcionkaakapitu" style:family="text">
      <style:text-properties style:text-underline-type="single" style:text-underline-style="solid" style:text-underline-width="auto" style:text-underline-mode="continuous"/>
    </style:style>
    <style:style style:name="P1893" style:parent-style-name="Normalny" style:family="paragraph">
      <style:paragraph-properties fo:text-align="justify" fo:line-height="150%" fo:text-indent="0.25in"/>
    </style:style>
    <style:style style:name="T1894" style:parent-style-name="Domyślnaczcionkaakapitu" style:family="text">
      <style:text-properties fo:background-color="#80FFFF"/>
    </style:style>
    <style:style style:name="P1895" style:parent-style-name="Normalny" style:family="paragraph">
      <style:paragraph-properties fo:text-align="justify" fo:line-height="150%"/>
    </style:style>
    <style:style style:name="T1896" style:parent-style-name="Domyślnaczcionkaakapitu" style:family="text">
      <style:text-properties fo:background-color="#80FFFF"/>
    </style:style>
    <style:style style:name="P1897" style:parent-style-name="Normalny" style:family="paragraph">
      <style:paragraph-properties fo:text-align="justify" fo:line-height="150%" fo:text-indent="0.25in"/>
    </style:style>
    <style:style style:name="T1898" style:parent-style-name="Domyślnaczcionkaakapitu" style:family="text">
      <style:text-properties fo:background-color="#80FFFF"/>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P1901" style:parent-style-name="Normalny" style:family="paragraph">
      <style:paragraph-properties fo:text-align="justify" fo:line-height="150%" fo:text-indent="0.25in"/>
    </style:style>
    <style:style style:name="T1902" style:parent-style-name="Domyślnaczcionkaakapitu" style:family="text">
      <style:text-properties fo:background-color="#80FFFF"/>
    </style:style>
    <style:style style:name="T1903" style:parent-style-name="Domyślnaczcionkaakapitu" style:family="text">
      <style:text-properties fo:background-color="#80FFFF"/>
    </style:style>
    <style:style style:name="T1904" style:parent-style-name="Domyślnaczcionkaakapitu" style:family="text">
      <style:text-properties fo:background-color="#80FFFF"/>
    </style:style>
    <style:style style:name="P1905" style:parent-style-name="Normalny" style:family="paragraph">
      <style:paragraph-properties fo:text-align="justify" fo:line-height="150%"/>
    </style:style>
    <style:style style:name="T1906" style:parent-style-name="Domyślnaczcionkaakapitu" style:family="text">
      <style:text-properties style:text-underline-type="single" style:text-underline-style="solid" style:text-underline-width="auto" style:text-underline-mode="continuous"/>
    </style:style>
    <style:style style:name="T1907" style:parent-style-name="Domyślnaczcionkaakapitu" style:family="text">
      <style:text-properties fo:background-color="#80FFFF" style:text-underline-type="single" style:text-underline-style="solid" style:text-underline-width="auto" style:text-underline-mode="continuous"/>
    </style:style>
    <style:style style:name="T1908" style:parent-style-name="Domyślnaczcionkaakapitu" style:family="text">
      <style:text-properties style:text-underline-type="single" style:text-underline-style="solid" style:text-underline-width="auto" style:text-underline-mode="continuous"/>
    </style:style>
    <style:style style:name="T1909" style:parent-style-name="Domyślnaczcionkaakapitu" style:family="text">
      <style:text-properties fo:background-color="#80FFFF" style:text-underline-type="single" style:text-underline-style="solid" style:text-underline-width="auto" style:text-underline-mode="continuous"/>
    </style:style>
    <style:style style:name="T1910" style:parent-style-name="Domyślnaczcionkaakapitu" style:family="text">
      <style:text-properties style:text-underline-type="single" style:text-underline-style="solid" style:text-underline-width="auto" style:text-underline-mode="continuous"/>
    </style:style>
    <style:style style:name="T1911" style:parent-style-name="Domyślnaczcionkaakapitu" style:family="text">
      <style:text-properties fo:background-color="#80FFFF" style:text-underline-type="single" style:text-underline-style="solid" style:text-underline-width="auto" style:text-underline-mode="continuous"/>
    </style:style>
    <style:style style:name="T1912" style:parent-style-name="Domyślnaczcionkaakapitu" style:family="text">
      <style:text-properties fo:background-color="#80FFFF"/>
    </style:style>
    <style:style style:name="P1913" style:parent-style-name="Normalny" style:family="paragraph">
      <style:paragraph-properties fo:text-align="justify" fo:line-height="150%" fo:text-indent="0.25in"/>
    </style:style>
    <style:style style:name="T1914" style:parent-style-name="Domyślnaczcionkaakapitu" style:family="text">
      <style:text-properties fo:background-color="#80FFFF"/>
    </style:style>
    <style:style style:name="P1915" style:parent-style-name="Normalny" style:family="paragraph">
      <style:paragraph-properties fo:text-align="justify" fo:line-height="150%"/>
    </style:style>
    <style:style style:name="T1916" style:parent-style-name="Domyślnaczcionkaakapitu" style:family="text">
      <style:text-properties style:text-underline-type="single" style:text-underline-style="solid" style:text-underline-width="auto" style:text-underline-mode="continuous"/>
    </style:style>
    <style:style style:name="P1917" style:parent-style-name="Normalny" style:family="paragraph">
      <style:paragraph-properties fo:text-align="justify" fo:line-height="150%" fo:text-indent="0.25in"/>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T1920" style:parent-style-name="Domyślnaczcionkaakapitu" style:family="text">
      <style:text-properties fo:background-color="#80FFFF"/>
    </style:style>
    <style:style style:name="T1921" style:parent-style-name="Domyślnaczcionkaakapitu" style:family="text">
      <style:text-properties fo:background-color="#80FFFF"/>
    </style:style>
    <style:style style:name="P1922" style:parent-style-name="Normalny" style:family="paragraph">
      <style:paragraph-properties fo:text-align="justify" fo:line-height="150%"/>
    </style:style>
    <style:style style:name="T1923" style:parent-style-name="Domyślnaczcionkaakapitu" style:family="text">
      <style:text-properties style:text-underline-type="single" style:text-underline-style="solid" style:text-underline-width="auto" style:text-underline-mode="continuous"/>
    </style:style>
    <style:style style:name="P1924" style:parent-style-name="Normalny" style:family="paragraph">
      <style:paragraph-properties fo:text-align="justify" fo:line-height="150%" fo:text-indent="0.25in"/>
    </style:style>
    <style:style style:name="T1925" style:parent-style-name="Domyślnaczcionkaakapitu" style:family="text">
      <style:text-properties fo:background-color="#80FFFF"/>
    </style:style>
    <style:style style:name="T1926" style:parent-style-name="Domyślnaczcionkaakapitu" style:family="text">
      <style:text-properties fo:background-color="#80FFFF"/>
    </style:style>
    <style:style style:name="P1927" style:parent-style-name="Normalny" style:family="paragraph">
      <style:paragraph-properties fo:text-align="justify" fo:line-height="150%"/>
    </style:style>
    <style:style style:name="T1928" style:parent-style-name="Domyślnaczcionkaakapitu" style:family="text">
      <style:text-properties style:text-underline-type="single" style:text-underline-style="solid" style:text-underline-width="auto" style:text-underline-mode="continuous"/>
    </style:style>
    <style:style style:name="P1929" style:parent-style-name="Normalny" style:family="paragraph">
      <style:paragraph-properties fo:text-align="justify" fo:line-height="150%" fo:text-indent="0.25in"/>
    </style:style>
    <style:style style:name="P1930" style:parent-style-name="Normalny" style:family="paragraph">
      <style:paragraph-properties fo:text-align="justify" fo:line-height="150%" fo:text-indent="0.25in"/>
    </style:style>
    <style:style style:name="T1931" style:parent-style-name="Domyślnaczcionkaakapitu" style:family="text">
      <style:text-properties fo:background-color="#80FFFF"/>
    </style:style>
    <style:style style:name="T1932" style:parent-style-name="Domyślnaczcionkaakapitu" style:family="text">
      <style:text-properties fo:background-color="#80FFFF"/>
    </style:style>
    <style:style style:name="P1933" style:parent-style-name="Normalny" style:family="paragraph">
      <style:paragraph-properties fo:text-align="justify" fo:line-height="150%" fo:text-indent="0.25in"/>
    </style:style>
    <style:style style:name="P1934" style:parent-style-name="Normalny" style:family="paragraph">
      <style:paragraph-properties fo:text-align="justify" fo:line-height="150%"/>
    </style:style>
    <style:style style:name="T1935" style:parent-style-name="Domyślnaczcionkaakapitu" style:family="text">
      <style:text-properties style:text-underline-type="single" style:text-underline-style="solid" style:text-underline-width="auto" style:text-underline-mode="continuous"/>
    </style:style>
    <style:style style:name="T1936" style:parent-style-name="Domyślnaczcionkaakapitu" style:family="text">
      <style:text-properties fo:background-color="#80FFFF" style:text-underline-type="single" style:text-underline-style="solid" style:text-underline-width="auto" style:text-underline-mode="continuous"/>
    </style:style>
    <style:style style:name="T1937" style:parent-style-name="Domyślnaczcionkaakapitu" style:family="text">
      <style:text-properties style:text-underline-type="single" style:text-underline-style="solid" style:text-underline-width="auto" style:text-underline-mode="continuous"/>
    </style:style>
    <style:style style:name="T1938" style:parent-style-name="Domyślnaczcionkaakapitu" style:family="text">
      <style:text-properties fo:background-color="#80FFFF" style:text-underline-type="single" style:text-underline-style="solid" style:text-underline-width="auto" style:text-underline-mode="continuous"/>
    </style:style>
    <style:style style:name="T1939" style:parent-style-name="Domyślnaczcionkaakapitu" style:family="text">
      <style:text-properties style:text-underline-type="single" style:text-underline-style="solid" style:text-underline-width="auto" style:text-underline-mode="continuous"/>
    </style:style>
    <style:style style:name="T1940" style:parent-style-name="Domyślnaczcionkaakapitu" style:family="text">
      <style:text-properties fo:background-color="#80FFFF" style:text-underline-type="single" style:text-underline-style="solid" style:text-underline-width="auto" style:text-underline-mode="continuous"/>
    </style:style>
    <style:style style:name="T1941" style:parent-style-name="Domyślnaczcionkaakapitu" style:family="text">
      <style:text-properties style:text-underline-type="single" style:text-underline-style="solid" style:text-underline-width="auto" style:text-underline-mode="continuous"/>
    </style:style>
    <style:style style:name="P1942" style:parent-style-name="Normalny" style:family="paragraph">
      <style:paragraph-properties fo:text-align="justify" fo:line-height="150%" fo:text-indent="0.25in"/>
    </style:style>
    <style:style style:name="T1943" style:parent-style-name="Domyślnaczcionkaakapitu" style:family="text">
      <style:text-properties fo:background-color="#80FFFF"/>
    </style:style>
    <style:style style:name="P1944" style:parent-style-name="Normalny" style:family="paragraph">
      <style:paragraph-properties fo:text-align="justify" fo:line-height="150%" fo:text-indent="0.25in"/>
    </style:style>
    <style:style style:name="T1945" style:parent-style-name="Domyślnaczcionkaakapitu" style:family="text">
      <style:text-properties fo:background-color="#80FFFF"/>
    </style:style>
    <style:style style:name="P1946" style:parent-style-name="Normalny" style:family="paragraph">
      <style:paragraph-properties fo:text-align="justify" fo:line-height="150%" fo:text-indent="0.25in"/>
    </style:style>
    <style:style style:name="T1947" style:parent-style-name="Domyślnaczcionkaakapitu" style:family="text">
      <style:text-properties fo:background-color="#80FFFF"/>
    </style:style>
    <style:style style:name="P1948" style:parent-style-name="Normalny" style:family="paragraph">
      <style:paragraph-properties fo:text-align="justify" fo:line-height="150%"/>
    </style:style>
    <style:style style:name="T1949" style:parent-style-name="Domyślnaczcionkaakapitu" style:family="text">
      <style:text-properties style:text-underline-type="single" style:text-underline-style="solid" style:text-underline-width="auto" style:text-underline-mode="continuous"/>
    </style:style>
    <style:style style:name="T1950" style:parent-style-name="Domyślnaczcionkaakapitu" style:family="text">
      <style:text-properties fo:background-color="#80FFFF" style:text-underline-type="single" style:text-underline-style="solid" style:text-underline-width="auto" style:text-underline-mode="continuous"/>
    </style:style>
    <style:style style:name="T1951" style:parent-style-name="Domyślnaczcionkaakapitu" style:family="text">
      <style:text-properties style:text-underline-type="single" style:text-underline-style="solid" style:text-underline-width="auto" style:text-underline-mode="continuous"/>
    </style:style>
    <style:style style:name="P1952" style:parent-style-name="Normalny" style:family="paragraph">
      <style:paragraph-properties fo:text-align="justify" fo:line-height="150%" fo:text-indent="0.25in"/>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T1956" style:parent-style-name="Domyślnaczcionkaakapitu" style:family="text">
      <style:text-properties fo:background-color="#80FFFF"/>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P1963" style:parent-style-name="Normalny" style:family="paragraph">
      <style:paragraph-properties fo:text-align="justify" fo:line-height="150%"/>
    </style:style>
    <style:style style:name="T1964" style:parent-style-name="Domyślnaczcionkaakapitu" style:family="text">
      <style:text-properties style:text-underline-type="single" style:text-underline-style="solid" style:text-underline-width="auto" style:text-underline-mode="continuous"/>
    </style:style>
    <style:style style:name="T1965" style:parent-style-name="Domyślnaczcionkaakapitu" style:family="text">
      <style:text-properties fo:background-color="#80FFFF" style:text-underline-type="single" style:text-underline-style="solid" style:text-underline-width="auto" style:text-underline-mode="continuous"/>
    </style:style>
    <style:style style:name="T1966" style:parent-style-name="Domyślnaczcionkaakapitu" style:family="text">
      <style:text-properties style:text-underline-type="single" style:text-underline-style="solid" style:text-underline-width="auto" style:text-underline-mode="continuous"/>
    </style:style>
    <style:style style:name="T1967" style:parent-style-name="Domyślnaczcionkaakapitu" style:family="text">
      <style:text-properties fo:background-color="#80FFFF" style:text-underline-type="single" style:text-underline-style="solid" style:text-underline-width="auto" style:text-underline-mode="continuous"/>
    </style:style>
    <style:style style:name="T1968" style:parent-style-name="Domyślnaczcionkaakapitu" style:family="text">
      <style:text-properties style:text-underline-type="single" style:text-underline-style="solid" style:text-underline-width="auto" style:text-underline-mode="continuous"/>
    </style:style>
    <style:style style:name="T1969" style:parent-style-name="Domyślnaczcionkaakapitu" style:family="text">
      <style:text-properties fo:background-color="#80FFFF" style:text-underline-type="single" style:text-underline-style="solid" style:text-underline-width="auto" style:text-underline-mode="continuous"/>
    </style:style>
    <style:style style:name="T1970" style:parent-style-name="Domyślnaczcionkaakapitu" style:family="text">
      <style:text-properties style:text-underline-type="single" style:text-underline-style="solid" style:text-underline-width="auto" style:text-underline-mode="continuous"/>
    </style:style>
    <style:style style:name="T1971" style:parent-style-name="Domyślnaczcionkaakapitu" style:family="text">
      <style:text-properties fo:background-color="#80FFFF" style:text-underline-type="single" style:text-underline-style="solid" style:text-underline-width="auto" style:text-underline-mode="continuous"/>
    </style:style>
    <style:style style:name="P1972" style:parent-style-name="Normalny" style:family="paragraph">
      <style:paragraph-properties fo:text-align="justify" fo:line-height="150%" fo:text-indent="0.25in"/>
    </style:style>
    <style:style style:name="P1973" style:parent-style-name="Normalny" style:family="paragraph">
      <style:paragraph-properties fo:text-align="justify" fo:line-height="150%"/>
    </style:style>
    <style:style style:name="T1974" style:parent-style-name="Domyślnaczcionkaakapitu" style:family="text">
      <style:text-properties style:text-underline-type="single" style:text-underline-style="solid" style:text-underline-width="auto" style:text-underline-mode="continuous"/>
    </style:style>
    <style:style style:name="P1975" style:parent-style-name="Normalny" style:family="paragraph">
      <style:paragraph-properties fo:text-align="justify" fo:line-height="150%" fo:text-indent="0.25in"/>
    </style:style>
    <style:style style:name="T1976" style:parent-style-name="Domyślnaczcionkaakapitu" style:family="text">
      <style:text-properties fo:background-color="#80FFFF"/>
    </style:style>
    <style:style style:name="T1977" style:parent-style-name="Domyślnaczcionkaakapitu" style:family="text">
      <style:text-properties fo:background-color="#80FFFF"/>
    </style:style>
    <style:style style:name="T1978" style:parent-style-name="Domyślnaczcionkaakapitu" style:family="text">
      <style:text-properties fo:background-color="#80FFFF"/>
    </style:style>
    <style:style style:name="T1979" style:parent-style-name="Domyślnaczcionkaakapitu" style:family="text">
      <style:text-properties fo:background-color="#80FFFF"/>
    </style:style>
    <style:style style:name="T1980" style:parent-style-name="Domyślnaczcionkaakapitu" style:family="text">
      <style:text-properties fo:background-color="#80FFFF"/>
    </style:style>
    <style:style style:name="P1981" style:parent-style-name="Normalny" style:family="paragraph">
      <style:paragraph-properties fo:text-align="justify" fo:line-height="150%"/>
    </style:style>
    <style:style style:name="P1982" style:parent-style-name="Normalny" style:family="paragraph">
      <style:paragraph-properties fo:text-align="justify" fo:line-height="150%" fo:text-indent="0.25in"/>
    </style:style>
    <style:style style:name="P1983" style:parent-style-name="Normalny" style:family="paragraph">
      <style:paragraph-properties fo:text-align="justify" fo:line-height="150%"/>
    </style:style>
    <style:style style:name="T1984" style:parent-style-name="Domyślnaczcionkaakapitu" style:family="text">
      <style:text-properties style:text-underline-type="single" style:text-underline-style="solid" style:text-underline-width="auto" style:text-underline-mode="continuous"/>
    </style:style>
    <style:style style:name="T1985" style:parent-style-name="Domyślnaczcionkaakapitu" style:family="text">
      <style:text-properties fo:background-color="#80FFFF" style:text-underline-type="single" style:text-underline-style="solid" style:text-underline-width="auto" style:text-underline-mode="continuous"/>
    </style:style>
    <style:style style:name="T1986" style:parent-style-name="Domyślnaczcionkaakapitu" style:family="text">
      <style:text-properties style:text-underline-type="single" style:text-underline-style="solid" style:text-underline-width="auto" style:text-underline-mode="continuous"/>
    </style:style>
    <style:style style:name="T1987" style:parent-style-name="Domyślnaczcionkaakapitu" style:family="text">
      <style:text-properties fo:background-color="#80FFFF" style:text-underline-type="single" style:text-underline-style="solid" style:text-underline-width="auto" style:text-underline-mode="continuous"/>
    </style:style>
    <style:style style:name="T1988" style:parent-style-name="Domyślnaczcionkaakapitu" style:family="text">
      <style:text-properties style:text-underline-type="single" style:text-underline-style="solid" style:text-underline-width="auto" style:text-underline-mode="continuous"/>
    </style:style>
    <style:style style:name="T1989" style:parent-style-name="Domyślnaczcionkaakapitu" style:family="text">
      <style:text-properties fo:background-color="#80FFFF" style:text-underline-type="single" style:text-underline-style="solid" style:text-underline-width="auto" style:text-underline-mode="continuous"/>
    </style:style>
    <style:style style:name="T1990" style:parent-style-name="Domyślnaczcionkaakapitu" style:family="text">
      <style:text-properties style:text-underline-type="single" style:text-underline-style="solid" style:text-underline-width="auto" style:text-underline-mode="continuous"/>
    </style:style>
    <style:style style:name="T1991" style:parent-style-name="Domyślnaczcionkaakapitu" style:family="text">
      <style:text-properties fo:background-color="#80FFFF" style:text-underline-type="single" style:text-underline-style="solid" style:text-underline-width="auto" style:text-underline-mode="continuous"/>
    </style:style>
    <style:style style:name="T1992" style:parent-style-name="Domyślnaczcionkaakapitu" style:family="text">
      <style:text-properties style:text-underline-type="single" style:text-underline-style="solid" style:text-underline-width="auto" style:text-underline-mode="continuous"/>
    </style:style>
    <style:style style:name="T1993" style:parent-style-name="Domyślnaczcionkaakapitu" style:family="text">
      <style:text-properties fo:background-color="#80FFFF" style:text-underline-type="single" style:text-underline-style="solid" style:text-underline-width="auto" style:text-underline-mode="continuous"/>
    </style:style>
    <style:style style:name="P1994" style:parent-style-name="Normalny" style:family="paragraph">
      <style:paragraph-properties fo:text-align="justify" fo:line-height="150%" fo:text-indent="0.2479in"/>
    </style:style>
    <style:style style:name="T1995" style:parent-style-name="Domyślnaczcionkaakapitu" style:family="text">
      <style:text-properties fo:background-color="#80FFFF"/>
    </style:style>
    <style:style style:name="P1996" style:parent-style-name="Normalny" style:family="paragraph">
      <style:paragraph-properties fo:text-align="justify" fo:line-height="150%"/>
    </style:style>
    <style:style style:name="T1997" style:parent-style-name="Domyślnaczcionkaakapitu" style:family="text">
      <style:text-properties style:text-underline-type="single" style:text-underline-style="solid" style:text-underline-width="auto" style:text-underline-mode="continuous"/>
    </style:style>
    <style:style style:name="T1998" style:parent-style-name="Domyślnaczcionkaakapitu" style:family="text">
      <style:text-properties fo:background-color="#80FFFF" style:text-underline-type="single" style:text-underline-style="solid" style:text-underline-width="auto" style:text-underline-mode="continuous"/>
    </style:style>
    <style:style style:name="T1999" style:parent-style-name="Domyślnaczcionkaakapitu" style:family="text">
      <style:text-properties style:text-underline-type="single" style:text-underline-style="solid" style:text-underline-width="auto" style:text-underline-mode="continuous"/>
    </style:style>
    <style:style style:name="T2000" style:parent-style-name="Domyślnaczcionkaakapitu" style:family="text">
      <style:text-properties fo:background-color="#80FFFF" style:text-underline-type="single" style:text-underline-style="solid" style:text-underline-width="auto" style:text-underline-mode="continuous"/>
    </style:style>
    <style:style style:name="T2001" style:parent-style-name="Domyślnaczcionkaakapitu" style:family="text">
      <style:text-properties style:text-underline-type="single" style:text-underline-style="solid" style:text-underline-width="auto" style:text-underline-mode="continuous"/>
    </style:style>
    <style:style style:name="T2002" style:parent-style-name="Domyślnaczcionkaakapitu" style:family="text">
      <style:text-properties fo:background-color="#80FFFF" style:text-underline-type="single" style:text-underline-style="solid" style:text-underline-width="auto" style:text-underline-mode="continuous"/>
    </style:style>
    <style:style style:name="P2003" style:parent-style-name="Normalny" style:family="paragraph">
      <style:paragraph-properties fo:text-align="justify" fo:line-height="150%" fo:text-indent="0.25in"/>
    </style:style>
    <style:style style:name="T2004" style:parent-style-name="Domyślnaczcionkaakapitu" style:family="text">
      <style:text-properties fo:background-color="#80FFFF"/>
    </style:style>
    <style:style style:name="P2005" style:parent-style-name="Normalny" style:family="paragraph">
      <style:paragraph-properties fo:text-align="justify" fo:line-height="150%" fo:text-indent="0.25in"/>
    </style:style>
    <style:style style:name="P2006" style:parent-style-name="Normalny" style:family="paragraph">
      <style:paragraph-properties fo:text-align="justify" fo:line-height="150%" fo:text-indent="0.25in"/>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T2010" style:parent-style-name="Domyślnaczcionkaakapitu" style:family="text">
      <style:text-properties fo:background-color="#80FFFF"/>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P2014" style:parent-style-name="Normalny" style:family="paragraph">
      <style:paragraph-properties fo:text-align="justify" fo:line-height="150%" fo:text-indent="0.25in"/>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T2017" style:parent-style-name="Domyślnaczcionkaakapitu" style:family="text">
      <style:text-properties fo:background-color="#80FFFF"/>
    </style:style>
    <style:style style:name="P2018" style:parent-style-name="Normalny" style:family="paragraph">
      <style:paragraph-properties fo:text-align="justify" fo:line-height="150%"/>
    </style:style>
    <style:style style:name="P2019" style:parent-style-name="Normalny" style:family="paragraph">
      <style:paragraph-properties fo:text-align="justify" fo:line-height="150%" fo:text-indent="0.25in">
        <style:tab-stops>
          <style:tab-stop style:type="left" style:position="1.1902in"/>
        </style:tab-stops>
      </style:paragraph-properties>
    </style:style>
    <style:style style:name="T2020" style:parent-style-name="Domyślnaczcionkaakapitu" style:family="text">
      <style:text-properties fo:background-color="#80FFFF"/>
    </style:style>
    <style:style style:name="T2021" style:parent-style-name="Domyślnaczcionkaakapitu" style:family="text">
      <style:text-properties fo:background-color="#80FFFF"/>
    </style:style>
    <style:style style:name="T2022" style:parent-style-name="Domyślnaczcionkaakapitu" style:family="text">
      <style:text-properties fo:background-color="#80FFFF"/>
    </style:style>
    <style:style style:name="P2023" style:parent-style-name="Normalny" style:family="paragraph">
      <style:paragraph-properties fo:text-align="justify" fo:line-height="150%">
        <style:tab-stops>
          <style:tab-stop style:type="left" style:position="1.1902in"/>
        </style:tab-stops>
      </style:paragraph-properties>
    </style:style>
    <style:style style:name="T2024" style:parent-style-name="Domyślnaczcionkaakapitu" style:family="text">
      <style:text-properties style:text-underline-type="single" style:text-underline-style="solid" style:text-underline-width="auto" style:text-underline-mode="continuous"/>
    </style:style>
    <style:style style:name="T2025" style:parent-style-name="Domyślnaczcionkaakapitu" style:family="text">
      <style:text-properties fo:background-color="#80FFFF" style:text-underline-type="single" style:text-underline-style="solid" style:text-underline-width="auto" style:text-underline-mode="continuous"/>
    </style:style>
    <style:style style:name="T2026" style:parent-style-name="Domyślnaczcionkaakapitu" style:family="text">
      <style:text-properties style:text-underline-type="single" style:text-underline-style="solid" style:text-underline-width="auto" style:text-underline-mode="continuous"/>
    </style:style>
    <style:style style:name="T2027" style:parent-style-name="Domyślnaczcionkaakapitu" style:family="text">
      <style:text-properties fo:background-color="#80FFFF" style:text-underline-type="single" style:text-underline-style="solid" style:text-underline-width="auto" style:text-underline-mode="continuous"/>
    </style:style>
    <style:style style:name="T2028" style:parent-style-name="Domyślnaczcionkaakapitu" style:family="text">
      <style:text-properties style:text-underline-type="single" style:text-underline-style="solid" style:text-underline-width="auto" style:text-underline-mode="continuous"/>
    </style:style>
    <style:style style:name="P2029" style:parent-style-name="Normalny" style:family="paragraph">
      <style:paragraph-properties fo:text-align="justify" fo:line-height="150%" fo:text-indent="0.25in"/>
    </style:style>
    <style:style style:name="T2030" style:parent-style-name="Domyślnaczcionkaakapitu" style:family="text">
      <style:text-properties fo:background-color="#80FFFF"/>
    </style:style>
    <style:style style:name="T2031" style:parent-style-name="Domyślnaczcionkaakapitu" style:family="text">
      <style:text-properties fo:background-color="#80FFFF"/>
    </style:style>
    <style:style style:name="T2032" style:parent-style-name="Domyślnaczcionkaakapitu" style:family="text">
      <style:text-properties fo:background-color="#80FFFF"/>
    </style:style>
    <style:style style:name="T2033" style:parent-style-name="Domyślnaczcionkaakapitu" style:family="text">
      <style:text-properties fo:background-color="#80FFFF"/>
    </style:style>
    <style:style style:name="P2034" style:parent-style-name="Normalny" style:family="paragraph">
      <style:paragraph-properties fo:text-align="justify" fo:line-height="150%"/>
    </style:style>
    <style:style style:name="T2035" style:parent-style-name="Domyślnaczcionkaakapitu" style:family="text">
      <style:text-properties style:text-underline-type="single" style:text-underline-style="solid" style:text-underline-width="auto" style:text-underline-mode="continuous"/>
    </style:style>
    <style:style style:name="P2036" style:parent-style-name="Normalny" style:family="paragraph">
      <style:paragraph-properties fo:text-align="justify" fo:line-height="150%" fo:text-indent="0.25in"/>
    </style:style>
    <style:style style:name="T2037" style:parent-style-name="Domyślnaczcionkaakapitu" style:family="text">
      <style:text-properties fo:background-color="#80FFFF"/>
    </style:style>
    <style:style style:name="T2038" style:parent-style-name="Domyślnaczcionkaakapitu" style:family="text">
      <style:text-properties fo:background-color="#80FFFF"/>
    </style:style>
    <style:style style:name="P2039" style:parent-style-name="Normalny" style:family="paragraph">
      <style:paragraph-properties fo:text-align="justify" fo:line-height="150%"/>
    </style:style>
    <style:style style:name="T2040" style:parent-style-name="Domyślnaczcionkaakapitu" style:family="text">
      <style:text-properties style:text-underline-type="single" style:text-underline-style="solid" style:text-underline-width="auto" style:text-underline-mode="continuous"/>
    </style:style>
    <style:style style:name="P2041" style:parent-style-name="Normalny" style:family="paragraph">
      <style:paragraph-properties fo:text-align="justify" fo:line-height="150%" fo:text-indent="0.25in"/>
    </style:style>
    <style:style style:name="T2042" style:parent-style-name="Domyślnaczcionkaakapitu" style:family="text">
      <style:text-properties fo:background-color="#80FFFF"/>
    </style:style>
    <style:style style:name="P2043" style:parent-style-name="Normalny" style:family="paragraph">
      <style:paragraph-properties fo:text-align="justify" fo:line-height="150%"/>
    </style:style>
    <style:style style:name="T2044" style:parent-style-name="Domyślnaczcionkaakapitu" style:family="text">
      <style:text-properties style:text-underline-type="single" style:text-underline-style="solid" style:text-underline-width="auto" style:text-underline-mode="continuous"/>
    </style:style>
    <style:style style:name="T2045" style:parent-style-name="Domyślnaczcionkaakapitu" style:family="text">
      <style:text-properties fo:background-color="#80FFFF" style:text-underline-type="single" style:text-underline-style="solid" style:text-underline-width="auto" style:text-underline-mode="continuous"/>
    </style:style>
    <style:style style:name="T2046" style:parent-style-name="Domyślnaczcionkaakapitu" style:family="text">
      <style:text-properties style:text-underline-type="single" style:text-underline-style="solid" style:text-underline-width="auto" style:text-underline-mode="continuous"/>
    </style:style>
    <style:style style:name="T2047" style:parent-style-name="Domyślnaczcionkaakapitu" style:family="text">
      <style:text-properties fo:background-color="#80FFFF"/>
    </style:style>
    <style:style style:name="P2048" style:parent-style-name="Normalny" style:family="paragraph">
      <style:paragraph-properties fo:text-align="justify" fo:line-height="150%" fo:text-indent="0.25in"/>
    </style:style>
    <style:style style:name="T2049" style:parent-style-name="Domyślnaczcionkaakapitu" style:family="text">
      <style:text-properties fo:background-color="#80FFFF"/>
    </style:style>
    <style:style style:name="P2050" style:parent-style-name="Normalny" style:family="paragraph">
      <style:paragraph-properties fo:text-align="justify" fo:line-height="150%" fo:text-indent="0.25in"/>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P2053" style:parent-style-name="Normalny" style:family="paragraph">
      <style:paragraph-properties fo:text-align="justify" fo:line-height="150%" fo:text-indent="0.25in"/>
    </style:style>
    <style:style style:name="T2054" style:parent-style-name="Domyślnaczcionkaakapitu" style:family="text">
      <style:text-properties fo:background-color="#80FFFF"/>
    </style:style>
    <style:style style:name="P2055" style:parent-style-name="Normalny" style:family="paragraph">
      <style:paragraph-properties fo:text-align="justify" fo:line-height="150%"/>
    </style:style>
    <style:style style:name="T2056" style:parent-style-name="Domyślnaczcionkaakapitu" style:family="text">
      <style:text-properties style:text-underline-type="single" style:text-underline-style="solid" style:text-underline-width="auto" style:text-underline-mode="continuous"/>
    </style:style>
    <style:style style:name="P2057" style:parent-style-name="Normalny" style:family="paragraph">
      <style:paragraph-properties fo:text-align="justify" fo:line-height="150%" fo:text-indent="0.25in"/>
    </style:style>
    <style:style style:name="T2058" style:parent-style-name="Domyślnaczcionkaakapitu" style:family="text">
      <style:text-properties fo:background-color="#80FFFF"/>
    </style:style>
    <style:style style:name="P2059" style:parent-style-name="Normalny" style:family="paragraph">
      <style:paragraph-properties fo:text-align="justify" fo:line-height="150%"/>
    </style:style>
    <style:style style:name="T2060" style:parent-style-name="Domyślnaczcionkaakapitu" style:family="text">
      <style:text-properties style:text-underline-type="single" style:text-underline-style="solid" style:text-underline-width="auto" style:text-underline-mode="continuous"/>
    </style:style>
    <style:style style:name="P2061" style:parent-style-name="Normalny" style:family="paragraph">
      <style:paragraph-properties fo:text-align="justify" fo:line-height="150%" fo:text-indent="0.25in"/>
    </style:style>
    <style:style style:name="T2062" style:parent-style-name="Domyślnaczcionkaakapitu" style:family="text">
      <style:text-properties fo:background-color="#80FFFF"/>
    </style:style>
    <style:style style:name="T2063" style:parent-style-name="Domyślnaczcionkaakapitu" style:family="text">
      <style:text-properties fo:background-color="#80FFFF"/>
    </style:style>
    <style:style style:name="P2064" style:parent-style-name="Normalny" style:family="paragraph">
      <style:paragraph-properties fo:text-align="justify" fo:line-height="150%"/>
    </style:style>
    <style:style style:name="T2065" style:parent-style-name="Domyślnaczcionkaakapitu" style:family="text">
      <style:text-properties fo:background-color="#80FFFF"/>
    </style:style>
    <style:style style:name="P2066" style:parent-style-name="Normalny" style:family="paragraph">
      <style:paragraph-properties fo:text-align="justify" fo:line-height="150%"/>
    </style:style>
    <style:style style:name="T2067" style:parent-style-name="Domyślnaczcionkaakapitu" style:family="text">
      <style:text-properties style:text-underline-type="single" style:text-underline-style="solid" style:text-underline-width="auto" style:text-underline-mode="continuous"/>
    </style:style>
    <style:style style:name="P2068" style:parent-style-name="Normalny" style:family="paragraph">
      <style:paragraph-properties fo:text-align="justify" fo:line-height="150%" fo:text-indent="0.25in"/>
    </style:style>
    <style:style style:name="T2069" style:parent-style-name="Domyślnaczcionkaakapitu" style:family="text">
      <style:text-properties fo:background-color="#80FFFF"/>
    </style:style>
    <style:style style:name="T2070" style:parent-style-name="Domyślnaczcionkaakapitu" style:family="text">
      <style:text-properties fo:background-color="#80FFFF"/>
    </style:style>
    <style:style style:name="T2071" style:parent-style-name="Domyślnaczcionkaakapitu" style:family="text">
      <style:text-properties fo:background-color="#80FFFF"/>
    </style:style>
    <style:style style:name="T2072" style:parent-style-name="Domyślnaczcionkaakapitu" style:family="text">
      <style:text-properties fo:background-color="#80FFFF"/>
    </style:style>
    <style:style style:name="T2073" style:parent-style-name="Domyślnaczcionkaakapitu" style:family="text">
      <style:text-properties fo:background-color="#80FFFF"/>
    </style:style>
    <style:style style:name="P2074" style:parent-style-name="Normalny" style:family="paragraph">
      <style:paragraph-properties fo:text-align="justify" fo:line-height="150%"/>
    </style:style>
    <style:style style:name="T2075" style:parent-style-name="Domyślnaczcionkaakapitu" style:family="text">
      <style:text-properties style:text-underline-type="single" style:text-underline-style="solid" style:text-underline-width="auto" style:text-underline-mode="continuous"/>
    </style:style>
    <style:style style:name="P2076" style:parent-style-name="Normalny" style:family="paragraph">
      <style:paragraph-properties fo:text-align="justify" fo:line-height="150%" fo:text-indent="0.25in"/>
    </style:style>
    <style:style style:name="T2077" style:parent-style-name="Domyślnaczcionkaakapitu" style:family="text">
      <style:text-properties fo:background-color="#80FFFF"/>
    </style:style>
    <style:style style:name="P2078" style:parent-style-name="Normalny" style:family="paragraph">
      <style:paragraph-properties fo:text-align="justify" fo:line-height="150%"/>
    </style:style>
    <style:style style:name="T2079" style:parent-style-name="Domyślnaczcionkaakapitu" style:family="text">
      <style:text-properties style:text-underline-type="single" style:text-underline-style="solid" style:text-underline-width="auto" style:text-underline-mode="continuous"/>
    </style:style>
    <style:style style:name="P2080" style:parent-style-name="Normalny" style:family="paragraph">
      <style:paragraph-properties fo:text-align="justify" fo:line-height="150%" fo:text-indent="0.25in"/>
    </style:style>
    <style:style style:name="P2081" style:parent-style-name="Normalny" style:family="paragraph">
      <style:paragraph-properties fo:text-align="justify" fo:line-height="150%"/>
    </style:style>
    <style:style style:name="T2082" style:parent-style-name="Domyślnaczcionkaakapitu" style:family="text">
      <style:text-properties style:text-underline-type="single" style:text-underline-style="solid" style:text-underline-width="auto" style:text-underline-mode="continuous"/>
    </style:style>
    <style:style style:name="P2083" style:parent-style-name="Normalny" style:family="paragraph">
      <style:paragraph-properties fo:text-align="justify" fo:line-height="150%" fo:text-indent="0.25in"/>
    </style:style>
    <style:style style:name="P2084" style:parent-style-name="Normalny" style:family="paragraph">
      <style:paragraph-properties fo:text-align="justify" fo:line-height="150%"/>
    </style:style>
    <style:style style:name="T2085" style:parent-style-name="Domyślnaczcionkaakapitu" style:family="text">
      <style:text-properties style:text-underline-type="single" style:text-underline-style="solid" style:text-underline-width="auto" style:text-underline-mode="continuous"/>
    </style:style>
    <style:style style:name="P2086" style:parent-style-name="Normalny" style:family="paragraph">
      <style:paragraph-properties fo:text-align="justify" fo:line-height="150%" fo:text-indent="0.25in"/>
    </style:style>
    <style:style style:name="T2087" style:parent-style-name="Domyślnaczcionkaakapitu" style:family="text">
      <style:text-properties fo:background-color="#80FFFF"/>
    </style:style>
    <style:style style:name="T2088" style:parent-style-name="Domyślnaczcionkaakapitu" style:family="text">
      <style:text-properties fo:background-color="#80FFFF"/>
    </style:style>
    <style:style style:name="P2089" style:parent-style-name="Normalny" style:family="paragraph">
      <style:paragraph-properties fo:text-align="justify" fo:line-height="150%" fo:text-indent="0.25in"/>
    </style:style>
    <style:style style:name="T2090" style:parent-style-name="Domyślnaczcionkaakapitu" style:family="text">
      <style:text-properties fo:background-color="#80FFFF"/>
    </style:style>
    <style:style style:name="P2091" style:parent-style-name="Normalny" style:family="paragraph">
      <style:paragraph-properties fo:text-align="justify" fo:line-height="150%" fo:text-indent="0.25in"/>
    </style:style>
    <style:style style:name="T2092" style:parent-style-name="Domyślnaczcionkaakapitu" style:family="text">
      <style:text-properties fo:background-color="#80FFFF"/>
    </style:style>
    <style:style style:name="P2093" style:parent-style-name="Normalny" style:family="paragraph">
      <style:paragraph-properties fo:text-align="justify" fo:line-height="150%" fo:text-indent="0.25in"/>
    </style:style>
    <style:style style:name="T2094" style:parent-style-name="Domyślnaczcionkaakapitu" style:family="text">
      <style:text-properties fo:background-color="#80FFFF"/>
    </style:style>
    <style:style style:name="T2095" style:parent-style-name="Domyślnaczcionkaakapitu" style:family="text">
      <style:text-properties fo:background-color="#80FFFF"/>
    </style:style>
    <style:style style:name="T2096" style:parent-style-name="Domyślnaczcionkaakapitu" style:family="text">
      <style:text-properties fo:background-color="#80FFFF"/>
    </style:style>
    <style:style style:name="P2097" style:parent-style-name="Normalny" style:family="paragraph">
      <style:paragraph-properties fo:text-align="justify" fo:line-height="150%"/>
    </style:style>
    <style:style style:name="T2098" style:parent-style-name="Domyślnaczcionkaakapitu" style:family="text">
      <style:text-properties style:text-underline-type="single" style:text-underline-style="solid" style:text-underline-width="auto" style:text-underline-mode="continuous"/>
    </style:style>
    <style:style style:name="T2099" style:parent-style-name="Domyślnaczcionkaakapitu" style:family="text">
      <style:text-properties fo:background-color="#80FFFF" style:text-underline-type="single" style:text-underline-style="solid" style:text-underline-width="auto" style:text-underline-mode="continuous"/>
    </style:style>
    <style:style style:name="T2100" style:parent-style-name="Domyślnaczcionkaakapitu" style:family="text">
      <style:text-properties style:text-underline-type="single" style:text-underline-style="solid" style:text-underline-width="auto" style:text-underline-mode="continuous"/>
    </style:style>
    <style:style style:name="T2101" style:parent-style-name="Domyślnaczcionkaakapitu" style:family="text">
      <style:text-properties fo:background-color="#80FFFF" style:text-underline-type="single" style:text-underline-style="solid" style:text-underline-width="auto" style:text-underline-mode="continuous"/>
    </style:style>
    <style:style style:name="T2102" style:parent-style-name="Domyślnaczcionkaakapitu" style:family="text">
      <style:text-properties style:text-underline-type="single" style:text-underline-style="solid" style:text-underline-width="auto" style:text-underline-mode="continuous"/>
    </style:style>
    <style:style style:name="T2103" style:parent-style-name="Domyślnaczcionkaakapitu" style:family="text">
      <style:text-properties fo:background-color="#80FFFF" style:text-underline-type="single" style:text-underline-style="solid" style:text-underline-width="auto" style:text-underline-mode="continuous"/>
    </style:style>
    <style:style style:name="T2104" style:parent-style-name="Domyślnaczcionkaakapitu" style:family="text">
      <style:text-properties style:text-underline-type="single" style:text-underline-style="solid" style:text-underline-width="auto" style:text-underline-mode="continuous"/>
    </style:style>
    <style:style style:name="T2105" style:parent-style-name="Domyślnaczcionkaakapitu" style:family="text">
      <style:text-properties fo:background-color="#80FFFF" style:text-underline-type="single" style:text-underline-style="solid" style:text-underline-width="auto" style:text-underline-mode="continuous"/>
    </style:style>
    <style:style style:name="T2106" style:parent-style-name="Domyślnaczcionkaakapitu" style:family="text">
      <style:text-properties style:text-underline-type="single" style:text-underline-style="solid" style:text-underline-width="auto" style:text-underline-mode="continuous"/>
    </style:style>
    <style:style style:name="T2107" style:parent-style-name="Domyślnaczcionkaakapitu" style:family="text">
      <style:text-properties fo:background-color="#80FFFF" style:text-underline-type="single" style:text-underline-style="solid" style:text-underline-width="auto" style:text-underline-mode="continuous"/>
    </style:style>
    <style:style style:name="P2108" style:parent-style-name="Normalny" style:family="paragraph">
      <style:paragraph-properties fo:text-align="justify" fo:line-height="150%" fo:text-indent="0.25in"/>
    </style:style>
    <style:style style:name="P2109" style:parent-style-name="Normalny" style:family="paragraph">
      <style:paragraph-properties fo:text-align="justify" fo:line-height="150%"/>
    </style:style>
    <style:style style:name="T2110" style:parent-style-name="Domyślnaczcionkaakapitu" style:family="text">
      <style:text-properties style:text-underline-type="single" style:text-underline-style="solid" style:text-underline-width="auto" style:text-underline-mode="continuous"/>
    </style:style>
    <style:style style:name="P2111" style:parent-style-name="Normalny" style:family="paragraph">
      <style:paragraph-properties fo:text-align="justify" fo:line-height="150%" fo:text-indent="0.25in"/>
    </style:style>
    <style:style style:name="T2112" style:parent-style-name="Domyślnaczcionkaakapitu" style:family="text">
      <style:text-properties fo:background-color="#80FFFF"/>
    </style:style>
    <style:style style:name="T2113" style:parent-style-name="Domyślnaczcionkaakapitu" style:family="text">
      <style:text-properties fo:background-color="#80FFFF"/>
    </style:style>
    <style:style style:name="T2114" style:parent-style-name="Domyślnaczcionkaakapitu" style:family="text">
      <style:text-properties fo:background-color="#80FFFF"/>
    </style:style>
    <style:style style:name="T2115" style:parent-style-name="Domyślnaczcionkaakapitu" style:family="text">
      <style:text-properties fo:background-color="#80FFFF"/>
    </style:style>
    <style:style style:name="T2116" style:parent-style-name="Domyślnaczcionkaakapitu" style:family="text">
      <style:text-properties fo:background-color="#80FFFF"/>
    </style:style>
    <style:style style:name="T2117" style:parent-style-name="Domyślnaczcionkaakapitu" style:family="text">
      <style:text-properties fo:background-color="#80FFFF"/>
    </style:style>
    <style:style style:name="P2118" style:parent-style-name="Normalny" style:family="paragraph">
      <style:paragraph-properties fo:text-align="justify" fo:line-height="150%" fo:text-indent="0.25in"/>
    </style:style>
    <style:style style:name="T2119" style:parent-style-name="Domyślnaczcionkaakapitu" style:family="text">
      <style:text-properties fo:background-color="#80FFFF"/>
    </style:style>
    <style:style style:name="T2120" style:parent-style-name="Domyślnaczcionkaakapitu" style:family="text">
      <style:text-properties fo:background-color="#80FFFF"/>
    </style:style>
    <style:style style:name="T2121" style:parent-style-name="Domyślnaczcionkaakapitu" style:family="text">
      <style:text-properties fo:background-color="#80FFFF"/>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T2124" style:parent-style-name="Domyślnaczcionkaakapitu" style:family="text">
      <style:text-properties fo:background-color="#80FFFF"/>
    </style:style>
    <style:style style:name="P2125" style:parent-style-name="Normalny" style:family="paragraph">
      <style:paragraph-properties fo:text-align="justify" fo:line-height="150%"/>
    </style:style>
    <style:style style:name="T2126" style:parent-style-name="Domyślnaczcionkaakapitu" style:family="text">
      <style:text-properties style:text-underline-type="single" style:text-underline-style="solid" style:text-underline-width="auto" style:text-underline-mode="continuous"/>
    </style:style>
    <style:style style:name="T2127" style:parent-style-name="Domyślnaczcionkaakapitu" style:family="text">
      <style:text-properties fo:background-color="#80FFFF" style:text-underline-type="single" style:text-underline-style="solid" style:text-underline-width="auto" style:text-underline-mode="continuous"/>
    </style:style>
    <style:style style:name="T2128" style:parent-style-name="Domyślnaczcionkaakapitu" style:family="text">
      <style:text-properties style:text-underline-type="single" style:text-underline-style="solid" style:text-underline-width="auto" style:text-underline-mode="continuous"/>
    </style:style>
    <style:style style:name="T2129" style:parent-style-name="Domyślnaczcionkaakapitu" style:family="text">
      <style:text-properties fo:background-color="#80FFFF" style:text-underline-type="single" style:text-underline-style="solid" style:text-underline-width="auto" style:text-underline-mode="continuous"/>
    </style:style>
    <style:style style:name="T2130" style:parent-style-name="Domyślnaczcionkaakapitu" style:family="text">
      <style:text-properties style:text-underline-type="single" style:text-underline-style="solid" style:text-underline-width="auto" style:text-underline-mode="continuous"/>
    </style:style>
    <style:style style:name="T2131" style:parent-style-name="Domyślnaczcionkaakapitu" style:family="text">
      <style:text-properties fo:background-color="#80FFFF" style:text-underline-type="single" style:text-underline-style="solid" style:text-underline-width="auto" style:text-underline-mode="continuous"/>
    </style:style>
    <style:style style:name="P2132" style:parent-style-name="Normalny" style:family="paragraph">
      <style:paragraph-properties fo:text-align="justify" fo:line-height="150%" fo:text-indent="0.25in"/>
    </style:style>
    <style:style style:name="T2133" style:parent-style-name="Domyślnaczcionkaakapitu" style:family="text">
      <style:text-properties fo:background-color="#80FFFF"/>
    </style:style>
    <style:style style:name="T2134" style:parent-style-name="Domyślnaczcionkaakapitu" style:family="text">
      <style:text-properties fo:background-color="#80FFFF"/>
    </style:style>
    <style:style style:name="P2135" style:parent-style-name="Normalny" style:family="paragraph">
      <style:paragraph-properties fo:text-align="justify" fo:line-height="150%" fo:text-indent="0.25in"/>
    </style:style>
    <style:style style:name="P2136" style:parent-style-name="Normalny" style:family="paragraph">
      <style:paragraph-properties fo:text-align="justify" fo:line-height="150%"/>
    </style:style>
    <style:style style:name="T2137" style:parent-style-name="Domyślnaczcionkaakapitu" style:family="text">
      <style:text-properties style:text-underline-type="single" style:text-underline-style="solid" style:text-underline-width="auto" style:text-underline-mode="continuous"/>
    </style:style>
    <style:style style:name="T2138" style:parent-style-name="Domyślnaczcionkaakapitu" style:family="text">
      <style:text-properties fo:background-color="#80FFFF" style:text-underline-type="single" style:text-underline-style="solid" style:text-underline-width="auto" style:text-underline-mode="continuous"/>
    </style:style>
    <style:style style:name="T2139" style:parent-style-name="Domyślnaczcionkaakapitu" style:family="text">
      <style:text-properties style:text-underline-type="single" style:text-underline-style="solid" style:text-underline-width="auto" style:text-underline-mode="continuous"/>
    </style:style>
    <style:style style:name="T2140" style:parent-style-name="Domyślnaczcionkaakapitu" style:family="text">
      <style:text-properties fo:background-color="#80FFFF" style:text-underline-type="single" style:text-underline-style="solid" style:text-underline-width="auto" style:text-underline-mode="continuous"/>
    </style:style>
    <style:style style:name="T2141" style:parent-style-name="Domyślnaczcionkaakapitu" style:family="text">
      <style:text-properties style:text-underline-type="single" style:text-underline-style="solid" style:text-underline-width="auto" style:text-underline-mode="continuous"/>
    </style:style>
    <style:style style:name="P2142" style:parent-style-name="Normalny" style:family="paragraph">
      <style:paragraph-properties fo:text-align="justify" fo:line-height="150%" fo:text-indent="0.25in"/>
    </style:style>
    <style:style style:name="T2143" style:parent-style-name="Domyślnaczcionkaakapitu" style:family="text">
      <style:text-properties fo:background-color="#80FFFF"/>
    </style:style>
    <style:style style:name="T2144" style:parent-style-name="Domyślnaczcionkaakapitu" style:family="text">
      <style:text-properties fo:background-color="#80FFFF"/>
    </style:style>
    <style:style style:name="T2145" style:parent-style-name="Domyślnaczcionkaakapitu" style:family="text">
      <style:text-properties fo:background-color="#80FFFF"/>
    </style:style>
    <style:style style:name="P2146" style:parent-style-name="Normalny" style:family="paragraph">
      <style:paragraph-properties fo:text-align="justify" fo:line-height="150%"/>
    </style:style>
    <style:style style:name="T2147" style:parent-style-name="Domyślnaczcionkaakapitu" style:family="text">
      <style:text-properties style:text-underline-type="single" style:text-underline-style="solid" style:text-underline-width="auto" style:text-underline-mode="continuous"/>
    </style:style>
    <style:style style:name="T2148" style:parent-style-name="Domyślnaczcionkaakapitu" style:family="text">
      <style:text-properties fo:background-color="#80FFFF" style:text-underline-type="single" style:text-underline-style="solid" style:text-underline-width="auto" style:text-underline-mode="continuous"/>
    </style:style>
    <style:style style:name="T2149" style:parent-style-name="Domyślnaczcionkaakapitu" style:family="text">
      <style:text-properties style:text-underline-type="single" style:text-underline-style="solid" style:text-underline-width="auto" style:text-underline-mode="continuous"/>
    </style:style>
    <style:style style:name="T2150" style:parent-style-name="Domyślnaczcionkaakapitu" style:family="text">
      <style:text-properties fo:background-color="#80FFFF" style:text-underline-type="single" style:text-underline-style="solid" style:text-underline-width="auto" style:text-underline-mode="continuous"/>
    </style:style>
    <style:style style:name="T2151" style:parent-style-name="Domyślnaczcionkaakapitu" style:family="text">
      <style:text-properties style:text-underline-type="single" style:text-underline-style="solid" style:text-underline-width="auto" style:text-underline-mode="continuous"/>
    </style:style>
    <style:style style:name="T2152" style:parent-style-name="Domyślnaczcionkaakapitu" style:family="text">
      <style:text-properties fo:background-color="#80FFFF" style:text-underline-type="single" style:text-underline-style="solid" style:text-underline-width="auto" style:text-underline-mode="continuous"/>
    </style:style>
    <style:style style:name="P2153" style:parent-style-name="Normalny" style:family="paragraph">
      <style:paragraph-properties fo:text-align="justify" fo:line-height="150%" fo:text-indent="0.25in"/>
    </style:style>
    <style:style style:name="P2154" style:parent-style-name="Normalny" style:family="paragraph">
      <style:paragraph-properties fo:text-align="justify" fo:line-height="150%" fo:text-indent="0.25in"/>
    </style:style>
    <style:style style:name="P2155" style:parent-style-name="Normalny" style:family="paragraph">
      <style:paragraph-properties fo:text-align="justify" fo:line-height="150%"/>
    </style:style>
    <style:style style:name="T2156" style:parent-style-name="Domyślnaczcionkaakapitu" style:family="text">
      <style:text-properties fo:background-color="#80FFFF" style:text-underline-type="single" style:text-underline-style="solid" style:text-underline-width="auto" style:text-underline-mode="continuous"/>
    </style:style>
    <style:style style:name="T2157" style:parent-style-name="Domyślnaczcionkaakapitu" style:family="text">
      <style:text-properties style:text-underline-type="single" style:text-underline-style="solid" style:text-underline-width="auto" style:text-underline-mode="continuous"/>
    </style:style>
    <style:style style:name="T2158" style:parent-style-name="Domyślnaczcionkaakapitu" style:family="text">
      <style:text-properties fo:background-color="#80FFFF" style:text-underline-type="single" style:text-underline-style="solid" style:text-underline-width="auto" style:text-underline-mode="continuous"/>
    </style:style>
    <style:style style:name="T2159" style:parent-style-name="Domyślnaczcionkaakapitu" style:family="text">
      <style:text-properties style:text-underline-type="single" style:text-underline-style="solid" style:text-underline-width="auto" style:text-underline-mode="continuous"/>
    </style:style>
    <style:style style:name="T2160" style:parent-style-name="Domyślnaczcionkaakapitu" style:family="text">
      <style:text-properties fo:background-color="#80FFFF" style:text-underline-type="single" style:text-underline-style="solid" style:text-underline-width="auto" style:text-underline-mode="continuous"/>
    </style:style>
    <style:style style:name="P2161" style:parent-style-name="Normalny" style:family="paragraph">
      <style:paragraph-properties fo:text-align="justify" fo:line-height="150%" fo:text-indent="0.25in"/>
    </style:style>
    <style:style style:name="T2162" style:parent-style-name="Domyślnaczcionkaakapitu" style:family="text">
      <style:text-properties fo:background-color="#80FFFF"/>
    </style:style>
    <style:style style:name="T2163" style:parent-style-name="Domyślnaczcionkaakapitu" style:family="text">
      <style:text-properties fo:background-color="#80FFFF"/>
    </style:style>
    <style:style style:name="P2164" style:parent-style-name="Normalny" style:family="paragraph">
      <style:paragraph-properties fo:text-align="justify" fo:line-height="150%"/>
    </style:style>
    <style:style style:name="T2165" style:parent-style-name="Domyślnaczcionkaakapitu" style:family="text">
      <style:text-properties fo:background-color="#80FFFF"/>
    </style:style>
    <style:style style:name="P2166" style:parent-style-name="Normalny" style:family="paragraph">
      <style:paragraph-properties fo:text-align="justify" fo:line-height="150%" fo:text-indent="0.25in"/>
    </style:style>
    <style:style style:name="P2167" style:parent-style-name="Normalny" style:family="paragraph">
      <style:paragraph-properties fo:text-align="justify" fo:line-height="150%"/>
    </style:style>
    <style:style style:name="T2168" style:parent-style-name="Domyślnaczcionkaakapitu" style:family="text">
      <style:text-properties fo:background-color="#80FFFF"/>
    </style:style>
    <style:style style:name="T2169" style:parent-style-name="Domyślnaczcionkaakapitu" style:family="text">
      <style:text-properties fo:background-color="#80FFFF"/>
    </style:style>
    <style:style style:name="P2170" style:parent-style-name="Normalny" style:family="paragraph">
      <style:paragraph-properties fo:text-align="justify" fo:line-height="150%" fo:text-indent="0.25in"/>
    </style:style>
    <style:style style:name="P2171" style:parent-style-name="Normalny" style:family="paragraph">
      <style:paragraph-properties fo:text-align="justify" fo:line-height="150%"/>
    </style:style>
    <style:style style:name="T2172" style:parent-style-name="Domyślnaczcionkaakapitu" style:family="text">
      <style:text-properties style:text-underline-type="single" style:text-underline-style="solid" style:text-underline-width="auto" style:text-underline-mode="continuous"/>
    </style:style>
    <style:style style:name="T2173" style:parent-style-name="Domyślnaczcionkaakapitu" style:family="text">
      <style:text-properties fo:background-color="#80FFFF" style:text-underline-type="single" style:text-underline-style="solid" style:text-underline-width="auto" style:text-underline-mode="continuous"/>
    </style:style>
    <style:style style:name="T2174" style:parent-style-name="Domyślnaczcionkaakapitu" style:family="text">
      <style:text-properties style:text-underline-type="single" style:text-underline-style="solid" style:text-underline-width="auto" style:text-underline-mode="continuous"/>
    </style:style>
    <style:style style:name="P2175" style:parent-style-name="Normalny" style:family="paragraph">
      <style:paragraph-properties fo:text-align="justify" fo:line-height="150%" fo:text-indent="0.25in"/>
    </style:style>
    <style:style style:name="P2176" style:parent-style-name="Normalny" style:family="paragraph">
      <style:paragraph-properties fo:text-align="justify" fo:line-height="150%"/>
    </style:style>
    <style:style style:name="T2177" style:parent-style-name="Domyślnaczcionkaakapitu" style:family="text">
      <style:text-properties style:text-underline-type="single" style:text-underline-style="solid" style:text-underline-width="auto" style:text-underline-mode="continuous"/>
    </style:style>
    <style:style style:name="P2178" style:parent-style-name="Normalny" style:family="paragraph">
      <style:paragraph-properties fo:text-align="justify" fo:line-height="150%" fo:text-indent="0.25in"/>
    </style:style>
    <style:style style:name="T2179" style:parent-style-name="Domyślnaczcionkaakapitu" style:family="text">
      <style:text-properties fo:background-color="#80FFFF"/>
    </style:style>
    <style:style style:name="T2180" style:parent-style-name="Domyślnaczcionkaakapitu" style:family="text">
      <style:text-properties fo:background-color="#80FFFF"/>
    </style:style>
    <style:style style:name="P2181" style:parent-style-name="Normalny" style:family="paragraph">
      <style:paragraph-properties fo:text-align="justify" fo:line-height="150%"/>
    </style:style>
    <style:style style:name="T2182" style:parent-style-name="Domyślnaczcionkaakapitu" style:family="text">
      <style:text-properties style:text-underline-type="single" style:text-underline-style="solid" style:text-underline-width="auto" style:text-underline-mode="continuous"/>
    </style:style>
    <style:style style:name="P2183" style:parent-style-name="Normalny" style:family="paragraph">
      <style:paragraph-properties fo:text-align="justify" fo:line-height="150%" fo:text-indent="0.25in"/>
    </style:style>
    <style:style style:name="T2184" style:parent-style-name="Domyślnaczcionkaakapitu" style:family="text">
      <style:text-properties fo:background-color="#80FFFF"/>
    </style:style>
    <style:style style:name="T2185" style:parent-style-name="Domyślnaczcionkaakapitu" style:family="text">
      <style:text-properties fo:background-color="#80FFFF"/>
    </style:style>
    <style:style style:name="P2186" style:parent-style-name="Normalny" style:family="paragraph">
      <style:paragraph-properties fo:text-align="justify" fo:line-height="150%"/>
    </style:style>
    <style:style style:name="T2187" style:parent-style-name="Domyślnaczcionkaakapitu" style:family="text">
      <style:text-properties style:text-underline-type="single" style:text-underline-style="solid" style:text-underline-width="auto" style:text-underline-mode="continuous"/>
    </style:style>
    <style:style style:name="P2188" style:parent-style-name="Normalny" style:family="paragraph">
      <style:paragraph-properties fo:text-align="justify" fo:line-height="150%" fo:text-indent="0.25in"/>
    </style:style>
    <style:style style:name="T2189" style:parent-style-name="Domyślnaczcionkaakapitu" style:family="text">
      <style:text-properties fo:background-color="#80FFFF"/>
    </style:style>
    <style:style style:name="P2190" style:parent-style-name="Normalny" style:family="paragraph">
      <style:paragraph-properties fo:text-align="justify" fo:line-height="150%"/>
    </style:style>
    <style:style style:name="T2191" style:parent-style-name="Domyślnaczcionkaakapitu" style:family="text">
      <style:text-properties style:text-underline-type="single" style:text-underline-style="solid" style:text-underline-width="auto" style:text-underline-mode="continuous"/>
    </style:style>
    <style:style style:name="P2192" style:parent-style-name="Normalny" style:family="paragraph">
      <style:paragraph-properties fo:text-align="justify" fo:line-height="150%" fo:text-indent="0.25in"/>
    </style:style>
    <style:style style:name="P2193" style:parent-style-name="Normalny" style:family="paragraph">
      <style:paragraph-properties fo:text-align="justify" fo:line-height="150%"/>
    </style:style>
    <style:style style:name="T2194" style:parent-style-name="Domyślnaczcionkaakapitu" style:family="text">
      <style:text-properties style:text-underline-type="single" style:text-underline-style="solid" style:text-underline-width="auto" style:text-underline-mode="continuous"/>
    </style:style>
    <style:style style:name="P2195" style:parent-style-name="Normalny" style:family="paragraph">
      <style:paragraph-properties fo:text-align="justify" fo:line-height="150%" fo:text-indent="0.25in"/>
    </style:style>
    <style:style style:name="T2196" style:parent-style-name="Domyślnaczcionkaakapitu" style:family="text">
      <style:text-properties fo:background-color="#80FFFF"/>
    </style:style>
    <style:style style:name="T2197" style:parent-style-name="Domyślnaczcionkaakapitu" style:family="text">
      <style:text-properties fo:background-color="#80FFFF"/>
    </style:style>
    <style:style style:name="P2198" style:parent-style-name="Normalny" style:family="paragraph">
      <style:paragraph-properties fo:text-align="justify" fo:line-height="150%"/>
    </style:style>
    <style:style style:name="T2199" style:parent-style-name="Domyślnaczcionkaakapitu" style:family="text">
      <style:text-properties style:text-underline-type="single" style:text-underline-style="solid" style:text-underline-width="auto" style:text-underline-mode="continuous"/>
    </style:style>
    <style:style style:name="T2200" style:parent-style-name="Domyślnaczcionkaakapitu" style:family="text">
      <style:text-properties fo:background-color="#80FFFF" style:text-underline-type="single" style:text-underline-style="solid" style:text-underline-width="auto" style:text-underline-mode="continuous"/>
    </style:style>
    <style:style style:name="T2201" style:parent-style-name="Domyślnaczcionkaakapitu" style:family="text">
      <style:text-properties style:text-underline-type="single" style:text-underline-style="solid" style:text-underline-width="auto" style:text-underline-mode="continuous"/>
    </style:style>
    <style:style style:name="T2202" style:parent-style-name="Domyślnaczcionkaakapitu" style:family="text">
      <style:text-properties fo:background-color="#80FFFF" style:text-underline-type="single" style:text-underline-style="solid" style:text-underline-width="auto" style:text-underline-mode="continuous"/>
    </style:style>
    <style:style style:name="T2203" style:parent-style-name="Domyślnaczcionkaakapitu" style:family="text">
      <style:text-properties style:text-underline-type="single" style:text-underline-style="solid" style:text-underline-width="auto" style:text-underline-mode="continuous"/>
    </style:style>
    <style:style style:name="T2204" style:parent-style-name="Domyślnaczcionkaakapitu" style:family="text">
      <style:text-properties fo:background-color="#80FFFF" style:text-underline-type="single" style:text-underline-style="solid" style:text-underline-width="auto" style:text-underline-mode="continuous"/>
    </style:style>
    <style:style style:name="T2205" style:parent-style-name="Domyślnaczcionkaakapitu" style:family="text">
      <style:text-properties style:text-underline-type="single" style:text-underline-style="solid" style:text-underline-width="auto" style:text-underline-mode="continuous"/>
    </style:style>
    <style:style style:name="T2206" style:parent-style-name="Domyślnaczcionkaakapitu" style:family="text">
      <style:text-properties fo:background-color="#80FFFF" style:text-underline-type="single" style:text-underline-style="solid" style:text-underline-width="auto" style:text-underline-mode="continuous"/>
    </style:style>
    <style:style style:name="P2207" style:parent-style-name="Normalny" style:family="paragraph">
      <style:paragraph-properties fo:text-align="justify" fo:line-height="150%" fo:text-indent="0.25in"/>
    </style:style>
    <style:style style:name="T2208" style:parent-style-name="Domyślnaczcionkaakapitu" style:family="text">
      <style:text-properties fo:background-color="#80FFFF"/>
    </style:style>
    <style:style style:name="P2209" style:parent-style-name="Normalny" style:family="paragraph">
      <style:paragraph-properties fo:text-align="justify" fo:line-height="150%" fo:text-indent="0.25in"/>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P2212" style:parent-style-name="Normalny" style:family="paragraph">
      <style:paragraph-properties fo:text-align="justify" fo:line-height="150%" fo:text-indent="0.25in"/>
    </style:style>
    <style:style style:name="T2213" style:parent-style-name="Domyślnaczcionkaakapitu" style:family="text">
      <style:text-properties fo:background-color="#80FFFF"/>
    </style:style>
    <style:style style:name="P2214" style:parent-style-name="Normalny" style:family="paragraph">
      <style:paragraph-properties fo:text-align="justify" fo:line-height="150%" fo:text-indent="0.25in"/>
    </style:style>
    <style:style style:name="P2215" style:parent-style-name="Normalny" style:family="paragraph">
      <style:paragraph-properties fo:text-align="justify" fo:line-height="150%"/>
    </style:style>
    <style:style style:name="T2216" style:parent-style-name="Domyślnaczcionkaakapitu" style:family="text">
      <style:text-properties style:text-underline-type="single" style:text-underline-style="solid" style:text-underline-width="auto" style:text-underline-mode="continuous"/>
    </style:style>
    <style:style style:name="P2217" style:parent-style-name="Normalny" style:family="paragraph">
      <style:paragraph-properties fo:text-align="justify" fo:line-height="150%" fo:text-indent="0.25in"/>
    </style:style>
    <style:style style:name="P2218" style:parent-style-name="Normalny" style:family="paragraph">
      <style:paragraph-properties fo:text-align="justify" fo:line-height="150%" fo:text-indent="0.25in"/>
    </style:style>
    <style:style style:name="T2219" style:parent-style-name="Domyślnaczcionkaakapitu" style:family="text">
      <style:text-properties fo:background-color="#80FFFF"/>
    </style:style>
    <style:style style:name="T2220" style:parent-style-name="Domyślnaczcionkaakapitu" style:family="text">
      <style:text-properties fo:background-color="#80FFFF"/>
    </style:style>
    <style:style style:name="P2221" style:parent-style-name="Normalny" style:family="paragraph">
      <style:paragraph-properties fo:text-align="justify" fo:line-height="150%" fo:text-indent="0.25in"/>
    </style:style>
    <style:style style:name="T2222" style:parent-style-name="Domyślnaczcionkaakapitu" style:family="text">
      <style:text-properties fo:background-color="#80FFFF"/>
    </style:style>
    <style:style style:name="T2223" style:parent-style-name="Domyślnaczcionkaakapitu" style:family="text">
      <style:text-properties fo:background-color="#80FFFF"/>
    </style:style>
    <style:style style:name="P2224" style:parent-style-name="Normalny" style:family="paragraph">
      <style:paragraph-properties fo:text-align="justify" fo:line-height="150%"/>
    </style:style>
    <style:style style:name="T2225" style:parent-style-name="Domyślnaczcionkaakapitu" style:family="text">
      <style:text-properties style:text-underline-type="single" style:text-underline-style="solid" style:text-underline-width="auto" style:text-underline-mode="continuous"/>
    </style:style>
    <style:style style:name="P2226" style:parent-style-name="Normalny" style:family="paragraph">
      <style:paragraph-properties fo:text-align="justify" fo:line-height="150%" fo:text-indent="0.25in"/>
    </style:style>
    <style:style style:name="T2227" style:parent-style-name="Domyślnaczcionkaakapitu" style:family="text">
      <style:text-properties fo:background-color="#80FFFF"/>
    </style:style>
    <style:style style:name="P2228" style:parent-style-name="Normalny" style:family="paragraph">
      <style:paragraph-properties fo:text-align="justify" fo:line-height="150%"/>
    </style:style>
    <style:style style:name="T2229" style:parent-style-name="Domyślnaczcionkaakapitu" style:family="text">
      <style:text-properties style:text-underline-type="single" style:text-underline-style="solid" style:text-underline-width="auto" style:text-underline-mode="continuous"/>
    </style:style>
    <style:style style:name="P2230" style:parent-style-name="Normalny" style:family="paragraph">
      <style:paragraph-properties fo:text-align="justify" fo:line-height="150%" fo:text-indent="0.25in"/>
    </style:style>
    <style:style style:name="T2231" style:parent-style-name="Domyślnaczcionkaakapitu" style:family="text">
      <style:text-properties fo:background-color="#80FFFF"/>
    </style:style>
    <style:style style:name="T2232" style:parent-style-name="Domyślnaczcionkaakapitu" style:family="text">
      <style:text-properties fo:background-color="#80FFFF"/>
    </style:style>
    <style:style style:name="T2233" style:parent-style-name="Domyślnaczcionkaakapitu" style:family="text">
      <style:text-properties fo:background-color="#80FFFF"/>
    </style:style>
    <style:style style:name="T2234" style:parent-style-name="Domyślnaczcionkaakapitu" style:family="text">
      <style:text-properties fo:background-color="#80FFFF"/>
    </style:style>
    <style:style style:name="P2235" style:parent-style-name="Normalny" style:family="paragraph">
      <style:paragraph-properties fo:text-align="justify" fo:line-height="150%"/>
    </style:style>
    <style:style style:name="T2236" style:parent-style-name="Domyślnaczcionkaakapitu" style:family="text">
      <style:text-properties style:text-underline-type="single" style:text-underline-style="solid" style:text-underline-width="auto" style:text-underline-mode="continuous"/>
    </style:style>
    <style:style style:name="P2237" style:parent-style-name="Normalny" style:family="paragraph">
      <style:paragraph-properties fo:text-align="justify" fo:line-height="150%" fo:text-indent="0.25in"/>
    </style:style>
    <style:style style:name="T2238" style:parent-style-name="Domyślnaczcionkaakapitu" style:family="text">
      <style:text-properties fo:background-color="#80FFFF"/>
    </style:style>
    <style:style style:name="T2239" style:parent-style-name="Domyślnaczcionkaakapitu" style:family="text">
      <style:text-properties fo:background-color="#80FFFF"/>
    </style:style>
    <style:style style:name="T2240" style:parent-style-name="Domyślnaczcionkaakapitu" style:family="text">
      <style:text-properties fo:background-color="#80FFFF"/>
    </style:style>
    <style:style style:name="T2241" style:parent-style-name="Domyślnaczcionkaakapitu" style:family="text">
      <style:text-properties fo:background-color="#80FFFF"/>
    </style:style>
    <style:style style:name="T2242" style:parent-style-name="Domyślnaczcionkaakapitu" style:family="text">
      <style:text-properties fo:background-color="#80FFFF"/>
    </style:style>
    <style:style style:name="P2243" style:parent-style-name="Normalny" style:family="paragraph">
      <style:paragraph-properties fo:text-align="justify" fo:line-height="150%"/>
    </style:style>
    <style:style style:name="T2244" style:parent-style-name="Domyślnaczcionkaakapitu" style:family="text">
      <style:text-properties style:text-underline-type="single" style:text-underline-style="solid" style:text-underline-width="auto" style:text-underline-mode="continuous"/>
    </style:style>
    <style:style style:name="P2245" style:parent-style-name="Normalny" style:family="paragraph">
      <style:paragraph-properties fo:text-align="justify" fo:line-height="150%" fo:text-indent="0.25in"/>
    </style:style>
    <style:style style:name="P2246" style:parent-style-name="Normalny" style:family="paragraph">
      <style:paragraph-properties fo:text-align="justify" fo:line-height="150%"/>
    </style:style>
    <style:style style:name="T2247" style:parent-style-name="Domyślnaczcionkaakapitu" style:family="text">
      <style:text-properties style:text-underline-type="single" style:text-underline-style="solid" style:text-underline-width="auto" style:text-underline-mode="continuous"/>
    </style:style>
    <style:style style:name="P2248" style:parent-style-name="Normalny" style:family="paragraph">
      <style:paragraph-properties fo:text-align="justify" fo:line-height="150%" fo:text-indent="0.25in"/>
    </style:style>
    <style:style style:name="T2249" style:parent-style-name="Domyślnaczcionkaakapitu" style:family="text">
      <style:text-properties fo:background-color="#80FFFF"/>
    </style:style>
    <style:style style:name="P2250" style:parent-style-name="Normalny" style:family="paragraph">
      <style:paragraph-properties fo:text-align="justify" fo:line-height="150%"/>
    </style:style>
    <style:style style:name="T2251" style:parent-style-name="Domyślnaczcionkaakapitu" style:family="text">
      <style:text-properties style:text-underline-type="single" style:text-underline-style="solid" style:text-underline-width="auto" style:text-underline-mode="continuous"/>
    </style:style>
    <style:style style:name="P2252" style:parent-style-name="Normalny" style:family="paragraph">
      <style:paragraph-properties fo:text-align="justify" fo:line-height="150%" fo:text-indent="0.25in"/>
    </style:style>
    <style:style style:name="T2253" style:parent-style-name="Domyślnaczcionkaakapitu" style:family="text">
      <style:text-properties fo:background-color="#80FFFF"/>
    </style:style>
    <style:style style:name="T2254" style:parent-style-name="Domyślnaczcionkaakapitu" style:family="text">
      <style:text-properties fo:background-color="#80FFFF"/>
    </style:style>
    <style:style style:name="P2255" style:parent-style-name="Normalny" style:family="paragraph">
      <style:paragraph-properties fo:text-align="justify" fo:line-height="150%"/>
    </style:style>
    <style:style style:name="T2256" style:parent-style-name="Domyślnaczcionkaakapitu" style:family="text">
      <style:text-properties style:text-underline-type="single" style:text-underline-style="solid" style:text-underline-width="auto" style:text-underline-mode="continuous"/>
    </style:style>
    <style:style style:name="P2257" style:parent-style-name="Normalny" style:family="paragraph">
      <style:paragraph-properties fo:text-align="justify" fo:line-height="150%" fo:text-indent="0.25in"/>
    </style:style>
    <style:style style:name="P2258" style:parent-style-name="Normalny" style:family="paragraph">
      <style:paragraph-properties fo:text-align="justify" fo:line-height="150%"/>
    </style:style>
    <style:style style:name="T2259" style:parent-style-name="Domyślnaczcionkaakapitu" style:family="text">
      <style:text-properties style:text-underline-type="single" style:text-underline-style="solid" style:text-underline-width="auto" style:text-underline-mode="continuous"/>
    </style:style>
    <style:style style:name="P2260" style:parent-style-name="Normalny" style:family="paragraph">
      <style:paragraph-properties fo:text-align="justify" fo:line-height="150%" fo:text-indent="0.25in"/>
    </style:style>
    <style:style style:name="P2261" style:parent-style-name="Normalny" style:family="paragraph">
      <style:paragraph-properties fo:text-align="justify" fo:line-height="150%"/>
    </style:style>
    <style:style style:name="T2262" style:parent-style-name="Domyślnaczcionkaakapitu" style:family="text">
      <style:text-properties style:text-underline-type="single" style:text-underline-style="solid" style:text-underline-width="auto" style:text-underline-mode="continuous"/>
    </style:style>
    <style:style style:name="T2263" style:parent-style-name="Domyślnaczcionkaakapitu" style:family="text">
      <style:text-properties fo:background-color="#80FFFF" style:text-underline-type="single" style:text-underline-style="solid" style:text-underline-width="auto" style:text-underline-mode="continuous"/>
    </style:style>
    <style:style style:name="T2264" style:parent-style-name="Domyślnaczcionkaakapitu" style:family="text">
      <style:text-properties style:text-underline-type="single" style:text-underline-style="solid" style:text-underline-width="auto" style:text-underline-mode="continuous"/>
    </style:style>
    <style:style style:name="P2265" style:parent-style-name="Normalny" style:family="paragraph">
      <style:paragraph-properties fo:text-align="justify" fo:line-height="150%" fo:text-indent="0.25in"/>
    </style:style>
    <style:style style:name="T2266" style:parent-style-name="Domyślnaczcionkaakapitu" style:family="text">
      <style:text-properties fo:background-color="#80FFFF"/>
    </style:style>
    <style:style style:name="T2267" style:parent-style-name="Domyślnaczcionkaakapitu" style:family="text">
      <style:text-properties fo:background-color="#80FFFF"/>
    </style:style>
    <style:style style:name="P2268" style:parent-style-name="Normalny" style:family="paragraph">
      <style:paragraph-properties fo:text-align="justify" fo:line-height="150%"/>
    </style:style>
    <style:style style:name="T2269" style:parent-style-name="Domyślnaczcionkaakapitu" style:family="text">
      <style:text-properties style:text-underline-type="single" style:text-underline-style="solid" style:text-underline-width="auto" style:text-underline-mode="continuous"/>
    </style:style>
    <style:style style:name="T2270" style:parent-style-name="Domyślnaczcionkaakapitu" style:family="text">
      <style:text-properties fo:background-color="#80FFFF" style:text-underline-type="single" style:text-underline-style="solid" style:text-underline-width="auto" style:text-underline-mode="continuous"/>
    </style:style>
    <style:style style:name="T2271" style:parent-style-name="Domyślnaczcionkaakapitu" style:family="text">
      <style:text-properties style:text-underline-type="single" style:text-underline-style="solid" style:text-underline-width="auto" style:text-underline-mode="continuous"/>
    </style:style>
    <style:style style:name="T2272" style:parent-style-name="Domyślnaczcionkaakapitu" style:family="text">
      <style:text-properties fo:background-color="#80FFFF" style:text-underline-type="single" style:text-underline-style="solid" style:text-underline-width="auto" style:text-underline-mode="continuous"/>
    </style:style>
    <style:style style:name="P2273" style:parent-style-name="Normalny" style:family="paragraph">
      <style:paragraph-properties fo:text-align="justify" fo:line-height="150%" fo:text-indent="0.25in"/>
    </style:style>
    <style:style style:name="T2274" style:parent-style-name="Domyślnaczcionkaakapitu" style:family="text">
      <style:text-properties fo:background-color="#80FFFF"/>
    </style:style>
    <style:style style:name="T2275" style:parent-style-name="Domyślnaczcionkaakapitu" style:family="text">
      <style:text-properties fo:background-color="#80FFFF"/>
    </style:style>
    <style:style style:name="T2276" style:parent-style-name="Domyślnaczcionkaakapitu" style:family="text">
      <style:text-properties fo:background-color="#80FFFF"/>
    </style:style>
    <style:style style:name="P2277" style:parent-style-name="Normalny" style:family="paragraph">
      <style:paragraph-properties fo:text-align="justify" fo:line-height="150%"/>
    </style:style>
    <style:style style:name="T2278" style:parent-style-name="Domyślnaczcionkaakapitu" style:family="text">
      <style:text-properties style:text-underline-type="single" style:text-underline-style="solid" style:text-underline-width="auto" style:text-underline-mode="continuous"/>
    </style:style>
    <style:style style:name="T2279" style:parent-style-name="Domyślnaczcionkaakapitu" style:family="text">
      <style:text-properties fo:background-color="#80FFFF" style:text-underline-type="single" style:text-underline-style="solid" style:text-underline-width="auto" style:text-underline-mode="continuous"/>
    </style:style>
    <style:style style:name="T2280" style:parent-style-name="Domyślnaczcionkaakapitu" style:family="text">
      <style:text-properties style:text-underline-type="single" style:text-underline-style="solid" style:text-underline-width="auto" style:text-underline-mode="continuous"/>
    </style:style>
    <style:style style:name="T2281" style:parent-style-name="Domyślnaczcionkaakapitu" style:family="text">
      <style:text-properties style:text-underline-type="single" style:text-underline-style="solid" style:text-underline-width="auto" style:text-underline-mode="continuous"/>
    </style:style>
    <style:style style:name="T2282" style:parent-style-name="Domyślnaczcionkaakapitu" style:family="text">
      <style:text-properties style:text-underline-type="single" style:text-underline-style="solid" style:text-underline-width="auto" style:text-underline-mode="continuous"/>
    </style:style>
    <style:style style:name="T2283" style:parent-style-name="Domyślnaczcionkaakapitu" style:family="text">
      <style:text-properties fo:background-color="#80FFFF" style:text-underline-type="single" style:text-underline-style="solid" style:text-underline-width="auto" style:text-underline-mode="continuous"/>
    </style:style>
    <style:style style:name="T2284" style:parent-style-name="Domyślnaczcionkaakapitu" style:family="text">
      <style:text-properties fo:background-color="#80FFFF"/>
    </style:style>
    <style:style style:name="P2285" style:parent-style-name="Normalny" style:family="paragraph">
      <style:paragraph-properties fo:text-align="justify" fo:line-height="150%" fo:text-indent="0.25in"/>
    </style:style>
    <style:style style:name="T2286" style:parent-style-name="Domyślnaczcionkaakapitu" style:family="text">
      <style:text-properties fo:background-color="#80FFFF"/>
    </style:style>
    <style:style style:name="T2287" style:parent-style-name="Domyślnaczcionkaakapitu" style:family="text">
      <style:text-properties fo:background-color="#80FFFF"/>
    </style:style>
    <style:style style:name="T2288" style:parent-style-name="Domyślnaczcionkaakapitu" style:family="text">
      <style:text-properties fo:background-color="#80FFFF"/>
    </style:style>
    <style:style style:name="P2289" style:parent-style-name="Normalny" style:family="paragraph">
      <style:paragraph-properties fo:text-align="justify" fo:line-height="150%"/>
    </style:style>
    <style:style style:name="T2290" style:parent-style-name="Domyślnaczcionkaakapitu" style:family="text">
      <style:text-properties style:text-underline-type="single" style:text-underline-style="solid" style:text-underline-width="auto" style:text-underline-mode="continuous"/>
    </style:style>
    <style:style style:name="P2291" style:parent-style-name="Normalny" style:family="paragraph">
      <style:paragraph-properties fo:text-align="justify" fo:line-height="150%" fo:text-indent="0.25in"/>
    </style:style>
    <style:style style:name="P2292" style:parent-style-name="Normalny" style:family="paragraph">
      <style:paragraph-properties fo:text-align="justify" fo:line-height="150%"/>
    </style:style>
    <style:style style:name="T2293" style:parent-style-name="Domyślnaczcionkaakapitu" style:family="text">
      <style:text-properties style:text-underline-type="single" style:text-underline-style="solid" style:text-underline-width="auto" style:text-underline-mode="continuous"/>
    </style:style>
    <style:style style:name="P2294" style:parent-style-name="Normalny" style:family="paragraph">
      <style:paragraph-properties fo:text-align="justify" fo:line-height="150%" fo:text-indent="0.25in"/>
    </style:style>
    <style:style style:name="P2295" style:parent-style-name="Normalny" style:family="paragraph">
      <style:paragraph-properties fo:text-align="justify" fo:line-height="150%"/>
    </style:style>
    <style:style style:name="T2296" style:parent-style-name="Domyślnaczcionkaakapitu" style:family="text">
      <style:text-properties style:text-underline-type="single" style:text-underline-style="solid" style:text-underline-width="auto" style:text-underline-mode="continuous"/>
    </style:style>
    <style:style style:name="T2297" style:parent-style-name="Domyślnaczcionkaakapitu" style:family="text">
      <style:text-properties fo:background-color="#80FFFF" style:text-underline-type="single" style:text-underline-style="solid" style:text-underline-width="auto" style:text-underline-mode="continuous"/>
    </style:style>
    <style:style style:name="T2298" style:parent-style-name="Domyślnaczcionkaakapitu" style:family="text">
      <style:text-properties style:text-underline-type="single" style:text-underline-style="solid" style:text-underline-width="auto" style:text-underline-mode="continuous"/>
    </style:style>
    <style:style style:name="P2299" style:parent-style-name="Normalny" style:family="paragraph">
      <style:paragraph-properties fo:text-align="justify" fo:line-height="150%" fo:text-indent="0.25in"/>
    </style:style>
    <style:style style:name="P2300" style:parent-style-name="Normalny" style:family="paragraph">
      <style:paragraph-properties fo:text-align="justify" fo:line-height="150%"/>
    </style:style>
    <style:style style:name="T2301" style:parent-style-name="Domyślnaczcionkaakapitu" style:family="text">
      <style:text-properties style:text-underline-type="single" style:text-underline-style="solid" style:text-underline-width="auto" style:text-underline-mode="continuous"/>
    </style:style>
    <style:style style:name="P2302" style:parent-style-name="Normalny" style:family="paragraph">
      <style:paragraph-properties fo:text-align="justify" fo:line-height="150%" fo:text-indent="0.25in"/>
    </style:style>
    <style:style style:name="T2303" style:parent-style-name="Domyślnaczcionkaakapitu" style:family="text">
      <style:text-properties fo:background-color="#80FFFF"/>
    </style:style>
    <style:style style:name="T2304" style:parent-style-name="Domyślnaczcionkaakapitu" style:family="text">
      <style:text-properties fo:background-color="#80FFFF"/>
    </style:style>
    <style:style style:name="T2305" style:parent-style-name="Domyślnaczcionkaakapitu" style:family="text">
      <style:text-properties fo:background-color="#80FFFF"/>
    </style:style>
    <style:style style:name="T2306" style:parent-style-name="Domyślnaczcionkaakapitu" style:family="text">
      <style:text-properties fo:background-color="#80FFFF"/>
    </style:style>
    <style:style style:name="T2307" style:parent-style-name="Domyślnaczcionkaakapitu" style:family="text">
      <style:text-properties fo:background-color="#80FFFF"/>
    </style:style>
    <style:style style:name="T2308" style:parent-style-name="Domyślnaczcionkaakapitu" style:family="text">
      <style:text-properties fo:background-color="#80FFFF"/>
    </style:style>
    <style:style style:name="T2309" style:parent-style-name="Domyślnaczcionkaakapitu" style:family="text">
      <style:text-properties fo:background-color="#80FFFF"/>
    </style:style>
    <style:style style:name="T2310" style:parent-style-name="Domyślnaczcionkaakapitu" style:family="text">
      <style:text-properties fo:background-color="#80FFFF"/>
    </style:style>
    <style:style style:name="T2311" style:parent-style-name="Domyślnaczcionkaakapitu" style:family="text">
      <style:text-properties fo:background-color="#80FFFF"/>
    </style:style>
    <style:style style:name="T2312" style:parent-style-name="Domyślnaczcionkaakapitu" style:family="text">
      <style:text-properties fo:background-color="#80FFFF"/>
    </style:style>
    <style:style style:name="T2313" style:parent-style-name="Domyślnaczcionkaakapitu" style:family="text">
      <style:text-properties fo:background-color="#80FFFF"/>
    </style:style>
    <style:style style:name="T2314" style:parent-style-name="Domyślnaczcionkaakapitu" style:family="text">
      <style:text-properties fo:background-color="#80FFFF"/>
    </style:style>
    <style:style style:name="T2315" style:parent-style-name="Domyślnaczcionkaakapitu" style:family="text">
      <style:text-properties fo:background-color="#80FFFF"/>
    </style:style>
    <style:style style:name="T2316" style:parent-style-name="Domyślnaczcionkaakapitu" style:family="text">
      <style:text-properties fo:background-color="#80FFFF"/>
    </style:style>
    <style:style style:name="P2317" style:parent-style-name="Normalny" style:family="paragraph">
      <style:paragraph-properties fo:text-align="justify" fo:line-height="150%"/>
    </style:style>
    <style:style style:name="T2318" style:parent-style-name="Domyślnaczcionkaakapitu" style:family="text">
      <style:text-properties style:text-underline-type="single" style:text-underline-style="solid" style:text-underline-width="auto" style:text-underline-mode="continuous"/>
    </style:style>
    <style:style style:name="P2319" style:parent-style-name="Normalny" style:family="paragraph">
      <style:paragraph-properties fo:text-align="justify" fo:line-height="150%" fo:text-indent="0.25in"/>
    </style:style>
    <style:style style:name="T2320" style:parent-style-name="Domyślnaczcionkaakapitu" style:family="text">
      <style:text-properties fo:background-color="#80FFFF"/>
    </style:style>
    <style:style style:name="T2321" style:parent-style-name="Domyślnaczcionkaakapitu" style:family="text">
      <style:text-properties fo:background-color="#80FFFF"/>
    </style:style>
    <style:style style:name="T2322" style:parent-style-name="Domyślnaczcionkaakapitu" style:family="text">
      <style:text-properties fo:background-color="#80FFFF"/>
    </style:style>
    <style:style style:name="P2323" style:parent-style-name="Normalny" style:family="paragraph">
      <style:paragraph-properties fo:text-align="justify" fo:line-height="150%"/>
    </style:style>
    <style:style style:name="T2324" style:parent-style-name="Domyślnaczcionkaakapitu" style:family="text">
      <style:text-properties style:text-underline-type="single" style:text-underline-style="solid" style:text-underline-width="auto" style:text-underline-mode="continuous"/>
    </style:style>
    <style:style style:name="T2325" style:parent-style-name="Domyślnaczcionkaakapitu" style:family="text">
      <style:text-properties fo:background-color="#80FFFF" style:text-underline-type="single" style:text-underline-style="solid" style:text-underline-width="auto" style:text-underline-mode="continuous"/>
    </style:style>
    <style:style style:name="T2326" style:parent-style-name="Domyślnaczcionkaakapitu" style:family="text">
      <style:text-properties style:text-underline-type="single" style:text-underline-style="solid" style:text-underline-width="auto" style:text-underline-mode="continuous"/>
    </style:style>
    <style:style style:name="T2327" style:parent-style-name="Domyślnaczcionkaakapitu" style:family="text">
      <style:text-properties fo:background-color="#80FFFF" style:text-underline-type="single" style:text-underline-style="solid" style:text-underline-width="auto" style:text-underline-mode="continuous"/>
    </style:style>
    <style:style style:name="T2328" style:parent-style-name="Domyślnaczcionkaakapitu" style:family="text">
      <style:text-properties style:text-underline-type="single" style:text-underline-style="solid" style:text-underline-width="auto" style:text-underline-mode="continuous"/>
    </style:style>
    <style:style style:name="T2329" style:parent-style-name="Domyślnaczcionkaakapitu" style:family="text">
      <style:text-properties fo:background-color="#80FFFF" style:text-underline-type="single" style:text-underline-style="solid" style:text-underline-width="auto" style:text-underline-mode="continuous"/>
    </style:style>
    <style:style style:name="T2330" style:parent-style-name="Domyślnaczcionkaakapitu" style:family="text">
      <style:text-properties style:text-underline-type="single" style:text-underline-style="solid" style:text-underline-width="auto" style:text-underline-mode="continuous"/>
    </style:style>
    <style:style style:name="P2331" style:parent-style-name="Normalny" style:family="paragraph">
      <style:paragraph-properties fo:text-align="justify" fo:line-height="150%" fo:text-indent="0.25in"/>
    </style:style>
    <style:style style:name="P2332" style:parent-style-name="Normalny" style:family="paragraph">
      <style:paragraph-properties fo:text-align="justify" fo:line-height="150%"/>
    </style:style>
    <style:style style:name="T2333" style:parent-style-name="Domyślnaczcionkaakapitu" style:family="text">
      <style:text-properties style:text-underline-type="single" style:text-underline-style="solid" style:text-underline-width="auto" style:text-underline-mode="continuous"/>
    </style:style>
    <style:style style:name="P2334" style:parent-style-name="Normalny" style:family="paragraph">
      <style:paragraph-properties fo:text-align="justify" fo:line-height="150%" fo:text-indent="0.25in"/>
    </style:style>
    <style:style style:name="T2335" style:parent-style-name="Domyślnaczcionkaakapitu" style:family="text">
      <style:text-properties fo:background-color="#80FFFF"/>
    </style:style>
    <style:style style:name="T2336" style:parent-style-name="Domyślnaczcionkaakapitu" style:family="text">
      <style:text-properties fo:background-color="#80FFFF"/>
    </style:style>
    <style:style style:name="T2337" style:parent-style-name="Domyślnaczcionkaakapitu" style:family="text">
      <style:text-properties fo:background-color="#80FFFF"/>
    </style:style>
    <style:style style:name="T2338" style:parent-style-name="Domyślnaczcionkaakapitu" style:family="text">
      <style:text-properties fo:background-color="#80FFFF"/>
    </style:style>
    <style:style style:name="P2339" style:parent-style-name="Normalny" style:family="paragraph">
      <style:paragraph-properties fo:text-align="justify" fo:line-height="150%"/>
    </style:style>
    <style:style style:name="T2340" style:parent-style-name="Domyślnaczcionkaakapitu" style:family="text">
      <style:text-properties style:text-underline-type="single" style:text-underline-style="solid" style:text-underline-width="auto" style:text-underline-mode="continuous"/>
    </style:style>
    <style:style style:name="T2341" style:parent-style-name="Domyślnaczcionkaakapitu" style:family="text">
      <style:text-properties fo:background-color="#80FFFF" style:text-underline-type="single" style:text-underline-style="solid" style:text-underline-width="auto" style:text-underline-mode="continuous"/>
    </style:style>
    <style:style style:name="T2342" style:parent-style-name="Domyślnaczcionkaakapitu" style:family="text">
      <style:text-properties style:text-underline-type="single" style:text-underline-style="solid" style:text-underline-width="auto" style:text-underline-mode="continuous"/>
    </style:style>
    <style:style style:name="T2343" style:parent-style-name="Domyślnaczcionkaakapitu" style:family="text">
      <style:text-properties fo:background-color="#80FFFF" style:text-underline-type="single" style:text-underline-style="solid" style:text-underline-width="auto" style:text-underline-mode="continuous"/>
    </style:style>
    <style:style style:name="T2344" style:parent-style-name="Domyślnaczcionkaakapitu" style:family="text">
      <style:text-properties style:text-underline-type="single" style:text-underline-style="solid" style:text-underline-width="auto" style:text-underline-mode="continuous"/>
    </style:style>
    <style:style style:name="T2345" style:parent-style-name="Domyślnaczcionkaakapitu" style:family="text">
      <style:text-properties fo:background-color="#80FFFF" style:text-underline-type="single" style:text-underline-style="solid" style:text-underline-width="auto" style:text-underline-mode="continuous"/>
    </style:style>
    <style:style style:name="P2346" style:parent-style-name="Normalny" style:family="paragraph">
      <style:paragraph-properties fo:text-align="justify" fo:line-height="150%" fo:text-indent="0.25in"/>
    </style:style>
    <style:style style:name="P2347" style:parent-style-name="Normalny" style:family="paragraph">
      <style:paragraph-properties fo:text-align="justify" fo:line-height="150%"/>
    </style:style>
    <style:style style:name="T2348" style:parent-style-name="Domyślnaczcionkaakapitu" style:family="text">
      <style:text-properties style:text-underline-type="single" style:text-underline-style="solid" style:text-underline-width="auto" style:text-underline-mode="continuous"/>
    </style:style>
    <style:style style:name="T2349" style:parent-style-name="Domyślnaczcionkaakapitu" style:family="text">
      <style:text-properties fo:background-color="#80FFFF" style:text-underline-type="single" style:text-underline-style="solid" style:text-underline-width="auto" style:text-underline-mode="continuous"/>
    </style:style>
    <style:style style:name="T2350" style:parent-style-name="Domyślnaczcionkaakapitu" style:family="text">
      <style:text-properties style:text-underline-type="single" style:text-underline-style="solid" style:text-underline-width="auto" style:text-underline-mode="continuous"/>
    </style:style>
    <style:style style:name="P2351" style:parent-style-name="Normalny" style:family="paragraph">
      <style:paragraph-properties fo:text-align="justify" fo:line-height="150%" fo:text-indent="0.25in"/>
    </style:style>
    <style:style style:name="T2352" style:parent-style-name="Domyślnaczcionkaakapitu" style:family="text">
      <style:text-properties fo:background-color="#80FFFF"/>
    </style:style>
    <style:style style:name="P2353" style:parent-style-name="Normalny" style:family="paragraph">
      <style:paragraph-properties fo:text-align="justify" fo:line-height="150%"/>
    </style:style>
    <style:style style:name="T2354" style:parent-style-name="Domyślnaczcionkaakapitu" style:family="text">
      <style:text-properties style:text-underline-type="single" style:text-underline-style="solid" style:text-underline-width="auto" style:text-underline-mode="continuous"/>
    </style:style>
    <style:style style:name="T2355" style:parent-style-name="Domyślnaczcionkaakapitu" style:family="text">
      <style:text-properties fo:background-color="#80FFFF" style:text-underline-type="single" style:text-underline-style="solid" style:text-underline-width="auto" style:text-underline-mode="continuous"/>
    </style:style>
    <style:style style:name="T2356" style:parent-style-name="Domyślnaczcionkaakapitu" style:family="text">
      <style:text-properties style:text-underline-type="single" style:text-underline-style="solid" style:text-underline-width="auto" style:text-underline-mode="continuous"/>
    </style:style>
    <style:style style:name="P2357" style:parent-style-name="Normalny" style:family="paragraph">
      <style:paragraph-properties fo:text-align="justify" fo:line-height="150%" fo:text-indent="0.25in"/>
    </style:style>
    <style:style style:name="T2358" style:parent-style-name="Domyślnaczcionkaakapitu" style:family="text">
      <style:text-properties fo:background-color="#80FFFF"/>
    </style:style>
    <style:style style:name="T2359" style:parent-style-name="Domyślnaczcionkaakapitu" style:family="text">
      <style:text-properties fo:background-color="#80FFFF"/>
    </style:style>
    <style:style style:name="T2360" style:parent-style-name="Domyślnaczcionkaakapitu" style:family="text">
      <style:text-properties fo:background-color="#80FFFF"/>
    </style:style>
    <style:style style:name="P2361" style:parent-style-name="Normalny" style:family="paragraph">
      <style:paragraph-properties fo:text-align="justify" fo:line-height="150%"/>
    </style:style>
    <style:style style:name="T2362" style:parent-style-name="Domyślnaczcionkaakapitu" style:family="text">
      <style:text-properties style:text-underline-type="single" style:text-underline-style="solid" style:text-underline-width="auto" style:text-underline-mode="continuous"/>
    </style:style>
    <style:style style:name="P2363" style:parent-style-name="Normalny" style:family="paragraph">
      <style:paragraph-properties fo:text-align="justify" fo:line-height="150%" fo:text-indent="0.25in">
        <style:tab-stops>
          <style:tab-stop style:type="left" style:leader-style="dotted" style:leader-text="." style:position="1.1215in"/>
        </style:tab-stops>
      </style:paragraph-properties>
    </style:style>
    <style:style style:name="T2364" style:parent-style-name="Domyślnaczcionkaakapitu" style:family="text">
      <style:text-properties fo:background-color="#80FFFF"/>
    </style:style>
    <style:style style:name="P2365" style:parent-style-name="Normalny" style:family="paragraph">
      <style:paragraph-properties fo:text-align="justify" fo:line-height="150%"/>
    </style:style>
    <style:style style:name="T2366" style:parent-style-name="Domyślnaczcionkaakapitu" style:family="text">
      <style:text-properties style:text-underline-type="single" style:text-underline-style="solid" style:text-underline-width="auto" style:text-underline-mode="continuous"/>
    </style:style>
    <style:style style:name="T2367" style:parent-style-name="Domyślnaczcionkaakapitu" style:family="text">
      <style:text-properties fo:background-color="#80FFFF" style:text-underline-type="single" style:text-underline-style="solid" style:text-underline-width="auto" style:text-underline-mode="continuous"/>
    </style:style>
    <style:style style:name="T2368" style:parent-style-name="Domyślnaczcionkaakapitu" style:family="text">
      <style:text-properties style:text-underline-type="single" style:text-underline-style="solid" style:text-underline-width="auto" style:text-underline-mode="continuous"/>
    </style:style>
    <style:style style:name="T2369" style:parent-style-name="Domyślnaczcionkaakapitu" style:family="text">
      <style:text-properties fo:background-color="#80FFFF" style:text-underline-type="single" style:text-underline-style="solid" style:text-underline-width="auto" style:text-underline-mode="continuous"/>
    </style:style>
    <style:style style:name="T2370" style:parent-style-name="Domyślnaczcionkaakapitu" style:family="text">
      <style:text-properties style:text-underline-type="single" style:text-underline-style="solid" style:text-underline-width="auto" style:text-underline-mode="continuous"/>
    </style:style>
    <style:style style:name="T2371" style:parent-style-name="Domyślnaczcionkaakapitu" style:family="text">
      <style:text-properties fo:background-color="#80FFFF" style:text-underline-type="single" style:text-underline-style="solid" style:text-underline-width="auto" style:text-underline-mode="continuous"/>
    </style:style>
    <style:style style:name="T2372" style:parent-style-name="Domyślnaczcionkaakapitu" style:family="text">
      <style:text-properties style:text-underline-type="single" style:text-underline-style="solid" style:text-underline-width="auto" style:text-underline-mode="continuous"/>
    </style:style>
    <style:style style:name="T2373" style:parent-style-name="Domyślnaczcionkaakapitu" style:family="text">
      <style:text-properties fo:background-color="#80FFFF" style:text-underline-type="single" style:text-underline-style="solid" style:text-underline-width="auto" style:text-underline-mode="continuous"/>
    </style:style>
    <style:style style:name="T2374" style:parent-style-name="Domyślnaczcionkaakapitu" style:family="text">
      <style:text-properties style:text-underline-type="single" style:text-underline-style="solid" style:text-underline-width="auto" style:text-underline-mode="continuous"/>
    </style:style>
    <style:style style:name="T2375" style:parent-style-name="Domyślnaczcionkaakapitu" style:family="text">
      <style:text-properties fo:background-color="#80FFFF" style:text-underline-type="single" style:text-underline-style="solid" style:text-underline-width="auto" style:text-underline-mode="continuous"/>
    </style:style>
    <style:style style:name="T2376" style:parent-style-name="Domyślnaczcionkaakapitu" style:family="text">
      <style:text-properties fo:background-color="#80FFFF"/>
    </style:style>
    <style:style style:name="P2377" style:parent-style-name="Normalny" style:family="paragraph">
      <style:paragraph-properties fo:text-align="justify" fo:line-height="150%" fo:text-indent="0.25in"/>
    </style:style>
    <style:style style:name="T2378" style:parent-style-name="Domyślnaczcionkaakapitu" style:family="text">
      <style:text-properties fo:background-color="#80FFFF"/>
    </style:style>
    <style:style style:name="P2379" style:parent-style-name="Normalny" style:family="paragraph">
      <style:paragraph-properties fo:text-align="justify" fo:line-height="150%"/>
    </style:style>
    <style:style style:name="T2380" style:parent-style-name="Domyślnaczcionkaakapitu" style:family="text">
      <style:text-properties style:text-underline-type="single" style:text-underline-style="solid" style:text-underline-width="auto" style:text-underline-mode="continuous"/>
    </style:style>
    <style:style style:name="T2381" style:parent-style-name="Domyślnaczcionkaakapitu" style:family="text">
      <style:text-properties fo:background-color="#80FFFF" style:text-underline-type="single" style:text-underline-style="solid" style:text-underline-width="auto" style:text-underline-mode="continuous"/>
    </style:style>
    <style:style style:name="T2382" style:parent-style-name="Domyślnaczcionkaakapitu" style:family="text">
      <style:text-properties style:text-underline-type="single" style:text-underline-style="solid" style:text-underline-width="auto" style:text-underline-mode="continuous"/>
    </style:style>
    <style:style style:name="T2383" style:parent-style-name="Domyślnaczcionkaakapitu" style:family="text">
      <style:text-properties fo:background-color="#80FFFF" style:text-underline-type="single" style:text-underline-style="solid" style:text-underline-width="auto" style:text-underline-mode="continuous"/>
    </style:style>
    <style:style style:name="T2384" style:parent-style-name="Domyślnaczcionkaakapitu" style:family="text">
      <style:text-properties style:text-underline-type="single" style:text-underline-style="solid" style:text-underline-width="auto" style:text-underline-mode="continuous"/>
    </style:style>
    <style:style style:name="P2385" style:parent-style-name="Normalny" style:family="paragraph">
      <style:paragraph-properties fo:text-align="justify" fo:line-height="150%" fo:text-indent="0.25in"/>
    </style:style>
    <style:style style:name="T2386" style:parent-style-name="Domyślnaczcionkaakapitu" style:family="text">
      <style:text-properties fo:background-color="#80FFFF"/>
    </style:style>
    <style:style style:name="P2387" style:parent-style-name="Normalny" style:family="paragraph">
      <style:paragraph-properties fo:text-align="justify" fo:line-height="150%" fo:text-indent="0.25in"/>
    </style:style>
    <style:style style:name="T2388" style:parent-style-name="Domyślnaczcionkaakapitu" style:family="text">
      <style:text-properties fo:background-color="#80FFFF"/>
    </style:style>
    <style:style style:name="T2389" style:parent-style-name="Domyślnaczcionkaakapitu" style:family="text">
      <style:text-properties fo:background-color="#80FFFF"/>
    </style:style>
    <style:style style:name="T2390" style:parent-style-name="Domyślnaczcionkaakapitu" style:family="text">
      <style:text-properties fo:background-color="#80FFFF"/>
    </style:style>
    <style:style style:name="T2391" style:parent-style-name="Domyślnaczcionkaakapitu" style:family="text">
      <style:text-properties fo:background-color="#80FFFF"/>
    </style:style>
    <style:style style:name="P2392" style:parent-style-name="Normalny" style:family="paragraph">
      <style:paragraph-properties fo:text-align="justify" fo:line-height="150%"/>
    </style:style>
    <style:style style:name="T2393" style:parent-style-name="Domyślnaczcionkaakapitu" style:family="text">
      <style:text-properties style:text-underline-type="single" style:text-underline-style="solid" style:text-underline-width="auto" style:text-underline-mode="continuous"/>
    </style:style>
    <style:style style:name="P2394" style:parent-style-name="Normalny" style:family="paragraph">
      <style:paragraph-properties fo:text-align="justify" fo:line-height="150%" fo:text-indent="0.25in"/>
    </style:style>
    <style:style style:name="T2395" style:parent-style-name="Domyślnaczcionkaakapitu" style:family="text">
      <style:text-properties fo:background-color="#80FFFF"/>
    </style:style>
    <style:style style:name="T2396" style:parent-style-name="Domyślnaczcionkaakapitu" style:family="text">
      <style:text-properties fo:background-color="#80FFFF"/>
    </style:style>
    <style:style style:name="T2397" style:parent-style-name="Domyślnaczcionkaakapitu" style:family="text">
      <style:text-properties fo:background-color="#80FFFF"/>
    </style:style>
    <style:style style:name="P2398" style:parent-style-name="Normalny" style:family="paragraph">
      <style:paragraph-properties fo:text-align="justify" fo:line-height="150%"/>
    </style:style>
    <style:style style:name="T2399" style:parent-style-name="Domyślnaczcionkaakapitu" style:family="text">
      <style:text-properties style:text-underline-type="single" style:text-underline-style="solid" style:text-underline-width="auto" style:text-underline-mode="continuous"/>
    </style:style>
    <style:style style:name="P2400" style:parent-style-name="Normalny" style:family="paragraph">
      <style:paragraph-properties fo:text-align="justify" fo:line-height="150%" fo:text-indent="0.25in"/>
    </style:style>
    <style:style style:name="T2401" style:parent-style-name="Domyślnaczcionkaakapitu" style:family="text">
      <style:text-properties fo:background-color="#80FFFF"/>
    </style:style>
    <style:style style:name="T2402" style:parent-style-name="Domyślnaczcionkaakapitu" style:family="text">
      <style:text-properties fo:background-color="#80FFFF"/>
    </style:style>
    <style:style style:name="T2403" style:parent-style-name="Domyślnaczcionkaakapitu" style:family="text">
      <style:text-properties fo:background-color="#80FFFF"/>
    </style:style>
    <style:style style:name="P2404" style:parent-style-name="Normalny" style:family="paragraph">
      <style:paragraph-properties fo:text-align="justify" fo:line-height="150%"/>
    </style:style>
    <style:style style:name="T2405" style:parent-style-name="Domyślnaczcionkaakapitu" style:family="text">
      <style:text-properties style:text-underline-type="single" style:text-underline-style="solid" style:text-underline-width="auto" style:text-underline-mode="continuous"/>
    </style:style>
    <style:style style:name="P2406" style:parent-style-name="Normalny" style:family="paragraph">
      <style:paragraph-properties fo:text-align="justify" fo:line-height="150%" fo:text-indent="0.25in"/>
    </style:style>
    <style:style style:name="P2407" style:parent-style-name="Normalny" style:family="paragraph">
      <style:paragraph-properties fo:text-align="justify" fo:line-height="150%"/>
    </style:style>
    <style:style style:name="T2408" style:parent-style-name="Domyślnaczcionkaakapitu" style:family="text">
      <style:text-properties style:text-underline-type="single" style:text-underline-style="solid" style:text-underline-width="auto" style:text-underline-mode="continuous"/>
    </style:style>
    <style:style style:name="P2409" style:parent-style-name="Normalny" style:family="paragraph">
      <style:paragraph-properties fo:text-align="justify" fo:line-height="150%" fo:text-indent="0.25in"/>
    </style:style>
    <style:style style:name="P2410" style:parent-style-name="Normalny" style:family="paragraph">
      <style:paragraph-properties fo:text-align="justify" fo:line-height="150%"/>
    </style:style>
    <style:style style:name="T2411" style:parent-style-name="Domyślnaczcionkaakapitu" style:family="text">
      <style:text-properties style:text-underline-type="single" style:text-underline-style="solid" style:text-underline-width="auto" style:text-underline-mode="continuous"/>
    </style:style>
    <style:style style:name="T2412" style:parent-style-name="Domyślnaczcionkaakapitu" style:family="text">
      <style:text-properties fo:background-color="#80FFFF" style:text-underline-type="single" style:text-underline-style="solid" style:text-underline-width="auto" style:text-underline-mode="continuous"/>
    </style:style>
    <style:style style:name="T2413" style:parent-style-name="Domyślnaczcionkaakapitu" style:family="text">
      <style:text-properties style:text-underline-type="single" style:text-underline-style="solid" style:text-underline-width="auto" style:text-underline-mode="continuous"/>
    </style:style>
    <style:style style:name="T2414" style:parent-style-name="Domyślnaczcionkaakapitu" style:family="text">
      <style:text-properties fo:background-color="#80FFFF" style:text-underline-type="single" style:text-underline-style="solid" style:text-underline-width="auto" style:text-underline-mode="continuous"/>
    </style:style>
    <style:style style:name="T2415" style:parent-style-name="Domyślnaczcionkaakapitu" style:family="text">
      <style:text-properties style:text-underline-type="single" style:text-underline-style="solid" style:text-underline-width="auto" style:text-underline-mode="continuous"/>
    </style:style>
    <style:style style:name="T2416" style:parent-style-name="Domyślnaczcionkaakapitu" style:family="text">
      <style:text-properties fo:background-color="#80FFFF" style:text-underline-type="single" style:text-underline-style="solid" style:text-underline-width="auto" style:text-underline-mode="continuous"/>
    </style:style>
    <style:style style:name="T2417" style:parent-style-name="Domyślnaczcionkaakapitu" style:family="text">
      <style:text-properties style:text-underline-type="single" style:text-underline-style="solid" style:text-underline-width="auto" style:text-underline-mode="continuous"/>
    </style:style>
    <style:style style:name="T2418" style:parent-style-name="Domyślnaczcionkaakapitu" style:family="text">
      <style:text-properties fo:background-color="#80FFFF" style:text-underline-type="single" style:text-underline-style="solid" style:text-underline-width="auto" style:text-underline-mode="continuous"/>
    </style:style>
    <style:style style:name="T2419" style:parent-style-name="Domyślnaczcionkaakapitu" style:family="text">
      <style:text-properties style:text-underline-type="single" style:text-underline-style="solid" style:text-underline-width="auto" style:text-underline-mode="continuous"/>
    </style:style>
    <style:style style:name="P2420" style:parent-style-name="Normalny" style:family="paragraph">
      <style:paragraph-properties fo:text-align="justify" fo:line-height="150%" fo:text-indent="0.25in"/>
    </style:style>
    <style:style style:name="T2421" style:parent-style-name="Domyślnaczcionkaakapitu" style:family="text">
      <style:text-properties fo:background-color="#80FFFF"/>
    </style:style>
    <style:style style:name="P2422" style:parent-style-name="Normalny" style:family="paragraph">
      <style:paragraph-properties fo:text-align="justify" fo:line-height="150%" fo:text-indent="0.25in"/>
    </style:style>
    <style:style style:name="T2423" style:parent-style-name="Domyślnaczcionkaakapitu" style:family="text">
      <style:text-properties fo:background-color="#80FFFF"/>
    </style:style>
    <style:style style:name="P2424" style:parent-style-name="Normalny" style:family="paragraph">
      <style:paragraph-properties fo:text-align="justify" fo:line-height="150%"/>
    </style:style>
    <style:style style:name="T2425" style:parent-style-name="Domyślnaczcionkaakapitu" style:family="text">
      <style:text-properties style:text-underline-type="single" style:text-underline-style="solid" style:text-underline-width="auto" style:text-underline-mode="continuous"/>
    </style:style>
    <style:style style:name="T2426" style:parent-style-name="Domyślnaczcionkaakapitu" style:family="text">
      <style:text-properties fo:background-color="#80FFFF" style:text-underline-type="single" style:text-underline-style="solid" style:text-underline-width="auto" style:text-underline-mode="continuous"/>
    </style:style>
    <style:style style:name="T2427" style:parent-style-name="Domyślnaczcionkaakapitu" style:family="text">
      <style:text-properties style:text-underline-type="single" style:text-underline-style="solid" style:text-underline-width="auto" style:text-underline-mode="continuous"/>
    </style:style>
    <style:style style:name="P2428" style:parent-style-name="Normalny" style:family="paragraph">
      <style:paragraph-properties fo:text-align="justify" fo:line-height="150%" fo:text-indent="0.25in"/>
    </style:style>
    <style:style style:name="T2429" style:parent-style-name="Domyślnaczcionkaakapitu" style:family="text">
      <style:text-properties fo:background-color="#80FFFF"/>
    </style:style>
    <style:style style:name="T2430" style:parent-style-name="Domyślnaczcionkaakapitu" style:family="text">
      <style:text-properties fo:background-color="#80FFFF"/>
    </style:style>
    <style:style style:name="T2431" style:parent-style-name="Domyślnaczcionkaakapitu" style:family="text">
      <style:text-properties fo:background-color="#80FFFF"/>
    </style:style>
    <style:style style:name="P2432" style:parent-style-name="Normalny" style:family="paragraph">
      <style:paragraph-properties fo:text-align="justify" fo:line-height="150%"/>
    </style:style>
    <style:style style:name="T2433" style:parent-style-name="Domyślnaczcionkaakapitu" style:family="text">
      <style:text-properties style:text-underline-type="single" style:text-underline-style="solid" style:text-underline-width="auto" style:text-underline-mode="continuous"/>
    </style:style>
    <style:style style:name="P2434" style:parent-style-name="Normalny" style:family="paragraph">
      <style:paragraph-properties fo:text-align="justify" fo:line-height="150%" fo:text-indent="0.25in"/>
    </style:style>
    <style:style style:name="T2435" style:parent-style-name="Domyślnaczcionkaakapitu" style:family="text">
      <style:text-properties fo:background-color="#80FFFF"/>
    </style:style>
    <style:style style:name="T2436" style:parent-style-name="Domyślnaczcionkaakapitu" style:family="text">
      <style:text-properties fo:background-color="#80FFFF"/>
    </style:style>
    <style:style style:name="T2437" style:parent-style-name="Domyślnaczcionkaakapitu" style:family="text">
      <style:text-properties fo:background-color="#80FFFF"/>
    </style:style>
    <style:style style:name="T2438" style:parent-style-name="Domyślnaczcionkaakapitu" style:family="text">
      <style:text-properties fo:background-color="#80FFFF"/>
    </style:style>
    <style:style style:name="T2439" style:parent-style-name="Domyślnaczcionkaakapitu" style:family="text">
      <style:text-properties fo:background-color="#80FFFF"/>
    </style:style>
    <style:style style:name="P2440" style:parent-style-name="Normalny" style:family="paragraph">
      <style:paragraph-properties fo:text-align="justify" fo:line-height="150%"/>
    </style:style>
    <style:style style:name="T2441" style:parent-style-name="Domyślnaczcionkaakapitu" style:family="text">
      <style:text-properties style:text-underline-type="single" style:text-underline-style="solid" style:text-underline-width="auto" style:text-underline-mode="continuous"/>
    </style:style>
    <style:style style:name="T2442" style:parent-style-name="Domyślnaczcionkaakapitu" style:family="text">
      <style:text-properties fo:background-color="#80FFFF" style:text-underline-type="single" style:text-underline-style="solid" style:text-underline-width="auto" style:text-underline-mode="continuous"/>
    </style:style>
    <style:style style:name="T2443" style:parent-style-name="Domyślnaczcionkaakapitu" style:family="text">
      <style:text-properties style:text-underline-type="single" style:text-underline-style="solid" style:text-underline-width="auto" style:text-underline-mode="continuous"/>
    </style:style>
    <style:style style:name="T2444" style:parent-style-name="Domyślnaczcionkaakapitu" style:family="text">
      <style:text-properties fo:background-color="#80FFFF" style:text-underline-type="single" style:text-underline-style="solid" style:text-underline-width="auto" style:text-underline-mode="continuous"/>
    </style:style>
    <style:style style:name="T2445" style:parent-style-name="Domyślnaczcionkaakapitu" style:family="text">
      <style:text-properties style:text-underline-type="single" style:text-underline-style="solid" style:text-underline-width="auto" style:text-underline-mode="continuous"/>
    </style:style>
    <style:style style:name="T2446" style:parent-style-name="Domyślnaczcionkaakapitu" style:family="text">
      <style:text-properties fo:background-color="#80FFFF" style:text-underline-type="single" style:text-underline-style="solid" style:text-underline-width="auto" style:text-underline-mode="continuous"/>
    </style:style>
    <style:style style:name="P2447" style:parent-style-name="Normalny" style:family="paragraph">
      <style:paragraph-properties fo:text-align="justify" fo:line-height="150%" fo:text-indent="0.25in"/>
    </style:style>
    <style:style style:name="P2448" style:parent-style-name="Normalny" style:family="paragraph">
      <style:paragraph-properties fo:text-align="justify" fo:line-height="150%"/>
    </style:style>
    <style:style style:name="T2449" style:parent-style-name="Domyślnaczcionkaakapitu" style:family="text">
      <style:text-properties style:text-underline-type="single" style:text-underline-style="solid" style:text-underline-width="auto" style:text-underline-mode="continuous"/>
    </style:style>
    <style:style style:name="T2450" style:parent-style-name="Domyślnaczcionkaakapitu" style:family="text">
      <style:text-properties fo:background-color="#80FFFF" style:text-underline-type="single" style:text-underline-style="solid" style:text-underline-width="auto" style:text-underline-mode="continuous"/>
    </style:style>
    <style:style style:name="T2451" style:parent-style-name="Domyślnaczcionkaakapitu" style:family="text">
      <style:text-properties style:text-underline-type="single" style:text-underline-style="solid" style:text-underline-width="auto" style:text-underline-mode="continuous"/>
    </style:style>
    <style:style style:name="P2452" style:parent-style-name="Normalny" style:family="paragraph">
      <style:paragraph-properties fo:text-align="justify" fo:line-height="150%" fo:text-indent="0.25in"/>
    </style:style>
    <style:style style:name="P2453" style:parent-style-name="Normalny" style:family="paragraph">
      <style:paragraph-properties fo:text-align="justify" fo:line-height="150%"/>
    </style:style>
    <style:style style:name="T2454" style:parent-style-name="Domyślnaczcionkaakapitu" style:family="text">
      <style:text-properties style:text-underline-type="single" style:text-underline-style="solid" style:text-underline-width="auto" style:text-underline-mode="continuous"/>
    </style:style>
    <style:style style:name="T2455" style:parent-style-name="Domyślnaczcionkaakapitu" style:family="text">
      <style:text-properties fo:background-color="#80FFFF" style:text-underline-type="single" style:text-underline-style="solid" style:text-underline-width="auto" style:text-underline-mode="continuous"/>
    </style:style>
    <style:style style:name="T2456" style:parent-style-name="Domyślnaczcionkaakapitu" style:family="text">
      <style:text-properties style:text-underline-type="single" style:text-underline-style="solid" style:text-underline-width="auto" style:text-underline-mode="continuous"/>
    </style:style>
    <style:style style:name="T2457" style:parent-style-name="Domyślnaczcionkaakapitu" style:family="text">
      <style:text-properties fo:background-color="#80FFFF" style:text-underline-type="single" style:text-underline-style="solid" style:text-underline-width="auto" style:text-underline-mode="continuous"/>
    </style:style>
    <style:style style:name="T2458" style:parent-style-name="Domyślnaczcionkaakapitu" style:family="text">
      <style:text-properties style:text-underline-type="single" style:text-underline-style="solid" style:text-underline-width="auto" style:text-underline-mode="continuous"/>
    </style:style>
    <style:style style:name="P2459" style:parent-style-name="Normalny" style:family="paragraph">
      <style:paragraph-properties fo:text-align="justify" fo:line-height="150%" fo:text-indent="0.25in"/>
    </style:style>
    <style:style style:name="T2460" style:parent-style-name="Domyślnaczcionkaakapitu" style:family="text">
      <style:text-properties fo:background-color="#80FFFF"/>
    </style:style>
    <style:style style:name="P2461" style:parent-style-name="Normalny" style:family="paragraph">
      <style:paragraph-properties fo:text-align="justify" fo:line-height="150%"/>
    </style:style>
    <style:style style:name="T2462" style:parent-style-name="Domyślnaczcionkaakapitu" style:family="text">
      <style:text-properties style:text-underline-type="single" style:text-underline-style="solid" style:text-underline-width="auto" style:text-underline-mode="continuous"/>
    </style:style>
    <style:style style:name="T2463" style:parent-style-name="Domyślnaczcionkaakapitu" style:family="text">
      <style:text-properties fo:background-color="#80FFFF" style:text-underline-type="single" style:text-underline-style="solid" style:text-underline-width="auto" style:text-underline-mode="continuous"/>
    </style:style>
    <style:style style:name="T2464" style:parent-style-name="Domyślnaczcionkaakapitu" style:family="text">
      <style:text-properties style:text-underline-type="single" style:text-underline-style="solid" style:text-underline-width="auto" style:text-underline-mode="continuous"/>
    </style:style>
    <style:style style:name="P2465" style:parent-style-name="Normalny" style:family="paragraph">
      <style:paragraph-properties fo:text-align="justify" fo:line-height="150%" fo:text-indent="0.25in"/>
    </style:style>
    <style:style style:name="T2466" style:parent-style-name="Domyślnaczcionkaakapitu" style:family="text">
      <style:text-properties fo:background-color="#80FFFF"/>
    </style:style>
    <style:style style:name="T2467" style:parent-style-name="Domyślnaczcionkaakapitu" style:family="text">
      <style:text-properties fo:background-color="#80FFFF"/>
    </style:style>
    <style:style style:name="P2468" style:parent-style-name="Normalny" style:family="paragraph">
      <style:paragraph-properties fo:text-align="justify" fo:line-height="150%"/>
    </style:style>
    <style:style style:name="T2469" style:parent-style-name="Domyślnaczcionkaakapitu" style:family="text">
      <style:text-properties style:text-underline-type="single" style:text-underline-style="solid" style:text-underline-width="auto" style:text-underline-mode="continuous"/>
    </style:style>
    <style:style style:name="T2470" style:parent-style-name="Domyślnaczcionkaakapitu" style:family="text">
      <style:text-properties fo:background-color="#80FFFF" style:text-underline-type="single" style:text-underline-style="solid" style:text-underline-width="auto" style:text-underline-mode="continuous"/>
    </style:style>
    <style:style style:name="T2471" style:parent-style-name="Domyślnaczcionkaakapitu" style:family="text">
      <style:text-properties style:text-underline-type="single" style:text-underline-style="solid" style:text-underline-width="auto" style:text-underline-mode="continuous"/>
    </style:style>
    <style:style style:name="T2472" style:parent-style-name="Domyślnaczcionkaakapitu" style:family="text">
      <style:text-properties fo:background-color="#80FFFF" style:text-underline-type="single" style:text-underline-style="solid" style:text-underline-width="auto" style:text-underline-mode="continuous"/>
    </style:style>
    <style:style style:name="T2473" style:parent-style-name="Domyślnaczcionkaakapitu" style:family="text">
      <style:text-properties style:text-underline-type="single" style:text-underline-style="solid" style:text-underline-width="auto" style:text-underline-mode="continuous"/>
    </style:style>
    <style:style style:name="P2474" style:parent-style-name="Normalny" style:family="paragraph">
      <style:paragraph-properties fo:text-align="justify" fo:line-height="150%" fo:text-indent="0.25in"/>
    </style:style>
    <style:style style:name="T2475" style:parent-style-name="Domyślnaczcionkaakapitu" style:family="text">
      <style:text-properties fo:background-color="#80FFFF"/>
    </style:style>
    <style:style style:name="P2476" style:parent-style-name="Normalny" style:family="paragraph">
      <style:paragraph-properties fo:text-align="justify" fo:line-height="150%"/>
    </style:style>
    <style:style style:name="T2477" style:parent-style-name="Domyślnaczcionkaakapitu" style:family="text">
      <style:text-properties style:text-underline-type="single" style:text-underline-style="solid" style:text-underline-width="auto" style:text-underline-mode="continuous"/>
    </style:style>
    <style:style style:name="P2478" style:parent-style-name="Normalny" style:family="paragraph">
      <style:paragraph-properties fo:text-align="justify" fo:line-height="150%" fo:text-indent="0.25in"/>
    </style:style>
    <style:style style:name="P2479" style:parent-style-name="Normalny" style:family="paragraph">
      <style:paragraph-properties fo:text-align="justify" fo:line-height="150%"/>
    </style:style>
    <style:style style:name="T2480" style:parent-style-name="Domyślnaczcionkaakapitu" style:family="text">
      <style:text-properties style:text-underline-type="single" style:text-underline-style="solid" style:text-underline-width="auto" style:text-underline-mode="continuous"/>
    </style:style>
    <style:style style:name="P2481" style:parent-style-name="Normalny" style:family="paragraph">
      <style:paragraph-properties fo:text-align="justify" fo:line-height="150%" fo:text-indent="0.25in"/>
    </style:style>
    <style:style style:name="T2482" style:parent-style-name="Domyślnaczcionkaakapitu" style:family="text">
      <style:text-properties fo:background-color="#80FFFF"/>
    </style:style>
    <style:style style:name="T2483" style:parent-style-name="Domyślnaczcionkaakapitu" style:family="text">
      <style:text-properties fo:background-color="#80FFFF"/>
    </style:style>
    <style:style style:name="P2484" style:parent-style-name="Normalny" style:family="paragraph">
      <style:paragraph-properties fo:text-align="justify" fo:line-height="150%"/>
    </style:style>
    <style:style style:name="T2485" style:parent-style-name="Domyślnaczcionkaakapitu" style:family="text">
      <style:text-properties style:text-underline-type="single" style:text-underline-style="solid" style:text-underline-width="auto" style:text-underline-mode="continuous"/>
    </style:style>
    <style:style style:name="T2486" style:parent-style-name="Domyślnaczcionkaakapitu" style:family="text">
      <style:text-properties fo:background-color="#80FFFF" style:text-underline-type="single" style:text-underline-style="solid" style:text-underline-width="auto" style:text-underline-mode="continuous"/>
    </style:style>
    <style:style style:name="T2487" style:parent-style-name="Domyślnaczcionkaakapitu" style:family="text">
      <style:text-properties style:text-underline-type="single" style:text-underline-style="solid" style:text-underline-width="auto" style:text-underline-mode="continuous"/>
    </style:style>
    <style:style style:name="T2488" style:parent-style-name="Domyślnaczcionkaakapitu" style:family="text">
      <style:text-properties fo:background-color="#80FFFF" style:text-underline-type="single" style:text-underline-style="solid" style:text-underline-width="auto" style:text-underline-mode="continuous"/>
    </style:style>
    <style:style style:name="T2489" style:parent-style-name="Domyślnaczcionkaakapitu" style:family="text">
      <style:text-properties style:text-underline-type="single" style:text-underline-style="solid" style:text-underline-width="auto" style:text-underline-mode="continuous"/>
    </style:style>
    <style:style style:name="T2490" style:parent-style-name="Domyślnaczcionkaakapitu" style:family="text">
      <style:text-properties fo:background-color="#80FFFF" style:text-underline-type="single" style:text-underline-style="solid" style:text-underline-width="auto" style:text-underline-mode="continuous"/>
    </style:style>
    <style:style style:name="P2491" style:parent-style-name="Normalny" style:family="paragraph">
      <style:paragraph-properties fo:text-align="justify" fo:line-height="150%" fo:text-indent="0.25in"/>
    </style:style>
    <style:style style:name="T2492" style:parent-style-name="Domyślnaczcionkaakapitu" style:family="text">
      <style:text-properties fo:background-color="#80FFFF"/>
    </style:style>
    <style:style style:name="P2493" style:parent-style-name="Normalny" style:family="paragraph">
      <style:paragraph-properties fo:text-align="justify" fo:line-height="150%"/>
    </style:style>
    <style:style style:name="T2494" style:parent-style-name="Domyślnaczcionkaakapitu" style:family="text">
      <style:text-properties style:text-underline-type="single" style:text-underline-style="solid" style:text-underline-width="auto" style:text-underline-mode="continuous"/>
    </style:style>
    <style:style style:name="T2495" style:parent-style-name="Domyślnaczcionkaakapitu" style:family="text">
      <style:text-properties fo:background-color="#80FFFF" style:text-underline-type="single" style:text-underline-style="solid" style:text-underline-width="auto" style:text-underline-mode="continuous"/>
    </style:style>
    <style:style style:name="T2496" style:parent-style-name="Domyślnaczcionkaakapitu" style:family="text">
      <style:text-properties style:text-underline-type="single" style:text-underline-style="solid" style:text-underline-width="auto" style:text-underline-mode="continuous"/>
    </style:style>
    <style:style style:name="T2497" style:parent-style-name="Domyślnaczcionkaakapitu" style:family="text">
      <style:text-properties fo:background-color="#80FFFF" style:text-underline-type="single" style:text-underline-style="solid" style:text-underline-width="auto" style:text-underline-mode="continuous"/>
    </style:style>
    <style:style style:name="T2498" style:parent-style-name="Domyślnaczcionkaakapitu" style:family="text">
      <style:text-properties style:text-underline-type="single" style:text-underline-style="solid" style:text-underline-width="auto" style:text-underline-mode="continuous"/>
    </style:style>
    <style:style style:name="T2499" style:parent-style-name="Domyślnaczcionkaakapitu" style:family="text">
      <style:text-properties fo:background-color="#80FFFF" style:text-underline-type="single" style:text-underline-style="solid" style:text-underline-width="auto" style:text-underline-mode="continuous"/>
    </style:style>
    <style:style style:name="P2500" style:parent-style-name="Normalny" style:family="paragraph">
      <style:paragraph-properties fo:text-align="justify" fo:line-height="150%" fo:text-indent="0.25in"/>
    </style:style>
    <style:style style:name="P2501" style:parent-style-name="Normalny" style:family="paragraph">
      <style:paragraph-properties fo:text-align="justify" fo:line-height="150%"/>
    </style:style>
    <style:style style:name="T2502" style:parent-style-name="Domyślnaczcionkaakapitu" style:family="text">
      <style:text-properties style:text-underline-type="single" style:text-underline-style="solid" style:text-underline-width="auto" style:text-underline-mode="continuous"/>
    </style:style>
    <style:style style:name="P2503" style:parent-style-name="Normalny" style:family="paragraph">
      <style:paragraph-properties fo:text-align="justify" fo:line-height="150%" fo:text-indent="0.25in"/>
    </style:style>
    <style:style style:name="P2504" style:parent-style-name="Normalny" style:family="paragraph">
      <style:paragraph-properties fo:text-align="justify" fo:line-height="150%"/>
    </style:style>
    <style:style style:name="T2505" style:parent-style-name="Domyślnaczcionkaakapitu" style:family="text">
      <style:text-properties style:text-underline-type="single" style:text-underline-style="solid" style:text-underline-width="auto" style:text-underline-mode="continuous"/>
    </style:style>
    <style:style style:name="P2506" style:parent-style-name="Normalny" style:family="paragraph">
      <style:paragraph-properties fo:text-align="justify" fo:line-height="150%" fo:text-indent="0.25in"/>
    </style:style>
    <style:style style:name="P2507" style:parent-style-name="Normalny" style:family="paragraph">
      <style:paragraph-properties fo:text-align="justify" fo:line-height="150%"/>
    </style:style>
    <style:style style:name="T2508" style:parent-style-name="Domyślnaczcionkaakapitu" style:family="text">
      <style:text-properties style:text-underline-type="single" style:text-underline-style="solid" style:text-underline-width="auto" style:text-underline-mode="continuous"/>
    </style:style>
    <style:style style:name="P2509" style:parent-style-name="Normalny" style:family="paragraph">
      <style:paragraph-properties fo:text-align="justify" fo:line-height="150%" fo:text-indent="0.25in"/>
    </style:style>
    <style:style style:name="P2510" style:parent-style-name="Normalny" style:family="paragraph">
      <style:paragraph-properties fo:text-align="justify" fo:line-height="150%"/>
    </style:style>
    <style:style style:name="T2511" style:parent-style-name="Domyślnaczcionkaakapitu" style:family="text">
      <style:text-properties style:text-underline-type="single" style:text-underline-style="solid" style:text-underline-width="auto" style:text-underline-mode="continuous"/>
    </style:style>
    <style:style style:name="T2512" style:parent-style-name="Domyślnaczcionkaakapitu" style:family="text">
      <style:text-properties fo:background-color="#80FFFF" style:text-underline-type="single" style:text-underline-style="solid" style:text-underline-width="auto" style:text-underline-mode="continuous"/>
    </style:style>
    <style:style style:name="T2513" style:parent-style-name="Domyślnaczcionkaakapitu" style:family="text">
      <style:text-properties style:text-underline-type="single" style:text-underline-style="solid" style:text-underline-width="auto" style:text-underline-mode="continuous"/>
    </style:style>
    <style:style style:name="T2514" style:parent-style-name="Domyślnaczcionkaakapitu" style:family="text">
      <style:text-properties fo:background-color="#80FFFF" style:text-underline-type="single" style:text-underline-style="solid" style:text-underline-width="auto" style:text-underline-mode="continuous"/>
    </style:style>
    <style:style style:name="T2515" style:parent-style-name="Domyślnaczcionkaakapitu" style:family="text">
      <style:text-properties style:text-underline-type="single" style:text-underline-style="solid" style:text-underline-width="auto" style:text-underline-mode="continuous"/>
    </style:style>
    <style:style style:name="T2516" style:parent-style-name="Domyślnaczcionkaakapitu" style:family="text">
      <style:text-properties fo:background-color="#80FFFF" style:text-underline-type="single" style:text-underline-style="solid" style:text-underline-width="auto" style:text-underline-mode="continuous"/>
    </style:style>
    <style:style style:name="T2517" style:parent-style-name="Domyślnaczcionkaakapitu" style:family="text">
      <style:text-properties style:text-underline-type="single" style:text-underline-style="solid" style:text-underline-width="auto" style:text-underline-mode="continuous"/>
    </style:style>
    <style:style style:name="P2518" style:parent-style-name="Normalny" style:family="paragraph">
      <style:paragraph-properties fo:text-align="justify" fo:line-height="150%" fo:text-indent="0.25in"/>
    </style:style>
    <style:style style:name="P2519" style:parent-style-name="Normalny" style:family="paragraph">
      <style:paragraph-properties fo:text-align="justify" fo:line-height="150%"/>
    </style:style>
    <style:style style:name="T2520" style:parent-style-name="Domyślnaczcionkaakapitu" style:family="text">
      <style:text-properties fo:background-color="#80FFFF" style:text-underline-type="single" style:text-underline-style="solid" style:text-underline-width="auto" style:text-underline-mode="continuous"/>
    </style:style>
    <style:style style:name="T2521" style:parent-style-name="Domyślnaczcionkaakapitu" style:family="text">
      <style:text-properties style:text-underline-type="single" style:text-underline-style="solid" style:text-underline-width="auto" style:text-underline-mode="continuous"/>
    </style:style>
    <style:style style:name="T2522" style:parent-style-name="Domyślnaczcionkaakapitu" style:family="text">
      <style:text-properties fo:background-color="#80FFFF" style:text-underline-type="single" style:text-underline-style="solid" style:text-underline-width="auto" style:text-underline-mode="continuous"/>
    </style:style>
    <style:style style:name="T2523" style:parent-style-name="Domyślnaczcionkaakapitu" style:family="text">
      <style:text-properties style:text-underline-type="single" style:text-underline-style="solid" style:text-underline-width="auto" style:text-underline-mode="continuous"/>
    </style:style>
    <style:style style:name="T2524" style:parent-style-name="Domyślnaczcionkaakapitu" style:family="text">
      <style:text-properties fo:background-color="#80FFFF" style:text-underline-type="single" style:text-underline-style="solid" style:text-underline-width="auto" style:text-underline-mode="continuous"/>
    </style:style>
    <style:style style:name="T2525" style:parent-style-name="Domyślnaczcionkaakapitu" style:family="text">
      <style:text-properties style:text-underline-type="single" style:text-underline-style="solid" style:text-underline-width="auto" style:text-underline-mode="continuous"/>
    </style:style>
    <style:style style:name="T2526" style:parent-style-name="Domyślnaczcionkaakapitu" style:family="text">
      <style:text-properties fo:background-color="#80FFFF" style:text-underline-type="single" style:text-underline-style="solid" style:text-underline-width="auto" style:text-underline-mode="continuous"/>
    </style:style>
    <style:style style:name="T2527" style:parent-style-name="Domyślnaczcionkaakapitu" style:family="text">
      <style:text-properties style:text-underline-type="single" style:text-underline-style="solid" style:text-underline-width="auto" style:text-underline-mode="continuous"/>
    </style:style>
    <style:style style:name="T2528" style:parent-style-name="Domyślnaczcionkaakapitu" style:family="text">
      <style:text-properties fo:background-color="#80FFFF" style:text-underline-type="single" style:text-underline-style="solid" style:text-underline-width="auto" style:text-underline-mode="continuous"/>
    </style:style>
    <style:style style:name="P2529" style:parent-style-name="Normalny" style:family="paragraph">
      <style:paragraph-properties fo:text-align="justify" fo:line-height="150%" fo:text-indent="0.25in"/>
    </style:style>
    <style:style style:name="T2530" style:parent-style-name="Domyślnaczcionkaakapitu" style:family="text">
      <style:text-properties fo:background-color="#80FFFF"/>
    </style:style>
    <style:style style:name="T2531" style:parent-style-name="Domyślnaczcionkaakapitu" style:family="text">
      <style:text-properties fo:background-color="#80FFFF"/>
    </style:style>
    <style:style style:name="T2532" style:parent-style-name="Domyślnaczcionkaakapitu" style:family="text">
      <style:text-properties fo:background-color="#80FFFF"/>
    </style:style>
    <style:style style:name="T2533" style:parent-style-name="Domyślnaczcionkaakapitu" style:family="text">
      <style:text-properties fo:background-color="#80FFFF"/>
    </style:style>
    <style:style style:name="T2534" style:parent-style-name="Domyślnaczcionkaakapitu" style:family="text">
      <style:text-properties fo:background-color="#80FFFF"/>
    </style:style>
    <style:style style:name="T2535" style:parent-style-name="Domyślnaczcionkaakapitu" style:family="text">
      <style:text-properties fo:background-color="#80FFFF"/>
    </style:style>
    <style:style style:name="T2536" style:parent-style-name="Domyślnaczcionkaakapitu" style:family="text">
      <style:text-properties fo:background-color="#80FFFF"/>
    </style:style>
    <style:style style:name="P2537" style:parent-style-name="Normalny" style:family="paragraph">
      <style:paragraph-properties fo:text-align="justify" fo:line-height="150%"/>
    </style:style>
    <style:style style:name="T2538" style:parent-style-name="Domyślnaczcionkaakapitu" style:family="text">
      <style:text-properties style:text-underline-type="single" style:text-underline-style="solid" style:text-underline-width="auto" style:text-underline-mode="continuous"/>
    </style:style>
    <style:style style:name="T2539" style:parent-style-name="Domyślnaczcionkaakapitu" style:family="text">
      <style:text-properties fo:background-color="#80FFFF" style:text-underline-type="single" style:text-underline-style="solid" style:text-underline-width="auto" style:text-underline-mode="continuous"/>
    </style:style>
    <style:style style:name="T2540" style:parent-style-name="Domyślnaczcionkaakapitu" style:family="text">
      <style:text-properties style:text-underline-type="single" style:text-underline-style="solid" style:text-underline-width="auto" style:text-underline-mode="continuous"/>
    </style:style>
    <style:style style:name="T2541" style:parent-style-name="Domyślnaczcionkaakapitu" style:family="text">
      <style:text-properties fo:background-color="#80FFFF" style:text-underline-type="single" style:text-underline-style="solid" style:text-underline-width="auto" style:text-underline-mode="continuous"/>
    </style:style>
    <style:style style:name="T2542" style:parent-style-name="Domyślnaczcionkaakapitu" style:family="text">
      <style:text-properties style:text-underline-type="single" style:text-underline-style="solid" style:text-underline-width="auto" style:text-underline-mode="continuous"/>
    </style:style>
    <style:style style:name="T2543" style:parent-style-name="Domyślnaczcionkaakapitu" style:family="text">
      <style:text-properties fo:background-color="#80FFFF" style:text-underline-type="single" style:text-underline-style="solid" style:text-underline-width="auto" style:text-underline-mode="continuous"/>
    </style:style>
    <style:style style:name="T2544" style:parent-style-name="Domyślnaczcionkaakapitu" style:family="text">
      <style:text-properties style:text-underline-type="single" style:text-underline-style="solid" style:text-underline-width="auto" style:text-underline-mode="continuous"/>
    </style:style>
    <style:style style:name="T2545" style:parent-style-name="Domyślnaczcionkaakapitu" style:family="text">
      <style:text-properties fo:background-color="#80FFFF" style:text-underline-type="single" style:text-underline-style="solid" style:text-underline-width="auto" style:text-underline-mode="continuous"/>
    </style:style>
    <style:style style:name="P2546" style:parent-style-name="Normalny" style:family="paragraph">
      <style:paragraph-properties fo:text-align="justify" fo:line-height="150%" fo:text-indent="0.25in"/>
    </style:style>
    <style:style style:name="P2547" style:parent-style-name="Normalny" style:family="paragraph">
      <style:paragraph-properties fo:text-align="justify" fo:line-height="150%"/>
    </style:style>
    <style:style style:name="T2548" style:parent-style-name="Domyślnaczcionkaakapitu" style:family="text">
      <style:text-properties style:text-underline-type="single" style:text-underline-style="solid" style:text-underline-width="auto" style:text-underline-mode="continuous"/>
    </style:style>
    <style:style style:name="P2549" style:parent-style-name="Normalny" style:family="paragraph">
      <style:paragraph-properties fo:text-align="justify" fo:line-height="150%" fo:text-indent="0.25in"/>
    </style:style>
    <style:style style:name="T2550" style:parent-style-name="Domyślnaczcionkaakapitu" style:family="text">
      <style:text-properties fo:background-color="#80FFFF"/>
    </style:style>
    <style:style style:name="T2551" style:parent-style-name="Domyślnaczcionkaakapitu" style:family="text">
      <style:text-properties fo:background-color="#80FFFF"/>
    </style:style>
    <style:style style:name="P2552" style:parent-style-name="Normalny" style:family="paragraph">
      <style:paragraph-properties fo:text-align="justify" fo:line-height="150%"/>
    </style:style>
    <style:style style:name="T2553" style:parent-style-name="Domyślnaczcionkaakapitu" style:family="text">
      <style:text-properties style:text-underline-type="single" style:text-underline-style="solid" style:text-underline-width="auto" style:text-underline-mode="continuous"/>
    </style:style>
    <style:style style:name="P2554" style:parent-style-name="Normalny" style:family="paragraph">
      <style:paragraph-properties fo:text-align="justify" fo:line-height="150%" fo:text-indent="0.25in"/>
    </style:style>
    <style:style style:name="T2555" style:parent-style-name="Domyślnaczcionkaakapitu" style:family="text">
      <style:text-properties fo:background-color="#80FFFF"/>
    </style:style>
    <style:style style:name="P2556" style:parent-style-name="Normalny" style:family="paragraph">
      <style:paragraph-properties fo:text-align="justify" fo:line-height="150%"/>
    </style:style>
    <style:style style:name="T2557" style:parent-style-name="Domyślnaczcionkaakapitu" style:family="text">
      <style:text-properties style:text-underline-type="single" style:text-underline-style="solid" style:text-underline-width="auto" style:text-underline-mode="continuous"/>
    </style:style>
    <style:style style:name="T2558" style:parent-style-name="Domyślnaczcionkaakapitu" style:family="text">
      <style:text-properties fo:background-color="#80FFFF" style:text-underline-type="single" style:text-underline-style="solid" style:text-underline-width="auto" style:text-underline-mode="continuous"/>
    </style:style>
    <style:style style:name="T2559" style:parent-style-name="Domyślnaczcionkaakapitu" style:family="text">
      <style:text-properties style:text-underline-type="single" style:text-underline-style="solid" style:text-underline-width="auto" style:text-underline-mode="continuous"/>
    </style:style>
    <style:style style:name="P2560" style:parent-style-name="Normalny" style:family="paragraph">
      <style:paragraph-properties fo:text-align="justify" fo:line-height="150%" fo:text-indent="0.25in"/>
    </style:style>
    <style:style style:name="P2561" style:parent-style-name="Normalny" style:family="paragraph">
      <style:paragraph-properties fo:text-align="justify" fo:line-height="150%" fo:text-indent="0.25in"/>
    </style:style>
    <style:style style:name="T2562" style:parent-style-name="Domyślnaczcionkaakapitu" style:family="text">
      <style:text-properties fo:background-color="#80FFFF"/>
    </style:style>
    <style:style style:name="T2563" style:parent-style-name="Domyślnaczcionkaakapitu" style:family="text">
      <style:text-properties fo:background-color="#80FFFF"/>
    </style:style>
    <style:style style:name="P2564" style:parent-style-name="Normalny" style:family="paragraph">
      <style:paragraph-properties fo:text-align="justify" fo:line-height="150%" fo:text-indent="0.25in"/>
    </style:style>
    <style:style style:name="T2565" style:parent-style-name="Domyślnaczcionkaakapitu" style:family="text">
      <style:text-properties fo:background-color="#80FFFF"/>
    </style:style>
    <style:style style:name="T2566" style:parent-style-name="Domyślnaczcionkaakapitu" style:family="text">
      <style:text-properties fo:background-color="#80FFFF"/>
    </style:style>
    <style:style style:name="P2567" style:parent-style-name="Normalny" style:family="paragraph">
      <style:paragraph-properties fo:text-align="justify" fo:line-height="150%" fo:text-indent="0.25in"/>
    </style:style>
    <style:style style:name="P2568" style:parent-style-name="Normalny" style:family="paragraph">
      <style:paragraph-properties fo:text-align="justify" fo:line-height="150%" fo:text-indent="0.25in"/>
    </style:style>
    <style:style style:name="T2569" style:parent-style-name="Domyślnaczcionkaakapitu" style:family="text">
      <style:text-properties fo:background-color="#80FFFF"/>
    </style:style>
    <style:style style:name="T2570" style:parent-style-name="Domyślnaczcionkaakapitu" style:family="text">
      <style:text-properties fo:background-color="#80FFFF"/>
    </style:style>
    <style:style style:name="P2571" style:parent-style-name="Normalny" style:family="paragraph">
      <style:paragraph-properties fo:text-align="justify" fo:line-height="150%"/>
    </style:style>
    <style:style style:name="T2572" style:parent-style-name="Domyślnaczcionkaakapitu" style:family="text">
      <style:text-properties style:text-underline-type="single" style:text-underline-style="solid" style:text-underline-width="auto" style:text-underline-mode="continuous"/>
    </style:style>
    <style:style style:name="T2573" style:parent-style-name="Domyślnaczcionkaakapitu" style:family="text">
      <style:text-properties fo:background-color="#80FFFF" style:text-underline-type="single" style:text-underline-style="solid" style:text-underline-width="auto" style:text-underline-mode="continuous"/>
    </style:style>
    <style:style style:name="T2574" style:parent-style-name="Domyślnaczcionkaakapitu" style:family="text">
      <style:text-properties style:text-underline-type="single" style:text-underline-style="solid" style:text-underline-width="auto" style:text-underline-mode="continuous"/>
    </style:style>
    <style:style style:name="T2575" style:parent-style-name="Domyślnaczcionkaakapitu" style:family="text">
      <style:text-properties fo:background-color="#80FFFF" style:text-underline-type="single" style:text-underline-style="solid" style:text-underline-width="auto" style:text-underline-mode="continuous"/>
    </style:style>
    <style:style style:name="T2576" style:parent-style-name="Domyślnaczcionkaakapitu" style:family="text">
      <style:text-properties style:text-underline-type="single" style:text-underline-style="solid" style:text-underline-width="auto" style:text-underline-mode="continuous"/>
    </style:style>
    <style:style style:name="T2577" style:parent-style-name="Domyślnaczcionkaakapitu" style:family="text">
      <style:text-properties fo:background-color="#80FFFF" style:text-underline-type="single" style:text-underline-style="solid" style:text-underline-width="auto" style:text-underline-mode="continuous"/>
    </style:style>
    <style:style style:name="P2578" style:parent-style-name="Normalny" style:family="paragraph">
      <style:paragraph-properties fo:text-align="justify" fo:line-height="150%" fo:text-indent="0.25in"/>
    </style:style>
    <style:style style:name="T2579" style:parent-style-name="Domyślnaczcionkaakapitu" style:family="text">
      <style:text-properties fo:background-color="#80FFFF"/>
    </style:style>
    <style:style style:name="P2580" style:parent-style-name="Normalny" style:family="paragraph">
      <style:paragraph-properties fo:text-align="justify" fo:line-height="150%"/>
    </style:style>
    <style:style style:name="T2581" style:parent-style-name="Domyślnaczcionkaakapitu" style:family="text">
      <style:text-properties style:text-underline-type="single" style:text-underline-style="solid" style:text-underline-width="auto" style:text-underline-mode="continuous"/>
    </style:style>
    <style:style style:name="T2582" style:parent-style-name="Domyślnaczcionkaakapitu" style:family="text">
      <style:text-properties fo:background-color="#80FFFF" style:text-underline-type="single" style:text-underline-style="solid" style:text-underline-width="auto" style:text-underline-mode="continuous"/>
    </style:style>
    <style:style style:name="T2583" style:parent-style-name="Domyślnaczcionkaakapitu" style:family="text">
      <style:text-properties style:text-underline-type="single" style:text-underline-style="solid" style:text-underline-width="auto" style:text-underline-mode="continuous"/>
    </style:style>
    <style:style style:name="T2584" style:parent-style-name="Domyślnaczcionkaakapitu" style:family="text">
      <style:text-properties fo:background-color="#80FFFF" style:text-underline-type="single" style:text-underline-style="solid" style:text-underline-width="auto" style:text-underline-mode="continuous"/>
    </style:style>
    <style:style style:name="P2585" style:parent-style-name="Normalny" style:family="paragraph">
      <style:paragraph-properties fo:text-align="justify" fo:line-height="150%" fo:text-indent="0.25in"/>
    </style:style>
    <style:style style:name="P2586" style:parent-style-name="Normalny" style:family="paragraph">
      <style:paragraph-properties fo:text-align="justify" fo:line-height="150%" fo:text-indent="0.25in"/>
    </style:style>
    <style:style style:name="P2587" style:parent-style-name="Normalny" style:family="paragraph">
      <style:paragraph-properties fo:text-align="justify" fo:line-height="150%" fo:text-indent="0.25in"/>
    </style:style>
    <style:style style:name="T2588" style:parent-style-name="Domyślnaczcionkaakapitu" style:family="text">
      <style:text-properties fo:background-color="#80FFFF"/>
    </style:style>
    <style:style style:name="T2589" style:parent-style-name="Domyślnaczcionkaakapitu" style:family="text">
      <style:text-properties fo:background-color="#80FFFF"/>
    </style:style>
    <style:style style:name="T2590" style:parent-style-name="Domyślnaczcionkaakapitu" style:family="text">
      <style:text-properties fo:background-color="#80FFFF"/>
    </style:style>
    <style:style style:name="P2591" style:parent-style-name="Normalny" style:family="paragraph">
      <style:paragraph-properties fo:text-align="justify" fo:line-height="150%" fo:text-indent="0.25in"/>
    </style:style>
    <style:style style:name="T2592" style:parent-style-name="Domyślnaczcionkaakapitu" style:family="text">
      <style:text-properties fo:background-color="#80FFFF"/>
    </style:style>
    <style:style style:name="P2593" style:parent-style-name="Normalny" style:family="paragraph">
      <style:paragraph-properties fo:text-align="justify" fo:line-height="150%" fo:text-indent="0.25in"/>
    </style:style>
    <style:style style:name="P2594" style:parent-style-name="Normalny" style:family="paragraph">
      <style:paragraph-properties fo:text-align="justify" fo:line-height="150%"/>
    </style:style>
    <style:style style:name="T2595" style:parent-style-name="Domyślnaczcionkaakapitu" style:family="text">
      <style:text-properties style:text-underline-type="single" style:text-underline-style="solid" style:text-underline-width="auto" style:text-underline-mode="continuous"/>
    </style:style>
    <style:style style:name="P2596" style:parent-style-name="Normalny" style:family="paragraph">
      <style:paragraph-properties fo:text-align="justify" fo:line-height="150%" fo:text-indent="0.25in"/>
    </style:style>
    <style:style style:name="P2597" style:parent-style-name="Normalny" style:family="paragraph">
      <style:paragraph-properties fo:text-align="justify" fo:line-height="150%"/>
    </style:style>
    <style:style style:name="T2598" style:parent-style-name="Domyślnaczcionkaakapitu" style:family="text">
      <style:text-properties style:text-underline-type="single" style:text-underline-style="solid" style:text-underline-width="auto" style:text-underline-mode="continuous"/>
    </style:style>
    <style:style style:name="P2599" style:parent-style-name="Normalny" style:family="paragraph">
      <style:paragraph-properties fo:text-align="justify" fo:line-height="150%" fo:text-indent="0.25in"/>
    </style:style>
    <style:style style:name="T2600" style:parent-style-name="Domyślnaczcionkaakapitu" style:family="text">
      <style:text-properties fo:background-color="#80FFFF"/>
    </style:style>
    <style:style style:name="P2601" style:parent-style-name="Normalny" style:family="paragraph">
      <style:paragraph-properties fo:text-align="justify" fo:line-height="150%"/>
    </style:style>
    <style:style style:name="T2602" style:parent-style-name="Domyślnaczcionkaakapitu" style:family="text">
      <style:text-properties style:text-underline-type="single" style:text-underline-style="solid" style:text-underline-width="auto" style:text-underline-mode="continuous"/>
    </style:style>
    <style:style style:name="T2603" style:parent-style-name="Domyślnaczcionkaakapitu" style:family="text">
      <style:text-properties fo:background-color="#80FFFF" style:text-underline-type="single" style:text-underline-style="solid" style:text-underline-width="auto" style:text-underline-mode="continuous"/>
    </style:style>
    <style:style style:name="T2604" style:parent-style-name="Domyślnaczcionkaakapitu" style:family="text">
      <style:text-properties style:text-underline-type="single" style:text-underline-style="solid" style:text-underline-width="auto" style:text-underline-mode="continuous"/>
    </style:style>
    <style:style style:name="T2605" style:parent-style-name="Domyślnaczcionkaakapitu" style:family="text">
      <style:text-properties fo:background-color="#80FFFF" style:text-underline-type="single" style:text-underline-style="solid" style:text-underline-width="auto" style:text-underline-mode="continuous"/>
    </style:style>
    <style:style style:name="T2606" style:parent-style-name="Domyślnaczcionkaakapitu" style:family="text">
      <style:text-properties style:text-underline-type="single" style:text-underline-style="solid" style:text-underline-width="auto" style:text-underline-mode="continuous"/>
    </style:style>
    <style:style style:name="T2607" style:parent-style-name="Domyślnaczcionkaakapitu" style:family="text">
      <style:text-properties fo:background-color="#80FFFF" style:text-underline-type="single" style:text-underline-style="solid" style:text-underline-width="auto" style:text-underline-mode="continuous"/>
    </style:style>
    <style:style style:name="T2608" style:parent-style-name="Domyślnaczcionkaakapitu" style:family="text">
      <style:text-properties style:text-underline-type="single" style:text-underline-style="solid" style:text-underline-width="auto" style:text-underline-mode="continuous"/>
    </style:style>
    <style:style style:name="T2609" style:parent-style-name="Domyślnaczcionkaakapitu" style:family="text">
      <style:text-properties fo:background-color="#80FFFF" style:text-underline-type="single" style:text-underline-style="solid" style:text-underline-width="auto" style:text-underline-mode="continuous"/>
    </style:style>
    <style:style style:name="T2610" style:parent-style-name="Domyślnaczcionkaakapitu" style:family="text">
      <style:text-properties style:text-underline-type="single" style:text-underline-style="solid" style:text-underline-width="auto" style:text-underline-mode="continuous"/>
    </style:style>
    <style:style style:name="T2611" style:parent-style-name="Domyślnaczcionkaakapitu" style:family="text">
      <style:text-properties fo:background-color="#80FFFF" style:text-underline-type="single" style:text-underline-style="solid" style:text-underline-width="auto" style:text-underline-mode="continuous"/>
    </style:style>
    <style:style style:name="P2612" style:parent-style-name="Normalny" style:family="paragraph">
      <style:paragraph-properties fo:text-align="justify" fo:line-height="150%" fo:text-indent="0.25in"/>
    </style:style>
    <style:style style:name="P2613" style:parent-style-name="Normalny" style:family="paragraph">
      <style:paragraph-properties fo:text-align="justify" fo:line-height="150%"/>
    </style:style>
    <style:style style:name="T2614" style:parent-style-name="Domyślnaczcionkaakapitu" style:family="text">
      <style:text-properties style:text-underline-type="single" style:text-underline-style="solid" style:text-underline-width="auto" style:text-underline-mode="continuous"/>
    </style:style>
    <style:style style:name="T2615" style:parent-style-name="Domyślnaczcionkaakapitu" style:family="text">
      <style:text-properties fo:background-color="#80FFFF" style:text-underline-type="single" style:text-underline-style="solid" style:text-underline-width="auto" style:text-underline-mode="continuous"/>
    </style:style>
    <style:style style:name="T2616" style:parent-style-name="Domyślnaczcionkaakapitu" style:family="text">
      <style:text-properties style:text-underline-type="single" style:text-underline-style="solid" style:text-underline-width="auto" style:text-underline-mode="continuous"/>
    </style:style>
    <style:style style:name="T2617" style:parent-style-name="Domyślnaczcionkaakapitu" style:family="text">
      <style:text-properties fo:background-color="#80FFFF" style:text-underline-type="single" style:text-underline-style="solid" style:text-underline-width="auto" style:text-underline-mode="continuous"/>
    </style:style>
    <style:style style:name="P2618" style:parent-style-name="Normalny" style:family="paragraph">
      <style:paragraph-properties fo:text-align="justify" fo:line-height="150%" fo:text-indent="0.25in"/>
    </style:style>
    <style:style style:name="P2619" style:parent-style-name="Normalny" style:family="paragraph">
      <style:paragraph-properties fo:text-align="justify" fo:line-height="150%"/>
    </style:style>
    <style:style style:name="T2620" style:parent-style-name="Domyślnaczcionkaakapitu" style:family="text">
      <style:text-properties style:text-underline-type="single" style:text-underline-style="solid" style:text-underline-width="auto" style:text-underline-mode="continuous"/>
    </style:style>
    <style:style style:name="T2621" style:parent-style-name="Domyślnaczcionkaakapitu" style:family="text">
      <style:text-properties fo:background-color="#80FFFF" style:text-underline-type="single" style:text-underline-style="solid" style:text-underline-width="auto" style:text-underline-mode="continuous"/>
    </style:style>
    <style:style style:name="T2622" style:parent-style-name="Domyślnaczcionkaakapitu" style:family="text">
      <style:text-properties style:text-underline-type="single" style:text-underline-style="solid" style:text-underline-width="auto" style:text-underline-mode="continuous"/>
    </style:style>
    <style:style style:name="T2623" style:parent-style-name="Domyślnaczcionkaakapitu" style:family="text">
      <style:text-properties fo:background-color="#80FFFF" style:text-underline-type="single" style:text-underline-style="solid" style:text-underline-width="auto" style:text-underline-mode="continuous"/>
    </style:style>
    <style:style style:name="T2624" style:parent-style-name="Domyślnaczcionkaakapitu" style:family="text">
      <style:text-properties style:text-underline-type="single" style:text-underline-style="solid" style:text-underline-width="auto" style:text-underline-mode="continuous"/>
    </style:style>
    <style:style style:name="T2625" style:parent-style-name="Domyślnaczcionkaakapitu" style:family="text">
      <style:text-properties fo:background-color="#80FFFF" style:text-underline-type="single" style:text-underline-style="solid" style:text-underline-width="auto" style:text-underline-mode="continuous"/>
    </style:style>
    <style:style style:name="T2626" style:parent-style-name="Domyślnaczcionkaakapitu" style:family="text">
      <style:text-properties style:text-underline-type="single" style:text-underline-style="solid" style:text-underline-width="auto" style:text-underline-mode="continuous"/>
    </style:style>
    <style:style style:name="P2627" style:parent-style-name="Normalny" style:family="paragraph">
      <style:paragraph-properties fo:text-align="justify" fo:line-height="150%" fo:text-indent="0.25in"/>
    </style:style>
    <style:style style:name="T2628" style:parent-style-name="Domyślnaczcionkaakapitu" style:family="text">
      <style:text-properties fo:background-color="#80FFFF"/>
    </style:style>
    <style:style style:name="P2629" style:parent-style-name="Normalny" style:family="paragraph">
      <style:paragraph-properties fo:text-align="justify" fo:line-height="150%"/>
    </style:style>
    <style:style style:name="T2630" style:parent-style-name="Domyślnaczcionkaakapitu" style:family="text">
      <style:text-properties style:text-underline-type="single" style:text-underline-style="solid" style:text-underline-width="auto" style:text-underline-mode="continuous"/>
    </style:style>
    <style:style style:name="T2631" style:parent-style-name="Domyślnaczcionkaakapitu" style:family="text">
      <style:text-properties fo:background-color="#80FFFF" style:text-underline-type="single" style:text-underline-style="solid" style:text-underline-width="auto" style:text-underline-mode="continuous"/>
    </style:style>
    <style:style style:name="T2632" style:parent-style-name="Domyślnaczcionkaakapitu" style:family="text">
      <style:text-properties style:text-underline-type="single" style:text-underline-style="solid" style:text-underline-width="auto" style:text-underline-mode="continuous"/>
    </style:style>
    <style:style style:name="T2633" style:parent-style-name="Domyślnaczcionkaakapitu" style:family="text">
      <style:text-properties fo:background-color="#80FFFF" style:text-underline-type="single" style:text-underline-style="solid" style:text-underline-width="auto" style:text-underline-mode="continuous"/>
    </style:style>
    <style:style style:name="P2634" style:parent-style-name="Normalny" style:family="paragraph">
      <style:paragraph-properties fo:text-align="justify" fo:line-height="150%" fo:text-indent="0.25in"/>
    </style:style>
    <style:style style:name="T2635" style:parent-style-name="Domyślnaczcionkaakapitu" style:family="text">
      <style:text-properties fo:background-color="#80FFFF"/>
    </style:style>
    <style:style style:name="T2636" style:parent-style-name="Domyślnaczcionkaakapitu" style:family="text">
      <style:text-properties fo:background-color="#80FFFF"/>
    </style:style>
    <style:style style:name="T2637" style:parent-style-name="Domyślnaczcionkaakapitu" style:family="text">
      <style:text-properties fo:background-color="#80FFFF"/>
    </style:style>
    <style:style style:name="T2638" style:parent-style-name="Domyślnaczcionkaakapitu" style:family="text">
      <style:text-properties fo:background-color="#80FFFF"/>
    </style:style>
    <style:style style:name="T2639" style:parent-style-name="Domyślnaczcionkaakapitu" style:family="text">
      <style:text-properties fo:background-color="#80FFFF"/>
    </style:style>
    <style:style style:name="P2640" style:parent-style-name="Normalny" style:family="paragraph">
      <style:paragraph-properties fo:text-align="justify" fo:line-height="150%" fo:text-indent="0.25in"/>
    </style:style>
    <style:style style:name="P2641" style:parent-style-name="Normalny" style:family="paragraph">
      <style:paragraph-properties fo:text-align="justify" fo:line-height="150%"/>
    </style:style>
    <style:style style:name="T2642" style:parent-style-name="Domyślnaczcionkaakapitu" style:family="text">
      <style:text-properties style:text-underline-type="single" style:text-underline-style="solid" style:text-underline-width="auto" style:text-underline-mode="continuous"/>
    </style:style>
    <style:style style:name="T2643" style:parent-style-name="Domyślnaczcionkaakapitu" style:family="text">
      <style:text-properties fo:background-color="#80FFFF"/>
    </style:style>
    <style:style style:name="P2644" style:parent-style-name="Normalny" style:family="paragraph">
      <style:paragraph-properties fo:text-align="justify" fo:line-height="150%" fo:text-indent="0.25in"/>
    </style:style>
    <style:style style:name="T2645" style:parent-style-name="Domyślnaczcionkaakapitu" style:family="text">
      <style:text-properties fo:background-color="#80FFFF"/>
    </style:style>
    <style:style style:name="T2646" style:parent-style-name="Domyślnaczcionkaakapitu" style:family="text">
      <style:text-properties fo:background-color="#80FFFF"/>
    </style:style>
    <style:style style:name="P2647" style:parent-style-name="Normalny" style:family="paragraph">
      <style:paragraph-properties fo:text-align="justify" fo:line-height="150%"/>
    </style:style>
    <style:style style:name="T2648" style:parent-style-name="Domyślnaczcionkaakapitu" style:family="text">
      <style:text-properties style:text-underline-type="single" style:text-underline-style="solid" style:text-underline-width="auto" style:text-underline-mode="continuous"/>
    </style:style>
    <style:style style:name="T2649" style:parent-style-name="Domyślnaczcionkaakapitu" style:family="text">
      <style:text-properties fo:background-color="#80FFFF" style:text-underline-type="single" style:text-underline-style="solid" style:text-underline-width="auto" style:text-underline-mode="continuous"/>
    </style:style>
    <style:style style:name="T2650" style:parent-style-name="Domyślnaczcionkaakapitu" style:family="text">
      <style:text-properties style:text-underline-type="single" style:text-underline-style="solid" style:text-underline-width="auto" style:text-underline-mode="continuous"/>
    </style:style>
    <style:style style:name="T2651" style:parent-style-name="Domyślnaczcionkaakapitu" style:family="text">
      <style:text-properties fo:background-color="#80FFFF" style:text-underline-type="single" style:text-underline-style="solid" style:text-underline-width="auto" style:text-underline-mode="continuous"/>
    </style:style>
    <style:style style:name="T2652" style:parent-style-name="Domyślnaczcionkaakapitu" style:family="text">
      <style:text-properties style:text-underline-type="single" style:text-underline-style="solid" style:text-underline-width="auto" style:text-underline-mode="continuous"/>
    </style:style>
    <style:style style:name="T2653" style:parent-style-name="Domyślnaczcionkaakapitu" style:family="text">
      <style:text-properties fo:background-color="#80FFFF" style:text-underline-type="single" style:text-underline-style="solid" style:text-underline-width="auto" style:text-underline-mode="continuous"/>
    </style:style>
    <style:style style:name="P2654" style:parent-style-name="Normalny" style:family="paragraph">
      <style:paragraph-properties fo:text-align="justify" fo:line-height="150%" fo:text-indent="0.25in"/>
    </style:style>
    <style:style style:name="P2655" style:parent-style-name="Normalny" style:family="paragraph">
      <style:paragraph-properties fo:text-align="justify" fo:line-height="150%" fo:text-indent="0.25in"/>
    </style:style>
    <style:style style:name="P2656" style:parent-style-name="Normalny" style:family="paragraph">
      <style:paragraph-properties fo:text-align="justify" fo:line-height="150%" fo:text-indent="0.25in"/>
    </style:style>
    <style:style style:name="P2657" style:parent-style-name="Normalny" style:family="paragraph">
      <style:paragraph-properties fo:text-align="justify" fo:line-height="150%"/>
    </style:style>
    <style:style style:name="T2658" style:parent-style-name="Domyślnaczcionkaakapitu" style:family="text">
      <style:text-properties fo:background-color="#80FFFF"/>
    </style:style>
    <style:style style:name="T2659" style:parent-style-name="Domyślnaczcionkaakapitu" style:family="text">
      <style:text-properties fo:background-color="#80FFFF"/>
    </style:style>
    <style:style style:name="T2660" style:parent-style-name="Domyślnaczcionkaakapitu" style:family="text">
      <style:text-properties fo:background-color="#80FFFF"/>
    </style:style>
    <style:style style:name="P2661" style:parent-style-name="Normalny" style:family="paragraph">
      <style:paragraph-properties fo:text-align="justify" fo:line-height="150%"/>
    </style:style>
    <style:style style:name="T2662" style:parent-style-name="Domyślnaczcionkaakapitu" style:family="text">
      <style:text-properties style:text-underline-type="single" style:text-underline-style="solid" style:text-underline-width="auto" style:text-underline-mode="continuous"/>
    </style:style>
    <style:style style:name="P2663" style:parent-style-name="Normalny" style:family="paragraph">
      <style:paragraph-properties fo:text-align="justify" fo:line-height="150%" fo:text-indent="0.25in"/>
    </style:style>
    <style:style style:name="T2664" style:parent-style-name="Domyślnaczcionkaakapitu" style:family="text">
      <style:text-properties fo:background-color="#80FFFF"/>
    </style:style>
    <style:style style:name="T2665" style:parent-style-name="Domyślnaczcionkaakapitu" style:family="text">
      <style:text-properties fo:background-color="#80FFFF"/>
    </style:style>
    <style:style style:name="T2666" style:parent-style-name="Domyślnaczcionkaakapitu" style:family="text">
      <style:text-properties fo:background-color="#80FFFF"/>
    </style:style>
    <style:style style:name="P2667" style:parent-style-name="Normalny" style:family="paragraph">
      <style:paragraph-properties fo:text-align="justify" fo:line-height="150%"/>
    </style:style>
    <style:style style:name="P2668" style:parent-style-name="Normalny" style:family="paragraph">
      <style:paragraph-properties fo:text-align="justify" fo:line-height="150%" fo:text-indent="0.25in"/>
    </style:style>
    <style:style style:name="T2669" style:parent-style-name="Domyślnaczcionkaakapitu" style:family="text">
      <style:text-properties fo:background-color="#80FFFF"/>
    </style:style>
    <style:style style:name="P2670" style:parent-style-name="Normalny" style:family="paragraph">
      <style:paragraph-properties fo:text-align="justify" fo:line-height="150%"/>
    </style:style>
    <style:style style:name="T2671" style:parent-style-name="Domyślnaczcionkaakapitu" style:family="text">
      <style:text-properties style:text-underline-type="single" style:text-underline-style="solid" style:text-underline-width="auto" style:text-underline-mode="continuous"/>
    </style:style>
    <style:style style:name="T2672" style:parent-style-name="Domyślnaczcionkaakapitu" style:family="text">
      <style:text-properties fo:background-color="#80FFFF" style:text-underline-type="single" style:text-underline-style="solid" style:text-underline-width="auto" style:text-underline-mode="continuous"/>
    </style:style>
    <style:style style:name="T2673" style:parent-style-name="Domyślnaczcionkaakapitu" style:family="text">
      <style:text-properties style:text-underline-type="single" style:text-underline-style="solid" style:text-underline-width="auto" style:text-underline-mode="continuous"/>
    </style:style>
    <style:style style:name="T2674" style:parent-style-name="Domyślnaczcionkaakapitu" style:family="text">
      <style:text-properties fo:background-color="#80FFFF" style:text-underline-type="single" style:text-underline-style="solid" style:text-underline-width="auto" style:text-underline-mode="continuous"/>
    </style:style>
    <style:style style:name="T2675" style:parent-style-name="Domyślnaczcionkaakapitu" style:family="text">
      <style:text-properties style:text-underline-type="single" style:text-underline-style="solid" style:text-underline-width="auto" style:text-underline-mode="continuous"/>
    </style:style>
    <style:style style:name="T2676" style:parent-style-name="Domyślnaczcionkaakapitu" style:family="text">
      <style:text-properties fo:background-color="#80FFFF" style:text-underline-type="single" style:text-underline-style="solid" style:text-underline-width="auto" style:text-underline-mode="continuous"/>
    </style:style>
    <style:style style:name="T2677" style:parent-style-name="Domyślnaczcionkaakapitu" style:family="text">
      <style:text-properties style:text-underline-type="single" style:text-underline-style="solid" style:text-underline-width="auto" style:text-underline-mode="continuous"/>
    </style:style>
    <style:style style:name="P2678" style:parent-style-name="Normalny" style:family="paragraph">
      <style:paragraph-properties fo:text-align="justify" fo:line-height="150%" fo:text-indent="0.25in"/>
    </style:style>
    <style:style style:name="P2679" style:parent-style-name="Normalny" style:family="paragraph">
      <style:paragraph-properties fo:text-align="justify" fo:line-height="150%"/>
    </style:style>
    <style:style style:name="T2680" style:parent-style-name="Domyślnaczcionkaakapitu" style:family="text">
      <style:text-properties style:text-underline-type="single" style:text-underline-style="solid" style:text-underline-width="auto" style:text-underline-mode="continuous"/>
    </style:style>
    <style:style style:name="P2681" style:parent-style-name="Normalny" style:family="paragraph">
      <style:paragraph-properties fo:text-align="justify" fo:line-height="150%" fo:text-indent="0.25in"/>
    </style:style>
    <style:style style:name="P2682" style:parent-style-name="Normalny" style:family="paragraph">
      <style:paragraph-properties fo:text-align="justify" fo:line-height="150%" fo:text-indent="0.25in"/>
    </style:style>
    <style:style style:name="T2683" style:parent-style-name="Domyślnaczcionkaakapitu" style:family="text">
      <style:text-properties fo:background-color="#80FFFF"/>
    </style:style>
    <style:style style:name="P2684" style:parent-style-name="Normalny" style:family="paragraph">
      <style:paragraph-properties fo:text-align="justify" fo:line-height="150%"/>
    </style:style>
    <style:style style:name="T2685" style:parent-style-name="Domyślnaczcionkaakapitu" style:family="text">
      <style:text-properties style:text-underline-type="single" style:text-underline-style="solid" style:text-underline-width="auto" style:text-underline-mode="continuous"/>
    </style:style>
    <style:style style:name="P2686" style:parent-style-name="Normalny" style:family="paragraph">
      <style:paragraph-properties fo:text-align="justify" fo:line-height="150%" fo:text-indent="0.25in"/>
    </style:style>
    <style:style style:name="P2687" style:parent-style-name="Normalny" style:family="paragraph">
      <style:paragraph-properties fo:text-align="justify" fo:line-height="150%"/>
    </style:style>
    <style:style style:name="T2688" style:parent-style-name="Domyślnaczcionkaakapitu" style:family="text">
      <style:text-properties style:text-underline-type="single" style:text-underline-style="solid" style:text-underline-width="auto" style:text-underline-mode="continuous"/>
    </style:style>
    <style:style style:name="P2689" style:parent-style-name="Normalny" style:family="paragraph">
      <style:paragraph-properties fo:text-align="justify" fo:line-height="150%" fo:text-indent="0.25in"/>
    </style:style>
    <style:style style:name="P2690" style:parent-style-name="Normalny" style:family="paragraph">
      <style:paragraph-properties fo:text-align="justify" fo:line-height="150%"/>
    </style:style>
    <style:style style:name="T2691" style:parent-style-name="Domyślnaczcionkaakapitu" style:family="text">
      <style:text-properties style:text-underline-type="single" style:text-underline-style="solid" style:text-underline-width="auto" style:text-underline-mode="continuous"/>
    </style:style>
    <style:style style:name="P2692" style:parent-style-name="Normalny" style:family="paragraph">
      <style:paragraph-properties fo:text-align="justify" fo:line-height="150%" fo:text-indent="0.25in"/>
    </style:style>
    <style:style style:name="P2693" style:parent-style-name="Normalny" style:family="paragraph">
      <style:paragraph-properties fo:text-align="justify" fo:line-height="150%"/>
    </style:style>
    <style:style style:name="T2694" style:parent-style-name="Domyślnaczcionkaakapitu" style:family="text">
      <style:text-properties style:text-underline-type="single" style:text-underline-style="solid" style:text-underline-width="auto" style:text-underline-mode="continuous"/>
    </style:style>
    <style:style style:name="P2695" style:parent-style-name="Normalny" style:family="paragraph">
      <style:paragraph-properties fo:text-align="justify" fo:line-height="150%" fo:text-indent="0.25in"/>
    </style:style>
    <style:style style:name="P2696" style:parent-style-name="Normalny" style:family="paragraph">
      <style:paragraph-properties fo:text-align="justify" fo:line-height="150%"/>
    </style:style>
    <style:style style:name="T2697" style:parent-style-name="Domyślnaczcionkaakapitu" style:family="text">
      <style:text-properties style:text-underline-type="single" style:text-underline-style="solid" style:text-underline-width="auto" style:text-underline-mode="continuous"/>
    </style:style>
    <style:style style:name="P2698" style:parent-style-name="Normalny" style:family="paragraph">
      <style:paragraph-properties fo:text-align="justify" fo:line-height="150%" fo:text-indent="0.25in"/>
    </style:style>
    <style:style style:name="P2699" style:parent-style-name="Normalny" style:family="paragraph">
      <style:paragraph-properties fo:text-align="justify" fo:line-height="150%"/>
    </style:style>
    <style:style style:name="T2700" style:parent-style-name="Domyślnaczcionkaakapitu" style:family="text">
      <style:text-properties style:text-underline-type="single" style:text-underline-style="solid" style:text-underline-width="auto" style:text-underline-mode="continuous"/>
    </style:style>
    <style:style style:name="P2701" style:parent-style-name="Normalny" style:family="paragraph">
      <style:paragraph-properties fo:text-align="justify" fo:line-height="150%" fo:text-indent="0.25in"/>
    </style:style>
    <style:style style:name="P2702" style:parent-style-name="Normalny" style:family="paragraph">
      <style:paragraph-properties fo:text-align="justify" fo:line-height="150%"/>
    </style:style>
    <style:style style:name="T2703" style:parent-style-name="Domyślnaczcionkaakapitu" style:family="text">
      <style:text-properties style:text-underline-type="single" style:text-underline-style="solid" style:text-underline-width="auto" style:text-underline-mode="continuous"/>
    </style:style>
    <style:style style:name="P2704" style:parent-style-name="Normalny" style:family="paragraph">
      <style:paragraph-properties fo:text-align="justify" fo:line-height="150%" fo:text-indent="0.25in"/>
    </style:style>
    <style:style style:name="T2705" style:parent-style-name="Domyślnaczcionkaakapitu" style:family="text">
      <style:text-properties fo:background-color="#80FFFF"/>
    </style:style>
    <style:style style:name="T2706" style:parent-style-name="Domyślnaczcionkaakapitu" style:family="text">
      <style:text-properties fo:background-color="#80FFFF"/>
    </style:style>
    <style:style style:name="T2707" style:parent-style-name="Domyślnaczcionkaakapitu" style:family="text">
      <style:text-properties fo:background-color="#80FFFF"/>
    </style:style>
    <style:style style:name="T2708" style:parent-style-name="Domyślnaczcionkaakapitu" style:family="text">
      <style:text-properties fo:background-color="#80FFFF"/>
    </style:style>
    <style:style style:name="T2709" style:parent-style-name="Domyślnaczcionkaakapitu" style:family="text">
      <style:text-properties fo:background-color="#80FFFF"/>
    </style:style>
    <style:style style:name="P2710" style:parent-style-name="Normalny" style:family="paragraph">
      <style:paragraph-properties fo:text-align="justify" fo:line-height="150%"/>
    </style:style>
    <style:style style:name="T2711" style:parent-style-name="Domyślnaczcionkaakapitu" style:family="text">
      <style:text-properties style:text-underline-type="single" style:text-underline-style="solid" style:text-underline-width="auto" style:text-underline-mode="continuous"/>
    </style:style>
    <style:style style:name="P2712" style:parent-style-name="Normalny" style:family="paragraph">
      <style:paragraph-properties fo:text-align="justify" fo:line-height="150%" fo:text-indent="0.25in"/>
    </style:style>
    <style:style style:name="P2713" style:parent-style-name="Normalny" style:family="paragraph">
      <style:paragraph-properties fo:text-align="justify" fo:line-height="150%"/>
    </style:style>
    <style:style style:name="T2714" style:parent-style-name="Domyślnaczcionkaakapitu" style:family="text">
      <style:text-properties style:text-underline-type="single" style:text-underline-style="solid" style:text-underline-width="auto" style:text-underline-mode="continuous"/>
    </style:style>
    <style:style style:name="P2715" style:parent-style-name="Normalny" style:family="paragraph">
      <style:paragraph-properties fo:text-align="justify" fo:line-height="150%" fo:text-indent="0.25in"/>
    </style:style>
    <style:style style:name="P2716" style:parent-style-name="Normalny" style:family="paragraph">
      <style:paragraph-properties fo:text-align="justify" fo:line-height="150%"/>
    </style:style>
    <style:style style:name="T2717" style:parent-style-name="Domyślnaczcionkaakapitu" style:family="text">
      <style:text-properties style:text-underline-type="single" style:text-underline-style="solid" style:text-underline-width="auto" style:text-underline-mode="continuous"/>
    </style:style>
    <style:style style:name="P2718" style:parent-style-name="Normalny" style:family="paragraph">
      <style:paragraph-properties fo:text-align="justify" fo:line-height="150%" fo:text-indent="0.25in"/>
    </style:style>
    <style:style style:name="T2719" style:parent-style-name="Domyślnaczcionkaakapitu" style:family="text">
      <style:text-properties fo:background-color="#80FFFF"/>
    </style:style>
    <style:style style:name="P2720" style:parent-style-name="Normalny" style:family="paragraph">
      <style:paragraph-properties fo:text-align="justify" fo:line-height="150%"/>
    </style:style>
    <style:style style:name="T2721" style:parent-style-name="Domyślnaczcionkaakapitu" style:family="text">
      <style:text-properties style:text-underline-type="single" style:text-underline-style="solid" style:text-underline-width="auto" style:text-underline-mode="continuous"/>
    </style:style>
    <style:style style:name="P2722" style:parent-style-name="Normalny" style:family="paragraph">
      <style:paragraph-properties fo:text-align="justify" fo:line-height="150%" fo:text-indent="0.25in"/>
    </style:style>
    <style:style style:name="T2723" style:parent-style-name="Domyślnaczcionkaakapitu" style:family="text">
      <style:text-properties fo:background-color="#80FFFF"/>
    </style:style>
    <style:style style:name="P2724" style:parent-style-name="Normalny" style:family="paragraph">
      <style:paragraph-properties fo:text-align="justify" fo:line-height="150%"/>
    </style:style>
    <style:style style:name="T2725" style:parent-style-name="Domyślnaczcionkaakapitu" style:family="text">
      <style:text-properties style:text-underline-type="single" style:text-underline-style="solid" style:text-underline-width="auto" style:text-underline-mode="continuous"/>
    </style:style>
    <style:style style:name="P2726" style:parent-style-name="Normalny" style:family="paragraph">
      <style:paragraph-properties fo:text-align="justify" fo:line-height="150%" fo:text-indent="0.25in"/>
    </style:style>
    <style:style style:name="T2727" style:parent-style-name="Domyślnaczcionkaakapitu" style:family="text">
      <style:text-properties fo:background-color="#80FFFF"/>
    </style:style>
    <style:style style:name="T2728" style:parent-style-name="Domyślnaczcionkaakapitu" style:family="text">
      <style:text-properties fo:background-color="#80FFFF"/>
    </style:style>
    <style:style style:name="T2729" style:parent-style-name="Domyślnaczcionkaakapitu" style:family="text">
      <style:text-properties fo:background-color="#80FFFF"/>
    </style:style>
    <style:style style:name="P2730" style:parent-style-name="Normalny" style:family="paragraph">
      <style:paragraph-properties fo:text-align="justify" fo:line-height="150%"/>
    </style:style>
    <style:style style:name="T2731" style:parent-style-name="Domyślnaczcionkaakapitu" style:family="text">
      <style:text-properties style:text-underline-type="single" style:text-underline-style="solid" style:text-underline-width="auto" style:text-underline-mode="continuous"/>
    </style:style>
    <style:style style:name="P2732" style:parent-style-name="Normalny" style:family="paragraph">
      <style:paragraph-properties fo:text-align="justify" fo:line-height="150%" fo:text-indent="0.25in"/>
    </style:style>
    <style:style style:name="T2733" style:parent-style-name="Domyślnaczcionkaakapitu" style:family="text">
      <style:text-properties fo:background-color="#80FFFF"/>
    </style:style>
    <style:style style:name="T2734" style:parent-style-name="Domyślnaczcionkaakapitu" style:family="text">
      <style:text-properties fo:background-color="#80FFFF"/>
    </style:style>
    <style:style style:name="T2735" style:parent-style-name="Domyślnaczcionkaakapitu" style:family="text">
      <style:text-properties fo:background-color="#80FFFF"/>
    </style:style>
    <style:style style:name="T2736" style:parent-style-name="Domyślnaczcionkaakapitu" style:family="text">
      <style:text-properties fo:background-color="#80FFFF"/>
    </style:style>
    <style:style style:name="T2737" style:parent-style-name="Domyślnaczcionkaakapitu" style:family="text">
      <style:text-properties fo:background-color="#80FFFF"/>
    </style:style>
    <style:style style:name="T2738" style:parent-style-name="Domyślnaczcionkaakapitu" style:family="text">
      <style:text-properties fo:background-color="#80FFFF"/>
    </style:style>
    <style:style style:name="P2739" style:parent-style-name="Normalny" style:family="paragraph">
      <style:paragraph-properties fo:text-align="justify" fo:line-height="150%"/>
    </style:style>
    <style:style style:name="T2740" style:parent-style-name="Domyślnaczcionkaakapitu" style:family="text">
      <style:text-properties style:text-underline-type="single" style:text-underline-style="solid" style:text-underline-width="auto" style:text-underline-mode="continuous"/>
    </style:style>
    <style:style style:name="T2741" style:parent-style-name="Domyślnaczcionkaakapitu" style:family="text">
      <style:text-properties fo:background-color="#80FFFF" style:text-underline-type="single" style:text-underline-style="solid" style:text-underline-width="auto" style:text-underline-mode="continuous"/>
    </style:style>
    <style:style style:name="T2742" style:parent-style-name="Domyślnaczcionkaakapitu" style:family="text">
      <style:text-properties style:text-underline-type="single" style:text-underline-style="solid" style:text-underline-width="auto" style:text-underline-mode="continuous"/>
    </style:style>
    <style:style style:name="T2743" style:parent-style-name="Domyślnaczcionkaakapitu" style:family="text">
      <style:text-properties fo:background-color="#80FFFF" style:text-underline-type="single" style:text-underline-style="solid" style:text-underline-width="auto" style:text-underline-mode="continuous"/>
    </style:style>
    <style:style style:name="T2744" style:parent-style-name="Domyślnaczcionkaakapitu" style:family="text">
      <style:text-properties style:text-underline-type="single" style:text-underline-style="solid" style:text-underline-width="auto" style:text-underline-mode="continuous"/>
    </style:style>
    <style:style style:name="P2745" style:parent-style-name="Normalny" style:family="paragraph">
      <style:paragraph-properties fo:text-align="justify" fo:line-height="150%" fo:text-indent="0.25in"/>
    </style:style>
    <style:style style:name="P2746" style:parent-style-name="Normalny" style:family="paragraph">
      <style:paragraph-properties fo:text-align="justify" fo:line-height="150%"/>
    </style:style>
    <style:style style:name="T2747" style:parent-style-name="Domyślnaczcionkaakapitu" style:family="text">
      <style:text-properties style:text-underline-type="single" style:text-underline-style="solid" style:text-underline-width="auto" style:text-underline-mode="continuous"/>
    </style:style>
    <style:style style:name="T2748" style:parent-style-name="Domyślnaczcionkaakapitu" style:family="text">
      <style:text-properties fo:background-color="#80FFFF" style:text-underline-type="single" style:text-underline-style="solid" style:text-underline-width="auto" style:text-underline-mode="continuous"/>
    </style:style>
    <style:style style:name="T2749" style:parent-style-name="Domyślnaczcionkaakapitu" style:family="text">
      <style:text-properties style:text-underline-type="single" style:text-underline-style="solid" style:text-underline-width="auto" style:text-underline-mode="continuous"/>
    </style:style>
    <style:style style:name="P2750" style:parent-style-name="Normalny" style:family="paragraph">
      <style:paragraph-properties fo:text-align="justify" fo:line-height="150%" fo:text-indent="0.25in"/>
    </style:style>
    <style:style style:name="T2751" style:parent-style-name="Domyślnaczcionkaakapitu" style:family="text">
      <style:text-properties fo:background-color="#80FFFF"/>
    </style:style>
    <style:style style:name="T2752" style:parent-style-name="Domyślnaczcionkaakapitu" style:family="text">
      <style:text-properties fo:background-color="#80FFFF"/>
    </style:style>
    <style:style style:name="P2753" style:parent-style-name="Normalny" style:family="paragraph">
      <style:paragraph-properties fo:text-align="justify" fo:line-height="150%"/>
    </style:style>
    <style:style style:name="T2754" style:parent-style-name="Domyślnaczcionkaakapitu" style:family="text">
      <style:text-properties style:text-underline-type="single" style:text-underline-style="solid" style:text-underline-width="auto" style:text-underline-mode="continuous"/>
    </style:style>
    <style:style style:name="P2755" style:parent-style-name="Normalny" style:family="paragraph">
      <style:paragraph-properties fo:text-align="justify" fo:line-height="150%" fo:text-indent="0.25in"/>
    </style:style>
    <style:style style:name="P2756" style:parent-style-name="Normalny" style:family="paragraph">
      <style:paragraph-properties fo:text-align="justify" fo:line-height="150%">
        <style:tab-stops>
          <style:tab-stop style:type="left" style:position="0.8013in"/>
          <style:tab-stop style:type="left" style:position="1.375in"/>
        </style:tab-stops>
      </style:paragraph-properties>
    </style:style>
    <style:style style:name="T2757" style:parent-style-name="Domyślnaczcionkaakapitu" style:family="text">
      <style:text-properties style:text-underline-type="single" style:text-underline-style="solid" style:text-underline-width="auto" style:text-underline-mode="continuous"/>
    </style:style>
    <style:style style:name="T2758" style:parent-style-name="Domyślnaczcionkaakapitu" style:family="text">
      <style:text-properties fo:background-color="#80FFFF" style:text-underline-type="single" style:text-underline-style="solid" style:text-underline-width="auto" style:text-underline-mode="continuous"/>
    </style:style>
    <style:style style:name="T2759" style:parent-style-name="Domyślnaczcionkaakapitu" style:family="text">
      <style:text-properties style:text-underline-type="single" style:text-underline-style="solid" style:text-underline-width="auto" style:text-underline-mode="continuous"/>
    </style:style>
    <style:style style:name="T2760" style:parent-style-name="Domyślnaczcionkaakapitu" style:family="text">
      <style:text-properties fo:background-color="#80FFFF" style:text-underline-type="single" style:text-underline-style="solid" style:text-underline-width="auto" style:text-underline-mode="continuous"/>
    </style:style>
    <style:style style:name="P2761" style:parent-style-name="Normalny" style:family="paragraph">
      <style:paragraph-properties fo:text-align="justify" fo:line-height="150%" fo:text-indent="0.2479in">
        <style:tab-stops>
          <style:tab-stop style:type="left" style:position="0.8013in"/>
          <style:tab-stop style:type="left" style:position="1.375in"/>
        </style:tab-stops>
      </style:paragraph-properties>
    </style:style>
    <style:style style:name="T2762" style:parent-style-name="Domyślnaczcionkaakapitu" style:family="text">
      <style:text-properties fo:background-color="#80FFFF"/>
    </style:style>
    <style:style style:name="T2763" style:parent-style-name="Domyślnaczcionkaakapitu" style:family="text">
      <style:text-properties fo:background-color="#80FFFF"/>
    </style:style>
    <style:style style:name="T2764" style:parent-style-name="Domyślnaczcionkaakapitu" style:family="text">
      <style:text-properties fo:background-color="#80FFFF"/>
    </style:style>
    <style:style style:name="T2765" style:parent-style-name="Domyślnaczcionkaakapitu" style:family="text">
      <style:text-properties fo:background-color="#80FFFF"/>
    </style:style>
    <style:style style:name="T2766" style:parent-style-name="Domyślnaczcionkaakapitu" style:family="text">
      <style:text-properties fo:background-color="#80FFFF"/>
    </style:style>
    <style:style style:name="P2767" style:parent-style-name="Normalny" style:family="paragraph">
      <style:paragraph-properties fo:text-align="justify" fo:line-height="150%" fo:text-indent="0.25in"/>
    </style:style>
    <style:style style:name="T2768" style:parent-style-name="Domyślnaczcionkaakapitu" style:family="text">
      <style:text-properties fo:background-color="#80FFFF"/>
    </style:style>
    <style:style style:name="T2769" style:parent-style-name="Domyślnaczcionkaakapitu" style:family="text">
      <style:text-properties fo:background-color="#80FFFF"/>
    </style:style>
    <style:style style:name="T2770" style:parent-style-name="Domyślnaczcionkaakapitu" style:family="text">
      <style:text-properties fo:background-color="#80FFFF"/>
    </style:style>
    <style:style style:name="T2771" style:parent-style-name="Domyślnaczcionkaakapitu" style:family="text">
      <style:text-properties fo:background-color="#80FFFF"/>
    </style:style>
    <style:style style:name="T2772" style:parent-style-name="Domyślnaczcionkaakapitu" style:family="text">
      <style:text-properties fo:background-color="#80FFFF"/>
    </style:style>
    <style:style style:name="P2773" style:parent-style-name="Normalny" style:family="paragraph">
      <style:paragraph-properties fo:text-align="justify" fo:line-height="150%"/>
    </style:style>
    <style:style style:name="T2774" style:parent-style-name="Domyślnaczcionkaakapitu" style:family="text">
      <style:text-properties style:text-underline-type="single" style:text-underline-style="solid" style:text-underline-width="auto" style:text-underline-mode="continuous"/>
    </style:style>
    <style:style style:name="T2775" style:parent-style-name="Domyślnaczcionkaakapitu" style:family="text">
      <style:text-properties fo:background-color="#80FFFF" style:text-underline-type="single" style:text-underline-style="solid" style:text-underline-width="auto" style:text-underline-mode="continuous"/>
    </style:style>
    <style:style style:name="T2776" style:parent-style-name="Domyślnaczcionkaakapitu" style:family="text">
      <style:text-properties style:text-underline-type="single" style:text-underline-style="solid" style:text-underline-width="auto" style:text-underline-mode="continuous"/>
    </style:style>
    <style:style style:name="T2777" style:parent-style-name="Domyślnaczcionkaakapitu" style:family="text">
      <style:text-properties fo:background-color="#80FFFF"/>
    </style:style>
    <style:style style:name="P2778" style:parent-style-name="Normalny" style:family="paragraph">
      <style:paragraph-properties fo:text-align="justify" fo:line-height="150%" fo:text-indent="0.25in"/>
    </style:style>
    <style:style style:name="T2779" style:parent-style-name="Domyślnaczcionkaakapitu" style:family="text">
      <style:text-properties fo:background-color="#80FFFF"/>
    </style:style>
    <style:style style:name="T2780" style:parent-style-name="Domyślnaczcionkaakapitu" style:family="text">
      <style:text-properties fo:background-color="#80FFFF"/>
    </style:style>
    <style:style style:name="T2781" style:parent-style-name="Domyślnaczcionkaakapitu" style:family="text">
      <style:text-properties fo:background-color="#80FFFF"/>
    </style:style>
    <style:style style:name="T2782" style:parent-style-name="Domyślnaczcionkaakapitu" style:family="text">
      <style:text-properties fo:background-color="#80FFFF"/>
    </style:style>
    <style:style style:name="T2783" style:parent-style-name="Domyślnaczcionkaakapitu" style:family="text">
      <style:text-properties fo:background-color="#80FFFF"/>
    </style:style>
    <style:style style:name="T2784" style:parent-style-name="Domyślnaczcionkaakapitu" style:family="text">
      <style:text-properties fo:background-color="#80FFFF"/>
    </style:style>
    <style:style style:name="T2785" style:parent-style-name="Domyślnaczcionkaakapitu" style:family="text">
      <style:text-properties fo:background-color="#80FFFF"/>
    </style:style>
    <style:style style:name="T2786" style:parent-style-name="Domyślnaczcionkaakapitu" style:family="text">
      <style:text-properties fo:background-color="#80FFFF"/>
    </style:style>
    <style:style style:name="P2787" style:parent-style-name="Normalny" style:family="paragraph">
      <style:paragraph-properties fo:text-align="justify" fo:line-height="150%" fo:text-indent="0.25in"/>
    </style:style>
    <style:style style:name="T2788" style:parent-style-name="Domyślnaczcionkaakapitu" style:family="text">
      <style:text-properties fo:background-color="#80FFFF"/>
    </style:style>
    <style:style style:name="T2789" style:parent-style-name="Domyślnaczcionkaakapitu" style:family="text">
      <style:text-properties fo:background-color="#80FFFF"/>
    </style:style>
    <style:style style:name="P2790" style:parent-style-name="Normalny" style:family="paragraph">
      <style:paragraph-properties fo:text-align="justify" fo:line-height="150%"/>
    </style:style>
    <style:style style:name="T2791" style:parent-style-name="Domyślnaczcionkaakapitu" style:family="text">
      <style:text-properties style:text-underline-type="single" style:text-underline-style="solid" style:text-underline-width="auto" style:text-underline-mode="continuous"/>
    </style:style>
    <style:style style:name="T2792" style:parent-style-name="Domyślnaczcionkaakapitu" style:family="text">
      <style:text-properties fo:background-color="#80FFFF" style:text-underline-type="single" style:text-underline-style="solid" style:text-underline-width="auto" style:text-underline-mode="continuous"/>
    </style:style>
    <style:style style:name="T2793" style:parent-style-name="Domyślnaczcionkaakapitu" style:family="text">
      <style:text-properties style:text-underline-type="single" style:text-underline-style="solid" style:text-underline-width="auto" style:text-underline-mode="continuous"/>
    </style:style>
    <style:style style:name="T2794" style:parent-style-name="Domyślnaczcionkaakapitu" style:family="text">
      <style:text-properties fo:background-color="#80FFFF" style:text-underline-type="single" style:text-underline-style="solid" style:text-underline-width="auto" style:text-underline-mode="continuous"/>
    </style:style>
    <style:style style:name="T2795" style:parent-style-name="Domyślnaczcionkaakapitu" style:family="text">
      <style:text-properties style:text-underline-type="single" style:text-underline-style="solid" style:text-underline-width="auto" style:text-underline-mode="continuous"/>
    </style:style>
    <style:style style:name="P2796" style:parent-style-name="Normalny" style:family="paragraph">
      <style:paragraph-properties fo:text-align="justify" fo:line-height="150%" fo:text-indent="0.25in"/>
    </style:style>
    <style:style style:name="T2797" style:parent-style-name="Domyślnaczcionkaakapitu" style:family="text">
      <style:text-properties fo:background-color="#80FFFF"/>
    </style:style>
    <style:style style:name="T2798" style:parent-style-name="Domyślnaczcionkaakapitu" style:family="text">
      <style:text-properties fo:background-color="#80FFFF"/>
    </style:style>
    <style:style style:name="P2799" style:parent-style-name="Normalny" style:family="paragraph">
      <style:paragraph-properties fo:text-align="justify" fo:line-height="150%"/>
    </style:style>
    <style:style style:name="T2800" style:parent-style-name="Domyślnaczcionkaakapitu" style:family="text">
      <style:text-properties style:text-underline-type="single" style:text-underline-style="solid" style:text-underline-width="auto" style:text-underline-mode="continuous"/>
    </style:style>
    <style:style style:name="T2801" style:parent-style-name="Domyślnaczcionkaakapitu" style:family="text">
      <style:text-properties fo:background-color="#80FFFF" style:text-underline-type="single" style:text-underline-style="solid" style:text-underline-width="auto" style:text-underline-mode="continuous"/>
    </style:style>
    <style:style style:name="T2802" style:parent-style-name="Domyślnaczcionkaakapitu" style:family="text">
      <style:text-properties style:text-underline-type="single" style:text-underline-style="solid" style:text-underline-width="auto" style:text-underline-mode="continuous"/>
    </style:style>
    <style:style style:name="T2803" style:parent-style-name="Domyślnaczcionkaakapitu" style:family="text">
      <style:text-properties fo:background-color="#80FFFF" style:text-underline-type="single" style:text-underline-style="solid" style:text-underline-width="auto" style:text-underline-mode="continuous"/>
    </style:style>
    <style:style style:name="T2804" style:parent-style-name="Domyślnaczcionkaakapitu" style:family="text">
      <style:text-properties style:text-underline-type="single" style:text-underline-style="solid" style:text-underline-width="auto" style:text-underline-mode="continuous"/>
    </style:style>
    <style:style style:name="P2805" style:parent-style-name="Normalny" style:family="paragraph">
      <style:paragraph-properties fo:text-align="justify" fo:line-height="150%" fo:text-indent="0.25in"/>
    </style:style>
    <style:style style:name="P2806" style:parent-style-name="Normalny" style:family="paragraph">
      <style:paragraph-properties fo:text-align="justify" fo:line-height="150%"/>
    </style:style>
    <style:style style:name="T2807" style:parent-style-name="Domyślnaczcionkaakapitu" style:family="text">
      <style:text-properties style:text-underline-type="single" style:text-underline-style="solid" style:text-underline-width="auto" style:text-underline-mode="continuous"/>
    </style:style>
    <style:style style:name="P2808" style:parent-style-name="Normalny" style:family="paragraph">
      <style:paragraph-properties fo:text-align="justify" fo:line-height="150%" fo:text-indent="0.25in"/>
    </style:style>
    <style:style style:name="P2809" style:parent-style-name="Normalny" style:family="paragraph">
      <style:paragraph-properties fo:text-align="justify" fo:line-height="150%"/>
    </style:style>
    <style:style style:name="T2810" style:parent-style-name="Domyślnaczcionkaakapitu" style:family="text">
      <style:text-properties style:text-underline-type="single" style:text-underline-style="solid" style:text-underline-width="auto" style:text-underline-mode="continuous"/>
    </style:style>
    <style:style style:name="T2811" style:parent-style-name="Domyślnaczcionkaakapitu" style:family="text">
      <style:text-properties fo:background-color="#80FFFF" style:text-underline-type="single" style:text-underline-style="solid" style:text-underline-width="auto" style:text-underline-mode="continuous"/>
    </style:style>
    <style:style style:name="T2812" style:parent-style-name="Domyślnaczcionkaakapitu" style:family="text">
      <style:text-properties style:text-underline-type="single" style:text-underline-style="solid" style:text-underline-width="auto" style:text-underline-mode="continuous"/>
    </style:style>
    <style:style style:name="T2813" style:parent-style-name="Domyślnaczcionkaakapitu" style:family="text">
      <style:text-properties fo:background-color="#80FFFF" style:text-underline-type="single" style:text-underline-style="solid" style:text-underline-width="auto" style:text-underline-mode="continuous"/>
    </style:style>
    <style:style style:name="T2814" style:parent-style-name="Domyślnaczcionkaakapitu" style:family="text">
      <style:text-properties style:text-underline-type="single" style:text-underline-style="solid" style:text-underline-width="auto" style:text-underline-mode="continuous"/>
    </style:style>
    <style:style style:name="T2815" style:parent-style-name="Domyślnaczcionkaakapitu" style:family="text">
      <style:text-properties fo:background-color="#80FFFF" style:text-underline-type="single" style:text-underline-style="solid" style:text-underline-width="auto" style:text-underline-mode="continuous"/>
    </style:style>
    <style:style style:name="T2816" style:parent-style-name="Domyślnaczcionkaakapitu" style:family="text">
      <style:text-properties style:text-underline-type="single" style:text-underline-style="solid" style:text-underline-width="auto" style:text-underline-mode="continuous"/>
    </style:style>
    <style:style style:name="P2817" style:parent-style-name="Normalny" style:family="paragraph">
      <style:paragraph-properties fo:text-align="justify" fo:line-height="150%" fo:text-indent="0.25in"/>
    </style:style>
    <style:style style:name="T2818" style:parent-style-name="Domyślnaczcionkaakapitu" style:family="text">
      <style:text-properties fo:background-color="#80FFFF"/>
    </style:style>
    <style:style style:name="P2819" style:parent-style-name="Normalny" style:family="paragraph">
      <style:paragraph-properties fo:text-align="justify" fo:line-height="150%" fo:text-indent="0.25in"/>
    </style:style>
    <style:style style:name="P2820" style:parent-style-name="Normalny" style:family="paragraph">
      <style:paragraph-properties fo:text-align="justify" fo:line-height="150%"/>
    </style:style>
    <style:style style:name="T2821" style:parent-style-name="Domyślnaczcionkaakapitu" style:family="text">
      <style:text-properties style:text-underline-type="single" style:text-underline-style="solid" style:text-underline-width="auto" style:text-underline-mode="continuous"/>
    </style:style>
    <style:style style:name="T2822" style:parent-style-name="Domyślnaczcionkaakapitu" style:family="text">
      <style:text-properties style:text-underline-type="single" style:text-underline-style="solid" style:text-underline-width="auto" style:text-underline-mode="continuous"/>
    </style:style>
    <style:style style:name="T2823" style:parent-style-name="Domyślnaczcionkaakapitu" style:family="text">
      <style:text-properties fo:background-color="#80FFFF" style:text-underline-type="single" style:text-underline-style="solid" style:text-underline-width="auto" style:text-underline-mode="continuous"/>
    </style:style>
    <style:style style:name="T2824" style:parent-style-name="Domyślnaczcionkaakapitu" style:family="text">
      <style:text-properties style:text-underline-type="single" style:text-underline-style="solid" style:text-underline-width="auto" style:text-underline-mode="continuous"/>
    </style:style>
    <style:style style:name="P2825" style:parent-style-name="Normalny" style:family="paragraph">
      <style:paragraph-properties fo:text-align="justify" fo:line-height="150%" fo:text-indent="0.25in"/>
    </style:style>
    <style:style style:name="T2826" style:parent-style-name="Domyślnaczcionkaakapitu" style:family="text">
      <style:text-properties fo:background-color="#80FFFF"/>
    </style:style>
    <style:style style:name="T2827" style:parent-style-name="Domyślnaczcionkaakapitu" style:family="text">
      <style:text-properties fo:background-color="#80FFFF"/>
    </style:style>
    <style:style style:name="P2828" style:parent-style-name="Normalny" style:family="paragraph">
      <style:paragraph-properties fo:text-align="justify" fo:line-height="150%" fo:text-indent="0.25in"/>
    </style:style>
    <style:style style:name="T2829" style:parent-style-name="Domyślnaczcionkaakapitu" style:family="text">
      <style:text-properties fo:background-color="#80FFFF"/>
    </style:style>
    <style:style style:name="P2830" style:parent-style-name="Normalny" style:family="paragraph">
      <style:paragraph-properties fo:text-align="justify" fo:line-height="150%" fo:text-indent="0.25in"/>
    </style:style>
    <style:style style:name="T2831" style:parent-style-name="Domyślnaczcionkaakapitu" style:family="text">
      <style:text-properties fo:background-color="#80FFFF"/>
    </style:style>
    <style:style style:name="P2832" style:parent-style-name="Normalny" style:family="paragraph">
      <style:paragraph-properties fo:text-align="justify" fo:line-height="150%"/>
    </style:style>
    <style:style style:name="T2833" style:parent-style-name="Domyślnaczcionkaakapitu" style:family="text">
      <style:text-properties fo:background-color="#80FFFF" style:text-underline-type="single" style:text-underline-style="solid" style:text-underline-width="auto" style:text-underline-mode="continuous"/>
    </style:style>
    <style:style style:name="T2834" style:parent-style-name="Domyślnaczcionkaakapitu" style:family="text">
      <style:text-properties style:text-underline-type="single" style:text-underline-style="solid" style:text-underline-width="auto" style:text-underline-mode="continuous"/>
    </style:style>
    <style:style style:name="P2835" style:parent-style-name="Normalny" style:family="paragraph">
      <style:paragraph-properties fo:text-align="justify" fo:line-height="150%" fo:text-indent="0.25in"/>
    </style:style>
    <style:style style:name="P2836" style:parent-style-name="Normalny" style:family="paragraph">
      <style:paragraph-properties fo:text-align="justify" fo:line-height="150%"/>
    </style:style>
    <style:style style:name="T2837" style:parent-style-name="Domyślnaczcionkaakapitu" style:family="text">
      <style:text-properties style:text-underline-type="single" style:text-underline-style="solid" style:text-underline-width="auto" style:text-underline-mode="continuous"/>
    </style:style>
    <style:style style:name="P2838" style:parent-style-name="Normalny" style:family="paragraph">
      <style:paragraph-properties fo:text-align="justify" fo:line-height="150%" fo:text-indent="0.25in"/>
    </style:style>
    <style:style style:name="T2839" style:parent-style-name="Domyślnaczcionkaakapitu" style:family="text">
      <style:text-properties fo:background-color="#80FFFF"/>
    </style:style>
    <style:style style:name="T2840" style:parent-style-name="Domyślnaczcionkaakapitu" style:family="text">
      <style:text-properties fo:background-color="#80FFFF"/>
    </style:style>
    <style:style style:name="P2841" style:parent-style-name="Normalny" style:family="paragraph">
      <style:paragraph-properties fo:text-align="justify" fo:line-height="150%" fo:text-indent="0.25in"/>
    </style:style>
    <style:style style:name="T2842" style:parent-style-name="Domyślnaczcionkaakapitu" style:family="text">
      <style:text-properties fo:background-color="#80FFFF"/>
    </style:style>
    <style:style style:name="T2843" style:parent-style-name="Domyślnaczcionkaakapitu" style:family="text">
      <style:text-properties fo:background-color="#80FFFF"/>
    </style:style>
    <style:style style:name="T2844" style:parent-style-name="Domyślnaczcionkaakapitu" style:family="text">
      <style:text-properties fo:background-color="#80FFFF"/>
    </style:style>
    <style:style style:name="P2845" style:parent-style-name="Normalny" style:family="paragraph">
      <style:paragraph-properties fo:text-align="justify" fo:line-height="150%"/>
    </style:style>
    <style:style style:name="P2846" style:parent-style-name="Normalny" style:family="paragraph">
      <style:paragraph-properties fo:text-align="justify" fo:line-height="150%" fo:text-indent="0.25in"/>
    </style:style>
    <style:style style:name="P2847" style:parent-style-name="Normalny" style:family="paragraph">
      <style:paragraph-properties fo:text-align="justify" fo:line-height="150%" fo:margin-left="0.25in" fo:text-indent="-0.25in">
        <style:tab-stops/>
      </style:paragraph-properties>
    </style:style>
    <style:style style:name="T2848" style:parent-style-name="Domyślnaczcionkaakapitu" style:family="text">
      <style:text-properties style:text-underline-type="single" style:text-underline-style="solid" style:text-underline-width="auto" style:text-underline-mode="continuous"/>
    </style:style>
    <style:style style:name="T2849" style:parent-style-name="Domyślnaczcionkaakapitu" style:family="text">
      <style:text-properties fo:background-color="#80FFFF" style:text-underline-type="single" style:text-underline-style="solid" style:text-underline-width="auto" style:text-underline-mode="continuous"/>
    </style:style>
    <style:style style:name="T2850" style:parent-style-name="Domyślnaczcionkaakapitu" style:family="text">
      <style:text-properties style:text-underline-type="single" style:text-underline-style="solid" style:text-underline-width="auto" style:text-underline-mode="continuous"/>
    </style:style>
    <style:style style:name="T2851" style:parent-style-name="Domyślnaczcionkaakapitu" style:family="text">
      <style:text-properties fo:background-color="#80FFFF" style:text-underline-type="single" style:text-underline-style="solid" style:text-underline-width="auto" style:text-underline-mode="continuous"/>
    </style:style>
    <style:style style:name="T2852" style:parent-style-name="Domyślnaczcionkaakapitu" style:family="text">
      <style:text-properties style:text-underline-type="single" style:text-underline-style="solid" style:text-underline-width="auto" style:text-underline-mode="continuous"/>
    </style:style>
    <style:style style:name="T2853" style:parent-style-name="Domyślnaczcionkaakapitu" style:family="text">
      <style:text-properties fo:background-color="#80FFFF" style:text-underline-type="single" style:text-underline-style="solid" style:text-underline-width="auto" style:text-underline-mode="continuous"/>
    </style:style>
    <style:style style:name="T2854" style:parent-style-name="Domyślnaczcionkaakapitu" style:family="text">
      <style:text-properties style:text-underline-type="single" style:text-underline-style="solid" style:text-underline-width="auto" style:text-underline-mode="continuous"/>
    </style:style>
    <style:style style:name="P2855" style:parent-style-name="Normalny" style:family="paragraph">
      <style:paragraph-properties fo:text-align="justify" fo:line-height="150%" fo:text-indent="0.25in"/>
    </style:style>
    <style:style style:name="T2856" style:parent-style-name="Domyślnaczcionkaakapitu" style:family="text">
      <style:text-properties fo:background-color="#80FFFF"/>
    </style:style>
    <style:style style:name="P2857" style:parent-style-name="Normalny" style:family="paragraph">
      <style:paragraph-properties fo:text-align="justify" fo:line-height="150%"/>
    </style:style>
    <style:style style:name="T2858" style:parent-style-name="Domyślnaczcionkaakapitu" style:family="text">
      <style:text-properties style:text-underline-type="single" style:text-underline-style="solid" style:text-underline-width="auto" style:text-underline-mode="continuous"/>
    </style:style>
    <style:style style:name="T2859" style:parent-style-name="Domyślnaczcionkaakapitu" style:family="text">
      <style:text-properties style:text-underline-type="single" style:text-underline-style="solid" style:text-underline-width="auto" style:text-underline-mode="continuous"/>
    </style:style>
    <style:style style:name="T2860" style:parent-style-name="Domyślnaczcionkaakapitu" style:family="text">
      <style:text-properties style:text-underline-type="single" style:text-underline-style="solid" style:text-underline-width="auto" style:text-underline-mode="continuous"/>
    </style:style>
    <style:style style:name="P2861" style:parent-style-name="Normalny" style:family="paragraph">
      <style:paragraph-properties fo:text-align="justify" fo:line-height="150%" fo:text-indent="0.25in"/>
    </style:style>
    <style:style style:name="T2862" style:parent-style-name="Domyślnaczcionkaakapitu" style:family="text">
      <style:text-properties fo:background-color="#80FFFF"/>
    </style:style>
    <style:style style:name="T2863" style:parent-style-name="Domyślnaczcionkaakapitu" style:family="text">
      <style:text-properties fo:background-color="#80FFFF"/>
    </style:style>
    <style:style style:name="P2864" style:parent-style-name="Normalny" style:family="paragraph">
      <style:paragraph-properties fo:text-align="justify" fo:line-height="150%"/>
    </style:style>
    <style:style style:name="T2865" style:parent-style-name="Domyślnaczcionkaakapitu" style:family="text">
      <style:text-properties style:text-underline-type="single" style:text-underline-style="solid" style:text-underline-width="auto" style:text-underline-mode="continuous"/>
    </style:style>
    <style:style style:name="T2866" style:parent-style-name="Domyślnaczcionkaakapitu" style:family="text">
      <style:text-properties fo:background-color="#80FFFF" style:text-underline-type="single" style:text-underline-style="solid" style:text-underline-width="auto" style:text-underline-mode="continuous"/>
    </style:style>
    <style:style style:name="T2867" style:parent-style-name="Domyślnaczcionkaakapitu" style:family="text">
      <style:text-properties style:text-underline-type="single" style:text-underline-style="solid" style:text-underline-width="auto" style:text-underline-mode="continuous"/>
    </style:style>
    <style:style style:name="P2868" style:parent-style-name="Normalny" style:family="paragraph">
      <style:paragraph-properties fo:text-align="justify" fo:line-height="150%" fo:text-indent="0.25in"/>
    </style:style>
    <style:style style:name="T2869" style:parent-style-name="Domyślnaczcionkaakapitu" style:family="text">
      <style:text-properties fo:background-color="#80FFFF"/>
    </style:style>
    <style:style style:name="P2870" style:parent-style-name="Normalny" style:family="paragraph">
      <style:paragraph-properties fo:text-align="justify" fo:line-height="150%"/>
    </style:style>
    <style:style style:name="T2871" style:parent-style-name="Domyślnaczcionkaakapitu" style:family="text">
      <style:text-properties style:text-underline-type="single" style:text-underline-style="solid" style:text-underline-width="auto" style:text-underline-mode="continuous"/>
    </style:style>
    <style:style style:name="T2872" style:parent-style-name="Domyślnaczcionkaakapitu" style:family="text">
      <style:text-properties style:text-underline-type="single" style:text-underline-style="solid" style:text-underline-width="auto" style:text-underline-mode="continuous"/>
    </style:style>
    <style:style style:name="T2873" style:parent-style-name="Domyślnaczcionkaakapitu" style:family="text">
      <style:text-properties style:text-underline-type="single" style:text-underline-style="solid" style:text-underline-width="auto" style:text-underline-mode="continuous"/>
    </style:style>
    <style:style style:name="T2874" style:parent-style-name="Domyślnaczcionkaakapitu" style:family="text">
      <style:text-properties fo:background-color="#80FFFF"/>
    </style:style>
    <style:style style:name="P2875" style:parent-style-name="Normalny" style:family="paragraph">
      <style:paragraph-properties fo:text-align="justify" fo:line-height="150%" fo:text-indent="0.25in"/>
    </style:style>
    <style:style style:name="T2876" style:parent-style-name="Domyślnaczcionkaakapitu" style:family="text">
      <style:text-properties fo:background-color="#80FFFF"/>
    </style:style>
    <style:style style:name="P2877" style:parent-style-name="Normalny" style:family="paragraph">
      <style:paragraph-properties fo:text-align="justify" fo:line-height="150%"/>
    </style:style>
    <style:style style:name="T2878" style:parent-style-name="Domyślnaczcionkaakapitu" style:family="text">
      <style:text-properties style:text-underline-type="single" style:text-underline-style="solid" style:text-underline-width="auto" style:text-underline-mode="continuous"/>
    </style:style>
    <style:style style:name="P2879" style:parent-style-name="Normalny" style:family="paragraph">
      <style:paragraph-properties fo:text-align="justify" fo:line-height="150%" fo:text-indent="0.25in"/>
    </style:style>
    <style:style style:name="T2880" style:parent-style-name="Domyślnaczcionkaakapitu" style:family="text">
      <style:text-properties fo:background-color="#80FFFF"/>
    </style:style>
    <style:style style:name="T2881" style:parent-style-name="Domyślnaczcionkaakapitu" style:family="text">
      <style:text-properties fo:background-color="#80FFFF"/>
    </style:style>
    <style:style style:name="P2882" style:parent-style-name="Normalny" style:family="paragraph">
      <style:paragraph-properties fo:text-align="justify" fo:line-height="150%"/>
    </style:style>
    <style:style style:name="T2883" style:parent-style-name="Domyślnaczcionkaakapitu" style:family="text">
      <style:text-properties style:text-underline-type="single" style:text-underline-style="solid" style:text-underline-width="auto" style:text-underline-mode="continuous"/>
    </style:style>
    <style:style style:name="T2884" style:parent-style-name="Domyślnaczcionkaakapitu" style:family="text">
      <style:text-properties fo:background-color="#80FFFF" style:text-underline-type="single" style:text-underline-style="solid" style:text-underline-width="auto" style:text-underline-mode="continuous"/>
    </style:style>
    <style:style style:name="T2885" style:parent-style-name="Domyślnaczcionkaakapitu" style:family="text">
      <style:text-properties style:text-underline-type="single" style:text-underline-style="solid" style:text-underline-width="auto" style:text-underline-mode="continuous"/>
    </style:style>
    <style:style style:name="T2886" style:parent-style-name="Domyślnaczcionkaakapitu" style:family="text">
      <style:text-properties style:text-underline-type="single" style:text-underline-style="solid" style:text-underline-width="auto" style:text-underline-mode="continuous"/>
    </style:style>
    <style:style style:name="T2887" style:parent-style-name="Domyślnaczcionkaakapitu" style:family="text">
      <style:text-properties style:text-underline-type="single" style:text-underline-style="solid" style:text-underline-width="auto" style:text-underline-mode="continuous"/>
    </style:style>
    <style:style style:name="P2888" style:parent-style-name="Normalny" style:family="paragraph">
      <style:paragraph-properties fo:text-align="justify" fo:line-height="150%" fo:text-indent="0.25in"/>
    </style:style>
    <style:style style:name="T2889" style:parent-style-name="Domyślnaczcionkaakapitu" style:family="text">
      <style:text-properties fo:background-color="#80FFFF"/>
    </style:style>
    <style:style style:name="P2890" style:parent-style-name="Normalny" style:family="paragraph">
      <style:paragraph-properties fo:text-align="justify" fo:line-height="150%"/>
    </style:style>
    <style:style style:name="T2891" style:parent-style-name="Domyślnaczcionkaakapitu" style:family="text">
      <style:text-properties style:text-underline-type="single" style:text-underline-style="solid" style:text-underline-width="auto" style:text-underline-mode="continuous"/>
    </style:style>
    <style:style style:name="T2892" style:parent-style-name="Domyślnaczcionkaakapitu" style:family="text">
      <style:text-properties fo:background-color="#80FFFF" style:text-underline-type="single" style:text-underline-style="solid" style:text-underline-width="auto" style:text-underline-mode="continuous"/>
    </style:style>
    <style:style style:name="T2893" style:parent-style-name="Domyślnaczcionkaakapitu" style:family="text">
      <style:text-properties style:text-underline-type="single" style:text-underline-style="solid" style:text-underline-width="auto" style:text-underline-mode="continuous"/>
    </style:style>
    <style:style style:name="T2894" style:parent-style-name="Domyślnaczcionkaakapitu" style:family="text">
      <style:text-properties fo:background-color="#80FFFF" style:text-underline-type="single" style:text-underline-style="solid" style:text-underline-width="auto" style:text-underline-mode="continuous"/>
    </style:style>
    <style:style style:name="T2895" style:parent-style-name="Domyślnaczcionkaakapitu" style:family="text">
      <style:text-properties style:text-underline-type="single" style:text-underline-style="solid" style:text-underline-width="auto" style:text-underline-mode="continuous"/>
    </style:style>
    <style:style style:name="P2896" style:parent-style-name="Normalny" style:family="paragraph">
      <style:paragraph-properties fo:text-align="justify" fo:line-height="150%" fo:text-indent="0.25in"/>
    </style:style>
    <style:style style:name="T2897" style:parent-style-name="Domyślnaczcionkaakapitu" style:family="text">
      <style:text-properties fo:background-color="#80FFFF"/>
    </style:style>
    <style:style style:name="P2898" style:parent-style-name="Normalny" style:family="paragraph">
      <style:paragraph-properties fo:text-align="justify" fo:line-height="150%"/>
    </style:style>
    <style:style style:name="T2899" style:parent-style-name="Domyślnaczcionkaakapitu" style:family="text">
      <style:text-properties style:text-underline-type="single" style:text-underline-style="solid" style:text-underline-width="auto" style:text-underline-mode="continuous"/>
    </style:style>
    <style:style style:name="T2900" style:parent-style-name="Domyślnaczcionkaakapitu" style:family="text">
      <style:text-properties fo:background-color="#80FFFF" style:text-underline-type="single" style:text-underline-style="solid" style:text-underline-width="auto" style:text-underline-mode="continuous"/>
    </style:style>
    <style:style style:name="T2901" style:parent-style-name="Domyślnaczcionkaakapitu" style:family="text">
      <style:text-properties style:text-underline-type="single" style:text-underline-style="solid" style:text-underline-width="auto" style:text-underline-mode="continuous"/>
    </style:style>
    <style:style style:name="T2902" style:parent-style-name="Domyślnaczcionkaakapitu" style:family="text">
      <style:text-properties fo:background-color="#80FFFF" style:text-underline-type="single" style:text-underline-style="solid" style:text-underline-width="auto" style:text-underline-mode="continuous"/>
    </style:style>
    <style:style style:name="T2903" style:parent-style-name="Domyślnaczcionkaakapitu" style:family="text">
      <style:text-properties style:text-underline-type="single" style:text-underline-style="solid" style:text-underline-width="auto" style:text-underline-mode="continuous"/>
    </style:style>
    <style:style style:name="P2904" style:parent-style-name="Normalny" style:family="paragraph">
      <style:paragraph-properties fo:text-align="justify" fo:line-height="150%" fo:text-indent="0.25in"/>
    </style:style>
    <style:style style:name="T2905" style:parent-style-name="Domyślnaczcionkaakapitu" style:family="text">
      <style:text-properties fo:background-color="#80FFFF"/>
    </style:style>
    <style:style style:name="P2906" style:parent-style-name="Normalny" style:family="paragraph">
      <style:paragraph-properties fo:text-align="justify" fo:line-height="150%">
        <style:tab-stops>
          <style:tab-stop style:type="left" style:leader-style="solid" style:leader-text="_" style:position="1.4069in"/>
        </style:tab-stops>
      </style:paragraph-properties>
    </style:style>
    <style:style style:name="T2907" style:parent-style-name="Domyślnaczcionkaakapitu" style:family="text">
      <style:text-properties style:text-underline-type="single" style:text-underline-style="solid" style:text-underline-width="auto" style:text-underline-mode="continuous"/>
    </style:style>
    <style:style style:name="T2908" style:parent-style-name="Domyślnaczcionkaakapitu" style:family="text">
      <style:text-properties fo:background-color="#80FFFF" style:text-underline-type="single" style:text-underline-style="solid" style:text-underline-width="auto" style:text-underline-mode="continuous"/>
    </style:style>
    <style:style style:name="T2909" style:parent-style-name="Domyślnaczcionkaakapitu" style:family="text">
      <style:text-properties style:text-underline-type="single" style:text-underline-style="solid" style:text-underline-width="auto" style:text-underline-mode="continuous"/>
    </style:style>
    <style:style style:name="T2910" style:parent-style-name="Domyślnaczcionkaakapitu" style:family="text">
      <style:text-properties fo:background-color="#80FFFF" style:text-underline-type="single" style:text-underline-style="solid" style:text-underline-width="auto" style:text-underline-mode="continuous"/>
    </style:style>
    <style:style style:name="T2911" style:parent-style-name="Domyślnaczcionkaakapitu" style:family="text">
      <style:text-properties style:text-underline-type="single" style:text-underline-style="solid" style:text-underline-width="auto" style:text-underline-mode="continuous"/>
    </style:style>
    <style:style style:name="T2912" style:parent-style-name="Domyślnaczcionkaakapitu" style:family="text">
      <style:text-properties fo:background-color="#80FFFF" style:text-underline-type="single" style:text-underline-style="solid" style:text-underline-width="auto" style:text-underline-mode="continuous"/>
    </style:style>
    <style:style style:name="P2913" style:parent-style-name="Normalny" style:family="paragraph">
      <style:paragraph-properties fo:text-align="justify" fo:line-height="150%" fo:text-indent="0.25in"/>
    </style:style>
    <style:style style:name="T2914" style:parent-style-name="Domyślnaczcionkaakapitu" style:family="text">
      <style:text-properties fo:background-color="#80FFFF"/>
    </style:style>
    <style:style style:name="T2915" style:parent-style-name="Domyślnaczcionkaakapitu" style:family="text">
      <style:text-properties fo:background-color="#80FFFF"/>
    </style:style>
    <style:style style:name="T2916" style:parent-style-name="Domyślnaczcionkaakapitu" style:family="text">
      <style:text-properties fo:background-color="#80FFFF"/>
    </style:style>
    <style:style style:name="P2917" style:parent-style-name="Normalny" style:family="paragraph">
      <style:paragraph-properties fo:text-align="justify" fo:line-height="150%" fo:text-indent="0.25in"/>
    </style:style>
    <style:style style:name="T2918" style:parent-style-name="Domyślnaczcionkaakapitu" style:family="text">
      <style:text-properties fo:background-color="#80FFFF"/>
    </style:style>
    <style:style style:name="P2919" style:parent-style-name="Normalny" style:family="paragraph">
      <style:paragraph-properties fo:text-align="justify" fo:line-height="150%"/>
    </style:style>
    <style:style style:name="T2920" style:parent-style-name="Domyślnaczcionkaakapitu" style:family="text">
      <style:text-properties style:text-underline-type="single" style:text-underline-style="solid" style:text-underline-width="auto" style:text-underline-mode="continuous"/>
    </style:style>
    <style:style style:name="T2921" style:parent-style-name="Domyślnaczcionkaakapitu" style:family="text">
      <style:text-properties fo:background-color="#80FFFF" style:text-underline-type="single" style:text-underline-style="solid" style:text-underline-width="auto" style:text-underline-mode="continuous"/>
    </style:style>
    <style:style style:name="T2922" style:parent-style-name="Domyślnaczcionkaakapitu" style:family="text">
      <style:text-properties style:text-underline-type="single" style:text-underline-style="solid" style:text-underline-width="auto" style:text-underline-mode="continuous"/>
    </style:style>
    <style:style style:name="T2923" style:parent-style-name="Domyślnaczcionkaakapitu" style:family="text">
      <style:text-properties fo:background-color="#80FFFF" style:text-underline-type="single" style:text-underline-style="solid" style:text-underline-width="auto" style:text-underline-mode="continuous"/>
    </style:style>
    <style:style style:name="T2924" style:parent-style-name="Domyślnaczcionkaakapitu" style:family="text">
      <style:text-properties style:text-underline-type="single" style:text-underline-style="solid" style:text-underline-width="auto" style:text-underline-mode="continuous"/>
    </style:style>
    <style:style style:name="T2925" style:parent-style-name="Domyślnaczcionkaakapitu" style:family="text">
      <style:text-properties fo:background-color="#80FFFF" style:text-underline-type="single" style:text-underline-style="solid" style:text-underline-width="auto" style:text-underline-mode="continuous"/>
    </style:style>
    <style:style style:name="T2926" style:parent-style-name="Domyślnaczcionkaakapitu" style:family="text">
      <style:text-properties style:text-underline-type="single" style:text-underline-style="solid" style:text-underline-width="auto" style:text-underline-mode="continuous"/>
    </style:style>
    <style:style style:name="T2927" style:parent-style-name="Domyślnaczcionkaakapitu" style:family="text">
      <style:text-properties fo:background-color="#80FFFF" style:text-underline-type="single" style:text-underline-style="solid" style:text-underline-width="auto" style:text-underline-mode="continuous"/>
    </style:style>
    <style:style style:name="P2928" style:parent-style-name="Normalny" style:family="paragraph">
      <style:paragraph-properties fo:text-align="justify" fo:line-height="150%" fo:text-indent="0.2479in"/>
    </style:style>
    <style:style style:name="P2929" style:parent-style-name="Normalny" style:family="paragraph">
      <style:paragraph-properties fo:text-align="justify" fo:line-height="150%"/>
    </style:style>
    <style:style style:name="T2930" style:parent-style-name="Domyślnaczcionkaakapitu" style:family="text">
      <style:text-properties style:text-underline-type="single" style:text-underline-style="solid" style:text-underline-width="auto" style:text-underline-mode="continuous"/>
    </style:style>
    <style:style style:name="T2931" style:parent-style-name="Domyślnaczcionkaakapitu" style:family="text">
      <style:text-properties fo:background-color="#80FFFF" style:text-underline-type="single" style:text-underline-style="solid" style:text-underline-width="auto" style:text-underline-mode="continuous"/>
    </style:style>
    <style:style style:name="T2932" style:parent-style-name="Domyślnaczcionkaakapitu" style:family="text">
      <style:text-properties style:text-underline-type="single" style:text-underline-style="solid" style:text-underline-width="auto" style:text-underline-mode="continuous"/>
    </style:style>
    <style:style style:name="P2933" style:parent-style-name="Normalny" style:family="paragraph">
      <style:paragraph-properties fo:text-align="justify" fo:line-height="150%" fo:text-indent="0.25in"/>
    </style:style>
    <style:style style:name="P2934" style:parent-style-name="Normalny" style:family="paragraph">
      <style:paragraph-properties fo:text-align="justify" fo:line-height="150%"/>
    </style:style>
    <style:style style:name="P2935" style:parent-style-name="Normalny" style:family="paragraph">
      <style:paragraph-properties fo:text-align="justify" fo:line-height="150%" fo:text-indent="0.25in"/>
    </style:style>
    <style:style style:name="P2936" style:parent-style-name="Normalny" style:family="paragraph">
      <style:paragraph-properties fo:text-align="justify" fo:line-height="150%"/>
    </style:style>
    <style:style style:name="T2937" style:parent-style-name="Domyślnaczcionkaakapitu" style:family="text">
      <style:text-properties style:text-underline-type="single" style:text-underline-style="solid" style:text-underline-width="auto" style:text-underline-mode="continuous"/>
    </style:style>
    <style:style style:name="P2938" style:parent-style-name="Normalny" style:family="paragraph">
      <style:paragraph-properties fo:text-align="justify" fo:line-height="150%" fo:text-indent="0.25in"/>
    </style:style>
    <style:style style:name="T2939" style:parent-style-name="Domyślnaczcionkaakapitu" style:family="text">
      <style:text-properties fo:background-color="#80FFFF"/>
    </style:style>
    <style:style style:name="P2940" style:parent-style-name="Normalny" style:family="paragraph">
      <style:paragraph-properties fo:text-align="justify" fo:line-height="150%"/>
    </style:style>
    <style:style style:name="T2941" style:parent-style-name="Domyślnaczcionkaakapitu" style:family="text">
      <style:text-properties style:text-underline-type="single" style:text-underline-style="solid" style:text-underline-width="auto" style:text-underline-mode="continuous"/>
    </style:style>
    <style:style style:name="T2942" style:parent-style-name="Domyślnaczcionkaakapitu" style:family="text">
      <style:text-properties style:text-underline-type="single" style:text-underline-style="solid" style:text-underline-width="auto" style:text-underline-mode="continuous"/>
    </style:style>
    <style:style style:name="T2943" style:parent-style-name="Domyślnaczcionkaakapitu" style:family="text">
      <style:text-properties style:text-underline-type="single" style:text-underline-style="solid" style:text-underline-width="auto" style:text-underline-mode="continuous"/>
    </style:style>
    <style:style style:name="P2944" style:parent-style-name="Normalny" style:family="paragraph">
      <style:paragraph-properties fo:text-align="justify" fo:line-height="150%" fo:text-indent="0.25in"/>
    </style:style>
    <style:style style:name="T2945" style:parent-style-name="Domyślnaczcionkaakapitu" style:family="text">
      <style:text-properties fo:background-color="#80FFFF"/>
    </style:style>
    <style:style style:name="P2946" style:parent-style-name="Normalny" style:family="paragraph">
      <style:paragraph-properties fo:text-align="justify" fo:line-height="150%"/>
    </style:style>
    <style:style style:name="T2947" style:parent-style-name="Domyślnaczcionkaakapitu" style:family="text">
      <style:text-properties style:text-underline-type="single" style:text-underline-style="solid" style:text-underline-width="auto" style:text-underline-mode="continuous"/>
    </style:style>
    <style:style style:name="T2948" style:parent-style-name="Domyślnaczcionkaakapitu" style:family="text">
      <style:text-properties fo:background-color="#80FFFF" style:text-underline-type="single" style:text-underline-style="solid" style:text-underline-width="auto" style:text-underline-mode="continuous"/>
    </style:style>
    <style:style style:name="T2949" style:parent-style-name="Domyślnaczcionkaakapitu" style:family="text">
      <style:text-properties style:text-underline-type="single" style:text-underline-style="solid" style:text-underline-width="auto" style:text-underline-mode="continuous"/>
    </style:style>
    <style:style style:name="T2950" style:parent-style-name="Domyślnaczcionkaakapitu" style:family="text">
      <style:text-properties fo:background-color="#80FFFF" style:text-underline-type="single" style:text-underline-style="solid" style:text-underline-width="auto" style:text-underline-mode="continuous"/>
    </style:style>
    <style:style style:name="T2951" style:parent-style-name="Domyślnaczcionkaakapitu" style:family="text">
      <style:text-properties style:text-underline-type="single" style:text-underline-style="solid" style:text-underline-width="auto" style:text-underline-mode="continuous"/>
    </style:style>
    <style:style style:name="P2952" style:parent-style-name="Normalny" style:family="paragraph">
      <style:paragraph-properties fo:text-align="justify" fo:line-height="150%" fo:text-indent="0.25in"/>
    </style:style>
    <style:style style:name="T2953" style:parent-style-name="Domyślnaczcionkaakapitu" style:family="text">
      <style:text-properties fo:background-color="#80FFFF"/>
    </style:style>
    <style:style style:name="P2954" style:parent-style-name="Normalny" style:family="paragraph">
      <style:paragraph-properties fo:text-align="justify" fo:line-height="150%"/>
    </style:style>
    <style:style style:name="T2955" style:parent-style-name="Domyślnaczcionkaakapitu" style:family="text">
      <style:text-properties style:text-underline-type="single" style:text-underline-style="solid" style:text-underline-width="auto" style:text-underline-mode="continuous"/>
    </style:style>
    <style:style style:name="T2956" style:parent-style-name="Domyślnaczcionkaakapitu" style:family="text">
      <style:text-properties fo:background-color="#80FFFF" style:text-underline-type="single" style:text-underline-style="solid" style:text-underline-width="auto" style:text-underline-mode="continuous"/>
    </style:style>
    <style:style style:name="T2957" style:parent-style-name="Domyślnaczcionkaakapitu" style:family="text">
      <style:text-properties style:text-underline-type="single" style:text-underline-style="solid" style:text-underline-width="auto" style:text-underline-mode="continuous"/>
    </style:style>
    <style:style style:name="P2958" style:parent-style-name="Normalny" style:family="paragraph">
      <style:paragraph-properties fo:text-align="justify" fo:line-height="150%" fo:text-indent="0.25in"/>
    </style:style>
    <style:style style:name="P2959" style:parent-style-name="Normalny" style:family="paragraph">
      <style:paragraph-properties fo:text-align="justify" fo:line-height="150%" fo:text-indent="0.25in"/>
    </style:style>
    <style:style style:name="P2960" style:parent-style-name="Normalny" style:family="paragraph">
      <style:paragraph-properties fo:text-align="justify" fo:line-height="150%"/>
    </style:style>
    <style:style style:name="T2961" style:parent-style-name="Domyślnaczcionkaakapitu" style:family="text">
      <style:text-properties style:text-underline-type="single" style:text-underline-style="solid" style:text-underline-width="auto" style:text-underline-mode="continuous"/>
    </style:style>
    <style:style style:name="T2962" style:parent-style-name="Domyślnaczcionkaakapitu" style:family="text">
      <style:text-properties fo:background-color="#80FFFF" style:text-underline-type="single" style:text-underline-style="solid" style:text-underline-width="auto" style:text-underline-mode="continuous"/>
    </style:style>
    <style:style style:name="T2963" style:parent-style-name="Domyślnaczcionkaakapitu" style:family="text">
      <style:text-properties style:text-underline-type="single" style:text-underline-style="solid" style:text-underline-width="auto" style:text-underline-mode="continuous"/>
    </style:style>
    <style:style style:name="T2964" style:parent-style-name="Domyślnaczcionkaakapitu" style:family="text">
      <style:text-properties fo:background-color="#80FFFF" style:text-underline-type="single" style:text-underline-style="solid" style:text-underline-width="auto" style:text-underline-mode="continuous"/>
    </style:style>
    <style:style style:name="T2965" style:parent-style-name="Domyślnaczcionkaakapitu" style:family="text">
      <style:text-properties style:text-underline-type="single" style:text-underline-style="solid" style:text-underline-width="auto" style:text-underline-mode="continuous"/>
    </style:style>
    <style:style style:name="T2966" style:parent-style-name="Domyślnaczcionkaakapitu" style:family="text">
      <style:text-properties fo:background-color="#80FFFF" style:text-underline-type="single" style:text-underline-style="solid" style:text-underline-width="auto" style:text-underline-mode="continuous"/>
    </style:style>
    <style:style style:name="T2967" style:parent-style-name="Domyślnaczcionkaakapitu" style:family="text">
      <style:text-properties style:text-underline-type="single" style:text-underline-style="solid" style:text-underline-width="auto" style:text-underline-mode="continuous"/>
    </style:style>
    <style:style style:name="P2968" style:parent-style-name="Normalny" style:family="paragraph">
      <style:paragraph-properties fo:text-align="justify" fo:line-height="150%" fo:text-indent="0.25in"/>
    </style:style>
    <style:style style:name="P2969" style:parent-style-name="Normalny" style:family="paragraph">
      <style:paragraph-properties fo:text-align="justify" fo:line-height="150%"/>
    </style:style>
    <style:style style:name="T2970" style:parent-style-name="Domyślnaczcionkaakapitu" style:family="text">
      <style:text-properties fo:background-color="#80FFFF" style:text-underline-type="single" style:text-underline-style="solid" style:text-underline-width="auto" style:text-underline-mode="continuous"/>
    </style:style>
    <style:style style:name="T2971" style:parent-style-name="Domyślnaczcionkaakapitu" style:family="text">
      <style:text-properties style:text-underline-type="single" style:text-underline-style="solid" style:text-underline-width="auto" style:text-underline-mode="continuous"/>
    </style:style>
    <style:style style:name="P2972" style:parent-style-name="Normalny" style:family="paragraph">
      <style:paragraph-properties fo:text-align="justify" fo:line-height="150%" fo:text-indent="0.25in"/>
    </style:style>
    <style:style style:name="T2973" style:parent-style-name="Domyślnaczcionkaakapitu" style:family="text">
      <style:text-properties fo:background-color="#80FFFF"/>
    </style:style>
    <style:style style:name="P2974" style:parent-style-name="Normalny" style:family="paragraph">
      <style:paragraph-properties fo:text-align="justify" fo:line-height="150%" fo:text-indent="0.25in"/>
    </style:style>
    <style:style style:name="T2975" style:parent-style-name="Domyślnaczcionkaakapitu" style:family="text">
      <style:text-properties fo:background-color="#80FFFF"/>
    </style:style>
    <style:style style:name="P2976" style:parent-style-name="Normalny" style:family="paragraph">
      <style:paragraph-properties fo:text-align="justify" fo:line-height="150%"/>
    </style:style>
    <style:style style:name="T2977" style:parent-style-name="Domyślnaczcionkaakapitu" style:family="text">
      <style:text-properties fo:background-color="#80FFFF" style:text-underline-type="single" style:text-underline-style="solid" style:text-underline-width="auto" style:text-underline-mode="continuous"/>
    </style:style>
    <style:style style:name="T2978" style:parent-style-name="Domyślnaczcionkaakapitu" style:family="text">
      <style:text-properties style:text-underline-type="single" style:text-underline-style="solid" style:text-underline-width="auto" style:text-underline-mode="continuous"/>
    </style:style>
    <style:style style:name="T2979" style:parent-style-name="Domyślnaczcionkaakapitu" style:family="text">
      <style:text-properties fo:background-color="#80FFFF" style:text-underline-type="single" style:text-underline-style="solid" style:text-underline-width="auto" style:text-underline-mode="continuous"/>
    </style:style>
    <style:style style:name="T2980" style:parent-style-name="Domyślnaczcionkaakapitu" style:family="text">
      <style:text-properties style:text-underline-type="single" style:text-underline-style="solid" style:text-underline-width="auto" style:text-underline-mode="continuous"/>
    </style:style>
    <style:style style:name="P2981" style:parent-style-name="Normalny" style:family="paragraph">
      <style:paragraph-properties fo:text-align="justify" fo:line-height="150%" fo:text-indent="0.25in"/>
    </style:style>
    <style:style style:name="T2982" style:parent-style-name="Domyślnaczcionkaakapitu" style:family="text">
      <style:text-properties fo:background-color="#80FFFF"/>
    </style:style>
    <style:style style:name="P2983" style:parent-style-name="Normalny" style:family="paragraph">
      <style:paragraph-properties fo:text-align="justify" fo:line-height="150%"/>
    </style:style>
    <style:style style:name="T2984" style:parent-style-name="Domyślnaczcionkaakapitu" style:family="text">
      <style:text-properties style:text-underline-type="single" style:text-underline-style="solid" style:text-underline-width="auto" style:text-underline-mode="continuous"/>
    </style:style>
    <style:style style:name="T2985" style:parent-style-name="Domyślnaczcionkaakapitu" style:family="text">
      <style:text-properties fo:background-color="#80FFFF" style:text-underline-type="single" style:text-underline-style="solid" style:text-underline-width="auto" style:text-underline-mode="continuous"/>
    </style:style>
    <style:style style:name="T2986" style:parent-style-name="Domyślnaczcionkaakapitu" style:family="text">
      <style:text-properties style:text-underline-type="single" style:text-underline-style="solid" style:text-underline-width="auto" style:text-underline-mode="continuous"/>
    </style:style>
    <style:style style:name="T2987" style:parent-style-name="Domyślnaczcionkaakapitu" style:family="text">
      <style:text-properties fo:background-color="#80FFFF" style:text-underline-type="single" style:text-underline-style="solid" style:text-underline-width="auto" style:text-underline-mode="continuous"/>
    </style:style>
    <style:style style:name="T2988" style:parent-style-name="Domyślnaczcionkaakapitu" style:family="text">
      <style:text-properties style:text-underline-type="single" style:text-underline-style="solid" style:text-underline-width="auto" style:text-underline-mode="continuous"/>
    </style:style>
    <style:style style:name="T2989" style:parent-style-name="Domyślnaczcionkaakapitu" style:family="text">
      <style:text-properties fo:background-color="#80FFFF" style:text-underline-type="single" style:text-underline-style="solid" style:text-underline-width="auto" style:text-underline-mode="continuous"/>
    </style:style>
    <style:style style:name="T2990" style:parent-style-name="Domyślnaczcionkaakapitu" style:family="text">
      <style:text-properties style:text-underline-type="single" style:text-underline-style="solid" style:text-underline-width="auto" style:text-underline-mode="continuous"/>
    </style:style>
    <style:style style:name="T2991" style:parent-style-name="Domyślnaczcionkaakapitu" style:family="text">
      <style:text-properties fo:background-color="#80FFFF" style:text-underline-type="single" style:text-underline-style="solid" style:text-underline-width="auto" style:text-underline-mode="continuous"/>
    </style:style>
    <style:style style:name="P2992" style:parent-style-name="Normalny" style:family="paragraph">
      <style:paragraph-properties fo:text-align="justify" fo:line-height="150%" fo:text-indent="0.25in"/>
    </style:style>
    <style:style style:name="P2993" style:parent-style-name="Normalny" style:family="paragraph">
      <style:paragraph-properties fo:text-align="justify" fo:line-height="150%"/>
    </style:style>
    <style:style style:name="T2994" style:parent-style-name="Domyślnaczcionkaakapitu" style:family="text">
      <style:text-properties style:text-underline-type="single" style:text-underline-style="solid" style:text-underline-width="auto" style:text-underline-mode="continuous"/>
    </style:style>
    <style:style style:name="T2995" style:parent-style-name="Domyślnaczcionkaakapitu" style:family="text">
      <style:text-properties fo:background-color="#80FFFF" style:text-underline-type="single" style:text-underline-style="solid" style:text-underline-width="auto" style:text-underline-mode="continuous"/>
    </style:style>
    <style:style style:name="T2996" style:parent-style-name="Domyślnaczcionkaakapitu" style:family="text">
      <style:text-properties style:text-underline-type="single" style:text-underline-style="solid" style:text-underline-width="auto" style:text-underline-mode="continuous"/>
    </style:style>
    <style:style style:name="T2997" style:parent-style-name="Domyślnaczcionkaakapitu" style:family="text">
      <style:text-properties fo:background-color="#80FFFF" style:text-underline-type="single" style:text-underline-style="solid" style:text-underline-width="auto" style:text-underline-mode="continuous"/>
    </style:style>
    <style:style style:name="P2998" style:parent-style-name="Normalny" style:family="paragraph">
      <style:paragraph-properties fo:text-align="justify" fo:line-height="150%" fo:text-indent="0.25in"/>
    </style:style>
    <style:style style:name="P2999" style:parent-style-name="Normalny" style:family="paragraph">
      <style:paragraph-properties fo:text-align="justify" fo:line-height="150%"/>
    </style:style>
    <style:style style:name="T3000" style:parent-style-name="Domyślnaczcionkaakapitu" style:family="text">
      <style:text-properties style:text-underline-type="single" style:text-underline-style="solid" style:text-underline-width="auto" style:text-underline-mode="continuous"/>
    </style:style>
    <style:style style:name="P3001" style:parent-style-name="Normalny" style:family="paragraph">
      <style:paragraph-properties fo:text-align="justify" fo:line-height="150%" fo:text-indent="0.25in"/>
    </style:style>
    <style:style style:name="T3002" style:parent-style-name="Domyślnaczcionkaakapitu" style:family="text">
      <style:text-properties fo:background-color="#80FFFF"/>
    </style:style>
    <style:style style:name="T3003" style:parent-style-name="Domyślnaczcionkaakapitu" style:family="text">
      <style:text-properties fo:background-color="#80FFFF"/>
    </style:style>
    <style:style style:name="P3004" style:parent-style-name="Normalny" style:family="paragraph">
      <style:paragraph-properties fo:text-align="justify" fo:line-height="150%" fo:text-indent="0.25in"/>
    </style:style>
    <style:style style:name="P3005" style:parent-style-name="Normalny" style:family="paragraph">
      <style:paragraph-properties fo:text-align="justify" fo:line-height="150%"/>
    </style:style>
    <style:style style:name="T3006" style:parent-style-name="Domyślnaczcionkaakapitu" style:family="text">
      <style:text-properties style:text-underline-type="single" style:text-underline-style="solid" style:text-underline-width="auto" style:text-underline-mode="continuous"/>
    </style:style>
    <style:style style:name="T3007" style:parent-style-name="Domyślnaczcionkaakapitu" style:family="text">
      <style:text-properties fo:background-color="#80FFFF" style:text-underline-type="single" style:text-underline-style="solid" style:text-underline-width="auto" style:text-underline-mode="continuous"/>
    </style:style>
    <style:style style:name="T3008" style:parent-style-name="Domyślnaczcionkaakapitu" style:family="text">
      <style:text-properties style:text-underline-type="single" style:text-underline-style="solid" style:text-underline-width="auto" style:text-underline-mode="continuous"/>
    </style:style>
    <style:style style:name="T3009" style:parent-style-name="Domyślnaczcionkaakapitu" style:family="text">
      <style:text-properties fo:background-color="#80FFFF" style:text-underline-type="single" style:text-underline-style="solid" style:text-underline-width="auto" style:text-underline-mode="continuous"/>
    </style:style>
    <style:style style:name="T3010" style:parent-style-name="Domyślnaczcionkaakapitu" style:family="text">
      <style:text-properties style:text-underline-type="single" style:text-underline-style="solid" style:text-underline-width="auto" style:text-underline-mode="continuous"/>
    </style:style>
    <style:style style:name="T3011" style:parent-style-name="Domyślnaczcionkaakapitu" style:family="text">
      <style:text-properties fo:background-color="#80FFFF"/>
    </style:style>
    <style:style style:name="P3012" style:parent-style-name="Normalny" style:family="paragraph">
      <style:paragraph-properties fo:text-align="justify" fo:line-height="150%" fo:text-indent="0.25in"/>
    </style:style>
    <style:style style:name="T3013" style:parent-style-name="Domyślnaczcionkaakapitu" style:family="text">
      <style:text-properties fo:background-color="#80FFFF"/>
    </style:style>
    <style:style style:name="P3014" style:parent-style-name="Normalny" style:family="paragraph">
      <style:paragraph-properties fo:text-align="justify" fo:line-height="150%" fo:text-indent="0.25in"/>
    </style:style>
    <style:style style:name="P3015" style:parent-style-name="Normalny" style:family="paragraph">
      <style:paragraph-properties fo:text-align="justify" fo:line-height="150%"/>
    </style:style>
    <style:style style:name="T3016" style:parent-style-name="Domyślnaczcionkaakapitu" style:family="text">
      <style:text-properties style:text-underline-type="single" style:text-underline-style="solid" style:text-underline-width="auto" style:text-underline-mode="continuous"/>
    </style:style>
    <style:style style:name="T3017" style:parent-style-name="Domyślnaczcionkaakapitu" style:family="text">
      <style:text-properties fo:background-color="#80FFFF" style:text-underline-type="single" style:text-underline-style="solid" style:text-underline-width="auto" style:text-underline-mode="continuous"/>
    </style:style>
    <style:style style:name="T3018" style:parent-style-name="Domyślnaczcionkaakapitu" style:family="text">
      <style:text-properties style:text-underline-type="single" style:text-underline-style="solid" style:text-underline-width="auto" style:text-underline-mode="continuous"/>
    </style:style>
    <style:style style:name="P3019" style:parent-style-name="Normalny" style:family="paragraph">
      <style:paragraph-properties fo:text-align="justify" fo:line-height="150%" fo:text-indent="0.25in"/>
    </style:style>
    <style:style style:name="P3020" style:parent-style-name="Normalny" style:family="paragraph">
      <style:paragraph-properties fo:text-align="justify" fo:line-height="150%"/>
    </style:style>
    <style:style style:name="T3021" style:parent-style-name="Domyślnaczcionkaakapitu" style:family="text">
      <style:text-properties style:text-underline-type="single" style:text-underline-style="solid" style:text-underline-width="auto" style:text-underline-mode="continuous"/>
    </style:style>
    <style:style style:name="T3022" style:parent-style-name="Domyślnaczcionkaakapitu" style:family="text">
      <style:text-properties fo:background-color="#80FFFF" style:text-underline-type="single" style:text-underline-style="solid" style:text-underline-width="auto" style:text-underline-mode="continuous"/>
    </style:style>
    <style:style style:name="T3023" style:parent-style-name="Domyślnaczcionkaakapitu" style:family="text">
      <style:text-properties style:text-underline-type="single" style:text-underline-style="solid" style:text-underline-width="auto" style:text-underline-mode="continuous"/>
    </style:style>
    <style:style style:name="P3024" style:parent-style-name="Normalny" style:family="paragraph">
      <style:paragraph-properties fo:text-align="justify" fo:line-height="150%" fo:text-indent="0.25in"/>
    </style:style>
    <style:style style:name="T3025" style:parent-style-name="Domyślnaczcionkaakapitu" style:family="text">
      <style:text-properties fo:background-color="#80FFFF"/>
    </style:style>
    <style:style style:name="P3026" style:parent-style-name="Normalny" style:family="paragraph">
      <style:paragraph-properties fo:text-align="justify" fo:line-height="150%"/>
    </style:style>
    <style:style style:name="T3027" style:parent-style-name="Domyślnaczcionkaakapitu" style:family="text">
      <style:text-properties style:text-underline-type="single" style:text-underline-style="solid" style:text-underline-width="auto" style:text-underline-mode="continuous"/>
    </style:style>
    <style:style style:name="T3028" style:parent-style-name="Domyślnaczcionkaakapitu" style:family="text">
      <style:text-properties fo:background-color="#80FFFF" style:text-underline-type="single" style:text-underline-style="solid" style:text-underline-width="auto" style:text-underline-mode="continuous"/>
    </style:style>
    <style:style style:name="T3029" style:parent-style-name="Domyślnaczcionkaakapitu" style:family="text">
      <style:text-properties style:text-underline-type="single" style:text-underline-style="solid" style:text-underline-width="auto" style:text-underline-mode="continuous"/>
    </style:style>
    <style:style style:name="P3030" style:parent-style-name="Normalny" style:family="paragraph">
      <style:paragraph-properties fo:text-align="justify" fo:line-height="150%" fo:text-indent="0.25in"/>
    </style:style>
    <style:style style:name="T3031" style:parent-style-name="Domyślnaczcionkaakapitu" style:family="text">
      <style:text-properties fo:background-color="#80FFFF"/>
    </style:style>
    <style:style style:name="T3032" style:parent-style-name="Domyślnaczcionkaakapitu" style:family="text">
      <style:text-properties fo:background-color="#80FFFF"/>
    </style:style>
    <style:style style:name="T3033" style:parent-style-name="Domyślnaczcionkaakapitu" style:family="text">
      <style:text-properties fo:background-color="#80FFFF"/>
    </style:style>
    <style:style style:name="P3034" style:parent-style-name="Normalny" style:family="paragraph">
      <style:paragraph-properties fo:text-align="justify" fo:line-height="150%"/>
    </style:style>
    <style:style style:name="T3035" style:parent-style-name="Domyślnaczcionkaakapitu" style:family="text">
      <style:text-properties style:text-underline-type="single" style:text-underline-style="solid" style:text-underline-width="auto" style:text-underline-mode="continuous"/>
    </style:style>
    <style:style style:name="P3036" style:parent-style-name="Normalny" style:family="paragraph">
      <style:paragraph-properties fo:text-align="justify" fo:line-height="150%" fo:text-indent="0.25in"/>
    </style:style>
    <style:style style:name="T3037" style:parent-style-name="Domyślnaczcionkaakapitu" style:family="text">
      <style:text-properties fo:background-color="#80FFFF"/>
    </style:style>
    <style:style style:name="T3038" style:parent-style-name="Domyślnaczcionkaakapitu" style:family="text">
      <style:text-properties fo:background-color="#80FFFF"/>
    </style:style>
    <style:style style:name="P3039" style:parent-style-name="Normalny" style:family="paragraph">
      <style:paragraph-properties fo:text-align="justify" fo:line-height="150%"/>
    </style:style>
    <style:style style:name="T3040" style:parent-style-name="Domyślnaczcionkaakapitu" style:family="text">
      <style:text-properties style:text-underline-type="single" style:text-underline-style="solid" style:text-underline-width="auto" style:text-underline-mode="continuous"/>
    </style:style>
    <style:style style:name="T3041" style:parent-style-name="Domyślnaczcionkaakapitu" style:family="text">
      <style:text-properties fo:background-color="#80FFFF" style:text-underline-type="single" style:text-underline-style="solid" style:text-underline-width="auto" style:text-underline-mode="continuous"/>
    </style:style>
    <style:style style:name="T3042" style:parent-style-name="Domyślnaczcionkaakapitu" style:family="text">
      <style:text-properties style:text-underline-type="single" style:text-underline-style="solid" style:text-underline-width="auto" style:text-underline-mode="continuous"/>
    </style:style>
    <style:style style:name="T3043" style:parent-style-name="Domyślnaczcionkaakapitu" style:family="text">
      <style:text-properties fo:background-color="#80FFFF" style:text-underline-type="single" style:text-underline-style="solid" style:text-underline-width="auto" style:text-underline-mode="continuous"/>
    </style:style>
    <style:style style:name="P3044" style:parent-style-name="Normalny" style:family="paragraph">
      <style:paragraph-properties fo:text-align="justify" fo:line-height="150%" fo:text-indent="0.25in"/>
    </style:style>
    <style:style style:name="P3045" style:parent-style-name="Normalny" style:family="paragraph">
      <style:paragraph-properties fo:text-align="justify" fo:line-height="150%"/>
    </style:style>
    <style:style style:name="T3046" style:parent-style-name="Domyślnaczcionkaakapitu" style:family="text">
      <style:text-properties style:text-underline-type="single" style:text-underline-style="solid" style:text-underline-width="auto" style:text-underline-mode="continuous"/>
    </style:style>
    <style:style style:name="P3047" style:parent-style-name="Normalny" style:family="paragraph">
      <style:paragraph-properties fo:text-align="justify" fo:line-height="150%" fo:text-indent="0.25in"/>
    </style:style>
    <style:style style:name="P3048" style:parent-style-name="Normalny" style:family="paragraph">
      <style:paragraph-properties fo:text-align="justify" fo:line-height="150%"/>
    </style:style>
    <style:style style:name="T3049" style:parent-style-name="Domyślnaczcionkaakapitu" style:family="text">
      <style:text-properties style:text-underline-type="single" style:text-underline-style="solid" style:text-underline-width="auto" style:text-underline-mode="continuous"/>
    </style:style>
    <style:style style:name="P3050" style:parent-style-name="Normalny" style:family="paragraph">
      <style:paragraph-properties fo:text-align="justify" fo:line-height="150%" fo:text-indent="0.25in"/>
    </style:style>
    <style:style style:name="T3051" style:parent-style-name="Domyślnaczcionkaakapitu" style:family="text">
      <style:text-properties fo:background-color="#80FFFF"/>
    </style:style>
    <style:style style:name="P3052" style:parent-style-name="Normalny" style:family="paragraph">
      <style:paragraph-properties fo:text-align="justify" fo:line-height="150%"/>
    </style:style>
    <style:style style:name="T3053" style:parent-style-name="Domyślnaczcionkaakapitu" style:family="text">
      <style:text-properties style:text-underline-type="single" style:text-underline-style="solid" style:text-underline-width="auto" style:text-underline-mode="continuous"/>
    </style:style>
    <style:style style:name="P3054" style:parent-style-name="Normalny" style:family="paragraph">
      <style:paragraph-properties fo:text-align="justify" fo:line-height="150%" fo:text-indent="0.25in"/>
    </style:style>
    <style:style style:name="P3055" style:parent-style-name="Normalny" style:family="paragraph">
      <style:paragraph-properties fo:text-align="justify" fo:line-height="150%"/>
    </style:style>
    <style:style style:name="T3056" style:parent-style-name="Domyślnaczcionkaakapitu" style:family="text">
      <style:text-properties style:text-underline-type="single" style:text-underline-style="solid" style:text-underline-width="auto" style:text-underline-mode="continuous"/>
    </style:style>
    <style:style style:name="T3057" style:parent-style-name="Domyślnaczcionkaakapitu" style:family="text">
      <style:text-properties fo:background-color="#80FFFF" style:text-underline-type="single" style:text-underline-style="solid" style:text-underline-width="auto" style:text-underline-mode="continuous"/>
    </style:style>
    <style:style style:name="T3058" style:parent-style-name="Domyślnaczcionkaakapitu" style:family="text">
      <style:text-properties style:text-underline-type="single" style:text-underline-style="solid" style:text-underline-width="auto" style:text-underline-mode="continuous"/>
    </style:style>
    <style:style style:name="T3059" style:parent-style-name="Domyślnaczcionkaakapitu" style:family="text">
      <style:text-properties fo:background-color="#80FFFF" style:text-underline-type="single" style:text-underline-style="solid" style:text-underline-width="auto" style:text-underline-mode="continuous"/>
    </style:style>
    <style:style style:name="T3060" style:parent-style-name="Domyślnaczcionkaakapitu" style:family="text">
      <style:text-properties style:text-underline-type="single" style:text-underline-style="solid" style:text-underline-width="auto" style:text-underline-mode="continuous"/>
    </style:style>
    <style:style style:name="P3061" style:parent-style-name="Normalny" style:family="paragraph">
      <style:paragraph-properties fo:text-align="justify" fo:line-height="150%" fo:text-indent="0.25in"/>
    </style:style>
    <style:style style:name="T3062" style:parent-style-name="Domyślnaczcionkaakapitu" style:family="text">
      <style:text-properties fo:background-color="#80FFFF"/>
    </style:style>
    <style:style style:name="P3063" style:parent-style-name="Normalny" style:family="paragraph">
      <style:paragraph-properties fo:text-align="justify" fo:line-height="150%"/>
    </style:style>
    <style:style style:name="T3064" style:parent-style-name="Domyślnaczcionkaakapitu" style:family="text">
      <style:text-properties style:text-underline-type="single" style:text-underline-style="solid" style:text-underline-width="auto" style:text-underline-mode="continuous"/>
    </style:style>
    <style:style style:name="P3065" style:parent-style-name="Normalny" style:family="paragraph">
      <style:paragraph-properties fo:text-align="justify" fo:line-height="150%" fo:text-indent="0.25in"/>
    </style:style>
    <style:style style:name="T3066" style:parent-style-name="Domyślnaczcionkaakapitu" style:family="text">
      <style:text-properties fo:background-color="#80FFFF"/>
    </style:style>
    <style:style style:name="T3067" style:parent-style-name="Domyślnaczcionkaakapitu" style:family="text">
      <style:text-properties fo:background-color="#80FFFF"/>
    </style:style>
    <style:style style:name="P3068" style:parent-style-name="Normalny" style:family="paragraph">
      <style:paragraph-properties fo:text-align="justify" fo:line-height="150%"/>
    </style:style>
    <style:style style:name="T3069" style:parent-style-name="Domyślnaczcionkaakapitu" style:family="text">
      <style:text-properties style:text-underline-type="single" style:text-underline-style="solid" style:text-underline-width="auto" style:text-underline-mode="continuous"/>
    </style:style>
    <style:style style:name="P3070" style:parent-style-name="Normalny" style:family="paragraph">
      <style:paragraph-properties fo:text-align="justify" fo:line-height="150%" fo:text-indent="0.25in"/>
    </style:style>
    <style:style style:name="T3071" style:parent-style-name="Domyślnaczcionkaakapitu" style:family="text">
      <style:text-properties fo:background-color="#80FFFF"/>
    </style:style>
    <style:style style:name="P3072" style:parent-style-name="Normalny" style:family="paragraph">
      <style:paragraph-properties fo:text-align="justify" fo:line-height="150%"/>
    </style:style>
    <style:style style:name="T3073" style:parent-style-name="Domyślnaczcionkaakapitu" style:family="text">
      <style:text-properties style:text-underline-type="single" style:text-underline-style="solid" style:text-underline-width="auto" style:text-underline-mode="continuous"/>
    </style:style>
    <style:style style:name="P3074" style:parent-style-name="Normalny" style:family="paragraph">
      <style:paragraph-properties fo:text-align="justify" fo:line-height="150%" fo:text-indent="0.25in"/>
    </style:style>
    <style:style style:name="P3075" style:parent-style-name="Normalny" style:family="paragraph">
      <style:paragraph-properties fo:text-align="justify" fo:line-height="150%"/>
    </style:style>
    <style:style style:name="T3076" style:parent-style-name="Domyślnaczcionkaakapitu" style:family="text">
      <style:text-properties style:text-underline-type="single" style:text-underline-style="solid" style:text-underline-width="auto" style:text-underline-mode="continuous"/>
    </style:style>
    <style:style style:name="P3077" style:parent-style-name="Normalny" style:family="paragraph">
      <style:paragraph-properties fo:text-align="justify" fo:line-height="150%" fo:text-indent="0.25in"/>
    </style:style>
    <style:style style:name="P3078" style:parent-style-name="Normalny" style:family="paragraph">
      <style:paragraph-properties fo:text-align="justify" fo:line-height="150%"/>
    </style:style>
    <style:style style:name="T3079" style:parent-style-name="Domyślnaczcionkaakapitu" style:family="text">
      <style:text-properties style:text-underline-type="single" style:text-underline-style="solid" style:text-underline-width="auto" style:text-underline-mode="continuous"/>
    </style:style>
    <style:style style:name="P3080" style:parent-style-name="Normalny" style:family="paragraph">
      <style:paragraph-properties fo:text-align="justify" fo:line-height="150%" fo:text-indent="0.25in"/>
    </style:style>
    <style:style style:name="P3081" style:parent-style-name="Normalny" style:family="paragraph">
      <style:paragraph-properties fo:text-align="justify" fo:line-height="150%"/>
    </style:style>
    <style:style style:name="T3082" style:parent-style-name="Domyślnaczcionkaakapitu" style:family="text">
      <style:text-properties style:text-underline-type="single" style:text-underline-style="solid" style:text-underline-width="auto" style:text-underline-mode="continuous"/>
    </style:style>
    <style:style style:name="P3083" style:parent-style-name="Normalny" style:family="paragraph">
      <style:paragraph-properties fo:text-align="justify" fo:line-height="150%" fo:text-indent="0.25in"/>
    </style:style>
    <style:style style:name="T3084" style:parent-style-name="Domyślnaczcionkaakapitu" style:family="text">
      <style:text-properties fo:background-color="#80FFFF"/>
    </style:style>
    <style:style style:name="P3085" style:parent-style-name="Normalny" style:family="paragraph">
      <style:paragraph-properties fo:text-align="justify" fo:line-height="150%"/>
    </style:style>
    <style:style style:name="T3086" style:parent-style-name="Domyślnaczcionkaakapitu" style:family="text">
      <style:text-properties style:text-underline-type="single" style:text-underline-style="solid" style:text-underline-width="auto" style:text-underline-mode="continuous"/>
    </style:style>
    <style:style style:name="T3087" style:parent-style-name="Domyślnaczcionkaakapitu" style:family="text">
      <style:text-properties fo:background-color="#80FFFF" style:text-underline-type="single" style:text-underline-style="solid" style:text-underline-width="auto" style:text-underline-mode="continuous"/>
    </style:style>
    <style:style style:name="T3088" style:parent-style-name="Domyślnaczcionkaakapitu" style:family="text">
      <style:text-properties style:text-underline-type="single" style:text-underline-style="solid" style:text-underline-width="auto" style:text-underline-mode="continuous"/>
    </style:style>
    <style:style style:name="T3089" style:parent-style-name="Domyślnaczcionkaakapitu" style:family="text">
      <style:text-properties fo:background-color="#80FFFF" style:text-underline-type="single" style:text-underline-style="solid" style:text-underline-width="auto" style:text-underline-mode="continuous"/>
    </style:style>
    <style:style style:name="T3090" style:parent-style-name="Domyślnaczcionkaakapitu" style:family="text">
      <style:text-properties style:text-underline-type="single" style:text-underline-style="solid" style:text-underline-width="auto" style:text-underline-mode="continuous"/>
    </style:style>
    <style:style style:name="T3091" style:parent-style-name="Domyślnaczcionkaakapitu" style:family="text">
      <style:text-properties fo:background-color="#80FFFF"/>
    </style:style>
    <style:style style:name="P3092" style:parent-style-name="Normalny" style:family="paragraph">
      <style:paragraph-properties fo:text-align="justify" fo:line-height="150%" fo:text-indent="0.25in"/>
    </style:style>
    <style:style style:name="P3093" style:parent-style-name="Normalny" style:family="paragraph">
      <style:paragraph-properties fo:text-align="justify" fo:line-height="150%" fo:text-indent="0.25in"/>
    </style:style>
    <style:style style:name="T3094" style:parent-style-name="Domyślnaczcionkaakapitu" style:family="text">
      <style:text-properties fo:background-color="#80FFFF"/>
    </style:style>
    <style:style style:name="P3095" style:parent-style-name="Normalny" style:family="paragraph">
      <style:paragraph-properties fo:text-align="justify" fo:line-height="150%" fo:text-indent="0.25in"/>
    </style:style>
    <style:style style:name="P3096" style:parent-style-name="Normalny" style:family="paragraph">
      <style:paragraph-properties fo:text-align="justify" fo:line-height="150%"/>
    </style:style>
    <style:style style:name="T3097" style:parent-style-name="Domyślnaczcionkaakapitu" style:family="text">
      <style:text-properties style:text-underline-type="single" style:text-underline-style="solid" style:text-underline-width="auto" style:text-underline-mode="continuous"/>
    </style:style>
    <style:style style:name="P3098" style:parent-style-name="Normalny" style:family="paragraph">
      <style:paragraph-properties fo:text-align="justify" fo:line-height="150%" fo:text-indent="0.25in"/>
    </style:style>
    <style:style style:name="T3099" style:parent-style-name="Domyślnaczcionkaakapitu" style:family="text">
      <style:text-properties fo:background-color="#80FFFF"/>
    </style:style>
    <style:style style:name="T3100" style:parent-style-name="Domyślnaczcionkaakapitu" style:family="text">
      <style:text-properties fo:background-color="#80FFFF"/>
    </style:style>
    <style:style style:name="P3101" style:parent-style-name="Normalny" style:family="paragraph">
      <style:paragraph-properties fo:text-align="justify" fo:line-height="150%"/>
    </style:style>
    <style:style style:name="T3102" style:parent-style-name="Domyślnaczcionkaakapitu" style:family="text">
      <style:text-properties style:text-underline-type="single" style:text-underline-style="solid" style:text-underline-width="auto" style:text-underline-mode="continuous"/>
    </style:style>
    <style:style style:name="P3103" style:parent-style-name="Normalny" style:family="paragraph">
      <style:paragraph-properties fo:text-align="justify" fo:line-height="150%" fo:text-indent="0.25in"/>
    </style:style>
    <style:style style:name="P3104" style:parent-style-name="Normalny" style:family="paragraph">
      <style:paragraph-properties fo:text-align="justify" fo:line-height="150%"/>
    </style:style>
    <style:style style:name="T3105" style:parent-style-name="Domyślnaczcionkaakapitu" style:family="text">
      <style:text-properties style:text-underline-type="single" style:text-underline-style="solid" style:text-underline-width="auto" style:text-underline-mode="continuous"/>
    </style:style>
    <style:style style:name="P3106" style:parent-style-name="Normalny" style:family="paragraph">
      <style:paragraph-properties fo:text-align="justify" fo:line-height="150%" fo:text-indent="0.25in"/>
    </style:style>
    <style:style style:name="T3107" style:parent-style-name="Domyślnaczcionkaakapitu" style:family="text">
      <style:text-properties fo:background-color="#80FFFF"/>
    </style:style>
    <style:style style:name="T3108" style:parent-style-name="Domyślnaczcionkaakapitu" style:family="text">
      <style:text-properties fo:background-color="#80FFFF"/>
    </style:style>
    <style:style style:name="P3109" style:parent-style-name="Normalny" style:family="paragraph">
      <style:paragraph-properties fo:text-align="justify" fo:line-height="150%"/>
    </style:style>
    <style:style style:name="T3110" style:parent-style-name="Domyślnaczcionkaakapitu" style:family="text">
      <style:text-properties style:text-underline-type="single" style:text-underline-style="solid" style:text-underline-width="auto" style:text-underline-mode="continuous"/>
    </style:style>
    <style:style style:name="T3111" style:parent-style-name="Domyślnaczcionkaakapitu" style:family="text">
      <style:text-properties fo:background-color="#80FFFF" style:text-underline-type="single" style:text-underline-style="solid" style:text-underline-width="auto" style:text-underline-mode="continuous"/>
    </style:style>
    <style:style style:name="T3112" style:parent-style-name="Domyślnaczcionkaakapitu" style:family="text">
      <style:text-properties style:text-underline-type="single" style:text-underline-style="solid" style:text-underline-width="auto" style:text-underline-mode="continuous"/>
    </style:style>
    <style:style style:name="T3113" style:parent-style-name="Domyślnaczcionkaakapitu" style:family="text">
      <style:text-properties fo:background-color="#80FFFF" style:text-underline-type="single" style:text-underline-style="solid" style:text-underline-width="auto" style:text-underline-mode="continuous"/>
    </style:style>
    <style:style style:name="T3114" style:parent-style-name="Domyślnaczcionkaakapitu" style:family="text">
      <style:text-properties style:text-underline-type="single" style:text-underline-style="solid" style:text-underline-width="auto" style:text-underline-mode="continuous"/>
    </style:style>
    <style:style style:name="T3115" style:parent-style-name="Domyślnaczcionkaakapitu" style:family="text">
      <style:text-properties fo:background-color="#80FFFF" style:text-underline-type="single" style:text-underline-style="solid" style:text-underline-width="auto" style:text-underline-mode="continuous"/>
    </style:style>
    <style:style style:name="P3116" style:parent-style-name="Normalny" style:family="paragraph">
      <style:paragraph-properties fo:text-align="justify" fo:line-height="150%" fo:text-indent="0.25in"/>
    </style:style>
    <style:style style:name="P3117" style:parent-style-name="Normalny" style:family="paragraph">
      <style:paragraph-properties fo:text-align="justify" fo:line-height="150%" fo:text-indent="0.25in"/>
    </style:style>
    <style:style style:name="T3118" style:parent-style-name="Domyślnaczcionkaakapitu" style:family="text">
      <style:text-properties fo:background-color="#80FFFF"/>
    </style:style>
    <style:style style:name="P3119" style:parent-style-name="Normalny" style:family="paragraph">
      <style:paragraph-properties fo:text-align="justify" fo:line-height="150%" fo:text-indent="0.25in"/>
    </style:style>
    <style:style style:name="P3120" style:parent-style-name="Normalny" style:family="paragraph">
      <style:paragraph-properties fo:text-align="justify" fo:line-height="150%"/>
    </style:style>
    <style:style style:name="T3121" style:parent-style-name="Domyślnaczcionkaakapitu" style:family="text">
      <style:text-properties style:text-underline-type="single" style:text-underline-style="solid" style:text-underline-width="auto" style:text-underline-mode="continuous"/>
    </style:style>
    <style:style style:name="T3122" style:parent-style-name="Domyślnaczcionkaakapitu" style:family="text">
      <style:text-properties fo:background-color="#80FFFF" style:text-underline-type="single" style:text-underline-style="solid" style:text-underline-width="auto" style:text-underline-mode="continuous"/>
    </style:style>
    <style:style style:name="T3123" style:parent-style-name="Domyślnaczcionkaakapitu" style:family="text">
      <style:text-properties style:text-underline-type="single" style:text-underline-style="solid" style:text-underline-width="auto" style:text-underline-mode="continuous"/>
    </style:style>
    <style:style style:name="P3124" style:parent-style-name="Normalny" style:family="paragraph">
      <style:paragraph-properties fo:text-align="justify" fo:line-height="150%" fo:text-indent="0.25in"/>
    </style:style>
    <style:style style:name="P3125" style:parent-style-name="Normalny" style:family="paragraph">
      <style:paragraph-properties fo:text-align="justify" fo:line-height="150%"/>
    </style:style>
    <style:style style:name="T3126" style:parent-style-name="Domyślnaczcionkaakapitu" style:family="text">
      <style:text-properties style:text-underline-type="single" style:text-underline-style="solid" style:text-underline-width="auto" style:text-underline-mode="continuous"/>
    </style:style>
    <style:style style:name="T3127" style:parent-style-name="Domyślnaczcionkaakapitu" style:family="text">
      <style:text-properties fo:background-color="#80FFFF" style:text-underline-type="single" style:text-underline-style="solid" style:text-underline-width="auto" style:text-underline-mode="continuous"/>
    </style:style>
    <style:style style:name="T3128" style:parent-style-name="Domyślnaczcionkaakapitu" style:family="text">
      <style:text-properties style:text-underline-type="single" style:text-underline-style="solid" style:text-underline-width="auto" style:text-underline-mode="continuous"/>
    </style:style>
    <style:style style:name="T3129" style:parent-style-name="Domyślnaczcionkaakapitu" style:family="text">
      <style:text-properties fo:background-color="#80FFFF" style:text-underline-type="single" style:text-underline-style="solid" style:text-underline-width="auto" style:text-underline-mode="continuous"/>
    </style:style>
    <style:style style:name="T3130" style:parent-style-name="Domyślnaczcionkaakapitu" style:family="text">
      <style:text-properties style:text-underline-type="single" style:text-underline-style="solid" style:text-underline-width="auto" style:text-underline-mode="continuous"/>
    </style:style>
    <style:style style:name="T3131" style:parent-style-name="Domyślnaczcionkaakapitu" style:family="text">
      <style:text-properties fo:background-color="#80FFFF" style:text-underline-type="single" style:text-underline-style="solid" style:text-underline-width="auto" style:text-underline-mode="continuous"/>
    </style:style>
    <style:style style:name="T3132" style:parent-style-name="Domyślnaczcionkaakapitu" style:family="text">
      <style:text-properties style:text-underline-type="single" style:text-underline-style="solid" style:text-underline-width="auto" style:text-underline-mode="continuous"/>
    </style:style>
    <style:style style:name="P3133" style:parent-style-name="Normalny" style:family="paragraph">
      <style:paragraph-properties fo:text-align="justify" fo:line-height="150%" fo:text-indent="0.25in"/>
    </style:style>
    <style:style style:name="P3134" style:parent-style-name="Normalny" style:family="paragraph">
      <style:paragraph-properties fo:text-align="justify" fo:line-height="150%" fo:text-indent="0.25in"/>
    </style:style>
    <style:style style:name="P3135" style:parent-style-name="Normalny" style:family="paragraph">
      <style:paragraph-properties fo:text-align="justify" fo:line-height="150%"/>
    </style:style>
    <style:style style:name="T3136" style:parent-style-name="Domyślnaczcionkaakapitu" style:family="text">
      <style:text-properties style:text-underline-type="single" style:text-underline-style="solid" style:text-underline-width="auto" style:text-underline-mode="continuous"/>
    </style:style>
    <style:style style:name="P3137" style:parent-style-name="Normalny" style:family="paragraph">
      <style:paragraph-properties fo:text-align="justify" fo:line-height="150%" fo:text-indent="0.25in"/>
    </style:style>
    <style:style style:name="P3138" style:parent-style-name="Normalny" style:family="paragraph">
      <style:paragraph-properties fo:text-align="justify" fo:line-height="150%"/>
    </style:style>
    <style:style style:name="T3139" style:parent-style-name="Domyślnaczcionkaakapitu" style:family="text">
      <style:text-properties style:text-underline-type="single" style:text-underline-style="solid" style:text-underline-width="auto" style:text-underline-mode="continuous"/>
    </style:style>
    <style:style style:name="T3140" style:parent-style-name="Domyślnaczcionkaakapitu" style:family="text">
      <style:text-properties fo:background-color="#80FFFF" style:text-underline-type="single" style:text-underline-style="solid" style:text-underline-width="auto" style:text-underline-mode="continuous"/>
    </style:style>
    <style:style style:name="T3141" style:parent-style-name="Domyślnaczcionkaakapitu" style:family="text">
      <style:text-properties style:text-underline-type="single" style:text-underline-style="solid" style:text-underline-width="auto" style:text-underline-mode="continuous"/>
    </style:style>
    <style:style style:name="T3142" style:parent-style-name="Domyślnaczcionkaakapitu" style:family="text">
      <style:text-properties fo:background-color="#80FFFF" style:text-underline-type="single" style:text-underline-style="solid" style:text-underline-width="auto" style:text-underline-mode="continuous"/>
    </style:style>
    <style:style style:name="T3143" style:parent-style-name="Domyślnaczcionkaakapitu" style:family="text">
      <style:text-properties style:text-underline-type="single" style:text-underline-style="solid" style:text-underline-width="auto" style:text-underline-mode="continuous"/>
    </style:style>
    <style:style style:name="T3144" style:parent-style-name="Domyślnaczcionkaakapitu" style:family="text">
      <style:text-properties fo:background-color="#80FFFF" style:text-underline-type="single" style:text-underline-style="solid" style:text-underline-width="auto" style:text-underline-mode="continuous"/>
    </style:style>
    <style:style style:name="P3145" style:parent-style-name="Normalny" style:family="paragraph">
      <style:paragraph-properties fo:text-align="justify" fo:line-height="150%" fo:text-indent="0.2479in"/>
    </style:style>
    <style:style style:name="T3146" style:parent-style-name="Domyślnaczcionkaakapitu" style:family="text">
      <style:text-properties fo:background-color="#80FFFF"/>
    </style:style>
    <style:style style:name="T3147" style:parent-style-name="Domyślnaczcionkaakapitu" style:family="text">
      <style:text-properties fo:background-color="#80FFFF"/>
    </style:style>
    <style:style style:name="P3148" style:parent-style-name="Normalny" style:family="paragraph">
      <style:paragraph-properties fo:text-align="justify" fo:line-height="150%"/>
    </style:style>
    <style:style style:name="T3149" style:parent-style-name="Domyślnaczcionkaakapitu" style:family="text">
      <style:text-properties style:text-underline-type="single" style:text-underline-style="solid" style:text-underline-width="auto" style:text-underline-mode="continuous"/>
    </style:style>
    <style:style style:name="P3150" style:parent-style-name="Normalny" style:family="paragraph">
      <style:paragraph-properties fo:text-align="justify" fo:line-height="150%" fo:text-indent="0.25in"/>
    </style:style>
    <style:style style:name="T3151" style:parent-style-name="Domyślnaczcionkaakapitu" style:family="text">
      <style:text-properties fo:background-color="#80FFFF"/>
    </style:style>
    <style:style style:name="P3152" style:parent-style-name="Normalny" style:family="paragraph">
      <style:paragraph-properties fo:text-align="justify" fo:line-height="150%"/>
    </style:style>
    <style:style style:name="T3153" style:parent-style-name="Domyślnaczcionkaakapitu" style:family="text">
      <style:text-properties style:text-underline-type="single" style:text-underline-style="solid" style:text-underline-width="auto" style:text-underline-mode="continuous"/>
    </style:style>
    <style:style style:name="P3154" style:parent-style-name="Normalny" style:family="paragraph">
      <style:paragraph-properties fo:text-align="justify" fo:line-height="150%" fo:text-indent="0.25in"/>
    </style:style>
    <style:style style:name="T3155" style:parent-style-name="Domyślnaczcionkaakapitu" style:family="text">
      <style:text-properties fo:background-color="#80FFFF"/>
    </style:style>
    <style:style style:name="P3156" style:parent-style-name="Normalny" style:family="paragraph">
      <style:paragraph-properties fo:text-align="justify" fo:line-height="150%"/>
    </style:style>
    <style:style style:name="T3157" style:parent-style-name="Domyślnaczcionkaakapitu" style:family="text">
      <style:text-properties style:text-underline-type="single" style:text-underline-style="solid" style:text-underline-width="auto" style:text-underline-mode="continuous"/>
    </style:style>
    <style:style style:name="P3158" style:parent-style-name="Normalny" style:family="paragraph">
      <style:paragraph-properties fo:text-align="justify" fo:line-height="150%" fo:text-indent="0.25in"/>
    </style:style>
    <style:style style:name="T3159" style:parent-style-name="Domyślnaczcionkaakapitu" style:family="text">
      <style:text-properties fo:background-color="#80FFFF"/>
    </style:style>
    <style:style style:name="P3160" style:parent-style-name="Normalny" style:family="paragraph">
      <style:paragraph-properties fo:text-align="justify" fo:line-height="150%"/>
    </style:style>
    <style:style style:name="T3161" style:parent-style-name="Domyślnaczcionkaakapitu" style:family="text">
      <style:text-properties style:text-underline-type="single" style:text-underline-style="solid" style:text-underline-width="auto" style:text-underline-mode="continuous"/>
    </style:style>
    <style:style style:name="P3162" style:parent-style-name="Normalny" style:family="paragraph">
      <style:paragraph-properties fo:text-align="justify" fo:line-height="150%" fo:text-indent="0.25in"/>
    </style:style>
    <style:style style:name="T3163" style:parent-style-name="Domyślnaczcionkaakapitu" style:family="text">
      <style:text-properties fo:background-color="#80FFFF"/>
    </style:style>
    <style:style style:name="P3164" style:parent-style-name="Normalny" style:family="paragraph">
      <style:paragraph-properties fo:text-align="justify" fo:line-height="150%"/>
    </style:style>
    <style:style style:name="T3165" style:parent-style-name="Domyślnaczcionkaakapitu" style:family="text">
      <style:text-properties style:text-underline-type="single" style:text-underline-style="solid" style:text-underline-width="auto" style:text-underline-mode="continuous"/>
    </style:style>
    <style:style style:name="P3166" style:parent-style-name="Normalny" style:family="paragraph">
      <style:paragraph-properties fo:text-align="justify" fo:line-height="150%" fo:text-indent="0.25in"/>
    </style:style>
    <style:style style:name="T3167" style:parent-style-name="Domyślnaczcionkaakapitu" style:family="text">
      <style:text-properties fo:background-color="#80FFFF"/>
    </style:style>
    <style:style style:name="P3168" style:parent-style-name="Normalny" style:family="paragraph">
      <style:paragraph-properties fo:text-align="justify" fo:line-height="150%"/>
    </style:style>
    <style:style style:name="T3169" style:parent-style-name="Domyślnaczcionkaakapitu" style:family="text">
      <style:text-properties style:text-underline-type="single" style:text-underline-style="solid" style:text-underline-width="auto" style:text-underline-mode="continuous"/>
    </style:style>
    <style:style style:name="T3170" style:parent-style-name="Domyślnaczcionkaakapitu" style:family="text">
      <style:text-properties fo:background-color="#80FFFF" style:text-underline-type="single" style:text-underline-style="solid" style:text-underline-width="auto" style:text-underline-mode="continuous"/>
    </style:style>
    <style:style style:name="T3171" style:parent-style-name="Domyślnaczcionkaakapitu" style:family="text">
      <style:text-properties style:text-underline-type="single" style:text-underline-style="solid" style:text-underline-width="auto" style:text-underline-mode="continuous"/>
    </style:style>
    <style:style style:name="T3172" style:parent-style-name="Domyślnaczcionkaakapitu" style:family="text">
      <style:text-properties fo:background-color="#80FFFF" style:text-underline-type="single" style:text-underline-style="solid" style:text-underline-width="auto" style:text-underline-mode="continuous"/>
    </style:style>
    <style:style style:name="T3173" style:parent-style-name="Domyślnaczcionkaakapitu" style:family="text">
      <style:text-properties style:text-underline-type="single" style:text-underline-style="solid" style:text-underline-width="auto" style:text-underline-mode="continuous"/>
    </style:style>
    <style:style style:name="P3174" style:parent-style-name="Normalny" style:family="paragraph">
      <style:paragraph-properties fo:text-align="justify" fo:line-height="150%" fo:text-indent="0.2479in"/>
    </style:style>
    <style:style style:name="P3175" style:parent-style-name="Normalny" style:family="paragraph">
      <style:paragraph-properties fo:text-align="justify" fo:line-height="150%"/>
    </style:style>
    <style:style style:name="T3176" style:parent-style-name="Domyślnaczcionkaakapitu" style:family="text">
      <style:text-properties style:text-underline-type="single" style:text-underline-style="solid" style:text-underline-width="auto" style:text-underline-mode="continuous"/>
    </style:style>
    <style:style style:name="P3177" style:parent-style-name="Normalny" style:family="paragraph">
      <style:paragraph-properties fo:text-align="justify" fo:line-height="150%" fo:text-indent="0.25in"/>
    </style:style>
    <style:style style:name="T3178" style:parent-style-name="Domyślnaczcionkaakapitu" style:family="text">
      <style:text-properties fo:background-color="#80FFFF"/>
    </style:style>
    <style:style style:name="P3179" style:parent-style-name="Normalny" style:family="paragraph">
      <style:paragraph-properties fo:text-align="justify" fo:line-height="150%">
        <style:tab-stops>
          <style:tab-stop style:type="left" style:position="0.1965in"/>
        </style:tab-stops>
      </style:paragraph-properties>
    </style:style>
    <style:style style:name="T3180" style:parent-style-name="Domyślnaczcionkaakapitu" style:family="text">
      <style:text-properties style:text-underline-type="single" style:text-underline-style="solid" style:text-underline-width="auto" style:text-underline-mode="continuous"/>
    </style:style>
    <style:style style:name="T3181" style:parent-style-name="Domyślnaczcionkaakapitu" style:family="text">
      <style:text-properties fo:background-color="#80FFFF" style:text-underline-type="single" style:text-underline-style="solid" style:text-underline-width="auto" style:text-underline-mode="continuous"/>
    </style:style>
    <style:style style:name="T3182" style:parent-style-name="Domyślnaczcionkaakapitu" style:family="text">
      <style:text-properties style:text-underline-type="single" style:text-underline-style="solid" style:text-underline-width="auto" style:text-underline-mode="continuous"/>
    </style:style>
    <style:style style:name="T3183" style:parent-style-name="Domyślnaczcionkaakapitu" style:family="text">
      <style:text-properties fo:background-color="#80FFFF" style:text-underline-type="single" style:text-underline-style="solid" style:text-underline-width="auto" style:text-underline-mode="continuous"/>
    </style:style>
    <style:style style:name="T3184" style:parent-style-name="Domyślnaczcionkaakapitu" style:family="text">
      <style:text-properties style:text-underline-type="single" style:text-underline-style="solid" style:text-underline-width="auto" style:text-underline-mode="continuous"/>
    </style:style>
    <style:style style:name="T3185" style:parent-style-name="Domyślnaczcionkaakapitu" style:family="text">
      <style:text-properties fo:background-color="#80FFFF" style:text-underline-type="single" style:text-underline-style="solid" style:text-underline-width="auto" style:text-underline-mode="continuous"/>
    </style:style>
    <style:style style:name="T3186" style:parent-style-name="Domyślnaczcionkaakapitu" style:family="text">
      <style:text-properties style:text-underline-type="single" style:text-underline-style="solid" style:text-underline-width="auto" style:text-underline-mode="continuous"/>
    </style:style>
    <style:style style:name="T3187" style:parent-style-name="Domyślnaczcionkaakapitu" style:family="text">
      <style:text-properties fo:background-color="#80FFFF" style:text-underline-type="single" style:text-underline-style="solid" style:text-underline-width="auto" style:text-underline-mode="continuous"/>
    </style:style>
    <style:style style:name="P3188" style:parent-style-name="Normalny" style:family="paragraph">
      <style:paragraph-properties fo:text-align="justify" fo:line-height="150%" fo:text-indent="0.2479in">
        <style:tab-stops>
          <style:tab-stop style:type="left" style:position="0.1965in"/>
        </style:tab-stops>
      </style:paragraph-properties>
    </style:style>
    <style:style style:name="P3189" style:parent-style-name="Normalny" style:family="paragraph">
      <style:paragraph-properties fo:text-align="justify" fo:line-height="150%"/>
    </style:style>
    <style:style style:name="T3190" style:parent-style-name="Domyślnaczcionkaakapitu" style:family="text">
      <style:text-properties style:text-underline-type="single" style:text-underline-style="solid" style:text-underline-width="auto" style:text-underline-mode="continuous"/>
    </style:style>
    <style:style style:name="T3191" style:parent-style-name="Domyślnaczcionkaakapitu" style:family="text">
      <style:text-properties fo:background-color="#80FFFF" style:text-underline-type="single" style:text-underline-style="solid" style:text-underline-width="auto" style:text-underline-mode="continuous"/>
    </style:style>
    <style:style style:name="T3192" style:parent-style-name="Domyślnaczcionkaakapitu" style:family="text">
      <style:text-properties style:text-underline-type="single" style:text-underline-style="solid" style:text-underline-width="auto" style:text-underline-mode="continuous"/>
    </style:style>
    <style:style style:name="T3193" style:parent-style-name="Domyślnaczcionkaakapitu" style:family="text">
      <style:text-properties fo:background-color="#80FFFF" style:text-underline-type="single" style:text-underline-style="solid" style:text-underline-width="auto" style:text-underline-mode="continuous"/>
    </style:style>
    <style:style style:name="T3194" style:parent-style-name="Domyślnaczcionkaakapitu" style:family="text">
      <style:text-properties style:text-underline-type="single" style:text-underline-style="solid" style:text-underline-width="auto" style:text-underline-mode="continuous"/>
    </style:style>
    <style:style style:name="T3195" style:parent-style-name="Domyślnaczcionkaakapitu" style:family="text">
      <style:text-properties fo:background-color="#80FFFF" style:text-underline-type="single" style:text-underline-style="solid" style:text-underline-width="auto" style:text-underline-mode="continuous"/>
    </style:style>
    <style:style style:name="T3196" style:parent-style-name="Domyślnaczcionkaakapitu" style:family="text">
      <style:text-properties style:text-underline-type="single" style:text-underline-style="solid" style:text-underline-width="auto" style:text-underline-mode="continuous"/>
    </style:style>
    <style:style style:name="T3197" style:parent-style-name="Domyślnaczcionkaakapitu" style:family="text">
      <style:text-properties fo:background-color="#80FFFF"/>
    </style:style>
    <style:style style:name="P3198" style:parent-style-name="Normalny" style:family="paragraph">
      <style:paragraph-properties fo:text-align="justify" fo:line-height="150%" fo:text-indent="0.2479in"/>
    </style:style>
    <style:style style:name="T3199" style:parent-style-name="Domyślnaczcionkaakapitu" style:family="text">
      <style:text-properties fo:background-color="#80FFFF"/>
    </style:style>
    <style:style style:name="T3200" style:parent-style-name="Domyślnaczcionkaakapitu" style:family="text">
      <style:text-properties fo:background-color="#80FFFF"/>
    </style:style>
    <style:style style:name="T3201" style:parent-style-name="Domyślnaczcionkaakapitu" style:family="text">
      <style:text-properties fo:background-color="#80FFFF"/>
    </style:style>
    <style:style style:name="T3202" style:parent-style-name="Domyślnaczcionkaakapitu" style:family="text">
      <style:text-properties fo:background-color="#80FFFF"/>
    </style:style>
    <style:style style:name="P3203" style:parent-style-name="Normalny" style:family="paragraph">
      <style:paragraph-properties fo:text-align="justify" fo:line-height="150%"/>
    </style:style>
    <style:style style:name="T3204" style:parent-style-name="Domyślnaczcionkaakapitu" style:family="text">
      <style:text-properties style:text-underline-type="single" style:text-underline-style="solid" style:text-underline-width="auto" style:text-underline-mode="continuous"/>
    </style:style>
    <style:style style:name="T3205" style:parent-style-name="Domyślnaczcionkaakapitu" style:family="text">
      <style:text-properties fo:background-color="#80FFFF" style:text-underline-type="single" style:text-underline-style="solid" style:text-underline-width="auto" style:text-underline-mode="continuous"/>
    </style:style>
    <style:style style:name="T3206" style:parent-style-name="Domyślnaczcionkaakapitu" style:family="text">
      <style:text-properties style:text-underline-type="single" style:text-underline-style="solid" style:text-underline-width="auto" style:text-underline-mode="continuous"/>
    </style:style>
    <style:style style:name="T3207" style:parent-style-name="Domyślnaczcionkaakapitu" style:family="text">
      <style:text-properties fo:background-color="#80FFFF" style:text-underline-type="single" style:text-underline-style="solid" style:text-underline-width="auto" style:text-underline-mode="continuous"/>
    </style:style>
    <style:style style:name="T3208" style:parent-style-name="Domyślnaczcionkaakapitu" style:family="text">
      <style:text-properties style:text-underline-type="single" style:text-underline-style="solid" style:text-underline-width="auto" style:text-underline-mode="continuous"/>
    </style:style>
    <style:style style:name="T3209" style:parent-style-name="Domyślnaczcionkaakapitu" style:family="text">
      <style:text-properties fo:background-color="#80FFFF" style:text-underline-type="single" style:text-underline-style="solid" style:text-underline-width="auto" style:text-underline-mode="continuous"/>
    </style:style>
    <style:style style:name="T3210" style:parent-style-name="Domyślnaczcionkaakapitu" style:family="text">
      <style:text-properties style:text-underline-type="single" style:text-underline-style="solid" style:text-underline-width="auto" style:text-underline-mode="continuous"/>
    </style:style>
    <style:style style:name="P3211" style:parent-style-name="Normalny" style:family="paragraph">
      <style:paragraph-properties fo:text-align="justify" fo:line-height="150%" fo:text-indent="0.2479in"/>
    </style:style>
    <style:style style:name="P3212" style:parent-style-name="Normalny" style:family="paragraph">
      <style:paragraph-properties fo:text-align="justify" fo:line-height="150%" fo:text-indent="0.25in"/>
    </style:style>
    <style:style style:name="P3213" style:parent-style-name="Normalny" style:family="paragraph">
      <style:paragraph-properties fo:text-align="justify" fo:line-height="150%"/>
    </style:style>
    <style:style style:name="T3214" style:parent-style-name="Domyślnaczcionkaakapitu" style:family="text">
      <style:text-properties fo:background-color="#80FFFF" style:text-underline-type="single" style:text-underline-style="solid" style:text-underline-width="auto" style:text-underline-mode="continuous"/>
    </style:style>
    <style:style style:name="T3215" style:parent-style-name="Domyślnaczcionkaakapitu" style:family="text">
      <style:text-properties style:text-underline-type="single" style:text-underline-style="solid" style:text-underline-width="auto" style:text-underline-mode="continuous"/>
    </style:style>
    <style:style style:name="T3216" style:parent-style-name="Domyślnaczcionkaakapitu" style:family="text">
      <style:text-properties fo:background-color="#80FFFF" style:text-underline-type="single" style:text-underline-style="solid" style:text-underline-width="auto" style:text-underline-mode="continuous"/>
    </style:style>
    <style:style style:name="T3217" style:parent-style-name="Domyślnaczcionkaakapitu" style:family="text">
      <style:text-properties style:text-underline-type="single" style:text-underline-style="solid" style:text-underline-width="auto" style:text-underline-mode="continuous"/>
    </style:style>
    <style:style style:name="T3218" style:parent-style-name="Domyślnaczcionkaakapitu" style:family="text">
      <style:text-properties style:text-underline-type="single" style:text-underline-style="solid" style:text-underline-width="auto" style:text-underline-mode="continuous"/>
    </style:style>
    <style:style style:name="T3219" style:parent-style-name="Domyślnaczcionkaakapitu" style:family="text">
      <style:text-properties fo:background-color="#80FFFF" style:text-underline-type="single" style:text-underline-style="solid" style:text-underline-width="auto" style:text-underline-mode="continuous"/>
    </style:style>
    <style:style style:name="T3220" style:parent-style-name="Domyślnaczcionkaakapitu" style:family="text">
      <style:text-properties style:text-underline-type="single" style:text-underline-style="solid" style:text-underline-width="auto" style:text-underline-mode="continuous"/>
    </style:style>
    <style:style style:name="P3221" style:parent-style-name="Normalny" style:family="paragraph">
      <style:paragraph-properties fo:text-align="justify" fo:line-height="150%" fo:text-indent="0.25in"/>
    </style:style>
    <style:style style:name="T3222" style:parent-style-name="Domyślnaczcionkaakapitu" style:family="text">
      <style:text-properties fo:background-color="#80FFFF"/>
    </style:style>
    <style:style style:name="P3223" style:parent-style-name="Normalny" style:family="paragraph">
      <style:paragraph-properties fo:text-align="justify" fo:line-height="150%" fo:text-indent="0.25in"/>
    </style:style>
    <style:style style:name="P3224" style:parent-style-name="Normalny" style:family="paragraph">
      <style:paragraph-properties fo:text-align="justify" fo:line-height="150%" fo:text-indent="0.25in"/>
    </style:style>
    <style:style style:name="T3225" style:parent-style-name="Domyślnaczcionkaakapitu" style:family="text">
      <style:text-properties fo:background-color="#80FFFF"/>
    </style:style>
    <style:style style:name="P3226" style:parent-style-name="Normalny" style:family="paragraph">
      <style:paragraph-properties fo:text-align="justify" fo:line-height="150%" fo:text-indent="0.25in"/>
    </style:style>
    <style:style style:name="T3227" style:parent-style-name="Domyślnaczcionkaakapitu" style:family="text">
      <style:text-properties fo:background-color="#80FFFF"/>
    </style:style>
    <style:style style:name="P3228" style:parent-style-name="Normalny" style:family="paragraph">
      <style:paragraph-properties fo:text-align="justify" fo:line-height="150%" fo:text-indent="0.25in"/>
    </style:style>
    <style:style style:name="T3229" style:parent-style-name="Domyślnaczcionkaakapitu" style:family="text">
      <style:text-properties fo:background-color="#80FFFF"/>
    </style:style>
    <style:style style:name="T3230" style:parent-style-name="Domyślnaczcionkaakapitu" style:family="text">
      <style:text-properties fo:background-color="#80FFFF"/>
    </style:style>
    <style:style style:name="T3231" style:parent-style-name="Domyślnaczcionkaakapitu" style:family="text">
      <style:text-properties fo:background-color="#80FFFF"/>
    </style:style>
    <style:style style:name="T3232" style:parent-style-name="Domyślnaczcionkaakapitu" style:family="text">
      <style:text-properties fo:background-color="#80FFFF"/>
    </style:style>
    <style:style style:name="P3233" style:parent-style-name="Normalny" style:family="paragraph">
      <style:paragraph-properties fo:text-align="justify" fo:line-height="150%" fo:text-indent="0.25in"/>
    </style:style>
    <style:style style:name="T3234" style:parent-style-name="Domyślnaczcionkaakapitu" style:family="text">
      <style:text-properties fo:background-color="#80FFFF"/>
    </style:style>
    <style:style style:name="P3235" style:parent-style-name="Normalny" style:family="paragraph">
      <style:paragraph-properties fo:text-align="justify" fo:line-height="150%" fo:text-indent="0.25in"/>
    </style:style>
    <style:style style:name="T3236" style:parent-style-name="Domyślnaczcionkaakapitu" style:family="text">
      <style:text-properties fo:background-color="#80FFFF"/>
    </style:style>
    <style:style style:name="T3237" style:parent-style-name="Domyślnaczcionkaakapitu" style:family="text">
      <style:text-properties fo:background-color="#80FFFF"/>
    </style:style>
    <style:style style:name="T3238" style:parent-style-name="Domyślnaczcionkaakapitu" style:family="text">
      <style:text-properties fo:background-color="#80FFFF"/>
    </style:style>
    <style:style style:name="P3239" style:parent-style-name="Normalny" style:family="paragraph">
      <style:paragraph-properties fo:text-align="justify" fo:line-height="150%" fo:text-indent="0.25in"/>
    </style:style>
    <style:style style:name="T3240" style:parent-style-name="Domyślnaczcionkaakapitu" style:family="text">
      <style:text-properties fo:background-color="#80FFFF"/>
    </style:style>
    <style:style style:name="T3241" style:parent-style-name="Domyślnaczcionkaakapitu" style:family="text">
      <style:text-properties fo:background-color="#80FFFF"/>
    </style:style>
    <style:style style:name="T3242" style:parent-style-name="Domyślnaczcionkaakapitu" style:family="text">
      <style:text-properties fo:background-color="#80FFFF"/>
    </style:style>
    <style:style style:name="P3243" style:parent-style-name="Normalny" style:family="paragraph">
      <style:paragraph-properties fo:text-align="justify" fo:line-height="150%"/>
    </style:style>
    <style:style style:name="T3244" style:parent-style-name="Domyślnaczcionkaakapitu" style:family="text">
      <style:text-properties style:text-underline-type="single" style:text-underline-style="solid" style:text-underline-width="auto" style:text-underline-mode="continuous"/>
    </style:style>
    <style:style style:name="P3245" style:parent-style-name="Normalny" style:family="paragraph">
      <style:paragraph-properties fo:text-align="justify" fo:line-height="150%" fo:text-indent="0.25in"/>
    </style:style>
    <style:style style:name="T3246" style:parent-style-name="Domyślnaczcionkaakapitu" style:family="text">
      <style:text-properties fo:background-color="#80FFFF"/>
    </style:style>
    <style:style style:name="P3247" style:parent-style-name="Normalny" style:family="paragraph">
      <style:paragraph-properties fo:text-align="justify" fo:line-height="150%" fo:text-indent="0.25in"/>
    </style:style>
    <style:style style:name="T3248" style:parent-style-name="Domyślnaczcionkaakapitu" style:family="text">
      <style:text-properties fo:background-color="#80FFFF"/>
    </style:style>
    <style:style style:name="P3249" style:parent-style-name="Normalny" style:family="paragraph">
      <style:paragraph-properties fo:text-align="justify" fo:line-height="150%"/>
    </style:style>
    <style:style style:name="T3250" style:parent-style-name="Domyślnaczcionkaakapitu" style:family="text">
      <style:text-properties style:text-underline-type="single" style:text-underline-style="solid" style:text-underline-width="auto" style:text-underline-mode="continuous"/>
    </style:style>
    <style:style style:name="T3251" style:parent-style-name="Domyślnaczcionkaakapitu" style:family="text">
      <style:text-properties fo:background-color="#80FFFF" style:text-underline-type="single" style:text-underline-style="solid" style:text-underline-width="auto" style:text-underline-mode="continuous"/>
    </style:style>
    <style:style style:name="T3252" style:parent-style-name="Domyślnaczcionkaakapitu" style:family="text">
      <style:text-properties style:text-underline-type="single" style:text-underline-style="solid" style:text-underline-width="auto" style:text-underline-mode="continuous"/>
    </style:style>
    <style:style style:name="T3253" style:parent-style-name="Domyślnaczcionkaakapitu" style:family="text">
      <style:text-properties fo:background-color="#80FFFF" style:text-underline-type="single" style:text-underline-style="solid" style:text-underline-width="auto" style:text-underline-mode="continuous"/>
    </style:style>
    <style:style style:name="T3254" style:parent-style-name="Domyślnaczcionkaakapitu" style:family="text">
      <style:text-properties style:text-underline-type="single" style:text-underline-style="solid" style:text-underline-width="auto" style:text-underline-mode="continuous"/>
    </style:style>
    <style:style style:name="T3255" style:parent-style-name="Domyślnaczcionkaakapitu" style:family="text">
      <style:text-properties fo:background-color="#80FFFF" style:text-underline-type="single" style:text-underline-style="solid" style:text-underline-width="auto" style:text-underline-mode="continuous"/>
    </style:style>
    <style:style style:name="P3256" style:parent-style-name="Normalny" style:family="paragraph">
      <style:paragraph-properties fo:text-align="justify" fo:line-height="150%" fo:text-indent="0.25in"/>
    </style:style>
    <style:style style:name="P3257" style:parent-style-name="Normalny" style:family="paragraph">
      <style:paragraph-properties fo:text-align="justify" fo:line-height="150%"/>
    </style:style>
    <style:style style:name="T3258" style:parent-style-name="Domyślnaczcionkaakapitu" style:family="text">
      <style:text-properties style:text-underline-type="single" style:text-underline-style="solid" style:text-underline-width="auto" style:text-underline-mode="continuous"/>
    </style:style>
    <style:style style:name="T3259" style:parent-style-name="Domyślnaczcionkaakapitu" style:family="text">
      <style:text-properties fo:background-color="#80FFFF" style:text-underline-type="single" style:text-underline-style="solid" style:text-underline-width="auto" style:text-underline-mode="continuous"/>
    </style:style>
    <style:style style:name="T3260" style:parent-style-name="Domyślnaczcionkaakapitu" style:family="text">
      <style:text-properties style:text-underline-type="single" style:text-underline-style="solid" style:text-underline-width="auto" style:text-underline-mode="continuous"/>
    </style:style>
    <style:style style:name="T3261" style:parent-style-name="Domyślnaczcionkaakapitu" style:family="text">
      <style:text-properties fo:background-color="#80FFFF" style:text-underline-type="single" style:text-underline-style="solid" style:text-underline-width="auto" style:text-underline-mode="continuous"/>
    </style:style>
    <style:style style:name="T3262" style:parent-style-name="Domyślnaczcionkaakapitu" style:family="text">
      <style:text-properties style:text-underline-type="single" style:text-underline-style="solid" style:text-underline-width="auto" style:text-underline-mode="continuous"/>
    </style:style>
    <style:style style:name="P3263" style:parent-style-name="Normalny" style:family="paragraph">
      <style:paragraph-properties fo:text-align="justify" fo:line-height="150%" fo:text-indent="0.25in"/>
    </style:style>
    <style:style style:name="T3264" style:parent-style-name="Domyślnaczcionkaakapitu" style:family="text">
      <style:text-properties fo:background-color="#80FFFF"/>
    </style:style>
    <style:style style:name="T3265" style:parent-style-name="Domyślnaczcionkaakapitu" style:family="text">
      <style:text-properties fo:background-color="#80FFFF"/>
    </style:style>
    <style:style style:name="T3266" style:parent-style-name="Domyślnaczcionkaakapitu" style:family="text">
      <style:text-properties fo:background-color="#80FFFF"/>
    </style:style>
    <style:style style:name="T3267" style:parent-style-name="Domyślnaczcionkaakapitu" style:family="text">
      <style:text-properties fo:background-color="#80FFFF"/>
    </style:style>
    <style:style style:name="T3268" style:parent-style-name="Domyślnaczcionkaakapitu" style:family="text">
      <style:text-properties fo:background-color="#80FFFF"/>
    </style:style>
    <style:style style:name="P3269" style:parent-style-name="Normalny" style:family="paragraph">
      <style:paragraph-properties fo:text-align="justify" fo:line-height="150%"/>
    </style:style>
    <style:style style:name="T3270" style:parent-style-name="Domyślnaczcionkaakapitu" style:family="text">
      <style:text-properties style:text-underline-type="single" style:text-underline-style="solid" style:text-underline-width="auto" style:text-underline-mode="continuous"/>
    </style:style>
    <style:style style:name="T3271" style:parent-style-name="Domyślnaczcionkaakapitu" style:family="text">
      <style:text-properties fo:background-color="#80FFFF" style:text-underline-type="single" style:text-underline-style="solid" style:text-underline-width="auto" style:text-underline-mode="continuous"/>
    </style:style>
    <style:style style:name="T3272" style:parent-style-name="Domyślnaczcionkaakapitu" style:family="text">
      <style:text-properties style:text-underline-type="single" style:text-underline-style="solid" style:text-underline-width="auto" style:text-underline-mode="continuous"/>
    </style:style>
    <style:style style:name="T3273" style:parent-style-name="Domyślnaczcionkaakapitu" style:family="text">
      <style:text-properties fo:background-color="#80FFFF" style:text-underline-type="single" style:text-underline-style="solid" style:text-underline-width="auto" style:text-underline-mode="continuous"/>
    </style:style>
    <style:style style:name="T3274" style:parent-style-name="Domyślnaczcionkaakapitu" style:family="text">
      <style:text-properties style:text-underline-type="single" style:text-underline-style="solid" style:text-underline-width="auto" style:text-underline-mode="continuous"/>
    </style:style>
    <style:style style:name="T3275" style:parent-style-name="Domyślnaczcionkaakapitu" style:family="text">
      <style:text-properties fo:background-color="#80FFFF" style:text-underline-type="single" style:text-underline-style="solid" style:text-underline-width="auto" style:text-underline-mode="continuous"/>
    </style:style>
    <style:style style:name="T3276" style:parent-style-name="Domyślnaczcionkaakapitu" style:family="text">
      <style:text-properties style:text-underline-type="single" style:text-underline-style="solid" style:text-underline-width="auto" style:text-underline-mode="continuous"/>
    </style:style>
    <style:style style:name="P3277" style:parent-style-name="Normalny" style:family="paragraph">
      <style:paragraph-properties fo:text-align="justify" fo:line-height="150%" fo:text-indent="0.25in"/>
    </style:style>
    <style:style style:name="T3278" style:parent-style-name="Domyślnaczcionkaakapitu" style:family="text">
      <style:text-properties fo:background-color="#80FFFF"/>
    </style:style>
    <style:style style:name="T3279" style:parent-style-name="Domyślnaczcionkaakapitu" style:family="text">
      <style:text-properties fo:background-color="#80FFFF"/>
    </style:style>
    <style:style style:name="P3280" style:parent-style-name="Normalny" style:family="paragraph">
      <style:paragraph-properties fo:text-align="justify" fo:line-height="150%" fo:text-indent="0.25in"/>
    </style:style>
    <style:style style:name="T3281" style:parent-style-name="Domyślnaczcionkaakapitu" style:family="text">
      <style:text-properties fo:background-color="#80FFFF"/>
    </style:style>
    <style:style style:name="P3282" style:parent-style-name="Normalny" style:family="paragraph">
      <style:paragraph-properties fo:text-align="justify" fo:line-height="150%"/>
    </style:style>
    <style:style style:name="T3283" style:parent-style-name="Domyślnaczcionkaakapitu" style:family="text">
      <style:text-properties style:text-underline-type="single" style:text-underline-style="solid" style:text-underline-width="auto" style:text-underline-mode="continuous"/>
    </style:style>
    <style:style style:name="P3284" style:parent-style-name="Normalny" style:family="paragraph">
      <style:paragraph-properties fo:text-align="justify" fo:line-height="150%" fo:text-indent="0.25in"/>
    </style:style>
    <style:style style:name="T3285" style:parent-style-name="Domyślnaczcionkaakapitu" style:family="text">
      <style:text-properties fo:background-color="#80FFFF"/>
    </style:style>
    <style:style style:name="P3286" style:parent-style-name="Normalny" style:family="paragraph">
      <style:paragraph-properties fo:text-align="justify" fo:line-height="150%"/>
    </style:style>
    <style:style style:name="T3287" style:parent-style-name="Domyślnaczcionkaakapitu" style:family="text">
      <style:text-properties style:text-underline-type="single" style:text-underline-style="solid" style:text-underline-width="auto" style:text-underline-mode="continuous"/>
    </style:style>
    <style:style style:name="P3288" style:parent-style-name="Normalny" style:family="paragraph">
      <style:paragraph-properties fo:text-align="justify" fo:line-height="150%" fo:text-indent="0.25in"/>
    </style:style>
    <style:style style:name="T3289" style:parent-style-name="Domyślnaczcionkaakapitu" style:family="text">
      <style:text-properties fo:background-color="#80FFFF"/>
    </style:style>
    <style:style style:name="T3290" style:parent-style-name="Domyślnaczcionkaakapitu" style:family="text">
      <style:text-properties fo:background-color="#80FFFF"/>
    </style:style>
    <style:style style:name="T3291" style:parent-style-name="Domyślnaczcionkaakapitu" style:family="text">
      <style:text-properties fo:background-color="#80FFFF"/>
    </style:style>
    <style:style style:name="T3292" style:parent-style-name="Domyślnaczcionkaakapitu" style:family="text">
      <style:text-properties fo:background-color="#80FFFF"/>
    </style:style>
    <style:style style:name="P3293" style:parent-style-name="Normalny" style:family="paragraph">
      <style:paragraph-properties fo:text-align="justify" fo:line-height="150%" fo:text-indent="0.25in"/>
    </style:style>
    <style:style style:name="T3294" style:parent-style-name="Domyślnaczcionkaakapitu" style:family="text">
      <style:text-properties fo:background-color="#80FFFF"/>
    </style:style>
    <style:style style:name="P3295" style:parent-style-name="Normalny" style:family="paragraph">
      <style:paragraph-properties fo:text-align="justify" fo:line-height="150%" fo:text-indent="0.25in"/>
    </style:style>
    <style:style style:name="P3296" style:parent-style-name="Normalny" style:family="paragraph">
      <style:paragraph-properties fo:text-align="justify" fo:line-height="150%"/>
    </style:style>
    <style:style style:name="T3297" style:parent-style-name="Domyślnaczcionkaakapitu" style:family="text">
      <style:text-properties style:text-underline-type="single" style:text-underline-style="solid" style:text-underline-width="auto" style:text-underline-mode="continuous"/>
    </style:style>
    <style:style style:name="P3298" style:parent-style-name="Normalny" style:family="paragraph">
      <style:paragraph-properties fo:text-align="justify" fo:line-height="150%" fo:text-indent="0.25in"/>
    </style:style>
    <style:style style:name="T3299" style:parent-style-name="Domyślnaczcionkaakapitu" style:family="text">
      <style:text-properties fo:background-color="#80FFFF"/>
    </style:style>
    <style:style style:name="P3300" style:parent-style-name="Normalny" style:family="paragraph">
      <style:paragraph-properties fo:text-align="justify" fo:line-height="150%" fo:text-indent="0.25in"/>
    </style:style>
    <style:style style:name="T3301" style:parent-style-name="Domyślnaczcionkaakapitu" style:family="text">
      <style:text-properties fo:background-color="#80FFFF"/>
    </style:style>
    <style:style style:name="T3302" style:parent-style-name="Domyślnaczcionkaakapitu" style:family="text">
      <style:text-properties fo:background-color="#80FFFF"/>
    </style:style>
    <style:style style:name="T3303" style:parent-style-name="Domyślnaczcionkaakapitu" style:family="text">
      <style:text-properties fo:background-color="#80FFFF"/>
    </style:style>
    <style:style style:name="P3304" style:parent-style-name="Normalny" style:family="paragraph">
      <style:paragraph-properties fo:text-align="justify" fo:line-height="150%"/>
    </style:style>
    <style:style style:name="T3305" style:parent-style-name="Domyślnaczcionkaakapitu" style:family="text">
      <style:text-properties style:text-underline-type="single" style:text-underline-style="solid" style:text-underline-width="auto" style:text-underline-mode="continuous"/>
    </style:style>
    <style:style style:name="P3306" style:parent-style-name="Normalny" style:family="paragraph">
      <style:paragraph-properties fo:text-align="justify" fo:line-height="150%" fo:text-indent="0.25in"/>
    </style:style>
    <style:style style:name="P3307" style:parent-style-name="Normalny" style:family="paragraph">
      <style:paragraph-properties fo:text-align="justify" fo:line-height="150%" fo:text-indent="0.25in"/>
    </style:style>
    <style:style style:name="T3308" style:parent-style-name="Domyślnaczcionkaakapitu" style:family="text">
      <style:text-properties fo:background-color="#80FFFF"/>
    </style:style>
    <style:style style:name="T3309" style:parent-style-name="Domyślnaczcionkaakapitu" style:family="text">
      <style:text-properties fo:background-color="#80FFFF"/>
    </style:style>
    <style:style style:name="P3310" style:parent-style-name="Normalny" style:family="paragraph">
      <style:paragraph-properties fo:text-align="justify" fo:line-height="150%" fo:text-indent="0.25in"/>
    </style:style>
    <style:style style:name="P3311" style:parent-style-name="Normalny" style:family="paragraph">
      <style:paragraph-properties fo:text-align="justify" fo:line-height="150%"/>
    </style:style>
    <style:style style:name="T3312" style:parent-style-name="Domyślnaczcionkaakapitu" style:family="text">
      <style:text-properties style:text-underline-type="single" style:text-underline-style="solid" style:text-underline-width="auto" style:text-underline-mode="continuous"/>
    </style:style>
    <style:style style:name="P3313" style:parent-style-name="Normalny" style:family="paragraph">
      <style:paragraph-properties fo:text-align="justify" fo:line-height="150%" fo:text-indent="0.25in"/>
    </style:style>
    <style:style style:name="T3314" style:parent-style-name="Domyślnaczcionkaakapitu" style:family="text">
      <style:text-properties fo:background-color="#80FFFF"/>
    </style:style>
    <style:style style:name="T3315" style:parent-style-name="Domyślnaczcionkaakapitu" style:family="text">
      <style:text-properties fo:background-color="#80FFFF"/>
    </style:style>
    <style:style style:name="T3316" style:parent-style-name="Domyślnaczcionkaakapitu" style:family="text">
      <style:text-properties fo:background-color="#80FFFF"/>
    </style:style>
    <style:style style:name="T3317" style:parent-style-name="Domyślnaczcionkaakapitu" style:family="text">
      <style:text-properties fo:background-color="#80FFFF"/>
    </style:style>
    <style:style style:name="T3318" style:parent-style-name="Domyślnaczcionkaakapitu" style:family="text">
      <style:text-properties fo:background-color="#80FFFF"/>
    </style:style>
    <style:style style:name="T3319" style:parent-style-name="Domyślnaczcionkaakapitu" style:family="text">
      <style:text-properties fo:background-color="#80FFFF"/>
    </style:style>
    <style:style style:name="T3320" style:parent-style-name="Domyślnaczcionkaakapitu" style:family="text">
      <style:text-properties fo:background-color="#80FFFF"/>
    </style:style>
    <style:style style:name="P3321" style:parent-style-name="Normalny" style:family="paragraph">
      <style:paragraph-properties fo:text-align="justify" fo:line-height="150%"/>
    </style:style>
    <style:style style:name="T3322" style:parent-style-name="Domyślnaczcionkaakapitu" style:family="text">
      <style:text-properties style:text-underline-type="single" style:text-underline-style="solid" style:text-underline-width="auto" style:text-underline-mode="continuous"/>
    </style:style>
    <style:style style:name="P3323" style:parent-style-name="Normalny" style:family="paragraph">
      <style:paragraph-properties fo:text-align="justify" fo:line-height="150%" fo:text-indent="0.25in"/>
    </style:style>
    <style:style style:name="P3324" style:parent-style-name="Normalny" style:family="paragraph">
      <style:paragraph-properties fo:text-align="justify" fo:line-height="150%"/>
    </style:style>
    <style:style style:name="T3325" style:parent-style-name="Domyślnaczcionkaakapitu" style:family="text">
      <style:text-properties style:text-underline-type="single" style:text-underline-style="solid" style:text-underline-width="auto" style:text-underline-mode="continuous"/>
    </style:style>
    <style:style style:name="P3326" style:parent-style-name="Normalny" style:family="paragraph">
      <style:paragraph-properties fo:text-align="justify" fo:line-height="150%" fo:text-indent="0.25in"/>
    </style:style>
    <style:style style:name="T3327" style:parent-style-name="Domyślnaczcionkaakapitu" style:family="text">
      <style:text-properties fo:background-color="#80FFFF"/>
    </style:style>
    <style:style style:name="P3328" style:parent-style-name="Normalny" style:family="paragraph">
      <style:paragraph-properties fo:text-align="justify" fo:line-height="150%"/>
    </style:style>
    <style:style style:name="T3329" style:parent-style-name="Domyślnaczcionkaakapitu" style:family="text">
      <style:text-properties style:text-underline-type="single" style:text-underline-style="solid" style:text-underline-width="auto" style:text-underline-mode="continuous"/>
    </style:style>
    <style:style style:name="T3330" style:parent-style-name="Domyślnaczcionkaakapitu" style:family="text">
      <style:text-properties fo:background-color="#80FFFF" style:text-underline-type="single" style:text-underline-style="solid" style:text-underline-width="auto" style:text-underline-mode="continuous"/>
    </style:style>
    <style:style style:name="T3331" style:parent-style-name="Domyślnaczcionkaakapitu" style:family="text">
      <style:text-properties style:text-underline-type="single" style:text-underline-style="solid" style:text-underline-width="auto" style:text-underline-mode="continuous"/>
    </style:style>
    <style:style style:name="T3332" style:parent-style-name="Domyślnaczcionkaakapitu" style:family="text">
      <style:text-properties fo:background-color="#80FFFF" style:text-underline-type="single" style:text-underline-style="solid" style:text-underline-width="auto" style:text-underline-mode="continuous"/>
    </style:style>
    <style:style style:name="T3333" style:parent-style-name="Domyślnaczcionkaakapitu" style:family="text">
      <style:text-properties style:text-underline-type="single" style:text-underline-style="solid" style:text-underline-width="auto" style:text-underline-mode="continuous"/>
    </style:style>
    <style:style style:name="T3334" style:parent-style-name="Domyślnaczcionkaakapitu" style:family="text">
      <style:text-properties fo:background-color="#80FFFF" style:text-underline-type="single" style:text-underline-style="solid" style:text-underline-width="auto" style:text-underline-mode="continuous"/>
    </style:style>
    <style:style style:name="T3335" style:parent-style-name="Domyślnaczcionkaakapitu" style:family="text">
      <style:text-properties style:text-underline-type="single" style:text-underline-style="solid" style:text-underline-width="auto" style:text-underline-mode="continuous"/>
    </style:style>
    <style:style style:name="T3336" style:parent-style-name="Domyślnaczcionkaakapitu" style:family="text">
      <style:text-properties fo:background-color="#80FFFF" style:text-underline-type="single" style:text-underline-style="solid" style:text-underline-width="auto" style:text-underline-mode="continuous"/>
    </style:style>
    <style:style style:name="T3337" style:parent-style-name="Domyślnaczcionkaakapitu" style:family="text">
      <style:text-properties style:text-underline-type="single" style:text-underline-style="solid" style:text-underline-width="auto" style:text-underline-mode="continuous"/>
    </style:style>
    <style:style style:name="T3338" style:parent-style-name="Domyślnaczcionkaakapitu" style:family="text">
      <style:text-properties fo:background-color="#80FFFF"/>
    </style:style>
    <style:style style:name="P3339" style:parent-style-name="Normalny" style:family="paragraph">
      <style:paragraph-properties fo:text-align="justify" fo:line-height="150%" fo:text-indent="0.25in"/>
    </style:style>
    <style:style style:name="P3340" style:parent-style-name="Normalny" style:family="paragraph">
      <style:paragraph-properties fo:text-align="justify" fo:line-height="150%"/>
    </style:style>
    <style:style style:name="T3341" style:parent-style-name="Domyślnaczcionkaakapitu" style:family="text">
      <style:text-properties style:text-underline-type="single" style:text-underline-style="solid" style:text-underline-width="auto" style:text-underline-mode="continuous"/>
    </style:style>
    <style:style style:name="P3342" style:parent-style-name="Normalny" style:family="paragraph">
      <style:paragraph-properties fo:text-align="justify" fo:line-height="150%" fo:text-indent="0.25in"/>
    </style:style>
    <style:style style:name="T3343" style:parent-style-name="Domyślnaczcionkaakapitu" style:family="text">
      <style:text-properties fo:background-color="#80FFFF"/>
    </style:style>
    <style:style style:name="P3344" style:parent-style-name="Normalny" style:family="paragraph">
      <style:paragraph-properties fo:text-align="justify" fo:line-height="150%"/>
    </style:style>
    <style:style style:name="T3345" style:parent-style-name="Domyślnaczcionkaakapitu" style:family="text">
      <style:text-properties style:text-underline-type="single" style:text-underline-style="solid" style:text-underline-width="auto" style:text-underline-mode="continuous"/>
    </style:style>
    <style:style style:name="P3346" style:parent-style-name="Normalny" style:family="paragraph">
      <style:paragraph-properties fo:text-align="justify" fo:line-height="150%" fo:text-indent="0.25in"/>
    </style:style>
    <style:style style:name="P3347" style:parent-style-name="Normalny" style:family="paragraph">
      <style:paragraph-properties fo:text-align="justify" fo:line-height="150%"/>
    </style:style>
    <style:style style:name="T3348" style:parent-style-name="Domyślnaczcionkaakapitu" style:family="text">
      <style:text-properties style:text-underline-type="single" style:text-underline-style="solid" style:text-underline-width="auto" style:text-underline-mode="continuous"/>
    </style:style>
    <style:style style:name="P3349" style:parent-style-name="Normalny" style:family="paragraph">
      <style:paragraph-properties fo:text-align="justify" fo:line-height="150%" fo:text-indent="0.25in"/>
    </style:style>
    <style:style style:name="P3350" style:parent-style-name="Normalny" style:family="paragraph">
      <style:paragraph-properties fo:text-align="justify" fo:line-height="150%"/>
    </style:style>
    <style:style style:name="T3351" style:parent-style-name="Domyślnaczcionkaakapitu" style:family="text">
      <style:text-properties style:text-underline-type="single" style:text-underline-style="solid" style:text-underline-width="auto" style:text-underline-mode="continuous"/>
    </style:style>
    <style:style style:name="T3352" style:parent-style-name="Domyślnaczcionkaakapitu" style:family="text">
      <style:text-properties fo:background-color="#80FFFF" style:text-underline-type="single" style:text-underline-style="solid" style:text-underline-width="auto" style:text-underline-mode="continuous"/>
    </style:style>
    <style:style style:name="T3353" style:parent-style-name="Domyślnaczcionkaakapitu" style:family="text">
      <style:text-properties style:text-underline-type="single" style:text-underline-style="solid" style:text-underline-width="auto" style:text-underline-mode="continuous"/>
    </style:style>
    <style:style style:name="T3354" style:parent-style-name="Domyślnaczcionkaakapitu" style:family="text">
      <style:text-properties fo:background-color="#80FFFF" style:text-underline-type="single" style:text-underline-style="solid" style:text-underline-width="auto" style:text-underline-mode="continuous"/>
    </style:style>
    <style:style style:name="T3355" style:parent-style-name="Domyślnaczcionkaakapitu" style:family="text">
      <style:text-properties style:text-underline-type="single" style:text-underline-style="solid" style:text-underline-width="auto" style:text-underline-mode="continuous"/>
    </style:style>
    <style:style style:name="T3356" style:parent-style-name="Domyślnaczcionkaakapitu" style:family="text">
      <style:text-properties fo:background-color="#80FFFF" style:text-underline-type="single" style:text-underline-style="solid" style:text-underline-width="auto" style:text-underline-mode="continuous"/>
    </style:style>
    <style:style style:name="T3357" style:parent-style-name="Domyślnaczcionkaakapitu" style:family="text">
      <style:text-properties fo:background-color="#80FFFF"/>
    </style:style>
    <style:style style:name="P3358" style:parent-style-name="Normalny" style:family="paragraph">
      <style:paragraph-properties fo:text-align="justify" fo:line-height="150%" fo:text-indent="0.25in"/>
    </style:style>
    <style:style style:name="T3359" style:parent-style-name="Domyślnaczcionkaakapitu" style:family="text">
      <style:text-properties fo:background-color="#80FFFF"/>
    </style:style>
    <style:style style:name="P3360" style:parent-style-name="Normalny" style:family="paragraph">
      <style:paragraph-properties fo:text-align="justify" fo:line-height="150%"/>
    </style:style>
    <style:style style:name="T3361" style:parent-style-name="Domyślnaczcionkaakapitu" style:family="text">
      <style:text-properties style:text-underline-type="single" style:text-underline-style="solid" style:text-underline-width="auto" style:text-underline-mode="continuous"/>
    </style:style>
    <style:style style:name="T3362" style:parent-style-name="Domyślnaczcionkaakapitu" style:family="text">
      <style:text-properties fo:background-color="#80FFFF" style:text-underline-type="single" style:text-underline-style="solid" style:text-underline-width="auto" style:text-underline-mode="continuous"/>
    </style:style>
    <style:style style:name="T3363" style:parent-style-name="Domyślnaczcionkaakapitu" style:family="text">
      <style:text-properties style:text-underline-type="single" style:text-underline-style="solid" style:text-underline-width="auto" style:text-underline-mode="continuous"/>
    </style:style>
    <style:style style:name="T3364" style:parent-style-name="Domyślnaczcionkaakapitu" style:family="text">
      <style:text-properties fo:background-color="#80FFFF" style:text-underline-type="single" style:text-underline-style="solid" style:text-underline-width="auto" style:text-underline-mode="continuous"/>
    </style:style>
    <style:style style:name="T3365" style:parent-style-name="Domyślnaczcionkaakapitu" style:family="text">
      <style:text-properties style:text-underline-type="single" style:text-underline-style="solid" style:text-underline-width="auto" style:text-underline-mode="continuous"/>
    </style:style>
    <style:style style:name="T3366" style:parent-style-name="Domyślnaczcionkaakapitu" style:family="text">
      <style:text-properties fo:background-color="#80FFFF"/>
    </style:style>
    <style:style style:name="P3367" style:parent-style-name="Normalny" style:family="paragraph">
      <style:paragraph-properties fo:text-align="justify" fo:line-height="150%" fo:text-indent="0.25in"/>
    </style:style>
    <style:style style:name="T3368" style:parent-style-name="Domyślnaczcionkaakapitu" style:family="text">
      <style:text-properties fo:background-color="#80FFFF"/>
    </style:style>
    <style:style style:name="T3369" style:parent-style-name="Domyślnaczcionkaakapitu" style:family="text">
      <style:text-properties fo:background-color="#80FFFF"/>
    </style:style>
    <style:style style:name="T3370" style:parent-style-name="Domyślnaczcionkaakapitu" style:family="text">
      <style:text-properties fo:background-color="#80FFFF"/>
    </style:style>
    <style:style style:name="T3371" style:parent-style-name="Domyślnaczcionkaakapitu" style:family="text">
      <style:text-properties fo:background-color="#80FFFF"/>
    </style:style>
    <style:style style:name="T3372" style:parent-style-name="Domyślnaczcionkaakapitu" style:family="text">
      <style:text-properties fo:background-color="#80FFFF"/>
    </style:style>
    <style:style style:name="T3373" style:parent-style-name="Domyślnaczcionkaakapitu" style:family="text">
      <style:text-properties fo:background-color="#80FFFF"/>
    </style:style>
    <style:style style:name="T3374" style:parent-style-name="Domyślnaczcionkaakapitu" style:family="text">
      <style:text-properties fo:background-color="#80FFFF"/>
    </style:style>
    <style:style style:name="T3375" style:parent-style-name="Domyślnaczcionkaakapitu" style:family="text">
      <style:text-properties fo:background-color="#80FFFF"/>
    </style:style>
    <style:style style:name="P3376" style:parent-style-name="Normalny" style:family="paragraph">
      <style:paragraph-properties fo:text-align="justify" fo:line-height="150%"/>
    </style:style>
    <style:style style:name="T3377" style:parent-style-name="Domyślnaczcionkaakapitu" style:family="text">
      <style:text-properties style:text-underline-type="single" style:text-underline-style="solid" style:text-underline-width="auto" style:text-underline-mode="continuous"/>
    </style:style>
    <style:style style:name="T3378" style:parent-style-name="Domyślnaczcionkaakapitu" style:family="text">
      <style:text-properties fo:background-color="#80FFFF" style:text-underline-type="single" style:text-underline-style="solid" style:text-underline-width="auto" style:text-underline-mode="continuous"/>
    </style:style>
    <style:style style:name="T3379" style:parent-style-name="Domyślnaczcionkaakapitu" style:family="text">
      <style:text-properties style:text-underline-type="single" style:text-underline-style="solid" style:text-underline-width="auto" style:text-underline-mode="continuous"/>
    </style:style>
    <style:style style:name="T3380" style:parent-style-name="Domyślnaczcionkaakapitu" style:family="text">
      <style:text-properties fo:background-color="#80FFFF" style:text-underline-type="single" style:text-underline-style="solid" style:text-underline-width="auto" style:text-underline-mode="continuous"/>
    </style:style>
    <style:style style:name="T3381" style:parent-style-name="Domyślnaczcionkaakapitu" style:family="text">
      <style:text-properties style:text-underline-type="single" style:text-underline-style="solid" style:text-underline-width="auto" style:text-underline-mode="continuous"/>
    </style:style>
    <style:style style:name="T3382" style:parent-style-name="Domyślnaczcionkaakapitu" style:family="text">
      <style:text-properties fo:background-color="#80FFFF" style:text-underline-type="single" style:text-underline-style="solid" style:text-underline-width="auto" style:text-underline-mode="continuous"/>
    </style:style>
    <style:style style:name="P3383" style:parent-style-name="Normalny" style:family="paragraph">
      <style:paragraph-properties fo:text-align="justify" fo:line-height="150%" fo:text-indent="0.25in"/>
    </style:style>
    <style:style style:name="P3384" style:parent-style-name="Normalny" style:family="paragraph">
      <style:paragraph-properties fo:text-align="justify" fo:line-height="150%"/>
    </style:style>
    <style:style style:name="T3385" style:parent-style-name="Domyślnaczcionkaakapitu" style:family="text">
      <style:text-properties style:text-underline-type="single" style:text-underline-style="solid" style:text-underline-width="auto" style:text-underline-mode="continuous"/>
    </style:style>
    <style:style style:name="T3386" style:parent-style-name="Domyślnaczcionkaakapitu" style:family="text">
      <style:text-properties fo:background-color="#80FFFF" style:text-underline-type="single" style:text-underline-style="solid" style:text-underline-width="auto" style:text-underline-mode="continuous"/>
    </style:style>
    <style:style style:name="T3387" style:parent-style-name="Domyślnaczcionkaakapitu" style:family="text">
      <style:text-properties style:text-underline-type="single" style:text-underline-style="solid" style:text-underline-width="auto" style:text-underline-mode="continuous"/>
    </style:style>
    <style:style style:name="T3388" style:parent-style-name="Domyślnaczcionkaakapitu" style:family="text">
      <style:text-properties fo:background-color="#80FFFF" style:text-underline-type="single" style:text-underline-style="solid" style:text-underline-width="auto" style:text-underline-mode="continuous"/>
    </style:style>
    <style:style style:name="T3389" style:parent-style-name="Domyślnaczcionkaakapitu" style:family="text">
      <style:text-properties style:text-underline-type="single" style:text-underline-style="solid" style:text-underline-width="auto" style:text-underline-mode="continuous"/>
    </style:style>
    <style:style style:name="P3390" style:parent-style-name="Normalny" style:family="paragraph">
      <style:paragraph-properties fo:text-align="justify" fo:line-height="150%" fo:text-indent="0.2479in"/>
    </style:style>
    <style:style style:name="T3391" style:parent-style-name="Domyślnaczcionkaakapitu" style:family="text">
      <style:text-properties fo:background-color="#80FFFF"/>
    </style:style>
    <style:style style:name="P3392" style:parent-style-name="Normalny" style:family="paragraph">
      <style:paragraph-properties fo:text-align="justify" fo:line-height="150%" fo:text-indent="0.2479in"/>
    </style:style>
    <style:style style:name="P3393" style:parent-style-name="Normalny" style:family="paragraph">
      <style:paragraph-properties fo:text-align="justify" fo:line-height="150%"/>
    </style:style>
    <style:style style:name="T3394" style:parent-style-name="Domyślnaczcionkaakapitu" style:family="text">
      <style:text-properties style:text-underline-type="single" style:text-underline-style="solid" style:text-underline-width="auto" style:text-underline-mode="continuous"/>
    </style:style>
    <style:style style:name="P3395" style:parent-style-name="Normalny" style:family="paragraph">
      <style:paragraph-properties fo:text-align="justify" fo:line-height="150%" fo:text-indent="0.25in"/>
    </style:style>
    <style:style style:name="T3396" style:parent-style-name="Domyślnaczcionkaakapitu" style:family="text">
      <style:text-properties fo:background-color="#80FFFF"/>
    </style:style>
    <style:style style:name="T3397" style:parent-style-name="Domyślnaczcionkaakapitu" style:family="text">
      <style:text-properties fo:background-color="#80FFFF"/>
    </style:style>
    <style:style style:name="P3398" style:parent-style-name="Normalny" style:family="paragraph">
      <style:paragraph-properties fo:text-align="justify" fo:line-height="150%"/>
    </style:style>
    <style:style style:name="T3399" style:parent-style-name="Domyślnaczcionkaakapitu" style:family="text">
      <style:text-properties fo:background-color="#80FFFF"/>
    </style:style>
    <style:style style:name="P3400" style:parent-style-name="Normalny" style:family="paragraph">
      <style:paragraph-properties fo:text-align="justify" fo:line-height="150%"/>
    </style:style>
    <style:style style:name="T3401" style:parent-style-name="Domyślnaczcionkaakapitu" style:family="text">
      <style:text-properties style:text-underline-type="single" style:text-underline-style="solid" style:text-underline-width="auto" style:text-underline-mode="continuous"/>
    </style:style>
    <style:style style:name="T3402" style:parent-style-name="Domyślnaczcionkaakapitu" style:family="text">
      <style:text-properties fo:background-color="#80FFFF" style:text-underline-type="single" style:text-underline-style="solid" style:text-underline-width="auto" style:text-underline-mode="continuous"/>
    </style:style>
    <style:style style:name="T3403" style:parent-style-name="Domyślnaczcionkaakapitu" style:family="text">
      <style:text-properties style:text-underline-type="single" style:text-underline-style="solid" style:text-underline-width="auto" style:text-underline-mode="continuous"/>
    </style:style>
    <style:style style:name="T3404" style:parent-style-name="Domyślnaczcionkaakapitu" style:family="text">
      <style:text-properties fo:background-color="#80FFFF" style:text-underline-type="single" style:text-underline-style="solid" style:text-underline-width="auto" style:text-underline-mode="continuous"/>
    </style:style>
    <style:style style:name="T3405" style:parent-style-name="Domyślnaczcionkaakapitu" style:family="text">
      <style:text-properties style:text-underline-type="single" style:text-underline-style="solid" style:text-underline-width="auto" style:text-underline-mode="continuous"/>
    </style:style>
    <style:style style:name="T3406" style:parent-style-name="Domyślnaczcionkaakapitu" style:family="text">
      <style:text-properties fo:background-color="#80FFFF" style:text-underline-type="single" style:text-underline-style="solid" style:text-underline-width="auto" style:text-underline-mode="continuous"/>
    </style:style>
    <style:style style:name="T3407" style:parent-style-name="Domyślnaczcionkaakapitu" style:family="text">
      <style:text-properties style:text-underline-type="single" style:text-underline-style="solid" style:text-underline-width="auto" style:text-underline-mode="continuous"/>
    </style:style>
    <style:style style:name="P3408" style:parent-style-name="Normalny" style:family="paragraph">
      <style:paragraph-properties fo:text-align="justify" fo:line-height="150%" fo:text-indent="0.25in"/>
    </style:style>
    <style:style style:name="T3409" style:parent-style-name="Domyślnaczcionkaakapitu" style:family="text">
      <style:text-properties fo:background-color="#80FFFF"/>
    </style:style>
    <style:style style:name="T3410" style:parent-style-name="Domyślnaczcionkaakapitu" style:family="text">
      <style:text-properties fo:background-color="#80FFFF"/>
    </style:style>
    <style:style style:name="P3411" style:parent-style-name="Normalny" style:family="paragraph">
      <style:paragraph-properties fo:text-align="justify" fo:line-height="150%"/>
    </style:style>
    <style:style style:name="T3412" style:parent-style-name="Domyślnaczcionkaakapitu" style:family="text">
      <style:text-properties style:text-underline-type="single" style:text-underline-style="solid" style:text-underline-width="auto" style:text-underline-mode="continuous"/>
    </style:style>
    <style:style style:name="T3413" style:parent-style-name="Domyślnaczcionkaakapitu" style:family="text">
      <style:text-properties fo:background-color="#80FFFF" style:text-underline-type="single" style:text-underline-style="solid" style:text-underline-width="auto" style:text-underline-mode="continuous"/>
    </style:style>
    <style:style style:name="T3414" style:parent-style-name="Domyślnaczcionkaakapitu" style:family="text">
      <style:text-properties style:text-underline-type="single" style:text-underline-style="solid" style:text-underline-width="auto" style:text-underline-mode="continuous"/>
    </style:style>
    <style:style style:name="T3415" style:parent-style-name="Domyślnaczcionkaakapitu" style:family="text">
      <style:text-properties fo:background-color="#80FFFF" style:text-underline-type="single" style:text-underline-style="solid" style:text-underline-width="auto" style:text-underline-mode="continuous"/>
    </style:style>
    <style:style style:name="T3416" style:parent-style-name="Domyślnaczcionkaakapitu" style:family="text">
      <style:text-properties style:text-underline-type="single" style:text-underline-style="solid" style:text-underline-width="auto" style:text-underline-mode="continuous"/>
    </style:style>
    <style:style style:name="T3417" style:parent-style-name="Domyślnaczcionkaakapitu" style:family="text">
      <style:text-properties fo:background-color="#80FFFF" style:text-underline-type="single" style:text-underline-style="solid" style:text-underline-width="auto" style:text-underline-mode="continuous"/>
    </style:style>
    <style:style style:name="T3418" style:parent-style-name="Domyślnaczcionkaakapitu" style:family="text">
      <style:text-properties style:text-underline-type="single" style:text-underline-style="solid" style:text-underline-width="auto" style:text-underline-mode="continuous"/>
    </style:style>
    <style:style style:name="T3419" style:parent-style-name="Domyślnaczcionkaakapitu" style:family="text">
      <style:text-properties fo:background-color="#80FFFF" style:text-underline-type="single" style:text-underline-style="solid" style:text-underline-width="auto" style:text-underline-mode="continuous"/>
    </style:style>
    <style:style style:name="P3420" style:parent-style-name="Normalny" style:family="paragraph">
      <style:paragraph-properties fo:text-align="justify" fo:line-height="150%" fo:text-indent="0.25in"/>
    </style:style>
    <style:style style:name="P3421" style:parent-style-name="Normalny" style:family="paragraph">
      <style:paragraph-properties fo:text-align="justify" fo:line-height="150%" fo:text-indent="0.25in"/>
    </style:style>
    <style:style style:name="T3422" style:parent-style-name="Domyślnaczcionkaakapitu" style:family="text">
      <style:text-properties fo:background-color="#80FFFF"/>
    </style:style>
    <style:style style:name="P3423" style:parent-style-name="Normalny" style:family="paragraph">
      <style:paragraph-properties fo:text-align="justify" fo:line-height="150%"/>
    </style:style>
    <style:style style:name="T3424" style:parent-style-name="Domyślnaczcionkaakapitu" style:family="text">
      <style:text-properties style:text-underline-type="single" style:text-underline-style="solid" style:text-underline-width="auto" style:text-underline-mode="continuous"/>
    </style:style>
    <style:style style:name="P3425" style:parent-style-name="Normalny" style:family="paragraph">
      <style:paragraph-properties fo:text-align="justify" fo:line-height="150%" fo:text-indent="0.25in"/>
    </style:style>
    <style:style style:name="T3426" style:parent-style-name="Domyślnaczcionkaakapitu" style:family="text">
      <style:text-properties fo:background-color="#80FFFF"/>
    </style:style>
    <style:style style:name="P3427" style:parent-style-name="Normalny" style:family="paragraph">
      <style:paragraph-properties fo:text-align="justify" fo:line-height="150%"/>
    </style:style>
    <style:style style:name="T3428" style:parent-style-name="Domyślnaczcionkaakapitu" style:family="text">
      <style:text-properties style:text-underline-type="single" style:text-underline-style="solid" style:text-underline-width="auto" style:text-underline-mode="continuous"/>
    </style:style>
    <style:style style:name="T3429" style:parent-style-name="Domyślnaczcionkaakapitu" style:family="text">
      <style:text-properties fo:background-color="#80FFFF" style:text-underline-type="single" style:text-underline-style="solid" style:text-underline-width="auto" style:text-underline-mode="continuous"/>
    </style:style>
    <style:style style:name="T3430" style:parent-style-name="Domyślnaczcionkaakapitu" style:family="text">
      <style:text-properties style:text-underline-type="single" style:text-underline-style="solid" style:text-underline-width="auto" style:text-underline-mode="continuous"/>
    </style:style>
    <style:style style:name="P3431" style:parent-style-name="Normalny" style:family="paragraph">
      <style:paragraph-properties fo:text-align="justify" fo:line-height="150%" fo:text-indent="0.25in"/>
    </style:style>
    <style:style style:name="P3432" style:parent-style-name="Normalny" style:family="paragraph">
      <style:paragraph-properties fo:text-align="justify" fo:line-height="150%"/>
    </style:style>
    <style:style style:name="T3433" style:parent-style-name="Domyślnaczcionkaakapitu" style:family="text">
      <style:text-properties style:text-underline-type="single" style:text-underline-style="solid" style:text-underline-width="auto" style:text-underline-mode="continuous"/>
    </style:style>
    <style:style style:name="P3434" style:parent-style-name="Normalny" style:family="paragraph">
      <style:paragraph-properties fo:text-align="justify" fo:line-height="150%" fo:text-indent="0.2479in"/>
    </style:style>
    <style:style style:name="T3435" style:parent-style-name="Domyślnaczcionkaakapitu" style:family="text">
      <style:text-properties fo:background-color="#80FFFF"/>
    </style:style>
    <style:style style:name="T3436" style:parent-style-name="Domyślnaczcionkaakapitu" style:family="text">
      <style:text-properties fo:background-color="#80FFFF"/>
    </style:style>
    <style:style style:name="T3437" style:parent-style-name="Domyślnaczcionkaakapitu" style:family="text">
      <style:text-properties fo:background-color="#80FFFF"/>
    </style:style>
    <style:style style:name="P3438" style:parent-style-name="Normalny" style:family="paragraph">
      <style:paragraph-properties fo:text-align="justify" fo:line-height="150%"/>
    </style:style>
    <style:style style:name="T3439" style:parent-style-name="Domyślnaczcionkaakapitu" style:family="text">
      <style:text-properties style:text-underline-type="single" style:text-underline-style="solid" style:text-underline-width="auto" style:text-underline-mode="continuous"/>
    </style:style>
    <style:style style:name="P3440" style:parent-style-name="Normalny" style:family="paragraph">
      <style:paragraph-properties fo:text-align="justify" fo:line-height="150%" fo:text-indent="0.25in"/>
    </style:style>
    <style:style style:name="P3441" style:parent-style-name="Normalny" style:family="paragraph">
      <style:paragraph-properties fo:text-align="justify" fo:line-height="150%"/>
    </style:style>
    <style:style style:name="T3442" style:parent-style-name="Domyślnaczcionkaakapitu" style:family="text">
      <style:text-properties style:text-underline-type="single" style:text-underline-style="solid" style:text-underline-width="auto" style:text-underline-mode="continuous"/>
    </style:style>
    <style:style style:name="P3443" style:parent-style-name="Normalny" style:family="paragraph">
      <style:paragraph-properties fo:text-align="justify" fo:line-height="150%" fo:text-indent="0.25in">
        <style:tab-stops>
          <style:tab-stop style:type="left" style:leader-style="solid" style:leader-text="_" style:position="0.6298in"/>
        </style:tab-stops>
      </style:paragraph-properties>
    </style:style>
    <style:style style:name="P3444" style:parent-style-name="Normalny" style:family="paragraph">
      <style:paragraph-properties fo:text-align="justify" fo:line-height="150%"/>
    </style:style>
    <style:style style:name="T3445" style:parent-style-name="Domyślnaczcionkaakapitu" style:family="text">
      <style:text-properties style:text-underline-type="single" style:text-underline-style="solid" style:text-underline-width="auto" style:text-underline-mode="continuous"/>
    </style:style>
    <style:style style:name="P3446" style:parent-style-name="Normalny" style:family="paragraph">
      <style:paragraph-properties fo:text-align="justify" fo:line-height="150%" fo:text-indent="0.25in"/>
    </style:style>
    <style:style style:name="T3447" style:parent-style-name="Domyślnaczcionkaakapitu" style:family="text">
      <style:text-properties fo:background-color="#80FFFF"/>
    </style:style>
    <style:style style:name="P3448" style:parent-style-name="Normalny" style:family="paragraph">
      <style:paragraph-properties fo:text-align="justify" fo:line-height="150%" fo:text-indent="0.25in"/>
    </style:style>
    <style:style style:name="T3449" style:parent-style-name="Domyślnaczcionkaakapitu" style:family="text">
      <style:text-properties fo:background-color="#80FFFF"/>
    </style:style>
    <style:style style:name="P3450" style:parent-style-name="Normalny" style:family="paragraph">
      <style:paragraph-properties fo:text-align="justify" fo:line-height="150%"/>
    </style:style>
    <style:style style:name="T3451" style:parent-style-name="Domyślnaczcionkaakapitu" style:family="text">
      <style:text-properties fo:background-color="#80FFFF"/>
    </style:style>
    <style:style style:name="P3452" style:parent-style-name="Normalny" style:family="paragraph">
      <style:paragraph-properties fo:text-align="justify" fo:line-height="150%" fo:text-indent="0.25in"/>
    </style:style>
    <style:style style:name="T3453" style:parent-style-name="Domyślnaczcionkaakapitu" style:family="text">
      <style:text-properties fo:background-color="#80FFFF"/>
    </style:style>
    <style:style style:name="P3454" style:parent-style-name="Normalny" style:family="paragraph">
      <style:paragraph-properties fo:text-align="justify" fo:line-height="150%"/>
    </style:style>
    <style:style style:name="T3455" style:parent-style-name="Domyślnaczcionkaakapitu" style:family="text">
      <style:text-properties style:text-underline-type="single" style:text-underline-style="solid" style:text-underline-width="auto" style:text-underline-mode="continuous"/>
    </style:style>
    <style:style style:name="P3456" style:parent-style-name="Normalny" style:family="paragraph">
      <style:paragraph-properties fo:text-align="justify" fo:line-height="150%" fo:text-indent="0.25in"/>
    </style:style>
    <style:style style:name="P3457" style:parent-style-name="Normalny" style:family="paragraph">
      <style:paragraph-properties fo:text-align="justify" fo:line-height="150%"/>
    </style:style>
    <style:style style:name="T3458" style:parent-style-name="Domyślnaczcionkaakapitu" style:family="text">
      <style:text-properties style:text-underline-type="single" style:text-underline-style="solid" style:text-underline-width="auto" style:text-underline-mode="continuous"/>
    </style:style>
    <style:style style:name="T3459" style:parent-style-name="Domyślnaczcionkaakapitu" style:family="text">
      <style:text-properties fo:background-color="#80FFFF" style:text-underline-type="single" style:text-underline-style="solid" style:text-underline-width="auto" style:text-underline-mode="continuous"/>
    </style:style>
    <style:style style:name="T3460" style:parent-style-name="Domyślnaczcionkaakapitu" style:family="text">
      <style:text-properties style:text-underline-type="single" style:text-underline-style="solid" style:text-underline-width="auto" style:text-underline-mode="continuous"/>
    </style:style>
    <style:style style:name="T3461" style:parent-style-name="Domyślnaczcionkaakapitu" style:family="text">
      <style:text-properties fo:background-color="#80FFFF" style:text-underline-type="single" style:text-underline-style="solid" style:text-underline-width="auto" style:text-underline-mode="continuous"/>
    </style:style>
    <style:style style:name="T3462" style:parent-style-name="Domyślnaczcionkaakapitu" style:family="text">
      <style:text-properties style:text-underline-type="single" style:text-underline-style="solid" style:text-underline-width="auto" style:text-underline-mode="continuous"/>
    </style:style>
    <style:style style:name="T3463" style:parent-style-name="Domyślnaczcionkaakapitu" style:family="text">
      <style:text-properties fo:background-color="#80FFFF" style:text-underline-type="single" style:text-underline-style="solid" style:text-underline-width="auto" style:text-underline-mode="continuous"/>
    </style:style>
    <style:style style:name="T3464" style:parent-style-name="Domyślnaczcionkaakapitu" style:family="text">
      <style:text-properties style:text-underline-type="single" style:text-underline-style="solid" style:text-underline-width="auto" style:text-underline-mode="continuous"/>
    </style:style>
    <style:style style:name="P3465" style:parent-style-name="Normalny" style:family="paragraph">
      <style:paragraph-properties fo:text-align="justify" fo:line-height="150%" fo:text-indent="0.25in"/>
    </style:style>
    <style:style style:name="P3466" style:parent-style-name="Normalny" style:family="paragraph">
      <style:paragraph-properties fo:text-align="justify" fo:line-height="150%" fo:text-indent="0.25in"/>
    </style:style>
    <style:style style:name="P3467" style:parent-style-name="Normalny" style:family="paragraph">
      <style:paragraph-properties fo:text-align="justify" fo:line-height="150%"/>
    </style:style>
    <style:style style:name="T3468" style:parent-style-name="Domyślnaczcionkaakapitu" style:family="text">
      <style:text-properties style:text-underline-type="single" style:text-underline-style="solid" style:text-underline-width="auto" style:text-underline-mode="continuous"/>
    </style:style>
    <style:style style:name="T3469" style:parent-style-name="Domyślnaczcionkaakapitu" style:family="text">
      <style:text-properties fo:background-color="#80FFFF" style:text-underline-type="single" style:text-underline-style="solid" style:text-underline-width="auto" style:text-underline-mode="continuous"/>
    </style:style>
    <style:style style:name="T3470" style:parent-style-name="Domyślnaczcionkaakapitu" style:family="text">
      <style:text-properties style:text-underline-type="single" style:text-underline-style="solid" style:text-underline-width="auto" style:text-underline-mode="continuous"/>
    </style:style>
    <style:style style:name="T3471" style:parent-style-name="Domyślnaczcionkaakapitu" style:family="text">
      <style:text-properties fo:background-color="#80FFFF" style:text-underline-type="single" style:text-underline-style="solid" style:text-underline-width="auto" style:text-underline-mode="continuous"/>
    </style:style>
    <style:style style:name="T3472" style:parent-style-name="Domyślnaczcionkaakapitu" style:family="text">
      <style:text-properties style:text-underline-type="single" style:text-underline-style="solid" style:text-underline-width="auto" style:text-underline-mode="continuous"/>
    </style:style>
    <style:style style:name="T3473" style:parent-style-name="Domyślnaczcionkaakapitu" style:family="text">
      <style:text-properties fo:background-color="#80FFFF" style:text-underline-type="single" style:text-underline-style="solid" style:text-underline-width="auto" style:text-underline-mode="continuous"/>
    </style:style>
    <style:style style:name="T3474" style:parent-style-name="Domyślnaczcionkaakapitu" style:family="text">
      <style:text-properties style:text-underline-type="single" style:text-underline-style="solid" style:text-underline-width="auto" style:text-underline-mode="continuous"/>
    </style:style>
    <style:style style:name="P3475" style:parent-style-name="Normalny" style:family="paragraph">
      <style:paragraph-properties fo:text-align="justify" fo:line-height="150%" fo:text-indent="0.25in"/>
    </style:style>
    <style:style style:name="T3476" style:parent-style-name="Domyślnaczcionkaakapitu" style:family="text">
      <style:text-properties fo:background-color="#80FFFF"/>
    </style:style>
    <style:style style:name="P3477" style:parent-style-name="Normalny" style:family="paragraph">
      <style:paragraph-properties fo:text-align="justify" fo:line-height="150%"/>
    </style:style>
    <style:style style:name="T3478" style:parent-style-name="Domyślnaczcionkaakapitu" style:family="text">
      <style:text-properties style:text-underline-type="single" style:text-underline-style="solid" style:text-underline-width="auto" style:text-underline-mode="continuous"/>
    </style:style>
    <style:style style:name="P3479" style:parent-style-name="Normalny" style:family="paragraph">
      <style:paragraph-properties fo:text-align="justify" fo:line-height="150%" fo:text-indent="0.25in"/>
    </style:style>
    <style:style style:name="T3480" style:parent-style-name="Domyślnaczcionkaakapitu" style:family="text">
      <style:text-properties fo:background-color="#80FFFF"/>
    </style:style>
    <style:style style:name="P3481" style:parent-style-name="Normalny" style:family="paragraph">
      <style:paragraph-properties fo:text-align="justify" fo:line-height="150%"/>
    </style:style>
    <style:style style:name="T3482" style:parent-style-name="Domyślnaczcionkaakapitu" style:family="text">
      <style:text-properties style:text-underline-type="single" style:text-underline-style="solid" style:text-underline-width="auto" style:text-underline-mode="continuous"/>
    </style:style>
    <style:style style:name="T3483" style:parent-style-name="Domyślnaczcionkaakapitu" style:family="text">
      <style:text-properties fo:background-color="#80FFFF" style:text-underline-type="single" style:text-underline-style="solid" style:text-underline-width="auto" style:text-underline-mode="continuous"/>
    </style:style>
    <style:style style:name="T3484" style:parent-style-name="Domyślnaczcionkaakapitu" style:family="text">
      <style:text-properties style:text-underline-type="single" style:text-underline-style="solid" style:text-underline-width="auto" style:text-underline-mode="continuous"/>
    </style:style>
    <style:style style:name="T3485" style:parent-style-name="Domyślnaczcionkaakapitu" style:family="text">
      <style:text-properties fo:background-color="#80FFFF" style:text-underline-type="single" style:text-underline-style="solid" style:text-underline-width="auto" style:text-underline-mode="continuous"/>
    </style:style>
    <style:style style:name="T3486" style:parent-style-name="Domyślnaczcionkaakapitu" style:family="text">
      <style:text-properties style:text-underline-type="single" style:text-underline-style="solid" style:text-underline-width="auto" style:text-underline-mode="continuous"/>
    </style:style>
    <style:style style:name="P3487" style:parent-style-name="Normalny" style:family="paragraph">
      <style:paragraph-properties fo:text-align="justify" fo:line-height="150%" fo:text-indent="0.25in"/>
    </style:style>
    <style:style style:name="T3488" style:parent-style-name="Domyślnaczcionkaakapitu" style:family="text">
      <style:text-properties fo:background-color="#80FFFF"/>
    </style:style>
    <style:style style:name="T3489" style:parent-style-name="Domyślnaczcionkaakapitu" style:family="text">
      <style:text-properties fo:background-color="#80FFFF"/>
    </style:style>
    <style:style style:name="T3490" style:parent-style-name="Domyślnaczcionkaakapitu" style:family="text">
      <style:text-properties fo:background-color="#80FFFF"/>
    </style:style>
    <style:style style:name="T3491" style:parent-style-name="Domyślnaczcionkaakapitu" style:family="text">
      <style:text-properties fo:background-color="#80FFFF"/>
    </style:style>
    <style:style style:name="T3492" style:parent-style-name="Domyślnaczcionkaakapitu" style:family="text">
      <style:text-properties fo:background-color="#80FFFF"/>
    </style:style>
    <style:style style:name="T3493" style:parent-style-name="Domyślnaczcionkaakapitu" style:family="text">
      <style:text-properties fo:background-color="#80FFFF"/>
    </style:style>
    <style:style style:name="T3494" style:parent-style-name="Domyślnaczcionkaakapitu" style:family="text">
      <style:text-properties fo:background-color="#80FFFF"/>
    </style:style>
    <style:style style:name="T3495" style:parent-style-name="Domyślnaczcionkaakapitu" style:family="text">
      <style:text-properties fo:background-color="#80FFFF"/>
    </style:style>
    <style:style style:name="T3496" style:parent-style-name="Domyślnaczcionkaakapitu" style:family="text">
      <style:text-properties fo:background-color="#80FFFF"/>
    </style:style>
    <style:style style:name="T3497" style:parent-style-name="Domyślnaczcionkaakapitu" style:family="text">
      <style:text-properties fo:background-color="#80FFFF"/>
    </style:style>
    <style:style style:name="P3498" style:parent-style-name="Normalny" style:family="paragraph">
      <style:paragraph-properties fo:text-align="justify" fo:line-height="150%" fo:text-indent="0.25in"/>
    </style:style>
    <style:style style:name="P3499" style:parent-style-name="Normalny" style:family="paragraph">
      <style:paragraph-properties fo:text-align="justify" fo:line-height="150%"/>
    </style:style>
    <style:style style:name="T3500" style:parent-style-name="Domyślnaczcionkaakapitu" style:family="text">
      <style:text-properties style:text-underline-type="single" style:text-underline-style="solid" style:text-underline-width="auto" style:text-underline-mode="continuous"/>
    </style:style>
    <style:style style:name="P3501" style:parent-style-name="Normalny" style:family="paragraph">
      <style:paragraph-properties fo:text-align="justify" fo:line-height="150%" fo:text-indent="0.25in"/>
    </style:style>
    <style:style style:name="P3502" style:parent-style-name="Normalny" style:family="paragraph">
      <style:paragraph-properties fo:text-align="justify" fo:line-height="150%" fo:text-indent="0.25in"/>
    </style:style>
    <style:style style:name="P3503" style:parent-style-name="Normalny" style:family="paragraph">
      <style:paragraph-properties fo:text-align="justify" fo:line-height="150%"/>
    </style:style>
    <style:style style:name="T3504" style:parent-style-name="Domyślnaczcionkaakapitu" style:family="text">
      <style:text-properties style:text-underline-type="single" style:text-underline-style="solid" style:text-underline-width="auto" style:text-underline-mode="continuous"/>
    </style:style>
    <style:style style:name="T3505" style:parent-style-name="Domyślnaczcionkaakapitu" style:family="text">
      <style:text-properties fo:background-color="#80FFFF" style:text-underline-type="single" style:text-underline-style="solid" style:text-underline-width="auto" style:text-underline-mode="continuous"/>
    </style:style>
    <style:style style:name="T3506" style:parent-style-name="Domyślnaczcionkaakapitu" style:family="text">
      <style:text-properties style:text-underline-type="single" style:text-underline-style="solid" style:text-underline-width="auto" style:text-underline-mode="continuous"/>
    </style:style>
    <style:style style:name="T3507" style:parent-style-name="Domyślnaczcionkaakapitu" style:family="text">
      <style:text-properties fo:background-color="#80FFFF" style:text-underline-type="single" style:text-underline-style="solid" style:text-underline-width="auto" style:text-underline-mode="continuous"/>
    </style:style>
    <style:style style:name="T3508" style:parent-style-name="Domyślnaczcionkaakapitu" style:family="text">
      <style:text-properties style:text-underline-type="single" style:text-underline-style="solid" style:text-underline-width="auto" style:text-underline-mode="continuous"/>
    </style:style>
    <style:style style:name="P3509" style:parent-style-name="Normalny" style:family="paragraph">
      <style:paragraph-properties fo:text-align="justify" fo:line-height="150%" fo:text-indent="0.25in"/>
    </style:style>
    <style:style style:name="T3510" style:parent-style-name="Domyślnaczcionkaakapitu" style:family="text">
      <style:text-properties fo:background-color="#80FFFF"/>
    </style:style>
    <style:style style:name="T3511" style:parent-style-name="Domyślnaczcionkaakapitu" style:family="text">
      <style:text-properties fo:background-color="#80FFFF"/>
    </style:style>
    <style:style style:name="P3512" style:parent-style-name="Normalny" style:family="paragraph">
      <style:paragraph-properties fo:text-align="justify" fo:line-height="150%" fo:text-indent="0.25in"/>
    </style:style>
    <style:style style:name="P3513" style:parent-style-name="Normalny" style:family="paragraph">
      <style:paragraph-properties fo:text-align="justify" fo:line-height="150%" fo:text-indent="0.25in"/>
    </style:style>
    <style:style style:name="T3514" style:parent-style-name="Domyślnaczcionkaakapitu" style:family="text">
      <style:text-properties fo:background-color="#80FFFF"/>
    </style:style>
    <style:style style:name="P3515" style:parent-style-name="Normalny" style:family="paragraph">
      <style:paragraph-properties fo:text-align="justify" fo:line-height="150%"/>
    </style:style>
    <style:style style:name="T3516" style:parent-style-name="Domyślnaczcionkaakapitu" style:family="text">
      <style:text-properties style:text-underline-type="single" style:text-underline-style="solid" style:text-underline-width="auto" style:text-underline-mode="continuous"/>
    </style:style>
    <style:style style:name="T3517" style:parent-style-name="Domyślnaczcionkaakapitu" style:family="text">
      <style:text-properties fo:background-color="#80FFFF" style:text-underline-type="single" style:text-underline-style="solid" style:text-underline-width="auto" style:text-underline-mode="continuous"/>
    </style:style>
    <style:style style:name="T3518" style:parent-style-name="Domyślnaczcionkaakapitu" style:family="text">
      <style:text-properties style:text-underline-type="single" style:text-underline-style="solid" style:text-underline-width="auto" style:text-underline-mode="continuous"/>
    </style:style>
    <style:style style:name="T3519" style:parent-style-name="Domyślnaczcionkaakapitu" style:family="text">
      <style:text-properties fo:background-color="#80FFFF" style:text-underline-type="single" style:text-underline-style="solid" style:text-underline-width="auto" style:text-underline-mode="continuous"/>
    </style:style>
    <style:style style:name="T3520" style:parent-style-name="Domyślnaczcionkaakapitu" style:family="text">
      <style:text-properties style:text-underline-type="single" style:text-underline-style="solid" style:text-underline-width="auto" style:text-underline-mode="continuous"/>
    </style:style>
    <style:style style:name="P3521" style:parent-style-name="Normalny" style:family="paragraph">
      <style:paragraph-properties fo:text-align="justify" fo:line-height="150%" fo:text-indent="0.25in"/>
    </style:style>
    <style:style style:name="T3522" style:parent-style-name="Domyślnaczcionkaakapitu" style:family="text">
      <style:text-properties fo:background-color="#80FFFF"/>
    </style:style>
    <style:style style:name="T3523" style:parent-style-name="Domyślnaczcionkaakapitu" style:family="text">
      <style:text-properties fo:background-color="#80FFFF"/>
    </style:style>
    <style:style style:name="P3524" style:parent-style-name="Normalny" style:family="paragraph">
      <style:paragraph-properties fo:text-align="justify" fo:line-height="150%"/>
    </style:style>
    <style:style style:name="P3525" style:parent-style-name="Normalny" style:family="paragraph">
      <style:paragraph-properties fo:text-align="justify" fo:line-height="150%" fo:text-indent="0.25in"/>
    </style:style>
    <style:style style:name="T3526" style:parent-style-name="Domyślnaczcionkaakapitu" style:family="text">
      <style:text-properties fo:background-color="#80FFFF"/>
    </style:style>
    <style:style style:name="P3527" style:parent-style-name="Normalny" style:family="paragraph">
      <style:paragraph-properties fo:text-align="justify" fo:line-height="150%"/>
    </style:style>
    <style:style style:name="T3528" style:parent-style-name="Domyślnaczcionkaakapitu" style:family="text">
      <style:text-properties fo:background-color="#80FFFF"/>
    </style:style>
    <style:style style:name="P3529" style:parent-style-name="Normalny" style:family="paragraph">
      <style:paragraph-properties fo:text-align="justify" fo:line-height="150%" fo:text-indent="0.25in"/>
    </style:style>
    <style:style style:name="P3530" style:parent-style-name="Normalny" style:family="paragraph">
      <style:paragraph-properties fo:text-align="justify" fo:line-height="150%"/>
    </style:style>
    <style:style style:name="T3531" style:parent-style-name="Domyślnaczcionkaakapitu" style:family="text">
      <style:text-properties style:text-underline-type="single" style:text-underline-style="solid" style:text-underline-width="auto" style:text-underline-mode="continuous"/>
    </style:style>
    <style:style style:name="T3532" style:parent-style-name="Domyślnaczcionkaakapitu" style:family="text">
      <style:text-properties fo:background-color="#80FFFF" style:text-underline-type="single" style:text-underline-style="solid" style:text-underline-width="auto" style:text-underline-mode="continuous"/>
    </style:style>
    <style:style style:name="T3533" style:parent-style-name="Domyślnaczcionkaakapitu" style:family="text">
      <style:text-properties style:text-underline-type="single" style:text-underline-style="solid" style:text-underline-width="auto" style:text-underline-mode="continuous"/>
    </style:style>
    <style:style style:name="T3534" style:parent-style-name="Domyślnaczcionkaakapitu" style:family="text">
      <style:text-properties fo:background-color="#80FFFF" style:text-underline-type="single" style:text-underline-style="solid" style:text-underline-width="auto" style:text-underline-mode="continuous"/>
    </style:style>
    <style:style style:name="T3535" style:parent-style-name="Domyślnaczcionkaakapitu" style:family="text">
      <style:text-properties style:text-underline-type="single" style:text-underline-style="solid" style:text-underline-width="auto" style:text-underline-mode="continuous"/>
    </style:style>
    <style:style style:name="T3536" style:parent-style-name="Domyślnaczcionkaakapitu" style:family="text">
      <style:text-properties fo:background-color="#80FFFF" style:text-underline-type="single" style:text-underline-style="solid" style:text-underline-width="auto" style:text-underline-mode="continuous"/>
    </style:style>
    <style:style style:name="P3537" style:parent-style-name="Normalny" style:family="paragraph">
      <style:paragraph-properties fo:text-align="justify" fo:line-height="150%" fo:text-indent="0.25in"/>
    </style:style>
    <style:style style:name="P3538" style:parent-style-name="Normalny" style:family="paragraph">
      <style:paragraph-properties fo:text-align="justify" fo:line-height="150%"/>
    </style:style>
    <style:style style:name="T3539" style:parent-style-name="Domyślnaczcionkaakapitu" style:family="text">
      <style:text-properties style:text-underline-type="single" style:text-underline-style="solid" style:text-underline-width="auto" style:text-underline-mode="continuous"/>
    </style:style>
    <style:style style:name="T3540" style:parent-style-name="Domyślnaczcionkaakapitu" style:family="text">
      <style:text-properties fo:background-color="#80FFFF" style:text-underline-type="single" style:text-underline-style="solid" style:text-underline-width="auto" style:text-underline-mode="continuous"/>
    </style:style>
    <style:style style:name="T3541" style:parent-style-name="Domyślnaczcionkaakapitu" style:family="text">
      <style:text-properties style:text-underline-type="single" style:text-underline-style="solid" style:text-underline-width="auto" style:text-underline-mode="continuous"/>
    </style:style>
    <style:style style:name="T3542" style:parent-style-name="Domyślnaczcionkaakapitu" style:family="text">
      <style:text-properties fo:background-color="#80FFFF" style:text-underline-type="single" style:text-underline-style="solid" style:text-underline-width="auto" style:text-underline-mode="continuous"/>
    </style:style>
    <style:style style:name="P3543" style:parent-style-name="Normalny" style:family="paragraph">
      <style:paragraph-properties fo:text-align="justify" fo:line-height="150%" fo:text-indent="0.25in"/>
    </style:style>
    <style:style style:name="P3544" style:parent-style-name="Normalny" style:family="paragraph">
      <style:paragraph-properties fo:text-align="justify" fo:line-height="150%"/>
    </style:style>
    <style:style style:name="T3545" style:parent-style-name="Domyślnaczcionkaakapitu" style:family="text">
      <style:text-properties style:text-underline-type="single" style:text-underline-style="solid" style:text-underline-width="auto" style:text-underline-mode="continuous"/>
    </style:style>
    <style:style style:name="T3546" style:parent-style-name="Domyślnaczcionkaakapitu" style:family="text">
      <style:text-properties fo:background-color="#80FFFF" style:text-underline-type="single" style:text-underline-style="solid" style:text-underline-width="auto" style:text-underline-mode="continuous"/>
    </style:style>
    <style:style style:name="T3547" style:parent-style-name="Domyślnaczcionkaakapitu" style:family="text">
      <style:text-properties style:text-underline-type="single" style:text-underline-style="solid" style:text-underline-width="auto" style:text-underline-mode="continuous"/>
    </style:style>
    <style:style style:name="T3548" style:parent-style-name="Domyślnaczcionkaakapitu" style:family="text">
      <style:text-properties fo:background-color="#80FFFF"/>
    </style:style>
    <style:style style:name="P3549" style:parent-style-name="Normalny" style:family="paragraph">
      <style:paragraph-properties fo:text-align="justify" fo:line-height="150%" fo:text-indent="0.25in"/>
    </style:style>
    <style:style style:name="T3550" style:parent-style-name="Domyślnaczcionkaakapitu" style:family="text">
      <style:text-properties fo:background-color="#80FFFF"/>
    </style:style>
    <style:style style:name="T3551" style:parent-style-name="Domyślnaczcionkaakapitu" style:family="text">
      <style:text-properties fo:background-color="#80FFFF"/>
    </style:style>
    <style:style style:name="T3552" style:parent-style-name="Domyślnaczcionkaakapitu" style:family="text">
      <style:text-properties fo:background-color="#80FFFF"/>
    </style:style>
    <style:style style:name="T3553" style:parent-style-name="Domyślnaczcionkaakapitu" style:family="text">
      <style:text-properties fo:background-color="#80FFFF"/>
    </style:style>
    <style:style style:name="T3554" style:parent-style-name="Domyślnaczcionkaakapitu" style:family="text">
      <style:text-properties fo:background-color="#80FFFF"/>
    </style:style>
    <style:style style:name="T3555" style:parent-style-name="Domyślnaczcionkaakapitu" style:family="text">
      <style:text-properties fo:background-color="#80FFFF"/>
    </style:style>
    <style:style style:name="P3556" style:parent-style-name="Normalny" style:family="paragraph">
      <style:paragraph-properties fo:text-align="justify" fo:line-height="150%" fo:text-indent="0.25in"/>
    </style:style>
    <style:style style:name="T3557" style:parent-style-name="Domyślnaczcionkaakapitu" style:family="text">
      <style:text-properties fo:background-color="#80FFFF"/>
    </style:style>
    <style:style style:name="T3558" style:parent-style-name="Domyślnaczcionkaakapitu" style:family="text">
      <style:text-properties fo:background-color="#80FFFF"/>
    </style:style>
    <style:style style:name="T3559" style:parent-style-name="Domyślnaczcionkaakapitu" style:family="text">
      <style:text-properties fo:background-color="#80FFFF"/>
    </style:style>
    <style:style style:name="T3560" style:parent-style-name="Domyślnaczcionkaakapitu" style:family="text">
      <style:text-properties fo:background-color="#80FFFF"/>
    </style:style>
    <style:style style:name="P3561" style:parent-style-name="Normalny" style:family="paragraph">
      <style:paragraph-properties fo:text-align="justify" fo:line-height="150%" fo:text-indent="0.25in"/>
    </style:style>
    <style:style style:name="P3562" style:parent-style-name="Normalny" style:family="paragraph">
      <style:paragraph-properties fo:text-align="justify" fo:line-height="150%"/>
    </style:style>
    <style:style style:name="T3563" style:parent-style-name="Domyślnaczcionkaakapitu" style:family="text">
      <style:text-properties style:text-underline-type="single" style:text-underline-style="solid" style:text-underline-width="auto" style:text-underline-mode="continuous"/>
    </style:style>
    <style:style style:name="T3564" style:parent-style-name="Domyślnaczcionkaakapitu" style:family="text">
      <style:text-properties fo:background-color="#80FFFF" style:text-underline-type="single" style:text-underline-style="solid" style:text-underline-width="auto" style:text-underline-mode="continuous"/>
    </style:style>
    <style:style style:name="T3565" style:parent-style-name="Domyślnaczcionkaakapitu" style:family="text">
      <style:text-properties style:text-underline-type="single" style:text-underline-style="solid" style:text-underline-width="auto" style:text-underline-mode="continuous"/>
    </style:style>
    <style:style style:name="T3566" style:parent-style-name="Domyślnaczcionkaakapitu" style:family="text">
      <style:text-properties fo:background-color="#80FFFF" style:text-underline-type="single" style:text-underline-style="solid" style:text-underline-width="auto" style:text-underline-mode="continuous"/>
    </style:style>
    <style:style style:name="T3567" style:parent-style-name="Domyślnaczcionkaakapitu" style:family="text">
      <style:text-properties style:text-underline-type="single" style:text-underline-style="solid" style:text-underline-width="auto" style:text-underline-mode="continuous"/>
    </style:style>
    <style:style style:name="T3568" style:parent-style-name="Domyślnaczcionkaakapitu" style:family="text">
      <style:text-properties fo:background-color="#80FFFF" style:text-underline-type="single" style:text-underline-style="solid" style:text-underline-width="auto" style:text-underline-mode="continuous"/>
    </style:style>
    <style:style style:name="T3569" style:parent-style-name="Domyślnaczcionkaakapitu" style:family="text">
      <style:text-properties style:text-underline-type="single" style:text-underline-style="solid" style:text-underline-width="auto" style:text-underline-mode="continuous"/>
    </style:style>
    <style:style style:name="P3570" style:parent-style-name="Normalny" style:family="paragraph">
      <style:paragraph-properties fo:text-align="justify" fo:line-height="150%" fo:text-indent="0.25in"/>
    </style:style>
    <style:style style:name="T3571" style:parent-style-name="Domyślnaczcionkaakapitu" style:family="text">
      <style:text-properties fo:background-color="#80FFFF"/>
    </style:style>
    <style:style style:name="P3572" style:parent-style-name="Normalny" style:family="paragraph">
      <style:paragraph-properties fo:text-align="justify" fo:line-height="150%" fo:text-indent="0.25in"/>
    </style:style>
    <style:style style:name="P3573" style:parent-style-name="Normalny" style:family="paragraph">
      <style:paragraph-properties fo:text-align="justify" fo:line-height="150%"/>
    </style:style>
    <style:style style:name="T3574" style:parent-style-name="Domyślnaczcionkaakapitu" style:family="text">
      <style:text-properties style:text-underline-type="single" style:text-underline-style="solid" style:text-underline-width="auto" style:text-underline-mode="continuous"/>
    </style:style>
    <style:style style:name="T3575" style:parent-style-name="Domyślnaczcionkaakapitu" style:family="text">
      <style:text-properties fo:background-color="#80FFFF" style:text-underline-type="single" style:text-underline-style="solid" style:text-underline-width="auto" style:text-underline-mode="continuous"/>
    </style:style>
    <style:style style:name="T3576" style:parent-style-name="Domyślnaczcionkaakapitu" style:family="text">
      <style:text-properties style:text-underline-type="single" style:text-underline-style="solid" style:text-underline-width="auto" style:text-underline-mode="continuous"/>
    </style:style>
    <style:style style:name="T3577" style:parent-style-name="Domyślnaczcionkaakapitu" style:family="text">
      <style:text-properties fo:background-color="#80FFFF" style:text-underline-type="single" style:text-underline-style="solid" style:text-underline-width="auto" style:text-underline-mode="continuous"/>
    </style:style>
    <style:style style:name="T3578" style:parent-style-name="Domyślnaczcionkaakapitu" style:family="text">
      <style:text-properties fo:background-color="#80FFFF"/>
    </style:style>
    <style:style style:name="P3579" style:parent-style-name="Normalny" style:family="paragraph">
      <style:paragraph-properties fo:text-align="justify" fo:line-height="150%" fo:text-indent="0.25in"/>
    </style:style>
    <style:style style:name="P3580" style:parent-style-name="Normalny" style:family="paragraph">
      <style:paragraph-properties fo:text-align="justify" fo:line-height="150%"/>
    </style:style>
    <style:style style:name="T3581" style:parent-style-name="Domyślnaczcionkaakapitu" style:family="text">
      <style:text-properties style:text-underline-type="single" style:text-underline-style="solid" style:text-underline-width="auto" style:text-underline-mode="continuous"/>
    </style:style>
    <style:style style:name="T3582" style:parent-style-name="Domyślnaczcionkaakapitu" style:family="text">
      <style:text-properties fo:background-color="#80FFFF" style:text-underline-type="single" style:text-underline-style="solid" style:text-underline-width="auto" style:text-underline-mode="continuous"/>
    </style:style>
    <style:style style:name="T3583" style:parent-style-name="Domyślnaczcionkaakapitu" style:family="text">
      <style:text-properties style:text-underline-type="single" style:text-underline-style="solid" style:text-underline-width="auto" style:text-underline-mode="continuous"/>
    </style:style>
    <style:style style:name="T3584" style:parent-style-name="Domyślnaczcionkaakapitu" style:family="text">
      <style:text-properties fo:background-color="#80FFFF" style:text-underline-type="single" style:text-underline-style="solid" style:text-underline-width="auto" style:text-underline-mode="continuous"/>
    </style:style>
    <style:style style:name="T3585" style:parent-style-name="Domyślnaczcionkaakapitu" style:family="text">
      <style:text-properties style:text-underline-type="single" style:text-underline-style="solid" style:text-underline-width="auto" style:text-underline-mode="continuous"/>
    </style:style>
    <style:style style:name="P3586" style:parent-style-name="Normalny" style:family="paragraph">
      <style:paragraph-properties fo:text-align="justify" fo:line-height="150%" fo:text-indent="0.2479in"/>
    </style:style>
    <style:style style:name="P3587" style:parent-style-name="Normalny" style:family="paragraph">
      <style:paragraph-properties fo:text-align="justify" fo:line-height="150%"/>
    </style:style>
    <style:style style:name="T3588" style:parent-style-name="Domyślnaczcionkaakapitu" style:family="text">
      <style:text-properties style:text-underline-type="single" style:text-underline-style="solid" style:text-underline-width="auto" style:text-underline-mode="continuous"/>
    </style:style>
    <style:style style:name="T3589" style:parent-style-name="Domyślnaczcionkaakapitu" style:family="text">
      <style:text-properties style:text-underline-type="single" style:text-underline-style="solid" style:text-underline-width="auto" style:text-underline-mode="continuous"/>
    </style:style>
    <style:style style:name="T3590" style:parent-style-name="Domyślnaczcionkaakapitu" style:family="text">
      <style:text-properties style:text-underline-type="single" style:text-underline-style="solid" style:text-underline-width="auto" style:text-underline-mode="continuous"/>
    </style:style>
    <style:style style:name="P3591" style:parent-style-name="Normalny" style:family="paragraph">
      <style:paragraph-properties fo:text-align="justify" fo:line-height="150%" fo:text-indent="0.25in"/>
    </style:style>
    <style:style style:name="T3592" style:parent-style-name="Domyślnaczcionkaakapitu" style:family="text">
      <style:text-properties fo:background-color="#80FFFF"/>
    </style:style>
    <style:style style:name="T3593" style:parent-style-name="Domyślnaczcionkaakapitu" style:family="text">
      <style:text-properties fo:background-color="#80FFFF"/>
    </style:style>
    <style:style style:name="T3594" style:parent-style-name="Domyślnaczcionkaakapitu" style:family="text">
      <style:text-properties fo:background-color="#80FFFF"/>
    </style:style>
    <style:style style:name="T3595" style:parent-style-name="Domyślnaczcionkaakapitu" style:family="text">
      <style:text-properties fo:background-color="#80FFFF"/>
    </style:style>
    <style:style style:name="T3596" style:parent-style-name="Domyślnaczcionkaakapitu" style:family="text">
      <style:text-properties fo:background-color="#80FFFF"/>
    </style:style>
    <style:style style:name="T3597" style:parent-style-name="Domyślnaczcionkaakapitu" style:family="text">
      <style:text-properties fo:background-color="#80FFFF"/>
    </style:style>
    <style:style style:name="T3598" style:parent-style-name="Domyślnaczcionkaakapitu" style:family="text">
      <style:text-properties fo:background-color="#80FFFF"/>
    </style:style>
    <style:style style:name="T3599" style:parent-style-name="Domyślnaczcionkaakapitu" style:family="text">
      <style:text-properties fo:background-color="#80FFFF"/>
    </style:style>
    <style:style style:name="P3600" style:parent-style-name="Normalny" style:family="paragraph">
      <style:paragraph-properties fo:text-align="justify" fo:line-height="150%"/>
    </style:style>
    <style:style style:name="T3601" style:parent-style-name="Domyślnaczcionkaakapitu" style:family="text">
      <style:text-properties style:text-underline-type="single" style:text-underline-style="solid" style:text-underline-width="auto" style:text-underline-mode="continuous"/>
    </style:style>
    <style:style style:name="T3602" style:parent-style-name="Domyślnaczcionkaakapitu" style:family="text">
      <style:text-properties fo:background-color="#80FFFF" style:text-underline-type="single" style:text-underline-style="solid" style:text-underline-width="auto" style:text-underline-mode="continuous"/>
    </style:style>
    <style:style style:name="T3603" style:parent-style-name="Domyślnaczcionkaakapitu" style:family="text">
      <style:text-properties style:text-underline-type="single" style:text-underline-style="solid" style:text-underline-width="auto" style:text-underline-mode="continuous"/>
    </style:style>
    <style:style style:name="T3604" style:parent-style-name="Domyślnaczcionkaakapitu" style:family="text">
      <style:text-properties fo:background-color="#80FFFF" style:text-underline-type="single" style:text-underline-style="solid" style:text-underline-width="auto" style:text-underline-mode="continuous"/>
    </style:style>
    <style:style style:name="T3605" style:parent-style-name="Domyślnaczcionkaakapitu" style:family="text">
      <style:text-properties style:text-underline-type="single" style:text-underline-style="solid" style:text-underline-width="auto" style:text-underline-mode="continuous"/>
    </style:style>
    <style:style style:name="T3606" style:parent-style-name="Domyślnaczcionkaakapitu" style:family="text">
      <style:text-properties fo:background-color="#80FFFF" style:text-underline-type="single" style:text-underline-style="solid" style:text-underline-width="auto" style:text-underline-mode="continuous"/>
    </style:style>
    <style:style style:name="T3607" style:parent-style-name="Domyślnaczcionkaakapitu" style:family="text">
      <style:text-properties style:text-underline-type="single" style:text-underline-style="solid" style:text-underline-width="auto" style:text-underline-mode="continuous"/>
    </style:style>
    <style:style style:name="T3608" style:parent-style-name="Domyślnaczcionkaakapitu" style:family="text">
      <style:text-properties fo:background-color="#80FFFF" style:text-underline-type="single" style:text-underline-style="solid" style:text-underline-width="auto" style:text-underline-mode="continuous"/>
    </style:style>
    <style:style style:name="P3609" style:parent-style-name="Normalny" style:family="paragraph">
      <style:paragraph-properties fo:text-align="justify" fo:line-height="150%" fo:text-indent="0.25in"/>
    </style:style>
    <style:style style:name="T3610" style:parent-style-name="Domyślnaczcionkaakapitu" style:family="text">
      <style:text-properties fo:background-color="#80FFFF"/>
    </style:style>
    <style:style style:name="T3611" style:parent-style-name="Domyślnaczcionkaakapitu" style:family="text">
      <style:text-properties fo:background-color="#80FFFF"/>
    </style:style>
    <style:style style:name="P3612" style:parent-style-name="Normalny" style:family="paragraph">
      <style:paragraph-properties fo:text-align="justify" fo:line-height="150%"/>
    </style:style>
    <style:style style:name="T3613" style:parent-style-name="Domyślnaczcionkaakapitu" style:family="text">
      <style:text-properties style:text-underline-type="single" style:text-underline-style="solid" style:text-underline-width="auto" style:text-underline-mode="continuous"/>
    </style:style>
    <style:style style:name="T3614" style:parent-style-name="Domyślnaczcionkaakapitu" style:family="text">
      <style:text-properties fo:background-color="#80FFFF" style:text-underline-type="single" style:text-underline-style="solid" style:text-underline-width="auto" style:text-underline-mode="continuous"/>
    </style:style>
    <style:style style:name="T3615" style:parent-style-name="Domyślnaczcionkaakapitu" style:family="text">
      <style:text-properties style:text-underline-type="single" style:text-underline-style="solid" style:text-underline-width="auto" style:text-underline-mode="continuous"/>
    </style:style>
    <style:style style:name="T3616" style:parent-style-name="Domyślnaczcionkaakapitu" style:family="text">
      <style:text-properties fo:background-color="#80FFFF" style:text-underline-type="single" style:text-underline-style="solid" style:text-underline-width="auto" style:text-underline-mode="continuous"/>
    </style:style>
    <style:style style:name="T3617" style:parent-style-name="Domyślnaczcionkaakapitu" style:family="text">
      <style:text-properties style:text-underline-type="single" style:text-underline-style="solid" style:text-underline-width="auto" style:text-underline-mode="continuous"/>
    </style:style>
    <style:style style:name="P3618" style:parent-style-name="Normalny" style:family="paragraph">
      <style:paragraph-properties fo:text-align="justify" fo:line-height="150%" fo:text-indent="0.25in"/>
    </style:style>
    <style:style style:name="T3619" style:parent-style-name="Domyślnaczcionkaakapitu" style:family="text">
      <style:text-properties fo:background-color="#80FFFF"/>
    </style:style>
    <style:style style:name="P3620" style:parent-style-name="Normalny" style:family="paragraph">
      <style:paragraph-properties fo:text-align="justify" fo:line-height="150%" fo:text-indent="0.25in"/>
    </style:style>
    <style:style style:name="T3621" style:parent-style-name="Domyślnaczcionkaakapitu" style:family="text">
      <style:text-properties fo:background-color="#80FFFF"/>
    </style:style>
    <style:style style:name="P3622" style:parent-style-name="Normalny" style:family="paragraph">
      <style:paragraph-properties fo:text-align="justify" fo:line-height="150%"/>
    </style:style>
    <style:style style:name="T3623" style:parent-style-name="Domyślnaczcionkaakapitu" style:family="text">
      <style:text-properties style:text-underline-type="single" style:text-underline-style="solid" style:text-underline-width="auto" style:text-underline-mode="continuous"/>
    </style:style>
    <style:style style:name="P3624" style:parent-style-name="Normalny" style:family="paragraph">
      <style:paragraph-properties fo:text-align="justify" fo:line-height="150%" fo:text-indent="0.25in"/>
    </style:style>
    <style:style style:name="P3625" style:parent-style-name="Normalny" style:family="paragraph">
      <style:paragraph-properties fo:text-align="justify" fo:line-height="150%"/>
    </style:style>
    <style:style style:name="T3626" style:parent-style-name="Domyślnaczcionkaakapitu" style:family="text">
      <style:text-properties style:text-underline-type="single" style:text-underline-style="solid" style:text-underline-width="auto" style:text-underline-mode="continuous"/>
    </style:style>
    <style:style style:name="T3627" style:parent-style-name="Domyślnaczcionkaakapitu" style:family="text">
      <style:text-properties fo:background-color="#80FFFF" style:text-underline-type="single" style:text-underline-style="solid" style:text-underline-width="auto" style:text-underline-mode="continuous"/>
    </style:style>
    <style:style style:name="T3628" style:parent-style-name="Domyślnaczcionkaakapitu" style:family="text">
      <style:text-properties style:text-underline-type="single" style:text-underline-style="solid" style:text-underline-width="auto" style:text-underline-mode="continuous"/>
    </style:style>
    <style:style style:name="T3629" style:parent-style-name="Domyślnaczcionkaakapitu" style:family="text">
      <style:text-properties fo:background-color="#80FFFF" style:text-underline-type="single" style:text-underline-style="solid" style:text-underline-width="auto" style:text-underline-mode="continuous"/>
    </style:style>
    <style:style style:name="T3630" style:parent-style-name="Domyślnaczcionkaakapitu" style:family="text">
      <style:text-properties style:text-underline-type="single" style:text-underline-style="solid" style:text-underline-width="auto" style:text-underline-mode="continuous"/>
    </style:style>
    <style:style style:name="T3631" style:parent-style-name="Domyślnaczcionkaakapitu" style:family="text">
      <style:text-properties fo:background-color="#80FFFF" style:text-underline-type="single" style:text-underline-style="solid" style:text-underline-width="auto" style:text-underline-mode="continuous"/>
    </style:style>
    <style:style style:name="T3632" style:parent-style-name="Domyślnaczcionkaakapitu" style:family="text">
      <style:text-properties style:text-underline-type="single" style:text-underline-style="solid" style:text-underline-width="auto" style:text-underline-mode="continuous"/>
    </style:style>
    <style:style style:name="T3633" style:parent-style-name="Domyślnaczcionkaakapitu" style:family="text">
      <style:text-properties fo:background-color="#80FFFF" style:text-underline-type="single" style:text-underline-style="solid" style:text-underline-width="auto" style:text-underline-mode="continuous"/>
    </style:style>
    <style:style style:name="P3634" style:parent-style-name="Normalny" style:family="paragraph">
      <style:paragraph-properties fo:text-align="justify" fo:line-height="150%" fo:text-indent="0.25in"/>
    </style:style>
    <style:style style:name="P3635" style:parent-style-name="Normalny" style:family="paragraph">
      <style:paragraph-properties fo:text-align="justify" fo:line-height="150%"/>
    </style:style>
    <style:style style:name="T3636" style:parent-style-name="Domyślnaczcionkaakapitu" style:family="text">
      <style:text-properties style:text-underline-type="single" style:text-underline-style="solid" style:text-underline-width="auto" style:text-underline-mode="continuous"/>
    </style:style>
    <style:style style:name="P3637" style:parent-style-name="Normalny" style:family="paragraph">
      <style:paragraph-properties fo:text-align="justify" fo:line-height="150%" fo:text-indent="0.25in"/>
    </style:style>
    <style:style style:name="P3638" style:parent-style-name="Normalny" style:family="paragraph">
      <style:paragraph-properties fo:text-align="justify" fo:line-height="150%"/>
    </style:style>
    <style:style style:name="T3639" style:parent-style-name="Domyślnaczcionkaakapitu" style:family="text">
      <style:text-properties style:text-underline-type="single" style:text-underline-style="solid" style:text-underline-width="auto" style:text-underline-mode="continuous"/>
    </style:style>
    <style:style style:name="T3640" style:parent-style-name="Domyślnaczcionkaakapitu" style:family="text">
      <style:text-properties fo:background-color="#80FFFF" style:text-underline-type="single" style:text-underline-style="solid" style:text-underline-width="auto" style:text-underline-mode="continuous"/>
    </style:style>
    <style:style style:name="T3641" style:parent-style-name="Domyślnaczcionkaakapitu" style:family="text">
      <style:text-properties style:text-underline-type="single" style:text-underline-style="solid" style:text-underline-width="auto" style:text-underline-mode="continuous"/>
    </style:style>
    <style:style style:name="T3642" style:parent-style-name="Domyślnaczcionkaakapitu" style:family="text">
      <style:text-properties fo:background-color="#80FFFF" style:text-underline-type="single" style:text-underline-style="solid" style:text-underline-width="auto" style:text-underline-mode="continuous"/>
    </style:style>
    <style:style style:name="T3643" style:parent-style-name="Domyślnaczcionkaakapitu" style:family="text">
      <style:text-properties style:text-underline-type="single" style:text-underline-style="solid" style:text-underline-width="auto" style:text-underline-mode="continuous"/>
    </style:style>
    <style:style style:name="T3644" style:parent-style-name="Domyślnaczcionkaakapitu" style:family="text">
      <style:text-properties fo:background-color="#80FFFF" style:text-underline-type="single" style:text-underline-style="solid" style:text-underline-width="auto" style:text-underline-mode="continuous"/>
    </style:style>
    <style:style style:name="T3645" style:parent-style-name="Domyślnaczcionkaakapitu" style:family="text">
      <style:text-properties style:text-underline-type="single" style:text-underline-style="solid" style:text-underline-width="auto" style:text-underline-mode="continuous"/>
    </style:style>
    <style:style style:name="T3646" style:parent-style-name="Domyślnaczcionkaakapitu" style:family="text">
      <style:text-properties fo:background-color="#80FFFF" style:text-underline-type="single" style:text-underline-style="solid" style:text-underline-width="auto" style:text-underline-mode="continuous"/>
    </style:style>
    <style:style style:name="T3647" style:parent-style-name="Domyślnaczcionkaakapitu" style:family="text">
      <style:text-properties style:text-underline-type="single" style:text-underline-style="solid" style:text-underline-width="auto" style:text-underline-mode="continuous"/>
    </style:style>
    <style:style style:name="T3648" style:parent-style-name="Domyślnaczcionkaakapitu" style:family="text">
      <style:text-properties fo:background-color="#80FFFF" style:text-underline-type="single" style:text-underline-style="solid" style:text-underline-width="auto" style:text-underline-mode="continuous"/>
    </style:style>
    <style:style style:name="P3649" style:parent-style-name="Normalny" style:family="paragraph">
      <style:paragraph-properties fo:text-align="justify" fo:line-height="150%" fo:text-indent="0.2479in"/>
    </style:style>
    <style:style style:name="P3650" style:parent-style-name="Normalny" style:family="paragraph">
      <style:paragraph-properties fo:text-align="justify" fo:line-height="150%"/>
    </style:style>
    <style:style style:name="T3651" style:parent-style-name="Domyślnaczcionkaakapitu" style:family="text">
      <style:text-properties style:text-underline-type="single" style:text-underline-style="solid" style:text-underline-width="auto" style:text-underline-mode="continuous"/>
    </style:style>
    <style:style style:name="P3652" style:parent-style-name="Normalny" style:family="paragraph">
      <style:paragraph-properties fo:text-align="justify" fo:line-height="150%" fo:text-indent="0.25in"/>
    </style:style>
    <style:style style:name="P3653" style:parent-style-name="Normalny" style:family="paragraph">
      <style:paragraph-properties fo:text-align="justify" fo:line-height="150%" fo:text-indent="0.25in"/>
    </style:style>
    <style:style style:name="P3654" style:parent-style-name="Normalny" style:family="paragraph">
      <style:paragraph-properties fo:text-align="justify" fo:line-height="150%" fo:text-indent="0.25in"/>
    </style:style>
    <style:style style:name="P3655" style:parent-style-name="Normalny" style:family="paragraph">
      <style:paragraph-properties fo:text-align="justify" fo:line-height="150%"/>
    </style:style>
    <style:style style:name="T3656" style:parent-style-name="Domyślnaczcionkaakapitu" style:family="text">
      <style:text-properties style:text-underline-type="single" style:text-underline-style="solid" style:text-underline-width="auto" style:text-underline-mode="continuous"/>
    </style:style>
    <style:style style:name="P3657" style:parent-style-name="Normalny" style:family="paragraph">
      <style:paragraph-properties fo:text-align="justify" fo:line-height="150%" fo:text-indent="0.25in"/>
    </style:style>
    <style:style style:name="T3658" style:parent-style-name="Domyślnaczcionkaakapitu" style:family="text">
      <style:text-properties fo:background-color="#80FFFF"/>
    </style:style>
    <style:style style:name="T3659" style:parent-style-name="Domyślnaczcionkaakapitu" style:family="text">
      <style:text-properties fo:background-color="#80FFFF"/>
    </style:style>
    <style:style style:name="T3660" style:parent-style-name="Domyślnaczcionkaakapitu" style:family="text">
      <style:text-properties fo:background-color="#80FFFF"/>
    </style:style>
    <style:style style:name="P3661" style:parent-style-name="Normalny" style:family="paragraph">
      <style:paragraph-properties fo:text-align="justify" fo:line-height="150%"/>
    </style:style>
    <style:style style:name="T3662" style:parent-style-name="Domyślnaczcionkaakapitu" style:family="text">
      <style:text-properties style:text-underline-type="single" style:text-underline-style="solid" style:text-underline-width="auto" style:text-underline-mode="continuous"/>
    </style:style>
    <style:style style:name="P3663" style:parent-style-name="Normalny" style:family="paragraph">
      <style:paragraph-properties fo:text-align="justify" fo:line-height="150%" fo:text-indent="0.25in"/>
    </style:style>
    <style:style style:name="T3664" style:parent-style-name="Domyślnaczcionkaakapitu" style:family="text">
      <style:text-properties fo:background-color="#80FFFF"/>
    </style:style>
    <style:style style:name="P3665" style:parent-style-name="Normalny" style:family="paragraph">
      <style:paragraph-properties fo:text-align="justify" fo:line-height="150%"/>
    </style:style>
    <style:style style:name="T3666" style:parent-style-name="Domyślnaczcionkaakapitu" style:family="text">
      <style:text-properties style:text-underline-type="single" style:text-underline-style="solid" style:text-underline-width="auto" style:text-underline-mode="continuous"/>
    </style:style>
    <style:style style:name="T3667" style:parent-style-name="Domyślnaczcionkaakapitu" style:family="text">
      <style:text-properties fo:background-color="#80FFFF" style:text-underline-type="single" style:text-underline-style="solid" style:text-underline-width="auto" style:text-underline-mode="continuous"/>
    </style:style>
    <style:style style:name="T3668" style:parent-style-name="Domyślnaczcionkaakapitu" style:family="text">
      <style:text-properties style:text-underline-type="single" style:text-underline-style="solid" style:text-underline-width="auto" style:text-underline-mode="continuous"/>
    </style:style>
    <style:style style:name="T3669" style:parent-style-name="Domyślnaczcionkaakapitu" style:family="text">
      <style:text-properties fo:background-color="#80FFFF" style:text-underline-type="single" style:text-underline-style="solid" style:text-underline-width="auto" style:text-underline-mode="continuous"/>
    </style:style>
    <style:style style:name="T3670" style:parent-style-name="Domyślnaczcionkaakapitu" style:family="text">
      <style:text-properties style:text-underline-type="single" style:text-underline-style="solid" style:text-underline-width="auto" style:text-underline-mode="continuous"/>
    </style:style>
    <style:style style:name="P3671" style:parent-style-name="Normalny" style:family="paragraph">
      <style:paragraph-properties fo:text-align="justify" fo:line-height="150%" fo:text-indent="0.25in"/>
    </style:style>
    <style:style style:name="P3672" style:parent-style-name="Normalny" style:family="paragraph">
      <style:paragraph-properties fo:text-align="justify" fo:line-height="150%"/>
    </style:style>
    <style:style style:name="T3673" style:parent-style-name="Domyślnaczcionkaakapitu" style:family="text">
      <style:text-properties style:text-underline-type="single" style:text-underline-style="solid" style:text-underline-width="auto" style:text-underline-mode="continuous"/>
    </style:style>
    <style:style style:name="T3674" style:parent-style-name="Domyślnaczcionkaakapitu" style:family="text">
      <style:text-properties fo:background-color="#80FFFF" style:text-underline-type="single" style:text-underline-style="solid" style:text-underline-width="auto" style:text-underline-mode="continuous"/>
    </style:style>
    <style:style style:name="T3675" style:parent-style-name="Domyślnaczcionkaakapitu" style:family="text">
      <style:text-properties style:text-underline-type="single" style:text-underline-style="solid" style:text-underline-width="auto" style:text-underline-mode="continuous"/>
    </style:style>
    <style:style style:name="T3676" style:parent-style-name="Domyślnaczcionkaakapitu" style:family="text">
      <style:text-properties fo:background-color="#80FFFF" style:text-underline-type="single" style:text-underline-style="solid" style:text-underline-width="auto" style:text-underline-mode="continuous"/>
    </style:style>
    <style:style style:name="T3677" style:parent-style-name="Domyślnaczcionkaakapitu" style:family="text">
      <style:text-properties style:text-underline-type="single" style:text-underline-style="solid" style:text-underline-width="auto" style:text-underline-mode="continuous"/>
    </style:style>
    <style:style style:name="T3678" style:parent-style-name="Domyślnaczcionkaakapitu" style:family="text">
      <style:text-properties fo:background-color="#80FFFF" style:text-underline-type="single" style:text-underline-style="solid" style:text-underline-width="auto" style:text-underline-mode="continuous"/>
    </style:style>
    <style:style style:name="T3679" style:parent-style-name="Domyślnaczcionkaakapitu" style:family="text">
      <style:text-properties style:text-underline-type="single" style:text-underline-style="solid" style:text-underline-width="auto" style:text-underline-mode="continuous"/>
    </style:style>
    <style:style style:name="T3680" style:parent-style-name="Domyślnaczcionkaakapitu" style:family="text">
      <style:text-properties fo:background-color="#80FFFF"/>
    </style:style>
    <style:style style:name="P3681" style:parent-style-name="Normalny" style:family="paragraph">
      <style:paragraph-properties fo:text-align="justify" fo:line-height="150%" fo:text-indent="0.25in"/>
    </style:style>
    <style:style style:name="P3682" style:parent-style-name="Normalny" style:family="paragraph">
      <style:paragraph-properties fo:text-align="justify" fo:line-height="150%"/>
    </style:style>
    <style:style style:name="T3683" style:parent-style-name="Domyślnaczcionkaakapitu" style:family="text">
      <style:text-properties style:text-underline-type="single" style:text-underline-style="solid" style:text-underline-width="auto" style:text-underline-mode="continuous"/>
    </style:style>
    <style:style style:name="T3684" style:parent-style-name="Domyślnaczcionkaakapitu" style:family="text">
      <style:text-properties fo:background-color="#80FFFF" style:text-underline-type="single" style:text-underline-style="solid" style:text-underline-width="auto" style:text-underline-mode="continuous"/>
    </style:style>
    <style:style style:name="T3685" style:parent-style-name="Domyślnaczcionkaakapitu" style:family="text">
      <style:text-properties style:text-underline-type="single" style:text-underline-style="solid" style:text-underline-width="auto" style:text-underline-mode="continuous"/>
    </style:style>
    <style:style style:name="T3686" style:parent-style-name="Domyślnaczcionkaakapitu" style:family="text">
      <style:text-properties fo:background-color="#80FFFF" style:text-underline-type="single" style:text-underline-style="solid" style:text-underline-width="auto" style:text-underline-mode="continuous"/>
    </style:style>
    <style:style style:name="T3687" style:parent-style-name="Domyślnaczcionkaakapitu" style:family="text">
      <style:text-properties style:text-underline-type="single" style:text-underline-style="solid" style:text-underline-width="auto" style:text-underline-mode="continuous"/>
    </style:style>
    <style:style style:name="T3688" style:parent-style-name="Domyślnaczcionkaakapitu" style:family="text">
      <style:text-properties fo:background-color="#80FFFF" style:text-underline-type="single" style:text-underline-style="solid" style:text-underline-width="auto" style:text-underline-mode="continuous"/>
    </style:style>
    <style:style style:name="T3689" style:parent-style-name="Domyślnaczcionkaakapitu" style:family="text">
      <style:text-properties style:text-underline-type="single" style:text-underline-style="solid" style:text-underline-width="auto" style:text-underline-mode="continuous"/>
    </style:style>
    <style:style style:name="T3690" style:parent-style-name="Domyślnaczcionkaakapitu" style:family="text">
      <style:text-properties fo:background-color="#80FFFF" style:text-underline-type="single" style:text-underline-style="solid" style:text-underline-width="auto" style:text-underline-mode="continuous"/>
    </style:style>
    <style:style style:name="P3691" style:parent-style-name="Normalny" style:family="paragraph">
      <style:paragraph-properties fo:text-align="justify" fo:line-height="150%" fo:text-indent="0.25in"/>
    </style:style>
    <style:style style:name="T3692" style:parent-style-name="Domyślnaczcionkaakapitu" style:family="text">
      <style:text-properties fo:background-color="#80FFFF"/>
    </style:style>
    <style:style style:name="P3693" style:parent-style-name="Normalny" style:family="paragraph">
      <style:paragraph-properties fo:text-align="justify" fo:line-height="150%" fo:text-indent="0.25in"/>
    </style:style>
    <style:style style:name="T3694" style:parent-style-name="Domyślnaczcionkaakapitu" style:family="text">
      <style:text-properties fo:background-color="#80FFFF"/>
    </style:style>
    <style:style style:name="T3695" style:parent-style-name="Domyślnaczcionkaakapitu" style:family="text">
      <style:text-properties fo:background-color="#80FFFF"/>
    </style:style>
    <style:style style:name="P3696" style:parent-style-name="Normalny" style:family="paragraph">
      <style:paragraph-properties fo:text-align="justify" fo:line-height="150%"/>
    </style:style>
    <style:style style:name="T3697" style:parent-style-name="Domyślnaczcionkaakapitu" style:family="text">
      <style:text-properties style:text-underline-type="single" style:text-underline-style="solid" style:text-underline-width="auto" style:text-underline-mode="continuous"/>
    </style:style>
    <style:style style:name="P3698" style:parent-style-name="Normalny" style:family="paragraph">
      <style:paragraph-properties fo:text-align="justify" fo:line-height="150%" fo:text-indent="0.25in"/>
    </style:style>
    <style:style style:name="P3699" style:parent-style-name="Normalny" style:family="paragraph">
      <style:paragraph-properties fo:text-align="justify" fo:line-height="150%"/>
    </style:style>
    <style:style style:name="T3700" style:parent-style-name="Domyślnaczcionkaakapitu" style:family="text">
      <style:text-properties style:text-underline-type="single" style:text-underline-style="solid" style:text-underline-width="auto" style:text-underline-mode="continuous"/>
    </style:style>
    <style:style style:name="P3701" style:parent-style-name="Normalny" style:family="paragraph">
      <style:paragraph-properties fo:text-align="justify" fo:line-height="150%" fo:text-indent="0.25in"/>
    </style:style>
    <style:style style:name="P3702" style:parent-style-name="Normalny" style:family="paragraph">
      <style:paragraph-properties fo:text-align="justify" fo:line-height="150%"/>
    </style:style>
    <style:style style:name="T3703" style:parent-style-name="Domyślnaczcionkaakapitu" style:family="text">
      <style:text-properties style:text-underline-type="single" style:text-underline-style="solid" style:text-underline-width="auto" style:text-underline-mode="continuous"/>
    </style:style>
    <style:style style:name="P3704" style:parent-style-name="Normalny" style:family="paragraph">
      <style:paragraph-properties fo:text-align="justify" fo:line-height="150%" fo:text-indent="0.25in"/>
    </style:style>
    <style:style style:name="P3705" style:parent-style-name="Normalny" style:family="paragraph">
      <style:paragraph-properties fo:text-align="justify" fo:line-height="150%"/>
    </style:style>
    <style:style style:name="T3706" style:parent-style-name="Domyślnaczcionkaakapitu" style:family="text">
      <style:text-properties style:text-underline-type="single" style:text-underline-style="solid" style:text-underline-width="auto" style:text-underline-mode="continuous"/>
    </style:style>
    <style:style style:name="P3707" style:parent-style-name="Normalny" style:family="paragraph">
      <style:paragraph-properties fo:text-align="justify" fo:line-height="150%" fo:text-indent="0.25in"/>
    </style:style>
    <style:style style:name="T3708" style:parent-style-name="Domyślnaczcionkaakapitu" style:family="text">
      <style:text-properties fo:background-color="#80FFFF"/>
    </style:style>
    <style:style style:name="P3709" style:parent-style-name="Normalny" style:family="paragraph">
      <style:paragraph-properties fo:text-align="justify" fo:line-height="150%"/>
    </style:style>
    <style:style style:name="T3710" style:parent-style-name="Domyślnaczcionkaakapitu" style:family="text">
      <style:text-properties style:text-underline-type="single" style:text-underline-style="solid" style:text-underline-width="auto" style:text-underline-mode="continuous"/>
    </style:style>
    <style:style style:name="P3711" style:parent-style-name="Normalny" style:family="paragraph">
      <style:paragraph-properties fo:text-align="justify" fo:line-height="150%" fo:text-indent="0.25in"/>
    </style:style>
    <style:style style:name="P3712" style:parent-style-name="Normalny" style:family="paragraph">
      <style:paragraph-properties fo:text-align="justify" fo:line-height="150%"/>
    </style:style>
    <style:style style:name="T3713" style:parent-style-name="Domyślnaczcionkaakapitu" style:family="text">
      <style:text-properties style:text-underline-type="single" style:text-underline-style="solid" style:text-underline-width="auto" style:text-underline-mode="continuous"/>
    </style:style>
    <style:style style:name="T3714" style:parent-style-name="Domyślnaczcionkaakapitu" style:family="text">
      <style:text-properties fo:background-color="#80FFFF" style:text-underline-type="single" style:text-underline-style="solid" style:text-underline-width="auto" style:text-underline-mode="continuous"/>
    </style:style>
    <style:style style:name="T3715" style:parent-style-name="Domyślnaczcionkaakapitu" style:family="text">
      <style:text-properties style:text-underline-type="single" style:text-underline-style="solid" style:text-underline-width="auto" style:text-underline-mode="continuous"/>
    </style:style>
    <style:style style:name="T3716" style:parent-style-name="Domyślnaczcionkaakapitu" style:family="text">
      <style:text-properties fo:background-color="#80FFFF" style:text-underline-type="single" style:text-underline-style="solid" style:text-underline-width="auto" style:text-underline-mode="continuous"/>
    </style:style>
    <style:style style:name="T3717" style:parent-style-name="Domyślnaczcionkaakapitu" style:family="text">
      <style:text-properties style:text-underline-type="single" style:text-underline-style="solid" style:text-underline-width="auto" style:text-underline-mode="continuous"/>
    </style:style>
    <style:style style:name="T3718" style:parent-style-name="Domyślnaczcionkaakapitu" style:family="text">
      <style:text-properties fo:background-color="#80FFFF" style:text-underline-type="single" style:text-underline-style="solid" style:text-underline-width="auto" style:text-underline-mode="continuous"/>
    </style:style>
    <style:style style:name="P3719" style:parent-style-name="Normalny" style:family="paragraph">
      <style:paragraph-properties fo:text-align="justify" fo:line-height="150%" fo:text-indent="0.25in"/>
    </style:style>
    <style:style style:name="T3720" style:parent-style-name="Domyślnaczcionkaakapitu" style:family="text">
      <style:text-properties fo:background-color="#80FFFF"/>
    </style:style>
    <style:style style:name="P3721" style:parent-style-name="Normalny" style:family="paragraph">
      <style:paragraph-properties fo:text-align="justify" fo:line-height="150%" fo:text-indent="0.25in"/>
    </style:style>
    <style:style style:name="P3722" style:parent-style-name="Normalny" style:family="paragraph">
      <style:paragraph-properties fo:text-align="justify" fo:line-height="150%" fo:text-indent="0.25in"/>
    </style:style>
    <style:style style:name="T3723" style:parent-style-name="Domyślnaczcionkaakapitu" style:family="text">
      <style:text-properties fo:background-color="#80FFFF"/>
    </style:style>
    <style:style style:name="P3724" style:parent-style-name="Normalny" style:family="paragraph">
      <style:paragraph-properties fo:text-align="justify" fo:line-height="150%"/>
    </style:style>
    <style:style style:name="T3725" style:parent-style-name="Domyślnaczcionkaakapitu" style:family="text">
      <style:text-properties fo:background-color="#80FFFF"/>
    </style:style>
    <style:style style:name="P3726" style:parent-style-name="Normalny" style:family="paragraph">
      <style:paragraph-properties fo:text-align="justify" fo:line-height="150%"/>
    </style:style>
    <style:style style:name="P3727" style:parent-style-name="Normalny" style:family="paragraph">
      <style:paragraph-properties fo:text-align="justify" fo:line-height="150%"/>
    </style:style>
    <style:style style:name="P3728" style:parent-style-name="Normalny" style:family="paragraph">
      <style:paragraph-properties fo:text-align="justify" fo:line-height="150%"/>
    </style:style>
    <style:style style:name="T3729" style:parent-style-name="Domyślnaczcionkaakapitu" style:family="text">
      <style:text-properties style:text-underline-type="single" style:text-underline-style="solid" style:text-underline-width="auto" style:text-underline-mode="continuous"/>
    </style:style>
    <style:style style:name="T3730" style:parent-style-name="Domyślnaczcionkaakapitu" style:family="text">
      <style:text-properties fo:background-color="#80FFFF" style:text-underline-type="single" style:text-underline-style="solid" style:text-underline-width="auto" style:text-underline-mode="continuous"/>
    </style:style>
    <style:style style:name="T3731" style:parent-style-name="Domyślnaczcionkaakapitu" style:family="text">
      <style:text-properties style:text-underline-type="single" style:text-underline-style="solid" style:text-underline-width="auto" style:text-underline-mode="continuous"/>
    </style:style>
    <style:style style:name="T3732" style:parent-style-name="Domyślnaczcionkaakapitu" style:family="text">
      <style:text-properties fo:background-color="#80FFFF" style:text-underline-type="single" style:text-underline-style="solid" style:text-underline-width="auto" style:text-underline-mode="continuous"/>
    </style:style>
    <style:style style:name="T3733" style:parent-style-name="Domyślnaczcionkaakapitu" style:family="text">
      <style:text-properties style:text-underline-type="single" style:text-underline-style="solid" style:text-underline-width="auto" style:text-underline-mode="continuous"/>
    </style:style>
    <style:style style:name="T3734" style:parent-style-name="Domyślnaczcionkaakapitu" style:family="text">
      <style:text-properties fo:background-color="#80FFFF" style:text-underline-type="single" style:text-underline-style="solid" style:text-underline-width="auto" style:text-underline-mode="continuous"/>
    </style:style>
    <style:style style:name="T3735" style:parent-style-name="Domyślnaczcionkaakapitu" style:family="text">
      <style:text-properties style:text-underline-type="single" style:text-underline-style="solid" style:text-underline-width="auto" style:text-underline-mode="continuous"/>
    </style:style>
    <style:style style:name="P3736" style:parent-style-name="Normalny" style:family="paragraph">
      <style:paragraph-properties fo:text-align="justify" fo:line-height="150%" fo:text-indent="0.25in"/>
    </style:style>
    <style:style style:name="P3737" style:parent-style-name="Normalny" style:family="paragraph">
      <style:paragraph-properties fo:text-align="justify" fo:line-height="150%" fo:text-indent="0.25in"/>
    </style:style>
    <style:style style:name="P3738" style:parent-style-name="Normalny" style:family="paragraph">
      <style:paragraph-properties fo:text-align="justify" fo:line-height="150%"/>
    </style:style>
    <style:style style:name="T3739" style:parent-style-name="Domyślnaczcionkaakapitu" style:family="text">
      <style:text-properties fo:background-color="#80FFFF"/>
    </style:style>
    <style:style style:name="P3740" style:parent-style-name="Normalny" style:family="paragraph">
      <style:paragraph-properties fo:text-align="justify" fo:line-height="150%" fo:text-indent="0.25in"/>
    </style:style>
    <style:style style:name="P3741" style:parent-style-name="Normalny" style:family="paragraph">
      <style:paragraph-properties fo:text-align="justify" fo:line-height="150%" fo:text-indent="0.25in"/>
    </style:style>
    <style:style style:name="P3742" style:parent-style-name="Normalny" style:family="paragraph">
      <style:paragraph-properties fo:text-align="justify" fo:line-height="150%" fo:text-indent="0.25in"/>
    </style:style>
    <style:style style:name="T3743" style:parent-style-name="Domyślnaczcionkaakapitu" style:family="text">
      <style:text-properties fo:background-color="#80FFFF"/>
    </style:style>
    <style:style style:name="T3744" style:parent-style-name="Domyślnaczcionkaakapitu" style:family="text">
      <style:text-properties fo:background-color="#80FFFF"/>
    </style:style>
    <style:style style:name="P3745" style:parent-style-name="Normalny" style:family="paragraph">
      <style:paragraph-properties fo:text-align="justify" fo:line-height="150%"/>
    </style:style>
    <style:style style:name="P3746" style:parent-style-name="Normalny" style:family="paragraph">
      <style:paragraph-properties fo:text-align="justify" fo:line-height="150%" fo:text-indent="0.25in"/>
    </style:style>
    <style:style style:name="P3747" style:parent-style-name="Normalny" style:family="paragraph">
      <style:paragraph-properties fo:text-align="justify" fo:line-height="150%"/>
    </style:style>
    <style:style style:name="T3748" style:parent-style-name="Domyślnaczcionkaakapitu" style:family="text">
      <style:text-properties style:text-underline-type="single" style:text-underline-style="solid" style:text-underline-width="auto" style:text-underline-mode="continuous"/>
    </style:style>
    <style:style style:name="P3749" style:parent-style-name="Normalny" style:family="paragraph">
      <style:paragraph-properties fo:text-align="justify" fo:line-height="150%" fo:text-indent="0.25in"/>
    </style:style>
    <style:style style:name="P3750" style:parent-style-name="Normalny" style:family="paragraph">
      <style:paragraph-properties fo:text-align="justify" fo:line-height="150%"/>
    </style:style>
    <style:style style:name="T3751" style:parent-style-name="Domyślnaczcionkaakapitu" style:family="text">
      <style:text-properties style:text-underline-type="single" style:text-underline-style="solid" style:text-underline-width="auto" style:text-underline-mode="continuous"/>
    </style:style>
    <style:style style:name="T3752" style:parent-style-name="Domyślnaczcionkaakapitu" style:family="text">
      <style:text-properties fo:background-color="#80FFFF" style:text-underline-type="single" style:text-underline-style="solid" style:text-underline-width="auto" style:text-underline-mode="continuous"/>
    </style:style>
    <style:style style:name="T3753" style:parent-style-name="Domyślnaczcionkaakapitu" style:family="text">
      <style:text-properties style:text-underline-type="single" style:text-underline-style="solid" style:text-underline-width="auto" style:text-underline-mode="continuous"/>
    </style:style>
    <style:style style:name="T3754" style:parent-style-name="Domyślnaczcionkaakapitu" style:family="text">
      <style:text-properties fo:background-color="#80FFFF" style:text-underline-type="single" style:text-underline-style="solid" style:text-underline-width="auto" style:text-underline-mode="continuous"/>
    </style:style>
    <style:style style:name="T3755" style:parent-style-name="Domyślnaczcionkaakapitu" style:family="text">
      <style:text-properties style:text-underline-type="single" style:text-underline-style="solid" style:text-underline-width="auto" style:text-underline-mode="continuous"/>
    </style:style>
    <style:style style:name="T3756" style:parent-style-name="Domyślnaczcionkaakapitu" style:family="text">
      <style:text-properties fo:background-color="#80FFFF" style:text-underline-type="single" style:text-underline-style="solid" style:text-underline-width="auto" style:text-underline-mode="continuous"/>
    </style:style>
    <style:style style:name="T3757" style:parent-style-name="Domyślnaczcionkaakapitu" style:family="text">
      <style:text-properties style:text-underline-type="single" style:text-underline-style="solid" style:text-underline-width="auto" style:text-underline-mode="continuous"/>
    </style:style>
    <style:style style:name="T3758" style:parent-style-name="Domyślnaczcionkaakapitu" style:family="text">
      <style:text-properties fo:background-color="#80FFFF"/>
    </style:style>
    <style:style style:name="P3759" style:parent-style-name="Normalny" style:family="paragraph">
      <style:paragraph-properties fo:text-align="justify" fo:line-height="150%" fo:text-indent="0.25in"/>
    </style:style>
    <style:style style:name="P3760" style:parent-style-name="Normalny" style:family="paragraph">
      <style:paragraph-properties fo:text-align="justify" fo:line-height="150%"/>
    </style:style>
    <style:style style:name="T3761" style:parent-style-name="Domyślnaczcionkaakapitu" style:family="text">
      <style:text-properties style:text-underline-type="single" style:text-underline-style="solid" style:text-underline-width="auto" style:text-underline-mode="continuous"/>
    </style:style>
    <style:style style:name="P3762" style:parent-style-name="Normalny" style:family="paragraph">
      <style:paragraph-properties fo:text-align="justify" fo:line-height="150%" fo:text-indent="0.25in"/>
    </style:style>
    <style:style style:name="T3763" style:parent-style-name="Domyślnaczcionkaakapitu" style:family="text">
      <style:text-properties fo:background-color="#80FFFF"/>
    </style:style>
    <style:style style:name="T3764" style:parent-style-name="Domyślnaczcionkaakapitu" style:family="text">
      <style:text-properties fo:background-color="#80FFFF"/>
    </style:style>
    <style:style style:name="T3765" style:parent-style-name="Domyślnaczcionkaakapitu" style:family="text">
      <style:text-properties fo:background-color="#80FFFF"/>
    </style:style>
    <style:style style:name="T3766" style:parent-style-name="Domyślnaczcionkaakapitu" style:family="text">
      <style:text-properties fo:background-color="#80FFFF"/>
    </style:style>
    <style:style style:name="P3767" style:parent-style-name="Normalny" style:family="paragraph">
      <style:paragraph-properties fo:text-align="justify" fo:line-height="150%" fo:text-indent="0.25in"/>
    </style:style>
    <style:style style:name="T3768" style:parent-style-name="Domyślnaczcionkaakapitu" style:family="text">
      <style:text-properties fo:background-color="#80FFFF"/>
    </style:style>
    <style:style style:name="T3769" style:parent-style-name="Domyślnaczcionkaakapitu" style:family="text">
      <style:text-properties fo:background-color="#80FFFF"/>
    </style:style>
    <style:style style:name="T3770" style:parent-style-name="Domyślnaczcionkaakapitu" style:family="text">
      <style:text-properties fo:background-color="#80FFFF"/>
    </style:style>
    <style:style style:name="T3771" style:parent-style-name="Domyślnaczcionkaakapitu" style:family="text">
      <style:text-properties fo:background-color="#80FFFF"/>
    </style:style>
    <style:style style:name="P3772" style:parent-style-name="Normalny" style:family="paragraph">
      <style:paragraph-properties fo:text-align="justify" fo:line-height="150%" fo:text-indent="0.25in"/>
    </style:style>
    <style:style style:name="P3773" style:parent-style-name="Normalny" style:family="paragraph">
      <style:paragraph-properties fo:text-align="justify" fo:line-height="150%"/>
    </style:style>
    <style:style style:name="T3774" style:parent-style-name="Domyślnaczcionkaakapitu" style:family="text">
      <style:text-properties style:text-underline-type="single" style:text-underline-style="solid" style:text-underline-width="auto" style:text-underline-mode="continuous"/>
    </style:style>
    <style:style style:name="T3775" style:parent-style-name="Domyślnaczcionkaakapitu" style:family="text">
      <style:text-properties fo:background-color="#80FFFF" style:text-underline-type="single" style:text-underline-style="solid" style:text-underline-width="auto" style:text-underline-mode="continuous"/>
    </style:style>
    <style:style style:name="T3776" style:parent-style-name="Domyślnaczcionkaakapitu" style:family="text">
      <style:text-properties style:text-underline-type="single" style:text-underline-style="solid" style:text-underline-width="auto" style:text-underline-mode="continuous"/>
    </style:style>
    <style:style style:name="T3777" style:parent-style-name="Domyślnaczcionkaakapitu" style:family="text">
      <style:text-properties fo:background-color="#80FFFF" style:text-underline-type="single" style:text-underline-style="solid" style:text-underline-width="auto" style:text-underline-mode="continuous"/>
    </style:style>
    <style:style style:name="T3778" style:parent-style-name="Domyślnaczcionkaakapitu" style:family="text">
      <style:text-properties style:text-underline-type="single" style:text-underline-style="solid" style:text-underline-width="auto" style:text-underline-mode="continuous"/>
    </style:style>
    <style:style style:name="T3779" style:parent-style-name="Domyślnaczcionkaakapitu" style:family="text">
      <style:text-properties fo:background-color="#80FFFF"/>
    </style:style>
    <style:style style:name="P3780" style:parent-style-name="Normalny" style:family="paragraph">
      <style:paragraph-properties fo:text-align="justify" fo:line-height="150%" fo:text-indent="0.25in"/>
    </style:style>
    <style:style style:name="T3781" style:parent-style-name="Domyślnaczcionkaakapitu" style:family="text">
      <style:text-properties fo:background-color="#80FFFF"/>
    </style:style>
    <style:style style:name="T3782" style:parent-style-name="Domyślnaczcionkaakapitu" style:family="text">
      <style:text-properties fo:background-color="#80FFFF"/>
    </style:style>
    <style:style style:name="P3783" style:parent-style-name="Normalny" style:family="paragraph">
      <style:paragraph-properties fo:text-align="justify" fo:line-height="150%"/>
    </style:style>
    <style:style style:name="T3784" style:parent-style-name="Domyślnaczcionkaakapitu" style:family="text">
      <style:text-properties style:text-underline-type="single" style:text-underline-style="solid" style:text-underline-width="auto" style:text-underline-mode="continuous"/>
    </style:style>
    <style:style style:name="P3785" style:parent-style-name="Normalny" style:family="paragraph">
      <style:paragraph-properties fo:text-align="justify" fo:line-height="150%" fo:text-indent="0.25in"/>
    </style:style>
    <style:style style:name="T3786" style:parent-style-name="Domyślnaczcionkaakapitu" style:family="text">
      <style:text-properties fo:background-color="#80FFFF"/>
    </style:style>
    <style:style style:name="T3787" style:parent-style-name="Domyślnaczcionkaakapitu" style:family="text">
      <style:text-properties fo:background-color="#80FFFF"/>
    </style:style>
    <style:style style:name="P3788" style:parent-style-name="Normalny" style:family="paragraph">
      <style:paragraph-properties fo:text-align="justify" fo:line-height="150%"/>
    </style:style>
    <style:style style:name="T3789" style:parent-style-name="Domyślnaczcionkaakapitu" style:family="text">
      <style:text-properties style:text-underline-type="single" style:text-underline-style="solid" style:text-underline-width="auto" style:text-underline-mode="continuous"/>
    </style:style>
    <style:style style:name="T3790" style:parent-style-name="Domyślnaczcionkaakapitu" style:family="text">
      <style:text-properties fo:background-color="#80FFFF" style:text-underline-type="single" style:text-underline-style="solid" style:text-underline-width="auto" style:text-underline-mode="continuous"/>
    </style:style>
    <style:style style:name="T3791" style:parent-style-name="Domyślnaczcionkaakapitu" style:family="text">
      <style:text-properties style:text-underline-type="single" style:text-underline-style="solid" style:text-underline-width="auto" style:text-underline-mode="continuous"/>
    </style:style>
    <style:style style:name="T3792" style:parent-style-name="Domyślnaczcionkaakapitu" style:family="text">
      <style:text-properties fo:background-color="#80FFFF" style:text-underline-type="single" style:text-underline-style="solid" style:text-underline-width="auto" style:text-underline-mode="continuous"/>
    </style:style>
    <style:style style:name="T3793" style:parent-style-name="Domyślnaczcionkaakapitu" style:family="text">
      <style:text-properties style:text-underline-type="single" style:text-underline-style="solid" style:text-underline-width="auto" style:text-underline-mode="continuous"/>
    </style:style>
    <style:style style:name="T3794" style:parent-style-name="Domyślnaczcionkaakapitu" style:family="text">
      <style:text-properties fo:background-color="#80FFFF" style:text-underline-type="single" style:text-underline-style="solid" style:text-underline-width="auto" style:text-underline-mode="continuous"/>
    </style:style>
    <style:style style:name="T3795" style:parent-style-name="Domyślnaczcionkaakapitu" style:family="text">
      <style:text-properties style:text-underline-type="single" style:text-underline-style="solid" style:text-underline-width="auto" style:text-underline-mode="continuous"/>
    </style:style>
    <style:style style:name="T3796" style:parent-style-name="Domyślnaczcionkaakapitu" style:family="text">
      <style:text-properties fo:background-color="#80FFFF"/>
    </style:style>
    <style:style style:name="P3797" style:parent-style-name="Normalny" style:family="paragraph">
      <style:paragraph-properties fo:text-align="justify" fo:line-height="150%" fo:text-indent="0.25in"/>
    </style:style>
    <style:style style:name="P3798" style:parent-style-name="Normalny" style:family="paragraph">
      <style:paragraph-properties fo:text-align="justify" fo:line-height="150%" fo:text-indent="0.25in"/>
    </style:style>
    <style:style style:name="T3799" style:parent-style-name="Domyślnaczcionkaakapitu" style:family="text">
      <style:text-properties fo:background-color="#80FFFF"/>
    </style:style>
    <style:style style:name="P3800" style:parent-style-name="Normalny" style:family="paragraph">
      <style:paragraph-properties fo:text-align="justify" fo:line-height="150%" fo:text-indent="0.25in"/>
    </style:style>
    <style:style style:name="P3801" style:parent-style-name="Normalny" style:family="paragraph">
      <style:paragraph-properties fo:text-align="justify" fo:line-height="150%"/>
    </style:style>
    <style:style style:name="T3802" style:parent-style-name="Domyślnaczcionkaakapitu" style:family="text">
      <style:text-properties style:text-underline-type="single" style:text-underline-style="solid" style:text-underline-width="auto" style:text-underline-mode="continuous"/>
    </style:style>
    <style:style style:name="P3803" style:parent-style-name="Normalny" style:family="paragraph">
      <style:paragraph-properties fo:text-align="justify" fo:line-height="150%" fo:text-indent="0.25in"/>
    </style:style>
    <style:style style:name="T3804" style:parent-style-name="Domyślnaczcionkaakapitu" style:family="text">
      <style:text-properties fo:background-color="#80FFFF"/>
    </style:style>
    <style:style style:name="P3805" style:parent-style-name="Normalny" style:family="paragraph">
      <style:paragraph-properties fo:text-align="justify" fo:line-height="150%"/>
    </style:style>
    <style:style style:name="T3806" style:parent-style-name="Domyślnaczcionkaakapitu" style:family="text">
      <style:text-properties style:text-underline-type="single" style:text-underline-style="solid" style:text-underline-width="auto" style:text-underline-mode="continuous"/>
    </style:style>
    <style:style style:name="T3807" style:parent-style-name="Domyślnaczcionkaakapitu" style:family="text">
      <style:text-properties fo:background-color="#80FFFF" style:text-underline-type="single" style:text-underline-style="solid" style:text-underline-width="auto" style:text-underline-mode="continuous"/>
    </style:style>
    <style:style style:name="T3808" style:parent-style-name="Domyślnaczcionkaakapitu" style:family="text">
      <style:text-properties style:text-underline-type="single" style:text-underline-style="solid" style:text-underline-width="auto" style:text-underline-mode="continuous"/>
    </style:style>
    <style:style style:name="T3809" style:parent-style-name="Domyślnaczcionkaakapitu" style:family="text">
      <style:text-properties fo:background-color="#80FFFF" style:text-underline-type="single" style:text-underline-style="solid" style:text-underline-width="auto" style:text-underline-mode="continuous"/>
    </style:style>
    <style:style style:name="T3810" style:parent-style-name="Domyślnaczcionkaakapitu" style:family="text">
      <style:text-properties style:text-underline-type="single" style:text-underline-style="solid" style:text-underline-width="auto" style:text-underline-mode="continuous"/>
    </style:style>
    <style:style style:name="T3811" style:parent-style-name="Domyślnaczcionkaakapitu" style:family="text">
      <style:text-properties fo:background-color="#80FFFF" style:text-underline-type="single" style:text-underline-style="solid" style:text-underline-width="auto" style:text-underline-mode="continuous"/>
    </style:style>
    <style:style style:name="T3812" style:parent-style-name="Domyślnaczcionkaakapitu" style:family="text">
      <style:text-properties style:text-underline-type="single" style:text-underline-style="solid" style:text-underline-width="auto" style:text-underline-mode="continuous"/>
    </style:style>
    <style:style style:name="P3813" style:parent-style-name="Normalny" style:family="paragraph">
      <style:paragraph-properties fo:text-align="justify" fo:line-height="150%" fo:text-indent="0.25in"/>
    </style:style>
    <style:style style:name="T3814" style:parent-style-name="Domyślnaczcionkaakapitu" style:family="text">
      <style:text-properties fo:background-color="#80FFFF"/>
    </style:style>
    <style:style style:name="T3815" style:parent-style-name="Domyślnaczcionkaakapitu" style:family="text">
      <style:text-properties fo:background-color="#80FFFF"/>
    </style:style>
    <style:style style:name="T3816" style:parent-style-name="Domyślnaczcionkaakapitu" style:family="text">
      <style:text-properties fo:background-color="#80FFFF"/>
    </style:style>
    <style:style style:name="P3817" style:parent-style-name="Normalny" style:family="paragraph">
      <style:paragraph-properties fo:text-align="justify" fo:line-height="150%" fo:text-indent="0.25in"/>
    </style:style>
    <style:style style:name="P3818" style:parent-style-name="Normalny" style:family="paragraph">
      <style:paragraph-properties fo:text-align="justify" fo:line-height="150%"/>
    </style:style>
    <style:style style:name="T3819" style:parent-style-name="Domyślnaczcionkaakapitu" style:family="text">
      <style:text-properties style:text-underline-type="single" style:text-underline-style="solid" style:text-underline-width="auto" style:text-underline-mode="continuous"/>
    </style:style>
    <style:style style:name="P3820" style:parent-style-name="Normalny" style:family="paragraph">
      <style:paragraph-properties fo:text-align="justify" fo:line-height="150%" fo:text-indent="0.25in"/>
    </style:style>
    <style:style style:name="T3821" style:parent-style-name="Domyślnaczcionkaakapitu" style:family="text">
      <style:text-properties fo:background-color="#80FFFF"/>
    </style:style>
    <style:style style:name="T3822" style:parent-style-name="Domyślnaczcionkaakapitu" style:family="text">
      <style:text-properties fo:background-color="#80FFFF"/>
    </style:style>
    <style:style style:name="T3823" style:parent-style-name="Domyślnaczcionkaakapitu" style:family="text">
      <style:text-properties fo:background-color="#80FFFF"/>
    </style:style>
    <style:style style:name="T3824" style:parent-style-name="Domyślnaczcionkaakapitu" style:family="text">
      <style:text-properties fo:background-color="#80FFFF"/>
    </style:style>
    <style:style style:name="P3825" style:parent-style-name="Normalny" style:family="paragraph">
      <style:paragraph-properties fo:text-align="justify" fo:line-height="150%"/>
    </style:style>
    <style:style style:name="T3826" style:parent-style-name="Domyślnaczcionkaakapitu" style:family="text">
      <style:text-properties style:text-underline-type="single" style:text-underline-style="solid" style:text-underline-width="auto" style:text-underline-mode="continuous"/>
    </style:style>
    <style:style style:name="T3827" style:parent-style-name="Domyślnaczcionkaakapitu" style:family="text">
      <style:text-properties fo:background-color="#80FFFF" style:text-underline-type="single" style:text-underline-style="solid" style:text-underline-width="auto" style:text-underline-mode="continuous"/>
    </style:style>
    <style:style style:name="T3828" style:parent-style-name="Domyślnaczcionkaakapitu" style:family="text">
      <style:text-properties style:text-underline-type="single" style:text-underline-style="solid" style:text-underline-width="auto" style:text-underline-mode="continuous"/>
    </style:style>
    <style:style style:name="T3829" style:parent-style-name="Domyślnaczcionkaakapitu" style:family="text">
      <style:text-properties fo:background-color="#80FFFF" style:text-underline-type="single" style:text-underline-style="solid" style:text-underline-width="auto" style:text-underline-mode="continuous"/>
    </style:style>
    <style:style style:name="T3830" style:parent-style-name="Domyślnaczcionkaakapitu" style:family="text">
      <style:text-properties style:text-underline-type="single" style:text-underline-style="solid" style:text-underline-width="auto" style:text-underline-mode="continuous"/>
    </style:style>
    <style:style style:name="P3831" style:parent-style-name="Normalny" style:family="paragraph">
      <style:paragraph-properties fo:text-align="justify" fo:line-height="150%" fo:text-indent="0.25in"/>
    </style:style>
    <style:style style:name="T3832" style:parent-style-name="Domyślnaczcionkaakapitu" style:family="text">
      <style:text-properties fo:background-color="#80FFFF"/>
    </style:style>
    <style:style style:name="T3833" style:parent-style-name="Domyślnaczcionkaakapitu" style:family="text">
      <style:text-properties fo:background-color="#80FFFF"/>
    </style:style>
    <style:style style:name="T3834" style:parent-style-name="Domyślnaczcionkaakapitu" style:family="text">
      <style:text-properties fo:background-color="#80FFFF"/>
    </style:style>
    <style:style style:name="T3835" style:parent-style-name="Domyślnaczcionkaakapitu" style:family="text">
      <style:text-properties fo:background-color="#80FFFF"/>
    </style:style>
    <style:style style:name="P3836" style:parent-style-name="Normalny" style:family="paragraph">
      <style:paragraph-properties fo:text-align="justify" fo:line-height="150%"/>
    </style:style>
    <style:style style:name="T3837" style:parent-style-name="Domyślnaczcionkaakapitu" style:family="text">
      <style:text-properties style:text-underline-type="single" style:text-underline-style="solid" style:text-underline-width="auto" style:text-underline-mode="continuous"/>
    </style:style>
    <style:style style:name="P3838" style:parent-style-name="Normalny" style:family="paragraph">
      <style:paragraph-properties fo:text-align="justify" fo:line-height="150%" fo:text-indent="0.25in"/>
    </style:style>
    <style:style style:name="P3839" style:parent-style-name="Normalny" style:family="paragraph">
      <style:paragraph-properties fo:text-align="justify" fo:line-height="150%"/>
    </style:style>
    <style:style style:name="T3840" style:parent-style-name="Domyślnaczcionkaakapitu" style:family="text">
      <style:text-properties style:text-underline-type="single" style:text-underline-style="solid" style:text-underline-width="auto" style:text-underline-mode="continuous"/>
    </style:style>
    <style:style style:name="T3841" style:parent-style-name="Domyślnaczcionkaakapitu" style:family="text">
      <style:text-properties fo:background-color="#80FFFF" style:text-underline-type="single" style:text-underline-style="solid" style:text-underline-width="auto" style:text-underline-mode="continuous"/>
    </style:style>
    <style:style style:name="T3842" style:parent-style-name="Domyślnaczcionkaakapitu" style:family="text">
      <style:text-properties style:text-underline-type="single" style:text-underline-style="solid" style:text-underline-width="auto" style:text-underline-mode="continuous"/>
    </style:style>
    <style:style style:name="P3843" style:parent-style-name="Normalny" style:family="paragraph">
      <style:paragraph-properties fo:text-align="justify" fo:line-height="150%" fo:text-indent="0.25in"/>
    </style:style>
    <style:style style:name="T3844" style:parent-style-name="Domyślnaczcionkaakapitu" style:family="text">
      <style:text-properties fo:background-color="#80FFFF"/>
    </style:style>
    <style:style style:name="T3845" style:parent-style-name="Domyślnaczcionkaakapitu" style:family="text">
      <style:text-properties fo:background-color="#80FFFF"/>
    </style:style>
    <style:style style:name="T3846" style:parent-style-name="Domyślnaczcionkaakapitu" style:family="text">
      <style:text-properties fo:background-color="#80FFFF"/>
    </style:style>
    <style:style style:name="T3847" style:parent-style-name="Domyślnaczcionkaakapitu" style:family="text">
      <style:text-properties fo:background-color="#80FFFF"/>
    </style:style>
    <style:style style:name="T3848" style:parent-style-name="Domyślnaczcionkaakapitu" style:family="text">
      <style:text-properties fo:background-color="#80FFFF"/>
    </style:style>
    <style:style style:name="T3849" style:parent-style-name="Domyślnaczcionkaakapitu" style:family="text">
      <style:text-properties fo:background-color="#80FFFF"/>
    </style:style>
    <style:style style:name="P3850" style:parent-style-name="Normalny" style:family="paragraph">
      <style:paragraph-properties fo:text-align="justify" fo:line-height="150%" fo:text-indent="0.25in"/>
    </style:style>
    <style:style style:name="P3851" style:parent-style-name="Normalny" style:family="paragraph">
      <style:paragraph-properties fo:text-align="justify" fo:line-height="150%"/>
    </style:style>
    <style:style style:name="T3852" style:parent-style-name="Domyślnaczcionkaakapitu" style:family="text">
      <style:text-properties style:text-underline-type="single" style:text-underline-style="solid" style:text-underline-width="auto" style:text-underline-mode="continuous"/>
    </style:style>
    <style:style style:name="T3853" style:parent-style-name="Domyślnaczcionkaakapitu" style:family="text">
      <style:text-properties fo:background-color="#80FFFF" style:text-underline-type="single" style:text-underline-style="solid" style:text-underline-width="auto" style:text-underline-mode="continuous"/>
    </style:style>
    <style:style style:name="T3854" style:parent-style-name="Domyślnaczcionkaakapitu" style:family="text">
      <style:text-properties style:text-underline-type="single" style:text-underline-style="solid" style:text-underline-width="auto" style:text-underline-mode="continuous"/>
    </style:style>
    <style:style style:name="T3855" style:parent-style-name="Domyślnaczcionkaakapitu" style:family="text">
      <style:text-properties fo:background-color="#80FFFF" style:text-underline-type="single" style:text-underline-style="solid" style:text-underline-width="auto" style:text-underline-mode="continuous"/>
    </style:style>
    <style:style style:name="T3856" style:parent-style-name="Domyślnaczcionkaakapitu" style:family="text">
      <style:text-properties style:text-underline-type="single" style:text-underline-style="solid" style:text-underline-width="auto" style:text-underline-mode="continuous"/>
    </style:style>
    <style:style style:name="T3857" style:parent-style-name="Domyślnaczcionkaakapitu" style:family="text">
      <style:text-properties fo:background-color="#80FFFF" style:text-underline-type="single" style:text-underline-style="solid" style:text-underline-width="auto" style:text-underline-mode="continuous"/>
    </style:style>
    <style:style style:name="T3858" style:parent-style-name="Domyślnaczcionkaakapitu" style:family="text">
      <style:text-properties style:text-underline-type="single" style:text-underline-style="solid" style:text-underline-width="auto" style:text-underline-mode="continuous"/>
    </style:style>
    <style:style style:name="T3859" style:parent-style-name="Domyślnaczcionkaakapitu" style:family="text">
      <style:text-properties fo:background-color="#80FFFF" style:text-underline-type="single" style:text-underline-style="solid" style:text-underline-width="auto" style:text-underline-mode="continuous"/>
    </style:style>
    <style:style style:name="P3860" style:parent-style-name="Normalny" style:family="paragraph">
      <style:paragraph-properties fo:text-align="justify" fo:line-height="150%" fo:text-indent="0.25in"/>
    </style:style>
    <style:style style:name="T3861" style:parent-style-name="Domyślnaczcionkaakapitu" style:family="text">
      <style:text-properties fo:background-color="#80FFFF"/>
    </style:style>
    <style:style style:name="P3862" style:parent-style-name="Normalny" style:family="paragraph">
      <style:paragraph-properties fo:text-align="justify" fo:line-height="150%"/>
    </style:style>
    <style:style style:name="T3863" style:parent-style-name="Domyślnaczcionkaakapitu" style:family="text">
      <style:text-properties style:text-underline-type="single" style:text-underline-style="solid" style:text-underline-width="auto" style:text-underline-mode="continuous"/>
    </style:style>
    <style:style style:name="T3864" style:parent-style-name="Domyślnaczcionkaakapitu" style:family="text">
      <style:text-properties fo:background-color="#80FFFF" style:text-underline-type="single" style:text-underline-style="solid" style:text-underline-width="auto" style:text-underline-mode="continuous"/>
    </style:style>
    <style:style style:name="T3865" style:parent-style-name="Domyślnaczcionkaakapitu" style:family="text">
      <style:text-properties style:text-underline-type="single" style:text-underline-style="solid" style:text-underline-width="auto" style:text-underline-mode="continuous"/>
    </style:style>
    <style:style style:name="T3866" style:parent-style-name="Domyślnaczcionkaakapitu" style:family="text">
      <style:text-properties fo:background-color="#80FFFF" style:text-underline-type="single" style:text-underline-style="solid" style:text-underline-width="auto" style:text-underline-mode="continuous"/>
    </style:style>
    <style:style style:name="P3867" style:parent-style-name="Normalny" style:family="paragraph">
      <style:paragraph-properties fo:text-align="justify" fo:line-height="150%" fo:text-indent="0.25in"/>
    </style:style>
    <style:style style:name="T3868" style:parent-style-name="Domyślnaczcionkaakapitu" style:family="text">
      <style:text-properties fo:background-color="#80FFFF"/>
    </style:style>
    <style:style style:name="P3869" style:parent-style-name="Normalny" style:family="paragraph">
      <style:paragraph-properties fo:text-align="justify" fo:line-height="150%"/>
    </style:style>
    <style:style style:name="T3870" style:parent-style-name="Domyślnaczcionkaakapitu" style:family="text">
      <style:text-properties style:text-underline-type="single" style:text-underline-style="solid" style:text-underline-width="auto" style:text-underline-mode="continuous"/>
    </style:style>
    <style:style style:name="P3871" style:parent-style-name="Normalny" style:family="paragraph">
      <style:paragraph-properties fo:text-align="justify" fo:line-height="150%" fo:text-indent="0.2479in"/>
    </style:style>
    <style:style style:name="P3872" style:parent-style-name="Normalny" style:family="paragraph">
      <style:paragraph-properties fo:text-align="justify" fo:line-height="150%"/>
    </style:style>
    <style:style style:name="T3873" style:parent-style-name="Domyślnaczcionkaakapitu" style:family="text">
      <style:text-properties style:text-underline-type="single" style:text-underline-style="solid" style:text-underline-width="auto" style:text-underline-mode="continuous"/>
    </style:style>
    <style:style style:name="T3874" style:parent-style-name="Domyślnaczcionkaakapitu" style:family="text">
      <style:text-properties fo:background-color="#80FFFF" style:text-underline-type="single" style:text-underline-style="solid" style:text-underline-width="auto" style:text-underline-mode="continuous"/>
    </style:style>
    <style:style style:name="T3875" style:parent-style-name="Domyślnaczcionkaakapitu" style:family="text">
      <style:text-properties style:text-underline-type="single" style:text-underline-style="solid" style:text-underline-width="auto" style:text-underline-mode="continuous"/>
    </style:style>
    <style:style style:name="T3876" style:parent-style-name="Domyślnaczcionkaakapitu" style:family="text">
      <style:text-properties fo:background-color="#80FFFF" style:text-underline-type="single" style:text-underline-style="solid" style:text-underline-width="auto" style:text-underline-mode="continuous"/>
    </style:style>
    <style:style style:name="T3877" style:parent-style-name="Domyślnaczcionkaakapitu" style:family="text">
      <style:text-properties style:text-underline-type="single" style:text-underline-style="solid" style:text-underline-width="auto" style:text-underline-mode="continuous"/>
    </style:style>
    <style:style style:name="P3878" style:parent-style-name="Normalny" style:family="paragraph">
      <style:paragraph-properties fo:text-align="justify" fo:line-height="150%" fo:text-indent="0.25in"/>
    </style:style>
    <style:style style:name="P3879" style:parent-style-name="Normalny" style:family="paragraph">
      <style:paragraph-properties fo:text-align="justify" fo:line-height="150%" fo:text-indent="0.25in"/>
    </style:style>
    <style:style style:name="P3880" style:parent-style-name="Normalny" style:family="paragraph">
      <style:paragraph-properties fo:text-align="justify" fo:line-height="150%"/>
    </style:style>
    <style:style style:name="T3881" style:parent-style-name="Domyślnaczcionkaakapitu" style:family="text">
      <style:text-properties style:text-underline-type="single" style:text-underline-style="solid" style:text-underline-width="auto" style:text-underline-mode="continuous"/>
    </style:style>
    <style:style style:name="P3882" style:parent-style-name="Normalny" style:family="paragraph">
      <style:paragraph-properties fo:text-align="justify" fo:line-height="150%" fo:text-indent="0.25in"/>
    </style:style>
    <style:style style:name="T3883" style:parent-style-name="Domyślnaczcionkaakapitu" style:family="text">
      <style:text-properties fo:background-color="#80FFFF"/>
    </style:style>
    <style:style style:name="T3884" style:parent-style-name="Domyślnaczcionkaakapitu" style:family="text">
      <style:text-properties fo:background-color="#80FFFF"/>
    </style:style>
    <style:style style:name="P3885" style:parent-style-name="Normalny" style:family="paragraph">
      <style:paragraph-properties fo:text-align="justify" fo:line-height="150%"/>
    </style:style>
    <style:style style:name="T3886" style:parent-style-name="Domyślnaczcionkaakapitu" style:family="text">
      <style:text-properties style:text-underline-type="single" style:text-underline-style="solid" style:text-underline-width="auto" style:text-underline-mode="continuous"/>
    </style:style>
    <style:style style:name="T3887" style:parent-style-name="Domyślnaczcionkaakapitu" style:family="text">
      <style:text-properties fo:background-color="#80FFFF" style:text-underline-type="single" style:text-underline-style="solid" style:text-underline-width="auto" style:text-underline-mode="continuous"/>
    </style:style>
    <style:style style:name="T3888" style:parent-style-name="Domyślnaczcionkaakapitu" style:family="text">
      <style:text-properties style:text-underline-type="single" style:text-underline-style="solid" style:text-underline-width="auto" style:text-underline-mode="continuous"/>
    </style:style>
    <style:style style:name="P3889" style:parent-style-name="Normalny" style:family="paragraph">
      <style:paragraph-properties fo:text-align="justify" fo:line-height="150%" fo:text-indent="0.25in"/>
    </style:style>
    <style:style style:name="T3890" style:parent-style-name="Domyślnaczcionkaakapitu" style:family="text">
      <style:text-properties fo:background-color="#80FFFF"/>
    </style:style>
    <style:style style:name="P3891" style:parent-style-name="Normalny" style:family="paragraph">
      <style:paragraph-properties fo:text-align="justify" fo:line-height="150%" fo:text-indent="0.25in"/>
    </style:style>
    <style:style style:name="T3892" style:parent-style-name="Domyślnaczcionkaakapitu" style:family="text">
      <style:text-properties fo:background-color="#80FFFF"/>
    </style:style>
    <style:style style:name="P3893" style:parent-style-name="Normalny" style:family="paragraph">
      <style:paragraph-properties fo:text-align="justify" fo:line-height="150%" fo:text-indent="0.25in"/>
    </style:style>
    <style:style style:name="T3894" style:parent-style-name="Domyślnaczcionkaakapitu" style:family="text">
      <style:text-properties fo:background-color="#80FFFF"/>
    </style:style>
    <style:style style:name="P3895" style:parent-style-name="Normalny" style:family="paragraph">
      <style:paragraph-properties fo:text-align="justify" fo:line-height="150%" fo:text-indent="0.25in"/>
    </style:style>
    <style:style style:name="P3896" style:parent-style-name="Normalny" style:family="paragraph">
      <style:paragraph-properties fo:text-align="justify" fo:line-height="150%"/>
    </style:style>
    <style:style style:name="T3897" style:parent-style-name="Domyślnaczcionkaakapitu" style:family="text">
      <style:text-properties fo:background-color="#80FFFF"/>
    </style:style>
    <style:style style:name="T3898" style:parent-style-name="Domyślnaczcionkaakapitu" style:family="text">
      <style:text-properties fo:background-color="#80FFFF"/>
    </style:style>
    <style:style style:name="T3899" style:parent-style-name="Domyślnaczcionkaakapitu" style:family="text">
      <style:text-properties fo:background-color="#80FFFF"/>
    </style:style>
    <style:style style:name="P3900" style:parent-style-name="Normalny" style:family="paragraph">
      <style:paragraph-properties fo:text-align="justify" fo:line-height="150%"/>
    </style:style>
    <style:style style:name="T3901" style:parent-style-name="Domyślnaczcionkaakapitu" style:family="text">
      <style:text-properties style:text-underline-type="single" style:text-underline-style="solid" style:text-underline-width="auto" style:text-underline-mode="continuous"/>
    </style:style>
    <style:style style:name="P3902" style:parent-style-name="Normalny" style:family="paragraph">
      <style:paragraph-properties fo:text-align="justify" fo:line-height="150%" fo:text-indent="0.25in"/>
    </style:style>
    <style:style style:name="P3903" style:parent-style-name="Normalny" style:family="paragraph">
      <style:paragraph-properties fo:text-align="justify" fo:line-height="150%"/>
    </style:style>
    <style:style style:name="T3904" style:parent-style-name="Domyślnaczcionkaakapitu" style:family="text">
      <style:text-properties style:text-underline-type="single" style:text-underline-style="solid" style:text-underline-width="auto" style:text-underline-mode="continuous"/>
    </style:style>
    <style:style style:name="T3905" style:parent-style-name="Domyślnaczcionkaakapitu" style:family="text">
      <style:text-properties fo:background-color="#80FFFF" style:text-underline-type="single" style:text-underline-style="solid" style:text-underline-width="auto" style:text-underline-mode="continuous"/>
    </style:style>
    <style:style style:name="T3906" style:parent-style-name="Domyślnaczcionkaakapitu" style:family="text">
      <style:text-properties style:text-underline-type="single" style:text-underline-style="solid" style:text-underline-width="auto" style:text-underline-mode="continuous"/>
    </style:style>
    <style:style style:name="T3907" style:parent-style-name="Domyślnaczcionkaakapitu" style:family="text">
      <style:text-properties fo:background-color="#80FFFF" style:text-underline-type="single" style:text-underline-style="solid" style:text-underline-width="auto" style:text-underline-mode="continuous"/>
    </style:style>
    <style:style style:name="T3908" style:parent-style-name="Domyślnaczcionkaakapitu" style:family="text">
      <style:text-properties style:text-underline-type="single" style:text-underline-style="solid" style:text-underline-width="auto" style:text-underline-mode="continuous"/>
    </style:style>
    <style:style style:name="P3909" style:parent-style-name="Normalny" style:family="paragraph">
      <style:paragraph-properties fo:text-align="justify" fo:line-height="150%" fo:text-indent="0.25in"/>
    </style:style>
    <style:style style:name="T3910" style:parent-style-name="Domyślnaczcionkaakapitu" style:family="text">
      <style:text-properties fo:background-color="#80FFFF"/>
    </style:style>
    <style:style style:name="P3911" style:parent-style-name="Normalny" style:family="paragraph">
      <style:paragraph-properties fo:text-align="justify" fo:line-height="150%"/>
    </style:style>
    <style:style style:name="T3912" style:parent-style-name="Domyślnaczcionkaakapitu" style:family="text">
      <style:text-properties style:text-underline-type="single" style:text-underline-style="solid" style:text-underline-width="auto" style:text-underline-mode="continuous"/>
    </style:style>
    <style:style style:name="P3913" style:parent-style-name="Normalny" style:family="paragraph">
      <style:paragraph-properties fo:text-align="justify" fo:line-height="150%" fo:text-indent="0.25in"/>
    </style:style>
    <style:style style:name="P3914" style:parent-style-name="Normalny" style:family="paragraph">
      <style:paragraph-properties fo:text-align="justify" fo:line-height="150%"/>
    </style:style>
    <style:style style:name="T3915" style:parent-style-name="Domyślnaczcionkaakapitu" style:family="text">
      <style:text-properties style:text-underline-type="single" style:text-underline-style="solid" style:text-underline-width="auto" style:text-underline-mode="continuous"/>
    </style:style>
    <style:style style:name="T3916" style:parent-style-name="Domyślnaczcionkaakapitu" style:family="text">
      <style:text-properties fo:background-color="#80FFFF" style:text-underline-type="single" style:text-underline-style="solid" style:text-underline-width="auto" style:text-underline-mode="continuous"/>
    </style:style>
    <style:style style:name="T3917" style:parent-style-name="Domyślnaczcionkaakapitu" style:family="text">
      <style:text-properties style:text-underline-type="single" style:text-underline-style="solid" style:text-underline-width="auto" style:text-underline-mode="continuous"/>
    </style:style>
    <style:style style:name="T3918" style:parent-style-name="Domyślnaczcionkaakapitu" style:family="text">
      <style:text-properties fo:background-color="#80FFFF" style:text-underline-type="single" style:text-underline-style="solid" style:text-underline-width="auto" style:text-underline-mode="continuous"/>
    </style:style>
    <style:style style:name="T3919" style:parent-style-name="Domyślnaczcionkaakapitu" style:family="text">
      <style:text-properties style:text-underline-type="single" style:text-underline-style="solid" style:text-underline-width="auto" style:text-underline-mode="continuous"/>
    </style:style>
    <style:style style:name="P3920" style:parent-style-name="Normalny" style:family="paragraph">
      <style:paragraph-properties fo:text-align="justify" fo:line-height="150%" fo:text-indent="0.25in"/>
    </style:style>
    <style:style style:name="T3921" style:parent-style-name="Domyślnaczcionkaakapitu" style:family="text">
      <style:text-properties fo:background-color="#80FFFF"/>
    </style:style>
    <style:style style:name="P3922" style:parent-style-name="Normalny" style:family="paragraph">
      <style:paragraph-properties fo:text-align="justify" fo:line-height="150%"/>
    </style:style>
    <style:style style:name="T3923" style:parent-style-name="Domyślnaczcionkaakapitu" style:family="text">
      <style:text-properties style:text-underline-type="single" style:text-underline-style="solid" style:text-underline-width="auto" style:text-underline-mode="continuous"/>
    </style:style>
    <style:style style:name="P3924" style:parent-style-name="Normalny" style:family="paragraph">
      <style:paragraph-properties fo:text-align="justify" fo:line-height="150%" fo:text-indent="0.25in"/>
    </style:style>
    <style:style style:name="T3925" style:parent-style-name="Domyślnaczcionkaakapitu" style:family="text">
      <style:text-properties fo:background-color="#80FFFF"/>
    </style:style>
    <style:style style:name="P3926" style:parent-style-name="Normalny" style:family="paragraph">
      <style:paragraph-properties fo:text-align="justify" fo:line-height="150%" fo:text-indent="0.25in"/>
    </style:style>
    <style:style style:name="T3927" style:parent-style-name="Domyślnaczcionkaakapitu" style:family="text">
      <style:text-properties fo:background-color="#80FFFF"/>
    </style:style>
    <style:style style:name="T3928" style:parent-style-name="Domyślnaczcionkaakapitu" style:family="text">
      <style:text-properties fo:background-color="#80FFFF"/>
    </style:style>
    <style:style style:name="T3929" style:parent-style-name="Domyślnaczcionkaakapitu" style:family="text">
      <style:text-properties fo:background-color="#80FFFF"/>
    </style:style>
    <style:style style:name="T3930" style:parent-style-name="Domyślnaczcionkaakapitu" style:family="text">
      <style:text-properties fo:background-color="#80FFFF"/>
    </style:style>
    <style:style style:name="T3931" style:parent-style-name="Domyślnaczcionkaakapitu" style:family="text">
      <style:text-properties fo:background-color="#80FFFF"/>
    </style:style>
    <style:style style:name="P3932" style:parent-style-name="Normalny" style:family="paragraph">
      <style:paragraph-properties fo:text-align="justify" fo:line-height="150%" fo:text-indent="0.25in"/>
    </style:style>
    <style:style style:name="P3933" style:parent-style-name="Normalny" style:family="paragraph">
      <style:paragraph-properties fo:text-align="justify" fo:line-height="150%" fo:text-indent="0.25in"/>
    </style:style>
    <style:style style:name="T3934" style:parent-style-name="Domyślnaczcionkaakapitu" style:family="text">
      <style:text-properties fo:background-color="#80FFFF"/>
    </style:style>
    <style:style style:name="P3935" style:parent-style-name="Normalny" style:family="paragraph">
      <style:paragraph-properties fo:text-align="justify" fo:line-height="150%"/>
    </style:style>
    <style:style style:name="T3936" style:parent-style-name="Domyślnaczcionkaakapitu" style:family="text">
      <style:text-properties style:text-underline-type="single" style:text-underline-style="solid" style:text-underline-width="auto" style:text-underline-mode="continuous"/>
    </style:style>
    <style:style style:name="T3937" style:parent-style-name="Domyślnaczcionkaakapitu" style:family="text">
      <style:text-properties fo:background-color="#80FFFF" style:text-underline-type="single" style:text-underline-style="solid" style:text-underline-width="auto" style:text-underline-mode="continuous"/>
    </style:style>
    <style:style style:name="T3938" style:parent-style-name="Domyślnaczcionkaakapitu" style:family="text">
      <style:text-properties style:text-underline-type="single" style:text-underline-style="solid" style:text-underline-width="auto" style:text-underline-mode="continuous"/>
    </style:style>
    <style:style style:name="T3939" style:parent-style-name="Domyślnaczcionkaakapitu" style:family="text">
      <style:text-properties fo:background-color="#80FFFF" style:text-underline-type="single" style:text-underline-style="solid" style:text-underline-width="auto" style:text-underline-mode="continuous"/>
    </style:style>
    <style:style style:name="T3940" style:parent-style-name="Domyślnaczcionkaakapitu" style:family="text">
      <style:text-properties style:text-underline-type="single" style:text-underline-style="solid" style:text-underline-width="auto" style:text-underline-mode="continuous"/>
    </style:style>
    <style:style style:name="T3941" style:parent-style-name="Domyślnaczcionkaakapitu" style:family="text">
      <style:text-properties fo:background-color="#80FFFF" style:text-underline-type="single" style:text-underline-style="solid" style:text-underline-width="auto" style:text-underline-mode="continuous"/>
    </style:style>
    <style:style style:name="T3942" style:parent-style-name="Domyślnaczcionkaakapitu" style:family="text">
      <style:text-properties style:text-underline-type="single" style:text-underline-style="solid" style:text-underline-width="auto" style:text-underline-mode="continuous"/>
    </style:style>
    <style:style style:name="T3943" style:parent-style-name="Domyślnaczcionkaakapitu" style:family="text">
      <style:text-properties fo:background-color="#80FFFF"/>
    </style:style>
    <style:style style:name="P3944" style:parent-style-name="Normalny" style:family="paragraph">
      <style:paragraph-properties fo:text-align="justify" fo:line-height="150%" fo:text-indent="0.25in"/>
    </style:style>
    <style:style style:name="P3945" style:parent-style-name="Normalny" style:family="paragraph">
      <style:paragraph-properties fo:text-align="justify" fo:line-height="150%" fo:text-indent="0.25in"/>
    </style:style>
    <style:style style:name="T3946" style:parent-style-name="Domyślnaczcionkaakapitu" style:family="text">
      <style:text-properties fo:background-color="#80FFFF"/>
    </style:style>
    <style:style style:name="P3947" style:parent-style-name="Normalny" style:family="paragraph">
      <style:paragraph-properties fo:text-align="justify" fo:line-height="150%"/>
    </style:style>
    <style:style style:name="T3948" style:parent-style-name="Domyślnaczcionkaakapitu" style:family="text">
      <style:text-properties style:text-underline-type="single" style:text-underline-style="solid" style:text-underline-width="auto" style:text-underline-mode="continuous"/>
    </style:style>
    <style:style style:name="P3949" style:parent-style-name="Normalny" style:family="paragraph">
      <style:paragraph-properties fo:text-align="justify" fo:line-height="150%" fo:text-indent="0.25in"/>
    </style:style>
    <style:style style:name="T3950" style:parent-style-name="Domyślnaczcionkaakapitu" style:family="text">
      <style:text-properties fo:background-color="#80FFFF"/>
    </style:style>
    <style:style style:name="P3951" style:parent-style-name="Normalny" style:family="paragraph">
      <style:paragraph-properties fo:text-align="justify" fo:line-height="150%"/>
    </style:style>
    <style:style style:name="T3952" style:parent-style-name="Domyślnaczcionkaakapitu" style:family="text">
      <style:text-properties style:text-underline-type="single" style:text-underline-style="solid" style:text-underline-width="auto" style:text-underline-mode="continuous"/>
    </style:style>
    <style:style style:name="T3953" style:parent-style-name="Domyślnaczcionkaakapitu" style:family="text">
      <style:text-properties fo:background-color="#80FFFF" style:text-underline-type="single" style:text-underline-style="solid" style:text-underline-width="auto" style:text-underline-mode="continuous"/>
    </style:style>
    <style:style style:name="T3954" style:parent-style-name="Domyślnaczcionkaakapitu" style:family="text">
      <style:text-properties style:text-underline-type="single" style:text-underline-style="solid" style:text-underline-width="auto" style:text-underline-mode="continuous"/>
    </style:style>
    <style:style style:name="T3955" style:parent-style-name="Domyślnaczcionkaakapitu" style:family="text">
      <style:text-properties fo:background-color="#80FFFF" style:text-underline-type="single" style:text-underline-style="solid" style:text-underline-width="auto" style:text-underline-mode="continuous"/>
    </style:style>
    <style:style style:name="T3956" style:parent-style-name="Domyślnaczcionkaakapitu" style:family="text">
      <style:text-properties style:text-underline-type="single" style:text-underline-style="solid" style:text-underline-width="auto" style:text-underline-mode="continuous"/>
    </style:style>
    <style:style style:name="T3957" style:parent-style-name="Domyślnaczcionkaakapitu" style:family="text">
      <style:text-properties fo:background-color="#80FFFF" style:text-underline-type="single" style:text-underline-style="solid" style:text-underline-width="auto" style:text-underline-mode="continuous"/>
    </style:style>
    <style:style style:name="T3958" style:parent-style-name="Domyślnaczcionkaakapitu" style:family="text">
      <style:text-properties style:text-underline-type="single" style:text-underline-style="solid" style:text-underline-width="auto" style:text-underline-mode="continuous"/>
    </style:style>
    <style:style style:name="P3959" style:parent-style-name="Normalny" style:family="paragraph">
      <style:paragraph-properties fo:text-align="justify" fo:line-height="150%" fo:text-indent="0.25in"/>
    </style:style>
    <style:style style:name="T3960" style:parent-style-name="Domyślnaczcionkaakapitu" style:family="text">
      <style:text-properties fo:background-color="#80FFFF"/>
    </style:style>
    <style:style style:name="T3961" style:parent-style-name="Domyślnaczcionkaakapitu" style:family="text">
      <style:text-properties fo:background-color="#80FFFF"/>
    </style:style>
    <style:style style:name="T3962" style:parent-style-name="Domyślnaczcionkaakapitu" style:family="text">
      <style:text-properties fo:background-color="#80FFFF"/>
    </style:style>
    <style:style style:name="P3963" style:parent-style-name="Normalny" style:family="paragraph">
      <style:paragraph-properties fo:text-align="justify" fo:line-height="150%" fo:text-indent="0.25in"/>
    </style:style>
    <style:style style:name="P3964" style:parent-style-name="Normalny" style:family="paragraph">
      <style:paragraph-properties fo:text-align="justify" fo:line-height="150%"/>
    </style:style>
    <style:style style:name="T3965" style:parent-style-name="Domyślnaczcionkaakapitu" style:family="text">
      <style:text-properties style:text-underline-type="single" style:text-underline-style="solid" style:text-underline-width="auto" style:text-underline-mode="continuous"/>
    </style:style>
    <style:style style:name="P3966" style:parent-style-name="Normalny" style:family="paragraph">
      <style:paragraph-properties fo:text-align="justify" fo:line-height="150%" fo:text-indent="0.25in"/>
    </style:style>
    <style:style style:name="T3967" style:parent-style-name="Domyślnaczcionkaakapitu" style:family="text">
      <style:text-properties fo:background-color="#80FFFF"/>
    </style:style>
    <style:style style:name="T3968" style:parent-style-name="Domyślnaczcionkaakapitu" style:family="text">
      <style:text-properties fo:background-color="#80FFFF"/>
    </style:style>
    <style:style style:name="P3969" style:parent-style-name="Normalny" style:family="paragraph">
      <style:paragraph-properties fo:text-align="justify" fo:line-height="150%"/>
    </style:style>
    <style:style style:name="T3970" style:parent-style-name="Domyślnaczcionkaakapitu" style:family="text">
      <style:text-properties style:text-underline-type="single" style:text-underline-style="solid" style:text-underline-width="auto" style:text-underline-mode="continuous"/>
    </style:style>
    <style:style style:name="T3971" style:parent-style-name="Domyślnaczcionkaakapitu" style:family="text">
      <style:text-properties fo:background-color="#80FFFF" style:text-underline-type="single" style:text-underline-style="solid" style:text-underline-width="auto" style:text-underline-mode="continuous"/>
    </style:style>
    <style:style style:name="T3972" style:parent-style-name="Domyślnaczcionkaakapitu" style:family="text">
      <style:text-properties style:text-underline-type="single" style:text-underline-style="solid" style:text-underline-width="auto" style:text-underline-mode="continuous"/>
    </style:style>
    <style:style style:name="T3973" style:parent-style-name="Domyślnaczcionkaakapitu" style:family="text">
      <style:text-properties fo:background-color="#80FFFF" style:text-underline-type="single" style:text-underline-style="solid" style:text-underline-width="auto" style:text-underline-mode="continuous"/>
    </style:style>
    <style:style style:name="T3974" style:parent-style-name="Domyślnaczcionkaakapitu" style:family="text">
      <style:text-properties style:text-underline-type="single" style:text-underline-style="solid" style:text-underline-width="auto" style:text-underline-mode="continuous"/>
    </style:style>
    <style:style style:name="T3975" style:parent-style-name="Domyślnaczcionkaakapitu" style:family="text">
      <style:text-properties fo:background-color="#80FFFF" style:text-underline-type="single" style:text-underline-style="solid" style:text-underline-width="auto" style:text-underline-mode="continuous"/>
    </style:style>
    <style:style style:name="T3976" style:parent-style-name="Domyślnaczcionkaakapitu" style:family="text">
      <style:text-properties style:text-underline-type="single" style:text-underline-style="solid" style:text-underline-width="auto" style:text-underline-mode="continuous"/>
    </style:style>
    <style:style style:name="T3977" style:parent-style-name="Domyślnaczcionkaakapitu" style:family="text">
      <style:text-properties fo:background-color="#80FFFF" style:text-underline-type="single" style:text-underline-style="solid" style:text-underline-width="auto" style:text-underline-mode="continuous"/>
    </style:style>
    <style:style style:name="T3978" style:parent-style-name="Domyślnaczcionkaakapitu" style:family="text">
      <style:text-properties style:text-underline-type="single" style:text-underline-style="solid" style:text-underline-width="auto" style:text-underline-mode="continuous"/>
    </style:style>
    <style:style style:name="T3979" style:parent-style-name="Domyślnaczcionkaakapitu" style:family="text">
      <style:text-properties fo:background-color="#80FFFF" style:text-underline-type="single" style:text-underline-style="solid" style:text-underline-width="auto" style:text-underline-mode="continuous"/>
    </style:style>
    <style:style style:name="P3980" style:parent-style-name="Normalny" style:family="paragraph">
      <style:paragraph-properties fo:text-align="justify" fo:line-height="150%" fo:text-indent="0.25in"/>
    </style:style>
    <style:style style:name="T3981" style:parent-style-name="Domyślnaczcionkaakapitu" style:family="text">
      <style:text-properties fo:background-color="#80FFFF"/>
    </style:style>
    <style:style style:name="T3982" style:parent-style-name="Domyślnaczcionkaakapitu" style:family="text">
      <style:text-properties fo:background-color="#80FFFF"/>
    </style:style>
    <style:style style:name="T3983" style:parent-style-name="Domyślnaczcionkaakapitu" style:family="text">
      <style:text-properties fo:background-color="#80FFFF"/>
    </style:style>
    <style:style style:name="P3984" style:parent-style-name="Normalny" style:family="paragraph">
      <style:paragraph-properties fo:text-align="justify" fo:line-height="150%"/>
    </style:style>
    <style:style style:name="T3985" style:parent-style-name="Domyślnaczcionkaakapitu" style:family="text">
      <style:text-properties style:text-underline-type="single" style:text-underline-style="solid" style:text-underline-width="auto" style:text-underline-mode="continuous"/>
    </style:style>
    <style:style style:name="T3986" style:parent-style-name="Domyślnaczcionkaakapitu" style:family="text">
      <style:text-properties fo:background-color="#80FFFF" style:text-underline-type="single" style:text-underline-style="solid" style:text-underline-width="auto" style:text-underline-mode="continuous"/>
    </style:style>
    <style:style style:name="T3987" style:parent-style-name="Domyślnaczcionkaakapitu" style:family="text">
      <style:text-properties style:text-underline-type="single" style:text-underline-style="solid" style:text-underline-width="auto" style:text-underline-mode="continuous"/>
    </style:style>
    <style:style style:name="T3988" style:parent-style-name="Domyślnaczcionkaakapitu" style:family="text">
      <style:text-properties fo:background-color="#80FFFF" style:text-underline-type="single" style:text-underline-style="solid" style:text-underline-width="auto" style:text-underline-mode="continuous"/>
    </style:style>
    <style:style style:name="T3989" style:parent-style-name="Domyślnaczcionkaakapitu" style:family="text">
      <style:text-properties style:text-underline-type="single" style:text-underline-style="solid" style:text-underline-width="auto" style:text-underline-mode="continuous"/>
    </style:style>
    <style:style style:name="P3990" style:parent-style-name="Normalny" style:family="paragraph">
      <style:paragraph-properties fo:text-align="justify" fo:line-height="150%" fo:text-indent="0.25in"/>
    </style:style>
    <style:style style:name="T3991" style:parent-style-name="Domyślnaczcionkaakapitu" style:family="text">
      <style:text-properties fo:background-color="#80FFFF"/>
    </style:style>
    <style:style style:name="P3992" style:parent-style-name="Normalny" style:family="paragraph">
      <style:paragraph-properties fo:text-align="justify" fo:line-height="150%"/>
    </style:style>
    <style:style style:name="T3993" style:parent-style-name="Domyślnaczcionkaakapitu" style:family="text">
      <style:text-properties style:text-underline-type="single" style:text-underline-style="solid" style:text-underline-width="auto" style:text-underline-mode="continuous"/>
    </style:style>
    <style:style style:name="T3994" style:parent-style-name="Domyślnaczcionkaakapitu" style:family="text">
      <style:text-properties fo:background-color="#80FFFF" style:text-underline-type="single" style:text-underline-style="solid" style:text-underline-width="auto" style:text-underline-mode="continuous"/>
    </style:style>
    <style:style style:name="T3995" style:parent-style-name="Domyślnaczcionkaakapitu" style:family="text">
      <style:text-properties style:text-underline-type="single" style:text-underline-style="solid" style:text-underline-width="auto" style:text-underline-mode="continuous"/>
    </style:style>
    <style:style style:name="T3996" style:parent-style-name="Domyślnaczcionkaakapitu" style:family="text">
      <style:text-properties fo:background-color="#80FFFF" style:text-underline-type="single" style:text-underline-style="solid" style:text-underline-width="auto" style:text-underline-mode="continuous"/>
    </style:style>
    <style:style style:name="T3997" style:parent-style-name="Domyślnaczcionkaakapitu" style:family="text">
      <style:text-properties style:text-underline-type="single" style:text-underline-style="solid" style:text-underline-width="auto" style:text-underline-mode="continuous"/>
    </style:style>
    <style:style style:name="T3998" style:parent-style-name="Domyślnaczcionkaakapitu" style:family="text">
      <style:text-properties fo:background-color="#80FFFF" style:text-underline-type="single" style:text-underline-style="solid" style:text-underline-width="auto" style:text-underline-mode="continuous"/>
    </style:style>
    <style:style style:name="T3999" style:parent-style-name="Domyślnaczcionkaakapitu" style:family="text">
      <style:text-properties style:text-underline-type="single" style:text-underline-style="solid" style:text-underline-width="auto" style:text-underline-mode="continuous"/>
    </style:style>
    <style:style style:name="T4000" style:parent-style-name="Domyślnaczcionkaakapitu" style:family="text">
      <style:text-properties fo:background-color="#80FFFF" style:text-underline-type="single" style:text-underline-style="solid" style:text-underline-width="auto" style:text-underline-mode="continuous"/>
    </style:style>
    <style:style style:name="T4001" style:parent-style-name="Domyślnaczcionkaakapitu" style:family="text">
      <style:text-properties style:text-underline-type="single" style:text-underline-style="solid" style:text-underline-width="auto" style:text-underline-mode="continuous"/>
    </style:style>
    <style:style style:name="T4002" style:parent-style-name="Domyślnaczcionkaakapitu" style:family="text">
      <style:text-properties fo:background-color="#80FFFF" style:text-underline-type="single" style:text-underline-style="solid" style:text-underline-width="auto" style:text-underline-mode="continuous"/>
    </style:style>
    <style:style style:name="P4003" style:parent-style-name="Normalny" style:family="paragraph">
      <style:paragraph-properties fo:text-align="justify" fo:line-height="150%" fo:text-indent="0.25in"/>
    </style:style>
    <style:style style:name="T4004" style:parent-style-name="Domyślnaczcionkaakapitu" style:family="text">
      <style:text-properties fo:background-color="#80FFFF"/>
    </style:style>
    <style:style style:name="P4005" style:parent-style-name="Normalny" style:family="paragraph">
      <style:paragraph-properties fo:text-align="justify" fo:line-height="150%"/>
    </style:style>
    <style:style style:name="T4006" style:parent-style-name="Domyślnaczcionkaakapitu" style:family="text">
      <style:text-properties style:text-underline-type="single" style:text-underline-style="solid" style:text-underline-width="auto" style:text-underline-mode="continuous"/>
    </style:style>
    <style:style style:name="T4007" style:parent-style-name="Domyślnaczcionkaakapitu" style:family="text">
      <style:text-properties fo:background-color="#80FFFF" style:text-underline-type="single" style:text-underline-style="solid" style:text-underline-width="auto" style:text-underline-mode="continuous"/>
    </style:style>
    <style:style style:name="T4008" style:parent-style-name="Domyślnaczcionkaakapitu" style:family="text">
      <style:text-properties style:text-underline-type="single" style:text-underline-style="solid" style:text-underline-width="auto" style:text-underline-mode="continuous"/>
    </style:style>
    <style:style style:name="T4009" style:parent-style-name="Domyślnaczcionkaakapitu" style:family="text">
      <style:text-properties fo:background-color="#80FFFF" style:text-underline-type="single" style:text-underline-style="solid" style:text-underline-width="auto" style:text-underline-mode="continuous"/>
    </style:style>
    <style:style style:name="T4010" style:parent-style-name="Domyślnaczcionkaakapitu" style:family="text">
      <style:text-properties style:text-underline-type="single" style:text-underline-style="solid" style:text-underline-width="auto" style:text-underline-mode="continuous"/>
    </style:style>
    <style:style style:name="P4011" style:parent-style-name="Normalny" style:family="paragraph">
      <style:paragraph-properties fo:text-align="justify" fo:line-height="150%" fo:text-indent="0.25in"/>
    </style:style>
    <style:style style:name="P4012" style:parent-style-name="Normalny" style:family="paragraph">
      <style:paragraph-properties fo:text-align="justify" fo:line-height="150%" fo:text-indent="0.25in"/>
    </style:style>
    <style:style style:name="T4013" style:parent-style-name="Domyślnaczcionkaakapitu" style:family="text">
      <style:text-properties fo:background-color="#80FFFF"/>
    </style:style>
    <style:style style:name="P4014" style:parent-style-name="Normalny" style:family="paragraph">
      <style:paragraph-properties fo:text-align="justify" fo:line-height="150%"/>
    </style:style>
    <style:style style:name="T4015" style:parent-style-name="Domyślnaczcionkaakapitu" style:family="text">
      <style:text-properties style:text-underline-type="single" style:text-underline-style="solid" style:text-underline-width="auto" style:text-underline-mode="continuous"/>
    </style:style>
    <style:style style:name="P4016" style:parent-style-name="Normalny" style:family="paragraph">
      <style:paragraph-properties fo:text-align="justify" fo:line-height="150%" fo:text-indent="0.25in"/>
    </style:style>
    <style:style style:name="T4017" style:parent-style-name="Domyślnaczcionkaakapitu" style:family="text">
      <style:text-properties fo:background-color="#80FFFF"/>
    </style:style>
    <style:style style:name="P4018" style:parent-style-name="Normalny" style:family="paragraph">
      <style:paragraph-properties fo:text-align="justify" fo:line-height="150%"/>
    </style:style>
    <style:style style:name="T4019" style:parent-style-name="Domyślnaczcionkaakapitu" style:family="text">
      <style:text-properties style:text-underline-type="single" style:text-underline-style="solid" style:text-underline-width="auto" style:text-underline-mode="continuous"/>
    </style:style>
    <style:style style:name="P4020" style:parent-style-name="Normalny" style:family="paragraph">
      <style:paragraph-properties fo:text-align="justify" fo:line-height="150%" fo:text-indent="0.25in"/>
    </style:style>
    <style:style style:name="P4021" style:parent-style-name="Normalny" style:family="paragraph">
      <style:paragraph-properties fo:text-align="justify" fo:line-height="150%" fo:text-indent="0.25in"/>
    </style:style>
    <style:style style:name="T4022" style:parent-style-name="Domyślnaczcionkaakapitu" style:family="text">
      <style:text-properties fo:background-color="#80FFFF"/>
    </style:style>
    <style:style style:name="T4023" style:parent-style-name="Domyślnaczcionkaakapitu" style:family="text">
      <style:text-properties fo:background-color="#80FFFF"/>
    </style:style>
    <style:style style:name="P4024" style:parent-style-name="Normalny" style:family="paragraph">
      <style:paragraph-properties fo:text-align="justify" fo:line-height="150%" fo:text-indent="0.25in"/>
    </style:style>
    <style:style style:name="P4025" style:parent-style-name="Normalny" style:family="paragraph">
      <style:paragraph-properties fo:text-align="justify" fo:line-height="150%" fo:text-indent="0.25in"/>
    </style:style>
    <style:style style:name="T4026" style:parent-style-name="Domyślnaczcionkaakapitu" style:family="text">
      <style:text-properties fo:background-color="#80FFFF"/>
    </style:style>
    <style:style style:name="T4027" style:parent-style-name="Domyślnaczcionkaakapitu" style:family="text">
      <style:text-properties fo:background-color="#80FFFF"/>
    </style:style>
    <style:style style:name="T4028" style:parent-style-name="Domyślnaczcionkaakapitu" style:family="text">
      <style:text-properties fo:background-color="#80FFFF"/>
    </style:style>
    <style:style style:name="P4029" style:parent-style-name="Normalny" style:family="paragraph">
      <style:paragraph-properties fo:text-align="justify" fo:line-height="150%" fo:text-indent="0.25in"/>
    </style:style>
    <style:style style:name="T4030" style:parent-style-name="Domyślnaczcionkaakapitu" style:family="text">
      <style:text-properties fo:background-color="#80FFFF"/>
    </style:style>
    <style:style style:name="T4031" style:parent-style-name="Domyślnaczcionkaakapitu" style:family="text">
      <style:text-properties fo:background-color="#80FFFF"/>
    </style:style>
    <style:style style:name="T4032" style:parent-style-name="Domyślnaczcionkaakapitu" style:family="text">
      <style:text-properties fo:background-color="#80FFFF"/>
    </style:style>
    <style:style style:name="T4033" style:parent-style-name="Domyślnaczcionkaakapitu" style:family="text">
      <style:text-properties fo:background-color="#80FFFF"/>
    </style:style>
    <style:style style:name="T4034" style:parent-style-name="Domyślnaczcionkaakapitu" style:family="text">
      <style:text-properties fo:background-color="#80FFFF"/>
    </style:style>
    <style:style style:name="T4035" style:parent-style-name="Domyślnaczcionkaakapitu" style:family="text">
      <style:text-properties fo:background-color="#80FFFF"/>
    </style:style>
    <style:style style:name="T4036" style:parent-style-name="Domyślnaczcionkaakapitu" style:family="text">
      <style:text-properties fo:background-color="#80FFFF"/>
    </style:style>
    <style:style style:name="T4037" style:parent-style-name="Domyślnaczcionkaakapitu" style:family="text">
      <style:text-properties fo:background-color="#80FFFF"/>
    </style:style>
    <style:style style:name="T4038" style:parent-style-name="Domyślnaczcionkaakapitu" style:family="text">
      <style:text-properties fo:background-color="#80FFFF"/>
    </style:style>
    <style:style style:name="P4039" style:parent-style-name="Normalny" style:family="paragraph">
      <style:paragraph-properties fo:text-align="justify" fo:line-height="150%" fo:text-indent="0.25in"/>
    </style:style>
    <style:style style:name="P4040" style:parent-style-name="Normalny" style:family="paragraph">
      <style:paragraph-properties fo:text-align="justify" fo:line-height="150%"/>
    </style:style>
    <style:style style:name="T4041" style:parent-style-name="Domyślnaczcionkaakapitu" style:family="text">
      <style:text-properties style:text-underline-type="single" style:text-underline-style="solid" style:text-underline-width="auto" style:text-underline-mode="continuous"/>
    </style:style>
    <style:style style:name="P4042" style:parent-style-name="Normalny" style:family="paragraph">
      <style:paragraph-properties fo:text-align="justify" fo:line-height="150%" fo:text-indent="0.25in"/>
    </style:style>
    <style:style style:name="T4043" style:parent-style-name="Domyślnaczcionkaakapitu" style:family="text">
      <style:text-properties fo:background-color="#80FFFF"/>
    </style:style>
    <style:style style:name="P4044" style:parent-style-name="Normalny" style:family="paragraph">
      <style:paragraph-properties fo:text-align="justify" fo:line-height="150%"/>
    </style:style>
    <style:style style:name="T4045" style:parent-style-name="Domyślnaczcionkaakapitu" style:family="text">
      <style:text-properties style:text-underline-type="single" style:text-underline-style="solid" style:text-underline-width="auto" style:text-underline-mode="continuous"/>
    </style:style>
    <style:style style:name="T4046" style:parent-style-name="Domyślnaczcionkaakapitu" style:family="text">
      <style:text-properties fo:background-color="#80FFFF" style:text-underline-type="single" style:text-underline-style="solid" style:text-underline-width="auto" style:text-underline-mode="continuous"/>
    </style:style>
    <style:style style:name="T4047" style:parent-style-name="Domyślnaczcionkaakapitu" style:family="text">
      <style:text-properties style:text-underline-type="single" style:text-underline-style="solid" style:text-underline-width="auto" style:text-underline-mode="continuous"/>
    </style:style>
    <style:style style:name="T4048" style:parent-style-name="Domyślnaczcionkaakapitu" style:family="text">
      <style:text-properties fo:background-color="#80FFFF" style:text-underline-type="single" style:text-underline-style="solid" style:text-underline-width="auto" style:text-underline-mode="continuous"/>
    </style:style>
    <style:style style:name="T4049" style:parent-style-name="Domyślnaczcionkaakapitu" style:family="text">
      <style:text-properties style:text-underline-type="single" style:text-underline-style="solid" style:text-underline-width="auto" style:text-underline-mode="continuous"/>
    </style:style>
    <style:style style:name="T4050" style:parent-style-name="Domyślnaczcionkaakapitu" style:family="text">
      <style:text-properties fo:background-color="#80FFFF" style:text-underline-type="single" style:text-underline-style="solid" style:text-underline-width="auto" style:text-underline-mode="continuous"/>
    </style:style>
    <style:style style:name="T4051" style:parent-style-name="Domyślnaczcionkaakapitu" style:family="text">
      <style:text-properties style:text-underline-type="single" style:text-underline-style="solid" style:text-underline-width="auto" style:text-underline-mode="continuous"/>
    </style:style>
    <style:style style:name="P4052" style:parent-style-name="Normalny" style:family="paragraph">
      <style:paragraph-properties fo:text-align="justify" fo:line-height="150%" fo:text-indent="0.25in"/>
    </style:style>
    <style:style style:name="P4053" style:parent-style-name="Normalny" style:family="paragraph">
      <style:paragraph-properties fo:text-align="justify" fo:line-height="150%"/>
    </style:style>
    <style:style style:name="T4054" style:parent-style-name="Domyślnaczcionkaakapitu" style:family="text">
      <style:text-properties style:text-underline-type="single" style:text-underline-style="solid" style:text-underline-width="auto" style:text-underline-mode="continuous"/>
    </style:style>
    <style:style style:name="T4055" style:parent-style-name="Domyślnaczcionkaakapitu" style:family="text">
      <style:text-properties fo:background-color="#80FFFF" style:text-underline-type="single" style:text-underline-style="solid" style:text-underline-width="auto" style:text-underline-mode="continuous"/>
    </style:style>
    <style:style style:name="T4056" style:parent-style-name="Domyślnaczcionkaakapitu" style:family="text">
      <style:text-properties style:text-underline-type="single" style:text-underline-style="solid" style:text-underline-width="auto" style:text-underline-mode="continuous"/>
    </style:style>
    <style:style style:name="P4057" style:parent-style-name="Normalny" style:family="paragraph">
      <style:paragraph-properties fo:text-align="justify" fo:line-height="150%" fo:text-indent="0.25in"/>
    </style:style>
    <style:style style:name="T4058" style:parent-style-name="Domyślnaczcionkaakapitu" style:family="text">
      <style:text-properties fo:background-color="#80FFFF"/>
    </style:style>
    <style:style style:name="T4059" style:parent-style-name="Domyślnaczcionkaakapitu" style:family="text">
      <style:text-properties fo:background-color="#80FFFF"/>
    </style:style>
    <style:style style:name="T4060" style:parent-style-name="Domyślnaczcionkaakapitu" style:family="text">
      <style:text-properties fo:background-color="#80FFFF"/>
    </style:style>
    <style:style style:name="T4061" style:parent-style-name="Domyślnaczcionkaakapitu" style:family="text">
      <style:text-properties fo:background-color="#80FFFF"/>
    </style:style>
    <style:style style:name="T4062" style:parent-style-name="Domyślnaczcionkaakapitu" style:family="text">
      <style:text-properties fo:background-color="#80FFFF"/>
    </style:style>
    <style:style style:name="T4063" style:parent-style-name="Domyślnaczcionkaakapitu" style:family="text">
      <style:text-properties fo:background-color="#80FFFF"/>
    </style:style>
    <style:style style:name="T4064" style:parent-style-name="Domyślnaczcionkaakapitu" style:family="text">
      <style:text-properties fo:background-color="#80FFFF"/>
    </style:style>
    <style:style style:name="T4065" style:parent-style-name="Domyślnaczcionkaakapitu" style:family="text">
      <style:text-properties fo:background-color="#80FFFF"/>
    </style:style>
    <style:style style:name="T4066" style:parent-style-name="Domyślnaczcionkaakapitu" style:family="text">
      <style:text-properties fo:background-color="#80FFFF"/>
    </style:style>
    <style:style style:name="P4067" style:parent-style-name="Normalny" style:family="paragraph">
      <style:paragraph-properties fo:text-align="justify" fo:line-height="150%" fo:text-indent="0.25in"/>
    </style:style>
    <style:style style:name="T4068" style:parent-style-name="Domyślnaczcionkaakapitu" style:family="text">
      <style:text-properties fo:background-color="#80FFFF"/>
    </style:style>
    <style:style style:name="P4069" style:parent-style-name="Normalny" style:family="paragraph">
      <style:paragraph-properties fo:text-align="justify" fo:line-height="150%" fo:text-indent="0.25in"/>
    </style:style>
    <style:style style:name="T4070" style:parent-style-name="Domyślnaczcionkaakapitu" style:family="text">
      <style:text-properties fo:background-color="#80FFFF"/>
    </style:style>
    <style:style style:name="P4071" style:parent-style-name="Normalny" style:family="paragraph">
      <style:paragraph-properties fo:text-align="justify" fo:line-height="150%" fo:text-indent="0.25in"/>
    </style:style>
    <style:style style:name="P4072" style:parent-style-name="Normalny" style:family="paragraph">
      <style:paragraph-properties fo:text-align="justify" fo:line-height="150%"/>
    </style:style>
    <style:style style:name="T4073" style:parent-style-name="Domyślnaczcionkaakapitu" style:family="text">
      <style:text-properties style:text-underline-type="single" style:text-underline-style="solid" style:text-underline-width="auto" style:text-underline-mode="continuous"/>
    </style:style>
    <style:style style:name="T4074" style:parent-style-name="Domyślnaczcionkaakapitu" style:family="text">
      <style:text-properties fo:background-color="#80FFFF" style:text-underline-type="single" style:text-underline-style="solid" style:text-underline-width="auto" style:text-underline-mode="continuous"/>
    </style:style>
    <style:style style:name="T4075" style:parent-style-name="Domyślnaczcionkaakapitu" style:family="text">
      <style:text-properties style:text-underline-type="single" style:text-underline-style="solid" style:text-underline-width="auto" style:text-underline-mode="continuous"/>
    </style:style>
    <style:style style:name="T4076" style:parent-style-name="Domyślnaczcionkaakapitu" style:family="text">
      <style:text-properties fo:background-color="#80FFFF" style:text-underline-type="single" style:text-underline-style="solid" style:text-underline-width="auto" style:text-underline-mode="continuous"/>
    </style:style>
    <style:style style:name="T4077" style:parent-style-name="Domyślnaczcionkaakapitu" style:family="text">
      <style:text-properties style:text-underline-type="single" style:text-underline-style="solid" style:text-underline-width="auto" style:text-underline-mode="continuous"/>
    </style:style>
    <style:style style:name="P4078" style:parent-style-name="Normalny" style:family="paragraph">
      <style:paragraph-properties fo:text-align="justify" fo:line-height="150%" fo:text-indent="0.25in"/>
    </style:style>
    <style:style style:name="T4079" style:parent-style-name="Domyślnaczcionkaakapitu" style:family="text">
      <style:text-properties fo:background-color="#80FFFF"/>
    </style:style>
    <style:style style:name="T4080" style:parent-style-name="Domyślnaczcionkaakapitu" style:family="text">
      <style:text-properties fo:background-color="#80FFFF"/>
    </style:style>
    <style:style style:name="P4081" style:parent-style-name="Normalny" style:family="paragraph">
      <style:paragraph-properties fo:text-align="justify" fo:line-height="150%" fo:text-indent="0.25in"/>
    </style:style>
    <style:style style:name="T4082" style:parent-style-name="Domyślnaczcionkaakapitu" style:family="text">
      <style:text-properties fo:background-color="#80FFFF"/>
    </style:style>
    <style:style style:name="P4083" style:parent-style-name="Normalny" style:family="paragraph">
      <style:paragraph-properties fo:text-align="justify" fo:line-height="150%" fo:text-indent="0.25in"/>
    </style:style>
    <style:style style:name="P4084" style:parent-style-name="Normalny" style:family="paragraph">
      <style:paragraph-properties fo:text-align="justify" fo:line-height="150%" fo:text-indent="0.25in"/>
    </style:style>
    <style:style style:name="T4085" style:parent-style-name="Domyślnaczcionkaakapitu" style:family="text">
      <style:text-properties fo:background-color="#80FFFF"/>
    </style:style>
    <style:style style:name="T4086" style:parent-style-name="Domyślnaczcionkaakapitu" style:family="text">
      <style:text-properties fo:background-color="#80FFFF"/>
    </style:style>
    <style:style style:name="T4087" style:parent-style-name="Domyślnaczcionkaakapitu" style:family="text">
      <style:text-properties fo:background-color="#80FFFF"/>
    </style:style>
    <style:style style:name="T4088" style:parent-style-name="Domyślnaczcionkaakapitu" style:family="text">
      <style:text-properties fo:background-color="#80FFFF"/>
    </style:style>
    <style:style style:name="P4089" style:parent-style-name="Normalny" style:family="paragraph">
      <style:paragraph-properties fo:text-align="justify" fo:line-height="150%" fo:text-indent="0.25in"/>
    </style:style>
    <style:style style:name="T4090" style:parent-style-name="Domyślnaczcionkaakapitu" style:family="text">
      <style:text-properties fo:background-color="#80FFFF"/>
    </style:style>
    <style:style style:name="P4091" style:parent-style-name="Normalny" style:family="paragraph">
      <style:paragraph-properties fo:text-align="justify" fo:line-height="150%" fo:text-indent="0.25in"/>
    </style:style>
    <style:style style:name="T4092" style:parent-style-name="Domyślnaczcionkaakapitu" style:family="text">
      <style:text-properties fo:background-color="#80FFFF"/>
    </style:style>
    <style:style style:name="T4093" style:parent-style-name="Domyślnaczcionkaakapitu" style:family="text">
      <style:text-properties fo:background-color="#80FFFF"/>
    </style:style>
    <style:style style:name="T4094" style:parent-style-name="Domyślnaczcionkaakapitu" style:family="text">
      <style:text-properties fo:background-color="#80FFFF"/>
    </style:style>
    <style:style style:name="T4095" style:parent-style-name="Domyślnaczcionkaakapitu" style:family="text">
      <style:text-properties fo:background-color="#80FFFF"/>
    </style:style>
    <style:style style:name="T4096" style:parent-style-name="Domyślnaczcionkaakapitu" style:family="text">
      <style:text-properties fo:background-color="#80FFFF"/>
    </style:style>
    <style:style style:name="P4097" style:parent-style-name="Normalny" style:family="paragraph">
      <style:paragraph-properties fo:text-align="justify" fo:line-height="150%" fo:text-indent="0.25in"/>
    </style:style>
    <style:style style:name="P4098" style:parent-style-name="Normalny" style:family="paragraph">
      <style:paragraph-properties fo:text-align="justify" fo:line-height="150%" fo:text-indent="0.25in"/>
    </style:style>
    <style:style style:name="T4099" style:parent-style-name="Domyślnaczcionkaakapitu" style:family="text">
      <style:text-properties fo:background-color="#80FFFF"/>
    </style:style>
    <style:style style:name="P4100" style:parent-style-name="Normalny" style:family="paragraph">
      <style:paragraph-properties fo:text-align="justify" fo:line-height="150%" fo:text-indent="0.25in"/>
    </style:style>
    <style:style style:name="P4101" style:parent-style-name="Normalny" style:family="paragraph">
      <style:paragraph-properties fo:text-align="justify" fo:line-height="150%" fo:text-indent="0.25in"/>
    </style:style>
    <style:style style:name="P4102" style:parent-style-name="Normalny" style:family="paragraph">
      <style:paragraph-properties fo:text-align="justify" fo:line-height="150%"/>
    </style:style>
    <style:style style:name="T4103" style:parent-style-name="Domyślnaczcionkaakapitu" style:family="text">
      <style:text-properties style:text-underline-type="single" style:text-underline-style="solid" style:text-underline-width="auto" style:text-underline-mode="continuous"/>
    </style:style>
    <style:style style:name="P4104" style:parent-style-name="Normalny" style:family="paragraph">
      <style:paragraph-properties fo:text-align="justify" fo:line-height="150%" fo:text-indent="0.25in"/>
    </style:style>
    <style:style style:name="T4105" style:parent-style-name="Domyślnaczcionkaakapitu" style:family="text">
      <style:text-properties fo:background-color="#80FFFF"/>
    </style:style>
    <style:style style:name="T4106" style:parent-style-name="Domyślnaczcionkaakapitu" style:family="text">
      <style:text-properties fo:background-color="#80FFFF"/>
    </style:style>
    <style:style style:name="T4107" style:parent-style-name="Domyślnaczcionkaakapitu" style:family="text">
      <style:text-properties fo:background-color="#80FFFF"/>
    </style:style>
    <style:style style:name="P4108" style:parent-style-name="Normalny" style:family="paragraph">
      <style:paragraph-properties fo:text-align="justify" fo:line-height="150%" fo:text-indent="0.25in"/>
    </style:style>
    <style:style style:name="T4109" style:parent-style-name="Domyślnaczcionkaakapitu" style:family="text">
      <style:text-properties fo:background-color="#80FFFF"/>
    </style:style>
    <style:style style:name="P4110" style:parent-style-name="Normalny" style:family="paragraph">
      <style:paragraph-properties fo:text-align="justify" fo:line-height="150%" fo:text-indent="0.25in"/>
    </style:style>
    <style:style style:name="T4111" style:parent-style-name="Domyślnaczcionkaakapitu" style:family="text">
      <style:text-properties fo:background-color="#80FFFF"/>
    </style:style>
    <style:style style:name="T4112" style:parent-style-name="Domyślnaczcionkaakapitu" style:family="text">
      <style:text-properties fo:background-color="#80FFFF"/>
    </style:style>
    <style:style style:name="T4113" style:parent-style-name="Domyślnaczcionkaakapitu" style:family="text">
      <style:text-properties fo:background-color="#80FFFF"/>
    </style:style>
    <style:style style:name="T4114" style:parent-style-name="Domyślnaczcionkaakapitu" style:family="text">
      <style:text-properties fo:background-color="#80FFFF"/>
    </style:style>
    <style:style style:name="P4115" style:parent-style-name="Normalny" style:family="paragraph">
      <style:paragraph-properties fo:text-align="justify" fo:line-height="150%" fo:text-indent="0.25in"/>
    </style:style>
    <style:style style:name="T4116" style:parent-style-name="Domyślnaczcionkaakapitu" style:family="text">
      <style:text-properties fo:background-color="#80FFFF"/>
    </style:style>
    <style:style style:name="P4117" style:parent-style-name="Normalny" style:family="paragraph">
      <style:paragraph-properties fo:text-align="justify" fo:line-height="150%" fo:text-indent="0.25in"/>
    </style:style>
    <style:style style:name="T4118" style:parent-style-name="Domyślnaczcionkaakapitu" style:family="text">
      <style:text-properties fo:background-color="#80FFFF"/>
    </style:style>
    <style:style style:name="T4119" style:parent-style-name="Domyślnaczcionkaakapitu" style:family="text">
      <style:text-properties fo:background-color="#80FFFF"/>
    </style:style>
    <style:style style:name="T4120" style:parent-style-name="Domyślnaczcionkaakapitu" style:family="text">
      <style:text-properties fo:background-color="#80FFFF"/>
    </style:style>
    <style:style style:name="T4121" style:parent-style-name="Domyślnaczcionkaakapitu" style:family="text">
      <style:text-properties fo:background-color="#80FFFF"/>
    </style:style>
    <style:style style:name="P4122" style:parent-style-name="Normalny" style:family="paragraph">
      <style:paragraph-properties fo:text-align="justify" fo:line-height="150%"/>
    </style:style>
    <style:style style:name="T4123" style:parent-style-name="Domyślnaczcionkaakapitu" style:family="text">
      <style:text-properties style:text-underline-type="single" style:text-underline-style="solid" style:text-underline-width="auto" style:text-underline-mode="continuous"/>
    </style:style>
    <style:style style:name="T4124" style:parent-style-name="Domyślnaczcionkaakapitu" style:family="text">
      <style:text-properties fo:background-color="#80FFFF" style:text-underline-type="single" style:text-underline-style="solid" style:text-underline-width="auto" style:text-underline-mode="continuous"/>
    </style:style>
    <style:style style:name="T4125" style:parent-style-name="Domyślnaczcionkaakapitu" style:family="text">
      <style:text-properties style:text-underline-type="single" style:text-underline-style="solid" style:text-underline-width="auto" style:text-underline-mode="continuous"/>
    </style:style>
    <style:style style:name="T4126" style:parent-style-name="Domyślnaczcionkaakapitu" style:family="text">
      <style:text-properties fo:background-color="#80FFFF" style:text-underline-type="single" style:text-underline-style="solid" style:text-underline-width="auto" style:text-underline-mode="continuous"/>
    </style:style>
    <style:style style:name="T4127" style:parent-style-name="Domyślnaczcionkaakapitu" style:family="text">
      <style:text-properties style:text-underline-type="single" style:text-underline-style="solid" style:text-underline-width="auto" style:text-underline-mode="continuous"/>
    </style:style>
    <style:style style:name="P4128" style:parent-style-name="Normalny" style:family="paragraph">
      <style:paragraph-properties fo:text-align="justify" fo:line-height="150%" fo:text-indent="0.25in"/>
    </style:style>
    <style:style style:name="T4129" style:parent-style-name="Domyślnaczcionkaakapitu" style:family="text">
      <style:text-properties fo:background-color="#80FFFF"/>
    </style:style>
    <style:style style:name="P4130" style:parent-style-name="Normalny" style:family="paragraph">
      <style:paragraph-properties fo:text-align="justify" fo:line-height="150%"/>
    </style:style>
    <style:style style:name="T4131" style:parent-style-name="Domyślnaczcionkaakapitu" style:family="text">
      <style:text-properties style:text-underline-type="single" style:text-underline-style="solid" style:text-underline-width="auto" style:text-underline-mode="continuous"/>
    </style:style>
    <style:style style:name="P4132" style:parent-style-name="Normalny" style:family="paragraph">
      <style:paragraph-properties fo:text-align="justify" fo:line-height="150%" fo:text-indent="0.25in"/>
    </style:style>
    <style:style style:name="T4133" style:parent-style-name="Domyślnaczcionkaakapitu" style:family="text">
      <style:text-properties fo:background-color="#80FFFF"/>
    </style:style>
    <style:style style:name="P4134" style:parent-style-name="Normalny" style:family="paragraph">
      <style:paragraph-properties fo:text-align="justify" fo:line-height="150%"/>
    </style:style>
    <style:style style:name="T4135" style:parent-style-name="Domyślnaczcionkaakapitu" style:family="text">
      <style:text-properties style:text-underline-type="single" style:text-underline-style="solid" style:text-underline-width="auto" style:text-underline-mode="continuous"/>
    </style:style>
    <style:style style:name="P4136" style:parent-style-name="Normalny" style:family="paragraph">
      <style:paragraph-properties fo:text-align="justify" fo:line-height="150%" fo:text-indent="0.25in"/>
    </style:style>
    <style:style style:name="T4137" style:parent-style-name="Domyślnaczcionkaakapitu" style:family="text">
      <style:text-properties fo:background-color="#80FFFF"/>
    </style:style>
    <style:style style:name="T4138" style:parent-style-name="Domyślnaczcionkaakapitu" style:family="text">
      <style:text-properties fo:background-color="#80FFFF"/>
    </style:style>
    <style:style style:name="T4139" style:parent-style-name="Domyślnaczcionkaakapitu" style:family="text">
      <style:text-properties fo:background-color="#80FFFF"/>
    </style:style>
    <style:style style:name="T4140" style:parent-style-name="Domyślnaczcionkaakapitu" style:family="text">
      <style:text-properties fo:background-color="#80FFFF"/>
    </style:style>
    <style:style style:name="T4141" style:parent-style-name="Domyślnaczcionkaakapitu" style:family="text">
      <style:text-properties fo:background-color="#80FFFF"/>
    </style:style>
    <style:style style:name="T4142" style:parent-style-name="Domyślnaczcionkaakapitu" style:family="text">
      <style:text-properties fo:background-color="#80FFFF"/>
    </style:style>
    <style:style style:name="T4143" style:parent-style-name="Domyślnaczcionkaakapitu" style:family="text">
      <style:text-properties fo:background-color="#80FFFF"/>
    </style:style>
    <style:style style:name="P4144" style:parent-style-name="Normalny" style:family="paragraph">
      <style:paragraph-properties fo:text-align="justify" fo:line-height="150%" fo:text-indent="0.25in"/>
    </style:style>
    <style:style style:name="P4145" style:parent-style-name="Normalny" style:family="paragraph">
      <style:paragraph-properties fo:text-align="justify" fo:line-height="150%" fo:text-indent="0.25in"/>
    </style:style>
    <style:style style:name="P4146" style:parent-style-name="Normalny" style:family="paragraph">
      <style:paragraph-properties fo:text-align="justify" fo:line-height="150%" fo:text-indent="0.25in"/>
    </style:style>
    <style:style style:name="T4147" style:parent-style-name="Domyślnaczcionkaakapitu" style:family="text">
      <style:text-properties fo:background-color="#80FFFF"/>
    </style:style>
    <style:style style:name="T4148" style:parent-style-name="Domyślnaczcionkaakapitu" style:family="text">
      <style:text-properties fo:background-color="#80FFFF"/>
    </style:style>
    <style:style style:name="T4149" style:parent-style-name="Domyślnaczcionkaakapitu" style:family="text">
      <style:text-properties fo:background-color="#80FFFF"/>
    </style:style>
    <style:style style:name="T4150" style:parent-style-name="Domyślnaczcionkaakapitu" style:family="text">
      <style:text-properties fo:background-color="#80FFFF"/>
    </style:style>
    <style:style style:name="T4151" style:parent-style-name="Domyślnaczcionkaakapitu" style:family="text">
      <style:text-properties fo:background-color="#80FFFF"/>
    </style:style>
    <style:style style:name="T4152" style:parent-style-name="Domyślnaczcionkaakapitu" style:family="text">
      <style:text-properties fo:background-color="#80FFFF"/>
    </style:style>
    <style:style style:name="T4153" style:parent-style-name="Domyślnaczcionkaakapitu" style:family="text">
      <style:text-properties fo:background-color="#80FFFF"/>
    </style:style>
    <style:style style:name="P4154" style:parent-style-name="Normalny" style:family="paragraph">
      <style:paragraph-properties fo:text-align="justify" fo:line-height="150%" fo:text-indent="0.25in"/>
    </style:style>
    <style:style style:name="T4155" style:parent-style-name="Domyślnaczcionkaakapitu" style:family="text">
      <style:text-properties fo:background-color="#80FFFF"/>
    </style:style>
    <style:style style:name="T4156" style:parent-style-name="Domyślnaczcionkaakapitu" style:family="text">
      <style:text-properties fo:background-color="#80FFFF"/>
    </style:style>
    <style:style style:name="P4157" style:parent-style-name="Normalny" style:family="paragraph">
      <style:paragraph-properties fo:text-align="justify" fo:line-height="150%"/>
    </style:style>
    <style:style style:name="T4158" style:parent-style-name="Domyślnaczcionkaakapitu" style:family="text">
      <style:text-properties style:text-underline-type="single" style:text-underline-style="solid" style:text-underline-width="auto" style:text-underline-mode="continuous"/>
    </style:style>
    <style:style style:name="T4159" style:parent-style-name="Domyślnaczcionkaakapitu" style:family="text">
      <style:text-properties fo:background-color="#80FFFF" style:text-underline-type="single" style:text-underline-style="solid" style:text-underline-width="auto" style:text-underline-mode="continuous"/>
    </style:style>
    <style:style style:name="T4160" style:parent-style-name="Domyślnaczcionkaakapitu" style:family="text">
      <style:text-properties style:text-underline-type="single" style:text-underline-style="solid" style:text-underline-width="auto" style:text-underline-mode="continuous"/>
    </style:style>
    <style:style style:name="P4161" style:parent-style-name="Normalny" style:family="paragraph">
      <style:paragraph-properties fo:text-align="justify" fo:line-height="150%" fo:text-indent="0.25in"/>
    </style:style>
    <style:style style:name="T4162" style:parent-style-name="Domyślnaczcionkaakapitu" style:family="text">
      <style:text-properties fo:background-color="#80FFFF"/>
    </style:style>
    <style:style style:name="T4163" style:parent-style-name="Domyślnaczcionkaakapitu" style:family="text">
      <style:text-properties fo:background-color="#80FFFF"/>
    </style:style>
    <style:style style:name="T4164" style:parent-style-name="Domyślnaczcionkaakapitu" style:family="text">
      <style:text-properties fo:background-color="#80FFFF"/>
    </style:style>
    <style:style style:name="T4165" style:parent-style-name="Domyślnaczcionkaakapitu" style:family="text">
      <style:text-properties fo:background-color="#80FFFF"/>
    </style:style>
    <style:style style:name="P4166" style:parent-style-name="Normalny" style:family="paragraph">
      <style:paragraph-properties fo:text-align="justify" fo:line-height="150%" fo:text-indent="0.25in"/>
    </style:style>
    <style:style style:name="T4167" style:parent-style-name="Domyślnaczcionkaakapitu" style:family="text">
      <style:text-properties fo:background-color="#80FFFF"/>
    </style:style>
    <style:style style:name="P4168" style:parent-style-name="Normalny" style:family="paragraph">
      <style:paragraph-properties fo:text-align="justify" fo:line-height="150%" fo:text-indent="0.25in"/>
    </style:style>
    <style:style style:name="T4169" style:parent-style-name="Domyślnaczcionkaakapitu" style:family="text">
      <style:text-properties fo:background-color="#80FFFF"/>
    </style:style>
    <style:style style:name="T4170" style:parent-style-name="Domyślnaczcionkaakapitu" style:family="text">
      <style:text-properties fo:background-color="#80FFFF"/>
    </style:style>
    <style:style style:name="T4171" style:parent-style-name="Domyślnaczcionkaakapitu" style:family="text">
      <style:text-properties fo:background-color="#80FFFF"/>
    </style:style>
    <style:style style:name="P4172" style:parent-style-name="Normalny" style:family="paragraph">
      <style:paragraph-properties fo:text-align="justify" fo:line-height="150%" fo:text-indent="0.25in"/>
    </style:style>
    <style:style style:name="T4173" style:parent-style-name="Domyślnaczcionkaakapitu" style:family="text">
      <style:text-properties fo:background-color="#80FFFF"/>
    </style:style>
    <style:style style:name="T4174" style:parent-style-name="Domyślnaczcionkaakapitu" style:family="text">
      <style:text-properties fo:background-color="#80FFFF"/>
    </style:style>
    <style:style style:name="P4175" style:parent-style-name="Normalny" style:family="paragraph">
      <style:paragraph-properties fo:text-align="justify" fo:line-height="150%" fo:text-indent="0.25in"/>
    </style:style>
    <style:style style:name="T4176" style:parent-style-name="Domyślnaczcionkaakapitu" style:family="text">
      <style:text-properties fo:background-color="#80FFFF"/>
    </style:style>
    <style:style style:name="P4177" style:parent-style-name="Normalny" style:family="paragraph">
      <style:paragraph-properties fo:text-align="justify" fo:line-height="150%" fo:text-indent="0.25in"/>
    </style:style>
    <style:style style:name="T4178" style:parent-style-name="Domyślnaczcionkaakapitu" style:family="text">
      <style:text-properties fo:background-color="#80FFFF"/>
    </style:style>
    <style:style style:name="P4179" style:parent-style-name="Normalny" style:family="paragraph">
      <style:paragraph-properties fo:text-align="justify" fo:line-height="150%" fo:text-indent="0.25in"/>
    </style:style>
    <style:style style:name="P4180" style:parent-style-name="Normalny" style:family="paragraph">
      <style:paragraph-properties fo:text-align="justify" fo:line-height="150%" fo:text-indent="0.25in"/>
    </style:style>
    <style:style style:name="T4181" style:parent-style-name="Domyślnaczcionkaakapitu" style:family="text">
      <style:text-properties fo:background-color="#80FFFF"/>
    </style:style>
    <style:style style:name="P4182" style:parent-style-name="Normalny" style:family="paragraph">
      <style:paragraph-properties fo:text-align="justify" fo:line-height="150%"/>
    </style:style>
    <style:style style:name="T4183" style:parent-style-name="Domyślnaczcionkaakapitu" style:family="text">
      <style:text-properties style:text-underline-type="single" style:text-underline-style="solid" style:text-underline-width="auto" style:text-underline-mode="continuous"/>
    </style:style>
    <style:style style:name="P4184" style:parent-style-name="Normalny" style:family="paragraph">
      <style:paragraph-properties fo:text-align="justify" fo:line-height="150%" fo:text-indent="0.25in"/>
    </style:style>
    <style:style style:name="P4185" style:parent-style-name="Normalny" style:family="paragraph">
      <style:paragraph-properties fo:text-align="justify" fo:line-height="150%"/>
    </style:style>
    <style:style style:name="T4186" style:parent-style-name="Domyślnaczcionkaakapitu" style:family="text">
      <style:text-properties style:text-underline-type="single" style:text-underline-style="solid" style:text-underline-width="auto" style:text-underline-mode="continuous"/>
    </style:style>
    <style:style style:name="T4187" style:parent-style-name="Domyślnaczcionkaakapitu" style:family="text">
      <style:text-properties fo:background-color="#80FFFF" style:text-underline-type="single" style:text-underline-style="solid" style:text-underline-width="auto" style:text-underline-mode="continuous"/>
    </style:style>
    <style:style style:name="T4188" style:parent-style-name="Domyślnaczcionkaakapitu" style:family="text">
      <style:text-properties style:text-underline-type="single" style:text-underline-style="solid" style:text-underline-width="auto" style:text-underline-mode="continuous"/>
    </style:style>
    <style:style style:name="T4189" style:parent-style-name="Domyślnaczcionkaakapitu" style:family="text">
      <style:text-properties fo:background-color="#80FFFF" style:text-underline-type="single" style:text-underline-style="solid" style:text-underline-width="auto" style:text-underline-mode="continuous"/>
    </style:style>
    <style:style style:name="T4190" style:parent-style-name="Domyślnaczcionkaakapitu" style:family="text">
      <style:text-properties style:text-underline-type="single" style:text-underline-style="solid" style:text-underline-width="auto" style:text-underline-mode="continuous"/>
    </style:style>
    <style:style style:name="P4191" style:parent-style-name="Normalny" style:family="paragraph">
      <style:paragraph-properties fo:text-align="justify" fo:line-height="150%" fo:text-indent="0.2479in"/>
    </style:style>
    <style:style style:name="P4192" style:parent-style-name="Normalny" style:family="paragraph">
      <style:paragraph-properties fo:text-align="justify" fo:line-height="150%" fo:text-indent="0.25in"/>
    </style:style>
    <style:style style:name="T4193" style:parent-style-name="Domyślnaczcionkaakapitu" style:family="text">
      <style:text-properties fo:background-color="#80FFFF"/>
    </style:style>
    <style:style style:name="T4194" style:parent-style-name="Domyślnaczcionkaakapitu" style:family="text">
      <style:text-properties fo:background-color="#80FFFF"/>
    </style:style>
    <style:style style:name="P4195" style:parent-style-name="Normalny" style:family="paragraph">
      <style:paragraph-properties fo:text-align="justify" fo:line-height="150%" fo:text-indent="0.25in"/>
    </style:style>
    <style:style style:name="T4196" style:parent-style-name="Domyślnaczcionkaakapitu" style:family="text">
      <style:text-properties fo:background-color="#80FFFF"/>
    </style:style>
    <style:style style:name="T4197" style:parent-style-name="Domyślnaczcionkaakapitu" style:family="text">
      <style:text-properties fo:background-color="#80FFFF"/>
    </style:style>
    <style:style style:name="T4198" style:parent-style-name="Domyślnaczcionkaakapitu" style:family="text">
      <style:text-properties fo:background-color="#80FFFF"/>
    </style:style>
    <style:style style:name="P4199" style:parent-style-name="Normalny" style:family="paragraph">
      <style:paragraph-properties fo:text-align="justify" fo:line-height="150%" fo:text-indent="0.25in"/>
    </style:style>
    <style:style style:name="T4200" style:parent-style-name="Domyślnaczcionkaakapitu" style:family="text">
      <style:text-properties fo:background-color="#80FFFF"/>
    </style:style>
    <style:style style:name="T4201" style:parent-style-name="Domyślnaczcionkaakapitu" style:family="text">
      <style:text-properties fo:background-color="#80FFFF"/>
    </style:style>
    <style:style style:name="T4202" style:parent-style-name="Domyślnaczcionkaakapitu" style:family="text">
      <style:text-properties fo:background-color="#80FFFF"/>
    </style:style>
    <style:style style:name="P4203" style:parent-style-name="Normalny" style:family="paragraph">
      <style:paragraph-properties fo:text-align="justify" fo:line-height="150%" fo:text-indent="0.25in"/>
    </style:style>
    <style:style style:name="P4204" style:parent-style-name="Normalny" style:family="paragraph">
      <style:paragraph-properties fo:text-align="justify" fo:line-height="150%"/>
    </style:style>
    <style:style style:name="T4205" style:parent-style-name="Domyślnaczcionkaakapitu" style:family="text">
      <style:text-properties style:text-underline-type="single" style:text-underline-style="solid" style:text-underline-width="auto" style:text-underline-mode="continuous"/>
    </style:style>
    <style:style style:name="P4206" style:parent-style-name="Normalny" style:family="paragraph">
      <style:paragraph-properties fo:text-align="justify" fo:line-height="150%" fo:text-indent="0.25in"/>
    </style:style>
    <style:style style:name="T4207" style:parent-style-name="Domyślnaczcionkaakapitu" style:family="text">
      <style:text-properties fo:background-color="#80FFFF"/>
    </style:style>
    <style:style style:name="T4208" style:parent-style-name="Domyślnaczcionkaakapitu" style:family="text">
      <style:text-properties fo:background-color="#80FFFF"/>
    </style:style>
    <style:style style:name="T4209" style:parent-style-name="Domyślnaczcionkaakapitu" style:family="text">
      <style:text-properties fo:background-color="#80FFFF"/>
    </style:style>
    <style:style style:name="P4210" style:parent-style-name="Normalny" style:family="paragraph">
      <style:paragraph-properties fo:text-align="justify" fo:line-height="150%" fo:text-indent="0.25in"/>
    </style:style>
    <style:style style:name="T4211" style:parent-style-name="Domyślnaczcionkaakapitu" style:family="text">
      <style:text-properties fo:background-color="#80FFFF"/>
    </style:style>
    <style:style style:name="T4212" style:parent-style-name="Domyślnaczcionkaakapitu" style:family="text">
      <style:text-properties fo:background-color="#80FFFF"/>
    </style:style>
    <style:style style:name="T4213" style:parent-style-name="Domyślnaczcionkaakapitu" style:family="text">
      <style:text-properties fo:background-color="#80FFFF"/>
    </style:style>
    <style:style style:name="T4214" style:parent-style-name="Domyślnaczcionkaakapitu" style:family="text">
      <style:text-properties fo:background-color="#80FFFF"/>
    </style:style>
    <style:style style:name="T4215" style:parent-style-name="Domyślnaczcionkaakapitu" style:family="text">
      <style:text-properties fo:background-color="#80FFFF"/>
    </style:style>
    <style:style style:name="T4216" style:parent-style-name="Domyślnaczcionkaakapitu" style:family="text">
      <style:text-properties fo:background-color="#80FFFF"/>
    </style:style>
    <style:style style:name="T4217" style:parent-style-name="Domyślnaczcionkaakapitu" style:family="text">
      <style:text-properties fo:background-color="#80FFFF"/>
    </style:style>
    <style:style style:name="P4218" style:parent-style-name="Normalny" style:family="paragraph">
      <style:paragraph-properties fo:text-align="justify" fo:line-height="150%" fo:text-indent="0.25in"/>
    </style:style>
    <style:style style:name="T4219" style:parent-style-name="Domyślnaczcionkaakapitu" style:family="text">
      <style:text-properties fo:background-color="#80FFFF"/>
    </style:style>
    <style:style style:name="T4220" style:parent-style-name="Domyślnaczcionkaakapitu" style:family="text">
      <style:text-properties fo:background-color="#80FFFF"/>
    </style:style>
    <style:style style:name="T4221" style:parent-style-name="Domyślnaczcionkaakapitu" style:family="text">
      <style:text-properties fo:background-color="#80FFFF"/>
    </style:style>
    <style:style style:name="T4222" style:parent-style-name="Domyślnaczcionkaakapitu" style:family="text">
      <style:text-properties fo:background-color="#80FFFF"/>
    </style:style>
    <style:style style:name="T4223" style:parent-style-name="Domyślnaczcionkaakapitu" style:family="text">
      <style:text-properties fo:background-color="#80FFFF"/>
    </style:style>
    <style:style style:name="P4224" style:parent-style-name="Normalny" style:family="paragraph">
      <style:paragraph-properties fo:text-align="justify" fo:line-height="150%"/>
    </style:style>
    <style:style style:name="T4225" style:parent-style-name="Domyślnaczcionkaakapitu" style:family="text">
      <style:text-properties style:text-underline-type="single" style:text-underline-style="solid" style:text-underline-width="auto" style:text-underline-mode="continuous"/>
    </style:style>
    <style:style style:name="T4226" style:parent-style-name="Domyślnaczcionkaakapitu" style:family="text">
      <style:text-properties fo:background-color="#80FFFF" style:text-underline-type="single" style:text-underline-style="solid" style:text-underline-width="auto" style:text-underline-mode="continuous"/>
    </style:style>
    <style:style style:name="T4227" style:parent-style-name="Domyślnaczcionkaakapitu" style:family="text">
      <style:text-properties style:text-underline-type="single" style:text-underline-style="solid" style:text-underline-width="auto" style:text-underline-mode="continuous"/>
    </style:style>
    <style:style style:name="T4228" style:parent-style-name="Domyślnaczcionkaakapitu" style:family="text">
      <style:text-properties fo:background-color="#80FFFF" style:text-underline-type="single" style:text-underline-style="solid" style:text-underline-width="auto" style:text-underline-mode="continuous"/>
    </style:style>
    <style:style style:name="T4229" style:parent-style-name="Domyślnaczcionkaakapitu" style:family="text">
      <style:text-properties style:text-underline-type="single" style:text-underline-style="solid" style:text-underline-width="auto" style:text-underline-mode="continuous"/>
    </style:style>
    <style:style style:name="T4230" style:parent-style-name="Domyślnaczcionkaakapitu" style:family="text">
      <style:text-properties fo:background-color="#80FFFF" style:text-underline-type="single" style:text-underline-style="solid" style:text-underline-width="auto" style:text-underline-mode="continuous"/>
    </style:style>
    <style:style style:name="T4231" style:parent-style-name="Domyślnaczcionkaakapitu" style:family="text">
      <style:text-properties style:text-underline-type="single" style:text-underline-style="solid" style:text-underline-width="auto" style:text-underline-mode="continuous"/>
    </style:style>
    <style:style style:name="P4232" style:parent-style-name="Normalny" style:family="paragraph">
      <style:paragraph-properties fo:text-align="justify" fo:line-height="150%" fo:text-indent="0.25in"/>
    </style:style>
    <style:style style:name="T4233" style:parent-style-name="Domyślnaczcionkaakapitu" style:family="text">
      <style:text-properties fo:background-color="#80FFFF"/>
    </style:style>
    <style:style style:name="P4234" style:parent-style-name="Normalny" style:family="paragraph">
      <style:paragraph-properties fo:text-align="justify" fo:line-height="150%"/>
    </style:style>
    <style:style style:name="P4235" style:parent-style-name="Normalny" style:family="paragraph">
      <style:paragraph-properties fo:text-align="justify" fo:line-height="150%"/>
    </style:style>
    <style:style style:name="T4236" style:parent-style-name="Domyślnaczcionkaakapitu" style:family="text">
      <style:text-properties style:text-underline-type="single" style:text-underline-style="solid" style:text-underline-width="auto" style:text-underline-mode="continuous"/>
    </style:style>
    <style:style style:name="P4237" style:parent-style-name="Normalny" style:family="paragraph">
      <style:paragraph-properties fo:text-align="justify" fo:line-height="150%" fo:text-indent="0.25in"/>
    </style:style>
    <style:style style:name="P4238" style:parent-style-name="Normalny" style:family="paragraph">
      <style:paragraph-properties fo:text-align="justify" fo:line-height="150%"/>
    </style:style>
    <style:style style:name="T4239" style:parent-style-name="Domyślnaczcionkaakapitu" style:family="text">
      <style:text-properties style:text-underline-type="single" style:text-underline-style="solid" style:text-underline-width="auto" style:text-underline-mode="continuous"/>
    </style:style>
    <style:style style:name="P4240" style:parent-style-name="Normalny" style:family="paragraph">
      <style:paragraph-properties fo:text-align="justify" fo:line-height="150%" fo:text-indent="0.25in"/>
    </style:style>
    <style:style style:name="P4241" style:parent-style-name="Normalny" style:family="paragraph">
      <style:paragraph-properties fo:text-align="justify" fo:line-height="150%"/>
    </style:style>
    <style:style style:name="T4242" style:parent-style-name="Domyślnaczcionkaakapitu" style:family="text">
      <style:text-properties style:text-underline-type="single" style:text-underline-style="solid" style:text-underline-width="auto" style:text-underline-mode="continuous"/>
    </style:style>
    <style:style style:name="P4243" style:parent-style-name="Normalny" style:family="paragraph">
      <style:paragraph-properties fo:text-align="justify" fo:line-height="150%" fo:text-indent="0.25in"/>
    </style:style>
    <style:style style:name="P4244" style:parent-style-name="Normalny" style:family="paragraph">
      <style:paragraph-properties fo:text-align="justify" fo:line-height="150%"/>
    </style:style>
    <style:style style:name="T4245" style:parent-style-name="Domyślnaczcionkaakapitu" style:family="text">
      <style:text-properties style:text-underline-type="single" style:text-underline-style="solid" style:text-underline-width="auto" style:text-underline-mode="continuous"/>
    </style:style>
    <style:style style:name="T4246" style:parent-style-name="Domyślnaczcionkaakapitu" style:family="text">
      <style:text-properties fo:background-color="#80FFFF" style:text-underline-type="single" style:text-underline-style="solid" style:text-underline-width="auto" style:text-underline-mode="continuous"/>
    </style:style>
    <style:style style:name="T4247" style:parent-style-name="Domyślnaczcionkaakapitu" style:family="text">
      <style:text-properties style:text-underline-type="single" style:text-underline-style="solid" style:text-underline-width="auto" style:text-underline-mode="continuous"/>
    </style:style>
    <style:style style:name="T4248" style:parent-style-name="Domyślnaczcionkaakapitu" style:family="text">
      <style:text-properties fo:background-color="#80FFFF" style:text-underline-type="single" style:text-underline-style="solid" style:text-underline-width="auto" style:text-underline-mode="continuous"/>
    </style:style>
    <style:style style:name="T4249" style:parent-style-name="Domyślnaczcionkaakapitu" style:family="text">
      <style:text-properties style:text-underline-type="single" style:text-underline-style="solid" style:text-underline-width="auto" style:text-underline-mode="continuous"/>
    </style:style>
    <style:style style:name="T4250" style:parent-style-name="Domyślnaczcionkaakapitu" style:family="text">
      <style:text-properties fo:background-color="#80FFFF" style:text-underline-type="single" style:text-underline-style="solid" style:text-underline-width="auto" style:text-underline-mode="continuous"/>
    </style:style>
    <style:style style:name="T4251" style:parent-style-name="Domyślnaczcionkaakapitu" style:family="text">
      <style:text-properties style:text-underline-type="single" style:text-underline-style="solid" style:text-underline-width="auto" style:text-underline-mode="continuous"/>
    </style:style>
    <style:style style:name="P4252" style:parent-style-name="Normalny" style:family="paragraph">
      <style:paragraph-properties fo:text-align="justify" fo:line-height="150%" fo:text-indent="0.25in"/>
    </style:style>
    <style:style style:name="P4253" style:parent-style-name="Normalny" style:family="paragraph">
      <style:paragraph-properties fo:text-align="justify" fo:line-height="150%"/>
    </style:style>
    <style:style style:name="T4254" style:parent-style-name="Domyślnaczcionkaakapitu" style:family="text">
      <style:text-properties style:text-underline-type="single" style:text-underline-style="solid" style:text-underline-width="auto" style:text-underline-mode="continuous"/>
    </style:style>
    <style:style style:name="P4255" style:parent-style-name="Normalny" style:family="paragraph">
      <style:paragraph-properties fo:text-align="justify" fo:line-height="150%" fo:text-indent="0.25in"/>
    </style:style>
    <style:style style:name="P4256" style:parent-style-name="Normalny" style:family="paragraph">
      <style:paragraph-properties fo:text-align="justify" fo:line-height="150%"/>
    </style:style>
    <style:style style:name="T4257" style:parent-style-name="Domyślnaczcionkaakapitu" style:family="text">
      <style:text-properties style:text-underline-type="single" style:text-underline-style="solid" style:text-underline-width="auto" style:text-underline-mode="continuous"/>
    </style:style>
    <style:style style:name="T4258" style:parent-style-name="Domyślnaczcionkaakapitu" style:family="text">
      <style:text-properties fo:background-color="#80FFFF" style:text-underline-type="single" style:text-underline-style="solid" style:text-underline-width="auto" style:text-underline-mode="continuous"/>
    </style:style>
    <style:style style:name="T4259" style:parent-style-name="Domyślnaczcionkaakapitu" style:family="text">
      <style:text-properties style:text-underline-type="single" style:text-underline-style="solid" style:text-underline-width="auto" style:text-underline-mode="continuous"/>
    </style:style>
    <style:style style:name="P4260" style:parent-style-name="Normalny" style:family="paragraph">
      <style:paragraph-properties fo:text-align="justify" fo:line-height="150%" fo:text-indent="0.25in"/>
    </style:style>
    <style:style style:name="T4261" style:parent-style-name="Domyślnaczcionkaakapitu" style:family="text">
      <style:text-properties fo:background-color="#80FFFF"/>
    </style:style>
    <style:style style:name="P4262" style:parent-style-name="Normalny" style:family="paragraph">
      <style:paragraph-properties fo:text-align="justify" fo:line-height="150%"/>
    </style:style>
    <style:style style:name="T4263" style:parent-style-name="Domyślnaczcionkaakapitu" style:family="text">
      <style:text-properties style:text-underline-type="single" style:text-underline-style="solid" style:text-underline-width="auto" style:text-underline-mode="continuous"/>
    </style:style>
    <style:style style:name="P4264" style:parent-style-name="Normalny" style:family="paragraph">
      <style:paragraph-properties fo:text-align="justify" fo:line-height="150%" fo:text-indent="0.25in"/>
    </style:style>
    <style:style style:name="T4265" style:parent-style-name="Domyślnaczcionkaakapitu" style:family="text">
      <style:text-properties fo:background-color="#80FFFF"/>
    </style:style>
    <style:style style:name="T4266" style:parent-style-name="Domyślnaczcionkaakapitu" style:family="text">
      <style:text-properties fo:background-color="#80FFFF"/>
    </style:style>
    <style:style style:name="T4267" style:parent-style-name="Domyślnaczcionkaakapitu" style:family="text">
      <style:text-properties fo:background-color="#80FFFF"/>
    </style:style>
    <style:style style:name="P4268" style:parent-style-name="Normalny" style:family="paragraph">
      <style:paragraph-properties fo:text-align="justify" fo:line-height="150%" fo:text-indent="0.25in"/>
    </style:style>
    <style:style style:name="T4269" style:parent-style-name="Domyślnaczcionkaakapitu" style:family="text">
      <style:text-properties fo:background-color="#80FFFF"/>
    </style:style>
    <style:style style:name="P4270" style:parent-style-name="Normalny" style:family="paragraph">
      <style:paragraph-properties fo:text-align="justify" fo:line-height="150%"/>
    </style:style>
    <style:style style:name="T4271" style:parent-style-name="Domyślnaczcionkaakapitu" style:family="text">
      <style:text-properties style:text-underline-type="single" style:text-underline-style="solid" style:text-underline-width="auto" style:text-underline-mode="continuous"/>
    </style:style>
    <style:style style:name="T4272" style:parent-style-name="Domyślnaczcionkaakapitu" style:family="text">
      <style:text-properties fo:background-color="#80FFFF" style:text-underline-type="single" style:text-underline-style="solid" style:text-underline-width="auto" style:text-underline-mode="continuous"/>
    </style:style>
    <style:style style:name="T4273" style:parent-style-name="Domyślnaczcionkaakapitu" style:family="text">
      <style:text-properties style:text-underline-type="single" style:text-underline-style="solid" style:text-underline-width="auto" style:text-underline-mode="continuous"/>
    </style:style>
    <style:style style:name="T4274" style:parent-style-name="Domyślnaczcionkaakapitu" style:family="text">
      <style:text-properties fo:background-color="#80FFFF" style:text-underline-type="single" style:text-underline-style="solid" style:text-underline-width="auto" style:text-underline-mode="continuous"/>
    </style:style>
    <style:style style:name="T4275" style:parent-style-name="Domyślnaczcionkaakapitu" style:family="text">
      <style:text-properties style:text-underline-type="single" style:text-underline-style="solid" style:text-underline-width="auto" style:text-underline-mode="continuous"/>
    </style:style>
    <style:style style:name="P4276" style:parent-style-name="Normalny" style:family="paragraph">
      <style:paragraph-properties fo:text-align="justify" fo:line-height="150%" fo:text-indent="0.25in"/>
    </style:style>
    <style:style style:name="T4277" style:parent-style-name="Domyślnaczcionkaakapitu" style:family="text">
      <style:text-properties fo:background-color="#80FFFF"/>
    </style:style>
    <style:style style:name="T4278" style:parent-style-name="Domyślnaczcionkaakapitu" style:family="text">
      <style:text-properties fo:background-color="#80FFFF"/>
    </style:style>
    <style:style style:name="T4279" style:parent-style-name="Domyślnaczcionkaakapitu" style:family="text">
      <style:text-properties fo:background-color="#80FFFF"/>
    </style:style>
    <style:style style:name="T4280" style:parent-style-name="Domyślnaczcionkaakapitu" style:family="text">
      <style:text-properties fo:background-color="#80FFFF"/>
    </style:style>
    <style:style style:name="P4281" style:parent-style-name="Normalny" style:family="paragraph">
      <style:paragraph-properties fo:text-align="justify" fo:line-height="150%" fo:text-indent="0.25in"/>
    </style:style>
    <style:style style:name="T4282" style:parent-style-name="Domyślnaczcionkaakapitu" style:family="text">
      <style:text-properties fo:background-color="#80FFFF"/>
    </style:style>
    <style:style style:name="T4283" style:parent-style-name="Domyślnaczcionkaakapitu" style:family="text">
      <style:text-properties fo:background-color="#80FFFF"/>
    </style:style>
    <style:style style:name="P4284" style:parent-style-name="Normalny" style:family="paragraph">
      <style:paragraph-properties fo:text-align="justify" fo:line-height="150%" fo:text-indent="0.25in"/>
    </style:style>
    <style:style style:name="T4285" style:parent-style-name="Domyślnaczcionkaakapitu" style:family="text">
      <style:text-properties fo:background-color="#80FFFF"/>
    </style:style>
    <style:style style:name="P4286" style:parent-style-name="Normalny" style:family="paragraph">
      <style:paragraph-properties fo:text-align="justify" fo:line-height="150%" fo:text-indent="0.25in"/>
    </style:style>
    <style:style style:name="P4287" style:parent-style-name="Normalny" style:family="paragraph">
      <style:paragraph-properties fo:text-align="justify" fo:line-height="150%"/>
    </style:style>
    <style:style style:name="T4288" style:parent-style-name="Domyślnaczcionkaakapitu" style:family="text">
      <style:text-properties style:text-underline-type="single" style:text-underline-style="solid" style:text-underline-width="auto" style:text-underline-mode="continuous"/>
    </style:style>
    <style:style style:name="T4289" style:parent-style-name="Domyślnaczcionkaakapitu" style:family="text">
      <style:text-properties fo:background-color="#80FFFF" style:text-underline-type="single" style:text-underline-style="solid" style:text-underline-width="auto" style:text-underline-mode="continuous"/>
    </style:style>
    <style:style style:name="T4290" style:parent-style-name="Domyślnaczcionkaakapitu" style:family="text">
      <style:text-properties style:text-underline-type="single" style:text-underline-style="solid" style:text-underline-width="auto" style:text-underline-mode="continuous"/>
    </style:style>
    <style:style style:name="T4291" style:parent-style-name="Domyślnaczcionkaakapitu" style:family="text">
      <style:text-properties fo:background-color="#80FFFF" style:text-underline-type="single" style:text-underline-style="solid" style:text-underline-width="auto" style:text-underline-mode="continuous"/>
    </style:style>
    <style:style style:name="T4292" style:parent-style-name="Domyślnaczcionkaakapitu" style:family="text">
      <style:text-properties style:text-underline-type="single" style:text-underline-style="solid" style:text-underline-width="auto" style:text-underline-mode="continuous"/>
    </style:style>
    <style:style style:name="T4293" style:parent-style-name="Domyślnaczcionkaakapitu" style:family="text">
      <style:text-properties fo:background-color="#80FFFF" style:text-underline-type="single" style:text-underline-style="solid" style:text-underline-width="auto" style:text-underline-mode="continuous"/>
    </style:style>
    <style:style style:name="T4294" style:parent-style-name="Domyślnaczcionkaakapitu" style:family="text">
      <style:text-properties style:text-underline-type="single" style:text-underline-style="solid" style:text-underline-width="auto" style:text-underline-mode="continuous"/>
    </style:style>
    <style:style style:name="T4295" style:parent-style-name="Domyślnaczcionkaakapitu" style:family="text">
      <style:text-properties fo:background-color="#80FFFF" style:text-underline-type="single" style:text-underline-style="solid" style:text-underline-width="auto" style:text-underline-mode="continuous"/>
    </style:style>
    <style:style style:name="T4296" style:parent-style-name="Domyślnaczcionkaakapitu" style:family="text">
      <style:text-properties style:text-underline-type="single" style:text-underline-style="solid" style:text-underline-width="auto" style:text-underline-mode="continuous"/>
    </style:style>
    <style:style style:name="T4297" style:parent-style-name="Domyślnaczcionkaakapitu" style:family="text">
      <style:text-properties fo:background-color="#80FFFF" style:text-underline-type="single" style:text-underline-style="solid" style:text-underline-width="auto" style:text-underline-mode="continuous"/>
    </style:style>
    <style:style style:name="P4298" style:parent-style-name="Normalny" style:family="paragraph">
      <style:paragraph-properties fo:text-align="justify" fo:line-height="150%" fo:text-indent="0.25in"/>
    </style:style>
    <style:style style:name="P4299" style:parent-style-name="Normalny" style:family="paragraph">
      <style:paragraph-properties fo:text-align="justify" fo:line-height="150%"/>
    </style:style>
    <style:style style:name="T4300" style:parent-style-name="Domyślnaczcionkaakapitu" style:family="text">
      <style:text-properties style:text-underline-type="single" style:text-underline-style="solid" style:text-underline-width="auto" style:text-underline-mode="continuous"/>
    </style:style>
    <style:style style:name="T4301" style:parent-style-name="Domyślnaczcionkaakapitu" style:family="text">
      <style:text-properties fo:background-color="#80FFFF" style:text-underline-type="single" style:text-underline-style="solid" style:text-underline-width="auto" style:text-underline-mode="continuous"/>
    </style:style>
    <style:style style:name="T4302" style:parent-style-name="Domyślnaczcionkaakapitu" style:family="text">
      <style:text-properties style:text-underline-type="single" style:text-underline-style="solid" style:text-underline-width="auto" style:text-underline-mode="continuous"/>
    </style:style>
    <style:style style:name="T4303" style:parent-style-name="Domyślnaczcionkaakapitu" style:family="text">
      <style:text-properties fo:background-color="#80FFFF" style:text-underline-type="single" style:text-underline-style="solid" style:text-underline-width="auto" style:text-underline-mode="continuous"/>
    </style:style>
    <style:style style:name="T4304" style:parent-style-name="Domyślnaczcionkaakapitu" style:family="text">
      <style:text-properties style:text-underline-type="single" style:text-underline-style="solid" style:text-underline-width="auto" style:text-underline-mode="continuous"/>
    </style:style>
    <style:style style:name="P4305" style:parent-style-name="Normalny" style:family="paragraph">
      <style:paragraph-properties fo:text-align="justify" fo:line-height="150%" fo:text-indent="0.25in"/>
    </style:style>
    <style:style style:name="P4306" style:parent-style-name="Normalny" style:family="paragraph">
      <style:paragraph-properties fo:text-align="justify" fo:line-height="150%"/>
    </style:style>
    <style:style style:name="T4307" style:parent-style-name="Domyślnaczcionkaakapitu" style:family="text">
      <style:text-properties style:text-underline-type="single" style:text-underline-style="solid" style:text-underline-width="auto" style:text-underline-mode="continuous"/>
    </style:style>
    <style:style style:name="P4308" style:parent-style-name="Normalny" style:family="paragraph">
      <style:paragraph-properties fo:text-align="justify" fo:line-height="150%" fo:text-indent="0.25in">
        <style:tab-stops>
          <style:tab-stop style:type="left" style:position="0.3333in"/>
        </style:tab-stops>
      </style:paragraph-properties>
    </style:style>
    <style:style style:name="P4309" style:parent-style-name="Normalny" style:family="paragraph">
      <style:paragraph-properties fo:text-align="justify" fo:line-height="150%">
        <style:tab-stops>
          <style:tab-stop style:type="left" style:position="0.3333in"/>
        </style:tab-stops>
      </style:paragraph-properties>
    </style:style>
    <style:style style:name="T4310" style:parent-style-name="Domyślnaczcionkaakapitu" style:family="text">
      <style:text-properties style:text-underline-type="single" style:text-underline-style="solid" style:text-underline-width="auto" style:text-underline-mode="continuous"/>
    </style:style>
    <style:style style:name="P4311" style:parent-style-name="Normalny" style:family="paragraph">
      <style:paragraph-properties fo:text-align="justify" fo:line-height="150%" fo:text-indent="0.25in"/>
    </style:style>
    <style:style style:name="T4312" style:parent-style-name="Domyślnaczcionkaakapitu" style:family="text">
      <style:text-properties fo:background-color="#80FFFF"/>
    </style:style>
    <style:style style:name="T4313" style:parent-style-name="Domyślnaczcionkaakapitu" style:family="text">
      <style:text-properties fo:background-color="#80FFFF"/>
    </style:style>
    <style:style style:name="P4314" style:parent-style-name="Normalny" style:family="paragraph">
      <style:paragraph-properties fo:text-align="justify" fo:line-height="150%"/>
    </style:style>
    <style:style style:name="T4315" style:parent-style-name="Domyślnaczcionkaakapitu" style:family="text">
      <style:text-properties style:text-underline-type="single" style:text-underline-style="solid" style:text-underline-width="auto" style:text-underline-mode="continuous"/>
    </style:style>
    <style:style style:name="P4316" style:parent-style-name="Normalny" style:family="paragraph">
      <style:paragraph-properties fo:text-align="justify" fo:line-height="150%" fo:text-indent="0.25in"/>
    </style:style>
    <style:style style:name="T4317" style:parent-style-name="Domyślnaczcionkaakapitu" style:family="text">
      <style:text-properties fo:background-color="#80FFFF"/>
    </style:style>
    <style:style style:name="T4318" style:parent-style-name="Domyślnaczcionkaakapitu" style:family="text">
      <style:text-properties fo:background-color="#80FFFF"/>
    </style:style>
    <style:style style:name="P4319" style:parent-style-name="Normalny" style:family="paragraph">
      <style:paragraph-properties fo:text-align="justify" fo:line-height="150%"/>
    </style:style>
    <style:style style:name="T4320" style:parent-style-name="Domyślnaczcionkaakapitu" style:family="text">
      <style:text-properties style:text-underline-type="single" style:text-underline-style="solid" style:text-underline-width="auto" style:text-underline-mode="continuous"/>
    </style:style>
    <style:style style:name="P4321" style:parent-style-name="Normalny" style:family="paragraph">
      <style:paragraph-properties fo:text-align="justify" fo:line-height="150%" fo:text-indent="0.25in"/>
    </style:style>
    <style:style style:name="P4322" style:parent-style-name="Normalny" style:family="paragraph">
      <style:paragraph-properties fo:text-align="justify" fo:line-height="150%"/>
    </style:style>
    <style:style style:name="T4323" style:parent-style-name="Domyślnaczcionkaakapitu" style:family="text">
      <style:text-properties style:text-underline-type="single" style:text-underline-style="solid" style:text-underline-width="auto" style:text-underline-mode="continuous"/>
    </style:style>
    <style:style style:name="P4324" style:parent-style-name="Normalny" style:family="paragraph">
      <style:paragraph-properties fo:text-align="justify" fo:line-height="150%" fo:text-indent="0.25in"/>
    </style:style>
    <style:style style:name="T4325" style:parent-style-name="Domyślnaczcionkaakapitu" style:family="text">
      <style:text-properties fo:background-color="#80FFFF"/>
    </style:style>
    <style:style style:name="T4326" style:parent-style-name="Domyślnaczcionkaakapitu" style:family="text">
      <style:text-properties fo:background-color="#80FFFF"/>
    </style:style>
    <style:style style:name="P4327" style:parent-style-name="Normalny" style:family="paragraph">
      <style:paragraph-properties fo:text-align="justify" fo:line-height="150%"/>
    </style:style>
    <style:style style:name="T4328" style:parent-style-name="Domyślnaczcionkaakapitu" style:family="text">
      <style:text-properties style:text-underline-type="single" style:text-underline-style="solid" style:text-underline-width="auto" style:text-underline-mode="continuous"/>
    </style:style>
    <style:style style:name="P4329" style:parent-style-name="Normalny" style:family="paragraph">
      <style:paragraph-properties fo:text-align="justify" fo:line-height="150%" fo:text-indent="0.25in"/>
    </style:style>
    <style:style style:name="T4330" style:parent-style-name="Domyślnaczcionkaakapitu" style:family="text">
      <style:text-properties fo:background-color="#80FFFF"/>
    </style:style>
    <style:style style:name="T4331" style:parent-style-name="Domyślnaczcionkaakapitu" style:family="text">
      <style:text-properties fo:background-color="#80FFFF"/>
    </style:style>
    <style:style style:name="T4332" style:parent-style-name="Domyślnaczcionkaakapitu" style:family="text">
      <style:text-properties fo:background-color="#80FFFF"/>
    </style:style>
    <style:style style:name="T4333" style:parent-style-name="Domyślnaczcionkaakapitu" style:family="text">
      <style:text-properties fo:background-color="#80FFFF"/>
    </style:style>
    <style:style style:name="T4334" style:parent-style-name="Domyślnaczcionkaakapitu" style:family="text">
      <style:text-properties fo:background-color="#80FFFF"/>
    </style:style>
    <style:style style:name="T4335" style:parent-style-name="Domyślnaczcionkaakapitu" style:family="text">
      <style:text-properties fo:background-color="#80FFFF"/>
    </style:style>
    <style:style style:name="T4336" style:parent-style-name="Domyślnaczcionkaakapitu" style:family="text">
      <style:text-properties fo:background-color="#80FFFF"/>
    </style:style>
    <style:style style:name="P4337" style:parent-style-name="Normalny" style:family="paragraph">
      <style:paragraph-properties fo:text-align="justify" fo:line-height="150%" fo:text-indent="0.25in"/>
    </style:style>
    <style:style style:name="T4338" style:parent-style-name="Domyślnaczcionkaakapitu" style:family="text">
      <style:text-properties fo:background-color="#80FFFF"/>
    </style:style>
    <style:style style:name="T4339" style:parent-style-name="Domyślnaczcionkaakapitu" style:family="text">
      <style:text-properties fo:background-color="#80FFFF"/>
    </style:style>
    <style:style style:name="T4340" style:parent-style-name="Domyślnaczcionkaakapitu" style:family="text">
      <style:text-properties fo:background-color="#80FFFF"/>
    </style:style>
    <style:style style:name="P4341" style:parent-style-name="Normalny" style:family="paragraph">
      <style:paragraph-properties fo:text-align="justify" fo:line-height="150%"/>
    </style:style>
    <style:style style:name="T4342" style:parent-style-name="Domyślnaczcionkaakapitu" style:family="text">
      <style:text-properties style:text-underline-type="single" style:text-underline-style="solid" style:text-underline-width="auto" style:text-underline-mode="continuous"/>
    </style:style>
    <style:style style:name="T4343" style:parent-style-name="Domyślnaczcionkaakapitu" style:family="text">
      <style:text-properties fo:background-color="#80FFFF" style:text-underline-type="single" style:text-underline-style="solid" style:text-underline-width="auto" style:text-underline-mode="continuous"/>
    </style:style>
    <style:style style:name="T4344" style:parent-style-name="Domyślnaczcionkaakapitu" style:family="text">
      <style:text-properties style:text-underline-type="single" style:text-underline-style="solid" style:text-underline-width="auto" style:text-underline-mode="continuous"/>
    </style:style>
    <style:style style:name="P4345" style:parent-style-name="Normalny" style:family="paragraph">
      <style:paragraph-properties fo:text-align="justify" fo:line-height="150%" fo:text-indent="0.25in"/>
    </style:style>
    <style:style style:name="T4346" style:parent-style-name="Domyślnaczcionkaakapitu" style:family="text">
      <style:text-properties fo:background-color="#80FFFF"/>
    </style:style>
    <style:style style:name="T4347" style:parent-style-name="Domyślnaczcionkaakapitu" style:family="text">
      <style:text-properties fo:background-color="#80FFFF"/>
    </style:style>
    <style:style style:name="T4348" style:parent-style-name="Domyślnaczcionkaakapitu" style:family="text">
      <style:text-properties fo:background-color="#80FFFF"/>
    </style:style>
    <style:style style:name="P4349" style:parent-style-name="Normalny" style:family="paragraph">
      <style:paragraph-properties fo:text-align="justify" fo:line-height="150%" fo:text-indent="0.25in"/>
    </style:style>
    <style:style style:name="T4350" style:parent-style-name="Domyślnaczcionkaakapitu" style:family="text">
      <style:text-properties fo:background-color="#80FFFF"/>
    </style:style>
    <style:style style:name="T4351" style:parent-style-name="Domyślnaczcionkaakapitu" style:family="text">
      <style:text-properties fo:background-color="#80FFFF"/>
    </style:style>
    <style:style style:name="P4352" style:parent-style-name="Normalny" style:family="paragraph">
      <style:paragraph-properties fo:text-align="justify" fo:line-height="150%" fo:text-indent="0.25in"/>
    </style:style>
    <style:style style:name="T4353" style:parent-style-name="Domyślnaczcionkaakapitu" style:family="text">
      <style:text-properties fo:background-color="#80FFFF"/>
    </style:style>
    <style:style style:name="T4354" style:parent-style-name="Domyślnaczcionkaakapitu" style:family="text">
      <style:text-properties fo:background-color="#80FFFF"/>
    </style:style>
    <style:style style:name="T4355" style:parent-style-name="Domyślnaczcionkaakapitu" style:family="text">
      <style:text-properties fo:background-color="#80FFFF"/>
    </style:style>
    <style:style style:name="T4356" style:parent-style-name="Domyślnaczcionkaakapitu" style:family="text">
      <style:text-properties fo:background-color="#80FFFF"/>
    </style:style>
    <style:style style:name="T4357" style:parent-style-name="Domyślnaczcionkaakapitu" style:family="text">
      <style:text-properties fo:background-color="#80FFFF"/>
    </style:style>
    <style:style style:name="T4358" style:parent-style-name="Domyślnaczcionkaakapitu" style:family="text">
      <style:text-properties fo:background-color="#80FFFF"/>
    </style:style>
    <style:style style:name="P4359" style:parent-style-name="Normalny" style:family="paragraph">
      <style:paragraph-properties fo:text-align="justify" fo:line-height="150%" fo:text-indent="0.25in"/>
    </style:style>
    <style:style style:name="T4360" style:parent-style-name="Domyślnaczcionkaakapitu" style:family="text">
      <style:text-properties fo:background-color="#80FFFF"/>
    </style:style>
    <style:style style:name="P4361" style:parent-style-name="Normalny" style:family="paragraph">
      <style:paragraph-properties fo:text-align="justify" fo:line-height="150%"/>
    </style:style>
    <style:style style:name="T4362" style:parent-style-name="Domyślnaczcionkaakapitu" style:family="text">
      <style:text-properties style:text-underline-type="single" style:text-underline-style="solid" style:text-underline-width="auto" style:text-underline-mode="continuous"/>
    </style:style>
    <style:style style:name="P4363" style:parent-style-name="Normalny" style:family="paragraph">
      <style:paragraph-properties fo:text-align="justify" fo:line-height="150%" fo:text-indent="0.25in"/>
    </style:style>
    <style:style style:name="T4364" style:parent-style-name="Domyślnaczcionkaakapitu" style:family="text">
      <style:text-properties fo:background-color="#80FFFF"/>
    </style:style>
    <style:style style:name="P4365" style:parent-style-name="Normalny" style:family="paragraph">
      <style:paragraph-properties fo:text-align="justify" fo:line-height="150%"/>
    </style:style>
    <style:style style:name="T4366" style:parent-style-name="Domyślnaczcionkaakapitu" style:family="text">
      <style:text-properties style:text-underline-type="single" style:text-underline-style="solid" style:text-underline-width="auto" style:text-underline-mode="continuous"/>
    </style:style>
    <style:style style:name="T4367" style:parent-style-name="Domyślnaczcionkaakapitu" style:family="text">
      <style:text-properties fo:background-color="#80FFFF" style:text-underline-type="single" style:text-underline-style="solid" style:text-underline-width="auto" style:text-underline-mode="continuous"/>
    </style:style>
    <style:style style:name="T4368" style:parent-style-name="Domyślnaczcionkaakapitu" style:family="text">
      <style:text-properties style:text-underline-type="single" style:text-underline-style="solid" style:text-underline-width="auto" style:text-underline-mode="continuous"/>
    </style:style>
    <style:style style:name="P4369" style:parent-style-name="Normalny" style:family="paragraph">
      <style:paragraph-properties fo:text-align="justify" fo:line-height="150%" fo:text-indent="0.25in"/>
    </style:style>
    <style:style style:name="T4370" style:parent-style-name="Domyślnaczcionkaakapitu" style:family="text">
      <style:text-properties fo:background-color="#80FFFF"/>
    </style:style>
    <style:style style:name="T4371" style:parent-style-name="Domyślnaczcionkaakapitu" style:family="text">
      <style:text-properties fo:background-color="#80FFFF"/>
    </style:style>
    <style:style style:name="T4372" style:parent-style-name="Domyślnaczcionkaakapitu" style:family="text">
      <style:text-properties fo:background-color="#80FFFF"/>
    </style:style>
    <style:style style:name="T4373" style:parent-style-name="Domyślnaczcionkaakapitu" style:family="text">
      <style:text-properties fo:background-color="#80FFFF"/>
    </style:style>
    <style:style style:name="P4374" style:parent-style-name="Normalny" style:family="paragraph">
      <style:paragraph-properties fo:text-align="justify" fo:line-height="150%"/>
    </style:style>
    <style:style style:name="T4375" style:parent-style-name="Domyślnaczcionkaakapitu" style:family="text">
      <style:text-properties style:text-underline-type="single" style:text-underline-style="solid" style:text-underline-width="auto" style:text-underline-mode="continuous"/>
    </style:style>
    <style:style style:name="P4376" style:parent-style-name="Normalny" style:family="paragraph">
      <style:paragraph-properties fo:text-align="justify" fo:line-height="150%" fo:text-indent="0.25in"/>
    </style:style>
    <style:style style:name="T4377" style:parent-style-name="Domyślnaczcionkaakapitu" style:family="text">
      <style:text-properties fo:background-color="#80FFFF"/>
    </style:style>
    <style:style style:name="T4378" style:parent-style-name="Domyślnaczcionkaakapitu" style:family="text">
      <style:text-properties fo:background-color="#80FFFF"/>
    </style:style>
    <style:style style:name="T4379" style:parent-style-name="Domyślnaczcionkaakapitu" style:family="text">
      <style:text-properties fo:background-color="#80FFFF"/>
    </style:style>
    <style:style style:name="T4380" style:parent-style-name="Domyślnaczcionkaakapitu" style:family="text">
      <style:text-properties fo:background-color="#80FFFF"/>
    </style:style>
    <style:style style:name="T4381" style:parent-style-name="Domyślnaczcionkaakapitu" style:family="text">
      <style:text-properties fo:background-color="#80FFFF"/>
    </style:style>
    <style:style style:name="T4382" style:parent-style-name="Domyślnaczcionkaakapitu" style:family="text">
      <style:text-properties fo:background-color="#80FFFF"/>
    </style:style>
    <style:style style:name="P4383" style:parent-style-name="Normalny" style:family="paragraph">
      <style:paragraph-properties fo:text-align="justify" fo:line-height="150%"/>
    </style:style>
    <style:style style:name="T4384" style:parent-style-name="Domyślnaczcionkaakapitu" style:family="text">
      <style:text-properties style:text-underline-type="single" style:text-underline-style="solid" style:text-underline-width="auto" style:text-underline-mode="continuous"/>
    </style:style>
    <style:style style:name="T4385" style:parent-style-name="Domyślnaczcionkaakapitu" style:family="text">
      <style:text-properties fo:background-color="#80FFFF" style:text-underline-type="single" style:text-underline-style="solid" style:text-underline-width="auto" style:text-underline-mode="continuous"/>
    </style:style>
    <style:style style:name="T4386" style:parent-style-name="Domyślnaczcionkaakapitu" style:family="text">
      <style:text-properties style:text-underline-type="single" style:text-underline-style="solid" style:text-underline-width="auto" style:text-underline-mode="continuous"/>
    </style:style>
    <style:style style:name="P4387" style:parent-style-name="Normalny" style:family="paragraph">
      <style:paragraph-properties fo:text-align="justify" fo:line-height="150%" fo:text-indent="0.25in"/>
    </style:style>
    <style:style style:name="T4388" style:parent-style-name="Domyślnaczcionkaakapitu" style:family="text">
      <style:text-properties fo:background-color="#80FFFF"/>
    </style:style>
    <style:style style:name="T4389" style:parent-style-name="Domyślnaczcionkaakapitu" style:family="text">
      <style:text-properties fo:background-color="#80FFFF"/>
    </style:style>
    <style:style style:name="T4390" style:parent-style-name="Domyślnaczcionkaakapitu" style:family="text">
      <style:text-properties fo:background-color="#80FFFF"/>
    </style:style>
    <style:style style:name="T4391" style:parent-style-name="Domyślnaczcionkaakapitu" style:family="text">
      <style:text-properties fo:background-color="#80FFFF"/>
    </style:style>
    <style:style style:name="P4392" style:parent-style-name="Normalny" style:family="paragraph">
      <style:paragraph-properties fo:text-align="justify" fo:line-height="150%" fo:text-indent="0.25in"/>
    </style:style>
    <style:style style:name="T4393" style:parent-style-name="Domyślnaczcionkaakapitu" style:family="text">
      <style:text-properties fo:background-color="#80FFFF"/>
    </style:style>
    <style:style style:name="T4394" style:parent-style-name="Domyślnaczcionkaakapitu" style:family="text">
      <style:text-properties fo:background-color="#80FFFF"/>
    </style:style>
    <style:style style:name="P4395" style:parent-style-name="Normalny" style:family="paragraph">
      <style:paragraph-properties fo:text-align="justify" fo:line-height="150%"/>
    </style:style>
    <style:style style:name="T4396" style:parent-style-name="Domyślnaczcionkaakapitu" style:family="text">
      <style:text-properties style:text-underline-type="single" style:text-underline-style="solid" style:text-underline-width="auto" style:text-underline-mode="continuous"/>
    </style:style>
    <style:style style:name="T4397" style:parent-style-name="Domyślnaczcionkaakapitu" style:family="text">
      <style:text-properties fo:background-color="#80FFFF" style:text-underline-type="single" style:text-underline-style="solid" style:text-underline-width="auto" style:text-underline-mode="continuous"/>
    </style:style>
    <style:style style:name="T4398" style:parent-style-name="Domyślnaczcionkaakapitu" style:family="text">
      <style:text-properties style:text-underline-type="single" style:text-underline-style="solid" style:text-underline-width="auto" style:text-underline-mode="continuous"/>
    </style:style>
    <style:style style:name="T4399" style:parent-style-name="Domyślnaczcionkaakapitu" style:family="text">
      <style:text-properties fo:background-color="#80FFFF" style:text-underline-type="single" style:text-underline-style="solid" style:text-underline-width="auto" style:text-underline-mode="continuous"/>
    </style:style>
    <style:style style:name="P4400" style:parent-style-name="Normalny" style:family="paragraph">
      <style:paragraph-properties fo:text-align="justify" fo:line-height="150%" fo:text-indent="0.25in"/>
    </style:style>
    <style:style style:name="T4401" style:parent-style-name="Domyślnaczcionkaakapitu" style:family="text">
      <style:text-properties fo:background-color="#80FFFF"/>
    </style:style>
    <style:style style:name="T4402" style:parent-style-name="Domyślnaczcionkaakapitu" style:family="text">
      <style:text-properties fo:background-color="#80FFFF"/>
    </style:style>
    <style:style style:name="T4403" style:parent-style-name="Domyślnaczcionkaakapitu" style:family="text">
      <style:text-properties fo:background-color="#80FFFF"/>
    </style:style>
    <style:style style:name="T4404" style:parent-style-name="Domyślnaczcionkaakapitu" style:family="text">
      <style:text-properties fo:background-color="#80FFFF"/>
    </style:style>
    <style:style style:name="T4405" style:parent-style-name="Domyślnaczcionkaakapitu" style:family="text">
      <style:text-properties fo:background-color="#80FFFF"/>
    </style:style>
    <style:style style:name="P4406" style:parent-style-name="Normalny" style:family="paragraph">
      <style:paragraph-properties fo:text-align="justify" fo:line-height="150%"/>
    </style:style>
    <style:style style:name="T4407" style:parent-style-name="Domyślnaczcionkaakapitu" style:family="text">
      <style:text-properties style:text-underline-type="single" style:text-underline-style="solid" style:text-underline-width="auto" style:text-underline-mode="continuous"/>
    </style:style>
    <style:style style:name="T4408" style:parent-style-name="Domyślnaczcionkaakapitu" style:family="text">
      <style:text-properties fo:background-color="#80FFFF" style:text-underline-type="single" style:text-underline-style="solid" style:text-underline-width="auto" style:text-underline-mode="continuous"/>
    </style:style>
    <style:style style:name="T4409" style:parent-style-name="Domyślnaczcionkaakapitu" style:family="text">
      <style:text-properties style:text-underline-type="single" style:text-underline-style="solid" style:text-underline-width="auto" style:text-underline-mode="continuous"/>
    </style:style>
    <style:style style:name="P4410" style:parent-style-name="Normalny" style:family="paragraph">
      <style:paragraph-properties fo:text-align="justify" fo:line-height="150%" fo:text-indent="0.25in"/>
    </style:style>
    <style:style style:name="T4411" style:parent-style-name="Domyślnaczcionkaakapitu" style:family="text">
      <style:text-properties fo:background-color="#80FFFF"/>
    </style:style>
    <style:style style:name="P4412" style:parent-style-name="Normalny" style:family="paragraph">
      <style:paragraph-properties fo:text-align="justify" fo:line-height="150%"/>
    </style:style>
    <style:style style:name="T4413" style:parent-style-name="Domyślnaczcionkaakapitu" style:family="text">
      <style:text-properties style:text-underline-type="single" style:text-underline-style="solid" style:text-underline-width="auto" style:text-underline-mode="continuous"/>
    </style:style>
    <style:style style:name="P4414" style:parent-style-name="Normalny" style:family="paragraph">
      <style:paragraph-properties fo:text-align="justify" fo:line-height="150%" fo:text-indent="0.25in"/>
    </style:style>
    <style:style style:name="T4415" style:parent-style-name="Domyślnaczcionkaakapitu" style:family="text">
      <style:text-properties fo:background-color="#80FFFF"/>
    </style:style>
    <style:style style:name="T4416" style:parent-style-name="Domyślnaczcionkaakapitu" style:family="text">
      <style:text-properties fo:background-color="#80FFFF"/>
    </style:style>
    <style:style style:name="T4417" style:parent-style-name="Domyślnaczcionkaakapitu" style:family="text">
      <style:text-properties fo:background-color="#80FFFF"/>
    </style:style>
    <style:style style:name="P4418" style:parent-style-name="Normalny" style:family="paragraph">
      <style:paragraph-properties fo:text-align="justify" fo:line-height="150%"/>
    </style:style>
    <style:style style:name="T4419" style:parent-style-name="Domyślnaczcionkaakapitu" style:family="text">
      <style:text-properties style:text-underline-type="single" style:text-underline-style="solid" style:text-underline-width="auto" style:text-underline-mode="continuous"/>
    </style:style>
    <style:style style:name="T4420" style:parent-style-name="Domyślnaczcionkaakapitu" style:family="text">
      <style:text-properties fo:background-color="#80FFFF" style:text-underline-type="single" style:text-underline-style="solid" style:text-underline-width="auto" style:text-underline-mode="continuous"/>
    </style:style>
    <style:style style:name="T4421" style:parent-style-name="Domyślnaczcionkaakapitu" style:family="text">
      <style:text-properties style:text-underline-type="single" style:text-underline-style="solid" style:text-underline-width="auto" style:text-underline-mode="continuous"/>
    </style:style>
    <style:style style:name="P4422" style:parent-style-name="Normalny" style:family="paragraph">
      <style:paragraph-properties fo:text-align="justify" fo:line-height="150%" fo:text-indent="0.25in"/>
    </style:style>
    <style:style style:name="P4423" style:parent-style-name="Normalny" style:family="paragraph">
      <style:paragraph-properties fo:text-align="justify" fo:line-height="150%"/>
    </style:style>
    <style:style style:name="T4424" style:parent-style-name="Domyślnaczcionkaakapitu" style:family="text">
      <style:text-properties style:text-underline-type="single" style:text-underline-style="solid" style:text-underline-width="auto" style:text-underline-mode="continuous"/>
    </style:style>
    <style:style style:name="T4425" style:parent-style-name="Domyślnaczcionkaakapitu" style:family="text">
      <style:text-properties style:text-underline-type="single" style:text-underline-style="solid" style:text-underline-width="auto" style:text-underline-mode="continuous"/>
    </style:style>
    <style:style style:name="P4426" style:parent-style-name="Normalny" style:family="paragraph">
      <style:paragraph-properties fo:text-align="justify" fo:line-height="150%" fo:text-indent="0.25in"/>
    </style:style>
    <style:style style:name="T4427" style:parent-style-name="Domyślnaczcionkaakapitu" style:family="text">
      <style:text-properties fo:background-color="#80FFFF"/>
    </style:style>
    <style:style style:name="T4428" style:parent-style-name="Domyślnaczcionkaakapitu" style:family="text">
      <style:text-properties fo:background-color="#80FFFF"/>
    </style:style>
    <style:style style:name="T4429" style:parent-style-name="Domyślnaczcionkaakapitu" style:family="text">
      <style:text-properties fo:background-color="#80FFFF"/>
    </style:style>
    <style:style style:name="T4430" style:parent-style-name="Domyślnaczcionkaakapitu" style:family="text">
      <style:text-properties fo:background-color="#80FFFF"/>
    </style:style>
    <style:style style:name="T4431" style:parent-style-name="Domyślnaczcionkaakapitu" style:family="text">
      <style:text-properties fo:background-color="#80FFFF"/>
    </style:style>
    <style:style style:name="T4432" style:parent-style-name="Domyślnaczcionkaakapitu" style:family="text">
      <style:text-properties fo:background-color="#80FFFF"/>
    </style:style>
    <style:style style:name="T4433" style:parent-style-name="Domyślnaczcionkaakapitu" style:family="text">
      <style:text-properties fo:background-color="#80FFFF"/>
    </style:style>
    <style:style style:name="T4434" style:parent-style-name="Domyślnaczcionkaakapitu" style:family="text">
      <style:text-properties fo:background-color="#80FFFF"/>
    </style:style>
    <style:style style:name="P4435" style:parent-style-name="Normalny" style:family="paragraph">
      <style:paragraph-properties fo:text-align="justify" fo:line-height="150%" fo:text-indent="0.25in">
        <style:tab-stops>
          <style:tab-stop style:type="left" style:position="0.7715in"/>
        </style:tab-stops>
      </style:paragraph-properties>
    </style:style>
    <style:style style:name="T4436" style:parent-style-name="Domyślnaczcionkaakapitu" style:family="text">
      <style:text-properties fo:background-color="#80FFFF"/>
    </style:style>
    <style:style style:name="T4437" style:parent-style-name="Domyślnaczcionkaakapitu" style:family="text">
      <style:text-properties fo:background-color="#80FFFF"/>
    </style:style>
    <style:style style:name="T4438" style:parent-style-name="Domyślnaczcionkaakapitu" style:family="text">
      <style:text-properties fo:background-color="#80FFFF"/>
    </style:style>
    <style:style style:name="T4439" style:parent-style-name="Domyślnaczcionkaakapitu" style:family="text">
      <style:text-properties fo:background-color="#80FFFF"/>
    </style:style>
    <style:style style:name="T4440" style:parent-style-name="Domyślnaczcionkaakapitu" style:family="text">
      <style:text-properties fo:background-color="#80FFFF"/>
    </style:style>
    <style:style style:name="T4441" style:parent-style-name="Domyślnaczcionkaakapitu" style:family="text">
      <style:text-properties fo:background-color="#80FFFF"/>
    </style:style>
    <style:style style:name="P4442" style:parent-style-name="Normalny" style:family="paragraph">
      <style:paragraph-properties fo:text-align="justify" fo:line-height="150%" fo:text-indent="0.25in"/>
    </style:style>
    <style:style style:name="T4443" style:parent-style-name="Domyślnaczcionkaakapitu" style:family="text">
      <style:text-properties fo:background-color="#80FFFF"/>
    </style:style>
    <style:style style:name="P4444" style:parent-style-name="Normalny" style:family="paragraph">
      <style:paragraph-properties fo:text-align="justify" fo:line-height="150%" fo:text-indent="0.25in"/>
    </style:style>
    <style:style style:name="T4445" style:parent-style-name="Domyślnaczcionkaakapitu" style:family="text">
      <style:text-properties fo:background-color="#80FFFF"/>
    </style:style>
    <style:style style:name="P4446" style:parent-style-name="Normalny" style:family="paragraph">
      <style:paragraph-properties fo:text-align="justify" fo:line-height="150%" fo:text-indent="0.25in"/>
    </style:style>
    <style:style style:name="T4447" style:parent-style-name="Domyślnaczcionkaakapitu" style:family="text">
      <style:text-properties fo:background-color="#80FFFF"/>
    </style:style>
    <style:style style:name="T4448" style:parent-style-name="Domyślnaczcionkaakapitu" style:family="text">
      <style:text-properties fo:background-color="#80FFFF"/>
    </style:style>
    <style:style style:name="P4449" style:parent-style-name="Normalny" style:family="paragraph">
      <style:paragraph-properties fo:text-align="justify" fo:line-height="150%" fo:text-indent="0.25in"/>
    </style:style>
    <style:style style:name="T4450" style:parent-style-name="Domyślnaczcionkaakapitu" style:family="text">
      <style:text-properties fo:background-color="#80FFFF"/>
    </style:style>
    <style:style style:name="T4451" style:parent-style-name="Domyślnaczcionkaakapitu" style:family="text">
      <style:text-properties fo:background-color="#80FFFF"/>
    </style:style>
    <style:style style:name="T4452" style:parent-style-name="Domyślnaczcionkaakapitu" style:family="text">
      <style:text-properties fo:background-color="#80FFFF"/>
    </style:style>
    <style:style style:name="T4453" style:parent-style-name="Domyślnaczcionkaakapitu" style:family="text">
      <style:text-properties fo:background-color="#80FFFF"/>
    </style:style>
    <style:style style:name="T4454" style:parent-style-name="Domyślnaczcionkaakapitu" style:family="text">
      <style:text-properties fo:background-color="#80FFFF"/>
    </style:style>
    <style:style style:name="T4455" style:parent-style-name="Domyślnaczcionkaakapitu" style:family="text">
      <style:text-properties fo:background-color="#80FFFF"/>
    </style:style>
    <style:style style:name="P4456" style:parent-style-name="Normalny" style:family="paragraph">
      <style:paragraph-properties fo:text-align="justify" fo:line-height="150%"/>
    </style:style>
    <style:style style:name="T4457" style:parent-style-name="Domyślnaczcionkaakapitu" style:family="text">
      <style:text-properties style:text-underline-type="single" style:text-underline-style="solid" style:text-underline-width="auto" style:text-underline-mode="continuous"/>
    </style:style>
    <style:style style:name="P4458" style:parent-style-name="Normalny" style:family="paragraph">
      <style:paragraph-properties fo:text-align="justify" fo:line-height="150%" fo:text-indent="0.25in"/>
    </style:style>
    <style:style style:name="P4459" style:parent-style-name="Normalny" style:family="paragraph">
      <style:paragraph-properties fo:text-align="justify" fo:line-height="150%"/>
    </style:style>
    <style:style style:name="T4460" style:parent-style-name="Domyślnaczcionkaakapitu" style:family="text">
      <style:text-properties style:text-underline-type="single" style:text-underline-style="solid" style:text-underline-width="auto" style:text-underline-mode="continuous"/>
    </style:style>
    <style:style style:name="P4461" style:parent-style-name="Normalny" style:family="paragraph">
      <style:paragraph-properties fo:text-align="justify" fo:line-height="150%" fo:text-indent="0.25in"/>
    </style:style>
    <style:style style:name="P4462" style:parent-style-name="Normalny" style:family="paragraph">
      <style:paragraph-properties fo:text-align="justify" fo:line-height="150%"/>
    </style:style>
    <style:style style:name="T4463" style:parent-style-name="Domyślnaczcionkaakapitu" style:family="text">
      <style:text-properties style:text-underline-type="single" style:text-underline-style="solid" style:text-underline-width="auto" style:text-underline-mode="continuous"/>
    </style:style>
    <style:style style:name="P4464" style:parent-style-name="Normalny" style:family="paragraph">
      <style:paragraph-properties fo:text-align="justify" fo:line-height="150%" fo:text-indent="0.25in"/>
    </style:style>
    <style:style style:name="P4465" style:parent-style-name="Normalny" style:family="paragraph">
      <style:paragraph-properties fo:text-align="justify" fo:line-height="150%"/>
    </style:style>
    <style:style style:name="T4466" style:parent-style-name="Domyślnaczcionkaakapitu" style:family="text">
      <style:text-properties style:text-underline-type="single" style:text-underline-style="solid" style:text-underline-width="auto" style:text-underline-mode="continuous"/>
    </style:style>
    <style:style style:name="T4467" style:parent-style-name="Domyślnaczcionkaakapitu" style:family="text">
      <style:text-properties fo:background-color="#80FFFF"/>
    </style:style>
    <style:style style:name="P4468" style:parent-style-name="Normalny" style:family="paragraph">
      <style:paragraph-properties fo:text-align="justify" fo:line-height="150%" fo:text-indent="0.25in"/>
    </style:style>
    <style:style style:name="T4469" style:parent-style-name="Domyślnaczcionkaakapitu" style:family="text">
      <style:text-properties fo:background-color="#80FFFF"/>
    </style:style>
    <style:style style:name="P4470" style:parent-style-name="Normalny" style:family="paragraph">
      <style:paragraph-properties fo:text-align="justify" fo:line-height="150%"/>
    </style:style>
    <style:style style:name="T4471" style:parent-style-name="Domyślnaczcionkaakapitu" style:family="text">
      <style:text-properties style:text-underline-type="single" style:text-underline-style="solid" style:text-underline-width="auto" style:text-underline-mode="continuous"/>
    </style:style>
    <style:style style:name="P4472" style:parent-style-name="Normalny" style:family="paragraph">
      <style:paragraph-properties fo:text-align="justify" fo:line-height="150%" fo:text-indent="0.25in"/>
    </style:style>
    <style:style style:name="T4473" style:parent-style-name="Domyślnaczcionkaakapitu" style:family="text">
      <style:text-properties fo:background-color="#80FFFF"/>
    </style:style>
    <style:style style:name="T4474" style:parent-style-name="Domyślnaczcionkaakapitu" style:family="text">
      <style:text-properties fo:background-color="#80FFFF"/>
    </style:style>
    <style:style style:name="T4475" style:parent-style-name="Domyślnaczcionkaakapitu" style:family="text">
      <style:text-properties fo:background-color="#80FFFF"/>
    </style:style>
    <style:style style:name="T4476" style:parent-style-name="Domyślnaczcionkaakapitu" style:family="text">
      <style:text-properties fo:background-color="#80FFFF"/>
    </style:style>
    <style:style style:name="T4477" style:parent-style-name="Domyślnaczcionkaakapitu" style:family="text">
      <style:text-properties fo:background-color="#80FFFF"/>
    </style:style>
    <style:style style:name="P4478" style:parent-style-name="Normalny" style:family="paragraph">
      <style:paragraph-properties fo:text-align="justify" fo:line-height="150%"/>
    </style:style>
    <style:style style:name="T4479" style:parent-style-name="Domyślnaczcionkaakapitu" style:family="text">
      <style:text-properties style:text-underline-type="single" style:text-underline-style="solid" style:text-underline-width="auto" style:text-underline-mode="continuous"/>
    </style:style>
    <style:style style:name="T4480" style:parent-style-name="Domyślnaczcionkaakapitu" style:family="text">
      <style:text-properties style:text-underline-type="single" style:text-underline-style="solid" style:text-underline-width="auto" style:text-underline-mode="continuous"/>
    </style:style>
    <style:style style:name="P4481" style:parent-style-name="Normalny" style:family="paragraph">
      <style:paragraph-properties fo:text-align="justify" fo:line-height="150%" fo:text-indent="0.25in"/>
    </style:style>
    <style:style style:name="T4482" style:parent-style-name="Domyślnaczcionkaakapitu" style:family="text">
      <style:text-properties fo:background-color="#80FFFF"/>
    </style:style>
    <style:style style:name="T4483" style:parent-style-name="Domyślnaczcionkaakapitu" style:family="text">
      <style:text-properties fo:background-color="#80FFFF"/>
    </style:style>
    <style:style style:name="T4484" style:parent-style-name="Domyślnaczcionkaakapitu" style:family="text">
      <style:text-properties fo:background-color="#80FFFF"/>
    </style:style>
    <style:style style:name="T4485" style:parent-style-name="Domyślnaczcionkaakapitu" style:family="text">
      <style:text-properties fo:background-color="#80FFFF"/>
    </style:style>
    <style:style style:name="T4486" style:parent-style-name="Domyślnaczcionkaakapitu" style:family="text">
      <style:text-properties fo:background-color="#80FFFF"/>
    </style:style>
    <style:style style:name="P4487" style:parent-style-name="Normalny" style:family="paragraph">
      <style:paragraph-properties fo:text-align="justify" fo:line-height="150%"/>
    </style:style>
    <style:style style:name="T4488" style:parent-style-name="Domyślnaczcionkaakapitu" style:family="text">
      <style:text-properties style:text-underline-type="single" style:text-underline-style="solid" style:text-underline-width="auto" style:text-underline-mode="continuous"/>
    </style:style>
    <style:style style:name="P4489" style:parent-style-name="Normalny" style:family="paragraph">
      <style:paragraph-properties fo:text-align="justify" fo:line-height="150%" fo:text-indent="0.25in"/>
    </style:style>
    <style:style style:name="P4490" style:parent-style-name="Normalny" style:family="paragraph">
      <style:paragraph-properties fo:text-align="justify" fo:line-height="150%"/>
    </style:style>
    <style:style style:name="T4491" style:parent-style-name="Domyślnaczcionkaakapitu" style:family="text">
      <style:text-properties style:text-underline-type="single" style:text-underline-style="solid" style:text-underline-width="auto" style:text-underline-mode="continuous"/>
    </style:style>
    <style:style style:name="P4492" style:parent-style-name="Normalny" style:family="paragraph">
      <style:paragraph-properties fo:text-align="justify" fo:line-height="150%" fo:text-indent="0.25in"/>
    </style:style>
    <style:style style:name="P4493" style:parent-style-name="Normalny" style:family="paragraph">
      <style:paragraph-properties fo:text-align="justify" fo:line-height="150%"/>
    </style:style>
    <style:style style:name="T4494" style:parent-style-name="Domyślnaczcionkaakapitu" style:family="text">
      <style:text-properties style:text-underline-type="single" style:text-underline-style="solid" style:text-underline-width="auto" style:text-underline-mode="continuous"/>
    </style:style>
    <style:style style:name="T4495" style:parent-style-name="Domyślnaczcionkaakapitu" style:family="text">
      <style:text-properties fo:background-color="#80FFFF" style:text-underline-type="single" style:text-underline-style="solid" style:text-underline-width="auto" style:text-underline-mode="continuous"/>
    </style:style>
    <style:style style:name="T4496" style:parent-style-name="Domyślnaczcionkaakapitu" style:family="text">
      <style:text-properties style:text-underline-type="single" style:text-underline-style="solid" style:text-underline-width="auto" style:text-underline-mode="continuous"/>
    </style:style>
    <style:style style:name="P4497" style:parent-style-name="Normalny" style:family="paragraph">
      <style:paragraph-properties fo:text-align="justify" fo:line-height="150%" fo:text-indent="0.25in"/>
    </style:style>
    <style:style style:name="P4498" style:parent-style-name="Normalny" style:family="paragraph">
      <style:paragraph-properties fo:text-align="justify" fo:line-height="150%"/>
    </style:style>
    <style:style style:name="T4499" style:parent-style-name="Domyślnaczcionkaakapitu" style:family="text">
      <style:text-properties style:text-underline-type="single" style:text-underline-style="solid" style:text-underline-width="auto" style:text-underline-mode="continuous"/>
    </style:style>
    <style:style style:name="T4500" style:parent-style-name="Domyślnaczcionkaakapitu" style:family="text">
      <style:text-properties fo:background-color="#80FFFF" style:text-underline-type="single" style:text-underline-style="solid" style:text-underline-width="auto" style:text-underline-mode="continuous"/>
    </style:style>
    <style:style style:name="T4501" style:parent-style-name="Domyślnaczcionkaakapitu" style:family="text">
      <style:text-properties style:text-underline-type="single" style:text-underline-style="solid" style:text-underline-width="auto" style:text-underline-mode="continuous"/>
    </style:style>
    <style:style style:name="T4502" style:parent-style-name="Domyślnaczcionkaakapitu" style:family="text">
      <style:text-properties fo:background-color="#80FFFF" style:text-underline-type="single" style:text-underline-style="solid" style:text-underline-width="auto" style:text-underline-mode="continuous"/>
    </style:style>
    <style:style style:name="T4503" style:parent-style-name="Domyślnaczcionkaakapitu" style:family="text">
      <style:text-properties style:text-underline-type="single" style:text-underline-style="solid" style:text-underline-width="auto" style:text-underline-mode="continuous"/>
    </style:style>
    <style:style style:name="T4504" style:parent-style-name="Domyślnaczcionkaakapitu" style:family="text">
      <style:text-properties fo:background-color="#80FFFF" style:text-underline-type="single" style:text-underline-style="solid" style:text-underline-width="auto" style:text-underline-mode="continuous"/>
    </style:style>
    <style:style style:name="T4505" style:parent-style-name="Domyślnaczcionkaakapitu" style:family="text">
      <style:text-properties style:text-underline-type="single" style:text-underline-style="solid" style:text-underline-width="auto" style:text-underline-mode="continuous"/>
    </style:style>
    <style:style style:name="P4506" style:parent-style-name="Normalny" style:family="paragraph">
      <style:paragraph-properties fo:text-align="justify" fo:line-height="150%" fo:text-indent="0.25in"/>
    </style:style>
    <style:style style:name="T4507" style:parent-style-name="Domyślnaczcionkaakapitu" style:family="text">
      <style:text-properties fo:background-color="#80FFFF"/>
    </style:style>
    <style:style style:name="T4508" style:parent-style-name="Domyślnaczcionkaakapitu" style:family="text">
      <style:text-properties fo:background-color="#80FFFF"/>
    </style:style>
    <style:style style:name="T4509" style:parent-style-name="Domyślnaczcionkaakapitu" style:family="text">
      <style:text-properties fo:background-color="#80FFFF"/>
    </style:style>
    <style:style style:name="P4510" style:parent-style-name="Normalny" style:family="paragraph">
      <style:paragraph-properties fo:text-align="justify" fo:line-height="150%" fo:text-indent="0.25in"/>
    </style:style>
    <style:style style:name="T4511" style:parent-style-name="Domyślnaczcionkaakapitu" style:family="text">
      <style:text-properties fo:background-color="#80FFFF"/>
    </style:style>
    <style:style style:name="T4512" style:parent-style-name="Domyślnaczcionkaakapitu" style:family="text">
      <style:text-properties fo:background-color="#80FFFF"/>
    </style:style>
    <style:style style:name="P4513" style:parent-style-name="Normalny" style:family="paragraph">
      <style:paragraph-properties fo:text-align="justify" fo:line-height="150%"/>
    </style:style>
    <style:style style:name="T4514" style:parent-style-name="Domyślnaczcionkaakapitu" style:family="text">
      <style:text-properties style:text-underline-type="single" style:text-underline-style="solid" style:text-underline-width="auto" style:text-underline-mode="continuous"/>
    </style:style>
    <style:style style:name="T4515" style:parent-style-name="Domyślnaczcionkaakapitu" style:family="text">
      <style:text-properties fo:background-color="#80FFFF" style:text-underline-type="single" style:text-underline-style="solid" style:text-underline-width="auto" style:text-underline-mode="continuous"/>
    </style:style>
    <style:style style:name="T4516" style:parent-style-name="Domyślnaczcionkaakapitu" style:family="text">
      <style:text-properties style:text-underline-type="single" style:text-underline-style="solid" style:text-underline-width="auto" style:text-underline-mode="continuous"/>
    </style:style>
    <style:style style:name="P4517" style:parent-style-name="Normalny" style:family="paragraph">
      <style:paragraph-properties fo:text-align="justify" fo:line-height="150%" fo:text-indent="0.25in"/>
    </style:style>
    <style:style style:name="T4518" style:parent-style-name="Domyślnaczcionkaakapitu" style:family="text">
      <style:text-properties fo:background-color="#80FFFF"/>
    </style:style>
    <style:style style:name="P4519" style:parent-style-name="Normalny" style:family="paragraph">
      <style:paragraph-properties fo:text-align="justify" fo:line-height="150%"/>
    </style:style>
    <style:style style:name="T4520" style:parent-style-name="Domyślnaczcionkaakapitu" style:family="text">
      <style:text-properties style:text-underline-type="single" style:text-underline-style="solid" style:text-underline-width="auto" style:text-underline-mode="continuous"/>
    </style:style>
    <style:style style:name="T4521" style:parent-style-name="Domyślnaczcionkaakapitu" style:family="text">
      <style:text-properties fo:background-color="#80FFFF" style:text-underline-type="single" style:text-underline-style="solid" style:text-underline-width="auto" style:text-underline-mode="continuous"/>
    </style:style>
    <style:style style:name="T4522" style:parent-style-name="Domyślnaczcionkaakapitu" style:family="text">
      <style:text-properties style:text-underline-type="single" style:text-underline-style="solid" style:text-underline-width="auto" style:text-underline-mode="continuous"/>
    </style:style>
    <style:style style:name="T4523" style:parent-style-name="Domyślnaczcionkaakapitu" style:family="text">
      <style:text-properties fo:background-color="#80FFFF" style:text-underline-type="single" style:text-underline-style="solid" style:text-underline-width="auto" style:text-underline-mode="continuous"/>
    </style:style>
    <style:style style:name="T4524" style:parent-style-name="Domyślnaczcionkaakapitu" style:family="text">
      <style:text-properties style:text-underline-type="single" style:text-underline-style="solid" style:text-underline-width="auto" style:text-underline-mode="continuous"/>
    </style:style>
    <style:style style:name="P4525" style:parent-style-name="Normalny" style:family="paragraph">
      <style:paragraph-properties fo:text-align="justify" fo:line-height="150%" fo:text-indent="0.25in"/>
    </style:style>
    <style:style style:name="T4526" style:parent-style-name="Domyślnaczcionkaakapitu" style:family="text">
      <style:text-properties fo:background-color="#80FFFF"/>
    </style:style>
    <style:style style:name="P4527" style:parent-style-name="Normalny" style:family="paragraph">
      <style:paragraph-properties fo:text-align="justify" fo:line-height="150%"/>
    </style:style>
    <style:style style:name="T4528" style:parent-style-name="Domyślnaczcionkaakapitu" style:family="text">
      <style:text-properties style:text-underline-type="single" style:text-underline-style="solid" style:text-underline-width="auto" style:text-underline-mode="continuous"/>
    </style:style>
    <style:style style:name="P4529" style:parent-style-name="Normalny" style:family="paragraph">
      <style:paragraph-properties fo:text-align="justify" fo:line-height="150%" fo:text-indent="0.25in"/>
    </style:style>
    <style:style style:name="T4530" style:parent-style-name="Domyślnaczcionkaakapitu" style:family="text">
      <style:text-properties fo:background-color="#80FFFF"/>
    </style:style>
    <style:style style:name="T4531" style:parent-style-name="Domyślnaczcionkaakapitu" style:family="text">
      <style:text-properties fo:background-color="#80FFFF"/>
    </style:style>
    <style:style style:name="T4532" style:parent-style-name="Domyślnaczcionkaakapitu" style:family="text">
      <style:text-properties fo:background-color="#80FFFF"/>
    </style:style>
    <style:style style:name="P4533" style:parent-style-name="Normalny" style:family="paragraph">
      <style:paragraph-properties fo:text-align="justify" fo:line-height="150%"/>
    </style:style>
    <style:style style:name="T4534" style:parent-style-name="Domyślnaczcionkaakapitu" style:family="text">
      <style:text-properties style:text-underline-type="single" style:text-underline-style="solid" style:text-underline-width="auto" style:text-underline-mode="continuous"/>
    </style:style>
    <style:style style:name="T4535" style:parent-style-name="Domyślnaczcionkaakapitu" style:family="text">
      <style:text-properties fo:background-color="#80FFFF" style:text-underline-type="single" style:text-underline-style="solid" style:text-underline-width="auto" style:text-underline-mode="continuous"/>
    </style:style>
    <style:style style:name="T4536" style:parent-style-name="Domyślnaczcionkaakapitu" style:family="text">
      <style:text-properties style:text-underline-type="single" style:text-underline-style="solid" style:text-underline-width="auto" style:text-underline-mode="continuous"/>
    </style:style>
    <style:style style:name="T4537" style:parent-style-name="Domyślnaczcionkaakapitu" style:family="text">
      <style:text-properties fo:background-color="#80FFFF" style:text-underline-type="single" style:text-underline-style="solid" style:text-underline-width="auto" style:text-underline-mode="continuous"/>
    </style:style>
    <style:style style:name="T4538" style:parent-style-name="Domyślnaczcionkaakapitu" style:family="text">
      <style:text-properties style:text-underline-type="single" style:text-underline-style="solid" style:text-underline-width="auto" style:text-underline-mode="continuous"/>
    </style:style>
    <style:style style:name="P4539" style:parent-style-name="Normalny" style:family="paragraph">
      <style:paragraph-properties fo:text-align="justify" fo:line-height="150%" fo:text-indent="0.25in"/>
    </style:style>
    <style:style style:name="T4540" style:parent-style-name="Domyślnaczcionkaakapitu" style:family="text">
      <style:text-properties fo:background-color="#80FFFF"/>
    </style:style>
    <style:style style:name="P4541" style:parent-style-name="Normalny" style:family="paragraph">
      <style:paragraph-properties fo:text-align="justify" fo:line-height="150%"/>
    </style:style>
    <style:style style:name="T4542" style:parent-style-name="Domyślnaczcionkaakapitu" style:family="text">
      <style:text-properties style:text-underline-type="single" style:text-underline-style="solid" style:text-underline-width="auto" style:text-underline-mode="continuous"/>
    </style:style>
    <style:style style:name="P4543" style:parent-style-name="Normalny" style:family="paragraph">
      <style:paragraph-properties fo:text-align="justify" fo:line-height="150%" fo:text-indent="0.25in"/>
    </style:style>
    <style:style style:name="P4544" style:parent-style-name="Normalny" style:family="paragraph">
      <style:paragraph-properties fo:text-align="justify" fo:line-height="150%"/>
    </style:style>
    <style:style style:name="T4545" style:parent-style-name="Domyślnaczcionkaakapitu" style:family="text">
      <style:text-properties style:text-underline-type="single" style:text-underline-style="solid" style:text-underline-width="auto" style:text-underline-mode="continuous"/>
    </style:style>
    <style:style style:name="T4546" style:parent-style-name="Domyślnaczcionkaakapitu" style:family="text">
      <style:text-properties fo:background-color="#80FFFF" style:text-underline-type="single" style:text-underline-style="solid" style:text-underline-width="auto" style:text-underline-mode="continuous"/>
    </style:style>
    <style:style style:name="T4547" style:parent-style-name="Domyślnaczcionkaakapitu" style:family="text">
      <style:text-properties style:text-underline-type="single" style:text-underline-style="solid" style:text-underline-width="auto" style:text-underline-mode="continuous"/>
    </style:style>
    <style:style style:name="P4548" style:parent-style-name="Normalny" style:family="paragraph">
      <style:paragraph-properties fo:text-align="justify" fo:line-height="150%" fo:text-indent="0.25in"/>
    </style:style>
    <style:style style:name="T4549" style:parent-style-name="Domyślnaczcionkaakapitu" style:family="text">
      <style:text-properties fo:background-color="#80FFFF"/>
    </style:style>
    <style:style style:name="P4550" style:parent-style-name="Normalny" style:family="paragraph">
      <style:paragraph-properties fo:text-align="justify" fo:line-height="150%"/>
    </style:style>
    <style:style style:name="T4551" style:parent-style-name="Domyślnaczcionkaakapitu" style:family="text">
      <style:text-properties style:text-underline-type="single" style:text-underline-style="solid" style:text-underline-width="auto" style:text-underline-mode="continuous"/>
    </style:style>
    <style:style style:name="T4552" style:parent-style-name="Domyślnaczcionkaakapitu" style:family="text">
      <style:text-properties fo:background-color="#80FFFF" style:text-underline-type="single" style:text-underline-style="solid" style:text-underline-width="auto" style:text-underline-mode="continuous"/>
    </style:style>
    <style:style style:name="T4553" style:parent-style-name="Domyślnaczcionkaakapitu" style:family="text">
      <style:text-properties style:text-underline-type="single" style:text-underline-style="solid" style:text-underline-width="auto" style:text-underline-mode="continuous"/>
    </style:style>
    <style:style style:name="T4554" style:parent-style-name="Domyślnaczcionkaakapitu" style:family="text">
      <style:text-properties fo:background-color="#80FFFF" style:text-underline-type="single" style:text-underline-style="solid" style:text-underline-width="auto" style:text-underline-mode="continuous"/>
    </style:style>
    <style:style style:name="T4555" style:parent-style-name="Domyślnaczcionkaakapitu" style:family="text">
      <style:text-properties style:text-underline-type="single" style:text-underline-style="solid" style:text-underline-width="auto" style:text-underline-mode="continuous"/>
    </style:style>
    <style:style style:name="T4556" style:parent-style-name="Domyślnaczcionkaakapitu" style:family="text">
      <style:text-properties fo:background-color="#80FFFF" style:text-underline-type="single" style:text-underline-style="solid" style:text-underline-width="auto" style:text-underline-mode="continuous"/>
    </style:style>
    <style:style style:name="P4557" style:parent-style-name="Normalny" style:family="paragraph">
      <style:paragraph-properties fo:text-align="justify" fo:line-height="150%" fo:text-indent="0.25in"/>
    </style:style>
    <style:style style:name="T4558" style:parent-style-name="Domyślnaczcionkaakapitu" style:family="text">
      <style:text-properties fo:background-color="#80FFFF"/>
    </style:style>
    <style:style style:name="T4559" style:parent-style-name="Domyślnaczcionkaakapitu" style:family="text">
      <style:text-properties fo:background-color="#80FFFF"/>
    </style:style>
    <style:style style:name="P4560" style:parent-style-name="Normalny" style:family="paragraph">
      <style:paragraph-properties fo:text-align="justify" fo:line-height="150%"/>
    </style:style>
    <style:style style:name="T4561" style:parent-style-name="Domyślnaczcionkaakapitu" style:family="text">
      <style:text-properties style:text-underline-type="single" style:text-underline-style="solid" style:text-underline-width="auto" style:text-underline-mode="continuous"/>
    </style:style>
    <style:style style:name="T4562" style:parent-style-name="Domyślnaczcionkaakapitu" style:family="text">
      <style:text-properties fo:background-color="#80FFFF" style:text-underline-type="single" style:text-underline-style="solid" style:text-underline-width="auto" style:text-underline-mode="continuous"/>
    </style:style>
    <style:style style:name="T4563" style:parent-style-name="Domyślnaczcionkaakapitu" style:family="text">
      <style:text-properties style:text-underline-type="single" style:text-underline-style="solid" style:text-underline-width="auto" style:text-underline-mode="continuous"/>
    </style:style>
    <style:style style:name="P4564" style:parent-style-name="Normalny" style:family="paragraph">
      <style:paragraph-properties fo:text-align="justify" fo:line-height="150%" fo:text-indent="0.25in"/>
    </style:style>
    <style:style style:name="T4565" style:parent-style-name="Domyślnaczcionkaakapitu" style:family="text">
      <style:text-properties fo:background-color="#80FFFF"/>
    </style:style>
    <style:style style:name="T4566" style:parent-style-name="Domyślnaczcionkaakapitu" style:family="text">
      <style:text-properties fo:background-color="#80FFFF"/>
    </style:style>
    <style:style style:name="T4567" style:parent-style-name="Domyślnaczcionkaakapitu" style:family="text">
      <style:text-properties fo:background-color="#80FFFF"/>
    </style:style>
    <style:style style:name="P4568" style:parent-style-name="Normalny" style:family="paragraph">
      <style:paragraph-properties fo:text-align="justify" fo:line-height="150%" fo:text-indent="0.25in"/>
    </style:style>
    <style:style style:name="P4569" style:parent-style-name="Normalny" style:family="paragraph">
      <style:paragraph-properties fo:text-align="justify" fo:line-height="150%" fo:text-indent="0.25in"/>
    </style:style>
    <style:style style:name="P4570" style:parent-style-name="Normalny" style:family="paragraph">
      <style:paragraph-properties fo:text-align="justify" fo:line-height="150%"/>
    </style:style>
    <style:style style:name="T4571" style:parent-style-name="Domyślnaczcionkaakapitu" style:family="text">
      <style:text-properties style:text-underline-type="single" style:text-underline-style="solid" style:text-underline-width="auto" style:text-underline-mode="continuous"/>
    </style:style>
    <style:style style:name="T4572" style:parent-style-name="Domyślnaczcionkaakapitu" style:family="text">
      <style:text-properties fo:background-color="#80FFFF" style:text-underline-type="single" style:text-underline-style="solid" style:text-underline-width="auto" style:text-underline-mode="continuous"/>
    </style:style>
    <style:style style:name="T4573" style:parent-style-name="Domyślnaczcionkaakapitu" style:family="text">
      <style:text-properties style:text-underline-type="single" style:text-underline-style="solid" style:text-underline-width="auto" style:text-underline-mode="continuous"/>
    </style:style>
    <style:style style:name="T4574" style:parent-style-name="Domyślnaczcionkaakapitu" style:family="text">
      <style:text-properties fo:background-color="#80FFFF" style:text-underline-type="single" style:text-underline-style="solid" style:text-underline-width="auto" style:text-underline-mode="continuous"/>
    </style:style>
    <style:style style:name="T4575" style:parent-style-name="Domyślnaczcionkaakapitu" style:family="text">
      <style:text-properties style:text-underline-type="single" style:text-underline-style="solid" style:text-underline-width="auto" style:text-underline-mode="continuous"/>
    </style:style>
    <style:style style:name="T4576" style:parent-style-name="Domyślnaczcionkaakapitu" style:family="text">
      <style:text-properties fo:background-color="#80FFFF" style:text-underline-type="single" style:text-underline-style="solid" style:text-underline-width="auto" style:text-underline-mode="continuous"/>
    </style:style>
    <style:style style:name="P4577" style:parent-style-name="Normalny" style:family="paragraph">
      <style:paragraph-properties fo:text-align="justify" fo:line-height="150%" fo:text-indent="0.25in"/>
    </style:style>
    <style:style style:name="P4578" style:parent-style-name="Normalny" style:family="paragraph">
      <style:paragraph-properties fo:text-align="justify" fo:line-height="150%"/>
    </style:style>
    <style:style style:name="T4579" style:parent-style-name="Domyślnaczcionkaakapitu" style:family="text">
      <style:text-properties style:text-underline-type="single" style:text-underline-style="solid" style:text-underline-width="auto" style:text-underline-mode="continuous"/>
    </style:style>
    <style:style style:name="T4580" style:parent-style-name="Domyślnaczcionkaakapitu" style:family="text">
      <style:text-properties fo:background-color="#80FFFF" style:text-underline-type="single" style:text-underline-style="solid" style:text-underline-width="auto" style:text-underline-mode="continuous"/>
    </style:style>
    <style:style style:name="T4581" style:parent-style-name="Domyślnaczcionkaakapitu" style:family="text">
      <style:text-properties style:text-underline-type="single" style:text-underline-style="solid" style:text-underline-width="auto" style:text-underline-mode="continuous"/>
    </style:style>
    <style:style style:name="P4582" style:parent-style-name="Normalny" style:family="paragraph">
      <style:paragraph-properties fo:text-align="justify" fo:line-height="150%" fo:text-indent="0.25in"/>
    </style:style>
    <style:style style:name="P4583" style:parent-style-name="Normalny" style:family="paragraph">
      <style:paragraph-properties fo:text-align="justify" fo:line-height="150%" fo:text-indent="0.25in"/>
    </style:style>
    <style:style style:name="T4584" style:parent-style-name="Domyślnaczcionkaakapitu" style:family="text">
      <style:text-properties fo:background-color="#80FFFF"/>
    </style:style>
    <style:style style:name="P4585" style:parent-style-name="Normalny" style:family="paragraph">
      <style:paragraph-properties fo:text-align="justify" fo:line-height="150%" fo:text-indent="0.25in"/>
    </style:style>
    <style:style style:name="T4586" style:parent-style-name="Domyślnaczcionkaakapitu" style:family="text">
      <style:text-properties fo:background-color="#80FFFF"/>
    </style:style>
    <style:style style:name="P4587" style:parent-style-name="Normalny" style:family="paragraph">
      <style:paragraph-properties fo:text-align="justify" fo:line-height="150%" fo:text-indent="0.25in"/>
    </style:style>
    <style:style style:name="T4588" style:parent-style-name="Domyślnaczcionkaakapitu" style:family="text">
      <style:text-properties fo:background-color="#80FFFF"/>
    </style:style>
    <style:style style:name="T4589" style:parent-style-name="Domyślnaczcionkaakapitu" style:family="text">
      <style:text-properties fo:background-color="#80FFFF"/>
    </style:style>
    <style:style style:name="T4590" style:parent-style-name="Domyślnaczcionkaakapitu" style:family="text">
      <style:text-properties fo:background-color="#80FFFF"/>
    </style:style>
    <style:style style:name="T4591" style:parent-style-name="Domyślnaczcionkaakapitu" style:family="text">
      <style:text-properties fo:background-color="#80FFFF"/>
    </style:style>
    <style:style style:name="T4592" style:parent-style-name="Domyślnaczcionkaakapitu" style:family="text">
      <style:text-properties fo:background-color="#80FFFF"/>
    </style:style>
    <style:style style:name="P4593" style:parent-style-name="Normalny" style:family="paragraph">
      <style:paragraph-properties fo:text-align="justify" fo:line-height="150%"/>
    </style:style>
    <style:style style:name="T4594" style:parent-style-name="Domyślnaczcionkaakapitu" style:family="text">
      <style:text-properties style:text-underline-type="single" style:text-underline-style="solid" style:text-underline-width="auto" style:text-underline-mode="continuous"/>
    </style:style>
    <style:style style:name="T4595" style:parent-style-name="Domyślnaczcionkaakapitu" style:family="text">
      <style:text-properties fo:background-color="#80FFFF" style:text-underline-type="single" style:text-underline-style="solid" style:text-underline-width="auto" style:text-underline-mode="continuous"/>
    </style:style>
    <style:style style:name="T4596" style:parent-style-name="Domyślnaczcionkaakapitu" style:family="text">
      <style:text-properties style:text-underline-type="single" style:text-underline-style="solid" style:text-underline-width="auto" style:text-underline-mode="continuous"/>
    </style:style>
    <style:style style:name="T4597" style:parent-style-name="Domyślnaczcionkaakapitu" style:family="text">
      <style:text-properties fo:background-color="#80FFFF" style:text-underline-type="single" style:text-underline-style="solid" style:text-underline-width="auto" style:text-underline-mode="continuous"/>
    </style:style>
    <style:style style:name="T4598" style:parent-style-name="Domyślnaczcionkaakapitu" style:family="text">
      <style:text-properties style:text-underline-type="single" style:text-underline-style="solid" style:text-underline-width="auto" style:text-underline-mode="continuous"/>
    </style:style>
    <style:style style:name="P4599" style:parent-style-name="Normalny" style:family="paragraph">
      <style:paragraph-properties fo:text-align="justify" fo:line-height="150%" fo:text-indent="0.25in"/>
    </style:style>
    <style:style style:name="P4600" style:parent-style-name="Normalny" style:family="paragraph">
      <style:paragraph-properties fo:text-align="justify" fo:line-height="150%"/>
    </style:style>
    <style:style style:name="T4601" style:parent-style-name="Domyślnaczcionkaakapitu" style:family="text">
      <style:text-properties style:text-underline-type="single" style:text-underline-style="solid" style:text-underline-width="auto" style:text-underline-mode="continuous"/>
    </style:style>
    <style:style style:name="P4602" style:parent-style-name="Normalny" style:family="paragraph">
      <style:paragraph-properties fo:text-align="justify" fo:line-height="150%" fo:text-indent="0.25in"/>
    </style:style>
    <style:style style:name="T4603" style:parent-style-name="Domyślnaczcionkaakapitu" style:family="text">
      <style:text-properties fo:background-color="#80FFFF"/>
    </style:style>
    <style:style style:name="T4604" style:parent-style-name="Domyślnaczcionkaakapitu" style:family="text">
      <style:text-properties fo:background-color="#80FFFF"/>
    </style:style>
    <style:style style:name="P4605" style:parent-style-name="Normalny" style:family="paragraph">
      <style:paragraph-properties fo:text-align="justify" fo:line-height="150%"/>
    </style:style>
    <style:style style:name="T4606" style:parent-style-name="Domyślnaczcionkaakapitu" style:family="text">
      <style:text-properties style:text-underline-type="single" style:text-underline-style="solid" style:text-underline-width="auto" style:text-underline-mode="continuous"/>
    </style:style>
    <style:style style:name="P4607" style:parent-style-name="Normalny" style:family="paragraph">
      <style:paragraph-properties fo:text-align="justify" fo:line-height="150%" fo:text-indent="0.25in"/>
    </style:style>
    <style:style style:name="T4608" style:parent-style-name="Domyślnaczcionkaakapitu" style:family="text">
      <style:text-properties fo:background-color="#80FFFF"/>
    </style:style>
    <style:style style:name="P4609" style:parent-style-name="Normalny" style:family="paragraph">
      <style:paragraph-properties fo:text-align="justify" fo:line-height="150%"/>
    </style:style>
    <style:style style:name="T4610" style:parent-style-name="Domyślnaczcionkaakapitu" style:family="text">
      <style:text-properties style:text-underline-type="single" style:text-underline-style="solid" style:text-underline-width="auto" style:text-underline-mode="continuous"/>
    </style:style>
    <style:style style:name="T4611" style:parent-style-name="Domyślnaczcionkaakapitu" style:family="text">
      <style:text-properties fo:background-color="#80FFFF" style:text-underline-type="single" style:text-underline-style="solid" style:text-underline-width="auto" style:text-underline-mode="continuous"/>
    </style:style>
    <style:style style:name="T4612" style:parent-style-name="Domyślnaczcionkaakapitu" style:family="text">
      <style:text-properties style:text-underline-type="single" style:text-underline-style="solid" style:text-underline-width="auto" style:text-underline-mode="continuous"/>
    </style:style>
    <style:style style:name="T4613" style:parent-style-name="Domyślnaczcionkaakapitu" style:family="text">
      <style:text-properties fo:background-color="#80FFFF" style:text-underline-type="single" style:text-underline-style="solid" style:text-underline-width="auto" style:text-underline-mode="continuous"/>
    </style:style>
    <style:style style:name="T4614" style:parent-style-name="Domyślnaczcionkaakapitu" style:family="text">
      <style:text-properties style:text-underline-type="single" style:text-underline-style="solid" style:text-underline-width="auto" style:text-underline-mode="continuous"/>
    </style:style>
    <style:style style:name="T4615" style:parent-style-name="Domyślnaczcionkaakapitu" style:family="text">
      <style:text-properties fo:background-color="#80FFFF" style:text-underline-type="single" style:text-underline-style="solid" style:text-underline-width="auto" style:text-underline-mode="continuous"/>
    </style:style>
    <style:style style:name="T4616" style:parent-style-name="Domyślnaczcionkaakapitu" style:family="text">
      <style:text-properties style:text-underline-type="single" style:text-underline-style="solid" style:text-underline-width="auto" style:text-underline-mode="continuous"/>
    </style:style>
    <style:style style:name="P4617" style:parent-style-name="Normalny" style:family="paragraph">
      <style:paragraph-properties fo:text-align="justify" fo:line-height="150%" fo:text-indent="0.25in"/>
    </style:style>
    <style:style style:name="T4618" style:parent-style-name="Domyślnaczcionkaakapitu" style:family="text">
      <style:text-properties fo:background-color="#80FFFF"/>
    </style:style>
    <style:style style:name="T4619" style:parent-style-name="Domyślnaczcionkaakapitu" style:family="text">
      <style:text-properties fo:background-color="#80FFFF"/>
    </style:style>
    <style:style style:name="P4620" style:parent-style-name="Normalny" style:family="paragraph">
      <style:paragraph-properties fo:text-align="justify" fo:line-height="150%"/>
    </style:style>
    <style:style style:name="T4621" style:parent-style-name="Domyślnaczcionkaakapitu" style:family="text">
      <style:text-properties style:text-underline-type="single" style:text-underline-style="solid" style:text-underline-width="auto" style:text-underline-mode="continuous"/>
    </style:style>
    <style:style style:name="T4622" style:parent-style-name="Domyślnaczcionkaakapitu" style:family="text">
      <style:text-properties fo:background-color="#80FFFF" style:text-underline-type="single" style:text-underline-style="solid" style:text-underline-width="auto" style:text-underline-mode="continuous"/>
    </style:style>
    <style:style style:name="T4623" style:parent-style-name="Domyślnaczcionkaakapitu" style:family="text">
      <style:text-properties style:text-underline-type="single" style:text-underline-style="solid" style:text-underline-width="auto" style:text-underline-mode="continuous"/>
    </style:style>
    <style:style style:name="T4624" style:parent-style-name="Domyślnaczcionkaakapitu" style:family="text">
      <style:text-properties fo:background-color="#80FFFF" style:text-underline-type="single" style:text-underline-style="solid" style:text-underline-width="auto" style:text-underline-mode="continuous"/>
    </style:style>
    <style:style style:name="T4625" style:parent-style-name="Domyślnaczcionkaakapitu" style:family="text">
      <style:text-properties style:text-underline-type="single" style:text-underline-style="solid" style:text-underline-width="auto" style:text-underline-mode="continuous"/>
    </style:style>
    <style:style style:name="T4626" style:parent-style-name="Domyślnaczcionkaakapitu" style:family="text">
      <style:text-properties fo:background-color="#80FFFF" style:text-underline-type="single" style:text-underline-style="solid" style:text-underline-width="auto" style:text-underline-mode="continuous"/>
    </style:style>
    <style:style style:name="P4627" style:parent-style-name="Normalny" style:family="paragraph">
      <style:paragraph-properties fo:text-align="justify" fo:line-height="150%" fo:text-indent="0.25in"/>
    </style:style>
    <style:style style:name="T4628" style:parent-style-name="Domyślnaczcionkaakapitu" style:family="text">
      <style:text-properties fo:background-color="#80FFFF"/>
    </style:style>
    <style:style style:name="P4629" style:parent-style-name="Normalny" style:family="paragraph">
      <style:paragraph-properties fo:text-align="justify" fo:line-height="150%"/>
    </style:style>
    <style:style style:name="T4630" style:parent-style-name="Domyślnaczcionkaakapitu" style:family="text">
      <style:text-properties style:text-underline-type="single" style:text-underline-style="solid" style:text-underline-width="auto" style:text-underline-mode="continuous"/>
    </style:style>
    <style:style style:name="P4631" style:parent-style-name="Normalny" style:family="paragraph">
      <style:paragraph-properties fo:text-align="justify" fo:line-height="150%" fo:text-indent="0.25in"/>
    </style:style>
    <style:style style:name="P4632" style:parent-style-name="Normalny" style:family="paragraph">
      <style:paragraph-properties fo:text-align="justify" fo:line-height="150%"/>
    </style:style>
    <style:style style:name="T4633" style:parent-style-name="Domyślnaczcionkaakapitu" style:family="text">
      <style:text-properties style:text-underline-type="single" style:text-underline-style="solid" style:text-underline-width="auto" style:text-underline-mode="continuous"/>
    </style:style>
    <style:style style:name="T4634" style:parent-style-name="Domyślnaczcionkaakapitu" style:family="text">
      <style:text-properties fo:background-color="#80FFFF" style:text-underline-type="single" style:text-underline-style="solid" style:text-underline-width="auto" style:text-underline-mode="continuous"/>
    </style:style>
    <style:style style:name="T4635" style:parent-style-name="Domyślnaczcionkaakapitu" style:family="text">
      <style:text-properties style:text-underline-type="single" style:text-underline-style="solid" style:text-underline-width="auto" style:text-underline-mode="continuous"/>
    </style:style>
    <style:style style:name="T4636" style:parent-style-name="Domyślnaczcionkaakapitu" style:family="text">
      <style:text-properties fo:background-color="#80FFFF" style:text-underline-type="single" style:text-underline-style="solid" style:text-underline-width="auto" style:text-underline-mode="continuous"/>
    </style:style>
    <style:style style:name="T4637" style:parent-style-name="Domyślnaczcionkaakapitu" style:family="text">
      <style:text-properties style:text-underline-type="single" style:text-underline-style="solid" style:text-underline-width="auto" style:text-underline-mode="continuous"/>
    </style:style>
    <style:style style:name="T4638" style:parent-style-name="Domyślnaczcionkaakapitu" style:family="text">
      <style:text-properties fo:background-color="#80FFFF" style:text-underline-type="single" style:text-underline-style="solid" style:text-underline-width="auto" style:text-underline-mode="continuous"/>
    </style:style>
    <style:style style:name="T4639" style:parent-style-name="Domyślnaczcionkaakapitu" style:family="text">
      <style:text-properties style:text-underline-type="single" style:text-underline-style="solid" style:text-underline-width="auto" style:text-underline-mode="continuous"/>
    </style:style>
    <style:style style:name="T4640" style:parent-style-name="Domyślnaczcionkaakapitu" style:family="text">
      <style:text-properties fo:background-color="#80FFFF" style:text-underline-type="single" style:text-underline-style="solid" style:text-underline-width="auto" style:text-underline-mode="continuous"/>
    </style:style>
    <style:style style:name="P4641" style:parent-style-name="Normalny" style:family="paragraph">
      <style:paragraph-properties fo:text-align="justify" fo:line-height="150%" fo:text-indent="0.25in"/>
    </style:style>
    <style:style style:name="T4642" style:parent-style-name="Domyślnaczcionkaakapitu" style:family="text">
      <style:text-properties fo:background-color="#80FFFF"/>
    </style:style>
    <style:style style:name="P4643" style:parent-style-name="Normalny" style:family="paragraph">
      <style:paragraph-properties fo:text-align="justify" fo:line-height="150%"/>
    </style:style>
    <style:style style:name="T4644" style:parent-style-name="Domyślnaczcionkaakapitu" style:family="text">
      <style:text-properties style:text-underline-type="single" style:text-underline-style="solid" style:text-underline-width="auto" style:text-underline-mode="continuous"/>
    </style:style>
    <style:style style:name="T4645" style:parent-style-name="Domyślnaczcionkaakapitu" style:family="text">
      <style:text-properties fo:background-color="#80FFFF" style:text-underline-type="single" style:text-underline-style="solid" style:text-underline-width="auto" style:text-underline-mode="continuous"/>
    </style:style>
    <style:style style:name="T4646" style:parent-style-name="Domyślnaczcionkaakapitu" style:family="text">
      <style:text-properties style:text-underline-type="single" style:text-underline-style="solid" style:text-underline-width="auto" style:text-underline-mode="continuous"/>
    </style:style>
    <style:style style:name="T4647" style:parent-style-name="Domyślnaczcionkaakapitu" style:family="text">
      <style:text-properties fo:background-color="#80FFFF" style:text-underline-type="single" style:text-underline-style="solid" style:text-underline-width="auto" style:text-underline-mode="continuous"/>
    </style:style>
    <style:style style:name="T4648" style:parent-style-name="Domyślnaczcionkaakapitu" style:family="text">
      <style:text-properties style:text-underline-type="single" style:text-underline-style="solid" style:text-underline-width="auto" style:text-underline-mode="continuous"/>
    </style:style>
    <style:style style:name="P4649" style:parent-style-name="Normalny" style:family="paragraph">
      <style:paragraph-properties fo:text-align="justify" fo:line-height="150%" fo:text-indent="0.25in"/>
    </style:style>
    <style:style style:name="T4650" style:parent-style-name="Domyślnaczcionkaakapitu" style:family="text">
      <style:text-properties fo:background-color="#80FFFF"/>
    </style:style>
    <style:style style:name="P4651" style:parent-style-name="Normalny" style:family="paragraph">
      <style:paragraph-properties fo:text-align="justify" fo:line-height="150%"/>
    </style:style>
    <style:style style:name="T4652" style:parent-style-name="Domyślnaczcionkaakapitu" style:family="text">
      <style:text-properties style:text-underline-type="single" style:text-underline-style="solid" style:text-underline-width="auto" style:text-underline-mode="continuous"/>
    </style:style>
    <style:style style:name="P4653" style:parent-style-name="Normalny" style:family="paragraph">
      <style:paragraph-properties fo:text-align="justify" fo:line-height="150%" fo:text-indent="0.25in"/>
    </style:style>
    <style:style style:name="P4654" style:parent-style-name="Normalny" style:family="paragraph">
      <style:paragraph-properties fo:text-align="justify" fo:line-height="150%"/>
    </style:style>
    <style:style style:name="T4655" style:parent-style-name="Domyślnaczcionkaakapitu" style:family="text">
      <style:text-properties style:text-underline-type="single" style:text-underline-style="solid" style:text-underline-width="auto" style:text-underline-mode="continuous"/>
    </style:style>
    <style:style style:name="P4656" style:parent-style-name="Normalny" style:family="paragraph">
      <style:paragraph-properties fo:text-align="justify" fo:line-height="150%" fo:text-indent="0.25in"/>
    </style:style>
    <style:style style:name="P4657" style:parent-style-name="Normalny" style:family="paragraph">
      <style:paragraph-properties fo:text-align="justify" fo:line-height="150%"/>
    </style:style>
    <style:style style:name="T4658" style:parent-style-name="Domyślnaczcionkaakapitu" style:family="text">
      <style:text-properties style:text-underline-type="single" style:text-underline-style="solid" style:text-underline-width="auto" style:text-underline-mode="continuous"/>
    </style:style>
    <style:style style:name="T4659" style:parent-style-name="Domyślnaczcionkaakapitu" style:family="text">
      <style:text-properties fo:background-color="#80FFFF" style:text-underline-type="single" style:text-underline-style="solid" style:text-underline-width="auto" style:text-underline-mode="continuous"/>
    </style:style>
    <style:style style:name="T4660" style:parent-style-name="Domyślnaczcionkaakapitu" style:family="text">
      <style:text-properties style:text-underline-type="single" style:text-underline-style="solid" style:text-underline-width="auto" style:text-underline-mode="continuous"/>
    </style:style>
    <style:style style:name="T4661" style:parent-style-name="Domyślnaczcionkaakapitu" style:family="text">
      <style:text-properties fo:background-color="#80FFFF" style:text-underline-type="single" style:text-underline-style="solid" style:text-underline-width="auto" style:text-underline-mode="continuous"/>
    </style:style>
    <style:style style:name="T4662" style:parent-style-name="Domyślnaczcionkaakapitu" style:family="text">
      <style:text-properties style:text-underline-type="single" style:text-underline-style="solid" style:text-underline-width="auto" style:text-underline-mode="continuous"/>
    </style:style>
    <style:style style:name="P4663" style:parent-style-name="Normalny" style:family="paragraph">
      <style:paragraph-properties fo:text-align="justify" fo:line-height="150%" fo:text-indent="0.25in"/>
    </style:style>
    <style:style style:name="P4664" style:parent-style-name="Normalny" style:family="paragraph">
      <style:paragraph-properties fo:text-align="justify" fo:line-height="150%"/>
    </style:style>
    <style:style style:name="T4665" style:parent-style-name="Domyślnaczcionkaakapitu" style:family="text">
      <style:text-properties style:text-underline-type="single" style:text-underline-style="solid" style:text-underline-width="auto" style:text-underline-mode="continuous"/>
    </style:style>
    <style:style style:name="P4666" style:parent-style-name="Normalny" style:family="paragraph">
      <style:paragraph-properties fo:text-align="justify" fo:line-height="150%" fo:text-indent="0.25in"/>
    </style:style>
    <style:style style:name="T4667" style:parent-style-name="Domyślnaczcionkaakapitu" style:family="text">
      <style:text-properties fo:background-color="#80FFFF"/>
    </style:style>
    <style:style style:name="T4668" style:parent-style-name="Domyślnaczcionkaakapitu" style:family="text">
      <style:text-properties fo:background-color="#80FFFF"/>
    </style:style>
    <style:style style:name="P4669" style:parent-style-name="Normalny" style:family="paragraph">
      <style:paragraph-properties fo:text-align="justify" fo:line-height="150%"/>
    </style:style>
    <style:style style:name="T4670" style:parent-style-name="Domyślnaczcionkaakapitu" style:family="text">
      <style:text-properties style:text-underline-type="single" style:text-underline-style="solid" style:text-underline-width="auto" style:text-underline-mode="continuous"/>
    </style:style>
    <style:style style:name="T4671" style:parent-style-name="Domyślnaczcionkaakapitu" style:family="text">
      <style:text-properties fo:background-color="#80FFFF" style:text-underline-type="single" style:text-underline-style="solid" style:text-underline-width="auto" style:text-underline-mode="continuous"/>
    </style:style>
    <style:style style:name="T4672" style:parent-style-name="Domyślnaczcionkaakapitu" style:family="text">
      <style:text-properties style:text-underline-type="single" style:text-underline-style="solid" style:text-underline-width="auto" style:text-underline-mode="continuous"/>
    </style:style>
    <style:style style:name="T4673" style:parent-style-name="Domyślnaczcionkaakapitu" style:family="text">
      <style:text-properties fo:background-color="#80FFFF" style:text-underline-type="single" style:text-underline-style="solid" style:text-underline-width="auto" style:text-underline-mode="continuous"/>
    </style:style>
    <style:style style:name="T4674" style:parent-style-name="Domyślnaczcionkaakapitu" style:family="text">
      <style:text-properties style:text-underline-type="single" style:text-underline-style="solid" style:text-underline-width="auto" style:text-underline-mode="continuous"/>
    </style:style>
    <style:style style:name="T4675" style:parent-style-name="Domyślnaczcionkaakapitu" style:family="text">
      <style:text-properties fo:background-color="#80FFFF"/>
    </style:style>
    <style:style style:name="P4676" style:parent-style-name="Normalny" style:family="paragraph">
      <style:paragraph-properties fo:text-align="justify" fo:line-height="150%" fo:text-indent="0.25in"/>
    </style:style>
    <style:style style:name="T4677" style:parent-style-name="Domyślnaczcionkaakapitu" style:family="text">
      <style:text-properties fo:background-color="#80FFFF"/>
    </style:style>
    <style:style style:name="P4678" style:parent-style-name="Normalny" style:family="paragraph">
      <style:paragraph-properties fo:text-align="justify" fo:line-height="150%"/>
    </style:style>
    <style:style style:name="T4679" style:parent-style-name="Domyślnaczcionkaakapitu" style:family="text">
      <style:text-properties style:text-underline-type="single" style:text-underline-style="solid" style:text-underline-width="auto" style:text-underline-mode="continuous"/>
    </style:style>
    <style:style style:name="P4680" style:parent-style-name="Normalny" style:family="paragraph">
      <style:paragraph-properties fo:text-align="justify" fo:line-height="150%" fo:text-indent="0.25in"/>
    </style:style>
    <style:style style:name="P4681" style:parent-style-name="Normalny" style:family="paragraph">
      <style:paragraph-properties fo:text-align="justify" fo:line-height="150%" fo:text-indent="0.25in"/>
    </style:style>
    <style:style style:name="T4682" style:parent-style-name="Domyślnaczcionkaakapitu" style:family="text">
      <style:text-properties fo:background-color="#80FFFF"/>
    </style:style>
    <style:style style:name="T4683" style:parent-style-name="Domyślnaczcionkaakapitu" style:family="text">
      <style:text-properties fo:background-color="#80FFFF"/>
    </style:style>
    <style:style style:name="T4684" style:parent-style-name="Domyślnaczcionkaakapitu" style:family="text">
      <style:text-properties fo:background-color="#80FFFF"/>
    </style:style>
    <style:style style:name="T4685" style:parent-style-name="Domyślnaczcionkaakapitu" style:family="text">
      <style:text-properties fo:background-color="#80FFFF"/>
    </style:style>
    <style:style style:name="P4686" style:parent-style-name="Normalny" style:family="paragraph">
      <style:paragraph-properties fo:text-align="justify" fo:line-height="150%" fo:text-indent="0.25in"/>
    </style:style>
    <style:style style:name="P4687" style:parent-style-name="Normalny" style:family="paragraph">
      <style:paragraph-properties fo:text-align="justify" fo:line-height="150%" fo:text-indent="0.25in"/>
    </style:style>
    <style:style style:name="T4688" style:parent-style-name="Domyślnaczcionkaakapitu" style:family="text">
      <style:text-properties fo:background-color="#80FFFF"/>
    </style:style>
    <style:style style:name="P4689" style:parent-style-name="Normalny" style:family="paragraph">
      <style:paragraph-properties fo:text-align="justify" fo:line-height="150%" fo:text-indent="0.25in"/>
    </style:style>
    <style:style style:name="P4690" style:parent-style-name="Normalny" style:family="paragraph">
      <style:paragraph-properties fo:text-align="justify" fo:line-height="150%" fo:text-indent="0.25in"/>
    </style:style>
    <style:style style:name="P4691" style:parent-style-name="Normalny" style:family="paragraph">
      <style:paragraph-properties fo:text-align="justify" fo:line-height="150%" fo:text-indent="0.25in"/>
    </style:style>
    <style:style style:name="T4692" style:parent-style-name="Domyślnaczcionkaakapitu" style:family="text">
      <style:text-properties fo:background-color="#80FFFF"/>
    </style:style>
    <style:style style:name="P4693" style:parent-style-name="Normalny" style:family="paragraph">
      <style:paragraph-properties fo:text-align="justify" fo:line-height="150%">
        <style:tab-stops>
          <style:tab-stop style:type="left" style:position="0.5833in"/>
        </style:tab-stops>
      </style:paragraph-properties>
    </style:style>
    <style:style style:name="T4694" style:parent-style-name="Domyślnaczcionkaakapitu" style:family="text">
      <style:text-properties style:text-underline-type="single" style:text-underline-style="solid" style:text-underline-width="auto" style:text-underline-mode="continuous"/>
    </style:style>
    <style:style style:name="T4695" style:parent-style-name="Domyślnaczcionkaakapitu" style:family="text">
      <style:text-properties fo:background-color="#80FFFF" style:text-underline-type="single" style:text-underline-style="solid" style:text-underline-width="auto" style:text-underline-mode="continuous"/>
    </style:style>
    <style:style style:name="T4696" style:parent-style-name="Domyślnaczcionkaakapitu" style:family="text">
      <style:text-properties style:text-underline-type="single" style:text-underline-style="solid" style:text-underline-width="auto" style:text-underline-mode="continuous"/>
    </style:style>
    <style:style style:name="T4697" style:parent-style-name="Domyślnaczcionkaakapitu" style:family="text">
      <style:text-properties fo:background-color="#80FFFF" style:text-underline-type="single" style:text-underline-style="solid" style:text-underline-width="auto" style:text-underline-mode="continuous"/>
    </style:style>
    <style:style style:name="T4698" style:parent-style-name="Domyślnaczcionkaakapitu" style:family="text">
      <style:text-properties style:text-underline-type="single" style:text-underline-style="solid" style:text-underline-width="auto" style:text-underline-mode="continuous"/>
    </style:style>
    <style:style style:name="T4699" style:parent-style-name="Domyślnaczcionkaakapitu" style:family="text">
      <style:text-properties fo:background-color="#80FFFF" style:text-underline-type="single" style:text-underline-style="solid" style:text-underline-width="auto" style:text-underline-mode="continuous"/>
    </style:style>
    <style:style style:name="T4700" style:parent-style-name="Domyślnaczcionkaakapitu" style:family="text">
      <style:text-properties style:text-underline-type="single" style:text-underline-style="solid" style:text-underline-width="auto" style:text-underline-mode="continuous"/>
    </style:style>
    <style:style style:name="P4701" style:parent-style-name="Normalny" style:family="paragraph">
      <style:paragraph-properties fo:text-align="justify" fo:line-height="150%" fo:text-indent="0.25in"/>
    </style:style>
    <style:style style:name="T4702" style:parent-style-name="Domyślnaczcionkaakapitu" style:family="text">
      <style:text-properties fo:background-color="#80FFFF"/>
    </style:style>
    <style:style style:name="P4703" style:parent-style-name="Normalny" style:family="paragraph">
      <style:paragraph-properties fo:text-align="justify" fo:line-height="150%"/>
    </style:style>
    <style:style style:name="T4704" style:parent-style-name="Domyślnaczcionkaakapitu" style:family="text">
      <style:text-properties style:text-underline-type="single" style:text-underline-style="solid" style:text-underline-width="auto" style:text-underline-mode="continuous"/>
    </style:style>
    <style:style style:name="T4705" style:parent-style-name="Domyślnaczcionkaakapitu" style:family="text">
      <style:text-properties fo:background-color="#80FFFF" style:text-underline-type="single" style:text-underline-style="solid" style:text-underline-width="auto" style:text-underline-mode="continuous"/>
    </style:style>
    <style:style style:name="T4706" style:parent-style-name="Domyślnaczcionkaakapitu" style:family="text">
      <style:text-properties style:text-underline-type="single" style:text-underline-style="solid" style:text-underline-width="auto" style:text-underline-mode="continuous"/>
    </style:style>
    <style:style style:name="T4707" style:parent-style-name="Domyślnaczcionkaakapitu" style:family="text">
      <style:text-properties fo:background-color="#80FFFF" style:text-underline-type="single" style:text-underline-style="solid" style:text-underline-width="auto" style:text-underline-mode="continuous"/>
    </style:style>
    <style:style style:name="T4708" style:parent-style-name="Domyślnaczcionkaakapitu" style:family="text">
      <style:text-properties style:text-underline-type="single" style:text-underline-style="solid" style:text-underline-width="auto" style:text-underline-mode="continuous"/>
    </style:style>
    <style:style style:name="P4709" style:parent-style-name="Normalny" style:family="paragraph">
      <style:paragraph-properties fo:text-align="justify" fo:line-height="150%" fo:text-indent="0.25in"/>
    </style:style>
    <style:style style:name="P4710" style:parent-style-name="Normalny" style:family="paragraph">
      <style:paragraph-properties fo:text-align="justify" fo:line-height="150%" fo:text-indent="0.25in"/>
    </style:style>
    <style:style style:name="P4711" style:parent-style-name="Normalny" style:family="paragraph">
      <style:paragraph-properties fo:text-align="justify" fo:line-height="150%" fo:text-indent="0.25in"/>
    </style:style>
    <style:style style:name="T4712" style:parent-style-name="Domyślnaczcionkaakapitu" style:family="text">
      <style:text-properties fo:background-color="#80FFFF"/>
    </style:style>
    <style:style style:name="T4713" style:parent-style-name="Domyślnaczcionkaakapitu" style:family="text">
      <style:text-properties fo:background-color="#80FFFF"/>
    </style:style>
    <style:style style:name="T4714" style:parent-style-name="Domyślnaczcionkaakapitu" style:family="text">
      <style:text-properties fo:background-color="#80FFFF"/>
    </style:style>
    <style:style style:name="T4715" style:parent-style-name="Domyślnaczcionkaakapitu" style:family="text">
      <style:text-properties fo:background-color="#80FFFF"/>
    </style:style>
    <style:style style:name="T4716" style:parent-style-name="Domyślnaczcionkaakapitu" style:family="text">
      <style:text-properties fo:background-color="#80FFFF"/>
    </style:style>
    <style:style style:name="P4717" style:parent-style-name="Normalny" style:family="paragraph">
      <style:paragraph-properties fo:text-align="justify" fo:line-height="150%"/>
    </style:style>
    <style:style style:name="T4718" style:parent-style-name="Domyślnaczcionkaakapitu" style:family="text">
      <style:text-properties style:text-underline-type="single" style:text-underline-style="solid" style:text-underline-width="auto" style:text-underline-mode="continuous"/>
    </style:style>
    <style:style style:name="P4719" style:parent-style-name="Normalny" style:family="paragraph">
      <style:paragraph-properties fo:text-align="justify" fo:line-height="150%" fo:text-indent="0.25in"/>
    </style:style>
    <style:style style:name="P4720" style:parent-style-name="Normalny" style:family="paragraph">
      <style:paragraph-properties fo:text-align="justify" fo:line-height="150%"/>
    </style:style>
    <style:style style:name="T4721" style:parent-style-name="Domyślnaczcionkaakapitu" style:family="text">
      <style:text-properties style:text-underline-type="single" style:text-underline-style="solid" style:text-underline-width="auto" style:text-underline-mode="continuous"/>
    </style:style>
    <style:style style:name="T4722" style:parent-style-name="Domyślnaczcionkaakapitu" style:family="text">
      <style:text-properties fo:background-color="#80FFFF" style:text-underline-type="single" style:text-underline-style="solid" style:text-underline-width="auto" style:text-underline-mode="continuous"/>
    </style:style>
    <style:style style:name="T4723" style:parent-style-name="Domyślnaczcionkaakapitu" style:family="text">
      <style:text-properties style:text-underline-type="single" style:text-underline-style="solid" style:text-underline-width="auto" style:text-underline-mode="continuous"/>
    </style:style>
    <style:style style:name="T4724" style:parent-style-name="Domyślnaczcionkaakapitu" style:family="text">
      <style:text-properties fo:background-color="#80FFFF" style:text-underline-type="single" style:text-underline-style="solid" style:text-underline-width="auto" style:text-underline-mode="continuous"/>
    </style:style>
    <style:style style:name="T4725" style:parent-style-name="Domyślnaczcionkaakapitu" style:family="text">
      <style:text-properties style:text-underline-type="single" style:text-underline-style="solid" style:text-underline-width="auto" style:text-underline-mode="continuous"/>
    </style:style>
    <style:style style:name="P4726" style:parent-style-name="Normalny" style:family="paragraph">
      <style:paragraph-properties fo:text-align="justify" fo:line-height="150%" fo:text-indent="0.25in"/>
    </style:style>
    <style:style style:name="P4727" style:parent-style-name="Normalny" style:family="paragraph">
      <style:paragraph-properties fo:text-align="justify" fo:line-height="150%" fo:text-indent="0.25in"/>
    </style:style>
    <style:style style:name="T4728" style:parent-style-name="Domyślnaczcionkaakapitu" style:family="text">
      <style:text-properties fo:background-color="#80FFFF"/>
    </style:style>
    <style:style style:name="T4729" style:parent-style-name="Domyślnaczcionkaakapitu" style:family="text">
      <style:text-properties fo:background-color="#80FFFF"/>
    </style:style>
    <style:style style:name="T4730" style:parent-style-name="Domyślnaczcionkaakapitu" style:family="text">
      <style:text-properties fo:background-color="#80FFFF"/>
    </style:style>
    <style:style style:name="P4731" style:parent-style-name="Normalny" style:family="paragraph">
      <style:paragraph-properties fo:text-align="justify" fo:line-height="150%" fo:text-indent="0.25in"/>
    </style:style>
    <style:style style:name="T4732" style:parent-style-name="Domyślnaczcionkaakapitu" style:family="text">
      <style:text-properties fo:background-color="#80FFFF"/>
    </style:style>
    <style:style style:name="P4733" style:parent-style-name="Normalny" style:family="paragraph">
      <style:paragraph-properties fo:text-align="justify" fo:line-height="150%" fo:text-indent="0.25in"/>
    </style:style>
    <style:style style:name="T4734" style:parent-style-name="Domyślnaczcionkaakapitu" style:family="text">
      <style:text-properties fo:background-color="#80FFFF"/>
    </style:style>
    <style:style style:name="P4735" style:parent-style-name="Normalny" style:family="paragraph">
      <style:paragraph-properties fo:text-align="justify" fo:line-height="150%" fo:text-indent="0.25in"/>
    </style:style>
    <style:style style:name="T4736" style:parent-style-name="Domyślnaczcionkaakapitu" style:family="text">
      <style:text-properties fo:background-color="#80FFFF"/>
    </style:style>
    <style:style style:name="T4737" style:parent-style-name="Domyślnaczcionkaakapitu" style:family="text">
      <style:text-properties fo:background-color="#80FFFF"/>
    </style:style>
    <style:style style:name="P4738" style:parent-style-name="Normalny" style:family="paragraph">
      <style:paragraph-properties fo:text-align="justify" fo:line-height="150%" fo:text-indent="0.25in"/>
    </style:style>
    <style:style style:name="T4739" style:parent-style-name="Domyślnaczcionkaakapitu" style:family="text">
      <style:text-properties fo:background-color="#80FFFF"/>
    </style:style>
    <style:style style:name="P4740" style:parent-style-name="Normalny" style:family="paragraph">
      <style:paragraph-properties fo:text-align="justify" fo:line-height="150%" fo:text-indent="0.25in"/>
    </style:style>
    <style:style style:name="P4741" style:parent-style-name="Normalny" style:family="paragraph">
      <style:paragraph-properties fo:text-align="justify" fo:line-height="150%"/>
    </style:style>
    <style:style style:name="T4742" style:parent-style-name="Domyślnaczcionkaakapitu" style:family="text">
      <style:text-properties style:text-underline-type="single" style:text-underline-style="solid" style:text-underline-width="auto" style:text-underline-mode="continuous"/>
    </style:style>
    <style:style style:name="P4743" style:parent-style-name="Normalny" style:family="paragraph">
      <style:paragraph-properties fo:text-align="justify" fo:line-height="150%" fo:text-indent="0.25in"/>
    </style:style>
    <style:style style:name="T4744" style:parent-style-name="Domyślnaczcionkaakapitu" style:family="text">
      <style:text-properties fo:background-color="#80FFFF"/>
    </style:style>
    <style:style style:name="T4745" style:parent-style-name="Domyślnaczcionkaakapitu" style:family="text">
      <style:text-properties fo:background-color="#80FFFF"/>
    </style:style>
    <style:style style:name="T4746" style:parent-style-name="Domyślnaczcionkaakapitu" style:family="text">
      <style:text-properties fo:background-color="#80FFFF"/>
    </style:style>
    <style:style style:name="P4747" style:parent-style-name="Normalny" style:family="paragraph">
      <style:paragraph-properties fo:text-align="justify" fo:line-height="150%"/>
    </style:style>
    <style:style style:name="T4748" style:parent-style-name="Domyślnaczcionkaakapitu" style:family="text">
      <style:text-properties style:text-underline-type="single" style:text-underline-style="solid" style:text-underline-width="auto" style:text-underline-mode="continuous"/>
    </style:style>
    <style:style style:name="T4749" style:parent-style-name="Domyślnaczcionkaakapitu" style:family="text">
      <style:text-properties fo:background-color="#80FFFF" style:text-underline-type="single" style:text-underline-style="solid" style:text-underline-width="auto" style:text-underline-mode="continuous"/>
    </style:style>
    <style:style style:name="T4750" style:parent-style-name="Domyślnaczcionkaakapitu" style:family="text">
      <style:text-properties style:text-underline-type="single" style:text-underline-style="solid" style:text-underline-width="auto" style:text-underline-mode="continuous"/>
    </style:style>
    <style:style style:name="T4751" style:parent-style-name="Domyślnaczcionkaakapitu" style:family="text">
      <style:text-properties fo:background-color="#80FFFF" style:text-underline-type="single" style:text-underline-style="solid" style:text-underline-width="auto" style:text-underline-mode="continuous"/>
    </style:style>
    <style:style style:name="T4752" style:parent-style-name="Domyślnaczcionkaakapitu" style:family="text">
      <style:text-properties style:text-underline-type="single" style:text-underline-style="solid" style:text-underline-width="auto" style:text-underline-mode="continuous"/>
    </style:style>
    <style:style style:name="T4753" style:parent-style-name="Domyślnaczcionkaakapitu" style:family="text">
      <style:text-properties fo:background-color="#80FFFF" style:text-underline-type="single" style:text-underline-style="solid" style:text-underline-width="auto" style:text-underline-mode="continuous"/>
    </style:style>
    <style:style style:name="T4754" style:parent-style-name="Domyślnaczcionkaakapitu" style:family="text">
      <style:text-properties style:text-underline-type="single" style:text-underline-style="solid" style:text-underline-width="auto" style:text-underline-mode="continuous"/>
    </style:style>
    <style:style style:name="P4755" style:parent-style-name="Normalny" style:family="paragraph">
      <style:paragraph-properties fo:text-align="justify" fo:line-height="150%" fo:text-indent="0.25in"/>
    </style:style>
    <style:style style:name="T4756" style:parent-style-name="Domyślnaczcionkaakapitu" style:family="text">
      <style:text-properties fo:background-color="#80FFFF"/>
    </style:style>
    <style:style style:name="P4757" style:parent-style-name="Normalny" style:family="paragraph">
      <style:paragraph-properties fo:text-align="justify" fo:line-height="150%" fo:text-indent="0.25in"/>
    </style:style>
    <style:style style:name="P4758" style:parent-style-name="Normalny" style:family="paragraph">
      <style:paragraph-properties fo:text-align="justify" fo:line-height="150%"/>
    </style:style>
    <style:style style:name="T4759" style:parent-style-name="Domyślnaczcionkaakapitu" style:family="text">
      <style:text-properties style:text-underline-type="single" style:text-underline-style="solid" style:text-underline-width="auto" style:text-underline-mode="continuous"/>
    </style:style>
    <style:style style:name="T4760" style:parent-style-name="Domyślnaczcionkaakapitu" style:family="text">
      <style:text-properties fo:background-color="#80FFFF" style:text-underline-type="single" style:text-underline-style="solid" style:text-underline-width="auto" style:text-underline-mode="continuous"/>
    </style:style>
    <style:style style:name="T4761" style:parent-style-name="Domyślnaczcionkaakapitu" style:family="text">
      <style:text-properties style:text-underline-type="single" style:text-underline-style="solid" style:text-underline-width="auto" style:text-underline-mode="continuous"/>
    </style:style>
    <style:style style:name="T4762" style:parent-style-name="Domyślnaczcionkaakapitu" style:family="text">
      <style:text-properties fo:background-color="#80FFFF" style:text-underline-type="single" style:text-underline-style="solid" style:text-underline-width="auto" style:text-underline-mode="continuous"/>
    </style:style>
    <style:style style:name="T4763" style:parent-style-name="Domyślnaczcionkaakapitu" style:family="text">
      <style:text-properties style:text-underline-type="single" style:text-underline-style="solid" style:text-underline-width="auto" style:text-underline-mode="continuous"/>
    </style:style>
    <style:style style:name="T4764" style:parent-style-name="Domyślnaczcionkaakapitu" style:family="text">
      <style:text-properties fo:background-color="#80FFFF" style:text-underline-type="single" style:text-underline-style="solid" style:text-underline-width="auto" style:text-underline-mode="continuous"/>
    </style:style>
    <style:style style:name="T4765" style:parent-style-name="Domyślnaczcionkaakapitu" style:family="text">
      <style:text-properties style:text-underline-type="single" style:text-underline-style="solid" style:text-underline-width="auto" style:text-underline-mode="continuous"/>
    </style:style>
    <style:style style:name="T4766" style:parent-style-name="Domyślnaczcionkaakapitu" style:family="text">
      <style:text-properties fo:background-color="#80FFFF" style:text-underline-type="single" style:text-underline-style="solid" style:text-underline-width="auto" style:text-underline-mode="continuous"/>
    </style:style>
    <style:style style:name="T4767" style:parent-style-name="Domyślnaczcionkaakapitu" style:family="text">
      <style:text-properties fo:background-color="#80FFFF"/>
    </style:style>
    <style:style style:name="P4768" style:parent-style-name="Normalny" style:family="paragraph">
      <style:paragraph-properties fo:text-align="justify" fo:line-height="150%" fo:text-indent="0.25in"/>
    </style:style>
    <style:style style:name="P4769" style:parent-style-name="Normalny" style:family="paragraph">
      <style:paragraph-properties fo:text-align="justify" fo:line-height="150%"/>
    </style:style>
    <style:style style:name="T4770" style:parent-style-name="Domyślnaczcionkaakapitu" style:family="text">
      <style:text-properties style:text-underline-type="single" style:text-underline-style="solid" style:text-underline-width="auto" style:text-underline-mode="continuous"/>
    </style:style>
    <style:style style:name="T4771" style:parent-style-name="Domyślnaczcionkaakapitu" style:family="text">
      <style:text-properties fo:background-color="#80FFFF" style:text-underline-type="single" style:text-underline-style="solid" style:text-underline-width="auto" style:text-underline-mode="continuous"/>
    </style:style>
    <style:style style:name="T4772" style:parent-style-name="Domyślnaczcionkaakapitu" style:family="text">
      <style:text-properties style:text-underline-type="single" style:text-underline-style="solid" style:text-underline-width="auto" style:text-underline-mode="continuous"/>
    </style:style>
    <style:style style:name="T4773" style:parent-style-name="Domyślnaczcionkaakapitu" style:family="text">
      <style:text-properties fo:background-color="#80FFFF" style:text-underline-type="single" style:text-underline-style="solid" style:text-underline-width="auto" style:text-underline-mode="continuous"/>
    </style:style>
    <style:style style:name="T4774" style:parent-style-name="Domyślnaczcionkaakapitu" style:family="text">
      <style:text-properties style:text-underline-type="single" style:text-underline-style="solid" style:text-underline-width="auto" style:text-underline-mode="continuous"/>
    </style:style>
    <style:style style:name="T4775" style:parent-style-name="Domyślnaczcionkaakapitu" style:family="text">
      <style:text-properties fo:background-color="#80FFFF" style:text-underline-type="single" style:text-underline-style="solid" style:text-underline-width="auto" style:text-underline-mode="continuous"/>
    </style:style>
    <style:style style:name="T4776" style:parent-style-name="Domyślnaczcionkaakapitu" style:family="text">
      <style:text-properties style:text-underline-type="single" style:text-underline-style="solid" style:text-underline-width="auto" style:text-underline-mode="continuous"/>
    </style:style>
    <style:style style:name="P4777" style:parent-style-name="Normalny" style:family="paragraph">
      <style:paragraph-properties fo:text-align="justify" fo:line-height="150%" fo:text-indent="0.25in"/>
    </style:style>
    <style:style style:name="T4778" style:parent-style-name="Domyślnaczcionkaakapitu" style:family="text">
      <style:text-properties fo:background-color="#80FFFF"/>
    </style:style>
    <style:style style:name="T4779" style:parent-style-name="Domyślnaczcionkaakapitu" style:family="text">
      <style:text-properties fo:background-color="#80FFFF"/>
    </style:style>
    <style:style style:name="T4780" style:parent-style-name="Domyślnaczcionkaakapitu" style:family="text">
      <style:text-properties fo:background-color="#80FFFF"/>
    </style:style>
    <style:style style:name="P4781" style:parent-style-name="Normalny" style:family="paragraph">
      <style:paragraph-properties fo:text-align="justify" fo:line-height="150%"/>
    </style:style>
    <style:style style:name="T4782" style:parent-style-name="Domyślnaczcionkaakapitu" style:family="text">
      <style:text-properties style:text-underline-type="single" style:text-underline-style="solid" style:text-underline-width="auto" style:text-underline-mode="continuous"/>
    </style:style>
    <style:style style:name="P4783" style:parent-style-name="Normalny" style:family="paragraph">
      <style:paragraph-properties fo:text-align="justify" fo:line-height="150%" fo:text-indent="0.25in"/>
    </style:style>
    <style:style style:name="T4784" style:parent-style-name="Domyślnaczcionkaakapitu" style:family="text">
      <style:text-properties fo:background-color="#80FFFF"/>
    </style:style>
    <style:style style:name="T4785" style:parent-style-name="Domyślnaczcionkaakapitu" style:family="text">
      <style:text-properties fo:background-color="#80FFFF"/>
    </style:style>
    <style:style style:name="T4786" style:parent-style-name="Domyślnaczcionkaakapitu" style:family="text">
      <style:text-properties fo:background-color="#80FFFF"/>
    </style:style>
    <style:style style:name="T4787" style:parent-style-name="Domyślnaczcionkaakapitu" style:family="text">
      <style:text-properties fo:background-color="#80FFFF"/>
    </style:style>
    <style:style style:name="T4788" style:parent-style-name="Domyślnaczcionkaakapitu" style:family="text">
      <style:text-properties fo:background-color="#80FFFF"/>
    </style:style>
    <style:style style:name="T4789" style:parent-style-name="Domyślnaczcionkaakapitu" style:family="text">
      <style:text-properties fo:background-color="#80FFFF"/>
    </style:style>
    <style:style style:name="T4790" style:parent-style-name="Domyślnaczcionkaakapitu" style:family="text">
      <style:text-properties fo:background-color="#80FFFF"/>
    </style:style>
    <style:style style:name="P4791" style:parent-style-name="Normalny" style:family="paragraph">
      <style:paragraph-properties fo:text-align="justify" fo:line-height="150%" fo:text-indent="0.25in"/>
    </style:style>
    <style:style style:name="T4792" style:parent-style-name="Domyślnaczcionkaakapitu" style:family="text">
      <style:text-properties fo:background-color="#80FFFF"/>
    </style:style>
    <style:style style:name="T4793" style:parent-style-name="Domyślnaczcionkaakapitu" style:family="text">
      <style:text-properties fo:background-color="#80FFFF"/>
    </style:style>
    <style:style style:name="P4794" style:parent-style-name="Normalny" style:family="paragraph">
      <style:paragraph-properties fo:text-align="justify" fo:line-height="150%"/>
    </style:style>
    <style:style style:name="T4795" style:parent-style-name="Domyślnaczcionkaakapitu" style:family="text">
      <style:text-properties style:text-underline-type="single" style:text-underline-style="solid" style:text-underline-width="auto" style:text-underline-mode="continuous"/>
    </style:style>
    <style:style style:name="T4796" style:parent-style-name="Domyślnaczcionkaakapitu" style:family="text">
      <style:text-properties fo:background-color="#80FFFF" style:text-underline-type="single" style:text-underline-style="solid" style:text-underline-width="auto" style:text-underline-mode="continuous"/>
    </style:style>
    <style:style style:name="T4797" style:parent-style-name="Domyślnaczcionkaakapitu" style:family="text">
      <style:text-properties style:text-underline-type="single" style:text-underline-style="solid" style:text-underline-width="auto" style:text-underline-mode="continuous"/>
    </style:style>
    <style:style style:name="T4798" style:parent-style-name="Domyślnaczcionkaakapitu" style:family="text">
      <style:text-properties fo:background-color="#80FFFF" style:text-underline-type="single" style:text-underline-style="solid" style:text-underline-width="auto" style:text-underline-mode="continuous"/>
    </style:style>
    <style:style style:name="T4799" style:parent-style-name="Domyślnaczcionkaakapitu" style:family="text">
      <style:text-properties style:text-underline-type="single" style:text-underline-style="solid" style:text-underline-width="auto" style:text-underline-mode="continuous"/>
    </style:style>
    <style:style style:name="P4800" style:parent-style-name="Normalny" style:family="paragraph">
      <style:paragraph-properties fo:text-align="justify" fo:line-height="150%" fo:text-indent="0.25in"/>
    </style:style>
    <style:style style:name="P4801" style:parent-style-name="Normalny" style:family="paragraph">
      <style:paragraph-properties fo:text-align="justify" fo:line-height="150%"/>
    </style:style>
    <style:style style:name="T4802" style:parent-style-name="Domyślnaczcionkaakapitu" style:family="text">
      <style:text-properties style:text-underline-type="single" style:text-underline-style="solid" style:text-underline-width="auto" style:text-underline-mode="continuous"/>
    </style:style>
    <style:style style:name="P4803" style:parent-style-name="Normalny" style:family="paragraph">
      <style:paragraph-properties fo:text-align="justify" fo:line-height="150%" fo:text-indent="0.25in"/>
    </style:style>
    <style:style style:name="T4804" style:parent-style-name="Domyślnaczcionkaakapitu" style:family="text">
      <style:text-properties fo:background-color="#80FFFF"/>
    </style:style>
    <style:style style:name="P4805" style:parent-style-name="Normalny" style:family="paragraph">
      <style:paragraph-properties fo:text-align="justify" fo:line-height="150%"/>
    </style:style>
    <style:style style:name="T4806" style:parent-style-name="Domyślnaczcionkaakapitu" style:family="text">
      <style:text-properties style:text-underline-type="single" style:text-underline-style="solid" style:text-underline-width="auto" style:text-underline-mode="continuous"/>
    </style:style>
    <style:style style:name="T4807" style:parent-style-name="Domyślnaczcionkaakapitu" style:family="text">
      <style:text-properties fo:background-color="#80FFFF" style:text-underline-type="single" style:text-underline-style="solid" style:text-underline-width="auto" style:text-underline-mode="continuous"/>
    </style:style>
    <style:style style:name="T4808" style:parent-style-name="Domyślnaczcionkaakapitu" style:family="text">
      <style:text-properties style:text-underline-type="single" style:text-underline-style="solid" style:text-underline-width="auto" style:text-underline-mode="continuous"/>
    </style:style>
    <style:style style:name="T4809" style:parent-style-name="Domyślnaczcionkaakapitu" style:family="text">
      <style:text-properties fo:background-color="#80FFFF" style:text-underline-type="single" style:text-underline-style="solid" style:text-underline-width="auto" style:text-underline-mode="continuous"/>
    </style:style>
    <style:style style:name="T4810" style:parent-style-name="Domyślnaczcionkaakapitu" style:family="text">
      <style:text-properties style:text-underline-type="single" style:text-underline-style="solid" style:text-underline-width="auto" style:text-underline-mode="continuous"/>
    </style:style>
    <style:style style:name="T4811" style:parent-style-name="Domyślnaczcionkaakapitu" style:family="text">
      <style:text-properties fo:background-color="#80FFFF" style:text-underline-type="single" style:text-underline-style="solid" style:text-underline-width="auto" style:text-underline-mode="continuous"/>
    </style:style>
    <style:style style:name="T4812" style:parent-style-name="Domyślnaczcionkaakapitu" style:family="text">
      <style:text-properties style:text-underline-type="single" style:text-underline-style="solid" style:text-underline-width="auto" style:text-underline-mode="continuous"/>
    </style:style>
    <style:style style:name="P4813" style:parent-style-name="Normalny" style:family="paragraph">
      <style:paragraph-properties fo:text-align="justify" fo:line-height="150%" fo:text-indent="0.25in"/>
    </style:style>
    <style:style style:name="T4814" style:parent-style-name="Domyślnaczcionkaakapitu" style:family="text">
      <style:text-properties fo:background-color="#80FFFF"/>
    </style:style>
    <style:style style:name="P4815" style:parent-style-name="Normalny" style:family="paragraph">
      <style:paragraph-properties fo:text-align="justify" fo:line-height="150%" fo:text-indent="0.25in"/>
    </style:style>
    <style:style style:name="P4816" style:parent-style-name="Normalny" style:family="paragraph">
      <style:paragraph-properties fo:text-align="justify" fo:line-height="150%"/>
    </style:style>
    <style:style style:name="T4817" style:parent-style-name="Domyślnaczcionkaakapitu" style:family="text">
      <style:text-properties style:text-underline-type="single" style:text-underline-style="solid" style:text-underline-width="auto" style:text-underline-mode="continuous"/>
    </style:style>
    <style:style style:name="P4818" style:parent-style-name="Normalny" style:family="paragraph">
      <style:paragraph-properties fo:text-align="justify" fo:line-height="150%" fo:text-indent="0.25in"/>
    </style:style>
    <style:style style:name="P4819" style:parent-style-name="Normalny" style:family="paragraph">
      <style:paragraph-properties fo:text-align="justify" fo:line-height="150%"/>
    </style:style>
    <style:style style:name="T4820" style:parent-style-name="Domyślnaczcionkaakapitu" style:family="text">
      <style:text-properties style:text-underline-type="single" style:text-underline-style="solid" style:text-underline-width="auto" style:text-underline-mode="continuous"/>
    </style:style>
    <style:style style:name="T4821" style:parent-style-name="Domyślnaczcionkaakapitu" style:family="text">
      <style:text-properties fo:background-color="#80FFFF" style:text-underline-type="single" style:text-underline-style="solid" style:text-underline-width="auto" style:text-underline-mode="continuous"/>
    </style:style>
    <style:style style:name="T4822" style:parent-style-name="Domyślnaczcionkaakapitu" style:family="text">
      <style:text-properties style:text-underline-type="single" style:text-underline-style="solid" style:text-underline-width="auto" style:text-underline-mode="continuous"/>
    </style:style>
    <style:style style:name="T4823" style:parent-style-name="Domyślnaczcionkaakapitu" style:family="text">
      <style:text-properties fo:background-color="#80FFFF" style:text-underline-type="single" style:text-underline-style="solid" style:text-underline-width="auto" style:text-underline-mode="continuous"/>
    </style:style>
    <style:style style:name="T4824" style:parent-style-name="Domyślnaczcionkaakapitu" style:family="text">
      <style:text-properties style:text-underline-type="single" style:text-underline-style="solid" style:text-underline-width="auto" style:text-underline-mode="continuous"/>
    </style:style>
    <style:style style:name="T4825" style:parent-style-name="Domyślnaczcionkaakapitu" style:family="text">
      <style:text-properties fo:background-color="#80FFFF" style:text-underline-type="single" style:text-underline-style="solid" style:text-underline-width="auto" style:text-underline-mode="continuous"/>
    </style:style>
    <style:style style:name="T4826" style:parent-style-name="Domyślnaczcionkaakapitu" style:family="text">
      <style:text-properties style:text-underline-type="single" style:text-underline-style="solid" style:text-underline-width="auto" style:text-underline-mode="continuous"/>
    </style:style>
    <style:style style:name="P4827" style:parent-style-name="Normalny" style:family="paragraph">
      <style:paragraph-properties fo:text-align="justify" fo:line-height="150%" fo:text-indent="0.25in"/>
    </style:style>
    <style:style style:name="P4828" style:parent-style-name="Normalny" style:family="paragraph">
      <style:paragraph-properties fo:text-align="justify" fo:line-height="150%" fo:text-indent="0.25in"/>
    </style:style>
    <style:style style:name="T4829" style:parent-style-name="Domyślnaczcionkaakapitu" style:family="text">
      <style:text-properties fo:background-color="#80FFFF"/>
    </style:style>
    <style:style style:name="T4830" style:parent-style-name="Domyślnaczcionkaakapitu" style:family="text">
      <style:text-properties fo:background-color="#80FFFF"/>
    </style:style>
    <style:style style:name="T4831" style:parent-style-name="Domyślnaczcionkaakapitu" style:family="text">
      <style:text-properties fo:background-color="#80FFFF"/>
    </style:style>
    <style:style style:name="T4832" style:parent-style-name="Domyślnaczcionkaakapitu" style:family="text">
      <style:text-properties fo:background-color="#80FFFF"/>
    </style:style>
    <style:style style:name="P4833" style:parent-style-name="Normalny" style:family="paragraph">
      <style:paragraph-properties fo:text-align="justify" fo:line-height="150%"/>
    </style:style>
    <style:style style:name="T4834" style:parent-style-name="Domyślnaczcionkaakapitu" style:family="text">
      <style:text-properties style:text-underline-type="single" style:text-underline-style="solid" style:text-underline-width="auto" style:text-underline-mode="continuous"/>
    </style:style>
    <style:style style:name="P4835" style:parent-style-name="Normalny" style:family="paragraph">
      <style:paragraph-properties fo:text-align="justify" fo:line-height="150%" fo:text-indent="0.25in"/>
    </style:style>
    <style:style style:name="P4836" style:parent-style-name="Normalny" style:family="paragraph">
      <style:paragraph-properties fo:text-align="justify" fo:line-height="150%" fo:margin-left="0.25in" fo:text-indent="-0.25in">
        <style:tab-stops/>
      </style:paragraph-properties>
    </style:style>
    <style:style style:name="T4837" style:parent-style-name="Domyślnaczcionkaakapitu" style:family="text">
      <style:text-properties style:text-underline-type="single" style:text-underline-style="solid" style:text-underline-width="auto" style:text-underline-mode="continuous"/>
    </style:style>
    <style:style style:name="T4838" style:parent-style-name="Domyślnaczcionkaakapitu" style:family="text">
      <style:text-properties fo:background-color="#80FFFF" style:text-underline-type="single" style:text-underline-style="solid" style:text-underline-width="auto" style:text-underline-mode="continuous"/>
    </style:style>
    <style:style style:name="T4839" style:parent-style-name="Domyślnaczcionkaakapitu" style:family="text">
      <style:text-properties style:text-underline-type="single" style:text-underline-style="solid" style:text-underline-width="auto" style:text-underline-mode="continuous"/>
    </style:style>
    <style:style style:name="T4840" style:parent-style-name="Domyślnaczcionkaakapitu" style:family="text">
      <style:text-properties fo:background-color="#80FFFF" style:text-underline-type="single" style:text-underline-style="solid" style:text-underline-width="auto" style:text-underline-mode="continuous"/>
    </style:style>
    <style:style style:name="T4841" style:parent-style-name="Domyślnaczcionkaakapitu" style:family="text">
      <style:text-properties style:text-underline-type="single" style:text-underline-style="solid" style:text-underline-width="auto" style:text-underline-mode="continuous"/>
    </style:style>
    <style:style style:name="P4842" style:parent-style-name="Normalny" style:family="paragraph">
      <style:paragraph-properties fo:text-align="justify" fo:line-height="150%" fo:text-indent="0.2479in"/>
    </style:style>
    <style:style style:name="T4843" style:parent-style-name="Domyślnaczcionkaakapitu" style:family="text">
      <style:text-properties fo:background-color="#80FFFF"/>
    </style:style>
    <style:style style:name="P4844" style:parent-style-name="Normalny" style:family="paragraph">
      <style:paragraph-properties fo:text-align="justify" fo:line-height="150%"/>
    </style:style>
    <style:style style:name="T4845" style:parent-style-name="Domyślnaczcionkaakapitu" style:family="text">
      <style:text-properties style:text-underline-type="single" style:text-underline-style="solid" style:text-underline-width="auto" style:text-underline-mode="continuous"/>
    </style:style>
    <style:style style:name="P4846" style:parent-style-name="Normalny" style:family="paragraph">
      <style:paragraph-properties fo:text-align="justify" fo:line-height="150%" fo:text-indent="0.25in"/>
    </style:style>
    <style:style style:name="P4847" style:parent-style-name="Normalny" style:family="paragraph">
      <style:paragraph-properties fo:text-align="justify" fo:line-height="150%"/>
    </style:style>
    <style:style style:name="T4848" style:parent-style-name="Domyślnaczcionkaakapitu" style:family="text">
      <style:text-properties style:text-underline-type="single" style:text-underline-style="solid" style:text-underline-width="auto" style:text-underline-mode="continuous"/>
    </style:style>
    <style:style style:name="T4849" style:parent-style-name="Domyślnaczcionkaakapitu" style:family="text">
      <style:text-properties fo:background-color="#80FFFF" style:text-underline-type="single" style:text-underline-style="solid" style:text-underline-width="auto" style:text-underline-mode="continuous"/>
    </style:style>
    <style:style style:name="T4850" style:parent-style-name="Domyślnaczcionkaakapitu" style:family="text">
      <style:text-properties style:text-underline-type="single" style:text-underline-style="solid" style:text-underline-width="auto" style:text-underline-mode="continuous"/>
    </style:style>
    <style:style style:name="T4851" style:parent-style-name="Domyślnaczcionkaakapitu" style:family="text">
      <style:text-properties fo:background-color="#80FFFF" style:text-underline-type="single" style:text-underline-style="solid" style:text-underline-width="auto" style:text-underline-mode="continuous"/>
    </style:style>
    <style:style style:name="T4852" style:parent-style-name="Domyślnaczcionkaakapitu" style:family="text">
      <style:text-properties style:text-underline-type="single" style:text-underline-style="solid" style:text-underline-width="auto" style:text-underline-mode="continuous"/>
    </style:style>
    <style:style style:name="P4853" style:parent-style-name="Normalny" style:family="paragraph">
      <style:paragraph-properties fo:text-align="justify" fo:line-height="150%" fo:text-indent="0.25in"/>
    </style:style>
    <style:style style:name="P4854" style:parent-style-name="Normalny" style:family="paragraph">
      <style:paragraph-properties fo:text-align="justify" fo:line-height="150%"/>
    </style:style>
    <style:style style:name="T4855" style:parent-style-name="Domyślnaczcionkaakapitu" style:family="text">
      <style:text-properties style:text-underline-type="single" style:text-underline-style="solid" style:text-underline-width="auto" style:text-underline-mode="continuous"/>
    </style:style>
    <style:style style:name="T4856" style:parent-style-name="Domyślnaczcionkaakapitu" style:family="text">
      <style:text-properties fo:background-color="#80FFFF" style:text-underline-type="single" style:text-underline-style="solid" style:text-underline-width="auto" style:text-underline-mode="continuous"/>
    </style:style>
    <style:style style:name="T4857" style:parent-style-name="Domyślnaczcionkaakapitu" style:family="text">
      <style:text-properties style:text-underline-type="single" style:text-underline-style="solid" style:text-underline-width="auto" style:text-underline-mode="continuous"/>
    </style:style>
    <style:style style:name="T4858" style:parent-style-name="Domyślnaczcionkaakapitu" style:family="text">
      <style:text-properties fo:background-color="#80FFFF" style:text-underline-type="single" style:text-underline-style="solid" style:text-underline-width="auto" style:text-underline-mode="continuous"/>
    </style:style>
    <style:style style:name="T4859" style:parent-style-name="Domyślnaczcionkaakapitu" style:family="text">
      <style:text-properties style:text-underline-type="single" style:text-underline-style="solid" style:text-underline-width="auto" style:text-underline-mode="continuous"/>
    </style:style>
    <style:style style:name="T4860" style:parent-style-name="Domyślnaczcionkaakapitu" style:family="text">
      <style:text-properties fo:background-color="#80FFFF" style:text-underline-type="single" style:text-underline-style="solid" style:text-underline-width="auto" style:text-underline-mode="continuous"/>
    </style:style>
    <style:style style:name="T4861" style:parent-style-name="Domyślnaczcionkaakapitu" style:family="text">
      <style:text-properties style:text-underline-type="single" style:text-underline-style="solid" style:text-underline-width="auto" style:text-underline-mode="continuous"/>
    </style:style>
    <style:style style:name="P4862" style:parent-style-name="Normalny" style:family="paragraph">
      <style:paragraph-properties fo:text-align="justify" fo:line-height="150%" fo:text-indent="0.25in"/>
    </style:style>
    <style:style style:name="P4863" style:parent-style-name="Normalny" style:family="paragraph">
      <style:paragraph-properties fo:text-align="justify" fo:line-height="150%"/>
    </style:style>
    <style:style style:name="T4864" style:parent-style-name="Domyślnaczcionkaakapitu" style:family="text">
      <style:text-properties style:text-underline-type="single" style:text-underline-style="solid" style:text-underline-width="auto" style:text-underline-mode="continuous"/>
    </style:style>
    <style:style style:name="T4865" style:parent-style-name="Domyślnaczcionkaakapitu" style:family="text">
      <style:text-properties fo:background-color="#80FFFF" style:text-underline-type="single" style:text-underline-style="solid" style:text-underline-width="auto" style:text-underline-mode="continuous"/>
    </style:style>
    <style:style style:name="T4866" style:parent-style-name="Domyślnaczcionkaakapitu" style:family="text">
      <style:text-properties style:text-underline-type="single" style:text-underline-style="solid" style:text-underline-width="auto" style:text-underline-mode="continuous"/>
    </style:style>
    <style:style style:name="T4867" style:parent-style-name="Domyślnaczcionkaakapitu" style:family="text">
      <style:text-properties fo:background-color="#80FFFF" style:text-underline-type="single" style:text-underline-style="solid" style:text-underline-width="auto" style:text-underline-mode="continuous"/>
    </style:style>
    <style:style style:name="T4868" style:parent-style-name="Domyślnaczcionkaakapitu" style:family="text">
      <style:text-properties style:text-underline-type="single" style:text-underline-style="solid" style:text-underline-width="auto" style:text-underline-mode="continuous"/>
    </style:style>
    <style:style style:name="P4869" style:parent-style-name="Normalny" style:family="paragraph">
      <style:paragraph-properties fo:text-align="justify" fo:line-height="150%" fo:text-indent="0.25in"/>
    </style:style>
    <style:style style:name="P4870" style:parent-style-name="Normalny" style:family="paragraph">
      <style:paragraph-properties fo:text-align="justify" fo:line-height="150%" fo:text-indent="0.25in"/>
    </style:style>
    <style:style style:name="P4871" style:parent-style-name="Normalny" style:family="paragraph">
      <style:paragraph-properties fo:text-align="justify" fo:line-height="150%" fo:text-indent="0.25in"/>
    </style:style>
    <style:style style:name="P4872" style:parent-style-name="Normalny" style:family="paragraph">
      <style:paragraph-properties fo:text-align="justify" fo:line-height="150%"/>
    </style:style>
    <style:style style:name="T4873" style:parent-style-name="Domyślnaczcionkaakapitu" style:family="text">
      <style:text-properties style:text-underline-type="single" style:text-underline-style="solid" style:text-underline-width="auto" style:text-underline-mode="continuous"/>
    </style:style>
    <style:style style:name="P4874" style:parent-style-name="Normalny" style:family="paragraph">
      <style:paragraph-properties fo:text-align="justify" fo:line-height="150%" fo:text-indent="0.25in"/>
    </style:style>
    <style:style style:name="T4875" style:parent-style-name="Domyślnaczcionkaakapitu" style:family="text">
      <style:text-properties fo:background-color="#80FFFF"/>
    </style:style>
    <style:style style:name="P4876" style:parent-style-name="Normalny" style:family="paragraph">
      <style:paragraph-properties fo:text-align="justify" fo:line-height="150%"/>
    </style:style>
    <style:style style:name="T4877" style:parent-style-name="Domyślnaczcionkaakapitu" style:family="text">
      <style:text-properties style:text-underline-type="single" style:text-underline-style="solid" style:text-underline-width="auto" style:text-underline-mode="continuous"/>
    </style:style>
    <style:style style:name="T4878" style:parent-style-name="Domyślnaczcionkaakapitu" style:family="text">
      <style:text-properties fo:background-color="#80FFFF" style:text-underline-type="single" style:text-underline-style="solid" style:text-underline-width="auto" style:text-underline-mode="continuous"/>
    </style:style>
    <style:style style:name="T4879" style:parent-style-name="Domyślnaczcionkaakapitu" style:family="text">
      <style:text-properties style:text-underline-type="single" style:text-underline-style="solid" style:text-underline-width="auto" style:text-underline-mode="continuous"/>
    </style:style>
    <style:style style:name="T4880" style:parent-style-name="Domyślnaczcionkaakapitu" style:family="text">
      <style:text-properties fo:background-color="#80FFFF" style:text-underline-type="single" style:text-underline-style="solid" style:text-underline-width="auto" style:text-underline-mode="continuous"/>
    </style:style>
    <style:style style:name="T4881" style:parent-style-name="Domyślnaczcionkaakapitu" style:family="text">
      <style:text-properties style:text-underline-type="single" style:text-underline-style="solid" style:text-underline-width="auto" style:text-underline-mode="continuous"/>
    </style:style>
    <style:style style:name="P4882" style:parent-style-name="Normalny" style:family="paragraph">
      <style:paragraph-properties fo:text-align="justify" fo:line-height="150%" fo:text-indent="0.25in"/>
    </style:style>
    <style:style style:name="T4883" style:parent-style-name="Domyślnaczcionkaakapitu" style:family="text">
      <style:text-properties fo:background-color="#80FFFF"/>
    </style:style>
    <style:style style:name="T4884" style:parent-style-name="Domyślnaczcionkaakapitu" style:family="text">
      <style:text-properties fo:background-color="#80FFFF"/>
    </style:style>
    <style:style style:name="T4885" style:parent-style-name="Domyślnaczcionkaakapitu" style:family="text">
      <style:text-properties fo:background-color="#80FFFF"/>
    </style:style>
    <style:style style:name="P4886" style:parent-style-name="Normalny" style:family="paragraph">
      <style:paragraph-properties fo:text-align="justify" fo:line-height="150%"/>
    </style:style>
    <style:style style:name="T4887" style:parent-style-name="Domyślnaczcionkaakapitu" style:family="text">
      <style:text-properties style:text-underline-type="single" style:text-underline-style="solid" style:text-underline-width="auto" style:text-underline-mode="continuous"/>
    </style:style>
    <style:style style:name="P4888" style:parent-style-name="Normalny" style:family="paragraph">
      <style:paragraph-properties fo:text-align="justify" fo:line-height="150%" fo:text-indent="0.2479in"/>
    </style:style>
    <style:style style:name="P4889" style:parent-style-name="Normalny" style:family="paragraph">
      <style:paragraph-properties fo:text-align="justify" fo:line-height="150%"/>
    </style:style>
    <style:style style:name="T4890" style:parent-style-name="Domyślnaczcionkaakapitu" style:family="text">
      <style:text-properties style:text-underline-type="single" style:text-underline-style="solid" style:text-underline-width="auto" style:text-underline-mode="continuous"/>
    </style:style>
    <style:style style:name="T4891" style:parent-style-name="Domyślnaczcionkaakapitu" style:family="text">
      <style:text-properties fo:background-color="#80FFFF" style:text-underline-type="single" style:text-underline-style="solid" style:text-underline-width="auto" style:text-underline-mode="continuous"/>
    </style:style>
    <style:style style:name="T4892" style:parent-style-name="Domyślnaczcionkaakapitu" style:family="text">
      <style:text-properties style:text-underline-type="single" style:text-underline-style="solid" style:text-underline-width="auto" style:text-underline-mode="continuous"/>
    </style:style>
    <style:style style:name="T4893" style:parent-style-name="Domyślnaczcionkaakapitu" style:family="text">
      <style:text-properties fo:background-color="#80FFFF" style:text-underline-type="single" style:text-underline-style="solid" style:text-underline-width="auto" style:text-underline-mode="continuous"/>
    </style:style>
    <style:style style:name="T4894" style:parent-style-name="Domyślnaczcionkaakapitu" style:family="text">
      <style:text-properties style:text-underline-type="single" style:text-underline-style="solid" style:text-underline-width="auto" style:text-underline-mode="continuous"/>
    </style:style>
    <style:style style:name="P4895" style:parent-style-name="Normalny" style:family="paragraph">
      <style:paragraph-properties fo:text-align="justify" fo:line-height="150%" fo:text-indent="0.25in"/>
    </style:style>
    <style:style style:name="T4896" style:parent-style-name="Domyślnaczcionkaakapitu" style:family="text">
      <style:text-properties fo:background-color="#80FFFF"/>
    </style:style>
    <style:style style:name="P4897" style:parent-style-name="Normalny" style:family="paragraph">
      <style:paragraph-properties fo:text-align="justify" fo:line-height="150%"/>
    </style:style>
    <style:style style:name="T4898" style:parent-style-name="Domyślnaczcionkaakapitu" style:family="text">
      <style:text-properties style:text-underline-type="single" style:text-underline-style="solid" style:text-underline-width="auto" style:text-underline-mode="continuous"/>
    </style:style>
    <style:style style:name="P4899" style:parent-style-name="Normalny" style:family="paragraph">
      <style:paragraph-properties fo:text-align="justify" fo:line-height="150%" fo:text-indent="0.25in"/>
    </style:style>
    <style:style style:name="T4900" style:parent-style-name="Domyślnaczcionkaakapitu" style:family="text">
      <style:text-properties fo:background-color="#80FFFF"/>
    </style:style>
    <style:style style:name="T4901" style:parent-style-name="Domyślnaczcionkaakapitu" style:family="text">
      <style:text-properties fo:background-color="#80FFFF"/>
    </style:style>
    <style:style style:name="P4902" style:parent-style-name="Normalny" style:family="paragraph">
      <style:paragraph-properties fo:text-align="justify" fo:line-height="150%"/>
    </style:style>
    <style:style style:name="T4903" style:parent-style-name="Domyślnaczcionkaakapitu" style:family="text">
      <style:text-properties style:text-underline-type="single" style:text-underline-style="solid" style:text-underline-width="auto" style:text-underline-mode="continuous"/>
    </style:style>
    <style:style style:name="P4904" style:parent-style-name="Normalny" style:family="paragraph">
      <style:paragraph-properties fo:text-align="justify" fo:line-height="150%" fo:text-indent="0.25in"/>
    </style:style>
    <style:style style:name="P4905" style:parent-style-name="Normalny" style:family="paragraph">
      <style:paragraph-properties fo:text-align="justify" fo:line-height="150%"/>
    </style:style>
    <style:style style:name="T4906" style:parent-style-name="Domyślnaczcionkaakapitu" style:family="text">
      <style:text-properties style:text-underline-type="single" style:text-underline-style="solid" style:text-underline-width="auto" style:text-underline-mode="continuous"/>
    </style:style>
    <style:style style:name="P4907" style:parent-style-name="Normalny" style:family="paragraph">
      <style:paragraph-properties fo:text-align="justify" fo:line-height="150%" fo:text-indent="0.25in"/>
    </style:style>
    <style:style style:name="P4908" style:parent-style-name="Normalny" style:family="paragraph">
      <style:paragraph-properties fo:text-align="justify" fo:line-height="150%"/>
    </style:style>
    <style:style style:name="T4909" style:parent-style-name="Domyślnaczcionkaakapitu" style:family="text">
      <style:text-properties style:text-underline-type="single" style:text-underline-style="solid" style:text-underline-width="auto" style:text-underline-mode="continuous"/>
    </style:style>
    <style:style style:name="P4910" style:parent-style-name="Normalny" style:family="paragraph">
      <style:paragraph-properties fo:text-align="justify" fo:line-height="150%" fo:text-indent="0.25in"/>
    </style:style>
    <style:style style:name="P4911" style:parent-style-name="Normalny" style:family="paragraph">
      <style:paragraph-properties fo:text-align="justify" fo:line-height="150%"/>
    </style:style>
    <style:style style:name="T4912" style:parent-style-name="Domyślnaczcionkaakapitu" style:family="text">
      <style:text-properties style:text-underline-type="single" style:text-underline-style="solid" style:text-underline-width="auto" style:text-underline-mode="continuous"/>
    </style:style>
    <style:style style:name="P4913" style:parent-style-name="Normalny" style:family="paragraph">
      <style:paragraph-properties fo:text-align="justify" fo:line-height="150%" fo:text-indent="0.25in"/>
    </style:style>
    <style:style style:name="T4914" style:parent-style-name="Domyślnaczcionkaakapitu" style:family="text">
      <style:text-properties fo:background-color="#80FFFF"/>
    </style:style>
    <style:style style:name="T4915" style:parent-style-name="Domyślnaczcionkaakapitu" style:family="text">
      <style:text-properties fo:background-color="#80FFFF"/>
    </style:style>
    <style:style style:name="P4916" style:parent-style-name="Normalny" style:family="paragraph">
      <style:paragraph-properties fo:text-align="justify" fo:line-height="150%"/>
    </style:style>
    <style:style style:name="T4917" style:parent-style-name="Domyślnaczcionkaakapitu" style:family="text">
      <style:text-properties style:text-underline-type="single" style:text-underline-style="solid" style:text-underline-width="auto" style:text-underline-mode="continuous"/>
    </style:style>
    <style:style style:name="P4918" style:parent-style-name="Normalny" style:family="paragraph">
      <style:paragraph-properties fo:text-align="justify" fo:line-height="150%" fo:text-indent="0.25in"/>
    </style:style>
    <style:style style:name="P4919" style:parent-style-name="Normalny" style:family="paragraph">
      <style:paragraph-properties fo:text-align="justify" fo:line-height="150%"/>
    </style:style>
    <style:style style:name="T4920" style:parent-style-name="Domyślnaczcionkaakapitu" style:family="text">
      <style:text-properties style:text-underline-type="single" style:text-underline-style="solid" style:text-underline-width="auto" style:text-underline-mode="continuous"/>
    </style:style>
    <style:style style:name="P4921" style:parent-style-name="Normalny" style:family="paragraph">
      <style:paragraph-properties fo:text-align="justify" fo:line-height="150%" fo:text-indent="0.25in"/>
    </style:style>
    <style:style style:name="T4922" style:parent-style-name="Domyślnaczcionkaakapitu" style:family="text">
      <style:text-properties fo:background-color="#80FFFF"/>
    </style:style>
    <style:style style:name="T4923" style:parent-style-name="Domyślnaczcionkaakapitu" style:family="text">
      <style:text-properties fo:background-color="#80FFFF"/>
    </style:style>
    <style:style style:name="P4924" style:parent-style-name="Normalny" style:family="paragraph">
      <style:paragraph-properties fo:text-align="justify" fo:line-height="150%"/>
    </style:style>
    <style:style style:name="T4925" style:parent-style-name="Domyślnaczcionkaakapitu" style:family="text">
      <style:text-properties style:text-underline-type="single" style:text-underline-style="solid" style:text-underline-width="auto" style:text-underline-mode="continuous"/>
    </style:style>
    <style:style style:name="P4926" style:parent-style-name="Normalny" style:family="paragraph">
      <style:paragraph-properties fo:text-align="justify" fo:line-height="150%" fo:text-indent="0.25in">
        <style:tab-stops>
          <style:tab-stop style:type="left" style:position="1.4152in"/>
        </style:tab-stops>
      </style:paragraph-properties>
    </style:style>
    <style:style style:name="T4927" style:parent-style-name="Domyślnaczcionkaakapitu" style:family="text">
      <style:text-properties fo:background-color="#80FFFF"/>
    </style:style>
    <style:style style:name="T4928" style:parent-style-name="Domyślnaczcionkaakapitu" style:family="text">
      <style:text-properties fo:background-color="#80FFFF"/>
    </style:style>
    <style:style style:name="T4929" style:parent-style-name="Domyślnaczcionkaakapitu" style:family="text">
      <style:text-properties fo:background-color="#80FFFF"/>
    </style:style>
    <style:style style:name="P4930" style:parent-style-name="Normalny" style:family="paragraph">
      <style:paragraph-properties fo:text-align="justify" fo:line-height="150%">
        <style:tab-stops>
          <style:tab-stop style:type="left" style:position="1.4152in"/>
        </style:tab-stops>
      </style:paragraph-properties>
    </style:style>
    <style:style style:name="T4931" style:parent-style-name="Domyślnaczcionkaakapitu" style:family="text">
      <style:text-properties style:text-underline-type="single" style:text-underline-style="solid" style:text-underline-width="auto" style:text-underline-mode="continuous"/>
    </style:style>
    <style:style style:name="T4932" style:parent-style-name="Domyślnaczcionkaakapitu" style:family="text">
      <style:text-properties fo:background-color="#80FFFF" style:text-underline-type="single" style:text-underline-style="solid" style:text-underline-width="auto" style:text-underline-mode="continuous"/>
    </style:style>
    <style:style style:name="T4933" style:parent-style-name="Domyślnaczcionkaakapitu" style:family="text">
      <style:text-properties style:text-underline-type="single" style:text-underline-style="solid" style:text-underline-width="auto" style:text-underline-mode="continuous"/>
    </style:style>
    <style:style style:name="T4934" style:parent-style-name="Domyślnaczcionkaakapitu" style:family="text">
      <style:text-properties fo:background-color="#80FFFF" style:text-underline-type="single" style:text-underline-style="solid" style:text-underline-width="auto" style:text-underline-mode="continuous"/>
    </style:style>
    <style:style style:name="T4935" style:parent-style-name="Domyślnaczcionkaakapitu" style:family="text">
      <style:text-properties style:text-underline-type="single" style:text-underline-style="solid" style:text-underline-width="auto" style:text-underline-mode="continuous"/>
    </style:style>
    <style:style style:name="T4936" style:parent-style-name="Domyślnaczcionkaakapitu" style:family="text">
      <style:text-properties fo:background-color="#80FFFF" style:text-underline-type="single" style:text-underline-style="solid" style:text-underline-width="auto" style:text-underline-mode="continuous"/>
    </style:style>
    <style:style style:name="T4937" style:parent-style-name="Domyślnaczcionkaakapitu" style:family="text">
      <style:text-properties style:text-underline-type="single" style:text-underline-style="solid" style:text-underline-width="auto" style:text-underline-mode="continuous"/>
    </style:style>
    <style:style style:name="P4938" style:parent-style-name="Normalny" style:family="paragraph">
      <style:paragraph-properties fo:text-align="justify" fo:line-height="150%" fo:text-indent="0.2479in"/>
    </style:style>
    <style:style style:name="T4939" style:parent-style-name="Domyślnaczcionkaakapitu" style:family="text">
      <style:text-properties fo:background-color="#80FFFF"/>
    </style:style>
    <style:style style:name="P4940" style:parent-style-name="Normalny" style:family="paragraph">
      <style:paragraph-properties fo:text-align="justify" fo:line-height="150%"/>
    </style:style>
    <style:style style:name="T4941" style:parent-style-name="Domyślnaczcionkaakapitu" style:family="text">
      <style:text-properties style:text-underline-type="single" style:text-underline-style="solid" style:text-underline-width="auto" style:text-underline-mode="continuous"/>
    </style:style>
    <style:style style:name="P4942" style:parent-style-name="Normalny" style:family="paragraph">
      <style:paragraph-properties fo:text-align="justify" fo:line-height="150%" fo:text-indent="0.25in"/>
    </style:style>
    <style:style style:name="T4943" style:parent-style-name="Domyślnaczcionkaakapitu" style:family="text">
      <style:text-properties fo:background-color="#80FFFF"/>
    </style:style>
    <style:style style:name="T4944" style:parent-style-name="Domyślnaczcionkaakapitu" style:family="text">
      <style:text-properties fo:background-color="#80FFFF"/>
    </style:style>
    <style:style style:name="T4945" style:parent-style-name="Domyślnaczcionkaakapitu" style:family="text">
      <style:text-properties fo:background-color="#80FFFF"/>
    </style:style>
    <style:style style:name="T4946" style:parent-style-name="Domyślnaczcionkaakapitu" style:family="text">
      <style:text-properties fo:background-color="#80FFFF"/>
    </style:style>
    <style:style style:name="T4947" style:parent-style-name="Domyślnaczcionkaakapitu" style:family="text">
      <style:text-properties fo:background-color="#80FFFF"/>
    </style:style>
    <style:style style:name="T4948" style:parent-style-name="Domyślnaczcionkaakapitu" style:family="text">
      <style:text-properties fo:background-color="#80FFFF"/>
    </style:style>
    <style:style style:name="P4949" style:parent-style-name="Normalny" style:family="paragraph">
      <style:paragraph-properties fo:text-align="justify" fo:line-height="150%" fo:text-indent="0.25in"/>
    </style:style>
    <style:style style:name="T4950" style:parent-style-name="Domyślnaczcionkaakapitu" style:family="text">
      <style:text-properties fo:background-color="#80FFFF"/>
    </style:style>
    <style:style style:name="T4951" style:parent-style-name="Domyślnaczcionkaakapitu" style:family="text">
      <style:text-properties fo:background-color="#80FFFF"/>
    </style:style>
    <style:style style:name="P4952" style:parent-style-name="Normalny" style:family="paragraph">
      <style:paragraph-properties fo:text-align="justify" fo:line-height="150%" fo:text-indent="0.25in"/>
    </style:style>
    <style:style style:name="P4953" style:parent-style-name="Normalny" style:family="paragraph">
      <style:paragraph-properties fo:text-align="justify" fo:line-height="150%"/>
    </style:style>
    <style:style style:name="T4954" style:parent-style-name="Domyślnaczcionkaakapitu" style:family="text">
      <style:text-properties style:text-underline-type="single" style:text-underline-style="solid" style:text-underline-width="auto" style:text-underline-mode="continuous"/>
    </style:style>
    <style:style style:name="T4955" style:parent-style-name="Domyślnaczcionkaakapitu" style:family="text">
      <style:text-properties fo:background-color="#80FFFF" style:text-underline-type="single" style:text-underline-style="solid" style:text-underline-width="auto" style:text-underline-mode="continuous"/>
    </style:style>
    <style:style style:name="T4956" style:parent-style-name="Domyślnaczcionkaakapitu" style:family="text">
      <style:text-properties style:text-underline-type="single" style:text-underline-style="solid" style:text-underline-width="auto" style:text-underline-mode="continuous"/>
    </style:style>
    <style:style style:name="T4957" style:parent-style-name="Domyślnaczcionkaakapitu" style:family="text">
      <style:text-properties fo:background-color="#80FFFF" style:text-underline-type="single" style:text-underline-style="solid" style:text-underline-width="auto" style:text-underline-mode="continuous"/>
    </style:style>
    <style:style style:name="T4958" style:parent-style-name="Domyślnaczcionkaakapitu" style:family="text">
      <style:text-properties style:text-underline-type="single" style:text-underline-style="solid" style:text-underline-width="auto" style:text-underline-mode="continuous"/>
    </style:style>
    <style:style style:name="P4959" style:parent-style-name="Normalny" style:family="paragraph">
      <style:paragraph-properties fo:text-align="justify" fo:line-height="150%" fo:text-indent="0.25in"/>
    </style:style>
    <style:style style:name="T4960" style:parent-style-name="Domyślnaczcionkaakapitu" style:family="text">
      <style:text-properties fo:background-color="#80FFFF"/>
    </style:style>
    <style:style style:name="T4961" style:parent-style-name="Domyślnaczcionkaakapitu" style:family="text">
      <style:text-properties fo:background-color="#80FFFF"/>
    </style:style>
    <style:style style:name="P4962" style:parent-style-name="Normalny" style:family="paragraph">
      <style:paragraph-properties fo:text-align="justify" fo:line-height="150%" fo:text-indent="0.25in"/>
    </style:style>
    <style:style style:name="P4963" style:parent-style-name="Normalny" style:family="paragraph">
      <style:paragraph-properties fo:text-align="justify" fo:line-height="150%"/>
    </style:style>
    <style:style style:name="T4964" style:parent-style-name="Domyślnaczcionkaakapitu" style:family="text">
      <style:text-properties style:text-underline-type="single" style:text-underline-style="solid" style:text-underline-width="auto" style:text-underline-mode="continuous"/>
    </style:style>
    <style:style style:name="T4965" style:parent-style-name="Domyślnaczcionkaakapitu" style:family="text">
      <style:text-properties fo:background-color="#80FFFF" style:text-underline-type="single" style:text-underline-style="solid" style:text-underline-width="auto" style:text-underline-mode="continuous"/>
    </style:style>
    <style:style style:name="T4966" style:parent-style-name="Domyślnaczcionkaakapitu" style:family="text">
      <style:text-properties style:text-underline-type="single" style:text-underline-style="solid" style:text-underline-width="auto" style:text-underline-mode="continuous"/>
    </style:style>
    <style:style style:name="P4967" style:parent-style-name="Normalny" style:family="paragraph">
      <style:paragraph-properties fo:text-align="justify" fo:line-height="150%" fo:text-indent="0.25in"/>
    </style:style>
    <style:style style:name="T4968" style:parent-style-name="Domyślnaczcionkaakapitu" style:family="text">
      <style:text-properties fo:background-color="#80FFFF"/>
    </style:style>
    <style:style style:name="T4969" style:parent-style-name="Domyślnaczcionkaakapitu" style:family="text">
      <style:text-properties fo:background-color="#80FFFF"/>
    </style:style>
    <style:style style:name="T4970" style:parent-style-name="Domyślnaczcionkaakapitu" style:family="text">
      <style:text-properties fo:background-color="#80FFFF"/>
    </style:style>
    <style:style style:name="P4971" style:parent-style-name="Normalny" style:family="paragraph">
      <style:paragraph-properties fo:text-align="justify" fo:line-height="150%" fo:text-indent="0.25in"/>
    </style:style>
    <style:style style:name="P4972" style:parent-style-name="Normalny" style:family="paragraph">
      <style:paragraph-properties fo:text-align="justify" fo:line-height="150%" fo:text-indent="0.25in">
        <style:tab-stops>
          <style:tab-stop style:type="left" style:position="0.4in"/>
        </style:tab-stops>
      </style:paragraph-properties>
    </style:style>
    <style:style style:name="T4973" style:parent-style-name="Domyślnaczcionkaakapitu" style:family="text">
      <style:text-properties fo:background-color="#80FFFF"/>
    </style:style>
    <style:style style:name="T4974" style:parent-style-name="Domyślnaczcionkaakapitu" style:family="text">
      <style:text-properties fo:background-color="#80FFFF"/>
    </style:style>
    <style:style style:name="T4975" style:parent-style-name="Domyślnaczcionkaakapitu" style:family="text">
      <style:text-properties fo:background-color="#80FFFF"/>
    </style:style>
    <style:style style:name="T4976" style:parent-style-name="Domyślnaczcionkaakapitu" style:family="text">
      <style:text-properties fo:background-color="#80FFFF"/>
    </style:style>
    <style:style style:name="T4977" style:parent-style-name="Domyślnaczcionkaakapitu" style:family="text">
      <style:text-properties fo:background-color="#80FFFF"/>
    </style:style>
    <style:style style:name="P4978" style:parent-style-name="Normalny" style:family="paragraph">
      <style:paragraph-properties fo:text-align="justify" fo:line-height="150%">
        <style:tab-stops>
          <style:tab-stop style:type="left" style:position="0.4in"/>
        </style:tab-stops>
      </style:paragraph-properties>
    </style:style>
    <style:style style:name="T4979" style:parent-style-name="Domyślnaczcionkaakapitu" style:family="text">
      <style:text-properties style:text-underline-type="single" style:text-underline-style="solid" style:text-underline-width="auto" style:text-underline-mode="continuous"/>
    </style:style>
    <style:style style:name="T4980" style:parent-style-name="Domyślnaczcionkaakapitu" style:family="text">
      <style:text-properties fo:background-color="#80FFFF" style:text-underline-type="single" style:text-underline-style="solid" style:text-underline-width="auto" style:text-underline-mode="continuous"/>
    </style:style>
    <style:style style:name="T4981" style:parent-style-name="Domyślnaczcionkaakapitu" style:family="text">
      <style:text-properties style:text-underline-type="single" style:text-underline-style="solid" style:text-underline-width="auto" style:text-underline-mode="continuous"/>
    </style:style>
    <style:style style:name="T4982" style:parent-style-name="Domyślnaczcionkaakapitu" style:family="text">
      <style:text-properties fo:background-color="#80FFFF" style:text-underline-type="single" style:text-underline-style="solid" style:text-underline-width="auto" style:text-underline-mode="continuous"/>
    </style:style>
    <style:style style:name="T4983" style:parent-style-name="Domyślnaczcionkaakapitu" style:family="text">
      <style:text-properties style:text-underline-type="single" style:text-underline-style="solid" style:text-underline-width="auto" style:text-underline-mode="continuous"/>
    </style:style>
    <style:style style:name="P4984" style:parent-style-name="Normalny" style:family="paragraph">
      <style:paragraph-properties fo:text-align="justify" fo:line-height="150%" fo:text-indent="0.25in">
        <style:tab-stops>
          <style:tab-stop style:type="left" style:position="0.4in"/>
        </style:tab-stops>
      </style:paragraph-properties>
    </style:style>
    <style:style style:name="P4985" style:parent-style-name="Normalny" style:family="paragraph">
      <style:paragraph-properties fo:text-align="justify" fo:line-height="150%" fo:text-indent="0.25in"/>
    </style:style>
    <style:style style:name="T4986" style:parent-style-name="Domyślnaczcionkaakapitu" style:family="text">
      <style:text-properties fo:background-color="#80FFFF"/>
    </style:style>
    <style:style style:name="T4987" style:parent-style-name="Domyślnaczcionkaakapitu" style:family="text">
      <style:text-properties fo:background-color="#80FFFF"/>
    </style:style>
    <style:style style:name="T4988" style:parent-style-name="Domyślnaczcionkaakapitu" style:family="text">
      <style:text-properties fo:background-color="#80FFFF"/>
    </style:style>
    <style:style style:name="T4989" style:parent-style-name="Domyślnaczcionkaakapitu" style:family="text">
      <style:text-properties fo:background-color="#80FFFF"/>
    </style:style>
    <style:style style:name="P4990" style:parent-style-name="Normalny" style:family="paragraph">
      <style:paragraph-properties fo:text-align="justify" fo:line-height="150%" fo:text-indent="0.25in"/>
    </style:style>
    <style:style style:name="P4991" style:parent-style-name="Normalny" style:family="paragraph">
      <style:paragraph-properties fo:text-align="justify" fo:line-height="150%"/>
    </style:style>
    <style:style style:name="T4992" style:parent-style-name="Domyślnaczcionkaakapitu" style:family="text">
      <style:text-properties style:text-underline-type="single" style:text-underline-style="solid" style:text-underline-width="auto" style:text-underline-mode="continuous"/>
    </style:style>
    <style:style style:name="T4993" style:parent-style-name="Domyślnaczcionkaakapitu" style:family="text">
      <style:text-properties fo:background-color="#80FFFF" style:text-underline-type="single" style:text-underline-style="solid" style:text-underline-width="auto" style:text-underline-mode="continuous"/>
    </style:style>
    <style:style style:name="T4994" style:parent-style-name="Domyślnaczcionkaakapitu" style:family="text">
      <style:text-properties style:text-underline-type="single" style:text-underline-style="solid" style:text-underline-width="auto" style:text-underline-mode="continuous"/>
    </style:style>
    <style:style style:name="T4995" style:parent-style-name="Domyślnaczcionkaakapitu" style:family="text">
      <style:text-properties fo:background-color="#80FFFF" style:text-underline-type="single" style:text-underline-style="solid" style:text-underline-width="auto" style:text-underline-mode="continuous"/>
    </style:style>
    <style:style style:name="T4996" style:parent-style-name="Domyślnaczcionkaakapitu" style:family="text">
      <style:text-properties style:text-underline-type="single" style:text-underline-style="solid" style:text-underline-width="auto" style:text-underline-mode="continuous"/>
    </style:style>
    <style:style style:name="T4997" style:parent-style-name="Domyślnaczcionkaakapitu" style:family="text">
      <style:text-properties fo:background-color="#80FFFF" style:text-underline-type="single" style:text-underline-style="solid" style:text-underline-width="auto" style:text-underline-mode="continuous"/>
    </style:style>
    <style:style style:name="T4998" style:parent-style-name="Domyślnaczcionkaakapitu" style:family="text">
      <style:text-properties style:text-underline-type="single" style:text-underline-style="solid" style:text-underline-width="auto" style:text-underline-mode="continuous"/>
    </style:style>
    <style:style style:name="P4999" style:parent-style-name="Normalny" style:family="paragraph">
      <style:paragraph-properties fo:text-align="justify" fo:line-height="150%" fo:text-indent="0.25in"/>
    </style:style>
    <style:style style:name="T5000" style:parent-style-name="Domyślnaczcionkaakapitu" style:family="text">
      <style:text-properties fo:background-color="#80FFFF"/>
    </style:style>
    <style:style style:name="T5001" style:parent-style-name="Domyślnaczcionkaakapitu" style:family="text">
      <style:text-properties fo:background-color="#80FFFF"/>
    </style:style>
    <style:style style:name="P5002" style:parent-style-name="Normalny" style:family="paragraph">
      <style:paragraph-properties fo:text-align="justify" fo:line-height="150%"/>
    </style:style>
    <style:style style:name="T5003" style:parent-style-name="Domyślnaczcionkaakapitu" style:family="text">
      <style:text-properties style:text-underline-type="single" style:text-underline-style="solid" style:text-underline-width="auto" style:text-underline-mode="continuous"/>
    </style:style>
    <style:style style:name="T5004" style:parent-style-name="Domyślnaczcionkaakapitu" style:family="text">
      <style:text-properties fo:background-color="#80FFFF" style:text-underline-type="single" style:text-underline-style="solid" style:text-underline-width="auto" style:text-underline-mode="continuous"/>
    </style:style>
    <style:style style:name="T5005" style:parent-style-name="Domyślnaczcionkaakapitu" style:family="text">
      <style:text-properties style:text-underline-type="single" style:text-underline-style="solid" style:text-underline-width="auto" style:text-underline-mode="continuous"/>
    </style:style>
    <style:style style:name="T5006" style:parent-style-name="Domyślnaczcionkaakapitu" style:family="text">
      <style:text-properties fo:background-color="#80FFFF" style:text-underline-type="single" style:text-underline-style="solid" style:text-underline-width="auto" style:text-underline-mode="continuous"/>
    </style:style>
    <style:style style:name="T5007" style:parent-style-name="Domyślnaczcionkaakapitu" style:family="text">
      <style:text-properties style:text-underline-type="single" style:text-underline-style="solid" style:text-underline-width="auto" style:text-underline-mode="continuous"/>
    </style:style>
    <style:style style:name="T5008" style:parent-style-name="Domyślnaczcionkaakapitu" style:family="text">
      <style:text-properties fo:background-color="#80FFFF" style:text-underline-type="single" style:text-underline-style="solid" style:text-underline-width="auto" style:text-underline-mode="continuous"/>
    </style:style>
    <style:style style:name="T5009" style:parent-style-name="Domyślnaczcionkaakapitu" style:family="text">
      <style:text-properties style:text-underline-type="single" style:text-underline-style="solid" style:text-underline-width="auto" style:text-underline-mode="continuous"/>
    </style:style>
    <style:style style:name="P5010" style:parent-style-name="Normalny" style:family="paragraph">
      <style:paragraph-properties fo:text-align="justify" fo:line-height="150%" fo:text-indent="0.25in"/>
    </style:style>
    <style:style style:name="P5011" style:parent-style-name="Normalny" style:family="paragraph">
      <style:paragraph-properties fo:text-align="justify" fo:line-height="150%"/>
    </style:style>
    <style:style style:name="T5012" style:parent-style-name="Domyślnaczcionkaakapitu" style:family="text">
      <style:text-properties style:text-underline-type="single" style:text-underline-style="solid" style:text-underline-width="auto" style:text-underline-mode="continuous"/>
    </style:style>
    <style:style style:name="T5013" style:parent-style-name="Domyślnaczcionkaakapitu" style:family="text">
      <style:text-properties fo:background-color="#80FFFF" style:text-underline-type="single" style:text-underline-style="solid" style:text-underline-width="auto" style:text-underline-mode="continuous"/>
    </style:style>
    <style:style style:name="T5014" style:parent-style-name="Domyślnaczcionkaakapitu" style:family="text">
      <style:text-properties style:text-underline-type="single" style:text-underline-style="solid" style:text-underline-width="auto" style:text-underline-mode="continuous"/>
    </style:style>
    <style:style style:name="T5015" style:parent-style-name="Domyślnaczcionkaakapitu" style:family="text">
      <style:text-properties fo:background-color="#80FFFF" style:text-underline-type="single" style:text-underline-style="solid" style:text-underline-width="auto" style:text-underline-mode="continuous"/>
    </style:style>
    <style:style style:name="T5016" style:parent-style-name="Domyślnaczcionkaakapitu" style:family="text">
      <style:text-properties style:text-underline-type="single" style:text-underline-style="solid" style:text-underline-width="auto" style:text-underline-mode="continuous"/>
    </style:style>
    <style:style style:name="T5017" style:parent-style-name="Domyślnaczcionkaakapitu" style:family="text">
      <style:text-properties fo:background-color="#80FFFF" style:text-underline-type="single" style:text-underline-style="solid" style:text-underline-width="auto" style:text-underline-mode="continuous"/>
    </style:style>
    <style:style style:name="T5018" style:parent-style-name="Domyślnaczcionkaakapitu" style:family="text">
      <style:text-properties style:text-underline-type="single" style:text-underline-style="solid" style:text-underline-width="auto" style:text-underline-mode="continuous"/>
    </style:style>
    <style:style style:name="T5019" style:parent-style-name="Domyślnaczcionkaakapitu" style:family="text">
      <style:text-properties fo:background-color="#80FFFF" style:text-underline-type="single" style:text-underline-style="solid" style:text-underline-width="auto" style:text-underline-mode="continuous"/>
    </style:style>
    <style:style style:name="T5020" style:parent-style-name="Domyślnaczcionkaakapitu" style:family="text">
      <style:text-properties fo:background-color="#80FFFF"/>
    </style:style>
    <style:style style:name="P5021" style:parent-style-name="Normalny" style:family="paragraph">
      <style:paragraph-properties fo:text-align="justify" fo:line-height="150%" fo:text-indent="0.25in"/>
    </style:style>
    <style:style style:name="P5022" style:parent-style-name="Normalny" style:family="paragraph">
      <style:paragraph-properties fo:text-align="justify" fo:line-height="150%" fo:text-indent="0.25in"/>
    </style:style>
    <style:style style:name="T5023" style:parent-style-name="Domyślnaczcionkaakapitu" style:family="text">
      <style:text-properties fo:background-color="#80FFFF"/>
    </style:style>
    <style:style style:name="P5024" style:parent-style-name="Normalny" style:family="paragraph">
      <style:paragraph-properties fo:text-align="justify" fo:line-height="150%"/>
    </style:style>
    <style:style style:name="T5025" style:parent-style-name="Domyślnaczcionkaakapitu" style:family="text">
      <style:text-properties style:text-underline-type="single" style:text-underline-style="solid" style:text-underline-width="auto" style:text-underline-mode="continuous"/>
    </style:style>
    <style:style style:name="T5026" style:parent-style-name="Domyślnaczcionkaakapitu" style:family="text">
      <style:text-properties fo:background-color="#80FFFF" style:text-underline-type="single" style:text-underline-style="solid" style:text-underline-width="auto" style:text-underline-mode="continuous"/>
    </style:style>
    <style:style style:name="T5027" style:parent-style-name="Domyślnaczcionkaakapitu" style:family="text">
      <style:text-properties style:text-underline-type="single" style:text-underline-style="solid" style:text-underline-width="auto" style:text-underline-mode="continuous"/>
    </style:style>
    <style:style style:name="T5028" style:parent-style-name="Domyślnaczcionkaakapitu" style:family="text">
      <style:text-properties fo:background-color="#80FFFF" style:text-underline-type="single" style:text-underline-style="solid" style:text-underline-width="auto" style:text-underline-mode="continuous"/>
    </style:style>
    <style:style style:name="T5029" style:parent-style-name="Domyślnaczcionkaakapitu" style:family="text">
      <style:text-properties style:text-underline-type="single" style:text-underline-style="solid" style:text-underline-width="auto" style:text-underline-mode="continuous"/>
    </style:style>
    <style:style style:name="P5030" style:parent-style-name="Normalny" style:family="paragraph">
      <style:paragraph-properties fo:text-align="justify" fo:line-height="150%" fo:text-indent="0.25in"/>
    </style:style>
    <style:style style:name="T5031" style:parent-style-name="Domyślnaczcionkaakapitu" style:family="text">
      <style:text-properties fo:background-color="#80FFFF"/>
    </style:style>
    <style:style style:name="T5032" style:parent-style-name="Domyślnaczcionkaakapitu" style:family="text">
      <style:text-properties fo:background-color="#80FFFF"/>
    </style:style>
    <style:style style:name="T5033" style:parent-style-name="Domyślnaczcionkaakapitu" style:family="text">
      <style:text-properties fo:background-color="#80FFFF"/>
    </style:style>
    <style:style style:name="T5034" style:parent-style-name="Domyślnaczcionkaakapitu" style:family="text">
      <style:text-properties fo:background-color="#80FFFF"/>
    </style:style>
    <style:style style:name="T5035" style:parent-style-name="Domyślnaczcionkaakapitu" style:family="text">
      <style:text-properties fo:background-color="#80FFFF"/>
    </style:style>
    <style:style style:name="T5036" style:parent-style-name="Domyślnaczcionkaakapitu" style:family="text">
      <style:text-properties fo:background-color="#80FFFF"/>
    </style:style>
    <style:style style:name="T5037" style:parent-style-name="Domyślnaczcionkaakapitu" style:family="text">
      <style:text-properties fo:background-color="#80FFFF"/>
    </style:style>
    <style:style style:name="P5038" style:parent-style-name="Normalny" style:family="paragraph">
      <style:paragraph-properties fo:text-align="justify" fo:line-height="150%"/>
    </style:style>
    <style:style style:name="T5039" style:parent-style-name="Domyślnaczcionkaakapitu" style:family="text">
      <style:text-properties style:text-underline-type="single" style:text-underline-style="solid" style:text-underline-width="auto" style:text-underline-mode="continuous"/>
    </style:style>
    <style:style style:name="T5040" style:parent-style-name="Domyślnaczcionkaakapitu" style:family="text">
      <style:text-properties fo:background-color="#80FFFF" style:text-underline-type="single" style:text-underline-style="solid" style:text-underline-width="auto" style:text-underline-mode="continuous"/>
    </style:style>
    <style:style style:name="T5041" style:parent-style-name="Domyślnaczcionkaakapitu" style:family="text">
      <style:text-properties style:text-underline-type="single" style:text-underline-style="solid" style:text-underline-width="auto" style:text-underline-mode="continuous"/>
    </style:style>
    <style:style style:name="T5042" style:parent-style-name="Domyślnaczcionkaakapitu" style:family="text">
      <style:text-properties fo:background-color="#80FFFF" style:text-underline-type="single" style:text-underline-style="solid" style:text-underline-width="auto" style:text-underline-mode="continuous"/>
    </style:style>
    <style:style style:name="T5043" style:parent-style-name="Domyślnaczcionkaakapitu" style:family="text">
      <style:text-properties style:text-underline-type="single" style:text-underline-style="solid" style:text-underline-width="auto" style:text-underline-mode="continuous"/>
    </style:style>
    <style:style style:name="P5044" style:parent-style-name="Normalny" style:family="paragraph">
      <style:paragraph-properties fo:text-align="justify" fo:line-height="150%" fo:text-indent="0.25in"/>
    </style:style>
    <style:style style:name="T5045" style:parent-style-name="Domyślnaczcionkaakapitu" style:family="text">
      <style:text-properties fo:background-color="#80FFFF"/>
    </style:style>
    <style:style style:name="T5046" style:parent-style-name="Domyślnaczcionkaakapitu" style:family="text">
      <style:text-properties fo:background-color="#80FFFF"/>
    </style:style>
    <style:style style:name="P5047" style:parent-style-name="Normalny" style:family="paragraph">
      <style:paragraph-properties fo:text-align="justify" fo:line-height="150%" fo:text-indent="0.25in"/>
    </style:style>
    <style:style style:name="T5048" style:parent-style-name="Domyślnaczcionkaakapitu" style:family="text">
      <style:text-properties fo:background-color="#80FFFF"/>
    </style:style>
    <style:style style:name="T5049" style:parent-style-name="Domyślnaczcionkaakapitu" style:family="text">
      <style:text-properties fo:background-color="#80FFFF"/>
    </style:style>
    <style:style style:name="T5050" style:parent-style-name="Domyślnaczcionkaakapitu" style:family="text">
      <style:text-properties fo:background-color="#80FFFF"/>
    </style:style>
    <style:style style:name="T5051" style:parent-style-name="Domyślnaczcionkaakapitu" style:family="text">
      <style:text-properties fo:background-color="#80FFFF"/>
    </style:style>
    <style:style style:name="P5052" style:parent-style-name="Normalny" style:family="paragraph">
      <style:paragraph-properties fo:text-align="justify" fo:line-height="150%"/>
    </style:style>
    <style:style style:name="T5053" style:parent-style-name="Domyślnaczcionkaakapitu" style:family="text">
      <style:text-properties fo:background-color="#80FFFF" style:text-underline-type="single" style:text-underline-style="solid" style:text-underline-width="auto" style:text-underline-mode="continuous"/>
    </style:style>
    <style:style style:name="T5054" style:parent-style-name="Domyślnaczcionkaakapitu" style:family="text">
      <style:text-properties style:text-underline-type="single" style:text-underline-style="solid" style:text-underline-width="auto" style:text-underline-mode="continuous"/>
    </style:style>
    <style:style style:name="T5055" style:parent-style-name="Domyślnaczcionkaakapitu" style:family="text">
      <style:text-properties fo:background-color="#80FFFF" style:text-underline-type="single" style:text-underline-style="solid" style:text-underline-width="auto" style:text-underline-mode="continuous"/>
    </style:style>
    <style:style style:name="T5056" style:parent-style-name="Domyślnaczcionkaakapitu" style:family="text">
      <style:text-properties style:text-underline-type="single" style:text-underline-style="solid" style:text-underline-width="auto" style:text-underline-mode="continuous"/>
    </style:style>
    <style:style style:name="P5057" style:parent-style-name="Normalny" style:family="paragraph">
      <style:paragraph-properties fo:text-align="justify" fo:line-height="150%" fo:text-indent="0.25in"/>
    </style:style>
    <style:style style:name="T5058" style:parent-style-name="Domyślnaczcionkaakapitu" style:family="text">
      <style:text-properties fo:background-color="#80FFFF"/>
    </style:style>
    <style:style style:name="P5059" style:parent-style-name="Normalny" style:family="paragraph">
      <style:paragraph-properties fo:text-align="justify" fo:line-height="150%"/>
    </style:style>
    <style:style style:name="T5060" style:parent-style-name="Domyślnaczcionkaakapitu" style:family="text">
      <style:text-properties style:text-underline-type="single" style:text-underline-style="solid" style:text-underline-width="auto" style:text-underline-mode="continuous"/>
    </style:style>
    <style:style style:name="T5061" style:parent-style-name="Domyślnaczcionkaakapitu" style:family="text">
      <style:text-properties fo:background-color="#80FFFF" style:text-underline-type="single" style:text-underline-style="solid" style:text-underline-width="auto" style:text-underline-mode="continuous"/>
    </style:style>
    <style:style style:name="T5062" style:parent-style-name="Domyślnaczcionkaakapitu" style:family="text">
      <style:text-properties style:text-underline-type="single" style:text-underline-style="solid" style:text-underline-width="auto" style:text-underline-mode="continuous"/>
    </style:style>
    <style:style style:name="P5063" style:parent-style-name="Normalny" style:family="paragraph">
      <style:paragraph-properties fo:text-align="justify" fo:line-height="150%" fo:text-indent="0.25in"/>
    </style:style>
    <style:style style:name="P5064" style:parent-style-name="Normalny" style:family="paragraph">
      <style:paragraph-properties fo:text-align="justify" fo:line-height="150%"/>
    </style:style>
    <style:style style:name="T5065" style:parent-style-name="Domyślnaczcionkaakapitu" style:family="text">
      <style:text-properties style:text-underline-type="single" style:text-underline-style="solid" style:text-underline-width="auto" style:text-underline-mode="continuous"/>
    </style:style>
    <style:style style:name="T5066" style:parent-style-name="Domyślnaczcionkaakapitu" style:family="text">
      <style:text-properties fo:background-color="#80FFFF" style:text-underline-type="single" style:text-underline-style="solid" style:text-underline-width="auto" style:text-underline-mode="continuous"/>
    </style:style>
    <style:style style:name="T5067" style:parent-style-name="Domyślnaczcionkaakapitu" style:family="text">
      <style:text-properties style:text-underline-type="single" style:text-underline-style="solid" style:text-underline-width="auto" style:text-underline-mode="continuous"/>
    </style:style>
    <style:style style:name="T5068" style:parent-style-name="Domyślnaczcionkaakapitu" style:family="text">
      <style:text-properties fo:background-color="#80FFFF" style:text-underline-type="single" style:text-underline-style="solid" style:text-underline-width="auto" style:text-underline-mode="continuous"/>
    </style:style>
    <style:style style:name="T5069" style:parent-style-name="Domyślnaczcionkaakapitu" style:family="text">
      <style:text-properties style:text-underline-type="single" style:text-underline-style="solid" style:text-underline-width="auto" style:text-underline-mode="continuous"/>
    </style:style>
    <style:style style:name="T5070" style:parent-style-name="Domyślnaczcionkaakapitu" style:family="text">
      <style:text-properties fo:background-color="#80FFFF" style:text-underline-type="single" style:text-underline-style="solid" style:text-underline-width="auto" style:text-underline-mode="continuous"/>
    </style:style>
    <style:style style:name="T5071" style:parent-style-name="Domyślnaczcionkaakapitu" style:family="text">
      <style:text-properties style:text-underline-type="single" style:text-underline-style="solid" style:text-underline-width="auto" style:text-underline-mode="continuous"/>
    </style:style>
    <style:style style:name="P5072" style:parent-style-name="Normalny" style:family="paragraph">
      <style:paragraph-properties fo:text-align="justify" fo:line-height="150%" fo:text-indent="0.2479in"/>
    </style:style>
    <style:style style:name="T5073" style:parent-style-name="Domyślnaczcionkaakapitu" style:family="text">
      <style:text-properties fo:background-color="#80FFFF"/>
    </style:style>
    <style:style style:name="T5074" style:parent-style-name="Domyślnaczcionkaakapitu" style:family="text">
      <style:text-properties fo:background-color="#80FFFF"/>
    </style:style>
    <style:style style:name="P5075" style:parent-style-name="Normalny" style:family="paragraph">
      <style:paragraph-properties fo:text-align="justify" fo:line-height="150%"/>
    </style:style>
    <style:style style:name="T5076" style:parent-style-name="Domyślnaczcionkaakapitu" style:family="text">
      <style:text-properties style:text-underline-type="single" style:text-underline-style="solid" style:text-underline-width="auto" style:text-underline-mode="continuous"/>
    </style:style>
    <style:style style:name="T5077" style:parent-style-name="Domyślnaczcionkaakapitu" style:family="text">
      <style:text-properties fo:background-color="#80FFFF" style:text-underline-type="single" style:text-underline-style="solid" style:text-underline-width="auto" style:text-underline-mode="continuous"/>
    </style:style>
    <style:style style:name="T5078" style:parent-style-name="Domyślnaczcionkaakapitu" style:family="text">
      <style:text-properties style:text-underline-type="single" style:text-underline-style="solid" style:text-underline-width="auto" style:text-underline-mode="continuous"/>
    </style:style>
    <style:style style:name="P5079" style:parent-style-name="Normalny" style:family="paragraph">
      <style:paragraph-properties fo:text-align="justify" fo:line-height="150%" fo:text-indent="0.25in"/>
    </style:style>
    <style:style style:name="T5080" style:parent-style-name="Domyślnaczcionkaakapitu" style:family="text">
      <style:text-properties fo:background-color="#80FFFF"/>
    </style:style>
    <style:style style:name="T5081" style:parent-style-name="Domyślnaczcionkaakapitu" style:family="text">
      <style:text-properties fo:background-color="#80FFFF"/>
    </style:style>
    <style:style style:name="P5082" style:parent-style-name="Normalny" style:family="paragraph">
      <style:paragraph-properties fo:text-align="justify" fo:line-height="150%"/>
    </style:style>
    <style:style style:name="T5083" style:parent-style-name="Domyślnaczcionkaakapitu" style:family="text">
      <style:text-properties style:text-underline-type="single" style:text-underline-style="solid" style:text-underline-width="auto" style:text-underline-mode="continuous"/>
    </style:style>
    <style:style style:name="P5084" style:parent-style-name="Normalny" style:family="paragraph">
      <style:paragraph-properties fo:text-align="justify" fo:line-height="150%" fo:text-indent="0.25in"/>
    </style:style>
    <style:style style:name="P5085" style:parent-style-name="Normalny" style:family="paragraph">
      <style:paragraph-properties fo:text-align="justify" fo:line-height="150%"/>
    </style:style>
    <style:style style:name="T5086" style:parent-style-name="Domyślnaczcionkaakapitu" style:family="text">
      <style:text-properties style:text-underline-type="single" style:text-underline-style="solid" style:text-underline-width="auto" style:text-underline-mode="continuous"/>
    </style:style>
    <style:style style:name="T5087" style:parent-style-name="Domyślnaczcionkaakapitu" style:family="text">
      <style:text-properties fo:background-color="#80FFFF" style:text-underline-type="single" style:text-underline-style="solid" style:text-underline-width="auto" style:text-underline-mode="continuous"/>
    </style:style>
    <style:style style:name="T5088" style:parent-style-name="Domyślnaczcionkaakapitu" style:family="text">
      <style:text-properties style:text-underline-type="single" style:text-underline-style="solid" style:text-underline-width="auto" style:text-underline-mode="continuous"/>
    </style:style>
    <style:style style:name="P5089" style:parent-style-name="Normalny" style:family="paragraph">
      <style:paragraph-properties fo:text-align="justify" fo:line-height="150%" fo:text-indent="0.25in"/>
    </style:style>
    <style:style style:name="T5090" style:parent-style-name="Domyślnaczcionkaakapitu" style:family="text">
      <style:text-properties fo:background-color="#80FFFF"/>
    </style:style>
    <style:style style:name="T5091" style:parent-style-name="Domyślnaczcionkaakapitu" style:family="text">
      <style:text-properties fo:background-color="#80FFFF"/>
    </style:style>
    <style:style style:name="P5092" style:parent-style-name="Normalny" style:family="paragraph">
      <style:paragraph-properties fo:text-align="justify" fo:line-height="150%" fo:text-indent="0.25in">
        <style:tab-stops>
          <style:tab-stop style:type="left" style:position="1.9291in"/>
        </style:tab-stops>
      </style:paragraph-properties>
    </style:style>
    <style:style style:name="T5093" style:parent-style-name="Domyślnaczcionkaakapitu" style:family="text">
      <style:text-properties fo:background-color="#80FFFF"/>
    </style:style>
    <style:style style:name="T5094" style:parent-style-name="Domyślnaczcionkaakapitu" style:family="text">
      <style:text-properties fo:background-color="#80FFFF"/>
    </style:style>
    <style:style style:name="T5095" style:parent-style-name="Domyślnaczcionkaakapitu" style:family="text">
      <style:text-properties fo:background-color="#80FFFF"/>
    </style:style>
    <style:style style:name="P5096" style:parent-style-name="Normalny" style:family="paragraph">
      <style:paragraph-properties fo:text-align="justify" fo:line-height="150%"/>
    </style:style>
    <style:style style:name="T5097" style:parent-style-name="Domyślnaczcionkaakapitu" style:family="text">
      <style:text-properties style:text-underline-type="single" style:text-underline-style="solid" style:text-underline-width="auto" style:text-underline-mode="continuous"/>
    </style:style>
    <style:style style:name="P5098" style:parent-style-name="Normalny" style:family="paragraph">
      <style:paragraph-properties fo:text-align="justify" fo:line-height="150%" fo:text-indent="0.25in"/>
    </style:style>
    <style:style style:name="P5099" style:parent-style-name="Normalny" style:family="paragraph">
      <style:paragraph-properties fo:text-align="justify" fo:line-height="150%"/>
    </style:style>
    <style:style style:name="T5100" style:parent-style-name="Domyślnaczcionkaakapitu" style:family="text">
      <style:text-properties style:text-underline-type="single" style:text-underline-style="solid" style:text-underline-width="auto" style:text-underline-mode="continuous"/>
    </style:style>
    <style:style style:name="P5101" style:parent-style-name="Normalny" style:family="paragraph">
      <style:paragraph-properties fo:text-align="justify" fo:line-height="150%" fo:text-indent="0.25in"/>
    </style:style>
    <style:style style:name="T5102" style:parent-style-name="Domyślnaczcionkaakapitu" style:family="text">
      <style:text-properties fo:background-color="#80FFFF"/>
    </style:style>
    <style:style style:name="T5103" style:parent-style-name="Domyślnaczcionkaakapitu" style:family="text">
      <style:text-properties fo:background-color="#80FFFF"/>
    </style:style>
    <style:style style:name="T5104" style:parent-style-name="Domyślnaczcionkaakapitu" style:family="text">
      <style:text-properties fo:background-color="#80FFFF"/>
    </style:style>
    <style:style style:name="T5105" style:parent-style-name="Domyślnaczcionkaakapitu" style:family="text">
      <style:text-properties fo:background-color="#80FFFF"/>
    </style:style>
    <style:style style:name="T5106" style:parent-style-name="Domyślnaczcionkaakapitu" style:family="text">
      <style:text-properties fo:background-color="#80FFFF"/>
    </style:style>
    <style:style style:name="T5107" style:parent-style-name="Domyślnaczcionkaakapitu" style:family="text">
      <style:text-properties fo:background-color="#80FFFF"/>
    </style:style>
    <style:style style:name="T5108" style:parent-style-name="Domyślnaczcionkaakapitu" style:family="text">
      <style:text-properties fo:background-color="#80FFFF"/>
    </style:style>
    <style:style style:name="T5109" style:parent-style-name="Domyślnaczcionkaakapitu" style:family="text">
      <style:text-properties fo:background-color="#80FFFF"/>
    </style:style>
    <style:style style:name="T5110" style:parent-style-name="Domyślnaczcionkaakapitu" style:family="text">
      <style:text-properties fo:background-color="#80FFFF"/>
    </style:style>
    <style:style style:name="T5111" style:parent-style-name="Domyślnaczcionkaakapitu" style:family="text">
      <style:text-properties fo:background-color="#80FFFF"/>
    </style:style>
    <style:style style:name="P5112" style:parent-style-name="Normalny" style:family="paragraph">
      <style:paragraph-properties fo:text-align="justify" fo:line-height="150%" fo:text-indent="0.25in"/>
    </style:style>
    <style:style style:name="P5113" style:parent-style-name="Normalny" style:family="paragraph">
      <style:paragraph-properties fo:text-align="justify" fo:line-height="150%"/>
    </style:style>
    <style:style style:name="T5114" style:parent-style-name="Domyślnaczcionkaakapitu" style:family="text">
      <style:text-properties style:text-underline-type="single" style:text-underline-style="solid" style:text-underline-width="auto" style:text-underline-mode="continuous"/>
    </style:style>
    <style:style style:name="T5115" style:parent-style-name="Domyślnaczcionkaakapitu" style:family="text">
      <style:text-properties fo:background-color="#80FFFF" style:text-underline-type="single" style:text-underline-style="solid" style:text-underline-width="auto" style:text-underline-mode="continuous"/>
    </style:style>
    <style:style style:name="T5116" style:parent-style-name="Domyślnaczcionkaakapitu" style:family="text">
      <style:text-properties style:text-underline-type="single" style:text-underline-style="solid" style:text-underline-width="auto" style:text-underline-mode="continuous"/>
    </style:style>
    <style:style style:name="T5117" style:parent-style-name="Domyślnaczcionkaakapitu" style:family="text">
      <style:text-properties fo:background-color="#80FFFF" style:text-underline-type="single" style:text-underline-style="solid" style:text-underline-width="auto" style:text-underline-mode="continuous"/>
    </style:style>
    <style:style style:name="T5118" style:parent-style-name="Domyślnaczcionkaakapitu" style:family="text">
      <style:text-properties style:text-underline-type="single" style:text-underline-style="solid" style:text-underline-width="auto" style:text-underline-mode="continuous"/>
    </style:style>
    <style:style style:name="T5119" style:parent-style-name="Domyślnaczcionkaakapitu" style:family="text">
      <style:text-properties fo:background-color="#80FFFF" style:text-underline-type="single" style:text-underline-style="solid" style:text-underline-width="auto" style:text-underline-mode="continuous"/>
    </style:style>
    <style:style style:name="T5120" style:parent-style-name="Domyślnaczcionkaakapitu" style:family="text">
      <style:text-properties style:text-underline-type="single" style:text-underline-style="solid" style:text-underline-width="auto" style:text-underline-mode="continuous"/>
    </style:style>
    <style:style style:name="T5121" style:parent-style-name="Domyślnaczcionkaakapitu" style:family="text">
      <style:text-properties fo:background-color="#80FFFF" style:text-underline-type="single" style:text-underline-style="solid" style:text-underline-width="auto" style:text-underline-mode="continuous"/>
    </style:style>
    <style:style style:name="T5122" style:parent-style-name="Domyślnaczcionkaakapitu" style:family="text">
      <style:text-properties style:text-underline-type="single" style:text-underline-style="solid" style:text-underline-width="auto" style:text-underline-mode="continuous"/>
    </style:style>
    <style:style style:name="P5123" style:parent-style-name="Normalny" style:family="paragraph">
      <style:paragraph-properties fo:text-align="justify" fo:line-height="150%" fo:text-indent="0.25in">
        <style:tab-stops>
          <style:tab-stop style:type="left" style:position="0.9701in"/>
        </style:tab-stops>
      </style:paragraph-properties>
    </style:style>
    <style:style style:name="T5124" style:parent-style-name="Domyślnaczcionkaakapitu" style:family="text">
      <style:text-properties fo:background-color="#80FFFF"/>
    </style:style>
    <style:style style:name="T5125" style:parent-style-name="Domyślnaczcionkaakapitu" style:family="text">
      <style:text-properties fo:background-color="#80FFFF"/>
    </style:style>
    <style:style style:name="T5126" style:parent-style-name="Domyślnaczcionkaakapitu" style:family="text">
      <style:text-properties fo:background-color="#80FFFF"/>
    </style:style>
    <style:style style:name="T5127" style:parent-style-name="Domyślnaczcionkaakapitu" style:family="text">
      <style:text-properties fo:background-color="#80FFFF"/>
    </style:style>
    <style:style style:name="T5128" style:parent-style-name="Domyślnaczcionkaakapitu" style:family="text">
      <style:text-properties fo:background-color="#80FFFF"/>
    </style:style>
    <style:style style:name="T5129" style:parent-style-name="Domyślnaczcionkaakapitu" style:family="text">
      <style:text-properties fo:background-color="#80FFFF"/>
    </style:style>
    <style:style style:name="P5130" style:parent-style-name="Normalny" style:family="paragraph">
      <style:paragraph-properties fo:text-align="justify" fo:line-height="150%">
        <style:tab-stops>
          <style:tab-stop style:type="left" style:position="0.9701in"/>
        </style:tab-stops>
      </style:paragraph-properties>
    </style:style>
    <style:style style:name="T5131" style:parent-style-name="Domyślnaczcionkaakapitu" style:family="text">
      <style:text-properties style:text-underline-type="single" style:text-underline-style="solid" style:text-underline-width="auto" style:text-underline-mode="continuous"/>
    </style:style>
    <style:style style:name="T5132" style:parent-style-name="Domyślnaczcionkaakapitu" style:family="text">
      <style:text-properties fo:background-color="#80FFFF" style:text-underline-type="single" style:text-underline-style="solid" style:text-underline-width="auto" style:text-underline-mode="continuous"/>
    </style:style>
    <style:style style:name="T5133" style:parent-style-name="Domyślnaczcionkaakapitu" style:family="text">
      <style:text-properties style:text-underline-type="single" style:text-underline-style="solid" style:text-underline-width="auto" style:text-underline-mode="continuous"/>
    </style:style>
    <style:style style:name="T5134" style:parent-style-name="Domyślnaczcionkaakapitu" style:family="text">
      <style:text-properties fo:background-color="#80FFFF" style:text-underline-type="single" style:text-underline-style="solid" style:text-underline-width="auto" style:text-underline-mode="continuous"/>
    </style:style>
    <style:style style:name="T5135" style:parent-style-name="Domyślnaczcionkaakapitu" style:family="text">
      <style:text-properties style:text-underline-type="single" style:text-underline-style="solid" style:text-underline-width="auto" style:text-underline-mode="continuous"/>
    </style:style>
    <style:style style:name="P5136" style:parent-style-name="Normalny" style:family="paragraph">
      <style:paragraph-properties fo:text-align="justify" fo:line-height="150%" fo:text-indent="0.25in">
        <style:tab-stops>
          <style:tab-stop style:type="left" style:position="0.9701in"/>
        </style:tab-stops>
      </style:paragraph-properties>
    </style:style>
    <style:style style:name="T5137" style:parent-style-name="Domyślnaczcionkaakapitu" style:family="text">
      <style:text-properties fo:background-color="#80FFFF"/>
    </style:style>
    <style:style style:name="T5138" style:parent-style-name="Domyślnaczcionkaakapitu" style:family="text">
      <style:text-properties fo:background-color="#80FFFF"/>
    </style:style>
    <style:style style:name="P5139" style:parent-style-name="Normalny" style:family="paragraph">
      <style:paragraph-properties fo:text-align="justify" fo:line-height="150%"/>
    </style:style>
    <style:style style:name="T5140" style:parent-style-name="Domyślnaczcionkaakapitu" style:family="text">
      <style:text-properties style:text-underline-type="single" style:text-underline-style="solid" style:text-underline-width="auto" style:text-underline-mode="continuous"/>
    </style:style>
    <style:style style:name="P5141" style:parent-style-name="Normalny" style:family="paragraph">
      <style:paragraph-properties fo:text-align="justify" fo:line-height="150%" fo:text-indent="0.25in"/>
    </style:style>
    <style:style style:name="T5142" style:parent-style-name="Domyślnaczcionkaakapitu" style:family="text">
      <style:text-properties fo:background-color="#80FFFF"/>
    </style:style>
    <style:style style:name="T5143" style:parent-style-name="Domyślnaczcionkaakapitu" style:family="text">
      <style:text-properties fo:background-color="#80FFFF"/>
    </style:style>
    <style:style style:name="T5144" style:parent-style-name="Domyślnaczcionkaakapitu" style:family="text">
      <style:text-properties fo:background-color="#80FFFF"/>
    </style:style>
    <style:style style:name="P5145" style:parent-style-name="Normalny" style:family="paragraph">
      <style:paragraph-properties fo:text-align="justify" fo:line-height="150%"/>
    </style:style>
    <style:style style:name="T5146" style:parent-style-name="Domyślnaczcionkaakapitu" style:family="text">
      <style:text-properties style:text-underline-type="single" style:text-underline-style="solid" style:text-underline-width="auto" style:text-underline-mode="continuous"/>
    </style:style>
    <style:style style:name="P5147" style:parent-style-name="Normalny" style:family="paragraph">
      <style:paragraph-properties fo:text-align="justify" fo:line-height="150%" fo:text-indent="0.25in"/>
    </style:style>
    <style:style style:name="P5148" style:parent-style-name="Normalny" style:family="paragraph">
      <style:paragraph-properties fo:text-align="justify" fo:line-height="150%"/>
    </style:style>
    <style:style style:name="T5149" style:parent-style-name="Domyślnaczcionkaakapitu" style:family="text">
      <style:text-properties style:text-underline-type="single" style:text-underline-style="solid" style:text-underline-width="auto" style:text-underline-mode="continuous"/>
    </style:style>
    <style:style style:name="P5150" style:parent-style-name="Normalny" style:family="paragraph">
      <style:paragraph-properties fo:text-align="justify" fo:line-height="150%" fo:text-indent="0.25in"/>
    </style:style>
    <style:style style:name="T5151" style:parent-style-name="Domyślnaczcionkaakapitu" style:family="text">
      <style:text-properties fo:background-color="#80FFFF"/>
    </style:style>
    <style:style style:name="T5152" style:parent-style-name="Domyślnaczcionkaakapitu" style:family="text">
      <style:text-properties fo:background-color="#80FFFF"/>
    </style:style>
    <style:style style:name="P5153" style:parent-style-name="Normalny" style:family="paragraph">
      <style:paragraph-properties fo:text-align="justify" fo:line-height="150%"/>
    </style:style>
    <style:style style:name="T5154" style:parent-style-name="Domyślnaczcionkaakapitu" style:family="text">
      <style:text-properties style:text-underline-type="single" style:text-underline-style="solid" style:text-underline-width="auto" style:text-underline-mode="continuous"/>
    </style:style>
    <style:style style:name="T5155" style:parent-style-name="Domyślnaczcionkaakapitu" style:family="text">
      <style:text-properties fo:background-color="#80FFFF" style:text-underline-type="single" style:text-underline-style="solid" style:text-underline-width="auto" style:text-underline-mode="continuous"/>
    </style:style>
    <style:style style:name="T5156" style:parent-style-name="Domyślnaczcionkaakapitu" style:family="text">
      <style:text-properties style:text-underline-type="single" style:text-underline-style="solid" style:text-underline-width="auto" style:text-underline-mode="continuous"/>
    </style:style>
    <style:style style:name="T5157" style:parent-style-name="Domyślnaczcionkaakapitu" style:family="text">
      <style:text-properties fo:background-color="#80FFFF" style:text-underline-type="single" style:text-underline-style="solid" style:text-underline-width="auto" style:text-underline-mode="continuous"/>
    </style:style>
    <style:style style:name="T5158" style:parent-style-name="Domyślnaczcionkaakapitu" style:family="text">
      <style:text-properties style:text-underline-type="single" style:text-underline-style="solid" style:text-underline-width="auto" style:text-underline-mode="continuous"/>
    </style:style>
    <style:style style:name="T5159" style:parent-style-name="Domyślnaczcionkaakapitu" style:family="text">
      <style:text-properties fo:background-color="#80FFFF" style:text-underline-type="single" style:text-underline-style="solid" style:text-underline-width="auto" style:text-underline-mode="continuous"/>
    </style:style>
    <style:style style:name="T5160" style:parent-style-name="Domyślnaczcionkaakapitu" style:family="text">
      <style:text-properties style:text-underline-type="single" style:text-underline-style="solid" style:text-underline-width="auto" style:text-underline-mode="continuous"/>
    </style:style>
    <style:style style:name="T5161" style:parent-style-name="Domyślnaczcionkaakapitu" style:family="text">
      <style:text-properties fo:background-color="#80FFFF"/>
    </style:style>
    <style:style style:name="P5162" style:parent-style-name="Normalny" style:family="paragraph">
      <style:paragraph-properties fo:text-align="justify" fo:line-height="150%" fo:text-indent="0.25in"/>
    </style:style>
    <style:style style:name="T5163" style:parent-style-name="Domyślnaczcionkaakapitu" style:family="text">
      <style:text-properties fo:background-color="#80FFFF"/>
    </style:style>
    <style:style style:name="T5164" style:parent-style-name="Domyślnaczcionkaakapitu" style:family="text">
      <style:text-properties fo:background-color="#80FFFF"/>
    </style:style>
    <style:style style:name="P5165" style:parent-style-name="Normalny" style:family="paragraph">
      <style:paragraph-properties fo:text-align="justify" fo:line-height="150%"/>
    </style:style>
    <style:style style:name="T5166" style:parent-style-name="Domyślnaczcionkaakapitu" style:family="text">
      <style:text-properties style:text-underline-type="single" style:text-underline-style="solid" style:text-underline-width="auto" style:text-underline-mode="continuous"/>
    </style:style>
    <style:style style:name="P5167" style:parent-style-name="Normalny" style:family="paragraph">
      <style:paragraph-properties fo:text-align="justify" fo:line-height="150%" fo:text-indent="0.25in"/>
    </style:style>
    <style:style style:name="P5168" style:parent-style-name="Normalny" style:family="paragraph">
      <style:paragraph-properties fo:text-align="justify" fo:line-height="150%"/>
    </style:style>
    <style:style style:name="T5169" style:parent-style-name="Domyślnaczcionkaakapitu" style:family="text">
      <style:text-properties style:text-underline-type="single" style:text-underline-style="solid" style:text-underline-width="auto" style:text-underline-mode="continuous"/>
    </style:style>
    <style:style style:name="T5170" style:parent-style-name="Domyślnaczcionkaakapitu" style:family="text">
      <style:text-properties fo:background-color="#80FFFF" style:text-underline-type="single" style:text-underline-style="solid" style:text-underline-width="auto" style:text-underline-mode="continuous"/>
    </style:style>
    <style:style style:name="T5171" style:parent-style-name="Domyślnaczcionkaakapitu" style:family="text">
      <style:text-properties style:text-underline-type="single" style:text-underline-style="solid" style:text-underline-width="auto" style:text-underline-mode="continuous"/>
    </style:style>
    <style:style style:name="T5172" style:parent-style-name="Domyślnaczcionkaakapitu" style:family="text">
      <style:text-properties fo:background-color="#80FFFF" style:text-underline-type="single" style:text-underline-style="solid" style:text-underline-width="auto" style:text-underline-mode="continuous"/>
    </style:style>
    <style:style style:name="T5173" style:parent-style-name="Domyślnaczcionkaakapitu" style:family="text">
      <style:text-properties style:text-underline-type="single" style:text-underline-style="solid" style:text-underline-width="auto" style:text-underline-mode="continuous"/>
    </style:style>
    <style:style style:name="T5174" style:parent-style-name="Domyślnaczcionkaakapitu" style:family="text">
      <style:text-properties fo:background-color="#80FFFF" style:text-underline-type="single" style:text-underline-style="solid" style:text-underline-width="auto" style:text-underline-mode="continuous"/>
    </style:style>
    <style:style style:name="T5175" style:parent-style-name="Domyślnaczcionkaakapitu" style:family="text">
      <style:text-properties style:text-underline-type="single" style:text-underline-style="solid" style:text-underline-width="auto" style:text-underline-mode="continuous"/>
    </style:style>
    <style:style style:name="P5176" style:parent-style-name="Normalny" style:family="paragraph">
      <style:paragraph-properties fo:text-align="justify" fo:line-height="150%" fo:text-indent="0.25in"/>
    </style:style>
    <style:style style:name="T5177" style:parent-style-name="Domyślnaczcionkaakapitu" style:family="text">
      <style:text-properties fo:background-color="#80FFFF"/>
    </style:style>
    <style:style style:name="T5178" style:parent-style-name="Domyślnaczcionkaakapitu" style:family="text">
      <style:text-properties fo:background-color="#80FFFF"/>
    </style:style>
    <style:style style:name="P5179" style:parent-style-name="Normalny" style:family="paragraph">
      <style:paragraph-properties fo:text-align="justify" fo:line-height="150%" fo:text-indent="0.25in"/>
    </style:style>
    <style:style style:name="T5180" style:parent-style-name="Domyślnaczcionkaakapitu" style:family="text">
      <style:text-properties fo:background-color="#80FFFF"/>
    </style:style>
    <style:style style:name="T5181" style:parent-style-name="Domyślnaczcionkaakapitu" style:family="text">
      <style:text-properties fo:background-color="#80FFFF"/>
    </style:style>
    <style:style style:name="T5182" style:parent-style-name="Domyślnaczcionkaakapitu" style:family="text">
      <style:text-properties fo:background-color="#80FFFF"/>
    </style:style>
    <style:style style:name="T5183" style:parent-style-name="Domyślnaczcionkaakapitu" style:family="text">
      <style:text-properties fo:background-color="#80FFFF"/>
    </style:style>
    <style:style style:name="T5184" style:parent-style-name="Domyślnaczcionkaakapitu" style:family="text">
      <style:text-properties fo:background-color="#80FFFF"/>
    </style:style>
    <style:style style:name="T5185" style:parent-style-name="Domyślnaczcionkaakapitu" style:family="text">
      <style:text-properties fo:background-color="#80FFFF"/>
    </style:style>
    <style:style style:name="P5186" style:parent-style-name="Normalny" style:family="paragraph">
      <style:paragraph-properties fo:text-align="justify" fo:line-height="150%" fo:text-indent="0.25in"/>
    </style:style>
    <style:style style:name="T5187" style:parent-style-name="Domyślnaczcionkaakapitu" style:family="text">
      <style:text-properties fo:background-color="#80FFFF"/>
    </style:style>
    <style:style style:name="T5188" style:parent-style-name="Domyślnaczcionkaakapitu" style:family="text">
      <style:text-properties fo:background-color="#80FFFF"/>
    </style:style>
    <style:style style:name="T5189" style:parent-style-name="Domyślnaczcionkaakapitu" style:family="text">
      <style:text-properties fo:background-color="#80FFFF"/>
    </style:style>
    <style:style style:name="P5190" style:parent-style-name="Normalny" style:family="paragraph">
      <style:paragraph-properties fo:text-align="justify" fo:line-height="150%" fo:text-indent="0.25in"/>
    </style:style>
    <style:style style:name="T5191" style:parent-style-name="Domyślnaczcionkaakapitu" style:family="text">
      <style:text-properties fo:background-color="#80FFFF"/>
    </style:style>
    <style:style style:name="P5192" style:parent-style-name="Normalny" style:family="paragraph">
      <style:paragraph-properties fo:text-align="justify" fo:line-height="150%"/>
    </style:style>
    <style:style style:name="T5193" style:parent-style-name="Domyślnaczcionkaakapitu" style:family="text">
      <style:text-properties style:text-underline-type="single" style:text-underline-style="solid" style:text-underline-width="auto" style:text-underline-mode="continuous"/>
    </style:style>
    <style:style style:name="T5194" style:parent-style-name="Domyślnaczcionkaakapitu" style:family="text">
      <style:text-properties fo:background-color="#80FFFF" style:text-underline-type="single" style:text-underline-style="solid" style:text-underline-width="auto" style:text-underline-mode="continuous"/>
    </style:style>
    <style:style style:name="T5195" style:parent-style-name="Domyślnaczcionkaakapitu" style:family="text">
      <style:text-properties style:text-underline-type="single" style:text-underline-style="solid" style:text-underline-width="auto" style:text-underline-mode="continuous"/>
    </style:style>
    <style:style style:name="T5196" style:parent-style-name="Domyślnaczcionkaakapitu" style:family="text">
      <style:text-properties fo:background-color="#80FFFF" style:text-underline-type="single" style:text-underline-style="solid" style:text-underline-width="auto" style:text-underline-mode="continuous"/>
    </style:style>
    <style:style style:name="T5197" style:parent-style-name="Domyślnaczcionkaakapitu" style:family="text">
      <style:text-properties style:text-underline-type="single" style:text-underline-style="solid" style:text-underline-width="auto" style:text-underline-mode="continuous"/>
    </style:style>
    <style:style style:name="T5198" style:parent-style-name="Domyślnaczcionkaakapitu" style:family="text">
      <style:text-properties fo:background-color="#80FFFF" style:text-underline-type="single" style:text-underline-style="solid" style:text-underline-width="auto" style:text-underline-mode="continuous"/>
    </style:style>
    <style:style style:name="T5199" style:parent-style-name="Domyślnaczcionkaakapitu" style:family="text">
      <style:text-properties style:text-underline-type="single" style:text-underline-style="solid" style:text-underline-width="auto" style:text-underline-mode="continuous"/>
    </style:style>
    <style:style style:name="P5200" style:parent-style-name="Normalny" style:family="paragraph">
      <style:paragraph-properties fo:text-align="justify" fo:line-height="150%" fo:text-indent="0.25in"/>
    </style:style>
    <style:style style:name="T5201" style:parent-style-name="Domyślnaczcionkaakapitu" style:family="text">
      <style:text-properties fo:background-color="#80FFFF"/>
    </style:style>
    <style:style style:name="P5202" style:parent-style-name="Normalny" style:family="paragraph">
      <style:paragraph-properties fo:text-align="justify" fo:line-height="150%" fo:text-indent="0.25in"/>
    </style:style>
    <style:style style:name="T5203" style:parent-style-name="Domyślnaczcionkaakapitu" style:family="text">
      <style:text-properties fo:background-color="#80FFFF"/>
    </style:style>
    <style:style style:name="T5204" style:parent-style-name="Domyślnaczcionkaakapitu" style:family="text">
      <style:text-properties fo:background-color="#80FFFF"/>
    </style:style>
    <style:style style:name="P5205" style:parent-style-name="Normalny" style:family="paragraph">
      <style:paragraph-properties fo:text-align="justify" fo:line-height="150%"/>
    </style:style>
    <style:style style:name="T5206" style:parent-style-name="Domyślnaczcionkaakapitu" style:family="text">
      <style:text-properties style:text-underline-type="single" style:text-underline-style="solid" style:text-underline-width="auto" style:text-underline-mode="continuous"/>
    </style:style>
    <style:style style:name="P5207" style:parent-style-name="Normalny" style:family="paragraph">
      <style:paragraph-properties fo:text-align="justify" fo:line-height="150%" fo:text-indent="0.25in"/>
    </style:style>
    <style:style style:name="T5208" style:parent-style-name="Domyślnaczcionkaakapitu" style:family="text">
      <style:text-properties fo:background-color="#80FFFF"/>
    </style:style>
    <style:style style:name="P5209" style:parent-style-name="Normalny" style:family="paragraph">
      <style:paragraph-properties fo:text-align="justify" fo:line-height="150%"/>
    </style:style>
    <style:style style:name="T5210" style:parent-style-name="Domyślnaczcionkaakapitu" style:family="text">
      <style:text-properties style:text-underline-type="single" style:text-underline-style="solid" style:text-underline-width="auto" style:text-underline-mode="continuous"/>
    </style:style>
    <style:style style:name="T5211" style:parent-style-name="Domyślnaczcionkaakapitu" style:family="text">
      <style:text-properties fo:background-color="#80FFFF" style:text-underline-type="single" style:text-underline-style="solid" style:text-underline-width="auto" style:text-underline-mode="continuous"/>
    </style:style>
    <style:style style:name="T5212" style:parent-style-name="Domyślnaczcionkaakapitu" style:family="text">
      <style:text-properties style:text-underline-type="single" style:text-underline-style="solid" style:text-underline-width="auto" style:text-underline-mode="continuous"/>
    </style:style>
    <style:style style:name="T5213" style:parent-style-name="Domyślnaczcionkaakapitu" style:family="text">
      <style:text-properties fo:background-color="#80FFFF" style:text-underline-type="single" style:text-underline-style="solid" style:text-underline-width="auto" style:text-underline-mode="continuous"/>
    </style:style>
    <style:style style:name="T5214" style:parent-style-name="Domyślnaczcionkaakapitu" style:family="text">
      <style:text-properties style:text-underline-type="single" style:text-underline-style="solid" style:text-underline-width="auto" style:text-underline-mode="continuous"/>
    </style:style>
    <style:style style:name="T5215" style:parent-style-name="Domyślnaczcionkaakapitu" style:family="text">
      <style:text-properties fo:background-color="#80FFFF" style:text-underline-type="single" style:text-underline-style="solid" style:text-underline-width="auto" style:text-underline-mode="continuous"/>
    </style:style>
    <style:style style:name="T5216" style:parent-style-name="Domyślnaczcionkaakapitu" style:family="text">
      <style:text-properties style:text-underline-type="single" style:text-underline-style="solid" style:text-underline-width="auto" style:text-underline-mode="continuous"/>
    </style:style>
    <style:style style:name="P5217" style:parent-style-name="Normalny" style:family="paragraph">
      <style:paragraph-properties fo:text-align="justify" fo:line-height="150%" fo:text-indent="0.25in"/>
    </style:style>
    <style:style style:name="P5218" style:parent-style-name="Normalny" style:family="paragraph">
      <style:paragraph-properties fo:text-align="justify" fo:line-height="150%"/>
    </style:style>
    <style:style style:name="T5219" style:parent-style-name="Domyślnaczcionkaakapitu" style:family="text">
      <style:text-properties style:text-underline-type="single" style:text-underline-style="solid" style:text-underline-width="auto" style:text-underline-mode="continuous"/>
    </style:style>
    <style:style style:name="T5220" style:parent-style-name="Domyślnaczcionkaakapitu" style:family="text">
      <style:text-properties fo:background-color="#80FFFF" style:text-underline-type="single" style:text-underline-style="solid" style:text-underline-width="auto" style:text-underline-mode="continuous"/>
    </style:style>
    <style:style style:name="T5221" style:parent-style-name="Domyślnaczcionkaakapitu" style:family="text">
      <style:text-properties style:text-underline-type="single" style:text-underline-style="solid" style:text-underline-width="auto" style:text-underline-mode="continuous"/>
    </style:style>
    <style:style style:name="T5222" style:parent-style-name="Domyślnaczcionkaakapitu" style:family="text">
      <style:text-properties fo:background-color="#80FFFF" style:text-underline-type="single" style:text-underline-style="solid" style:text-underline-width="auto" style:text-underline-mode="continuous"/>
    </style:style>
    <style:style style:name="T5223" style:parent-style-name="Domyślnaczcionkaakapitu" style:family="text">
      <style:text-properties style:text-underline-type="single" style:text-underline-style="solid" style:text-underline-width="auto" style:text-underline-mode="continuous"/>
    </style:style>
    <style:style style:name="P5224" style:parent-style-name="Normalny" style:family="paragraph">
      <style:paragraph-properties fo:text-align="justify" fo:line-height="150%" fo:text-indent="0.25in"/>
    </style:style>
    <style:style style:name="T5225" style:parent-style-name="Domyślnaczcionkaakapitu" style:family="text">
      <style:text-properties fo:background-color="#80FFFF"/>
    </style:style>
    <style:style style:name="T5226" style:parent-style-name="Domyślnaczcionkaakapitu" style:family="text">
      <style:text-properties fo:background-color="#80FFFF"/>
    </style:style>
    <style:style style:name="P5227" style:parent-style-name="Normalny" style:family="paragraph">
      <style:paragraph-properties fo:text-align="justify" fo:line-height="150%"/>
    </style:style>
    <style:style style:name="T5228" style:parent-style-name="Domyślnaczcionkaakapitu" style:family="text">
      <style:text-properties style:text-underline-type="single" style:text-underline-style="solid" style:text-underline-width="auto" style:text-underline-mode="continuous"/>
    </style:style>
    <style:style style:name="P5229" style:parent-style-name="Normalny" style:family="paragraph">
      <style:paragraph-properties fo:text-align="justify" fo:line-height="150%" fo:text-indent="0.25in"/>
    </style:style>
    <style:style style:name="T5230" style:parent-style-name="Domyślnaczcionkaakapitu" style:family="text">
      <style:text-properties fo:background-color="#80FFFF"/>
    </style:style>
    <style:style style:name="T5231" style:parent-style-name="Domyślnaczcionkaakapitu" style:family="text">
      <style:text-properties fo:background-color="#80FFFF"/>
    </style:style>
    <style:style style:name="P5232" style:parent-style-name="Normalny" style:family="paragraph">
      <style:paragraph-properties fo:text-align="justify" fo:line-height="150%"/>
    </style:style>
    <style:style style:name="P5233" style:parent-style-name="Normalny" style:family="paragraph">
      <style:paragraph-properties fo:text-align="justify" fo:line-height="150%" fo:text-indent="0.25in"/>
    </style:style>
    <style:style style:name="T5234" style:parent-style-name="Domyślnaczcionkaakapitu" style:family="text">
      <style:text-properties fo:background-color="#80FFFF"/>
    </style:style>
    <style:style style:name="T5235" style:parent-style-name="Domyślnaczcionkaakapitu" style:family="text">
      <style:text-properties fo:background-color="#80FFFF"/>
    </style:style>
    <style:style style:name="T5236" style:parent-style-name="Domyślnaczcionkaakapitu" style:family="text">
      <style:text-properties fo:background-color="#80FFFF"/>
    </style:style>
    <style:style style:name="T5237" style:parent-style-name="Domyślnaczcionkaakapitu" style:family="text">
      <style:text-properties fo:background-color="#80FFFF"/>
    </style:style>
    <style:style style:name="P5238" style:parent-style-name="Normalny" style:family="paragraph">
      <style:paragraph-properties fo:text-align="justify" fo:line-height="150%" fo:text-indent="0.25in"/>
    </style:style>
    <style:style style:name="T5239" style:parent-style-name="Domyślnaczcionkaakapitu" style:family="text">
      <style:text-properties fo:background-color="#80FFFF"/>
    </style:style>
    <style:style style:name="P5240" style:parent-style-name="Normalny" style:family="paragraph">
      <style:paragraph-properties fo:text-align="justify" fo:line-height="150%" fo:text-indent="0.25in"/>
    </style:style>
    <style:style style:name="P5241" style:parent-style-name="Normalny" style:family="paragraph">
      <style:paragraph-properties fo:text-align="justify" fo:line-height="150%" fo:text-indent="0.25in"/>
    </style:style>
    <style:style style:name="T5242" style:parent-style-name="Domyślnaczcionkaakapitu" style:family="text">
      <style:text-properties fo:background-color="#80FFFF"/>
    </style:style>
    <style:style style:name="P5243" style:parent-style-name="Normalny" style:family="paragraph">
      <style:paragraph-properties fo:text-align="justify" fo:line-height="150%" fo:text-indent="0.25in"/>
    </style:style>
    <style:style style:name="T5244" style:parent-style-name="Domyślnaczcionkaakapitu" style:family="text">
      <style:text-properties fo:background-color="#80FFFF"/>
    </style:style>
    <style:style style:name="P5245" style:parent-style-name="Normalny" style:family="paragraph">
      <style:paragraph-properties fo:text-align="justify" fo:line-height="150%" fo:text-indent="0.25in"/>
    </style:style>
    <style:style style:name="T5246" style:parent-style-name="Domyślnaczcionkaakapitu" style:family="text">
      <style:text-properties fo:background-color="#80FFFF"/>
    </style:style>
    <style:style style:name="P5247" style:parent-style-name="Normalny" style:family="paragraph">
      <style:paragraph-properties fo:text-align="justify" fo:line-height="150%" fo:text-indent="0.25in"/>
    </style:style>
    <style:style style:name="T5248" style:parent-style-name="Domyślnaczcionkaakapitu" style:family="text">
      <style:text-properties fo:background-color="#80FFFF"/>
    </style:style>
    <style:style style:name="T5249" style:parent-style-name="Domyślnaczcionkaakapitu" style:family="text">
      <style:text-properties fo:background-color="#80FFFF"/>
    </style:style>
    <style:style style:name="P5250" style:parent-style-name="Normalny" style:family="paragraph">
      <style:paragraph-properties fo:text-align="justify" fo:line-height="150%" fo:text-indent="0.25in"/>
    </style:style>
    <style:style style:name="T5251" style:parent-style-name="Domyślnaczcionkaakapitu" style:family="text">
      <style:text-properties fo:background-color="#80FFFF"/>
    </style:style>
    <style:style style:name="P5252" style:parent-style-name="Normalny" style:family="paragraph">
      <style:paragraph-properties fo:text-align="justify" fo:line-height="150%" fo:text-indent="0.25in"/>
    </style:style>
    <style:style style:name="P5253" style:parent-style-name="Normalny" style:family="paragraph">
      <style:paragraph-properties fo:text-align="justify" fo:line-height="150%" fo:text-indent="0.25in"/>
    </style:style>
    <style:style style:name="T5254" style:parent-style-name="Domyślnaczcionkaakapitu" style:family="text">
      <style:text-properties fo:background-color="#80FFFF"/>
    </style:style>
    <style:style style:name="T5255" style:parent-style-name="Domyślnaczcionkaakapitu" style:family="text">
      <style:text-properties fo:background-color="#80FFFF"/>
    </style:style>
    <style:style style:name="T5256" style:parent-style-name="Domyślnaczcionkaakapitu" style:family="text">
      <style:text-properties fo:background-color="#80FFFF"/>
    </style:style>
    <style:style style:name="T5257" style:parent-style-name="Domyślnaczcionkaakapitu" style:family="text">
      <style:text-properties fo:background-color="#80FFFF"/>
    </style:style>
    <style:style style:name="P5258" style:parent-style-name="Normalny" style:family="paragraph">
      <style:paragraph-properties fo:text-align="justify" fo:line-height="150%" fo:text-indent="0.25in"/>
    </style:style>
    <style:style style:name="T5259" style:parent-style-name="Domyślnaczcionkaakapitu" style:family="text">
      <style:text-properties fo:background-color="#80FFFF"/>
    </style:style>
    <style:style style:name="T5260" style:parent-style-name="Domyślnaczcionkaakapitu" style:family="text">
      <style:text-properties fo:background-color="#80FFFF"/>
    </style:style>
    <style:style style:name="T5261" style:parent-style-name="Domyślnaczcionkaakapitu" style:family="text">
      <style:text-properties fo:background-color="#80FFFF"/>
    </style:style>
    <style:style style:name="T5262" style:parent-style-name="Domyślnaczcionkaakapitu" style:family="text">
      <style:text-properties fo:background-color="#80FFFF"/>
    </style:style>
    <style:style style:name="T5263" style:parent-style-name="Domyślnaczcionkaakapitu" style:family="text">
      <style:text-properties fo:background-color="#80FFFF"/>
    </style:style>
    <style:style style:name="T5264" style:parent-style-name="Domyślnaczcionkaakapitu" style:family="text">
      <style:text-properties fo:background-color="#80FFFF"/>
    </style:style>
    <style:style style:name="T5265" style:parent-style-name="Domyślnaczcionkaakapitu" style:family="text">
      <style:text-properties fo:background-color="#80FFFF"/>
    </style:style>
    <style:style style:name="T5266" style:parent-style-name="Domyślnaczcionkaakapitu" style:family="text">
      <style:text-properties fo:background-color="#80FFFF"/>
    </style:style>
    <style:style style:name="P5267" style:parent-style-name="Normalny" style:family="paragraph">
      <style:paragraph-properties fo:text-align="justify" fo:line-height="150%" fo:text-indent="0.25in"/>
    </style:style>
    <style:style style:name="T5268" style:parent-style-name="Domyślnaczcionkaakapitu" style:family="text">
      <style:text-properties fo:background-color="#80FFFF"/>
    </style:style>
    <style:style style:name="P5269" style:parent-style-name="Normalny" style:family="paragraph">
      <style:paragraph-properties fo:text-align="justify" fo:line-height="150%"/>
    </style:style>
    <style:style style:name="T5270" style:parent-style-name="Domyślnaczcionkaakapitu" style:family="text">
      <style:text-properties style:text-underline-type="single" style:text-underline-style="solid" style:text-underline-width="auto" style:text-underline-mode="continuous"/>
    </style:style>
    <style:style style:name="T5271" style:parent-style-name="Domyślnaczcionkaakapitu" style:family="text">
      <style:text-properties fo:background-color="#80FFFF" style:text-underline-type="single" style:text-underline-style="solid" style:text-underline-width="auto" style:text-underline-mode="continuous"/>
    </style:style>
    <style:style style:name="T5272" style:parent-style-name="Domyślnaczcionkaakapitu" style:family="text">
      <style:text-properties style:text-underline-type="single" style:text-underline-style="solid" style:text-underline-width="auto" style:text-underline-mode="continuous"/>
    </style:style>
    <style:style style:name="T5273" style:parent-style-name="Domyślnaczcionkaakapitu" style:family="text">
      <style:text-properties fo:background-color="#80FFFF" style:text-underline-type="single" style:text-underline-style="solid" style:text-underline-width="auto" style:text-underline-mode="continuous"/>
    </style:style>
    <style:style style:name="T5274" style:parent-style-name="Domyślnaczcionkaakapitu" style:family="text">
      <style:text-properties style:text-underline-type="single" style:text-underline-style="solid" style:text-underline-width="auto" style:text-underline-mode="continuous"/>
    </style:style>
    <style:style style:name="P5275" style:parent-style-name="Normalny" style:family="paragraph">
      <style:paragraph-properties fo:text-align="justify" fo:line-height="150%" fo:text-indent="0.25in"/>
    </style:style>
    <style:style style:name="T5276" style:parent-style-name="Domyślnaczcionkaakapitu" style:family="text">
      <style:text-properties fo:background-color="#80FFFF"/>
    </style:style>
    <style:style style:name="T5277" style:parent-style-name="Domyślnaczcionkaakapitu" style:family="text">
      <style:text-properties fo:background-color="#80FFFF"/>
    </style:style>
    <style:style style:name="T5278" style:parent-style-name="Domyślnaczcionkaakapitu" style:family="text">
      <style:text-properties fo:background-color="#80FFFF"/>
    </style:style>
    <style:style style:name="P5279" style:parent-style-name="Normalny" style:family="paragraph">
      <style:paragraph-properties fo:text-align="justify" fo:line-height="150%" fo:text-indent="0.25in">
        <style:tab-stops>
          <style:tab-stop style:type="left" style:position="0.7534in"/>
        </style:tab-stops>
      </style:paragraph-properties>
    </style:style>
    <style:style style:name="T5280" style:parent-style-name="Domyślnaczcionkaakapitu" style:family="text">
      <style:text-properties fo:background-color="#80FFFF"/>
    </style:style>
    <style:style style:name="P5281" style:parent-style-name="Normalny" style:family="paragraph">
      <style:paragraph-properties fo:text-align="justify" fo:line-height="150%">
        <style:tab-stops>
          <style:tab-stop style:type="left" style:position="0.7534in"/>
        </style:tab-stops>
      </style:paragraph-properties>
    </style:style>
    <style:style style:name="T5282" style:parent-style-name="Domyślnaczcionkaakapitu" style:family="text">
      <style:text-properties style:text-underline-type="single" style:text-underline-style="solid" style:text-underline-width="auto" style:text-underline-mode="continuous"/>
    </style:style>
    <style:style style:name="T5283" style:parent-style-name="Domyślnaczcionkaakapitu" style:family="text">
      <style:text-properties fo:background-color="#80FFFF" style:text-underline-type="single" style:text-underline-style="solid" style:text-underline-width="auto" style:text-underline-mode="continuous"/>
    </style:style>
    <style:style style:name="T5284" style:parent-style-name="Domyślnaczcionkaakapitu" style:family="text">
      <style:text-properties style:text-underline-type="single" style:text-underline-style="solid" style:text-underline-width="auto" style:text-underline-mode="continuous"/>
    </style:style>
    <style:style style:name="P5285" style:parent-style-name="Normalny" style:family="paragraph">
      <style:paragraph-properties fo:text-align="justify" fo:line-height="150%" fo:text-indent="0.25in">
        <style:tab-stops>
          <style:tab-stop style:type="left" style:position="0.7534in"/>
        </style:tab-stops>
      </style:paragraph-properties>
    </style:style>
    <style:style style:name="T5286" style:parent-style-name="Domyślnaczcionkaakapitu" style:family="text">
      <style:text-properties fo:background-color="#80FFFF"/>
    </style:style>
    <style:style style:name="T5287" style:parent-style-name="Domyślnaczcionkaakapitu" style:family="text">
      <style:text-properties fo:background-color="#80FFFF"/>
    </style:style>
    <style:style style:name="T5288" style:parent-style-name="Domyślnaczcionkaakapitu" style:family="text">
      <style:text-properties fo:background-color="#80FFFF"/>
    </style:style>
    <style:style style:name="P5289" style:parent-style-name="Normalny" style:family="paragraph">
      <style:paragraph-properties fo:text-align="justify" fo:line-height="150%" fo:text-indent="0.25in"/>
    </style:style>
    <style:style style:name="T5290" style:parent-style-name="Domyślnaczcionkaakapitu" style:family="text">
      <style:text-properties fo:background-color="#80FFFF"/>
    </style:style>
    <style:style style:name="T5291" style:parent-style-name="Domyślnaczcionkaakapitu" style:family="text">
      <style:text-properties fo:background-color="#80FFFF"/>
    </style:style>
    <style:style style:name="T5292" style:parent-style-name="Domyślnaczcionkaakapitu" style:family="text">
      <style:text-properties fo:background-color="#80FFFF"/>
    </style:style>
    <style:style style:name="T5293" style:parent-style-name="Domyślnaczcionkaakapitu" style:family="text">
      <style:text-properties fo:background-color="#80FFFF"/>
    </style:style>
    <style:style style:name="P5294" style:parent-style-name="Normalny" style:family="paragraph">
      <style:paragraph-properties fo:text-align="justify" fo:line-height="150%"/>
    </style:style>
    <style:style style:name="T5295" style:parent-style-name="Domyślnaczcionkaakapitu" style:family="text">
      <style:text-properties style:text-underline-type="single" style:text-underline-style="solid" style:text-underline-width="auto" style:text-underline-mode="continuous"/>
    </style:style>
    <style:style style:name="T5296" style:parent-style-name="Domyślnaczcionkaakapitu" style:family="text">
      <style:text-properties fo:background-color="#80FFFF" style:text-underline-type="single" style:text-underline-style="solid" style:text-underline-width="auto" style:text-underline-mode="continuous"/>
    </style:style>
    <style:style style:name="T5297" style:parent-style-name="Domyślnaczcionkaakapitu" style:family="text">
      <style:text-properties style:text-underline-type="single" style:text-underline-style="solid" style:text-underline-width="auto" style:text-underline-mode="continuous"/>
    </style:style>
    <style:style style:name="P5298" style:parent-style-name="Normalny" style:family="paragraph">
      <style:paragraph-properties fo:text-align="justify" fo:line-height="150%" fo:text-indent="0.25in">
        <style:tab-stops>
          <style:tab-stop style:type="left" style:leader-style="dotted" style:leader-text="." style:position="4.1201in"/>
        </style:tab-stops>
      </style:paragraph-properties>
    </style:style>
    <style:style style:name="P5299" style:parent-style-name="Normalny" style:family="paragraph">
      <style:paragraph-properties fo:text-align="justify" fo:line-height="150%"/>
    </style:style>
    <style:style style:name="T5300" style:parent-style-name="Domyślnaczcionkaakapitu" style:family="text">
      <style:text-properties style:text-underline-type="single" style:text-underline-style="solid" style:text-underline-width="auto" style:text-underline-mode="continuous"/>
    </style:style>
    <style:style style:name="T5301" style:parent-style-name="Domyślnaczcionkaakapitu" style:family="text">
      <style:text-properties style:text-underline-type="single" style:text-underline-style="solid" style:text-underline-width="auto" style:text-underline-mode="continuous"/>
    </style:style>
    <style:style style:name="P5302" style:parent-style-name="Normalny" style:family="paragraph">
      <style:paragraph-properties fo:text-align="justify" fo:line-height="150%" fo:text-indent="0.25in"/>
    </style:style>
    <style:style style:name="T5303" style:parent-style-name="Domyślnaczcionkaakapitu" style:family="text">
      <style:text-properties fo:background-color="#80FFFF"/>
    </style:style>
    <style:style style:name="T5304" style:parent-style-name="Domyślnaczcionkaakapitu" style:family="text">
      <style:text-properties fo:background-color="#80FFFF"/>
    </style:style>
    <style:style style:name="T5305" style:parent-style-name="Domyślnaczcionkaakapitu" style:family="text">
      <style:text-properties fo:background-color="#80FFFF"/>
    </style:style>
    <style:style style:name="T5306" style:parent-style-name="Domyślnaczcionkaakapitu" style:family="text">
      <style:text-properties fo:background-color="#80FFFF"/>
    </style:style>
    <style:style style:name="P5307" style:parent-style-name="Normalny" style:family="paragraph">
      <style:paragraph-properties fo:text-align="justify" fo:line-height="150%"/>
    </style:style>
    <style:style style:name="T5308" style:parent-style-name="Domyślnaczcionkaakapitu" style:family="text">
      <style:text-properties style:text-underline-type="single" style:text-underline-style="solid" style:text-underline-width="auto" style:text-underline-mode="continuous"/>
    </style:style>
    <style:style style:name="T5309" style:parent-style-name="Domyślnaczcionkaakapitu" style:family="text">
      <style:text-properties fo:background-color="#80FFFF" style:text-underline-type="single" style:text-underline-style="solid" style:text-underline-width="auto" style:text-underline-mode="continuous"/>
    </style:style>
    <style:style style:name="T5310" style:parent-style-name="Domyślnaczcionkaakapitu" style:family="text">
      <style:text-properties style:text-underline-type="single" style:text-underline-style="solid" style:text-underline-width="auto" style:text-underline-mode="continuous"/>
    </style:style>
    <style:style style:name="P5311" style:parent-style-name="Normalny" style:family="paragraph">
      <style:paragraph-properties fo:text-align="justify" fo:line-height="150%" fo:text-indent="0.25in"/>
    </style:style>
    <style:style style:name="P5312" style:parent-style-name="Normalny" style:family="paragraph">
      <style:paragraph-properties fo:text-align="justify" fo:line-height="150%"/>
    </style:style>
    <style:style style:name="T5313" style:parent-style-name="Domyślnaczcionkaakapitu" style:family="text">
      <style:text-properties style:text-underline-type="single" style:text-underline-style="solid" style:text-underline-width="auto" style:text-underline-mode="continuous"/>
    </style:style>
    <style:style style:name="T5314" style:parent-style-name="Domyślnaczcionkaakapitu" style:family="text">
      <style:text-properties fo:background-color="#80FFFF" style:text-underline-type="single" style:text-underline-style="solid" style:text-underline-width="auto" style:text-underline-mode="continuous"/>
    </style:style>
    <style:style style:name="T5315" style:parent-style-name="Domyślnaczcionkaakapitu" style:family="text">
      <style:text-properties style:text-underline-type="single" style:text-underline-style="solid" style:text-underline-width="auto" style:text-underline-mode="continuous"/>
    </style:style>
    <style:style style:name="T5316" style:parent-style-name="Domyślnaczcionkaakapitu" style:family="text">
      <style:text-properties fo:background-color="#80FFFF" style:text-underline-type="single" style:text-underline-style="solid" style:text-underline-width="auto" style:text-underline-mode="continuous"/>
    </style:style>
    <style:style style:name="T5317" style:parent-style-name="Domyślnaczcionkaakapitu" style:family="text">
      <style:text-properties style:text-underline-type="single" style:text-underline-style="solid" style:text-underline-width="auto" style:text-underline-mode="continuous"/>
    </style:style>
    <style:style style:name="T5318" style:parent-style-name="Domyślnaczcionkaakapitu" style:family="text">
      <style:text-properties fo:background-color="#80FFFF" style:text-underline-type="single" style:text-underline-style="solid" style:text-underline-width="auto" style:text-underline-mode="continuous"/>
    </style:style>
    <style:style style:name="T5319" style:parent-style-name="Domyślnaczcionkaakapitu" style:family="text">
      <style:text-properties style:text-underline-type="single" style:text-underline-style="solid" style:text-underline-width="auto" style:text-underline-mode="continuous"/>
    </style:style>
    <style:style style:name="T5320" style:parent-style-name="Domyślnaczcionkaakapitu" style:family="text">
      <style:text-properties fo:background-color="#80FFFF" style:text-underline-type="single" style:text-underline-style="solid" style:text-underline-width="auto" style:text-underline-mode="continuous"/>
    </style:style>
    <style:style style:name="T5321" style:parent-style-name="Domyślnaczcionkaakapitu" style:family="text">
      <style:text-properties style:text-underline-type="single" style:text-underline-style="solid" style:text-underline-width="auto" style:text-underline-mode="continuous"/>
    </style:style>
    <style:style style:name="T5322" style:parent-style-name="Domyślnaczcionkaakapitu" style:family="text">
      <style:text-properties fo:background-color="#80FFFF" style:text-underline-type="single" style:text-underline-style="solid" style:text-underline-width="auto" style:text-underline-mode="continuous"/>
    </style:style>
    <style:style style:name="T5323" style:parent-style-name="Domyślnaczcionkaakapitu" style:family="text">
      <style:text-properties fo:background-color="#80FFFF"/>
    </style:style>
    <style:style style:name="P5324" style:parent-style-name="Normalny" style:family="paragraph">
      <style:paragraph-properties fo:text-align="justify" fo:line-height="150%" fo:text-indent="0.25in"/>
    </style:style>
    <style:style style:name="T5325" style:parent-style-name="Domyślnaczcionkaakapitu" style:family="text">
      <style:text-properties fo:background-color="#80FFFF"/>
    </style:style>
    <style:style style:name="P5326" style:parent-style-name="Normalny" style:family="paragraph">
      <style:paragraph-properties fo:text-align="justify" fo:line-height="150%"/>
    </style:style>
    <style:style style:name="T5327" style:parent-style-name="Domyślnaczcionkaakapitu" style:family="text">
      <style:text-properties style:text-underline-type="single" style:text-underline-style="solid" style:text-underline-width="auto" style:text-underline-mode="continuous"/>
    </style:style>
    <style:style style:name="T5328" style:parent-style-name="Domyślnaczcionkaakapitu" style:family="text">
      <style:text-properties fo:background-color="#80FFFF" style:text-underline-type="single" style:text-underline-style="solid" style:text-underline-width="auto" style:text-underline-mode="continuous"/>
    </style:style>
    <style:style style:name="T5329" style:parent-style-name="Domyślnaczcionkaakapitu" style:family="text">
      <style:text-properties style:text-underline-type="single" style:text-underline-style="solid" style:text-underline-width="auto" style:text-underline-mode="continuous"/>
    </style:style>
    <style:style style:name="P5330" style:parent-style-name="Normalny" style:family="paragraph">
      <style:paragraph-properties fo:text-align="justify" fo:line-height="150%" fo:text-indent="0.25in"/>
    </style:style>
    <style:style style:name="T5331" style:parent-style-name="Domyślnaczcionkaakapitu" style:family="text">
      <style:text-properties fo:background-color="#80FFFF"/>
    </style:style>
    <style:style style:name="T5332" style:parent-style-name="Domyślnaczcionkaakapitu" style:family="text">
      <style:text-properties fo:background-color="#80FFFF"/>
    </style:style>
    <style:style style:name="P5333" style:parent-style-name="Normalny" style:family="paragraph">
      <style:paragraph-properties fo:text-align="justify" fo:line-height="150%"/>
    </style:style>
    <style:style style:name="T5334" style:parent-style-name="Domyślnaczcionkaakapitu" style:family="text">
      <style:text-properties style:text-underline-type="single" style:text-underline-style="solid" style:text-underline-width="auto" style:text-underline-mode="continuous"/>
    </style:style>
    <style:style style:name="T5335" style:parent-style-name="Domyślnaczcionkaakapitu" style:family="text">
      <style:text-properties fo:background-color="#80FFFF" style:text-underline-type="single" style:text-underline-style="solid" style:text-underline-width="auto" style:text-underline-mode="continuous"/>
    </style:style>
    <style:style style:name="T5336" style:parent-style-name="Domyślnaczcionkaakapitu" style:family="text">
      <style:text-properties style:text-underline-type="single" style:text-underline-style="solid" style:text-underline-width="auto" style:text-underline-mode="continuous"/>
    </style:style>
    <style:style style:name="T5337" style:parent-style-name="Domyślnaczcionkaakapitu" style:family="text">
      <style:text-properties fo:background-color="#80FFFF" style:text-underline-type="single" style:text-underline-style="solid" style:text-underline-width="auto" style:text-underline-mode="continuous"/>
    </style:style>
    <style:style style:name="T5338" style:parent-style-name="Domyślnaczcionkaakapitu" style:family="text">
      <style:text-properties style:text-underline-type="single" style:text-underline-style="solid" style:text-underline-width="auto" style:text-underline-mode="continuous"/>
    </style:style>
    <style:style style:name="T5339" style:parent-style-name="Domyślnaczcionkaakapitu" style:family="text">
      <style:text-properties fo:background-color="#80FFFF" style:text-underline-type="single" style:text-underline-style="solid" style:text-underline-width="auto" style:text-underline-mode="continuous"/>
    </style:style>
    <style:style style:name="P5340" style:parent-style-name="Normalny" style:family="paragraph">
      <style:paragraph-properties fo:text-align="justify" fo:line-height="150%" fo:text-indent="0.25in"/>
    </style:style>
    <style:style style:name="P5341" style:parent-style-name="Normalny" style:family="paragraph">
      <style:paragraph-properties fo:text-align="justify" fo:line-height="150%"/>
    </style:style>
    <style:style style:name="T5342" style:parent-style-name="Domyślnaczcionkaakapitu" style:family="text">
      <style:text-properties style:text-underline-type="single" style:text-underline-style="solid" style:text-underline-width="auto" style:text-underline-mode="continuous"/>
    </style:style>
    <style:style style:name="T5343" style:parent-style-name="Domyślnaczcionkaakapitu" style:family="text">
      <style:text-properties fo:background-color="#80FFFF" style:text-underline-type="single" style:text-underline-style="solid" style:text-underline-width="auto" style:text-underline-mode="continuous"/>
    </style:style>
    <style:style style:name="T5344" style:parent-style-name="Domyślnaczcionkaakapitu" style:family="text">
      <style:text-properties style:text-underline-type="single" style:text-underline-style="solid" style:text-underline-width="auto" style:text-underline-mode="continuous"/>
    </style:style>
    <style:style style:name="T5345" style:parent-style-name="Domyślnaczcionkaakapitu" style:family="text">
      <style:text-properties fo:background-color="#80FFFF" style:text-underline-type="single" style:text-underline-style="solid" style:text-underline-width="auto" style:text-underline-mode="continuous"/>
    </style:style>
    <style:style style:name="T5346" style:parent-style-name="Domyślnaczcionkaakapitu" style:family="text">
      <style:text-properties style:text-underline-type="single" style:text-underline-style="solid" style:text-underline-width="auto" style:text-underline-mode="continuous"/>
    </style:style>
    <style:style style:name="P5347" style:parent-style-name="Normalny" style:family="paragraph">
      <style:paragraph-properties fo:text-align="justify" fo:line-height="150%" fo:text-indent="0.25in"/>
    </style:style>
    <style:style style:name="T5348" style:parent-style-name="Domyślnaczcionkaakapitu" style:family="text">
      <style:text-properties fo:background-color="#80FFFF"/>
    </style:style>
    <style:style style:name="T5349" style:parent-style-name="Domyślnaczcionkaakapitu" style:family="text">
      <style:text-properties fo:background-color="#80FFFF"/>
    </style:style>
    <style:style style:name="T5350" style:parent-style-name="Domyślnaczcionkaakapitu" style:family="text">
      <style:text-properties fo:background-color="#80FFFF"/>
    </style:style>
    <style:style style:name="T5351" style:parent-style-name="Domyślnaczcionkaakapitu" style:family="text">
      <style:text-properties fo:background-color="#80FFFF"/>
    </style:style>
    <style:style style:name="T5352" style:parent-style-name="Domyślnaczcionkaakapitu" style:family="text">
      <style:text-properties fo:background-color="#80FFFF"/>
    </style:style>
    <style:style style:name="P5353" style:parent-style-name="Normalny" style:family="paragraph">
      <style:paragraph-properties fo:text-align="justify" fo:line-height="150%" fo:text-indent="0.25in"/>
    </style:style>
    <style:style style:name="P5354" style:parent-style-name="Normalny" style:family="paragraph">
      <style:paragraph-properties fo:text-align="justify" fo:line-height="150%"/>
    </style:style>
    <style:style style:name="T5355" style:parent-style-name="Domyślnaczcionkaakapitu" style:family="text">
      <style:text-properties fo:background-color="#80FFFF"/>
    </style:style>
    <style:style style:name="T5356" style:parent-style-name="Domyślnaczcionkaakapitu" style:family="text">
      <style:text-properties fo:background-color="#80FFFF"/>
    </style:style>
    <style:style style:name="P5357" style:parent-style-name="Normalny" style:family="paragraph">
      <style:paragraph-properties fo:text-align="justify" fo:line-height="150%"/>
    </style:style>
    <style:style style:name="T5358" style:parent-style-name="Domyślnaczcionkaakapitu" style:family="text">
      <style:text-properties style:text-underline-type="single" style:text-underline-style="solid" style:text-underline-width="auto" style:text-underline-mode="continuous"/>
    </style:style>
    <style:style style:name="T5359" style:parent-style-name="Domyślnaczcionkaakapitu" style:family="text">
      <style:text-properties fo:background-color="#80FFFF" style:text-underline-type="single" style:text-underline-style="solid" style:text-underline-width="auto" style:text-underline-mode="continuous"/>
    </style:style>
    <style:style style:name="T5360" style:parent-style-name="Domyślnaczcionkaakapitu" style:family="text">
      <style:text-properties style:text-underline-type="single" style:text-underline-style="solid" style:text-underline-width="auto" style:text-underline-mode="continuous"/>
    </style:style>
    <style:style style:name="T5361" style:parent-style-name="Domyślnaczcionkaakapitu" style:family="text">
      <style:text-properties fo:background-color="#80FFFF" style:text-underline-type="single" style:text-underline-style="solid" style:text-underline-width="auto" style:text-underline-mode="continuous"/>
    </style:style>
    <style:style style:name="T5362" style:parent-style-name="Domyślnaczcionkaakapitu" style:family="text">
      <style:text-properties style:text-underline-type="single" style:text-underline-style="solid" style:text-underline-width="auto" style:text-underline-mode="continuous"/>
    </style:style>
    <style:style style:name="T5363" style:parent-style-name="Domyślnaczcionkaakapitu" style:family="text">
      <style:text-properties fo:background-color="#80FFFF" style:text-underline-type="single" style:text-underline-style="solid" style:text-underline-width="auto" style:text-underline-mode="continuous"/>
    </style:style>
    <style:style style:name="T5364" style:parent-style-name="Domyślnaczcionkaakapitu" style:family="text">
      <style:text-properties style:text-underline-type="single" style:text-underline-style="solid" style:text-underline-width="auto" style:text-underline-mode="continuous"/>
    </style:style>
    <style:style style:name="T5365" style:parent-style-name="Domyślnaczcionkaakapitu" style:family="text">
      <style:text-properties fo:background-color="#80FFFF" style:text-underline-type="single" style:text-underline-style="solid" style:text-underline-width="auto" style:text-underline-mode="continuous"/>
    </style:style>
    <style:style style:name="T5366" style:parent-style-name="Domyślnaczcionkaakapitu" style:family="text">
      <style:text-properties style:text-underline-type="single" style:text-underline-style="solid" style:text-underline-width="auto" style:text-underline-mode="continuous"/>
    </style:style>
    <style:style style:name="P5367" style:parent-style-name="Normalny" style:family="paragraph">
      <style:paragraph-properties fo:text-align="justify" fo:line-height="150%" fo:text-indent="0.25in"/>
    </style:style>
    <style:style style:name="T5368" style:parent-style-name="Domyślnaczcionkaakapitu" style:family="text">
      <style:text-properties fo:background-color="#80FFFF"/>
    </style:style>
    <style:style style:name="T5369" style:parent-style-name="Domyślnaczcionkaakapitu" style:family="text">
      <style:text-properties fo:background-color="#80FFFF"/>
    </style:style>
    <style:style style:name="T5370" style:parent-style-name="Domyślnaczcionkaakapitu" style:family="text">
      <style:text-properties fo:background-color="#80FFFF"/>
    </style:style>
    <style:style style:name="T5371" style:parent-style-name="Domyślnaczcionkaakapitu" style:family="text">
      <style:text-properties fo:background-color="#80FFFF"/>
    </style:style>
    <style:style style:name="T5372" style:parent-style-name="Domyślnaczcionkaakapitu" style:family="text">
      <style:text-properties fo:background-color="#80FFFF"/>
    </style:style>
    <style:style style:name="T5373" style:parent-style-name="Domyślnaczcionkaakapitu" style:family="text">
      <style:text-properties fo:background-color="#80FFFF"/>
    </style:style>
    <style:style style:name="T5374" style:parent-style-name="Domyślnaczcionkaakapitu" style:family="text">
      <style:text-properties fo:background-color="#80FFFF"/>
    </style:style>
    <style:style style:name="T5375" style:parent-style-name="Domyślnaczcionkaakapitu" style:family="text">
      <style:text-properties fo:background-color="#80FFFF"/>
    </style:style>
    <style:style style:name="T5376" style:parent-style-name="Domyślnaczcionkaakapitu" style:family="text">
      <style:text-properties fo:background-color="#80FFFF"/>
    </style:style>
    <style:style style:name="T5377" style:parent-style-name="Domyślnaczcionkaakapitu" style:family="text">
      <style:text-properties fo:background-color="#80FFFF"/>
    </style:style>
    <style:style style:name="T5378" style:parent-style-name="Domyślnaczcionkaakapitu" style:family="text">
      <style:text-properties fo:background-color="#80FFFF"/>
    </style:style>
    <style:style style:name="T5379" style:parent-style-name="Domyślnaczcionkaakapitu" style:family="text">
      <style:text-properties fo:background-color="#80FFFF"/>
    </style:style>
    <style:style style:name="T5380" style:parent-style-name="Domyślnaczcionkaakapitu" style:family="text">
      <style:text-properties fo:background-color="#80FFFF"/>
    </style:style>
    <style:style style:name="T5381" style:parent-style-name="Domyślnaczcionkaakapitu" style:family="text">
      <style:text-properties fo:background-color="#80FFFF"/>
    </style:style>
    <style:style style:name="P5382" style:parent-style-name="Normalny" style:family="paragraph">
      <style:paragraph-properties fo:text-align="justify" fo:line-height="150%"/>
    </style:style>
    <style:style style:name="T5383" style:parent-style-name="Domyślnaczcionkaakapitu" style:family="text">
      <style:text-properties style:text-underline-type="single" style:text-underline-style="solid" style:text-underline-width="auto" style:text-underline-mode="continuous"/>
    </style:style>
    <style:style style:name="P5384" style:parent-style-name="Normalny" style:family="paragraph">
      <style:paragraph-properties fo:text-align="justify" fo:line-height="150%" fo:text-indent="0.25in"/>
    </style:style>
    <style:style style:name="T5385" style:parent-style-name="Domyślnaczcionkaakapitu" style:family="text">
      <style:text-properties fo:background-color="#80FFFF"/>
    </style:style>
    <style:style style:name="T5386" style:parent-style-name="Domyślnaczcionkaakapitu" style:family="text">
      <style:text-properties fo:background-color="#80FFFF"/>
    </style:style>
    <style:style style:name="T5387" style:parent-style-name="Domyślnaczcionkaakapitu" style:family="text">
      <style:text-properties fo:background-color="#80FFFF"/>
    </style:style>
    <style:style style:name="P5388" style:parent-style-name="Normalny" style:family="paragraph">
      <style:paragraph-properties fo:text-align="justify" fo:line-height="150%"/>
    </style:style>
    <style:style style:name="T5389" style:parent-style-name="Domyślnaczcionkaakapitu" style:family="text">
      <style:text-properties style:text-underline-type="single" style:text-underline-style="solid" style:text-underline-width="auto" style:text-underline-mode="continuous"/>
    </style:style>
    <style:style style:name="T5390" style:parent-style-name="Domyślnaczcionkaakapitu" style:family="text">
      <style:text-properties fo:background-color="#80FFFF" style:text-underline-type="single" style:text-underline-style="solid" style:text-underline-width="auto" style:text-underline-mode="continuous"/>
    </style:style>
    <style:style style:name="T5391" style:parent-style-name="Domyślnaczcionkaakapitu" style:family="text">
      <style:text-properties style:text-underline-type="single" style:text-underline-style="solid" style:text-underline-width="auto" style:text-underline-mode="continuous"/>
    </style:style>
    <style:style style:name="T5392" style:parent-style-name="Domyślnaczcionkaakapitu" style:family="text">
      <style:text-properties fo:background-color="#80FFFF" style:text-underline-type="single" style:text-underline-style="solid" style:text-underline-width="auto" style:text-underline-mode="continuous"/>
    </style:style>
    <style:style style:name="T5393" style:parent-style-name="Domyślnaczcionkaakapitu" style:family="text">
      <style:text-properties style:text-underline-type="single" style:text-underline-style="solid" style:text-underline-width="auto" style:text-underline-mode="continuous"/>
    </style:style>
    <style:style style:name="T5394" style:parent-style-name="Domyślnaczcionkaakapitu" style:family="text">
      <style:text-properties fo:background-color="#80FFFF" style:text-underline-type="single" style:text-underline-style="solid" style:text-underline-width="auto" style:text-underline-mode="continuous"/>
    </style:style>
    <style:style style:name="T5395" style:parent-style-name="Domyślnaczcionkaakapitu" style:family="text">
      <style:text-properties style:text-underline-type="single" style:text-underline-style="solid" style:text-underline-width="auto" style:text-underline-mode="continuous"/>
    </style:style>
    <style:style style:name="P5396" style:parent-style-name="Normalny" style:family="paragraph">
      <style:paragraph-properties fo:text-align="justify" fo:line-height="150%" fo:text-indent="0.25in"/>
    </style:style>
    <style:style style:name="T5397" style:parent-style-name="Domyślnaczcionkaakapitu" style:family="text">
      <style:text-properties fo:background-color="#80FFFF"/>
    </style:style>
    <style:style style:name="P5398" style:parent-style-name="Normalny" style:family="paragraph">
      <style:paragraph-properties fo:text-align="justify" fo:line-height="150%" fo:text-indent="0.25in"/>
    </style:style>
    <style:style style:name="T5399" style:parent-style-name="Domyślnaczcionkaakapitu" style:family="text">
      <style:text-properties fo:background-color="#80FFFF"/>
    </style:style>
    <style:style style:name="P5400" style:parent-style-name="Normalny" style:family="paragraph">
      <style:paragraph-properties fo:text-align="justify" fo:line-height="150%" fo:text-indent="0.25in"/>
    </style:style>
    <style:style style:name="P5401" style:parent-style-name="Normalny" style:family="paragraph">
      <style:paragraph-properties fo:text-align="justify" fo:line-height="150%" fo:text-indent="0.25in"/>
    </style:style>
    <style:style style:name="T5402" style:parent-style-name="Domyślnaczcionkaakapitu" style:family="text">
      <style:text-properties fo:background-color="#80FFFF"/>
    </style:style>
    <style:style style:name="T5403" style:parent-style-name="Domyślnaczcionkaakapitu" style:family="text">
      <style:text-properties fo:background-color="#80FFFF"/>
    </style:style>
    <style:style style:name="T5404" style:parent-style-name="Domyślnaczcionkaakapitu" style:family="text">
      <style:text-properties fo:background-color="#80FFFF"/>
    </style:style>
    <style:style style:name="P5405" style:parent-style-name="Normalny" style:family="paragraph">
      <style:paragraph-properties fo:text-align="justify" fo:line-height="150%" fo:text-indent="0.25in"/>
    </style:style>
    <style:style style:name="T5406" style:parent-style-name="Domyślnaczcionkaakapitu" style:family="text">
      <style:text-properties fo:background-color="#80FFFF"/>
    </style:style>
    <style:style style:name="T5407" style:parent-style-name="Domyślnaczcionkaakapitu" style:family="text">
      <style:text-properties fo:background-color="#80FFFF"/>
    </style:style>
    <style:style style:name="T5408" style:parent-style-name="Domyślnaczcionkaakapitu" style:family="text">
      <style:text-properties fo:background-color="#80FFFF"/>
    </style:style>
    <style:style style:name="P5409" style:parent-style-name="Normalny" style:family="paragraph">
      <style:paragraph-properties fo:text-align="justify" fo:line-height="150%" fo:text-indent="0.25in"/>
    </style:style>
    <style:style style:name="T5410" style:parent-style-name="Domyślnaczcionkaakapitu" style:family="text">
      <style:text-properties fo:background-color="#80FFFF"/>
    </style:style>
    <style:style style:name="P5411" style:parent-style-name="Normalny" style:family="paragraph">
      <style:paragraph-properties fo:text-align="justify" fo:line-height="150%" fo:text-indent="0.25in"/>
    </style:style>
    <style:style style:name="T5412" style:parent-style-name="Domyślnaczcionkaakapitu" style:family="text">
      <style:text-properties fo:background-color="#80FFFF"/>
    </style:style>
    <style:style style:name="T5413" style:parent-style-name="Domyślnaczcionkaakapitu" style:family="text">
      <style:text-properties fo:background-color="#80FFFF"/>
    </style:style>
    <style:style style:name="T5414" style:parent-style-name="Domyślnaczcionkaakapitu" style:family="text">
      <style:text-properties fo:background-color="#80FFFF"/>
    </style:style>
    <style:style style:name="P5415" style:parent-style-name="Normalny" style:family="paragraph">
      <style:paragraph-properties fo:text-align="justify" fo:line-height="150%" fo:text-indent="0.25in"/>
    </style:style>
    <style:style style:name="T5416" style:parent-style-name="Domyślnaczcionkaakapitu" style:family="text">
      <style:text-properties fo:background-color="#80FFFF"/>
    </style:style>
    <style:style style:name="T5417" style:parent-style-name="Domyślnaczcionkaakapitu" style:family="text">
      <style:text-properties fo:background-color="#80FFFF"/>
    </style:style>
    <style:style style:name="T5418" style:parent-style-name="Domyślnaczcionkaakapitu" style:family="text">
      <style:text-properties fo:background-color="#80FFFF"/>
    </style:style>
    <style:style style:name="T5419" style:parent-style-name="Domyślnaczcionkaakapitu" style:family="text">
      <style:text-properties fo:background-color="#80FFFF"/>
    </style:style>
    <style:style style:name="P5420" style:parent-style-name="Normalny" style:family="paragraph">
      <style:paragraph-properties fo:text-align="justify" fo:line-height="150%" fo:text-indent="0.25in"/>
    </style:style>
    <style:style style:name="P5421" style:parent-style-name="Normalny" style:family="paragraph">
      <style:paragraph-properties fo:text-align="justify" fo:line-height="150%" fo:text-indent="0.25in"/>
    </style:style>
    <style:style style:name="T5422" style:parent-style-name="Domyślnaczcionkaakapitu" style:family="text">
      <style:text-properties fo:background-color="#80FFFF"/>
    </style:style>
    <style:style style:name="T5423" style:parent-style-name="Domyślnaczcionkaakapitu" style:family="text">
      <style:text-properties fo:background-color="#80FFFF"/>
    </style:style>
    <style:style style:name="T5424" style:parent-style-name="Domyślnaczcionkaakapitu" style:family="text">
      <style:text-properties fo:background-color="#80FFFF"/>
    </style:style>
    <style:style style:name="T5425" style:parent-style-name="Domyślnaczcionkaakapitu" style:family="text">
      <style:text-properties fo:background-color="#80FFFF"/>
    </style:style>
    <style:style style:name="T5426" style:parent-style-name="Domyślnaczcionkaakapitu" style:family="text">
      <style:text-properties fo:background-color="#80FFFF"/>
    </style:style>
    <style:style style:name="P5427" style:parent-style-name="Normalny" style:family="paragraph">
      <style:paragraph-properties fo:text-align="justify" fo:line-height="150%" fo:text-indent="0.25in"/>
    </style:style>
    <style:style style:name="T5428" style:parent-style-name="Domyślnaczcionkaakapitu" style:family="text">
      <style:text-properties fo:background-color="#80FFFF"/>
    </style:style>
    <style:style style:name="T5429" style:parent-style-name="Domyślnaczcionkaakapitu" style:family="text">
      <style:text-properties fo:background-color="#80FFFF"/>
    </style:style>
    <style:style style:name="T5430" style:parent-style-name="Domyślnaczcionkaakapitu" style:family="text">
      <style:text-properties fo:background-color="#80FFFF"/>
    </style:style>
    <style:style style:name="T5431" style:parent-style-name="Domyślnaczcionkaakapitu" style:family="text">
      <style:text-properties fo:background-color="#80FFFF"/>
    </style:style>
    <style:style style:name="P5432" style:parent-style-name="Normalny" style:family="paragraph">
      <style:paragraph-properties fo:text-align="justify" fo:line-height="150%" fo:text-indent="0.25in"/>
    </style:style>
    <style:style style:name="T5433" style:parent-style-name="Domyślnaczcionkaakapitu" style:family="text">
      <style:text-properties fo:background-color="#80FFFF"/>
    </style:style>
    <style:style style:name="P5434" style:parent-style-name="Normalny" style:family="paragraph">
      <style:paragraph-properties fo:text-align="justify" fo:line-height="150%"/>
    </style:style>
    <style:style style:name="T5435" style:parent-style-name="Domyślnaczcionkaakapitu" style:family="text">
      <style:text-properties style:text-underline-type="single" style:text-underline-style="solid" style:text-underline-width="auto" style:text-underline-mode="continuous"/>
    </style:style>
    <style:style style:name="P5436" style:parent-style-name="Normalny" style:family="paragraph">
      <style:paragraph-properties fo:text-align="justify" fo:line-height="150%" fo:text-indent="0.25in"/>
    </style:style>
    <style:style style:name="T5437" style:parent-style-name="Domyślnaczcionkaakapitu" style:family="text">
      <style:text-properties fo:background-color="#80FFFF"/>
    </style:style>
    <style:style style:name="P5438" style:parent-style-name="Normalny" style:family="paragraph">
      <style:paragraph-properties fo:text-align="justify" fo:line-height="150%"/>
    </style:style>
    <style:style style:name="T5439" style:parent-style-name="Domyślnaczcionkaakapitu" style:family="text">
      <style:text-properties style:text-underline-type="single" style:text-underline-style="solid" style:text-underline-width="auto" style:text-underline-mode="continuous"/>
    </style:style>
    <style:style style:name="P5440" style:parent-style-name="Normalny" style:family="paragraph">
      <style:paragraph-properties fo:text-align="justify" fo:line-height="150%" fo:text-indent="0.25in"/>
    </style:style>
    <style:style style:name="T5441" style:parent-style-name="Domyślnaczcionkaakapitu" style:family="text">
      <style:text-properties fo:background-color="#80FFFF"/>
    </style:style>
    <style:style style:name="P5442" style:parent-style-name="Normalny" style:family="paragraph">
      <style:paragraph-properties fo:text-align="justify" fo:line-height="150%"/>
    </style:style>
    <style:style style:name="T5443" style:parent-style-name="Domyślnaczcionkaakapitu" style:family="text">
      <style:text-properties style:text-underline-type="single" style:text-underline-style="solid" style:text-underline-width="auto" style:text-underline-mode="continuous"/>
    </style:style>
    <style:style style:name="P5444" style:parent-style-name="Normalny" style:family="paragraph">
      <style:paragraph-properties fo:text-align="justify" fo:line-height="150%" fo:text-indent="0.25in"/>
    </style:style>
    <style:style style:name="P5445" style:parent-style-name="Normalny" style:family="paragraph">
      <style:paragraph-properties fo:text-align="justify" fo:line-height="150%"/>
    </style:style>
    <style:style style:name="T5446" style:parent-style-name="Domyślnaczcionkaakapitu" style:family="text">
      <style:text-properties style:text-underline-type="single" style:text-underline-style="solid" style:text-underline-width="auto" style:text-underline-mode="continuous"/>
    </style:style>
    <style:style style:name="P5447" style:parent-style-name="Normalny" style:family="paragraph">
      <style:paragraph-properties fo:text-align="justify" fo:line-height="150%" fo:text-indent="0.25in"/>
    </style:style>
    <style:style style:name="T5448" style:parent-style-name="Domyślnaczcionkaakapitu" style:family="text">
      <style:text-properties fo:background-color="#80FFFF"/>
    </style:style>
    <style:style style:name="T5449" style:parent-style-name="Domyślnaczcionkaakapitu" style:family="text">
      <style:text-properties fo:background-color="#80FFFF"/>
    </style:style>
    <style:style style:name="T5450" style:parent-style-name="Domyślnaczcionkaakapitu" style:family="text">
      <style:text-properties fo:background-color="#80FFFF"/>
    </style:style>
    <style:style style:name="P5451" style:parent-style-name="Normalny" style:family="paragraph">
      <style:paragraph-properties fo:text-align="justify" fo:line-height="150%"/>
    </style:style>
    <style:style style:name="T5452" style:parent-style-name="Domyślnaczcionkaakapitu" style:family="text">
      <style:text-properties style:text-underline-type="single" style:text-underline-style="solid" style:text-underline-width="auto" style:text-underline-mode="continuous"/>
    </style:style>
    <style:style style:name="P5453" style:parent-style-name="Normalny" style:family="paragraph">
      <style:paragraph-properties fo:text-align="justify" fo:line-height="150%" fo:text-indent="0.25in"/>
    </style:style>
    <style:style style:name="T5454" style:parent-style-name="Domyślnaczcionkaakapitu" style:family="text">
      <style:text-properties fo:background-color="#80FFFF"/>
    </style:style>
    <style:style style:name="T5455" style:parent-style-name="Domyślnaczcionkaakapitu" style:family="text">
      <style:text-properties fo:background-color="#80FFFF"/>
    </style:style>
    <style:style style:name="T5456" style:parent-style-name="Domyślnaczcionkaakapitu" style:family="text">
      <style:text-properties fo:background-color="#80FFFF"/>
    </style:style>
    <style:style style:name="T5457" style:parent-style-name="Domyślnaczcionkaakapitu" style:family="text">
      <style:text-properties fo:background-color="#80FFFF"/>
    </style:style>
    <style:style style:name="P5458" style:parent-style-name="Normalny" style:family="paragraph">
      <style:paragraph-properties fo:text-align="justify" fo:line-height="150%"/>
    </style:style>
    <style:style style:name="T5459" style:parent-style-name="Domyślnaczcionkaakapitu" style:family="text">
      <style:text-properties style:text-underline-type="single" style:text-underline-style="solid" style:text-underline-width="auto" style:text-underline-mode="continuous"/>
    </style:style>
    <style:style style:name="T5460" style:parent-style-name="Domyślnaczcionkaakapitu" style:family="text">
      <style:text-properties fo:background-color="#80FFFF" style:text-underline-type="single" style:text-underline-style="solid" style:text-underline-width="auto" style:text-underline-mode="continuous"/>
    </style:style>
    <style:style style:name="T5461" style:parent-style-name="Domyślnaczcionkaakapitu" style:family="text">
      <style:text-properties style:text-underline-type="single" style:text-underline-style="solid" style:text-underline-width="auto" style:text-underline-mode="continuous"/>
    </style:style>
    <style:style style:name="T5462" style:parent-style-name="Domyślnaczcionkaakapitu" style:family="text">
      <style:text-properties fo:background-color="#80FFFF" style:text-underline-type="single" style:text-underline-style="solid" style:text-underline-width="auto" style:text-underline-mode="continuous"/>
    </style:style>
    <style:style style:name="T5463" style:parent-style-name="Domyślnaczcionkaakapitu" style:family="text">
      <style:text-properties style:text-underline-type="single" style:text-underline-style="solid" style:text-underline-width="auto" style:text-underline-mode="continuous"/>
    </style:style>
    <style:style style:name="T5464" style:parent-style-name="Domyślnaczcionkaakapitu" style:family="text">
      <style:text-properties fo:background-color="#80FFFF" style:text-underline-type="single" style:text-underline-style="solid" style:text-underline-width="auto" style:text-underline-mode="continuous"/>
    </style:style>
    <style:style style:name="T5465" style:parent-style-name="Domyślnaczcionkaakapitu" style:family="text">
      <style:text-properties style:text-underline-type="single" style:text-underline-style="solid" style:text-underline-width="auto" style:text-underline-mode="continuous"/>
    </style:style>
    <style:style style:name="P5466" style:parent-style-name="Normalny" style:family="paragraph">
      <style:paragraph-properties fo:text-align="justify" fo:line-height="150%" fo:text-indent="0.25in"/>
    </style:style>
    <style:style style:name="P5467" style:parent-style-name="Normalny" style:family="paragraph">
      <style:paragraph-properties fo:text-align="justify" fo:line-height="150%"/>
    </style:style>
    <style:style style:name="T5468" style:parent-style-name="Domyślnaczcionkaakapitu" style:family="text">
      <style:text-properties style:text-underline-type="single" style:text-underline-style="solid" style:text-underline-width="auto" style:text-underline-mode="continuous"/>
    </style:style>
    <style:style style:name="T5469" style:parent-style-name="Domyślnaczcionkaakapitu" style:family="text">
      <style:text-properties fo:background-color="#80FFFF" style:text-underline-type="single" style:text-underline-style="solid" style:text-underline-width="auto" style:text-underline-mode="continuous"/>
    </style:style>
    <style:style style:name="T5470" style:parent-style-name="Domyślnaczcionkaakapitu" style:family="text">
      <style:text-properties style:text-underline-type="single" style:text-underline-style="solid" style:text-underline-width="auto" style:text-underline-mode="continuous"/>
    </style:style>
    <style:style style:name="T5471" style:parent-style-name="Domyślnaczcionkaakapitu" style:family="text">
      <style:text-properties fo:background-color="#80FFFF" style:text-underline-type="single" style:text-underline-style="solid" style:text-underline-width="auto" style:text-underline-mode="continuous"/>
    </style:style>
    <style:style style:name="T5472" style:parent-style-name="Domyślnaczcionkaakapitu" style:family="text">
      <style:text-properties style:text-underline-type="single" style:text-underline-style="solid" style:text-underline-width="auto" style:text-underline-mode="continuous"/>
    </style:style>
    <style:style style:name="T5473" style:parent-style-name="Domyślnaczcionkaakapitu" style:family="text">
      <style:text-properties fo:background-color="#80FFFF" style:text-underline-type="single" style:text-underline-style="solid" style:text-underline-width="auto" style:text-underline-mode="continuous"/>
    </style:style>
    <style:style style:name="T5474" style:parent-style-name="Domyślnaczcionkaakapitu" style:family="text">
      <style:text-properties fo:background-color="#80FFFF"/>
    </style:style>
    <style:style style:name="P5475" style:parent-style-name="Normalny" style:family="paragraph">
      <style:paragraph-properties fo:text-align="justify" fo:line-height="150%" fo:text-indent="0.25in"/>
    </style:style>
    <style:style style:name="P5476" style:parent-style-name="Normalny" style:family="paragraph">
      <style:paragraph-properties fo:text-align="justify" fo:line-height="150%" fo:text-indent="0.25in"/>
    </style:style>
    <style:style style:name="T5477" style:parent-style-name="Domyślnaczcionkaakapitu" style:family="text">
      <style:text-properties fo:background-color="#80FFFF"/>
    </style:style>
    <style:style style:name="T5478" style:parent-style-name="Domyślnaczcionkaakapitu" style:family="text">
      <style:text-properties fo:background-color="#80FFFF"/>
    </style:style>
    <style:style style:name="T5479" style:parent-style-name="Domyślnaczcionkaakapitu" style:family="text">
      <style:text-properties fo:background-color="#80FFFF"/>
    </style:style>
    <style:style style:name="T5480" style:parent-style-name="Domyślnaczcionkaakapitu" style:family="text">
      <style:text-properties fo:background-color="#80FFFF"/>
    </style:style>
    <style:style style:name="T5481" style:parent-style-name="Domyślnaczcionkaakapitu" style:family="text">
      <style:text-properties fo:background-color="#80FFFF"/>
    </style:style>
    <style:style style:name="T5482" style:parent-style-name="Domyślnaczcionkaakapitu" style:family="text">
      <style:text-properties fo:background-color="#80FFFF"/>
    </style:style>
    <style:style style:name="P5483" style:parent-style-name="Normalny" style:family="paragraph">
      <style:paragraph-properties fo:text-align="justify" fo:line-height="150%" fo:text-indent="0.25in"/>
    </style:style>
    <style:style style:name="P5484" style:parent-style-name="Normalny" style:family="paragraph">
      <style:paragraph-properties fo:text-align="justify" fo:line-height="150%" fo:text-indent="0.25in"/>
    </style:style>
    <style:style style:name="T5485" style:parent-style-name="Domyślnaczcionkaakapitu" style:family="text">
      <style:text-properties fo:background-color="#80FFFF"/>
    </style:style>
    <style:style style:name="T5486" style:parent-style-name="Domyślnaczcionkaakapitu" style:family="text">
      <style:text-properties fo:background-color="#80FFFF"/>
    </style:style>
    <style:style style:name="P5487" style:parent-style-name="Normalny" style:family="paragraph">
      <style:paragraph-properties fo:text-align="justify" fo:line-height="150%" fo:text-indent="0.25in"/>
    </style:style>
    <style:style style:name="T5488" style:parent-style-name="Domyślnaczcionkaakapitu" style:family="text">
      <style:text-properties fo:background-color="#80FFFF"/>
    </style:style>
    <style:style style:name="T5489" style:parent-style-name="Domyślnaczcionkaakapitu" style:family="text">
      <style:text-properties fo:background-color="#80FFFF"/>
    </style:style>
    <style:style style:name="T5490" style:parent-style-name="Domyślnaczcionkaakapitu" style:family="text">
      <style:text-properties fo:background-color="#80FFFF"/>
    </style:style>
    <style:style style:name="P5491" style:parent-style-name="Normalny" style:family="paragraph">
      <style:paragraph-properties fo:text-align="justify" fo:line-height="150%" fo:text-indent="0.25in"/>
    </style:style>
    <style:style style:name="T5492" style:parent-style-name="Domyślnaczcionkaakapitu" style:family="text">
      <style:text-properties fo:background-color="#80FFFF"/>
    </style:style>
    <style:style style:name="P5493" style:parent-style-name="Normalny" style:family="paragraph">
      <style:paragraph-properties fo:text-align="justify" fo:line-height="150%"/>
    </style:style>
    <style:style style:name="T5494" style:parent-style-name="Domyślnaczcionkaakapitu" style:family="text">
      <style:text-properties style:text-underline-type="single" style:text-underline-style="solid" style:text-underline-width="auto" style:text-underline-mode="continuous"/>
    </style:style>
    <style:style style:name="P5495" style:parent-style-name="Normalny" style:family="paragraph">
      <style:paragraph-properties fo:text-align="justify" fo:line-height="150%" fo:text-indent="0.25in"/>
    </style:style>
    <style:style style:name="P5496" style:parent-style-name="Normalny" style:family="paragraph">
      <style:paragraph-properties fo:text-align="justify" fo:line-height="150%"/>
    </style:style>
    <style:style style:name="T5497" style:parent-style-name="Domyślnaczcionkaakapitu" style:family="text">
      <style:text-properties style:text-underline-type="single" style:text-underline-style="solid" style:text-underline-width="auto" style:text-underline-mode="continuous"/>
    </style:style>
    <style:style style:name="T5498" style:parent-style-name="Domyślnaczcionkaakapitu" style:family="text">
      <style:text-properties fo:background-color="#80FFFF" style:text-underline-type="single" style:text-underline-style="solid" style:text-underline-width="auto" style:text-underline-mode="continuous"/>
    </style:style>
    <style:style style:name="T5499" style:parent-style-name="Domyślnaczcionkaakapitu" style:family="text">
      <style:text-properties style:text-underline-type="single" style:text-underline-style="solid" style:text-underline-width="auto" style:text-underline-mode="continuous"/>
    </style:style>
    <style:style style:name="P5500" style:parent-style-name="Normalny" style:family="paragraph">
      <style:paragraph-properties fo:text-align="justify" fo:line-height="150%" fo:text-indent="0.25in"/>
    </style:style>
    <style:style style:name="T5501" style:parent-style-name="Domyślnaczcionkaakapitu" style:family="text">
      <style:text-properties fo:background-color="#80FFFF"/>
    </style:style>
    <style:style style:name="T5502" style:parent-style-name="Domyślnaczcionkaakapitu" style:family="text">
      <style:text-properties fo:background-color="#80FFFF"/>
    </style:style>
    <style:style style:name="T5503" style:parent-style-name="Domyślnaczcionkaakapitu" style:family="text">
      <style:text-properties fo:background-color="#80FFFF"/>
    </style:style>
    <style:style style:name="P5504" style:parent-style-name="Normalny" style:family="paragraph">
      <style:paragraph-properties fo:text-align="justify" fo:line-height="150%"/>
    </style:style>
    <style:style style:name="T5505" style:parent-style-name="Domyślnaczcionkaakapitu" style:family="text">
      <style:text-properties style:text-underline-type="single" style:text-underline-style="solid" style:text-underline-width="auto" style:text-underline-mode="continuous"/>
    </style:style>
    <style:style style:name="P5506" style:parent-style-name="Normalny" style:family="paragraph">
      <style:paragraph-properties fo:text-align="justify" fo:line-height="150%" fo:text-indent="0.25in"/>
    </style:style>
    <style:style style:name="T5507" style:parent-style-name="Domyślnaczcionkaakapitu" style:family="text">
      <style:text-properties fo:background-color="#80FFFF"/>
    </style:style>
    <style:style style:name="T5508" style:parent-style-name="Domyślnaczcionkaakapitu" style:family="text">
      <style:text-properties fo:background-color="#80FFFF"/>
    </style:style>
    <style:style style:name="P5509" style:parent-style-name="Normalny" style:family="paragraph">
      <style:paragraph-properties fo:text-align="justify" fo:line-height="150%"/>
    </style:style>
    <style:style style:name="T5510" style:parent-style-name="Domyślnaczcionkaakapitu" style:family="text">
      <style:text-properties style:text-underline-type="single" style:text-underline-style="solid" style:text-underline-width="auto" style:text-underline-mode="continuous"/>
    </style:style>
    <style:style style:name="P5511" style:parent-style-name="Normalny" style:family="paragraph">
      <style:paragraph-properties fo:text-align="justify" fo:line-height="150%" fo:text-indent="0.25in"/>
    </style:style>
    <style:style style:name="P5512" style:parent-style-name="Normalny" style:family="paragraph">
      <style:paragraph-properties fo:text-align="justify" fo:line-height="150%"/>
    </style:style>
    <style:style style:name="T5513" style:parent-style-name="Domyślnaczcionkaakapitu" style:family="text">
      <style:text-properties style:text-underline-type="single" style:text-underline-style="solid" style:text-underline-width="auto" style:text-underline-mode="continuous"/>
    </style:style>
    <style:style style:name="P5514" style:parent-style-name="Normalny" style:family="paragraph">
      <style:paragraph-properties fo:text-align="justify" fo:line-height="150%" fo:text-indent="0.25in"/>
    </style:style>
    <style:style style:name="T5515" style:parent-style-name="Domyślnaczcionkaakapitu" style:family="text">
      <style:text-properties fo:background-color="#80FFFF"/>
    </style:style>
    <style:style style:name="P5516" style:parent-style-name="Normalny" style:family="paragraph">
      <style:paragraph-properties fo:text-align="justify" fo:line-height="150%"/>
    </style:style>
    <style:style style:name="T5517" style:parent-style-name="Domyślnaczcionkaakapitu" style:family="text">
      <style:text-properties style:text-underline-type="single" style:text-underline-style="solid" style:text-underline-width="auto" style:text-underline-mode="continuous"/>
    </style:style>
    <style:style style:name="T5518" style:parent-style-name="Domyślnaczcionkaakapitu" style:family="text">
      <style:text-properties fo:background-color="#80FFFF" style:text-underline-type="single" style:text-underline-style="solid" style:text-underline-width="auto" style:text-underline-mode="continuous"/>
    </style:style>
    <style:style style:name="T5519" style:parent-style-name="Domyślnaczcionkaakapitu" style:family="text">
      <style:text-properties style:text-underline-type="single" style:text-underline-style="solid" style:text-underline-width="auto" style:text-underline-mode="continuous"/>
    </style:style>
    <style:style style:name="P5520" style:parent-style-name="Normalny" style:family="paragraph">
      <style:paragraph-properties fo:text-align="justify" fo:line-height="150%" fo:text-indent="0.25in"/>
    </style:style>
    <style:style style:name="T5521" style:parent-style-name="Domyślnaczcionkaakapitu" style:family="text">
      <style:text-properties fo:background-color="#80FFFF"/>
    </style:style>
    <style:style style:name="P5522" style:parent-style-name="Normalny" style:family="paragraph">
      <style:paragraph-properties fo:text-align="justify" fo:line-height="150%"/>
    </style:style>
    <style:style style:name="T5523" style:parent-style-name="Domyślnaczcionkaakapitu" style:family="text">
      <style:text-properties style:text-underline-type="single" style:text-underline-style="solid" style:text-underline-width="auto" style:text-underline-mode="continuous"/>
    </style:style>
    <style:style style:name="P5524" style:parent-style-name="Normalny" style:family="paragraph">
      <style:paragraph-properties fo:text-align="justify" fo:line-height="150%" fo:text-indent="0.2479in"/>
    </style:style>
    <style:style style:name="P5525" style:parent-style-name="Normalny" style:family="paragraph">
      <style:paragraph-properties fo:text-align="justify" fo:line-height="150%"/>
    </style:style>
    <style:style style:name="T5526" style:parent-style-name="Domyślnaczcionkaakapitu" style:family="text">
      <style:text-properties style:text-underline-type="single" style:text-underline-style="solid" style:text-underline-width="auto" style:text-underline-mode="continuous"/>
    </style:style>
    <style:style style:name="P5527" style:parent-style-name="Normalny" style:family="paragraph">
      <style:paragraph-properties fo:text-align="justify" fo:line-height="150%" fo:text-indent="0.25in"/>
    </style:style>
    <style:style style:name="P5528" style:parent-style-name="Normalny" style:family="paragraph">
      <style:paragraph-properties fo:text-align="justify" fo:line-height="150%"/>
    </style:style>
    <style:style style:name="T5529" style:parent-style-name="Domyślnaczcionkaakapitu" style:family="text">
      <style:text-properties style:text-underline-type="single" style:text-underline-style="solid" style:text-underline-width="auto" style:text-underline-mode="continuous"/>
    </style:style>
    <style:style style:name="T5530" style:parent-style-name="Domyślnaczcionkaakapitu" style:family="text">
      <style:text-properties style:text-underline-type="single" style:text-underline-style="solid" style:text-underline-width="auto" style:text-underline-mode="continuous"/>
    </style:style>
    <style:style style:name="T5531" style:parent-style-name="Domyślnaczcionkaakapitu" style:family="text">
      <style:text-properties style:text-underline-type="single" style:text-underline-style="solid" style:text-underline-width="auto" style:text-underline-mode="continuous"/>
    </style:style>
    <style:style style:name="P5532" style:parent-style-name="Normalny" style:family="paragraph">
      <style:paragraph-properties fo:text-align="justify" fo:line-height="150%" fo:text-indent="0.25in"/>
    </style:style>
    <style:style style:name="T5533" style:parent-style-name="Domyślnaczcionkaakapitu" style:family="text">
      <style:text-properties fo:background-color="#80FFFF"/>
    </style:style>
    <style:style style:name="T5534" style:parent-style-name="Domyślnaczcionkaakapitu" style:family="text">
      <style:text-properties fo:background-color="#80FFFF"/>
    </style:style>
    <style:style style:name="T5535" style:parent-style-name="Domyślnaczcionkaakapitu" style:family="text">
      <style:text-properties fo:background-color="#80FFFF"/>
    </style:style>
    <style:style style:name="P5536" style:parent-style-name="Normalny" style:family="paragraph">
      <style:paragraph-properties fo:text-align="justify" fo:line-height="150%"/>
    </style:style>
    <style:style style:name="T5537" style:parent-style-name="Domyślnaczcionkaakapitu" style:family="text">
      <style:text-properties style:text-underline-type="single" style:text-underline-style="solid" style:text-underline-width="auto" style:text-underline-mode="continuous"/>
    </style:style>
    <style:style style:name="T5538" style:parent-style-name="Domyślnaczcionkaakapitu" style:family="text">
      <style:text-properties fo:background-color="#80FFFF" style:text-underline-type="single" style:text-underline-style="solid" style:text-underline-width="auto" style:text-underline-mode="continuous"/>
    </style:style>
    <style:style style:name="T5539" style:parent-style-name="Domyślnaczcionkaakapitu" style:family="text">
      <style:text-properties style:text-underline-type="single" style:text-underline-style="solid" style:text-underline-width="auto" style:text-underline-mode="continuous"/>
    </style:style>
    <style:style style:name="T5540" style:parent-style-name="Domyślnaczcionkaakapitu" style:family="text">
      <style:text-properties fo:background-color="#80FFFF" style:text-underline-type="single" style:text-underline-style="solid" style:text-underline-width="auto" style:text-underline-mode="continuous"/>
    </style:style>
    <style:style style:name="T5541" style:parent-style-name="Domyślnaczcionkaakapitu" style:family="text">
      <style:text-properties style:text-underline-type="single" style:text-underline-style="solid" style:text-underline-width="auto" style:text-underline-mode="continuous"/>
    </style:style>
    <style:style style:name="T5542" style:parent-style-name="Domyślnaczcionkaakapitu" style:family="text">
      <style:text-properties fo:background-color="#80FFFF" style:text-underline-type="single" style:text-underline-style="solid" style:text-underline-width="auto" style:text-underline-mode="continuous"/>
    </style:style>
    <style:style style:name="T5543" style:parent-style-name="Domyślnaczcionkaakapitu" style:family="text">
      <style:text-properties style:text-underline-type="single" style:text-underline-style="solid" style:text-underline-width="auto" style:text-underline-mode="continuous"/>
    </style:style>
    <style:style style:name="T5544" style:parent-style-name="Domyślnaczcionkaakapitu" style:family="text">
      <style:text-properties fo:background-color="#80FFFF" style:text-underline-type="single" style:text-underline-style="solid" style:text-underline-width="auto" style:text-underline-mode="continuous"/>
    </style:style>
    <style:style style:name="P5545" style:parent-style-name="Normalny" style:family="paragraph">
      <style:paragraph-properties fo:text-align="justify" fo:line-height="150%" fo:text-indent="0.25in"/>
    </style:style>
    <style:style style:name="T5546" style:parent-style-name="Domyślnaczcionkaakapitu" style:family="text">
      <style:text-properties fo:background-color="#80FFFF"/>
    </style:style>
    <style:style style:name="T5547" style:parent-style-name="Domyślnaczcionkaakapitu" style:family="text">
      <style:text-properties fo:background-color="#80FFFF"/>
    </style:style>
    <style:style style:name="T5548" style:parent-style-name="Domyślnaczcionkaakapitu" style:family="text">
      <style:text-properties fo:background-color="#80FFFF"/>
    </style:style>
    <style:style style:name="T5549" style:parent-style-name="Domyślnaczcionkaakapitu" style:family="text">
      <style:text-properties fo:background-color="#80FFFF"/>
    </style:style>
    <style:style style:name="T5550" style:parent-style-name="Domyślnaczcionkaakapitu" style:family="text">
      <style:text-properties fo:background-color="#80FFFF"/>
    </style:style>
    <style:style style:name="T5551" style:parent-style-name="Domyślnaczcionkaakapitu" style:family="text">
      <style:text-properties fo:background-color="#80FFFF"/>
    </style:style>
    <style:style style:name="T5552" style:parent-style-name="Domyślnaczcionkaakapitu" style:family="text">
      <style:text-properties fo:background-color="#80FFFF"/>
    </style:style>
    <style:style style:name="T5553" style:parent-style-name="Domyślnaczcionkaakapitu" style:family="text">
      <style:text-properties fo:background-color="#80FFFF"/>
    </style:style>
    <style:style style:name="T5554" style:parent-style-name="Domyślnaczcionkaakapitu" style:family="text">
      <style:text-properties fo:background-color="#80FFFF"/>
    </style:style>
    <style:style style:name="P5555" style:parent-style-name="Normalny" style:family="paragraph">
      <style:paragraph-properties fo:text-align="justify" fo:line-height="150%" fo:text-indent="0.25in"/>
    </style:style>
    <style:style style:name="T5556" style:parent-style-name="Domyślnaczcionkaakapitu" style:family="text">
      <style:text-properties fo:background-color="#80FFFF"/>
    </style:style>
    <style:style style:name="T5557" style:parent-style-name="Domyślnaczcionkaakapitu" style:family="text">
      <style:text-properties fo:background-color="#80FFFF"/>
    </style:style>
    <style:style style:name="T5558" style:parent-style-name="Domyślnaczcionkaakapitu" style:family="text">
      <style:text-properties fo:background-color="#80FFFF"/>
    </style:style>
    <style:style style:name="T5559" style:parent-style-name="Domyślnaczcionkaakapitu" style:family="text">
      <style:text-properties fo:background-color="#80FFFF"/>
    </style:style>
    <style:style style:name="P5560" style:parent-style-name="Normalny" style:family="paragraph">
      <style:paragraph-properties fo:text-align="justify" fo:line-height="150%"/>
    </style:style>
    <style:style style:name="T5561" style:parent-style-name="Domyślnaczcionkaakapitu" style:family="text">
      <style:text-properties style:text-underline-type="single" style:text-underline-style="solid" style:text-underline-width="auto" style:text-underline-mode="continuous"/>
    </style:style>
    <style:style style:name="T5562" style:parent-style-name="Domyślnaczcionkaakapitu" style:family="text">
      <style:text-properties style:text-underline-type="single" style:text-underline-style="solid" style:text-underline-width="auto" style:text-underline-mode="continuous"/>
    </style:style>
    <style:style style:name="P5563" style:parent-style-name="Normalny" style:family="paragraph">
      <style:paragraph-properties fo:text-align="justify" fo:line-height="150%" fo:text-indent="0.25in"/>
    </style:style>
    <style:style style:name="T5564" style:parent-style-name="Domyślnaczcionkaakapitu" style:family="text">
      <style:text-properties fo:background-color="#80FFFF"/>
    </style:style>
    <style:style style:name="T5565" style:parent-style-name="Domyślnaczcionkaakapitu" style:family="text">
      <style:text-properties fo:background-color="#80FFFF"/>
    </style:style>
    <style:style style:name="T5566" style:parent-style-name="Domyślnaczcionkaakapitu" style:family="text">
      <style:text-properties fo:background-color="#80FFFF"/>
    </style:style>
    <style:style style:name="P5567" style:parent-style-name="Normalny" style:family="paragraph">
      <style:paragraph-properties fo:text-align="justify" fo:line-height="150%"/>
    </style:style>
    <style:style style:name="T5568" style:parent-style-name="Domyślnaczcionkaakapitu" style:family="text">
      <style:text-properties style:text-underline-type="single" style:text-underline-style="solid" style:text-underline-width="auto" style:text-underline-mode="continuous"/>
    </style:style>
    <style:style style:name="T5569" style:parent-style-name="Domyślnaczcionkaakapitu" style:family="text">
      <style:text-properties fo:background-color="#80FFFF" style:text-underline-type="single" style:text-underline-style="solid" style:text-underline-width="auto" style:text-underline-mode="continuous"/>
    </style:style>
    <style:style style:name="T5570" style:parent-style-name="Domyślnaczcionkaakapitu" style:family="text">
      <style:text-properties style:text-underline-type="single" style:text-underline-style="solid" style:text-underline-width="auto" style:text-underline-mode="continuous"/>
    </style:style>
    <style:style style:name="T5571" style:parent-style-name="Domyślnaczcionkaakapitu" style:family="text">
      <style:text-properties fo:background-color="#80FFFF" style:text-underline-type="single" style:text-underline-style="solid" style:text-underline-width="auto" style:text-underline-mode="continuous"/>
    </style:style>
    <style:style style:name="T5572" style:parent-style-name="Domyślnaczcionkaakapitu" style:family="text">
      <style:text-properties style:text-underline-type="single" style:text-underline-style="solid" style:text-underline-width="auto" style:text-underline-mode="continuous"/>
    </style:style>
    <style:style style:name="P5573" style:parent-style-name="Normalny" style:family="paragraph">
      <style:paragraph-properties fo:text-align="justify" fo:line-height="150%" fo:text-indent="0.25in"/>
    </style:style>
    <style:style style:name="P5574" style:parent-style-name="Normalny" style:family="paragraph">
      <style:paragraph-properties fo:text-align="justify" fo:line-height="150%"/>
    </style:style>
    <style:style style:name="T5575" style:parent-style-name="Domyślnaczcionkaakapitu" style:family="text">
      <style:text-properties style:text-underline-type="single" style:text-underline-style="solid" style:text-underline-width="auto" style:text-underline-mode="continuous"/>
    </style:style>
    <style:style style:name="P5576" style:parent-style-name="Normalny" style:family="paragraph">
      <style:paragraph-properties fo:text-align="justify" fo:line-height="150%" fo:text-indent="0.25in"/>
    </style:style>
    <style:style style:name="T5577" style:parent-style-name="Domyślnaczcionkaakapitu" style:family="text">
      <style:text-properties fo:background-color="#80FFFF"/>
    </style:style>
    <style:style style:name="T5578" style:parent-style-name="Domyślnaczcionkaakapitu" style:family="text">
      <style:text-properties fo:background-color="#80FFFF"/>
    </style:style>
    <style:style style:name="T5579" style:parent-style-name="Domyślnaczcionkaakapitu" style:family="text">
      <style:text-properties fo:background-color="#80FFFF"/>
    </style:style>
    <style:style style:name="P5580" style:parent-style-name="Normalny" style:family="paragraph">
      <style:paragraph-properties fo:text-align="justify" fo:line-height="150%"/>
    </style:style>
    <style:style style:name="T5581" style:parent-style-name="Domyślnaczcionkaakapitu" style:family="text">
      <style:text-properties style:text-underline-type="single" style:text-underline-style="solid" style:text-underline-width="auto" style:text-underline-mode="continuous"/>
    </style:style>
    <style:style style:name="T5582" style:parent-style-name="Domyślnaczcionkaakapitu" style:family="text">
      <style:text-properties fo:background-color="#80FFFF" style:text-underline-type="single" style:text-underline-style="solid" style:text-underline-width="auto" style:text-underline-mode="continuous"/>
    </style:style>
    <style:style style:name="T5583" style:parent-style-name="Domyślnaczcionkaakapitu" style:family="text">
      <style:text-properties style:text-underline-type="single" style:text-underline-style="solid" style:text-underline-width="auto" style:text-underline-mode="continuous"/>
    </style:style>
    <style:style style:name="P5584" style:parent-style-name="Normalny" style:family="paragraph">
      <style:paragraph-properties fo:text-align="justify" fo:line-height="150%" fo:text-indent="0.2479in"/>
    </style:style>
    <style:style style:name="T5585" style:parent-style-name="Domyślnaczcionkaakapitu" style:family="text">
      <style:text-properties fo:background-color="#80FFFF"/>
    </style:style>
    <style:style style:name="P5586" style:parent-style-name="Normalny" style:family="paragraph">
      <style:paragraph-properties fo:text-align="justify" fo:line-height="150%"/>
    </style:style>
    <style:style style:name="T5587" style:parent-style-name="Domyślnaczcionkaakapitu" style:family="text">
      <style:text-properties style:text-underline-type="single" style:text-underline-style="solid" style:text-underline-width="auto" style:text-underline-mode="continuous"/>
    </style:style>
    <style:style style:name="T5588" style:parent-style-name="Domyślnaczcionkaakapitu" style:family="text">
      <style:text-properties fo:background-color="#80FFFF" style:text-underline-type="single" style:text-underline-style="solid" style:text-underline-width="auto" style:text-underline-mode="continuous"/>
    </style:style>
    <style:style style:name="T5589" style:parent-style-name="Domyślnaczcionkaakapitu" style:family="text">
      <style:text-properties style:text-underline-type="single" style:text-underline-style="solid" style:text-underline-width="auto" style:text-underline-mode="continuous"/>
    </style:style>
    <style:style style:name="T5590" style:parent-style-name="Domyślnaczcionkaakapitu" style:family="text">
      <style:text-properties fo:background-color="#80FFFF" style:text-underline-type="single" style:text-underline-style="solid" style:text-underline-width="auto" style:text-underline-mode="continuous"/>
    </style:style>
    <style:style style:name="T5591" style:parent-style-name="Domyślnaczcionkaakapitu" style:family="text">
      <style:text-properties style:text-underline-type="single" style:text-underline-style="solid" style:text-underline-width="auto" style:text-underline-mode="continuous"/>
    </style:style>
    <style:style style:name="P5592" style:parent-style-name="Normalny" style:family="paragraph">
      <style:paragraph-properties fo:text-align="justify" fo:line-height="150%" fo:text-indent="0.25in">
        <style:tab-stops>
          <style:tab-stop style:type="left" style:leader-style="dotted" style:leader-text="." style:position="3.7701in"/>
        </style:tab-stops>
      </style:paragraph-properties>
    </style:style>
    <style:style style:name="T5593" style:parent-style-name="Domyślnaczcionkaakapitu" style:family="text">
      <style:text-properties fo:background-color="#80FFFF"/>
    </style:style>
    <style:style style:name="T5594" style:parent-style-name="Domyślnaczcionkaakapitu" style:family="text">
      <style:text-properties fo:background-color="#80FFFF"/>
    </style:style>
    <style:style style:name="T5595" style:parent-style-name="Domyślnaczcionkaakapitu" style:family="text">
      <style:text-properties fo:background-color="#80FFFF"/>
    </style:style>
    <style:style style:name="P5596" style:parent-style-name="Normalny" style:family="paragraph">
      <style:paragraph-properties fo:text-align="justify" fo:line-height="150%"/>
    </style:style>
    <style:style style:name="T5597" style:parent-style-name="Domyślnaczcionkaakapitu" style:family="text">
      <style:text-properties fo:background-color="#80FFFF"/>
    </style:style>
    <style:style style:name="P5598" style:parent-style-name="Normalny" style:family="paragraph">
      <style:paragraph-properties fo:text-align="justify" fo:line-height="150%" fo:text-indent="0.25in"/>
    </style:style>
    <style:style style:name="P5599" style:parent-style-name="Normalny" style:family="paragraph">
      <style:paragraph-properties fo:text-align="justify" fo:line-height="150%" fo:text-indent="0.25in"/>
    </style:style>
    <style:style style:name="P5600" style:parent-style-name="Normalny" style:family="paragraph">
      <style:paragraph-properties fo:text-align="justify" fo:line-height="150%" fo:text-indent="0.25in"/>
    </style:style>
    <style:style style:name="T5601" style:parent-style-name="Domyślnaczcionkaakapitu" style:family="text">
      <style:text-properties fo:background-color="#80FFFF"/>
    </style:style>
    <style:style style:name="T5602" style:parent-style-name="Domyślnaczcionkaakapitu" style:family="text">
      <style:text-properties fo:background-color="#80FFFF"/>
    </style:style>
    <style:style style:name="P5603" style:parent-style-name="Normalny" style:family="paragraph">
      <style:paragraph-properties fo:text-align="justify" fo:line-height="150%"/>
    </style:style>
    <style:style style:name="T5604" style:parent-style-name="Domyślnaczcionkaakapitu" style:family="text">
      <style:text-properties style:text-underline-type="single" style:text-underline-style="solid" style:text-underline-width="auto" style:text-underline-mode="continuous"/>
    </style:style>
    <style:style style:name="P5605" style:parent-style-name="Normalny" style:family="paragraph">
      <style:paragraph-properties fo:text-align="justify" fo:line-height="150%" fo:text-indent="0.25in"/>
    </style:style>
    <style:style style:name="P5606" style:parent-style-name="Normalny" style:family="paragraph">
      <style:paragraph-properties fo:text-align="justify" fo:line-height="150%"/>
    </style:style>
    <style:style style:name="T5607" style:parent-style-name="Domyślnaczcionkaakapitu" style:family="text">
      <style:text-properties style:text-underline-type="single" style:text-underline-style="solid" style:text-underline-width="auto" style:text-underline-mode="continuous"/>
    </style:style>
    <style:style style:name="T5608" style:parent-style-name="Domyślnaczcionkaakapitu" style:family="text">
      <style:text-properties fo:background-color="#80FFFF" style:text-underline-type="single" style:text-underline-style="solid" style:text-underline-width="auto" style:text-underline-mode="continuous"/>
    </style:style>
    <style:style style:name="T5609" style:parent-style-name="Domyślnaczcionkaakapitu" style:family="text">
      <style:text-properties style:text-underline-type="single" style:text-underline-style="solid" style:text-underline-width="auto" style:text-underline-mode="continuous"/>
    </style:style>
    <style:style style:name="T5610" style:parent-style-name="Domyślnaczcionkaakapitu" style:family="text">
      <style:text-properties fo:background-color="#80FFFF" style:text-underline-type="single" style:text-underline-style="solid" style:text-underline-width="auto" style:text-underline-mode="continuous"/>
    </style:style>
    <style:style style:name="T5611" style:parent-style-name="Domyślnaczcionkaakapitu" style:family="text">
      <style:text-properties style:text-underline-type="single" style:text-underline-style="solid" style:text-underline-width="auto" style:text-underline-mode="continuous"/>
    </style:style>
    <style:style style:name="P5612" style:parent-style-name="Normalny" style:family="paragraph">
      <style:paragraph-properties fo:text-align="justify" fo:line-height="150%" fo:text-indent="0.2479in"/>
    </style:style>
    <style:style style:name="P5613" style:parent-style-name="Normalny" style:family="paragraph">
      <style:paragraph-properties fo:text-align="justify" fo:line-height="150%" fo:text-indent="0.2479in"/>
    </style:style>
    <style:style style:name="T5614" style:parent-style-name="Domyślnaczcionkaakapitu" style:family="text">
      <style:text-properties fo:background-color="#80FFFF"/>
    </style:style>
    <style:style style:name="T5615" style:parent-style-name="Domyślnaczcionkaakapitu" style:family="text">
      <style:text-properties fo:background-color="#80FFFF"/>
    </style:style>
    <style:style style:name="P5616" style:parent-style-name="Normalny" style:family="paragraph">
      <style:paragraph-properties fo:text-align="justify" fo:line-height="150%" fo:text-indent="0.2479in"/>
    </style:style>
    <style:style style:name="T5617" style:parent-style-name="Domyślnaczcionkaakapitu" style:family="text">
      <style:text-properties fo:background-color="#80FFFF"/>
    </style:style>
    <style:style style:name="P5618" style:parent-style-name="Normalny" style:family="paragraph">
      <style:paragraph-properties fo:text-align="justify" fo:line-height="150%"/>
    </style:style>
    <style:style style:name="T5619" style:parent-style-name="Domyślnaczcionkaakapitu" style:family="text">
      <style:text-properties style:text-underline-type="single" style:text-underline-style="solid" style:text-underline-width="auto" style:text-underline-mode="continuous"/>
    </style:style>
    <style:style style:name="P5620" style:parent-style-name="Normalny" style:family="paragraph">
      <style:paragraph-properties fo:text-align="justify" fo:line-height="150%" fo:text-indent="0.25in"/>
    </style:style>
    <style:style style:name="T5621" style:parent-style-name="Domyślnaczcionkaakapitu" style:family="text">
      <style:text-properties fo:background-color="#80FFFF"/>
    </style:style>
    <style:style style:name="T5622" style:parent-style-name="Domyślnaczcionkaakapitu" style:family="text">
      <style:text-properties fo:background-color="#80FFFF"/>
    </style:style>
    <style:style style:name="T5623" style:parent-style-name="Domyślnaczcionkaakapitu" style:family="text">
      <style:text-properties fo:background-color="#80FFFF"/>
    </style:style>
    <style:style style:name="T5624" style:parent-style-name="Domyślnaczcionkaakapitu" style:family="text">
      <style:text-properties fo:background-color="#80FFFF"/>
    </style:style>
    <style:style style:name="P5625" style:parent-style-name="Normalny" style:family="paragraph">
      <style:paragraph-properties fo:text-align="justify" fo:line-height="150%" fo:text-indent="0.25in"/>
    </style:style>
    <style:style style:name="T5626" style:parent-style-name="Domyślnaczcionkaakapitu" style:family="text">
      <style:text-properties fo:background-color="#80FFFF"/>
    </style:style>
    <style:style style:name="T5627" style:parent-style-name="Domyślnaczcionkaakapitu" style:family="text">
      <style:text-properties fo:background-color="#80FFFF"/>
    </style:style>
    <style:style style:name="P5628" style:parent-style-name="Normalny" style:family="paragraph">
      <style:paragraph-properties fo:text-align="justify" fo:line-height="150%"/>
    </style:style>
    <style:style style:name="T5629" style:parent-style-name="Domyślnaczcionkaakapitu" style:family="text">
      <style:text-properties fo:background-color="#80FFFF"/>
    </style:style>
    <style:style style:name="T5630" style:parent-style-name="Domyślnaczcionkaakapitu" style:family="text">
      <style:text-properties fo:background-color="#80FFFF"/>
    </style:style>
    <style:style style:name="P5631" style:parent-style-name="Normalny" style:family="paragraph">
      <style:paragraph-properties fo:text-align="justify" fo:line-height="150%"/>
    </style:style>
    <style:style style:name="T5632" style:parent-style-name="Domyślnaczcionkaakapitu" style:family="text">
      <style:text-properties style:text-underline-type="single" style:text-underline-style="solid" style:text-underline-width="auto" style:text-underline-mode="continuous"/>
    </style:style>
    <style:style style:name="T5633" style:parent-style-name="Domyślnaczcionkaakapitu" style:family="text">
      <style:text-properties fo:background-color="#80FFFF" style:text-underline-type="single" style:text-underline-style="solid" style:text-underline-width="auto" style:text-underline-mode="continuous"/>
    </style:style>
    <style:style style:name="T5634" style:parent-style-name="Domyślnaczcionkaakapitu" style:family="text">
      <style:text-properties style:text-underline-type="single" style:text-underline-style="solid" style:text-underline-width="auto" style:text-underline-mode="continuous"/>
    </style:style>
    <style:style style:name="T5635" style:parent-style-name="Domyślnaczcionkaakapitu" style:family="text">
      <style:text-properties fo:background-color="#80FFFF" style:text-underline-type="single" style:text-underline-style="solid" style:text-underline-width="auto" style:text-underline-mode="continuous"/>
    </style:style>
    <style:style style:name="T5636" style:parent-style-name="Domyślnaczcionkaakapitu" style:family="text">
      <style:text-properties style:text-underline-type="single" style:text-underline-style="solid" style:text-underline-width="auto" style:text-underline-mode="continuous"/>
    </style:style>
    <style:style style:name="P5637" style:parent-style-name="Normalny" style:family="paragraph">
      <style:paragraph-properties fo:text-align="justify" fo:line-height="150%" fo:text-indent="0.25in"/>
    </style:style>
    <style:style style:name="P5638" style:parent-style-name="Normalny" style:family="paragraph">
      <style:paragraph-properties fo:text-align="justify" fo:line-height="150%"/>
    </style:style>
    <style:style style:name="T5639" style:parent-style-name="Domyślnaczcionkaakapitu" style:family="text">
      <style:text-properties style:text-underline-type="single" style:text-underline-style="solid" style:text-underline-width="auto" style:text-underline-mode="continuous"/>
    </style:style>
    <style:style style:name="P5640" style:parent-style-name="Normalny" style:family="paragraph">
      <style:paragraph-properties fo:text-align="justify" fo:line-height="150%" fo:text-indent="0.25in"/>
    </style:style>
    <style:style style:name="P5641" style:parent-style-name="Normalny" style:family="paragraph">
      <style:paragraph-properties fo:text-align="justify" fo:line-height="150%"/>
    </style:style>
    <style:style style:name="T5642" style:parent-style-name="Domyślnaczcionkaakapitu" style:family="text">
      <style:text-properties style:text-underline-type="single" style:text-underline-style="solid" style:text-underline-width="auto" style:text-underline-mode="continuous"/>
    </style:style>
    <style:style style:name="P5643" style:parent-style-name="Normalny" style:family="paragraph">
      <style:paragraph-properties fo:text-align="justify" fo:line-height="150%" fo:text-indent="0.2479in"/>
    </style:style>
    <style:style style:name="T5644" style:parent-style-name="Domyślnaczcionkaakapitu" style:family="text">
      <style:text-properties fo:background-color="#80FFFF"/>
    </style:style>
    <style:style style:name="T5645" style:parent-style-name="Domyślnaczcionkaakapitu" style:family="text">
      <style:text-properties fo:background-color="#80FFFF"/>
    </style:style>
    <style:style style:name="T5646" style:parent-style-name="Domyślnaczcionkaakapitu" style:family="text">
      <style:text-properties fo:background-color="#80FFFF"/>
    </style:style>
    <style:style style:name="T5647" style:parent-style-name="Domyślnaczcionkaakapitu" style:family="text">
      <style:text-properties fo:background-color="#80FFFF"/>
    </style:style>
    <style:style style:name="T5648" style:parent-style-name="Domyślnaczcionkaakapitu" style:family="text">
      <style:text-properties fo:background-color="#80FFFF"/>
    </style:style>
    <style:style style:name="T5649" style:parent-style-name="Domyślnaczcionkaakapitu" style:family="text">
      <style:text-properties fo:background-color="#80FFFF"/>
    </style:style>
    <style:style style:name="T5650" style:parent-style-name="Domyślnaczcionkaakapitu" style:family="text">
      <style:text-properties fo:background-color="#80FFFF"/>
    </style:style>
    <style:style style:name="T5651" style:parent-style-name="Domyślnaczcionkaakapitu" style:family="text">
      <style:text-properties fo:background-color="#80FFFF"/>
    </style:style>
    <style:style style:name="P5652" style:parent-style-name="Normalny" style:family="paragraph">
      <style:paragraph-properties fo:text-align="justify" fo:line-height="150%"/>
    </style:style>
    <style:style style:name="T5653" style:parent-style-name="Domyślnaczcionkaakapitu" style:family="text">
      <style:text-properties style:text-underline-type="single" style:text-underline-style="solid" style:text-underline-width="auto" style:text-underline-mode="continuous"/>
    </style:style>
    <style:style style:name="P5654" style:parent-style-name="Normalny" style:family="paragraph">
      <style:paragraph-properties fo:text-align="justify" fo:line-height="150%" fo:text-indent="0.25in"/>
    </style:style>
    <style:style style:name="T5655" style:parent-style-name="Domyślnaczcionkaakapitu" style:family="text">
      <style:text-properties fo:background-color="#80FFFF"/>
    </style:style>
    <style:style style:name="T5656" style:parent-style-name="Domyślnaczcionkaakapitu" style:family="text">
      <style:text-properties fo:background-color="#80FFFF"/>
    </style:style>
    <style:style style:name="P5657" style:parent-style-name="Normalny" style:family="paragraph">
      <style:paragraph-properties fo:text-align="justify" fo:line-height="150%" fo:text-indent="0.25in"/>
    </style:style>
    <style:style style:name="T5658" style:parent-style-name="Domyślnaczcionkaakapitu" style:family="text">
      <style:text-properties fo:background-color="#80FFFF"/>
    </style:style>
    <style:style style:name="T5659" style:parent-style-name="Domyślnaczcionkaakapitu" style:family="text">
      <style:text-properties fo:background-color="#80FFFF"/>
    </style:style>
    <style:style style:name="T5660" style:parent-style-name="Domyślnaczcionkaakapitu" style:family="text">
      <style:text-properties fo:background-color="#80FFFF"/>
    </style:style>
    <style:style style:name="T5661" style:parent-style-name="Domyślnaczcionkaakapitu" style:family="text">
      <style:text-properties fo:background-color="#80FFFF"/>
    </style:style>
    <style:style style:name="T5662" style:parent-style-name="Domyślnaczcionkaakapitu" style:family="text">
      <style:text-properties fo:background-color="#80FFFF"/>
    </style:style>
    <style:style style:name="T5663" style:parent-style-name="Domyślnaczcionkaakapitu" style:family="text">
      <style:text-properties fo:background-color="#80FFFF"/>
    </style:style>
    <style:style style:name="T5664" style:parent-style-name="Domyślnaczcionkaakapitu" style:family="text">
      <style:text-properties fo:background-color="#80FFFF"/>
    </style:style>
    <style:style style:name="P5665" style:parent-style-name="Normalny" style:family="paragraph">
      <style:paragraph-properties fo:text-align="justify" fo:line-height="150%"/>
    </style:style>
    <style:style style:name="T5666" style:parent-style-name="Domyślnaczcionkaakapitu" style:family="text">
      <style:text-properties style:text-underline-type="single" style:text-underline-style="solid" style:text-underline-width="auto" style:text-underline-mode="continuous"/>
    </style:style>
    <style:style style:name="T5667" style:parent-style-name="Domyślnaczcionkaakapitu" style:family="text">
      <style:text-properties fo:background-color="#80FFFF" style:text-underline-type="single" style:text-underline-style="solid" style:text-underline-width="auto" style:text-underline-mode="continuous"/>
    </style:style>
    <style:style style:name="T5668" style:parent-style-name="Domyślnaczcionkaakapitu" style:family="text">
      <style:text-properties style:text-underline-type="single" style:text-underline-style="solid" style:text-underline-width="auto" style:text-underline-mode="continuous"/>
    </style:style>
    <style:style style:name="T5669" style:parent-style-name="Domyślnaczcionkaakapitu" style:family="text">
      <style:text-properties fo:background-color="#80FFFF" style:text-underline-type="single" style:text-underline-style="solid" style:text-underline-width="auto" style:text-underline-mode="continuous"/>
    </style:style>
    <style:style style:name="T5670" style:parent-style-name="Domyślnaczcionkaakapitu" style:family="text">
      <style:text-properties style:text-underline-type="single" style:text-underline-style="solid" style:text-underline-width="auto" style:text-underline-mode="continuous"/>
    </style:style>
    <style:style style:name="P5671" style:parent-style-name="Normalny" style:family="paragraph">
      <style:paragraph-properties fo:text-align="justify" fo:line-height="150%" fo:text-indent="0.25in"/>
    </style:style>
    <style:style style:name="T5672" style:parent-style-name="Domyślnaczcionkaakapitu" style:family="text">
      <style:text-properties fo:background-color="#80FFFF"/>
    </style:style>
    <style:style style:name="T5673" style:parent-style-name="Domyślnaczcionkaakapitu" style:family="text">
      <style:text-properties fo:background-color="#80FFFF"/>
    </style:style>
    <style:style style:name="T5674" style:parent-style-name="Domyślnaczcionkaakapitu" style:family="text">
      <style:text-properties fo:background-color="#80FFFF"/>
    </style:style>
    <style:style style:name="T5675" style:parent-style-name="Domyślnaczcionkaakapitu" style:family="text">
      <style:text-properties fo:background-color="#80FFFF"/>
    </style:style>
    <style:style style:name="P5676" style:parent-style-name="Normalny" style:family="paragraph">
      <style:paragraph-properties fo:text-align="justify" fo:line-height="150%"/>
    </style:style>
    <style:style style:name="T5677" style:parent-style-name="Domyślnaczcionkaakapitu" style:family="text">
      <style:text-properties style:text-underline-type="single" style:text-underline-style="solid" style:text-underline-width="auto" style:text-underline-mode="continuous"/>
    </style:style>
    <style:style style:name="P5678" style:parent-style-name="Normalny" style:family="paragraph">
      <style:paragraph-properties fo:text-align="justify" fo:line-height="150%" fo:text-indent="0.25in"/>
    </style:style>
    <style:style style:name="P5679" style:parent-style-name="Normalny" style:family="paragraph">
      <style:paragraph-properties fo:text-align="justify" fo:line-height="150%"/>
    </style:style>
    <style:style style:name="T5680" style:parent-style-name="Domyślnaczcionkaakapitu" style:family="text">
      <style:text-properties style:text-underline-type="single" style:text-underline-style="solid" style:text-underline-width="auto" style:text-underline-mode="continuous"/>
    </style:style>
    <style:style style:name="P5681" style:parent-style-name="Normalny" style:family="paragraph">
      <style:paragraph-properties fo:text-align="justify" fo:line-height="150%" fo:text-indent="0.25in"/>
    </style:style>
    <style:style style:name="P5682" style:parent-style-name="Normalny" style:family="paragraph">
      <style:paragraph-properties fo:text-align="justify" fo:line-height="150%"/>
    </style:style>
    <style:style style:name="T5683" style:parent-style-name="Domyślnaczcionkaakapitu" style:family="text">
      <style:text-properties style:text-underline-type="single" style:text-underline-style="solid" style:text-underline-width="auto" style:text-underline-mode="continuous"/>
    </style:style>
    <style:style style:name="P5684" style:parent-style-name="Normalny" style:family="paragraph">
      <style:paragraph-properties fo:text-align="justify" fo:line-height="150%" fo:text-indent="0.25in"/>
    </style:style>
    <style:style style:name="P5685" style:parent-style-name="Normalny" style:family="paragraph">
      <style:paragraph-properties fo:text-align="justify" fo:line-height="150%" fo:text-indent="0.25in"/>
    </style:style>
    <style:style style:name="P5686" style:parent-style-name="Normalny" style:family="paragraph">
      <style:paragraph-properties fo:text-align="justify" fo:line-height="150%"/>
    </style:style>
    <style:style style:name="T5687" style:parent-style-name="Domyślnaczcionkaakapitu" style:family="text">
      <style:text-properties style:text-underline-type="single" style:text-underline-style="solid" style:text-underline-width="auto" style:text-underline-mode="continuous"/>
    </style:style>
    <style:style style:name="P5688" style:parent-style-name="Normalny" style:family="paragraph">
      <style:paragraph-properties fo:text-align="justify" fo:line-height="150%" fo:text-indent="0.25in"/>
    </style:style>
    <style:style style:name="P5689" style:parent-style-name="Normalny" style:family="paragraph">
      <style:paragraph-properties fo:text-align="justify" fo:line-height="150%"/>
    </style:style>
    <style:style style:name="T5690" style:parent-style-name="Domyślnaczcionkaakapitu" style:family="text">
      <style:text-properties style:text-underline-type="single" style:text-underline-style="solid" style:text-underline-width="auto" style:text-underline-mode="continuous"/>
    </style:style>
    <style:style style:name="P5691" style:parent-style-name="Normalny" style:family="paragraph">
      <style:paragraph-properties fo:text-align="justify" fo:line-height="150%" fo:text-indent="0.25in"/>
    </style:style>
    <style:style style:name="P5692" style:parent-style-name="Normalny" style:family="paragraph">
      <style:paragraph-properties fo:text-align="justify" fo:line-height="150%"/>
    </style:style>
    <style:style style:name="T5693" style:parent-style-name="Domyślnaczcionkaakapitu" style:family="text">
      <style:text-properties style:text-underline-type="single" style:text-underline-style="solid" style:text-underline-width="auto" style:text-underline-mode="continuous"/>
    </style:style>
    <style:style style:name="T5694" style:parent-style-name="Domyślnaczcionkaakapitu" style:family="text">
      <style:text-properties fo:background-color="#80FFFF" style:text-underline-type="single" style:text-underline-style="solid" style:text-underline-width="auto" style:text-underline-mode="continuous"/>
    </style:style>
    <style:style style:name="T5695" style:parent-style-name="Domyślnaczcionkaakapitu" style:family="text">
      <style:text-properties style:text-underline-type="single" style:text-underline-style="solid" style:text-underline-width="auto" style:text-underline-mode="continuous"/>
    </style:style>
    <style:style style:name="T5696" style:parent-style-name="Domyślnaczcionkaakapitu" style:family="text">
      <style:text-properties fo:background-color="#80FFFF" style:text-underline-type="single" style:text-underline-style="solid" style:text-underline-width="auto" style:text-underline-mode="continuous"/>
    </style:style>
    <style:style style:name="T5697" style:parent-style-name="Domyślnaczcionkaakapitu" style:family="text">
      <style:text-properties style:text-underline-type="single" style:text-underline-style="solid" style:text-underline-width="auto" style:text-underline-mode="continuous"/>
    </style:style>
    <style:style style:name="P5698" style:parent-style-name="Normalny" style:family="paragraph">
      <style:paragraph-properties fo:text-align="justify" fo:line-height="150%" fo:text-indent="0.25in"/>
    </style:style>
    <style:style style:name="P5699" style:parent-style-name="Normalny" style:family="paragraph">
      <style:paragraph-properties fo:text-align="justify" fo:line-height="150%"/>
    </style:style>
    <style:style style:name="T5700" style:parent-style-name="Domyślnaczcionkaakapitu" style:family="text">
      <style:text-properties style:text-underline-type="single" style:text-underline-style="solid" style:text-underline-width="auto" style:text-underline-mode="continuous"/>
    </style:style>
    <style:style style:name="P5701" style:parent-style-name="Normalny" style:family="paragraph">
      <style:paragraph-properties fo:text-align="justify" fo:line-height="150%" fo:text-indent="0.25in"/>
    </style:style>
    <style:style style:name="T5702" style:parent-style-name="Domyślnaczcionkaakapitu" style:family="text">
      <style:text-properties fo:background-color="#80FFFF"/>
    </style:style>
    <style:style style:name="T5703" style:parent-style-name="Domyślnaczcionkaakapitu" style:family="text">
      <style:text-properties fo:background-color="#80FFFF"/>
    </style:style>
    <style:style style:name="T5704" style:parent-style-name="Domyślnaczcionkaakapitu" style:family="text">
      <style:text-properties fo:background-color="#80FFFF"/>
    </style:style>
    <style:style style:name="T5705" style:parent-style-name="Domyślnaczcionkaakapitu" style:family="text">
      <style:text-properties fo:background-color="#80FFFF"/>
    </style:style>
    <style:style style:name="P5706" style:parent-style-name="Normalny" style:family="paragraph">
      <style:paragraph-properties fo:text-align="justify" fo:line-height="150%"/>
    </style:style>
    <style:style style:name="T5707" style:parent-style-name="Domyślnaczcionkaakapitu" style:family="text">
      <style:text-properties style:text-underline-type="single" style:text-underline-style="solid" style:text-underline-width="auto" style:text-underline-mode="continuous"/>
    </style:style>
    <style:style style:name="P5708" style:parent-style-name="Normalny" style:family="paragraph">
      <style:paragraph-properties fo:text-align="justify" fo:line-height="150%" fo:text-indent="0.25in"/>
    </style:style>
    <style:style style:name="P5709" style:parent-style-name="Normalny" style:family="paragraph">
      <style:paragraph-properties fo:text-align="justify" fo:line-height="150%"/>
    </style:style>
    <style:style style:name="T5710" style:parent-style-name="Domyślnaczcionkaakapitu" style:family="text">
      <style:text-properties style:text-underline-type="single" style:text-underline-style="solid" style:text-underline-width="auto" style:text-underline-mode="continuous"/>
    </style:style>
    <style:style style:name="P5711" style:parent-style-name="Normalny" style:family="paragraph">
      <style:paragraph-properties fo:text-align="justify" fo:line-height="150%" fo:text-indent="0.25in"/>
    </style:style>
    <style:style style:name="T5712" style:parent-style-name="Domyślnaczcionkaakapitu" style:family="text">
      <style:text-properties fo:background-color="#80FFFF"/>
    </style:style>
    <style:style style:name="T5713" style:parent-style-name="Domyślnaczcionkaakapitu" style:family="text">
      <style:text-properties fo:background-color="#80FFFF"/>
    </style:style>
    <style:style style:name="T5714" style:parent-style-name="Domyślnaczcionkaakapitu" style:family="text">
      <style:text-properties fo:background-color="#80FFFF"/>
    </style:style>
    <style:style style:name="T5715" style:parent-style-name="Domyślnaczcionkaakapitu" style:family="text">
      <style:text-properties fo:background-color="#80FFFF"/>
    </style:style>
    <style:style style:name="T5716" style:parent-style-name="Domyślnaczcionkaakapitu" style:family="text">
      <style:text-properties fo:background-color="#80FFFF"/>
    </style:style>
    <style:style style:name="T5717" style:parent-style-name="Domyślnaczcionkaakapitu" style:family="text">
      <style:text-properties fo:background-color="#80FFFF"/>
    </style:style>
    <style:style style:name="P5718" style:parent-style-name="Normalny" style:family="paragraph">
      <style:paragraph-properties fo:text-align="justify" fo:line-height="150%"/>
    </style:style>
    <style:style style:name="T5719" style:parent-style-name="Domyślnaczcionkaakapitu" style:family="text">
      <style:text-properties style:text-underline-type="single" style:text-underline-style="solid" style:text-underline-width="auto" style:text-underline-mode="continuous"/>
    </style:style>
    <style:style style:name="P5720" style:parent-style-name="Normalny" style:family="paragraph">
      <style:paragraph-properties fo:text-align="justify" fo:line-height="150%" fo:text-indent="0.25in"/>
    </style:style>
    <style:style style:name="T5721" style:parent-style-name="Domyślnaczcionkaakapitu" style:family="text">
      <style:text-properties fo:background-color="#80FFFF"/>
    </style:style>
    <style:style style:name="P5722" style:parent-style-name="Normalny" style:family="paragraph">
      <style:paragraph-properties fo:text-align="justify" fo:line-height="150%"/>
    </style:style>
    <style:style style:name="T5723" style:parent-style-name="Domyślnaczcionkaakapitu" style:family="text">
      <style:text-properties style:text-underline-type="single" style:text-underline-style="solid" style:text-underline-width="auto" style:text-underline-mode="continuous"/>
    </style:style>
    <style:style style:name="T5724" style:parent-style-name="Domyślnaczcionkaakapitu" style:family="text">
      <style:text-properties fo:background-color="#80FFFF" style:text-underline-type="single" style:text-underline-style="solid" style:text-underline-width="auto" style:text-underline-mode="continuous"/>
    </style:style>
    <style:style style:name="T5725" style:parent-style-name="Domyślnaczcionkaakapitu" style:family="text">
      <style:text-properties style:text-underline-type="single" style:text-underline-style="solid" style:text-underline-width="auto" style:text-underline-mode="continuous"/>
    </style:style>
    <style:style style:name="T5726" style:parent-style-name="Domyślnaczcionkaakapitu" style:family="text">
      <style:text-properties fo:background-color="#80FFFF" style:text-underline-type="single" style:text-underline-style="solid" style:text-underline-width="auto" style:text-underline-mode="continuous"/>
    </style:style>
    <style:style style:name="T5727" style:parent-style-name="Domyślnaczcionkaakapitu" style:family="text">
      <style:text-properties style:text-underline-type="single" style:text-underline-style="solid" style:text-underline-width="auto" style:text-underline-mode="continuous"/>
    </style:style>
    <style:style style:name="P5728" style:parent-style-name="Normalny" style:family="paragraph">
      <style:paragraph-properties fo:text-align="justify" fo:line-height="150%" fo:text-indent="0.25in"/>
    </style:style>
    <style:style style:name="T5729" style:parent-style-name="Domyślnaczcionkaakapitu" style:family="text">
      <style:text-properties fo:background-color="#80FFFF"/>
    </style:style>
    <style:style style:name="P5730" style:parent-style-name="Normalny" style:family="paragraph">
      <style:paragraph-properties fo:text-align="justify" fo:line-height="150%"/>
    </style:style>
    <style:style style:name="T5731" style:parent-style-name="Domyślnaczcionkaakapitu" style:family="text">
      <style:text-properties style:text-underline-type="single" style:text-underline-style="solid" style:text-underline-width="auto" style:text-underline-mode="continuous"/>
    </style:style>
    <style:style style:name="T5732" style:parent-style-name="Domyślnaczcionkaakapitu" style:family="text">
      <style:text-properties fo:background-color="#80FFFF" style:text-underline-type="single" style:text-underline-style="solid" style:text-underline-width="auto" style:text-underline-mode="continuous"/>
    </style:style>
    <style:style style:name="T5733" style:parent-style-name="Domyślnaczcionkaakapitu" style:family="text">
      <style:text-properties style:text-underline-type="single" style:text-underline-style="solid" style:text-underline-width="auto" style:text-underline-mode="continuous"/>
    </style:style>
    <style:style style:name="P5734" style:parent-style-name="Normalny" style:family="paragraph">
      <style:paragraph-properties fo:text-align="justify" fo:line-height="150%" fo:text-indent="0.25in"/>
    </style:style>
    <style:style style:name="P5735" style:parent-style-name="Normalny" style:family="paragraph">
      <style:paragraph-properties fo:text-align="justify" fo:line-height="150%"/>
    </style:style>
    <style:style style:name="T5736" style:parent-style-name="Domyślnaczcionkaakapitu" style:family="text">
      <style:text-properties style:text-underline-type="single" style:text-underline-style="solid" style:text-underline-width="auto" style:text-underline-mode="continuous"/>
    </style:style>
    <style:style style:name="T5737" style:parent-style-name="Domyślnaczcionkaakapitu" style:family="text">
      <style:text-properties fo:background-color="#80FFFF" style:text-underline-type="single" style:text-underline-style="solid" style:text-underline-width="auto" style:text-underline-mode="continuous"/>
    </style:style>
    <style:style style:name="T5738" style:parent-style-name="Domyślnaczcionkaakapitu" style:family="text">
      <style:text-properties style:text-underline-type="single" style:text-underline-style="solid" style:text-underline-width="auto" style:text-underline-mode="continuous"/>
    </style:style>
    <style:style style:name="P5739" style:parent-style-name="Normalny" style:family="paragraph">
      <style:paragraph-properties fo:text-align="justify" fo:line-height="150%" fo:text-indent="0.25in"/>
    </style:style>
    <style:style style:name="T5740" style:parent-style-name="Domyślnaczcionkaakapitu" style:family="text">
      <style:text-properties fo:background-color="#80FFFF"/>
    </style:style>
    <style:style style:name="T5741" style:parent-style-name="Domyślnaczcionkaakapitu" style:family="text">
      <style:text-properties fo:background-color="#80FFFF"/>
    </style:style>
    <style:style style:name="P5742" style:parent-style-name="Normalny" style:family="paragraph">
      <style:paragraph-properties fo:text-align="justify" fo:line-height="150%" fo:text-indent="0.25in"/>
    </style:style>
    <style:style style:name="T5743" style:parent-style-name="Domyślnaczcionkaakapitu" style:family="text">
      <style:text-properties fo:background-color="#80FFFF"/>
    </style:style>
    <style:style style:name="P5744" style:parent-style-name="Normalny" style:family="paragraph">
      <style:paragraph-properties fo:text-align="justify" fo:line-height="150%" fo:text-indent="0.25in"/>
    </style:style>
    <style:style style:name="T5745" style:parent-style-name="Domyślnaczcionkaakapitu" style:family="text">
      <style:text-properties fo:background-color="#80FFFF"/>
    </style:style>
    <style:style style:name="P5746" style:parent-style-name="Normalny" style:family="paragraph">
      <style:paragraph-properties fo:text-align="justify" fo:line-height="150%"/>
    </style:style>
    <style:style style:name="T5747" style:parent-style-name="Domyślnaczcionkaakapitu" style:family="text">
      <style:text-properties style:text-underline-type="single" style:text-underline-style="solid" style:text-underline-width="auto" style:text-underline-mode="continuous"/>
    </style:style>
    <style:style style:name="T5748" style:parent-style-name="Domyślnaczcionkaakapitu" style:family="text">
      <style:text-properties fo:background-color="#80FFFF" style:text-underline-type="single" style:text-underline-style="solid" style:text-underline-width="auto" style:text-underline-mode="continuous"/>
    </style:style>
    <style:style style:name="T5749" style:parent-style-name="Domyślnaczcionkaakapitu" style:family="text">
      <style:text-properties style:text-underline-type="single" style:text-underline-style="solid" style:text-underline-width="auto" style:text-underline-mode="continuous"/>
    </style:style>
    <style:style style:name="T5750" style:parent-style-name="Domyślnaczcionkaakapitu" style:family="text">
      <style:text-properties fo:background-color="#80FFFF" style:text-underline-type="single" style:text-underline-style="solid" style:text-underline-width="auto" style:text-underline-mode="continuous"/>
    </style:style>
    <style:style style:name="T5751" style:parent-style-name="Domyślnaczcionkaakapitu" style:family="text">
      <style:text-properties style:text-underline-type="single" style:text-underline-style="solid" style:text-underline-width="auto" style:text-underline-mode="continuous"/>
    </style:style>
    <style:style style:name="T5752" style:parent-style-name="Domyślnaczcionkaakapitu" style:family="text">
      <style:text-properties fo:background-color="#80FFFF" style:text-underline-type="single" style:text-underline-style="solid" style:text-underline-width="auto" style:text-underline-mode="continuous"/>
    </style:style>
    <style:style style:name="T5753" style:parent-style-name="Domyślnaczcionkaakapitu" style:family="text">
      <style:text-properties style:text-underline-type="single" style:text-underline-style="solid" style:text-underline-width="auto" style:text-underline-mode="continuous"/>
    </style:style>
    <style:style style:name="T5754" style:parent-style-name="Domyślnaczcionkaakapitu" style:family="text">
      <style:text-properties fo:background-color="#80FFFF" style:text-underline-type="single" style:text-underline-style="solid" style:text-underline-width="auto" style:text-underline-mode="continuous"/>
    </style:style>
    <style:style style:name="T5755" style:parent-style-name="Domyślnaczcionkaakapitu" style:family="text">
      <style:text-properties style:text-underline-type="single" style:text-underline-style="solid" style:text-underline-width="auto" style:text-underline-mode="continuous"/>
    </style:style>
    <style:style style:name="P5756" style:parent-style-name="Normalny" style:family="paragraph">
      <style:paragraph-properties fo:text-align="justify" fo:line-height="150%" fo:text-indent="0.25in"/>
    </style:style>
    <style:style style:name="T5757" style:parent-style-name="Domyślnaczcionkaakapitu" style:family="text">
      <style:text-properties fo:background-color="#80FFFF"/>
    </style:style>
    <style:style style:name="T5758" style:parent-style-name="Domyślnaczcionkaakapitu" style:family="text">
      <style:text-properties fo:background-color="#80FFFF"/>
    </style:style>
    <style:style style:name="T5759" style:parent-style-name="Domyślnaczcionkaakapitu" style:family="text">
      <style:text-properties fo:background-color="#80FFFF"/>
    </style:style>
    <style:style style:name="T5760" style:parent-style-name="Domyślnaczcionkaakapitu" style:family="text">
      <style:text-properties fo:background-color="#80FFFF"/>
    </style:style>
    <style:style style:name="P5761" style:parent-style-name="Normalny" style:family="paragraph">
      <style:paragraph-properties fo:text-align="justify" fo:line-height="150%" fo:text-indent="0.25in"/>
    </style:style>
    <style:style style:name="T5762" style:parent-style-name="Domyślnaczcionkaakapitu" style:family="text">
      <style:text-properties fo:background-color="#80FFFF"/>
    </style:style>
    <style:style style:name="P5763" style:parent-style-name="Normalny" style:family="paragraph">
      <style:paragraph-properties fo:text-align="justify" fo:line-height="150%" fo:text-indent="0.25in"/>
    </style:style>
    <style:style style:name="T5764" style:parent-style-name="Domyślnaczcionkaakapitu" style:family="text">
      <style:text-properties fo:background-color="#80FFFF"/>
    </style:style>
    <style:style style:name="T5765" style:parent-style-name="Domyślnaczcionkaakapitu" style:family="text">
      <style:text-properties fo:background-color="#80FFFF"/>
    </style:style>
    <style:style style:name="T5766" style:parent-style-name="Domyślnaczcionkaakapitu" style:family="text">
      <style:text-properties fo:background-color="#80FFFF"/>
    </style:style>
    <style:style style:name="P5767" style:parent-style-name="Normalny" style:family="paragraph">
      <style:paragraph-properties fo:text-align="justify" fo:line-height="150%" fo:text-indent="0.25in"/>
    </style:style>
    <style:style style:name="P5768" style:parent-style-name="Normalny" style:family="paragraph">
      <style:paragraph-properties fo:text-align="justify" fo:line-height="150%"/>
    </style:style>
    <style:style style:name="T5769" style:parent-style-name="Domyślnaczcionkaakapitu" style:family="text">
      <style:text-properties style:text-underline-type="single" style:text-underline-style="solid" style:text-underline-width="auto" style:text-underline-mode="continuous"/>
    </style:style>
    <style:style style:name="T5770" style:parent-style-name="Domyślnaczcionkaakapitu" style:family="text">
      <style:text-properties fo:background-color="#80FFFF" style:text-underline-type="single" style:text-underline-style="solid" style:text-underline-width="auto" style:text-underline-mode="continuous"/>
    </style:style>
    <style:style style:name="T5771" style:parent-style-name="Domyślnaczcionkaakapitu" style:family="text">
      <style:text-properties style:text-underline-type="single" style:text-underline-style="solid" style:text-underline-width="auto" style:text-underline-mode="continuous"/>
    </style:style>
    <style:style style:name="T5772" style:parent-style-name="Domyślnaczcionkaakapitu" style:family="text">
      <style:text-properties fo:background-color="#80FFFF" style:text-underline-type="single" style:text-underline-style="solid" style:text-underline-width="auto" style:text-underline-mode="continuous"/>
    </style:style>
    <style:style style:name="T5773" style:parent-style-name="Domyślnaczcionkaakapitu" style:family="text">
      <style:text-properties style:text-underline-type="single" style:text-underline-style="solid" style:text-underline-width="auto" style:text-underline-mode="continuous"/>
    </style:style>
    <style:style style:name="P5774" style:parent-style-name="Normalny" style:family="paragraph">
      <style:paragraph-properties fo:text-align="justify" fo:line-height="150%" fo:text-indent="0.25in"/>
    </style:style>
    <style:style style:name="P5775" style:parent-style-name="Normalny" style:family="paragraph">
      <style:paragraph-properties fo:text-align="justify" fo:line-height="150%" fo:text-indent="0.25in"/>
    </style:style>
    <style:style style:name="T5776" style:parent-style-name="Domyślnaczcionkaakapitu" style:family="text">
      <style:text-properties fo:background-color="#80FFFF"/>
    </style:style>
    <style:style style:name="T5777" style:parent-style-name="Domyślnaczcionkaakapitu" style:family="text">
      <style:text-properties fo:background-color="#80FFFF"/>
    </style:style>
    <style:style style:name="P5778" style:parent-style-name="Normalny" style:family="paragraph">
      <style:paragraph-properties fo:text-align="justify" fo:line-height="150%" fo:text-indent="0.25in"/>
    </style:style>
    <style:style style:name="P5779" style:parent-style-name="Normalny" style:family="paragraph">
      <style:paragraph-properties fo:text-align="justify" fo:line-height="150%"/>
    </style:style>
    <style:style style:name="T5780" style:parent-style-name="Domyślnaczcionkaakapitu" style:family="text">
      <style:text-properties fo:background-color="#80FFFF"/>
    </style:style>
    <style:style style:name="P5781" style:parent-style-name="Normalny" style:family="paragraph">
      <style:paragraph-properties fo:text-align="justify" fo:line-height="150%"/>
    </style:style>
    <style:style style:name="P5782" style:parent-style-name="Normalny" style:family="paragraph">
      <style:paragraph-properties fo:text-align="justify" fo:line-height="150%"/>
    </style:style>
    <style:style style:name="P5783" style:parent-style-name="Normalny" style:family="paragraph">
      <style:paragraph-properties fo:text-align="justify" fo:line-height="150%"/>
    </style:style>
    <style:style style:name="T5784" style:parent-style-name="Domyślnaczcionkaakapitu" style:family="text">
      <style:text-properties style:text-underline-type="single" style:text-underline-style="solid" style:text-underline-width="auto" style:text-underline-mode="continuous"/>
    </style:style>
    <style:style style:name="T5785" style:parent-style-name="Domyślnaczcionkaakapitu" style:family="text">
      <style:text-properties fo:background-color="#80FFFF" style:text-underline-type="single" style:text-underline-style="solid" style:text-underline-width="auto" style:text-underline-mode="continuous"/>
    </style:style>
    <style:style style:name="T5786" style:parent-style-name="Domyślnaczcionkaakapitu" style:family="text">
      <style:text-properties style:text-underline-type="single" style:text-underline-style="solid" style:text-underline-width="auto" style:text-underline-mode="continuous"/>
    </style:style>
    <style:style style:name="T5787" style:parent-style-name="Domyślnaczcionkaakapitu" style:family="text">
      <style:text-properties fo:background-color="#80FFFF" style:text-underline-type="single" style:text-underline-style="solid" style:text-underline-width="auto" style:text-underline-mode="continuous"/>
    </style:style>
    <style:style style:name="T5788" style:parent-style-name="Domyślnaczcionkaakapitu" style:family="text">
      <style:text-properties style:text-underline-type="single" style:text-underline-style="solid" style:text-underline-width="auto" style:text-underline-mode="continuous"/>
    </style:style>
    <style:style style:name="P5789" style:parent-style-name="Normalny" style:family="paragraph">
      <style:paragraph-properties fo:text-align="justify" fo:line-height="150%" fo:text-indent="0.25in"/>
    </style:style>
    <style:style style:name="T5790" style:parent-style-name="Domyślnaczcionkaakapitu" style:family="text">
      <style:text-properties fo:background-color="#80FFFF"/>
    </style:style>
    <style:style style:name="P5791" style:parent-style-name="Normalny" style:family="paragraph">
      <style:paragraph-properties fo:text-align="justify" fo:line-height="150%"/>
    </style:style>
    <style:style style:name="T5792" style:parent-style-name="Domyślnaczcionkaakapitu" style:family="text">
      <style:text-properties style:text-underline-type="single" style:text-underline-style="solid" style:text-underline-width="auto" style:text-underline-mode="continuous"/>
    </style:style>
    <style:style style:name="P5793" style:parent-style-name="Normalny" style:family="paragraph">
      <style:paragraph-properties fo:text-align="justify" fo:line-height="150%" fo:text-indent="0.25in"/>
    </style:style>
    <style:style style:name="T5794" style:parent-style-name="Domyślnaczcionkaakapitu" style:family="text">
      <style:text-properties fo:background-color="#80FFFF"/>
    </style:style>
    <style:style style:name="P5795" style:parent-style-name="Normalny" style:family="paragraph">
      <style:paragraph-properties fo:text-align="justify" fo:line-height="150%"/>
    </style:style>
    <style:style style:name="T5796" style:parent-style-name="Domyślnaczcionkaakapitu" style:family="text">
      <style:text-properties style:text-underline-type="single" style:text-underline-style="solid" style:text-underline-width="auto" style:text-underline-mode="continuous"/>
    </style:style>
    <style:style style:name="P5797" style:parent-style-name="Normalny" style:family="paragraph">
      <style:paragraph-properties fo:text-align="justify" fo:line-height="150%" fo:text-indent="0.25in"/>
    </style:style>
    <style:style style:name="P5798" style:parent-style-name="Normalny" style:family="paragraph">
      <style:paragraph-properties fo:text-align="justify" fo:line-height="150%"/>
    </style:style>
    <style:style style:name="T5799" style:parent-style-name="Domyślnaczcionkaakapitu" style:family="text">
      <style:text-properties style:text-underline-type="single" style:text-underline-style="solid" style:text-underline-width="auto" style:text-underline-mode="continuous"/>
    </style:style>
    <style:style style:name="P5800" style:parent-style-name="Normalny" style:family="paragraph">
      <style:paragraph-properties fo:text-align="justify" fo:line-height="150%" fo:text-indent="0.25in"/>
    </style:style>
    <style:style style:name="P5801" style:parent-style-name="Normalny" style:family="paragraph">
      <style:paragraph-properties fo:text-align="justify" fo:line-height="150%"/>
    </style:style>
    <style:style style:name="T5802" style:parent-style-name="Domyślnaczcionkaakapitu" style:family="text">
      <style:text-properties style:text-underline-type="single" style:text-underline-style="solid" style:text-underline-width="auto" style:text-underline-mode="continuous"/>
    </style:style>
    <style:style style:name="P5803" style:parent-style-name="Normalny" style:family="paragraph">
      <style:paragraph-properties fo:text-align="justify" fo:line-height="150%" fo:text-indent="0.25in"/>
    </style:style>
    <style:style style:name="P5804" style:parent-style-name="Normalny" style:family="paragraph">
      <style:paragraph-properties fo:text-align="justify" fo:line-height="150%" fo:text-indent="0.25in"/>
    </style:style>
    <style:style style:name="T5805" style:parent-style-name="Domyślnaczcionkaakapitu" style:family="text">
      <style:text-properties fo:background-color="#80FFFF"/>
    </style:style>
    <style:style style:name="T5806" style:parent-style-name="Domyślnaczcionkaakapitu" style:family="text">
      <style:text-properties fo:background-color="#80FFFF"/>
    </style:style>
    <style:style style:name="P5807" style:parent-style-name="Normalny" style:family="paragraph">
      <style:paragraph-properties fo:text-align="justify" fo:line-height="150%" fo:text-indent="0.25in"/>
    </style:style>
    <style:style style:name="T5808" style:parent-style-name="Domyślnaczcionkaakapitu" style:family="text">
      <style:text-properties fo:background-color="#80FFFF"/>
    </style:style>
    <style:style style:name="P5809" style:parent-style-name="Normalny" style:family="paragraph">
      <style:paragraph-properties fo:text-align="justify" fo:line-height="150%" fo:text-indent="0.25in"/>
    </style:style>
    <style:style style:name="T5810" style:parent-style-name="Domyślnaczcionkaakapitu" style:family="text">
      <style:text-properties fo:background-color="#80FFFF"/>
    </style:style>
    <style:style style:name="P5811" style:parent-style-name="Normalny" style:family="paragraph">
      <style:paragraph-properties fo:text-align="justify" fo:line-height="150%"/>
    </style:style>
    <style:style style:name="T5812" style:parent-style-name="Domyślnaczcionkaakapitu" style:family="text">
      <style:text-properties style:text-underline-type="single" style:text-underline-style="solid" style:text-underline-width="auto" style:text-underline-mode="continuous"/>
    </style:style>
    <style:style style:name="T5813" style:parent-style-name="Domyślnaczcionkaakapitu" style:family="text">
      <style:text-properties fo:background-color="#80FFFF" style:text-underline-type="single" style:text-underline-style="solid" style:text-underline-width="auto" style:text-underline-mode="continuous"/>
    </style:style>
    <style:style style:name="T5814" style:parent-style-name="Domyślnaczcionkaakapitu" style:family="text">
      <style:text-properties style:text-underline-type="single" style:text-underline-style="solid" style:text-underline-width="auto" style:text-underline-mode="continuous"/>
    </style:style>
    <style:style style:name="P5815" style:parent-style-name="Normalny" style:family="paragraph">
      <style:paragraph-properties fo:text-align="justify" fo:line-height="150%" fo:text-indent="0.25in"/>
    </style:style>
    <style:style style:name="T5816" style:parent-style-name="Domyślnaczcionkaakapitu" style:family="text">
      <style:text-properties fo:background-color="#80FFFF"/>
    </style:style>
    <style:style style:name="T5817" style:parent-style-name="Domyślnaczcionkaakapitu" style:family="text">
      <style:text-properties fo:background-color="#80FFFF"/>
    </style:style>
    <style:style style:name="T5818" style:parent-style-name="Domyślnaczcionkaakapitu" style:family="text">
      <style:text-properties fo:background-color="#80FFFF"/>
    </style:style>
    <style:style style:name="P5819" style:parent-style-name="Normalny" style:family="paragraph">
      <style:paragraph-properties fo:text-align="justify" fo:line-height="150%"/>
    </style:style>
    <style:style style:name="T5820" style:parent-style-name="Domyślnaczcionkaakapitu" style:family="text">
      <style:text-properties style:text-underline-type="single" style:text-underline-style="solid" style:text-underline-width="auto" style:text-underline-mode="continuous"/>
    </style:style>
    <style:style style:name="P5821" style:parent-style-name="Normalny" style:family="paragraph">
      <style:paragraph-properties fo:text-align="justify" fo:line-height="150%" fo:text-indent="0.25in"/>
    </style:style>
    <style:style style:name="P5822" style:parent-style-name="Normalny" style:family="paragraph">
      <style:paragraph-properties fo:text-align="justify" fo:line-height="150%"/>
    </style:style>
    <style:style style:name="T5823" style:parent-style-name="Domyślnaczcionkaakapitu" style:family="text">
      <style:text-properties style:text-underline-type="single" style:text-underline-style="solid" style:text-underline-width="auto" style:text-underline-mode="continuous"/>
    </style:style>
    <style:style style:name="P5824" style:parent-style-name="Normalny" style:family="paragraph">
      <style:paragraph-properties fo:text-align="justify" fo:line-height="150%" fo:text-indent="0.25in"/>
    </style:style>
    <style:style style:name="T5825" style:parent-style-name="Domyślnaczcionkaakapitu" style:family="text">
      <style:text-properties fo:background-color="#80FFFF"/>
    </style:style>
    <style:style style:name="T5826" style:parent-style-name="Domyślnaczcionkaakapitu" style:family="text">
      <style:text-properties fo:background-color="#80FFFF"/>
    </style:style>
    <style:style style:name="P5827" style:parent-style-name="Normalny" style:family="paragraph">
      <style:paragraph-properties fo:text-align="justify" fo:line-height="150%" fo:text-indent="0.25in"/>
    </style:style>
    <style:style style:name="T5828" style:parent-style-name="Domyślnaczcionkaakapitu" style:family="text">
      <style:text-properties fo:background-color="#80FFFF"/>
    </style:style>
    <style:style style:name="P5829" style:parent-style-name="Normalny" style:family="paragraph">
      <style:paragraph-properties fo:text-align="justify" fo:line-height="150%"/>
    </style:style>
    <style:style style:name="T5830" style:parent-style-name="Domyślnaczcionkaakapitu" style:family="text">
      <style:text-properties style:text-underline-type="single" style:text-underline-style="solid" style:text-underline-width="auto" style:text-underline-mode="continuous"/>
    </style:style>
    <style:style style:name="P5831" style:parent-style-name="Normalny" style:family="paragraph">
      <style:paragraph-properties fo:text-align="justify" fo:line-height="150%" fo:text-indent="0.25in"/>
    </style:style>
    <style:style style:name="P5832" style:parent-style-name="Normalny" style:family="paragraph">
      <style:paragraph-properties fo:text-align="justify" fo:line-height="150%"/>
    </style:style>
    <style:style style:name="T5833" style:parent-style-name="Domyślnaczcionkaakapitu" style:family="text">
      <style:text-properties style:text-underline-type="single" style:text-underline-style="solid" style:text-underline-width="auto" style:text-underline-mode="continuous"/>
    </style:style>
    <style:style style:name="T5834" style:parent-style-name="Domyślnaczcionkaakapitu" style:family="text">
      <style:text-properties fo:background-color="#80FFFF" style:text-underline-type="single" style:text-underline-style="solid" style:text-underline-width="auto" style:text-underline-mode="continuous"/>
    </style:style>
    <style:style style:name="T5835" style:parent-style-name="Domyślnaczcionkaakapitu" style:family="text">
      <style:text-properties style:text-underline-type="single" style:text-underline-style="solid" style:text-underline-width="auto" style:text-underline-mode="continuous"/>
    </style:style>
    <style:style style:name="P5836" style:parent-style-name="Normalny" style:family="paragraph">
      <style:paragraph-properties fo:text-align="justify" fo:line-height="150%" fo:text-indent="0.25in"/>
    </style:style>
    <style:style style:name="T5837" style:parent-style-name="Domyślnaczcionkaakapitu" style:family="text">
      <style:text-properties fo:background-color="#80FFFF"/>
    </style:style>
    <style:style style:name="T5838" style:parent-style-name="Domyślnaczcionkaakapitu" style:family="text">
      <style:text-properties fo:background-color="#80FFFF"/>
    </style:style>
    <style:style style:name="P5839" style:parent-style-name="Normalny" style:family="paragraph">
      <style:paragraph-properties fo:text-align="justify" fo:line-height="150%"/>
    </style:style>
    <style:style style:name="T5840" style:parent-style-name="Domyślnaczcionkaakapitu" style:family="text">
      <style:text-properties style:text-underline-type="single" style:text-underline-style="solid" style:text-underline-width="auto" style:text-underline-mode="continuous"/>
    </style:style>
    <style:style style:name="P5841" style:parent-style-name="Normalny" style:family="paragraph">
      <style:paragraph-properties fo:text-align="justify" fo:line-height="150%" fo:text-indent="0.25in"/>
    </style:style>
    <style:style style:name="P5842" style:parent-style-name="Normalny" style:family="paragraph">
      <style:paragraph-properties fo:text-align="justify" fo:line-height="150%"/>
    </style:style>
    <style:style style:name="T5843" style:parent-style-name="Domyślnaczcionkaakapitu" style:family="text">
      <style:text-properties style:text-underline-type="single" style:text-underline-style="solid" style:text-underline-width="auto" style:text-underline-mode="continuous"/>
    </style:style>
    <style:style style:name="T5844" style:parent-style-name="Domyślnaczcionkaakapitu" style:family="text">
      <style:text-properties fo:background-color="#80FFFF" style:text-underline-type="single" style:text-underline-style="solid" style:text-underline-width="auto" style:text-underline-mode="continuous"/>
    </style:style>
    <style:style style:name="T5845" style:parent-style-name="Domyślnaczcionkaakapitu" style:family="text">
      <style:text-properties style:text-underline-type="single" style:text-underline-style="solid" style:text-underline-width="auto" style:text-underline-mode="continuous"/>
    </style:style>
    <style:style style:name="P5846" style:parent-style-name="Normalny" style:family="paragraph">
      <style:paragraph-properties fo:text-align="justify" fo:line-height="150%" fo:text-indent="0.25in"/>
    </style:style>
    <style:style style:name="T5847" style:parent-style-name="Domyślnaczcionkaakapitu" style:family="text">
      <style:text-properties fo:background-color="#80FFFF"/>
    </style:style>
    <style:style style:name="T5848" style:parent-style-name="Domyślnaczcionkaakapitu" style:family="text">
      <style:text-properties fo:background-color="#80FFFF"/>
    </style:style>
    <style:style style:name="T5849" style:parent-style-name="Domyślnaczcionkaakapitu" style:family="text">
      <style:text-properties fo:background-color="#80FFFF"/>
    </style:style>
    <style:style style:name="T5850" style:parent-style-name="Domyślnaczcionkaakapitu" style:family="text">
      <style:text-properties fo:background-color="#80FFFF"/>
    </style:style>
    <style:style style:name="P5851" style:parent-style-name="Normalny" style:family="paragraph">
      <style:paragraph-properties fo:text-align="justify" fo:line-height="150%" fo:text-indent="0.25in"/>
    </style:style>
    <style:style style:name="P5852" style:parent-style-name="Normalny" style:family="paragraph">
      <style:paragraph-properties fo:text-align="justify" fo:line-height="150%" fo:text-indent="0.25in"/>
    </style:style>
    <style:style style:name="T5853" style:parent-style-name="Domyślnaczcionkaakapitu" style:family="text">
      <style:text-properties fo:background-color="#80FFFF"/>
    </style:style>
    <style:style style:name="T5854" style:parent-style-name="Domyślnaczcionkaakapitu" style:family="text">
      <style:text-properties fo:background-color="#80FFFF"/>
    </style:style>
    <style:style style:name="T5855" style:parent-style-name="Domyślnaczcionkaakapitu" style:family="text">
      <style:text-properties fo:background-color="#80FFFF"/>
    </style:style>
    <style:style style:name="P5856" style:parent-style-name="Normalny" style:family="paragraph">
      <style:paragraph-properties fo:text-align="justify" fo:line-height="150%" fo:text-indent="0.25in"/>
    </style:style>
    <style:style style:name="T5857" style:parent-style-name="Domyślnaczcionkaakapitu" style:family="text">
      <style:text-properties fo:background-color="#80FFFF"/>
    </style:style>
    <style:style style:name="P5858" style:parent-style-name="Normalny" style:family="paragraph">
      <style:paragraph-properties fo:text-align="justify" fo:line-height="150%"/>
    </style:style>
    <style:style style:name="T5859" style:parent-style-name="Domyślnaczcionkaakapitu" style:family="text">
      <style:text-properties style:text-underline-type="single" style:text-underline-style="solid" style:text-underline-width="auto" style:text-underline-mode="continuous"/>
    </style:style>
    <style:style style:name="P5860" style:parent-style-name="Normalny" style:family="paragraph">
      <style:paragraph-properties fo:text-align="justify" fo:line-height="150%" fo:text-indent="0.25in"/>
    </style:style>
    <style:style style:name="T5861" style:parent-style-name="Domyślnaczcionkaakapitu" style:family="text">
      <style:text-properties fo:background-color="#80FFFF"/>
    </style:style>
    <style:style style:name="T5862" style:parent-style-name="Domyślnaczcionkaakapitu" style:family="text">
      <style:text-properties fo:background-color="#80FFFF"/>
    </style:style>
    <style:style style:name="T5863" style:parent-style-name="Domyślnaczcionkaakapitu" style:family="text">
      <style:text-properties fo:background-color="#80FFFF"/>
    </style:style>
    <style:style style:name="T5864" style:parent-style-name="Domyślnaczcionkaakapitu" style:family="text">
      <style:text-properties fo:background-color="#80FFFF"/>
    </style:style>
    <style:style style:name="T5865" style:parent-style-name="Domyślnaczcionkaakapitu" style:family="text">
      <style:text-properties fo:background-color="#80FFFF"/>
    </style:style>
    <style:style style:name="T5866" style:parent-style-name="Domyślnaczcionkaakapitu" style:family="text">
      <style:text-properties fo:background-color="#80FFFF"/>
    </style:style>
    <style:style style:name="P5867" style:parent-style-name="Normalny" style:family="paragraph">
      <style:paragraph-properties fo:text-align="justify" fo:line-height="150%"/>
    </style:style>
    <style:style style:name="T5868" style:parent-style-name="Domyślnaczcionkaakapitu" style:family="text">
      <style:text-properties style:text-underline-type="single" style:text-underline-style="solid" style:text-underline-width="auto" style:text-underline-mode="continuous"/>
    </style:style>
    <style:style style:name="P5869" style:parent-style-name="Normalny" style:family="paragraph">
      <style:paragraph-properties fo:text-align="justify" fo:line-height="150%" fo:text-indent="0.25in"/>
    </style:style>
    <style:style style:name="P5870" style:parent-style-name="Normalny" style:family="paragraph">
      <style:paragraph-properties fo:text-align="justify" fo:line-height="150%"/>
    </style:style>
    <style:style style:name="T5871" style:parent-style-name="Domyślnaczcionkaakapitu" style:family="text">
      <style:text-properties style:text-underline-type="single" style:text-underline-style="solid" style:text-underline-width="auto" style:text-underline-mode="continuous"/>
    </style:style>
    <style:style style:name="P5872" style:parent-style-name="Normalny" style:family="paragraph">
      <style:paragraph-properties fo:text-align="justify" fo:line-height="150%" fo:text-indent="0.25in">
        <style:tab-stops>
          <style:tab-stop style:type="left" style:leader-style="dotted" style:leader-text="." style:position="4.0284in"/>
          <style:tab-stop style:type="left" style:leader-style="dotted" style:leader-text="." style:position="4.084in"/>
        </style:tab-stops>
      </style:paragraph-properties>
    </style:style>
    <style:style style:name="P5873" style:parent-style-name="Normalny" style:family="paragraph">
      <style:paragraph-properties fo:text-align="justify" fo:line-height="150%"/>
    </style:style>
    <style:style style:name="T5874" style:parent-style-name="Domyślnaczcionkaakapitu" style:family="text">
      <style:text-properties style:text-underline-type="single" style:text-underline-style="solid" style:text-underline-width="auto" style:text-underline-mode="continuous"/>
    </style:style>
    <style:style style:name="T5875" style:parent-style-name="Domyślnaczcionkaakapitu" style:family="text">
      <style:text-properties fo:background-color="#80FFFF" style:text-underline-type="single" style:text-underline-style="solid" style:text-underline-width="auto" style:text-underline-mode="continuous"/>
    </style:style>
    <style:style style:name="T5876" style:parent-style-name="Domyślnaczcionkaakapitu" style:family="text">
      <style:text-properties style:text-underline-type="single" style:text-underline-style="solid" style:text-underline-width="auto" style:text-underline-mode="continuous"/>
    </style:style>
    <style:style style:name="T5877" style:parent-style-name="Domyślnaczcionkaakapitu" style:family="text">
      <style:text-properties fo:background-color="#80FFFF"/>
    </style:style>
    <style:style style:name="P5878" style:parent-style-name="Normalny" style:family="paragraph">
      <style:paragraph-properties fo:text-align="justify" fo:line-height="150%" fo:text-indent="0.25in"/>
    </style:style>
    <style:style style:name="P5879" style:parent-style-name="Normalny" style:family="paragraph">
      <style:paragraph-properties fo:text-align="justify" fo:line-height="150%" fo:text-indent="0.25in"/>
    </style:style>
    <style:style style:name="T5880" style:parent-style-name="Domyślnaczcionkaakapitu" style:family="text">
      <style:text-properties fo:background-color="#80FFFF"/>
    </style:style>
    <style:style style:name="P5881" style:parent-style-name="Normalny" style:family="paragraph">
      <style:paragraph-properties fo:text-align="justify" fo:line-height="150%" fo:text-indent="0.25in"/>
    </style:style>
    <style:style style:name="T5882" style:parent-style-name="Domyślnaczcionkaakapitu" style:family="text">
      <style:text-properties fo:background-color="#80FFFF"/>
    </style:style>
    <style:style style:name="T5883" style:parent-style-name="Domyślnaczcionkaakapitu" style:family="text">
      <style:text-properties fo:background-color="#80FFFF"/>
    </style:style>
    <style:style style:name="T5884" style:parent-style-name="Domyślnaczcionkaakapitu" style:family="text">
      <style:text-properties fo:background-color="#80FFFF"/>
    </style:style>
    <style:style style:name="P5885" style:parent-style-name="Normalny" style:family="paragraph">
      <style:paragraph-properties fo:text-align="justify" fo:line-height="150%" fo:text-indent="0.25in"/>
    </style:style>
    <style:style style:name="T5886" style:parent-style-name="Domyślnaczcionkaakapitu" style:family="text">
      <style:text-properties fo:background-color="#80FFFF"/>
    </style:style>
    <style:style style:name="T5887" style:parent-style-name="Domyślnaczcionkaakapitu" style:family="text">
      <style:text-properties fo:background-color="#80FFFF"/>
    </style:style>
    <style:style style:name="T5888" style:parent-style-name="Domyślnaczcionkaakapitu" style:family="text">
      <style:text-properties fo:background-color="#80FFFF"/>
    </style:style>
    <style:style style:name="P5889" style:parent-style-name="Normalny" style:family="paragraph">
      <style:paragraph-properties fo:text-align="justify" fo:line-height="150%"/>
    </style:style>
    <style:style style:name="T5890" style:parent-style-name="Domyślnaczcionkaakapitu" style:family="text">
      <style:text-properties fo:background-color="#80FFFF" style:text-underline-type="single" style:text-underline-style="solid" style:text-underline-width="auto" style:text-underline-mode="continuous"/>
    </style:style>
    <style:style style:name="T5891" style:parent-style-name="Domyślnaczcionkaakapitu" style:family="text">
      <style:text-properties style:text-underline-type="single" style:text-underline-style="solid" style:text-underline-width="auto" style:text-underline-mode="continuous"/>
    </style:style>
    <style:style style:name="T5892" style:parent-style-name="Domyślnaczcionkaakapitu" style:family="text">
      <style:text-properties fo:background-color="#80FFFF" style:text-underline-type="single" style:text-underline-style="solid" style:text-underline-width="auto" style:text-underline-mode="continuous"/>
    </style:style>
    <style:style style:name="T5893" style:parent-style-name="Domyślnaczcionkaakapitu" style:family="text">
      <style:text-properties style:text-underline-type="single" style:text-underline-style="solid" style:text-underline-width="auto" style:text-underline-mode="continuous"/>
    </style:style>
    <style:style style:name="P5894" style:parent-style-name="Normalny" style:family="paragraph">
      <style:paragraph-properties fo:text-align="justify" fo:line-height="150%" fo:text-indent="0.25in"/>
    </style:style>
    <style:style style:name="T5895" style:parent-style-name="Domyślnaczcionkaakapitu" style:family="text">
      <style:text-properties fo:background-color="#80FFFF"/>
    </style:style>
    <style:style style:name="T5896" style:parent-style-name="Domyślnaczcionkaakapitu" style:family="text">
      <style:text-properties fo:background-color="#80FFFF"/>
    </style:style>
    <style:style style:name="T5897" style:parent-style-name="Domyślnaczcionkaakapitu" style:family="text">
      <style:text-properties fo:background-color="#80FFFF"/>
    </style:style>
    <style:style style:name="T5898" style:parent-style-name="Domyślnaczcionkaakapitu" style:family="text">
      <style:text-properties fo:background-color="#80FFFF"/>
    </style:style>
    <style:style style:name="T5899" style:parent-style-name="Domyślnaczcionkaakapitu" style:family="text">
      <style:text-properties fo:background-color="#80FFFF"/>
    </style:style>
    <style:style style:name="P5900" style:parent-style-name="Normalny" style:family="paragraph">
      <style:paragraph-properties fo:text-align="justify" fo:line-height="150%" fo:text-indent="0.25in"/>
    </style:style>
    <style:style style:name="P5901" style:parent-style-name="Normalny" style:family="paragraph">
      <style:paragraph-properties fo:text-align="justify" fo:line-height="150%" fo:text-indent="0.25in"/>
    </style:style>
    <style:style style:name="T5902" style:parent-style-name="Domyślnaczcionkaakapitu" style:family="text">
      <style:text-properties fo:background-color="#80FFFF"/>
    </style:style>
    <style:style style:name="P5903" style:parent-style-name="Normalny" style:family="paragraph">
      <style:paragraph-properties fo:text-align="justify" fo:line-height="150%" fo:text-indent="0.25in"/>
    </style:style>
    <style:style style:name="T5904" style:parent-style-name="Domyślnaczcionkaakapitu" style:family="text">
      <style:text-properties fo:background-color="#80FFFF"/>
    </style:style>
    <style:style style:name="P5905" style:parent-style-name="Normalny" style:family="paragraph">
      <style:paragraph-properties fo:text-align="justify" fo:line-height="150%" fo:text-indent="0.25in"/>
    </style:style>
    <style:style style:name="T5906" style:parent-style-name="Domyślnaczcionkaakapitu" style:family="text">
      <style:text-properties fo:background-color="#80FFFF"/>
    </style:style>
    <style:style style:name="T5907" style:parent-style-name="Domyślnaczcionkaakapitu" style:family="text">
      <style:text-properties fo:background-color="#80FFFF"/>
    </style:style>
    <style:style style:name="T5908" style:parent-style-name="Domyślnaczcionkaakapitu" style:family="text">
      <style:text-properties fo:background-color="#80FFFF"/>
    </style:style>
    <style:style style:name="T5909" style:parent-style-name="Domyślnaczcionkaakapitu" style:family="text">
      <style:text-properties fo:background-color="#80FFFF"/>
    </style:style>
    <style:style style:name="P5910" style:parent-style-name="Normalny" style:family="paragraph">
      <style:paragraph-properties fo:text-align="justify" fo:line-height="150%" fo:text-indent="0.25in"/>
    </style:style>
    <style:style style:name="T5911" style:parent-style-name="Domyślnaczcionkaakapitu" style:family="text">
      <style:text-properties fo:background-color="#80FFFF"/>
    </style:style>
    <style:style style:name="T5912" style:parent-style-name="Domyślnaczcionkaakapitu" style:family="text">
      <style:text-properties fo:background-color="#80FFFF"/>
    </style:style>
    <style:style style:name="P5913" style:parent-style-name="Normalny" style:family="paragraph">
      <style:paragraph-properties fo:text-align="justify" fo:line-height="150%" fo:text-indent="0.25in"/>
    </style:style>
    <style:style style:name="T5914" style:parent-style-name="Domyślnaczcionkaakapitu" style:family="text">
      <style:text-properties fo:background-color="#80FFFF"/>
    </style:style>
    <style:style style:name="T5915" style:parent-style-name="Domyślnaczcionkaakapitu" style:family="text">
      <style:text-properties fo:background-color="#80FFFF"/>
    </style:style>
    <style:style style:name="T5916" style:parent-style-name="Domyślnaczcionkaakapitu" style:family="text">
      <style:text-properties fo:background-color="#80FFFF"/>
    </style:style>
    <style:style style:name="T5917" style:parent-style-name="Domyślnaczcionkaakapitu" style:family="text">
      <style:text-properties fo:background-color="#80FFFF"/>
    </style:style>
    <style:style style:name="T5918" style:parent-style-name="Domyślnaczcionkaakapitu" style:family="text">
      <style:text-properties fo:background-color="#80FFFF"/>
    </style:style>
    <style:style style:name="P5919" style:parent-style-name="Normalny" style:family="paragraph">
      <style:paragraph-properties fo:text-align="justify" fo:line-height="150%" fo:text-indent="0.25in"/>
    </style:style>
    <style:style style:name="T5920" style:parent-style-name="Domyślnaczcionkaakapitu" style:family="text">
      <style:text-properties fo:background-color="#80FFFF"/>
    </style:style>
    <style:style style:name="T5921" style:parent-style-name="Domyślnaczcionkaakapitu" style:family="text">
      <style:text-properties fo:background-color="#80FFFF"/>
    </style:style>
    <style:style style:name="T5922" style:parent-style-name="Domyślnaczcionkaakapitu" style:family="text">
      <style:text-properties fo:background-color="#80FFFF"/>
    </style:style>
    <style:style style:name="T5923" style:parent-style-name="Domyślnaczcionkaakapitu" style:family="text">
      <style:text-properties fo:background-color="#80FFFF"/>
    </style:style>
    <style:style style:name="T5924" style:parent-style-name="Domyślnaczcionkaakapitu" style:family="text">
      <style:text-properties fo:background-color="#80FFFF"/>
    </style:style>
    <style:style style:name="T5925" style:parent-style-name="Domyślnaczcionkaakapitu" style:family="text">
      <style:text-properties fo:background-color="#80FFFF"/>
    </style:style>
    <style:style style:name="T5926" style:parent-style-name="Domyślnaczcionkaakapitu" style:family="text">
      <style:text-properties fo:background-color="#80FFFF"/>
    </style:style>
    <style:style style:name="P5927" style:parent-style-name="Normalny" style:family="paragraph">
      <style:paragraph-properties fo:text-align="justify" fo:line-height="150%" fo:text-indent="0.25in"/>
    </style:style>
    <style:style style:name="T5928" style:parent-style-name="Domyślnaczcionkaakapitu" style:family="text">
      <style:text-properties fo:background-color="#80FFFF"/>
    </style:style>
    <style:style style:name="T5929" style:parent-style-name="Domyślnaczcionkaakapitu" style:family="text">
      <style:text-properties fo:background-color="#80FFFF"/>
    </style:style>
    <style:style style:name="P5930" style:parent-style-name="Normalny" style:family="paragraph">
      <style:paragraph-properties fo:text-align="justify" fo:line-height="150%"/>
    </style:style>
    <style:style style:name="T5931" style:parent-style-name="Domyślnaczcionkaakapitu" style:family="text">
      <style:text-properties style:text-underline-type="single" style:text-underline-style="solid" style:text-underline-width="auto" style:text-underline-mode="continuous"/>
    </style:style>
    <style:style style:name="T5932" style:parent-style-name="Domyślnaczcionkaakapitu" style:family="text">
      <style:text-properties fo:background-color="#80FFFF" style:text-underline-type="single" style:text-underline-style="solid" style:text-underline-width="auto" style:text-underline-mode="continuous"/>
    </style:style>
    <style:style style:name="T5933" style:parent-style-name="Domyślnaczcionkaakapitu" style:family="text">
      <style:text-properties style:text-underline-type="single" style:text-underline-style="solid" style:text-underline-width="auto" style:text-underline-mode="continuous"/>
    </style:style>
    <style:style style:name="P5934" style:parent-style-name="Normalny" style:family="paragraph">
      <style:paragraph-properties fo:text-align="justify" fo:line-height="150%" fo:text-indent="0.25in"/>
    </style:style>
    <style:style style:name="P5935" style:parent-style-name="Normalny" style:family="paragraph">
      <style:paragraph-properties fo:text-align="justify" fo:line-height="150%" fo:text-indent="0.25in"/>
    </style:style>
    <style:style style:name="T5936" style:parent-style-name="Domyślnaczcionkaakapitu" style:family="text">
      <style:text-properties fo:background-color="#80FFFF"/>
    </style:style>
    <style:style style:name="T5937" style:parent-style-name="Domyślnaczcionkaakapitu" style:family="text">
      <style:text-properties fo:background-color="#80FFFF"/>
    </style:style>
    <style:style style:name="T5938" style:parent-style-name="Domyślnaczcionkaakapitu" style:family="text">
      <style:text-properties fo:background-color="#80FFFF"/>
    </style:style>
    <style:style style:name="P5939" style:parent-style-name="Normalny" style:family="paragraph">
      <style:paragraph-properties fo:text-align="justify" fo:line-height="150%" fo:text-indent="0.25in"/>
    </style:style>
    <style:style style:name="T5940" style:parent-style-name="Domyślnaczcionkaakapitu" style:family="text">
      <style:text-properties fo:background-color="#80FFFF"/>
    </style:style>
    <style:style style:name="T5941" style:parent-style-name="Domyślnaczcionkaakapitu" style:family="text">
      <style:text-properties fo:background-color="#80FFFF"/>
    </style:style>
    <style:style style:name="P5942" style:parent-style-name="Normalny" style:family="paragraph">
      <style:paragraph-properties fo:text-align="justify" fo:line-height="150%"/>
    </style:style>
    <style:style style:name="T5943" style:parent-style-name="Domyślnaczcionkaakapitu" style:family="text">
      <style:text-properties style:text-underline-type="single" style:text-underline-style="solid" style:text-underline-width="auto" style:text-underline-mode="continuous"/>
    </style:style>
    <style:style style:name="P5944" style:parent-style-name="Normalny" style:family="paragraph">
      <style:paragraph-properties fo:text-align="justify" fo:line-height="150%" fo:text-indent="0.25in"/>
    </style:style>
    <style:style style:name="T5945" style:parent-style-name="Domyślnaczcionkaakapitu" style:family="text">
      <style:text-properties fo:background-color="#80FFFF"/>
    </style:style>
    <style:style style:name="P5946" style:parent-style-name="Normalny" style:family="paragraph">
      <style:paragraph-properties fo:text-align="justify" fo:line-height="150%"/>
    </style:style>
    <style:style style:name="T5947" style:parent-style-name="Domyślnaczcionkaakapitu" style:family="text">
      <style:text-properties style:text-underline-type="single" style:text-underline-style="solid" style:text-underline-width="auto" style:text-underline-mode="continuous"/>
    </style:style>
    <style:style style:name="P5948" style:parent-style-name="Normalny" style:family="paragraph">
      <style:paragraph-properties fo:text-align="justify" fo:line-height="150%" fo:text-indent="0.25in"/>
    </style:style>
    <style:style style:name="T5949" style:parent-style-name="Domyślnaczcionkaakapitu" style:family="text">
      <style:text-properties fo:background-color="#80FFFF"/>
    </style:style>
    <style:style style:name="P5950" style:parent-style-name="Normalny" style:family="paragraph">
      <style:paragraph-properties fo:text-align="justify" fo:line-height="150%" fo:text-indent="0.25in"/>
    </style:style>
    <style:style style:name="T5951" style:parent-style-name="Domyślnaczcionkaakapitu" style:family="text">
      <style:text-properties fo:background-color="#80FFFF"/>
    </style:style>
    <style:style style:name="T5952" style:parent-style-name="Domyślnaczcionkaakapitu" style:family="text">
      <style:text-properties fo:background-color="#80FFFF"/>
    </style:style>
    <style:style style:name="P5953" style:parent-style-name="Normalny" style:family="paragraph">
      <style:paragraph-properties fo:text-align="justify" fo:line-height="150%" fo:text-indent="0.25in"/>
    </style:style>
    <style:style style:name="T5954" style:parent-style-name="Domyślnaczcionkaakapitu" style:family="text">
      <style:text-properties fo:background-color="#80FFFF"/>
    </style:style>
    <style:style style:name="P5955" style:parent-style-name="Normalny" style:family="paragraph">
      <style:paragraph-properties fo:text-align="justify" fo:line-height="150%"/>
    </style:style>
    <style:style style:name="T5956" style:parent-style-name="Domyślnaczcionkaakapitu" style:family="text">
      <style:text-properties style:text-underline-type="single" style:text-underline-style="solid" style:text-underline-width="auto" style:text-underline-mode="continuous"/>
    </style:style>
    <style:style style:name="P5957" style:parent-style-name="Normalny" style:family="paragraph">
      <style:paragraph-properties fo:text-align="justify" fo:line-height="150%" fo:text-indent="0.2479in"/>
    </style:style>
    <style:style style:name="T5958" style:parent-style-name="Domyślnaczcionkaakapitu" style:family="text">
      <style:text-properties fo:background-color="#80FFFF"/>
    </style:style>
    <style:style style:name="P5959" style:parent-style-name="Normalny" style:family="paragraph">
      <style:paragraph-properties fo:text-align="justify" fo:line-height="150%"/>
    </style:style>
    <style:style style:name="T5960" style:parent-style-name="Domyślnaczcionkaakapitu" style:family="text">
      <style:text-properties style:text-underline-type="single" style:text-underline-style="solid" style:text-underline-width="auto" style:text-underline-mode="continuous"/>
    </style:style>
    <style:style style:name="P5961" style:parent-style-name="Normalny" style:family="paragraph">
      <style:paragraph-properties fo:text-align="justify" fo:line-height="150%" fo:text-indent="0.25in"/>
    </style:style>
    <style:style style:name="P5962" style:parent-style-name="Normalny" style:family="paragraph">
      <style:paragraph-properties fo:text-align="justify" fo:line-height="150%"/>
    </style:style>
    <style:style style:name="T5963" style:parent-style-name="Domyślnaczcionkaakapitu" style:family="text">
      <style:text-properties style:text-underline-type="single" style:text-underline-style="solid" style:text-underline-width="auto" style:text-underline-mode="continuous"/>
    </style:style>
    <style:style style:name="P5964" style:parent-style-name="Normalny" style:family="paragraph">
      <style:paragraph-properties fo:text-align="justify" fo:line-height="150%" fo:text-indent="0.25in"/>
    </style:style>
    <style:style style:name="T5965" style:parent-style-name="Domyślnaczcionkaakapitu" style:family="text">
      <style:text-properties fo:background-color="#80FFFF"/>
    </style:style>
    <style:style style:name="P5966" style:parent-style-name="Normalny" style:family="paragraph">
      <style:paragraph-properties fo:text-align="justify" fo:line-height="150%"/>
    </style:style>
    <style:style style:name="T5967" style:parent-style-name="Domyślnaczcionkaakapitu" style:family="text">
      <style:text-properties style:text-underline-type="single" style:text-underline-style="solid" style:text-underline-width="auto" style:text-underline-mode="continuous"/>
    </style:style>
    <style:style style:name="P5968" style:parent-style-name="Normalny" style:family="paragraph">
      <style:paragraph-properties fo:text-align="justify" fo:line-height="150%" fo:text-indent="0.25in"/>
    </style:style>
    <style:style style:name="P5969" style:parent-style-name="Normalny" style:family="paragraph">
      <style:paragraph-properties fo:text-align="justify" fo:line-height="150%"/>
    </style:style>
    <style:style style:name="T5970" style:parent-style-name="Domyślnaczcionkaakapitu" style:family="text">
      <style:text-properties style:text-underline-type="single" style:text-underline-style="solid" style:text-underline-width="auto" style:text-underline-mode="continuous"/>
    </style:style>
    <style:style style:name="P5971" style:parent-style-name="Normalny" style:family="paragraph">
      <style:paragraph-properties fo:text-align="justify" fo:line-height="150%" fo:text-indent="0.25in"/>
    </style:style>
    <style:style style:name="T5972" style:parent-style-name="Domyślnaczcionkaakapitu" style:family="text">
      <style:text-properties fo:background-color="#80FFFF"/>
    </style:style>
    <style:style style:name="P5973" style:parent-style-name="Normalny" style:family="paragraph">
      <style:paragraph-properties fo:text-align="justify" fo:line-height="150%"/>
    </style:style>
    <style:style style:name="T5974" style:parent-style-name="Domyślnaczcionkaakapitu" style:family="text">
      <style:text-properties style:text-underline-type="single" style:text-underline-style="solid" style:text-underline-width="auto" style:text-underline-mode="continuous"/>
    </style:style>
    <style:style style:name="P5975" style:parent-style-name="Normalny" style:family="paragraph">
      <style:paragraph-properties fo:text-align="justify" fo:line-height="150%" fo:text-indent="0.25in"/>
    </style:style>
    <style:style style:name="P5976" style:parent-style-name="Normalny" style:family="paragraph">
      <style:paragraph-properties fo:text-align="justify" fo:line-height="150%" fo:text-indent="0.25in">
        <style:tab-stops>
          <style:tab-stop style:type="left" style:position="0.9in"/>
        </style:tab-stops>
      </style:paragraph-properties>
    </style:style>
    <style:style style:name="T5977" style:parent-style-name="Domyślnaczcionkaakapitu" style:family="text">
      <style:text-properties fo:background-color="#80FFFF"/>
    </style:style>
    <style:style style:name="T5978" style:parent-style-name="Domyślnaczcionkaakapitu" style:family="text">
      <style:text-properties fo:background-color="#80FFFF"/>
    </style:style>
    <style:style style:name="T5979" style:parent-style-name="Domyślnaczcionkaakapitu" style:family="text">
      <style:text-properties fo:background-color="#80FFFF"/>
    </style:style>
    <style:style style:name="T5980" style:parent-style-name="Domyślnaczcionkaakapitu" style:family="text">
      <style:text-properties fo:background-color="#80FFFF"/>
    </style:style>
    <style:style style:name="T5981" style:parent-style-name="Domyślnaczcionkaakapitu" style:family="text">
      <style:text-properties fo:background-color="#80FFFF"/>
    </style:style>
    <style:style style:name="T5982" style:parent-style-name="Domyślnaczcionkaakapitu" style:family="text">
      <style:text-properties fo:background-color="#80FFFF"/>
    </style:style>
    <style:style style:name="P5983" style:parent-style-name="Normalny" style:family="paragraph">
      <style:paragraph-properties fo:text-align="justify" fo:line-height="150%">
        <style:tab-stops>
          <style:tab-stop style:type="left" style:position="0.9in"/>
        </style:tab-stops>
      </style:paragraph-properties>
    </style:style>
    <style:style style:name="T5984" style:parent-style-name="Domyślnaczcionkaakapitu" style:family="text">
      <style:text-properties style:text-underline-type="single" style:text-underline-style="solid" style:text-underline-width="auto" style:text-underline-mode="continuous"/>
    </style:style>
    <style:style style:name="T5985" style:parent-style-name="Domyślnaczcionkaakapitu" style:family="text">
      <style:text-properties fo:background-color="#80FFFF" style:text-underline-type="single" style:text-underline-style="solid" style:text-underline-width="auto" style:text-underline-mode="continuous"/>
    </style:style>
    <style:style style:name="T5986" style:parent-style-name="Domyślnaczcionkaakapitu" style:family="text">
      <style:text-properties style:text-underline-type="single" style:text-underline-style="solid" style:text-underline-width="auto" style:text-underline-mode="continuous"/>
    </style:style>
    <style:style style:name="P5987" style:parent-style-name="Normalny" style:family="paragraph">
      <style:paragraph-properties fo:text-align="justify" fo:line-height="150%" fo:text-indent="0.25in">
        <style:tab-stops>
          <style:tab-stop style:type="left" style:position="0.9in"/>
        </style:tab-stops>
      </style:paragraph-properties>
    </style:style>
    <style:style style:name="P5988" style:parent-style-name="Normalny" style:family="paragraph">
      <style:paragraph-properties fo:text-align="justify" fo:line-height="150%">
        <style:tab-stops>
          <style:tab-stop style:type="left" style:position="0.8118in"/>
        </style:tab-stops>
      </style:paragraph-properties>
    </style:style>
    <style:style style:name="T5989" style:parent-style-name="Domyślnaczcionkaakapitu" style:family="text">
      <style:text-properties style:text-underline-type="single" style:text-underline-style="solid" style:text-underline-width="auto" style:text-underline-mode="continuous"/>
    </style:style>
    <style:style style:name="T5990" style:parent-style-name="Domyślnaczcionkaakapitu" style:family="text">
      <style:text-properties fo:background-color="#80FFFF" style:text-underline-type="single" style:text-underline-style="solid" style:text-underline-width="auto" style:text-underline-mode="continuous"/>
    </style:style>
    <style:style style:name="T5991" style:parent-style-name="Domyślnaczcionkaakapitu" style:family="text">
      <style:text-properties style:text-underline-type="single" style:text-underline-style="solid" style:text-underline-width="auto" style:text-underline-mode="continuous"/>
    </style:style>
    <style:style style:name="P5992" style:parent-style-name="Normalny" style:family="paragraph">
      <style:paragraph-properties fo:text-align="justify" fo:line-height="150%" fo:text-indent="0.25in"/>
    </style:style>
    <style:style style:name="P5993" style:parent-style-name="Normalny" style:family="paragraph">
      <style:paragraph-properties fo:text-align="justify" fo:line-height="150%"/>
    </style:style>
    <style:style style:name="T5994" style:parent-style-name="Domyślnaczcionkaakapitu" style:family="text">
      <style:text-properties style:text-underline-type="single" style:text-underline-style="solid" style:text-underline-width="auto" style:text-underline-mode="continuous"/>
    </style:style>
    <style:style style:name="P5995" style:parent-style-name="Normalny" style:family="paragraph">
      <style:paragraph-properties fo:text-align="justify" fo:line-height="150%" fo:text-indent="0.25in"/>
    </style:style>
    <style:style style:name="T5996" style:parent-style-name="Domyślnaczcionkaakapitu" style:family="text">
      <style:text-properties fo:background-color="#80FFFF"/>
    </style:style>
    <style:style style:name="T5997" style:parent-style-name="Domyślnaczcionkaakapitu" style:family="text">
      <style:text-properties fo:background-color="#80FFFF"/>
    </style:style>
    <style:style style:name="T5998" style:parent-style-name="Domyślnaczcionkaakapitu" style:family="text">
      <style:text-properties fo:background-color="#80FFFF"/>
    </style:style>
    <style:style style:name="T5999" style:parent-style-name="Domyślnaczcionkaakapitu" style:family="text">
      <style:text-properties fo:background-color="#80FFFF"/>
    </style:style>
    <style:style style:name="T6000" style:parent-style-name="Domyślnaczcionkaakapitu" style:family="text">
      <style:text-properties fo:background-color="#80FFFF"/>
    </style:style>
    <style:style style:name="T6001" style:parent-style-name="Domyślnaczcionkaakapitu" style:family="text">
      <style:text-properties fo:background-color="#80FFFF"/>
    </style:style>
    <style:style style:name="P6002" style:parent-style-name="Normalny" style:family="paragraph">
      <style:paragraph-properties fo:text-align="justify" fo:line-height="150%"/>
    </style:style>
    <style:style style:name="T6003" style:parent-style-name="Domyślnaczcionkaakapitu" style:family="text">
      <style:text-properties style:text-underline-type="single" style:text-underline-style="solid" style:text-underline-width="auto" style:text-underline-mode="continuous"/>
    </style:style>
    <style:style style:name="T6004" style:parent-style-name="Domyślnaczcionkaakapitu" style:family="text">
      <style:text-properties fo:background-color="#80FFFF" style:text-underline-type="single" style:text-underline-style="solid" style:text-underline-width="auto" style:text-underline-mode="continuous"/>
    </style:style>
    <style:style style:name="T6005" style:parent-style-name="Domyślnaczcionkaakapitu" style:family="text">
      <style:text-properties style:text-underline-type="single" style:text-underline-style="solid" style:text-underline-width="auto" style:text-underline-mode="continuous"/>
    </style:style>
    <style:style style:name="T6006" style:parent-style-name="Domyślnaczcionkaakapitu" style:family="text">
      <style:text-properties fo:background-color="#80FFFF"/>
    </style:style>
    <style:style style:name="P6007" style:parent-style-name="Normalny" style:family="paragraph">
      <style:paragraph-properties fo:text-align="justify" fo:line-height="150%" fo:text-indent="0.25in"/>
    </style:style>
    <style:style style:name="T6008" style:parent-style-name="Domyślnaczcionkaakapitu" style:family="text">
      <style:text-properties fo:background-color="#80FFFF"/>
    </style:style>
    <style:style style:name="T6009" style:parent-style-name="Domyślnaczcionkaakapitu" style:family="text">
      <style:text-properties fo:background-color="#80FFFF"/>
    </style:style>
    <style:style style:name="T6010" style:parent-style-name="Domyślnaczcionkaakapitu" style:family="text">
      <style:text-properties fo:background-color="#80FFFF"/>
    </style:style>
    <style:style style:name="T6011" style:parent-style-name="Domyślnaczcionkaakapitu" style:family="text">
      <style:text-properties fo:background-color="#80FFFF"/>
    </style:style>
    <style:style style:name="T6012" style:parent-style-name="Domyślnaczcionkaakapitu" style:family="text">
      <style:text-properties fo:background-color="#80FFFF"/>
    </style:style>
    <style:style style:name="T6013" style:parent-style-name="Domyślnaczcionkaakapitu" style:family="text">
      <style:text-properties fo:background-color="#80FFFF"/>
    </style:style>
    <style:style style:name="T6014" style:parent-style-name="Domyślnaczcionkaakapitu" style:family="text">
      <style:text-properties fo:background-color="#80FFFF"/>
    </style:style>
    <style:style style:name="T6015" style:parent-style-name="Domyślnaczcionkaakapitu" style:family="text">
      <style:text-properties fo:background-color="#80FFFF"/>
    </style:style>
    <style:style style:name="P6016" style:parent-style-name="Normalny" style:family="paragraph">
      <style:paragraph-properties fo:text-align="justify" fo:line-height="150%" fo:text-indent="0.25in"/>
    </style:style>
    <style:style style:name="T6017" style:parent-style-name="Domyślnaczcionkaakapitu" style:family="text">
      <style:text-properties fo:background-color="#80FFFF"/>
    </style:style>
    <style:style style:name="T6018" style:parent-style-name="Domyślnaczcionkaakapitu" style:family="text">
      <style:text-properties fo:background-color="#80FFFF"/>
    </style:style>
    <style:style style:name="P6019" style:parent-style-name="Normalny" style:family="paragraph">
      <style:paragraph-properties fo:text-align="justify" fo:line-height="150%"/>
    </style:style>
    <style:style style:name="T6020" style:parent-style-name="Domyślnaczcionkaakapitu" style:family="text">
      <style:text-properties style:text-underline-type="single" style:text-underline-style="solid" style:text-underline-width="auto" style:text-underline-mode="continuous"/>
    </style:style>
    <style:style style:name="T6021" style:parent-style-name="Domyślnaczcionkaakapitu" style:family="text">
      <style:text-properties fo:background-color="#80FFFF" style:text-underline-type="single" style:text-underline-style="solid" style:text-underline-width="auto" style:text-underline-mode="continuous"/>
    </style:style>
    <style:style style:name="T6022" style:parent-style-name="Domyślnaczcionkaakapitu" style:family="text">
      <style:text-properties style:text-underline-type="single" style:text-underline-style="solid" style:text-underline-width="auto" style:text-underline-mode="continuous"/>
    </style:style>
    <style:style style:name="T6023" style:parent-style-name="Domyślnaczcionkaakapitu" style:family="text">
      <style:text-properties fo:background-color="#80FFFF" style:text-underline-type="single" style:text-underline-style="solid" style:text-underline-width="auto" style:text-underline-mode="continuous"/>
    </style:style>
    <style:style style:name="T6024" style:parent-style-name="Domyślnaczcionkaakapitu" style:family="text">
      <style:text-properties style:text-underline-type="single" style:text-underline-style="solid" style:text-underline-width="auto" style:text-underline-mode="continuous"/>
    </style:style>
    <style:style style:name="T6025" style:parent-style-name="Domyślnaczcionkaakapitu" style:family="text">
      <style:text-properties fo:background-color="#80FFFF" style:text-underline-type="single" style:text-underline-style="solid" style:text-underline-width="auto" style:text-underline-mode="continuous"/>
    </style:style>
    <style:style style:name="T6026" style:parent-style-name="Domyślnaczcionkaakapitu" style:family="text">
      <style:text-properties style:text-underline-type="single" style:text-underline-style="solid" style:text-underline-width="auto" style:text-underline-mode="continuous"/>
    </style:style>
    <style:style style:name="P6027" style:parent-style-name="Normalny" style:family="paragraph">
      <style:paragraph-properties fo:text-align="justify" fo:line-height="150%" fo:text-indent="0.25in"/>
    </style:style>
    <style:style style:name="T6028" style:parent-style-name="Domyślnaczcionkaakapitu" style:family="text">
      <style:text-properties fo:background-color="#80FFFF"/>
    </style:style>
    <style:style style:name="T6029" style:parent-style-name="Domyślnaczcionkaakapitu" style:family="text">
      <style:text-properties fo:background-color="#80FFFF"/>
    </style:style>
    <style:style style:name="T6030" style:parent-style-name="Domyślnaczcionkaakapitu" style:family="text">
      <style:text-properties fo:background-color="#80FFFF"/>
    </style:style>
    <style:style style:name="T6031" style:parent-style-name="Domyślnaczcionkaakapitu" style:family="text">
      <style:text-properties fo:background-color="#80FFFF"/>
    </style:style>
    <style:style style:name="T6032" style:parent-style-name="Domyślnaczcionkaakapitu" style:family="text">
      <style:text-properties fo:background-color="#80FFFF"/>
    </style:style>
    <style:style style:name="P6033" style:parent-style-name="Normalny" style:family="paragraph">
      <style:paragraph-properties fo:text-align="justify" fo:line-height="150%"/>
    </style:style>
    <style:style style:name="T6034" style:parent-style-name="Domyślnaczcionkaakapitu" style:family="text">
      <style:text-properties style:text-underline-type="single" style:text-underline-style="solid" style:text-underline-width="auto" style:text-underline-mode="continuous"/>
    </style:style>
    <style:style style:name="T6035" style:parent-style-name="Domyślnaczcionkaakapitu" style:family="text">
      <style:text-properties fo:background-color="#80FFFF" style:text-underline-type="single" style:text-underline-style="solid" style:text-underline-width="auto" style:text-underline-mode="continuous"/>
    </style:style>
    <style:style style:name="T6036" style:parent-style-name="Domyślnaczcionkaakapitu" style:family="text">
      <style:text-properties style:text-underline-type="single" style:text-underline-style="solid" style:text-underline-width="auto" style:text-underline-mode="continuous"/>
    </style:style>
    <style:style style:name="T6037" style:parent-style-name="Domyślnaczcionkaakapitu" style:family="text">
      <style:text-properties fo:background-color="#80FFFF"/>
    </style:style>
    <style:style style:name="P6038" style:parent-style-name="Normalny" style:family="paragraph">
      <style:paragraph-properties fo:text-align="justify" fo:line-height="150%" fo:text-indent="0.25in"/>
    </style:style>
    <style:style style:name="T6039" style:parent-style-name="Domyślnaczcionkaakapitu" style:family="text">
      <style:text-properties fo:background-color="#80FFFF"/>
    </style:style>
    <style:style style:name="T6040" style:parent-style-name="Domyślnaczcionkaakapitu" style:family="text">
      <style:text-properties fo:background-color="#80FFFF"/>
    </style:style>
    <style:style style:name="T6041" style:parent-style-name="Domyślnaczcionkaakapitu" style:family="text">
      <style:text-properties fo:background-color="#80FFFF"/>
    </style:style>
    <style:style style:name="T6042" style:parent-style-name="Domyślnaczcionkaakapitu" style:family="text">
      <style:text-properties fo:background-color="#80FFFF"/>
    </style:style>
    <style:style style:name="T6043" style:parent-style-name="Domyślnaczcionkaakapitu" style:family="text">
      <style:text-properties fo:background-color="#80FFFF"/>
    </style:style>
    <style:style style:name="P6044" style:parent-style-name="Normalny" style:family="paragraph">
      <style:paragraph-properties fo:text-align="justify" fo:line-height="150%"/>
    </style:style>
    <style:style style:name="T6045" style:parent-style-name="Domyślnaczcionkaakapitu" style:family="text">
      <style:text-properties style:text-underline-type="single" style:text-underline-style="solid" style:text-underline-width="auto" style:text-underline-mode="continuous"/>
    </style:style>
    <style:style style:name="P6046" style:parent-style-name="Normalny" style:family="paragraph">
      <style:paragraph-properties fo:text-align="justify" fo:line-height="150%" fo:text-indent="0.25in"/>
    </style:style>
    <style:style style:name="T6047" style:parent-style-name="Domyślnaczcionkaakapitu" style:family="text">
      <style:text-properties fo:background-color="#80FFFF"/>
    </style:style>
    <style:style style:name="P6048" style:parent-style-name="Normalny" style:family="paragraph">
      <style:paragraph-properties fo:text-align="justify" fo:line-height="150%"/>
    </style:style>
    <style:style style:name="T6049" style:parent-style-name="Domyślnaczcionkaakapitu" style:family="text">
      <style:text-properties style:text-underline-type="single" style:text-underline-style="solid" style:text-underline-width="auto" style:text-underline-mode="continuous"/>
    </style:style>
    <style:style style:name="P6050" style:parent-style-name="Normalny" style:family="paragraph">
      <style:paragraph-properties fo:text-align="justify" fo:line-height="150%" fo:text-indent="0.25in"/>
    </style:style>
    <style:style style:name="P6051" style:parent-style-name="Normalny" style:family="paragraph">
      <style:paragraph-properties fo:text-align="justify" fo:line-height="150%"/>
    </style:style>
    <style:style style:name="T6052" style:parent-style-name="Domyślnaczcionkaakapitu" style:family="text">
      <style:text-properties fo:background-color="#80FFFF" style:text-underline-type="single" style:text-underline-style="solid" style:text-underline-width="auto" style:text-underline-mode="continuous"/>
    </style:style>
    <style:style style:name="T6053" style:parent-style-name="Domyślnaczcionkaakapitu" style:family="text">
      <style:text-properties style:text-underline-type="single" style:text-underline-style="solid" style:text-underline-width="auto" style:text-underline-mode="continuous"/>
    </style:style>
    <style:style style:name="P6054" style:parent-style-name="Normalny" style:family="paragraph">
      <style:paragraph-properties fo:text-align="justify" fo:line-height="150%" fo:text-indent="0.25in"/>
    </style:style>
    <style:style style:name="T6055" style:parent-style-name="Domyślnaczcionkaakapitu" style:family="text">
      <style:text-properties fo:background-color="#80FFFF"/>
    </style:style>
    <style:style style:name="T6056" style:parent-style-name="Domyślnaczcionkaakapitu" style:family="text">
      <style:text-properties fo:background-color="#80FFFF"/>
    </style:style>
    <style:style style:name="T6057" style:parent-style-name="Domyślnaczcionkaakapitu" style:family="text">
      <style:text-properties fo:background-color="#80FFFF"/>
    </style:style>
    <style:style style:name="T6058" style:parent-style-name="Domyślnaczcionkaakapitu" style:family="text">
      <style:text-properties fo:background-color="#80FFFF"/>
    </style:style>
    <style:style style:name="P6059" style:parent-style-name="Normalny" style:family="paragraph">
      <style:paragraph-properties fo:text-align="justify" fo:line-height="150%"/>
    </style:style>
    <style:style style:name="T6060" style:parent-style-name="Domyślnaczcionkaakapitu" style:family="text">
      <style:text-properties style:text-underline-type="single" style:text-underline-style="solid" style:text-underline-width="auto" style:text-underline-mode="continuous"/>
    </style:style>
    <style:style style:name="T6061" style:parent-style-name="Domyślnaczcionkaakapitu" style:family="text">
      <style:text-properties fo:background-color="#80FFFF" style:text-underline-type="single" style:text-underline-style="solid" style:text-underline-width="auto" style:text-underline-mode="continuous"/>
    </style:style>
    <style:style style:name="T6062" style:parent-style-name="Domyślnaczcionkaakapitu" style:family="text">
      <style:text-properties style:text-underline-type="single" style:text-underline-style="solid" style:text-underline-width="auto" style:text-underline-mode="continuous"/>
    </style:style>
    <style:style style:name="T6063" style:parent-style-name="Domyślnaczcionkaakapitu" style:family="text">
      <style:text-properties fo:background-color="#80FFFF" style:text-underline-type="single" style:text-underline-style="solid" style:text-underline-width="auto" style:text-underline-mode="continuous"/>
    </style:style>
    <style:style style:name="T6064" style:parent-style-name="Domyślnaczcionkaakapitu" style:family="text">
      <style:text-properties style:text-underline-type="single" style:text-underline-style="solid" style:text-underline-width="auto" style:text-underline-mode="continuous"/>
    </style:style>
    <style:style style:name="P6065" style:parent-style-name="Normalny" style:family="paragraph">
      <style:paragraph-properties fo:text-align="justify" fo:line-height="150%" fo:text-indent="0.25in"/>
    </style:style>
    <style:style style:name="T6066" style:parent-style-name="Domyślnaczcionkaakapitu" style:family="text">
      <style:text-properties fo:background-color="#80FFFF"/>
    </style:style>
    <style:style style:name="P6067" style:parent-style-name="Normalny" style:family="paragraph">
      <style:paragraph-properties fo:text-align="justify" fo:line-height="150%"/>
    </style:style>
    <style:style style:name="T6068" style:parent-style-name="Domyślnaczcionkaakapitu" style:family="text">
      <style:text-properties style:text-underline-type="single" style:text-underline-style="solid" style:text-underline-width="auto" style:text-underline-mode="continuous"/>
    </style:style>
    <style:style style:name="T6069" style:parent-style-name="Domyślnaczcionkaakapitu" style:family="text">
      <style:text-properties fo:background-color="#80FFFF" style:text-underline-type="single" style:text-underline-style="solid" style:text-underline-width="auto" style:text-underline-mode="continuous"/>
    </style:style>
    <style:style style:name="T6070" style:parent-style-name="Domyślnaczcionkaakapitu" style:family="text">
      <style:text-properties style:text-underline-type="single" style:text-underline-style="solid" style:text-underline-width="auto" style:text-underline-mode="continuous"/>
    </style:style>
    <style:style style:name="T6071" style:parent-style-name="Domyślnaczcionkaakapitu" style:family="text">
      <style:text-properties fo:background-color="#80FFFF" style:text-underline-type="single" style:text-underline-style="solid" style:text-underline-width="auto" style:text-underline-mode="continuous"/>
    </style:style>
    <style:style style:name="T6072" style:parent-style-name="Domyślnaczcionkaakapitu" style:family="text">
      <style:text-properties style:text-underline-type="single" style:text-underline-style="solid" style:text-underline-width="auto" style:text-underline-mode="continuous"/>
    </style:style>
    <style:style style:name="P6073" style:parent-style-name="Normalny" style:family="paragraph">
      <style:paragraph-properties fo:text-align="justify" fo:line-height="150%" fo:text-indent="0.25in"/>
    </style:style>
    <style:style style:name="P6074" style:parent-style-name="Normalny" style:family="paragraph">
      <style:paragraph-properties fo:text-align="justify" fo:line-height="150%"/>
    </style:style>
    <style:style style:name="T6075" style:parent-style-name="Domyślnaczcionkaakapitu" style:family="text">
      <style:text-properties fo:background-color="#80FFFF"/>
    </style:style>
    <style:style style:name="P6076" style:parent-style-name="Normalny" style:family="paragraph">
      <style:paragraph-properties fo:text-align="justify" fo:line-height="150%" fo:text-indent="0.25in"/>
    </style:style>
    <style:style style:name="P6077" style:parent-style-name="Normalny" style:family="paragraph">
      <style:paragraph-properties fo:text-align="justify" fo:line-height="150%"/>
    </style:style>
    <style:style style:name="T6078" style:parent-style-name="Domyślnaczcionkaakapitu" style:family="text">
      <style:text-properties fo:background-color="#80FFFF" style:text-underline-type="single" style:text-underline-style="solid" style:text-underline-width="auto" style:text-underline-mode="continuous"/>
    </style:style>
    <style:style style:name="T6079" style:parent-style-name="Domyślnaczcionkaakapitu" style:family="text">
      <style:text-properties style:text-underline-type="single" style:text-underline-style="solid" style:text-underline-width="auto" style:text-underline-mode="continuous"/>
    </style:style>
    <style:style style:name="T6080" style:parent-style-name="Domyślnaczcionkaakapitu" style:family="text">
      <style:text-properties fo:background-color="#80FFFF" style:text-underline-type="single" style:text-underline-style="solid" style:text-underline-width="auto" style:text-underline-mode="continuous"/>
    </style:style>
    <style:style style:name="T6081" style:parent-style-name="Domyślnaczcionkaakapitu" style:family="text">
      <style:text-properties style:text-underline-type="single" style:text-underline-style="solid" style:text-underline-width="auto" style:text-underline-mode="continuous"/>
    </style:style>
    <style:style style:name="T6082" style:parent-style-name="Domyślnaczcionkaakapitu" style:family="text">
      <style:text-properties fo:background-color="#80FFFF" style:text-underline-type="single" style:text-underline-style="solid" style:text-underline-width="auto" style:text-underline-mode="continuous"/>
    </style:style>
    <style:style style:name="T6083" style:parent-style-name="Domyślnaczcionkaakapitu" style:family="text">
      <style:text-properties style:text-underline-type="single" style:text-underline-style="solid" style:text-underline-width="auto" style:text-underline-mode="continuous"/>
    </style:style>
    <style:style style:name="T6084" style:parent-style-name="Domyślnaczcionkaakapitu" style:family="text">
      <style:text-properties fo:background-color="#80FFFF" style:text-underline-type="single" style:text-underline-style="solid" style:text-underline-width="auto" style:text-underline-mode="continuous"/>
    </style:style>
    <style:style style:name="T6085" style:parent-style-name="Domyślnaczcionkaakapitu" style:family="text">
      <style:text-properties style:text-underline-type="single" style:text-underline-style="solid" style:text-underline-width="auto" style:text-underline-mode="continuous"/>
    </style:style>
    <style:style style:name="P6086" style:parent-style-name="Normalny" style:family="paragraph">
      <style:paragraph-properties fo:text-align="justify" fo:line-height="150%" fo:text-indent="0.25in"/>
    </style:style>
    <style:style style:name="T6087" style:parent-style-name="Domyślnaczcionkaakapitu" style:family="text">
      <style:text-properties fo:background-color="#80FFFF"/>
    </style:style>
    <style:style style:name="T6088" style:parent-style-name="Domyślnaczcionkaakapitu" style:family="text">
      <style:text-properties fo:background-color="#80FFFF"/>
    </style:style>
    <style:style style:name="P6089" style:parent-style-name="Normalny" style:family="paragraph">
      <style:paragraph-properties fo:text-align="justify" fo:line-height="150%"/>
    </style:style>
    <style:style style:name="T6090" style:parent-style-name="Domyślnaczcionkaakapitu" style:family="text">
      <style:text-properties style:text-underline-type="single" style:text-underline-style="solid" style:text-underline-width="auto" style:text-underline-mode="continuous"/>
    </style:style>
    <style:style style:name="T6091" style:parent-style-name="Domyślnaczcionkaakapitu" style:family="text">
      <style:text-properties fo:background-color="#80FFFF" style:text-underline-type="single" style:text-underline-style="solid" style:text-underline-width="auto" style:text-underline-mode="continuous"/>
    </style:style>
    <style:style style:name="T6092" style:parent-style-name="Domyślnaczcionkaakapitu" style:family="text">
      <style:text-properties style:text-underline-type="single" style:text-underline-style="solid" style:text-underline-width="auto" style:text-underline-mode="continuous"/>
    </style:style>
    <style:style style:name="T6093" style:parent-style-name="Domyślnaczcionkaakapitu" style:family="text">
      <style:text-properties fo:background-color="#80FFFF" style:text-underline-type="single" style:text-underline-style="solid" style:text-underline-width="auto" style:text-underline-mode="continuous"/>
    </style:style>
    <style:style style:name="T6094" style:parent-style-name="Domyślnaczcionkaakapitu" style:family="text">
      <style:text-properties style:text-underline-type="single" style:text-underline-style="solid" style:text-underline-width="auto" style:text-underline-mode="continuous"/>
    </style:style>
    <style:style style:name="P6095" style:parent-style-name="Normalny" style:family="paragraph">
      <style:paragraph-properties fo:text-align="justify" fo:line-height="150%" fo:text-indent="0.25in"/>
    </style:style>
    <style:style style:name="T6096" style:parent-style-name="Domyślnaczcionkaakapitu" style:family="text">
      <style:text-properties fo:background-color="#80FFFF"/>
    </style:style>
    <style:style style:name="T6097" style:parent-style-name="Domyślnaczcionkaakapitu" style:family="text">
      <style:text-properties fo:background-color="#80FFFF"/>
    </style:style>
    <style:style style:name="P6098" style:parent-style-name="Normalny" style:family="paragraph">
      <style:paragraph-properties fo:text-align="justify" fo:line-height="150%"/>
    </style:style>
    <style:style style:name="T6099" style:parent-style-name="Domyślnaczcionkaakapitu" style:family="text">
      <style:text-properties style:text-underline-type="single" style:text-underline-style="solid" style:text-underline-width="auto" style:text-underline-mode="continuous"/>
    </style:style>
    <style:style style:name="T6100" style:parent-style-name="Domyślnaczcionkaakapitu" style:family="text">
      <style:text-properties fo:background-color="#80FFFF" style:text-underline-type="single" style:text-underline-style="solid" style:text-underline-width="auto" style:text-underline-mode="continuous"/>
    </style:style>
    <style:style style:name="T6101" style:parent-style-name="Domyślnaczcionkaakapitu" style:family="text">
      <style:text-properties style:text-underline-type="single" style:text-underline-style="solid" style:text-underline-width="auto" style:text-underline-mode="continuous"/>
    </style:style>
    <style:style style:name="T6102" style:parent-style-name="Domyślnaczcionkaakapitu" style:family="text">
      <style:text-properties fo:background-color="#80FFFF" style:text-underline-type="single" style:text-underline-style="solid" style:text-underline-width="auto" style:text-underline-mode="continuous"/>
    </style:style>
    <style:style style:name="T6103" style:parent-style-name="Domyślnaczcionkaakapitu" style:family="text">
      <style:text-properties style:text-underline-type="single" style:text-underline-style="solid" style:text-underline-width="auto" style:text-underline-mode="continuous"/>
    </style:style>
    <style:style style:name="T6104" style:parent-style-name="Domyślnaczcionkaakapitu" style:family="text">
      <style:text-properties fo:background-color="#80FFFF" style:text-underline-type="single" style:text-underline-style="solid" style:text-underline-width="auto" style:text-underline-mode="continuous"/>
    </style:style>
    <style:style style:name="T6105" style:parent-style-name="Domyślnaczcionkaakapitu" style:family="text">
      <style:text-properties style:text-underline-type="single" style:text-underline-style="solid" style:text-underline-width="auto" style:text-underline-mode="continuous"/>
    </style:style>
    <style:style style:name="P6106" style:parent-style-name="Normalny" style:family="paragraph">
      <style:paragraph-properties fo:text-align="justify" fo:line-height="150%" fo:text-indent="0.25in"/>
    </style:style>
    <style:style style:name="T6107" style:parent-style-name="Domyślnaczcionkaakapitu" style:family="text">
      <style:text-properties fo:background-color="#80FFFF"/>
    </style:style>
    <style:style style:name="P6108" style:parent-style-name="Normalny" style:family="paragraph">
      <style:paragraph-properties fo:text-align="justify" fo:line-height="150%" fo:text-indent="0.25in"/>
    </style:style>
    <style:style style:name="P6109" style:parent-style-name="Normalny" style:family="paragraph">
      <style:paragraph-properties fo:text-align="justify" fo:line-height="150%"/>
    </style:style>
    <style:style style:name="T6110" style:parent-style-name="Domyślnaczcionkaakapitu" style:family="text">
      <style:text-properties fo:background-color="#80FFFF"/>
    </style:style>
    <style:style style:name="P6111" style:parent-style-name="Normalny" style:family="paragraph">
      <style:paragraph-properties fo:text-align="justify" fo:line-height="150%"/>
    </style:style>
    <style:style style:name="T6112" style:parent-style-name="Domyślnaczcionkaakapitu" style:family="text">
      <style:text-properties fo:background-color="#80FFFF"/>
    </style:style>
    <style:style style:name="T6113" style:parent-style-name="Domyślnaczcionkaakapitu" style:family="text">
      <style:text-properties fo:background-color="#80FFFF"/>
    </style:style>
    <style:style style:name="T6114" style:parent-style-name="Domyślnaczcionkaakapitu" style:family="text">
      <style:text-properties fo:background-color="#80FFFF"/>
    </style:style>
    <style:style style:name="T6115" style:parent-style-name="Domyślnaczcionkaakapitu" style:family="text">
      <style:text-properties fo:background-color="#80FFFF"/>
    </style:style>
    <style:style style:name="P6116" style:parent-style-name="Normalny" style:family="paragraph">
      <style:paragraph-properties fo:text-align="justify" fo:line-height="150%" fo:text-indent="0.25in"/>
    </style:style>
    <style:style style:name="T6117" style:parent-style-name="Domyślnaczcionkaakapitu" style:family="text">
      <style:text-properties fo:background-color="#80FFFF"/>
    </style:style>
    <style:style style:name="T6118" style:parent-style-name="Domyślnaczcionkaakapitu" style:family="text">
      <style:text-properties fo:background-color="#80FFFF"/>
    </style:style>
    <style:style style:name="P6119" style:parent-style-name="Normalny" style:family="paragraph">
      <style:paragraph-properties fo:text-align="justify" fo:line-height="150%"/>
    </style:style>
    <style:style style:name="T6120" style:parent-style-name="Domyślnaczcionkaakapitu" style:family="text">
      <style:text-properties style:text-underline-type="single" style:text-underline-style="solid" style:text-underline-width="auto" style:text-underline-mode="continuous"/>
    </style:style>
    <style:style style:name="P6121" style:parent-style-name="Normalny" style:family="paragraph">
      <style:paragraph-properties fo:text-align="justify" fo:line-height="150%" fo:text-indent="0.25in"/>
    </style:style>
    <style:style style:name="T6122" style:parent-style-name="Domyślnaczcionkaakapitu" style:family="text">
      <style:text-properties fo:background-color="#80FFFF"/>
    </style:style>
    <style:style style:name="T6123" style:parent-style-name="Domyślnaczcionkaakapitu" style:family="text">
      <style:text-properties fo:background-color="#80FFFF"/>
    </style:style>
    <style:style style:name="P6124" style:parent-style-name="Normalny" style:family="paragraph">
      <style:paragraph-properties fo:text-align="justify" fo:line-height="150%"/>
    </style:style>
    <style:style style:name="T6125" style:parent-style-name="Domyślnaczcionkaakapitu" style:family="text">
      <style:text-properties style:text-underline-type="single" style:text-underline-style="solid" style:text-underline-width="auto" style:text-underline-mode="continuous"/>
    </style:style>
    <style:style style:name="P6126" style:parent-style-name="Normalny" style:family="paragraph">
      <style:paragraph-properties fo:text-align="justify" fo:line-height="150%" fo:text-indent="0.25in"/>
    </style:style>
    <style:style style:name="T6127" style:parent-style-name="Domyślnaczcionkaakapitu" style:family="text">
      <style:text-properties fo:background-color="#80FFFF"/>
    </style:style>
    <style:style style:name="P6128" style:parent-style-name="Normalny" style:family="paragraph">
      <style:paragraph-properties fo:text-align="justify" fo:line-height="150%"/>
    </style:style>
    <style:style style:name="T6129" style:parent-style-name="Domyślnaczcionkaakapitu" style:family="text">
      <style:text-properties style:text-underline-type="single" style:text-underline-style="solid" style:text-underline-width="auto" style:text-underline-mode="continuous"/>
    </style:style>
    <style:style style:name="T6130" style:parent-style-name="Domyślnaczcionkaakapitu" style:family="text">
      <style:text-properties fo:background-color="#80FFFF" style:text-underline-type="single" style:text-underline-style="solid" style:text-underline-width="auto" style:text-underline-mode="continuous"/>
    </style:style>
    <style:style style:name="T6131" style:parent-style-name="Domyślnaczcionkaakapitu" style:family="text">
      <style:text-properties style:text-underline-type="single" style:text-underline-style="solid" style:text-underline-width="auto" style:text-underline-mode="continuous"/>
    </style:style>
    <style:style style:name="P6132" style:parent-style-name="Normalny" style:family="paragraph">
      <style:paragraph-properties fo:text-align="justify" fo:line-height="150%" fo:text-indent="0.25in"/>
    </style:style>
    <style:style style:name="T6133" style:parent-style-name="Domyślnaczcionkaakapitu" style:family="text">
      <style:text-properties fo:background-color="#80FFFF"/>
    </style:style>
    <style:style style:name="P6134" style:parent-style-name="Normalny" style:family="paragraph">
      <style:paragraph-properties fo:text-align="justify" fo:line-height="150%"/>
    </style:style>
    <style:style style:name="T6135" style:parent-style-name="Domyślnaczcionkaakapitu" style:family="text">
      <style:text-properties style:text-underline-type="single" style:text-underline-style="solid" style:text-underline-width="auto" style:text-underline-mode="continuous"/>
    </style:style>
    <style:style style:name="T6136" style:parent-style-name="Domyślnaczcionkaakapitu" style:family="text">
      <style:text-properties fo:background-color="#80FFFF" style:text-underline-type="single" style:text-underline-style="solid" style:text-underline-width="auto" style:text-underline-mode="continuous"/>
    </style:style>
    <style:style style:name="T6137" style:parent-style-name="Domyślnaczcionkaakapitu" style:family="text">
      <style:text-properties style:text-underline-type="single" style:text-underline-style="solid" style:text-underline-width="auto" style:text-underline-mode="continuous"/>
    </style:style>
    <style:style style:name="T6138" style:parent-style-name="Domyślnaczcionkaakapitu" style:family="text">
      <style:text-properties fo:background-color="#80FFFF" style:text-underline-type="single" style:text-underline-style="solid" style:text-underline-width="auto" style:text-underline-mode="continuous"/>
    </style:style>
    <style:style style:name="P6139" style:parent-style-name="Normalny" style:family="paragraph">
      <style:paragraph-properties fo:text-align="justify" fo:line-height="150%" fo:text-indent="0.25in"/>
    </style:style>
    <style:style style:name="P6140" style:parent-style-name="Normalny" style:family="paragraph">
      <style:paragraph-properties fo:text-align="justify" fo:line-height="150%"/>
    </style:style>
    <style:style style:name="T6141" style:parent-style-name="Domyślnaczcionkaakapitu" style:family="text">
      <style:text-properties style:text-underline-type="single" style:text-underline-style="solid" style:text-underline-width="auto" style:text-underline-mode="continuous"/>
    </style:style>
    <style:style style:name="P6142" style:parent-style-name="Normalny" style:family="paragraph">
      <style:paragraph-properties fo:text-align="justify" fo:line-height="150%" fo:text-indent="0.25in"/>
    </style:style>
    <style:style style:name="T6143" style:parent-style-name="Domyślnaczcionkaakapitu" style:family="text">
      <style:text-properties fo:background-color="#80FFFF"/>
    </style:style>
    <style:style style:name="P6144" style:parent-style-name="Normalny" style:family="paragraph">
      <style:paragraph-properties fo:text-align="justify" fo:line-height="150%" fo:text-indent="0.25in"/>
    </style:style>
    <style:style style:name="P6145" style:parent-style-name="Normalny" style:family="paragraph">
      <style:paragraph-properties fo:text-align="justify" fo:line-height="150%"/>
    </style:style>
    <style:style style:name="P6146" style:parent-style-name="Normalny" style:family="paragraph">
      <style:paragraph-properties fo:text-align="justify" fo:line-height="150%" fo:text-indent="0.25in"/>
    </style:style>
    <style:style style:name="T6147" style:parent-style-name="Domyślnaczcionkaakapitu" style:family="text">
      <style:text-properties fo:background-color="#80FFFF"/>
    </style:style>
    <style:style style:name="T6148" style:parent-style-name="Domyślnaczcionkaakapitu" style:family="text">
      <style:text-properties fo:background-color="#80FFFF"/>
    </style:style>
    <style:style style:name="P6149" style:parent-style-name="Normalny" style:family="paragraph">
      <style:paragraph-properties fo:text-align="justify" fo:line-height="150%" fo:text-indent="0.25in"/>
    </style:style>
    <style:style style:name="T6150" style:parent-style-name="Domyślnaczcionkaakapitu" style:family="text">
      <style:text-properties fo:background-color="#80FFFF"/>
    </style:style>
    <style:style style:name="T6151" style:parent-style-name="Domyślnaczcionkaakapitu" style:family="text">
      <style:text-properties fo:background-color="#80FFFF"/>
    </style:style>
    <style:style style:name="T6152" style:parent-style-name="Domyślnaczcionkaakapitu" style:family="text">
      <style:text-properties fo:background-color="#80FFFF"/>
    </style:style>
    <style:style style:name="T6153" style:parent-style-name="Domyślnaczcionkaakapitu" style:family="text">
      <style:text-properties fo:background-color="#80FFFF"/>
    </style:style>
    <style:style style:name="T6154" style:parent-style-name="Domyślnaczcionkaakapitu" style:family="text">
      <style:text-properties fo:background-color="#80FFFF"/>
    </style:style>
    <style:style style:name="T6155" style:parent-style-name="Domyślnaczcionkaakapitu" style:family="text">
      <style:text-properties fo:background-color="#80FFFF"/>
    </style:style>
    <style:style style:name="P6156" style:parent-style-name="Normalny" style:family="paragraph">
      <style:paragraph-properties fo:text-align="justify" fo:line-height="150%"/>
    </style:style>
    <style:style style:name="T6157" style:parent-style-name="Domyślnaczcionkaakapitu" style:family="text">
      <style:text-properties fo:background-color="#80FFFF"/>
    </style:style>
    <style:style style:name="P6158" style:parent-style-name="Normalny" style:family="paragraph">
      <style:paragraph-properties fo:text-align="justify" fo:line-height="150%" fo:text-indent="0.25in"/>
    </style:style>
    <style:style style:name="P6159" style:parent-style-name="Normalny" style:family="paragraph">
      <style:paragraph-properties fo:text-align="justify" fo:line-height="150%"/>
    </style:style>
    <style:style style:name="T6160" style:parent-style-name="Domyślnaczcionkaakapitu" style:family="text">
      <style:text-properties style:text-underline-type="single" style:text-underline-style="solid" style:text-underline-width="auto" style:text-underline-mode="continuous"/>
    </style:style>
    <style:style style:name="P6161" style:parent-style-name="Normalny" style:family="paragraph">
      <style:paragraph-properties fo:text-align="justify" fo:line-height="150%" fo:text-indent="0.25in"/>
    </style:style>
    <style:style style:name="T6162" style:parent-style-name="Domyślnaczcionkaakapitu" style:family="text">
      <style:text-properties fo:background-color="#80FFFF"/>
    </style:style>
    <style:style style:name="T6163" style:parent-style-name="Domyślnaczcionkaakapitu" style:family="text">
      <style:text-properties fo:background-color="#80FFFF"/>
    </style:style>
    <style:style style:name="P6164" style:parent-style-name="Normalny" style:family="paragraph">
      <style:paragraph-properties fo:text-align="justify" fo:line-height="150%"/>
    </style:style>
    <style:style style:name="T6165" style:parent-style-name="Domyślnaczcionkaakapitu" style:family="text">
      <style:text-properties style:text-underline-type="single" style:text-underline-style="solid" style:text-underline-width="auto" style:text-underline-mode="continuous"/>
    </style:style>
    <style:style style:name="P6166" style:parent-style-name="Normalny" style:family="paragraph">
      <style:paragraph-properties fo:text-align="justify" fo:line-height="150%" fo:text-indent="0.25in"/>
    </style:style>
    <style:style style:name="T6167" style:parent-style-name="Domyślnaczcionkaakapitu" style:family="text">
      <style:text-properties fo:background-color="#80FFFF"/>
    </style:style>
    <style:style style:name="P6168" style:parent-style-name="Normalny" style:family="paragraph">
      <style:paragraph-properties fo:text-align="justify" fo:line-height="150%"/>
    </style:style>
    <style:style style:name="T6169" style:parent-style-name="Domyślnaczcionkaakapitu" style:family="text">
      <style:text-properties style:text-underline-type="single" style:text-underline-style="solid" style:text-underline-width="auto" style:text-underline-mode="continuous"/>
    </style:style>
    <style:style style:name="P6170" style:parent-style-name="Normalny" style:family="paragraph">
      <style:paragraph-properties fo:text-align="justify" fo:line-height="150%" fo:text-indent="0.25in"/>
    </style:style>
    <style:style style:name="P6171" style:parent-style-name="Normalny" style:family="paragraph">
      <style:paragraph-properties fo:text-align="justify" fo:line-height="150%"/>
    </style:style>
    <style:style style:name="T6172" style:parent-style-name="Domyślnaczcionkaakapitu" style:family="text">
      <style:text-properties style:text-underline-type="single" style:text-underline-style="solid" style:text-underline-width="auto" style:text-underline-mode="continuous"/>
    </style:style>
    <style:style style:name="P6173" style:parent-style-name="Normalny" style:family="paragraph">
      <style:paragraph-properties fo:text-align="justify" fo:line-height="150%" fo:text-indent="0.25in"/>
    </style:style>
    <style:style style:name="P6174" style:parent-style-name="Normalny" style:family="paragraph">
      <style:paragraph-properties fo:text-align="justify" fo:line-height="150%"/>
    </style:style>
    <style:style style:name="T6175" style:parent-style-name="Domyślnaczcionkaakapitu" style:family="text">
      <style:text-properties style:text-underline-type="single" style:text-underline-style="solid" style:text-underline-width="auto" style:text-underline-mode="continuous"/>
    </style:style>
    <style:style style:name="P6176" style:parent-style-name="Normalny" style:family="paragraph">
      <style:paragraph-properties fo:text-align="justify" fo:line-height="150%" fo:text-indent="0.25in"/>
    </style:style>
    <style:style style:name="T6177" style:parent-style-name="Domyślnaczcionkaakapitu" style:family="text">
      <style:text-properties fo:background-color="#80FFFF"/>
    </style:style>
    <style:style style:name="T6178" style:parent-style-name="Domyślnaczcionkaakapitu" style:family="text">
      <style:text-properties fo:background-color="#80FFFF"/>
    </style:style>
    <style:style style:name="T6179" style:parent-style-name="Domyślnaczcionkaakapitu" style:family="text">
      <style:text-properties fo:background-color="#80FFFF"/>
    </style:style>
    <style:style style:name="T6180" style:parent-style-name="Domyślnaczcionkaakapitu" style:family="text">
      <style:text-properties fo:background-color="#80FFFF"/>
    </style:style>
    <style:style style:name="T6181" style:parent-style-name="Domyślnaczcionkaakapitu" style:family="text">
      <style:text-properties fo:background-color="#80FFFF"/>
    </style:style>
    <style:style style:name="T6182" style:parent-style-name="Domyślnaczcionkaakapitu" style:family="text">
      <style:text-properties fo:background-color="#80FFFF"/>
    </style:style>
    <style:style style:name="P6183" style:parent-style-name="Normalny" style:family="paragraph">
      <style:paragraph-properties fo:text-align="justify" fo:line-height="150%" fo:text-indent="0.25in"/>
    </style:style>
    <style:style style:name="T6184" style:parent-style-name="Domyślnaczcionkaakapitu" style:family="text">
      <style:text-properties fo:background-color="#80FFFF"/>
    </style:style>
    <style:style style:name="P6185" style:parent-style-name="Normalny" style:family="paragraph">
      <style:paragraph-properties fo:text-align="justify" fo:line-height="150%"/>
    </style:style>
    <style:style style:name="T6186" style:parent-style-name="Domyślnaczcionkaakapitu" style:family="text">
      <style:text-properties style:text-underline-type="single" style:text-underline-style="solid" style:text-underline-width="auto" style:text-underline-mode="continuous"/>
    </style:style>
    <style:style style:name="T6187" style:parent-style-name="Domyślnaczcionkaakapitu" style:family="text">
      <style:text-properties fo:background-color="#80FFFF" style:text-underline-type="single" style:text-underline-style="solid" style:text-underline-width="auto" style:text-underline-mode="continuous"/>
    </style:style>
    <style:style style:name="T6188" style:parent-style-name="Domyślnaczcionkaakapitu" style:family="text">
      <style:text-properties style:text-underline-type="single" style:text-underline-style="solid" style:text-underline-width="auto" style:text-underline-mode="continuous"/>
    </style:style>
    <style:style style:name="T6189" style:parent-style-name="Domyślnaczcionkaakapitu" style:family="text">
      <style:text-properties fo:background-color="#80FFFF" style:text-underline-type="single" style:text-underline-style="solid" style:text-underline-width="auto" style:text-underline-mode="continuous"/>
    </style:style>
    <style:style style:name="T6190" style:parent-style-name="Domyślnaczcionkaakapitu" style:family="text">
      <style:text-properties style:text-underline-type="single" style:text-underline-style="solid" style:text-underline-width="auto" style:text-underline-mode="continuous"/>
    </style:style>
    <style:style style:name="T6191" style:parent-style-name="Domyślnaczcionkaakapitu" style:family="text">
      <style:text-properties fo:background-color="#80FFFF" style:text-underline-type="single" style:text-underline-style="solid" style:text-underline-width="auto" style:text-underline-mode="continuous"/>
    </style:style>
    <style:style style:name="T6192" style:parent-style-name="Domyślnaczcionkaakapitu" style:family="text">
      <style:text-properties style:text-underline-type="single" style:text-underline-style="solid" style:text-underline-width="auto" style:text-underline-mode="continuous"/>
    </style:style>
    <style:style style:name="P6193" style:parent-style-name="Normalny" style:family="paragraph">
      <style:paragraph-properties fo:text-align="justify" fo:line-height="150%" fo:text-indent="0.25in">
        <style:tab-stops>
          <style:tab-stop style:type="left" style:leader-style="dotted" style:leader-text="." style:position="3.2534in"/>
        </style:tab-stops>
      </style:paragraph-properties>
    </style:style>
    <style:style style:name="P6194" style:parent-style-name="Normalny" style:family="paragraph">
      <style:paragraph-properties fo:text-align="justify" fo:line-height="150%"/>
    </style:style>
    <style:style style:name="T6195" style:parent-style-name="Domyślnaczcionkaakapitu" style:family="text">
      <style:text-properties style:text-underline-type="single" style:text-underline-style="solid" style:text-underline-width="auto" style:text-underline-mode="continuous"/>
    </style:style>
    <style:style style:name="P6196" style:parent-style-name="Normalny" style:family="paragraph">
      <style:paragraph-properties fo:text-align="justify" fo:line-height="150%" fo:text-indent="0.25in"/>
    </style:style>
    <style:style style:name="T6197" style:parent-style-name="Domyślnaczcionkaakapitu" style:family="text">
      <style:text-properties fo:background-color="#80FFFF"/>
    </style:style>
    <style:style style:name="T6198" style:parent-style-name="Domyślnaczcionkaakapitu" style:family="text">
      <style:text-properties fo:background-color="#80FFFF"/>
    </style:style>
    <style:style style:name="T6199" style:parent-style-name="Domyślnaczcionkaakapitu" style:family="text">
      <style:text-properties fo:background-color="#80FFFF"/>
    </style:style>
    <style:style style:name="T6200" style:parent-style-name="Domyślnaczcionkaakapitu" style:family="text">
      <style:text-properties fo:background-color="#80FFFF"/>
    </style:style>
    <style:style style:name="T6201" style:parent-style-name="Domyślnaczcionkaakapitu" style:family="text">
      <style:text-properties fo:background-color="#80FFFF"/>
    </style:style>
    <style:style style:name="T6202" style:parent-style-name="Domyślnaczcionkaakapitu" style:family="text">
      <style:text-properties fo:background-color="#80FFFF"/>
    </style:style>
    <style:style style:name="T6203" style:parent-style-name="Domyślnaczcionkaakapitu" style:family="text">
      <style:text-properties fo:background-color="#80FFFF"/>
    </style:style>
    <style:style style:name="T6204" style:parent-style-name="Domyślnaczcionkaakapitu" style:family="text">
      <style:text-properties fo:background-color="#80FFFF"/>
    </style:style>
    <style:style style:name="T6205" style:parent-style-name="Domyślnaczcionkaakapitu" style:family="text">
      <style:text-properties fo:background-color="#80FFFF"/>
    </style:style>
    <style:style style:name="T6206" style:parent-style-name="Domyślnaczcionkaakapitu" style:family="text">
      <style:text-properties fo:background-color="#80FFFF"/>
    </style:style>
    <style:style style:name="T6207" style:parent-style-name="Domyślnaczcionkaakapitu" style:family="text">
      <style:text-properties fo:background-color="#80FFFF"/>
    </style:style>
    <style:style style:name="P6208" style:parent-style-name="Normalny" style:family="paragraph">
      <style:paragraph-properties fo:text-align="justify" fo:line-height="150%" fo:text-indent="0.25in"/>
    </style:style>
    <style:style style:name="T6209" style:parent-style-name="Domyślnaczcionkaakapitu" style:family="text">
      <style:text-properties fo:background-color="#80FFFF"/>
    </style:style>
    <style:style style:name="T6210" style:parent-style-name="Domyślnaczcionkaakapitu" style:family="text">
      <style:text-properties fo:background-color="#80FFFF"/>
    </style:style>
    <style:style style:name="T6211" style:parent-style-name="Domyślnaczcionkaakapitu" style:family="text">
      <style:text-properties fo:background-color="#80FFFF"/>
    </style:style>
    <style:style style:name="P6212" style:parent-style-name="Normalny" style:family="paragraph">
      <style:paragraph-properties fo:text-align="justify" fo:line-height="150%" fo:text-indent="0.25in"/>
    </style:style>
    <style:style style:name="T6213" style:parent-style-name="Domyślnaczcionkaakapitu" style:family="text">
      <style:text-properties fo:background-color="#80FFFF"/>
    </style:style>
    <style:style style:name="T6214" style:parent-style-name="Domyślnaczcionkaakapitu" style:family="text">
      <style:text-properties fo:background-color="#80FFFF"/>
    </style:style>
    <style:style style:name="P6215" style:parent-style-name="Normalny" style:family="paragraph">
      <style:paragraph-properties fo:text-align="justify" fo:line-height="150%" fo:text-indent="0.25in"/>
    </style:style>
    <style:style style:name="P6216" style:parent-style-name="Normalny" style:family="paragraph">
      <style:paragraph-properties fo:text-align="justify" fo:line-height="150%" fo:text-indent="0.25in"/>
    </style:style>
    <style:style style:name="T6217" style:parent-style-name="Domyślnaczcionkaakapitu" style:family="text">
      <style:text-properties fo:background-color="#80FFFF"/>
    </style:style>
    <style:style style:name="T6218" style:parent-style-name="Domyślnaczcionkaakapitu" style:family="text">
      <style:text-properties fo:background-color="#80FFFF"/>
    </style:style>
    <style:style style:name="T6219" style:parent-style-name="Domyślnaczcionkaakapitu" style:family="text">
      <style:text-properties fo:background-color="#80FFFF"/>
    </style:style>
    <style:style style:name="T6220" style:parent-style-name="Domyślnaczcionkaakapitu" style:family="text">
      <style:text-properties fo:background-color="#80FFFF"/>
    </style:style>
    <style:style style:name="P6221" style:parent-style-name="Normalny" style:family="paragraph">
      <style:paragraph-properties fo:text-align="justify" fo:line-height="150%"/>
    </style:style>
    <style:style style:name="T6222" style:parent-style-name="Domyślnaczcionkaakapitu" style:family="text">
      <style:text-properties style:text-underline-type="single" style:text-underline-style="solid" style:text-underline-width="auto" style:text-underline-mode="continuous"/>
    </style:style>
    <style:style style:name="T6223" style:parent-style-name="Domyślnaczcionkaakapitu" style:family="text">
      <style:text-properties fo:background-color="#80FFFF" style:text-underline-type="single" style:text-underline-style="solid" style:text-underline-width="auto" style:text-underline-mode="continuous"/>
    </style:style>
    <style:style style:name="T6224" style:parent-style-name="Domyślnaczcionkaakapitu" style:family="text">
      <style:text-properties style:text-underline-type="single" style:text-underline-style="solid" style:text-underline-width="auto" style:text-underline-mode="continuous"/>
    </style:style>
    <style:style style:name="T6225" style:parent-style-name="Domyślnaczcionkaakapitu" style:family="text">
      <style:text-properties fo:background-color="#80FFFF"/>
    </style:style>
    <style:style style:name="P6226" style:parent-style-name="Normalny" style:family="paragraph">
      <style:paragraph-properties fo:text-align="justify" fo:line-height="150%" fo:text-indent="0.25in"/>
    </style:style>
    <style:style style:name="T6227" style:parent-style-name="Domyślnaczcionkaakapitu" style:family="text">
      <style:text-properties fo:background-color="#80FFFF"/>
    </style:style>
    <style:style style:name="P6228" style:parent-style-name="Normalny" style:family="paragraph">
      <style:paragraph-properties fo:text-align="justify" fo:line-height="150%"/>
    </style:style>
    <style:style style:name="T6229" style:parent-style-name="Domyślnaczcionkaakapitu" style:family="text">
      <style:text-properties style:text-underline-type="single" style:text-underline-style="solid" style:text-underline-width="auto" style:text-underline-mode="continuous"/>
    </style:style>
    <style:style style:name="T6230" style:parent-style-name="Domyślnaczcionkaakapitu" style:family="text">
      <style:text-properties fo:background-color="#80FFFF" style:text-underline-type="single" style:text-underline-style="solid" style:text-underline-width="auto" style:text-underline-mode="continuous"/>
    </style:style>
    <style:style style:name="T6231" style:parent-style-name="Domyślnaczcionkaakapitu" style:family="text">
      <style:text-properties style:text-underline-type="single" style:text-underline-style="solid" style:text-underline-width="auto" style:text-underline-mode="continuous"/>
    </style:style>
    <style:style style:name="T6232" style:parent-style-name="Domyślnaczcionkaakapitu" style:family="text">
      <style:text-properties fo:background-color="#80FFFF" style:text-underline-type="single" style:text-underline-style="solid" style:text-underline-width="auto" style:text-underline-mode="continuous"/>
    </style:style>
    <style:style style:name="T6233" style:parent-style-name="Domyślnaczcionkaakapitu" style:family="text">
      <style:text-properties style:text-underline-type="single" style:text-underline-style="solid" style:text-underline-width="auto" style:text-underline-mode="continuous"/>
    </style:style>
    <style:style style:name="P6234" style:parent-style-name="Normalny" style:family="paragraph">
      <style:paragraph-properties fo:text-align="justify" fo:line-height="150%" fo:text-indent="0.25in"/>
    </style:style>
    <style:style style:name="T6235" style:parent-style-name="Domyślnaczcionkaakapitu" style:family="text">
      <style:text-properties fo:background-color="#80FFFF"/>
    </style:style>
    <style:style style:name="T6236" style:parent-style-name="Domyślnaczcionkaakapitu" style:family="text">
      <style:text-properties fo:background-color="#80FFFF"/>
    </style:style>
    <style:style style:name="T6237" style:parent-style-name="Domyślnaczcionkaakapitu" style:family="text">
      <style:text-properties fo:background-color="#80FFFF"/>
    </style:style>
    <style:style style:name="P6238" style:parent-style-name="Normalny" style:family="paragraph">
      <style:paragraph-properties fo:text-align="justify" fo:line-height="150%" fo:text-indent="0.25in"/>
    </style:style>
    <style:style style:name="P6239" style:parent-style-name="Normalny" style:family="paragraph">
      <style:paragraph-properties fo:text-align="justify" fo:line-height="150%"/>
    </style:style>
    <style:style style:name="T6240" style:parent-style-name="Domyślnaczcionkaakapitu" style:family="text">
      <style:text-properties style:text-underline-type="single" style:text-underline-style="solid" style:text-underline-width="auto" style:text-underline-mode="continuous"/>
    </style:style>
    <style:style style:name="P6241" style:parent-style-name="Normalny" style:family="paragraph">
      <style:paragraph-properties fo:text-align="justify" fo:line-height="150%" fo:text-indent="0.25in"/>
    </style:style>
    <style:style style:name="T6242" style:parent-style-name="Domyślnaczcionkaakapitu" style:family="text">
      <style:text-properties fo:background-color="#80FFFF"/>
    </style:style>
    <style:style style:name="T6243" style:parent-style-name="Domyślnaczcionkaakapitu" style:family="text">
      <style:text-properties fo:background-color="#80FFFF"/>
    </style:style>
    <style:style style:name="T6244" style:parent-style-name="Domyślnaczcionkaakapitu" style:family="text">
      <style:text-properties fo:background-color="#80FFFF"/>
    </style:style>
    <style:style style:name="T6245" style:parent-style-name="Domyślnaczcionkaakapitu" style:family="text">
      <style:text-properties fo:background-color="#80FFFF"/>
    </style:style>
    <style:style style:name="T6246" style:parent-style-name="Domyślnaczcionkaakapitu" style:family="text">
      <style:text-properties fo:background-color="#80FFFF"/>
    </style:style>
    <style:style style:name="T6247" style:parent-style-name="Domyślnaczcionkaakapitu" style:family="text">
      <style:text-properties fo:background-color="#80FFFF"/>
    </style:style>
    <style:style style:name="P6248" style:parent-style-name="Normalny" style:family="paragraph">
      <style:paragraph-properties fo:text-align="justify" fo:line-height="150%" fo:text-indent="0.25in"/>
    </style:style>
    <style:style style:name="T6249" style:parent-style-name="Domyślnaczcionkaakapitu" style:family="text">
      <style:text-properties fo:background-color="#80FFFF"/>
    </style:style>
    <style:style style:name="P6250" style:parent-style-name="Normalny" style:family="paragraph">
      <style:paragraph-properties fo:text-align="justify" fo:line-height="150%"/>
    </style:style>
    <style:style style:name="T6251" style:parent-style-name="Domyślnaczcionkaakapitu" style:family="text">
      <style:text-properties style:text-underline-type="single" style:text-underline-style="solid" style:text-underline-width="auto" style:text-underline-mode="continuous"/>
    </style:style>
    <style:style style:name="P6252" style:parent-style-name="Normalny" style:family="paragraph">
      <style:paragraph-properties fo:text-align="justify" fo:line-height="150%" fo:text-indent="0.25in"/>
    </style:style>
    <style:style style:name="T6253" style:parent-style-name="Domyślnaczcionkaakapitu" style:family="text">
      <style:text-properties fo:background-color="#80FFFF"/>
    </style:style>
    <style:style style:name="P6254" style:parent-style-name="Normalny" style:family="paragraph">
      <style:paragraph-properties fo:text-align="justify" fo:line-height="150%"/>
    </style:style>
    <style:style style:name="T6255" style:parent-style-name="Domyślnaczcionkaakapitu" style:family="text">
      <style:text-properties style:text-underline-type="single" style:text-underline-style="solid" style:text-underline-width="auto" style:text-underline-mode="continuous"/>
    </style:style>
    <style:style style:name="P6256" style:parent-style-name="Normalny" style:family="paragraph">
      <style:paragraph-properties fo:text-align="justify" fo:line-height="150%" fo:text-indent="0.25in"/>
    </style:style>
    <style:style style:name="P6257" style:parent-style-name="Normalny" style:family="paragraph">
      <style:paragraph-properties fo:text-align="justify" fo:line-height="150%"/>
    </style:style>
    <style:style style:name="T6258" style:parent-style-name="Domyślnaczcionkaakapitu" style:family="text">
      <style:text-properties style:text-underline-type="single" style:text-underline-style="solid" style:text-underline-width="auto" style:text-underline-mode="continuous"/>
    </style:style>
    <style:style style:name="T6259" style:parent-style-name="Domyślnaczcionkaakapitu" style:family="text">
      <style:text-properties fo:background-color="#80FFFF" style:text-underline-type="single" style:text-underline-style="solid" style:text-underline-width="auto" style:text-underline-mode="continuous"/>
    </style:style>
    <style:style style:name="T6260" style:parent-style-name="Domyślnaczcionkaakapitu" style:family="text">
      <style:text-properties style:text-underline-type="single" style:text-underline-style="solid" style:text-underline-width="auto" style:text-underline-mode="continuous"/>
    </style:style>
    <style:style style:name="P6261" style:parent-style-name="Normalny" style:family="paragraph">
      <style:paragraph-properties fo:text-align="justify" fo:line-height="150%" fo:text-indent="0.25in">
        <style:tab-stops>
          <style:tab-stop style:type="left" style:position="0.8631in"/>
        </style:tab-stops>
      </style:paragraph-properties>
    </style:style>
    <style:style style:name="P6262" style:parent-style-name="Normalny" style:family="paragraph">
      <style:paragraph-properties fo:text-align="justify" fo:line-height="150%">
        <style:tab-stops>
          <style:tab-stop style:type="left" style:position="0.8631in"/>
        </style:tab-stops>
      </style:paragraph-properties>
    </style:style>
    <style:style style:name="T6263" style:parent-style-name="Domyślnaczcionkaakapitu" style:family="text">
      <style:text-properties style:text-underline-type="single" style:text-underline-style="solid" style:text-underline-width="auto" style:text-underline-mode="continuous"/>
    </style:style>
    <style:style style:name="T6264" style:parent-style-name="Domyślnaczcionkaakapitu" style:family="text">
      <style:text-properties fo:background-color="#80FFFF" style:text-underline-type="single" style:text-underline-style="solid" style:text-underline-width="auto" style:text-underline-mode="continuous"/>
    </style:style>
    <style:style style:name="T6265" style:parent-style-name="Domyślnaczcionkaakapitu" style:family="text">
      <style:text-properties style:text-underline-type="single" style:text-underline-style="solid" style:text-underline-width="auto" style:text-underline-mode="continuous"/>
    </style:style>
    <style:style style:name="P6266" style:parent-style-name="Normalny" style:family="paragraph">
      <style:paragraph-properties fo:text-align="justify" fo:line-height="150%" fo:text-indent="0.25in"/>
    </style:style>
    <style:style style:name="T6267" style:parent-style-name="Domyślnaczcionkaakapitu" style:family="text">
      <style:text-properties fo:background-color="#80FFFF"/>
    </style:style>
    <style:style style:name="T6268" style:parent-style-name="Domyślnaczcionkaakapitu" style:family="text">
      <style:text-properties fo:background-color="#80FFFF"/>
    </style:style>
    <style:style style:name="T6269" style:parent-style-name="Domyślnaczcionkaakapitu" style:family="text">
      <style:text-properties fo:background-color="#80FFFF"/>
    </style:style>
    <style:style style:name="P6270" style:parent-style-name="Normalny" style:family="paragraph">
      <style:paragraph-properties fo:text-align="justify" fo:line-height="150%" fo:text-indent="0.25in"/>
    </style:style>
    <style:style style:name="P6271" style:parent-style-name="Normalny" style:family="paragraph">
      <style:paragraph-properties fo:text-align="justify" fo:line-height="150%"/>
    </style:style>
    <style:style style:name="T6272" style:parent-style-name="Domyślnaczcionkaakapitu" style:family="text">
      <style:text-properties style:text-underline-type="single" style:text-underline-style="solid" style:text-underline-width="auto" style:text-underline-mode="continuous"/>
    </style:style>
    <style:style style:name="P6273" style:parent-style-name="Normalny" style:family="paragraph">
      <style:paragraph-properties fo:text-align="justify" fo:line-height="150%" fo:text-indent="0.25in"/>
    </style:style>
    <style:style style:name="T6274" style:parent-style-name="Domyślnaczcionkaakapitu" style:family="text">
      <style:text-properties fo:background-color="#80FFFF"/>
    </style:style>
    <style:style style:name="P6275" style:parent-style-name="Normalny" style:family="paragraph">
      <style:paragraph-properties fo:text-align="justify" fo:line-height="150%"/>
    </style:style>
    <style:style style:name="T6276" style:parent-style-name="Domyślnaczcionkaakapitu" style:family="text">
      <style:text-properties style:text-underline-type="single" style:text-underline-style="solid" style:text-underline-width="auto" style:text-underline-mode="continuous"/>
    </style:style>
    <style:style style:name="P6277" style:parent-style-name="Normalny" style:family="paragraph">
      <style:paragraph-properties fo:text-align="justify" fo:line-height="150%" fo:text-indent="0.25in"/>
    </style:style>
    <style:style style:name="T6278" style:parent-style-name="Domyślnaczcionkaakapitu" style:family="text">
      <style:text-properties fo:background-color="#80FFFF"/>
    </style:style>
    <style:style style:name="P6279" style:parent-style-name="Normalny" style:family="paragraph">
      <style:paragraph-properties fo:text-align="justify" fo:line-height="150%"/>
    </style:style>
    <style:style style:name="T6280" style:parent-style-name="Domyślnaczcionkaakapitu" style:family="text">
      <style:text-properties style:text-underline-type="single" style:text-underline-style="solid" style:text-underline-width="auto" style:text-underline-mode="continuous"/>
    </style:style>
    <style:style style:name="T6281" style:parent-style-name="Domyślnaczcionkaakapitu" style:family="text">
      <style:text-properties fo:background-color="#80FFFF" style:text-underline-type="single" style:text-underline-style="solid" style:text-underline-width="auto" style:text-underline-mode="continuous"/>
    </style:style>
    <style:style style:name="T6282" style:parent-style-name="Domyślnaczcionkaakapitu" style:family="text">
      <style:text-properties style:text-underline-type="single" style:text-underline-style="solid" style:text-underline-width="auto" style:text-underline-mode="continuous"/>
    </style:style>
    <style:style style:name="P6283" style:parent-style-name="Normalny" style:family="paragraph">
      <style:paragraph-properties fo:text-align="justify" fo:line-height="150%" fo:text-indent="0.25in"/>
    </style:style>
    <style:style style:name="T6284" style:parent-style-name="Domyślnaczcionkaakapitu" style:family="text">
      <style:text-properties fo:background-color="#80FFFF"/>
    </style:style>
    <style:style style:name="P6285" style:parent-style-name="Normalny" style:family="paragraph">
      <style:paragraph-properties fo:text-align="justify" fo:line-height="150%"/>
    </style:style>
    <style:style style:name="T6286" style:parent-style-name="Domyślnaczcionkaakapitu" style:family="text">
      <style:text-properties style:text-underline-type="single" style:text-underline-style="solid" style:text-underline-width="auto" style:text-underline-mode="continuous"/>
    </style:style>
    <style:style style:name="P6287" style:parent-style-name="Normalny" style:family="paragraph">
      <style:paragraph-properties fo:text-align="justify" fo:line-height="150%" fo:text-indent="0.25in"/>
    </style:style>
    <style:style style:name="T6288" style:parent-style-name="Domyślnaczcionkaakapitu" style:family="text">
      <style:text-properties fo:background-color="#80FFFF"/>
    </style:style>
    <style:style style:name="T6289" style:parent-style-name="Domyślnaczcionkaakapitu" style:family="text">
      <style:text-properties fo:background-color="#80FFFF"/>
    </style:style>
    <style:style style:name="T6290" style:parent-style-name="Domyślnaczcionkaakapitu" style:family="text">
      <style:text-properties fo:background-color="#80FFFF"/>
    </style:style>
    <style:style style:name="T6291" style:parent-style-name="Domyślnaczcionkaakapitu" style:family="text">
      <style:text-properties fo:background-color="#80FFFF"/>
    </style:style>
    <style:style style:name="T6292" style:parent-style-name="Domyślnaczcionkaakapitu" style:family="text">
      <style:text-properties fo:background-color="#80FFFF"/>
    </style:style>
    <style:style style:name="P6293" style:parent-style-name="Normalny" style:family="paragraph">
      <style:paragraph-properties fo:text-align="justify" fo:line-height="150%"/>
    </style:style>
    <style:style style:name="T6294" style:parent-style-name="Domyślnaczcionkaakapitu" style:family="text">
      <style:text-properties style:text-underline-type="single" style:text-underline-style="solid" style:text-underline-width="auto" style:text-underline-mode="continuous"/>
    </style:style>
    <style:style style:name="P6295" style:parent-style-name="Normalny" style:family="paragraph">
      <style:paragraph-properties fo:text-align="justify" fo:line-height="150%" fo:text-indent="0.25in"/>
    </style:style>
    <style:style style:name="T6296" style:parent-style-name="Domyślnaczcionkaakapitu" style:family="text">
      <style:text-properties fo:background-color="#80FFFF"/>
    </style:style>
    <style:style style:name="T6297" style:parent-style-name="Domyślnaczcionkaakapitu" style:family="text">
      <style:text-properties fo:background-color="#80FFFF"/>
    </style:style>
    <style:style style:name="T6298" style:parent-style-name="Domyślnaczcionkaakapitu" style:family="text">
      <style:text-properties fo:background-color="#80FFFF"/>
    </style:style>
    <style:style style:name="P6299" style:parent-style-name="Normalny" style:family="paragraph">
      <style:paragraph-properties fo:text-align="justify" fo:line-height="150%" fo:text-indent="0.25in"/>
    </style:style>
    <style:style style:name="P6300" style:parent-style-name="Normalny" style:family="paragraph">
      <style:paragraph-properties fo:text-align="justify" fo:line-height="150%"/>
    </style:style>
    <style:style style:name="T6301" style:parent-style-name="Domyślnaczcionkaakapitu" style:family="text">
      <style:text-properties style:text-underline-type="single" style:text-underline-style="solid" style:text-underline-width="auto" style:text-underline-mode="continuous"/>
    </style:style>
    <style:style style:name="P6302" style:parent-style-name="Normalny" style:family="paragraph">
      <style:paragraph-properties fo:text-align="justify" fo:line-height="150%" fo:text-indent="0.25in"/>
    </style:style>
    <style:style style:name="P6303" style:parent-style-name="Normalny" style:family="paragraph">
      <style:paragraph-properties fo:text-align="justify" fo:line-height="150%"/>
    </style:style>
    <style:style style:name="T6304" style:parent-style-name="Domyślnaczcionkaakapitu" style:family="text">
      <style:text-properties style:text-underline-type="single" style:text-underline-style="solid" style:text-underline-width="auto" style:text-underline-mode="continuous"/>
    </style:style>
    <style:style style:name="T6305" style:parent-style-name="Domyślnaczcionkaakapitu" style:family="text">
      <style:text-properties fo:background-color="#80FFFF" style:text-underline-type="single" style:text-underline-style="solid" style:text-underline-width="auto" style:text-underline-mode="continuous"/>
    </style:style>
    <style:style style:name="T6306" style:parent-style-name="Domyślnaczcionkaakapitu" style:family="text">
      <style:text-properties style:text-underline-type="single" style:text-underline-style="solid" style:text-underline-width="auto" style:text-underline-mode="continuous"/>
    </style:style>
    <style:style style:name="P6307" style:parent-style-name="Normalny" style:family="paragraph">
      <style:paragraph-properties fo:text-align="justify" fo:line-height="150%" fo:text-indent="0.25in"/>
    </style:style>
    <style:style style:name="T6308" style:parent-style-name="Domyślnaczcionkaakapitu" style:family="text">
      <style:text-properties fo:background-color="#80FFFF"/>
    </style:style>
    <style:style style:name="T6309" style:parent-style-name="Domyślnaczcionkaakapitu" style:family="text">
      <style:text-properties fo:background-color="#80FFFF"/>
    </style:style>
    <style:style style:name="T6310" style:parent-style-name="Domyślnaczcionkaakapitu" style:family="text">
      <style:text-properties fo:background-color="#80FFFF"/>
    </style:style>
    <style:style style:name="T6311" style:parent-style-name="Domyślnaczcionkaakapitu" style:family="text">
      <style:text-properties fo:background-color="#80FFFF"/>
    </style:style>
    <style:style style:name="P6312" style:parent-style-name="Normalny" style:family="paragraph">
      <style:paragraph-properties fo:text-align="justify" fo:line-height="150%" fo:text-indent="0.25in"/>
    </style:style>
    <style:style style:name="T6313" style:parent-style-name="Domyślnaczcionkaakapitu" style:family="text">
      <style:text-properties fo:background-color="#80FFFF"/>
    </style:style>
    <style:style style:name="T6314" style:parent-style-name="Domyślnaczcionkaakapitu" style:family="text">
      <style:text-properties fo:background-color="#80FFFF"/>
    </style:style>
    <style:style style:name="T6315" style:parent-style-name="Domyślnaczcionkaakapitu" style:family="text">
      <style:text-properties fo:background-color="#80FFFF"/>
    </style:style>
    <style:style style:name="T6316" style:parent-style-name="Domyślnaczcionkaakapitu" style:family="text">
      <style:text-properties fo:background-color="#80FFFF"/>
    </style:style>
    <style:style style:name="T6317" style:parent-style-name="Domyślnaczcionkaakapitu" style:family="text">
      <style:text-properties fo:background-color="#80FFFF"/>
    </style:style>
    <style:style style:name="T6318" style:parent-style-name="Domyślnaczcionkaakapitu" style:family="text">
      <style:text-properties fo:background-color="#80FFFF"/>
    </style:style>
    <style:style style:name="T6319" style:parent-style-name="Domyślnaczcionkaakapitu" style:family="text">
      <style:text-properties fo:background-color="#80FFFF"/>
    </style:style>
    <style:style style:name="T6320" style:parent-style-name="Domyślnaczcionkaakapitu" style:family="text">
      <style:text-properties fo:background-color="#80FFFF"/>
    </style:style>
    <style:style style:name="T6321" style:parent-style-name="Domyślnaczcionkaakapitu" style:family="text">
      <style:text-properties fo:background-color="#80FFFF"/>
    </style:style>
    <style:style style:name="T6322" style:parent-style-name="Domyślnaczcionkaakapitu" style:family="text">
      <style:text-properties fo:background-color="#80FFFF"/>
    </style:style>
    <style:style style:name="T6323" style:parent-style-name="Domyślnaczcionkaakapitu" style:family="text">
      <style:text-properties fo:background-color="#80FFFF"/>
    </style:style>
    <style:style style:name="T6324" style:parent-style-name="Domyślnaczcionkaakapitu" style:family="text">
      <style:text-properties fo:background-color="#80FFFF"/>
    </style:style>
    <style:style style:name="T6325" style:parent-style-name="Domyślnaczcionkaakapitu" style:family="text">
      <style:text-properties fo:background-color="#80FFFF"/>
    </style:style>
    <style:style style:name="T6326" style:parent-style-name="Domyślnaczcionkaakapitu" style:family="text">
      <style:text-properties fo:background-color="#80FFFF"/>
    </style:style>
    <style:style style:name="T6327" style:parent-style-name="Domyślnaczcionkaakapitu" style:family="text">
      <style:text-properties fo:background-color="#80FFFF"/>
    </style:style>
    <style:style style:name="P6328" style:parent-style-name="Normalny" style:family="paragraph">
      <style:paragraph-properties fo:text-align="justify" fo:line-height="150%"/>
    </style:style>
    <style:style style:name="T6329" style:parent-style-name="Domyślnaczcionkaakapitu" style:family="text">
      <style:text-properties style:text-underline-type="single" style:text-underline-style="solid" style:text-underline-width="auto" style:text-underline-mode="continuous"/>
    </style:style>
    <style:style style:name="P6330" style:parent-style-name="Normalny" style:family="paragraph">
      <style:paragraph-properties fo:text-align="justify" fo:line-height="150%" fo:text-indent="0.25in"/>
    </style:style>
    <style:style style:name="T6331" style:parent-style-name="Domyślnaczcionkaakapitu" style:family="text">
      <style:text-properties fo:background-color="#80FFFF"/>
    </style:style>
    <style:style style:name="P6332" style:parent-style-name="Normalny" style:family="paragraph">
      <style:paragraph-properties fo:text-align="justify" fo:line-height="150%"/>
    </style:style>
    <style:style style:name="T6333" style:parent-style-name="Domyślnaczcionkaakapitu" style:family="text">
      <style:text-properties style:text-underline-type="single" style:text-underline-style="solid" style:text-underline-width="auto" style:text-underline-mode="continuous"/>
    </style:style>
    <style:style style:name="T6334" style:parent-style-name="Domyślnaczcionkaakapitu" style:family="text">
      <style:text-properties fo:background-color="#80FFFF" style:text-underline-type="single" style:text-underline-style="solid" style:text-underline-width="auto" style:text-underline-mode="continuous"/>
    </style:style>
    <style:style style:name="T6335" style:parent-style-name="Domyślnaczcionkaakapitu" style:family="text">
      <style:text-properties style:text-underline-type="single" style:text-underline-style="solid" style:text-underline-width="auto" style:text-underline-mode="continuous"/>
    </style:style>
    <style:style style:name="P6336" style:parent-style-name="Normalny" style:family="paragraph">
      <style:paragraph-properties fo:text-align="justify" fo:line-height="150%" fo:text-indent="0.25in"/>
    </style:style>
    <style:style style:name="T6337" style:parent-style-name="Domyślnaczcionkaakapitu" style:family="text">
      <style:text-properties fo:background-color="#80FFFF"/>
    </style:style>
    <style:style style:name="T6338" style:parent-style-name="Domyślnaczcionkaakapitu" style:family="text">
      <style:text-properties fo:background-color="#80FFFF"/>
    </style:style>
    <style:style style:name="P6339" style:parent-style-name="Normalny" style:family="paragraph">
      <style:paragraph-properties fo:text-align="justify" fo:line-height="150%"/>
    </style:style>
    <style:style style:name="T6340" style:parent-style-name="Domyślnaczcionkaakapitu" style:family="text">
      <style:text-properties style:text-underline-type="single" style:text-underline-style="solid" style:text-underline-width="auto" style:text-underline-mode="continuous"/>
    </style:style>
    <style:style style:name="P6341" style:parent-style-name="Normalny" style:family="paragraph">
      <style:paragraph-properties fo:text-align="justify" fo:line-height="150%" fo:text-indent="0.25in"/>
    </style:style>
    <style:style style:name="P6342" style:parent-style-name="Normalny" style:family="paragraph">
      <style:paragraph-properties fo:text-align="justify" fo:line-height="150%"/>
    </style:style>
    <style:style style:name="T6343" style:parent-style-name="Domyślnaczcionkaakapitu" style:family="text">
      <style:text-properties style:text-underline-type="single" style:text-underline-style="solid" style:text-underline-width="auto" style:text-underline-mode="continuous"/>
    </style:style>
    <style:style style:name="T6344" style:parent-style-name="Domyślnaczcionkaakapitu" style:family="text">
      <style:text-properties fo:background-color="#80FFFF" style:text-underline-type="single" style:text-underline-style="solid" style:text-underline-width="auto" style:text-underline-mode="continuous"/>
    </style:style>
    <style:style style:name="T6345" style:parent-style-name="Domyślnaczcionkaakapitu" style:family="text">
      <style:text-properties style:text-underline-type="single" style:text-underline-style="solid" style:text-underline-width="auto" style:text-underline-mode="continuous"/>
    </style:style>
    <style:style style:name="T6346" style:parent-style-name="Domyślnaczcionkaakapitu" style:family="text">
      <style:text-properties fo:background-color="#80FFFF" style:text-underline-type="single" style:text-underline-style="solid" style:text-underline-width="auto" style:text-underline-mode="continuous"/>
    </style:style>
    <style:style style:name="T6347" style:parent-style-name="Domyślnaczcionkaakapitu" style:family="text">
      <style:text-properties style:text-underline-type="single" style:text-underline-style="solid" style:text-underline-width="auto" style:text-underline-mode="continuous"/>
    </style:style>
    <style:style style:name="T6348" style:parent-style-name="Domyślnaczcionkaakapitu" style:family="text">
      <style:text-properties fo:background-color="#80FFFF" style:text-underline-type="single" style:text-underline-style="solid" style:text-underline-width="auto" style:text-underline-mode="continuous"/>
    </style:style>
    <style:style style:name="T6349" style:parent-style-name="Domyślnaczcionkaakapitu" style:family="text">
      <style:text-properties style:text-underline-type="single" style:text-underline-style="solid" style:text-underline-width="auto" style:text-underline-mode="continuous"/>
    </style:style>
    <style:style style:name="T6350" style:parent-style-name="Domyślnaczcionkaakapitu" style:family="text">
      <style:text-properties fo:background-color="#80FFFF" style:text-underline-type="single" style:text-underline-style="solid" style:text-underline-width="auto" style:text-underline-mode="continuous"/>
    </style:style>
    <style:style style:name="P6351" style:parent-style-name="Normalny" style:family="paragraph">
      <style:paragraph-properties fo:text-align="justify" fo:line-height="150%" fo:text-indent="0.25in"/>
    </style:style>
    <style:style style:name="T6352" style:parent-style-name="Domyślnaczcionkaakapitu" style:family="text">
      <style:text-properties fo:background-color="#80FFFF"/>
    </style:style>
    <style:style style:name="P6353" style:parent-style-name="Normalny" style:family="paragraph">
      <style:paragraph-properties fo:text-align="justify" fo:line-height="150%"/>
    </style:style>
    <style:style style:name="T6354" style:parent-style-name="Domyślnaczcionkaakapitu" style:family="text">
      <style:text-properties style:text-underline-type="single" style:text-underline-style="solid" style:text-underline-width="auto" style:text-underline-mode="continuous"/>
    </style:style>
    <style:style style:name="P6355" style:parent-style-name="Normalny" style:family="paragraph">
      <style:paragraph-properties fo:text-align="justify" fo:line-height="150%" fo:text-indent="0.25in"/>
    </style:style>
    <style:style style:name="T6356" style:parent-style-name="Domyślnaczcionkaakapitu" style:family="text">
      <style:text-properties fo:background-color="#80FFFF"/>
    </style:style>
    <style:style style:name="T6357" style:parent-style-name="Domyślnaczcionkaakapitu" style:family="text">
      <style:text-properties fo:background-color="#80FFFF"/>
    </style:style>
    <style:style style:name="T6358" style:parent-style-name="Domyślnaczcionkaakapitu" style:family="text">
      <style:text-properties fo:background-color="#80FFFF"/>
    </style:style>
    <style:style style:name="T6359" style:parent-style-name="Domyślnaczcionkaakapitu" style:family="text">
      <style:text-properties fo:background-color="#80FFFF"/>
    </style:style>
    <style:style style:name="T6360" style:parent-style-name="Domyślnaczcionkaakapitu" style:family="text">
      <style:text-properties fo:background-color="#80FFFF"/>
    </style:style>
    <style:style style:name="T6361" style:parent-style-name="Domyślnaczcionkaakapitu" style:family="text">
      <style:text-properties fo:background-color="#80FFFF"/>
    </style:style>
    <style:style style:name="T6362" style:parent-style-name="Domyślnaczcionkaakapitu" style:family="text">
      <style:text-properties fo:background-color="#80FFFF"/>
    </style:style>
    <style:style style:name="T6363" style:parent-style-name="Domyślnaczcionkaakapitu" style:family="text">
      <style:text-properties fo:background-color="#80FFFF"/>
    </style:style>
    <style:style style:name="T6364" style:parent-style-name="Domyślnaczcionkaakapitu" style:family="text">
      <style:text-properties fo:background-color="#80FFFF"/>
    </style:style>
    <style:style style:name="P6365" style:parent-style-name="Normalny" style:family="paragraph">
      <style:paragraph-properties fo:text-align="justify" fo:line-height="150%" fo:text-indent="0.25in"/>
    </style:style>
    <style:style style:name="T6366" style:parent-style-name="Domyślnaczcionkaakapitu" style:family="text">
      <style:text-properties fo:background-color="#80FFFF"/>
    </style:style>
    <style:style style:name="T6367" style:parent-style-name="Domyślnaczcionkaakapitu" style:family="text">
      <style:text-properties fo:background-color="#80FFFF"/>
    </style:style>
    <style:style style:name="T6368" style:parent-style-name="Domyślnaczcionkaakapitu" style:family="text">
      <style:text-properties fo:background-color="#80FFFF"/>
    </style:style>
    <style:style style:name="P6369" style:parent-style-name="Normalny" style:family="paragraph">
      <style:paragraph-properties fo:text-align="justify" fo:line-height="150%"/>
    </style:style>
    <style:style style:name="T6370" style:parent-style-name="Domyślnaczcionkaakapitu" style:family="text">
      <style:text-properties style:text-underline-type="single" style:text-underline-style="solid" style:text-underline-width="auto" style:text-underline-mode="continuous"/>
    </style:style>
    <style:style style:name="T6371" style:parent-style-name="Domyślnaczcionkaakapitu" style:family="text">
      <style:text-properties fo:background-color="#80FFFF" style:text-underline-type="single" style:text-underline-style="solid" style:text-underline-width="auto" style:text-underline-mode="continuous"/>
    </style:style>
    <style:style style:name="T6372" style:parent-style-name="Domyślnaczcionkaakapitu" style:family="text">
      <style:text-properties style:text-underline-type="single" style:text-underline-style="solid" style:text-underline-width="auto" style:text-underline-mode="continuous"/>
    </style:style>
    <style:style style:name="T6373" style:parent-style-name="Domyślnaczcionkaakapitu" style:family="text">
      <style:text-properties fo:background-color="#80FFFF" style:text-underline-type="single" style:text-underline-style="solid" style:text-underline-width="auto" style:text-underline-mode="continuous"/>
    </style:style>
    <style:style style:name="P6374" style:parent-style-name="Normalny" style:family="paragraph">
      <style:paragraph-properties fo:text-align="justify" fo:line-height="150%" fo:text-indent="0.25in"/>
    </style:style>
    <style:style style:name="P6375" style:parent-style-name="Normalny" style:family="paragraph">
      <style:paragraph-properties fo:text-align="justify" fo:line-height="150%"/>
    </style:style>
    <style:style style:name="T6376" style:parent-style-name="Domyślnaczcionkaakapitu" style:family="text">
      <style:text-properties style:text-underline-type="single" style:text-underline-style="solid" style:text-underline-width="auto" style:text-underline-mode="continuous"/>
    </style:style>
    <style:style style:name="P6377" style:parent-style-name="Normalny" style:family="paragraph">
      <style:paragraph-properties fo:text-align="justify" fo:line-height="150%" fo:text-indent="0.25in"/>
    </style:style>
    <style:style style:name="T6378" style:parent-style-name="Domyślnaczcionkaakapitu" style:family="text">
      <style:text-properties fo:background-color="#80FFFF"/>
    </style:style>
    <style:style style:name="T6379" style:parent-style-name="Domyślnaczcionkaakapitu" style:family="text">
      <style:text-properties fo:background-color="#80FFFF"/>
    </style:style>
    <style:style style:name="P6380" style:parent-style-name="Normalny" style:family="paragraph">
      <style:paragraph-properties fo:text-align="justify" fo:line-height="150%"/>
    </style:style>
    <style:style style:name="T6381" style:parent-style-name="Domyślnaczcionkaakapitu" style:family="text">
      <style:text-properties style:text-underline-type="single" style:text-underline-style="solid" style:text-underline-width="auto" style:text-underline-mode="continuous"/>
    </style:style>
    <style:style style:name="T6382" style:parent-style-name="Domyślnaczcionkaakapitu" style:family="text">
      <style:text-properties fo:background-color="#80FFFF" style:text-underline-type="single" style:text-underline-style="solid" style:text-underline-width="auto" style:text-underline-mode="continuous"/>
    </style:style>
    <style:style style:name="T6383" style:parent-style-name="Domyślnaczcionkaakapitu" style:family="text">
      <style:text-properties style:text-underline-type="single" style:text-underline-style="solid" style:text-underline-width="auto" style:text-underline-mode="continuous"/>
    </style:style>
    <style:style style:name="T6384" style:parent-style-name="Domyślnaczcionkaakapitu" style:family="text">
      <style:text-properties fo:background-color="#80FFFF" style:text-underline-type="single" style:text-underline-style="solid" style:text-underline-width="auto" style:text-underline-mode="continuous"/>
    </style:style>
    <style:style style:name="T6385" style:parent-style-name="Domyślnaczcionkaakapitu" style:family="text">
      <style:text-properties style:text-underline-type="single" style:text-underline-style="solid" style:text-underline-width="auto" style:text-underline-mode="continuous"/>
    </style:style>
    <style:style style:name="T6386" style:parent-style-name="Domyślnaczcionkaakapitu" style:family="text">
      <style:text-properties fo:background-color="#80FFFF" style:text-underline-type="single" style:text-underline-style="solid" style:text-underline-width="auto" style:text-underline-mode="continuous"/>
    </style:style>
    <style:style style:name="T6387" style:parent-style-name="Domyślnaczcionkaakapitu" style:family="text">
      <style:text-properties style:text-underline-type="single" style:text-underline-style="solid" style:text-underline-width="auto" style:text-underline-mode="continuous"/>
    </style:style>
    <style:style style:name="T6388" style:parent-style-name="Domyślnaczcionkaakapitu" style:family="text">
      <style:text-properties fo:background-color="#80FFFF" style:text-underline-type="single" style:text-underline-style="solid" style:text-underline-width="auto" style:text-underline-mode="continuous"/>
    </style:style>
    <style:style style:name="T6389" style:parent-style-name="Domyślnaczcionkaakapitu" style:family="text">
      <style:text-properties style:text-underline-type="single" style:text-underline-style="solid" style:text-underline-width="auto" style:text-underline-mode="continuous"/>
    </style:style>
    <style:style style:name="T6390" style:parent-style-name="Domyślnaczcionkaakapitu" style:family="text">
      <style:text-properties fo:background-color="#80FFFF" style:text-underline-type="single" style:text-underline-style="solid" style:text-underline-width="auto" style:text-underline-mode="continuous"/>
    </style:style>
    <style:style style:name="P6391" style:parent-style-name="Normalny" style:family="paragraph">
      <style:paragraph-properties fo:text-align="justify" fo:line-height="150%" fo:text-indent="0.25in"/>
    </style:style>
    <style:style style:name="P6392" style:parent-style-name="Normalny" style:family="paragraph">
      <style:paragraph-properties fo:text-align="justify" fo:line-height="150%"/>
    </style:style>
    <style:style style:name="T6393" style:parent-style-name="Domyślnaczcionkaakapitu" style:family="text">
      <style:text-properties style:text-underline-type="single" style:text-underline-style="solid" style:text-underline-width="auto" style:text-underline-mode="continuous"/>
    </style:style>
    <style:style style:name="T6394" style:parent-style-name="Domyślnaczcionkaakapitu" style:family="text">
      <style:text-properties style:text-underline-type="single" style:text-underline-style="solid" style:text-underline-width="auto" style:text-underline-mode="continuous"/>
    </style:style>
    <style:style style:name="P6395" style:parent-style-name="Normalny" style:family="paragraph">
      <style:paragraph-properties fo:text-align="justify" fo:line-height="150%" fo:text-indent="0.25in"/>
    </style:style>
    <style:style style:name="T6396" style:parent-style-name="Domyślnaczcionkaakapitu" style:family="text">
      <style:text-properties fo:background-color="#80FFFF"/>
    </style:style>
    <style:style style:name="T6397" style:parent-style-name="Domyślnaczcionkaakapitu" style:family="text">
      <style:text-properties fo:background-color="#80FFFF"/>
    </style:style>
    <style:style style:name="T6398" style:parent-style-name="Domyślnaczcionkaakapitu" style:family="text">
      <style:text-properties fo:background-color="#80FFFF"/>
    </style:style>
    <style:style style:name="T6399" style:parent-style-name="Domyślnaczcionkaakapitu" style:family="text">
      <style:text-properties fo:background-color="#80FFFF"/>
    </style:style>
    <style:style style:name="P6400" style:parent-style-name="Normalny" style:family="paragraph">
      <style:paragraph-properties fo:text-align="justify" fo:line-height="150%"/>
    </style:style>
    <style:style style:name="T6401" style:parent-style-name="Domyślnaczcionkaakapitu" style:family="text">
      <style:text-properties style:text-underline-type="single" style:text-underline-style="solid" style:text-underline-width="auto" style:text-underline-mode="continuous"/>
    </style:style>
    <style:style style:name="P6402" style:parent-style-name="Normalny" style:family="paragraph">
      <style:paragraph-properties fo:text-align="justify" fo:line-height="150%" fo:text-indent="0.25in"/>
    </style:style>
    <style:style style:name="T6403" style:parent-style-name="Domyślnaczcionkaakapitu" style:family="text">
      <style:text-properties fo:background-color="#80FFFF"/>
    </style:style>
    <style:style style:name="T6404" style:parent-style-name="Domyślnaczcionkaakapitu" style:family="text">
      <style:text-properties fo:background-color="#80FFFF"/>
    </style:style>
    <style:style style:name="T6405" style:parent-style-name="Domyślnaczcionkaakapitu" style:family="text">
      <style:text-properties fo:background-color="#80FFFF"/>
    </style:style>
    <style:style style:name="T6406" style:parent-style-name="Domyślnaczcionkaakapitu" style:family="text">
      <style:text-properties fo:background-color="#80FFFF"/>
    </style:style>
    <style:style style:name="P6407" style:parent-style-name="Normalny" style:family="paragraph">
      <style:paragraph-properties fo:text-align="justify" fo:line-height="150%"/>
    </style:style>
    <style:style style:name="T6408" style:parent-style-name="Domyślnaczcionkaakapitu" style:family="text">
      <style:text-properties style:text-underline-type="single" style:text-underline-style="solid" style:text-underline-width="auto" style:text-underline-mode="continuous"/>
    </style:style>
    <style:style style:name="P6409" style:parent-style-name="Normalny" style:family="paragraph">
      <style:paragraph-properties fo:text-align="justify" fo:line-height="150%" fo:text-indent="0.25in"/>
    </style:style>
    <style:style style:name="T6410" style:parent-style-name="Domyślnaczcionkaakapitu" style:family="text">
      <style:text-properties fo:background-color="#80FFFF"/>
    </style:style>
    <style:style style:name="T6411" style:parent-style-name="Domyślnaczcionkaakapitu" style:family="text">
      <style:text-properties fo:background-color="#80FFFF"/>
    </style:style>
    <style:style style:name="T6412" style:parent-style-name="Domyślnaczcionkaakapitu" style:family="text">
      <style:text-properties fo:background-color="#80FFFF"/>
    </style:style>
    <style:style style:name="P6413" style:parent-style-name="Normalny" style:family="paragraph">
      <style:paragraph-properties fo:text-align="justify" fo:line-height="150%"/>
    </style:style>
    <style:style style:name="T6414" style:parent-style-name="Domyślnaczcionkaakapitu" style:family="text">
      <style:text-properties style:text-underline-type="single" style:text-underline-style="solid" style:text-underline-width="auto" style:text-underline-mode="continuous"/>
    </style:style>
    <style:style style:name="P6415" style:parent-style-name="Normalny" style:family="paragraph">
      <style:paragraph-properties fo:text-align="justify" fo:line-height="150%" fo:text-indent="0.25in"/>
    </style:style>
    <style:style style:name="P6416" style:parent-style-name="Normalny" style:family="paragraph">
      <style:paragraph-properties fo:text-align="justify" fo:line-height="150%"/>
    </style:style>
    <style:style style:name="T6417" style:parent-style-name="Domyślnaczcionkaakapitu" style:family="text">
      <style:text-properties style:text-underline-type="single" style:text-underline-style="solid" style:text-underline-width="auto" style:text-underline-mode="continuous"/>
    </style:style>
    <style:style style:name="P6418" style:parent-style-name="Normalny" style:family="paragraph">
      <style:paragraph-properties fo:text-align="justify" fo:line-height="150%" fo:text-indent="0.25in"/>
    </style:style>
    <style:style style:name="T6419" style:parent-style-name="Domyślnaczcionkaakapitu" style:family="text">
      <style:text-properties fo:background-color="#80FFFF"/>
    </style:style>
    <style:style style:name="P6420" style:parent-style-name="Normalny" style:family="paragraph">
      <style:paragraph-properties fo:text-align="justify" fo:line-height="150%"/>
    </style:style>
    <style:style style:name="T6421" style:parent-style-name="Domyślnaczcionkaakapitu" style:family="text">
      <style:text-properties style:text-underline-type="single" style:text-underline-style="solid" style:text-underline-width="auto" style:text-underline-mode="continuous"/>
    </style:style>
    <style:style style:name="P6422" style:parent-style-name="Normalny" style:family="paragraph">
      <style:paragraph-properties fo:text-align="justify" fo:line-height="150%" fo:text-indent="0.25in"/>
    </style:style>
    <style:style style:name="P6423" style:parent-style-name="Normalny" style:family="paragraph">
      <style:paragraph-properties fo:text-align="justify" fo:line-height="150%"/>
    </style:style>
    <style:style style:name="T6424" style:parent-style-name="Domyślnaczcionkaakapitu" style:family="text">
      <style:text-properties style:text-underline-type="single" style:text-underline-style="solid" style:text-underline-width="auto" style:text-underline-mode="continuous"/>
    </style:style>
    <style:style style:name="P6425" style:parent-style-name="Normalny" style:family="paragraph">
      <style:paragraph-properties fo:text-align="justify" fo:line-height="150%" fo:text-indent="0.25in"/>
    </style:style>
    <style:style style:name="P6426" style:parent-style-name="Normalny" style:family="paragraph">
      <style:paragraph-properties fo:text-align="justify" fo:line-height="150%"/>
    </style:style>
    <style:style style:name="T6427" style:parent-style-name="Domyślnaczcionkaakapitu" style:family="text">
      <style:text-properties style:text-underline-type="single" style:text-underline-style="solid" style:text-underline-width="auto" style:text-underline-mode="continuous"/>
    </style:style>
    <style:style style:name="T6428" style:parent-style-name="Domyślnaczcionkaakapitu" style:family="text">
      <style:text-properties fo:background-color="#80FFFF" style:text-underline-type="single" style:text-underline-style="solid" style:text-underline-width="auto" style:text-underline-mode="continuous"/>
    </style:style>
    <style:style style:name="T6429" style:parent-style-name="Domyślnaczcionkaakapitu" style:family="text">
      <style:text-properties style:text-underline-type="single" style:text-underline-style="solid" style:text-underline-width="auto" style:text-underline-mode="continuous"/>
    </style:style>
    <style:style style:name="T6430" style:parent-style-name="Domyślnaczcionkaakapitu" style:family="text">
      <style:text-properties fo:background-color="#80FFFF" style:text-underline-type="single" style:text-underline-style="solid" style:text-underline-width="auto" style:text-underline-mode="continuous"/>
    </style:style>
    <style:style style:name="T6431" style:parent-style-name="Domyślnaczcionkaakapitu" style:family="text">
      <style:text-properties style:text-underline-type="single" style:text-underline-style="solid" style:text-underline-width="auto" style:text-underline-mode="continuous"/>
    </style:style>
    <style:style style:name="T6432" style:parent-style-name="Domyślnaczcionkaakapitu" style:family="text">
      <style:text-properties fo:background-color="#80FFFF" style:text-underline-type="single" style:text-underline-style="solid" style:text-underline-width="auto" style:text-underline-mode="continuous"/>
    </style:style>
    <style:style style:name="T6433" style:parent-style-name="Domyślnaczcionkaakapitu" style:family="text">
      <style:text-properties style:text-underline-type="single" style:text-underline-style="solid" style:text-underline-width="auto" style:text-underline-mode="continuous"/>
    </style:style>
    <style:style style:name="P6434" style:parent-style-name="Normalny" style:family="paragraph">
      <style:paragraph-properties fo:text-align="justify" fo:line-height="150%" fo:text-indent="0.25in"/>
    </style:style>
    <style:style style:name="T6435" style:parent-style-name="Domyślnaczcionkaakapitu" style:family="text">
      <style:text-properties fo:background-color="#80FFFF"/>
    </style:style>
    <style:style style:name="T6436" style:parent-style-name="Domyślnaczcionkaakapitu" style:family="text">
      <style:text-properties fo:background-color="#80FFFF"/>
    </style:style>
    <style:style style:name="P6437" style:parent-style-name="Normalny" style:family="paragraph">
      <style:paragraph-properties fo:text-align="justify" fo:line-height="150%"/>
    </style:style>
    <style:style style:name="T6438" style:parent-style-name="Domyślnaczcionkaakapitu" style:family="text">
      <style:text-properties style:text-underline-type="single" style:text-underline-style="solid" style:text-underline-width="auto" style:text-underline-mode="continuous"/>
    </style:style>
    <style:style style:name="T6439" style:parent-style-name="Domyślnaczcionkaakapitu" style:family="text">
      <style:text-properties fo:background-color="#80FFFF"/>
    </style:style>
    <style:style style:name="P6440" style:parent-style-name="Normalny" style:family="paragraph">
      <style:paragraph-properties fo:text-align="justify" fo:line-height="150%" fo:text-indent="0.25in"/>
    </style:style>
    <style:style style:name="T6441" style:parent-style-name="Domyślnaczcionkaakapitu" style:family="text">
      <style:text-properties fo:background-color="#80FFFF"/>
    </style:style>
    <style:style style:name="T6442" style:parent-style-name="Domyślnaczcionkaakapitu" style:family="text">
      <style:text-properties fo:background-color="#80FFFF"/>
    </style:style>
    <style:style style:name="T6443" style:parent-style-name="Domyślnaczcionkaakapitu" style:family="text">
      <style:text-properties fo:background-color="#80FFFF"/>
    </style:style>
    <style:style style:name="T6444" style:parent-style-name="Domyślnaczcionkaakapitu" style:family="text">
      <style:text-properties fo:background-color="#80FFFF"/>
    </style:style>
    <style:style style:name="T6445" style:parent-style-name="Domyślnaczcionkaakapitu" style:family="text">
      <style:text-properties fo:background-color="#80FFFF"/>
    </style:style>
    <style:style style:name="T6446" style:parent-style-name="Domyślnaczcionkaakapitu" style:family="text">
      <style:text-properties fo:background-color="#80FFFF"/>
    </style:style>
    <style:style style:name="T6447" style:parent-style-name="Domyślnaczcionkaakapitu" style:family="text">
      <style:text-properties fo:background-color="#80FFFF"/>
    </style:style>
    <style:style style:name="T6448" style:parent-style-name="Domyślnaczcionkaakapitu" style:family="text">
      <style:text-properties fo:background-color="#80FFFF"/>
    </style:style>
    <style:style style:name="T6449" style:parent-style-name="Domyślnaczcionkaakapitu" style:family="text">
      <style:text-properties fo:background-color="#80FFFF"/>
    </style:style>
    <style:style style:name="T6450" style:parent-style-name="Domyślnaczcionkaakapitu" style:family="text">
      <style:text-properties fo:background-color="#80FFFF"/>
    </style:style>
    <style:style style:name="T6451" style:parent-style-name="Domyślnaczcionkaakapitu" style:family="text">
      <style:text-properties fo:background-color="#80FFFF"/>
    </style:style>
    <style:style style:name="T6452" style:parent-style-name="Domyślnaczcionkaakapitu" style:family="text">
      <style:text-properties fo:background-color="#80FFFF"/>
    </style:style>
    <style:style style:name="P6453" style:parent-style-name="Normalny" style:family="paragraph">
      <style:paragraph-properties fo:text-align="justify" fo:line-height="150%"/>
    </style:style>
    <style:style style:name="T6454" style:parent-style-name="Domyślnaczcionkaakapitu" style:family="text">
      <style:text-properties style:text-underline-type="single" style:text-underline-style="solid" style:text-underline-width="auto" style:text-underline-mode="continuous"/>
    </style:style>
    <style:style style:name="T6455" style:parent-style-name="Domyślnaczcionkaakapitu" style:family="text">
      <style:text-properties fo:background-color="#80FFFF" style:text-underline-type="single" style:text-underline-style="solid" style:text-underline-width="auto" style:text-underline-mode="continuous"/>
    </style:style>
    <style:style style:name="T6456" style:parent-style-name="Domyślnaczcionkaakapitu" style:family="text">
      <style:text-properties style:text-underline-type="single" style:text-underline-style="solid" style:text-underline-width="auto" style:text-underline-mode="continuous"/>
    </style:style>
    <style:style style:name="T6457" style:parent-style-name="Domyślnaczcionkaakapitu" style:family="text">
      <style:text-properties fo:background-color="#80FFFF" style:text-underline-type="single" style:text-underline-style="solid" style:text-underline-width="auto" style:text-underline-mode="continuous"/>
    </style:style>
    <style:style style:name="T6458" style:parent-style-name="Domyślnaczcionkaakapitu" style:family="text">
      <style:text-properties style:text-underline-type="single" style:text-underline-style="solid" style:text-underline-width="auto" style:text-underline-mode="continuous"/>
    </style:style>
    <style:style style:name="T6459" style:parent-style-name="Domyślnaczcionkaakapitu" style:family="text">
      <style:text-properties fo:background-color="#80FFFF" style:text-underline-type="single" style:text-underline-style="solid" style:text-underline-width="auto" style:text-underline-mode="continuous"/>
    </style:style>
    <style:style style:name="T6460" style:parent-style-name="Domyślnaczcionkaakapitu" style:family="text">
      <style:text-properties style:text-underline-type="single" style:text-underline-style="solid" style:text-underline-width="auto" style:text-underline-mode="continuous"/>
    </style:style>
    <style:style style:name="P6461" style:parent-style-name="Normalny" style:family="paragraph">
      <style:paragraph-properties fo:text-align="justify" fo:line-height="150%" fo:text-indent="0.2479in"/>
    </style:style>
    <style:style style:name="P6462" style:parent-style-name="Normalny" style:family="paragraph">
      <style:paragraph-properties fo:text-align="justify" fo:line-height="150%"/>
    </style:style>
    <style:style style:name="T6463" style:parent-style-name="Domyślnaczcionkaakapitu" style:family="text">
      <style:text-properties style:text-underline-type="single" style:text-underline-style="solid" style:text-underline-width="auto" style:text-underline-mode="continuous"/>
    </style:style>
    <style:style style:name="T6464" style:parent-style-name="Domyślnaczcionkaakapitu" style:family="text">
      <style:text-properties fo:background-color="#80FFFF" style:text-underline-type="single" style:text-underline-style="solid" style:text-underline-width="auto" style:text-underline-mode="continuous"/>
    </style:style>
    <style:style style:name="T6465" style:parent-style-name="Domyślnaczcionkaakapitu" style:family="text">
      <style:text-properties style:text-underline-type="single" style:text-underline-style="solid" style:text-underline-width="auto" style:text-underline-mode="continuous"/>
    </style:style>
    <style:style style:name="P6466" style:parent-style-name="Normalny" style:family="paragraph">
      <style:paragraph-properties fo:text-align="justify" fo:line-height="150%" fo:text-indent="0.25in"/>
    </style:style>
    <style:style style:name="T6467" style:parent-style-name="Domyślnaczcionkaakapitu" style:family="text">
      <style:text-properties fo:background-color="#80FFFF"/>
    </style:style>
    <style:style style:name="T6468" style:parent-style-name="Domyślnaczcionkaakapitu" style:family="text">
      <style:text-properties fo:background-color="#80FFFF"/>
    </style:style>
    <style:style style:name="T6469" style:parent-style-name="Domyślnaczcionkaakapitu" style:family="text">
      <style:text-properties fo:background-color="#80FFFF"/>
    </style:style>
    <style:style style:name="P6470" style:parent-style-name="Normalny" style:family="paragraph">
      <style:paragraph-properties fo:text-align="justify" fo:line-height="150%"/>
    </style:style>
    <style:style style:name="T6471" style:parent-style-name="Domyślnaczcionkaakapitu" style:family="text">
      <style:text-properties style:text-underline-type="single" style:text-underline-style="solid" style:text-underline-width="auto" style:text-underline-mode="continuous"/>
    </style:style>
    <style:style style:name="P6472" style:parent-style-name="Normalny" style:family="paragraph">
      <style:paragraph-properties fo:text-align="justify" fo:line-height="150%" fo:text-indent="0.25in"/>
    </style:style>
    <style:style style:name="T6473" style:parent-style-name="Domyślnaczcionkaakapitu" style:family="text">
      <style:text-properties fo:background-color="#80FFFF"/>
    </style:style>
    <style:style style:name="P6474" style:parent-style-name="Normalny" style:family="paragraph">
      <style:paragraph-properties fo:text-align="justify" fo:line-height="150%"/>
    </style:style>
    <style:style style:name="T6475" style:parent-style-name="Domyślnaczcionkaakapitu" style:family="text">
      <style:text-properties style:text-underline-type="single" style:text-underline-style="solid" style:text-underline-width="auto" style:text-underline-mode="continuous"/>
    </style:style>
    <style:style style:name="P6476" style:parent-style-name="Normalny" style:family="paragraph">
      <style:paragraph-properties fo:text-align="justify" fo:line-height="150%" fo:text-indent="0.25in"/>
    </style:style>
    <style:style style:name="T6477" style:parent-style-name="Domyślnaczcionkaakapitu" style:family="text">
      <style:text-properties fo:background-color="#80FFFF"/>
    </style:style>
    <style:style style:name="T6478" style:parent-style-name="Domyślnaczcionkaakapitu" style:family="text">
      <style:text-properties fo:background-color="#80FFFF"/>
    </style:style>
    <style:style style:name="T6479" style:parent-style-name="Domyślnaczcionkaakapitu" style:family="text">
      <style:text-properties fo:background-color="#80FFFF"/>
    </style:style>
    <style:style style:name="P6480" style:parent-style-name="Normalny" style:family="paragraph">
      <style:paragraph-properties fo:text-align="justify" fo:line-height="150%"/>
    </style:style>
    <style:style style:name="T6481" style:parent-style-name="Domyślnaczcionkaakapitu" style:family="text">
      <style:text-properties style:text-underline-type="single" style:text-underline-style="solid" style:text-underline-width="auto" style:text-underline-mode="continuous"/>
    </style:style>
    <style:style style:name="P6482" style:parent-style-name="Normalny" style:family="paragraph">
      <style:paragraph-properties fo:text-align="justify" fo:line-height="150%" fo:text-indent="0.25in"/>
    </style:style>
    <style:style style:name="T6483" style:parent-style-name="Domyślnaczcionkaakapitu" style:family="text">
      <style:text-properties fo:background-color="#80FFFF"/>
    </style:style>
    <style:style style:name="P6484" style:parent-style-name="Normalny" style:family="paragraph">
      <style:paragraph-properties fo:text-align="justify" fo:line-height="150%"/>
    </style:style>
    <style:style style:name="T6485" style:parent-style-name="Domyślnaczcionkaakapitu" style:family="text">
      <style:text-properties style:text-underline-type="single" style:text-underline-style="solid" style:text-underline-width="auto" style:text-underline-mode="continuous"/>
    </style:style>
    <style:style style:name="P6486" style:parent-style-name="Normalny" style:family="paragraph">
      <style:paragraph-properties fo:text-align="justify" fo:line-height="150%" fo:text-indent="0.25in"/>
    </style:style>
    <style:style style:name="T6487" style:parent-style-name="Domyślnaczcionkaakapitu" style:family="text">
      <style:text-properties fo:background-color="#80FFFF"/>
    </style:style>
    <style:style style:name="P6488" style:parent-style-name="Normalny" style:family="paragraph">
      <style:paragraph-properties fo:text-align="justify" fo:line-height="150%"/>
    </style:style>
    <style:style style:name="T6489" style:parent-style-name="Domyślnaczcionkaakapitu" style:family="text">
      <style:text-properties style:text-underline-type="single" style:text-underline-style="solid" style:text-underline-width="auto" style:text-underline-mode="continuous"/>
    </style:style>
    <style:style style:name="P6490" style:parent-style-name="Normalny" style:family="paragraph">
      <style:paragraph-properties fo:text-align="justify" fo:line-height="150%" fo:text-indent="0.25in"/>
    </style:style>
    <style:style style:name="P6491" style:parent-style-name="Normalny" style:family="paragraph">
      <style:paragraph-properties fo:text-align="justify" fo:line-height="150%">
        <style:tab-stops>
          <style:tab-stop style:type="left" style:leader-style="dash" style:leader-text="-" style:position="1.0451in"/>
          <style:tab-stop style:type="left" style:leader-style="dash" style:leader-text="-" style:position="1.3881in"/>
          <style:tab-stop style:type="left" style:leader-style="dash" style:leader-text="-" style:position="1.5819in"/>
        </style:tab-stops>
      </style:paragraph-properties>
    </style:style>
    <style:style style:name="T6492" style:parent-style-name="Domyślnaczcionkaakapitu" style:family="text">
      <style:text-properties style:text-underline-type="single" style:text-underline-style="solid" style:text-underline-width="auto" style:text-underline-mode="continuous"/>
    </style:style>
    <style:style style:name="T6493" style:parent-style-name="Domyślnaczcionkaakapitu" style:family="text">
      <style:text-properties fo:background-color="#80FFFF" style:text-underline-type="single" style:text-underline-style="solid" style:text-underline-width="auto" style:text-underline-mode="continuous"/>
    </style:style>
    <style:style style:name="T6494" style:parent-style-name="Domyślnaczcionkaakapitu" style:family="text">
      <style:text-properties style:text-underline-type="single" style:text-underline-style="solid" style:text-underline-width="auto" style:text-underline-mode="continuous"/>
    </style:style>
    <style:style style:name="T6495" style:parent-style-name="Domyślnaczcionkaakapitu" style:family="text">
      <style:text-properties fo:background-color="#80FFFF" style:text-underline-type="single" style:text-underline-style="solid" style:text-underline-width="auto" style:text-underline-mode="continuous"/>
    </style:style>
    <style:style style:name="T6496" style:parent-style-name="Domyślnaczcionkaakapitu" style:family="text">
      <style:text-properties style:text-underline-type="single" style:text-underline-style="solid" style:text-underline-width="auto" style:text-underline-mode="continuous"/>
    </style:style>
    <style:style style:name="T6497" style:parent-style-name="Domyślnaczcionkaakapitu" style:family="text">
      <style:text-properties fo:background-color="#80FFFF" style:text-underline-type="single" style:text-underline-style="solid" style:text-underline-width="auto" style:text-underline-mode="continuous"/>
    </style:style>
    <style:style style:name="P6498" style:parent-style-name="Normalny" style:family="paragraph">
      <style:paragraph-properties fo:text-align="justify" fo:line-height="150%" fo:text-indent="0.2479in">
        <style:tab-stops>
          <style:tab-stop style:type="left" style:leader-style="dash" style:leader-text="-" style:position="1.0451in"/>
          <style:tab-stop style:type="left" style:leader-style="dash" style:leader-text="-" style:position="1.3881in"/>
          <style:tab-stop style:type="left" style:leader-style="dash" style:leader-text="-" style:position="1.5819in"/>
        </style:tab-stops>
      </style:paragraph-properties>
    </style:style>
    <style:style style:name="T6499" style:parent-style-name="Domyślnaczcionkaakapitu" style:family="text">
      <style:text-properties fo:background-color="#80FFFF"/>
    </style:style>
    <style:style style:name="T6500" style:parent-style-name="Domyślnaczcionkaakapitu" style:family="text">
      <style:text-properties fo:background-color="#80FFFF"/>
    </style:style>
    <style:style style:name="P6501" style:parent-style-name="Normalny" style:family="paragraph">
      <style:paragraph-properties fo:text-align="justify" fo:line-height="150%">
        <style:tab-stops>
          <style:tab-stop style:type="left" style:position="0.3083in"/>
        </style:tab-stops>
      </style:paragraph-properties>
    </style:style>
    <style:style style:name="T6502" style:parent-style-name="Domyślnaczcionkaakapitu" style:family="text">
      <style:text-properties style:text-underline-type="single" style:text-underline-style="solid" style:text-underline-width="auto" style:text-underline-mode="continuous"/>
    </style:style>
    <style:style style:name="T6503" style:parent-style-name="Domyślnaczcionkaakapitu" style:family="text">
      <style:text-properties fo:background-color="#80FFFF" style:text-underline-type="single" style:text-underline-style="solid" style:text-underline-width="auto" style:text-underline-mode="continuous"/>
    </style:style>
    <style:style style:name="P6504" style:parent-style-name="Normalny" style:family="paragraph">
      <style:paragraph-properties fo:text-align="justify" fo:line-height="150%" fo:text-indent="0.25in"/>
    </style:style>
    <style:style style:name="T6505" style:parent-style-name="Domyślnaczcionkaakapitu" style:family="text">
      <style:text-properties fo:background-color="#80FFFF"/>
    </style:style>
    <style:style style:name="T6506" style:parent-style-name="Domyślnaczcionkaakapitu" style:family="text">
      <style:text-properties fo:background-color="#80FFFF"/>
    </style:style>
    <style:style style:name="T6507" style:parent-style-name="Domyślnaczcionkaakapitu" style:family="text">
      <style:text-properties fo:background-color="#80FFFF"/>
    </style:style>
    <style:style style:name="T6508" style:parent-style-name="Domyślnaczcionkaakapitu" style:family="text">
      <style:text-properties fo:background-color="#80FFFF"/>
    </style:style>
    <style:style style:name="T6509" style:parent-style-name="Domyślnaczcionkaakapitu" style:family="text">
      <style:text-properties fo:background-color="#80FFFF"/>
    </style:style>
    <style:style style:name="T6510" style:parent-style-name="Domyślnaczcionkaakapitu" style:family="text">
      <style:text-properties fo:background-color="#80FFFF"/>
    </style:style>
    <style:style style:name="T6511" style:parent-style-name="Domyślnaczcionkaakapitu" style:family="text">
      <style:text-properties fo:background-color="#80FFFF"/>
    </style:style>
    <style:style style:name="T6512" style:parent-style-name="Domyślnaczcionkaakapitu" style:family="text">
      <style:text-properties fo:background-color="#80FFFF"/>
    </style:style>
    <style:style style:name="P6513" style:parent-style-name="Normalny" style:family="paragraph">
      <style:paragraph-properties fo:text-align="justify" fo:line-height="150%" fo:text-indent="0.25in"/>
    </style:style>
    <style:style style:name="T6514" style:parent-style-name="Domyślnaczcionkaakapitu" style:family="text">
      <style:text-properties fo:background-color="#80FFFF"/>
    </style:style>
    <style:style style:name="T6515" style:parent-style-name="Domyślnaczcionkaakapitu" style:family="text">
      <style:text-properties fo:background-color="#80FFFF"/>
    </style:style>
    <style:style style:name="T6516" style:parent-style-name="Domyślnaczcionkaakapitu" style:family="text">
      <style:text-properties fo:background-color="#80FFFF"/>
    </style:style>
    <style:style style:name="T6517" style:parent-style-name="Domyślnaczcionkaakapitu" style:family="text">
      <style:text-properties fo:background-color="#80FFFF"/>
    </style:style>
    <style:style style:name="T6518" style:parent-style-name="Domyślnaczcionkaakapitu" style:family="text">
      <style:text-properties fo:background-color="#80FFFF"/>
    </style:style>
    <style:style style:name="T6519" style:parent-style-name="Domyślnaczcionkaakapitu" style:family="text">
      <style:text-properties fo:background-color="#80FFFF"/>
    </style:style>
    <style:style style:name="T6520" style:parent-style-name="Domyślnaczcionkaakapitu" style:family="text">
      <style:text-properties fo:background-color="#80FFFF"/>
    </style:style>
    <style:style style:name="P6521" style:parent-style-name="Normalny" style:family="paragraph">
      <style:paragraph-properties fo:text-align="justify" fo:line-height="150%"/>
    </style:style>
    <style:style style:name="T6522" style:parent-style-name="Domyślnaczcionkaakapitu" style:family="text">
      <style:text-properties style:text-underline-type="single" style:text-underline-style="solid" style:text-underline-width="auto" style:text-underline-mode="continuous"/>
    </style:style>
    <style:style style:name="T6523" style:parent-style-name="Domyślnaczcionkaakapitu" style:family="text">
      <style:text-properties fo:background-color="#80FFFF" style:text-underline-type="single" style:text-underline-style="solid" style:text-underline-width="auto" style:text-underline-mode="continuous"/>
    </style:style>
    <style:style style:name="T6524" style:parent-style-name="Domyślnaczcionkaakapitu" style:family="text">
      <style:text-properties style:text-underline-type="single" style:text-underline-style="solid" style:text-underline-width="auto" style:text-underline-mode="continuous"/>
    </style:style>
    <style:style style:name="P6525" style:parent-style-name="Normalny" style:family="paragraph">
      <style:paragraph-properties fo:text-align="justify" fo:line-height="150%" fo:text-indent="0.25in"/>
    </style:style>
    <style:style style:name="P6526" style:parent-style-name="Normalny" style:family="paragraph">
      <style:paragraph-properties fo:text-align="justify" fo:line-height="150%"/>
    </style:style>
    <style:style style:name="T6527" style:parent-style-name="Domyślnaczcionkaakapitu" style:family="text">
      <style:text-properties style:text-underline-type="single" style:text-underline-style="solid" style:text-underline-width="auto" style:text-underline-mode="continuous"/>
    </style:style>
    <style:style style:name="P6528" style:parent-style-name="Normalny" style:family="paragraph">
      <style:paragraph-properties fo:text-align="justify" fo:line-height="150%" fo:text-indent="0.25in"/>
    </style:style>
    <style:style style:name="T6529" style:parent-style-name="Domyślnaczcionkaakapitu" style:family="text">
      <style:text-properties fo:background-color="#80FFFF"/>
    </style:style>
    <style:style style:name="P6530" style:parent-style-name="Normalny" style:family="paragraph">
      <style:paragraph-properties fo:text-align="justify" fo:line-height="150%"/>
    </style:style>
    <style:style style:name="T6531" style:parent-style-name="Domyślnaczcionkaakapitu" style:family="text">
      <style:text-properties style:text-underline-type="single" style:text-underline-style="solid" style:text-underline-width="auto" style:text-underline-mode="continuous"/>
    </style:style>
    <style:style style:name="T6532" style:parent-style-name="Domyślnaczcionkaakapitu" style:family="text">
      <style:text-properties fo:background-color="#80FFFF" style:text-underline-type="single" style:text-underline-style="solid" style:text-underline-width="auto" style:text-underline-mode="continuous"/>
    </style:style>
    <style:style style:name="T6533" style:parent-style-name="Domyślnaczcionkaakapitu" style:family="text">
      <style:text-properties style:text-underline-type="single" style:text-underline-style="solid" style:text-underline-width="auto" style:text-underline-mode="continuous"/>
    </style:style>
    <style:style style:name="P6534" style:parent-style-name="Normalny" style:family="paragraph">
      <style:paragraph-properties fo:text-align="justify" fo:line-height="150%" fo:text-indent="0.25in"/>
    </style:style>
    <style:style style:name="T6535" style:parent-style-name="Domyślnaczcionkaakapitu" style:family="text">
      <style:text-properties fo:background-color="#80FFFF"/>
    </style:style>
    <style:style style:name="T6536" style:parent-style-name="Domyślnaczcionkaakapitu" style:family="text">
      <style:text-properties fo:background-color="#80FFFF"/>
    </style:style>
    <style:style style:name="T6537" style:parent-style-name="Domyślnaczcionkaakapitu" style:family="text">
      <style:text-properties fo:background-color="#80FFFF"/>
    </style:style>
    <style:style style:name="P6538" style:parent-style-name="Normalny" style:family="paragraph">
      <style:paragraph-properties fo:text-align="justify" fo:line-height="150%" fo:text-indent="0.25in"/>
    </style:style>
    <style:style style:name="T6539" style:parent-style-name="Domyślnaczcionkaakapitu" style:family="text">
      <style:text-properties fo:background-color="#80FFFF"/>
    </style:style>
    <style:style style:name="T6540" style:parent-style-name="Domyślnaczcionkaakapitu" style:family="text">
      <style:text-properties fo:background-color="#80FFFF"/>
    </style:style>
    <style:style style:name="T6541" style:parent-style-name="Domyślnaczcionkaakapitu" style:family="text">
      <style:text-properties fo:background-color="#80FFFF"/>
    </style:style>
    <style:style style:name="T6542" style:parent-style-name="Domyślnaczcionkaakapitu" style:family="text">
      <style:text-properties fo:background-color="#80FFFF"/>
    </style:style>
    <style:style style:name="P6543" style:parent-style-name="Normalny" style:family="paragraph">
      <style:paragraph-properties fo:text-align="justify" fo:line-height="150%" fo:text-indent="0.25in"/>
    </style:style>
    <style:style style:name="P6544" style:parent-style-name="Normalny" style:family="paragraph">
      <style:paragraph-properties fo:text-align="justify" fo:line-height="150%"/>
    </style:style>
    <style:style style:name="T6545" style:parent-style-name="Domyślnaczcionkaakapitu" style:family="text">
      <style:text-properties style:text-underline-type="single" style:text-underline-style="solid" style:text-underline-width="auto" style:text-underline-mode="continuous"/>
    </style:style>
    <style:style style:name="P6546" style:parent-style-name="Normalny" style:family="paragraph">
      <style:paragraph-properties fo:text-align="justify" fo:line-height="150%" fo:text-indent="0.25in"/>
    </style:style>
    <style:style style:name="T6547" style:parent-style-name="Domyślnaczcionkaakapitu" style:family="text">
      <style:text-properties fo:background-color="#80FFFF"/>
    </style:style>
    <style:style style:name="T6548" style:parent-style-name="Domyślnaczcionkaakapitu" style:family="text">
      <style:text-properties fo:background-color="#80FFFF"/>
    </style:style>
    <style:style style:name="T6549" style:parent-style-name="Domyślnaczcionkaakapitu" style:family="text">
      <style:text-properties fo:background-color="#80FFFF"/>
    </style:style>
    <style:style style:name="T6550" style:parent-style-name="Domyślnaczcionkaakapitu" style:family="text">
      <style:text-properties fo:background-color="#80FFFF"/>
    </style:style>
    <style:style style:name="T6551" style:parent-style-name="Domyślnaczcionkaakapitu" style:family="text">
      <style:text-properties fo:background-color="#80FFFF"/>
    </style:style>
    <style:style style:name="T6552" style:parent-style-name="Domyślnaczcionkaakapitu" style:family="text">
      <style:text-properties fo:background-color="#80FFFF"/>
    </style:style>
    <style:style style:name="T6553" style:parent-style-name="Domyślnaczcionkaakapitu" style:family="text">
      <style:text-properties fo:background-color="#80FFFF"/>
    </style:style>
    <style:style style:name="T6554" style:parent-style-name="Domyślnaczcionkaakapitu" style:family="text">
      <style:text-properties fo:background-color="#80FFFF"/>
    </style:style>
    <style:style style:name="T6555" style:parent-style-name="Domyślnaczcionkaakapitu" style:family="text">
      <style:text-properties fo:background-color="#80FFFF"/>
    </style:style>
    <style:style style:name="T6556" style:parent-style-name="Domyślnaczcionkaakapitu" style:family="text">
      <style:text-properties fo:background-color="#80FFFF"/>
    </style:style>
    <style:style style:name="T6557" style:parent-style-name="Domyślnaczcionkaakapitu" style:family="text">
      <style:text-properties fo:background-color="#80FFFF"/>
    </style:style>
    <style:style style:name="P6558" style:parent-style-name="Normalny" style:family="paragraph">
      <style:paragraph-properties fo:text-align="justify" fo:line-height="150%" fo:text-indent="0.25in"/>
    </style:style>
    <style:style style:name="T6559" style:parent-style-name="Domyślnaczcionkaakapitu" style:family="text">
      <style:text-properties fo:background-color="#80FFFF"/>
    </style:style>
    <style:style style:name="T6560" style:parent-style-name="Domyślnaczcionkaakapitu" style:family="text">
      <style:text-properties fo:background-color="#80FFFF"/>
    </style:style>
    <style:style style:name="T6561" style:parent-style-name="Domyślnaczcionkaakapitu" style:family="text">
      <style:text-properties fo:background-color="#80FFFF"/>
    </style:style>
    <style:style style:name="T6562" style:parent-style-name="Domyślnaczcionkaakapitu" style:family="text">
      <style:text-properties fo:background-color="#80FFFF"/>
    </style:style>
    <style:style style:name="T6563" style:parent-style-name="Domyślnaczcionkaakapitu" style:family="text">
      <style:text-properties fo:background-color="#80FFFF"/>
    </style:style>
    <style:style style:name="P6564" style:parent-style-name="Normalny" style:family="paragraph">
      <style:paragraph-properties fo:text-align="justify" fo:line-height="150%"/>
    </style:style>
    <style:style style:name="T6565" style:parent-style-name="Domyślnaczcionkaakapitu" style:family="text">
      <style:text-properties style:text-underline-type="single" style:text-underline-style="solid" style:text-underline-width="auto" style:text-underline-mode="continuous"/>
    </style:style>
    <style:style style:name="P6566" style:parent-style-name="Normalny" style:family="paragraph">
      <style:paragraph-properties fo:text-align="justify" fo:line-height="150%" fo:text-indent="0.25in"/>
    </style:style>
    <style:style style:name="P6567" style:parent-style-name="Normalny" style:family="paragraph">
      <style:paragraph-properties fo:text-align="justify" fo:line-height="150%"/>
    </style:style>
    <style:style style:name="T6568" style:parent-style-name="Domyślnaczcionkaakapitu" style:family="text">
      <style:text-properties style:text-underline-type="single" style:text-underline-style="solid" style:text-underline-width="auto" style:text-underline-mode="continuous"/>
    </style:style>
    <style:style style:name="T6569" style:parent-style-name="Domyślnaczcionkaakapitu" style:family="text">
      <style:text-properties fo:background-color="#80FFFF" style:text-underline-type="single" style:text-underline-style="solid" style:text-underline-width="auto" style:text-underline-mode="continuous"/>
    </style:style>
    <style:style style:name="T6570" style:parent-style-name="Domyślnaczcionkaakapitu" style:family="text">
      <style:text-properties style:text-underline-type="single" style:text-underline-style="solid" style:text-underline-width="auto" style:text-underline-mode="continuous"/>
    </style:style>
    <style:style style:name="P6571" style:parent-style-name="Normalny" style:family="paragraph">
      <style:paragraph-properties fo:text-align="justify" fo:line-height="150%" fo:text-indent="0.25in"/>
    </style:style>
    <style:style style:name="P6572" style:parent-style-name="Normalny" style:family="paragraph">
      <style:paragraph-properties fo:text-align="justify" fo:line-height="150%"/>
    </style:style>
    <style:style style:name="T6573" style:parent-style-name="Domyślnaczcionkaakapitu" style:family="text">
      <style:text-properties style:text-underline-type="single" style:text-underline-style="solid" style:text-underline-width="auto" style:text-underline-mode="continuous"/>
    </style:style>
    <style:style style:name="P6574" style:parent-style-name="Normalny" style:family="paragraph">
      <style:paragraph-properties fo:text-align="justify" fo:line-height="150%" fo:text-indent="0.25in"/>
    </style:style>
    <style:style style:name="P6575" style:parent-style-name="Normalny" style:family="paragraph">
      <style:paragraph-properties fo:text-align="justify" fo:line-height="150%"/>
    </style:style>
    <style:style style:name="T6576" style:parent-style-name="Domyślnaczcionkaakapitu" style:family="text">
      <style:text-properties style:text-underline-type="single" style:text-underline-style="solid" style:text-underline-width="auto" style:text-underline-mode="continuous"/>
    </style:style>
    <style:style style:name="T6577" style:parent-style-name="Domyślnaczcionkaakapitu" style:family="text">
      <style:text-properties fo:background-color="#80FFFF" style:text-underline-type="single" style:text-underline-style="solid" style:text-underline-width="auto" style:text-underline-mode="continuous"/>
    </style:style>
    <style:style style:name="T6578" style:parent-style-name="Domyślnaczcionkaakapitu" style:family="text">
      <style:text-properties style:text-underline-type="single" style:text-underline-style="solid" style:text-underline-width="auto" style:text-underline-mode="continuous"/>
    </style:style>
    <style:style style:name="P6579" style:parent-style-name="Normalny" style:family="paragraph">
      <style:paragraph-properties fo:text-align="justify" fo:line-height="150%" fo:text-indent="0.25in"/>
    </style:style>
    <style:style style:name="T6580" style:parent-style-name="Domyślnaczcionkaakapitu" style:family="text">
      <style:text-properties fo:background-color="#80FFFF"/>
    </style:style>
    <style:style style:name="P6581" style:parent-style-name="Normalny" style:family="paragraph">
      <style:paragraph-properties fo:text-align="justify" fo:line-height="150%"/>
    </style:style>
    <style:style style:name="T6582" style:parent-style-name="Domyślnaczcionkaakapitu" style:family="text">
      <style:text-properties style:text-underline-type="single" style:text-underline-style="solid" style:text-underline-width="auto" style:text-underline-mode="continuous"/>
    </style:style>
    <style:style style:name="P6583" style:parent-style-name="Normalny" style:family="paragraph">
      <style:paragraph-properties fo:text-align="justify" fo:line-height="150%" fo:text-indent="0.25in">
        <style:tab-stops>
          <style:tab-stop style:type="left" style:leader-style="dotted" style:leader-text="." style:position="5.5701in"/>
        </style:tab-stops>
      </style:paragraph-properties>
    </style:style>
    <style:style style:name="P6584" style:parent-style-name="Normalny" style:family="paragraph">
      <style:paragraph-properties fo:text-align="justify" fo:line-height="150%"/>
    </style:style>
    <style:style style:name="T6585" style:parent-style-name="Domyślnaczcionkaakapitu" style:family="text">
      <style:text-properties style:text-underline-type="single" style:text-underline-style="solid" style:text-underline-width="auto" style:text-underline-mode="continuous"/>
    </style:style>
    <style:style style:name="T6586" style:parent-style-name="Domyślnaczcionkaakapitu" style:family="text">
      <style:text-properties fo:background-color="#80FFFF" style:text-underline-type="single" style:text-underline-style="solid" style:text-underline-width="auto" style:text-underline-mode="continuous"/>
    </style:style>
    <style:style style:name="T6587" style:parent-style-name="Domyślnaczcionkaakapitu" style:family="text">
      <style:text-properties style:text-underline-type="single" style:text-underline-style="solid" style:text-underline-width="auto" style:text-underline-mode="continuous"/>
    </style:style>
    <style:style style:name="P6588" style:parent-style-name="Normalny" style:family="paragraph">
      <style:paragraph-properties fo:text-align="justify" fo:line-height="150%" fo:text-indent="0.25in"/>
    </style:style>
    <style:style style:name="T6589" style:parent-style-name="Domyślnaczcionkaakapitu" style:family="text">
      <style:text-properties fo:background-color="#80FFFF"/>
    </style:style>
    <style:style style:name="P6590" style:parent-style-name="Normalny" style:family="paragraph">
      <style:paragraph-properties fo:text-align="justify" fo:line-height="150%" fo:text-indent="0.25in"/>
    </style:style>
    <style:style style:name="T6591" style:parent-style-name="Domyślnaczcionkaakapitu" style:family="text">
      <style:text-properties fo:background-color="#80FFFF"/>
    </style:style>
    <style:style style:name="T6592" style:parent-style-name="Domyślnaczcionkaakapitu" style:family="text">
      <style:text-properties fo:background-color="#80FFFF"/>
    </style:style>
    <style:style style:name="P6593" style:parent-style-name="Normalny" style:family="paragraph">
      <style:paragraph-properties fo:text-align="justify" fo:line-height="150%"/>
    </style:style>
    <style:style style:name="T6594" style:parent-style-name="Domyślnaczcionkaakapitu" style:family="text">
      <style:text-properties style:text-underline-type="single" style:text-underline-style="solid" style:text-underline-width="auto" style:text-underline-mode="continuous"/>
    </style:style>
    <style:style style:name="T6595" style:parent-style-name="Domyślnaczcionkaakapitu" style:family="text">
      <style:text-properties fo:background-color="#80FFFF" style:text-underline-type="single" style:text-underline-style="solid" style:text-underline-width="auto" style:text-underline-mode="continuous"/>
    </style:style>
    <style:style style:name="T6596" style:parent-style-name="Domyślnaczcionkaakapitu" style:family="text">
      <style:text-properties style:text-underline-type="single" style:text-underline-style="solid" style:text-underline-width="auto" style:text-underline-mode="continuous"/>
    </style:style>
    <style:style style:name="T6597" style:parent-style-name="Domyślnaczcionkaakapitu" style:family="text">
      <style:text-properties fo:background-color="#80FFFF" style:text-underline-type="single" style:text-underline-style="solid" style:text-underline-width="auto" style:text-underline-mode="continuous"/>
    </style:style>
    <style:style style:name="T6598" style:parent-style-name="Domyślnaczcionkaakapitu" style:family="text">
      <style:text-properties style:text-underline-type="single" style:text-underline-style="solid" style:text-underline-width="auto" style:text-underline-mode="continuous"/>
    </style:style>
    <style:style style:name="P6599" style:parent-style-name="Normalny" style:family="paragraph">
      <style:paragraph-properties fo:text-align="justify" fo:line-height="150%" fo:text-indent="0.25in"/>
    </style:style>
    <style:style style:name="P6600" style:parent-style-name="Normalny" style:family="paragraph">
      <style:paragraph-properties fo:text-align="justify" fo:line-height="150%"/>
    </style:style>
    <style:style style:name="T6601" style:parent-style-name="Domyślnaczcionkaakapitu" style:family="text">
      <style:text-properties style:text-underline-type="single" style:text-underline-style="solid" style:text-underline-width="auto" style:text-underline-mode="continuous"/>
    </style:style>
    <style:style style:name="P6602" style:parent-style-name="Normalny" style:family="paragraph">
      <style:paragraph-properties fo:text-align="justify" fo:line-height="150%" fo:text-indent="0.25in"/>
    </style:style>
    <style:style style:name="T6603" style:parent-style-name="Domyślnaczcionkaakapitu" style:family="text">
      <style:text-properties fo:background-color="#80FFFF"/>
    </style:style>
    <style:style style:name="T6604" style:parent-style-name="Domyślnaczcionkaakapitu" style:family="text">
      <style:text-properties fo:background-color="#80FFFF"/>
    </style:style>
    <style:style style:name="P6605" style:parent-style-name="Normalny" style:family="paragraph">
      <style:paragraph-properties fo:text-align="justify" fo:line-height="150%" fo:text-indent="0.25in"/>
    </style:style>
    <style:style style:name="T6606" style:parent-style-name="Domyślnaczcionkaakapitu" style:family="text">
      <style:text-properties fo:background-color="#80FFFF"/>
    </style:style>
    <style:style style:name="T6607" style:parent-style-name="Domyślnaczcionkaakapitu" style:family="text">
      <style:text-properties fo:background-color="#80FFFF"/>
    </style:style>
    <style:style style:name="P6608" style:parent-style-name="Normalny" style:family="paragraph">
      <style:paragraph-properties fo:text-align="justify" fo:line-height="150%"/>
    </style:style>
    <style:style style:name="T6609" style:parent-style-name="Domyślnaczcionkaakapitu" style:family="text">
      <style:text-properties style:text-underline-type="single" style:text-underline-style="solid" style:text-underline-width="auto" style:text-underline-mode="continuous"/>
    </style:style>
    <style:style style:name="T6610" style:parent-style-name="Domyślnaczcionkaakapitu" style:family="text">
      <style:text-properties fo:background-color="#80FFFF" style:text-underline-type="single" style:text-underline-style="solid" style:text-underline-width="auto" style:text-underline-mode="continuous"/>
    </style:style>
    <style:style style:name="T6611" style:parent-style-name="Domyślnaczcionkaakapitu" style:family="text">
      <style:text-properties style:text-underline-type="single" style:text-underline-style="solid" style:text-underline-width="auto" style:text-underline-mode="continuous"/>
    </style:style>
    <style:style style:name="P6612" style:parent-style-name="Normalny" style:family="paragraph">
      <style:paragraph-properties fo:text-align="justify" fo:line-height="150%" fo:text-indent="0.25in"/>
    </style:style>
    <style:style style:name="P6613" style:parent-style-name="Normalny" style:family="paragraph">
      <style:paragraph-properties fo:text-align="justify" fo:line-height="150%" fo:text-indent="0.25in"/>
    </style:style>
    <style:style style:name="T6614" style:parent-style-name="Domyślnaczcionkaakapitu" style:family="text">
      <style:text-properties fo:background-color="#80FFFF"/>
    </style:style>
    <style:style style:name="P6615" style:parent-style-name="Normalny" style:family="paragraph">
      <style:paragraph-properties fo:text-align="justify" fo:line-height="150%"/>
    </style:style>
    <style:style style:name="T6616" style:parent-style-name="Domyślnaczcionkaakapitu" style:family="text">
      <style:text-properties style:text-underline-type="single" style:text-underline-style="solid" style:text-underline-width="auto" style:text-underline-mode="continuous"/>
    </style:style>
    <style:style style:name="P6617" style:parent-style-name="Normalny" style:family="paragraph">
      <style:paragraph-properties fo:text-align="justify" fo:line-height="150%" fo:text-indent="0.25in"/>
    </style:style>
    <style:style style:name="P6618" style:parent-style-name="Normalny" style:family="paragraph">
      <style:paragraph-properties fo:text-align="justify" fo:line-height="150%" fo:text-indent="0.25in"/>
    </style:style>
    <style:style style:name="P6619" style:parent-style-name="Normalny" style:family="paragraph">
      <style:paragraph-properties fo:text-align="justify" fo:line-height="150%" fo:text-indent="0.25in"/>
    </style:style>
    <style:style style:name="P6620" style:parent-style-name="Normalny" style:family="paragraph">
      <style:paragraph-properties fo:text-align="justify" fo:line-height="150%"/>
    </style:style>
    <style:style style:name="T6621" style:parent-style-name="Domyślnaczcionkaakapitu" style:family="text">
      <style:text-properties style:text-underline-type="single" style:text-underline-style="solid" style:text-underline-width="auto" style:text-underline-mode="continuous"/>
    </style:style>
    <style:style style:name="P6622" style:parent-style-name="Normalny" style:family="paragraph">
      <style:paragraph-properties fo:text-align="justify" fo:line-height="150%" fo:text-indent="0.25in"/>
    </style:style>
    <style:style style:name="T6623" style:parent-style-name="Domyślnaczcionkaakapitu" style:family="text">
      <style:text-properties fo:background-color="#80FFFF"/>
    </style:style>
    <style:style style:name="P6624" style:parent-style-name="Normalny" style:family="paragraph">
      <style:paragraph-properties fo:text-align="justify" fo:line-height="150%" fo:text-indent="0.25in"/>
    </style:style>
    <style:style style:name="P6625" style:parent-style-name="Normalny" style:family="paragraph">
      <style:paragraph-properties fo:text-align="justify" fo:line-height="150%" fo:text-indent="0.25in"/>
    </style:style>
    <style:style style:name="P6626" style:parent-style-name="Normalny" style:family="paragraph">
      <style:paragraph-properties fo:text-align="justify" fo:line-height="150%"/>
    </style:style>
    <style:style style:name="P6627" style:parent-style-name="Normalny" style:family="paragraph">
      <style:paragraph-properties fo:text-align="justify" fo:line-height="150%" fo:text-indent="0.25in"/>
    </style:style>
    <style:style style:name="P6628" style:parent-style-name="Normalny" style:family="paragraph">
      <style:paragraph-properties fo:text-align="justify" fo:line-height="150%"/>
    </style:style>
    <style:style style:name="T6629" style:parent-style-name="Domyślnaczcionkaakapitu" style:family="text">
      <style:text-properties fo:background-color="#80FFFF"/>
    </style:style>
    <style:style style:name="T6630" style:parent-style-name="Domyślnaczcionkaakapitu" style:family="text">
      <style:text-properties fo:background-color="#80FFFF"/>
    </style:style>
    <style:style style:name="T6631" style:parent-style-name="Domyślnaczcionkaakapitu" style:family="text">
      <style:text-properties fo:background-color="#80FFFF"/>
    </style:style>
    <style:style style:name="P6632" style:parent-style-name="Normalny" style:family="paragraph">
      <style:paragraph-properties fo:text-align="justify" fo:line-height="150%" fo:text-indent="0.25in"/>
    </style:style>
    <style:style style:name="T6633" style:parent-style-name="Domyślnaczcionkaakapitu" style:family="text">
      <style:text-properties fo:background-color="#80FFFF"/>
    </style:style>
    <style:style style:name="P6634" style:parent-style-name="Normalny" style:family="paragraph">
      <style:paragraph-properties fo:text-align="justify" fo:line-height="150%"/>
    </style:style>
    <style:style style:name="T6635" style:parent-style-name="Domyślnaczcionkaakapitu" style:family="text">
      <style:text-properties style:text-underline-type="single" style:text-underline-style="solid" style:text-underline-width="auto" style:text-underline-mode="continuous"/>
    </style:style>
    <style:style style:name="P6636" style:parent-style-name="Normalny" style:family="paragraph">
      <style:paragraph-properties fo:text-align="justify" fo:line-height="150%" fo:text-indent="0.25in"/>
    </style:style>
    <style:style style:name="P6637" style:parent-style-name="Normalny" style:family="paragraph">
      <style:paragraph-properties fo:text-align="justify" fo:line-height="150%"/>
    </style:style>
    <style:style style:name="T6638" style:parent-style-name="Domyślnaczcionkaakapitu" style:family="text">
      <style:text-properties style:text-underline-type="single" style:text-underline-style="solid" style:text-underline-width="auto" style:text-underline-mode="continuous"/>
    </style:style>
    <style:style style:name="P6639" style:parent-style-name="Normalny" style:family="paragraph">
      <style:paragraph-properties fo:text-align="justify" fo:line-height="150%" fo:text-indent="0.25in"/>
    </style:style>
    <style:style style:name="P6640" style:parent-style-name="Normalny" style:family="paragraph">
      <style:paragraph-properties fo:text-align="justify" fo:line-height="150%"/>
    </style:style>
    <style:style style:name="T6641" style:parent-style-name="Domyślnaczcionkaakapitu" style:family="text">
      <style:text-properties style:text-underline-type="single" style:text-underline-style="solid" style:text-underline-width="auto" style:text-underline-mode="continuous"/>
    </style:style>
    <style:style style:name="P6642" style:parent-style-name="Normalny" style:family="paragraph">
      <style:paragraph-properties fo:text-align="justify" fo:line-height="150%" fo:text-indent="0.25in"/>
    </style:style>
    <style:style style:name="P6643" style:parent-style-name="Normalny" style:family="paragraph">
      <style:paragraph-properties fo:text-align="justify" fo:line-height="150%"/>
    </style:style>
    <style:style style:name="T6644" style:parent-style-name="Domyślnaczcionkaakapitu" style:family="text">
      <style:text-properties style:text-underline-type="single" style:text-underline-style="solid" style:text-underline-width="auto" style:text-underline-mode="continuous"/>
    </style:style>
    <style:style style:name="P6645" style:parent-style-name="Normalny" style:family="paragraph">
      <style:paragraph-properties fo:text-align="justify" fo:line-height="150%" fo:text-indent="0.25in"/>
    </style:style>
    <style:style style:name="P6646" style:parent-style-name="Normalny" style:family="paragraph">
      <style:paragraph-properties fo:text-align="justify" fo:line-height="150%"/>
    </style:style>
    <style:style style:name="T6647" style:parent-style-name="Domyślnaczcionkaakapitu" style:family="text">
      <style:text-properties fo:background-color="#80FFFF" style:text-underline-type="single" style:text-underline-style="solid" style:text-underline-width="auto" style:text-underline-mode="continuous"/>
    </style:style>
    <style:style style:name="T6648" style:parent-style-name="Domyślnaczcionkaakapitu" style:family="text">
      <style:text-properties style:text-underline-type="single" style:text-underline-style="solid" style:text-underline-width="auto" style:text-underline-mode="continuous"/>
    </style:style>
    <style:style style:name="P6649" style:parent-style-name="Normalny" style:family="paragraph">
      <style:paragraph-properties fo:text-align="justify" fo:line-height="150%" fo:text-indent="0.25in"/>
    </style:style>
    <style:style style:name="P6650" style:parent-style-name="Normalny" style:family="paragraph">
      <style:paragraph-properties fo:text-align="justify" fo:line-height="150%" fo:text-indent="0.25in"/>
    </style:style>
    <style:style style:name="T6651" style:parent-style-name="Domyślnaczcionkaakapitu" style:family="text">
      <style:text-properties fo:background-color="#80FFFF"/>
    </style:style>
    <style:style style:name="T6652" style:parent-style-name="Domyślnaczcionkaakapitu" style:family="text">
      <style:text-properties fo:background-color="#80FFFF"/>
    </style:style>
    <style:style style:name="P6653" style:parent-style-name="Normalny" style:family="paragraph">
      <style:paragraph-properties fo:text-align="justify" fo:line-height="150%"/>
    </style:style>
    <style:style style:name="T6654" style:parent-style-name="Domyślnaczcionkaakapitu" style:family="text">
      <style:text-properties style:text-underline-type="single" style:text-underline-style="solid" style:text-underline-width="auto" style:text-underline-mode="continuous"/>
    </style:style>
    <style:style style:name="P6655" style:parent-style-name="Normalny" style:family="paragraph">
      <style:paragraph-properties fo:text-align="justify" fo:line-height="150%" fo:text-indent="0.25in"/>
    </style:style>
    <style:style style:name="T6656" style:parent-style-name="Domyślnaczcionkaakapitu" style:family="text">
      <style:text-properties fo:background-color="#80FFFF"/>
    </style:style>
    <style:style style:name="T6657" style:parent-style-name="Domyślnaczcionkaakapitu" style:family="text">
      <style:text-properties fo:background-color="#80FFFF"/>
    </style:style>
    <style:style style:name="T6658" style:parent-style-name="Domyślnaczcionkaakapitu" style:family="text">
      <style:text-properties fo:background-color="#80FFFF"/>
    </style:style>
    <style:style style:name="P6659" style:parent-style-name="Normalny" style:family="paragraph">
      <style:paragraph-properties fo:text-align="justify" fo:line-height="150%"/>
    </style:style>
    <style:style style:name="T6660" style:parent-style-name="Domyślnaczcionkaakapitu" style:family="text">
      <style:text-properties style:text-underline-type="single" style:text-underline-style="solid" style:text-underline-width="auto" style:text-underline-mode="continuous"/>
    </style:style>
    <style:style style:name="P6661" style:parent-style-name="Normalny" style:family="paragraph">
      <style:paragraph-properties fo:text-align="justify" fo:line-height="150%" fo:text-indent="0.25in"/>
    </style:style>
    <style:style style:name="P6662" style:parent-style-name="Normalny" style:family="paragraph">
      <style:paragraph-properties fo:text-align="justify" fo:line-height="150%" fo:text-indent="0.25in"/>
    </style:style>
    <style:style style:name="P6663" style:parent-style-name="Normalny" style:family="paragraph">
      <style:paragraph-properties fo:text-align="justify" fo:line-height="150%"/>
    </style:style>
    <style:style style:name="T6664" style:parent-style-name="Domyślnaczcionkaakapitu" style:family="text">
      <style:text-properties style:text-underline-type="single" style:text-underline-style="solid" style:text-underline-width="auto" style:text-underline-mode="continuous"/>
    </style:style>
    <style:style style:name="P6665" style:parent-style-name="Normalny" style:family="paragraph">
      <style:paragraph-properties fo:text-align="justify" fo:line-height="150%" fo:text-indent="0.25in"/>
    </style:style>
    <style:style style:name="T6666" style:parent-style-name="Domyślnaczcionkaakapitu" style:family="text">
      <style:text-properties fo:background-color="#80FFFF"/>
    </style:style>
    <style:style style:name="P6667" style:parent-style-name="Normalny" style:family="paragraph">
      <style:paragraph-properties fo:text-align="justify" fo:line-height="150%"/>
    </style:style>
    <style:style style:name="T6668" style:parent-style-name="Domyślnaczcionkaakapitu" style:family="text">
      <style:text-properties style:text-underline-type="single" style:text-underline-style="solid" style:text-underline-width="auto" style:text-underline-mode="continuous"/>
    </style:style>
    <style:style style:name="P6669" style:parent-style-name="Normalny" style:family="paragraph">
      <style:paragraph-properties fo:text-align="justify" fo:line-height="150%" fo:text-indent="0.25in"/>
    </style:style>
    <style:style style:name="P6670" style:parent-style-name="Normalny" style:family="paragraph">
      <style:paragraph-properties fo:text-align="justify" fo:line-height="150%"/>
    </style:style>
    <style:style style:name="T6671" style:parent-style-name="Domyślnaczcionkaakapitu" style:family="text">
      <style:text-properties style:text-underline-type="single" style:text-underline-style="solid" style:text-underline-width="auto" style:text-underline-mode="continuous"/>
    </style:style>
    <style:style style:name="P6672" style:parent-style-name="Normalny" style:family="paragraph">
      <style:paragraph-properties fo:text-align="justify" fo:line-height="150%" fo:text-indent="0.25in"/>
    </style:style>
    <style:style style:name="T6673" style:parent-style-name="Domyślnaczcionkaakapitu" style:family="text">
      <style:text-properties fo:background-color="#80FFFF"/>
    </style:style>
    <style:style style:name="T6674" style:parent-style-name="Domyślnaczcionkaakapitu" style:family="text">
      <style:text-properties fo:background-color="#80FFFF"/>
    </style:style>
    <style:style style:name="P6675" style:parent-style-name="Normalny" style:family="paragraph">
      <style:paragraph-properties fo:text-align="justify" fo:line-height="150%" fo:text-indent="0.25in"/>
    </style:style>
    <style:style style:name="P6676" style:parent-style-name="Normalny" style:family="paragraph">
      <style:paragraph-properties fo:text-align="justify" fo:line-height="150%"/>
    </style:style>
    <style:style style:name="T6677" style:parent-style-name="Domyślnaczcionkaakapitu" style:family="text">
      <style:text-properties style:text-underline-type="single" style:text-underline-style="solid" style:text-underline-width="auto" style:text-underline-mode="continuous"/>
    </style:style>
    <style:style style:name="P6678" style:parent-style-name="Normalny" style:family="paragraph">
      <style:paragraph-properties fo:text-align="justify" fo:line-height="150%" fo:text-indent="0.25in"/>
    </style:style>
    <style:style style:name="P6679" style:parent-style-name="Normalny" style:family="paragraph">
      <style:paragraph-properties fo:text-align="justify" fo:line-height="150%"/>
    </style:style>
    <style:style style:name="T6680" style:parent-style-name="Domyślnaczcionkaakapitu" style:family="text">
      <style:text-properties style:text-underline-type="single" style:text-underline-style="solid" style:text-underline-width="auto" style:text-underline-mode="continuous"/>
    </style:style>
    <style:style style:name="P6681" style:parent-style-name="Normalny" style:family="paragraph">
      <style:paragraph-properties fo:text-align="justify" fo:line-height="150%" fo:text-indent="0.25in"/>
    </style:style>
    <style:style style:name="P6682" style:parent-style-name="Normalny" style:family="paragraph">
      <style:paragraph-properties fo:text-align="justify" fo:line-height="150%"/>
    </style:style>
    <style:style style:name="T6683" style:parent-style-name="Domyślnaczcionkaakapitu" style:family="text">
      <style:text-properties style:text-underline-type="single" style:text-underline-style="solid" style:text-underline-width="auto" style:text-underline-mode="continuous"/>
    </style:style>
    <style:style style:name="T6684" style:parent-style-name="Domyślnaczcionkaakapitu" style:family="text">
      <style:text-properties fo:background-color="#80FFFF" style:text-underline-type="single" style:text-underline-style="solid" style:text-underline-width="auto" style:text-underline-mode="continuous"/>
    </style:style>
    <style:style style:name="T6685" style:parent-style-name="Domyślnaczcionkaakapitu" style:family="text">
      <style:text-properties style:text-underline-type="single" style:text-underline-style="solid" style:text-underline-width="auto" style:text-underline-mode="continuous"/>
    </style:style>
    <style:style style:name="P6686" style:parent-style-name="Normalny" style:family="paragraph">
      <style:paragraph-properties fo:text-align="justify" fo:line-height="150%" fo:text-indent="0.25in"/>
    </style:style>
    <style:style style:name="T6687" style:parent-style-name="Domyślnaczcionkaakapitu" style:family="text">
      <style:text-properties fo:background-color="#80FFFF"/>
    </style:style>
    <style:style style:name="T6688" style:parent-style-name="Domyślnaczcionkaakapitu" style:family="text">
      <style:text-properties fo:background-color="#80FFFF"/>
    </style:style>
    <style:style style:name="T6689" style:parent-style-name="Domyślnaczcionkaakapitu" style:family="text">
      <style:text-properties fo:background-color="#80FFFF"/>
    </style:style>
    <style:style style:name="T6690" style:parent-style-name="Domyślnaczcionkaakapitu" style:family="text">
      <style:text-properties fo:background-color="#80FFFF"/>
    </style:style>
    <style:style style:name="T6691" style:parent-style-name="Domyślnaczcionkaakapitu" style:family="text">
      <style:text-properties fo:background-color="#80FFFF"/>
    </style:style>
    <style:style style:name="P6692" style:parent-style-name="Normalny" style:family="paragraph">
      <style:paragraph-properties fo:text-align="justify" fo:line-height="150%" fo:text-indent="0.25in"/>
    </style:style>
    <style:style style:name="P6693" style:parent-style-name="Normalny" style:family="paragraph">
      <style:paragraph-properties fo:text-align="justify" fo:line-height="150%" fo:text-indent="0.25in"/>
    </style:style>
    <style:style style:name="T6694" style:parent-style-name="Domyślnaczcionkaakapitu" style:family="text">
      <style:text-properties fo:background-color="#80FFFF"/>
    </style:style>
    <style:style style:name="T6695" style:parent-style-name="Domyślnaczcionkaakapitu" style:family="text">
      <style:text-properties fo:background-color="#80FFFF"/>
    </style:style>
    <style:style style:name="T6696" style:parent-style-name="Domyślnaczcionkaakapitu" style:family="text">
      <style:text-properties fo:background-color="#80FFFF"/>
    </style:style>
    <style:style style:name="P6697" style:parent-style-name="Normalny" style:family="paragraph">
      <style:paragraph-properties fo:text-align="justify" fo:line-height="150%"/>
    </style:style>
    <style:style style:name="T6698" style:parent-style-name="Domyślnaczcionkaakapitu" style:family="text">
      <style:text-properties style:text-underline-type="single" style:text-underline-style="solid" style:text-underline-width="auto" style:text-underline-mode="continuous"/>
    </style:style>
    <style:style style:name="T6699" style:parent-style-name="Domyślnaczcionkaakapitu" style:family="text">
      <style:text-properties fo:background-color="#80FFFF" style:text-underline-type="single" style:text-underline-style="solid" style:text-underline-width="auto" style:text-underline-mode="continuous"/>
    </style:style>
    <style:style style:name="T6700" style:parent-style-name="Domyślnaczcionkaakapitu" style:family="text">
      <style:text-properties style:text-underline-type="single" style:text-underline-style="solid" style:text-underline-width="auto" style:text-underline-mode="continuous"/>
    </style:style>
    <style:style style:name="T6701" style:parent-style-name="Domyślnaczcionkaakapitu" style:family="text">
      <style:text-properties fo:background-color="#80FFFF" style:text-underline-type="single" style:text-underline-style="solid" style:text-underline-width="auto" style:text-underline-mode="continuous"/>
    </style:style>
    <style:style style:name="T6702" style:parent-style-name="Domyślnaczcionkaakapitu" style:family="text">
      <style:text-properties style:text-underline-type="single" style:text-underline-style="solid" style:text-underline-width="auto" style:text-underline-mode="continuous"/>
    </style:style>
    <style:style style:name="P6703" style:parent-style-name="Normalny" style:family="paragraph">
      <style:paragraph-properties fo:text-align="justify" fo:line-height="150%" fo:text-indent="0.25in"/>
    </style:style>
    <style:style style:name="T6704" style:parent-style-name="Domyślnaczcionkaakapitu" style:family="text">
      <style:text-properties fo:background-color="#80FFFF"/>
    </style:style>
    <style:style style:name="T6705" style:parent-style-name="Domyślnaczcionkaakapitu" style:family="text">
      <style:text-properties fo:background-color="#80FFFF"/>
    </style:style>
    <style:style style:name="P6706" style:parent-style-name="Normalny" style:family="paragraph">
      <style:paragraph-properties fo:text-align="justify" fo:line-height="150%" fo:text-indent="0.25in"/>
    </style:style>
    <style:style style:name="T6707" style:parent-style-name="Domyślnaczcionkaakapitu" style:family="text">
      <style:text-properties fo:background-color="#80FFFF"/>
    </style:style>
    <style:style style:name="T6708" style:parent-style-name="Domyślnaczcionkaakapitu" style:family="text">
      <style:text-properties fo:background-color="#80FFFF"/>
    </style:style>
    <style:style style:name="P6709" style:parent-style-name="Normalny" style:family="paragraph">
      <style:paragraph-properties fo:text-align="justify" fo:line-height="150%"/>
    </style:style>
    <style:style style:name="T6710" style:parent-style-name="Domyślnaczcionkaakapitu" style:family="text">
      <style:text-properties style:text-underline-type="single" style:text-underline-style="solid" style:text-underline-width="auto" style:text-underline-mode="continuous"/>
    </style:style>
    <style:style style:name="P6711" style:parent-style-name="Normalny" style:family="paragraph">
      <style:paragraph-properties fo:text-align="justify" fo:line-height="150%" fo:text-indent="0.25in"/>
    </style:style>
    <style:style style:name="P6712" style:parent-style-name="Normalny" style:family="paragraph">
      <style:paragraph-properties fo:text-align="justify" fo:line-height="150%"/>
    </style:style>
    <style:style style:name="T6713" style:parent-style-name="Domyślnaczcionkaakapitu" style:family="text">
      <style:text-properties style:text-underline-type="single" style:text-underline-style="solid" style:text-underline-width="auto" style:text-underline-mode="continuous"/>
    </style:style>
    <style:style style:name="T6714" style:parent-style-name="Domyślnaczcionkaakapitu" style:family="text">
      <style:text-properties fo:background-color="#80FFFF" style:text-underline-type="single" style:text-underline-style="solid" style:text-underline-width="auto" style:text-underline-mode="continuous"/>
    </style:style>
    <style:style style:name="T6715" style:parent-style-name="Domyślnaczcionkaakapitu" style:family="text">
      <style:text-properties style:text-underline-type="single" style:text-underline-style="solid" style:text-underline-width="auto" style:text-underline-mode="continuous"/>
    </style:style>
    <style:style style:name="T6716" style:parent-style-name="Domyślnaczcionkaakapitu" style:family="text">
      <style:text-properties fo:background-color="#80FFFF" style:text-underline-type="single" style:text-underline-style="solid" style:text-underline-width="auto" style:text-underline-mode="continuous"/>
    </style:style>
    <style:style style:name="T6717" style:parent-style-name="Domyślnaczcionkaakapitu" style:family="text">
      <style:text-properties style:text-underline-type="single" style:text-underline-style="solid" style:text-underline-width="auto" style:text-underline-mode="continuous"/>
    </style:style>
    <style:style style:name="P6718" style:parent-style-name="Normalny" style:family="paragraph">
      <style:paragraph-properties fo:text-align="justify" fo:line-height="150%" fo:text-indent="0.25in"/>
    </style:style>
    <style:style style:name="P6719" style:parent-style-name="Normalny" style:family="paragraph">
      <style:paragraph-properties fo:text-align="justify" fo:line-height="150%"/>
    </style:style>
    <style:style style:name="T6720" style:parent-style-name="Domyślnaczcionkaakapitu" style:family="text">
      <style:text-properties style:text-underline-type="single" style:text-underline-style="solid" style:text-underline-width="auto" style:text-underline-mode="continuous"/>
    </style:style>
    <style:style style:name="T6721" style:parent-style-name="Domyślnaczcionkaakapitu" style:family="text">
      <style:text-properties fo:background-color="#80FFFF" style:text-underline-type="single" style:text-underline-style="solid" style:text-underline-width="auto" style:text-underline-mode="continuous"/>
    </style:style>
    <style:style style:name="T6722" style:parent-style-name="Domyślnaczcionkaakapitu" style:family="text">
      <style:text-properties style:text-underline-type="single" style:text-underline-style="solid" style:text-underline-width="auto" style:text-underline-mode="continuous"/>
    </style:style>
    <style:style style:name="T6723" style:parent-style-name="Domyślnaczcionkaakapitu" style:family="text">
      <style:text-properties fo:background-color="#80FFFF" style:text-underline-type="single" style:text-underline-style="solid" style:text-underline-width="auto" style:text-underline-mode="continuous"/>
    </style:style>
    <style:style style:name="T6724" style:parent-style-name="Domyślnaczcionkaakapitu" style:family="text">
      <style:text-properties style:text-underline-type="single" style:text-underline-style="solid" style:text-underline-width="auto" style:text-underline-mode="continuous"/>
    </style:style>
    <style:style style:name="P6725" style:parent-style-name="Normalny" style:family="paragraph">
      <style:paragraph-properties fo:text-align="justify" fo:line-height="150%" fo:text-indent="0.25in"/>
    </style:style>
    <style:style style:name="P6726" style:parent-style-name="Normalny" style:family="paragraph">
      <style:paragraph-properties fo:text-align="justify" fo:line-height="150%"/>
    </style:style>
    <style:style style:name="T6727" style:parent-style-name="Domyślnaczcionkaakapitu" style:family="text">
      <style:text-properties style:text-underline-type="single" style:text-underline-style="solid" style:text-underline-width="auto" style:text-underline-mode="continuous"/>
    </style:style>
    <style:style style:name="T6728" style:parent-style-name="Domyślnaczcionkaakapitu" style:family="text">
      <style:text-properties fo:background-color="#80FFFF" style:text-underline-type="single" style:text-underline-style="solid" style:text-underline-width="auto" style:text-underline-mode="continuous"/>
    </style:style>
    <style:style style:name="T6729" style:parent-style-name="Domyślnaczcionkaakapitu" style:family="text">
      <style:text-properties style:text-underline-type="single" style:text-underline-style="solid" style:text-underline-width="auto" style:text-underline-mode="continuous"/>
    </style:style>
    <style:style style:name="P6730" style:parent-style-name="Normalny" style:family="paragraph">
      <style:paragraph-properties fo:text-align="justify" fo:line-height="150%" fo:text-indent="0.25in"/>
    </style:style>
    <style:style style:name="T6731" style:parent-style-name="Domyślnaczcionkaakapitu" style:family="text">
      <style:text-properties fo:background-color="#80FFFF"/>
    </style:style>
    <style:style style:name="T6732" style:parent-style-name="Domyślnaczcionkaakapitu" style:family="text">
      <style:text-properties fo:background-color="#80FFFF"/>
    </style:style>
    <style:style style:name="T6733" style:parent-style-name="Domyślnaczcionkaakapitu" style:family="text">
      <style:text-properties fo:background-color="#80FFFF"/>
    </style:style>
    <style:style style:name="T6734" style:parent-style-name="Domyślnaczcionkaakapitu" style:family="text">
      <style:text-properties fo:background-color="#80FFFF"/>
    </style:style>
    <style:style style:name="T6735" style:parent-style-name="Domyślnaczcionkaakapitu" style:family="text">
      <style:text-properties fo:background-color="#80FFFF"/>
    </style:style>
    <style:style style:name="T6736" style:parent-style-name="Domyślnaczcionkaakapitu" style:family="text">
      <style:text-properties fo:background-color="#80FFFF"/>
    </style:style>
    <style:style style:name="T6737" style:parent-style-name="Domyślnaczcionkaakapitu" style:family="text">
      <style:text-properties fo:background-color="#80FFFF"/>
    </style:style>
    <style:style style:name="T6738" style:parent-style-name="Domyślnaczcionkaakapitu" style:family="text">
      <style:text-properties fo:background-color="#80FFFF"/>
    </style:style>
    <style:style style:name="T6739" style:parent-style-name="Domyślnaczcionkaakapitu" style:family="text">
      <style:text-properties fo:background-color="#80FFFF"/>
    </style:style>
    <style:style style:name="T6740" style:parent-style-name="Domyślnaczcionkaakapitu" style:family="text">
      <style:text-properties fo:background-color="#80FFFF"/>
    </style:style>
    <style:style style:name="T6741" style:parent-style-name="Domyślnaczcionkaakapitu" style:family="text">
      <style:text-properties fo:background-color="#80FFFF"/>
    </style:style>
    <style:style style:name="T6742" style:parent-style-name="Domyślnaczcionkaakapitu" style:family="text">
      <style:text-properties fo:background-color="#80FFFF"/>
    </style:style>
    <style:style style:name="P6743" style:parent-style-name="Normalny" style:family="paragraph">
      <style:paragraph-properties fo:text-align="justify" fo:line-height="150%"/>
    </style:style>
    <style:style style:name="T6744" style:parent-style-name="Domyślnaczcionkaakapitu" style:family="text">
      <style:text-properties style:text-underline-type="single" style:text-underline-style="solid" style:text-underline-width="auto" style:text-underline-mode="continuous"/>
    </style:style>
    <style:style style:name="T6745" style:parent-style-name="Domyślnaczcionkaakapitu" style:family="text">
      <style:text-properties fo:background-color="#80FFFF" style:text-underline-type="single" style:text-underline-style="solid" style:text-underline-width="auto" style:text-underline-mode="continuous"/>
    </style:style>
    <style:style style:name="T6746" style:parent-style-name="Domyślnaczcionkaakapitu" style:family="text">
      <style:text-properties style:text-underline-type="single" style:text-underline-style="solid" style:text-underline-width="auto" style:text-underline-mode="continuous"/>
    </style:style>
    <style:style style:name="T6747" style:parent-style-name="Domyślnaczcionkaakapitu" style:family="text">
      <style:text-properties fo:background-color="#80FFFF" style:text-underline-type="single" style:text-underline-style="solid" style:text-underline-width="auto" style:text-underline-mode="continuous"/>
    </style:style>
    <style:style style:name="T6748" style:parent-style-name="Domyślnaczcionkaakapitu" style:family="text">
      <style:text-properties style:text-underline-type="single" style:text-underline-style="solid" style:text-underline-width="auto" style:text-underline-mode="continuous"/>
    </style:style>
    <style:style style:name="T6749" style:parent-style-name="Domyślnaczcionkaakapitu" style:family="text">
      <style:text-properties fo:background-color="#80FFFF" style:text-underline-type="single" style:text-underline-style="solid" style:text-underline-width="auto" style:text-underline-mode="continuous"/>
    </style:style>
    <style:style style:name="T6750" style:parent-style-name="Domyślnaczcionkaakapitu" style:family="text">
      <style:text-properties style:text-underline-type="single" style:text-underline-style="solid" style:text-underline-width="auto" style:text-underline-mode="continuous"/>
    </style:style>
    <style:style style:name="T6751" style:parent-style-name="Domyślnaczcionkaakapitu" style:family="text">
      <style:text-properties fo:background-color="#80FFFF" style:text-underline-type="single" style:text-underline-style="solid" style:text-underline-width="auto" style:text-underline-mode="continuous"/>
    </style:style>
    <style:style style:name="P6752" style:parent-style-name="Normalny" style:family="paragraph">
      <style:paragraph-properties fo:text-align="justify" fo:line-height="150%" fo:text-indent="0.25in"/>
    </style:style>
    <style:style style:name="T6753" style:parent-style-name="Domyślnaczcionkaakapitu" style:family="text">
      <style:text-properties fo:background-color="#80FFFF"/>
    </style:style>
    <style:style style:name="P6754" style:parent-style-name="Normalny" style:family="paragraph">
      <style:paragraph-properties fo:text-align="justify" fo:line-height="150%"/>
    </style:style>
    <style:style style:name="T6755" style:parent-style-name="Domyślnaczcionkaakapitu" style:family="text">
      <style:text-properties fo:background-color="#80FFFF"/>
    </style:style>
    <style:style style:name="T6756" style:parent-style-name="Domyślnaczcionkaakapitu" style:family="text">
      <style:text-properties fo:background-color="#80FFFF"/>
    </style:style>
    <style:style style:name="P6757" style:parent-style-name="Normalny" style:family="paragraph">
      <style:paragraph-properties fo:text-align="justify" fo:line-height="150%" fo:text-indent="0.25in"/>
    </style:style>
    <style:style style:name="T6758" style:parent-style-name="Domyślnaczcionkaakapitu" style:family="text">
      <style:text-properties fo:background-color="#80FFFF"/>
    </style:style>
    <style:style style:name="T6759" style:parent-style-name="Domyślnaczcionkaakapitu" style:family="text">
      <style:text-properties fo:background-color="#80FFFF"/>
    </style:style>
    <style:style style:name="T6760" style:parent-style-name="Domyślnaczcionkaakapitu" style:family="text">
      <style:text-properties fo:background-color="#80FFFF"/>
    </style:style>
    <style:style style:name="T6761" style:parent-style-name="Domyślnaczcionkaakapitu" style:family="text">
      <style:text-properties fo:background-color="#80FFFF"/>
    </style:style>
    <style:style style:name="T6762" style:parent-style-name="Domyślnaczcionkaakapitu" style:family="text">
      <style:text-properties fo:background-color="#80FFFF"/>
    </style:style>
    <style:style style:name="T6763" style:parent-style-name="Domyślnaczcionkaakapitu" style:family="text">
      <style:text-properties fo:background-color="#80FFFF"/>
    </style:style>
    <style:style style:name="T6764" style:parent-style-name="Domyślnaczcionkaakapitu" style:family="text">
      <style:text-properties fo:background-color="#80FFFF"/>
    </style:style>
    <style:style style:name="P6765" style:parent-style-name="Normalny" style:family="paragraph">
      <style:paragraph-properties fo:text-align="justify" fo:line-height="150%"/>
    </style:style>
    <style:style style:name="T6766" style:parent-style-name="Domyślnaczcionkaakapitu" style:family="text">
      <style:text-properties style:text-underline-type="single" style:text-underline-style="solid" style:text-underline-width="auto" style:text-underline-mode="continuous"/>
    </style:style>
    <style:style style:name="P6767" style:parent-style-name="Normalny" style:family="paragraph">
      <style:paragraph-properties fo:text-align="justify" fo:line-height="150%" fo:text-indent="0.25in"/>
    </style:style>
    <style:style style:name="T6768" style:parent-style-name="Domyślnaczcionkaakapitu" style:family="text">
      <style:text-properties fo:background-color="#80FFFF"/>
    </style:style>
    <style:style style:name="T6769" style:parent-style-name="Domyślnaczcionkaakapitu" style:family="text">
      <style:text-properties fo:background-color="#80FFFF"/>
    </style:style>
    <style:style style:name="T6770" style:parent-style-name="Domyślnaczcionkaakapitu" style:family="text">
      <style:text-properties fo:background-color="#80FFFF"/>
    </style:style>
    <style:style style:name="T6771" style:parent-style-name="Domyślnaczcionkaakapitu" style:family="text">
      <style:text-properties fo:background-color="#80FFFF"/>
    </style:style>
    <style:style style:name="T6772" style:parent-style-name="Domyślnaczcionkaakapitu" style:family="text">
      <style:text-properties fo:background-color="#80FFFF"/>
    </style:style>
    <style:style style:name="T6773" style:parent-style-name="Domyślnaczcionkaakapitu" style:family="text">
      <style:text-properties fo:background-color="#80FFFF"/>
    </style:style>
    <style:style style:name="P6774" style:parent-style-name="Normalny" style:family="paragraph">
      <style:paragraph-properties fo:text-align="justify" fo:line-height="150%"/>
    </style:style>
    <style:style style:name="T6775" style:parent-style-name="Domyślnaczcionkaakapitu" style:family="text">
      <style:text-properties style:text-underline-type="single" style:text-underline-style="solid" style:text-underline-width="auto" style:text-underline-mode="continuous"/>
    </style:style>
    <style:style style:name="P6776" style:parent-style-name="Normalny" style:family="paragraph">
      <style:paragraph-properties fo:text-align="justify" fo:line-height="150%" fo:text-indent="0.25in"/>
    </style:style>
    <style:style style:name="T6777" style:parent-style-name="Domyślnaczcionkaakapitu" style:family="text">
      <style:text-properties fo:background-color="#80FFFF"/>
    </style:style>
    <style:style style:name="T6778" style:parent-style-name="Domyślnaczcionkaakapitu" style:family="text">
      <style:text-properties fo:background-color="#80FFFF"/>
    </style:style>
    <style:style style:name="T6779" style:parent-style-name="Domyślnaczcionkaakapitu" style:family="text">
      <style:text-properties fo:background-color="#80FFFF"/>
    </style:style>
    <style:style style:name="T6780" style:parent-style-name="Domyślnaczcionkaakapitu" style:family="text">
      <style:text-properties fo:background-color="#80FFFF"/>
    </style:style>
    <style:style style:name="P6781" style:parent-style-name="Normalny" style:family="paragraph">
      <style:paragraph-properties fo:text-align="justify" fo:line-height="150%" fo:text-indent="0.25in"/>
    </style:style>
    <style:style style:name="P6782" style:parent-style-name="Normalny" style:family="paragraph">
      <style:paragraph-properties fo:text-align="justify" fo:line-height="150%" fo:text-indent="0.25in"/>
    </style:style>
    <style:style style:name="P6783" style:parent-style-name="Normalny" style:family="paragraph">
      <style:paragraph-properties fo:text-align="justify" fo:line-height="150%" fo:text-indent="0.25in"/>
    </style:style>
    <style:style style:name="T6784" style:parent-style-name="Domyślnaczcionkaakapitu" style:family="text">
      <style:text-properties fo:background-color="#80FFFF"/>
    </style:style>
    <style:style style:name="P6785" style:parent-style-name="Normalny" style:family="paragraph">
      <style:paragraph-properties fo:text-align="justify" fo:line-height="150%" fo:text-indent="0.25in"/>
    </style:style>
    <style:style style:name="T6786" style:parent-style-name="Domyślnaczcionkaakapitu" style:family="text">
      <style:text-properties fo:background-color="#80FFFF"/>
    </style:style>
    <style:style style:name="T6787" style:parent-style-name="Domyślnaczcionkaakapitu" style:family="text">
      <style:text-properties fo:background-color="#80FFFF"/>
    </style:style>
    <style:style style:name="P6788" style:parent-style-name="Normalny" style:family="paragraph">
      <style:paragraph-properties fo:text-align="justify" fo:line-height="150%" fo:text-indent="0.25in"/>
    </style:style>
    <style:style style:name="P6789" style:parent-style-name="Normalny" style:family="paragraph">
      <style:paragraph-properties fo:text-align="justify" fo:line-height="150%" fo:text-indent="0.25in"/>
    </style:style>
    <style:style style:name="P6790" style:parent-style-name="Normalny" style:family="paragraph">
      <style:paragraph-properties fo:text-align="justify" fo:line-height="150%" fo:text-indent="0.25in"/>
    </style:style>
    <style:style style:name="T6791" style:parent-style-name="Domyślnaczcionkaakapitu" style:family="text">
      <style:text-properties fo:background-color="#80FFFF"/>
    </style:style>
    <style:style style:name="P6792" style:parent-style-name="Normalny" style:family="paragraph">
      <style:paragraph-properties fo:text-align="justify" fo:line-height="150%"/>
    </style:style>
    <style:style style:name="T6793" style:parent-style-name="Domyślnaczcionkaakapitu" style:family="text">
      <style:text-properties style:text-underline-type="single" style:text-underline-style="solid" style:text-underline-width="auto" style:text-underline-mode="continuous"/>
    </style:style>
    <style:style style:name="P6794" style:parent-style-name="Normalny" style:family="paragraph">
      <style:paragraph-properties fo:text-align="justify" fo:line-height="150%" fo:text-indent="0.25in"/>
    </style:style>
    <style:style style:name="T6795" style:parent-style-name="Domyślnaczcionkaakapitu" style:family="text">
      <style:text-properties fo:background-color="#80FFFF"/>
    </style:style>
    <style:style style:name="T6796" style:parent-style-name="Domyślnaczcionkaakapitu" style:family="text">
      <style:text-properties fo:background-color="#80FFFF"/>
    </style:style>
    <style:style style:name="P6797" style:parent-style-name="Normalny" style:family="paragraph">
      <style:paragraph-properties fo:text-align="justify" fo:line-height="150%"/>
    </style:style>
    <style:style style:name="T6798" style:parent-style-name="Domyślnaczcionkaakapitu" style:family="text">
      <style:text-properties style:text-underline-type="single" style:text-underline-style="solid" style:text-underline-width="auto" style:text-underline-mode="continuous"/>
    </style:style>
    <style:style style:name="P6799" style:parent-style-name="Normalny" style:family="paragraph">
      <style:paragraph-properties fo:text-align="justify" fo:line-height="150%" fo:text-indent="0.25in"/>
    </style:style>
    <style:style style:name="T6800" style:parent-style-name="Domyślnaczcionkaakapitu" style:family="text">
      <style:text-properties fo:background-color="#80FFFF"/>
    </style:style>
    <style:style style:name="T6801" style:parent-style-name="Domyślnaczcionkaakapitu" style:family="text">
      <style:text-properties fo:background-color="#80FFFF"/>
    </style:style>
    <style:style style:name="P6802" style:parent-style-name="Normalny" style:family="paragraph">
      <style:paragraph-properties fo:text-align="justify" fo:line-height="150%"/>
    </style:style>
    <style:style style:name="T6803" style:parent-style-name="Domyślnaczcionkaakapitu" style:family="text">
      <style:text-properties style:text-underline-type="single" style:text-underline-style="solid" style:text-underline-width="auto" style:text-underline-mode="continuous"/>
    </style:style>
    <style:style style:name="P6804" style:parent-style-name="Normalny" style:family="paragraph">
      <style:paragraph-properties fo:text-align="justify" fo:line-height="150%" fo:text-indent="0.25in"/>
    </style:style>
    <style:style style:name="T6805" style:parent-style-name="Domyślnaczcionkaakapitu" style:family="text">
      <style:text-properties fo:background-color="#80FFFF"/>
    </style:style>
    <style:style style:name="P6806" style:parent-style-name="Normalny" style:family="paragraph">
      <style:paragraph-properties fo:text-align="justify" fo:line-height="150%"/>
    </style:style>
    <style:style style:name="T6807" style:parent-style-name="Domyślnaczcionkaakapitu" style:family="text">
      <style:text-properties style:text-underline-type="single" style:text-underline-style="solid" style:text-underline-width="auto" style:text-underline-mode="continuous"/>
    </style:style>
    <style:style style:name="P6808" style:parent-style-name="Normalny" style:family="paragraph">
      <style:paragraph-properties fo:text-align="justify" fo:line-height="150%" fo:text-indent="0.25in"/>
    </style:style>
    <style:style style:name="P6809" style:parent-style-name="Normalny" style:family="paragraph">
      <style:paragraph-properties fo:text-align="justify" fo:line-height="150%"/>
    </style:style>
    <style:style style:name="T6810" style:parent-style-name="Domyślnaczcionkaakapitu" style:family="text">
      <style:text-properties style:text-underline-type="single" style:text-underline-style="solid" style:text-underline-width="auto" style:text-underline-mode="continuous"/>
    </style:style>
    <style:style style:name="P6811" style:parent-style-name="Normalny" style:family="paragraph">
      <style:paragraph-properties fo:text-align="justify" fo:line-height="150%" fo:text-indent="0.25in"/>
    </style:style>
    <style:style style:name="P6812" style:parent-style-name="Normalny" style:family="paragraph">
      <style:paragraph-properties fo:text-align="justify" fo:line-height="150%"/>
    </style:style>
    <style:style style:name="T6813" style:parent-style-name="Domyślnaczcionkaakapitu" style:family="text">
      <style:text-properties style:text-underline-type="single" style:text-underline-style="solid" style:text-underline-width="auto" style:text-underline-mode="continuous"/>
    </style:style>
    <style:style style:name="P6814" style:parent-style-name="Normalny" style:family="paragraph">
      <style:paragraph-properties fo:text-align="justify" fo:line-height="150%" fo:text-indent="0.25in"/>
    </style:style>
    <style:style style:name="T6815" style:parent-style-name="Domyślnaczcionkaakapitu" style:family="text">
      <style:text-properties fo:background-color="#80FFFF"/>
    </style:style>
    <style:style style:name="T6816" style:parent-style-name="Domyślnaczcionkaakapitu" style:family="text">
      <style:text-properties fo:background-color="#80FFFF"/>
    </style:style>
    <style:style style:name="P6817" style:parent-style-name="Normalny" style:family="paragraph">
      <style:paragraph-properties fo:text-align="justify" fo:line-height="150%"/>
    </style:style>
    <style:style style:name="T6818" style:parent-style-name="Domyślnaczcionkaakapitu" style:family="text">
      <style:text-properties style:text-underline-type="single" style:text-underline-style="solid" style:text-underline-width="auto" style:text-underline-mode="continuous"/>
    </style:style>
    <style:style style:name="P6819" style:parent-style-name="Normalny" style:family="paragraph">
      <style:paragraph-properties fo:text-align="justify" fo:line-height="150%" fo:text-indent="0.25in"/>
    </style:style>
    <style:style style:name="T6820" style:parent-style-name="Domyślnaczcionkaakapitu" style:family="text">
      <style:text-properties fo:background-color="#80FFFF"/>
    </style:style>
    <style:style style:name="P6821" style:parent-style-name="Normalny" style:family="paragraph">
      <style:paragraph-properties fo:text-align="justify" fo:line-height="150%"/>
    </style:style>
    <style:style style:name="T6822" style:parent-style-name="Domyślnaczcionkaakapitu" style:family="text">
      <style:text-properties style:text-underline-type="single" style:text-underline-style="solid" style:text-underline-width="auto" style:text-underline-mode="continuous"/>
    </style:style>
    <style:style style:name="P6823" style:parent-style-name="Normalny" style:family="paragraph">
      <style:paragraph-properties fo:text-align="justify" fo:line-height="150%" fo:text-indent="0.25in"/>
    </style:style>
    <style:style style:name="P6824" style:parent-style-name="Normalny" style:family="paragraph">
      <style:paragraph-properties fo:text-align="justify" fo:line-height="150%"/>
    </style:style>
    <style:style style:name="T6825" style:parent-style-name="Domyślnaczcionkaakapitu" style:family="text">
      <style:text-properties style:text-underline-type="single" style:text-underline-style="solid" style:text-underline-width="auto" style:text-underline-mode="continuous"/>
    </style:style>
    <style:style style:name="P6826" style:parent-style-name="Normalny" style:family="paragraph">
      <style:paragraph-properties fo:text-align="justify" fo:line-height="150%" fo:text-indent="0.25in"/>
    </style:style>
    <style:style style:name="P6827" style:parent-style-name="Normalny" style:family="paragraph">
      <style:paragraph-properties fo:text-align="justify" fo:line-height="150%"/>
    </style:style>
    <style:style style:name="T6828" style:parent-style-name="Domyślnaczcionkaakapitu" style:family="text">
      <style:text-properties style:text-underline-type="single" style:text-underline-style="solid" style:text-underline-width="auto" style:text-underline-mode="continuous"/>
    </style:style>
    <style:style style:name="T6829" style:parent-style-name="Domyślnaczcionkaakapitu" style:family="text">
      <style:text-properties fo:background-color="#80FFFF" style:text-underline-type="single" style:text-underline-style="solid" style:text-underline-width="auto" style:text-underline-mode="continuous"/>
    </style:style>
    <style:style style:name="T6830" style:parent-style-name="Domyślnaczcionkaakapitu" style:family="text">
      <style:text-properties style:text-underline-type="single" style:text-underline-style="solid" style:text-underline-width="auto" style:text-underline-mode="continuous"/>
    </style:style>
    <style:style style:name="T6831" style:parent-style-name="Domyślnaczcionkaakapitu" style:family="text">
      <style:text-properties fo:background-color="#80FFFF" style:text-underline-type="single" style:text-underline-style="solid" style:text-underline-width="auto" style:text-underline-mode="continuous"/>
    </style:style>
    <style:style style:name="P6832" style:parent-style-name="Normalny" style:family="paragraph">
      <style:paragraph-properties fo:text-align="justify" fo:line-height="150%" fo:text-indent="0.25in"/>
    </style:style>
    <style:style style:name="P6833" style:parent-style-name="Normalny" style:family="paragraph">
      <style:paragraph-properties fo:text-align="justify" fo:line-height="150%"/>
    </style:style>
    <style:style style:name="T6834" style:parent-style-name="Domyślnaczcionkaakapitu" style:family="text">
      <style:text-properties style:text-underline-type="single" style:text-underline-style="solid" style:text-underline-width="auto" style:text-underline-mode="continuous"/>
    </style:style>
    <style:style style:name="P6835" style:parent-style-name="Normalny" style:family="paragraph">
      <style:paragraph-properties fo:text-align="justify" fo:line-height="150%" fo:text-indent="0.25in"/>
    </style:style>
    <style:style style:name="T6836" style:parent-style-name="Domyślnaczcionkaakapitu" style:family="text">
      <style:text-properties fo:background-color="#80FFFF"/>
    </style:style>
    <style:style style:name="T6837" style:parent-style-name="Domyślnaczcionkaakapitu" style:family="text">
      <style:text-properties fo:background-color="#80FFFF"/>
    </style:style>
    <style:style style:name="P6838" style:parent-style-name="Normalny" style:family="paragraph">
      <style:paragraph-properties fo:text-align="justify" fo:line-height="150%"/>
    </style:style>
    <style:style style:name="T6839" style:parent-style-name="Domyślnaczcionkaakapitu" style:family="text">
      <style:text-properties style:text-underline-type="single" style:text-underline-style="solid" style:text-underline-width="auto" style:text-underline-mode="continuous"/>
    </style:style>
    <style:style style:name="P6840" style:parent-style-name="Normalny" style:family="paragraph">
      <style:paragraph-properties fo:text-align="justify" fo:line-height="150%" fo:text-indent="0.25in"/>
    </style:style>
    <style:style style:name="P6841" style:parent-style-name="Normalny" style:family="paragraph">
      <style:paragraph-properties fo:text-align="justify" fo:line-height="150%"/>
    </style:style>
    <style:style style:name="T6842" style:parent-style-name="Domyślnaczcionkaakapitu" style:family="text">
      <style:text-properties style:text-underline-type="single" style:text-underline-style="solid" style:text-underline-width="auto" style:text-underline-mode="continuous"/>
    </style:style>
    <style:style style:name="P6843" style:parent-style-name="Normalny" style:family="paragraph">
      <style:paragraph-properties fo:text-align="justify" fo:line-height="150%" fo:text-indent="0.25in"/>
    </style:style>
    <style:style style:name="T6844" style:parent-style-name="Domyślnaczcionkaakapitu" style:family="text">
      <style:text-properties fo:background-color="#80FFFF"/>
    </style:style>
    <style:style style:name="P6845" style:parent-style-name="Normalny" style:family="paragraph">
      <style:paragraph-properties fo:text-align="justify" fo:line-height="150%"/>
    </style:style>
    <style:style style:name="T6846" style:parent-style-name="Domyślnaczcionkaakapitu" style:family="text">
      <style:text-properties style:text-underline-type="single" style:text-underline-style="solid" style:text-underline-width="auto" style:text-underline-mode="continuous"/>
    </style:style>
    <style:style style:name="P6847" style:parent-style-name="Normalny" style:family="paragraph">
      <style:paragraph-properties fo:text-align="justify" fo:line-height="150%" fo:text-indent="0.25in"/>
    </style:style>
    <style:style style:name="T6848" style:parent-style-name="Domyślnaczcionkaakapitu" style:family="text">
      <style:text-properties fo:background-color="#80FFFF"/>
    </style:style>
    <style:style style:name="P6849" style:parent-style-name="Normalny" style:family="paragraph">
      <style:paragraph-properties fo:text-align="justify" fo:line-height="150%"/>
    </style:style>
    <style:style style:name="T6850" style:parent-style-name="Domyślnaczcionkaakapitu" style:family="text">
      <style:text-properties style:text-underline-type="single" style:text-underline-style="solid" style:text-underline-width="auto" style:text-underline-mode="continuous"/>
    </style:style>
    <style:style style:name="T6851" style:parent-style-name="Domyślnaczcionkaakapitu" style:family="text">
      <style:text-properties fo:background-color="#80FFFF" style:text-underline-type="single" style:text-underline-style="solid" style:text-underline-width="auto" style:text-underline-mode="continuous"/>
    </style:style>
    <style:style style:name="T6852" style:parent-style-name="Domyślnaczcionkaakapitu" style:family="text">
      <style:text-properties style:text-underline-type="single" style:text-underline-style="solid" style:text-underline-width="auto" style:text-underline-mode="continuous"/>
    </style:style>
    <style:style style:name="T6853" style:parent-style-name="Domyślnaczcionkaakapitu" style:family="text">
      <style:text-properties fo:background-color="#80FFFF" style:text-underline-type="single" style:text-underline-style="solid" style:text-underline-width="auto" style:text-underline-mode="continuous"/>
    </style:style>
    <style:style style:name="T6854" style:parent-style-name="Domyślnaczcionkaakapitu" style:family="text">
      <style:text-properties style:text-underline-type="single" style:text-underline-style="solid" style:text-underline-width="auto" style:text-underline-mode="continuous"/>
    </style:style>
    <style:style style:name="T6855" style:parent-style-name="Domyślnaczcionkaakapitu" style:family="text">
      <style:text-properties fo:background-color="#80FFFF" style:text-underline-type="single" style:text-underline-style="solid" style:text-underline-width="auto" style:text-underline-mode="continuous"/>
    </style:style>
    <style:style style:name="T6856" style:parent-style-name="Domyślnaczcionkaakapitu" style:family="text">
      <style:text-properties style:text-underline-type="single" style:text-underline-style="solid" style:text-underline-width="auto" style:text-underline-mode="continuous"/>
    </style:style>
    <style:style style:name="T6857" style:parent-style-name="Domyślnaczcionkaakapitu" style:family="text">
      <style:text-properties fo:background-color="#80FFFF" style:text-underline-type="single" style:text-underline-style="solid" style:text-underline-width="auto" style:text-underline-mode="continuous"/>
    </style:style>
    <style:style style:name="T6858" style:parent-style-name="Domyślnaczcionkaakapitu" style:family="text">
      <style:text-properties style:text-underline-type="single" style:text-underline-style="solid" style:text-underline-width="auto" style:text-underline-mode="continuous"/>
    </style:style>
    <style:style style:name="T6859" style:parent-style-name="Domyślnaczcionkaakapitu" style:family="text">
      <style:text-properties fo:background-color="#80FFFF" style:text-underline-type="single" style:text-underline-style="solid" style:text-underline-width="auto" style:text-underline-mode="continuous"/>
    </style:style>
    <style:style style:name="P6860" style:parent-style-name="Normalny" style:family="paragraph">
      <style:paragraph-properties fo:text-align="justify" fo:line-height="150%" fo:text-indent="0.25in"/>
    </style:style>
    <style:style style:name="T6861" style:parent-style-name="Domyślnaczcionkaakapitu" style:family="text">
      <style:text-properties fo:background-color="#80FFFF"/>
    </style:style>
    <style:style style:name="P6862" style:parent-style-name="Normalny" style:family="paragraph">
      <style:paragraph-properties fo:text-align="justify" fo:line-height="150%"/>
    </style:style>
    <style:style style:name="T6863" style:parent-style-name="Domyślnaczcionkaakapitu" style:family="text">
      <style:text-properties style:text-underline-type="single" style:text-underline-style="solid" style:text-underline-width="auto" style:text-underline-mode="continuous"/>
    </style:style>
    <style:style style:name="T6864" style:parent-style-name="Domyślnaczcionkaakapitu" style:family="text">
      <style:text-properties fo:background-color="#80FFFF" style:text-underline-type="single" style:text-underline-style="solid" style:text-underline-width="auto" style:text-underline-mode="continuous"/>
    </style:style>
    <style:style style:name="T6865" style:parent-style-name="Domyślnaczcionkaakapitu" style:family="text">
      <style:text-properties fo:background-color="#80FFFF" style:text-underline-type="single" style:text-underline-style="solid" style:text-underline-width="auto" style:text-underline-mode="continuous"/>
    </style:style>
    <style:style style:name="T6866" style:parent-style-name="Domyślnaczcionkaakapitu" style:family="text">
      <style:text-properties fo:background-color="#80FFFF" style:text-underline-type="single" style:text-underline-style="solid" style:text-underline-width="auto" style:text-underline-mode="continuous"/>
    </style:style>
    <style:style style:name="P6867" style:parent-style-name="Normalny" style:family="paragraph">
      <style:paragraph-properties fo:text-align="justify" fo:line-height="150%" fo:text-indent="0.25in"/>
    </style:style>
    <style:style style:name="T6868" style:parent-style-name="Domyślnaczcionkaakapitu" style:family="text">
      <style:text-properties fo:background-color="#80FFFF"/>
    </style:style>
    <style:style style:name="T6869" style:parent-style-name="Domyślnaczcionkaakapitu" style:family="text">
      <style:text-properties fo:background-color="#80FFFF"/>
    </style:style>
    <style:style style:name="T6870" style:parent-style-name="Domyślnaczcionkaakapitu" style:family="text">
      <style:text-properties fo:background-color="#80FFFF"/>
    </style:style>
    <style:style style:name="P6871" style:parent-style-name="Normalny" style:family="paragraph">
      <style:paragraph-properties fo:text-align="justify" fo:line-height="150%"/>
    </style:style>
    <style:style style:name="T6872" style:parent-style-name="Domyślnaczcionkaakapitu" style:family="text">
      <style:text-properties style:text-underline-type="single" style:text-underline-style="solid" style:text-underline-width="auto" style:text-underline-mode="continuous"/>
    </style:style>
    <style:style style:name="P6873" style:parent-style-name="Normalny" style:family="paragraph">
      <style:paragraph-properties fo:text-align="justify" fo:line-height="150%" fo:text-indent="0.25in"/>
    </style:style>
    <style:style style:name="P6874" style:parent-style-name="Normalny" style:family="paragraph">
      <style:paragraph-properties fo:text-align="justify" fo:line-height="150%"/>
    </style:style>
    <style:style style:name="T6875" style:parent-style-name="Domyślnaczcionkaakapitu" style:family="text">
      <style:text-properties style:text-underline-type="single" style:text-underline-style="solid" style:text-underline-width="auto" style:text-underline-mode="continuous"/>
    </style:style>
    <style:style style:name="P6876" style:parent-style-name="Normalny" style:family="paragraph">
      <style:paragraph-properties fo:text-align="justify" fo:line-height="150%" fo:text-indent="0.25in"/>
    </style:style>
    <style:style style:name="P6877" style:parent-style-name="Normalny" style:family="paragraph">
      <style:paragraph-properties fo:text-align="justify" fo:line-height="150%"/>
    </style:style>
    <style:style style:name="T6878" style:parent-style-name="Domyślnaczcionkaakapitu" style:family="text">
      <style:text-properties style:text-underline-type="single" style:text-underline-style="solid" style:text-underline-width="auto" style:text-underline-mode="continuous"/>
    </style:style>
    <style:style style:name="P6879" style:parent-style-name="Normalny" style:family="paragraph">
      <style:paragraph-properties fo:text-align="justify" fo:line-height="150%" fo:text-indent="0.25in"/>
    </style:style>
    <style:style style:name="T6880" style:parent-style-name="Domyślnaczcionkaakapitu" style:family="text">
      <style:text-properties fo:background-color="#80FFFF"/>
    </style:style>
    <style:style style:name="P6881" style:parent-style-name="Normalny" style:family="paragraph">
      <style:paragraph-properties fo:text-align="justify" fo:line-height="150%"/>
    </style:style>
    <style:style style:name="T6882" style:parent-style-name="Domyślnaczcionkaakapitu" style:family="text">
      <style:text-properties style:text-underline-type="single" style:text-underline-style="solid" style:text-underline-width="auto" style:text-underline-mode="continuous"/>
    </style:style>
    <style:style style:name="P6883" style:parent-style-name="Normalny" style:family="paragraph">
      <style:paragraph-properties fo:text-align="justify" fo:line-height="150%" fo:text-indent="0.25in"/>
    </style:style>
    <style:style style:name="P6884" style:parent-style-name="Normalny" style:family="paragraph">
      <style:paragraph-properties fo:text-align="justify" fo:line-height="150%"/>
    </style:style>
    <style:style style:name="T6885" style:parent-style-name="Domyślnaczcionkaakapitu" style:family="text">
      <style:text-properties style:text-underline-type="single" style:text-underline-style="solid" style:text-underline-width="auto" style:text-underline-mode="continuous"/>
    </style:style>
    <style:style style:name="P6886" style:parent-style-name="Normalny" style:family="paragraph">
      <style:paragraph-properties fo:text-align="justify" fo:line-height="150%" fo:text-indent="0.25in"/>
    </style:style>
    <style:style style:name="P6887" style:parent-style-name="Normalny" style:family="paragraph">
      <style:paragraph-properties fo:text-align="justify" fo:line-height="150%"/>
    </style:style>
    <style:style style:name="T6888" style:parent-style-name="Domyślnaczcionkaakapitu" style:family="text">
      <style:text-properties style:text-underline-type="single" style:text-underline-style="solid" style:text-underline-width="auto" style:text-underline-mode="continuous"/>
    </style:style>
    <style:style style:name="P6889" style:parent-style-name="Normalny" style:family="paragraph">
      <style:paragraph-properties fo:text-align="justify" fo:line-height="150%" fo:text-indent="0.25in"/>
    </style:style>
    <style:style style:name="P6890" style:parent-style-name="Normalny" style:family="paragraph">
      <style:paragraph-properties fo:text-align="justify" fo:line-height="150%"/>
    </style:style>
    <style:style style:name="T6891" style:parent-style-name="Domyślnaczcionkaakapitu" style:family="text">
      <style:text-properties style:text-underline-type="single" style:text-underline-style="solid" style:text-underline-width="auto" style:text-underline-mode="continuous"/>
    </style:style>
    <style:style style:name="P6892" style:parent-style-name="Normalny" style:family="paragraph">
      <style:paragraph-properties fo:text-align="justify" fo:line-height="150%" fo:text-indent="0.25in"/>
    </style:style>
    <style:style style:name="P6893" style:parent-style-name="Normalny" style:family="paragraph">
      <style:paragraph-properties fo:text-align="justify" fo:line-height="150%"/>
    </style:style>
    <style:style style:name="T6894" style:parent-style-name="Domyślnaczcionkaakapitu" style:family="text">
      <style:text-properties style:text-underline-type="single" style:text-underline-style="solid" style:text-underline-width="auto" style:text-underline-mode="continuous"/>
    </style:style>
    <style:style style:name="P6895" style:parent-style-name="Normalny" style:family="paragraph">
      <style:paragraph-properties fo:text-align="justify" fo:line-height="150%" fo:text-indent="0.25in"/>
    </style:style>
    <style:style style:name="P6896" style:parent-style-name="Normalny" style:family="paragraph">
      <style:paragraph-properties fo:text-align="justify" fo:line-height="150%"/>
    </style:style>
    <style:style style:name="T6897" style:parent-style-name="Domyślnaczcionkaakapitu" style:family="text">
      <style:text-properties style:text-underline-type="single" style:text-underline-style="solid" style:text-underline-width="auto" style:text-underline-mode="continuous"/>
    </style:style>
    <style:style style:name="P6898" style:parent-style-name="Normalny" style:family="paragraph">
      <style:paragraph-properties fo:text-align="justify" fo:line-height="150%" fo:text-indent="0.25in"/>
    </style:style>
    <style:style style:name="P6899" style:parent-style-name="Normalny" style:family="paragraph">
      <style:paragraph-properties fo:text-align="justify" fo:line-height="150%"/>
    </style:style>
    <style:style style:name="T6900" style:parent-style-name="Domyślnaczcionkaakapitu" style:family="text">
      <style:text-properties style:text-underline-type="single" style:text-underline-style="solid" style:text-underline-width="auto" style:text-underline-mode="continuous"/>
    </style:style>
    <style:style style:name="P6901" style:parent-style-name="Normalny" style:family="paragraph">
      <style:paragraph-properties fo:text-align="justify" fo:line-height="150%" fo:text-indent="0.25in"/>
    </style:style>
    <style:style style:name="T6902" style:parent-style-name="Domyślnaczcionkaakapitu" style:family="text">
      <style:text-properties fo:background-color="#80FFFF"/>
    </style:style>
    <style:style style:name="T6903" style:parent-style-name="Domyślnaczcionkaakapitu" style:family="text">
      <style:text-properties fo:background-color="#80FFFF"/>
    </style:style>
    <style:style style:name="T6904" style:parent-style-name="Domyślnaczcionkaakapitu" style:family="text">
      <style:text-properties fo:background-color="#80FFFF"/>
    </style:style>
    <style:style style:name="T6905" style:parent-style-name="Domyślnaczcionkaakapitu" style:family="text">
      <style:text-properties fo:background-color="#80FFFF"/>
    </style:style>
    <style:style style:name="P6906" style:parent-style-name="Normalny" style:family="paragraph">
      <style:paragraph-properties fo:text-align="justify" fo:line-height="150%"/>
    </style:style>
    <style:style style:name="T6907" style:parent-style-name="Domyślnaczcionkaakapitu" style:family="text">
      <style:text-properties style:text-underline-type="single" style:text-underline-style="solid" style:text-underline-width="auto" style:text-underline-mode="continuous"/>
    </style:style>
    <style:style style:name="P6908" style:parent-style-name="Normalny" style:family="paragraph">
      <style:paragraph-properties fo:text-align="justify" fo:line-height="150%" fo:text-indent="0.25in"/>
    </style:style>
    <style:style style:name="P6909" style:parent-style-name="Normalny" style:family="paragraph">
      <style:paragraph-properties fo:text-align="justify" fo:line-height="150%"/>
    </style:style>
    <style:style style:name="T6910" style:parent-style-name="Domyślnaczcionkaakapitu" style:family="text">
      <style:text-properties style:text-underline-type="single" style:text-underline-style="solid" style:text-underline-width="auto" style:text-underline-mode="continuous"/>
    </style:style>
    <style:style style:name="T6911" style:parent-style-name="Domyślnaczcionkaakapitu" style:family="text">
      <style:text-properties fo:background-color="#80FFFF" style:text-underline-type="single" style:text-underline-style="solid" style:text-underline-width="auto" style:text-underline-mode="continuous"/>
    </style:style>
    <style:style style:name="T6912" style:parent-style-name="Domyślnaczcionkaakapitu" style:family="text">
      <style:text-properties style:text-underline-type="single" style:text-underline-style="solid" style:text-underline-width="auto" style:text-underline-mode="continuous"/>
    </style:style>
    <style:style style:name="T6913" style:parent-style-name="Domyślnaczcionkaakapitu" style:family="text">
      <style:text-properties style:text-underline-type="single" style:text-underline-style="solid" style:text-underline-width="auto" style:text-underline-mode="continuous"/>
    </style:style>
    <style:style style:name="T6914" style:parent-style-name="Domyślnaczcionkaakapitu" style:family="text">
      <style:text-properties style:text-underline-type="single" style:text-underline-style="solid" style:text-underline-width="auto" style:text-underline-mode="continuous"/>
    </style:style>
    <style:style style:name="T6915" style:parent-style-name="Domyślnaczcionkaakapitu" style:family="text">
      <style:text-properties fo:background-color="#80FFFF" style:text-underline-type="single" style:text-underline-style="solid" style:text-underline-width="auto" style:text-underline-mode="continuous"/>
    </style:style>
    <style:style style:name="P6916" style:parent-style-name="Normalny" style:family="paragraph">
      <style:paragraph-properties fo:text-align="justify" fo:line-height="150%" fo:text-indent="0.25in"/>
    </style:style>
    <style:style style:name="T6917" style:parent-style-name="Domyślnaczcionkaakapitu" style:family="text">
      <style:text-properties fo:background-color="#80FFFF"/>
    </style:style>
    <style:style style:name="P6918" style:parent-style-name="Normalny" style:family="paragraph">
      <style:paragraph-properties fo:text-align="justify" fo:line-height="150%" fo:text-indent="0.25in"/>
    </style:style>
    <style:style style:name="T6919" style:parent-style-name="Domyślnaczcionkaakapitu" style:family="text">
      <style:text-properties fo:background-color="#80FFFF"/>
    </style:style>
    <style:style style:name="T6920" style:parent-style-name="Domyślnaczcionkaakapitu" style:family="text">
      <style:text-properties fo:background-color="#80FFFF"/>
    </style:style>
    <style:style style:name="T6921" style:parent-style-name="Domyślnaczcionkaakapitu" style:family="text">
      <style:text-properties fo:background-color="#80FFFF"/>
    </style:style>
    <style:style style:name="P6922" style:parent-style-name="Normalny" style:family="paragraph">
      <style:paragraph-properties fo:text-align="justify" fo:line-height="150%"/>
    </style:style>
    <style:style style:name="T6923" style:parent-style-name="Domyślnaczcionkaakapitu" style:family="text">
      <style:text-properties style:text-underline-type="single" style:text-underline-style="solid" style:text-underline-width="auto" style:text-underline-mode="continuous"/>
    </style:style>
    <style:style style:name="P6924" style:parent-style-name="Normalny" style:family="paragraph">
      <style:paragraph-properties fo:text-align="justify" fo:line-height="150%" fo:text-indent="0.25in"/>
    </style:style>
    <style:style style:name="P6925" style:parent-style-name="Normalny" style:family="paragraph">
      <style:paragraph-properties fo:text-align="justify" fo:line-height="150%"/>
    </style:style>
    <style:style style:name="T6926" style:parent-style-name="Domyślnaczcionkaakapitu" style:family="text">
      <style:text-properties style:text-underline-type="single" style:text-underline-style="solid" style:text-underline-width="auto" style:text-underline-mode="continuous"/>
    </style:style>
    <style:style style:name="P6927" style:parent-style-name="Normalny" style:family="paragraph">
      <style:paragraph-properties fo:text-align="justify" fo:line-height="150%" fo:text-indent="0.25in"/>
    </style:style>
    <style:style style:name="T6928" style:parent-style-name="Domyślnaczcionkaakapitu" style:family="text">
      <style:text-properties fo:background-color="#80FFFF"/>
    </style:style>
    <style:style style:name="T6929" style:parent-style-name="Domyślnaczcionkaakapitu" style:family="text">
      <style:text-properties fo:background-color="#80FFFF"/>
    </style:style>
    <style:style style:name="P6930" style:parent-style-name="Normalny" style:family="paragraph">
      <style:paragraph-properties fo:text-align="justify" fo:line-height="150%"/>
    </style:style>
    <style:style style:name="T6931" style:parent-style-name="Domyślnaczcionkaakapitu" style:family="text">
      <style:text-properties style:text-underline-type="single" style:text-underline-style="solid" style:text-underline-width="auto" style:text-underline-mode="continuous"/>
    </style:style>
    <style:style style:name="P6932" style:parent-style-name="Normalny" style:family="paragraph">
      <style:paragraph-properties fo:text-align="justify" fo:line-height="150%" fo:text-indent="0.25in"/>
    </style:style>
    <style:style style:name="P6933" style:parent-style-name="Normalny" style:family="paragraph">
      <style:paragraph-properties fo:text-align="justify" fo:line-height="150%"/>
    </style:style>
    <style:style style:name="T6934" style:parent-style-name="Domyślnaczcionkaakapitu" style:family="text">
      <style:text-properties style:text-underline-type="single" style:text-underline-style="solid" style:text-underline-width="auto" style:text-underline-mode="continuous"/>
    </style:style>
    <style:style style:name="P6935" style:parent-style-name="Normalny" style:family="paragraph">
      <style:paragraph-properties fo:text-align="justify" fo:line-height="150%" fo:text-indent="0.25in"/>
    </style:style>
    <style:style style:name="T6936" style:parent-style-name="Domyślnaczcionkaakapitu" style:family="text">
      <style:text-properties fo:background-color="#80FFFF"/>
    </style:style>
    <style:style style:name="P6937" style:parent-style-name="Normalny" style:family="paragraph">
      <style:paragraph-properties fo:text-align="justify" fo:line-height="150%"/>
    </style:style>
    <style:style style:name="T6938" style:parent-style-name="Domyślnaczcionkaakapitu" style:family="text">
      <style:text-properties style:text-underline-type="single" style:text-underline-style="solid" style:text-underline-width="auto" style:text-underline-mode="continuous"/>
    </style:style>
    <style:style style:name="P6939" style:parent-style-name="Normalny" style:family="paragraph">
      <style:paragraph-properties fo:text-align="justify" fo:line-height="150%" fo:text-indent="0.25in"/>
    </style:style>
    <style:style style:name="T6940" style:parent-style-name="Domyślnaczcionkaakapitu" style:family="text">
      <style:text-properties fo:background-color="#80FFFF"/>
    </style:style>
    <style:style style:name="P6941" style:parent-style-name="Normalny" style:family="paragraph">
      <style:paragraph-properties fo:text-align="justify" fo:line-height="150%"/>
    </style:style>
    <style:style style:name="T6942" style:parent-style-name="Domyślnaczcionkaakapitu" style:family="text">
      <style:text-properties style:text-underline-type="single" style:text-underline-style="solid" style:text-underline-width="auto" style:text-underline-mode="continuous"/>
    </style:style>
    <style:style style:name="P6943" style:parent-style-name="Normalny" style:family="paragraph">
      <style:paragraph-properties fo:text-align="justify" fo:line-height="150%" fo:text-indent="0.25in"/>
    </style:style>
    <style:style style:name="T6944" style:parent-style-name="Domyślnaczcionkaakapitu" style:family="text">
      <style:text-properties fo:background-color="#80FFFF"/>
    </style:style>
    <style:style style:name="P6945" style:parent-style-name="Normalny" style:family="paragraph">
      <style:paragraph-properties fo:text-align="justify" fo:line-height="150%"/>
    </style:style>
    <style:style style:name="T6946" style:parent-style-name="Domyślnaczcionkaakapitu" style:family="text">
      <style:text-properties style:text-underline-type="single" style:text-underline-style="solid" style:text-underline-width="auto" style:text-underline-mode="continuous"/>
    </style:style>
    <style:style style:name="P6947" style:parent-style-name="Normalny" style:family="paragraph">
      <style:paragraph-properties fo:text-align="justify" fo:line-height="150%" fo:text-indent="0.25in"/>
    </style:style>
    <style:style style:name="T6948" style:parent-style-name="Domyślnaczcionkaakapitu" style:family="text">
      <style:text-properties fo:background-color="#80FFFF"/>
    </style:style>
    <style:style style:name="P6949" style:parent-style-name="Normalny" style:family="paragraph">
      <style:paragraph-properties fo:text-align="justify" fo:line-height="150%"/>
    </style:style>
    <style:style style:name="T6950" style:parent-style-name="Domyślnaczcionkaakapitu" style:family="text">
      <style:text-properties style:text-underline-type="single" style:text-underline-style="solid" style:text-underline-width="auto" style:text-underline-mode="continuous"/>
    </style:style>
    <style:style style:name="P6951" style:parent-style-name="Normalny" style:family="paragraph">
      <style:paragraph-properties fo:text-align="justify" fo:line-height="150%" fo:text-indent="0.25in"/>
    </style:style>
    <style:style style:name="T6952" style:parent-style-name="Domyślnaczcionkaakapitu" style:family="text">
      <style:text-properties fo:background-color="#80FFFF"/>
    </style:style>
    <style:style style:name="T6953" style:parent-style-name="Domyślnaczcionkaakapitu" style:family="text">
      <style:text-properties fo:background-color="#80FFFF"/>
    </style:style>
    <style:style style:name="T6954" style:parent-style-name="Domyślnaczcionkaakapitu" style:family="text">
      <style:text-properties fo:background-color="#80FFFF"/>
    </style:style>
    <style:style style:name="P6955" style:parent-style-name="Normalny" style:family="paragraph">
      <style:paragraph-properties fo:text-align="justify" fo:line-height="150%"/>
    </style:style>
    <style:style style:name="T6956" style:parent-style-name="Domyślnaczcionkaakapitu" style:family="text">
      <style:text-properties style:text-underline-type="single" style:text-underline-style="solid" style:text-underline-width="auto" style:text-underline-mode="continuous"/>
    </style:style>
    <style:style style:name="P6957" style:parent-style-name="Normalny" style:family="paragraph">
      <style:paragraph-properties fo:text-align="justify" fo:line-height="150%" fo:text-indent="0.25in"/>
    </style:style>
    <style:style style:name="T6958" style:parent-style-name="Domyślnaczcionkaakapitu" style:family="text">
      <style:text-properties fo:background-color="#80FFFF"/>
    </style:style>
    <style:style style:name="P6959" style:parent-style-name="Normalny" style:family="paragraph">
      <style:paragraph-properties fo:text-align="justify" fo:line-height="150%"/>
    </style:style>
    <style:style style:name="T6960" style:parent-style-name="Domyślnaczcionkaakapitu" style:family="text">
      <style:text-properties style:text-underline-type="single" style:text-underline-style="solid" style:text-underline-width="auto" style:text-underline-mode="continuous"/>
    </style:style>
    <style:style style:name="P6961" style:parent-style-name="Normalny" style:family="paragraph">
      <style:paragraph-properties fo:text-align="justify" fo:line-height="150%" fo:text-indent="0.25in"/>
    </style:style>
    <style:style style:name="T6962" style:parent-style-name="Domyślnaczcionkaakapitu" style:family="text">
      <style:text-properties fo:background-color="#80FFFF"/>
    </style:style>
    <style:style style:name="T6963" style:parent-style-name="Domyślnaczcionkaakapitu" style:family="text">
      <style:text-properties fo:background-color="#80FFFF"/>
    </style:style>
    <style:style style:name="P6964" style:parent-style-name="Normalny" style:family="paragraph">
      <style:paragraph-properties fo:text-align="justify" fo:line-height="150%"/>
    </style:style>
    <style:style style:name="T6965" style:parent-style-name="Domyślnaczcionkaakapitu" style:family="text">
      <style:text-properties style:text-underline-type="single" style:text-underline-style="solid" style:text-underline-width="auto" style:text-underline-mode="continuous"/>
    </style:style>
    <style:style style:name="P6966" style:parent-style-name="Normalny" style:family="paragraph">
      <style:paragraph-properties fo:text-align="justify" fo:line-height="150%" fo:text-indent="0.25in"/>
    </style:style>
    <style:style style:name="P6967" style:parent-style-name="Normalny" style:family="paragraph">
      <style:paragraph-properties fo:text-align="justify" fo:line-height="150%"/>
    </style:style>
    <style:style style:name="T6968" style:parent-style-name="Domyślnaczcionkaakapitu" style:family="text">
      <style:text-properties style:text-underline-type="single" style:text-underline-style="solid" style:text-underline-width="auto" style:text-underline-mode="continuous"/>
    </style:style>
    <style:style style:name="P6969" style:parent-style-name="Normalny" style:family="paragraph">
      <style:paragraph-properties fo:text-align="justify" fo:line-height="150%" fo:text-indent="0.25in"/>
    </style:style>
    <style:style style:name="P6970" style:parent-style-name="Normalny" style:family="paragraph">
      <style:paragraph-properties fo:text-align="justify" fo:line-height="150%"/>
    </style:style>
    <style:style style:name="T6971" style:parent-style-name="Domyślnaczcionkaakapitu" style:family="text">
      <style:text-properties style:text-underline-type="single" style:text-underline-style="solid" style:text-underline-width="auto" style:text-underline-mode="continuous"/>
    </style:style>
    <style:style style:name="P6972" style:parent-style-name="Normalny" style:family="paragraph">
      <style:paragraph-properties fo:text-align="justify" fo:line-height="150%" fo:text-indent="0.25in"/>
    </style:style>
    <style:style style:name="P6973" style:parent-style-name="Normalny" style:family="paragraph">
      <style:paragraph-properties fo:text-align="justify" fo:line-height="150%"/>
    </style:style>
    <style:style style:name="T6974" style:parent-style-name="Domyślnaczcionkaakapitu" style:family="text">
      <style:text-properties style:text-underline-type="single" style:text-underline-style="solid" style:text-underline-width="auto" style:text-underline-mode="continuous"/>
    </style:style>
    <style:style style:name="P6975" style:parent-style-name="Normalny" style:family="paragraph">
      <style:paragraph-properties fo:text-align="justify" fo:line-height="150%" fo:text-indent="0.25in"/>
    </style:style>
    <style:style style:name="P6976" style:parent-style-name="Normalny" style:family="paragraph">
      <style:paragraph-properties fo:text-align="justify" fo:line-height="150%"/>
    </style:style>
    <style:style style:name="T6977" style:parent-style-name="Domyślnaczcionkaakapitu" style:family="text">
      <style:text-properties style:text-underline-type="single" style:text-underline-style="solid" style:text-underline-width="auto" style:text-underline-mode="continuous"/>
    </style:style>
    <style:style style:name="P6978" style:parent-style-name="Normalny" style:family="paragraph">
      <style:paragraph-properties fo:text-align="justify" fo:line-height="150%" fo:text-indent="0.25in"/>
    </style:style>
    <style:style style:name="T6979" style:parent-style-name="Domyślnaczcionkaakapitu" style:family="text">
      <style:text-properties fo:background-color="#80FFFF"/>
    </style:style>
    <style:style style:name="P6980" style:parent-style-name="Normalny" style:family="paragraph">
      <style:paragraph-properties fo:text-align="justify" fo:line-height="150%"/>
    </style:style>
    <style:style style:name="T6981" style:parent-style-name="Domyślnaczcionkaakapitu" style:family="text">
      <style:text-properties style:text-underline-type="single" style:text-underline-style="solid" style:text-underline-width="auto" style:text-underline-mode="continuous"/>
    </style:style>
    <style:style style:name="P6982" style:parent-style-name="Normalny" style:family="paragraph">
      <style:paragraph-properties fo:text-align="justify" fo:line-height="150%" fo:text-indent="0.25in"/>
    </style:style>
    <style:style style:name="T6983" style:parent-style-name="Domyślnaczcionkaakapitu" style:family="text">
      <style:text-properties fo:background-color="#80FFFF"/>
    </style:style>
    <style:style style:name="T6984" style:parent-style-name="Domyślnaczcionkaakapitu" style:family="text">
      <style:text-properties fo:background-color="#80FFFF"/>
    </style:style>
    <style:style style:name="P6985" style:parent-style-name="Normalny" style:family="paragraph">
      <style:paragraph-properties fo:text-align="justify" fo:line-height="150%"/>
    </style:style>
    <style:style style:name="T6986" style:parent-style-name="Domyślnaczcionkaakapitu" style:family="text">
      <style:text-properties style:text-underline-type="single" style:text-underline-style="solid" style:text-underline-width="auto" style:text-underline-mode="continuous"/>
    </style:style>
    <style:style style:name="P6987" style:parent-style-name="Normalny" style:family="paragraph">
      <style:paragraph-properties fo:text-align="justify" fo:line-height="150%" fo:text-indent="0.25in"/>
    </style:style>
    <style:style style:name="P6988" style:parent-style-name="Normalny" style:family="paragraph">
      <style:paragraph-properties fo:text-align="justify" fo:line-height="150%"/>
    </style:style>
    <style:style style:name="T6989" style:parent-style-name="Domyślnaczcionkaakapitu" style:family="text">
      <style:text-properties style:text-underline-type="single" style:text-underline-style="solid" style:text-underline-width="auto" style:text-underline-mode="continuous"/>
    </style:style>
    <style:style style:name="P6990" style:parent-style-name="Normalny" style:family="paragraph">
      <style:paragraph-properties fo:text-align="justify" fo:line-height="150%" fo:text-indent="0.25in"/>
    </style:style>
    <style:style style:name="T6991" style:parent-style-name="Domyślnaczcionkaakapitu" style:family="text">
      <style:text-properties fo:background-color="#80FFFF"/>
    </style:style>
    <style:style style:name="P6992" style:parent-style-name="Normalny" style:family="paragraph">
      <style:paragraph-properties fo:text-align="justify" fo:line-height="150%"/>
    </style:style>
    <style:style style:name="T6993" style:parent-style-name="Domyślnaczcionkaakapitu" style:family="text">
      <style:text-properties style:text-underline-type="single" style:text-underline-style="solid" style:text-underline-width="auto" style:text-underline-mode="continuous"/>
    </style:style>
    <style:style style:name="P6994" style:parent-style-name="Normalny" style:family="paragraph">
      <style:paragraph-properties fo:text-align="justify" fo:line-height="150%" fo:text-indent="0.25in"/>
    </style:style>
    <style:style style:name="T6995" style:parent-style-name="Domyślnaczcionkaakapitu" style:family="text">
      <style:text-properties fo:background-color="#80FFFF"/>
    </style:style>
    <style:style style:name="P6996" style:parent-style-name="Normalny" style:family="paragraph">
      <style:paragraph-properties fo:text-align="justify" fo:line-height="150%"/>
    </style:style>
    <style:style style:name="T6997" style:parent-style-name="Domyślnaczcionkaakapitu" style:family="text">
      <style:text-properties style:text-underline-type="single" style:text-underline-style="solid" style:text-underline-width="auto" style:text-underline-mode="continuous"/>
    </style:style>
    <style:style style:name="P6998" style:parent-style-name="Normalny" style:family="paragraph">
      <style:paragraph-properties fo:text-align="justify" fo:line-height="150%" fo:text-indent="0.25in"/>
    </style:style>
    <style:style style:name="P6999" style:parent-style-name="Normalny" style:family="paragraph">
      <style:paragraph-properties fo:text-align="justify" fo:line-height="150%"/>
    </style:style>
    <style:style style:name="T7000" style:parent-style-name="Domyślnaczcionkaakapitu" style:family="text">
      <style:text-properties style:text-underline-type="single" style:text-underline-style="solid" style:text-underline-width="auto" style:text-underline-mode="continuous"/>
    </style:style>
    <style:style style:name="P7001" style:parent-style-name="Normalny" style:family="paragraph">
      <style:paragraph-properties fo:text-align="justify" fo:line-height="150%" fo:text-indent="0.25in"/>
    </style:style>
    <style:style style:name="T7002" style:parent-style-name="Domyślnaczcionkaakapitu" style:family="text">
      <style:text-properties fo:background-color="#80FFFF"/>
    </style:style>
    <style:style style:name="T7003" style:parent-style-name="Domyślnaczcionkaakapitu" style:family="text">
      <style:text-properties fo:background-color="#80FFFF"/>
    </style:style>
    <style:style style:name="T7004" style:parent-style-name="Domyślnaczcionkaakapitu" style:family="text">
      <style:text-properties fo:background-color="#80FFFF"/>
    </style:style>
    <style:style style:name="P7005" style:parent-style-name="Normalny" style:family="paragraph">
      <style:paragraph-properties fo:text-align="justify" fo:line-height="150%"/>
    </style:style>
    <style:style style:name="T7006" style:parent-style-name="Domyślnaczcionkaakapitu" style:family="text">
      <style:text-properties style:text-underline-type="single" style:text-underline-style="solid" style:text-underline-width="auto" style:text-underline-mode="continuous"/>
    </style:style>
    <style:style style:name="P7007" style:parent-style-name="Normalny" style:family="paragraph">
      <style:paragraph-properties fo:text-align="justify" fo:line-height="150%" fo:text-indent="0.2479in"/>
    </style:style>
    <style:style style:name="P7008" style:parent-style-name="Normalny" style:family="paragraph">
      <style:paragraph-properties fo:text-align="justify" fo:line-height="150%"/>
    </style:style>
    <style:style style:name="T7009" style:parent-style-name="Domyślnaczcionkaakapitu" style:family="text">
      <style:text-properties style:text-underline-type="single" style:text-underline-style="solid" style:text-underline-width="auto" style:text-underline-mode="continuous"/>
    </style:style>
    <style:style style:name="P7010" style:parent-style-name="Normalny" style:family="paragraph">
      <style:paragraph-properties fo:text-align="justify" fo:line-height="150%" fo:text-indent="0.25in"/>
    </style:style>
    <style:style style:name="T7011" style:parent-style-name="Domyślnaczcionkaakapitu" style:family="text">
      <style:text-properties fo:background-color="#80FFFF"/>
    </style:style>
    <style:style style:name="T7012" style:parent-style-name="Domyślnaczcionkaakapitu" style:family="text">
      <style:text-properties fo:background-color="#80FFFF"/>
    </style:style>
    <style:style style:name="T7013" style:parent-style-name="Domyślnaczcionkaakapitu" style:family="text">
      <style:text-properties fo:background-color="#80FFFF"/>
    </style:style>
    <style:style style:name="T7014" style:parent-style-name="Domyślnaczcionkaakapitu" style:family="text">
      <style:text-properties fo:background-color="#80FFFF"/>
    </style:style>
    <style:style style:name="T7015" style:parent-style-name="Domyślnaczcionkaakapitu" style:family="text">
      <style:text-properties fo:background-color="#80FFFF"/>
    </style:style>
    <style:style style:name="T7016" style:parent-style-name="Domyślnaczcionkaakapitu" style:family="text">
      <style:text-properties fo:background-color="#80FFFF"/>
    </style:style>
    <style:style style:name="T7017" style:parent-style-name="Domyślnaczcionkaakapitu" style:family="text">
      <style:text-properties fo:background-color="#80FFFF"/>
    </style:style>
    <style:style style:name="P7018" style:parent-style-name="Normalny" style:family="paragraph">
      <style:paragraph-properties fo:text-align="justify" fo:line-height="150%"/>
    </style:style>
    <style:style style:name="T7019" style:parent-style-name="Domyślnaczcionkaakapitu" style:family="text">
      <style:text-properties style:text-underline-type="single" style:text-underline-style="solid" style:text-underline-width="auto" style:text-underline-mode="continuous"/>
    </style:style>
    <style:style style:name="P7020" style:parent-style-name="Normalny" style:family="paragraph">
      <style:paragraph-properties fo:text-align="justify" fo:line-height="150%" fo:text-indent="0.25in"/>
    </style:style>
    <style:style style:name="T7021" style:parent-style-name="Domyślnaczcionkaakapitu" style:family="text">
      <style:text-properties fo:background-color="#80FFFF"/>
    </style:style>
    <style:style style:name="P7022" style:parent-style-name="Normalny" style:family="paragraph">
      <style:paragraph-properties fo:text-align="justify" fo:line-height="150%"/>
    </style:style>
    <style:style style:name="T7023" style:parent-style-name="Domyślnaczcionkaakapitu" style:family="text">
      <style:text-properties style:text-underline-type="single" style:text-underline-style="solid" style:text-underline-width="auto" style:text-underline-mode="continuous"/>
    </style:style>
    <style:style style:name="P7024" style:parent-style-name="Normalny" style:family="paragraph">
      <style:paragraph-properties fo:text-align="justify" fo:line-height="150%" fo:text-indent="0.25in"/>
    </style:style>
    <style:style style:name="P7025" style:parent-style-name="Normalny" style:family="paragraph">
      <style:paragraph-properties fo:text-align="justify" fo:line-height="150%"/>
    </style:style>
    <style:style style:name="T7026" style:parent-style-name="Domyślnaczcionkaakapitu" style:family="text">
      <style:text-properties style:text-underline-type="single" style:text-underline-style="solid" style:text-underline-width="auto" style:text-underline-mode="continuous"/>
    </style:style>
    <style:style style:name="T7027" style:parent-style-name="Domyślnaczcionkaakapitu" style:family="text">
      <style:text-properties fo:background-color="#80FFFF" style:text-underline-type="single" style:text-underline-style="solid" style:text-underline-width="auto" style:text-underline-mode="continuous"/>
    </style:style>
    <style:style style:name="T7028" style:parent-style-name="Domyślnaczcionkaakapitu" style:family="text">
      <style:text-properties style:text-underline-type="single" style:text-underline-style="solid" style:text-underline-width="auto" style:text-underline-mode="continuous"/>
    </style:style>
    <style:style style:name="P7029" style:parent-style-name="Normalny" style:family="paragraph">
      <style:paragraph-properties fo:text-align="justify" fo:line-height="150%" fo:text-indent="0.25in"/>
    </style:style>
    <style:style style:name="P7030" style:parent-style-name="Normalny" style:family="paragraph">
      <style:paragraph-properties fo:text-align="justify" fo:line-height="150%"/>
    </style:style>
    <style:style style:name="T7031" style:parent-style-name="Domyślnaczcionkaakapitu" style:family="text">
      <style:text-properties style:text-underline-type="single" style:text-underline-style="solid" style:text-underline-width="auto" style:text-underline-mode="continuous"/>
    </style:style>
    <style:style style:name="T7032" style:parent-style-name="Domyślnaczcionkaakapitu" style:family="text">
      <style:text-properties fo:background-color="#80FFFF" style:text-underline-type="single" style:text-underline-style="solid" style:text-underline-width="auto" style:text-underline-mode="continuous"/>
    </style:style>
    <style:style style:name="T7033" style:parent-style-name="Domyślnaczcionkaakapitu" style:family="text">
      <style:text-properties style:text-underline-type="single" style:text-underline-style="solid" style:text-underline-width="auto" style:text-underline-mode="continuous"/>
    </style:style>
    <style:style style:name="T7034" style:parent-style-name="Domyślnaczcionkaakapitu" style:family="text">
      <style:text-properties fo:background-color="#80FFFF" style:text-underline-type="single" style:text-underline-style="solid" style:text-underline-width="auto" style:text-underline-mode="continuous"/>
    </style:style>
    <style:style style:name="T7035" style:parent-style-name="Domyślnaczcionkaakapitu" style:family="text">
      <style:text-properties style:text-underline-type="single" style:text-underline-style="solid" style:text-underline-width="auto" style:text-underline-mode="continuous"/>
    </style:style>
    <style:style style:name="P7036" style:parent-style-name="Normalny" style:family="paragraph">
      <style:paragraph-properties fo:text-align="justify" fo:line-height="150%" fo:text-indent="0.25in"/>
    </style:style>
    <style:style style:name="T7037" style:parent-style-name="Domyślnaczcionkaakapitu" style:family="text">
      <style:text-properties fo:background-color="#80FFFF"/>
    </style:style>
    <style:style style:name="P7038" style:parent-style-name="Normalny" style:family="paragraph">
      <style:paragraph-properties fo:text-align="justify" fo:line-height="150%" fo:text-indent="0.25in"/>
    </style:style>
    <style:style style:name="T7039" style:parent-style-name="Domyślnaczcionkaakapitu" style:family="text">
      <style:text-properties fo:background-color="#80FFFF"/>
    </style:style>
    <style:style style:name="T7040" style:parent-style-name="Domyślnaczcionkaakapitu" style:family="text">
      <style:text-properties fo:background-color="#80FFFF"/>
    </style:style>
    <style:style style:name="T7041" style:parent-style-name="Domyślnaczcionkaakapitu" style:family="text">
      <style:text-properties fo:background-color="#80FFFF"/>
    </style:style>
    <style:style style:name="T7042" style:parent-style-name="Domyślnaczcionkaakapitu" style:family="text">
      <style:text-properties fo:background-color="#80FFFF"/>
    </style:style>
    <style:style style:name="T7043" style:parent-style-name="Domyślnaczcionkaakapitu" style:family="text">
      <style:text-properties fo:background-color="#80FFFF"/>
    </style:style>
    <style:style style:name="T7044" style:parent-style-name="Domyślnaczcionkaakapitu" style:family="text">
      <style:text-properties fo:background-color="#80FFFF"/>
    </style:style>
    <style:style style:name="T7045" style:parent-style-name="Domyślnaczcionkaakapitu" style:family="text">
      <style:text-properties fo:background-color="#80FFFF"/>
    </style:style>
    <style:style style:name="P7046" style:parent-style-name="Normalny" style:family="paragraph">
      <style:paragraph-properties fo:text-align="justify" fo:line-height="150%"/>
    </style:style>
    <style:style style:name="T7047" style:parent-style-name="Domyślnaczcionkaakapitu" style:family="text">
      <style:text-properties style:text-underline-type="single" style:text-underline-style="solid" style:text-underline-width="auto" style:text-underline-mode="continuous"/>
    </style:style>
    <style:style style:name="P7048" style:parent-style-name="Normalny" style:family="paragraph">
      <style:paragraph-properties fo:text-align="justify" fo:line-height="150%" fo:text-indent="0.25in"/>
    </style:style>
    <style:style style:name="T7049" style:parent-style-name="Domyślnaczcionkaakapitu" style:family="text">
      <style:text-properties fo:background-color="#80FFFF"/>
    </style:style>
    <style:style style:name="T7050" style:parent-style-name="Domyślnaczcionkaakapitu" style:family="text">
      <style:text-properties fo:background-color="#80FFFF"/>
    </style:style>
    <style:style style:name="T7051" style:parent-style-name="Domyślnaczcionkaakapitu" style:family="text">
      <style:text-properties fo:background-color="#80FFFF"/>
    </style:style>
    <style:style style:name="T7052" style:parent-style-name="Domyślnaczcionkaakapitu" style:family="text">
      <style:text-properties fo:background-color="#80FFFF"/>
    </style:style>
    <style:style style:name="P7053" style:parent-style-name="Normalny" style:family="paragraph">
      <style:paragraph-properties fo:text-align="justify" fo:line-height="150%"/>
    </style:style>
    <style:style style:name="T7054" style:parent-style-name="Domyślnaczcionkaakapitu" style:family="text">
      <style:text-properties style:text-underline-type="single" style:text-underline-style="solid" style:text-underline-width="auto" style:text-underline-mode="continuous"/>
    </style:style>
    <style:style style:name="P7055" style:parent-style-name="Normalny" style:family="paragraph">
      <style:paragraph-properties fo:text-align="justify" fo:line-height="150%" fo:text-indent="0.25in"/>
    </style:style>
    <style:style style:name="T7056" style:parent-style-name="Domyślnaczcionkaakapitu" style:family="text">
      <style:text-properties fo:background-color="#80FFFF"/>
    </style:style>
    <style:style style:name="P7057" style:parent-style-name="Normalny" style:family="paragraph">
      <style:paragraph-properties fo:text-align="justify" fo:line-height="150%"/>
    </style:style>
    <style:style style:name="T7058" style:parent-style-name="Domyślnaczcionkaakapitu" style:family="text">
      <style:text-properties style:text-underline-type="single" style:text-underline-style="solid" style:text-underline-width="auto" style:text-underline-mode="continuous"/>
    </style:style>
    <style:style style:name="P7059" style:parent-style-name="Normalny" style:family="paragraph">
      <style:paragraph-properties fo:text-align="justify" fo:line-height="150%" fo:text-indent="0.25in"/>
    </style:style>
    <style:style style:name="T7060" style:parent-style-name="Domyślnaczcionkaakapitu" style:family="text">
      <style:text-properties fo:background-color="#80FFFF"/>
    </style:style>
    <style:style style:name="P7061" style:parent-style-name="Normalny" style:family="paragraph">
      <style:paragraph-properties fo:text-align="justify" fo:line-height="150%"/>
    </style:style>
    <style:style style:name="T7062" style:parent-style-name="Domyślnaczcionkaakapitu" style:family="text">
      <style:text-properties style:text-underline-type="single" style:text-underline-style="solid" style:text-underline-width="auto" style:text-underline-mode="continuous"/>
    </style:style>
    <style:style style:name="P7063" style:parent-style-name="Normalny" style:family="paragraph">
      <style:paragraph-properties fo:text-align="justify" fo:line-height="150%" fo:text-indent="0.25in"/>
    </style:style>
    <style:style style:name="P7064" style:parent-style-name="Normalny" style:family="paragraph">
      <style:paragraph-properties fo:text-align="justify" fo:line-height="150%"/>
    </style:style>
    <style:style style:name="T7065" style:parent-style-name="Domyślnaczcionkaakapitu" style:family="text">
      <style:text-properties style:text-underline-type="single" style:text-underline-style="solid" style:text-underline-width="auto" style:text-underline-mode="continuous"/>
    </style:style>
    <style:style style:name="T7066" style:parent-style-name="Domyślnaczcionkaakapitu" style:family="text">
      <style:text-properties fo:background-color="#80FFFF" style:text-underline-type="single" style:text-underline-style="solid" style:text-underline-width="auto" style:text-underline-mode="continuous"/>
    </style:style>
    <style:style style:name="T7067" style:parent-style-name="Domyślnaczcionkaakapitu" style:family="text">
      <style:text-properties style:text-underline-type="single" style:text-underline-style="solid" style:text-underline-width="auto" style:text-underline-mode="continuous"/>
    </style:style>
    <style:style style:name="T7068" style:parent-style-name="Domyślnaczcionkaakapitu" style:family="text">
      <style:text-properties fo:background-color="#80FFFF" style:text-underline-type="single" style:text-underline-style="solid" style:text-underline-width="auto" style:text-underline-mode="continuous"/>
    </style:style>
    <style:style style:name="P7069" style:parent-style-name="Normalny" style:family="paragraph">
      <style:paragraph-properties fo:text-align="justify" fo:line-height="150%" fo:text-indent="0.25in"/>
    </style:style>
    <style:style style:name="T7070" style:parent-style-name="Domyślnaczcionkaakapitu" style:family="text">
      <style:text-properties fo:background-color="#80FFFF"/>
    </style:style>
    <style:style style:name="P7071" style:parent-style-name="Normalny" style:family="paragraph">
      <style:paragraph-properties fo:text-align="justify" fo:line-height="150%"/>
    </style:style>
    <style:style style:name="T7072" style:parent-style-name="Domyślnaczcionkaakapitu" style:family="text">
      <style:text-properties style:text-underline-type="single" style:text-underline-style="solid" style:text-underline-width="auto" style:text-underline-mode="continuous"/>
    </style:style>
    <style:style style:name="P7073" style:parent-style-name="Normalny" style:family="paragraph">
      <style:paragraph-properties fo:text-align="justify" fo:line-height="150%" fo:text-indent="0.25in"/>
    </style:style>
    <style:style style:name="T7074" style:parent-style-name="Domyślnaczcionkaakapitu" style:family="text">
      <style:text-properties fo:background-color="#80FFFF"/>
    </style:style>
    <style:style style:name="T7075" style:parent-style-name="Domyślnaczcionkaakapitu" style:family="text">
      <style:text-properties fo:background-color="#80FFFF"/>
    </style:style>
    <style:style style:name="P7076" style:parent-style-name="Normalny" style:family="paragraph">
      <style:paragraph-properties fo:text-align="justify" fo:line-height="150%"/>
    </style:style>
    <style:style style:name="T7077" style:parent-style-name="Domyślnaczcionkaakapitu" style:family="text">
      <style:text-properties style:text-underline-type="single" style:text-underline-style="solid" style:text-underline-width="auto" style:text-underline-mode="continuous"/>
    </style:style>
    <style:style style:name="P7078" style:parent-style-name="Normalny" style:family="paragraph">
      <style:paragraph-properties fo:text-align="justify" fo:line-height="150%" fo:text-indent="0.25in"/>
    </style:style>
    <style:style style:name="T7079" style:parent-style-name="Domyślnaczcionkaakapitu" style:family="text">
      <style:text-properties fo:background-color="#80FFFF"/>
    </style:style>
    <style:style style:name="P7080" style:parent-style-name="Normalny" style:family="paragraph">
      <style:paragraph-properties fo:text-align="justify" fo:line-height="150%"/>
    </style:style>
    <style:style style:name="P7081" style:parent-style-name="Normalny" style:family="paragraph">
      <style:paragraph-properties fo:text-align="justify" fo:line-height="150%"/>
    </style:style>
    <style:style style:name="T7082" style:parent-style-name="Domyślnaczcionkaakapitu" style:family="text">
      <style:text-properties style:text-underline-type="single" style:text-underline-style="solid" style:text-underline-width="auto" style:text-underline-mode="continuous"/>
    </style:style>
    <style:style style:name="P7083" style:parent-style-name="Normalny" style:family="paragraph">
      <style:paragraph-properties fo:text-align="justify" fo:line-height="150%" fo:text-indent="0.25in"/>
    </style:style>
    <style:style style:name="P7084" style:parent-style-name="Normalny" style:family="paragraph">
      <style:paragraph-properties fo:text-align="justify" fo:line-height="150%"/>
    </style:style>
    <style:style style:name="T7085" style:parent-style-name="Domyślnaczcionkaakapitu" style:family="text">
      <style:text-properties style:text-underline-type="single" style:text-underline-style="solid" style:text-underline-width="auto" style:text-underline-mode="continuous"/>
    </style:style>
    <style:style style:name="T7086" style:parent-style-name="Domyślnaczcionkaakapitu" style:family="text">
      <style:text-properties fo:background-color="#80FFFF" style:text-underline-type="single" style:text-underline-style="solid" style:text-underline-width="auto" style:text-underline-mode="continuous"/>
    </style:style>
    <style:style style:name="T7087" style:parent-style-name="Domyślnaczcionkaakapitu" style:family="text">
      <style:text-properties style:text-underline-type="single" style:text-underline-style="solid" style:text-underline-width="auto" style:text-underline-mode="continuous"/>
    </style:style>
    <style:style style:name="T7088" style:parent-style-name="Domyślnaczcionkaakapitu" style:family="text">
      <style:text-properties fo:background-color="#80FFFF" style:text-underline-type="single" style:text-underline-style="solid" style:text-underline-width="auto" style:text-underline-mode="continuous"/>
    </style:style>
    <style:style style:name="T7089" style:parent-style-name="Domyślnaczcionkaakapitu" style:family="text">
      <style:text-properties style:text-underline-type="single" style:text-underline-style="solid" style:text-underline-width="auto" style:text-underline-mode="continuous"/>
    </style:style>
    <style:style style:name="T7090" style:parent-style-name="Domyślnaczcionkaakapitu" style:family="text">
      <style:text-properties fo:background-color="#80FFFF" style:text-underline-type="single" style:text-underline-style="solid" style:text-underline-width="auto" style:text-underline-mode="continuous"/>
    </style:style>
    <style:style style:name="T7091" style:parent-style-name="Domyślnaczcionkaakapitu" style:family="text">
      <style:text-properties style:text-underline-type="single" style:text-underline-style="solid" style:text-underline-width="auto" style:text-underline-mode="continuous"/>
    </style:style>
    <style:style style:name="P7092" style:parent-style-name="Normalny" style:family="paragraph">
      <style:paragraph-properties fo:text-align="justify" fo:line-height="150%" fo:text-indent="0.25in"/>
    </style:style>
    <style:style style:name="P7093" style:parent-style-name="Normalny" style:family="paragraph">
      <style:paragraph-properties fo:text-align="justify" fo:line-height="150%"/>
    </style:style>
    <style:style style:name="T7094" style:parent-style-name="Domyślnaczcionkaakapitu" style:family="text">
      <style:text-properties fo:background-color="#80FFFF" style:text-underline-type="single" style:text-underline-style="solid" style:text-underline-width="auto" style:text-underline-mode="continuous"/>
    </style:style>
    <style:style style:name="T7095" style:parent-style-name="Domyślnaczcionkaakapitu" style:family="text">
      <style:text-properties style:text-underline-type="single" style:text-underline-style="solid" style:text-underline-width="auto" style:text-underline-mode="continuous"/>
    </style:style>
    <style:style style:name="T7096" style:parent-style-name="Domyślnaczcionkaakapitu" style:family="text">
      <style:text-properties fo:background-color="#80FFFF" style:text-underline-type="single" style:text-underline-style="solid" style:text-underline-width="auto" style:text-underline-mode="continuous"/>
    </style:style>
    <style:style style:name="T7097" style:parent-style-name="Domyślnaczcionkaakapitu" style:family="text">
      <style:text-properties style:text-underline-type="single" style:text-underline-style="solid" style:text-underline-width="auto" style:text-underline-mode="continuous"/>
    </style:style>
    <style:style style:name="T7098" style:parent-style-name="Domyślnaczcionkaakapitu" style:family="text">
      <style:text-properties fo:background-color="#80FFFF" style:text-underline-type="single" style:text-underline-style="solid" style:text-underline-width="auto" style:text-underline-mode="continuous"/>
    </style:style>
    <style:style style:name="P7099" style:parent-style-name="Normalny" style:family="paragraph">
      <style:paragraph-properties fo:text-align="justify" fo:line-height="150%" fo:text-indent="0.25in"/>
    </style:style>
    <style:style style:name="T7100" style:parent-style-name="Domyślnaczcionkaakapitu" style:family="text">
      <style:text-properties fo:background-color="#80FFFF"/>
    </style:style>
    <style:style style:name="P7101" style:parent-style-name="Normalny" style:family="paragraph">
      <style:paragraph-properties fo:text-align="justify" fo:line-height="150%"/>
    </style:style>
    <style:style style:name="T7102" style:parent-style-name="Domyślnaczcionkaakapitu" style:family="text">
      <style:text-properties style:text-underline-type="single" style:text-underline-style="solid" style:text-underline-width="auto" style:text-underline-mode="continuous"/>
    </style:style>
    <style:style style:name="P7103" style:parent-style-name="Normalny" style:family="paragraph">
      <style:paragraph-properties fo:text-align="justify" fo:line-height="150%" fo:text-indent="0.25in"/>
    </style:style>
    <style:style style:name="P7104" style:parent-style-name="Normalny" style:family="paragraph">
      <style:paragraph-properties fo:text-align="justify" fo:line-height="150%"/>
    </style:style>
    <style:style style:name="T7105" style:parent-style-name="Domyślnaczcionkaakapitu" style:family="text">
      <style:text-properties style:text-underline-type="single" style:text-underline-style="solid" style:text-underline-width="auto" style:text-underline-mode="continuous"/>
    </style:style>
    <style:style style:name="P7106" style:parent-style-name="Normalny" style:family="paragraph">
      <style:paragraph-properties fo:text-align="justify" fo:line-height="150%" fo:text-indent="0.25in"/>
    </style:style>
    <style:style style:name="P7107" style:parent-style-name="Normalny" style:family="paragraph">
      <style:paragraph-properties fo:text-align="justify" fo:line-height="150%"/>
    </style:style>
    <style:style style:name="T7108" style:parent-style-name="Domyślnaczcionkaakapitu" style:family="text">
      <style:text-properties style:text-underline-type="single" style:text-underline-style="solid" style:text-underline-width="auto" style:text-underline-mode="continuous"/>
    </style:style>
    <style:style style:name="P7109" style:parent-style-name="Normalny" style:family="paragraph">
      <style:paragraph-properties fo:text-align="justify" fo:line-height="150%" fo:text-indent="0.25in"/>
    </style:style>
    <style:style style:name="P7110" style:parent-style-name="Normalny" style:family="paragraph">
      <style:paragraph-properties fo:text-align="justify" fo:line-height="150%"/>
    </style:style>
    <style:style style:name="T7111" style:parent-style-name="Domyślnaczcionkaakapitu" style:family="text">
      <style:text-properties style:text-underline-type="single" style:text-underline-style="solid" style:text-underline-width="auto" style:text-underline-mode="continuous"/>
    </style:style>
    <style:style style:name="P7112" style:parent-style-name="Normalny" style:family="paragraph">
      <style:paragraph-properties fo:text-align="justify" fo:line-height="150%" fo:text-indent="0.25in"/>
    </style:style>
    <style:style style:name="T7113" style:parent-style-name="Domyślnaczcionkaakapitu" style:family="text">
      <style:text-properties fo:background-color="#80FFFF"/>
    </style:style>
    <style:style style:name="T7114" style:parent-style-name="Domyślnaczcionkaakapitu" style:family="text">
      <style:text-properties fo:background-color="#80FFFF"/>
    </style:style>
    <style:style style:name="P7115" style:parent-style-name="Normalny" style:family="paragraph">
      <style:paragraph-properties fo:text-align="justify" fo:line-height="150%"/>
    </style:style>
    <style:style style:name="T7116" style:parent-style-name="Domyślnaczcionkaakapitu" style:family="text">
      <style:text-properties style:text-underline-type="single" style:text-underline-style="solid" style:text-underline-width="auto" style:text-underline-mode="continuous"/>
    </style:style>
    <style:style style:name="P7117" style:parent-style-name="Normalny" style:family="paragraph">
      <style:paragraph-properties fo:text-align="justify" fo:line-height="150%" fo:text-indent="0.25in"/>
    </style:style>
    <style:style style:name="P7118" style:parent-style-name="Normalny" style:family="paragraph">
      <style:paragraph-properties fo:text-align="justify" fo:line-height="150%"/>
    </style:style>
    <style:style style:name="T7119" style:parent-style-name="Domyślnaczcionkaakapitu" style:family="text">
      <style:text-properties style:text-underline-type="single" style:text-underline-style="solid" style:text-underline-width="auto" style:text-underline-mode="continuous"/>
    </style:style>
    <style:style style:name="P7120" style:parent-style-name="Normalny" style:family="paragraph">
      <style:paragraph-properties fo:text-align="justify" fo:line-height="150%" fo:text-indent="0.25in"/>
    </style:style>
    <style:style style:name="P7121" style:parent-style-name="Normalny" style:family="paragraph">
      <style:paragraph-properties fo:text-align="justify" fo:line-height="150%"/>
    </style:style>
    <style:style style:name="T7122" style:parent-style-name="Domyślnaczcionkaakapitu" style:family="text">
      <style:text-properties style:text-underline-type="single" style:text-underline-style="solid" style:text-underline-width="auto" style:text-underline-mode="continuous"/>
    </style:style>
    <style:style style:name="P7123" style:parent-style-name="Normalny" style:family="paragraph">
      <style:paragraph-properties fo:text-align="justify" fo:line-height="150%" fo:text-indent="0.25in"/>
    </style:style>
    <style:style style:name="P7124" style:parent-style-name="Normalny" style:family="paragraph">
      <style:paragraph-properties fo:text-align="justify" fo:line-height="150%"/>
    </style:style>
    <style:style style:name="T7125" style:parent-style-name="Domyślnaczcionkaakapitu" style:family="text">
      <style:text-properties style:text-underline-type="single" style:text-underline-style="solid" style:text-underline-width="auto" style:text-underline-mode="continuous"/>
    </style:style>
    <style:style style:name="P7126" style:parent-style-name="Normalny" style:family="paragraph">
      <style:paragraph-properties fo:text-align="justify" fo:line-height="150%" fo:text-indent="0.25in"/>
    </style:style>
    <style:style style:name="T7127" style:parent-style-name="Domyślnaczcionkaakapitu" style:family="text">
      <style:text-properties fo:background-color="#80FFFF"/>
    </style:style>
    <style:style style:name="T7128" style:parent-style-name="Domyślnaczcionkaakapitu" style:family="text">
      <style:text-properties fo:background-color="#80FFFF"/>
    </style:style>
    <style:style style:name="P7129" style:parent-style-name="Normalny" style:family="paragraph">
      <style:paragraph-properties fo:text-align="justify" fo:line-height="150%"/>
    </style:style>
    <style:style style:name="T7130" style:parent-style-name="Domyślnaczcionkaakapitu" style:family="text">
      <style:text-properties style:text-underline-type="single" style:text-underline-style="solid" style:text-underline-width="auto" style:text-underline-mode="continuous"/>
    </style:style>
    <style:style style:name="P7131" style:parent-style-name="Normalny" style:family="paragraph">
      <style:paragraph-properties fo:text-align="justify" fo:line-height="150%" fo:text-indent="0.25in"/>
    </style:style>
    <style:style style:name="T7132" style:parent-style-name="Domyślnaczcionkaakapitu" style:family="text">
      <style:text-properties fo:background-color="#80FFFF"/>
    </style:style>
    <style:style style:name="P7133" style:parent-style-name="Normalny" style:family="paragraph">
      <style:paragraph-properties fo:text-align="justify" fo:line-height="150%"/>
    </style:style>
    <style:style style:name="T7134" style:parent-style-name="Domyślnaczcionkaakapitu" style:family="text">
      <style:text-properties style:text-underline-type="single" style:text-underline-style="solid" style:text-underline-width="auto" style:text-underline-mode="continuous"/>
    </style:style>
    <style:style style:name="P7135" style:parent-style-name="Normalny" style:family="paragraph">
      <style:paragraph-properties fo:text-align="justify" fo:line-height="150%" fo:text-indent="0.25in"/>
    </style:style>
    <style:style style:name="T7136" style:parent-style-name="Domyślnaczcionkaakapitu" style:family="text">
      <style:text-properties fo:background-color="#80FFFF"/>
    </style:style>
    <style:style style:name="T7137" style:parent-style-name="Domyślnaczcionkaakapitu" style:family="text">
      <style:text-properties fo:background-color="#80FFFF"/>
    </style:style>
    <style:style style:name="P7138" style:parent-style-name="Normalny" style:family="paragraph">
      <style:paragraph-properties fo:text-align="justify" fo:line-height="150%"/>
    </style:style>
    <style:style style:name="T7139" style:parent-style-name="Domyślnaczcionkaakapitu" style:family="text">
      <style:text-properties style:text-underline-type="single" style:text-underline-style="solid" style:text-underline-width="auto" style:text-underline-mode="continuous"/>
    </style:style>
    <style:style style:name="P7140" style:parent-style-name="Normalny" style:family="paragraph">
      <style:paragraph-properties fo:text-align="justify" fo:line-height="150%" fo:text-indent="0.25in"/>
    </style:style>
    <style:style style:name="P7141" style:parent-style-name="Normalny" style:family="paragraph">
      <style:paragraph-properties fo:text-align="justify" fo:line-height="150%"/>
    </style:style>
    <style:style style:name="T7142" style:parent-style-name="Domyślnaczcionkaakapitu" style:family="text">
      <style:text-properties style:text-underline-type="single" style:text-underline-style="solid" style:text-underline-width="auto" style:text-underline-mode="continuous"/>
    </style:style>
    <style:style style:name="P7143" style:parent-style-name="Normalny" style:family="paragraph">
      <style:paragraph-properties fo:text-align="justify" fo:line-height="150%" fo:text-indent="0.25in"/>
    </style:style>
    <style:style style:name="T7144" style:parent-style-name="Domyślnaczcionkaakapitu" style:family="text">
      <style:text-properties fo:background-color="#80FFFF"/>
    </style:style>
    <style:style style:name="P7145" style:parent-style-name="Normalny" style:family="paragraph">
      <style:paragraph-properties fo:text-align="justify" fo:line-height="150%"/>
    </style:style>
    <style:style style:name="T7146" style:parent-style-name="Domyślnaczcionkaakapitu" style:family="text">
      <style:text-properties style:text-underline-type="single" style:text-underline-style="solid" style:text-underline-width="auto" style:text-underline-mode="continuous"/>
    </style:style>
    <style:style style:name="P7147" style:parent-style-name="Normalny" style:family="paragraph">
      <style:paragraph-properties fo:text-align="justify" fo:line-height="150%" fo:text-indent="0.25in"/>
    </style:style>
    <style:style style:name="T7148" style:parent-style-name="Domyślnaczcionkaakapitu" style:family="text">
      <style:text-properties fo:background-color="#80FFFF"/>
    </style:style>
    <style:style style:name="P7149" style:parent-style-name="Normalny" style:family="paragraph">
      <style:paragraph-properties fo:text-align="justify" fo:line-height="150%"/>
    </style:style>
    <style:style style:name="T7150" style:parent-style-name="Domyślnaczcionkaakapitu" style:family="text">
      <style:text-properties style:text-underline-type="single" style:text-underline-style="solid" style:text-underline-width="auto" style:text-underline-mode="continuous"/>
    </style:style>
    <style:style style:name="T7151" style:parent-style-name="Domyślnaczcionkaakapitu" style:family="text">
      <style:text-properties fo:background-color="#80FFFF" style:text-underline-type="single" style:text-underline-style="solid" style:text-underline-width="auto" style:text-underline-mode="continuous"/>
    </style:style>
    <style:style style:name="T7152" style:parent-style-name="Domyślnaczcionkaakapitu" style:family="text">
      <style:text-properties style:text-underline-type="single" style:text-underline-style="solid" style:text-underline-width="auto" style:text-underline-mode="continuous"/>
    </style:style>
    <style:style style:name="T7153" style:parent-style-name="Domyślnaczcionkaakapitu" style:family="text">
      <style:text-properties fo:background-color="#80FFFF" style:text-underline-type="single" style:text-underline-style="solid" style:text-underline-width="auto" style:text-underline-mode="continuous"/>
    </style:style>
    <style:style style:name="T7154" style:parent-style-name="Domyślnaczcionkaakapitu" style:family="text">
      <style:text-properties style:text-underline-type="single" style:text-underline-style="solid" style:text-underline-width="auto" style:text-underline-mode="continuous"/>
    </style:style>
    <style:style style:name="P7155" style:parent-style-name="Normalny" style:family="paragraph">
      <style:paragraph-properties fo:text-align="justify" fo:line-height="150%" fo:text-indent="0.25in"/>
    </style:style>
    <style:style style:name="T7156" style:parent-style-name="Domyślnaczcionkaakapitu" style:family="text">
      <style:text-properties fo:background-color="#80FFFF"/>
    </style:style>
    <style:style style:name="T7157" style:parent-style-name="Domyślnaczcionkaakapitu" style:family="text">
      <style:text-properties fo:background-color="#80FFFF"/>
    </style:style>
    <style:style style:name="T7158" style:parent-style-name="Domyślnaczcionkaakapitu" style:family="text">
      <style:text-properties fo:background-color="#80FFFF"/>
    </style:style>
    <style:style style:name="T7159" style:parent-style-name="Domyślnaczcionkaakapitu" style:family="text">
      <style:text-properties fo:background-color="#80FFFF"/>
    </style:style>
    <style:style style:name="T7160" style:parent-style-name="Domyślnaczcionkaakapitu" style:family="text">
      <style:text-properties fo:background-color="#80FFFF"/>
    </style:style>
    <style:style style:name="T7161" style:parent-style-name="Domyślnaczcionkaakapitu" style:family="text">
      <style:text-properties fo:background-color="#80FFFF"/>
    </style:style>
    <style:style style:name="T7162" style:parent-style-name="Domyślnaczcionkaakapitu" style:family="text">
      <style:text-properties fo:background-color="#80FFFF"/>
    </style:style>
    <style:style style:name="T7163" style:parent-style-name="Domyślnaczcionkaakapitu" style:family="text">
      <style:text-properties fo:background-color="#80FFFF"/>
    </style:style>
    <style:style style:name="P7164" style:parent-style-name="Normalny" style:family="paragraph">
      <style:paragraph-properties fo:text-align="justify" fo:line-height="150%"/>
    </style:style>
    <style:style style:name="P7165" style:parent-style-name="Normalny" style:family="paragraph">
      <style:paragraph-properties fo:text-align="justify" fo:line-height="150%" fo:text-indent="0.25in"/>
    </style:style>
    <style:style style:name="T7166" style:parent-style-name="Domyślnaczcionkaakapitu" style:family="text">
      <style:text-properties fo:background-color="#80FFFF"/>
    </style:style>
    <style:style style:name="P7167" style:parent-style-name="Normalny" style:family="paragraph">
      <style:paragraph-properties fo:text-align="justify" fo:line-height="150%"/>
    </style:style>
    <style:style style:name="T7168" style:parent-style-name="Domyślnaczcionkaakapitu" style:family="text">
      <style:text-properties style:text-underline-type="single" style:text-underline-style="solid" style:text-underline-width="auto" style:text-underline-mode="continuous"/>
    </style:style>
    <style:style style:name="P7169" style:parent-style-name="Normalny" style:family="paragraph">
      <style:paragraph-properties fo:text-align="justify" fo:line-height="150%" fo:text-indent="0.25in"/>
    </style:style>
    <style:style style:name="T7170" style:parent-style-name="Domyślnaczcionkaakapitu" style:family="text">
      <style:text-properties fo:background-color="#80FFFF"/>
    </style:style>
    <style:style style:name="T7171" style:parent-style-name="Domyślnaczcionkaakapitu" style:family="text">
      <style:text-properties fo:background-color="#80FFFF"/>
    </style:style>
    <style:style style:name="T7172" style:parent-style-name="Domyślnaczcionkaakapitu" style:family="text">
      <style:text-properties fo:background-color="#80FFFF"/>
    </style:style>
    <style:style style:name="T7173" style:parent-style-name="Domyślnaczcionkaakapitu" style:family="text">
      <style:text-properties fo:background-color="#80FFFF"/>
    </style:style>
    <style:style style:name="T7174" style:parent-style-name="Domyślnaczcionkaakapitu" style:family="text">
      <style:text-properties fo:background-color="#80FFFF"/>
    </style:style>
    <style:style style:name="T7175" style:parent-style-name="Domyślnaczcionkaakapitu" style:family="text">
      <style:text-properties fo:background-color="#80FFFF"/>
    </style:style>
    <style:style style:name="P7176" style:parent-style-name="Normalny" style:family="paragraph">
      <style:paragraph-properties fo:text-align="justify" fo:line-height="150%"/>
    </style:style>
    <style:style style:name="T7177" style:parent-style-name="Domyślnaczcionkaakapitu" style:family="text">
      <style:text-properties style:text-underline-type="single" style:text-underline-style="solid" style:text-underline-width="auto" style:text-underline-mode="continuous"/>
    </style:style>
    <style:style style:name="P7178" style:parent-style-name="Normalny" style:family="paragraph">
      <style:paragraph-properties fo:text-align="justify" fo:line-height="150%" fo:text-indent="0.25in"/>
    </style:style>
    <style:style style:name="P7179" style:parent-style-name="Normalny" style:family="paragraph">
      <style:paragraph-properties fo:text-align="justify" fo:line-height="150%"/>
    </style:style>
    <style:style style:name="T7180" style:parent-style-name="Domyślnaczcionkaakapitu" style:family="text">
      <style:text-properties style:text-underline-type="single" style:text-underline-style="solid" style:text-underline-width="auto" style:text-underline-mode="continuous"/>
    </style:style>
    <style:style style:name="T7181" style:parent-style-name="Domyślnaczcionkaakapitu" style:family="text">
      <style:text-properties fo:background-color="#80FFFF" style:text-underline-type="single" style:text-underline-style="solid" style:text-underline-width="auto" style:text-underline-mode="continuous"/>
    </style:style>
    <style:style style:name="T7182" style:parent-style-name="Domyślnaczcionkaakapitu" style:family="text">
      <style:text-properties style:text-underline-type="single" style:text-underline-style="solid" style:text-underline-width="auto" style:text-underline-mode="continuous"/>
    </style:style>
    <style:style style:name="P7183" style:parent-style-name="Normalny" style:family="paragraph">
      <style:paragraph-properties fo:text-align="justify" fo:line-height="150%" fo:text-indent="0.25in"/>
    </style:style>
    <style:style style:name="T7184" style:parent-style-name="Domyślnaczcionkaakapitu" style:family="text">
      <style:text-properties fo:background-color="#80FFFF"/>
    </style:style>
    <style:style style:name="P7185" style:parent-style-name="Normalny" style:family="paragraph">
      <style:paragraph-properties fo:text-align="justify" fo:line-height="150%"/>
    </style:style>
    <style:style style:name="T7186" style:parent-style-name="Domyślnaczcionkaakapitu" style:family="text">
      <style:text-properties style:text-underline-type="single" style:text-underline-style="solid" style:text-underline-width="auto" style:text-underline-mode="continuous"/>
    </style:style>
    <style:style style:name="P7187" style:parent-style-name="Normalny" style:family="paragraph">
      <style:paragraph-properties fo:text-align="justify" fo:line-height="150%" fo:text-indent="0.25in"/>
    </style:style>
    <style:style style:name="T7188" style:parent-style-name="Domyślnaczcionkaakapitu" style:family="text">
      <style:text-properties fo:background-color="#80FFFF"/>
    </style:style>
    <style:style style:name="T7189" style:parent-style-name="Domyślnaczcionkaakapitu" style:family="text">
      <style:text-properties fo:background-color="#80FFFF"/>
    </style:style>
    <style:style style:name="P7190" style:parent-style-name="Normalny" style:family="paragraph">
      <style:paragraph-properties fo:text-align="justify" fo:line-height="150%" fo:text-indent="0.25in"/>
    </style:style>
    <style:style style:name="P7191" style:parent-style-name="Normalny" style:family="paragraph">
      <style:paragraph-properties fo:text-align="justify" fo:line-height="150%"/>
    </style:style>
    <style:style style:name="T7192" style:parent-style-name="Domyślnaczcionkaakapitu" style:family="text">
      <style:text-properties style:text-underline-type="single" style:text-underline-style="solid" style:text-underline-width="auto" style:text-underline-mode="continuous"/>
    </style:style>
    <style:style style:name="P7193" style:parent-style-name="Normalny" style:family="paragraph">
      <style:paragraph-properties fo:text-align="justify" fo:line-height="150%" fo:text-indent="0.25in"/>
    </style:style>
    <style:style style:name="T7194" style:parent-style-name="Domyślnaczcionkaakapitu" style:family="text">
      <style:text-properties fo:background-color="#80FFFF"/>
    </style:style>
    <style:style style:name="P7195" style:parent-style-name="Normalny" style:family="paragraph">
      <style:paragraph-properties fo:text-align="justify" fo:line-height="150%"/>
    </style:style>
    <style:style style:name="T7196" style:parent-style-name="Domyślnaczcionkaakapitu" style:family="text">
      <style:text-properties style:text-underline-type="single" style:text-underline-style="solid" style:text-underline-width="auto" style:text-underline-mode="continuous"/>
    </style:style>
    <style:style style:name="P7197" style:parent-style-name="Normalny" style:family="paragraph">
      <style:paragraph-properties fo:text-align="justify" fo:line-height="150%" fo:text-indent="0.25in"/>
    </style:style>
    <style:style style:name="P7198" style:parent-style-name="Normalny" style:family="paragraph">
      <style:paragraph-properties fo:text-align="justify" fo:line-height="150%"/>
    </style:style>
    <style:style style:name="T7199" style:parent-style-name="Domyślnaczcionkaakapitu" style:family="text">
      <style:text-properties style:text-underline-type="single" style:text-underline-style="solid" style:text-underline-width="auto" style:text-underline-mode="continuous"/>
    </style:style>
    <style:style style:name="P7200" style:parent-style-name="Normalny" style:family="paragraph">
      <style:paragraph-properties fo:text-align="justify" fo:line-height="150%" fo:text-indent="0.2479in"/>
    </style:style>
    <style:style style:name="P7201" style:parent-style-name="Normalny" style:family="paragraph">
      <style:paragraph-properties fo:text-align="justify" fo:line-height="150%"/>
    </style:style>
    <style:style style:name="T7202" style:parent-style-name="Domyślnaczcionkaakapitu" style:family="text">
      <style:text-properties style:text-underline-type="single" style:text-underline-style="solid" style:text-underline-width="auto" style:text-underline-mode="continuous"/>
    </style:style>
    <style:style style:name="P7203" style:parent-style-name="Normalny" style:family="paragraph">
      <style:paragraph-properties fo:text-align="justify" fo:line-height="150%" fo:text-indent="0.25in"/>
    </style:style>
    <style:style style:name="P7204" style:parent-style-name="Normalny" style:family="paragraph">
      <style:paragraph-properties fo:text-align="justify" fo:line-height="150%"/>
    </style:style>
    <style:style style:name="T7205" style:parent-style-name="Domyślnaczcionkaakapitu" style:family="text">
      <style:text-properties style:text-underline-type="single" style:text-underline-style="solid" style:text-underline-width="auto" style:text-underline-mode="continuous"/>
    </style:style>
    <style:style style:name="P7206" style:parent-style-name="Normalny" style:family="paragraph">
      <style:paragraph-properties fo:text-align="justify" fo:line-height="150%" fo:text-indent="0.25in"/>
    </style:style>
    <style:style style:name="T7207" style:parent-style-name="Domyślnaczcionkaakapitu" style:family="text">
      <style:text-properties fo:background-color="#80FFFF"/>
    </style:style>
    <style:style style:name="T7208" style:parent-style-name="Domyślnaczcionkaakapitu" style:family="text">
      <style:text-properties fo:background-color="#80FFFF"/>
    </style:style>
    <style:style style:name="P7209" style:parent-style-name="Normalny" style:family="paragraph">
      <style:paragraph-properties fo:text-align="justify" fo:line-height="150%"/>
    </style:style>
    <style:style style:name="T7210" style:parent-style-name="Domyślnaczcionkaakapitu" style:family="text">
      <style:text-properties fo:background-color="#80FFFF"/>
    </style:style>
    <style:style style:name="T7211" style:parent-style-name="Domyślnaczcionkaakapitu" style:family="text">
      <style:text-properties fo:background-color="#80FFFF"/>
    </style:style>
    <style:style style:name="P7212" style:parent-style-name="Normalny" style:family="paragraph">
      <style:paragraph-properties fo:text-align="justify" fo:line-height="150%" fo:text-indent="0.25in"/>
    </style:style>
    <style:style style:name="P7213" style:parent-style-name="Normalny" style:family="paragraph">
      <style:paragraph-properties fo:text-align="justify" fo:line-height="150%" fo:text-indent="0.25in"/>
    </style:style>
    <style:style style:name="P7214" style:parent-style-name="Normalny" style:family="paragraph">
      <style:paragraph-properties fo:text-align="justify" fo:line-height="150%"/>
    </style:style>
    <style:style style:name="T7215" style:parent-style-name="Domyślnaczcionkaakapitu" style:family="text">
      <style:text-properties style:text-underline-type="single" style:text-underline-style="solid" style:text-underline-width="auto" style:text-underline-mode="continuous"/>
    </style:style>
    <style:style style:name="P7216" style:parent-style-name="Normalny" style:family="paragraph">
      <style:paragraph-properties fo:text-align="justify" fo:line-height="150%" fo:text-indent="0.25in"/>
    </style:style>
    <style:style style:name="P7217" style:parent-style-name="Normalny" style:family="paragraph">
      <style:paragraph-properties fo:text-align="justify" fo:line-height="150%"/>
    </style:style>
    <style:style style:name="T7218" style:parent-style-name="Domyślnaczcionkaakapitu" style:family="text">
      <style:text-properties style:text-underline-type="single" style:text-underline-style="solid" style:text-underline-width="auto" style:text-underline-mode="continuous"/>
    </style:style>
    <style:style style:name="P7219" style:parent-style-name="Normalny" style:family="paragraph">
      <style:paragraph-properties fo:text-align="justify" fo:line-height="150%" fo:text-indent="0.25in"/>
    </style:style>
    <style:style style:name="P7220" style:parent-style-name="Normalny" style:family="paragraph">
      <style:paragraph-properties fo:text-align="justify" fo:line-height="150%"/>
    </style:style>
    <style:style style:name="T7221" style:parent-style-name="Domyślnaczcionkaakapitu" style:family="text">
      <style:text-properties style:text-underline-type="single" style:text-underline-style="solid" style:text-underline-width="auto" style:text-underline-mode="continuous"/>
    </style:style>
    <style:style style:name="P7222" style:parent-style-name="Normalny" style:family="paragraph">
      <style:paragraph-properties fo:text-align="justify" fo:line-height="150%" fo:text-indent="0.25in"/>
    </style:style>
    <style:style style:name="T7223" style:parent-style-name="Domyślnaczcionkaakapitu" style:family="text">
      <style:text-properties fo:background-color="#80FFFF"/>
    </style:style>
    <style:style style:name="P7224" style:parent-style-name="Normalny" style:family="paragraph">
      <style:paragraph-properties fo:text-align="justify" fo:line-height="150%"/>
    </style:style>
    <style:style style:name="T7225" style:parent-style-name="Domyślnaczcionkaakapitu" style:family="text">
      <style:text-properties style:text-underline-type="single" style:text-underline-style="solid" style:text-underline-width="auto" style:text-underline-mode="continuous"/>
    </style:style>
    <style:style style:name="P7226" style:parent-style-name="Normalny" style:family="paragraph">
      <style:paragraph-properties fo:text-align="justify" fo:line-height="150%" fo:text-indent="0.25in"/>
    </style:style>
    <style:style style:name="T7227" style:parent-style-name="Domyślnaczcionkaakapitu" style:family="text">
      <style:text-properties fo:background-color="#80FFFF"/>
    </style:style>
    <style:style style:name="T7228" style:parent-style-name="Domyślnaczcionkaakapitu" style:family="text">
      <style:text-properties fo:background-color="#80FFFF"/>
    </style:style>
    <style:style style:name="P7229" style:parent-style-name="Normalny" style:family="paragraph">
      <style:paragraph-properties fo:text-align="justify" fo:line-height="150%"/>
    </style:style>
    <style:style style:name="T7230" style:parent-style-name="Domyślnaczcionkaakapitu" style:family="text">
      <style:text-properties style:text-underline-type="single" style:text-underline-style="solid" style:text-underline-width="auto" style:text-underline-mode="continuous"/>
    </style:style>
    <style:style style:name="P7231" style:parent-style-name="Normalny" style:family="paragraph">
      <style:paragraph-properties fo:text-align="justify" fo:line-height="150%" fo:text-indent="0.25in"/>
    </style:style>
    <style:style style:name="P7232" style:parent-style-name="Normalny" style:family="paragraph">
      <style:paragraph-properties fo:text-align="justify" fo:line-height="150%" fo:text-indent="0.25in"/>
    </style:style>
    <style:style style:name="T7233" style:parent-style-name="Domyślnaczcionkaakapitu" style:family="text">
      <style:text-properties fo:background-color="#80FFFF"/>
    </style:style>
    <style:style style:name="P7234" style:parent-style-name="Normalny" style:family="paragraph">
      <style:paragraph-properties fo:text-align="justify" fo:line-height="150%"/>
    </style:style>
    <style:style style:name="T7235" style:parent-style-name="Domyślnaczcionkaakapitu" style:family="text">
      <style:text-properties style:text-underline-type="single" style:text-underline-style="solid" style:text-underline-width="auto" style:text-underline-mode="continuous"/>
    </style:style>
    <style:style style:name="P7236" style:parent-style-name="Normalny" style:family="paragraph">
      <style:paragraph-properties fo:text-align="justify" fo:line-height="150%" fo:text-indent="0.25in"/>
    </style:style>
    <style:style style:name="P7237" style:parent-style-name="Normalny" style:family="paragraph">
      <style:paragraph-properties fo:text-align="justify" fo:line-height="150%"/>
    </style:style>
    <style:style style:name="T7238" style:parent-style-name="Domyślnaczcionkaakapitu" style:family="text">
      <style:text-properties style:text-underline-type="single" style:text-underline-style="solid" style:text-underline-width="auto" style:text-underline-mode="continuous"/>
    </style:style>
    <style:style style:name="P7239" style:parent-style-name="Normalny" style:family="paragraph">
      <style:paragraph-properties fo:text-align="justify" fo:line-height="150%" fo:text-indent="0.25in"/>
    </style:style>
    <style:style style:name="P7240" style:parent-style-name="Normalny" style:family="paragraph">
      <style:paragraph-properties fo:text-align="justify" fo:line-height="150%" fo:text-indent="0.25in"/>
    </style:style>
    <style:style style:name="T7241" style:parent-style-name="Domyślnaczcionkaakapitu" style:family="text">
      <style:text-properties fo:background-color="#80FFFF"/>
    </style:style>
    <style:style style:name="P7242" style:parent-style-name="Normalny" style:family="paragraph">
      <style:paragraph-properties fo:text-align="justify" fo:line-height="150%" fo:text-indent="0.25in"/>
    </style:style>
    <style:style style:name="T7243" style:parent-style-name="Domyślnaczcionkaakapitu" style:family="text">
      <style:text-properties fo:background-color="#80FFFF"/>
    </style:style>
    <style:style style:name="P7244" style:parent-style-name="Normalny" style:family="paragraph">
      <style:paragraph-properties fo:text-align="justify" fo:line-height="150%" fo:text-indent="0.25in"/>
    </style:style>
    <style:style style:name="P7245" style:parent-style-name="Normalny" style:family="paragraph">
      <style:paragraph-properties fo:text-align="justify" fo:line-height="150%" fo:text-indent="0.25in"/>
    </style:style>
    <style:style style:name="P7246" style:parent-style-name="Normalny" style:family="paragraph">
      <style:paragraph-properties fo:text-align="justify" fo:line-height="150%" fo:text-indent="0.25in"/>
    </style:style>
    <style:style style:name="T7247" style:parent-style-name="Domyślnaczcionkaakapitu" style:family="text">
      <style:text-properties fo:background-color="#80FFFF"/>
    </style:style>
    <style:style style:name="T7248" style:parent-style-name="Domyślnaczcionkaakapitu" style:family="text">
      <style:text-properties fo:background-color="#80FFFF"/>
    </style:style>
    <style:style style:name="P7249" style:parent-style-name="Normalny" style:family="paragraph">
      <style:paragraph-properties fo:text-align="justify" fo:line-height="150%" fo:text-indent="0.25in"/>
    </style:style>
    <style:style style:name="T7250" style:parent-style-name="Domyślnaczcionkaakapitu" style:family="text">
      <style:text-properties fo:background-color="#80FFFF"/>
    </style:style>
    <style:style style:name="P7251" style:parent-style-name="Normalny" style:family="paragraph">
      <style:paragraph-properties fo:text-align="justify" fo:line-height="150%" fo:text-indent="0.25in"/>
    </style:style>
    <style:style style:name="P7252" style:parent-style-name="Normalny" style:family="paragraph">
      <style:paragraph-properties fo:text-align="justify" fo:line-height="150%" fo:text-indent="0.25in"/>
    </style:style>
    <style:style style:name="T7253" style:parent-style-name="Domyślnaczcionkaakapitu" style:family="text">
      <style:text-properties fo:background-color="#80FFFF"/>
    </style:style>
    <style:style style:name="T7254" style:parent-style-name="Domyślnaczcionkaakapitu" style:family="text">
      <style:text-properties fo:background-color="#80FFFF"/>
    </style:style>
    <style:style style:name="P7255" style:parent-style-name="Normalny" style:family="paragraph">
      <style:paragraph-properties fo:text-align="justify" fo:line-height="150%" fo:text-indent="0.25in"/>
    </style:style>
    <style:style style:name="P7256" style:parent-style-name="Normalny" style:family="paragraph">
      <style:paragraph-properties fo:text-align="justify" fo:line-height="150%"/>
    </style:style>
    <style:style style:name="T7257" style:parent-style-name="Domyślnaczcionkaakapitu" style:family="text">
      <style:text-properties style:text-underline-type="single" style:text-underline-style="solid" style:text-underline-width="auto" style:text-underline-mode="continuous"/>
    </style:style>
    <style:style style:name="P7258" style:parent-style-name="Normalny" style:family="paragraph">
      <style:paragraph-properties fo:text-align="justify" fo:line-height="150%" fo:text-indent="0.25in"/>
    </style:style>
    <style:style style:name="P7259" style:parent-style-name="Normalny" style:family="paragraph">
      <style:paragraph-properties fo:text-align="justify" fo:line-height="150%"/>
    </style:style>
    <style:style style:name="T7260" style:parent-style-name="Domyślnaczcionkaakapitu" style:family="text">
      <style:text-properties style:text-underline-type="single" style:text-underline-style="solid" style:text-underline-width="auto" style:text-underline-mode="continuous"/>
    </style:style>
    <style:style style:name="P7261" style:parent-style-name="Normalny" style:family="paragraph">
      <style:paragraph-properties fo:text-align="justify" fo:line-height="150%" fo:text-indent="0.25in"/>
    </style:style>
    <style:style style:name="P7262" style:parent-style-name="Normalny" style:family="paragraph">
      <style:paragraph-properties fo:text-align="justify" fo:line-height="150%"/>
    </style:style>
    <style:style style:name="T7263" style:parent-style-name="Domyślnaczcionkaakapitu" style:family="text">
      <style:text-properties style:text-underline-type="single" style:text-underline-style="solid" style:text-underline-width="auto" style:text-underline-mode="continuous"/>
    </style:style>
    <style:style style:name="P7264" style:parent-style-name="Normalny" style:family="paragraph">
      <style:paragraph-properties fo:text-align="justify" fo:line-height="150%" fo:text-indent="0.25in"/>
    </style:style>
    <style:style style:name="P7265" style:parent-style-name="Normalny" style:family="paragraph">
      <style:paragraph-properties fo:text-align="justify" fo:line-height="150%"/>
    </style:style>
    <style:style style:name="T7266" style:parent-style-name="Domyślnaczcionkaakapitu" style:family="text">
      <style:text-properties style:text-underline-type="single" style:text-underline-style="solid" style:text-underline-width="auto" style:text-underline-mode="continuous"/>
    </style:style>
    <style:style style:name="P7267" style:parent-style-name="Normalny" style:family="paragraph">
      <style:paragraph-properties fo:text-align="justify" fo:line-height="150%"/>
    </style:style>
    <style:style style:name="P7268" style:parent-style-name="Normalny" style:family="paragraph">
      <style:paragraph-properties fo:text-align="justify" fo:line-height="150%"/>
    </style:style>
    <style:style style:name="T7269" style:parent-style-name="Domyślnaczcionkaakapitu" style:family="text">
      <style:text-properties style:text-underline-type="single" style:text-underline-style="solid" style:text-underline-width="auto" style:text-underline-mode="continuous"/>
    </style:style>
    <style:style style:name="P7270" style:parent-style-name="Normalny" style:family="paragraph">
      <style:paragraph-properties fo:text-align="justify" fo:line-height="150%" fo:text-indent="0.25in"/>
    </style:style>
    <style:style style:name="T7271" style:parent-style-name="Domyślnaczcionkaakapitu" style:family="text">
      <style:text-properties fo:background-color="#80FFFF"/>
    </style:style>
    <style:style style:name="T7272" style:parent-style-name="Domyślnaczcionkaakapitu" style:family="text">
      <style:text-properties fo:background-color="#80FFFF"/>
    </style:style>
    <style:style style:name="P7273" style:parent-style-name="Normalny" style:family="paragraph">
      <style:paragraph-properties fo:text-align="justify" fo:line-height="150%"/>
    </style:style>
    <style:style style:name="T7274" style:parent-style-name="Domyślnaczcionkaakapitu" style:family="text">
      <style:text-properties style:text-underline-type="single" style:text-underline-style="solid" style:text-underline-width="auto" style:text-underline-mode="continuous"/>
    </style:style>
    <style:style style:name="T7275" style:parent-style-name="Domyślnaczcionkaakapitu" style:family="text">
      <style:text-properties fo:background-color="#80FFFF" style:text-underline-type="single" style:text-underline-style="solid" style:text-underline-width="auto" style:text-underline-mode="continuous"/>
    </style:style>
    <style:style style:name="T7276" style:parent-style-name="Domyślnaczcionkaakapitu" style:family="text">
      <style:text-properties style:text-underline-type="single" style:text-underline-style="solid" style:text-underline-width="auto" style:text-underline-mode="continuous"/>
    </style:style>
    <style:style style:name="T7277" style:parent-style-name="Domyślnaczcionkaakapitu" style:family="text">
      <style:text-properties fo:background-color="#80FFFF" style:text-underline-type="single" style:text-underline-style="solid" style:text-underline-width="auto" style:text-underline-mode="continuous"/>
    </style:style>
    <style:style style:name="T7278" style:parent-style-name="Domyślnaczcionkaakapitu" style:family="text">
      <style:text-properties style:text-underline-type="single" style:text-underline-style="solid" style:text-underline-width="auto" style:text-underline-mode="continuous"/>
    </style:style>
    <style:style style:name="P7279" style:parent-style-name="Normalny" style:family="paragraph">
      <style:paragraph-properties fo:text-align="justify" fo:line-height="150%" fo:text-indent="0.25in"/>
    </style:style>
    <style:style style:name="T7280" style:parent-style-name="Domyślnaczcionkaakapitu" style:family="text">
      <style:text-properties fo:background-color="#80FFFF"/>
    </style:style>
    <style:style style:name="P7281" style:parent-style-name="Normalny" style:family="paragraph">
      <style:paragraph-properties fo:text-align="justify" fo:line-height="150%" fo:text-indent="0.25in"/>
    </style:style>
    <style:style style:name="P7282" style:parent-style-name="Normalny" style:family="paragraph">
      <style:paragraph-properties fo:text-align="justify" fo:line-height="150%"/>
    </style:style>
    <style:style style:name="T7283" style:parent-style-name="Domyślnaczcionkaakapitu" style:family="text">
      <style:text-properties style:text-underline-type="single" style:text-underline-style="solid" style:text-underline-width="auto" style:text-underline-mode="continuous"/>
    </style:style>
    <style:style style:name="P7284" style:parent-style-name="Normalny" style:family="paragraph">
      <style:paragraph-properties fo:text-align="justify" fo:line-height="150%" fo:text-indent="0.25in"/>
    </style:style>
    <style:style style:name="P7285" style:parent-style-name="Normalny" style:family="paragraph">
      <style:paragraph-properties fo:text-align="justify" fo:line-height="150%"/>
    </style:style>
    <style:style style:name="T7286" style:parent-style-name="Domyślnaczcionkaakapitu" style:family="text">
      <style:text-properties style:text-underline-type="single" style:text-underline-style="solid" style:text-underline-width="auto" style:text-underline-mode="continuous"/>
    </style:style>
    <style:style style:name="T7287" style:parent-style-name="Domyślnaczcionkaakapitu" style:family="text">
      <style:text-properties fo:background-color="#80FFFF" style:text-underline-type="single" style:text-underline-style="solid" style:text-underline-width="auto" style:text-underline-mode="continuous"/>
    </style:style>
    <style:style style:name="T7288" style:parent-style-name="Domyślnaczcionkaakapitu" style:family="text">
      <style:text-properties style:text-underline-type="single" style:text-underline-style="solid" style:text-underline-width="auto" style:text-underline-mode="continuous"/>
    </style:style>
    <style:style style:name="T7289" style:parent-style-name="Domyślnaczcionkaakapitu" style:family="text">
      <style:text-properties fo:background-color="#80FFFF" style:text-underline-type="single" style:text-underline-style="solid" style:text-underline-width="auto" style:text-underline-mode="continuous"/>
    </style:style>
    <style:style style:name="T7290" style:parent-style-name="Domyślnaczcionkaakapitu" style:family="text">
      <style:text-properties style:text-underline-type="single" style:text-underline-style="solid" style:text-underline-width="auto" style:text-underline-mode="continuous"/>
    </style:style>
    <style:style style:name="T7291" style:parent-style-name="Domyślnaczcionkaakapitu" style:family="text">
      <style:text-properties fo:background-color="#80FFFF" style:text-underline-type="single" style:text-underline-style="solid" style:text-underline-width="auto" style:text-underline-mode="continuous"/>
    </style:style>
    <style:style style:name="P7292" style:parent-style-name="Normalny" style:family="paragraph">
      <style:paragraph-properties fo:text-align="justify" fo:line-height="150%" fo:text-indent="0.25in"/>
    </style:style>
    <style:style style:name="P7293" style:parent-style-name="Normalny" style:family="paragraph">
      <style:paragraph-properties fo:text-align="justify" fo:line-height="150%"/>
    </style:style>
    <style:style style:name="T7294" style:parent-style-name="Domyślnaczcionkaakapitu" style:family="text">
      <style:text-properties style:text-underline-type="single" style:text-underline-style="solid" style:text-underline-width="auto" style:text-underline-mode="continuous"/>
    </style:style>
    <style:style style:name="T7295" style:parent-style-name="Domyślnaczcionkaakapitu" style:family="text">
      <style:text-properties style:text-underline-type="single" style:text-underline-style="solid" style:text-underline-width="auto" style:text-underline-mode="continuous"/>
    </style:style>
    <style:style style:name="T7296" style:parent-style-name="Domyślnaczcionkaakapitu" style:family="text">
      <style:text-properties style:text-underline-type="single" style:text-underline-style="solid" style:text-underline-width="auto" style:text-underline-mode="continuous"/>
    </style:style>
    <style:style style:name="P7297" style:parent-style-name="Normalny" style:family="paragraph">
      <style:paragraph-properties fo:text-align="justify" fo:line-height="150%" fo:text-indent="0.25in"/>
    </style:style>
    <style:style style:name="T7298" style:parent-style-name="Domyślnaczcionkaakapitu" style:family="text">
      <style:text-properties fo:background-color="#80FFFF"/>
    </style:style>
    <style:style style:name="P7299" style:parent-style-name="Normalny" style:family="paragraph">
      <style:paragraph-properties fo:text-align="justify" fo:line-height="150%" fo:text-indent="0.25in"/>
    </style:style>
    <style:style style:name="T7300" style:parent-style-name="Domyślnaczcionkaakapitu" style:family="text">
      <style:text-properties fo:background-color="#80FFFF"/>
    </style:style>
    <style:style style:name="T7301" style:parent-style-name="Domyślnaczcionkaakapitu" style:family="text">
      <style:text-properties fo:background-color="#80FFFF"/>
    </style:style>
    <style:style style:name="P7302" style:parent-style-name="Normalny" style:family="paragraph">
      <style:paragraph-properties fo:text-align="justify" fo:line-height="150%"/>
    </style:style>
    <style:style style:name="T7303" style:parent-style-name="Domyślnaczcionkaakapitu" style:family="text">
      <style:text-properties style:text-underline-type="single" style:text-underline-style="solid" style:text-underline-width="auto" style:text-underline-mode="continuous"/>
    </style:style>
    <style:style style:name="P7304" style:parent-style-name="Normalny" style:family="paragraph">
      <style:paragraph-properties fo:text-align="justify" fo:line-height="150%" fo:text-indent="0.25in"/>
    </style:style>
    <style:style style:name="T7305" style:parent-style-name="Domyślnaczcionkaakapitu" style:family="text">
      <style:text-properties fo:background-color="#80FFFF"/>
    </style:style>
    <style:style style:name="P7306" style:parent-style-name="Normalny" style:family="paragraph">
      <style:paragraph-properties fo:text-align="justify" fo:line-height="150%"/>
    </style:style>
    <style:style style:name="T7307" style:parent-style-name="Domyślnaczcionkaakapitu" style:family="text">
      <style:text-properties style:text-underline-type="single" style:text-underline-style="solid" style:text-underline-width="auto" style:text-underline-mode="continuous"/>
    </style:style>
    <style:style style:name="P7308" style:parent-style-name="Normalny" style:family="paragraph">
      <style:paragraph-properties fo:text-align="justify" fo:line-height="150%" fo:text-indent="0.25in"/>
    </style:style>
    <style:style style:name="P7309" style:parent-style-name="Normalny" style:family="paragraph">
      <style:paragraph-properties fo:text-align="justify" fo:line-height="150%"/>
    </style:style>
    <style:style style:name="T7310" style:parent-style-name="Domyślnaczcionkaakapitu" style:family="text">
      <style:text-properties style:text-underline-type="single" style:text-underline-style="solid" style:text-underline-width="auto" style:text-underline-mode="continuous"/>
    </style:style>
    <style:style style:name="P7311" style:parent-style-name="Normalny" style:family="paragraph">
      <style:paragraph-properties fo:text-align="justify" fo:line-height="150%" fo:text-indent="0.25in"/>
    </style:style>
    <style:style style:name="T7312" style:parent-style-name="Domyślnaczcionkaakapitu" style:family="text">
      <style:text-properties fo:background-color="#80FFFF"/>
    </style:style>
    <style:style style:name="T7313" style:parent-style-name="Domyślnaczcionkaakapitu" style:family="text">
      <style:text-properties fo:background-color="#80FFFF"/>
    </style:style>
    <style:style style:name="T7314" style:parent-style-name="Domyślnaczcionkaakapitu" style:family="text">
      <style:text-properties fo:background-color="#80FFFF"/>
    </style:style>
    <style:style style:name="T7315" style:parent-style-name="Domyślnaczcionkaakapitu" style:family="text">
      <style:text-properties fo:background-color="#80FFFF"/>
    </style:style>
    <style:style style:name="P7316" style:parent-style-name="Normalny" style:family="paragraph">
      <style:paragraph-properties fo:text-align="justify" fo:line-height="150%"/>
    </style:style>
    <style:style style:name="T7317" style:parent-style-name="Domyślnaczcionkaakapitu" style:family="text">
      <style:text-properties style:text-underline-type="single" style:text-underline-style="solid" style:text-underline-width="auto" style:text-underline-mode="continuous"/>
    </style:style>
    <style:style style:name="P7318" style:parent-style-name="Normalny" style:family="paragraph">
      <style:paragraph-properties fo:text-align="justify" fo:line-height="150%" fo:text-indent="0.25in"/>
    </style:style>
    <style:style style:name="T7319" style:parent-style-name="Domyślnaczcionkaakapitu" style:family="text">
      <style:text-properties fo:background-color="#80FFFF"/>
    </style:style>
    <style:style style:name="P7320" style:parent-style-name="Normalny" style:family="paragraph">
      <style:paragraph-properties fo:text-align="justify" fo:line-height="150%"/>
    </style:style>
    <style:style style:name="T7321" style:parent-style-name="Domyślnaczcionkaakapitu" style:family="text">
      <style:text-properties style:text-underline-type="single" style:text-underline-style="solid" style:text-underline-width="auto" style:text-underline-mode="continuous"/>
    </style:style>
    <style:style style:name="P7322" style:parent-style-name="Normalny" style:family="paragraph">
      <style:paragraph-properties fo:text-align="justify" fo:line-height="150%" fo:text-indent="0.25in"/>
    </style:style>
    <style:style style:name="P7323" style:parent-style-name="Normalny" style:family="paragraph">
      <style:paragraph-properties fo:text-align="justify" fo:line-height="150%"/>
    </style:style>
    <style:style style:name="T7324" style:parent-style-name="Domyślnaczcionkaakapitu" style:family="text">
      <style:text-properties style:text-underline-type="single" style:text-underline-style="solid" style:text-underline-width="auto" style:text-underline-mode="continuous"/>
    </style:style>
    <style:style style:name="P7325" style:parent-style-name="Normalny" style:family="paragraph">
      <style:paragraph-properties fo:text-align="justify" fo:line-height="150%" fo:text-indent="0.25in"/>
    </style:style>
    <style:style style:name="T7326" style:parent-style-name="Domyślnaczcionkaakapitu" style:family="text">
      <style:text-properties fo:background-color="#80FFFF"/>
    </style:style>
    <style:style style:name="T7327" style:parent-style-name="Domyślnaczcionkaakapitu" style:family="text">
      <style:text-properties fo:background-color="#80FFFF"/>
    </style:style>
    <style:style style:name="P7328" style:parent-style-name="Normalny" style:family="paragraph">
      <style:paragraph-properties fo:text-align="justify" fo:line-height="150%"/>
    </style:style>
    <style:style style:name="T7329" style:parent-style-name="Domyślnaczcionkaakapitu" style:family="text">
      <style:text-properties style:text-underline-type="single" style:text-underline-style="solid" style:text-underline-width="auto" style:text-underline-mode="continuous"/>
    </style:style>
    <style:style style:name="P7330" style:parent-style-name="Normalny" style:family="paragraph">
      <style:paragraph-properties fo:text-align="justify" fo:line-height="150%" fo:text-indent="0.25in"/>
    </style:style>
    <style:style style:name="T7331" style:parent-style-name="Domyślnaczcionkaakapitu" style:family="text">
      <style:text-properties fo:background-color="#80FFFF"/>
    </style:style>
    <style:style style:name="P7332" style:parent-style-name="Normalny" style:family="paragraph">
      <style:paragraph-properties fo:text-align="justify" fo:line-height="150%"/>
    </style:style>
    <style:style style:name="T7333" style:parent-style-name="Domyślnaczcionkaakapitu" style:family="text">
      <style:text-properties style:text-underline-type="single" style:text-underline-style="solid" style:text-underline-width="auto" style:text-underline-mode="continuous"/>
    </style:style>
    <style:style style:name="P7334" style:parent-style-name="Normalny" style:family="paragraph">
      <style:paragraph-properties fo:text-align="justify" fo:line-height="150%"/>
    </style:style>
    <style:style style:name="T7335" style:parent-style-name="Domyślnaczcionkaakapitu" style:family="text">
      <style:text-properties fo:background-color="#80FFFF"/>
    </style:style>
    <style:style style:name="T7336" style:parent-style-name="Domyślnaczcionkaakapitu" style:family="text">
      <style:text-properties fo:background-color="#80FFFF"/>
    </style:style>
    <style:style style:name="P7337" style:parent-style-name="Normalny" style:family="paragraph">
      <style:paragraph-properties fo:text-align="justify" fo:line-height="150%"/>
    </style:style>
    <style:style style:name="T7338" style:parent-style-name="Domyślnaczcionkaakapitu" style:family="text">
      <style:text-properties style:text-underline-type="single" style:text-underline-style="solid" style:text-underline-width="auto" style:text-underline-mode="continuous"/>
    </style:style>
    <style:style style:name="P7339" style:parent-style-name="Normalny" style:family="paragraph">
      <style:paragraph-properties fo:text-align="justify" fo:line-height="150%" fo:text-indent="0.25in"/>
    </style:style>
    <style:style style:name="T7340" style:parent-style-name="Domyślnaczcionkaakapitu" style:family="text">
      <style:text-properties fo:background-color="#80FFFF"/>
    </style:style>
    <style:style style:name="P7341" style:parent-style-name="Normalny" style:family="paragraph">
      <style:paragraph-properties fo:text-align="justify" fo:line-height="150%"/>
    </style:style>
    <style:style style:name="T7342" style:parent-style-name="Domyślnaczcionkaakapitu" style:family="text">
      <style:text-properties style:text-underline-type="single" style:text-underline-style="solid" style:text-underline-width="auto" style:text-underline-mode="continuous"/>
    </style:style>
    <style:style style:name="P7343" style:parent-style-name="Normalny" style:family="paragraph">
      <style:paragraph-properties fo:text-align="justify" fo:line-height="150%" fo:text-indent="0.25in"/>
    </style:style>
    <style:style style:name="P7344" style:parent-style-name="Normalny" style:family="paragraph">
      <style:paragraph-properties fo:text-align="justify" fo:line-height="150%"/>
    </style:style>
    <style:style style:name="T7345" style:parent-style-name="Domyślnaczcionkaakapitu" style:family="text">
      <style:text-properties style:text-underline-type="single" style:text-underline-style="solid" style:text-underline-width="auto" style:text-underline-mode="continuous"/>
    </style:style>
    <style:style style:name="T7346" style:parent-style-name="Domyślnaczcionkaakapitu" style:family="text">
      <style:text-properties fo:background-color="#80FFFF" style:text-underline-type="single" style:text-underline-style="solid" style:text-underline-width="auto" style:text-underline-mode="continuous"/>
    </style:style>
    <style:style style:name="T7347" style:parent-style-name="Domyślnaczcionkaakapitu" style:family="text">
      <style:text-properties style:text-underline-type="single" style:text-underline-style="solid" style:text-underline-width="auto" style:text-underline-mode="continuous"/>
    </style:style>
    <style:style style:name="T7348" style:parent-style-name="Domyślnaczcionkaakapitu" style:family="text">
      <style:text-properties fo:background-color="#80FFFF" style:text-underline-type="single" style:text-underline-style="solid" style:text-underline-width="auto" style:text-underline-mode="continuous"/>
    </style:style>
    <style:style style:name="P7349" style:parent-style-name="Normalny" style:family="paragraph">
      <style:paragraph-properties fo:text-align="justify" fo:line-height="150%" fo:text-indent="0.25in"/>
    </style:style>
    <style:style style:name="T7350" style:parent-style-name="Domyślnaczcionkaakapitu" style:family="text">
      <style:text-properties fo:background-color="#80FFFF"/>
    </style:style>
    <style:style style:name="P7351" style:parent-style-name="Normalny" style:family="paragraph">
      <style:paragraph-properties fo:text-align="justify" fo:line-height="150%" fo:text-indent="0.25in"/>
    </style:style>
    <style:style style:name="P7352" style:parent-style-name="Normalny" style:family="paragraph">
      <style:paragraph-properties fo:text-align="justify" fo:line-height="150%" fo:text-indent="0.25in"/>
    </style:style>
    <style:style style:name="P7353" style:parent-style-name="Normalny" style:family="paragraph">
      <style:paragraph-properties fo:text-align="justify" fo:line-height="150%"/>
    </style:style>
    <style:style style:name="T7354" style:parent-style-name="Domyślnaczcionkaakapitu" style:family="text">
      <style:text-properties style:text-underline-type="single" style:text-underline-style="solid" style:text-underline-width="auto" style:text-underline-mode="continuous"/>
    </style:style>
    <style:style style:name="P7355" style:parent-style-name="Normalny" style:family="paragraph">
      <style:paragraph-properties fo:text-align="justify" fo:line-height="150%" fo:text-indent="0.25in"/>
    </style:style>
    <style:style style:name="P7356" style:parent-style-name="Normalny" style:family="paragraph">
      <style:paragraph-properties fo:text-align="justify" fo:line-height="150%"/>
    </style:style>
    <style:style style:name="T7357" style:parent-style-name="Domyślnaczcionkaakapitu" style:family="text">
      <style:text-properties style:text-underline-type="single" style:text-underline-style="solid" style:text-underline-width="auto" style:text-underline-mode="continuous"/>
    </style:style>
    <style:style style:name="P7358" style:parent-style-name="Normalny" style:family="paragraph">
      <style:paragraph-properties fo:text-align="justify" fo:line-height="150%" fo:text-indent="0.25in"/>
    </style:style>
    <style:style style:name="P7359" style:parent-style-name="Normalny" style:family="paragraph">
      <style:paragraph-properties fo:text-align="justify" fo:line-height="150%"/>
    </style:style>
    <style:style style:name="T7360" style:parent-style-name="Domyślnaczcionkaakapitu" style:family="text">
      <style:text-properties style:text-underline-type="single" style:text-underline-style="solid" style:text-underline-width="auto" style:text-underline-mode="continuous"/>
    </style:style>
    <style:style style:name="P7361" style:parent-style-name="Normalny" style:family="paragraph">
      <style:paragraph-properties fo:text-align="justify" fo:line-height="150%" fo:text-indent="0.25in"/>
    </style:style>
    <style:style style:name="T7362" style:parent-style-name="Domyślnaczcionkaakapitu" style:family="text">
      <style:text-properties fo:background-color="#80FFFF"/>
    </style:style>
    <style:style style:name="P7363" style:parent-style-name="Normalny" style:family="paragraph">
      <style:paragraph-properties fo:text-align="justify" fo:line-height="150%" fo:text-indent="0.25in"/>
    </style:style>
    <style:style style:name="T7364" style:parent-style-name="Domyślnaczcionkaakapitu" style:family="text">
      <style:text-properties fo:background-color="#80FFFF"/>
    </style:style>
    <style:style style:name="T7365" style:parent-style-name="Domyślnaczcionkaakapitu" style:family="text">
      <style:text-properties fo:background-color="#80FFFF"/>
    </style:style>
    <style:style style:name="P7366" style:parent-style-name="Normalny" style:family="paragraph">
      <style:paragraph-properties fo:text-align="justify" fo:line-height="150%"/>
    </style:style>
    <style:style style:name="T7367" style:parent-style-name="Domyślnaczcionkaakapitu" style:family="text">
      <style:text-properties style:text-underline-type="single" style:text-underline-style="solid" style:text-underline-width="auto" style:text-underline-mode="continuous"/>
    </style:style>
    <style:style style:name="T7368" style:parent-style-name="Domyślnaczcionkaakapitu" style:family="text">
      <style:text-properties fo:background-color="#80FFFF" style:text-underline-type="single" style:text-underline-style="solid" style:text-underline-width="auto" style:text-underline-mode="continuous"/>
    </style:style>
    <style:style style:name="T7369" style:parent-style-name="Domyślnaczcionkaakapitu" style:family="text">
      <style:text-properties style:text-underline-type="single" style:text-underline-style="solid" style:text-underline-width="auto" style:text-underline-mode="continuous"/>
    </style:style>
    <style:style style:name="P7370" style:parent-style-name="Normalny" style:family="paragraph">
      <style:paragraph-properties fo:text-align="justify" fo:line-height="150%" fo:text-indent="0.25in"/>
    </style:style>
    <style:style style:name="T7371" style:parent-style-name="Domyślnaczcionkaakapitu" style:family="text">
      <style:text-properties fo:background-color="#80FFFF"/>
    </style:style>
    <style:style style:name="T7372" style:parent-style-name="Domyślnaczcionkaakapitu" style:family="text">
      <style:text-properties fo:background-color="#80FFFF"/>
    </style:style>
    <style:style style:name="T7373" style:parent-style-name="Domyślnaczcionkaakapitu" style:family="text">
      <style:text-properties fo:background-color="#80FFFF"/>
    </style:style>
    <style:style style:name="P7374" style:parent-style-name="Normalny" style:family="paragraph">
      <style:paragraph-properties fo:text-align="justify" fo:line-height="150%" fo:text-indent="0.25in"/>
    </style:style>
    <style:style style:name="T7375" style:parent-style-name="Domyślnaczcionkaakapitu" style:family="text">
      <style:text-properties fo:background-color="#80FFFF"/>
    </style:style>
    <style:style style:name="P7376" style:parent-style-name="Normalny" style:family="paragraph">
      <style:paragraph-properties fo:text-align="justify" fo:line-height="150%"/>
    </style:style>
    <style:style style:name="T7377" style:parent-style-name="Domyślnaczcionkaakapitu" style:family="text">
      <style:text-properties style:text-underline-type="single" style:text-underline-style="solid" style:text-underline-width="auto" style:text-underline-mode="continuous"/>
    </style:style>
    <style:style style:name="P7378" style:parent-style-name="Normalny" style:family="paragraph">
      <style:paragraph-properties fo:text-align="justify" fo:line-height="150%" fo:text-indent="0.25in"/>
    </style:style>
    <style:style style:name="T7379" style:parent-style-name="Domyślnaczcionkaakapitu" style:family="text">
      <style:text-properties fo:background-color="#80FFFF"/>
    </style:style>
    <style:style style:name="T7380" style:parent-style-name="Domyślnaczcionkaakapitu" style:family="text">
      <style:text-properties fo:background-color="#80FFFF"/>
    </style:style>
    <style:style style:name="T7381" style:parent-style-name="Domyślnaczcionkaakapitu" style:family="text">
      <style:text-properties fo:background-color="#80FFFF"/>
    </style:style>
    <style:style style:name="T7382" style:parent-style-name="Domyślnaczcionkaakapitu" style:family="text">
      <style:text-properties fo:background-color="#80FFFF"/>
    </style:style>
    <style:style style:name="T7383" style:parent-style-name="Domyślnaczcionkaakapitu" style:family="text">
      <style:text-properties fo:background-color="#80FFFF"/>
    </style:style>
    <style:style style:name="T7384" style:parent-style-name="Domyślnaczcionkaakapitu" style:family="text">
      <style:text-properties fo:background-color="#80FFFF"/>
    </style:style>
    <style:style style:name="T7385" style:parent-style-name="Domyślnaczcionkaakapitu" style:family="text">
      <style:text-properties fo:background-color="#80FFFF"/>
    </style:style>
    <style:style style:name="T7386" style:parent-style-name="Domyślnaczcionkaakapitu" style:family="text">
      <style:text-properties fo:background-color="#80FFFF"/>
    </style:style>
    <style:style style:name="P7387" style:parent-style-name="Normalny" style:family="paragraph">
      <style:paragraph-properties fo:text-align="justify" fo:line-height="150%"/>
    </style:style>
    <style:style style:name="T7388" style:parent-style-name="Domyślnaczcionkaakapitu" style:family="text">
      <style:text-properties style:text-underline-type="single" style:text-underline-style="solid" style:text-underline-width="auto" style:text-underline-mode="continuous"/>
    </style:style>
    <style:style style:name="P7389" style:parent-style-name="Normalny" style:family="paragraph">
      <style:paragraph-properties fo:text-align="justify" fo:line-height="150%" fo:text-indent="0.25in"/>
    </style:style>
    <style:style style:name="P7390" style:parent-style-name="Normalny" style:family="paragraph">
      <style:paragraph-properties fo:text-align="justify" fo:line-height="150%"/>
    </style:style>
    <style:style style:name="T7391" style:parent-style-name="Domyślnaczcionkaakapitu" style:family="text">
      <style:text-properties style:text-underline-type="single" style:text-underline-style="solid" style:text-underline-width="auto" style:text-underline-mode="continuous"/>
    </style:style>
    <style:style style:name="P7392" style:parent-style-name="Normalny" style:family="paragraph">
      <style:paragraph-properties fo:text-align="justify" fo:line-height="150%" fo:text-indent="0.25in">
        <style:tab-stops>
          <style:tab-stop style:type="left" style:position="0.1972in"/>
        </style:tab-stops>
      </style:paragraph-properties>
    </style:style>
    <style:style style:name="T7393" style:parent-style-name="Domyślnaczcionkaakapitu" style:family="text">
      <style:text-properties fo:background-color="#80FFFF"/>
    </style:style>
    <style:style style:name="T7394" style:parent-style-name="Domyślnaczcionkaakapitu" style:family="text">
      <style:text-properties fo:background-color="#80FFFF"/>
    </style:style>
    <style:style style:name="T7395" style:parent-style-name="Domyślnaczcionkaakapitu" style:family="text">
      <style:text-properties fo:background-color="#80FFFF"/>
    </style:style>
    <style:style style:name="P7396" style:parent-style-name="Normalny" style:family="paragraph">
      <style:paragraph-properties fo:text-align="justify" fo:line-height="150%"/>
    </style:style>
    <style:style style:name="T7397" style:parent-style-name="Domyślnaczcionkaakapitu" style:family="text">
      <style:text-properties style:text-underline-type="single" style:text-underline-style="solid" style:text-underline-width="auto" style:text-underline-mode="continuous"/>
    </style:style>
    <style:style style:name="P7398" style:parent-style-name="Normalny" style:family="paragraph">
      <style:paragraph-properties fo:text-align="justify" fo:line-height="150%" fo:text-indent="0.25in"/>
    </style:style>
    <style:style style:name="T7399" style:parent-style-name="Domyślnaczcionkaakapitu" style:family="text">
      <style:text-properties fo:background-color="#80FFFF"/>
    </style:style>
    <style:style style:name="P7400" style:parent-style-name="Normalny" style:family="paragraph">
      <style:paragraph-properties fo:text-align="justify" fo:line-height="150%"/>
    </style:style>
    <style:style style:name="T7401" style:parent-style-name="Domyślnaczcionkaakapitu" style:family="text">
      <style:text-properties style:text-underline-type="single" style:text-underline-style="solid" style:text-underline-width="auto" style:text-underline-mode="continuous"/>
    </style:style>
    <style:style style:name="P7402" style:parent-style-name="Normalny" style:family="paragraph">
      <style:paragraph-properties fo:text-align="justify" fo:line-height="150%" fo:text-indent="0.25in"/>
    </style:style>
    <style:style style:name="P7403" style:parent-style-name="Normalny" style:family="paragraph">
      <style:paragraph-properties fo:text-align="justify" fo:line-height="150%"/>
    </style:style>
    <style:style style:name="T7404" style:parent-style-name="Domyślnaczcionkaakapitu" style:family="text">
      <style:text-properties style:text-underline-type="single" style:text-underline-style="solid" style:text-underline-width="auto" style:text-underline-mode="continuous"/>
    </style:style>
    <style:style style:name="P7405" style:parent-style-name="Normalny" style:family="paragraph">
      <style:paragraph-properties fo:text-align="justify" fo:line-height="150%" fo:text-indent="0.25in"/>
    </style:style>
    <style:style style:name="P7406" style:parent-style-name="Normalny" style:family="paragraph">
      <style:paragraph-properties fo:text-align="justify" fo:line-height="150%"/>
    </style:style>
    <style:style style:name="T7407" style:parent-style-name="Domyślnaczcionkaakapitu" style:family="text">
      <style:text-properties style:text-underline-type="single" style:text-underline-style="solid" style:text-underline-width="auto" style:text-underline-mode="continuous"/>
    </style:style>
    <style:style style:name="P7408" style:parent-style-name="Normalny" style:family="paragraph">
      <style:paragraph-properties fo:text-align="justify" fo:line-height="150%" fo:text-indent="0.25in"/>
    </style:style>
    <style:style style:name="P7409" style:parent-style-name="Normalny" style:family="paragraph">
      <style:paragraph-properties fo:text-align="justify" fo:line-height="150%"/>
    </style:style>
    <style:style style:name="T7410" style:parent-style-name="Domyślnaczcionkaakapitu" style:family="text">
      <style:text-properties style:text-underline-type="single" style:text-underline-style="solid" style:text-underline-width="auto" style:text-underline-mode="continuous"/>
    </style:style>
    <style:style style:name="P7411" style:parent-style-name="Normalny" style:family="paragraph">
      <style:paragraph-properties fo:text-align="justify" fo:line-height="150%" fo:text-indent="0.25in"/>
    </style:style>
    <style:style style:name="T7412" style:parent-style-name="Domyślnaczcionkaakapitu" style:family="text">
      <style:text-properties fo:background-color="#80FFFF"/>
    </style:style>
    <style:style style:name="T7413" style:parent-style-name="Domyślnaczcionkaakapitu" style:family="text">
      <style:text-properties fo:background-color="#80FFFF"/>
    </style:style>
    <style:style style:name="T7414" style:parent-style-name="Domyślnaczcionkaakapitu" style:family="text">
      <style:text-properties fo:background-color="#80FFFF"/>
    </style:style>
    <style:style style:name="P7415" style:parent-style-name="Normalny" style:family="paragraph">
      <style:paragraph-properties fo:text-align="justify" fo:line-height="150%"/>
    </style:style>
    <style:style style:name="T7416" style:parent-style-name="Domyślnaczcionkaakapitu" style:family="text">
      <style:text-properties style:text-underline-type="single" style:text-underline-style="solid" style:text-underline-width="auto" style:text-underline-mode="continuous"/>
    </style:style>
    <style:style style:name="P7417" style:parent-style-name="Normalny" style:family="paragraph">
      <style:paragraph-properties fo:text-align="justify" fo:line-height="150%" fo:text-indent="0.25in"/>
    </style:style>
    <style:style style:name="P7418" style:parent-style-name="Normalny" style:family="paragraph">
      <style:paragraph-properties fo:text-align="justify" fo:line-height="150%"/>
    </style:style>
    <style:style style:name="T7419" style:parent-style-name="Domyślnaczcionkaakapitu" style:family="text">
      <style:text-properties style:text-underline-type="single" style:text-underline-style="solid" style:text-underline-width="auto" style:text-underline-mode="continuous"/>
    </style:style>
    <style:style style:name="P7420" style:parent-style-name="Normalny" style:family="paragraph">
      <style:paragraph-properties fo:text-align="justify" fo:line-height="150%" fo:text-indent="0.25in"/>
    </style:style>
    <style:style style:name="T7421" style:parent-style-name="Domyślnaczcionkaakapitu" style:family="text">
      <style:text-properties fo:background-color="#80FFFF"/>
    </style:style>
    <style:style style:name="T7422" style:parent-style-name="Domyślnaczcionkaakapitu" style:family="text">
      <style:text-properties fo:background-color="#80FFFF"/>
    </style:style>
    <style:style style:name="T7423" style:parent-style-name="Domyślnaczcionkaakapitu" style:family="text">
      <style:text-properties fo:background-color="#80FFFF"/>
    </style:style>
    <style:style style:name="P7424" style:parent-style-name="Normalny" style:family="paragraph">
      <style:paragraph-properties fo:text-align="justify" fo:line-height="150%" fo:text-indent="0.25in"/>
    </style:style>
    <style:style style:name="T7425" style:parent-style-name="Domyślnaczcionkaakapitu" style:family="text">
      <style:text-properties fo:background-color="#80FFFF"/>
    </style:style>
    <style:style style:name="T7426" style:parent-style-name="Domyślnaczcionkaakapitu" style:family="text">
      <style:text-properties fo:background-color="#80FFFF"/>
    </style:style>
    <style:style style:name="P7427" style:parent-style-name="Normalny" style:family="paragraph">
      <style:paragraph-properties fo:text-align="justify" fo:line-height="150%"/>
    </style:style>
    <style:style style:name="T7428" style:parent-style-name="Domyślnaczcionkaakapitu" style:family="text">
      <style:text-properties style:text-underline-type="single" style:text-underline-style="solid" style:text-underline-width="auto" style:text-underline-mode="continuous"/>
    </style:style>
    <style:style style:name="T7429" style:parent-style-name="Domyślnaczcionkaakapitu" style:family="text">
      <style:text-properties fo:background-color="#80FFFF" style:text-underline-type="single" style:text-underline-style="solid" style:text-underline-width="auto" style:text-underline-mode="continuous"/>
    </style:style>
    <style:style style:name="T7430" style:parent-style-name="Domyślnaczcionkaakapitu" style:family="text">
      <style:text-properties style:text-underline-type="single" style:text-underline-style="solid" style:text-underline-width="auto" style:text-underline-mode="continuous"/>
    </style:style>
    <style:style style:name="T7431" style:parent-style-name="Domyślnaczcionkaakapitu" style:family="text">
      <style:text-properties fo:background-color="#80FFFF" style:text-underline-type="single" style:text-underline-style="solid" style:text-underline-width="auto" style:text-underline-mode="continuous"/>
    </style:style>
    <style:style style:name="T7432" style:parent-style-name="Domyślnaczcionkaakapitu" style:family="text">
      <style:text-properties style:text-underline-type="single" style:text-underline-style="solid" style:text-underline-width="auto" style:text-underline-mode="continuous"/>
    </style:style>
    <style:style style:name="T7433" style:parent-style-name="Domyślnaczcionkaakapitu" style:family="text">
      <style:text-properties fo:background-color="#80FFFF" style:text-underline-type="single" style:text-underline-style="solid" style:text-underline-width="auto" style:text-underline-mode="continuous"/>
    </style:style>
    <style:style style:name="T7434" style:parent-style-name="Domyślnaczcionkaakapitu" style:family="text">
      <style:text-properties style:text-underline-type="single" style:text-underline-style="solid" style:text-underline-width="auto" style:text-underline-mode="continuous"/>
    </style:style>
    <style:style style:name="T7435" style:parent-style-name="Domyślnaczcionkaakapitu" style:family="text">
      <style:text-properties fo:background-color="#80FFFF" style:text-underline-type="single" style:text-underline-style="solid" style:text-underline-width="auto" style:text-underline-mode="continuous"/>
    </style:style>
    <style:style style:name="T7436" style:parent-style-name="Domyślnaczcionkaakapitu" style:family="text">
      <style:text-properties style:text-underline-type="single" style:text-underline-style="solid" style:text-underline-width="auto" style:text-underline-mode="continuous"/>
    </style:style>
    <style:style style:name="T7437" style:parent-style-name="Domyślnaczcionkaakapitu" style:family="text">
      <style:text-properties fo:background-color="#80FFFF" style:text-underline-type="single" style:text-underline-style="solid" style:text-underline-width="auto" style:text-underline-mode="continuous"/>
    </style:style>
    <style:style style:name="T7438" style:parent-style-name="Domyślnaczcionkaakapitu" style:family="text">
      <style:text-properties style:text-underline-type="single" style:text-underline-style="solid" style:text-underline-width="auto" style:text-underline-mode="continuous"/>
    </style:style>
    <style:style style:name="T7439" style:parent-style-name="Domyślnaczcionkaakapitu" style:family="text">
      <style:text-properties fo:background-color="#80FFFF" style:text-underline-type="single" style:text-underline-style="solid" style:text-underline-width="auto" style:text-underline-mode="continuous"/>
    </style:style>
    <style:style style:name="P7440" style:parent-style-name="Normalny" style:family="paragraph">
      <style:paragraph-properties fo:text-align="justify" fo:line-height="150%" fo:text-indent="0.25in"/>
    </style:style>
    <style:style style:name="T7441" style:parent-style-name="Domyślnaczcionkaakapitu" style:family="text">
      <style:text-properties fo:background-color="#80FFFF"/>
    </style:style>
    <style:style style:name="P7442" style:parent-style-name="Normalny" style:family="paragraph">
      <style:paragraph-properties fo:text-align="justify" fo:line-height="150%"/>
    </style:style>
    <style:style style:name="T7443" style:parent-style-name="Domyślnaczcionkaakapitu" style:family="text">
      <style:text-properties style:text-underline-type="single" style:text-underline-style="solid" style:text-underline-width="auto" style:text-underline-mode="continuous"/>
    </style:style>
    <style:style style:name="P7444" style:parent-style-name="Normalny" style:family="paragraph">
      <style:paragraph-properties fo:text-align="justify" fo:line-height="150%" fo:text-indent="0.25in"/>
    </style:style>
    <style:style style:name="P7445" style:parent-style-name="Normalny" style:family="paragraph">
      <style:paragraph-properties fo:text-align="justify" fo:line-height="150%"/>
    </style:style>
    <style:style style:name="T7446" style:parent-style-name="Domyślnaczcionkaakapitu" style:family="text">
      <style:text-properties style:text-underline-type="single" style:text-underline-style="solid" style:text-underline-width="auto" style:text-underline-mode="continuous"/>
    </style:style>
    <style:style style:name="P7447" style:parent-style-name="Normalny" style:family="paragraph">
      <style:paragraph-properties fo:text-align="justify" fo:line-height="150%" fo:text-indent="0.25in"/>
    </style:style>
    <style:style style:name="T7448" style:parent-style-name="Domyślnaczcionkaakapitu" style:family="text">
      <style:text-properties fo:background-color="#80FFFF"/>
    </style:style>
    <style:style style:name="P7449" style:parent-style-name="Normalny" style:family="paragraph">
      <style:paragraph-properties fo:text-align="justify" fo:line-height="150%"/>
    </style:style>
    <style:style style:name="T7450" style:parent-style-name="Domyślnaczcionkaakapitu" style:family="text">
      <style:text-properties style:text-underline-type="single" style:text-underline-style="solid" style:text-underline-width="auto" style:text-underline-mode="continuous"/>
    </style:style>
    <style:style style:name="T7451" style:parent-style-name="Domyślnaczcionkaakapitu" style:family="text">
      <style:text-properties fo:background-color="#80FFFF" style:text-underline-type="single" style:text-underline-style="solid" style:text-underline-width="auto" style:text-underline-mode="continuous"/>
    </style:style>
    <style:style style:name="T7452" style:parent-style-name="Domyślnaczcionkaakapitu" style:family="text">
      <style:text-properties style:text-underline-type="single" style:text-underline-style="solid" style:text-underline-width="auto" style:text-underline-mode="continuous"/>
    </style:style>
    <style:style style:name="T7453" style:parent-style-name="Domyślnaczcionkaakapitu" style:family="text">
      <style:text-properties fo:background-color="#80FFFF" style:text-underline-type="single" style:text-underline-style="solid" style:text-underline-width="auto" style:text-underline-mode="continuous"/>
    </style:style>
    <style:style style:name="T7454" style:parent-style-name="Domyślnaczcionkaakapitu" style:family="text">
      <style:text-properties style:text-underline-type="single" style:text-underline-style="solid" style:text-underline-width="auto" style:text-underline-mode="continuous"/>
    </style:style>
    <style:style style:name="T7455" style:parent-style-name="Domyślnaczcionkaakapitu" style:family="text">
      <style:text-properties fo:background-color="#80FFFF" style:text-underline-type="single" style:text-underline-style="solid" style:text-underline-width="auto" style:text-underline-mode="continuous"/>
    </style:style>
    <style:style style:name="T7456" style:parent-style-name="Domyślnaczcionkaakapitu" style:family="text">
      <style:text-properties style:text-underline-type="single" style:text-underline-style="solid" style:text-underline-width="auto" style:text-underline-mode="continuous"/>
    </style:style>
    <style:style style:name="P7457" style:parent-style-name="Normalny" style:family="paragraph">
      <style:paragraph-properties fo:text-align="justify" fo:line-height="150%" fo:text-indent="0.25in"/>
    </style:style>
    <style:style style:name="T7458" style:parent-style-name="Domyślnaczcionkaakapitu" style:family="text">
      <style:text-properties fo:background-color="#80FFFF"/>
    </style:style>
    <style:style style:name="T7459" style:parent-style-name="Domyślnaczcionkaakapitu" style:family="text">
      <style:text-properties fo:background-color="#80FFFF"/>
    </style:style>
    <style:style style:name="T7460" style:parent-style-name="Domyślnaczcionkaakapitu" style:family="text">
      <style:text-properties fo:background-color="#80FFFF"/>
    </style:style>
    <style:style style:name="P7461" style:parent-style-name="Normalny" style:family="paragraph">
      <style:paragraph-properties fo:text-align="justify" fo:line-height="150%" fo:text-indent="0.25in"/>
    </style:style>
    <style:style style:name="T7462" style:parent-style-name="Domyślnaczcionkaakapitu" style:family="text">
      <style:text-properties fo:background-color="#80FFFF"/>
    </style:style>
    <style:style style:name="T7463" style:parent-style-name="Domyślnaczcionkaakapitu" style:family="text">
      <style:text-properties fo:background-color="#80FFFF"/>
    </style:style>
    <style:style style:name="P7464" style:parent-style-name="Normalny" style:family="paragraph">
      <style:paragraph-properties fo:text-align="justify" fo:line-height="150%"/>
    </style:style>
    <style:style style:name="T7465" style:parent-style-name="Domyślnaczcionkaakapitu" style:family="text">
      <style:text-properties style:text-underline-type="single" style:text-underline-style="solid" style:text-underline-width="auto" style:text-underline-mode="continuous"/>
    </style:style>
    <style:style style:name="P7466" style:parent-style-name="Normalny" style:family="paragraph">
      <style:paragraph-properties fo:text-align="justify" fo:line-height="150%" fo:text-indent="0.25in"/>
    </style:style>
    <style:style style:name="P7467" style:parent-style-name="Normalny" style:family="paragraph">
      <style:paragraph-properties fo:text-align="justify" fo:line-height="150%"/>
    </style:style>
    <style:style style:name="T7468" style:parent-style-name="Domyślnaczcionkaakapitu" style:family="text">
      <style:text-properties style:text-underline-type="single" style:text-underline-style="solid" style:text-underline-width="auto" style:text-underline-mode="continuous"/>
    </style:style>
    <style:style style:name="T7469" style:parent-style-name="Domyślnaczcionkaakapitu" style:family="text">
      <style:text-properties fo:background-color="#80FFFF" style:text-underline-type="single" style:text-underline-style="solid" style:text-underline-width="auto" style:text-underline-mode="continuous"/>
    </style:style>
    <style:style style:name="T7470" style:parent-style-name="Domyślnaczcionkaakapitu" style:family="text">
      <style:text-properties style:text-underline-type="single" style:text-underline-style="solid" style:text-underline-width="auto" style:text-underline-mode="continuous"/>
    </style:style>
    <style:style style:name="T7471" style:parent-style-name="Domyślnaczcionkaakapitu" style:family="text">
      <style:text-properties fo:background-color="#80FFFF" style:text-underline-type="single" style:text-underline-style="solid" style:text-underline-width="auto" style:text-underline-mode="continuous"/>
    </style:style>
    <style:style style:name="T7472" style:parent-style-name="Domyślnaczcionkaakapitu" style:family="text">
      <style:text-properties style:text-underline-type="single" style:text-underline-style="solid" style:text-underline-width="auto" style:text-underline-mode="continuous"/>
    </style:style>
    <style:style style:name="T7473" style:parent-style-name="Domyślnaczcionkaakapitu" style:family="text">
      <style:text-properties fo:background-color="#80FFFF" style:text-underline-type="single" style:text-underline-style="solid" style:text-underline-width="auto" style:text-underline-mode="continuous"/>
    </style:style>
    <style:style style:name="T7474" style:parent-style-name="Domyślnaczcionkaakapitu" style:family="text">
      <style:text-properties style:text-underline-type="single" style:text-underline-style="solid" style:text-underline-width="auto" style:text-underline-mode="continuous"/>
    </style:style>
    <style:style style:name="T7475" style:parent-style-name="Domyślnaczcionkaakapitu" style:family="text">
      <style:text-properties fo:background-color="#80FFFF" style:text-underline-type="single" style:text-underline-style="solid" style:text-underline-width="auto" style:text-underline-mode="continuous"/>
    </style:style>
    <style:style style:name="T7476" style:parent-style-name="Domyślnaczcionkaakapitu" style:family="text">
      <style:text-properties style:text-underline-type="single" style:text-underline-style="solid" style:text-underline-width="auto" style:text-underline-mode="continuous"/>
    </style:style>
    <style:style style:name="T7477" style:parent-style-name="Domyślnaczcionkaakapitu" style:family="text">
      <style:text-properties fo:background-color="#80FFFF" style:text-underline-type="single" style:text-underline-style="solid" style:text-underline-width="auto" style:text-underline-mode="continuous"/>
    </style:style>
    <style:style style:name="T7478" style:parent-style-name="Domyślnaczcionkaakapitu" style:family="text">
      <style:text-properties style:text-underline-type="single" style:text-underline-style="solid" style:text-underline-width="auto" style:text-underline-mode="continuous"/>
    </style:style>
    <style:style style:name="T7479" style:parent-style-name="Domyślnaczcionkaakapitu" style:family="text">
      <style:text-properties fo:background-color="#80FFFF" style:text-underline-type="single" style:text-underline-style="solid" style:text-underline-width="auto" style:text-underline-mode="continuous"/>
    </style:style>
    <style:style style:name="P7480" style:parent-style-name="Normalny" style:family="paragraph">
      <style:paragraph-properties fo:text-align="justify" fo:line-height="150%" fo:text-indent="0.25in"/>
    </style:style>
    <style:style style:name="P7481" style:parent-style-name="Normalny" style:family="paragraph">
      <style:paragraph-properties fo:text-align="justify" fo:line-height="150%"/>
    </style:style>
    <style:style style:name="T7482" style:parent-style-name="Domyślnaczcionkaakapitu" style:family="text">
      <style:text-properties style:text-underline-type="single" style:text-underline-style="solid" style:text-underline-width="auto" style:text-underline-mode="continuous"/>
    </style:style>
    <style:style style:name="P7483" style:parent-style-name="Normalny" style:family="paragraph">
      <style:paragraph-properties fo:text-align="justify" fo:line-height="150%" fo:text-indent="0.25in"/>
    </style:style>
    <style:style style:name="T7484" style:parent-style-name="Domyślnaczcionkaakapitu" style:family="text">
      <style:text-properties fo:background-color="#80FFFF"/>
    </style:style>
    <style:style style:name="T7485" style:parent-style-name="Domyślnaczcionkaakapitu" style:family="text">
      <style:text-properties fo:background-color="#80FFFF"/>
    </style:style>
    <style:style style:name="T7486" style:parent-style-name="Domyślnaczcionkaakapitu" style:family="text">
      <style:text-properties fo:background-color="#80FFFF"/>
    </style:style>
    <style:style style:name="T7487" style:parent-style-name="Domyślnaczcionkaakapitu" style:family="text">
      <style:text-properties fo:background-color="#80FFFF"/>
    </style:style>
    <style:style style:name="T7488" style:parent-style-name="Domyślnaczcionkaakapitu" style:family="text">
      <style:text-properties fo:background-color="#80FFFF"/>
    </style:style>
    <style:style style:name="P7489" style:parent-style-name="Normalny" style:family="paragraph">
      <style:paragraph-properties fo:text-align="justify" fo:line-height="150%"/>
    </style:style>
    <style:style style:name="T7490" style:parent-style-name="Domyślnaczcionkaakapitu" style:family="text">
      <style:text-properties style:text-underline-type="single" style:text-underline-style="solid" style:text-underline-width="auto" style:text-underline-mode="continuous"/>
    </style:style>
    <style:style style:name="T7491" style:parent-style-name="Domyślnaczcionkaakapitu" style:family="text">
      <style:text-properties fo:background-color="#80FFFF" style:text-underline-type="single" style:text-underline-style="solid" style:text-underline-width="auto" style:text-underline-mode="continuous"/>
    </style:style>
    <style:style style:name="T7492" style:parent-style-name="Domyślnaczcionkaakapitu" style:family="text">
      <style:text-properties style:text-underline-type="single" style:text-underline-style="solid" style:text-underline-width="auto" style:text-underline-mode="continuous"/>
    </style:style>
    <style:style style:name="T7493" style:parent-style-name="Domyślnaczcionkaakapitu" style:family="text">
      <style:text-properties fo:background-color="#80FFFF" style:text-underline-type="single" style:text-underline-style="solid" style:text-underline-width="auto" style:text-underline-mode="continuous"/>
    </style:style>
    <style:style style:name="T7494" style:parent-style-name="Domyślnaczcionkaakapitu" style:family="text">
      <style:text-properties style:text-underline-type="single" style:text-underline-style="solid" style:text-underline-width="auto" style:text-underline-mode="continuous"/>
    </style:style>
    <style:style style:name="T7495" style:parent-style-name="Domyślnaczcionkaakapitu" style:family="text">
      <style:text-properties fo:background-color="#80FFFF" style:text-underline-type="single" style:text-underline-style="solid" style:text-underline-width="auto" style:text-underline-mode="continuous"/>
    </style:style>
    <style:style style:name="T7496" style:parent-style-name="Domyślnaczcionkaakapitu" style:family="text">
      <style:text-properties style:text-underline-type="single" style:text-underline-style="solid" style:text-underline-width="auto" style:text-underline-mode="continuous"/>
    </style:style>
    <style:style style:name="T7497" style:parent-style-name="Domyślnaczcionkaakapitu" style:family="text">
      <style:text-properties fo:background-color="#80FFFF" style:text-underline-type="single" style:text-underline-style="solid" style:text-underline-width="auto" style:text-underline-mode="continuous"/>
    </style:style>
    <style:style style:name="P7498" style:parent-style-name="Normalny" style:family="paragraph">
      <style:paragraph-properties fo:text-align="justify" fo:line-height="150%" fo:text-indent="0.25in"/>
    </style:style>
    <style:style style:name="P7499" style:parent-style-name="Normalny" style:family="paragraph">
      <style:paragraph-properties fo:text-align="justify" fo:line-height="150%"/>
    </style:style>
    <style:style style:name="T7500" style:parent-style-name="Domyślnaczcionkaakapitu" style:family="text">
      <style:text-properties style:text-underline-type="single" style:text-underline-style="solid" style:text-underline-width="auto" style:text-underline-mode="continuous"/>
    </style:style>
    <style:style style:name="T7501" style:parent-style-name="Domyślnaczcionkaakapitu" style:family="text">
      <style:text-properties fo:background-color="#80FFFF" style:text-underline-type="single" style:text-underline-style="solid" style:text-underline-width="auto" style:text-underline-mode="continuous"/>
    </style:style>
    <style:style style:name="T7502" style:parent-style-name="Domyślnaczcionkaakapitu" style:family="text">
      <style:text-properties style:text-underline-type="single" style:text-underline-style="solid" style:text-underline-width="auto" style:text-underline-mode="continuous"/>
    </style:style>
    <style:style style:name="P7503" style:parent-style-name="Normalny" style:family="paragraph">
      <style:paragraph-properties fo:text-align="justify" fo:line-height="150%" fo:text-indent="0.25in"/>
    </style:style>
    <style:style style:name="T7504" style:parent-style-name="Domyślnaczcionkaakapitu" style:family="text">
      <style:text-properties fo:background-color="#80FFFF"/>
    </style:style>
    <style:style style:name="T7505" style:parent-style-name="Domyślnaczcionkaakapitu" style:family="text">
      <style:text-properties fo:background-color="#80FFFF"/>
    </style:style>
    <style:style style:name="T7506" style:parent-style-name="Domyślnaczcionkaakapitu" style:family="text">
      <style:text-properties fo:background-color="#80FFFF"/>
    </style:style>
    <style:style style:name="T7507" style:parent-style-name="Domyślnaczcionkaakapitu" style:family="text">
      <style:text-properties fo:background-color="#80FFFF"/>
    </style:style>
    <style:style style:name="P7508" style:parent-style-name="Normalny" style:family="paragraph">
      <style:paragraph-properties fo:text-align="justify" fo:line-height="150%" fo:text-indent="0.25in"/>
    </style:style>
    <style:style style:name="T7509" style:parent-style-name="Domyślnaczcionkaakapitu" style:family="text">
      <style:text-properties fo:background-color="#80FFFF"/>
    </style:style>
    <style:style style:name="T7510" style:parent-style-name="Domyślnaczcionkaakapitu" style:family="text">
      <style:text-properties fo:background-color="#80FFFF"/>
    </style:style>
    <style:style style:name="T7511" style:parent-style-name="Domyślnaczcionkaakapitu" style:family="text">
      <style:text-properties fo:background-color="#80FFFF"/>
    </style:style>
    <style:style style:name="T7512" style:parent-style-name="Domyślnaczcionkaakapitu" style:family="text">
      <style:text-properties fo:background-color="#80FFFF"/>
    </style:style>
    <style:style style:name="P7513" style:parent-style-name="Normalny" style:family="paragraph">
      <style:paragraph-properties fo:text-align="justify" fo:line-height="150%" fo:text-indent="0.25in"/>
    </style:style>
    <style:style style:name="T7514" style:parent-style-name="Domyślnaczcionkaakapitu" style:family="text">
      <style:text-properties fo:background-color="#80FFFF"/>
    </style:style>
    <style:style style:name="P7515" style:parent-style-name="Normalny" style:family="paragraph">
      <style:paragraph-properties fo:text-align="justify" fo:line-height="150%" fo:text-indent="0.25in"/>
    </style:style>
    <style:style style:name="T7516" style:parent-style-name="Domyślnaczcionkaakapitu" style:family="text">
      <style:text-properties fo:background-color="#80FFFF"/>
    </style:style>
    <style:style style:name="T7517" style:parent-style-name="Domyślnaczcionkaakapitu" style:family="text">
      <style:text-properties fo:background-color="#80FFFF"/>
    </style:style>
    <style:style style:name="T7518" style:parent-style-name="Domyślnaczcionkaakapitu" style:family="text">
      <style:text-properties fo:background-color="#80FFFF"/>
    </style:style>
    <style:style style:name="T7519" style:parent-style-name="Domyślnaczcionkaakapitu" style:family="text">
      <style:text-properties fo:background-color="#80FFFF"/>
    </style:style>
    <style:style style:name="P7520" style:parent-style-name="Normalny" style:family="paragraph">
      <style:paragraph-properties fo:text-align="justify" fo:line-height="150%" fo:text-indent="0.25in"/>
    </style:style>
    <style:style style:name="T7521" style:parent-style-name="Domyślnaczcionkaakapitu" style:family="text">
      <style:text-properties fo:background-color="#80FFFF"/>
    </style:style>
    <style:style style:name="P7522" style:parent-style-name="Normalny" style:family="paragraph">
      <style:paragraph-properties fo:text-align="justify" fo:line-height="150%" fo:text-indent="0.25in"/>
    </style:style>
    <style:style style:name="P7523" style:parent-style-name="Normalny" style:family="paragraph">
      <style:paragraph-properties fo:text-align="justify" fo:line-height="150%"/>
    </style:style>
    <style:style style:name="T7524" style:parent-style-name="Domyślnaczcionkaakapitu" style:family="text">
      <style:text-properties style:text-underline-type="single" style:text-underline-style="solid" style:text-underline-width="auto" style:text-underline-mode="continuous"/>
    </style:style>
    <style:style style:name="P7525" style:parent-style-name="Normalny" style:family="paragraph">
      <style:paragraph-properties fo:text-align="justify" fo:line-height="150%" fo:text-indent="0.25in"/>
    </style:style>
    <style:style style:name="T7526" style:parent-style-name="Domyślnaczcionkaakapitu" style:family="text">
      <style:text-properties fo:background-color="#80FFFF"/>
    </style:style>
    <style:style style:name="P7527" style:parent-style-name="Normalny" style:family="paragraph">
      <style:paragraph-properties fo:text-align="justify" fo:line-height="150%"/>
    </style:style>
    <style:style style:name="T7528" style:parent-style-name="Domyślnaczcionkaakapitu" style:family="text">
      <style:text-properties style:text-underline-type="single" style:text-underline-style="solid" style:text-underline-width="auto" style:text-underline-mode="continuous"/>
    </style:style>
    <style:style style:name="P7529" style:parent-style-name="Normalny" style:family="paragraph">
      <style:paragraph-properties fo:text-align="justify" fo:line-height="150%" fo:text-indent="0.25in"/>
    </style:style>
    <style:style style:name="P7530" style:parent-style-name="Normalny" style:family="paragraph">
      <style:paragraph-properties fo:text-align="justify" fo:line-height="150%"/>
    </style:style>
    <style:style style:name="T7531" style:parent-style-name="Domyślnaczcionkaakapitu" style:family="text">
      <style:text-properties style:text-underline-type="single" style:text-underline-style="solid" style:text-underline-width="auto" style:text-underline-mode="continuous"/>
    </style:style>
    <style:style style:name="T7532" style:parent-style-name="Domyślnaczcionkaakapitu" style:family="text">
      <style:text-properties fo:background-color="#80FFFF" style:text-underline-type="single" style:text-underline-style="solid" style:text-underline-width="auto" style:text-underline-mode="continuous"/>
    </style:style>
    <style:style style:name="T7533" style:parent-style-name="Domyślnaczcionkaakapitu" style:family="text">
      <style:text-properties style:text-underline-type="single" style:text-underline-style="solid" style:text-underline-width="auto" style:text-underline-mode="continuous"/>
    </style:style>
    <style:style style:name="P7534" style:parent-style-name="Normalny" style:family="paragraph">
      <style:paragraph-properties fo:text-align="justify" fo:line-height="150%" fo:text-indent="0.2479in"/>
    </style:style>
    <style:style style:name="T7535" style:parent-style-name="Domyślnaczcionkaakapitu" style:family="text">
      <style:text-properties fo:background-color="#80FFFF"/>
    </style:style>
    <style:style style:name="P7536" style:parent-style-name="Normalny" style:family="paragraph">
      <style:paragraph-properties fo:text-align="justify" fo:line-height="150%"/>
    </style:style>
    <style:style style:name="T7537" style:parent-style-name="Domyślnaczcionkaakapitu" style:family="text">
      <style:text-properties style:text-underline-type="single" style:text-underline-style="solid" style:text-underline-width="auto" style:text-underline-mode="continuous"/>
    </style:style>
    <style:style style:name="P7538" style:parent-style-name="Normalny" style:family="paragraph">
      <style:paragraph-properties fo:text-align="justify" fo:line-height="150%" fo:text-indent="0.25in"/>
    </style:style>
    <style:style style:name="T7539" style:parent-style-name="Domyślnaczcionkaakapitu" style:family="text">
      <style:text-properties fo:background-color="#80FFFF"/>
    </style:style>
    <style:style style:name="T7540" style:parent-style-name="Domyślnaczcionkaakapitu" style:family="text">
      <style:text-properties fo:background-color="#80FFFF"/>
    </style:style>
    <style:style style:name="P7541" style:parent-style-name="Normalny" style:family="paragraph">
      <style:paragraph-properties fo:text-align="justify" fo:line-height="150%"/>
    </style:style>
    <style:style style:name="T7542" style:parent-style-name="Domyślnaczcionkaakapitu" style:family="text">
      <style:text-properties style:text-underline-type="single" style:text-underline-style="solid" style:text-underline-width="auto" style:text-underline-mode="continuous"/>
    </style:style>
    <style:style style:name="T7543" style:parent-style-name="Domyślnaczcionkaakapitu" style:family="text">
      <style:text-properties fo:background-color="#80FFFF" style:text-underline-type="single" style:text-underline-style="solid" style:text-underline-width="auto" style:text-underline-mode="continuous"/>
    </style:style>
    <style:style style:name="T7544" style:parent-style-name="Domyślnaczcionkaakapitu" style:family="text">
      <style:text-properties style:text-underline-type="single" style:text-underline-style="solid" style:text-underline-width="auto" style:text-underline-mode="continuous"/>
    </style:style>
    <style:style style:name="P7545" style:parent-style-name="Normalny" style:family="paragraph">
      <style:paragraph-properties fo:text-align="justify" fo:line-height="150%" fo:text-indent="0.25in"/>
    </style:style>
    <style:style style:name="P7546" style:parent-style-name="Normalny" style:family="paragraph">
      <style:paragraph-properties fo:text-align="justify" fo:line-height="150%" fo:text-indent="0.25in"/>
    </style:style>
    <style:style style:name="P7547" style:parent-style-name="Normalny" style:family="paragraph">
      <style:paragraph-properties fo:text-align="justify" fo:line-height="150%"/>
    </style:style>
    <style:style style:name="T7548" style:parent-style-name="Domyślnaczcionkaakapitu" style:family="text">
      <style:text-properties style:text-underline-type="single" style:text-underline-style="solid" style:text-underline-width="auto" style:text-underline-mode="continuous"/>
    </style:style>
    <style:style style:name="P7549" style:parent-style-name="Normalny" style:family="paragraph">
      <style:paragraph-properties fo:text-align="justify" fo:line-height="150%" fo:text-indent="0.25in"/>
    </style:style>
    <style:style style:name="T7550" style:parent-style-name="Domyślnaczcionkaakapitu" style:family="text">
      <style:text-properties fo:background-color="#80FFFF"/>
    </style:style>
    <style:style style:name="T7551" style:parent-style-name="Domyślnaczcionkaakapitu" style:family="text">
      <style:text-properties fo:background-color="#80FFFF"/>
    </style:style>
    <style:style style:name="P7552" style:parent-style-name="Normalny" style:family="paragraph">
      <style:paragraph-properties fo:text-align="justify" fo:line-height="150%"/>
    </style:style>
    <style:style style:name="T7553" style:parent-style-name="Domyślnaczcionkaakapitu" style:family="text">
      <style:text-properties style:text-underline-type="single" style:text-underline-style="solid" style:text-underline-width="auto" style:text-underline-mode="continuous"/>
    </style:style>
    <style:style style:name="T7554" style:parent-style-name="Domyślnaczcionkaakapitu" style:family="text">
      <style:text-properties fo:background-color="#80FFFF" style:text-underline-type="single" style:text-underline-style="solid" style:text-underline-width="auto" style:text-underline-mode="continuous"/>
    </style:style>
    <style:style style:name="T7555" style:parent-style-name="Domyślnaczcionkaakapitu" style:family="text">
      <style:text-properties style:text-underline-type="single" style:text-underline-style="solid" style:text-underline-width="auto" style:text-underline-mode="continuous"/>
    </style:style>
    <style:style style:name="P7556" style:parent-style-name="Normalny" style:family="paragraph">
      <style:paragraph-properties fo:text-align="justify" fo:line-height="150%" fo:text-indent="0.25in"/>
    </style:style>
    <style:style style:name="T7557" style:parent-style-name="Domyślnaczcionkaakapitu" style:family="text">
      <style:text-properties fo:background-color="#80FFFF"/>
    </style:style>
    <style:style style:name="T7558" style:parent-style-name="Domyślnaczcionkaakapitu" style:family="text">
      <style:text-properties fo:background-color="#80FFFF"/>
    </style:style>
    <style:style style:name="T7559" style:parent-style-name="Domyślnaczcionkaakapitu" style:family="text">
      <style:text-properties fo:background-color="#80FFFF"/>
    </style:style>
    <style:style style:name="P7560" style:parent-style-name="Normalny" style:family="paragraph">
      <style:paragraph-properties fo:text-align="justify" fo:line-height="150%"/>
    </style:style>
    <style:style style:name="T7561" style:parent-style-name="Domyślnaczcionkaakapitu" style:family="text">
      <style:text-properties style:text-underline-type="single" style:text-underline-style="solid" style:text-underline-width="auto" style:text-underline-mode="continuous"/>
    </style:style>
    <style:style style:name="P7562" style:parent-style-name="Normalny" style:family="paragraph">
      <style:paragraph-properties fo:text-align="justify" fo:line-height="150%" fo:text-indent="0.25in"/>
    </style:style>
    <style:style style:name="T7563" style:parent-style-name="Domyślnaczcionkaakapitu" style:family="text">
      <style:text-properties fo:background-color="#80FFFF"/>
    </style:style>
    <style:style style:name="T7564" style:parent-style-name="Domyślnaczcionkaakapitu" style:family="text">
      <style:text-properties fo:background-color="#80FFFF"/>
    </style:style>
    <style:style style:name="T7565" style:parent-style-name="Domyślnaczcionkaakapitu" style:family="text">
      <style:text-properties fo:background-color="#80FFFF"/>
    </style:style>
    <style:style style:name="P7566" style:parent-style-name="Normalny" style:family="paragraph">
      <style:paragraph-properties fo:text-align="justify" fo:line-height="150%"/>
    </style:style>
    <style:style style:name="T7567" style:parent-style-name="Domyślnaczcionkaakapitu" style:family="text">
      <style:text-properties style:text-underline-type="single" style:text-underline-style="solid" style:text-underline-width="auto" style:text-underline-mode="continuous"/>
    </style:style>
    <style:style style:name="T7568" style:parent-style-name="Domyślnaczcionkaakapitu" style:family="text">
      <style:text-properties fo:background-color="#80FFFF" style:text-underline-type="single" style:text-underline-style="solid" style:text-underline-width="auto" style:text-underline-mode="continuous"/>
    </style:style>
    <style:style style:name="T7569" style:parent-style-name="Domyślnaczcionkaakapitu" style:family="text">
      <style:text-properties style:text-underline-type="single" style:text-underline-style="solid" style:text-underline-width="auto" style:text-underline-mode="continuous"/>
    </style:style>
    <style:style style:name="P7570" style:parent-style-name="Normalny" style:family="paragraph">
      <style:paragraph-properties fo:text-align="justify" fo:line-height="150%" fo:text-indent="0.25in"/>
    </style:style>
    <style:style style:name="P7571" style:parent-style-name="Normalny" style:family="paragraph">
      <style:paragraph-properties fo:text-align="justify" fo:line-height="150%"/>
    </style:style>
    <style:style style:name="T7572" style:parent-style-name="Domyślnaczcionkaakapitu" style:family="text">
      <style:text-properties style:text-underline-type="single" style:text-underline-style="solid" style:text-underline-width="auto" style:text-underline-mode="continuous"/>
    </style:style>
    <style:style style:name="P7573" style:parent-style-name="Normalny" style:family="paragraph">
      <style:paragraph-properties fo:text-align="justify" fo:line-height="150%" fo:text-indent="0.25in"/>
    </style:style>
    <style:style style:name="P7574" style:parent-style-name="Normalny" style:family="paragraph">
      <style:paragraph-properties fo:text-align="justify" fo:line-height="150%"/>
    </style:style>
    <style:style style:name="T7575" style:parent-style-name="Domyślnaczcionkaakapitu" style:family="text">
      <style:text-properties style:text-underline-type="single" style:text-underline-style="solid" style:text-underline-width="auto" style:text-underline-mode="continuous"/>
    </style:style>
    <style:style style:name="P7576" style:parent-style-name="Normalny" style:family="paragraph">
      <style:paragraph-properties fo:text-align="justify" fo:line-height="150%" fo:text-indent="0.25in"/>
    </style:style>
    <style:style style:name="T7577" style:parent-style-name="Domyślnaczcionkaakapitu" style:family="text">
      <style:text-properties fo:background-color="#80FFFF"/>
    </style:style>
    <style:style style:name="P7578" style:parent-style-name="Normalny" style:family="paragraph">
      <style:paragraph-properties fo:text-align="justify" fo:line-height="150%"/>
    </style:style>
    <style:style style:name="T7579" style:parent-style-name="Domyślnaczcionkaakapitu" style:family="text">
      <style:text-properties style:text-underline-type="single" style:text-underline-style="solid" style:text-underline-width="auto" style:text-underline-mode="continuous"/>
    </style:style>
    <style:style style:name="T7580" style:parent-style-name="Domyślnaczcionkaakapitu" style:family="text">
      <style:text-properties fo:background-color="#80FFFF" style:text-underline-type="single" style:text-underline-style="solid" style:text-underline-width="auto" style:text-underline-mode="continuous"/>
    </style:style>
    <style:style style:name="T7581" style:parent-style-name="Domyślnaczcionkaakapitu" style:family="text">
      <style:text-properties style:text-underline-type="single" style:text-underline-style="solid" style:text-underline-width="auto" style:text-underline-mode="continuous"/>
    </style:style>
    <style:style style:name="T7582" style:parent-style-name="Domyślnaczcionkaakapitu" style:family="text">
      <style:text-properties fo:background-color="#80FFFF" style:text-underline-type="single" style:text-underline-style="solid" style:text-underline-width="auto" style:text-underline-mode="continuous"/>
    </style:style>
    <style:style style:name="T7583" style:parent-style-name="Domyślnaczcionkaakapitu" style:family="text">
      <style:text-properties style:text-underline-type="single" style:text-underline-style="solid" style:text-underline-width="auto" style:text-underline-mode="continuous"/>
    </style:style>
    <style:style style:name="T7584" style:parent-style-name="Domyślnaczcionkaakapitu" style:family="text">
      <style:text-properties fo:background-color="#80FFFF" style:text-underline-type="single" style:text-underline-style="solid" style:text-underline-width="auto" style:text-underline-mode="continuous"/>
    </style:style>
    <style:style style:name="T7585" style:parent-style-name="Domyślnaczcionkaakapitu" style:family="text">
      <style:text-properties style:text-underline-type="single" style:text-underline-style="solid" style:text-underline-width="auto" style:text-underline-mode="continuous"/>
    </style:style>
    <style:style style:name="T7586" style:parent-style-name="Domyślnaczcionkaakapitu" style:family="text">
      <style:text-properties fo:background-color="#80FFFF" style:text-underline-type="single" style:text-underline-style="solid" style:text-underline-width="auto" style:text-underline-mode="continuous"/>
    </style:style>
    <style:style style:name="P7587" style:parent-style-name="Normalny" style:family="paragraph">
      <style:paragraph-properties fo:text-align="justify" fo:line-height="150%" fo:text-indent="0.25in"/>
    </style:style>
    <style:style style:name="T7588" style:parent-style-name="Domyślnaczcionkaakapitu" style:family="text">
      <style:text-properties fo:background-color="#80FFFF"/>
    </style:style>
    <style:style style:name="P7589" style:parent-style-name="Normalny" style:family="paragraph">
      <style:paragraph-properties fo:text-align="justify" fo:line-height="150%"/>
    </style:style>
    <style:style style:name="T7590" style:parent-style-name="Domyślnaczcionkaakapitu" style:family="text">
      <style:text-properties style:text-underline-type="single" style:text-underline-style="solid" style:text-underline-width="auto" style:text-underline-mode="continuous"/>
    </style:style>
    <style:style style:name="T7591" style:parent-style-name="Domyślnaczcionkaakapitu" style:family="text">
      <style:text-properties fo:background-color="#80FFFF" style:text-underline-type="single" style:text-underline-style="solid" style:text-underline-width="auto" style:text-underline-mode="continuous"/>
    </style:style>
    <style:style style:name="T7592" style:parent-style-name="Domyślnaczcionkaakapitu" style:family="text">
      <style:text-properties style:text-underline-type="single" style:text-underline-style="solid" style:text-underline-width="auto" style:text-underline-mode="continuous"/>
    </style:style>
    <style:style style:name="T7593" style:parent-style-name="Domyślnaczcionkaakapitu" style:family="text">
      <style:text-properties fo:background-color="#80FFFF" style:text-underline-type="single" style:text-underline-style="solid" style:text-underline-width="auto" style:text-underline-mode="continuous"/>
    </style:style>
    <style:style style:name="T7594" style:parent-style-name="Domyślnaczcionkaakapitu" style:family="text">
      <style:text-properties style:text-underline-type="single" style:text-underline-style="solid" style:text-underline-width="auto" style:text-underline-mode="continuous"/>
    </style:style>
    <style:style style:name="P7595" style:parent-style-name="Normalny" style:family="paragraph">
      <style:paragraph-properties fo:text-align="justify" fo:line-height="150%" fo:text-indent="0.25in"/>
    </style:style>
    <style:style style:name="T7596" style:parent-style-name="Domyślnaczcionkaakapitu" style:family="text">
      <style:text-properties fo:background-color="#80FFFF"/>
    </style:style>
    <style:style style:name="T7597" style:parent-style-name="Domyślnaczcionkaakapitu" style:family="text">
      <style:text-properties fo:background-color="#80FFFF"/>
    </style:style>
    <style:style style:name="T7598" style:parent-style-name="Domyślnaczcionkaakapitu" style:family="text">
      <style:text-properties fo:background-color="#80FFFF"/>
    </style:style>
    <style:style style:name="T7599" style:parent-style-name="Domyślnaczcionkaakapitu" style:family="text">
      <style:text-properties fo:background-color="#80FFFF"/>
    </style:style>
    <style:style style:name="T7600" style:parent-style-name="Domyślnaczcionkaakapitu" style:family="text">
      <style:text-properties fo:background-color="#80FFFF"/>
    </style:style>
    <style:style style:name="P7601" style:parent-style-name="Normalny" style:family="paragraph">
      <style:paragraph-properties fo:text-align="justify" fo:line-height="150%"/>
    </style:style>
    <style:style style:name="T7602" style:parent-style-name="Domyślnaczcionkaakapitu" style:family="text">
      <style:text-properties style:text-underline-type="single" style:text-underline-style="solid" style:text-underline-width="auto" style:text-underline-mode="continuous"/>
    </style:style>
    <style:style style:name="T7603" style:parent-style-name="Domyślnaczcionkaakapitu" style:family="text">
      <style:text-properties fo:background-color="#80FFFF" style:text-underline-type="single" style:text-underline-style="solid" style:text-underline-width="auto" style:text-underline-mode="continuous"/>
    </style:style>
    <style:style style:name="T7604" style:parent-style-name="Domyślnaczcionkaakapitu" style:family="text">
      <style:text-properties style:text-underline-type="single" style:text-underline-style="solid" style:text-underline-width="auto" style:text-underline-mode="continuous"/>
    </style:style>
    <style:style style:name="T7605" style:parent-style-name="Domyślnaczcionkaakapitu" style:family="text">
      <style:text-properties fo:background-color="#80FFFF" style:text-underline-type="single" style:text-underline-style="solid" style:text-underline-width="auto" style:text-underline-mode="continuous"/>
    </style:style>
    <style:style style:name="T7606" style:parent-style-name="Domyślnaczcionkaakapitu" style:family="text">
      <style:text-properties style:text-underline-type="single" style:text-underline-style="solid" style:text-underline-width="auto" style:text-underline-mode="continuous"/>
    </style:style>
    <style:style style:name="T7607" style:parent-style-name="Domyślnaczcionkaakapitu" style:family="text">
      <style:text-properties fo:background-color="#80FFFF" style:text-underline-type="single" style:text-underline-style="solid" style:text-underline-width="auto" style:text-underline-mode="continuous"/>
    </style:style>
    <style:style style:name="T7608" style:parent-style-name="Domyślnaczcionkaakapitu" style:family="text">
      <style:text-properties style:text-underline-type="single" style:text-underline-style="solid" style:text-underline-width="auto" style:text-underline-mode="continuous"/>
    </style:style>
    <style:style style:name="T7609" style:parent-style-name="Domyślnaczcionkaakapitu" style:family="text">
      <style:text-properties fo:background-color="#80FFFF" style:text-underline-type="single" style:text-underline-style="solid" style:text-underline-width="auto" style:text-underline-mode="continuous"/>
    </style:style>
    <style:style style:name="T7610" style:parent-style-name="Domyślnaczcionkaakapitu" style:family="text">
      <style:text-properties style:text-underline-type="single" style:text-underline-style="solid" style:text-underline-width="auto" style:text-underline-mode="continuous"/>
    </style:style>
    <style:style style:name="T7611" style:parent-style-name="Domyślnaczcionkaakapitu" style:family="text">
      <style:text-properties fo:background-color="#80FFFF" style:text-underline-type="single" style:text-underline-style="solid" style:text-underline-width="auto" style:text-underline-mode="continuous"/>
    </style:style>
    <style:style style:name="P7612" style:parent-style-name="Normalny" style:family="paragraph">
      <style:paragraph-properties fo:text-align="justify" fo:line-height="150%" fo:text-indent="0.25in"/>
    </style:style>
    <style:style style:name="P7613" style:parent-style-name="Normalny" style:family="paragraph">
      <style:paragraph-properties fo:text-align="justify" fo:line-height="150%"/>
    </style:style>
    <style:style style:name="T7614" style:parent-style-name="Domyślnaczcionkaakapitu" style:family="text">
      <style:text-properties style:text-underline-type="single" style:text-underline-style="solid" style:text-underline-width="auto" style:text-underline-mode="continuous"/>
    </style:style>
    <style:style style:name="P7615" style:parent-style-name="Normalny" style:family="paragraph">
      <style:paragraph-properties fo:text-align="justify" fo:line-height="150%" fo:text-indent="0.25in"/>
    </style:style>
    <style:style style:name="P7616" style:parent-style-name="Normalny" style:family="paragraph">
      <style:paragraph-properties fo:text-align="justify" fo:line-height="150%" fo:text-indent="0.25in"/>
    </style:style>
    <style:style style:name="T7617" style:parent-style-name="Domyślnaczcionkaakapitu" style:family="text">
      <style:text-properties fo:background-color="#80FFFF"/>
    </style:style>
    <style:style style:name="T7618" style:parent-style-name="Domyślnaczcionkaakapitu" style:family="text">
      <style:text-properties fo:background-color="#80FFFF"/>
    </style:style>
    <style:style style:name="P7619" style:parent-style-name="Normalny" style:family="paragraph">
      <style:paragraph-properties fo:text-align="justify" fo:line-height="150%"/>
    </style:style>
    <style:style style:name="T7620" style:parent-style-name="Domyślnaczcionkaakapitu" style:family="text">
      <style:text-properties style:text-underline-type="single" style:text-underline-style="solid" style:text-underline-width="auto" style:text-underline-mode="continuous"/>
    </style:style>
    <style:style style:name="P7621" style:parent-style-name="Normalny" style:family="paragraph">
      <style:paragraph-properties fo:text-align="justify" fo:line-height="150%" fo:text-indent="0.25in"/>
    </style:style>
    <style:style style:name="P7622" style:parent-style-name="Normalny" style:family="paragraph">
      <style:paragraph-properties fo:text-align="justify" fo:line-height="150%"/>
    </style:style>
    <style:style style:name="T7623" style:parent-style-name="Domyślnaczcionkaakapitu" style:family="text">
      <style:text-properties style:text-underline-type="single" style:text-underline-style="solid" style:text-underline-width="auto" style:text-underline-mode="continuous"/>
    </style:style>
    <style:style style:name="T7624" style:parent-style-name="Domyślnaczcionkaakapitu" style:family="text">
      <style:text-properties fo:background-color="#80FFFF" style:text-underline-type="single" style:text-underline-style="solid" style:text-underline-width="auto" style:text-underline-mode="continuous"/>
    </style:style>
    <style:style style:name="T7625" style:parent-style-name="Domyślnaczcionkaakapitu" style:family="text">
      <style:text-properties style:text-underline-type="single" style:text-underline-style="solid" style:text-underline-width="auto" style:text-underline-mode="continuous"/>
    </style:style>
    <style:style style:name="T7626" style:parent-style-name="Domyślnaczcionkaakapitu" style:family="text">
      <style:text-properties fo:background-color="#80FFFF" style:text-underline-type="single" style:text-underline-style="solid" style:text-underline-width="auto" style:text-underline-mode="continuous"/>
    </style:style>
    <style:style style:name="T7627" style:parent-style-name="Domyślnaczcionkaakapitu" style:family="text">
      <style:text-properties style:text-underline-type="single" style:text-underline-style="solid" style:text-underline-width="auto" style:text-underline-mode="continuous"/>
    </style:style>
    <style:style style:name="P7628" style:parent-style-name="Normalny" style:family="paragraph">
      <style:paragraph-properties fo:text-align="justify" fo:line-height="150%" fo:text-indent="0.25in"/>
    </style:style>
    <style:style style:name="T7629" style:parent-style-name="Domyślnaczcionkaakapitu" style:family="text">
      <style:text-properties fo:background-color="#80FFFF"/>
    </style:style>
    <style:style style:name="P7630" style:parent-style-name="Normalny" style:family="paragraph">
      <style:paragraph-properties fo:text-align="justify" fo:line-height="150%"/>
    </style:style>
    <style:style style:name="T7631" style:parent-style-name="Domyślnaczcionkaakapitu" style:family="text">
      <style:text-properties style:text-underline-type="single" style:text-underline-style="solid" style:text-underline-width="auto" style:text-underline-mode="continuous"/>
    </style:style>
    <style:style style:name="P7632" style:parent-style-name="Normalny" style:family="paragraph">
      <style:paragraph-properties fo:text-align="justify" fo:line-height="150%" fo:text-indent="0.25in"/>
    </style:style>
    <style:style style:name="T7633" style:parent-style-name="Domyślnaczcionkaakapitu" style:family="text">
      <style:text-properties fo:background-color="#80FFFF"/>
    </style:style>
    <style:style style:name="T7634" style:parent-style-name="Domyślnaczcionkaakapitu" style:family="text">
      <style:text-properties fo:background-color="#80FFFF"/>
    </style:style>
    <style:style style:name="P7635" style:parent-style-name="Normalny" style:family="paragraph">
      <style:paragraph-properties fo:text-align="justify" fo:line-height="150%"/>
    </style:style>
    <style:style style:name="T7636" style:parent-style-name="Domyślnaczcionkaakapitu" style:family="text">
      <style:text-properties style:text-underline-type="single" style:text-underline-style="solid" style:text-underline-width="auto" style:text-underline-mode="continuous"/>
    </style:style>
    <style:style style:name="P7637" style:parent-style-name="Normalny" style:family="paragraph">
      <style:paragraph-properties fo:text-align="justify" fo:line-height="150%" fo:text-indent="0.25in"/>
    </style:style>
    <style:style style:name="P7638" style:parent-style-name="Normalny" style:family="paragraph">
      <style:paragraph-properties fo:text-align="justify" fo:line-height="150%"/>
    </style:style>
    <style:style style:name="T7639" style:parent-style-name="Domyślnaczcionkaakapitu" style:family="text">
      <style:text-properties style:text-underline-type="single" style:text-underline-style="solid" style:text-underline-width="auto" style:text-underline-mode="continuous"/>
    </style:style>
    <style:style style:name="P7640" style:parent-style-name="Normalny" style:family="paragraph">
      <style:paragraph-properties fo:text-align="justify" fo:line-height="150%" fo:text-indent="0.25in"/>
    </style:style>
    <style:style style:name="T7641" style:parent-style-name="Domyślnaczcionkaakapitu" style:family="text">
      <style:text-properties fo:background-color="#80FFFF"/>
    </style:style>
    <style:style style:name="T7642" style:parent-style-name="Domyślnaczcionkaakapitu" style:family="text">
      <style:text-properties fo:background-color="#80FFFF"/>
    </style:style>
    <style:style style:name="P7643" style:parent-style-name="Normalny" style:family="paragraph">
      <style:paragraph-properties fo:text-align="justify" fo:line-height="150%"/>
    </style:style>
    <style:style style:name="T7644" style:parent-style-name="Domyślnaczcionkaakapitu" style:family="text">
      <style:text-properties style:text-underline-type="single" style:text-underline-style="solid" style:text-underline-width="auto" style:text-underline-mode="continuous"/>
    </style:style>
    <style:style style:name="T7645" style:parent-style-name="Domyślnaczcionkaakapitu" style:family="text">
      <style:text-properties fo:background-color="#80FFFF" style:text-underline-type="single" style:text-underline-style="solid" style:text-underline-width="auto" style:text-underline-mode="continuous"/>
    </style:style>
    <style:style style:name="T7646" style:parent-style-name="Domyślnaczcionkaakapitu" style:family="text">
      <style:text-properties style:text-underline-type="single" style:text-underline-style="solid" style:text-underline-width="auto" style:text-underline-mode="continuous"/>
    </style:style>
    <style:style style:name="T7647" style:parent-style-name="Domyślnaczcionkaakapitu" style:family="text">
      <style:text-properties fo:background-color="#80FFFF" style:text-underline-type="single" style:text-underline-style="solid" style:text-underline-width="auto" style:text-underline-mode="continuous"/>
    </style:style>
    <style:style style:name="T7648" style:parent-style-name="Domyślnaczcionkaakapitu" style:family="text">
      <style:text-properties style:text-underline-type="single" style:text-underline-style="solid" style:text-underline-width="auto" style:text-underline-mode="continuous"/>
    </style:style>
    <style:style style:name="T7649" style:parent-style-name="Domyślnaczcionkaakapitu" style:family="text">
      <style:text-properties fo:background-color="#80FFFF" style:text-underline-type="single" style:text-underline-style="solid" style:text-underline-width="auto" style:text-underline-mode="continuous"/>
    </style:style>
    <style:style style:name="T7650" style:parent-style-name="Domyślnaczcionkaakapitu" style:family="text">
      <style:text-properties style:text-underline-type="single" style:text-underline-style="solid" style:text-underline-width="auto" style:text-underline-mode="continuous"/>
    </style:style>
    <style:style style:name="P7651" style:parent-style-name="Normalny" style:family="paragraph">
      <style:paragraph-properties fo:text-align="justify" fo:line-height="150%" fo:text-indent="0.25in"/>
    </style:style>
    <style:style style:name="T7652" style:parent-style-name="Domyślnaczcionkaakapitu" style:family="text">
      <style:text-properties fo:background-color="#80FFFF"/>
    </style:style>
    <style:style style:name="T7653" style:parent-style-name="Domyślnaczcionkaakapitu" style:family="text">
      <style:text-properties fo:background-color="#80FFFF"/>
    </style:style>
    <style:style style:name="P7654" style:parent-style-name="Normalny" style:family="paragraph">
      <style:paragraph-properties fo:text-align="justify" fo:line-height="150%"/>
    </style:style>
    <style:style style:name="T7655" style:parent-style-name="Domyślnaczcionkaakapitu" style:family="text">
      <style:text-properties style:text-underline-type="single" style:text-underline-style="solid" style:text-underline-width="auto" style:text-underline-mode="continuous"/>
    </style:style>
    <style:style style:name="T7656" style:parent-style-name="Domyślnaczcionkaakapitu" style:family="text">
      <style:text-properties fo:background-color="#80FFFF" style:text-underline-type="single" style:text-underline-style="solid" style:text-underline-width="auto" style:text-underline-mode="continuous"/>
    </style:style>
    <style:style style:name="T7657" style:parent-style-name="Domyślnaczcionkaakapitu" style:family="text">
      <style:text-properties style:text-underline-type="single" style:text-underline-style="solid" style:text-underline-width="auto" style:text-underline-mode="continuous"/>
    </style:style>
    <style:style style:name="T7658" style:parent-style-name="Domyślnaczcionkaakapitu" style:family="text">
      <style:text-properties fo:background-color="#80FFFF" style:text-underline-type="single" style:text-underline-style="solid" style:text-underline-width="auto" style:text-underline-mode="continuous"/>
    </style:style>
    <style:style style:name="T7659" style:parent-style-name="Domyślnaczcionkaakapitu" style:family="text">
      <style:text-properties style:text-underline-type="single" style:text-underline-style="solid" style:text-underline-width="auto" style:text-underline-mode="continuous"/>
    </style:style>
    <style:style style:name="T7660" style:parent-style-name="Domyślnaczcionkaakapitu" style:family="text">
      <style:text-properties fo:background-color="#80FFFF" style:text-underline-type="single" style:text-underline-style="solid" style:text-underline-width="auto" style:text-underline-mode="continuous"/>
    </style:style>
    <style:style style:name="T7661" style:parent-style-name="Domyślnaczcionkaakapitu" style:family="text">
      <style:text-properties style:text-underline-type="single" style:text-underline-style="solid" style:text-underline-width="auto" style:text-underline-mode="continuous"/>
    </style:style>
    <style:style style:name="T7662" style:parent-style-name="Domyślnaczcionkaakapitu" style:family="text">
      <style:text-properties fo:background-color="#80FFFF" style:text-underline-type="single" style:text-underline-style="solid" style:text-underline-width="auto" style:text-underline-mode="continuous"/>
    </style:style>
    <style:style style:name="P7663" style:parent-style-name="Normalny" style:family="paragraph">
      <style:paragraph-properties fo:text-align="justify" fo:line-height="150%" fo:text-indent="0.25in"/>
    </style:style>
    <style:style style:name="T7664" style:parent-style-name="Domyślnaczcionkaakapitu" style:family="text">
      <style:text-properties fo:background-color="#80FFFF"/>
    </style:style>
    <style:style style:name="P7665" style:parent-style-name="Normalny" style:family="paragraph">
      <style:paragraph-properties fo:text-align="justify" fo:line-height="150%"/>
    </style:style>
    <style:style style:name="T7666" style:parent-style-name="Domyślnaczcionkaakapitu" style:family="text">
      <style:text-properties style:text-underline-type="single" style:text-underline-style="solid" style:text-underline-width="auto" style:text-underline-mode="continuous"/>
    </style:style>
    <style:style style:name="T7667" style:parent-style-name="Domyślnaczcionkaakapitu" style:family="text">
      <style:text-properties fo:background-color="#80FFFF" style:text-underline-type="single" style:text-underline-style="solid" style:text-underline-width="auto" style:text-underline-mode="continuous"/>
    </style:style>
    <style:style style:name="T7668" style:parent-style-name="Domyślnaczcionkaakapitu" style:family="text">
      <style:text-properties style:text-underline-type="single" style:text-underline-style="solid" style:text-underline-width="auto" style:text-underline-mode="continuous"/>
    </style:style>
    <style:style style:name="T7669" style:parent-style-name="Domyślnaczcionkaakapitu" style:family="text">
      <style:text-properties fo:background-color="#80FFFF" style:text-underline-type="single" style:text-underline-style="solid" style:text-underline-width="auto" style:text-underline-mode="continuous"/>
    </style:style>
    <style:style style:name="T7670" style:parent-style-name="Domyślnaczcionkaakapitu" style:family="text">
      <style:text-properties style:text-underline-type="single" style:text-underline-style="solid" style:text-underline-width="auto" style:text-underline-mode="continuous"/>
    </style:style>
    <style:style style:name="P7671" style:parent-style-name="Normalny" style:family="paragraph">
      <style:paragraph-properties fo:text-align="justify" fo:line-height="150%" fo:text-indent="0.25in"/>
    </style:style>
    <style:style style:name="P7672" style:parent-style-name="Normalny" style:family="paragraph">
      <style:paragraph-properties fo:text-align="justify" fo:line-height="150%"/>
    </style:style>
    <style:style style:name="T7673" style:parent-style-name="Domyślnaczcionkaakapitu" style:family="text">
      <style:text-properties style:text-underline-type="single" style:text-underline-style="solid" style:text-underline-width="auto" style:text-underline-mode="continuous"/>
    </style:style>
    <style:style style:name="P7674" style:parent-style-name="Normalny" style:family="paragraph">
      <style:paragraph-properties fo:text-align="justify" fo:line-height="150%" fo:text-indent="0.25in"/>
    </style:style>
    <style:style style:name="T7675" style:parent-style-name="Domyślnaczcionkaakapitu" style:family="text">
      <style:text-properties fo:background-color="#80FFFF"/>
    </style:style>
    <style:style style:name="T7676" style:parent-style-name="Domyślnaczcionkaakapitu" style:family="text">
      <style:text-properties fo:background-color="#80FFFF"/>
    </style:style>
    <style:style style:name="T7677" style:parent-style-name="Domyślnaczcionkaakapitu" style:family="text">
      <style:text-properties fo:background-color="#80FFFF"/>
    </style:style>
    <style:style style:name="P7678" style:parent-style-name="Normalny" style:family="paragraph">
      <style:paragraph-properties fo:text-align="justify" fo:line-height="150%"/>
    </style:style>
    <style:style style:name="T7679" style:parent-style-name="Domyślnaczcionkaakapitu" style:family="text">
      <style:text-properties style:text-underline-type="single" style:text-underline-style="solid" style:text-underline-width="auto" style:text-underline-mode="continuous"/>
    </style:style>
    <style:style style:name="T7680" style:parent-style-name="Domyślnaczcionkaakapitu" style:family="text">
      <style:text-properties fo:background-color="#80FFFF" style:text-underline-type="single" style:text-underline-style="solid" style:text-underline-width="auto" style:text-underline-mode="continuous"/>
    </style:style>
    <style:style style:name="T7681" style:parent-style-name="Domyślnaczcionkaakapitu" style:family="text">
      <style:text-properties style:text-underline-type="single" style:text-underline-style="solid" style:text-underline-width="auto" style:text-underline-mode="continuous"/>
    </style:style>
    <style:style style:name="T7682" style:parent-style-name="Domyślnaczcionkaakapitu" style:family="text">
      <style:text-properties fo:background-color="#80FFFF" style:text-underline-type="single" style:text-underline-style="solid" style:text-underline-width="auto" style:text-underline-mode="continuous"/>
    </style:style>
    <style:style style:name="T7683" style:parent-style-name="Domyślnaczcionkaakapitu" style:family="text">
      <style:text-properties style:text-underline-type="single" style:text-underline-style="solid" style:text-underline-width="auto" style:text-underline-mode="continuous"/>
    </style:style>
    <style:style style:name="P7684" style:parent-style-name="Normalny" style:family="paragraph">
      <style:paragraph-properties fo:text-align="justify" fo:line-height="150%" fo:text-indent="0.25in"/>
    </style:style>
    <style:style style:name="T7685" style:parent-style-name="Domyślnaczcionkaakapitu" style:family="text">
      <style:text-properties fo:background-color="#80FFFF"/>
    </style:style>
    <style:style style:name="T7686" style:parent-style-name="Domyślnaczcionkaakapitu" style:family="text">
      <style:text-properties fo:background-color="#80FFFF"/>
    </style:style>
    <style:style style:name="T7687" style:parent-style-name="Domyślnaczcionkaakapitu" style:family="text">
      <style:text-properties fo:background-color="#80FFFF"/>
    </style:style>
    <style:style style:name="T7688" style:parent-style-name="Domyślnaczcionkaakapitu" style:family="text">
      <style:text-properties fo:background-color="#80FFFF"/>
    </style:style>
    <style:style style:name="T7689" style:parent-style-name="Domyślnaczcionkaakapitu" style:family="text">
      <style:text-properties fo:background-color="#80FFFF"/>
    </style:style>
    <style:style style:name="P7690" style:parent-style-name="Normalny" style:family="paragraph">
      <style:paragraph-properties fo:text-align="justify" fo:line-height="150%" fo:text-indent="0.25in"/>
    </style:style>
    <style:style style:name="T7691" style:parent-style-name="Domyślnaczcionkaakapitu" style:family="text">
      <style:text-properties fo:background-color="#80FFFF"/>
    </style:style>
    <style:style style:name="P7692" style:parent-style-name="Normalny" style:family="paragraph">
      <style:paragraph-properties fo:text-align="justify" fo:line-height="150%"/>
    </style:style>
    <style:style style:name="T7693" style:parent-style-name="Domyślnaczcionkaakapitu" style:family="text">
      <style:text-properties fo:background-color="#80FFFF"/>
    </style:style>
    <style:style style:name="T7694" style:parent-style-name="Domyślnaczcionkaakapitu" style:family="text">
      <style:text-properties fo:background-color="#80FFFF"/>
    </style:style>
    <style:style style:name="P7695" style:parent-style-name="Normalny" style:family="paragraph">
      <style:paragraph-properties fo:text-align="justify" fo:line-height="150%" fo:text-indent="0.25in"/>
    </style:style>
    <style:style style:name="T7696" style:parent-style-name="Domyślnaczcionkaakapitu" style:family="text">
      <style:text-properties fo:background-color="#80FFFF"/>
    </style:style>
    <style:style style:name="T7697" style:parent-style-name="Domyślnaczcionkaakapitu" style:family="text">
      <style:text-properties fo:background-color="#80FFFF"/>
    </style:style>
    <style:style style:name="T7698" style:parent-style-name="Domyślnaczcionkaakapitu" style:family="text">
      <style:text-properties fo:background-color="#80FFFF"/>
    </style:style>
    <style:style style:name="T7699" style:parent-style-name="Domyślnaczcionkaakapitu" style:family="text">
      <style:text-properties fo:background-color="#80FFFF"/>
    </style:style>
    <style:style style:name="P7700" style:parent-style-name="Normalny" style:family="paragraph">
      <style:paragraph-properties fo:text-align="justify" fo:line-height="150%"/>
    </style:style>
    <style:style style:name="P7701" style:parent-style-name="Normalny" style:family="paragraph">
      <style:paragraph-properties fo:text-align="justify" fo:line-height="150%" fo:text-indent="0.25in"/>
    </style:style>
    <style:style style:name="P7702" style:parent-style-name="Normalny" style:family="paragraph">
      <style:paragraph-properties fo:text-align="justify" fo:line-height="150%" fo:text-indent="0.25in"/>
    </style:style>
    <style:style style:name="P7703" style:parent-style-name="Normalny" style:family="paragraph">
      <style:paragraph-properties fo:text-align="justify" fo:line-height="150%" fo:text-indent="0.25in"/>
    </style:style>
    <style:style style:name="T7704" style:parent-style-name="Domyślnaczcionkaakapitu" style:family="text">
      <style:text-properties fo:background-color="#80FFFF"/>
    </style:style>
    <style:style style:name="P7705" style:parent-style-name="Normalny" style:family="paragraph">
      <style:paragraph-properties fo:text-align="justify" fo:line-height="150%"/>
    </style:style>
    <style:style style:name="T7706" style:parent-style-name="Domyślnaczcionkaakapitu" style:family="text">
      <style:text-properties style:text-underline-type="single" style:text-underline-style="solid" style:text-underline-width="auto" style:text-underline-mode="continuous"/>
    </style:style>
    <style:style style:name="P7707" style:parent-style-name="Normalny" style:family="paragraph">
      <style:paragraph-properties fo:text-align="justify" fo:line-height="150%" fo:text-indent="0.25in"/>
    </style:style>
    <style:style style:name="P7708" style:parent-style-name="Normalny" style:family="paragraph">
      <style:paragraph-properties fo:text-align="justify" fo:line-height="150%" fo:text-indent="0.25in"/>
    </style:style>
    <style:style style:name="T7709" style:parent-style-name="Domyślnaczcionkaakapitu" style:family="text">
      <style:text-properties fo:background-color="#80FFFF"/>
    </style:style>
    <style:style style:name="P7710" style:parent-style-name="Normalny" style:family="paragraph">
      <style:paragraph-properties fo:text-align="justify" fo:line-height="150%"/>
    </style:style>
    <style:style style:name="T7711" style:parent-style-name="Domyślnaczcionkaakapitu" style:family="text">
      <style:text-properties style:text-underline-type="single" style:text-underline-style="solid" style:text-underline-width="auto" style:text-underline-mode="continuous"/>
    </style:style>
    <style:style style:name="P7712" style:parent-style-name="Normalny" style:family="paragraph">
      <style:paragraph-properties fo:text-align="justify" fo:line-height="150%" fo:text-indent="0.25in"/>
    </style:style>
    <style:style style:name="T7713" style:parent-style-name="Domyślnaczcionkaakapitu" style:family="text">
      <style:text-properties fo:background-color="#80FFFF"/>
    </style:style>
    <style:style style:name="P7714" style:parent-style-name="Normalny" style:family="paragraph">
      <style:paragraph-properties fo:text-align="justify" fo:line-height="150%"/>
    </style:style>
    <style:style style:name="T7715" style:parent-style-name="Domyślnaczcionkaakapitu" style:family="text">
      <style:text-properties style:text-underline-type="single" style:text-underline-style="solid" style:text-underline-width="auto" style:text-underline-mode="continuous"/>
    </style:style>
    <style:style style:name="P7716" style:parent-style-name="Normalny" style:family="paragraph">
      <style:paragraph-properties fo:text-align="justify" fo:line-height="150%" fo:text-indent="0.25in"/>
    </style:style>
    <style:style style:name="T7717" style:parent-style-name="Domyślnaczcionkaakapitu" style:family="text">
      <style:text-properties fo:background-color="#80FFFF"/>
    </style:style>
    <style:style style:name="T7718" style:parent-style-name="Domyślnaczcionkaakapitu" style:family="text">
      <style:text-properties fo:background-color="#80FFFF"/>
    </style:style>
    <style:style style:name="P7719" style:parent-style-name="Normalny" style:family="paragraph">
      <style:paragraph-properties fo:text-align="justify" fo:line-height="150%"/>
    </style:style>
    <style:style style:name="T7720" style:parent-style-name="Domyślnaczcionkaakapitu" style:family="text">
      <style:text-properties fo:background-color="#80FFFF"/>
    </style:style>
    <style:style style:name="T7721" style:parent-style-name="Domyślnaczcionkaakapitu" style:family="text">
      <style:text-properties fo:background-color="#80FFFF"/>
    </style:style>
    <style:style style:name="P7722" style:parent-style-name="Normalny" style:family="paragraph">
      <style:paragraph-properties fo:text-align="justify" fo:line-height="150%" fo:text-indent="0.25in"/>
    </style:style>
    <style:style style:name="T7723" style:parent-style-name="Domyślnaczcionkaakapitu" style:family="text">
      <style:text-properties fo:background-color="#80FFFF"/>
    </style:style>
    <style:style style:name="T7724" style:parent-style-name="Domyślnaczcionkaakapitu" style:family="text">
      <style:text-properties fo:background-color="#80FFFF"/>
    </style:style>
    <style:style style:name="T7725" style:parent-style-name="Domyślnaczcionkaakapitu" style:family="text">
      <style:text-properties fo:background-color="#80FFFF"/>
    </style:style>
    <style:style style:name="P7726" style:parent-style-name="Normalny" style:family="paragraph">
      <style:paragraph-properties fo:text-align="justify" fo:line-height="150%" fo:margin-left="0.25in" fo:text-indent="-0.25in">
        <style:tab-stops/>
      </style:paragraph-properties>
    </style:style>
    <style:style style:name="T7727" style:parent-style-name="Domyślnaczcionkaakapitu" style:family="text">
      <style:text-properties fo:background-color="#80FFFF"/>
    </style:style>
    <style:style style:name="T7728" style:parent-style-name="Domyślnaczcionkaakapitu" style:family="text">
      <style:text-properties fo:background-color="#80FFFF"/>
    </style:style>
    <style:style style:name="T7729" style:parent-style-name="Domyślnaczcionkaakapitu" style:family="text">
      <style:text-properties fo:background-color="#80FFFF"/>
    </style:style>
    <style:style style:name="T7730" style:parent-style-name="Domyślnaczcionkaakapitu" style:family="text">
      <style:text-properties fo:background-color="#80FFFF"/>
    </style:style>
    <style:style style:name="T7731" style:parent-style-name="Domyślnaczcionkaakapitu" style:family="text">
      <style:text-properties fo:background-color="#80FFFF"/>
    </style:style>
    <style:style style:name="P7732" style:parent-style-name="Normalny" style:family="paragraph">
      <style:paragraph-properties fo:text-align="justify" fo:line-height="150%" fo:text-indent="0.2479in"/>
    </style:style>
    <style:style style:name="P7733" style:parent-style-name="Normalny" style:family="paragraph">
      <style:paragraph-properties fo:text-align="justify" fo:line-height="150%"/>
    </style:style>
    <style:style style:name="P7734" style:parent-style-name="Normalny" style:family="paragraph">
      <style:paragraph-properties fo:text-align="justify" fo:line-height="150%" fo:text-indent="0.25in"/>
    </style:style>
    <style:style style:name="T7735" style:parent-style-name="Domyślnaczcionkaakapitu" style:family="text">
      <style:text-properties fo:background-color="#80FFFF"/>
    </style:style>
    <style:style style:name="T7736" style:parent-style-name="Domyślnaczcionkaakapitu" style:family="text">
      <style:text-properties fo:background-color="#80FFFF"/>
    </style:style>
    <style:style style:name="P7737" style:parent-style-name="Normalny" style:family="paragraph">
      <style:paragraph-properties fo:text-align="justify" fo:line-height="150%"/>
    </style:style>
    <style:style style:name="P7738" style:parent-style-name="Normalny" style:family="paragraph">
      <style:paragraph-properties fo:text-align="justify" fo:line-height="150%" fo:text-indent="0.25in"/>
    </style:style>
    <style:style style:name="P7739" style:parent-style-name="Normalny" style:family="paragraph">
      <style:paragraph-properties fo:text-align="justify" fo:line-height="150%"/>
    </style:style>
    <style:style style:name="T7740" style:parent-style-name="Domyślnaczcionkaakapitu" style:family="text">
      <style:text-properties fo:background-color="#80FFFF"/>
    </style:style>
    <style:style style:name="P7741" style:parent-style-name="Normalny" style:family="paragraph">
      <style:paragraph-properties fo:text-align="justify" fo:line-height="150%" fo:text-indent="0.25in"/>
    </style:style>
    <style:style style:name="P7742" style:parent-style-name="Normalny" style:family="paragraph">
      <style:paragraph-properties fo:text-align="justify" fo:line-height="150%"/>
    </style:style>
    <style:style style:name="T7743" style:parent-style-name="Domyślnaczcionkaakapitu" style:family="text">
      <style:text-properties style:text-underline-type="single" style:text-underline-style="solid" style:text-underline-width="auto" style:text-underline-mode="continuous"/>
    </style:style>
    <style:style style:name="T7744" style:parent-style-name="Domyślnaczcionkaakapitu" style:family="text">
      <style:text-properties fo:background-color="#80FFFF" style:text-underline-type="single" style:text-underline-style="solid" style:text-underline-width="auto" style:text-underline-mode="continuous"/>
    </style:style>
    <style:style style:name="T7745" style:parent-style-name="Domyślnaczcionkaakapitu" style:family="text">
      <style:text-properties style:text-underline-type="single" style:text-underline-style="solid" style:text-underline-width="auto" style:text-underline-mode="continuous"/>
    </style:style>
    <style:style style:name="T7746" style:parent-style-name="Domyślnaczcionkaakapitu" style:family="text">
      <style:text-properties fo:background-color="#80FFFF" style:text-underline-type="single" style:text-underline-style="solid" style:text-underline-width="auto" style:text-underline-mode="continuous"/>
    </style:style>
    <style:style style:name="T7747" style:parent-style-name="Domyślnaczcionkaakapitu" style:family="text">
      <style:text-properties style:text-underline-type="single" style:text-underline-style="solid" style:text-underline-width="auto" style:text-underline-mode="continuous"/>
    </style:style>
    <style:style style:name="T7748" style:parent-style-name="Domyślnaczcionkaakapitu" style:family="text">
      <style:text-properties fo:background-color="#80FFFF" style:text-underline-type="single" style:text-underline-style="solid" style:text-underline-width="auto" style:text-underline-mode="continuous"/>
    </style:style>
    <style:style style:name="T7749" style:parent-style-name="Domyślnaczcionkaakapitu" style:family="text">
      <style:text-properties style:text-underline-type="single" style:text-underline-style="solid" style:text-underline-width="auto" style:text-underline-mode="continuous"/>
    </style:style>
    <style:style style:name="T7750" style:parent-style-name="Domyślnaczcionkaakapitu" style:family="text">
      <style:text-properties fo:background-color="#80FFFF" style:text-underline-type="single" style:text-underline-style="solid" style:text-underline-width="auto" style:text-underline-mode="continuous"/>
    </style:style>
    <style:style style:name="P7751" style:parent-style-name="Normalny" style:family="paragraph">
      <style:paragraph-properties fo:text-align="justify" fo:line-height="150%" fo:text-indent="0.25in"/>
    </style:style>
    <style:style style:name="P7752" style:parent-style-name="Normalny" style:family="paragraph">
      <style:paragraph-properties fo:text-align="justify" fo:line-height="150%"/>
    </style:style>
    <style:style style:name="T7753" style:parent-style-name="Domyślnaczcionkaakapitu" style:family="text">
      <style:text-properties style:text-underline-type="single" style:text-underline-style="solid" style:text-underline-width="auto" style:text-underline-mode="continuous"/>
    </style:style>
    <style:style style:name="T7754" style:parent-style-name="Domyślnaczcionkaakapitu" style:family="text">
      <style:text-properties fo:background-color="#80FFFF" style:text-underline-type="single" style:text-underline-style="solid" style:text-underline-width="auto" style:text-underline-mode="continuous"/>
    </style:style>
    <style:style style:name="T7755" style:parent-style-name="Domyślnaczcionkaakapitu" style:family="text">
      <style:text-properties style:text-underline-type="single" style:text-underline-style="solid" style:text-underline-width="auto" style:text-underline-mode="continuous"/>
    </style:style>
    <style:style style:name="T7756" style:parent-style-name="Domyślnaczcionkaakapitu" style:family="text">
      <style:text-properties fo:background-color="#80FFFF" style:text-underline-type="single" style:text-underline-style="solid" style:text-underline-width="auto" style:text-underline-mode="continuous"/>
    </style:style>
    <style:style style:name="T7757" style:parent-style-name="Domyślnaczcionkaakapitu" style:family="text">
      <style:text-properties style:text-underline-type="single" style:text-underline-style="solid" style:text-underline-width="auto" style:text-underline-mode="continuous"/>
    </style:style>
    <style:style style:name="P7758" style:parent-style-name="Normalny" style:family="paragraph">
      <style:paragraph-properties fo:text-align="justify" fo:line-height="150%" fo:text-indent="0.25in"/>
    </style:style>
    <style:style style:name="T7759" style:parent-style-name="Domyślnaczcionkaakapitu" style:family="text">
      <style:text-properties fo:background-color="#80FFFF"/>
    </style:style>
    <style:style style:name="T7760" style:parent-style-name="Domyślnaczcionkaakapitu" style:family="text">
      <style:text-properties fo:background-color="#80FFFF"/>
    </style:style>
    <style:style style:name="P7761" style:parent-style-name="Normalny" style:family="paragraph">
      <style:paragraph-properties fo:text-align="justify" fo:line-height="150%">
        <style:tab-stops>
          <style:tab-stop style:type="left" style:leader-style="dash" style:leader-text="-" style:position="0.1965in"/>
        </style:tab-stops>
      </style:paragraph-properties>
    </style:style>
    <style:style style:name="T7762" style:parent-style-name="Domyślnaczcionkaakapitu" style:family="text">
      <style:text-properties style:text-underline-type="single" style:text-underline-style="solid" style:text-underline-width="auto" style:text-underline-mode="continuous"/>
    </style:style>
    <style:style style:name="T7763" style:parent-style-name="Domyślnaczcionkaakapitu" style:family="text">
      <style:text-properties fo:background-color="#80FFFF" style:text-underline-type="single" style:text-underline-style="solid" style:text-underline-width="auto" style:text-underline-mode="continuous"/>
    </style:style>
    <style:style style:name="T7764" style:parent-style-name="Domyślnaczcionkaakapitu" style:family="text">
      <style:text-properties style:text-underline-type="single" style:text-underline-style="solid" style:text-underline-width="auto" style:text-underline-mode="continuous"/>
    </style:style>
    <style:style style:name="T7765" style:parent-style-name="Domyślnaczcionkaakapitu" style:family="text">
      <style:text-properties fo:background-color="#80FFFF" style:text-underline-type="single" style:text-underline-style="solid" style:text-underline-width="auto" style:text-underline-mode="continuous"/>
    </style:style>
    <style:style style:name="T7766" style:parent-style-name="Domyślnaczcionkaakapitu" style:family="text">
      <style:text-properties style:text-underline-type="single" style:text-underline-style="solid" style:text-underline-width="auto" style:text-underline-mode="continuous"/>
    </style:style>
    <style:style style:name="T7767" style:parent-style-name="Domyślnaczcionkaakapitu" style:family="text">
      <style:text-properties fo:background-color="#80FFFF" style:text-underline-type="single" style:text-underline-style="solid" style:text-underline-width="auto" style:text-underline-mode="continuous"/>
    </style:style>
    <style:style style:name="T7768" style:parent-style-name="Domyślnaczcionkaakapitu" style:family="text">
      <style:text-properties style:text-underline-type="single" style:text-underline-style="solid" style:text-underline-width="auto" style:text-underline-mode="continuous"/>
    </style:style>
    <style:style style:name="T7769" style:parent-style-name="Domyślnaczcionkaakapitu" style:family="text">
      <style:text-properties fo:background-color="#80FFFF" style:text-underline-type="single" style:text-underline-style="solid" style:text-underline-width="auto" style:text-underline-mode="continuous"/>
    </style:style>
    <style:style style:name="P7770" style:parent-style-name="Normalny" style:family="paragraph">
      <style:paragraph-properties fo:text-align="justify" fo:line-height="150%" fo:text-indent="0.2479in">
        <style:tab-stops>
          <style:tab-stop style:type="left" style:leader-style="dash" style:leader-text="-" style:position="0.1965in"/>
        </style:tab-stops>
      </style:paragraph-properties>
    </style:style>
    <style:style style:name="T7771" style:parent-style-name="Domyślnaczcionkaakapitu" style:family="text">
      <style:text-properties fo:background-color="#80FFFF"/>
    </style:style>
    <style:style style:name="T7772" style:parent-style-name="Domyślnaczcionkaakapitu" style:family="text">
      <style:text-properties fo:background-color="#80FFFF"/>
    </style:style>
    <style:style style:name="P7773" style:parent-style-name="Normalny" style:family="paragraph">
      <style:paragraph-properties fo:text-align="justify" fo:line-height="150%"/>
    </style:style>
    <style:style style:name="T7774" style:parent-style-name="Domyślnaczcionkaakapitu" style:family="text">
      <style:text-properties fo:background-color="#80FFFF"/>
    </style:style>
    <style:style style:name="T7775" style:parent-style-name="Domyślnaczcionkaakapitu" style:family="text">
      <style:text-properties fo:background-color="#80FFFF"/>
    </style:style>
    <style:style style:name="T7776" style:parent-style-name="Domyślnaczcionkaakapitu" style:family="text">
      <style:text-properties fo:background-color="#80FFFF"/>
    </style:style>
    <style:style style:name="T7777" style:parent-style-name="Domyślnaczcionkaakapitu" style:family="text">
      <style:text-properties fo:background-color="#80FFFF"/>
    </style:style>
    <style:style style:name="P7778" style:parent-style-name="Normalny" style:family="paragraph">
      <style:paragraph-properties fo:text-align="justify" fo:line-height="150%"/>
    </style:style>
    <style:style style:name="T7779" style:parent-style-name="Domyślnaczcionkaakapitu" style:family="text">
      <style:text-properties style:text-underline-type="single" style:text-underline-style="solid" style:text-underline-width="auto" style:text-underline-mode="continuous"/>
    </style:style>
    <style:style style:name="P7780" style:parent-style-name="Normalny" style:family="paragraph">
      <style:paragraph-properties fo:text-align="justify" fo:line-height="150%" fo:text-indent="0.25in"/>
    </style:style>
    <style:style style:name="T7781" style:parent-style-name="Domyślnaczcionkaakapitu" style:family="text">
      <style:text-properties fo:background-color="#80FFFF"/>
    </style:style>
    <style:style style:name="T7782" style:parent-style-name="Domyślnaczcionkaakapitu" style:family="text">
      <style:text-properties fo:background-color="#80FFFF"/>
    </style:style>
    <style:style style:name="T7783" style:parent-style-name="Domyślnaczcionkaakapitu" style:family="text">
      <style:text-properties fo:background-color="#80FFFF"/>
    </style:style>
    <style:style style:name="T7784" style:parent-style-name="Domyślnaczcionkaakapitu" style:family="text">
      <style:text-properties fo:background-color="#80FFFF"/>
    </style:style>
    <style:style style:name="P7785" style:parent-style-name="Normalny" style:family="paragraph">
      <style:paragraph-properties fo:text-align="justify" fo:line-height="150%"/>
    </style:style>
    <style:style style:name="T7786" style:parent-style-name="Domyślnaczcionkaakapitu" style:family="text">
      <style:text-properties style:text-underline-type="single" style:text-underline-style="solid" style:text-underline-width="auto" style:text-underline-mode="continuous"/>
    </style:style>
    <style:style style:name="T7787" style:parent-style-name="Domyślnaczcionkaakapitu" style:family="text">
      <style:text-properties fo:background-color="#80FFFF" style:text-underline-type="single" style:text-underline-style="solid" style:text-underline-width="auto" style:text-underline-mode="continuous"/>
    </style:style>
    <style:style style:name="T7788" style:parent-style-name="Domyślnaczcionkaakapitu" style:family="text">
      <style:text-properties style:text-underline-type="single" style:text-underline-style="solid" style:text-underline-width="auto" style:text-underline-mode="continuous"/>
    </style:style>
    <style:style style:name="T7789" style:parent-style-name="Domyślnaczcionkaakapitu" style:family="text">
      <style:text-properties fo:background-color="#80FFFF" style:text-underline-type="single" style:text-underline-style="solid" style:text-underline-width="auto" style:text-underline-mode="continuous"/>
    </style:style>
    <style:style style:name="T7790" style:parent-style-name="Domyślnaczcionkaakapitu" style:family="text">
      <style:text-properties style:text-underline-type="single" style:text-underline-style="solid" style:text-underline-width="auto" style:text-underline-mode="continuous"/>
    </style:style>
    <style:style style:name="P7791" style:parent-style-name="Normalny" style:family="paragraph">
      <style:paragraph-properties fo:text-align="justify" fo:line-height="150%" fo:text-indent="0.25in"/>
    </style:style>
    <style:style style:name="T7792" style:parent-style-name="Domyślnaczcionkaakapitu" style:family="text">
      <style:text-properties fo:background-color="#80FFFF"/>
    </style:style>
    <style:style style:name="P7793" style:parent-style-name="Normalny" style:family="paragraph">
      <style:paragraph-properties fo:text-align="justify" fo:line-height="150%"/>
    </style:style>
    <style:style style:name="T7794" style:parent-style-name="Domyślnaczcionkaakapitu" style:family="text">
      <style:text-properties fo:background-color="#80FFFF"/>
    </style:style>
    <style:style style:name="T7795" style:parent-style-name="Domyślnaczcionkaakapitu" style:family="text">
      <style:text-properties fo:background-color="#80FFFF"/>
    </style:style>
    <style:style style:name="P7796" style:parent-style-name="Normalny" style:family="paragraph">
      <style:paragraph-properties fo:text-align="justify" fo:line-height="150%" fo:text-indent="0.25in"/>
    </style:style>
    <style:style style:name="T7797" style:parent-style-name="Domyślnaczcionkaakapitu" style:family="text">
      <style:text-properties fo:background-color="#80FFFF"/>
    </style:style>
    <style:style style:name="T7798" style:parent-style-name="Domyślnaczcionkaakapitu" style:family="text">
      <style:text-properties fo:background-color="#80FFFF"/>
    </style:style>
    <style:style style:name="P7799" style:parent-style-name="Normalny" style:family="paragraph">
      <style:paragraph-properties fo:text-align="justify" fo:line-height="150%"/>
    </style:style>
  </office:automatic-styles>
  <office:body>
    <office:text text:use-soft-page-breaks="true">
      <text:p text:style-name="P1"><text:span text:style-name="T2">KORPUS= Obrady Okrągłego Stołu</text:span></text:p>
      <text:p text:style-name="P3">ZESPOL= Zespół do<text:s/>spraw Gospodarki i Polityki Społecznej</text:p>
      <text:p text:style-name="P4">TYTUL= STENOGRAM z dziesiątego posiedzenia Zespołu do<text:s/>spraw Gospodarki i Polityki Społecznej</text:p>
      <text:p text:style-name="P5">DATA= 23 marca 1989 r.</text:p>
      <text:p text:style-name="P6">SYGNATURA=<text:s/></text:p>
      <text:p text:style-name="P7">INW=<text:s/>46024</text:p>
      <text:p text:style-name="P8">TEKST=</text:p>
      <text:p text:style-name="P9">Stenogram z obrad Podzespołu d/s Gospodarki i Polityki Społecznej z dnia 2<text:span text:style-name="T10">3</text:span><text:s/>marca<text:s/><text:span text:style-name="T11">1</text:span>9<text:span text:style-name="T12">89</text:span><text:s/>r<text:span text:style-name="T13">.</text:span></text:p>
      <text:p text:style-name="P14"><text:span text:style-name="T15">Przewodniczący</text:span>:</text:p>
      <text:p text:style-name="P16"><text:span text:style-name="T17">W</text:span><text:s/>uzgodnieniu z pro<text:span text:style-name="T18">f</text:span>. Trzeciakowskim proponujemy następujący tryb pracy:</text:p>
      <text:p text:style-name="P19">Mianowicie w pierwszej kolejności dokonamy szybkiego przeglądu stanu naszego<text:s/>dorobku,<text:s/>żeby skonstatować wspólnie w jakich punktach występują jeszcze różnice poglądów i określimy drogę dalszego w tym względzie postępowania. Takie uporządkowania rzeczy jest niezbędne po to, ponieważ chcielibyśmy już od strony technicznej przygotowywać czysty wariant tzn. czysty zapis całego dokumentu tak, ażeby można było na przykład ok.<text:s/><text:span text:style-name="T20">g</text:span>odziny 15, mając już przepisany na maszynie czysty, kompletny wariant przyjąć<text:s/><text:span text:style-name="T21">t</text:span>en wariant. Jednym słowem rozstać się z dokumentami, co do których nie ma wątpliwości, że coś zostało pominięte, że coś zostało inaczej poprowadzone, że jakieś nieporozumienia co do zakresu i co do treści tutaj występują.</text:p>
      <text:p text:style-name="P22">Jest to normalne po prostu wymaganie, jest to normalne wymaganie, prawidłowej organizacji pracy.</text:p>
      <text:p text:style-name="P23">A zatem temu byśmy poświęcili punkt 1.</text:p>
      <text:p text:style-name="P24">Natomiast zaś w punkcie<text:s/><text:span text:style-name="T25">2</text:span><text:s/>przystąpimy do sprawy merytorycznie, którą powinniśmy dzisiaj rozpatrzyć sprawę,<text:s/>która nam pozostała a mianowicie do kwestii indeksacji<text:span text:style-name="T26">.</text:span></text:p>
      <text:p text:style-name="P27">Czy jest zgoda?</text:p>
      <text:p text:style-name="P28"><text:span text:style-name="T29">Pro</text:span><text:span text:style-name="T30">f.</text:span><text:span text:style-name="T31"><text:s/>Trzeciakowski</text:span><text:span text:style-name="T32">:</text:span></text:p>
      <text:p text:style-name="P33">Do mnie zgłosił się przedstawiciel górników, że ma jakieś oświadczenia na temat wczorajszego ustalenia do zreal<text:span text:style-name="T34">iz</text:span>owania.</text:p>
      <text:p text:style-name="P35"><text:span text:style-name="T36">Przewodniczący</text:span>:</text:p>
      <text:p text:style-name="P37">Bardzo proszę<text:span text:style-name="T38">.</text:span></text:p>
      <text:p text:style-name="P39"><text:span text:style-name="T40">Ob.<text:s/></text:span><text:span text:style-name="T41">Sta</text:span><text:span text:style-name="T42">wski</text:span>:</text:p>
      <text:p text:style-name="P43">Ja chciałbym złożyć oświadczenie w sprawie wczorajszeg<text:span text:style-name="T44">o<text:s/></text:span>tekstu, który ma wejść w dokument odnośnie nowego ładu gospodarczego.</text:p>
      <text:p text:style-name="P45">Po bardzo głębokich i burzliwych dyskusjach jeszcze po obradach strony górniczej uznaliśmy, że dokument ten jest dla nas wysoce niezadowalający, ponieważ traktuje on pobieżnie sprawy ustaleń, a jeszcze bardziej pobieżnie traktuje on sprawy protokołów rozbieżności i jest on tak mało konkretny właśnie szczególnie w sprawach rozbieżnych, że po prostu nasza strona nie może tego dokumentu przyjąć w tej formie. I strona solidarnościowa stolika górniczego traktuje, iż pakiet spraw, które my mamy w naszych dokumentach są dla nas wys<text:span text:style-name="T46">ta</text:span>rcza<text:span text:style-name="T47">ją</text:span>cym dokumentem. I po prostu ten dokument wczoraj sporządzony jest traktow<text:span text:style-name="T48">a</text:span>ny przez naszą stronę, stronę solidarnościową<text:s/>„podstolika górniczego”, jako<text:s/>dokument,<text:s/>pod którym - no niestety - nie możemy się podpisać. Dziękuję.</text:p>
      <text:soft-page-break/>
      <text:p text:style-name="P49"><text:span text:style-name="T50">Przewodniczący</text:span>:</text:p>
      <text:p text:style-name="P51">To znaczy tak - podpisaliście się, ale ponieważ teraz cofacie te podpisy, złożone zostało oświadczenie, to nam nic innego nie<text:s/><text:span text:style-name="T52">w</text:span>ypada zrobić tylko oczywiście przyjąć to oświadczenie i wobec tego sprawa górnictwa będzie potraktowana tak samo jak wszystkie inne sprawy<text:span text:style-name="T53">.</text:span><text:s/>Stwierdzi się tylko,<text:s/><text:span text:style-name="T54">ż</text:span>e zespół rozpatrzył sprawozdanie z pracy, zespół uważa za celowe powołanie grup eksperckich. Ta formuła na samym końcu.</text:p>
      <text:p text:style-name="P55"><text:span text:style-name="T56">Ob. Sta</text:span><text:span text:style-name="T57">w</text:span><text:span text:style-name="T58">ski</text:span>:</text:p>
      <text:p text:style-name="P59">Tak, dziękuję<text:span text:style-name="T60">.</text:span></text:p>
      <text:p text:style-name="P61"><text:span text:style-name="T62">Przewodniczący</text:span>:</text:p>
      <text:p text:style-name="P63">A więc zespół rozpatrzył sprawozdanie<text:s/>Podzespołu ds.<text:s/>Górnictwa zapoznając się ze stanem końcowych uzgodnień a także rozb<text:span text:style-name="T64">ie</text:span>żności.</text:p>
      <text:p text:style-name="P65">Zespół uważa za celowe powołanie grup eksperckich powołanych przez administrację oraz związki zawodowe. Grupy te uwzględnia<text:span text:style-name="T66">ją</text:span>c dorobek zespołu ds. górnictwa opracują alternatywne projekty rozwiązań systemowych i or<text:span text:style-name="T67">ga</text:span>n<text:span text:style-name="T68">izacyjn</text:span>ych dla górnictwa.</text:p>
      <text:p text:style-name="P69">Pożądane byłoby także zasięgnięcie opinii w tych kwestiach u ekspertów zagranicznych, zwłaszcza z Banku<text:s/><text:span text:style-name="T70">Ś</text:span>wiatowego,<text:s/><text:span text:style-name="T71">MO</text:span>P i<text:s/><text:span text:style-name="T72">Ś</text:span>wiatowego Kong<text:span text:style-name="T73">r</text:span>e<text:span text:style-name="T74">s</text:span>u Górnictwa.</text:p>
      <text:p text:style-name="P75">Przebudowa organizacyjna i ekonomiczno-finansowa zapoczątkowana powinna być od 1 stycznia. O przebiegu realizacji ustaleń informowana będzie<text:s/>komisja<text:s/>porozumiewawcza.</text:p>
      <text:p text:style-name="P76"><text:span text:style-name="T77">Zg</text:span>oda?</text:p>
      <text:p text:style-name="P78"><text:span text:style-name="T79">Ob.<text:s/></text:span><text:span text:style-name="T80">S</text:span><text:span text:style-name="T81">tawski</text:span>:</text:p>
      <text:p text:style-name="P82">Tak, dziękuję.</text:p>
      <text:p text:style-name="P83"><text:span text:style-name="T84">Przewodniczący</text:span>:</text:p>
      <text:p text:style-name="P85">Dziękuję. No więc nie straciliśmy nic, ponieważ wiele żeśmy się nauczyli. Nauczyliśmy się górnictwa troszeczkę,<text:s/>nauczyliśmy si<text:span text:style-name="T86">ę</text:span><text:s/>ewolucji stanowisk, nauczyliśmy się argumentacji. To chyba wiele<text:span text:style-name="T87">.</text:span></text:p>
      <text:p text:style-name="P88">Rozumiem panie<text:s/>przewodniczą<text:span text:style-name="T89">cy,</text:span><text:s/>że moja propozycja jest<text:s/>przyjęta,<text:s/>jeżeli chodzi o procedowanie.<text:s/><text:span text:style-name="T90">A</text:span><text:s/>więc punkt 1 tzn. jakby przegląd wojska.</text:p>
      <text:p text:style-name="P91">Może to ktoś by referował. Ja bym<text:s/>proponował,<text:s/>żeby może ko<text:span text:style-name="T92">l.</text:span><text:s/>Edward Kucze<text:span text:style-name="T93">ra</text:span>, który prowadzi dokumentację w tej sprawie i będzie odpowiedz<text:span text:style-name="T94">ia</text:span>lny - jak rozumiem - wspólnie z panią<text:s/>w<text:span text:style-name="T95">ó</text:span>jt, będzie odpow<text:span text:style-name="T96">ie</text:span>dzialny za przygotowanie redakcyjne tekstu. Może by nam zreferował po prostu stan, jaki w tym względzie istnieje w tej chwili.</text:p>
      <text:p text:style-name="P97"><text:span text:style-name="T98">Pro</text:span><text:span text:style-name="T99">f</text:span><text:span text:style-name="T100">.<text:s/></text:span><text:span text:style-name="T101">T</text:span><text:span text:style-name="T102">rzeciakowsk</text:span><text:span text:style-name="T103">i</text:span>:</text:p>
      <text:p text:style-name="P104">Przepraszam, ja muszę tylko uściślić. Ponieważ prof. Józefiaka, który był głównym referentem punktu I i II /rzymskiego/ nie ma, może poprosiłbym kogoś o zgłoszenie się na ochotnika, ażeby po prostu śledzi<text:span text:style-name="T105">ć</text:span><text:s/>te punkty kolejno, żeby nie było jakiegoś opuszczenia.</text:p>
      <text:p text:style-name="P106">Kto z<text:s/>Państwa<text:s/>mógłby się podjąć tego. Smutna historia, jak przyszło do osłony Starówki, to znalazło się za dużo kandydatów chętnych.</text:p>
      <text:p text:style-name="P107"><text:span text:style-name="T108">Przewodniczący</text:span>:</text:p>
      <text:p text:style-name="P109">To się nazywa tzw.<text:s/>„zmęczenie materiału”.</text:p>
      <text:p text:style-name="P110"><text:span text:style-name="T111">Pro</text:span><text:span text:style-name="T112">f</text:span><text:span text:style-name="T113">. Trzeciakowski</text:span>:</text:p>
      <text:soft-page-break/>
      <text:p text:style-name="P114">Proszę - może ktoś się zgłosi? Pan Topiński, tak?</text:p>
      <text:p text:style-name="P115"><text:span text:style-name="T116">Pr</text:span><text:span text:style-name="T117">ze</text:span><text:span text:style-name="T118">wodniczą</text:span><text:span text:style-name="T119">cy</text:span>:</text:p>
      <text:p text:style-name="P120">Kol.<text:s/>Topiński<text:span text:style-name="T121">.</text:span></text:p>
      <text:p text:style-name="P122"><text:span text:style-name="T123">Prof</text:span><text:span text:style-name="T124">.</text:span><text:span text:style-name="T125"><text:s/>Trzeciakowsk</text:span><text:span text:style-name="T126">i</text:span><text:span text:style-name="T127">:</text:span></text:p>
      <text:p text:style-name="P128">Dziękuję bardzo<text:span text:style-name="T129">.</text:span></text:p>
      <text:p text:style-name="P130"><text:span text:style-name="T131">O</text:span><text:span text:style-name="T132">b.</text:span><text:span text:style-name="T133"><text:s/>Edward Kuczera</text:span>:</text:p>
      <text:p text:style-name="P134">Spróbuję zgodnie z dyspozycją, tak jak pani Grażyna<text:s/><text:span text:style-name="T135">po</text:span>dp<text:span text:style-name="T136">o</text:span>wi<text:span text:style-name="T137">a</text:span>da<text:span text:style-name="T138">,</text:span><text:s/>w wyniku tych ponad trzydziestu dni nazbierało się sporo papieru i dobrze byłoby, abyśmy w trakcie naszej pracy możliwie krótkiej uporządkowali dorobek pracy zespołu.</text:p>
      <text:p text:style-name="P139">Jeżeli chodzi o rozdział<text:s/>I<text:s/>- stanowiska w sprawie<text:s/><text:span text:style-name="T140">p</text:span>olityki społecznej i g<text:span text:style-name="T141">os</text:span>podarczej oraz reform systemowych. Rozdział<text:s/>I<text:s/>nosi nazwę<text:s/>„Poprawa zaopatrzenia rynku i warunków życia ludności”. Składa się on z pięciu punktów. I na poprzednich posiedzeniach wszystkie uznano za uzgodnione. Nie<text:s/>wiem,<text:s/>czy istnieje potrzeba przeczytania tych punktów, sądzę, że dla oszczędności czasu pozostańmy może przy stwierdzeniu, że sprawy są uzgodnione a jeszcze z panem Topińskim czytając tekst byśmy<text:span text:style-name="T142"><text:s/></text:span>uzgodnili, czy rzeczywiście nie ma przekłamań.</text:p>
      <text:p text:style-name="P143">Czy można tak postąpić?</text:p>
      <text:p text:style-name="P144">/Głosy z sali: tak, tak/<text:span text:style-name="T145">.</text:span></text:p>
      <text:p text:style-name="P146">Dziękuję<text:span text:style-name="T147">.</text:span></text:p>
      <text:p text:style-name="P148">Rozdział<text:s/><text:span text:style-name="T149">Il</text:span><text:s/>o nazwie<text:s/>„<text:span text:style-name="T150">O</text:span>graniczenie inflacji i równoważenie gospodarki”. Tekst w punktach do 5 uznano za uzgodniony.</text:p>
      <text:p text:style-name="P151"><text:span text:style-name="T152">W</text:span><text:s/>punkcie 6, który dotyczył ograniczenia popytu inwestycyjnego, jest zapisana data 199<text:span text:style-name="T153">0</text:span><text:s/>r<text:span text:style-name="T154">.</text:span><text:s/>i strona rządowo-koalicyjna taką datę uznaje, a więc ten punkt można by też uznać za uzgodniony.</text:p>
      <text:p text:style-name="P155"><text:span text:style-name="T156">W</text:span><text:s/>punkcie 7 - została przedłożona wczoraj redakcja zaproponowana przez pro<text:span text:style-name="T157">f.</text:span><text:s/>Stelmachowskiego i proponuję tę redakcję za chwilę<text:s/><text:span text:style-name="T158">uzgod</text:span>nić.</text:p>
      <text:p text:style-name="P159"><text:span text:style-name="T160">Pro</text:span><text:span text:style-name="T161">f</text:span><text:span text:style-name="T162">. W. Trzeciakowsk</text:span><text:span text:style-name="T163">i</text:span>:</text:p>
      <text:p text:style-name="P164">Może jeszcze do tego punktu<text:span text:style-name="T165">.</text:span><text:s/>Zgłosiłem zastrzeżen<text:span text:style-name="T166">ie</text:span>, że ostatecznie nasze stanowisko będzie uzgodnione ze stanowiskiem KKW. A więc to jest nasza zaproponowana wersja, która będzie wiążąca w momencie, kiedy KKW nam udzieli na to zgody.</text:p>
      <text:p text:style-name="P167"><text:span text:style-name="T168">Przewodniczący</text:span>:</text:p>
      <text:p text:style-name="P169">Tak, tylko tutaj jest taki problem. Rozumiem, że dobrze byłoby gdybyśmy wyjaśnili sobie, że wersja, którą kieru<text:span text:style-name="T170">je</text:span>cie<text:s/>Państwo do KKW nie budzi z naszej strony wątpliwości. Czy tak?</text:p>
      <text:p text:style-name="P171"><text:span text:style-name="T172">Pro</text:span><text:span text:style-name="T173">f.</text:span><text:span text:style-name="T174"><text:s/>T</text:span><text:span text:style-name="T175">rz</text:span><text:span text:style-name="T176">eciakowsk</text:span><text:span text:style-name="T177">i</text:span>:</text:p>
      <text:p text:style-name="P178">Tak<text:span text:style-name="T179">.</text:span></text:p>
      <text:p text:style-name="P180"><text:span text:style-name="T181">Przewodniczący</text:span>:</text:p>
      <text:p text:style-name="P182">Bo inny wtedy jest ... I dlatego też moje pytanie wiąże się ze stanowiskiem ministra finansów. Tam chodziło o te kwestie procentowe<text:span text:style-name="T183">.</text:span><text:s/>Może kol.<text:s/><text:span text:style-name="T184">L</text:span>ewandowski spojrzy na to.</text:p>
      <text:p text:style-name="P185">I zapis jest następujący:</text:p>
      <text:p text:style-name="P186">„Uznaje się za ważne oparcie całej gospodarki, w tym także produkcji rolnej na zasadach rynkowych.”<text:span text:style-name="T187"><text:s/></text:span>Dobre zdan<text:span text:style-name="T188">ie</text:span>.<text:s/><text:span text:style-name="T189">„</text:span>W związku z tym równolegle ze zniesieniem monopolu i reglamentacji środków produkcji<text:s/><text:soft-page-break/>ceny będą kształtowane przez relacje popytu i podaży<text:span text:style-name="T190">”</text:span>, a dotacje będą ograniczane. W okresie przejściowym stosowane będą procentowe stawki dotacji do podstawowych produktów żywnościowych. W następnych etapach dążyć się będzie do zmniejszania tych stawek<text:span text:style-name="T191">”</text:span>.</text:p>
      <text:p text:style-name="P192"><text:span text:style-name="T193"><text:s text:c="27"/></text:span>:</text:p>
      <text:p text:style-name="P194">To jest sprawa rynku...</text:p>
      <text:p text:style-name="P195"><text:span text:style-name="T196">Przewodniczący</text:span>:</text:p>
      <text:p text:style-name="P197">Ale w okresie przejściowym<text:span text:style-name="T198">.</text:span></text:p>
      <text:p text:style-name="P199"><text:span text:style-name="T200"><text:s text:c="27"/></text:span>:</text:p>
      <text:p text:style-name="P201">Na to w okresie prze<text:span text:style-name="T202">jś</text:span>ciowym mamy inną propozycję<text:span text:style-name="T203">.<text:s/></text:span>Stolik rolniczy na inną propozycję i na to nie ma zgody<text:span text:style-name="T204">.<text:s/></text:span>My nie możemy się zgodzić na te dotacje, które dawałyby nam 200 proc. inflacji<text:span text:style-name="T205">.</text:span></text:p>
      <text:p text:style-name="P206"><text:span text:style-name="T207">Przewodniczący</text:span>:</text:p>
      <text:p text:style-name="P208">Zaraz, pro<text:span text:style-name="T209">f.</text:span><text:s/>Stelmachowski, który był szefem<text:s/>„podstolika rolniczego”.<text:span text:style-name="T210">..</text:span></text:p>
      <text:p text:style-name="P211"><text:span text:style-name="T212"><text:s text:c="27"/></text:span>:</text:p>
      <text:p text:style-name="P213">Prof. Stel<text:span text:style-name="T214">ma</text:span>chowski tego nie proponował. Tylko proponował dopisać<text:s/>cen gwarantowanych, a to jest..<text:span text:style-name="T215">.</text:span></text:p>
      <text:p text:style-name="P216"><text:span text:style-name="T217">Przewodniczący</text:span>:</text:p>
      <text:p text:style-name="P218">Dobra.<text:span text:style-name="T219">..</text:span></text:p>
      <text:p text:style-name="P220"><text:span text:style-name="T221"><text:s text:c="27"/></text:span>:</text:p>
      <text:p text:style-name="P222">Tu nie ma co mówić o urynkowieniu, jeżeli będziemy<text:s/><text:span text:style-name="T223">pr</text:span>o<text:span text:style-name="T224">ce</text:span>ntowo.<text:span text:style-name="T225">..</text:span></text:p>
      <text:p text:style-name="P226"><text:span text:style-name="T227">Przewodniczący</text:span>:</text:p>
      <text:p text:style-name="P228">Dobrze. W związku z tym by równolegle ze znoszeniem monopoli i reglamenta<text:span text:style-name="T229">cj</text:span>i środków ceny będą kształtowane przez relacje popytu i podaży, a dotacje będą ograniczane.</text:p>
      <text:p text:style-name="P230"><text:span text:style-name="T231"><text:s text:c="27"/></text:span>:</text:p>
      <text:p text:style-name="P232">My do tego zdania mamy inną propozycję.</text:p>
      <text:p text:style-name="P233"><text:span text:style-name="T234">Przewodniczący</text:span>:</text:p>
      <text:p text:style-name="P235">Jak?</text:p>
      <text:p text:style-name="P236"><text:span text:style-name="T237"><text:s text:c="27"/></text:span>:</text:p>
      <text:p text:style-name="P238">To zdanie<text:s/><text:span text:style-name="T239">-</text:span><text:s/><text:span text:style-name="T240">„</text:span>w okresie przejściowym stosowana będzie d<text:span text:style-name="T241">o</text:span>tacja<text:s/>do podstawowych produktów żywnościowych co najmniej na poziomie 198<text:span text:style-name="T242">9</text:span><text:s/><text:span text:style-name="T243">r</text:span>.”</text:p>
      <text:p text:style-name="P244"><text:span text:style-name="T245"><text:s text:c="27"/></text:span>:</text:p>
      <text:p text:style-name="P246">Nominalnie<text:span text:style-name="T247">.</text:span></text:p>
      <text:p text:style-name="P248"><text:span text:style-name="T249"><text:s text:c="27"/></text:span>:</text:p>
      <text:p text:style-name="P250">Zamrożona dotacja.</text:p>
      <text:p text:style-name="P251"><text:span text:style-name="T252">Przewodniczący</text:span>:</text:p>
      <text:p text:style-name="P253">Zaraz, chwileczkę. Nie wchodźmy już tutaj w meritum, ponieważ inaczej z tego nie wyjdziemy, a musimy to dzisiaj skończyć. Wobec tego ja proponuję:</text:p>
      <text:p text:style-name="P254">„<text:span text:style-name="T255">W</text:span><text:s/>związku z tym że równolegle ze znoszeniem monopoli, reglamentacji środków produkcji ceny będą kszta<text:span text:style-name="T256">ł</text:span>towane przez relacje popytu i podaży, a dotacje będą stopniowo ogranicz<text:span text:style-name="T257">a</text:span>ne<text:span text:style-name="T258">.</text:span>”<text:s/>Stopniowo. I przestańmy mówić - czy taki system dotacji, czy inny, po prostu stopniowo ograniczane<text:span text:style-name="T259">.</text:span></text:p>
      <text:p text:style-name="P260">Czy może być taki zapis?</text:p>
      <text:soft-page-break/>
      <text:p text:style-name="P261"><text:span text:style-name="T262">P</text:span><text:span text:style-name="T263">rof</text:span><text:span text:style-name="T264">.<text:s/></text:span><text:span text:style-name="T265">W.</text:span><text:span text:style-name="T266"><text:s/>T</text:span><text:span text:style-name="T267">rz</text:span><text:span text:style-name="T268">eciak</text:span><text:span text:style-name="T269">ow</text:span><text:span text:style-name="T270">sk</text:span><text:span text:style-name="T271">i</text:span>:</text:p>
      <text:p text:style-name="P272">Panie profesorze, naszą intencją by<text:s/>było,<text:s/>żeby dotacje w wyrazie realnym nie ulegały zmniejszeniu do czasu, dopóki nie okaże się - czy ten rynek jest rynkiem szalonym, czy rynkiem zrównoważonym. I tu chodziło o moment zabezpieczenia się przed taką sytuacją, w której polecą nam ceny w stopniu nie kont<text:span text:style-name="T273">ro</text:span>lowanym. W związku z tym wyjściowa propozycja była taka, ażeby<text:s/><text:span text:style-name="T274">m</text:span>ieć to zabezp<text:span text:style-name="T275">ie</text:span>czenie w formie procentowej stawki dotacji, która by stabilizowała sytuację cenową. A potem stopniowo dopiero z tego się wycofujemy.</text:p>
      <text:p text:style-name="P276"><text:span text:style-name="T277">Przewodniczący</text:span>:</text:p>
      <text:p text:style-name="P278">Chwileczkę, jeżeli średnio<text:s/>powiemy,<text:s/>że to jest 200 proc<text:span text:style-name="T279">.</text:span><text:span text:style-name="T280"><text:s/></text:span>dotacji a potem powiada się<text:span text:style-name="T281">,</text:span><text:s/>że w następnych etapach będzie się dąży<text:span text:style-name="T282">ć</text:span><text:s/>do zmniejszenia tych stawek i dochodzi się - powiedzmy - do 100 proc. dotacji, a potem do 60 proc. dotacji. No to co wa<text:span text:style-name="T283">m</text:span><text:s/>to przeszkadza?</text:p>
      <text:p text:style-name="P284"><text:span text:style-name="T285"><text:s text:c="27"/></text:span>:</text:p>
      <text:p text:style-name="P286">Ja z tego rozumiem, że kwota bezwzględna dotacji b<text:span text:style-name="T287">ę</text:span>dzie...</text:p>
      <text:p text:style-name="P288"><text:span text:style-name="T289">Przewodniczą</text:span><text:span text:style-name="T290">cy</text:span>:</text:p>
      <text:p text:style-name="P291">Nie dyskutujemy. To jest ogólny zapis. To jest zapis, który został zaproponowany przez prof<text:span text:style-name="T292">.</text:span><text:s/>Stelmachowskiego. I proponuję go przyjąć<text:span text:style-name="T293">.</text:span></text:p>
      <text:p text:style-name="P294"><text:span text:style-name="T295"><text:s text:c="27"/></text:span>:</text:p>
      <text:p text:style-name="P296">Ale z tym zapisem, że to będzie przejściowo.</text:p>
      <text:p text:style-name="P297"><text:span text:style-name="T298">Przewodniczący</text:span>:</text:p>
      <text:p text:style-name="P299">No tak, w okresie przejściowym stosowane będą procentowe stawki do podstawowych produktów żywnościowych<text:span text:style-name="T300">.</text:span><text:s/>W następnych etapach<text:span text:style-name="T301">...</text:span></text:p>
      <text:p text:style-name="P302">Panowie, będziecie w swoich zespołach rolniczych rozważali techniki, założenia itd. To jest generalna idea, o której powiedział pro<text:span text:style-name="T303">f</text:span>. Trzeciakowski w tej chwili, że chodzi<text:span text:style-name="T304"><text:s/></text:span>o<text:s/>to,<text:s/>ażeby tu był element stopniowości.</text:p>
      <text:p text:style-name="P305"><text:span text:style-name="T306"><text:s text:c="27"/></text:span>:</text:p>
      <text:p text:style-name="P307">Panie profesorze, przepraszam, jeśli można. Otóż wydaje mi się, że jeżeli my idziemy na procentową indeksację wynagrodzeń i jednocześnie chcielibyśmy utrzymać pro<text:span text:style-name="T308">ce</text:span>ntową indeksację dotacji, bo to do tego się sprowadza w miarę wzrostu cen dla ich hamowania, jeżeli rynek by powodował wzrost cen. No to mamy już samonapędzający się mechanizm<text:s/>inflacyjny<text:span text:style-name="T309">,</text:span><text:s/>który<text:s/>będzie...</text:p>
      <text:p text:style-name="P310"><text:span text:style-name="T311">/</text:span>G<text:span text:style-name="T312">ł</text:span>os z sali: Dlaczego?/.</text:p>
      <text:p text:style-name="P313">No jak<text:s/>to,<text:s/>dlaczego? Po prostu dlatego, że dotacje będą zwiększane<text:span text:style-name="T314">.</text:span><text:s/>Po prostu budżety będą tworzyły inflacje.</text:p>
      <text:p text:style-name="P315"><text:span text:style-name="T316">P</text:span><text:span text:style-name="T317">rze</text:span><text:span text:style-name="T318">wodnicząc</text:span><text:span text:style-name="T319">y</text:span>:</text:p>
      <text:p text:style-name="P320">Ale przecież tutaj pisze o tym, że te stawki dotacji będą zmniejszane. Czy wy tego nie widzicie?</text:p>
      <text:p text:style-name="P321">Będą zmniejszane. To nic nie przesądza.<text:s/><text:span text:style-name="T322">J</text:span>est tylko oddana pewna ogólna intencja, z którą nie sposób się nie zgodzi<text:span text:style-name="T323">ć.</text:span></text:p>
      <text:p text:style-name="P324"><text:span text:style-name="T325"><text:s text:c="27"/></text:span>:</text:p>
      <text:p text:style-name="P326">Wydaje mi się, że istotną intencją tutaj jest nie tyle panie<text:s/>ministrze Lewandowski popychanie inflacji czy stwarzanie zagrożeń, ile raczej zaznaczenie niezbędności działania instrumentu hamującego wzrost cen. Jeżeli budżet tutaj zbyt raptownie to ograniczy, to ten mechanizm,<text:s/>prawda,<text:s/>cenotwórczy pójdzie<text:s/><text:soft-page-break/>niesłychanie ostro do przodu. Tak że tutaj naprawdę [nieczytelne] i intencja jest zupełnie odwrotna.</text:p>
      <text:p text:style-name="P327"><text:span text:style-name="T328"><text:s text:c="27"/></text:span>:</text:p>
      <text:p text:style-name="P329">Czy ja mógłbym sobie tutaj wyjaśnić pewną sprawę?<text:s/>Czy tutaj ta procen<text:span text:style-name="T330">to</text:span>woś<text:span text:style-name="T331">ć</text:span><text:s/>odn<text:span text:style-name="T332">os</text:span>i się w ogóle do dotacji liczonej z budżetu na przykład w ten sposób, że dotacje załóżmy do mleka i przetworów, które w tej chwili wynoszą w sensie w układzie budżetowym - powiedzmy<text:s/><text:span text:style-name="T333">-</text:span><text:s/><text:span text:style-name="T334">3</text:span>00 proc., one zniżać się będą w miarę upływu czasu, tak jak tutaj pisze w sensie budżetu - do 200 proc., dalej do 100 proc. a nie chodzi o<text:s/>to,<text:s/>ażeby to była procentowa dotacja do jednostkowego kosztu. Bo tutaj chodzi o to, że tutaj jest</text:p>
      <text:p text:style-name="P335">oddana intencja<text:s/><text:span text:style-name="T336">w</text:span><text:s/>układzie budżetowym<text:span text:style-name="T337">,</text:span><text:s/>tak to rozumiem, a n<text:span text:style-name="T338">i</text:span>e<text:span text:style-name="T339"><text:s/></text:span>w układzie nieprzesądzająca techniki dotowania.</text:p>
      <text:p text:style-name="P340"><text:span text:style-name="T341"><text:s text:c="27"/></text:span>:</text:p>
      <text:p text:style-name="P342">Jest to mechanizm panie profesorze, który będzie napędzać w tej chwili szalony deficyt budżetowy. I w tym sensie będzi<text:span text:style-name="T343">e<text:s/></text:span>on proinflacyjny.</text:p>
      <text:p text:style-name="P344"><text:span text:style-name="T345"><text:s text:c="27"/></text:span>:</text:p>
      <text:p text:style-name="P346">Przepraszam - czy można. Bo ja rozumiem intencje pana dr Topińskiego były takie, że chodziło o<text:s/>to,<text:s/>ażeby nie było gwałtownego spadku dotacji na tle ruchu cen. Czy można w związku z tym szukać jakiegoś takiego zapisu, bo taka procentowa stawka to jest właściwie</text:p>
      <text:p text:style-name="P347"><text:span text:style-name="T348"><text:s text:c="27"/></text:span>:</text:p>
      <text:p text:style-name="P349">Ale to nie jednostkowa stawka, ja to wyjaśniam...</text:p>
      <text:p text:style-name="P350"><text:span text:style-name="T351"><text:s text:c="27"/></text:span>:</text:p>
      <text:p text:style-name="P352">No wi<text:span text:style-name="T353">ę</text:span>c właśnie - ja mówię, że to nie jest do przyjęcia, bo właściwie zwiększymy inflację, zwiększymy deficyt i niczego w sumie nie uzyskamy. Czy tu nie trzeba szukać czegoś takiego, że będą to dotacje przejściowo stosowane, przeciwdziałające nadm<text:span text:style-name="T354">ier</text:span>nemu wzrostowi cen podstawowych produktów żywnościowych. Cen detalicznych.</text:p>
      <text:p text:style-name="P355"><text:span text:style-name="T356">Przewodniczący</text:span>:</text:p>
      <text:p text:style-name="P357">Pan Bugaj - proszę.</text:p>
      <text:p text:style-name="P358"><text:span text:style-name="T359">Ob.<text:s/></text:span><text:span text:style-name="T360">B</text:span><text:span text:style-name="T361">ugaj</text:span>:</text:p>
      <text:p text:style-name="P362">Panowie przecież od początku mówiliście, że wszystkie dotacje będą zwracane konsumentowi, prawda. Nasze zdanie jest takie, że znacznie lepiej jest pewną część dotacji w wymiarze realnym zach<text:span text:style-name="T363">ow</text:span>ać, niż pr<text:span text:style-name="T364">ó</text:span>bowa<text:span text:style-name="T365">ć</text:span><text:s/>je zwracać konsumentowi.<text:s/><text:span text:style-name="T366">Z</text:span><text:s/>tej prostej przyczyny, że nie można precyzyjnie, adresowo konsumentowi tych dotacji zwrócić<text:span text:style-name="T367">.</text:span><text:s/>Stąd więc jest ten postulat - dość<text:s/><text:span text:style-name="T368">je</text:span>dnoznaczny, jak mi si<text:span text:style-name="T369">ę</text:span><text:s/>wydaje - by przynajmniej w okresie pierwszym, przynajmniej w okresie pierwszym - tu nie jest dokładnie przesądzone co ten pierwszy okres oznacza, żeby udział dotacji w cenach nie uległ zmianie generalnie rzecz biorąc.</text:p>
      <text:p text:style-name="P370"><text:span text:style-name="T371"><text:s text:c="27"/></text:span>:</text:p>
      <text:p text:style-name="P372">Udział dotacji w skali kraju.</text:p>
      <text:p text:style-name="P373"><text:span text:style-name="T374">Ob</text:span><text:span text:style-name="T375">.</text:span><text:span text:style-name="T376"><text:s/>Bugaj</text:span>:</text:p>
      <text:p text:style-name="P377">Tak, w skali kraju. W cenach. To przecież nie przesądza także możliwości zmiany struktury tych dotacji. P<text:span text:style-name="T378">rz</text:span>yjmijmy to.</text:p>
      <text:p text:style-name="P379"><text:span text:style-name="T380">Przewodniczący</text:span>:</text:p>
      <text:p text:style-name="P381">To znaczy wyjaśniam, że intencją strony koalicyjno-rządowej, jeżeli pan to miał na uwadze, jest również<text:s/><text:soft-page-break/>stopniowość<text:span text:style-name="T382">.<text:s/></text:span>Że my również nie przyjmujemy wariantu likwidacji dotacji, że realizacja tego programu urynkowienia wymagać będzie przejściowo dotowania.</text:p>
      <text:p text:style-name="P383"><text:span text:style-name="T384">/</text:span>Głos z sali: Chodzi o to jak przejściowo/.</text:p>
      <text:p text:style-name="P385">I że ten udział dotacji sukcesywnie będzie zmniejszany.</text:p>
      <text:p text:style-name="P386">I nie chodzi o stawki procentowe do produktu, ponieważ technikę dotowania zostawiamy, natomiast chodzi o układ dotacji w budżecie, w strukturze w ogóle, w skali gospodarki narodowej, obciążenia gospodarki narodowej.</text:p>
      <text:p text:style-name="P387">Jeżeli pan do tak postawionego, ponieważ tak rozumiem pana Buga<text:span text:style-name="T388">ja</text:span>.</text:p>
      <text:p text:style-name="P389"><text:span text:style-name="T390">O</text:span><text:span text:style-name="T391">b</text:span><text:span text:style-name="T392">. Bugaj</text:span>:</text:p>
      <text:p text:style-name="P393">No nie wiem czy w takim razie dostatecznie precyzyjnie,<text:s/>panie profesorze.</text:p>
      <text:p text:style-name="P394">Intencją naszą jest - zilustrujmy to prostym przykładem.<text:s/><text:span text:style-name="T395">Je</text:span>żeli mamy ten okres przejściowy i powiedzmy, że w punkcie wyjścia dotacje stanowią na przykład 50 proc. wartości żywności<text:span text:style-name="T396"><text:s/></text:span>w cenach detalicznych, to do końca tego okresu prze<text:span text:style-name="T397">jś</text:span>ciowego one powinny ten poziom zachować. Do końca tego okresu przejściowego. A potem ma si<text:span text:style-name="T398">ę</text:span><text:s/>zaczynać proces ograniczania udziału dotacji. Ale w okresie przejściowym on miałby b<text:span text:style-name="T399">yć</text:span><text:s/>na poziomie wyjściowym, taka jest intencja.</text:p>
      <text:p text:style-name="P400"><text:span text:style-name="T401"><text:s text:c="27"/></text:span>:</text:p>
      <text:p text:style-name="P402">Ja bym chciał posłuchać pro<text:span text:style-name="T403">f</text:span>. Józefiaka, którego niestety nie ma<text:span text:style-name="T404">.</text:span></text:p>
      <text:p text:style-name="P405"><text:span text:style-name="T406">Ob. Bugaj</text:span>:</text:p>
      <text:p text:style-name="P407">Pro<text:span text:style-name="T408">f.</text:span><text:s/>Józe<text:span text:style-name="T409">fi</text:span>ak to zaakceptował.</text:p>
      <text:p text:style-name="P410"><text:span text:style-name="T411">Przewodniczący</text:span>:</text:p>
      <text:p text:style-name="P412">No przepraszam, żądał obniżenia wydatków<text:s/><text:span text:style-name="T413">z</text:span><text:s/>budżetu.</text:p>
      <text:p text:style-name="P414">No panowie, jeżeli zablokujemy, to proszę zwrócić uwagę, że jeżeli zablokujemy procentowy udział, to tworzymy podwójny mechanizm napędzania pieniędzy - podwyższamy ceny, które rekompensujemy, a z drugiej strony...</text:p>
      <text:p text:style-name="P415"><text:span text:style-name="T416">O</text:span><text:span text:style-name="T417">b.</text:span><text:span text:style-name="T418"><text:s/>Bugaj</text:span>:</text:p>
      <text:p text:style-name="P419">No ale przecież te ceny, pan wybaczy, rosną wtedy wolniej odpowiednio.</text:p>
      <text:p text:style-name="P420"><text:span text:style-name="T421">P</text:span><text:span text:style-name="T422">rz</text:span><text:span text:style-name="T423">ewodn</text:span><text:span text:style-name="T424">ic</text:span><text:span text:style-name="T425">zący</text:span>:</text:p>
      <text:p text:style-name="P426">Ale producentowi napędzamy pieniędzy też i jednocześnie obciążamy dodatkowo budżet. Bo w sunie, że tak powiem, ze wszystkich stron uwalniamy... A producent także powinien</text:p>
      <text:p text:style-name="P427"><text:span text:style-name="T428">O</text:span><text:span text:style-name="T429">b.</text:span><text:span text:style-name="T430"><text:s/>Bugaj</text:span>:</text:p>
      <text:p text:style-name="P431">Panie ministrze to<text:s/><text:span text:style-name="T432">j</text:span>a chciałbym pana zapytać - czy pan uważa, że przy pomocy tej operacji na cenach żywności pan dokona obniżki płac realnych?</text:p>
      <text:p text:style-name="P433">Jeżeli to<text:s/><text:span text:style-name="T434">je</text:span>st taki pomysł, to jest to pomysł wątpliwy.</text:p>
      <text:p text:style-name="P435"><text:span text:style-name="T436">M</text:span><text:span text:style-name="T437">i</text:span><text:span text:style-name="T438">n</text:span><text:span text:style-name="T439">.<text:s/></text:span><text:span text:style-name="T440">L</text:span><text:span text:style-name="T441">ewand</text:span><text:span text:style-name="T442">ow</text:span><text:span text:style-name="T443">sk</text:span><text:span text:style-name="T444">i</text:span>:</text:p>
      <text:p text:style-name="P445">Przepraszam panowie, ale przecież przyjęliśmy mechanizm indeksacyjny.<text:s/><text:span text:style-name="T446">A</text:span><text:s/>więc ja rozumiem, że chodzi oto, że nie wycofujemy się z<text:s/>dotacji,<text:s/>żeby uniknąć gwałtownych ruchów cen. Ale jednak musimy dąży<text:span text:style-name="T447">ć</text:span><text:s/>do obniżenia, sukcesywnego obniżenia udziału dotacji w cenie wyrobów żywnościowych.</text:p>
      <text:p text:style-name="P448"><text:span text:style-name="T449"><text:s text:c="27"/></text:span>:</text:p>
      <text:p text:style-name="P450">Czy można<text:s/><text:span text:style-name="T451">je</text:span>szcze na chwilę w tym dialogu zostać panie przewodniczący?</text:p>
      <text:soft-page-break/>
      <text:p text:style-name="P452"><text:span text:style-name="T453">Przewodn</text:span><text:span text:style-name="T454">ic</text:span><text:span text:style-name="T455">zący</text:span>:</text:p>
      <text:p text:style-name="P456">Tak, może się jeszcze włączy kol<text:span text:style-name="T457">.</text:span><text:s/>Święcicki, może wniesie<text:s/><text:span text:style-name="T458">ja</text:span>kiś nowy element.</text:p>
      <text:p text:style-name="P459"><text:span text:style-name="T460">O</text:span><text:span text:style-name="T461">b.</text:span><text:span text:style-name="T462"><text:s/>Święcicki</text:span>:</text:p>
      <text:p text:style-name="P463">Otóż ja chciałem wnieść dwa nowe elementy. Pierwszy element jest taki, że sytuacja po prostu obecna jest bardzo zła, jako ten punkt wyjścia do okresu prze<text:span text:style-name="T464">jś</text:span>ciowego. Dlatego, że skala dotacji jest rekordowa. Myśmy w 1981<text:s/>roku,<text:s/>kiedy dotacje były uważane za poziom no wręcz skandaliczny, nieprawdopodobny i fantastyczny, mamy większą skalę dotacją niż w roku 1981. A więc zamrażanie tego w stawkach procentowych przy wzrostach cen żywności o jakieś nie wiem 20-30 proc<text:span text:style-name="T465">.</text:span>, to oznacza natychmiast fantastyczne wzrosty procentowe, również przenoszą się natychmiast na budżet. Olbrzymi deficyt bud<text:span text:style-name="T466">ż</text:span>etowy rośnie.</text:p>
      <text:p text:style-name="P467">I druga sprawa - mianowicie trzeba rozumieć, że jeżeli mówimy o jakimś urynkowieniu rolnictwa, to chodzi również o<text:s/>to,<text:s/>ażeby nie pokrywać tych marginalnych najdroższych producentów przetwarzających żywność, wytwarza<text:span text:style-name="T468">ją</text:span>cych rolników itd. W związku z tym wysokie dotacje premiują marginalnych, drobnych najbardziej kiepskich producentów w rolnictwie, przetwórstwie, w handlu. Tam nie ma żadnej presji na obniżanie cen.</text:p>
      <text:p text:style-name="P469">A wi<text:span text:style-name="T470">ę</text:span>c z punktu widzenia ekonomicznego i walki z inflacją najlepszym rozwiązaniem jest przen<text:span text:style-name="T471">os</text:span>zen<text:span text:style-name="T472">ie</text:span><text:s/>d<text:span text:style-name="T473">ot</text:span>a<text:span text:style-name="T474">cj</text:span>i do konsumenta. I jeśli uda si<text:span text:style-name="T475">ę</text:span><text:s/>pewne techniki i metody zna<text:span text:style-name="T476">l</text:span>eźć przenoszenia dotacji na przykład przy mięsnych, gdzie to jest ściśle wyliczalne, ile kto korzysta itd<text:span text:style-name="T477">.</text:span><text:s/>Czyli tutaj procentowe dotacje, ja po prostu mówię, że to będzie nieszczęście proinflacyjne,<text:s/>anty-równoważące, an<text:span text:style-name="T478">ty</text:span>efektywności<text:span text:style-name="T479">owe<text:s/></text:span>. I to jest właśnie ten najgorszy zapis, jaki możemy sobie zafundować tj. utrzymanie tych pro<text:span text:style-name="T480">ce</text:span>ntowych,<text:s/><text:span text:style-name="T481">s</text:span>tały<text:span text:style-name="T482">ch</text:span><text:s/>dotacji. Jak to przenosić, jak chronić tego konsumenta, jak uzyskać consensus na jego ochronę, ja się zgadzam, że to jest wielki problem. Ale jednak z punktu widzenia ekonomicznego i społecznego i antyinflacyjnego najbardziej efektywne byłoby przenoszenie stopniowe produktami częściowo takie czy inne, tych dotacji na konsumentó<text:span text:style-name="T483">w</text:span>. I z tego względu próby zamrażania ich procentowo są naprawdę najgorszym rozwiązaniem ekonomicznym. Przyjmijmy więc taki zapis ogólnikowy, że będzie się stopniowo redukować dotacje, o których mówił tutaj prof. Baka od początku.</text:p>
      <text:p text:style-name="P484">A technikę - jak to robić, to rzeczywiście wypracujemy z związkami zawodowymi, z innymi tak żeby rzeczywiśc<text:span text:style-name="T485">ie</text:span><text:s/>konsumenci<text:s/>czuli się bezpiecznie r<text:span text:style-name="T486">ó</text:span>wnież w okresie przejściowym.</text:p>
      <text:p text:style-name="P487"><text:span text:style-name="T488">Przewodnicząc</text:span><text:span text:style-name="T489">y</text:span>:</text:p>
      <text:p text:style-name="P490">Ja rozumiem przecież, że kolegom z<text:s/>„Solidarności”<text:s/>też nie chodzi o<text:s/>to,<text:s/>ażeby utrzymać dotacje na przykład na niektóre<text:span text:style-name="T491"><text:s/></text:span>produkty wynoszące w tej chwili 300 czy<text:s/><text:span text:style-name="T492">35</text:span>0 proc<text:span text:style-name="T493">.</text:span><text:s/>Po prostu, że chodzi o zmiany w strukturze dotacji i stopniowe zmia<text:span text:style-name="T494">ny</text:span><text:s/>w poziomie dotacji.</text:p>
      <text:p text:style-name="P495">I ja tutaj naprawdę n<text:span text:style-name="T496">ie</text:span><text:s/>widzę<text:s/><text:span text:style-name="T497">mery</text:span>to<text:span text:style-name="T498">ry</text:span>czny<text:span text:style-name="T499">ch</text:span><text:s/>różnic. Natomiast sprawa jest tak zapalna w sensie - można powiedzieć - różnego rodzaju koncepcji, zaangażowania, a z drugiej strony tak zapalna w sensie społecznym, że poszukiwanie consensusu j<text:span text:style-name="T500">e</text:span>st znacznie trudniejsze niż by wynikało z jakości tej materii naprawdę.</text:p>
      <text:p text:style-name="P501">Proszę bardzo kol. Topi<text:span text:style-name="T502">ń</text:span>ski.</text:p>
      <text:p text:style-name="P503"><text:span text:style-name="T504">Ob</text:span><text:span text:style-name="T505">.</text:span><text:span text:style-name="T506"><text:s/>Topiński</text:span>:</text:p>
      <text:p text:style-name="P507"><text:span text:style-name="T508">.</text:span>.. z tej strony stołu szukamy jakiegoś zapisu, który by ograniczał pewną swobodę pr<text:span text:style-name="T509">oj</text:span>ekto<text:span text:style-name="T510">wa</text:span>n<text:span text:style-name="T511">ia,</text:span><text:s/>że tak<text:s/><text:soft-page-break/>powiem, tych operacji, ponieważ obawiamy się, że także samo pr<text:span text:style-name="T512">oj</text:span>ektowanie ma pewne skutki społeczne. A więc jeżeli jest trudny zapis na bazie dotacji tzn. ograniczenia stopnia likwidacji tych dotacji, to może łatwiejszy byłby jakiś zapis tego samego rodzaju dotyczący ich relacji, pożądanych relacji czy tem<text:span text:style-name="T513">pe</text:span>m wzr<text:span text:style-name="T514">os</text:span>tu cen żywności a tempem wzrostu płac.</text:p>
      <text:p text:style-name="P515">Ja sądzę, że trzeba być świadomym, że jeżeli, jakie byśmy techniki rekom<text:span text:style-name="T516">pe</text:span>nsowania nie przyjęli, to jest mało<text:s/>prawdopodobne,<text:s/>żeby system s<text:span text:style-name="T517">p</text:span>ołeczny i system płacowy wytrzymał bardzo rozwier<text:span text:style-name="T518">aj</text:span>ące się rela<text:span text:style-name="T519">cj</text:span>e pomiędzy tempem wzrostu żywności a tempem wzrostu płac. A więc może w tym języku by coś sformułować.</text:p>
      <text:p text:style-name="P520"><text:span text:style-name="T521"><text:s text:c="27"/></text:span>:</text:p>
      <text:p text:style-name="P522">Ja bym<text:s/>proponował,<text:s/>żeby dodać tutaj zdanie o ochronie konsumenta. Że jakiekolwiek zmiany istotne cen, jakie będzie powodować to urynkowienie, będą wymagały ochrony konsumenta, uzgodnionej, w sposób uzgodniony ze związkami zawodowymi. A nie pisać ściśle, że znów będzie propor<text:span text:style-name="T523">cj</text:span>onaln<text:span text:style-name="T524">ie</text:span><text:s/>do płac.</text:p>
      <text:p text:style-name="P525">Raczej więc takiego sformułowan<text:span text:style-name="T526">ia</text:span><text:s/>użyć.</text:p>
      <text:p text:style-name="P527"><text:span text:style-name="T528">Przewodniczący</text:span>:</text:p>
      <text:p text:style-name="P529">Dziękuję bardzo. A propos ochrona konsumenta, to ja proponuję - proszę o upoważnienie jedno. Panie przewodniczący sądzę,<text:s/>że byłoby dobrze gdybyśmy w tej części pierwszej<text:s/>tam,<text:s/>gdzie<text:s/><text:span text:style-name="T530">je</text:span>st mowa o poprawie zaopatrzenia rynku znaleźli jakąś frazę, jakieś zdanie coś na temat w rodzaju troski o poprawę jakości. Bo jeżeli to zamieścimy, to będzie<text:s/>sygnał,<text:s/>że to jest w polu widzenia. Jeżeli nie zamieścimy, to będzie wielka burza i będziemy mieli przeciwko sobie bardzo, bardzo wielkie gremia społeczne.</text:p>
      <text:p text:style-name="P531">I tak to zresztą będzie jeszcze przez nas tutaj czytane. Niemniej jednak<text:s/>proponuję,<text:s/>żeby ten element po prostu troski o poprawę jakości wyrobów. Tam żebyśmy to włączyli.</text:p>
      <text:p text:style-name="P532"><text:span text:style-name="T533"><text:s text:c="27"/></text:span>:</text:p>
      <text:p text:style-name="P534">Tylko żeby to nie miało charakteru<text:s/><text:span text:style-name="T535">„</text:span>ażebyśmy zawsze zdrowi byli”.</text:p>
      <text:p text:style-name="P536"><text:span text:style-name="T537"><text:s text:c="27"/></text:span>:</text:p>
      <text:p text:style-name="P538">Każdy by<text:s/>chciał,<text:s/>żeby te wybory... Nie mamy żadnych środków. Pan min.<text:s/><text:span text:style-name="T539">W</text:span>ilczek zresztą obiecał, że będzie o to dbał. Ale żarty jednak na bok, nie mamy żadnych możliwości egzekwowania tuta<text:span text:style-name="T540">j.</text:span></text:p>
      <text:p text:style-name="P541"><text:span text:style-name="T542">P</text:span><text:span text:style-name="T543">rze</text:span><text:span text:style-name="T544">w</text:span><text:span text:style-name="T545">od</text:span><text:span text:style-name="T546">n</text:span><text:span text:style-name="T547">iczący</text:span><text:span text:style-name="T548">:</text:span></text:p>
      <text:p text:style-name="P549">Ni<text:span text:style-name="T550">e</text:span><text:s/>przesądzajmy jeszcze.<text:s/><text:span text:style-name="T551">J</text:span>a sam nie znam jeszcze<text:s/>tego tekstu, który zaproponu<text:span text:style-name="T552">je</text:span>my<text:span text:style-name="T553">.</text:span><text:s/>I będziemy się wypowiadać jaki będzie ten tekst. Natomiast to by nas obciążało, wszystkich po prostu, że w ogóle nie widzi się sprawy jakości.</text:p>
      <text:p text:style-name="P554">Proszę bardzo kol. Hageme<text:span text:style-name="T555">jer</text:span>, potem red. Szwarc, potem pr<text:span text:style-name="T556">of.</text:span><text:s/><text:span text:style-name="T557">Mujże</text:span>l.</text:p>
      <text:p text:style-name="P558"><text:span text:style-name="T559">Ob. Hagem</text:span><text:span text:style-name="T560">e</text:span><text:span text:style-name="T561">je</text:span><text:span text:style-name="T562">r</text:span>:</text:p>
      <text:p text:style-name="P563">Ja chciałem jeszcze w sprawie dotacji i ograniczania tego tempa dotacji. Bo to Wydaje mi się, że j<text:span text:style-name="T564">e</text:span>st to sprawa nie tylko ochrony konsumenta.<text:s/><text:span text:style-name="T565">I</text:span><text:s/>to mówienie o przenoszeniu dotacji do konsumentów to bardzo ładnie brzmi, ale w praktyce<text:span text:style-name="T566"><text:s/></text:span>to jest zawsze trochę nie tak. Bowiem budżet przestaje płacić dotacje. Rekompensaty są oczywiście ze środków przedsiębiorstw,<text:span text:style-name="T567"><text:s/></text:span>które są opodatkowane i z tego są dodatkowe dochody budżetu itd.<text:s/><text:span text:style-name="T568">i</text:span>td.</text:p>
      <text:p text:style-name="P569">Ale nie o to chodzi. Mnie chodzi o to, że ta sprawa ograniczania dotacji w jakimś... tempo tego ograniczania powinno być podporządkowane pewnym zasadom co do których wydaje się, że wszyscy<text:s/><text:soft-page-break/>jakby przyjęli, nie tylko w tym gronie,<text:span text:style-name="T570"><text:s/></text:span>ale znacznie szerzej w związku jakby negatywną oceną zeszłorocznych operacji cenowo<text:s/>-<text:s/>dochodowych. To znaczy, że unikamy skokowych, zmasowanych ruchów cen, dążymy do<text:s/>tego,<text:s/>ażeby te ruchy przebiegały w miarę łagodnie.</text:p>
      <text:p text:style-name="P571">Oczywiście w tej chwili inflacja tak prz<text:span text:style-name="T572">ys</text:span>pieszyła, że rzeczywiście to w miarę łagodnie, to jest znacznie więcej niż to było wcześniej. Ale nawet w tym wariancie minimalnym, który<text:s/><text:span text:style-name="T573">je</text:span>st w tym dokumencie na temat urynkowienia rolnictwa to znaczy przełożeniu, utrzymania nominalnych dotacji na poziomie zaplanowanym na ten rok, mamy skokowy wzrost cen żywności<text:s/>moim zdaniem do<text:span text:style-name="T574">ść</text:span><text:s/>nisko szacowany w tym dokumencie na 80 proc.,<text:s/><text:span text:style-name="T575">a</text:span>le pewnie będzie to więcej<text:span text:style-name="T576">.</text:span></text:p>
      <text:p text:style-name="P577"><text:span text:style-name="T578">A</text:span><text:s/>więc ja myślę, że jak mówimy o tym og<text:span text:style-name="T579">ra</text:span>n<text:span text:style-name="T580">icz</text:span>aniu, o tempie ograniczania dotacji, to,<text:s/>to także powinno być tym jednym z kryteriów. Unikajmy kolejnej operacji cenowo<text:s/>-<text:s/>dochodowe<text:span text:style-name="T581">j</text:span>.</text:p>
      <text:p text:style-name="P582"><text:span text:style-name="T583">Przewodniczący</text:span>:</text:p>
      <text:p text:style-name="P584">Proszę<text:s/>Państwa, intencje są dla wszystkich zbieżne, nat<text:span text:style-name="T585">o</text:span>miast chodzi o propozycje konkretnego zapisu.</text:p>
      <text:p text:style-name="P586">Proszę obecnie red. Szwarc, prof. Mujżel, pro<text:span text:style-name="T587">f.</text:span><text:s/>Szymański re<text:span text:style-name="T588">d.</text:span><text:s/>Wielowi<text:span text:style-name="T589">ey</text:span>ski i dr Bugaj.</text:p>
      <text:p text:style-name="P590"><text:span text:style-name="T591">Red. Szwarc</text:span>:</text:p>
      <text:p text:style-name="P592">Mam<text:s/>propozycję,<text:s/>ażeby powrócić do redakcji przed dwoma dniami dyskutowanej. I żeby ten punkt był taki: osią polityki ekonomicznej będzie urynkawianie całej gospodarki, w tym także żywności<text:span text:style-name="T593">owej.</text:span></text:p>
      <text:p text:style-name="P594">Równolegle ze znoszeniem monopoli i reglamentacji środków produkcji, ceny będą kształtowane przez relacje popytu i podaży, zaś dotacje dla przedsiębiorstw i konsumentów będą sukcesywnie ograniczane.</text:p>
      <text:p text:style-name="P595">Równoważenie detalicznego rynku żywnościowego dokonywane będzie nie przez jednorazową operację cenową, lecz w sposób<text:span text:style-name="T596"><text:s/></text:span>stopniowy, z uwzględn<text:span text:style-name="T597">ie</text:span>niem ochrony budżetów rodzinnych i kształtowania się kosztów utrzymania. /Koniec kropka/.</text:p>
      <text:p text:style-name="P598"><text:span text:style-name="T599">W</text:span><text:s/>ten sposób są oba te punkty widzenia zapisane.</text:p>
      <text:p text:style-name="P600"><text:span text:style-name="T601">Przewodniczący</text:span>:</text:p>
      <text:p text:style-name="P602">Proszę bardzo prof. M<text:span text:style-name="T603">uj</text:span>żel.</text:p>
      <text:p text:style-name="P604"><text:span text:style-name="T605">Prof. M</text:span><text:span text:style-name="T606">u</text:span><text:span text:style-name="T607">jżel</text:span>:</text:p>
      <text:p text:style-name="P608">Można by tu mówić o tej ścieżce dotacji, zmiany<text:s/>dotacji<text:s/>albo w kategoriach, albo w kategoriach nominalnych. Oczywiście od tego zależy siła, z jaką to stopniowanie dotacji będzie hamować wzrost cen tych artykułów, które są dot<text:span text:style-name="T609">o</text:span>wane<text:span text:style-name="T610">.</text:span></text:p>
      <text:p text:style-name="P611">Mnie się osobiście wydaje... Nam chodzi o<text:s/>to,<text:s/>żeby jednak ta ścieżka, to stopniowe zmniejszanie dotacji, żeby ono jednak pozostawało pod jakąś ilościową kontrolą. To<text:s/>znaczy,<text:s/>żeby pewien ilościowy zapis w tej dziedzinie został zrobiony. Dlatego, że w innym wypadku st<text:span text:style-name="T612">op</text:span>niowość może oznaczać bardzo różne rzeczy, również i takie przy których ceny żywności mogą bardzo szybko rosną<text:span text:style-name="T613">ć</text:span><text:s/>- co zresztą widać w materiale przedstawionym przez Ministerstwo Finansów, gdzie się operuje nominalną kategorią dotacji, a nie realną kategorią dotacji<text:span text:style-name="T614">.</text:span></text:p>
      <text:p text:style-name="P615">Mnie się osobiście wydaje, że przynajmniej w pierwszym roku, czy przynajmniej w pierwszych paru latach należy domaga<text:span text:style-name="T616">ć</text:span><text:s/>się, aby dotacje były na poziomie realnym.</text:p>
      <text:p text:style-name="P617">Byłoby dobrze, g<text:span text:style-name="T618">d</text:span>y<text:span text:style-name="T619">b</text:span>y można było także ustalić, ale chyba to dzisiaj jest niemożliwe w jakim tempie ta realna wartość dotacji miałaby być zmniejszana w następnych latach. To jest jedna rzecz. A wi<text:span text:style-name="T620">ę</text:span>c byłbym<text:s/><text:soft-page-break/>za<text:s/>tym,<text:s/>żeby jednak pewna formuła ilościowa została tutaj tak albo inaczej zapisana, bo w innym wypadku to jest zbyt ogólnikowe i chyba zbyt niebezpieczne.</text:p>
      <text:p text:style-name="P621">Teraz jest druga sprawa, to jest sprawa mięsa.<text:s/><text:span text:style-name="T622">M</text:span>nie się osobiście wydaje, że ta formuła z tymi dotacjami właściwa w odniesieniu do mleka czy do pieczywa w stosunku do m<text:span text:style-name="T623">ię</text:span>sa jest niewłaściwa. Dlatego że po prostu mamy kartkowe zaopatrzenie w mięso i dotacje są do mięsa kartkowego. Wobec<text:s/>tego,<text:s/>jeżeli nawet dotacje zostaną utrzymane - powiedzmy sobie<text:span text:style-name="T624"><text:s/></text:span>do mięsa na poziomie istniejącym,<text:s/>powiedzmy,<text:s/>że nawet na poziomie realnym, ale kartkowy system zostanie zniesiony i cena mięsa będzie kształtować się na poziomie równowagi, a więc powiedzmy, zbliżonym do obecnego poziomu cen targowiskowych, to dotacja nie będzie miała żadnego praktycznego wpływu na wysokość ceny mięsa płaconej przez konsumentów. A to dlatego, że po prostu ta cena mięsa będzie wyznaczona przez podaż i przez popyt jakie istnieją na rynku mięsnym.</text:p>
      <text:p text:style-name="P625">Także myślę, iż w przypadku mięsa raczej należałoby mówić, negocjowa<text:span text:style-name="T626">ć</text:span>, ustalać nie jakąś ścieżkę stopniowego zmniejszania dotacji, ale po prostu zwrot konsumentom wartości likwidowanej kartki. Jest to możliwe i jest to możliwe do precyzyjnego określenia. Tutaj chyba żadnych obaw tego rodzaju nie<text:s/>ma,<text:s/>ponieważ wiadomo jest kto jaką kartkę ma.</text:p>
      <text:p text:style-name="P627">To jest druga rzecz. Natomiast trzecia rzecz<text:s/><text:span text:style-name="T628">j</text:span>est następująca: Nie jest jasna, a ważna sprawa - co się dzieje wtedy,<text:s/>kiedy dotacje maleją i w związku z tym budżet jest odciążany od obecnego brzemienia dotacyjnego.</text:p>
      <text:p text:style-name="P629">Jeżeli przyjąć wstępne założenie, które zostało uczynione, a które żeśmy chyba uzgodnili, że budżet nie chce ani złotówki zarobić na zmniejszaniu dotacji, to należałoby wobec tego przyjąć<text:span text:style-name="T630">,</text:span><text:s/><text:span text:style-name="T631">że</text:span><text:s/>w przypadku kiedy konsument nie otrzymuje bezpośredni<text:span text:style-name="T632">ej</text:span><text:s/>rekompensaty, tak jak na przykład w mięsie by mogło to być, ale powiedzmy w odniesieniu do mleka, pieczywa czy innych artykułów, te rekompensaty w formie hamującej inflacyjny wzrost cen otrzymują przedsiębiorstwa. To znaczy otrzymują te podmioty, które b<text:span text:style-name="T633">ę</text:span>dą płaciły wyższe płace w związku z wyższymi cenami i indeksacyjnym efektem tych wyższych cen na wzrost płac<text:span text:style-name="T634">.</text:span></text:p>
      <text:p text:style-name="P635">Jeżeli przedsiębiorstwa nie otrzymają - powiedzmy -<text:s/>tej rekompensaty w postaci obniżenia podatku, powiedzmy odpowiedniego podatku od płac, czy innych stawek podatkowych, to wówczas będzie to oznaczało przyspieszony wzrost cen<text:span text:style-name="T636">.<text:s/></text:span>Przedsiębiorstwa będą musiały walczyć o wzrost cen, ponieważ będzie to jedyny sposób, aby móc zapłacić te wysoko rosnące płace.</text:p>
      <text:p text:style-name="P637"><text:span text:style-name="T638"><text:s text:c="27"/></text:span>:</text:p>
      <text:p text:style-name="P639">Ja tytułem komentarza tylko. Mogę wskazać przynajmniej trzy nazwiska wybitnych autorytetów siedzących po tamtej stronie, w pracach których<text:s/><text:span text:style-name="T640">je</text:span>st bardzo jednoznaczn<text:span text:style-name="T641">ie<text:s/></text:span>powiedziane, że stawki procentowe do dotacji to jest antyefektywnościowe działanie, ponieważ podwyższanie kosztów, brak - można powiedzieć -<text:s/><text:span text:style-name="T642">ja</text:span>kiegokolwiek hamowania kosztów przerzuca skutki...</text:p>
      <text:p text:style-name="P643"><text:span text:style-name="T644">Prof. Mujżel</text:span>:</text:p>
      <text:p text:style-name="P645">Ale ja nie mówię<text:s/><text:span text:style-name="T646">o</text:span><text:s/>procentowej stawce.</text:p>
      <text:p text:style-name="P647"><text:span text:style-name="T648"><text:s text:c="27"/></text:span>:</text:p>
      <text:p text:style-name="P649">A no to właśnie<text:s/><text:span text:style-name="T650">j</text:span>a<text:s/>proponuję,<text:s/>ażebyśmy sobie to wyjaśnili. Jeżeli pisze procentowa stawka - no to panowie, rosną<text:s/>koszty,<text:s/>ponieważ tak sobie życzą producenci o 100-200 proc. tak sa<text:span text:style-name="T651">m</text:span>o rosną dotacje.</text:p>
      <text:soft-page-break/>
      <text:p text:style-name="P652"><text:span text:style-name="T653">P</text:span><text:span text:style-name="T654">ro</text:span><text:span text:style-name="T655">f.<text:s/></text:span><text:span text:style-name="T656">M</text:span><text:span text:style-name="T657">uj</text:span><text:span text:style-name="T658">że</text:span><text:span text:style-name="T659">l</text:span>:</text:p>
      <text:p text:style-name="P660">Ale ja mówiłem o realnej wartości dotacji.</text:p>
      <text:p text:style-name="P661"><text:span text:style-name="T662"><text:s text:c="27"/></text:span>:</text:p>
      <text:p text:style-name="P663">To jest rozchełstany system. Ja muszę powiedzieć, że jak się pisze o racjonalnych warunkach gospodarowania, to zupełnie inaczej wygląda niż przy tym stole.</text:p>
      <text:p text:style-name="P664">Teraz druga sprawa. Oczywiście prof. Mujżel ma rację. Przecież my tworzymy mechanizm indeksacyjny. Tam w założeniach<text:span text:style-name="T665"><text:s/></text:span>mechanizmu in<text:span text:style-name="T666">de</text:span>ksa<text:span text:style-name="T667">cy</text:span>jn<text:span text:style-name="T668">eg</text:span>o jest powiedziane, że polityka gospodarcza musi tworzy<text:span text:style-name="T669">ć</text:span><text:s/>warunki do tego, ażeby mogła się urzeczywistniać indeksacja. To jest ten element, o którym mówi prof. M<text:span text:style-name="T670">uj</text:span>żel.</text:p>
      <text:p text:style-name="P671">Ergo - jeśli jest indeksacja i następuje wzrost cen, to budżet musi ograniczyć przejmowanie z przedsiębiorstw pieniędzy po<text:s/>to,<text:s/>ażeby zostawić jakieś środki, które pozwolą pokryć koszt indeksacyjny. I tu jest zgoda, prawda.<text:s/><text:span text:style-name="T672">Je</text:span>st zgoda.</text:p>
      <text:p text:style-name="P673">Ja dlatego powiedziałem więc o tym podejściu racjonalizującym i powołałem się na autorytety po drugiej stronie, ponieważ ja sądzę, że nadal między nami nie ma merytorycznej różnicy. Jest natomiast sprawa znalezienia sposobu<text:s/>wysławiania<text:s/>tego. I ja myślę, że ten zapis, który przeczytał przed chwilą red.<text:s/><text:span text:style-name="T674">S</text:span>zwarc naprawdę jest zapisem bardzo bezpiecznym.</text:p>
      <text:p text:style-name="P675">Proszę pan pro<text:span text:style-name="T676">f</text:span>. Trzeciakowsk<text:span text:style-name="T677">i.</text:span></text:p>
      <text:p text:style-name="P678"><text:span text:style-name="T679">P</text:span><text:span text:style-name="T680">ro</text:span><text:span text:style-name="T681">f.<text:s/></text:span><text:span text:style-name="T682">W</text:span><text:span text:style-name="T683">.<text:s/></text:span><text:span text:style-name="T684">T</text:span><text:span text:style-name="T685">rzeciakowsk</text:span><text:span text:style-name="T686">i:</text:span></text:p>
      <text:p text:style-name="P687">Ja chciałem zwrócić<text:s/><text:span text:style-name="T688">uwa</text:span>g<text:span text:style-name="T689">ę</text:span>, że istnieje odmienność sytuacji w punkcie wyjścia i w punkcie następnym. Chodzi o to, że dotacja tym się różni od przen<text:span text:style-name="T690">ie</text:span>s<text:span text:style-name="T691">ie</text:span>nia tej rekompensaty do konsumenta, że dotacja nie jest wliczana w koszty. I w związku z tym nie mogę się zgodzić ze stwierdzeniem dr. Święcickiego, że to proponowane przez nas rozwiązanie jest szalenie inflacjogenne. Dlatego, że w<text:s/>momencie,<text:s/>kiedy jesteśmy<text:span text:style-name="T692"><text:s/></text:span>w punkcie wyjścia i nie wiemy na jakim poziomie się te ceny równowagi ustalą i boimy się, po prostu mówiąc szczerze, że to jest skok w ciemność, chcemy mieć gwarancję, że wszystko co służy zabezpieczeniu, że te ceny nie polecą w nieskończoność, daje się wmontować w system zabezp<text:span text:style-name="T693">ie</text:span>czenia. Tym systemem zabezpieczeń jest wielkość dotacji, która tym się<text:span text:style-name="T694"><text:s/></text:span>różni właśnie od przeniesienia tego do konsumenta, że nie jest<text:span text:style-name="T695"><text:s/></text:span>wliczana w koszty. W związku z tym ceny będą znacznie słabiej rosły, będą miały znacznie słabszą tendencję do wzrostu. I w punkcie wyjścia, jeżeli się okaże, że te ceny nie poleciały w sposób nie kontrolowany tylko zatrzymały się na poziomie przewidywanym, włącza się ten mechanizm ograniczania dotacji. Ale chodzi o zabezpieczenie tego momentu krytycznego, kiedy robimy skok w ciemność<text:span text:style-name="T696">.</text:span><text:s/>I dlatego też ja tutaj nie widzę<text:s/><text:span text:style-name="T697">t</text:span>endencji do przedłużania tej zależności procentowej w n<text:span text:style-name="T698">ie</text:span>skoń<text:span text:style-name="T699">cz</text:span>on<text:span text:style-name="T700">oś</text:span>ć, tylko po prostu będziemy mogli ocenić nasz manewr. Ten skok w ciemność okaże się albo strawny dla społeczeństwa. I jeśli tak, to wszystko zgodnie z planem zaczyna funkcjonować albo niestrawny. A jeżeli okaże się niestrawny, to my tak czy owak będziemy się musieli z tej operacji wycofać i wprowadzić jakieś zamrożenie cen. Jeżeli oczywiście okaże się, że to będzie wzrost dwukrotni<text:span text:style-name="T701">e</text:span><text:span text:style-name="T702"><text:s/></text:span>wyższy niż żeśmy przewidywali.</text:p>
      <text:p text:style-name="P703"><text:span text:style-name="T704">Przewodniczący</text:span>:</text:p>
      <text:p text:style-name="P705">Dziękuję. Proszę - pro<text:span text:style-name="T706">f.</text:span><text:s/>Szymański<text:span text:style-name="T707">.</text:span></text:p>
      <text:p text:style-name="P708"><text:span text:style-name="T709">Prof</text:span><text:span text:style-name="T710">.</text:span><text:span text:style-name="T711"><text:s/>Szymańsk</text:span><text:span text:style-name="T712">i</text:span><text:span text:style-name="T713">:</text:span></text:p>
      <text:soft-page-break/>
      <text:p text:style-name="P714">Dyskutowaliśmy i główna obawa związana z urynkowieniem dotyczyła tego, aby manewr cały nie był jałowy, żeby zmiany cen nie były jałowe, żeby oddziaływały na popyt i na podaż. Wprowadzenie tego procentowego zapisu w istocie<text:s/><text:span text:style-name="T715">w</text:span>yłącza mechanizm ekonomiczny. To wszystko sprowadzamy do pewnych zmian bilansowych, ale wyłączamy sam mechanizm ekonomiczny.</text:p>
      <text:p text:style-name="P716">Ale przede wszystkim musimy mieć świadomość tego o czym mówił tutaj pan<text:s/><text:span text:style-name="T717">Ś</text:span>więcicki. Mamy rekordowy poziom i udział dotacji. Ten rekordowy poziom dotacji decyduje o tym, że jest rozwarta luka mi<text:span text:style-name="T718">ę</text:span>dzy cenami skupu a kosztami. Niskie są bardzo ceny detaliczne w stosunku do kosztów produkcji. Wyłączyliśmy całkowicie produkcję na sam<text:span text:style-name="T719">oz</text:span>aopatr<text:span text:style-name="T720">ze</text:span>nie, wyłącza<text:span text:style-name="T721">m</text:span>y<text:span text:style-name="T722"><text:s/></text:span>najłatwiejszą drogę poprawy sytuacji. Czyli przyjmując procentowy udział dotacji, czyli realny poziom dotacji jako stały, a w istocie tutaj nic nie zmieniamy. Nie będzie się opłaca<text:span text:style-name="T723">ć</text:span><text:s/>uruchomienie tych podstawowych rezerw, nie będzie takiej możliwości.</text:p>
      <text:p text:style-name="P724">Ja się zgadzam z tym że jest pewna obawa, ażeby gwałtownie nie spadał realny poziom dotacji. I tu możemy nad czymś się zastanawiać, chociaż jest to niezwykle trudne. Bo można przecież wprowadzić pułapy cenowe, no można. Ale to jednak wyłącza cały mechanizm, trzeba się z tym po prostu zgodzić.</text:p>
      <text:p text:style-name="P725"><text:span text:style-name="T726">Przewodniczący</text:span>:</text:p>
      <text:p text:style-name="P727">Jeszcze jeden element komentarza. Mianowicie przecież tutaj<text:s/>nie dokonuje si<text:span text:style-name="T728">ę</text:span><text:s/>przesądzeń. To jest właściwie wyrażenie intencji. Jeśli nastąpią uzgodnienia, dojdzie do consensusu, rozpoczną działalność nowe związki zawodowe, działają OPZZ-owskie związki zawodowe, przecież takiej operacji, gdzie mówimy o u<text:span text:style-name="T729">ry</text:span>nkow<text:span text:style-name="T730">ie</text:span>niu, ona nie będzie mogła być przeprowadzona bez konsultacji, bez dalszych uściślających wyjaśnień oraz opiniowania oraz prawdopodobnie uzyskiwania consensusu w odniesieniu do bardzo konkretnego projektu czy propozycji.</text:p>
      <text:p text:style-name="P731">Przecież panowie ani z OPZZ ani z<text:s/>„Solidarności”<text:s/>w tej chwili nie podejmują - jak gdyby - uzgodnienia mającego ustalić jaki ma być konkretny kształt, gdzie i jakie stawki procentowe, jakie wzrosty cen, jakie.<text:span text:style-name="T732">.</text:span>.</text:p>
      <text:p text:style-name="P733">Natomiast ja mam wrażenie takie, że generalna idea, gdyby jeszcze red.<text:s/><text:span text:style-name="T734">S</text:span>zwarc zechciał przeczytać raz</text:p>
      <text:p text:style-name="P735"><text:span text:style-name="T736">/</text:span>Głos z sali na wyciszeniu/.</text:p>
      <text:p text:style-name="P737">Dobrze, to ja przekazuję głos red. Wielowieyskiemu.</text:p>
      <text:p text:style-name="P738"><text:span text:style-name="T739">Re</text:span><text:span text:style-name="T740">d</text:span><text:span text:style-name="T741">. Wielowieysk</text:span><text:span text:style-name="T742">i</text:span>:</text:p>
      <text:p text:style-name="P743">Formuła pana red. Sz<text:span text:style-name="T744">w</text:span>arca<text:s/><text:span text:style-name="T745">b</text:span>r<text:span text:style-name="T746">z</text:span>mi tak: Równolegle ze znoszeniem monopoli, reglamentacji środków produk<text:span text:style-name="T747">cj</text:span>i, ceny będą kształtowane przez relację popytu i podaży, zaś dotacje /dla przedsiębiorstw i konsumentów/ będą sukcesywnie ograniczane.</text:p>
      <text:p text:style-name="P748">Równoważenie detalicznego rynku żywnościowego dokonywane będzie nie poprzez jednorazową operację cenową, lecz w sposób stopniowy, z uwzględnieniem ochrony budżetów rodzinnych i kształtowania się kosztów utrzymania<text:span text:style-name="T749">.</text:span></text:p>
      <text:p text:style-name="P750">Przepraszam, ale od razu wchodzę w komentarz. Jest to w moim przekonaniu, zbyt ogólne, a właściwie nawet niezbyt jasne i niezbyt p<text:span text:style-name="T751">rz</text:span>ekonywu<text:span text:style-name="T752">jące,</text:span><text:s/>chociaż tendencja chyba jest zrozumiała<text:s/>i raczej odpowiadająca na ogół naszym odczuciom i rozeznaniu. Proponowałbym trochę to docisnąć<text:span text:style-name="T753">,</text:span><text:s/>nie za bardzo.</text:p>
      <text:p text:style-name="P754"><text:span text:style-name="T755">W</text:span><text:s/>pełni się zgadzam z panem prof. Baką, że my tutaj nie przesądzamy tego. Jestem przekonany, że<text:s/><text:soft-page-break/>Minister<text:s/>Finansów jest najbardziej zainteresowany jako odpowiedzialny za rynek pieniężny, za sytuację na nim. I n<text:span text:style-name="T756">ie</text:span><text:s/>zdejmiemy z niego tej odpow<text:span text:style-name="T757">ie</text:span>dz<text:span text:style-name="T758">ia</text:span>lności. Dlatego szukałbym formuły takiej, która czyni ministra finansów odpowiedz<text:span text:style-name="T759">ia</text:span>lnym i daje mu tutaj swobodę podejmowania pewnych działań. Natomiast to co mówił pan Szymański też mi w pełni odpowiada, że jednak musimy to robić w sposób niesłychanie ostrożny, bo przecież musimy uspokajać ten rynek i jakoś uspokajać także ludzi.</text:p>
      <text:p text:style-name="P760">A więc moja propozycja jest taka -<text:s/><text:span text:style-name="T761">ż</text:span>ebyśmy<text:s/>wyszli od formuły, że dotacje będą stopniowo ograniczane. Powinny jednak pozostać instrumentem hamowania inflacji. Tutaj<text:s/>chciałbym,<text:s/>żeby było jasne, również w naszych enuncjacjach na zewnątrz, że ta sprawa, tu jest iunctim, tu jest ścisły związek. Te ceny, te dotacje są instrumentem hamowania inflacji.</text:p>
      <text:p text:style-name="P762"><text:span text:style-name="T763">W</text:span><text:s/>związku z tym proponuję tutaj formułę dr Topi<text:span text:style-name="T764">ń</text:span>skiego, że zmniejszanie realnych rozmiarów dotowania powinno się rozpocząć, gdy w gospodarce ustabilizuje się stopa inflacji.</text:p>
      <text:p text:style-name="P765"><text:span text:style-name="T766">I</text:span><text:s/>to jest w ręku ministra finansów. Przecież ostre przyhamowanie tej dotacji powoduje, ma wszystkie te mechanizmy inflacyjne o niezupełnie rozpoznanych skutkach i kierunku oddziaływania<text:span text:style-name="T767">.</text:span></text:p>
      <text:p text:style-name="P768">Oczywiście, że są pewne minusy tej formuły, to znaczy tego przy<text:span text:style-name="T769">h</text:span>amowan<text:span text:style-name="T770">ia</text:span>, tego zalecenia przyhamowania, ograniczania dotacji. Ja bym nawet nie wpr<text:span text:style-name="T771">ow</text:span>adzał formuły, czy to jest procentowe to indeksowanie tej dotacji. To jest właściwie sprawa polityki pieniężnej ministra finansów.</text:p>
      <text:p text:style-name="P772">Natomiast cel jest bardzo określony. Nie powinniśmy nasi<text:span text:style-name="T773">l</text:span>ać tempa inflacji. Możemy ostrzej zagrać tutaj, jeżeli to tempo inflacji będzie ustabilizowane. I tutaj na szali są dwie rzeczy - po jednej stronie jest, powiedzmy, nacisk na kosztowość, na ograniczanie kosztów czy inną strukturę konsumpcji i produkcji rolnej tak samo, bo to może się skuteczniej trochę nasila, ale po drugiej stronie mamy zaspokajanie rynku i hamowanie tych wszystkich mechanizmów inflacyjnych, które zaraz zagrają, jeżeli te dotacje będą ostro wyhamowane, a inflacja wyniesie nie 60 proc. a 120 proc.</text:p>
      <text:p text:style-name="P774">Panowie, podkreśliłbym jeszcze raz - szukałbym tutaj formuły dookoła zdania:<text:s/>„zmniejszen<text:span text:style-name="T775">ie</text:span><text:s/>realnych rozmiarów dotowania rozpoczyna się, gdy w gospodarce ustabilizuje się stopa inflacji”. Ale ta sprawa - kiedy i jak, to decyduje minister finansów.</text:p>
      <text:p text:style-name="P776"><text:span text:style-name="T777">Przewodniczący</text:span>:</text:p>
      <text:p text:style-name="P778">Dziękuję. Proszę dr Bugaj.</text:p>
      <text:p text:style-name="P779"><text:span text:style-name="T780">Dr Bugaj</text:span>:</text:p>
      <text:p text:style-name="P781">Ja myślę, proszę<text:s/>państwa, że są dwa<text:s/>powody,<text:s/>dla których jednak musimy się nad tą sprawą jeszcze trochę zatrzymać. Pierwszy powód jest taki - pan prof.<text:s/><text:span text:style-name="T782">m</text:span>ówi, że przecież to jest ogólna formuła - potem uzgodnimy. No, ale już w toku naszych obrad pojawił się taki ostry akcent w propagandzie, że my jesteśmy za urynkowieniem, a jak przychodzi do konkretów, to nas nie ma<text:span text:style-name="T783">.</text:span></text:p>
      <text:p text:style-name="P784">Jeżeli teraz przyjmiemy tę ogólną formułę, a za miesiąc stanie sprawa uzgodnienia konkretnego pakietu, to panowie powiecie,<text:s/><text:span text:style-name="T785">że</text:span><text:s/>my si<text:span text:style-name="T786">ę</text:span><text:s/>kompletnie wycofujemy<text:s/><text:span text:style-name="T787">z</text:span><text:s/>tego<text:span text:style-name="T788">.</text:span><text:s/><text:span text:style-name="T789">N</text:span>o więc nie róbmy tego.</text:p>
      <text:p text:style-name="P790">I drugi powód jest taki<text:s/><text:span text:style-name="T791">-</text:span><text:s/>z mojego osobistego punktu widzenia, że ja chciałbym przedstawicieli rządu, chciałbym nap<text:span text:style-name="T792">r</text:span>awdę do czegoś przekonać, chciałbym naprawdę zwrócić im uwagę na pewne niebezpieczeństwa. Chociaż muszę powiedzieć, że szczególnie wczoraj miałem wrażenie, że panowie na argumenty nie<text:s/><text:span text:style-name="T793">je</text:span>steśc<text:span text:style-name="T794">ie</text:span><text:s/>otwarci tylko na załatwienie sprawy i odfajkowanie - idziemy przodem do przodu. Po tych doświadczeniach mnie to niepokoi, które były.</text:p>
      <text:soft-page-break/>
      <text:p text:style-name="P795">Nie bardzo rozumiem pana ministra finansów w jednej spr<text:span text:style-name="T796">a</text:span>wie też. Pan minister finansów mówi, że przecież to jest w zasadniczej kontrowersji z tym co mówił Cezary Józefiak, z oszczędnościami budżetowymi.<text:s/><text:span text:style-name="T797">Ż</text:span>e jeżeli będą realne dotacje no to oczywiście kwota dotacji w wyrazie nominalnym będzie rosła. No tak, ale przecież panowie zbudowaliście cały swój budżet przy pewnym założeniu co do tempa wzrostu cen, prawda? I wtedy żeście zakładali, że te ceny żywności rosną o 15 proc. W tej chwili robicie nam propozycję na 80 proc. minimalną. Ja rozumiem, że to w ogóle zwiększa stopę wzrostu cen w gospodarce i wpływa to nie tylko na rozchody budżetu, ale także i na przychody budżetu. A więc niech pan nie mówi, że to po prostu czysta kwota powiększa deficyt, bo to jest elementarnie nieprawda. Jaki byłby bilans tego -powiedziałbym - rosnących przychodów i rozchodów budżetu, to ja tego powiedzieć nie potrafię oczywiście, bo to wymaga bardzo szczegółowej analizy tego układu budżetowego prawdopodobn<text:span text:style-name="T798">ie.<text:s/></text:span>Ale w każdym razie nie można powiedzieć, że to jest taki automat, którego każdy wzrost dotacji powoduje przyrost deficytu budżetowego. To nieprawda.</text:p>
      <text:p text:style-name="P799"><text:span text:style-name="T800">I</text:span><text:s/>to jest pierwsza sprawa. Teraz, prosz<text:span text:style-name="T801">ę</text:span><text:s/>panów, uświadommy sobie jeden drobiazg. Ja uważam, że<text:s/><text:span text:style-name="T802">m</text:span>y i tak szalenie daleko żeśmy się zgodzili na pewne rzeczy, nawet jeżeli zostanie zachowana dotacja na poziomie realnym<text:s/><text:span text:style-name="T803">-</text:span><text:s/>ceny żywności wzrosną bardzo szybko.<text:s/><text:span text:style-name="T804">I</text:span><text:s/>jedynym ubezpieczen<text:span text:style-name="T805">ie</text:span>m z p<text:span text:style-name="T806">u</text:span>nktu widzenia ludzi jest wtedy indeksacja. I<text:s/><text:span text:style-name="T807">m</text:span>y się na to zgodziliśmy. I jak panowie wiecie, je<text:span text:style-name="T808">ż</text:span>eli powiadam, dotacji nic realnie nie umniejszamy, no i ta indeksacja nawet jeżeli tu za chwilę załatwimy to dość dobrze, to przecież jest to indeksacja ograniczona.</text:p>
      <text:p text:style-name="P809">No wi<text:span text:style-name="T810">ę</text:span>c mamy już pierwszy, że tak powiem element, w którym ceny żywności uderzają, oczywiście są jeszcze inne - mechanizm wzrostu płac, no ale one są już przynajmniej w założeniach związane z pewnym e<text:span text:style-name="T811">fe</text:span>ktywno<text:span text:style-name="T812">śc</text:span>i<text:span text:style-name="T813">owy</text:span>m układem w gospodarce. Ale z powodu inflacyjnego wzrostu cen żywności, nawet przy zachowaniu dotacji na poziomie realnym, uderzamy istotnie w część konsumentów. Ja powiadam, my się tu na to godzimy, choć jest to - nie wiem czy na granicy pewnego szaleństwa.</text:p>
      <text:p text:style-name="P814">Ale panowie namawiacie<text:s/>nas,<text:s/>żeby pójść dalej. Mówicie - zostawmy tylko te dotac<text:span text:style-name="T815">je</text:span><text:s/>na poziomie nominalnym to znaczy do wzrostu cen, który będzie z tytułu - powiedziałbym - relacji podażowo-po<text:span text:style-name="T816">py</text:span>towych, dojdzie jeszcze drugi element, to znaczy wzrostu kosztowego cen. I to dalej ma wisieć wszystko na tym układzie in<text:span text:style-name="T817">de</text:span>ksa<text:span text:style-name="T818">cy</text:span>jnym, jak proponu<text:span text:style-name="T819">je</text:span>cie. Otóż obawiam się, że jest to najlepsza<text:s/>droga,<text:s/>ażeby poprzeć wasze obawy, które są przecież w jakimś zakresie uzasadnione, że mechanizm indeksacji nie wytrzyma, że obok indeksacji pójdą ostre rewindykacje żywiołowe. No to czy naprawdę chcemy się w to bawić oraz powtórzyć operacje<text:s/><text:span text:style-name="T820">1</text:span>988 r. czy<text:s/><text:span text:style-name="T821">j</text:span>est ktokolwiek kto ma in<text:span text:style-name="T822">te</text:span>res w tym?</text:p>
      <text:p text:style-name="P823">No i zapytam inaczej<text:s/><text:span text:style-name="T824">-</text:span><text:s/>w tej sytuacji gospodarki, jaką<text:span text:style-name="T825"><text:s/></text:span>w tej chwili ma<text:span text:style-name="T826">m</text:span>y - musimy dokonywać wyboru spośród rozwiązań nie - dobrych i lepszych, tylko spośród złych i gorszych. I ja uważam, że rozwiązaniem gorszym jest próba jednoczesnego wypuszczenia kontroli cen żywności z reduk<text:span text:style-name="T827">o</text:span>wan<text:span text:style-name="T828">i</text:span>e<text:span text:style-name="T829">m</text:span><text:s/>dotacji. Natomiast rozwiąz<text:span text:style-name="T830">an</text:span>iem mniej złym jest przejściowe, na przykład do końca przynajmniej tego roku zachowanie układu zachow<text:span text:style-name="T831">a</text:span>nia dotacji na poziomie realnym i zrobienie po prostu ruchu cen rynkowych. To przecież w niczym nie przekreśla możliwości tego, by zra<text:span text:style-name="T832">cjon</text:span>aliz<text:span text:style-name="T833">ow</text:span>ać wewnętrzną strukturę dotacji punkcie wyjścia. My się upieramy tylko przy jednym, żeby w okresie przejściowym - żeby w okresie pr<text:span text:style-name="T834">zejś</text:span>ciowym udział dotacji wartości cen detalicznych sprzedaży żywności był stały<text:span text:style-name="T835">,</text:span><text:s/>w okresie przejściowym. Możemy dyskutować jaki to jest okres przejściowy. A potem pomyśleć o zrobieniu drugiego<text:s/><text:soft-page-break/>kroku. No i wracam jednak do tych postulatów, które zgłaszałem wczoraj w tym zapisie, proszę panów i które tutaj się przewi<text:span text:style-name="T836">ja</text:span>ją, a o których nie mówimy. To znaczy pewnych zabezpieczeń dodatkowych. Jest to sprawa zobowiązań z waszej strony do tego,<text:s/>żeby zróżnicowanie regionalne cen nie przekroczyło pewnych granic.<text:s/><text:span text:style-name="T837">B</text:span>o to przecież trzeba jakoś sensownie przygotować. I<text:s/><text:span text:style-name="T838">W</text:span>ydaje mi się, że my mamy prawo domagać się takiego zobowiązania ze strony panów, że to może funk<text:span text:style-name="T839">cj</text:span>onować, że nie będzie tak, że ceny ży<text:span text:style-name="T840">w</text:span>ności będą - powiedzmy - we Wrocławiu o 50 proc. wyższe niż w w<text:span text:style-name="T841">oj</text:span>.<text:s/><text:span text:style-name="T842">b</text:span>iałostockim np. Bo skutki tego mogą być fatalne zupełnie.</text:p>
      <text:p text:style-name="P843">Po drugie jest to sprawa - powiedziałbym - zgromadzenia jakichś rezerw na ten szok. Przecież w tym kraju ceny żywości urzędowe są od cz<text:span text:style-name="T844">terd</text:span>ziestu paru lat. No trzeba sobie zdać sprawę ze skali operacji i trzeba się jakoś do niej przygotować. Tymczasem<text:s/><text:span text:style-name="T845">w</text:span><text:s/>materiale, który<text:s/><text:span text:style-name="T846">ż</text:span>eśmy dostali, na ten temat są napisane raczej rzeczy przeciwne, że nie ma tutaj żadnych rezerw zgromadzonych, że puszczamy się na<text:s/><text:span text:style-name="T847">w</text:span>ysokie wody, nie mając w pogotowiu żadnego koła ratunkowego, które można byłoby rzucić w decydującym momencie.</text:p>
      <text:p text:style-name="P848">I jeszcze jest sprawa trzecia, o której żeśmy tutaj mówili także. To znaczy jakiegoś zapisu, który będzie mówił,<text:s/><text:span text:style-name="T849">ż</text:span>e jeżeli to się wszystko wyrywa spod kontroli tzn. ceny żywno<text:span text:style-name="T850">ś</text:span>ci rosną, powiedzmy, 1,5<text:s/>razy<text:s/>szybciej niż tempo inflacji, to jednak chyba trzeba to złapać za gardło, mimo wszystko i nie dopuścić do tego, to znaczy zablokować.</text:p>
      <text:p text:style-name="P851"><text:span text:style-name="T852">Przewodniczący</text:span>:</text:p>
      <text:p text:style-name="P853">Ja mam propozycję następującą: ponieważ sprawa jest rzeczywiście bardzo poważna i nie sposób nie uznać wielu argumentów, które zostały tu w tej chwili przedstawione, ja<text:s/>proponuję,<text:s/>ażeby jednak wyłączyć - powiedzmy - poprosić po dwie osoby z naszych grup, ażeby spróbowały sformułować tekst, który byłby tekstem do przyjęcia, poniewa<text:span text:style-name="T854">ż</text:span><text:s/><text:span text:style-name="T855">w</text:span><text:s/>układzie 40 osób faktycznie trudno się redaguje.</text:p>
      <text:p text:style-name="P856">I tak dokończylibyśmy tej fazy przeglądu spraw, nie blokowalibyśmy techniki przygotowania na popołudnie całego zapisu. A w międzyczasie nastąpiłoby - być może - zbliżenie a nawet ustalenie stanowiska w sprawie tej, o której mówimy.</text:p>
      <text:p text:style-name="P857">Ja myślę, że musi to być oczywiście tu minister finansów wskaże, czy osobiście, czy minister Lewan<text:span text:style-name="T858">do</text:span>wski i ktoś jeszcze<text:span text:style-name="T859"><text:s/></text:span>z naszej strony. Bardzo prosilibyśmy panie p<text:span text:style-name="T860">rze</text:span>wodn<text:span text:style-name="T861">ic</text:span>zący żebyśmy to tak rozwiązali, ponieważ rzeczywiście jest tutaj wiele aspektów, wiele elementów bardzo istotnych,<text:s/>których nie powinniśmy pominąć.</text:p>
      <text:p text:style-name="P862"><text:span text:style-name="T863">Prof</text:span><text:span text:style-name="T864">.</text:span><text:span text:style-name="T865"><text:s/>W</text:span><text:span text:style-name="T866">.</text:span><text:span text:style-name="T867"><text:s/></text:span><text:span text:style-name="T868">T</text:span><text:span text:style-name="T869">rzeciakowsk</text:span><text:span text:style-name="T870">i</text:span>:</text:p>
      <text:p text:style-name="P871">Ja bym<text:s/>prosił,<text:s/>ażeby pan Topiński się zg<text:span text:style-name="T872">ł</text:span>osił do tego zespołu. I bardzo mi przykro, ale poprosiłbym jeszcze kol. Bugaja.</text:p>
      <text:p text:style-name="P873"><text:span text:style-name="T874">Ob.<text:s/></text:span><text:span text:style-name="T875">Bug</text:span><text:span text:style-name="T876">aj</text:span>:</text:p>
      <text:p text:style-name="P877">Przepraszam, mo<text:span text:style-name="T878">ż</text:span>e w przerw<text:span text:style-name="T879">i</text:span>e jeszcze to załatwimy i ja znajdę dobrego kandydata<text:span text:style-name="T880">.</text:span></text:p>
      <text:p text:style-name="P881"><text:span text:style-name="T882">P</text:span><text:span text:style-name="T883">rze</text:span><text:span text:style-name="T884">wodn</text:span><text:span text:style-name="T885">i</text:span><text:span text:style-name="T886">cz</text:span><text:span text:style-name="T887">ą</text:span><text:span text:style-name="T888">cy</text:span>:</text:p>
      <text:p text:style-name="P889">To wobec tego odkładamy t<text:span text:style-name="T890">ę</text:span><text:s/>sprawę do redagowania z uwzględnieniem tych wszystkich elementów, o których była tutaj mowa. Proszę bardzo kol. Kuczera.</text:p>
      <text:p text:style-name="P891"><text:span text:style-name="T892">O</text:span><text:span text:style-name="T893">b.</text:span><text:span text:style-name="T894"><text:s/>Ku</text:span><text:span text:style-name="T895">cz</text:span><text:span text:style-name="T896">era</text:span>:</text:p>
      <text:p text:style-name="P897">Będę kontynuował. W punkcie kolejnym - problematyka dotyczy likwidowania przedsiębiorstw, ale<text:s/><text:soft-page-break/>nieefektywnych.<text:s/><text:span text:style-name="T898">W</text:span><text:s/>związku z tym że ta problematyka pojawiła się również przy redakcji rozdziału<text:s/><text:span text:style-name="T899">„</text:span>Nowy ład ekonomiczny”<text:s/>jest sugestia o przeniesienie tego punktu z rozdz. II do rozdz. V. To jest po prostu technika.</text:p>
      <text:p text:style-name="P900">Punkt 8 dotyczący eliminowania przedsiębiorstw trwa<text:span text:style-name="T901">le</text:span><text:s/>nieefektywnych. Ta problematyka jest w rozdziale V. Ja za chwilę do niej wrócę. Chodzi o<text:s/>to,<text:s/>żeby się nie powtarzała się w dwóch mie<text:span text:style-name="T902">js</text:span>cach. Tak jak koledzy twierdzą - lepiej przystaje do problematyki<text:s/>„Nowego ładu ekonomicznego”.</text:p>
      <text:p text:style-name="P903">Punkt 9<text:s/><text:span text:style-name="T904">-</text:span><text:s/>jest uzgodniony. I tym sposobem można by powiedzieć,<text:s/>że po doredagowaniu punktu dotyczącego gospodarki żywnościowej - rozdział II jest również rozdziałem uzgodnionym.</text:p>
      <text:p text:style-name="P905">Dzięk<text:span text:style-name="T906">uję.</text:span></text:p>
      <text:p text:style-name="P907">Rozdział IV - dotyczący ochrony pracy i zatrudnienia<text:span text:style-name="T908">.<text:s/></text:span>Prosiłbym o potwierdzenie uzgodnienia w pracach poprzedzających dzisiejsze spotkanie tak min. Szreter, jak i koledzy z<text:s/><text:span text:style-name="T909">O</text:span>PZZ i strony solidarnościowo-opozycyjnej doredagowali ten tekst, uwzględniając dotychczasowe uwagi. Proszę o potwierdzenie, że jest uzgodniony.</text:p>
      <text:p text:style-name="P910"><text:span text:style-name="T911"><text:s text:c="27"/></text:span>:</text:p>
      <text:p text:style-name="P912">Przepraszam. Prof. Rosner jeszcze nie doszedł, ale o ile wiem ochrona pracy została z nim uzgodniona. Natomiast jeżeli chodzi o zatrudnienie, to są pewne drobne rozbieżnoś<text:span text:style-name="T913">ci</text:span><text:s/>tzn. zaznaczona jest odmienność w dwóch czy trzech punktach. Czy tak panie ministrze?</text:p>
      <text:p text:style-name="P914"><text:span text:style-name="T915"><text:s text:c="27"/></text:span>:</text:p>
      <text:p text:style-name="P916">Pan<text:s/><text:span text:style-name="T917">re</text:span>d<text:span text:style-name="T918">.</text:span><text:s/><text:span text:style-name="T919">Wie</text:span>low<text:span text:style-name="T920">ie</text:span>yski bierze na siebie te...</text:p>
      <text:p text:style-name="P921"><text:span text:style-name="T922">Re</text:span><text:span text:style-name="T923">d.</text:span><text:span text:style-name="T924"><text:s/>Wielow</text:span><text:span text:style-name="T925">ie</text:span><text:span text:style-name="T926">ysk</text:span><text:span text:style-name="T927">i</text:span>:</text:p>
      <text:p text:style-name="P928">Tak, tam są 2 czy<text:s/><text:span text:style-name="T929">3</text:span><text:s/>niewielkie odchyłki.</text:p>
      <text:p text:style-name="P930"><text:span text:style-name="T931">Ob. Kuczera</text:span>:</text:p>
      <text:p text:style-name="P932">Panie<text:s/><text:span text:style-name="T933">r</text:span>e<text:span text:style-name="T934">d</text:span>. W<text:span text:style-name="T935">ie</text:span>lowieyski, proponuję przejrzeć ten tekst.</text:p>
      <text:p text:style-name="P936">Rozdział kolejny dotyczy problematyki nowego ładu ekonomicznego. Sprawa, która wym<text:span text:style-name="T937">a</text:span>ga uzgodnienia jest pewne uzupełnienie preambuły tego punktu. Ja może<text:s/>przeczytam,<text:s/>jak ona brzmi.</text:p>
      <text:p text:style-name="P938">/Głos sali: Nie, to w trybie roboczym. To nie jest sprawa<text:s/><text:span text:style-name="T939">mery</text:span>toryczna<text:span text:style-name="T940">/.</text:span></text:p>
      <text:p text:style-name="P941">Dobrze, ja rozumiem.</text:p>
      <text:p text:style-name="P942"><text:span text:style-name="T943">I</text:span><text:s/>sprawa kolejna.<text:s/><text:span text:style-name="T944">W</text:span><text:s/>punkcie dotyczącym likwidacji listy<text:span text:style-name="T945"><text:s/></text:span>prze<text:span text:style-name="T946">ds</text:span>iębiorstw o szczególnym znaczeniu dla gospodarki narodowej<text:s/><text:span text:style-name="T947">je</text:span>st rozbieżność.</text:p>
      <text:p text:style-name="P948"><text:span text:style-name="T949"><text:s text:c="27"/></text:span>:</text:p>
      <text:p text:style-name="P950">Tak, oczywiście. My tutaj zostajemy przy tym zapisie, który tutaj jest, że przynajmniej o połowę skracamy.</text:p>
      <text:p text:style-name="P951"><text:span text:style-name="T952"><text:s text:c="27"/></text:span>:</text:p>
      <text:p text:style-name="P953">Tak, a my musimy się poradzić.</text:p>
      <text:p text:style-name="P954"><text:span text:style-name="T955">Ob. Kucze</text:span><text:span text:style-name="T956">ra</text:span><text:span text:style-name="T957">:</text:span></text:p>
      <text:p text:style-name="P958">Tutaj w kontaktach z panem Topińskim uzgodnimy ten punkt.</text:p>
      <text:p text:style-name="P959">I sprawy kolejne są uzgodnione do punktu, do końca punktu pierwszego. Przy czym chcę powiedzieć, że w punkcie<text:s/>„<text:span text:style-name="T960">A</text:span><text:span text:style-name="T961">”</text:span><text:span text:style-name="T962"><text:s/></text:span>była sprawa kopalni. W związku z dyskusją wczorajszą jest już ta sprawa wyłączona.</text:p>
      <text:p text:style-name="P963"><text:span text:style-name="T964">W</text:span><text:s/>punkcie<text:s/>„B”<text:s/>- sprawa rozbieżności dotyczy usytuowania funduszu majątku narodowego.</text:p>
      <text:soft-page-break/>
      <text:p text:style-name="P965"><text:span text:style-name="T966"><text:s text:c="27"/></text:span>:</text:p>
      <text:p text:style-name="P967">Zanotowaliśmy dyskutując tę sprawę, że będzie wprowadzony pkt 11 w sprawie szykanowanych działaczy samorządowych.</text:p>
      <text:p text:style-name="P968"><text:span text:style-name="T969">Przewodniczący</text:span>:</text:p>
      <text:p text:style-name="P970">Tu zgodnie ustaliliśmy w ten sposób, że określona redakcja zostanie przedstawiona w Magdalence. I to nie wchodzi do integralnego tekstu, natomiast będzie to przedstawione w tym ogólnym dokumencie dotyczącym rozw<text:span text:style-name="T971">ią</text:span>zywania spraw.</text:p>
      <text:p text:style-name="P972">Natomiast ko<text:span text:style-name="T973">l</text:span>. Miłkowski przedstawił redakcję, którą ja przyjąłem.</text:p>
      <text:p text:style-name="P974">/Głos z sali: Czyli ta redakcja jest/.</text:p>
      <text:p text:style-name="P975">Tak, jest tutaj oczywiście.</text:p>
      <text:p text:style-name="P976"><text:span text:style-name="T977">Pr</text:span><text:span text:style-name="T978">of</text:span><text:span text:style-name="T979">.<text:s/></text:span><text:span text:style-name="T980">W</text:span><text:span text:style-name="T981">.</text:span><text:span text:style-name="T982"><text:s/>Tr</text:span><text:span text:style-name="T983">zec</text:span><text:span text:style-name="T984">ia</text:span><text:span text:style-name="T985">kowsk</text:span><text:span text:style-name="T986">i</text:span><text:span text:style-name="T987">:</text:span></text:p>
      <text:p text:style-name="P988">Czy ta redakcja została przedstawiona panu Mazowieckiemu? Czy pan Mazow<text:span text:style-name="T989">ie</text:span>cki otrzymał t<text:span text:style-name="T990">ę</text:span><text:s/>propozycję?</text:p>
      <text:p text:style-name="P991">Przepraszam, ja zwracam si<text:span text:style-name="T992">ę</text:span><text:s/>do pan<text:span text:style-name="T993">a</text:span><text:s/>Miłkowskiego.</text:p>
      <text:p text:style-name="P994"><text:span text:style-name="T995">O</text:span><text:span text:style-name="T996">b</text:span><text:span text:style-name="T997">. Miłkowsk</text:span><text:span text:style-name="T998">i</text:span><text:span text:style-name="T999">:</text:span></text:p>
      <text:p text:style-name="P1000">Panie profesorze, ja zredagowałem tekst, zmo<text:span text:style-name="T1001">dy</text:span>fikowałem wczoraj. Pan prof. Baka przyjął i powiedział, że akceptuje tego rodzaju tekst.</text:p>
      <text:p text:style-name="P1002"><text:span text:style-name="T1003">Prof.<text:s/></text:span><text:span text:style-name="T1004">W</text:span><text:span text:style-name="T1005">.<text:s/></text:span><text:span text:style-name="T1006">T</text:span><text:span text:style-name="T1007">rzeciakowski</text:span>:</text:p>
      <text:p text:style-name="P1008">Ja rozumiem, tylko że my musimy to przekazać według komp<text:span text:style-name="T1009">e</text:span>tencji.</text:p>
      <text:p text:style-name="P1010">Tylko może poproszę pana o dostarczenie tekstu, ja aktualnie idę do pana Mazowieckiego, będę się z nim widział i mu przekażę.</text:p>
      <text:p text:style-name="P1011"><text:span text:style-name="T1012">O</text:span><text:span text:style-name="T1013">b</text:span><text:span text:style-name="T1014">. Miłkowsk</text:span><text:span text:style-name="T1015">i</text:span>:</text:p>
      <text:p text:style-name="P1016">Tekst ma prof. Baka.</text:p>
      <text:p text:style-name="P1017"><text:span text:style-name="T1018">Prof. Baka</text:span>:</text:p>
      <text:p text:style-name="P1019">Proszę uprzejmie - tu jest ten tekst.</text:p>
      <text:p text:style-name="P1020"><text:span text:style-name="T1021">Ob. Kucze</text:span><text:span text:style-name="T1022">ra</text:span>:</text:p>
      <text:p text:style-name="P1023">Czy można więc dalej kontynuować?</text:p>
      <text:p text:style-name="P1024"><text:span text:style-name="T1025">Prz</text:span><text:span text:style-name="T1026">e</text:span><text:span text:style-name="T1027">w</text:span><text:span text:style-name="T1028">od</text:span><text:span text:style-name="T1029">n</text:span><text:span text:style-name="T1030">iczący</text:span>:</text:p>
      <text:p text:style-name="P1031">Proszę bardzo.</text:p>
      <text:p text:style-name="P1032"><text:span text:style-name="T1033">Ob. Kucze</text:span><text:span text:style-name="T1034">ra</text:span>:</text:p>
      <text:p text:style-name="P1035">W punkcie<text:s/><text:span text:style-name="T1036">„</text:span>B<text:span text:style-name="T1037">”</text:span><text:s/>rozstrzygnięcia wymaga zakończenie punktu 2 dotyczącego usytuowania funduszu majątku narodowego. Strona opozycyjno-solidarnościowa<text:s/>proponuje,<text:s/>aby kierownictwo było powoływane przez Sejm<text:span text:style-name="T1038">.</text:span></text:p>
      <text:p text:style-name="P1039"><text:span text:style-name="T1040">Przewodn</text:span><text:span text:style-name="T1041">ic</text:span><text:span text:style-name="T1042">zący</text:span>:</text:p>
      <text:p text:style-name="P1043">Przepraszam, my też jesteśmy za<text:s/>tym,<text:s/>ażeby kierownictwo było powoływane przez Sejm, ale żeby to było w strukturze rządu.</text:p>
      <text:p text:style-name="P1044"><text:span text:style-name="T1045"><text:s text:c="27"/></text:span>:</text:p>
      <text:p text:style-name="P1046">My nie<text:s/>mówimy,<text:s/>gdzie ma być usytuowane.</text:p>
      <text:p text:style-name="P1047"><text:span text:style-name="T1048">O</text:span><text:span text:style-name="T1049">b.</text:span><text:span text:style-name="T1050"><text:s/>Kuc</text:span><text:span text:style-name="T1051">zera</text:span>:</text:p>
      <text:soft-page-break/>
      <text:p text:style-name="P1052">To w takim razie notujemy jako rozbieżność<text:span text:style-name="T1053">.</text:span></text:p>
      <text:p text:style-name="P1054">I w istocie jest to całość problemów dotyczących punktu<text:span text:style-name="T1055"><text:s/></text:span>„<text:span text:style-name="T1056">B</text:span><text:span text:style-name="T1057">”</text:span>, jako że sprawy dotyczące komisji nadzwyczajnej zostały przeniesione do uzgodnień poza nasz zespół.</text:p>
      <text:p text:style-name="P1058"><text:span text:style-name="T1059">Przewodniczący</text:span>:</text:p>
      <text:p text:style-name="P1060">Jeszcze dr Bugaj.</text:p>
      <text:p text:style-name="P1061"><text:span text:style-name="T1062">Dr Bug</text:span><text:span text:style-name="T1063">aj</text:span>:</text:p>
      <text:p text:style-name="P1064">/.<text:span text:style-name="T1065">.</text:span>./ jest niesporna, ale wymaga pr<text:span text:style-name="T1066">ze</text:span>redagowania to z inicjatywy pana prof. Baki. To znaczy - jeżeli chodzi o ten pkt 3<text:span text:style-name="T1067">.</text:span><text:s/>Bo tam chodziło o<text:s/>to,<text:s/>ażeby nie zrównywać tych wszystkich kategorii przekształceń własno<text:span text:style-name="T1068">śc</text:span>iowych, żeby wyodrębnić prywatyzacyjne od tych - powiedzmy spółkowych itd. Jeżeli<text:s/>państwo byście si<text:span text:style-name="T1069">ę</text:span><text:s/>wszyscy zgodzili, to może my byśmy to z ko<text:span text:style-name="T1070">l.</text:span><text:s/><text:span text:style-name="T1071">Ś</text:span>więcickim w duchu tej dyskusji niekontrowe<text:span text:style-name="T1072">r</text:span>syjnej po prostu przeredagowali ten pkt 3.</text:p>
      <text:p text:style-name="P1073">Natomia<text:span text:style-name="T1074">st</text:span><text:s/>jeżeli chodzi o pkt [nieczytelne] tu jest oczywiście<text:s/>rozbieżność,<text:s/>jeżeli chodzi o pkt 6 tz<text:span text:style-name="T1075">n</text:span>. o pkt 6 pierwsze tiret tj. ustawa o specjalnych środkach konsolidacji zostanie... nie później niż do końca III kwartału.</text:p>
      <text:p text:style-name="P1076"><text:span text:style-name="T1077"><text:s text:c="27"/></text:span>:</text:p>
      <text:p text:style-name="P1078">To pójdzie w rozbieżnościach.</text:p>
      <text:p text:style-name="P1079"><text:span text:style-name="T1080"><text:s text:c="27"/></text:span>:</text:p>
      <text:p text:style-name="P1081"><text:span text:style-name="T1082">Je</text:span>szcze chciałbym się upewnić co do punktu 5<text:span text:style-name="T1083">.</text:span><text:s/>Pierwotny tekst, który dyskutowaliśmy brzm<text:span text:style-name="T1084">ia</text:span>ł:<text:s/><text:span text:style-name="T1085">“</text:span>należy stworzyć podstawy prawne dla tworzenia spółek pracowniczych”. Dy<text:span text:style-name="T1086">sk</text:span>ut<text:span text:style-name="T1087">ow</text:span>al<text:span text:style-name="T1088">iś</text:span>my<text:span text:style-name="T1089"><text:s/></text:span>dodanie do tego:<text:s/><text:span text:style-name="T1090">„</text:span>oraz emisji sprzedaży akcji<text:s/><text:span text:style-name="T1091">pr</text:span>acown<text:span text:style-name="T1092">ic</text:span>zych”</text:p>
      <text:p text:style-name="P1093"><text:span text:style-name="T1094"><text:s text:c="27"/></text:span>:</text:p>
      <text:p text:style-name="P1095">Tak, oczywiście tak ten punkt brzmi. Tak został przyjęty.</text:p>
      <text:p text:style-name="P1096"><text:span text:style-name="T1097">Ob. Kucze</text:span><text:span text:style-name="T1098">ra</text:span><text:span text:style-name="T1099">:</text:span></text:p>
      <text:p text:style-name="P1100"><text:span text:style-name="T1101">W</text:span><text:s/>związku z tym przechodzę do rozdziału V pkt<text:s/>„C<text:span text:style-name="T1102">”</text:span>.</text:p>
      <text:p text:style-name="P1103">I tutaj w istocie wszystkie punkty są uzgodnione. Propozycja umieszczenia zapisu górniczego została zdjęta.</text:p>
      <text:p text:style-name="P1104">Punkt<text:s/>„D”<text:s/>- pozostają rozbieżności dotyczące kwestii powoływania kadr k<text:span text:style-name="T1105">ie</text:span>rowniczych w prze<text:span text:style-name="T1106">ds</text:span>iębiorstwach i to zostaje<text:span text:style-name="T1107"><text:s/></text:span>w rozb<text:span text:style-name="T1108">ie</text:span>żnościach.</text:p>
      <text:p text:style-name="P1109">Tym sposobem można by uznać,<text:s/><text:span text:style-name="T1110">ż</text:span>e rozdział V<text:s/><text:span text:style-name="T1111">„</text:span>Nowy ład ekonomiczny”<text:s/>- został uzgodniony.</text:p>
      <text:p text:style-name="P1112">Przechodzę więc do kolejnego rozdziału - rozdz. VI<text:s/><text:span text:style-name="T1113">„</text:span>P<text:span text:style-name="T1114">rz</text:span>ezw<text:span text:style-name="T1115">yc</text:span>ię<text:span text:style-name="T1116">że</text:span>n<text:span text:style-name="T1117">ie</text:span><text:s/>bariery zadłużenia”. Chcę zwrócić uwagę na to, że ten tekst został bardzo wcześnie uzgodniony między panem Paszyńskim i panem Szwarcem. I prosiłbym o p<text:span text:style-name="T1118">otw</text:span>ierd<text:span text:style-name="T1119">ze</text:span>nie, że jest tak jak to poprzednio ustalono - uzgodnione.</text:p>
      <text:p text:style-name="P1120">/Głos z sali na wyciszeniu: Nie było tu uwag/.</text:p>
      <text:p text:style-name="P1121"><text:span text:style-name="T1122"><text:s text:c="27"/></text:span>:</text:p>
      <text:p text:style-name="P1123">Bardzo przepraszam, ale czy można jeszcze wrócić do punktu<text:s/>„D”<text:s/>rozdz. V<text:span text:style-name="T1124">.</text:span></text:p>
      <text:p text:style-name="P1125"><text:span text:style-name="T1126">Pr</text:span><text:span text:style-name="T1127">ze</text:span><text:span text:style-name="T1128">wodni</text:span><text:span text:style-name="T1129">cz</text:span><text:span text:style-name="T1130">ą</text:span><text:span text:style-name="T1131">cy</text:span>:</text:p>
      <text:p text:style-name="P1132">Proszę bardzo.</text:p>
      <text:p text:style-name="P1133"><text:span text:style-name="T1134"><text:s text:c="27"/></text:span>:</text:p>
      <text:p text:style-name="P1135">Bo u<text:span text:style-name="T1136">m</text:span>knęło mojej uwadze - jaki jest zapis pkt. 1 dotyczącego spr<text:span text:style-name="T1137">a</text:span>w tych najbardzie<text:span text:style-name="T1138">j.</text:span>.<text:span text:style-name="T1139">.</text:span></text:p>
      <text:soft-page-break/>
      <text:p text:style-name="P1140"><text:span text:style-name="T1141">Ob. Kucze</text:span><text:span text:style-name="T1142">ra</text:span><text:span text:style-name="T1143">:</text:span></text:p>
      <text:p text:style-name="P1144">Proszę bardzo<text:s/><text:span text:style-name="T1145">-</text:span><text:s/>s<text:span text:style-name="T1146">f</text:span>or<text:span text:style-name="T1147">m</text:span>u<text:span text:style-name="T1148">ł</text:span>o<text:span text:style-name="T1149">w</text:span>ani<text:span text:style-name="T1150">e</text:span><text:s/>jest następujące:</text:p>
      <text:p text:style-name="P1151"><text:span text:style-name="T1152">„</text:span>Wszelkie decyzje kadrowe w przedsiębiorstwach<text:span text:style-name="T1153">,</text:span><text:s/>w tym równ<text:span text:style-name="T1154">ie</text:span>ż dotyczące w przedsiębiorstwach, w tym również dotyczące dyrektora powinny być wyłącznie podejmowane przez organy ustawowo określone.</text:p>
      <text:p text:style-name="P1155">W szczególności dyrektor przedsiębiorstwa powinien mieć zapewnioną swobodę w doborze kadr kierowniczych, przy uwzględnianiu ustawowego udziału rad pracowniczych i w powołaniu zastępców dyrektora i głównych księgowych.</text:p>
      <text:p text:style-name="P1156">Żadne formy opiniowania,<text:s/>rekomendowania<text:s/>itd. przez organizacje polityczne i społeczne nie mogą ograniczać tej swobody i nie mają mocy prawn<text:span text:style-name="T1157">ej</text:span><text:s/>/w nawiasie wiążąc<text:span text:style-name="T1158">ej</text:span>/.</text:p>
      <text:p text:style-name="P1159">Tak w rozbieżnościach jest również zapis.</text:p>
      <text:p text:style-name="P1160"><text:span text:style-name="T1161"><text:s text:c="27"/></text:span>:</text:p>
      <text:p text:style-name="P1162"><text:span text:style-name="T1163">A</text:span><text:s/>jeszcze punkt 5<text:s/><text:span text:style-name="T1164">w</text:span><text:s/>tym rozdziale w tej części<text:s/>„D”.</text:p>
      <text:p text:style-name="P1165"><text:span text:style-name="T1166"><text:s text:c="27"/></text:span>:</text:p>
      <text:p text:style-name="P1167">Proszę bardzo. Punkt 5 brzmi w sposób taki. Są dwie redakcja, jest redakcja strony rządowo-koalicy<text:span text:style-name="T1168">jn</text:span>ej i redakcja strony opozycyjno-solidarnościow<text:span text:style-name="T1169">ej.</text:span></text:p>
      <text:p text:style-name="P1170">Dotyczy to tajemnicy państwowej.</text:p>
      <text:p text:style-name="P1171"><text:span text:style-name="T1172"><text:s text:c="27"/></text:span>:</text:p>
      <text:p text:style-name="P1173"><text:span text:style-name="T1174">„</text:span>Tajemnicy państwowej”<text:s/>- nie wchodzi do naszego dokumentu. Przedstawiamy go w Magdalence.</text:p>
      <text:p text:style-name="P1175"><text:span text:style-name="T1176"><text:s text:c="27"/></text:span>:</text:p>
      <text:p text:style-name="P1177">Tak jak żeśmy to wczoraj przedstawili i według wersji, jakie zostały przyjęte. Tu jako rozbieżność.</text:p>
      <text:p text:style-name="P1178"><text:span text:style-name="T1179"><text:s text:c="27"/></text:span>:</text:p>
      <text:p text:style-name="P1180">Chciałbym wrócić do rozdziału 6 i prosić o potwierdzenie jego uzgodnienia.</text:p>
      <text:p text:style-name="P1181"><text:span text:style-name="T1182"><text:s text:c="27"/></text:span>:</text:p>
      <text:p text:style-name="P1183">Ja jeszcze raz powtarzam, że był uzgodn<text:span text:style-name="T1184">i</text:span>ony w grupie, natomiast nie był rozpatrywany przy tym stole.</text:p>
      <text:p text:style-name="P1185"><text:span text:style-name="T1186"><text:s text:c="27"/></text:span>:</text:p>
      <text:p text:style-name="P1187">Dobrze, czy jest w dyspozycji ten tekst? Dobrze...</text:p>
      <text:p text:style-name="P1188"><text:span text:style-name="T1189"><text:s text:c="27"/></text:span>:</text:p>
      <text:p text:style-name="P1190">Tak, możemy rozdać ten tekst. To jest ten tekst dotyczący zadłużenia. Ja byłem pod wrażeniem, że to wszystko jest dokładnie uzgodnione.</text:p>
      <text:p text:style-name="P1191"><text:span text:style-name="T1192"><text:s text:c="27"/></text:span>:</text:p>
      <text:p text:style-name="P1193">Czy wszyscy z<text:s/>państwa<text:s/>macie już ten<text:s/><text:span text:style-name="T1194">t</text:span>ekst<text:s/>„Przezwyciężenie bariery zadłużenia”?</text:p>
      <text:p text:style-name="P1195"><text:span text:style-name="T1196"><text:s text:c="27"/></text:span>:</text:p>
      <text:p text:style-name="P1197">Tak, został przekazany.</text:p>
      <text:p text:style-name="P1198"><text:span text:style-name="T1199">Przewodniczący</text:span>:</text:p>
      <text:p text:style-name="P1200">Proszę minister Długosz.</text:p>
      <text:p text:style-name="P1201"><text:span text:style-name="T1202">Min.<text:s/></text:span><text:span text:style-name="T1203">Dł</text:span><text:span text:style-name="T1204">ug</text:span><text:span text:style-name="T1205">o</text:span><text:span text:style-name="T1206">s</text:span><text:span text:style-name="T1207">z</text:span>:</text:p>
      <text:p text:style-name="P1208">Ja mam propozycję uzgodnienia drugiego tiret w punkcie trzecim. A mianowicie żeby po słowach<text:s/>„z krajami zachodnimi”<text:s/>dodać następujące słowa, tym bardziej, że na wzrost poziomu zadłuże<text:span text:style-name="T1209">n</text:span>ia w latach siedemdziesiątych wpływała również polityka kredytowa strony pożyczając<text:span text:style-name="T1210">ej.</text:span><text:s/>Uzasadniam to tym, że<text:s/><text:soft-page-break/>uważamy, że nie tylko my jesteśmy odpowiedzialni za stan zadłużenia, z jakim weszliśmy w lata osiemdziesiąte.</text:p>
      <text:p text:style-name="P1211"><text:span text:style-name="T1212">Przewodniczący</text:span>:</text:p>
      <text:p text:style-name="P1213">Proszę bardzo. Proszę kol. Miłkowski.</text:p>
      <text:p text:style-name="P1214"><text:span text:style-name="T1215">Ob. Miłkowski</text:span><text:span text:style-name="T1216">:</text:span></text:p>
      <text:p text:style-name="P1217">Czy może w tym punkcie trzecim dodać jeszcze jeden mówiący<text:s/>o naszej współpracy w ramach RWPG z krajami socjalistycznymi. Bo mówimy deklaratywnie na wstępie Wschodem i Zachodem odnosimy to tylko do krajów zachodnich<text:span text:style-name="T1218">.</text:span><text:s/><text:span text:style-name="T1219">A</text:span><text:s/>jak wiemy - mamy spore zadłużenie i na Wschodzie.</text:p>
      <text:p text:style-name="P1220"><text:span text:style-name="T1221"><text:s text:c="27"/></text:span>:</text:p>
      <text:p text:style-name="P1222">To jest w punkcie piątym.</text:p>
      <text:p text:style-name="P1223"><text:span text:style-name="T1224">O</text:span><text:span text:style-name="T1225">b. Miłkowski</text:span>:</text:p>
      <text:p text:style-name="P1226">Przepraszam, dziękuję bardzo.</text:p>
      <text:p text:style-name="P1227"><text:span text:style-name="T1228">Przewodniczący</text:span>:</text:p>
      <text:p text:style-name="P1229">Proszę bardzo, czy są jakieś uwagi? Skoro nie ma to ja rozumiem, że można<text:s/>u<text:span text:style-name="T1230">z</text:span>n<text:span text:style-name="T1231">ać,</text:span><text:s/>iż zespół uzgodnił ten tekst.</text:p>
      <text:p text:style-name="P1232">Proszę - kol. Hageme<text:span text:style-name="T1233">je</text:span>r.</text:p>
      <text:p text:style-name="P1234"><text:span text:style-name="T1235">Ob. Hagem</text:span><text:span text:style-name="T1236">e</text:span><text:span text:style-name="T1237">je</text:span><text:span text:style-name="T1238">r</text:span>:</text:p>
      <text:p text:style-name="P1239">Ja przepraszam bardzo , ale chciałbym jeszcze raz wróci<text:span text:style-name="T1240">ć</text:span><text:s/>do tego punktu dotyczącego<text:s/>„ładu ekonomicznego”. Wczoraj wnosiłem tę sprawę statystyki, systemu statystyki państwowej. I Wydaje mi się, że to<text:span text:style-name="T1241">....</text:span></text:p>
      <text:p text:style-name="P1242"><text:span text:style-name="T1243">Przewodniczący</text:span>:</text:p>
      <text:p text:style-name="P1244">To znaczy wracamy zaraz, tylko w tej chwili może tę sprawę zadłużenia.</text:p>
      <text:p text:style-name="P1245">Przyjmujemy tekst, który został uzgodniony. Jeżeli jeszcze wracając do spraw ładu ekonomicznego, to tutaj pan Hageme<text:span text:style-name="T1246">je</text:span>r zgłosił takie zdanie:<text:s/>„dla zapewnienia społecznej kontroli nad systemem statystyki państwowej GUS zostanie podporządkowany Sejmowi”.</text:p>
      <text:p text:style-name="P1247">To jest pierwsze zdanie. Dalej<text:s/>„zmienione zo<text:span text:style-name="T1248">s</text:span>taną dotychczasowe przepisy o tajemnicy państwowej i służbowej w sposób gwarantujący pewną jawność informacji statystycznej”.</text:p>
      <text:p text:style-name="P1249">Już obecnie nastąpi udostępn<text:span text:style-name="T1250">ie</text:span>nie pełnych danych o handlu zagranicznym, zweryfikowanie publikowany<text:span text:style-name="T1251">c</text:span>h informacji o budżecie państwa i jego strukturze...<text:s/><text:span text:style-name="T1252">p</text:span>rzy uwzględnieniu wydatków i dochodów wynikających z szeregu tzw. funduszów pozabudż<text:span text:style-name="T1253">et</text:span>owych, uzupełnienie danych o budżecie, dochodzie narodowym, inwestycjach, zatrudnieniu, płacach, o pomijane dotychczas informacje zwłaszcza te dotyczące resortów obrony narodowej i spraw wewnętrznych.</text:p>
      <text:p text:style-name="P1254">No więc jest tutaj kilka elementów bardzo kontrowersyjnych. Element kontrowersyjny pierwszy to jest podporządkowanie Sejmowi. Nie ma kraju na świecie, gdzie statystyka jest podporządkowana Sejmowi. Ponadto my nie możemy ubierać Sejmu w tego rodzaju działania. Ja bym<text:s/>proponował,<text:s/>ażeby zostawić to, ni<text:span text:style-name="T1255">e</text:span>ch sobie Sejm to rozstrzygnie z rządem, my nie możemy przesądzać takiej sprawy.</text:p>
      <text:p text:style-name="P1256">I sprawa druga - gwarantowanie pełnej jawności informac<text:span text:style-name="T1257">j</text:span>i statystycznej<text:span text:style-name="T1258">.</text:span><text:s/>Obawiam się, że jest to niemożliwe dlatego że w każdym kraju występują informacje, które mają charakter ściśle tajny, poufny. A więc jest to postulat - moim zdaniem - nie do przyjęcia. Zwłaszcza jeszcze pełnych danych o handlu<text:s/><text:soft-page-break/>zagranicznym. Żaden kraj nie<text:s/><text:span text:style-name="T1259">uj</text:span>awnia swoich pełnych danych o handlu zagranicznym.</text:p>
      <text:p text:style-name="P1260">Natomiast ja nie<text:s/>wiem,<text:s/>czy jest konieczne, to znaczy tak jak wyraziłem się poprzednio - uważam, że rozszerzenie informacji o działalności obrony narodowej i spraw wewnętrznych powinno następować. Natomiast takie, można powiedzieć, eksponowanie zwłaszcza tych resortów jest w pewnym sensie mylące ze względu na to, że przecież to nie jest najważnie<text:span text:style-name="T1261">js</text:span>za kwestia w naszym obrazie statystycznym.</text:p>
      <text:p text:style-name="P1262">A więc ja bym proponował tak żebyśmy w czasie przerwy<text:s/><text:span text:style-name="T1263">z</text:span><text:s/>panem Hageme<text:span text:style-name="T1264">j</text:span>erem aprobowali tutaj uzgodnić ten tekst, który byśmy wprowadzili jako uzgodniony. No gdybyśmy nie uzgodnili, to wówczas zapisaliśmy, że są pewne różnice.</text:p>
      <text:p text:style-name="P1265">Natomiast podzielam pogląd, że sprawa statystyki się powinna znaleźć.</text:p>
      <text:p text:style-name="P1266">Proszę bardzo<text:s/><text:span text:style-name="T1267">kol.</text:span><text:s/>Kuczera.</text:p>
      <text:p text:style-name="P1268"><text:span text:style-name="T1269">Ob.</text:span><text:span text:style-name="T1270"><text:s/></text:span><text:span text:style-name="T1271">Kuczera</text:span>:</text:p>
      <text:p text:style-name="P1272">Dziękując za potwierdzenie uzgodnienia i dyspozycje co do przeredagowania niektórych jeszcze punktów, chciałem jeszcze przed zamknięciem tego rozdziału powrócić do punktu 7 czy do rozdz<text:span text:style-name="T1273">.</text:span><text:s/>7 o nazwie<text:s/>„Tworzenie społecznych i socjalnych warunków realizacji uzgodnień<text:span text:style-name="T1274">”</text:span>. Sprawa dyskutowana wczoraj, ale nie zamknięta i chciałem prosić o dyspozycję w tej sprawie.</text:p>
      <text:p text:style-name="P1275"><text:span text:style-name="T1276">Przewodniczący</text:span>:</text:p>
      <text:p text:style-name="P1277">Ja uważam, że my z tego tekstu zrezygnować oczywiście nie powinniśmy. Natomiast możemy napisać w preambule tego tekstu, że<text:s/>Zespół do spraw<text:s/>Gospodarki i<text:s/>Polityki<text:s/>Społecznej kieru<text:span text:style-name="T1278">j</text:span>e do<text:s/>„okrągłego stołu”<text:s/><text:span text:style-name="T1279">p</text:span>ropozycję włączenia takiego zapisu w pakiecie. Bo tu chodzi o ten pakiet ogólnych uzgodnień, ogólnego consen<text:span text:style-name="T1280">s</text:span>usu zawieranego przy<text:s/>„okrągłym stole”.</text:p>
      <text:p text:style-name="P1281">Bo tutaj pan prof. Trzeciakowski m<text:span text:style-name="T1282">ó</text:span>wił, że chodzi o tę kwestię pakietu i że to może być decydowane dopiero przy<text:s/>„okrągłym stole”. Natomiast my musimy wystąpić z jakąś propozycją, zwłaszcza że jest to związane w sposób bezpośredni z materią, którą rozpatru<text:span text:style-name="T1283">je</text:span>my, a w istocie jest to działanie warunkujące powodzenie tych wszystkich ustaleń.</text:p>
      <text:p text:style-name="P1284">Proszę bardzo panie doktorze.</text:p>
      <text:p text:style-name="P1285"><text:span text:style-name="T1286"><text:s text:c="27"/></text:span>:</text:p>
      <text:p text:style-name="P1287">Nie ma pana pro<text:span text:style-name="T1288">f</text:span>. Trzeciakowskiego<text:span text:style-name="T1289">.</text:span>..</text:p>
      <text:p text:style-name="P1290"><text:span text:style-name="T1291">Pr</text:span><text:span text:style-name="T1292">z</text:span><text:span text:style-name="T1293">ewodn</text:span><text:span text:style-name="T1294">i</text:span><text:span text:style-name="T1295">cz</text:span><text:span text:style-name="T1296">ą</text:span><text:span text:style-name="T1297">cy</text:span>:</text:p>
      <text:p text:style-name="P1298">Ale dobrze, wrócimy do sprawy<text:s/><text:span text:style-name="T1299">j</text:span>ak będzie prof<text:span text:style-name="T1300">.</text:span><text:s/><text:span text:style-name="T1301">T</text:span>rzeciakowski.</text:p>
      <text:p text:style-name="P1302">To znaczy musi być jeszcze zapis gdzieś w jakimś miejscu na przykład po, gwiazdka albo że<text:s/>Zespół do<text:s/>Spraw<text:s/>Gospodarki i<text:s/>Polityki<text:s/>Społecznej na swoim posiedzeniu rozpatrzył wyniki prac zespołów takich to a takich i zwrócił uwagę na takie to,<text:s/>a takie elementy. I tutaj konstatacje, które poczyniliśmy po zakończeniu prac poszczególnych podzespołów. Prosiłbym o zredagowanie tego, ponieważ tam nie było nigdzie kontrowersji.</text:p>
      <text:p text:style-name="P1303">I przed zakończeniem pragnę przeczytać redakcję, jaka została uzgodniona między min.<text:s/><text:span text:style-name="T1304">W</text:span>róblewskim a kol. Topińskim i innymi w sprawie<text:s/>„rynkowych zasad gospodarki rolnej”.</text:p>
      <text:p text:style-name="P1305">„Uznaje się za ważne oparcie całej gospodarki, w tym także produkcji rolnej na zasadach rynkowych. W związku z tym równolegle ze znoszeniem mono<text:span text:style-name="T1306">p</text:span>oli i reglamentacji środków produkcji ceny będą kształt<text:span text:style-name="T1307">o</text:span>wane przez relacje popytu i podaży a dotacje będą sukcesywnie ograniczane. W okresie<text:s/><text:soft-page-break/>przejściowym rozmi<text:span text:style-name="T1308">a</text:span>r dotacji będzie utrzymywane na poziomie tempa wzrostu cen żywności ogółem do tempa zbliżonym na poziomie wzrostu płac”.</text:p>
      <text:p text:style-name="P1309">To jest chyba mocno wiążące.</text:p>
      <text:p text:style-name="P1310"><text:span text:style-name="T1311"><text:s text:c="27"/></text:span>:</text:p>
      <text:p text:style-name="P1312">/Głos z sali na wyciszeniu/.</text:p>
      <text:p text:style-name="P1313">Z tego wynika, że nie zakładamy zmian struktury cen. No tak wynika.</text:p>
      <text:p text:style-name="P1314"><text:span text:style-name="T1315"><text:s text:c="27"/></text:span>:</text:p>
      <text:p text:style-name="P1316">Nie, no przecież tu mówimy tylko o wielkościach globalnych.<text:s/>Natomiast zmiany struktury<text:s/><text:span text:style-name="T1317">są</text:span><text:s/>wy<text:span text:style-name="T1318">s</text:span>o<text:span text:style-name="T1319">ce...</text:span></text:p>
      <text:p text:style-name="P1320"><text:span text:style-name="T1321"><text:s text:c="27"/></text:span>:</text:p>
      <text:p text:style-name="P1322">Ale struktury cen w sensie ż<text:span text:style-name="T1323">y</text:span>wn<text:span text:style-name="T1324">oś</text:span>ć<text:s/><text:span text:style-name="T1325">i</text:span><text:s/>i<text:span text:style-name="T1326">nn</text:span>e ar<text:span text:style-name="T1327">t</text:span>y<text:span text:style-name="T1328">ku</text:span>ły<text:span text:style-name="T1329">,<text:s/></text:span>t<text:span text:style-name="T1330">o</text:span><text:s/>je<text:span text:style-name="T1331">s</text:span>t<text:s/><text:span text:style-name="T1332">p</text:span>o<text:span text:style-name="T1333">ds</text:span>t<text:span text:style-name="T1334">awa</text:span><text:s/>przecież<text:span text:style-name="T1335">.</text:span></text:p>
      <text:p text:style-name="P1336">Tu<text:span text:style-name="T1337">t</text:span>a<text:span text:style-name="T1338">j</text:span><text:s/>d<text:span text:style-name="T1339">op</text:span>i<text:span text:style-name="T1340">s</text:span>a<text:span text:style-name="T1341">ć</text:span><text:s/><text:span text:style-name="T1342">„</text:span>d<text:span text:style-name="T1343">o</text:span>t<text:span text:style-name="T1344">owa</text:span>n<text:span text:style-name="T1345">ej</text:span><text:span text:style-name="T1346">”</text:span><text:span text:style-name="T1347">.</text:span></text:p>
      <text:p text:style-name="P1348"><text:span text:style-name="T1349">Pr</text:span><text:span text:style-name="T1350">ze</text:span><text:span text:style-name="T1351">w</text:span><text:span text:style-name="T1352">o</text:span><text:span text:style-name="T1353">dni</text:span><text:span text:style-name="T1354">cz</text:span><text:span text:style-name="T1355">ą</text:span><text:span text:style-name="T1356">cy</text:span><text:span text:style-name="T1357">:</text:span></text:p>
      <text:p text:style-name="P1358">My<text:span text:style-name="T1359">ś</text:span>l<text:span text:style-name="T1360">ę,</text:span><text:s/><text:span text:style-name="T1361">t</text:span>e<text:s/><text:span text:style-name="T1362">mo</text:span>ż<text:span text:style-name="T1363">em</text:span>y<text:span text:style-name="T1364">.</text:span><text:s/>Cz<text:span text:style-name="T1365">y</text:span><text:s/><text:span text:style-name="T1366">s</text:span>ą jeszcze jakieś uw<text:span text:style-name="T1367">a</text:span>gi?</text:p>
      <text:p text:style-name="P1368"><text:span text:style-name="T1369"><text:s text:c="27"/></text:span>:</text:p>
      <text:p text:style-name="P1370">J<text:span text:style-name="T1371">a</text:span><text:s/><text:span text:style-name="T1372">uważam,</text:span><text:s/><text:span text:style-name="T1373">że</text:span><text:s/>ten<text:s/><text:span text:style-name="T1374">zapis</text:span><text:s/><text:span text:style-name="T1375">t</text:span>o<text:s/><text:span text:style-name="T1376">ju</text:span>ż<text:s/><text:span text:style-name="T1377">le</text:span>p<text:span text:style-name="T1378">ie</text:span>j<text:s/><text:span text:style-name="T1379">wp</text:span>r<text:span text:style-name="T1380">owadzić</text:span><text:s/><text:span text:style-name="T1381">proce</text:span>n<text:span text:style-name="T1382">t</text:span>ow<text:span text:style-name="T1383">y,</text:span><text:s/>t<text:span text:style-name="T1384">ą</text:span><text:s/><text:span text:style-name="T1385">dotację</text:span><text:s/>niż<text:s/><text:span text:style-name="T1386">te</text:span>n<text:s/><text:span text:style-name="T1387">zapis.</text:span><text:s/><text:span text:style-name="T1388">Te</text:span>n<text:s/><text:span text:style-name="T1389">zapis</text:span><text:s/><text:span text:style-name="T1390">jest</text:span><text:s/><text:span text:style-name="T1391">gr</text:span>o<text:span text:style-name="T1392">źn</text:span>i<text:span text:style-name="T1393">ejszy</text:span><text:s/><text:span text:style-name="T1394">d</text:span>o<text:span text:style-name="T1395"><text:s/>zm</text:span>i<text:span text:style-name="T1396">a</text:span>n<text:s/><text:span text:style-name="T1397">me</text:span>ch<text:span text:style-name="T1398">an</text:span>i<text:span text:style-name="T1399">zm</text:span>u<text:s/><text:span text:style-name="T1400">ekonomicznego.</text:span></text:p>
      <text:p text:style-name="P1401"><text:span text:style-name="T1402">Przewodniczący</text:span>:</text:p>
      <text:p text:style-name="P1403">Dob<text:span text:style-name="T1404">rze.</text:span><text:s/>C<text:span text:style-name="T1405">zy</text:span><text:s/><text:span text:style-name="T1406">jeszcze</text:span><text:s/><text:span text:style-name="T1407">są</text:span><text:s/>inne<text:s/><text:span text:style-name="T1408">uwa</text:span>gi? J<text:span text:style-name="T1409">a</text:span><text:s/>ro<text:span text:style-name="T1410">z</text:span>u<text:span text:style-name="T1411">m</text:span>i<text:span text:style-name="T1412">em,</text:span><text:s/>tu<text:s/><text:span text:style-name="T1413">j</text:span>e<text:span text:style-name="T1414">s</text:span>t<text:span text:style-name="T1415"><text:s/>wyższa</text:span><text:s/>reprez<text:span text:style-name="T1416">e</text:span>ntac<text:span text:style-name="T1417">j</text:span>a je<text:span text:style-name="T1418">s</text:span>t pan pro<text:span text:style-name="T1419">f.</text:span><text:s/>Tr<text:span text:style-name="T1420">z</text:span>ecia<text:span text:style-name="T1421">k</text:span>ow<text:span text:style-name="T1422">s</text:span>k<text:span text:style-name="T1423">i</text:span>..<text:span text:style-name="T1424">.</text:span></text:p>
      <text:p text:style-name="P1425"><text:span text:style-name="T1426">/</text:span>G<text:span text:style-name="T1427">ło</text:span>s z sali na wycieszeniu/.</text:p>
      <text:p text:style-name="P1428">Nie<text:span text:style-name="T1429">,</text:span><text:s/>n<text:span text:style-name="T1430">i</text:span>ech pan nie mówi, że pro<text:span text:style-name="T1431">f.</text:span><text:s/>M<text:span text:style-name="T1432">ujż</text:span>el nie miał nic do powiedzenia<text:span text:style-name="T1433">.</text:span><text:s/>/wesołość na sali/<text:span text:style-name="T1434">.</text:span></text:p>
      <text:p text:style-name="P1435">Ogłaszam przerwę pół godziny<text:span text:style-name="T1436">.</text:span></text:p>
      <text:p text:style-name="P1437"><text:span text:style-name="T1438">/</text:span><text:span text:style-name="T1439">P</text:span>rzerwa/.</text:p>
      <text:p text:style-name="P1440"/>
      <text:p text:style-name="P1441">/Po przerwie/.</text:p>
      <text:p text:style-name="P1442"><text:span text:style-name="T1443">Przewodnicząc</text:span><text:span text:style-name="T1444">y:</text:span><text:span text:style-name="T1445"><text:s/></text:span><text:span text:style-name="T1446">/p</text:span><text:span text:style-name="T1447">ro</text:span><text:span text:style-name="T1448">f.</text:span><text:span text:style-name="T1449"><text:s/></text:span><text:span text:style-name="T1450">Trzeciakowski/</text:span>:</text:p>
      <text:p text:style-name="P1451">Proponuję ż<text:span text:style-name="T1452">e</text:span>b<text:span text:style-name="T1453">y</text:span>śmy wznowili obrady<text:span text:style-name="T1454">.</text:span><text:s/>Prosimy o zajęcie mi<text:span text:style-name="T1455">ejs</text:span>c<text:span text:style-name="T1456">.</text:span></text:p>
      <text:p text:style-name="P1457">Czy jest<text:s/><text:span text:style-name="T1458">j</text:span>akiś stan uzgodnień w stosunku do stanu poprzedniego, czy pan chciałby poinformować?</text:p>
      <text:p text:style-name="P1459"><text:span text:style-name="T1460">Pro</text:span><text:span text:style-name="T1461">f.</text:span><text:span text:style-name="T1462"><text:s/>Baka</text:span><text:span text:style-name="T1463">:</text:span></text:p>
      <text:p text:style-name="P1464">Myślę<text:span text:style-name="T1465">,</text:span><text:s/>że jesteśmy w bardzo ważnym momencie, to znaczy jesteśmy z bliską perspektywą sfinalizowania sprawy indeksacji,<text:s/><text:span text:style-name="T1466">t</text:span>aka jest maja ocena<text:span text:style-name="T1467">.</text:span><text:s/>Mianowicie w grupach roboczych uzgodn<text:span text:style-name="T1468">i</text:span>ony został tekst dotyczący ochrony ludności przed skutkami inflacji i równoważenia gospodarki. Różnica zasadnicza, jaka występowała dotyczyła kwestii poruszonej przez OPZZ a mianowicie wprowadzenie elementu kwoty ubezpieczającej wzrost kosztó<text:span text:style-name="T1469">w<text:s/></text:span>utrzymania zwłaszcza w rodzinach o najniższych dochodach.<text:s/><text:span text:style-name="T1470">W</text:span><text:s/>toku dyskusji, jakie były prowadzone przezw<text:span text:style-name="T1471">yc</text:span>ięż<text:span text:style-name="T1472">yl</text:span>iśmy wszys<text:span text:style-name="T1473">t</text:span>kie, tak się wydaje trudności i proponujemy obecnie, uwzględniając opcje OPZZ, by wprowadzić następujący element poprawki - korektury.</text:p>
      <text:p text:style-name="P1474">Ten tekst jest porównywalny z tym tekstem, który był poprzednio rozdany, czy tak.</text:p>
      <text:p text:style-name="P1475">/Głos z sali: Tekst jest gotowy/.</text:p>
      <text:soft-page-break/>
      <text:p text:style-name="P1476">To ja bym prosił o rozdanie.</text:p>
      <text:p text:style-name="P1477"><text:span text:style-name="T1478"><text:s text:c="27"/></text:span>:</text:p>
      <text:p text:style-name="P1479">Chciałem powiedzieć tylko tytułem wyjaśnienia, że tekst<text:s/>w<text:s/>pełni uwzględnia to wszystko co było w poprzednim tekście. Oczywiście uwzględnia również te zmiany, które wynikają z wprowadzenia rozwiązania proponowanego przez OPZZ. On w niczym<text:s/><text:span text:style-name="T1480">-</text:span><text:s/>tu chciałem podkreślić wyraźnie - w niczym absolutnie<text:s/>nie narusza tego co przyjmowała w treści porozumienia strona solidarn<text:span text:style-name="T1481">o</text:span>ściowo-opozyc<text:span text:style-name="T1482">y</text:span>jna<text:span text:style-name="T1483">.</text:span><text:s/>Oczywiście w tym momencie, dopóki nie kłóci si<text:span text:style-name="T1484">ę</text:span><text:s/>to z naszą ideą pewnej kwoty gwarancyjnej.</text:p>
      <text:p text:style-name="P1485">Proponuję, ażeb<text:span text:style-name="T1486">yś</text:span>my po rozdaniu tego tekstu, który został przygotowany przez kolegów z OPZZ z uwzględnieniem wszystkich dot<text:span text:style-name="T1487">yc</text:span>hczasowych ustaleń, które przyjęliśmy - nazwijmy to - w grupie negocjac<text:span text:style-name="T1488">yj</text:span>nej i koalic<text:span text:style-name="T1489">yj</text:span>no-rządowej i grupy negocjacyjnej ze strony solidarnościowo-opozyc<text:span text:style-name="T1490">yj</text:span>nej żebyśmy teraz przeszli punkt po punkcie. Tylko jeszcze chciałem prosić, żeby wpisać tam gdzie są te kropki 0,6.</text:p>
      <text:p text:style-name="P1491"><text:span text:style-name="T1492">Przewodniczący</text:span><text:span text:style-name="T1493">:</text:span></text:p>
      <text:p text:style-name="P1494">Dobrze, to zaraz sobie uzgodnimy jak będziemy...</text:p>
      <text:p text:style-name="P1495"><text:span text:style-name="T1496">/</text:span>Głos z sali: początek na wyciszeniu/.</text:p>
      <text:p text:style-name="P1497">Sądzę, że pan min. Szreter tak samo<text:span text:style-name="T1498">.</text:span><text:s/>No ja nie wiem, po prostu widzą ten tekst tak napisany pierwszy raz. To może będzie wymagać 10 minut czasu, ale naprawdę to trzeba spokojnie przeczytać.</text:p>
      <text:p text:style-name="P1499"><text:span text:style-name="T1500">Przewodnicząc</text:span><text:span text:style-name="T1501">y</text:span>:</text:p>
      <text:p text:style-name="P1502">W takim razie ja proponuję zarządzić przerwę 10 minutową w celu przeczytania.</text:p>
      <text:p text:style-name="P1503">/Przerwa/.</text:p>
      <text:p text:style-name="P1504"/>
      <text:p text:style-name="P1505"><text:span text:style-name="T1506"><text:s text:c="27"/></text:span>:</text:p>
      <text:p text:style-name="P1507">Czy to należy rozumieć, że będą podlegały indeksacji, czy jest to po prostu takie pobożne życzenie, bo jest to takie niezupełnie jasne.</text:p>
      <text:p text:style-name="P1508"><text:span text:style-name="T1509"><text:s text:c="27"/></text:span>:</text:p>
      <text:p text:style-name="P1510">To jest przepisane z tego co było, to ja wyjaśnię.<text:s/>To znaczy - nie ma tutaj gwarancji indeksac<text:span text:style-name="T1511">yj</text:span>n<text:span text:style-name="T1512">ej</text:span><text:s/>na wszystkie systemy, na wszystkie świadczenia, które są wypłacane. Natomiast jest deklaracja intencji, że będą kształtowane w sposób, który by uwzględniał procesy inflacyjne. W tej chwili to nawet nie można - to pojęcie jest bardzo szerokie.</text:p>
      <text:p text:style-name="P1513"><text:span text:style-name="T1514">Przewodnicząc</text:span><text:span text:style-name="T1515">y</text:span><text:span text:style-name="T1516">:</text:span></text:p>
      <text:p text:style-name="P1517">Proponuję poruszać się punktami dlatego, że to jest już tak precyzyjna materia, że do tego punktu dojdziemy. A więc żeb<text:span text:style-name="T1518">yś</text:span>my mogli odnotowywać, że już jest załatwione, że idziemy dalej itd.</text:p>
      <text:p text:style-name="P1519"><text:span text:style-name="T1520">Pro</text:span><text:span text:style-name="T1521">f</text:span><text:span text:style-name="T1522">. Trzeciakowski</text:span>:</text:p>
      <text:p text:style-name="P1523">No więc są dwie możliwości. Albo na razie wymiana ogólnych uwag, albo punkt po punkcie. Jeżeli nie ma<text:s/>zastrzeżeń,<text:s/>żeby iść punkt po punkcie, to w takim razie przyjmujemy taką procedurę.</text:p>
      <text:p text:style-name="P1524">/Głos z sali: na wyciszeniu/.</text:p>
      <text:p text:style-name="P1525">Dobrze, w takim razie czy są jakieś<text:s/>uwagi,<text:s/>żeby punkt po punkcie<text:span text:style-name="T1526">.</text:span></text:p>
      <text:p text:style-name="P1527">Bierzemy rozdany projekt OPZZ.</text:p>
      <text:p text:style-name="P1528">/Głos z sali: Tak/.</text:p>
      <text:p text:style-name="P1529"><text:span text:style-name="T1530">Pro</text:span><text:span text:style-name="T1531">f.</text:span><text:span text:style-name="T1532"><text:s/>Baka:</text:span></text:p>
      <text:soft-page-break/>
      <text:p text:style-name="P1533">Tak, t<text:span text:style-name="T1534">e</text:span>n ostatni.<text:s/><text:span text:style-name="T1535">T</text:span>o znaczy on jest powtórzeniem w 90 procentach.</text:p>
      <text:p text:style-name="P1536"><text:span text:style-name="T1537">Pr</text:span><text:span text:style-name="T1538">of.</text:span><text:span text:style-name="T1539"><text:s/>Trzeciakowsk</text:span><text:span text:style-name="T1540">i</text:span>:</text:p>
      <text:p text:style-name="P1541">Czy do punktu 1 nie ma zastrzeżeń? Nie ma.</text:p>
      <text:p text:style-name="P1542">Do punktu 2? Również nie ma.</text:p>
      <text:p text:style-name="P1543">Do punktu 3?</text:p>
      <text:p text:style-name="P1544"><text:span text:style-name="T1545"><text:s text:c="27"/></text:span>:</text:p>
      <text:p text:style-name="P1546"><text:span text:style-name="T1547">My</text:span><text:s/>przyjmujemy tę merytoryczną treść. Może ten punkt będzie wymagał tego redakcyjnego rozbicia na dwie<text:s/>części,<text:s/>żeby jakoś to<text:s/>przeczytać, zwłaszcza od momentu wprowadzenia tej poprawki<text:s/>„przeciętnej ceny detalicznej”, przepraszam bardzo tej korekty niższych decyzji płacowych. Ale poza tym merytorycznych uwag nie ma.</text:p>
      <text:p text:style-name="P1548"><text:span text:style-name="T1549">Przewodnicząc</text:span><text:span text:style-name="T1550">y</text:span>:</text:p>
      <text:p text:style-name="P1551">Proszę<text:s/><text:span text:style-name="T1552">-</text:span><text:s/>pan Topiński.</text:p>
      <text:p text:style-name="P1553"><text:span text:style-name="T1554">Ob.<text:s/></text:span><text:span text:style-name="T1555">T</text:span><text:span text:style-name="T1556">opiński</text:span>:</text:p>
      <text:p text:style-name="P1557">Ja nie zgłaszam żadnych sprzeciwów, ale chcę zwrócić uwagę, że nakładają się dwie indeksacje, które są robione w innej technice, bo jedna jest na stawkach wynagrodzenia robiona, natomiast druga musi być robiona na łącznym wynagrodzeniu.<text:s/><text:span text:style-name="T1558">I</text:span><text:s/>napotykamy na rozmaite problemy techniczne, na które napotkaliśmy wczoraj przy próbie sformułowania pierwszej indeksacji na wynagrodzeniach.<text:s/><text:span text:style-name="T1559">W</text:span><text:s/>związku z tym jest niezbędne tutaj, sądzę w tym tekście zdefiniowanie co się rozumie przez to wynagrodzenie, które podlega temu minimalnemu indeksowaniu. Tu wchodzimy w te wszystkie godziny nadliczbowe, akordy i co tam jeszcze.</text:p>
      <text:p text:style-name="P1560">A więc ja rozumiem, ż<text:span text:style-name="T1561">e</text:span><text:s/>jakieś rozwiązanie uproszczone tech<text:span text:style-name="T1562">ni</text:span>czne się znajdzie, ale sądz<text:span text:style-name="T1563">ę,</text:span><text:s/>ż<text:span text:style-name="T1564">e</text:span><text:s/><text:span text:style-name="T1565">O</text:span>PZZ powinien z Ministerstwem Pracy tutaj uzgodnić jakąś formułę, kt<text:span text:style-name="T1566">ó</text:span>ra by po prostu była technicznie możliwa.</text:p>
      <text:p text:style-name="P1567"><text:span text:style-name="T1568">Przewodnicząc</text:span><text:span text:style-name="T1569">y</text:span>:</text:p>
      <text:p text:style-name="P1570">Ja mam propozycję taką żebyśmy przyjęli dyskutując, że my dokonujemy tutaj uzgodnień istotnych punktów<text:span text:style-name="T1571">.</text:span><text:s/>Natomiast oczywiście techniki i wsz<text:span text:style-name="T1572">ys</text:span>tkich elementów tutaj nie możemy - rzecz prosta<text:s/><text:span text:style-name="T1573">-</text:span><text:s/>uzgadniać. I dyspozycje powinniśmy na końcu dać - taką dyspozycję, ż<text:span text:style-name="T1574">e</text:span><text:s/>w porozumieniu nastąpi uzgodnienie wszystkich<text:s/>elementów techniczn<text:span text:style-name="T1575">y</text:span>ch związan<text:span text:style-name="T1576">y</text:span>ch z wprowadzeniem w życie tego m<text:span text:style-name="T1577">e</text:span>ch<text:span text:style-name="T1578">a</text:span>nizmu<text:span text:style-name="T1579">.</text:span><text:s/>Czy dobrze<text:span text:style-name="T1580">?</text:span></text:p>
      <text:p text:style-name="P1581"><text:span text:style-name="T1582">P</text:span><text:span text:style-name="T1583">r</text:span><text:span text:style-name="T1584">o</text:span><text:span text:style-name="T1585">f.</text:span><text:span text:style-name="T1586"><text:s/></text:span><text:span text:style-name="T1587">W.</text:span><text:span text:style-name="T1588"><text:s/>Tr</text:span><text:span text:style-name="T1589">zec</text:span><text:span text:style-name="T1590">iakowsk</text:span><text:span text:style-name="T1591">i</text:span><text:span text:style-name="T1592">:</text:span></text:p>
      <text:p text:style-name="P1593">Ale<text:s/><text:span text:style-name="T1594">j</text:span>e<text:span text:style-name="T1595">s</text:span>t to bardzo niebezpie<text:span text:style-name="T1596">c</text:span>zne przyjęcie tego założenia, p<text:span text:style-name="T1597">o</text:span>nieważ może się okazać, że coś jest niemożliwe.</text:p>
      <text:p text:style-name="P1598"><text:span text:style-name="T1599"><text:s text:c="27"/></text:span>:</text:p>
      <text:p text:style-name="P1600">Jeśli można. Chciałem powiedzieć, że oczywiście doceniam<text:span text:style-name="T1601">y<text:s/></text:span>trudność techniczną tej sprawy. Ale ja bym powiedział jak my to po prostu widzimy. Wiemy doskonale, że tę minimalną kwotę mamy wyliczać na przykład w sierpniu za kwiecień. I w tym momencie nie ma<text:s/>przeszkód,<text:s/>żeby minister pracy taką minimalną kwotę wyliczył i ogłosił<text:span text:style-name="T1602">.</text:span><text:s/>I wprowadzenie tego w systemy odbywa się w taki sposób, że wiadomo, iż my mówimy tutaj, że ta kwota gwarantowana to jest kwota łączna dla wszystkich tych składników wynagrodzenia, przecież nie tylko dla pła<text:span text:style-name="T1603">c</text:span><text:s/>zasadnicz<text:span text:style-name="T1604">yc</text:span>h, ale dla wszystkiego tego co podlega indeksacji. Powiedzmy<text:s/><text:span text:style-name="T1605">-</text:span><text:s/>dla wynagrodzeń bez nagród z z<text:span text:style-name="T1606">y</text:span>sku<text:span text:style-name="T1607">,</text:span><text:s/>bo zysk odrzucamy z tych wszystkich wyliczeń. I w tym<text:s/><text:soft-page-break/>momencie pracodawca wie doskonale, że nie może dołożyć pracownikowi indywidualnemu tutaj na przykład w stawce za godzinę pracy w warunkach szkodliwych, bo to się po prostu nie da. Tylko będzie musiał tę nadwyżkę wprowadzić mu w płacę zasadniczą, czy w jakiś inny stały element płacowy. Na przykład podnieść współczynnik premiowania, czy coś w tym rodzaju. Ale to już jest technika.</text:p>
      <text:p text:style-name="P1608"><text:span text:style-name="T1609"><text:s text:c="27"/></text:span>:</text:p>
      <text:p text:style-name="P1610">Tak, ale pytanie jest - jaka będzie ta nadwyżka, to znaczy<text:s/>gdzie będzie element różnicy<text:span text:style-name="T1611">.</text:span><text:s/><text:span text:style-name="T1612">I</text:span><text:s/>to jest najtrudnie<text:span text:style-name="T1613">js</text:span>za część<text:span text:style-name="T1614">.<text:s/></text:span>To znaczy odpowiedzieć - czy płaca w akordzie, płaca z nadgodzinami, to wszystko. To jest łączna kwota wynagrodzenia i tu jest ten dylemat, który mamy zresztą przy tej wyrównawczej kwotowej też.</text:p>
      <text:p text:style-name="P1615">I ustalić w tym momencie wielkość tej nadwyżki jest niesłychanie trudno.</text:p>
      <text:p text:style-name="P1616"><text:span text:style-name="T1617"><text:s text:c="27"/></text:span>:</text:p>
      <text:p text:style-name="P1618">Panie ministrze, w zeszłym roku wprowadzaliśmy w tych samych warunkach<text:s/><text:span text:style-name="T1619">6</text:span><text:s/>tys. złotych i wszyscy.<text:span text:style-name="T1620">..</text:span></text:p>
      <text:p text:style-name="P1621"><text:span text:style-name="T1622"><text:s text:c="27"/></text:span>:</text:p>
      <text:p text:style-name="P1623">Tak, ale to była jednolita kwota i to była co innego. To nie była różnica, to była jedna kwota i koniec to jest co innego.</text:p>
      <text:p text:style-name="P1624"><text:span text:style-name="T1625"><text:s text:c="27"/></text:span>:</text:p>
      <text:p text:style-name="P1626">Czy można panie profesorze?</text:p>
      <text:p text:style-name="P1627"><text:span text:style-name="T1628">Pr</text:span><text:span text:style-name="T1629">of.</text:span><text:span text:style-name="T1630"><text:s/>Tr</text:span><text:span text:style-name="T1631">z</text:span><text:span text:style-name="T1632">eciakowski</text:span><text:span text:style-name="T1633">:</text:span></text:p>
      <text:p text:style-name="P1634">Proszę bardzo.</text:p>
      <text:p text:style-name="P1635"><text:span text:style-name="T1636">Ob</text:span><text:span text:style-name="T1637">.</text:span><text:span text:style-name="T1638"><text:s/>Lu</text:span><text:span text:style-name="T1639">tost</text:span><text:span text:style-name="T1640">ański - GUS</text:span>:</text:p>
      <text:p text:style-name="P1641">Ja chciałbym poprzeć wniosek przewodniczącego prof. Baki. Dlatego, że<text:s/>jeślibyście<text:s/>państwo tego wniosku nie przyjęli, to ja w trosce o<text:s/>to,<text:s/>aby potem nie być posądzonym o próby manipulacji, musiałbym w tej chwili podnieść szereg szczegółowych kwestii. Na przykład - co to są ceny detaliczne? Czy to są ceny towarów i usług konsumpc<text:span text:style-name="T1642">yj</text:span>nych tylko, czy też są to ceny towarów i usług nabywanych przez ludność. Czy powinniśmy mówić o cenach detalicznych, czy o kosztach utrzymania?</text:p>
      <text:p text:style-name="P1643">Musiałbym podnieść,<text:s/><text:span text:style-name="T1644">ż</text:span>e w styczniu nie mam płacy przeciętnej w gospodarce uspołecznion<text:span text:style-name="T1645">ej,</text:span><text:s/>która to kategoria występuje w tych wielkościach.</text:p>
      <text:p text:style-name="P1646">/Głos z sali na wyciszeniu/.</text:p>
      <text:p text:style-name="P1647">Przepraszam, nie ma w styczniu takiej kategorii.<text:s/><text:span text:style-name="T1648">W</text:span><text:s/>innym<text:span text:style-name="T1649"><text:s/></text:span>projekcie mowa jest o różnicy cen pomiędzy 31 marca a 31 grudnia. Musiałbym dodać, że są to tylko szacunki, ponieważ my badamy średnie poziomy cen w danym miesiącu. Itd.<text:s/><text:span text:style-name="T1650">i</text:span>td. szereg takich rzeczy. Jeżeli nie chcemy zamulać dyskusji tymi kwestiami, a ja z kolei będę bronił swego interesu, bo nie chciałbym być później manipulan<text:span text:style-name="T1651">tem</text:span>,<text:s/><text:span text:style-name="T1652">t</text:span>o prosiłbym o przyjęcie tej generalnej d<text:span text:style-name="T1653">ys</text:span>pozy<text:span text:style-name="T1654">cj</text:span>i.</text:p>
      <text:p text:style-name="P1655"><text:span text:style-name="T1656">Prof. W.<text:s/></text:span><text:span text:style-name="T1657">T</text:span><text:span text:style-name="T1658">rzeciakowski</text:span>:</text:p>
      <text:p text:style-name="P1659">Ponieważ jest to zmartwienie strony rządowej, wobec tego...</text:p>
      <text:p text:style-name="P1660"><text:span text:style-name="T1661"><text:s text:c="27"/></text:span>:</text:p>
      <text:p text:style-name="P1662">Może poprosiłbym o powtórzenie tej formuły dlatego, że ona w dużej mierze, bardzo przepraszam panie pro<text:span text:style-name="T1663">feso</text:span>rze - wobec tego jak pan proponuje traktowanie dosłowności tego tekstu? Co ma być doredagowane później, nie wiem w jakimś trybie konsultacji dziś, czy jutro, czy za tydzień.</text:p>
      <text:soft-page-break/>
      <text:p text:style-name="P1664"><text:span text:style-name="T1665">P</text:span><text:span text:style-name="T1666">rof.</text:span><text:span text:style-name="T1667"><text:s/>Baka</text:span>:</text:p>
      <text:p text:style-name="P1668">Nie, to znaczy dyspozycja ogólna jest taka, że wiadomo, że to jest tekst dotyczący istotnych ustaleń merytoryczn<text:span text:style-name="T1669">yc</text:span>h, polityki gospodarczej. Natomiast występują dziesiątki, setki problemów szczegółowych, które muszą być uregulowane, zdefiniowane, metodycznie określone. To jest taka<text:s/><text:span text:style-name="T1670">p</text:span>o prostu natura rzeczy, taka materia.</text:p>
      <text:p text:style-name="P1671">I<text:s/>szłoby<text:s/>o to<text:span text:style-name="T1672">,</text:span><text:s/>ab<text:span text:style-name="T1673">yś</text:span>my jakąś taką dyspozycję w tym dokumencie zanotowali.</text:p>
      <text:p text:style-name="P1674"><text:span text:style-name="T1675">/</text:span>Głos z sali na wyciszeniu/.</text:p>
      <text:p text:style-name="P1676">Albo jeżeli<text:s/>państwo uważacie, że jest to niepotrzebne, to możemy odstąpić od takiego czegoś - niech się po prostu rząd w normalnym trybie troszczy o wypełnienie tej dyspozycji, bez specjalnego odwołania.</text:p>
      <text:p text:style-name="P1677">Ja proponuję wrócić do tej sprawy, żeby nam nie blokowało meritum, po prostu wrócić do tej sprawy na samym końcu.</text:p>
      <text:p text:style-name="P1678">Natomiast jeśli chodzi o punkt 2, to ja proszę o przyjęcie do wiadomości uzgodnienia, które dokonane zostało zarówno ze stroną solidarnościowo-opozyc<text:span text:style-name="T1679">yj</text:span>ną, jak i ze stroną OPZZ.</text:p>
      <text:p text:style-name="P1680">A więc pkt 3 na str. 2. To jest siódmy wiersz od dołu. I tam napisane jest tak:<text:s/>„był wyższy od ich poziomu w styczniu<text:s/><text:span text:style-name="T1681">1989</text:span><text:s/><text:span text:style-name="T1682">r</text:span>. o tyle, o ile wzrósł w okresie<text:s/><text:span text:style-name="T1683">styc</text:span>zeń-marzec wskaźnik cen detalicznych skorygowany współczynnikiem 0,8<text:span text:style-name="T1684">.</text:span><text:s/>Niemniej jednak niż o kwotę.<text:span text:style-name="T1685">.</text:span>.”<text:s/>itd.</text:p>
      <text:p text:style-name="P1686">Tutaj włączy po prostu po<text:s/>„wskaźnik cen detalicznych”<text:s/>słowa<text:s/>„skorygowany współczynnikiem 0,8”.</text:p>
      <text:p text:style-name="P1687">I dalej tam w miejsce<text:s/>pod kropkowane<text:s/>wpisujemy 0,6.</text:p>
      <text:p text:style-name="P1688">Przepraszam bardzo panie profesorze.<text:span text:style-name="T1689">..</text:span></text:p>
      <text:p text:style-name="P1690"><text:span text:style-name="T1691">Pr</text:span><text:span text:style-name="T1692">of.</text:span><text:span text:style-name="T1693"><text:s/></text:span><text:span text:style-name="T1694">W.</text:span><text:span text:style-name="T1695"><text:s/>Trzeciakowsk</text:span><text:span text:style-name="T1696">i</text:span>:</text:p>
      <text:p text:style-name="P1697">Czy w stosunku do punktu 3 są jeszcze jakieś uwagi?</text:p>
      <text:p text:style-name="P1698"><text:span text:style-name="T1699"><text:s text:c="27"/></text:span>:</text:p>
      <text:p text:style-name="P1700">To znaczy z gatunku tych technologicznych. Każdego, to jest niemożliwe fizycznie - nagrody, premie te rzeczy, tutaj wyżej<text:span text:style-name="T1701">.</text:span><text:s/>Ale to myślę, że do techniki sobie to zostawimy.</text:p>
      <text:p text:style-name="P1702">Ja proponuję zaraz po przejrzeniu tego w całości przejść do jakiegoś innego pokoju i siedlibyśmy jeszcze nad zapisem,<text:s/>bąd<text:span text:style-name="T1703">ź</text:span><text:s/>też spotkali<text:s/><text:span text:style-name="T1704">s</text:span>ię nad technikaliami.</text:p>
      <text:p text:style-name="P1705"><text:span text:style-name="T1706"><text:s text:c="27"/></text:span>:</text:p>
      <text:p text:style-name="P1707">To może wyłączmy to słowo<text:s/><text:span text:style-name="T1708">„</text:span>każdego<text:span text:style-name="T1709">”</text:span><text:s/>dlatego, że w ten sposób przesądzamy każdego<text:span text:style-name="T1710">.</text:span><text:s/>Wobe<text:span text:style-name="T1711">c</text:span><text:s/>tego będzie wysokość tego wynagrodzenia w pierwszym miesiącu kwartału. Wyrzućmy to c<text:span text:style-name="T1712">o<text:s/></text:span>jest w nawiasie ze względu na to<text:span text:style-name="T1713">,</text:span><text:s/>że w ten sposób b<text:span text:style-name="T1714">y</text:span>śmy po prostu przesądzili co<text:span text:style-name="T1715">ś,</text:span><text:s/>c<text:span text:style-name="T1716">z</text:span>ego w tej chwili nie możemy zrobić<text:span text:style-name="T1717">.<text:s/></text:span>Intencja OPZZ jest jasna i przyjęta.</text:p>
      <text:p text:style-name="P1718"><text:span text:style-name="T1719">Pro</text:span><text:span text:style-name="T1720">f.</text:span><text:span text:style-name="T1721"><text:s/>Trzeciakowsk</text:span><text:span text:style-name="T1722">i</text:span>:</text:p>
      <text:p text:style-name="P1723">Rozumiem, że<text:s/>podzespół,<text:s/>który tym się zajmował zbierze się po naszym przejściu tego punktu i ustali tę sprawę<text:span text:style-name="T1724">.</text:span></text:p>
      <text:p text:style-name="P1725">Proszę pani Wóycicka.</text:p>
      <text:p text:style-name="P1726"><text:span text:style-name="T1727">Ob. Wó</text:span><text:span text:style-name="T1728">y</text:span><text:span text:style-name="T1729">cicka</text:span>:</text:p>
      <text:p text:style-name="P1730">Ja mam taką drobną uwagę. To znaczy to co jest tutaj<text:s/>„warunki uregulowania startu”, to chyba jest tylko przeoczenie i powinno dotyczyć sfery pozabudżetowej, pra<text:span text:style-name="T1731">w</text:span>da? Tak że to chyba trzeba gdzieś zanotować.</text:p>
      <text:p text:style-name="P1732">/Głos z sali na wyciszeniu/.</text:p>
      <text:soft-page-break/>
      <text:p text:style-name="P1733">Tak, ale ja rozumiem, że tutaj warunki startu, ponieważ piszemy powszechnie o całej gospodarce sugerują, że dotyczy to również sfery budżetowej. Gdzieś trzeba wpisać po prostu zdanie, które jest<text:span text:style-name="T1734">...</text:span></text:p>
      <text:p text:style-name="P1735">To trzeba wpisać przy warunkach startu.</text:p>
      <text:p text:style-name="P1736">„Zostaje poprzedzona w sferze pozabudże<text:span text:style-name="T1737">to</text:span>w<text:span text:style-name="T1738">ej</text:span>”, to jest bardziej precyzyjne. Ta sfera materialna jest trochę...</text:p>
      <text:p text:style-name="P1739"><text:span text:style-name="T1740">Przewodniczący</text:span>:</text:p>
      <text:p text:style-name="P1741">Czy w ogóle na świecie jest coś pozamaterialnego?</text:p>
      <text:p text:style-name="P1742"><text:span text:style-name="T1743">Pro</text:span><text:span text:style-name="T1744">f.</text:span><text:span text:style-name="T1745"><text:s/></text:span><text:span text:style-name="T1746">W.</text:span><text:span text:style-name="T1747"><text:s/></text:span><text:span text:style-name="T1748">T</text:span><text:span text:style-name="T1749">rzeciakowski</text:span>:</text:p>
      <text:p text:style-name="P1750">Pozwolę<text:s/><text:span text:style-name="T1751">s</text:span>obie nie podejmować dys<text:span text:style-name="T1752">k</text:span>usji id<text:span text:style-name="T1753">eo</text:span>logiczn<text:span text:style-name="T1754">ej.</text:span></text:p>
      <text:p text:style-name="P1755"><text:span text:style-name="T1756">P</text:span><text:span text:style-name="T1757">r</text:span><text:span text:style-name="T1758">of.</text:span><text:span text:style-name="T1759"><text:s/>Baka</text:span>:</text:p>
      <text:p text:style-name="P1760">Dyrektor Kalinowski chce na coś zwrócić uwagę.</text:p>
      <text:p text:style-name="P1761"><text:span text:style-name="T1762">Dy</text:span><text:span text:style-name="T1763">r.</text:span><text:span text:style-name="T1764"><text:s/>Kalinowsk</text:span><text:span text:style-name="T1765">i</text:span><text:span text:style-name="T1766">:</text:span></text:p>
      <text:p text:style-name="P1767">Ja mam tutaj taką uwagę do tego punktu trzeciego. Bo jednak obawiam<text:s/><text:span text:style-name="T1768">s</text:span>ię, że tutaj jest chyba jakaś niejasność w tym wszystkim. Bo tu się mówi tak:<text:s/>„mechanizmy te zapewnią systematyczny wzrost składników wynagrodzeń indywidualn<text:span text:style-name="T1769">yc</text:span>h podlegających indeksacji o procent itd.”<text:s/>Czyli to jest - powiedzmy w tej części generalnej - można powiedzieć jasne. Składniki wynagrodzeń o jakiś tam procent będzie się podnosiło. I potem jest tak: Nie niższy jednak niż o kwotę wynikają z iloczynu /i tu uwaga!/ przeciętnego wynagrodzenia w gospodarc<text:span text:style-name="T1770">e</text:span><text:s/>uspołecznionej<text:span text:style-name="T1771">,</text:span><text:s/>pr<text:span text:style-name="T1772">o</text:span>centu itd.</text:p>
      <text:p text:style-name="P1773">I teraz powstaje taka sprawa, że to przecież pojęcie przeciętne wynagrodzenie to jakaś tam kwota tych kilkudziesięciu tysięcy złotych. No, GUS to podaje. Można z tego wyłączyć zysk, powiedzmy. Ale zaraz, zaraz, teraz chwileczkę.</text:p>
      <text:p text:style-name="P1774"><text:span text:style-name="T1775">/</text:span>Głos z sali na wyciszeniu/.</text:p>
      <text:p text:style-name="P1776">No dobrze, ale powiedzmy, że nawet chodzi o 5 działów, że 5 działów bez wypłat zysku. Ale teraz jest kwestia taka, że przecież w tym wynagrodzeniu są różne elementy - tej indeksacji mają nie podlegać. Ja nie wiem, czy wy jesteście w stanie wszystko tak<text:s/>wyłączyć,<text:s/>żeby podać taką kwotę, bo to jest bardzo istotne. Bo przecież to nie będzie chodziło o przeciętne wynagrodzenie jakieś 70 t<text:span text:style-name="T1777">ys</text:span>. zł, tylko z tego trzeba powyłączać najróżniejsze wskaźniki, które mają nie<text:s/><text:span text:style-name="T1778">p</text:span>o<text:span text:style-name="T1779">dl</text:span>e<text:span text:style-name="T1780">gać</text:span><text:s/><text:span text:style-name="T1781">i</text:span>ndeksacji<text:s/><text:span text:style-name="T1782">w</text:span><text:s/><text:span text:style-name="T1783">ty</text:span>c<text:span text:style-name="T1784">h</text:span><text:s/><text:span text:style-name="T1785">r</text:span>oz<text:span text:style-name="T1786">wiązań</text:span>. I j<text:span text:style-name="T1787">a<text:s/></text:span>nie<text:s/>wiem,<text:s/>czy wy to podacie, to jest sprawa pierwsza. I teraz tu się nałoży taki element, że te składniki podstawowe, które p<text:span text:style-name="T1788">o</text:span>dlegają indeksacji, t<text:span text:style-name="T1789">e</text:span><text:s/>one mogą stanowić o wynagr<text:span text:style-name="T1790">o</text:span>dzeniu, w ogóle takim co człowiek bierze do kieszeni, jakieś 50 proc. na przykład, czy 60 proc. jego płacy. A inne rzeczy są pochodną od tego, prawda.</text:p>
      <text:p text:style-name="P1791">A więc to jest różnie. I teraz jeżeli my tu z kolei ten minimalny próg<text:s/><text:span text:style-name="T1792">-</text:span><text:s/>wystartujemy od średniej płacy, której się nie da przecież tak policzyć, tak rozczłonkować, prawda? Tym bardziej że był<text:s/>postulat,<text:s/>ażeby to GUS ogłaszał raz na kwartał. No to ja się obawiam, że to będzie inaczej zupełnie działało niż myśmy sobie to wczoraj wieczorem liczyli na tych agregatach. Dziękuję.</text:p>
      <text:p text:style-name="P1793"><text:span text:style-name="T1794">Przewodniczący</text:span>:</text:p>
      <text:p text:style-name="P1795">Ja mam zasadniczą wątpliwość. Mianowicie indeksacja płacowa<text:span text:style-name="T1796"><text:s/></text:span>procentowa dotyczy składników wynagrodzeń<text:span text:style-name="T1797">.</text:span><text:s/>A więc - pow<text:span text:style-name="T1798">i</text:span>edzmy jest stawka 200 zł za sztukę. I indeksacja powoduje, że stawka rośnie na 210 zł za sztukę. Natomiast ta druga reguła powoduje, że przeciętne wynagrodzenie razy ceny, razy coś tam, to jest łącznie 30 tys. I jak my teraz robimy, komu my dorzucamy, jak my to dzielimy na tą stawkę<text:s/><text:soft-page-break/>200-210 zł, żeby ten kto mniej<text:span text:style-name="T1799"><text:s/></text:span>pracuje mógł dostać więcej. To jest w ogóle, nie bardzo pasuje, to jest technicznie nie do rozwiązania.</text:p>
      <text:p text:style-name="P1800"><text:span text:style-name="T1801"><text:s text:c="27"/></text:span>:</text:p>
      <text:p text:style-name="P1802">Tak, o tym mówili już koledzy wcześniej. Kol. Topiński o tym również mówił wcześniej, jak sobie przypominam. No i to jest to co musi być przezwyciężone w technice. A teraz na pewno tego nie załatwimy.</text:p>
      <text:p text:style-name="P1803"><text:span text:style-name="T1804"><text:s text:c="27"/></text:span>:</text:p>
      <text:p text:style-name="P1805">Technika to jest jedna sprawa, ale druga sprawa to jest to - ile to będzie kosztowało.</text:p>
      <text:p text:style-name="P1806"><text:span text:style-name="T1807"><text:s text:c="27"/></text:span>:</text:p>
      <text:p text:style-name="P1808">Agregat /?/ średnia płaca to jest coś dużo więcej<text:s/>aniżeli to co wyjdzie z tych składników<text:span text:style-name="T1809">.</text:span><text:s/>I potem się okaże,<text:s/><text:span text:style-name="T1810">ż</text:span>e<text:span text:style-name="T1811"><text:s/></text:span>tak - jeżeli byśmy komuś podnosili tę płacę - powiedzmy w tym normalnym trybie jaki jest tu przewidziany, to powiedzmy, że tam osiem czy ileś tysięcy wychodzi jakaś ta kwota tej podwyżki. A jak my zaczniemy to liczy<text:span text:style-name="T1812">ć</text:span><text:s/>od tej średniej płacy, to się może okazać, że jest to dużo więcej, prawda?</text:p>
      <text:p text:style-name="P1813"><text:span text:style-name="T1814"><text:s text:c="27"/></text:span>:</text:p>
      <text:p text:style-name="P1815">Ja przepraszam bardzo, trzeba powiedzie<text:span text:style-name="T1816">ć</text:span><text:s/>w ten sposób, że ten minimalny przyrost odnosi się do całego wynagrodzenia pracownika, z którego jest wyłączony tylko zysk.<text:s/><text:span text:style-name="T1817">B</text:span>o jeśli mu wzrośnie coś tam - przypuśćmy co związane ze wzrostem deputatu węglowego, na przykład, to już to konsumuje część wzrostu minimalnego, o którym my mówimy.</text:p>
      <text:p text:style-name="P1818"><text:span text:style-name="T1819"><text:s text:c="27"/></text:span>:</text:p>
      <text:p text:style-name="P1820">Jeżeli można dwa słowa<text:span text:style-name="T1821">.</text:span><text:s/><text:span text:style-name="T1822">Je</text:span>żeli w tej chwili rozdzielamy to co jest za płace i za pracę, to musimy w ogóle zmienić pojęcie wyliczeń Głównego Urzędu Statystycznego.<text:s/><text:span text:style-name="T1823">W</text:span><text:s/>tej chwili cały problem w zakładach pracy polega na tym, że podaje się średnie, które są nieadekwatne<text:s/><text:span text:style-name="T1824">d</text:span>o właściwych zarobków, o tym co tutaj zresztą koledzy mówili<text:span text:style-name="T1825">.</text:span><text:s/>Bo średnia w zakładzie 70 tys. zł wcale nie jest średnią, jaką zarabiają pracownicy w normalnych godzinach pracy. I w tej chwili wprowadzamy w błąd opinię publiczną podając, że średnie wynoszą ,<text:span text:style-name="T1826">t</text:span>ak jak tuta<text:span text:style-name="T1827">j</text:span><text:s/>jest 80 tys. zł<text:span text:style-name="T1828">.</text:span><text:s/>To nie jest średnia płaca za robotę w normalnych godzinach pracy. To jest wszelka średnia ze wszelkimi dodatkami, a więc godziny nadliczbowe, wszelkie inne doda<text:span text:style-name="T1829">t</text:span>ki które wchodzą... Jeżeli mówimy o indeksacji, mówimy o średniej<text:s/>GUS-<text:span text:style-name="T1830">u,</text:span><text:s/>żeby nie zmieniać,<text:s/>mus<text:span text:style-name="T1831">i</text:span>my<text:s/>nie<text:s/>zmieniać średniej wyliczeniowej,<text:s/>która wychodzi z tego co oficjalnie podajemy.<text:s/><text:span text:style-name="T1832">I<text:s/></text:span>według tej średniej możemy wylicza<text:span text:style-name="T1833">ć</text:span><text:s/>indeksację procentową dopiero do zarobku i to nam nie wprowadzi żadnego fermentu. Bo płaca za pracę to jest to o czym tu już mówiłem - za to co tutaj koledzy mówili - w układach pracowników akordowych, to co ma normalnie z karty za godzinę pracy, plus premia, plus<text:span text:style-name="T1834"><text:s/></text:span>dodatek za jakoś<text:span text:style-name="T1835">ć</text:span><text:s/>i inne sprawy itd.<text:s/><text:span text:style-name="T1836">i</text:span>td. Wchodzi więc kilka składników. I jeżeli zaczniemy to<text:s/>rozbijać<text:s/>na poszczególne części, to się okaże , że wchodząc w indeksację tym współczynnikiem, o którym mówimy, to średnia płaca, wynagrodzenie wzrośnie nie o współczynnik, który tutaj podajemy, a tylko pół tego współczynnika.</text:p>
      <text:p text:style-name="P1837">I jeżeli się trzymamy, to ja to rozumiem pojęcie średniej płacy podawanej prz<text:span text:style-name="T1838">e</text:span>z GUS i wtedy według tego wychodzimy. Natomiast w zakładach można to odpowiednio korygowa<text:span text:style-name="T1839">ć</text:span><text:s/>i ustawiać tak jak w zakładzie będzie to wyglądało to znaczy tą czystą pensją, bo tu mamy to korygowanie 0,1 taka była kiedyś propozycja.</text:p>
      <text:p text:style-name="P1840">Ale my utrzymujmy średnie pojęcie tego co wylicza GUS i to jest podstawa i nie mamy dalej co rozbijać na poszczególne płace. Ja tak zrozumiałem propozy<text:span text:style-name="T1841">cj</text:span>e OPZZ.</text:p>
      <text:soft-page-break/>
      <text:p text:style-name="P1842"><text:span text:style-name="T1843">P</text:span><text:span text:style-name="T1844">rof</text:span><text:span text:style-name="T1845">. Baka</text:span>:</text:p>
      <text:p text:style-name="P1846">Tak, no więc to będzie musiało być rozpatrzone w kategoriach po prostu techniki rozliczeniowej.</text:p>
      <text:p text:style-name="P1847"><text:span text:style-name="T1848"><text:s text:c="27"/></text:span>:</text:p>
      <text:p text:style-name="P1849">Ale przecież to nie jest takie proste.</text:p>
      <text:p text:style-name="P1850"><text:span text:style-name="T1851">Prof.</text:span><text:span text:style-name="T1852"><text:s/></text:span><text:span text:style-name="T1853">Baka</text:span>:</text:p>
      <text:p text:style-name="P1854">Ja wiem, że to nie jest proste, ale na pewno<text:span text:style-name="T1855">.</text:span>.. Chwileczkę, panie dyrektorze, to nie jest proste. Natomiast ponad<text:s/>wszelką wątpliwoś<text:span text:style-name="T1856">ć</text:span><text:s/>wiadomo, że my tego nie załatwimy tutaj. Ja co do tego nie mam wątpliwości.<text:s/><text:span text:style-name="T1857">A</text:span><text:s/>skoro wiemy,<text:s/><text:span text:style-name="T1858">ż</text:span>e nie jest to do załatwienia tutaj, to jest przedsięwzięc<text:span text:style-name="T1859">ie</text:span>m - można powiedzieć - beznadziejnym podejmowanie dyskusji. Natomiast słusznie, że pan zwrócił uwagę na tę sprawę<text:s/><text:span text:style-name="T1860">i</text:span><text:s/>ta sprawa będzie musiała by<text:span text:style-name="T1861">ć</text:span><text:s/>wtedy, kiedy będzie już rozliczana technika tej kwestii powołując się po prostu na to, że zwrócona została uwaga.</text:p>
      <text:p text:style-name="P1862"><text:span text:style-name="T1863">Pro</text:span><text:span text:style-name="T1864">f.</text:span><text:span text:style-name="T1865"><text:s/>Trzeciakowsk</text:span><text:span text:style-name="T1866">i</text:span>:</text:p>
      <text:p text:style-name="P1867">Chodzi po prostu czy my nie załatwiamy rzeczy, która jest pojęciem pustym. Czy to jest w ogóle realizowalne, bo chodzi o to żebyśmy się nie zbła<text:span text:style-name="T1868">ź</text:span>n<text:span text:style-name="T1869">il</text:span>i.</text:p>
      <text:p text:style-name="P1870"><text:span text:style-name="T1871">Prof</text:span><text:span text:style-name="T1872">.</text:span><text:span text:style-name="T1873"><text:s/>Baka</text:span>:</text:p>
      <text:p text:style-name="P1874">Ja<text:s/>proszę,<text:s/>żeby może minister się wypow<text:span text:style-name="T1875">ie</text:span>dział, który odpowiada za te sprawy<text:span text:style-name="T1876">.</text:span></text:p>
      <text:p text:style-name="P1877"><text:span text:style-name="T1878">Minister</text:span><text:span text:style-name="T1879"><text:s text:c="13"/></text:span>:</text:p>
      <text:p text:style-name="P1880">Jeżeli ja..<text:span text:style-name="T1881">.</text:span>.</text:p>
      <text:p text:style-name="P1882"><text:span text:style-name="T1883">Pro</text:span><text:span text:style-name="T1884">f.</text:span><text:span text:style-name="T1885"><text:s/>Trzeciakowsk</text:span><text:span text:style-name="T1886">i</text:span>:</text:p>
      <text:p text:style-name="P1887">P<text:span text:style-name="T1888">r</text:span>zepraszam, ja wyraziłem obawę żebyśmy nie dyskutowali nad pojęciami, które są zbiorem pustym tzn<text:span text:style-name="T1889">.</text:span><text:s/>rzecz, która praktycznie w technice nie da się załatwić<text:span text:style-name="T1890">.</text:span><text:s/>Dlatego też proponowałbym tu wyłonić<text:s/>podzespół,<text:s/>żeby nad tym podyskutował i żeby przyszedł może już do nas z gotowymi wnioskami. Albo, jeżeli pan minister uważa, że to jest możliwe, no to proszę.</text:p>
      <text:p text:style-name="P1891"><text:span text:style-name="T1892">Minister</text:span>:</text:p>
      <text:p text:style-name="P1893">Ja myślę, że propozycja z podzespołem do pkt.<text:s/><text:span text:style-name="T1894">3.</text:span></text:p>
      <text:p text:style-name="P1895">/Głos z sali: Ale kiedy ten podzespół byłby powołany<text:span text:style-name="T1896">?</text:span>/.</text:p>
      <text:p text:style-name="P1897">Zaraz byśmy siedli i byśmy spr<text:span text:style-name="T1898">ó</text:span>bowali do tego punktu<text:s/><text:span text:style-name="T1899">3</text:span>. Natomiast gdyby spróbować przyjąć punkty chyba pozostałe, to one są<text:span text:style-name="T1900">...</text:span></text:p>
      <text:p text:style-name="P1901">To przyjmijmy tu,<text:s/><text:span text:style-name="T1902">ż</text:span>e ten zespół zastanowi si<text:span text:style-name="T1903">ę</text:span><text:s/>nad tymi sprawami i przed następną fazą naszej pracy przedstawi nam co będzie miał do przedstaw<text:span text:style-name="T1904">ie</text:span>nia.</text:p>
      <text:p text:style-name="P1905"><text:span text:style-name="T1906">Pr</text:span><text:span text:style-name="T1907">of.</text:span><text:span text:style-name="T1908"><text:s/>Tr</text:span><text:span text:style-name="T1909">ze</text:span><text:span text:style-name="T1910">ciakowsk</text:span><text:span text:style-name="T1911">i</text:span><text:span text:style-name="T1912">:</text:span></text:p>
      <text:p text:style-name="P1913">I teraz przelecimy jeszcze te pozostałe punkty. Czy do punktu 4 są uwagi<text:span text:style-name="T1914">?</text:span></text:p>
      <text:p text:style-name="P1915"><text:span text:style-name="T1916"><text:s text:c="27"/></text:span>:</text:p>
      <text:p text:style-name="P1917">Może tylko o charakterze redakcyjno-kompozycyjnym dwie uwagi. Myślę, że ten punkt 3 trzeba będzie podzieli<text:span text:style-name="T1918">ć</text:span><text:s/>na dwie części. To znaczy<text:s/>tam,<text:s/>gdzie zaczynamy pierwszej operacji indeksacyjnej - tego wdrożenia, to trzeba będzie z tego zrobi<text:span text:style-name="T1919">ć</text:span><text:s/>odrębny punkt. A także trzeba będzie uzupełnić go o klauzulę, którą ustaliliśmy poprzednio: przyjęte rozwiązania zostaną ocenione i ewentualnie renegocjowane przez rząd i związki zawodowe w<text:s/><text:span text:style-name="T1920">IV</text:span><text:s/>kwartale<text:s/><text:span text:style-name="T1921">1989</text:span><text:s/>r. Co było ustalone, a po prostu stąd to wypadło.</text:p>
      <text:p text:style-name="P1922"><text:span text:style-name="T1923">Min. Baka</text:span>:</text:p>
      <text:soft-page-break/>
      <text:p text:style-name="P1924">Ale to będzie na ko<text:span text:style-name="T1925">ń</text:span>cu<text:span text:style-name="T1926">.</text:span></text:p>
      <text:p text:style-name="P1927"><text:span text:style-name="T1928"><text:s text:c="27"/></text:span>:</text:p>
      <text:p text:style-name="P1929">Pod kątem natomiast tego zespołu, który nam przygotuje -<text:s/>powiedzmy - weryfikację tego punktu dzisiaj - w tej chwili trzeciego, a mam nadzieję dwóch punktów, więc zgłaszam tylko ogólną uwagę, że sprawa nie wydaje mi się rzeczywiście ważna dla nas w tej chwili.</text:p>
      <text:p text:style-name="P1930">Propozycja OPZZ jest propozy<text:span text:style-name="T1931">cj</text:span>ą jakąś umowną, prawda,<text:s/>korygowania na rzecz niższych wynagrodzeń, tego jakiegoś wskaźnika wyjściowego. Jest to jakieś pewne umowne obliczenie, które będzie wychodzić z tego, co GUS zaproponuje, jak obliczy<text:s/><text:span text:style-name="T1932">tę</text:span><text:s/>przeciętną z tych pięciu działów.</text:p>
      <text:p text:style-name="P1933">A więc to i tak ciężar sprawy będzie spoczywał na Głównym Urzędzie Statystycznym i tej komisji związkowo-gusowskiej, która będzie to weryfikowała.</text:p>
      <text:p text:style-name="P1934"><text:span text:style-name="T1935">Prof.</text:span><text:span text:style-name="T1936"><text:s/>W</text:span><text:span text:style-name="T1937">. Trze</text:span><text:span text:style-name="T1938">c</text:span><text:span text:style-name="T1939">ia</text:span><text:span text:style-name="T1940">k</text:span><text:span text:style-name="T1941">owski</text:span>:</text:p>
      <text:p text:style-name="P1942">Proszę<text:s/>państwa, zdecydowaliśmy, że punkt trzeci będzi<text:span text:style-name="T1943">e<text:s/></text:span>przekazany do podkomisji, podzespołu, który przyjdzie z gotowymi rezultatami. A w tej chwili dyskutujemy pkt 4.</text:p>
      <text:p text:style-name="P1944">Czy są jakieś uwagi do punktu<text:s/><text:span text:style-name="T1945">4</text:span>?</text:p>
      <text:p text:style-name="P1946">P<text:span text:style-name="T1947">ro</text:span>f. Mujżel - proszę.</text:p>
      <text:p text:style-name="P1948"><text:span text:style-name="T1949">Prof. M</text:span><text:span text:style-name="T1950">uj</text:span><text:span text:style-name="T1951">żel</text:span>:</text:p>
      <text:p text:style-name="P1952">To<text:s/><text:span text:style-name="T1953">je</text:span>st bardzo ważny punkt, ale osobiście przekonywujący on był dla mnie wówczas, gdyby potraktowa<text:span text:style-name="T1954">ć</text:span><text:s/>go łącznie z tym zapisem, który zrobiliśmy w rozdziale<text:s/><text:span text:style-name="T1955">5</text:span><text:s/>o ładzie ekonomicznym, gdzie była mowa o p<text:span text:style-name="T1956">od</text:span>jęciu działań, o rozważeniu możliwości podjęcia działań w kierunku wyrównania kondycji finansowej przedsiębiorstw w związku z różnymi okolicznościami, o których dyskutowaliśmy, do których nie chcę powracać<text:span text:style-name="T1957">.</text:span><text:s/>Bez tamtego sformułowania, które zresztą zostało bardzo tak lu<text:span text:style-name="T1958">ź</text:span>no sformułowane na skutek dyskusji, która tu się odbyła, ten punkt czwarty musi budzi<text:span text:style-name="T1959">ć</text:span><text:s/>naturalnie mnóstwo<text:s/><text:span text:style-name="T1960">ro</text:span>zmaitych wąt<text:span text:style-name="T1961">pliw</text:span>ośc<text:span text:style-name="T1962">i.</text:span></text:p>
      <text:p text:style-name="P1963"><text:span text:style-name="T1964">P</text:span><text:span text:style-name="T1965">rof.</text:span><text:span text:style-name="T1966"><text:s/></text:span><text:span text:style-name="T1967">W</text:span><text:span text:style-name="T1968">. Trze</text:span><text:span text:style-name="T1969">cia</text:span><text:span text:style-name="T1970">kowsk</text:span><text:span text:style-name="T1971">i</text:span>:</text:p>
      <text:p text:style-name="P1972">Dziękuję. Czy są jeszcze jakieś uwagi?</text:p>
      <text:p text:style-name="P1973"><text:span text:style-name="T1974"><text:s text:c="27"/></text:span>:</text:p>
      <text:p text:style-name="P1975">Ja chciałem powiedzieć, że my doceniamy wagę problemu,<text:s/>o którym mówił prof. M<text:span text:style-name="T1976">uj</text:span>żel, ale uznaliśmy, że jest to skonsumowane w punkcie 2 w ostatnim tiret, gdzie mówimy o konieczności korygowania dysproporc<text:span text:style-name="T1977">j</text:span>i płacowych mi<text:span text:style-name="T1978">ę</text:span>dzy sferą budżetową<text:s/><text:span text:style-name="T1979">a</text:span><text:s/>sferą produkcji materialnej, jak i wewnątrz sfery materialnej pomiędzy poszczególnymi p<text:span text:style-name="T1980">rz</text:span>edsiębiorstwami.</text:p>
      <text:p text:style-name="P1981">/Głos z sali na wyciszeniu/.</text:p>
      <text:p text:style-name="P1982">Przepraszam, ten punkt był już uzgodniony i do niego nie zgłaszał pan zastrzeżeń.</text:p>
      <text:p text:style-name="P1983"><text:span text:style-name="T1984">P</text:span><text:span text:style-name="T1985">r</text:span><text:span text:style-name="T1986">o</text:span><text:span text:style-name="T1987">f.</text:span><text:span text:style-name="T1988"><text:s/></text:span><text:span text:style-name="T1989">W.</text:span><text:span text:style-name="T1990"><text:s/>Trzeciako</text:span><text:span text:style-name="T1991">ws</text:span><text:span text:style-name="T1992">k</text:span><text:span text:style-name="T1993">i</text:span>:</text:p>
      <text:p text:style-name="P1994">Proszę, pan dy<text:span text:style-name="T1995">r</text:span>. Kalinowski.</text:p>
      <text:p text:style-name="P1996"><text:span text:style-name="T1997">Dy</text:span><text:span text:style-name="T1998">r</text:span><text:span text:style-name="T1999">. Kalin</text:span><text:span text:style-name="T2000">ow</text:span><text:span text:style-name="T2001">sk</text:span><text:span text:style-name="T2002">i</text:span>:</text:p>
      <text:p text:style-name="P2003">Przepraszam, ale mnie się wydaje, że ten punkt tutaj w tej redakcji przedstawionej przez stronę solidarnościową, on chyba jednak lepiej brzmi. Ten punkt<text:s/><text:span text:style-name="T2004">4</text:span>. Bo tu się po pierwsze mówi, jest takie zdanie:</text:p>
      <text:p text:style-name="P2005">Pierwsze zdanie jest takie samo, ale drugie zdanie:<text:s/>„Będzie to możliwe w zakładach prowadzących racjonalną gospodarkę płacową”. To zniknęło, a ja uważam, że to jest ważne stwierdzenie.</text:p>
      <text:p text:style-name="P2006">I ostatnie zdanie - tu brzmiało tak:<text:s/><text:span text:style-name="T2007">„</text:span>Systemowe reguły<text:span text:style-name="T2008"><text:s/></text:span>kształtowania funduszu płac w przedsiębiorstwie<text:s/><text:soft-page-break/>będą uwzględniały stopę inflacji”. A tutaj powiedziano, że będą uwzględniały wzrost cen detalicznych i gwarantowane wzrosty płac. Ja m<text:span text:style-name="T2009">a</text:span>m dużą wątpliwo<text:span text:style-name="T2010">ś</text:span>ć co do tego czy system generaln<text:span text:style-name="T2011">y</text:span>,<text:span text:style-name="T2012"><text:s/></text:span>system jest w stanie uwzględni<text:span text:style-name="T2013">ć</text:span><text:s/>te właśnie gwarantowane wzrosty płac, które mogą po prostu w niektórych przedsiębiorstwach o niskich płacach, mogą wystąpić sytuacje szczególne.</text:p>
      <text:p text:style-name="P2014"><text:span text:style-name="T2015">l</text:span><text:s/><text:span text:style-name="T2016">n</text:span>ie<text:s/>sądzę,<text:s/>żeby system.<text:span text:style-name="T2017">..</text:span></text:p>
      <text:p text:style-name="P2018">/Głos z sali na wyciszeniu/.</text:p>
      <text:p text:style-name="P2019">Nie<text:span text:style-name="T2020">,</text:span><text:s/>nie przepraszam, ale to jest syste<text:span text:style-name="T2021">m</text:span>.<text:span text:style-name="T2022">..</text:span></text:p>
      <text:p text:style-name="P2023"><text:span text:style-name="T2024">P</text:span><text:span text:style-name="T2025">r</text:span><text:span text:style-name="T2026">of</text:span><text:span text:style-name="T2027">.</text:span><text:span text:style-name="T2028"><text:s/>Baka</text:span>:</text:p>
      <text:p text:style-name="P2029">Ja jednak mam propozycję taką koledzy, przyjmijmy ten zapis poprzedni. To jest w istocie to samo, tylko bardziej dop<text:span text:style-name="T2030">re</text:span>cyzowane. A więc:<text:s/><text:span text:style-name="T2031">„</text:span>Łączny wzrost wynagrodzeń ze wszystkich tytułów a także z tytułu indeksacji musi mieścić się w ramach indeksacji, musi mieścić się w ramach finansowych zakładów pracy. Będzie to możliwe w zakładach pracy prowadzących ra<text:span text:style-name="T2032">cj</text:span>onalną gospodarkę płacową. Systemowe reguły k<text:span text:style-name="T2033">sz</text:span>tałtowania funduszu płac w przedsiębiorstwie będą uwzględniały zmiany stopy inflacji.”</text:p>
      <text:p text:style-name="P2034"><text:span text:style-name="T2035"><text:s text:c="27"/></text:span>:</text:p>
      <text:p text:style-name="P2036">Przepraszam bardzo, ale one muszą uwzględn<text:span text:style-name="T2037">i</text:span>ać także gwarant<text:span text:style-name="T2038">o</text:span>wane wzrosty płac.</text:p>
      <text:p text:style-name="P2039"><text:span text:style-name="T2040"><text:s text:c="27"/></text:span>:</text:p>
      <text:p text:style-name="P2041">Ale ludzie, nie czarujmy się już na Boga, jeżeli tak można powiedzieć. Jeżeli my zapisujemy obowiązek indeksowania określoną kwotą.<text:span text:style-name="T2042">..</text:span></text:p>
      <text:p text:style-name="P2043"><text:span text:style-name="T2044">Prof</text:span><text:span text:style-name="T2045">.</text:span><text:span text:style-name="T2046"><text:s/>Baka</text:span><text:span text:style-name="T2047">:</text:span></text:p>
      <text:p text:style-name="P2048">Po pierwsze to uzgodnijmy tak - będzie to możliwe w zakładach prowadzących ra<text:span text:style-name="T2049">cj</text:span>onalną gospodarkę płacową.</text:p>
      <text:p text:style-name="P2050"><text:span text:style-name="T2051">W</text:span><text:s/>porządku.<text:span text:style-name="T2052">..</text:span></text:p>
      <text:p text:style-name="P2053">To nie jest literatura, to jest istota gos<text:span text:style-name="T2054">po</text:span>darowania.</text:p>
      <text:p text:style-name="P2055"><text:span text:style-name="T2056"><text:s text:c="27"/></text:span>:</text:p>
      <text:p text:style-name="P2057">I dalej - systemowe reguły kształtowania f<text:span text:style-name="T2058">u</text:span>nduszu płac w przedsiębiorstwach będą uwzględniały stopień inflacji.</text:p>
      <text:p text:style-name="P2059"><text:span text:style-name="T2060"><text:s text:c="27"/></text:span>:</text:p>
      <text:p text:style-name="P2061">Przepraszam bardzo panie profesorze, ale w tym samym momencie co pan profesor powiedział wypada to, o czym myśmy tutaj<text:s/>mówili i uzgodnili,<text:s/><text:span text:style-name="T2062">ż</text:span>e pewien poziom<text:s/><text:span text:style-name="T2063">je</text:span>st gwarantowany.</text:p>
      <text:p text:style-name="P2064">I trudno, może przedsiębiorstwo, może spółdzielnia, nie wiem kto - może prowadzić<text:s/>superracjonalną<text:s/>politykę płacową,<text:s/>superracjonalną, na tym poziomie, który ma zaszłości, a które nie będzie mogło z tego punktu widzenia skonsumować. No w związku z tym nie można takich rzeczy robić. Albo mówimy, że do pewnego poziomu jest coś gwarantowane i wtedy musi być system, który nam wyrównuje albo nie. Wycof<text:span text:style-name="T2065">uje</text:span>my się z gwarancji.</text:p>
      <text:p text:style-name="P2066"><text:span text:style-name="T2067"><text:s text:c="27"/></text:span>:</text:p>
      <text:p text:style-name="P2068">Jeżeli można jeszcze, to jest jedna kwestia odnosząca się do kwestii gwarantowanych wzrostów płac. Natomiast dlaczego nie o stopę inflacji tylko wzrost cen detalicznych. Bo my przez cały czas mówimy, że ma być wskaźnik korekcyjny 0,8 do wzrostu cen detalicznych. Nie możemy tutaj wprowadzić inflacji, bo wiemy doskonale, że inaczej u nas wygląda inflacja cenowa, a inaczej inflacja docho<text:span text:style-name="T2069">d</text:span>owa.<text:s/><text:span text:style-name="T2070">I</text:span><text:s/>inflacja to jest<text:s/><text:soft-page-break/>zbyt szerokie<text:s/>pojęcie,<text:s/>żeby tutaj do precyzyjnego dok<text:span text:style-name="T2071">u</text:span>me<text:span text:style-name="T2072">nt</text:span>u wprowadzać. Dlatego mówimy o wzroście cen detalicznych a nie o inflacji<text:span text:style-name="T2073">.</text:span><text:s/>Bo na przykład może być inflacja dochodowa i co, nie pasuje do tego w ogóle.</text:p>
      <text:p text:style-name="P2074"><text:span text:style-name="T2075"><text:s text:c="27"/></text:span>:</text:p>
      <text:p text:style-name="P2076">Ceny detaliczne mogą zostać, natomiast nie powinno być tego o gwarantowanym.<text:span text:style-name="T2077">.</text:span>.</text:p>
      <text:p text:style-name="P2078"><text:span text:style-name="T2079"><text:s text:c="27"/></text:span>:</text:p>
      <text:p text:style-name="P2080">Przedsiębiorstwo przecież musi na to zapracować...</text:p>
      <text:p text:style-name="P2081"><text:span text:style-name="T2082"><text:s text:c="27"/></text:span>:</text:p>
      <text:p text:style-name="P2083">No to w tym momencie 0,6 nie działa w ogóle.<text:s/>Możemy to wyrzucić do kosza.</text:p>
      <text:p text:style-name="P2084"><text:span text:style-name="T2085">Prof. Baka</text:span>:</text:p>
      <text:p text:style-name="P2086">Słuchajcie, działa. Jest odpow<text:span text:style-name="T2087">ie</text:span>dz<text:span text:style-name="T2088">ia</text:span>lny zapis taki:</text:p>
      <text:p text:style-name="P2089">„Systemowe reguły kształtowania funduszu płac w przedsiębiorstwie będą uwzględniały zmiany stopy inflacji”<text:span text:style-name="T2090">.</text:span></text:p>
      <text:p text:style-name="P2091">Jest to najbardziej generalny zapis, z którego wynika, że jak jest stopa inflacyjna wyższa, to reguły pozostawiania przedsiębiorstwom środków finansowych na indeksację, muszą by<text:span text:style-name="T2092">ć</text:span><text:s/>inne.</text:p>
      <text:p text:style-name="P2093">Jak inflacji nie ma, to oczywiście budżet może wtedy postępowa<text:span text:style-name="T2094">ć</text:span><text:s/>inaczej. Natomiast to jest zobowiązanie do bud<text:span text:style-name="T2095">że</text:span>tu.<text:span text:style-name="T2096"><text:s/></text:span>Nie wprowadzajmy tutaj pojęcia gwarantowanego wzrostu płac. Ponieważ my mówimy o indeksacji, my wprowadzamy zupełnie nowe pojęcie. A więc ustąpcie tutaj, mając na uwadze dobro sprawy.</text:p>
      <text:p text:style-name="P2097"><text:span text:style-name="T2098">P</text:span><text:span text:style-name="T2099">rof</text:span><text:span text:style-name="T2100">.<text:s/></text:span><text:span text:style-name="T2101">Tr</text:span><text:span text:style-name="T2102">z</text:span><text:span text:style-name="T2103">ecia</text:span><text:span text:style-name="T2104">k</text:span><text:span text:style-name="T2105">ows</text:span><text:span text:style-name="T2106">k</text:span><text:span text:style-name="T2107">i</text:span>:</text:p>
      <text:p text:style-name="P2108">Pani Wóycicka - proszę.</text:p>
      <text:p text:style-name="P2109"><text:span text:style-name="T2110">Pani Wóycicka</text:span>:</text:p>
      <text:p text:style-name="P2111">Ja chciałam zwróci<text:span text:style-name="T2112">ć</text:span><text:s/>uwagę, że zapis poprzedni naszego solida<text:span text:style-name="T2113">r</text:span>n<text:span text:style-name="T2114">oś</text:span>cio<text:span text:style-name="T2115">we</text:span>go projektu był zgodny z naszym projektem, to znaczy był zgodny we wskaźnikiem 0,8 procentową indeksacją ewentualnie degresywno-progresywną, jeżeli zakłady sobie życzą, bez gwarantowania stopy, rzeczywiście kwoty minimalne. W<text:s/>momencie,<text:s/>kiedy wchodzimy w kwotę minimalną, to mamy do czynienia z sytuacją, w której zakłady o niższych jakby przeciętnych płacach i niższych bazowych, a więc i fakty<text:span text:style-name="T2116">c</text:span>znych<text:s/><text:span text:style-name="T2117">-</text:span><text:s/>załóżmy - możliwościach płacowych, będą tym zapisem zmuszone do prowadzenia indeksacji prawie że kwotowej, a w każdym razie bardzo silnie degresywnej.</text:p>
      <text:p text:style-name="P2118">Otóż cała nasza rozmowa z OP<text:span text:style-name="T2119">Z</text:span>Z pomiędzy nami sprowadzała się również poprzez prof. Baka i Ministerstwo Finansów, sprowadzała się do tego<text:s/>właśnie,<text:s/>żeby w takich przypadkach gwarantowa<text:span text:style-name="T2120">ć</text:span>, przez mechanizmy ekonomiczne gwarantowa<text:span text:style-name="T2121">ć</text:span><text:s/>dodatkowy dopły<text:span text:style-name="T2122">w</text:span><text:s/>środków do tychże<text:s/>przedsiębiorstw,<text:s/>żeby nie były one zmuszone właśnie do prowadzenia polityki silnie degresywnej. Jeżeli to n<text:span text:style-name="T2123">ie</text:span><text:s/>będzie zagwarantowane w jakimkolwiek sformułowaniu, to po prostu jakby te metody nie dadzą się rzeczywiście połączyć<text:span text:style-name="T2124">.</text:span></text:p>
      <text:p text:style-name="P2125"><text:span text:style-name="T2126">Pro</text:span><text:span text:style-name="T2127">f.</text:span><text:span text:style-name="T2128"><text:s/>W</text:span><text:span text:style-name="T2129">.</text:span><text:span text:style-name="T2130"><text:s/>Trzeciakowsk</text:span><text:span text:style-name="T2131">i</text:span>:</text:p>
      <text:p text:style-name="P2132">Obawiam się, że rozmawiamy o gurgutiweze /?/<text:s/><text:span text:style-name="T2133">No</text:span>,<text:s/><text:span text:style-name="T2134">a</text:span>le miejmy nadzieję, że znajdziemy wyjście.</text:p>
      <text:p text:style-name="P2135">Proszę pan Manicki.</text:p>
      <text:p text:style-name="P2136"><text:span text:style-name="T2137">Ob.<text:s/></text:span><text:span text:style-name="T2138">M</text:span><text:span text:style-name="T2139">an</text:span><text:span text:style-name="T2140">i</text:span><text:span text:style-name="T2141">cki</text:span>:</text:p>
      <text:soft-page-break/>
      <text:p text:style-name="P2142">E<text:span text:style-name="T2143">w</text:span>entualn<text:span text:style-name="T2144">i</text:span>e zamiast słowo<text:s/><text:span text:style-name="T2145">„</text:span>gwarantowane”<text:s/>możemy użyć słowo<text:s/>„minimalne wzrosty płac”. I będziemy wiedzieli o co chodzi.</text:p>
      <text:p text:style-name="P2146"><text:span text:style-name="T2147">Prof. W. T</text:span><text:span text:style-name="T2148">rz</text:span><text:span text:style-name="T2149">ec</text:span><text:span text:style-name="T2150">ia</text:span><text:span text:style-name="T2151">kowsk</text:span><text:span text:style-name="T2152">i</text:span>:</text:p>
      <text:p text:style-name="P2153">Czy do punktu 4 są jakieś uwagi?</text:p>
      <text:p text:style-name="P2154">Proszę bardzo - pan minister Wróblewski.</text:p>
      <text:p text:style-name="P2155"><text:span text:style-name="T2156">Mi</text:span><text:span text:style-name="T2157">n.<text:s/></text:span><text:span text:style-name="T2158">W</text:span><text:span text:style-name="T2159">róblewsk</text:span><text:span text:style-name="T2160">i</text:span>:</text:p>
      <text:p text:style-name="P2161"><text:span text:style-name="T2162">Je</text:span>żeli tak, to mogą by<text:span text:style-name="T2163">ć</text:span><text:s/>tylko wzrosty płac wynikające z minimalnej indeksacji. Bo minimalny wzrost płac to jest kwestia do dyskusji z każdym co on uważa za minimalny.</text:p>
      <text:p text:style-name="P2164"><text:span text:style-name="T2165">/</text:span>Głos z sali na wyciszeniu/.</text:p>
      <text:p text:style-name="P2166">No przepraszam, jeżeli mamy to zapiać to jednak precyzyjnie.</text:p>
      <text:p text:style-name="P2167"><text:span text:style-name="T2168">/</text:span>G<text:span text:style-name="T2169">ł</text:span>os z sali na wyciszeniu/.</text:p>
      <text:p text:style-name="P2170">To dlatego ja to proponuję.</text:p>
      <text:p text:style-name="P2171"><text:span text:style-name="T2172">Pro</text:span><text:span text:style-name="T2173">f.</text:span><text:span text:style-name="T2174"><text:s/>Baka</text:span>:</text:p>
      <text:p text:style-name="P2175">Jak ostatecznie jest?</text:p>
      <text:p text:style-name="P2176"><text:span text:style-name="T2177"><text:s text:c="27"/></text:span>:</text:p>
      <text:p text:style-name="P2178">Przekreślamy sam<text:span text:style-name="T2179">of</text:span>inansowan<text:span text:style-name="T2180">ie...</text:span></text:p>
      <text:p text:style-name="P2181"><text:span text:style-name="T2182"><text:s text:c="27"/></text:span>:</text:p>
      <text:p text:style-name="P2183">Ale panowie, jeżeli my mówimy, przepraszam bardzo, o ochronie przed skutkami inflacji, to nie mówimy o czymś co się nazywa samofinansowanie w warunkach inflacji. I przy poda<text:span text:style-name="T2184">tk</text:span>u takim a nie innym<text:span text:style-name="T2185">.</text:span></text:p>
      <text:p text:style-name="P2186"><text:span text:style-name="T2187"><text:s text:c="27"/></text:span>:</text:p>
      <text:p text:style-name="P2188">Ale przecież płacę musimy traktować jako cenę niezależną na rynku.<text:span text:style-name="T2189">..</text:span></text:p>
      <text:p text:style-name="P2190"><text:span text:style-name="T2191"><text:s text:c="27"/></text:span>:</text:p>
      <text:p text:style-name="P2192">To panie profesorze - proszę wtedy zrobić rynek pracy. I wtedy na wolnym rynku pracy ustawimy sobie wolne ceny za pracę.</text:p>
      <text:p text:style-name="P2193"><text:span text:style-name="T2194"><text:s text:c="27"/></text:span>:</text:p>
      <text:p text:style-name="P2195">Jeśli można jeszcze do tych gwarantowanych wzrostów płac. Przecież my nie mówimy, że przedsiębiorstwu trzeba dać złotówki tylko umożliwi<text:span text:style-name="T2196">ć</text:span><text:s/>ich<text:s/>bez sankcyjną<text:s/>wypłatę. Bo my możemy opodatkować te złotówki tak, że to złotówka będzie warta na przykład 9 złotych, dla przedsiębiorstwa<text:span text:style-name="T2197">.</text:span></text:p>
      <text:p text:style-name="P2198"><text:span text:style-name="T2199">Pro</text:span><text:span text:style-name="T2200">f</text:span><text:span text:style-name="T2201">.<text:s/></text:span><text:span text:style-name="T2202">W</text:span><text:span text:style-name="T2203">.<text:s/></text:span><text:span text:style-name="T2204">T</text:span><text:span text:style-name="T2205">rzeciakowsk</text:span><text:span text:style-name="T2206">i</text:span>:</text:p>
      <text:p text:style-name="P2207">Dobrze, przekazujemy do kompetencji podzespołu tę różnicę<text:span text:style-name="T2208">.</text:span></text:p>
      <text:p text:style-name="P2209"><text:span text:style-name="T2210">P</text:span>unkt 5 czy<text:s/><text:span text:style-name="T2211">s</text:span>ą zastrzeżenia?</text:p>
      <text:p text:style-name="P2212">Nie widzę wniosków<text:span text:style-name="T2213">.</text:span></text:p>
      <text:p text:style-name="P2214">Punkt 6?</text:p>
      <text:p text:style-name="P2215"><text:span text:style-name="T2216"><text:s text:c="27"/></text:span>:</text:p>
      <text:p text:style-name="P2217">Ja do punktu 6. Mianowicie jasną jest rzeczą, że próba pogodzenia dwóch sposobów indeksacji musi powodować pewne konflikty i trudności. W punkcie 6 ten konflikt występuje. Mianowicie my zakładaliśmy w naszej propozycji uzgadnianej z Ministerstwem Pracy, że prawda będą ewentualnie stosowane degresje w stosunku do wyżej zarabiających pracowników i progresje w stosunku do niżej zarabiających.</text:p>
      <text:p text:style-name="P2218">I tutaj na końcu punktu 6 odczytają<text:s/>państwo:<text:s/>„Ale jedynie w ramach wskaźnika korekcyjnego. Po prostu<text:s/><text:soft-page-break/>to musi się<text:span text:style-name="T2219"><text:s/></text:span>mieścić w tym wskaźniku. Otóż może wystąpić, nie wiem jak często, ale może wystąpić sytuacja, kiedy propozycje zawarte w punkcie 3 w pierwszej partii, uzupełnionej przez OPZZ, kiedy zastosowanie jako bazy tego przeciętnego wynagrodzenia z początku<text:s/>kwartał<text:span text:style-name="T2220">u</text:span><text:s/>będącego bazą indeksacji, przekroczy ten wskaźnik korekcyjny.</text:p>
      <text:p text:style-name="P2221"><text:span text:style-name="T2222">O</text:span>tóż my byśmy<text:s/>proponowali,<text:s/>żeby punkt 6 był w tym zakresie obligatoryjny. Dlatego<text:span text:style-name="T2223">,</text:span><text:s/>że inaczej przedsiębiorstwo traci możliwości funduszowe. Niezależnie od tego czy dostanie ulgę czy nie, po prostu zabraknie pieniędzy na zaindeksowanie wszystkich grup pracowniczych.</text:p>
      <text:p text:style-name="P2224"><text:span text:style-name="T2225"><text:s text:c="27"/></text:span>:</text:p>
      <text:p text:style-name="P2226"><text:span text:style-name="T2227">W</text:span><text:s/>jakim sensie obligatoryjne?</text:p>
      <text:p text:style-name="P2228"><text:span text:style-name="T2229"><text:s text:c="27"/></text:span>:</text:p>
      <text:p text:style-name="P2230">To znaczy, że jeżeli nie będzie się mieścić w tym wskaźn<text:span text:style-name="T2231">i</text:span>ku og<text:span text:style-name="T2232">ó</text:span>lnym, powiedzmy 0,8 - to trzeba tylko do tego pułapu podrzucamy te niższe decyle, te niższe grupy wynagrodzeń indeksowane według przeciętne<text:span text:style-name="T2233">j</text:span><text:s/>krajowej<text:span text:style-name="T2234">.</text:span></text:p>
      <text:p text:style-name="P2235"><text:span text:style-name="T2236"><text:s text:c="27"/></text:span>:</text:p>
      <text:p text:style-name="P2237">Przepraszam, tu jest chyba pewne n<text:span text:style-name="T2238">i</text:span>ezrozum<text:span text:style-name="T2239">i</text:span>en<text:span text:style-name="T2240">i</text:span>e tego co my ch<text:span text:style-name="T2241">c</text:span>emy, co my jak gdyby wkomponowaliśmy w ten tekst. My mówimy w ten sposób,<text:s/><text:span text:style-name="T2242">ż</text:span>e minimalne, że to co wynika z degresji i progresji poza ewentualnymi kwotami gwarantowanymi, gdyby wasza strona uznała za potrzebę funkcjonowania w ogóle tego zapisu, to ma się to odbywać w ramach współczynnika korekty, to nie dotyczy tych propozycji, które dołączyło jak gdyby OPZZ.</text:p>
      <text:p text:style-name="P2243"><text:span text:style-name="T2244"><text:s text:c="27"/></text:span>:</text:p>
      <text:p text:style-name="P2245">No dobrze, jeżeli to jest w ramach wskaźnika korekcyjnego to dobrze.</text:p>
      <text:p text:style-name="P2246"><text:span text:style-name="T2247"><text:s text:c="27"/></text:span>:</text:p>
      <text:p text:style-name="P2248">To jest poza, natomiast to jest to<text:span text:style-name="T2249">.</text:span></text:p>
      <text:p text:style-name="P2250"><text:span text:style-name="T2251"><text:s text:c="27"/></text:span>:</text:p>
      <text:p text:style-name="P2252">Ja muszę powiedzieć, że w momencie jak wchodzi ta na<text:span text:style-name="T2253">s</text:span>za koncepcja w życie, to ten zapis nie ma większego sensu, bo w tym momencie nie ma potrzeby wymuszania degresji i progresji jakiejkolwiek, jeżeli mamy progresję do najniższych.<text:s/>Po prostu,<text:s/>jak gdyby to jest niepotrzebne. Możemy w tym mo<text:span text:style-name="T2254">m</text:span>encie z tego punktu możemy, wydaje mi się, zrezygnować.</text:p>
      <text:p text:style-name="P2255"><text:span text:style-name="T2256"><text:s text:c="27"/></text:span>:</text:p>
      <text:p text:style-name="P2257">Z czego?</text:p>
      <text:p text:style-name="P2258"><text:span text:style-name="T2259"><text:s text:c="27"/></text:span>:</text:p>
      <text:p text:style-name="P2260">Z całego tego punktu.</text:p>
      <text:p text:style-name="P2261"><text:span text:style-name="T2262">Pro</text:span><text:span text:style-name="T2263">f.</text:span><text:span text:style-name="T2264"><text:s/>Baka</text:span>:</text:p>
      <text:p text:style-name="P2265"><text:span text:style-name="T2266">A</text:span><text:s/>nie, to jest zupełnie niemożliwe. Ja proponuję utrzyma<text:span text:style-name="T2267">ć</text:span><text:s/>ten 6 punkt tak jak on jest.</text:p>
      <text:p text:style-name="P2268"><text:span text:style-name="T2269">Pro</text:span><text:span text:style-name="T2270">f.</text:span><text:span text:style-name="T2271"><text:s/>Trzeciakowsk</text:span><text:span text:style-name="T2272">i:</text:span></text:p>
      <text:p text:style-name="P2273">Proszę pan Ha<text:span text:style-name="T2274">ge</text:span>me<text:span text:style-name="T2275">je</text:span>r<text:span text:style-name="T2276">.</text:span></text:p>
      <text:p text:style-name="P2277"><text:span text:style-name="T2278">Ob.</text:span><text:span text:style-name="T2279"><text:s/></text:span><text:span text:style-name="T2280">Hagem</text:span><text:span text:style-name="T2281">e</text:span><text:span text:style-name="T2282">je</text:span><text:span text:style-name="T2283">r</text:span><text:span text:style-name="T2284">:</text:span></text:p>
      <text:p text:style-name="P2285"><text:span text:style-name="T2286">W</text:span><text:s/>sprawie tego punktu to<text:s/><text:span text:style-name="T2287">p</text:span>roblem jest taki, że jest on niejasny. Co znaczy w ramach wskaźnika korekcyjnego? Czy w ramach wskaźnika 0,8 czy też zamiast w ramach faktycznego wskaźnika<text:s/><text:soft-page-break/>korekcyjnego, z którym będziemy mieli do czynienia. Bo zauważmy, jeżeli mamy tą kwotę minimalną gwarantowaną, nawet na ustalonym tak niskim poziomie, to i tak faktyczny przeciętny wskaźnik korekty będzie większy niż 0,8. To w tych najniższych przedziałach mamy ponad 1,0 a wszędzie dalej -0,8<text:span text:style-name="T2288">.<text:s/></text:span>A więc chciałem tu tylko zwrócić uwagę na tę nieścisłość.</text:p>
      <text:p text:style-name="P2289"><text:span text:style-name="T2290"><text:s text:c="27"/></text:span>:</text:p>
      <text:p text:style-name="P2291">A może zapis w ramach możliwości płacowych będzie tutaj. Nie w ramach współczynnika korekcyjnego, tylko w ramach możliwości płacowych.</text:p>
      <text:p text:style-name="P2292"><text:span text:style-name="T2293"><text:s text:c="27"/></text:span>:</text:p>
      <text:p text:style-name="P2294">A więc czy to w ramach możliwości płacowych możemy przyjąć?</text:p>
      <text:p text:style-name="P2295"><text:span text:style-name="T2296">P</text:span><text:span text:style-name="T2297">rof</text:span><text:span text:style-name="T2298">. Trzeciakowski</text:span>:</text:p>
      <text:p text:style-name="P2299">Proszę bardzo - pani Wóycicka.</text:p>
      <text:p text:style-name="P2300"><text:span text:style-name="T2301">Ob. Wóycicka</text:span>:</text:p>
      <text:p text:style-name="P2302">Ponieważ tutaj nastąpiła zmiana tej koncepcji, jeżeli przy<text:span text:style-name="T2303">j</text:span>ą<text:span text:style-name="T2304">ć</text:span><text:s/>tą koncep<text:span text:style-name="T2305">cj</text:span>ę OPZZ-owską, to mnie się wydaje, że należałoby<text:span text:style-name="T2306"><text:s/></text:span>rozważy<text:span text:style-name="T2307">ć</text:span><text:s/>również taki wariant, w którym wycofalibyśmy się z tej<text:span text:style-name="T2308"><text:s/></text:span>klauzuli różnicowania współczynnika korekcyjnego poniżej kwoty gw<text:span text:style-name="T2309">a</text:span>rant<text:span text:style-name="T2310">o</text:span>wan<text:span text:style-name="T2311">ej</text:span>, z ewentualnym wprowadzeniem degresji na poziomie załóżmy jakim<text:span text:style-name="T2312">i</text:span><text:s/>2,5 przeciętej płacy z jakiegoś wskaźnika degresji, ale już obl<text:span text:style-name="T2313">i</text:span>gatoryj<text:span text:style-name="T2314">ne</text:span>go. Dlatego że nałożenie się dwóch jakby systemów degresji to znaczy jednego kwotowego, drugi z możliwością tej degresji. To mnie prawdę mówiąc n<text:span text:style-name="T2315">ie</text:span>pokoi<text:span text:style-name="T2316"><text:s/></text:span>bardzo.</text:p>
      <text:p text:style-name="P2317"><text:span text:style-name="T2318"><text:s text:c="27"/></text:span>:</text:p>
      <text:p text:style-name="P2319">Mnie si<text:span text:style-name="T2320">ę</text:span><text:s/>wydaje, że trzeba tutaj zostawić możliwości do różnych sytuacji przedsiębiorstwa. Bo to będzie inna sytuacja w przedsiębio<text:span text:style-name="T2321">rs</text:span>twie biednym. Tam będzie rzeczywiście problem. Natomiast w związku z tą kwotą. Zaś w przedsiębiorstwie bogatym tam będzie inna sytuacja.<text:s/><text:span text:style-name="T2322">I</text:span><text:s/>tutaj narzucenie schematu, że muszą spłaszczać lub nie muszą - ja bym otworzył możliwość i więcej w to nie wnikał. Bo przecież pamiętajmy, że cały czas my nie każemy tego robić tylko mówimy, że oto jest mechanizm, jest taka możliwość i jest kwota najniższa a reszta w waszym ręku i w waszych pieniądzach.</text:p>
      <text:p text:style-name="P2323"><text:span text:style-name="T2324">Pr</text:span><text:span text:style-name="T2325">of</text:span><text:span text:style-name="T2326">.<text:s/></text:span><text:span text:style-name="T2327">T</text:span><text:span text:style-name="T2328">rzec</text:span><text:span text:style-name="T2329">ia</text:span><text:span text:style-name="T2330">kowski</text:span>:</text:p>
      <text:p text:style-name="P2331">Pani Wóycicka - proszę.</text:p>
      <text:p text:style-name="P2332"><text:span text:style-name="T2333">Ob. Wóycicka</text:span>:</text:p>
      <text:p text:style-name="P2334">Pewna uwaga, że jeżeli przy tej formule degresji - prog<text:span text:style-name="T2335">resj</text:span>i trzymamy się wskaźnika korekcyjnego jak tu jest napisane w ramach 0,8 to de facto to oznacza, że ta progresja na poziomie płac poniżej 0,6 razy przeciętna, która może wystąpi<text:span text:style-name="T2336">ć</text:span><text:s/>nawet na poziomie 1,5 wskaźnika korekcyjnego, będzie musiała by<text:span text:style-name="T2337">ć</text:span><text:s/>wzmocniona. To znaczy zakład, który będzie mógł podać silniejszą progresję to znaczy odebrać współczynnik korekcyjny<text:span text:style-name="T2338"><text:s/></text:span>płacom wyższym, będzie musiał wzmacniać płace niższe w stopni na przykład dwa z kawałkiem. I to mnie niepokoi, bo jest to jak gdyby silne spłaszczenie.</text:p>
      <text:p text:style-name="P2339"><text:span text:style-name="T2340">Pro</text:span><text:span text:style-name="T2341">f.</text:span><text:span text:style-name="T2342"><text:s/></text:span><text:span text:style-name="T2343">W.</text:span><text:span text:style-name="T2344"><text:s/>Trzeciakowsk</text:span><text:span text:style-name="T2345">i</text:span>:</text:p>
      <text:p text:style-name="P2346">Proszę - pan Manicki.</text:p>
      <text:p text:style-name="P2347"><text:span text:style-name="T2348">Ob.<text:s/></text:span><text:span text:style-name="T2349">M</text:span><text:span text:style-name="T2350">anicki</text:span>:</text:p>
      <text:p text:style-name="P2351">Jeśli można.<text:span text:style-name="T2352">..</text:span></text:p>
      <text:p text:style-name="P2353"><text:span text:style-name="T2354">Prof</text:span><text:span text:style-name="T2355">.</text:span><text:span text:style-name="T2356"><text:s/>Baka</text:span>:</text:p>
      <text:soft-page-break/>
      <text:p text:style-name="P2357">Ch<text:span text:style-name="T2358">w</text:span>ilec<text:span text:style-name="T2359">zk</text:span>ę<text:span text:style-name="T2360">.</text:span><text:s/>A może byśmy w ogóle skreślili drugie zdanie.</text:p>
      <text:p text:style-name="P2361"><text:span text:style-name="T2362"><text:s text:c="27"/></text:span>:</text:p>
      <text:p text:style-name="P2363">Ja właśnie chciałem si<text:span text:style-name="T2364">ę</text:span><text:s/>do tego zbliżyć i<text:s/>zaproponować,<text:s/>żeby…</text:p>
      <text:p text:style-name="P2365"><text:span text:style-name="T2366">Pro</text:span><text:span text:style-name="T2367">f.</text:span><text:span text:style-name="T2368"><text:s/></text:span><text:span text:style-name="T2369">W.</text:span><text:span text:style-name="T2370"><text:s/></text:span><text:span text:style-name="T2371">T</text:span><text:span text:style-name="T2372">rzeciako</text:span><text:span text:style-name="T2373">ws</text:span><text:span text:style-name="T2374">k</text:span><text:span text:style-name="T2375">i</text:span><text:span text:style-name="T2376">:</text:span></text:p>
      <text:p text:style-name="P2377">Przepraszam, ale może po kolei. Pan Manicki ma głos<text:span text:style-name="T2378">.</text:span></text:p>
      <text:p text:style-name="P2379"><text:span text:style-name="T2380">Ob.<text:s/></text:span><text:span text:style-name="T2381">Ma</text:span><text:span text:style-name="T2382">n</text:span><text:span text:style-name="T2383">ic</text:span><text:span text:style-name="T2384">ki</text:span>:</text:p>
      <text:p text:style-name="P2385">Ja właśnie chciałem<text:s/>zaproponować,<text:s/>aby punkt 6 b<text:span text:style-name="T2386">rz</text:span>miał:</text:p>
      <text:p text:style-name="P2387">„Dopuszcza się dostosowan<text:span text:style-name="T2388">i</text:span>e współczynnika korekcyjnego indeksacji powszechnej w przedsiębiorstwach do ich możliwoś<text:span text:style-name="T2389">ć<text:s/></text:span>ekonomicznych<text:span text:style-name="T2390">”</text:span>.<text:s/><text:span text:style-name="T2391">I</text:span><text:s/>dalszą część skreślić po prostu.</text:p>
      <text:p text:style-name="P2392"><text:span text:style-name="T2393"><text:s text:c="27"/></text:span>:</text:p>
      <text:p text:style-name="P2394"><text:span text:style-name="T2395">...</text:span><text:span text:style-name="T2396"><text:s/></text:span>ale wszystkich przedsiębiorstw, które nie korzystają z tej ulgi w naszym punkcie<text:s/><text:span text:style-name="T2397">3.</text:span></text:p>
      <text:p text:style-name="P2398"><text:span text:style-name="T2399">Ob. Manicki</text:span>:</text:p>
      <text:p text:style-name="P2400">Ale w tym<text:s/>mo<text:span text:style-name="T2401">m</text:span>encie<text:s/>dopuszcza s<text:span text:style-name="T2402">i</text:span>ę<text:span text:style-name="T2403">.</text:span></text:p>
      <text:p text:style-name="P2404"><text:span text:style-name="T2405"><text:s text:c="27"/></text:span>:</text:p>
      <text:p text:style-name="P2406">To jest kwestia tylko dopuszczenia a nie obligo.</text:p>
      <text:p text:style-name="P2407"><text:span text:style-name="T2408"><text:s text:c="27"/></text:span>:</text:p>
      <text:p text:style-name="P2409">No to w ramach możliwości płacowych tu zostawić na końcu. Albo po prostu drugie zdanie samo skreślić.</text:p>
      <text:p text:style-name="P2410"><text:span text:style-name="T2411">Pro</text:span><text:span text:style-name="T2412">f.</text:span><text:span text:style-name="T2413"><text:s/></text:span><text:span text:style-name="T2414">W</text:span><text:span text:style-name="T2415">.<text:s/></text:span><text:span text:style-name="T2416">T</text:span><text:span text:style-name="T2417">rzeciako</text:span><text:span text:style-name="T2418">ws</text:span><text:span text:style-name="T2419">ki</text:span>:</text:p>
      <text:p text:style-name="P2420"><text:span text:style-name="T2421">Je</text:span>st<text:s/>prośba,<text:s/>żeby każdy przedstawiał się, naciskał mikrofon i zachowywał zasady elementarnego porządku.</text:p>
      <text:p text:style-name="P2422">Proszę - pan Manicki<text:span text:style-name="T2423">.</text:span></text:p>
      <text:p text:style-name="P2424"><text:span text:style-name="T2425">Ob</text:span><text:span text:style-name="T2426">.</text:span><text:span text:style-name="T2427"><text:s/>Manicki</text:span>:</text:p>
      <text:p text:style-name="P2428">To może wystarczy skreślić samo drugie zdanie i zostawić swobodę - jak również zróżnicowanie współczynnika korekcyjneg<text:span text:style-name="T2429">o.</text:span><text:span text:style-name="T2430"><text:s/></text:span>Natomiast skreślić drugie zdanie, które jest de facto zdaniem instruktarzowy<text:span text:style-name="T2431">m</text:span>.</text:p>
      <text:p text:style-name="P2432"><text:span text:style-name="T2433">Prof. Baka</text:span>:</text:p>
      <text:p text:style-name="P2434">Słuchajcie, jeżeli my piszemy tak:<text:s/>„Dopuszcza się stosowanie współczynnika korekcyjnego indeksa<text:span text:style-name="T2435">cj</text:span>i powszechne<text:span text:style-name="T2436">j</text:span><text:s/>w przedsiębiorstwach, do ich możliwości ekonomicznych<text:span text:style-name="T2437">.</text:span><text:s/>Jak również zróżnicowanie współczynnika korekcyjnego wewnątrz zakładów pracy<text:span text:style-name="T2438">”</text:span>. To jest wystarczające dopuszczenie. Tam dalej jest tylko powtórzenie po prostu innymi słowami tego samego. I dla większej jasności proponuję wyrzuci<text:span text:style-name="T2439">ć</text:span><text:s/>to drugie zdanie.</text:p>
      <text:p text:style-name="P2440"><text:span text:style-name="T2441">Pro</text:span><text:span text:style-name="T2442">f.</text:span><text:span text:style-name="T2443"><text:s/></text:span><text:span text:style-name="T2444">W.</text:span><text:span text:style-name="T2445"><text:s/>Trzeciakowsk</text:span><text:span text:style-name="T2446">i</text:span>:</text:p>
      <text:p text:style-name="P2447">Po tym będzie żywiołowe puszczanie się już.</text:p>
      <text:p text:style-name="P2448"><text:span text:style-name="T2449">Prof</text:span><text:span text:style-name="T2450">.</text:span><text:span text:style-name="T2451"><text:s/>Baka</text:span>:</text:p>
      <text:p text:style-name="P2452">Dlaczego?</text:p>
      <text:p text:style-name="P2453"><text:span text:style-name="T2454">Pro</text:span><text:span text:style-name="T2455">f.</text:span><text:span text:style-name="T2456"><text:s/>W.<text:s/></text:span><text:span text:style-name="T2457">T</text:span><text:span text:style-name="T2458">rzeciakowski</text:span>:</text:p>
      <text:p text:style-name="P2459">Ponieważ przy takim sformułowaniu to już żadne hamulce n<text:span text:style-name="T2460">ie</text:span><text:s/>obowiązują.</text:p>
      <text:p text:style-name="P2461"><text:span text:style-name="T2462">Prof</text:span><text:span text:style-name="T2463">.</text:span><text:span text:style-name="T2464"><text:s/>Baka</text:span>:</text:p>
      <text:soft-page-break/>
      <text:p text:style-name="P2465">Ja nie sądzę. Przecież przedsiębiorstwa same będą musiały decydowa<text:span text:style-name="T2466">ć</text:span><text:s/>o tym. To nie jest tak, że one wykonują dyspozycje w sposób sztywny, one mają tutaj pewną możliwoś<text:span text:style-name="T2467">ć</text:span><text:s/>w zależności od wewnętrznych warunków takie systemy wprowadzają, inne systemy wprowadzają.</text:p>
      <text:p text:style-name="P2468"><text:span text:style-name="T2469">Pro</text:span><text:span text:style-name="T2470">f.</text:span><text:span text:style-name="T2471"><text:s/>W.<text:s/></text:span><text:span text:style-name="T2472">T</text:span><text:span text:style-name="T2473">rzeciakowski</text:span>:</text:p>
      <text:p text:style-name="P2474">Ale pani Wóycicka zwróciła uwagę na to, że działają dwa niezależne kryteria. I teraz jak będzie w przypadku, kiedy będą one sprzeczne, co w tym przypadku przedsiębiorstwo może robi<text:span text:style-name="T2475">ć</text:span>,<text:s/>czy mu nie wolno tego robić.</text:p>
      <text:p text:style-name="P2476"><text:span text:style-name="T2477"><text:s text:c="27"/></text:span>:</text:p>
      <text:p text:style-name="P2478">Czyli musi być gwarantowany na poziomie.</text:p>
      <text:p text:style-name="P2479"><text:span text:style-name="T2480"><text:s text:c="27"/></text:span>:</text:p>
      <text:p text:style-name="P2481">Tak<text:span text:style-name="T2482">,</text:span><text:s/>ale nie mniej niż<text:span text:style-name="T2483">..</text:span>.</text:p>
      <text:p text:style-name="P2484"><text:span text:style-name="T2485">Prof.<text:s/></text:span><text:span text:style-name="T2486">W.</text:span><text:span text:style-name="T2487"><text:s/></text:span><text:span text:style-name="T2488">Trz</text:span><text:span text:style-name="T2489">eciakow</text:span><text:span text:style-name="T2490">ski</text:span>:</text:p>
      <text:p text:style-name="P2491">Prosz<text:span text:style-name="T2492">ę</text:span><text:s/>- pan Święcicki.</text:p>
      <text:p text:style-name="P2493"><text:span text:style-name="T2494">O</text:span><text:span text:style-name="T2495">b.</text:span><text:span text:style-name="T2496"><text:s/></text:span><text:span text:style-name="T2497">Ś</text:span><text:span text:style-name="T2498">więcicki</text:span><text:span text:style-name="T2499">:</text:span></text:p>
      <text:p text:style-name="P2500">A może w tej właśnie sprawie tego spłaszczania w przedsiębiorstwie zostawić wybór techniki swobodzie przedsiębiorstwa. Czy one wybiorą metodę tej gwarantowanej kwoty dolnej, czy spłaszczenia współczynników, czy w ogóle zrezygnują z tego aspektu polityki...</text:p>
      <text:p text:style-name="P2501"><text:span text:style-name="T2502"><text:s text:c="27"/></text:span>:</text:p>
      <text:p text:style-name="P2503">Gwarantowana kwota to jest dokładka dla przedsiębiorstwa dodatkowych środków. I my wyraźnie to podkreślamy i od tego nie możemy odejść. Zeszliśmy na 0,6...</text:p>
      <text:p text:style-name="P2504"><text:span text:style-name="T2505"><text:s text:c="27"/></text:span>:</text:p>
      <text:p text:style-name="P2506">Dokładka, co to znaczy dokładka?</text:p>
      <text:p text:style-name="P2507"><text:span text:style-name="T2508"><text:s text:c="27"/></text:span>:</text:p>
      <text:p text:style-name="P2509">Dokładka to jest to, że trzeba dołożyć przedsiębiorstwu pieniędzy, jeżeli mu nie wystarcza na 0,6.</text:p>
      <text:p text:style-name="P2510"><text:span text:style-name="T2511">Pro</text:span><text:span text:style-name="T2512">f.</text:span><text:span text:style-name="T2513"><text:s/></text:span><text:span text:style-name="T2514">W</text:span><text:span text:style-name="T2515">.<text:s/></text:span><text:span text:style-name="T2516">T</text:span><text:span text:style-name="T2517">rzeciakowski</text:span>:</text:p>
      <text:p text:style-name="P2518">Proszę o włączanie mikrofonów i podawanie nazwisk.</text:p>
      <text:p text:style-name="P2519"><text:span text:style-name="T2520">O</text:span><text:span text:style-name="T2521">b</text:span><text:span text:style-name="T2522">.</text:span><text:span text:style-name="T2523"><text:s/>Ś</text:span><text:span text:style-name="T2524">wi</text:span><text:span text:style-name="T2525">ę</text:span><text:span text:style-name="T2526">ci</text:span><text:span text:style-name="T2527">ck</text:span><text:span text:style-name="T2528">i</text:span>:</text:p>
      <text:p text:style-name="P2529">Jeśli można jeszcze kontynuować w tej sprawie. Mianowicie<text:span text:style-name="T2530"><text:s/></text:span>to co proponuje ko<text:span text:style-name="T2531">l.</text:span><text:s/>Manicki, to właściwie jest regulowanie funduszu płac w przedsiębiorstwie, a więc jak gdyby łagodniejsze stworzenie większych możliwości kwot wolnych od opodatkowania w przedsiębiorstwach o niskich płacach<text:span text:style-name="T2532">.</text:span><text:s/>Ponieważ tam<text:s/>najsilniej b<text:span text:style-name="T2533">ę</text:span>dą działać te kwotowe podwyżki na fundusz płac.<text:s/><text:span text:style-name="T2534">A</text:span><text:s/>więc to można uregulować -<text:s/><text:span text:style-name="T2535">j</text:span>ak gdyby odrębnym zapisem, że poprawa, zmniejszenie zróżnicowania, możliwości płacowych między przedsiębiorstwami czy szczególnie zwrócić uwagę w tym kształtowaniu funduszu płac na te przedsiębiorstwa, które maj niską przeciętną płacę, czy coś takiego. Tam zwiększyć tę kwotę ulgową, czy coś takiego. To jest troszkę inna sprawa. Natomiast kwestie podziału wewnątrz przedsiębiorstw zostawić, i wyboru techniki czyli w ogóle potrzeby, zostawić to przedsiębiorstwom. Bo tu jest za wiele problemów i<text:s/>technicznych,<text:s/>i ekonomicznych, które są w to zaplątane. I nie wiem, czy jesteśmy w stanie wybrn<text:span text:style-name="T2536">ą</text:span>ć w ciągu najbliższej godziny czy dwóch.</text:p>
      <text:p text:style-name="P2537"><text:span text:style-name="T2538">Prof</text:span><text:span text:style-name="T2539">.</text:span><text:span text:style-name="T2540"><text:s/>W</text:span><text:span text:style-name="T2541">.<text:s/></text:span><text:span text:style-name="T2542">T</text:span><text:span text:style-name="T2543">rz</text:span><text:span text:style-name="T2544">eciakowsk</text:span><text:span text:style-name="T2545">i</text:span>:</text:p>
      <text:soft-page-break/>
      <text:p text:style-name="P2546">Proszę OPZZ.</text:p>
      <text:p text:style-name="P2547"><text:span text:style-name="T2548">Przedstawiciel OPZZ</text:span>:</text:p>
      <text:p text:style-name="P2549">Ja chciałbym tylko zauważyć, że my dyskutujemy projekt pod nazwą<text:s/>„<text:span text:style-name="T2550">O</text:span>chrona ludności przed skutkami inflacji”<text:span text:style-name="T2551">.</text:span><text:s/>I miejmy to na uwadze.</text:p>
      <text:p text:style-name="P2552"><text:span text:style-name="T2553"><text:s text:c="27"/></text:span>:</text:p>
      <text:p text:style-name="P2554">Tak, ale tą ochronę ludności musimy przecież wypracować w przedsiębiorstwie. A więc nie mówcie o dokładkach<text:span text:style-name="T2555">.</text:span><text:s/>O jakich dokładkach. My to musimy jednak wypracować.</text:p>
      <text:p text:style-name="P2556"><text:span text:style-name="T2557">Pro</text:span><text:span text:style-name="T2558">f.</text:span><text:span text:style-name="T2559"><text:s/>Baka</text:span>:</text:p>
      <text:p text:style-name="P2560">Ja bym proponował żebyśmy nie mówili o dokładkach.<text:s/>To jest język - można powiedzieć - na użytek prywatny kol. Manickiego. Natomiast on tutaj nie może się pojawić w dokumencie i nie pojawia się w dokumencie, który jest prezentowany przez OPZZ.</text:p>
      <text:p text:style-name="P2561">Jeżeli natomiast chodzi o pkt.<text:s/>6, to jednak idea jest<text:s/>następująca, że te sprawy muszą by<text:span text:style-name="T2562">ć</text:span><text:s/>rozgrywane w przedsiębiorstwie, na gruncie wewnętrznych możliwości finansowych. To jest pierwsze zdanie<text:span text:style-name="T2563">.</text:span></text:p>
      <text:p text:style-name="P2564">Drugie zdanie jest takie, że oczywiście wprowadzenie kwoty obligatoryjnej takiej, wprowadza nową jakoś<text:span text:style-name="T2565">ć</text:span>. No i oczywiście to musimy uwzględnić<text:span text:style-name="T2566">.</text:span></text:p>
      <text:p text:style-name="P2567">I trzecie zdanie jest takie, że w rozwiązaniach systemowych będą uwzględnione okoliczności zmiany stopy inflacji. I to kształtuje tę generalną konstrukcję sposobu podejścia.</text:p>
      <text:p text:style-name="P2568">I dlatego ja bym proponował żebyśmy rzeczywiście skreślili tą drugą część zdania, natomiast zostawili część pierwszą. P<text:span text:style-name="T2569">ie</text:span>rwsze zdanie z sz<text:span text:style-name="T2570">ós</text:span>tego punktu.</text:p>
      <text:p text:style-name="P2571"><text:span text:style-name="T2572">P</text:span><text:span text:style-name="T2573">rof.</text:span><text:span text:style-name="T2574"><text:s/></text:span><text:span text:style-name="T2575">W.</text:span><text:span text:style-name="T2576"><text:s/>Trzeciakowsk</text:span><text:span text:style-name="T2577">i</text:span>:</text:p>
      <text:p text:style-name="P2578">Proszę - pro<text:span text:style-name="T2579">f</text:span>. Kalinowski.</text:p>
      <text:p text:style-name="P2580"><text:span text:style-name="T2581">Pr</text:span><text:span text:style-name="T2582">of</text:span><text:span text:style-name="T2583">. Kalinowsk</text:span><text:span text:style-name="T2584">i</text:span>:</text:p>
      <text:p text:style-name="P2585">Ja chciałem tutaj jeszcze raz odwołać się do tekstu przedstawionego przez stronę solidarnościową. Przecież ten punkt 6 tutaj miał zupełnie inną wymowę. Tutaj się mówiło także, jeżeli możliwości płacowe przedsiębiorstwa nie pozwalają na indeksację według wskaźnika 0,8, to konieczne jest obniżenie współczynnika korekcyjnego. Sprawa pierwsza.</text:p>
      <text:p text:style-name="P2586">Tutaj w tekście OPZZ w ogóle ta sprawa ucieka, to jest raz.</text:p>
      <text:p text:style-name="P2587">I później co tutaj było powiedziane, to chodzi o to, że jest ta możliwość degresji i progresji, ale w ramach nazwijmy to, że średnio musi by<text:span text:style-name="T2588">ć</text:span><text:s/>0,8 dla całej firmy. Tak to można było...<text:span text:style-name="T2589"><text:s/></text:span>ja to zresztą tak jako ekonomista czytam.<text:s/><text:span text:style-name="T2590">Tu</text:span><text:s/>jest możliwe stosowanie progresji, degresji, ale jedynie w ramach wskaźnika korekcyjnego, czyli że średnio musi wyjść 0,8 a nie więcej, że to jest maksymalna - nazwijmy to średnia dla firmy. I nie może firma na przykład wypłacić sobie średniej 1,0 czy 1,2 i żądać na to konto od ministra finansów jakichś ulg podatkowych czy coś w tym rodzaju.</text:p>
      <text:p text:style-name="P2591">Natomiast tekst w tej chwili tego punktu 6 w redakcji OPZZ, po pierwsze - nie ma tego stwierdzenia, że jest możliwość obniżenia tego średniego wskaźnika, co jest bardzo istotne tutaj. A ponadto, że jeżeli to drugie zdanie się skreśli, to może być wskaźnik<text:s/><text:span text:style-name="T2592">i</text:span><text:s/>1,5 tak samo dobrze stosowany.</text:p>
      <text:p text:style-name="P2593">Dziękuję.</text:p>
      <text:p text:style-name="P2594"><text:span text:style-name="T2595"><text:s text:c="27"/></text:span>:</text:p>
      <text:p text:style-name="P2596">Panie doktorze, czy pan chce chronić przed inflacją czy nie.</text:p>
      <text:soft-page-break/>
      <text:p text:style-name="P2597"><text:span text:style-name="T2598"><text:s text:c="27"/></text:span>:</text:p>
      <text:p text:style-name="P2599">Nie, ja nie chcę nikogo chronić przed inflacją, ale ja<text:s/>chcę,<text:s/>żeby w gospodarce była równowaga i można było cokolw<text:span text:style-name="T2600">ie</text:span>k w sklepie kupić, proszę pana.</text:p>
      <text:p text:style-name="P2601"><text:span text:style-name="T2602">Pro</text:span><text:span text:style-name="T2603">f.</text:span><text:span text:style-name="T2604"><text:s/></text:span><text:span text:style-name="T2605">W</text:span><text:span text:style-name="T2606">. T</text:span><text:span text:style-name="T2607">rzeci</text:span><text:span text:style-name="T2608">ako</text:span><text:span text:style-name="T2609">ws</text:span><text:span text:style-name="T2610">k</text:span><text:span text:style-name="T2611">i</text:span>:</text:p>
      <text:p text:style-name="P2612">Przepraszam, ale nie mogę sobie<text:s/>przypomnieć,<text:s/>ażebym któremukolwiek z panów udzielił głosu.</text:p>
      <text:p text:style-name="P2613"><text:span text:style-name="T2614">Min.<text:s/></text:span><text:span text:style-name="T2615">Wró</text:span><text:span text:style-name="T2616">blewsk</text:span><text:span text:style-name="T2617">i</text:span>:</text:p>
      <text:p text:style-name="P2618">Panie profesorze, czy można prosić o głos?</text:p>
      <text:p text:style-name="P2619"><text:span text:style-name="T2620">Pro</text:span><text:span text:style-name="T2621">f.</text:span><text:span text:style-name="T2622"><text:s/>W</text:span><text:span text:style-name="T2623">.</text:span><text:span text:style-name="T2624"><text:s/></text:span><text:span text:style-name="T2625">T</text:span><text:span text:style-name="T2626">rzeciakowski</text:span>:</text:p>
      <text:p text:style-name="P2627">P<text:span text:style-name="T2628">r</text:span>oszę bardzo, pan minister Wróblewski.</text:p>
      <text:p text:style-name="P2629"><text:span text:style-name="T2630">Min.<text:s/></text:span><text:span text:style-name="T2631">W</text:span><text:span text:style-name="T2632">róblewsk</text:span><text:span text:style-name="T2633">i</text:span>:</text:p>
      <text:p text:style-name="P2634">Ja proponuję w tej sytuacji, a myślę, że jest uzasadniona jeszcze pierwszym zdaniem, wrócić do pkt.<text:s/>6 z tekstu<text:s/><text:span text:style-name="T2635">„</text:span>Solidarności”, ponieważ on też załatwia rzecz niezmiernie ważną formalnie, to znaczy<text:s/><text:span text:style-name="T2636">ja</text:span>k to się wprowadza<text:s/>w<text:span text:style-name="T2637">…</text:span><text:s/>p<text:span text:style-name="T2638">rzeds</text:span>iębio<text:span text:style-name="T2639">rs</text:span>twa.</text:p>
      <text:p text:style-name="P2640">I myślę, że on w tej sytuacji byłby najlepszy.</text:p>
      <text:p text:style-name="P2641"><text:span text:style-name="T2642">Prof. W. Baka</text:span><text:span text:style-name="T2643">:</text:span></text:p>
      <text:p text:style-name="P2644">Ja myślę, że koledzy z<text:s/><text:span text:style-name="T2645">O</text:span>PZZ sprawy już załatwili, ta rozbieżność została pr<text:span text:style-name="T2646">ze</text:span>zwyciężona. Wobec tego nie mnóżmy w tej chwili rozbieżności i przyjmijmy ten tekst strony solidarnościowo-opozycyjnej, który jest bardziej precyzyjny.</text:p>
      <text:p text:style-name="P2647"><text:span text:style-name="T2648">Pro</text:span><text:span text:style-name="T2649">f.</text:span><text:span text:style-name="T2650"><text:s/></text:span><text:span text:style-name="T2651">W</text:span><text:span text:style-name="T2652">. Trzeciakowsk</text:span><text:span text:style-name="T2653">i</text:span>:</text:p>
      <text:p text:style-name="P2654">Czy mogę uznać tę propozycję za przyjętą?</text:p>
      <text:p text:style-name="P2655">Punkt 7. Czy do punktu 7 są zastrzeżenia?</text:p>
      <text:p text:style-name="P2656">Czy do punktu 7 są zastrzeżenia?</text:p>
      <text:p text:style-name="P2657"><text:span text:style-name="T2658">/</text:span>Głos z sali: Może należałoby przeczyta<text:span text:style-name="T2659">ć/</text:span><text:span text:style-name="T2660">.</text:span></text:p>
      <text:p text:style-name="P2661"><text:span text:style-name="T2662"><text:s text:c="27"/></text:span>:</text:p>
      <text:p text:style-name="P2663">Proszę:<text:s/>„Indeksację wprowadza się do zakładowych sy<text:span text:style-name="T2664">st</text:span>emów wynagradzania na mocy porozumienia<text:s/><text:span text:style-name="T2665">o</text:span>rgan<text:span text:style-name="T2666">ó</text:span>w przedsiębiorstwa i związków zawodowych. Jeśli możliwości płacowe przedsiębiorstwa nie pozwalają na indeksację według wskaźnika 0,8 to konieczne jest obniżenie współczynnika korekcyjnego. Dopuszcza się również zróżnicowanie współczynnika korekcyjnego wewnątrz zakładów pracy. Możliwe jest więc stosowanie jego progresji w stosunku do pracowników niżej wynagradzanych i degresji w stosunku do wyższych uposażeń, ale jedynie w ramach wskaźnika korekcyjnego”. I koniec.</text:p>
      <text:p text:style-name="P2667">/Głos z sali na wyciszeniu/.</text:p>
      <text:p text:style-name="P2668">To inne się musi obniżać, to jest socjalne działanie, n<text:span text:style-name="T2669">ie</text:span>stety.</text:p>
      <text:p text:style-name="P2670"><text:span text:style-name="T2671">Prof</text:span><text:span text:style-name="T2672">.</text:span><text:span text:style-name="T2673"><text:s/></text:span><text:span text:style-name="T2674">W</text:span><text:span text:style-name="T2675">. Tr</text:span><text:span text:style-name="T2676">ze</text:span><text:span text:style-name="T2677">ciakowski</text:span>:</text:p>
      <text:p text:style-name="P2678">Przechodzimy do pkt.<text:s/>7.</text:p>
      <text:p text:style-name="P2679"><text:span text:style-name="T2680"><text:s text:c="27"/></text:span>:</text:p>
      <text:p text:style-name="P2681">Przepraszam, ale ja przede wszystkim nie rozumiem co to znaczy<text:s/>„indeksację wprowadza się do zakładowych systemów wynagradzania na mocy porozumienia organów przedsiębiorstwa i związków zawodowych.”</text:p>
      <text:p text:style-name="P2682"><text:span text:style-name="T2683">A</text:span><text:s/>jak nie będzie porozumienia, to się nie wprowadzi?</text:p>
      <text:soft-page-break/>
      <text:p text:style-name="P2684"><text:span text:style-name="T2685"><text:s text:c="27"/></text:span>:</text:p>
      <text:p text:style-name="P2686">No nie ma innej możliwości.</text:p>
      <text:p text:style-name="P2687"><text:span text:style-name="T2688"><text:s text:c="27"/></text:span>:</text:p>
      <text:p text:style-name="P2689">Przepraszam, mamy dwa związki jeden się wypnie na indeksację i co? Nie będzie indeksacji?</text:p>
      <text:p text:style-name="P2690"><text:span text:style-name="T2691"><text:s text:c="27"/></text:span>:</text:p>
      <text:p text:style-name="P2692">Dyrektor nie będzie miał prawa wprowadzić.</text:p>
      <text:p text:style-name="P2693"><text:span text:style-name="T2694"><text:s text:c="27"/></text:span>:</text:p>
      <text:p text:style-name="P2695">No, ale właśnie chodzi o to, że indeksacja ma być wprowadzona na mocy przepisów ustawowych, które zobowiążą zakład pracy.</text:p>
      <text:p text:style-name="P2696"><text:span text:style-name="T2697"><text:s text:c="27"/></text:span>:</text:p>
      <text:p text:style-name="P2698">Ale do negocjowania tej sprawy, bo jak inaczej?</text:p>
      <text:p text:style-name="P2699"><text:span text:style-name="T2700"><text:s text:c="27"/></text:span>:</text:p>
      <text:p text:style-name="P2701">Konstrukcję ustawy pan zna o systemach zakładowych.</text:p>
      <text:p text:style-name="P2702"><text:span text:style-name="T2703"><text:s text:c="27"/></text:span>:</text:p>
      <text:p text:style-name="P2704">Ja bym proponował<text:s/>jednak,<text:s/>żeby to zdanie pominą<text:span text:style-name="T2705">ć</text:span><text:s/>tutaj, ponieważ to zdanie nic nowego nie wnosi, a może ono narobi<text:span text:style-name="T2706">ć<text:s/></text:span>tylko zamętu<text:span text:style-name="T2707">.</text:span><text:s/>Będziemy mieli delegację ustawową nakazującą zakładowi uwzględnić w zakładowym systemie tę klauzulę indeksacyjną i na tym powinniśmy stanąć. A po co jeszcze zdanie:<text:s/>„Wprowadza się na mocy porozum<text:span text:style-name="T2708">ie</text:span>nia”. Wiadomo, że tak czy inaczej ktoś będzie musiał się w tej firmie dogadać co do kształtu. Natomiast to zdanie może zasugerowa<text:span text:style-name="T2709">ć</text:span><text:s/>komuś, że można to wszystko w jakiś sposób storpedować, bo dyrektor na przykład nie wyrazi zgody. No i co? Też jest organem przedsiębiorstwa.</text:p>
      <text:p text:style-name="P2710"><text:span text:style-name="T2711"><text:s text:c="27"/></text:span>:</text:p>
      <text:p text:style-name="P2712">Ja myślę, że związki sobie z nim poradzą.</text:p>
      <text:p text:style-name="P2713"><text:span text:style-name="T2714"><text:s text:c="27"/></text:span>:</text:p>
      <text:p text:style-name="P2715">Tak, tylko będziemy mieli strajk. Jeśli nam o to chodzi, to proszę bardzo - zostawmy to.</text:p>
      <text:p text:style-name="P2716"><text:span text:style-name="T2717"><text:s text:c="27"/></text:span>:</text:p>
      <text:p text:style-name="P2718">Proszę pana, tyle przy tym stole było mowy o samodzielności, o innych cnotach reformy, a teraz nagle chcemy, że żadnych porozumień.<text:span text:style-name="T2719">.</text:span>.</text:p>
      <text:p text:style-name="P2720"><text:span text:style-name="T2721"><text:s text:c="27"/></text:span>:</text:p>
      <text:p text:style-name="P2722">Nie, ja przepraszam bardzo. Mamy na sali dyrektora przedsiębiorstwa, który mówi jak wielkie kłopoty ma techniczne.<text:s/><text:span text:style-name="T2723">I</text:span><text:s/>po prostu nie będzie mu się chciało uporać z tymi kłopotami technicznymi i on powie - że nie wyraża zgody na wszystko co<text:s/>strona zaproponuje. I pójdziemy ze strajkiem.</text:p>
      <text:p text:style-name="P2724"><text:span text:style-name="T2725"><text:s text:c="27"/></text:span>:</text:p>
      <text:p text:style-name="P2726"><text:span text:style-name="T2727">Je</text:span>st zupełnie oczywiste, że załogi nie dopuszczą do<text:s/>tego,<text:span text:style-name="T2728"><text:s/></text:span>żeby ani dyrektor, ani związki nie blokowały tego.<text:s/><text:span text:style-name="T2729">T</text:span>o jest zupełnie oczywiste.</text:p>
      <text:p text:style-name="P2730"><text:span text:style-name="T2731"><text:s text:c="27"/></text:span>:</text:p>
      <text:p text:style-name="P2732">Panowie, nie mówimy tutaj rzeczy n<text:span text:style-name="T2733">ie</text:span>r<text:span text:style-name="T2734">oz</text:span>sądny<text:span text:style-name="T2735">ch</text:span>. Przyjęty został - sposób działania w państwie i on działa. A mianowicie, że systemy płacowe w przedsiębiorstwie są w określony sposób przyjmowane, negocjuje si<text:span text:style-name="T2736">ę</text:span><text:s/>ze związkami, potem idzie to na zebranie ogólne i tak to musi być. I chyba idiota nie dyrektor,<text:s/><text:soft-page-break/>który z tym tutaj nie wyjdzie. Nie ma takiego n<text:span text:style-name="T2737">ie</text:span>bezpieczeństwa, a to musi przejś<text:span text:style-name="T2738">ć</text:span><text:s/>tą formę. Bo ludzie muszą się z tym zapoznać i to musi tak być, a nie obligatoryjnie wprowadzany. Co to jest?</text:p>
      <text:p text:style-name="P2739"><text:span text:style-name="T2740">Pro</text:span><text:span text:style-name="T2741">f.</text:span><text:span text:style-name="T2742"><text:s/>W.<text:s/></text:span><text:span text:style-name="T2743">T</text:span><text:span text:style-name="T2744">rzeciakowski</text:span>:</text:p>
      <text:p text:style-name="P2745">Proszę - pani Wóycicka.</text:p>
      <text:p text:style-name="P2746"><text:span text:style-name="T2747">Ob.<text:s/></text:span><text:span text:style-name="T2748">W</text:span><text:span text:style-name="T2749">óycicka</text:span>:</text:p>
      <text:p text:style-name="P2750">Ja chciałam zaproponować taką formułę pośrednią, że nie indeksacja, ponieważ ustawowo będą rzeczywiście zobligowane zakłady do wprowadzenia indeksacji, ale zapisy klauzuli<text:s/>indeksacyjn<text:span text:style-name="T2751">ej</text:span><text:s/>czy szczegółowe zapisy dotyczące form indeksacji muszą być uzgodnione w zakładzie pracy r<text:span text:style-name="T2752">zecz</text:span>ywiście. I nie sam,<text:s/>sam fakt - czy będzie indeksowane, czy nie, ale w jaki sposób, które elementy płacy itd.</text:p>
      <text:p text:style-name="P2753"><text:span text:style-name="T2754"><text:s text:c="27"/></text:span>:</text:p>
      <text:p text:style-name="P2755">No więc dobrze, to jest propozycja do przyjęcia tylko trzeba ją uściślić.</text:p>
      <text:p text:style-name="P2756"><text:span text:style-name="T2757">Pro</text:span><text:span text:style-name="T2758">f.</text:span><text:span text:style-name="T2759"><text:s/>Trzeciakowsk</text:span><text:span text:style-name="T2760">i</text:span>:</text:p>
      <text:p text:style-name="P2761">Rozumiem,<text:s/><text:span text:style-name="T2762">że</text:span><text:s/>w ramach zespołu pani Wóycicka uściśli t<text:span text:style-name="T2763">ę<text:s/></text:span>f<text:span text:style-name="T2764">o</text:span>rmu<text:span text:style-name="T2765">ł</text:span>ę<text:span text:style-name="T2766">.</text:span></text:p>
      <text:p text:style-name="P2767">Pan prof<text:span text:style-name="T2768">.</text:span><text:s/>M<text:span text:style-name="T2769">ujż</text:span>el<text:s/><text:span text:style-name="T2770">-</text:span><text:s/>prosz<text:span text:style-name="T2771">ę</text:span><text:s/>bardzo<text:span text:style-name="T2772">.</text:span></text:p>
      <text:p text:style-name="P2773"><text:span text:style-name="T2774">Prof</text:span><text:span text:style-name="T2775">.</text:span><text:span text:style-name="T2776"><text:s/>Mujżel</text:span><text:span text:style-name="T2777">:</text:span></text:p>
      <text:p text:style-name="P2778">Ja jeszcze w związku z tym punktem 6 z uporem maniaka chcę wrócić do sprawy, która mnie wyjątkowo męczy. Otóż obawiam się, że ta cała regulacja, która tutaj jest przewidziana w punkcie 6 prawdopodobn<text:span text:style-name="T2779">ie</text:span><text:s/>nieodzowna wobec zasady sam<text:span text:style-name="T2780">of</text:span>inansowan<text:span text:style-name="T2781">ia</text:span><text:s/>się przedsięb<text:span text:style-name="T2782">io</text:span>rstwa, może stać się w przedsiębiorstwach biedn<text:span text:style-name="T2783">ie</text:span>jszych, jak to się tutaj tak nazywa, przedmiotem bardzo silnych napię<text:span text:style-name="T2784">ć</text:span>, które mogą prowadzić naturalnie do bardzo trudnych sytuacji społeczno-pol<text:span text:style-name="T2785">ity</text:span>czny<text:span text:style-name="T2786">ch</text:span>.</text:p>
      <text:p text:style-name="P2787">Jaki z tego wyciągam wniosek? Ten wyciągam wniosek, że należy naprawdę z bardzo dużym poczuciem obowiązku, odpowiedzialności, potraktowa<text:span text:style-name="T2788">ć</text:span><text:s/>sprawę, którą zapisaliśmy w rozdziale V<text:s/>„O ładzie ekonomicznym”, gdzie mowa jest o tym, że rząd rozważy możliwość dokonania rozumnej regulacji wyrównującej, w spos<text:span text:style-name="T2789">ó</text:span>b naturalnie rozsądny, finansowe warunki pracy przedsiębiorstw, które dziś są oczywiście nieuregulowane.</text:p>
      <text:p text:style-name="P2790"><text:span text:style-name="T2791">Pro</text:span><text:span text:style-name="T2792">f.</text:span><text:span text:style-name="T2793"><text:s/></text:span><text:span text:style-name="T2794">W</text:span><text:span text:style-name="T2795">. Baka</text:span>:</text:p>
      <text:p text:style-name="P2796">Panie profesorze, oczywiście pan profesor ma rację. Z tym jednak, że traktujemy tekst jako integralny. A zatem sprawy indeksacji są rozdziałem III, natomiast sprawy<text:s/><text:span text:style-name="T2797">w</text:span>yrównywania warunków, o których pan profesor mówi - dotyczą nie tylko problemów związanych z indeksacją, ale wielu innych. A zatem.<text:span text:style-name="T2798">.</text:span>.</text:p>
      <text:p text:style-name="P2799"><text:span text:style-name="T2800">P</text:span><text:span text:style-name="T2801">ro</text:span><text:span text:style-name="T2802">f. M</text:span><text:span text:style-name="T2803">uj</text:span><text:span text:style-name="T2804">żel</text:span>:</text:p>
      <text:p text:style-name="P2805">Ja tylko chcę uczulić.</text:p>
      <text:p text:style-name="P2806"><text:span text:style-name="T2807">Prof. W. Baka</text:span>:</text:p>
      <text:p text:style-name="P2808">Tak, jesteśmy uczuleni, oczywiście.</text:p>
      <text:p text:style-name="P2809"><text:span text:style-name="T2810">Prof.<text:s/></text:span><text:span text:style-name="T2811">W</text:span><text:span text:style-name="T2812">.<text:s/></text:span><text:span text:style-name="T2813">T</text:span><text:span text:style-name="T2814">rzec</text:span><text:span text:style-name="T2815">ia</text:span><text:span text:style-name="T2816">kowski</text:span>:</text:p>
      <text:p text:style-name="P2817">Rozumiem,<text:s/><text:span text:style-name="T2818">ż</text:span>e pkt 7 jest przyjęty, tak?</text:p>
      <text:p text:style-name="P2819">Proszę - jeszcze pan Hagemejer.</text:p>
      <text:p text:style-name="P2820"><text:span text:style-name="T2821">Ob. Hagem</text:span><text:span text:style-name="T2822">e</text:span><text:span text:style-name="T2823">je</text:span><text:span text:style-name="T2824">r</text:span>:</text:p>
      <text:p text:style-name="P2825">Jest tutaj pewien problem z tą płacą minimalną, bo jeśli przyjmiemy, że ona jest indeksowana w oparciu o pełny wskaźnik wzrostu cen detalicznych, ta ustawowa płaca minimalna, a faktyczne najniższe płace w<text:s/><text:soft-page-break/>przedsiębiorstwach będą rosły szybciej niż wskaźnik cen detalicznych. Dlatego że nawet przyjęcie tej kwoty 60 proc. przeciętnej i ciągle narzekamy na to<text:span text:style-name="T2826"><text:s/></text:span>i takie było także stanowisko<text:s/><text:span text:style-name="T2827">O</text:span>PZZ dotąd, że coraz bardziej fikcyjną sprawą, ta płaca minimalna stawała się. To z punktu widzenia systemów płacowych nie miała ona i nie ma ona żadnego faktycznego znaczenia, nie jest płacą minimalną. To znaczy, powiedziałbym tak - jej znaczenie nie odpowiada nazwie. Natomiast nie jest to co się normalnie jednak rozumie przez pojęcie ustawowej płacy.</text:p>
      <text:p text:style-name="P2828">I w ten sposób będziemy pogłębiać tę sytuację.<text:s/><text:span text:style-name="T2829">W</text:span><text:s/>naszym projekcie była jednak zasada, że jest ona indeksowana na takich samych zasadach jak w ogóle płace. To znaczy, że rośnie w tym samym tempie.</text:p>
      <text:p text:style-name="P2830">Zasadne byłoby nawet żeby ona rosła szybciej niż płace, żeby ją - że tak powiem - urealnia<text:span text:style-name="T2831">ć</text:span><text:s/>w stosunku do poziomu płac. Ale tutaj według tej propozycji OPZZ ona będzie rosła wolniej niż faktycznie najniższe płace w przedsiębiorstwie.</text:p>
      <text:p text:style-name="P2832"><text:span text:style-name="T2833">P</text:span><text:span text:style-name="T2834">rof. W. Trzeciakowski</text:span>:</text:p>
      <text:p text:style-name="P2835">Proszę, pan prof. Baka.</text:p>
      <text:p text:style-name="P2836"><text:span text:style-name="T2837">Prof. Baka</text:span>:</text:p>
      <text:p text:style-name="P2838">Ja mam tutaj następującą uwagę. Płaca minimalna jako wielkoś<text:span text:style-name="T2839">ć</text:span><text:s/>wypłacana pracownikom traci w tym przypadku zupełnie jakiekolwiek znaczenie ze względu na to, że konstrukcja -<text:s/>można powiedzie<text:span text:style-name="T2840">ć</text:span><text:s/>tej kwoty minimalnej obliczonej według wersji OPZZ będzie znacznie przewyższać kwotę minimalną, płacę minimalną. Dlatego jest to czysto teoretyczne pojęcie z tego punktu widzenia.</text:p>
      <text:p text:style-name="P2841">Natomiast to ma pewne znaczenie z punktu widzenia kształtowania się różnego rodzaju pochodnych. Ja uważam, że jeżeli chodzi o pochodne, które są odnoszone, nie tylko do ludzi słabo sytuowanych /podkreślam - nie tylko/, ale tak<text:span text:style-name="T2842">że</text:span><text:s/>do ludzi innych. Nie ma żadnego<text:s/>uzasadnienia,<text:s/>żeby te pochodne indeksować wyższym wskaźnikiem niż uniwersalny 0,8. I dlatego też ja bym prosił<text:s/><text:span text:style-name="T2843">ż</text:span>eby<text:span text:style-name="T2844">ś</text:span>cie<text:s/>odstąpili od tej propozycji. Bo to nie jest kwestia ochrony tych, którzy mają najmniejsze płace, tylko to jest po prostu kwestia nabijania pochodnych.</text:p>
      <text:p text:style-name="P2845">/Głos z sali: to proponuję wykreślić/.</text:p>
      <text:p text:style-name="P2846">No dobrze, to wykreślmy. Najlepiej tak będzie.</text:p>
      <text:p text:style-name="P2847"><text:span text:style-name="T2848">Prof.<text:s/></text:span><text:span text:style-name="T2849">W</text:span><text:span text:style-name="T2850">.<text:s/></text:span><text:span text:style-name="T2851">T</text:span><text:span text:style-name="T2852">rzec</text:span><text:span text:style-name="T2853">ia</text:span><text:span text:style-name="T2854">kowski</text:span>:</text:p>
      <text:p text:style-name="P2855">Proszę - pan dr Hageme<text:span text:style-name="T2856">je</text:span>r.</text:p>
      <text:p text:style-name="P2857"><text:span text:style-name="T2858">Dr Hagem</text:span><text:span text:style-name="T2859">e</text:span><text:span text:style-name="T2860">jer</text:span>:</text:p>
      <text:p text:style-name="P2861">Je<text:span text:style-name="T2862">ś</text:span>li przyjmiemy propozycję OPZZ, napiszemy, że ma być indeksowana na takich samych zasadach jak wszystkie inne, to ona nie będzie się zwiększała wskaźnikiem 0,8 tylko będziemy musieli dodać do nie<text:span text:style-name="T2863">j</text:span><text:s/>tę minimalną kwotę.</text:p>
      <text:p text:style-name="P2864"><text:span text:style-name="T2865">Prof</text:span><text:span text:style-name="T2866">.</text:span><text:span text:style-name="T2867"><text:s/>Baka</text:span>:</text:p>
      <text:p text:style-name="P2868">Nie, w ogóle nie piszmy na<text:s/><text:span text:style-name="T2869">t</text:span>en temat.</text:p>
      <text:p text:style-name="P2870"><text:span text:style-name="T2871">Dr Hagem</text:span><text:span text:style-name="T2872">e</text:span><text:span text:style-name="T2873">jer</text:span><text:span text:style-name="T2874">:</text:span></text:p>
      <text:p text:style-name="P2875">Możemy nie pisać na ten temat, jeżeli w punkcie 3<text:span text:style-name="T2876">...</text:span></text:p>
      <text:p text:style-name="P2877"><text:span text:style-name="T2878">Prof. W. Baka</text:span>:</text:p>
      <text:p text:style-name="P2879">To znaczy pan dr Hagemejer<text:s/>proponuje,<text:s/>żeby napisać:<text:s/><text:span text:style-name="T2880">„</text:span>P<text:span text:style-name="T2881">ł</text:span>aca minimalna, indeksowana będzie na tych samych zasadach co pozostałe wynagrodzenia?”<text:s/>Czy tak?</text:p>
      <text:soft-page-break/>
      <text:p text:style-name="P2882"><text:span text:style-name="T2883">Dr Ha</text:span><text:span text:style-name="T2884">g</text:span><text:span text:style-name="T2885">em</text:span><text:span text:style-name="T2886">e</text:span><text:span text:style-name="T2887">jer</text:span>:</text:p>
      <text:p text:style-name="P2888">Tak, ale jak zaczniemy podnosić o tę kwotę gwa<text:span text:style-name="T2889">ra</text:span>ntowaną</text:p>
      <text:p text:style-name="P2890"><text:span text:style-name="T2891">Prof</text:span><text:span text:style-name="T2892">.</text:span><text:span text:style-name="T2893"><text:s/>W</text:span><text:span text:style-name="T2894">.</text:span><text:span text:style-name="T2895"><text:s/>Baka</text:span>:</text:p>
      <text:p text:style-name="P2896">Jasne jest, że kwota gwarantowana nie jest płacą minimalną i o to chodzi<text:span text:style-name="T2897">.</text:span></text:p>
      <text:p text:style-name="P2898"><text:span text:style-name="T2899">Pro</text:span><text:span text:style-name="T2900">f.</text:span><text:span text:style-name="T2901"><text:s/></text:span><text:span text:style-name="T2902">W.</text:span><text:span text:style-name="T2903"><text:s/>Trzeciakowski</text:span>:</text:p>
      <text:p text:style-name="P2904">Proszę bardzo - pan Man<text:span text:style-name="T2905">i</text:span>cki.</text:p>
      <text:p text:style-name="P2906"><text:span text:style-name="T2907">O</text:span><text:span text:style-name="T2908">b.</text:span><text:span text:style-name="T2909"><text:s/>Mani</text:span><text:span text:style-name="T2910">c</text:span><text:span text:style-name="T2911">k</text:span><text:span text:style-name="T2912">i</text:span>:</text:p>
      <text:p text:style-name="P2913">Zapis mówiący o tym, że płaca minimalna indeksowana będzie w oparciu o te same zasady co pozostałe wynagrodzenia on by spowodował to, że płaca minimalna<text:s/>szłaby<text:s/>bardzo ostro do góry, bo do niej trzeba byłoby odnieść to co mówimy<text:span text:style-name="T2914"><text:s/></text:span>o kwocie minimalnego wzrostu. I w związku z tym że zdajemy sobie sprawę z tego, że byłoby to napędzaniem pieniędzy,<text:span text:style-name="T2915"><text:s/></text:span>znacznym do wszystkich pracowników, bo to przecież już wtedy płaca minimalna nie wybiera, tak to powiem - biedniejszych, tylko określone elementy płacowe naliczane w oparciu o płace minimalne otrzymują wszyscy pracownicy. W związku z tym przyjęliśmy w pełni wskaźnik wzrostu cen detalicznych, czyli bez korekty 0,8, ale korektę 1,0. I to<text:s/>jest,<text:s/>żeby po prostu nie napędzać szybciej. Oczywiście zdajemy sobie sprawę z tego, że będzie następowała rozpiętoś<text:span text:style-name="T2916">ć</text:span><text:s/>pomiędzy płacami faktycznie wypłacanymi a płacą minimalną. Ale ta rozpiętość jest w tej chwili i tak olbrzymia, że nawet włączenie do płacy minimalnej ewentualnych rekompensat z tytułu żywności, czynszów i nie wiadomo czego jeszcze i tak tego nie wyrówna.</text:p>
      <text:p text:style-name="P2917">A nie możemy osłabiać - jak gdyby tempa - bo przecież zgadzamy się wszyscy co do tego, że płaca minimalna powinna być wyższa niż<text:s/><text:span text:style-name="T2918">j</text:span>est dzisiaj. I w tym momencie no nie możemy stosować do niej współczynnika<text:s/>0,8,<text:s/>bo będziemy ją utrzymywać na tempie nawet niższym, a współczynnik 1,0 jest chyba dosyć bezpieczny.</text:p>
      <text:p text:style-name="P2919"><text:span text:style-name="T2920">Pro</text:span><text:span text:style-name="T2921">f</text:span><text:span text:style-name="T2922">.<text:s/></text:span><text:span text:style-name="T2923">W</text:span><text:span text:style-name="T2924">.<text:s/></text:span><text:span text:style-name="T2925">T</text:span><text:span text:style-name="T2926">rzeciakowsk</text:span><text:span text:style-name="T2927">i</text:span>:</text:p>
      <text:p text:style-name="P2928">Proszę bardzo - pan red. Szwarc.</text:p>
      <text:p text:style-name="P2929"><text:span text:style-name="T2930">Red</text:span><text:span text:style-name="T2931">.</text:span><text:span text:style-name="T2932"><text:s/>Szwarc</text:span>:</text:p>
      <text:p text:style-name="P2933">Ja mam propozycję żebyśmy znieśli ten punkt 7 w obu redakcjach, natomiast zastąpić go myślą, która została zagubiona. Mianowicie, że przyjęte rozwiązania zostaną ocenione i ewentualnie renegocjowane.</text:p>
      <text:p text:style-name="P2934">/Głos z sali: To będzie na końcu/.</text:p>
      <text:p text:style-name="P2935">To przecież właśnie tu się kończy ta część dotycząca płac i zaczyna się już następnie sfera budżetowa oraz świadczenia.</text:p>
      <text:p text:style-name="P2936"><text:span text:style-name="T2937"><text:s text:c="27"/></text:span>:</text:p>
      <text:p text:style-name="P2938">To już jest przepis końcowy zupełnie<text:span text:style-name="T2939">.</text:span></text:p>
      <text:p text:style-name="P2940"><text:span text:style-name="T2941">Red.</text:span><text:span text:style-name="T2942"><text:s/></text:span><text:span text:style-name="T2943">Szwarc</text:span>:</text:p>
      <text:p text:style-name="P2944">Dobrze, n<text:span text:style-name="T2945">ie</text:span>ch będzie przepis końcowy, ale niech nie będzie zagubiony, ponieważ w dokumencie jest zagubiony.</text:p>
      <text:p text:style-name="P2946"><text:span text:style-name="T2947">Pr</text:span><text:span text:style-name="T2948">of.</text:span><text:span text:style-name="T2949"><text:s/></text:span><text:span text:style-name="T2950">W.</text:span><text:span text:style-name="T2951"><text:s/>Trzeciakowski</text:span>:</text:p>
      <text:p text:style-name="P2952">Proszę bardzo - pani Wó<text:span text:style-name="T2953">yc</text:span>icka.</text:p>
      <text:p text:style-name="P2954"><text:span text:style-name="T2955">Ob.<text:s/></text:span><text:span text:style-name="T2956">W</text:span><text:span text:style-name="T2957">óycicka</text:span>:</text:p>
      <text:p text:style-name="P2958">To jest bardzo skomplikowana sprawa, ponieważ jakaś część systemów płacowych w tej chwili opiera<text:s/><text:soft-page-break/>się na płacy minimalnej. A więc teraz jeszcze jak nałożymy kwotę na indeksowaną płacę minimalną o 1,0 i resztę o 0,8. Ja po prostu w tej chwili nie mam wyobraźni jak to zadziała na te systemy, ale boję się. Po prostu w tej chwili nie jesteśmy w stanie przewidzieć wszystkich skutków. Ta płaca po prostu musi być uregulowana i podłączona pod resztę.</text:p>
      <text:p text:style-name="P2959">To znaczy najwyżej zapisać możemy formułę ogólną, że to jest płaca minimalna, że coś z płacą minimalną trzeba robić. Ale w zasadzie ustawa o tym mówi, no więc. Może zmienić, że ona powinna być dostosowana do rzeczywistej inflacji a nie planowej, że tutaj musi być to...</text:p>
      <text:p text:style-name="P2960"><text:span text:style-name="T2961">Pro</text:span><text:span text:style-name="T2962">f</text:span><text:span text:style-name="T2963">.<text:s/></text:span><text:span text:style-name="T2964">W</text:span><text:span text:style-name="T2965">.<text:s/></text:span><text:span text:style-name="T2966">T</text:span><text:span text:style-name="T2967">rzeciakowski</text:span>:</text:p>
      <text:p text:style-name="P2968">Pan Manicki - proszę bardzo.</text:p>
      <text:p text:style-name="P2969"><text:span text:style-name="T2970">O</text:span><text:span text:style-name="T2971">b. Manicki</text:span>:</text:p>
      <text:p text:style-name="P2972">Jeśli można, ja chciałem wyjaśnić jedną sprawę, że jest nieporozumienie. Jeśli stwierdza się w ten sposób, że to co wynika z tej propozycji OPZZ, to znaczy mówiąc skrótowo 0,6 nałoży się dodatkowo na to co wynika z płacy minimalnej. Bo ja przecież wyjaśniałem, że jeśli z płacy minimalnej z tytułu wzrostu płacy minimalnej nastąpią jakieś ruchy płacowe dotyczące wynagrodzenia, całego wynagrodzenia pracownika oczywiście bez zysku w tym mom<text:span text:style-name="T2973">e</text:span>ncie znowu trzeba wyjaśnić, to,<text:s/>to konsumuje część tego przyrostu minimalnego.</text:p>
      <text:p text:style-name="P2974">Tego właś<text:span text:style-name="T2975">n</text:span>ie przyrostu, który wynika z tego współczynnika 0,6.</text:p>
      <text:p text:style-name="P2976"><text:span text:style-name="T2977">Ob.</text:span><text:span text:style-name="T2978"><text:s/>Wó</text:span><text:span text:style-name="T2979">jcia</text:span><text:span text:style-name="T2980">ka</text:span>:</text:p>
      <text:p text:style-name="P2981">...1<text:span text:style-name="T2982">,</text:span>0 daje do płacy minimalnej w systemach wartościowania pracy i pan od razu wpuszcza chcąc nie chcąc, wpuszcza pan degresję natychmiast.</text:p>
      <text:p text:style-name="P2983"><text:span text:style-name="T2984">Pro</text:span><text:span text:style-name="T2985">f</text:span><text:span text:style-name="T2986">.</text:span><text:span text:style-name="T2987"><text:s/>W.</text:span><text:span text:style-name="T2988"><text:s/></text:span><text:span text:style-name="T2989">T</text:span><text:span text:style-name="T2990">rzeciakowsk</text:span><text:span text:style-name="T2991">i</text:span>:</text:p>
      <text:p text:style-name="P2992">Pan minister Wróblewski.</text:p>
      <text:p text:style-name="P2993"><text:span text:style-name="T2994">Min.<text:s/></text:span><text:span text:style-name="T2995">W</text:span><text:span text:style-name="T2996">róblewsk</text:span><text:span text:style-name="T2997">i</text:span>:</text:p>
      <text:p text:style-name="P2998">A może napiszemy wprost, że płaca minimalna jako... dla obliczania pochodnych. Płaca minimalna jako podstawa dla obliczania pochodnych...</text:p>
      <text:p text:style-name="P2999"><text:span text:style-name="T3000"><text:s text:c="27"/></text:span>:</text:p>
      <text:p text:style-name="P3001">Panie profesorze - jeżeli można. Bo my wczoraj rano mieliśmy taki zapis -<text:s/>„uzgodniono, że w terminach indeksacji dokonywana będzie indeksacja najniższego wynagrod<text:span text:style-name="T3002">ze</text:span>nia. I zostawmy to na dzień dzisiejszy. Nie rozstrz<text:span text:style-name="T3003">yg</text:span>niemy tego.</text:p>
      <text:p text:style-name="P3004">Wczoraj taki mieliśmy...</text:p>
      <text:p text:style-name="P3005"><text:span text:style-name="T3006">Prof.<text:s/></text:span><text:span text:style-name="T3007">W</text:span><text:span text:style-name="T3008">.<text:s/></text:span><text:span text:style-name="T3009">B</text:span><text:span text:style-name="T3010">aka</text:span><text:span text:style-name="T3011">:</text:span></text:p>
      <text:p text:style-name="P3012">Tak, ale ja boję się, że tutaj pójdzie, tak można powiedzie<text:span text:style-name="T3013">ć</text:span><text:s/>- cały wysiłek później, taka jest wymowa społecznego ruchu, że cały wysiłek pójdzie w takim<text:s/>kierunku,<text:s/>żeby wtopić dodatki, te właśnie minimalne kwoty w płace minimalną. I wtedy pochodnymi i tymi wszystkimi mnożnik fantastyczny zacznie działać.</text:p>
      <text:p text:style-name="P3014">To jak pan minister powiedział?</text:p>
      <text:p text:style-name="P3015"><text:span text:style-name="T3016">Min.<text:s/></text:span><text:span text:style-name="T3017">W</text:span><text:span text:style-name="T3018">róblewski</text:span>:</text:p>
      <text:p text:style-name="P3019">Uzgodniono, że w terminach indeksacji dokonywana będzie indeksacja najniższego wynagrodzenia.</text:p>
      <text:p text:style-name="P3020"><text:span text:style-name="T3021">Pro</text:span><text:span text:style-name="T3022">f</text:span><text:span text:style-name="T3023">. W. Baka</text:span>:</text:p>
      <text:p text:style-name="P3024">Tak, najniższego wynagrodzenia. Ale gdzieś trzeba by<text:s/>jednak zapisać, że te dodatki, te minimalne<text:s/><text:soft-page-break/>kwoty rekompensaty, te kwoty indeksacyjne nie powiększają płacy minimaln<text:span text:style-name="T3025">ej</text:span>.</text:p>
      <text:p text:style-name="P3026"><text:span text:style-name="T3027">Min.<text:s/></text:span><text:span text:style-name="T3028">W</text:span><text:span text:style-name="T3029">róblewski</text:span>:</text:p>
      <text:p text:style-name="P3030">Przep<text:span text:style-name="T3031">r</text:span>aszam, to są tysiące zapisów w tysiącach zakładow<text:span text:style-name="T3032">yc</text:span>h s<text:span text:style-name="T3033">ys</text:span>temów wynagradzania.</text:p>
      <text:p text:style-name="P3034"><text:span text:style-name="T3035"><text:s text:c="27"/></text:span>:</text:p>
      <text:p text:style-name="P3036">To pan minister doskonale zdaje sobie sprawę z tego,<text:s/><text:span text:style-name="T3037">ż</text:span>e<text:span text:style-name="T3038"><text:s/></text:span>w zależności od tego co przyjęło przedsiębiorstwo, to idzie od płacy minimalnej albo idzie od płacy zasadniczej.<text:s/>W związku z tym waga w dniu dzisiejszym tej płacy minimalnej będzie bez względu na to co byśmy sobie teraz powiedzieli, nie jest do udowodnienia - czy to jest waga 30 czy waga 70.</text:p>
      <text:p text:style-name="P3039"><text:span text:style-name="T3040">Min.<text:s/></text:span><text:span text:style-name="T3041">W</text:span><text:span text:style-name="T3042">róblewsk</text:span><text:span text:style-name="T3043">i</text:span>:</text:p>
      <text:p text:style-name="P3044">No, ale rozkład jest trudny do wykazania. Ale co z tego wynika, że może być różnie? No prawda wynika, ale co z tego?</text:p>
      <text:p text:style-name="P3045"><text:span text:style-name="T3046"><text:s text:c="27"/></text:span>:</text:p>
      <text:p text:style-name="P3047">Po prostu wynika z tego jedna rzecz, że płaca minimalna jako taka musi podlegać indeksacji. A że jest to minimalna, ja już abstrahuję od tego co tam zostało przyjęte gdzieś, czym ona ma być - musi podlegać indeksacji równej 1,0.</text:p>
      <text:p text:style-name="P3048"><text:span text:style-name="T3049"><text:s text:c="27"/></text:span>:</text:p>
      <text:p text:style-name="P3050">Ten zapis ma tylko to dobre, iż on przesądza, że te kwoty nie wchodzą do płacy minimalnej. A więc to<text:s/>zabiega drogę po prostu. A<text:s/><text:span text:style-name="T3051">t</text:span>ak,<text:s/>to zabiegnięcie drogi jest ważne.</text:p>
      <text:p text:style-name="P3052"><text:span text:style-name="T3053"><text:s text:c="27"/></text:span>:</text:p>
      <text:p text:style-name="P3054">Ale jak zabiega?</text:p>
      <text:p text:style-name="P3055"><text:span text:style-name="T3056">Prof.<text:s/></text:span><text:span text:style-name="T3057">W</text:span><text:span text:style-name="T3058">.<text:s/></text:span><text:span text:style-name="T3059">B</text:span><text:span text:style-name="T3060">aka</text:span>:</text:p>
      <text:p text:style-name="P3061">To, że<text:s/><text:span text:style-name="T3062">je</text:span>st indeksowana wskaźnikiem 1,0.</text:p>
      <text:p text:style-name="P3063"><text:span text:style-name="T3064"><text:s text:c="27"/></text:span>:</text:p>
      <text:p text:style-name="P3065">Jeśli można, to ja chciałem powiedzieć, że jeśli my nie sprecyzujemy tu sposobu indeksacji, to może się okazać, że za dwa miesiące inni ludzie będą czytać nasze porozumienia i je wdrażać. I wtedy przyjdzie taki mądry fac<text:span text:style-name="T3066">et</text:span><text:s/>z OPZZ i powie - panowie, ale tu jest napisane, że ona ma być indeksowana co kwartał, a gdzie indziej jest napisane - jak się indeksuje, że płaca na tym poziomie ma być indeksowana o minimalną kwotę<text:span text:style-name="T3067">.</text:span><text:s/>I prosimy o tą kwotę.<text:s/>Bo mnie w międzyczasie wyrzucą.</text:p>
      <text:p text:style-name="P3068"><text:span text:style-name="T3069"><text:s text:c="27"/></text:span>:</text:p>
      <text:p text:style-name="P3070">Dobrze, to ja mam propozycję<text:s/>konstruktywną,<text:s/>żeby utrzymać ten pkt 7 -<text:s/>„płaca minimalna indeksowana będzie w oparciu o współczynnik korekty równy 1,0<text:span text:style-name="T3071">”</text:span>. Tu nie piszmy pełny wzrost cen, bo będziemy wprowadzać nowe kategorie, ale po prostu o współczynnik korekty 1,0.</text:p>
      <text:p text:style-name="P3072"><text:span text:style-name="T3073"><text:s text:c="27"/></text:span>:</text:p>
      <text:p text:style-name="P3074">Czyli ten trzeci mechanizm spłaszczający, czyli jesteśmy świadomi po prostu. Ja mam jednak wątpliwość czy należy to robić.</text:p>
      <text:p text:style-name="P3075"><text:span text:style-name="T3076"><text:s text:c="27"/></text:span>:</text:p>
      <text:p text:style-name="P3077">Tak, bo jeżeli nie, to zostaną automatycznie te dodatki, te kwoty wmontowane w płacę minimalną i wtedy nastąpi...</text:p>
      <text:p text:style-name="P3078"><text:span text:style-name="T3079"><text:s text:c="27"/></text:span>:</text:p>
      <text:soft-page-break/>
      <text:p text:style-name="P3080">On jest nie tylko spłaszczający, ale działający dziwnie w różne miejsca.</text:p>
      <text:p text:style-name="P3081"><text:span text:style-name="T3082"><text:s text:c="27"/></text:span>:</text:p>
      <text:p text:style-name="P3083">Ja chciałbym raz jeszcze na zasadzie tak zwanego<text:s/>„Zwischenruf”<text:s/>strony przeciwnej o poważne rozpatrzenie kwot<text:span text:style-name="T3084">y</text:span>, ponieważ ona nam jednak wszystko rozwiązuje.<text:s/>Ale to tak tylko na marginesie.</text:p>
      <text:p text:style-name="P3085"><text:span text:style-name="T3086">Pro</text:span><text:span text:style-name="T3087">f.</text:span><text:span text:style-name="T3088"><text:s/></text:span><text:span text:style-name="T3089">W.</text:span><text:span text:style-name="T3090"><text:s/>Trzeciakows</text:span>k<text:span text:style-name="T3091">i</text:span>:</text:p>
      <text:p text:style-name="P3092">Rozumiem, że pkt 7 został przyjęty z tym współczynnikiem 1,0.</text:p>
      <text:p text:style-name="P3093">Przechodzimy do punktu 8. Czy są zastrzeżenia co do punktu 8<text:span text:style-name="T3094">?</text:span></text:p>
      <text:p text:style-name="P3095">Czy pani Wóycicka zgadza się z tym punktem 8.</text:p>
      <text:p text:style-name="P3096"><text:span text:style-name="T3097">Ob. Lutostański</text:span>:</text:p>
      <text:p text:style-name="P3098">Tam jest tylko drobna niekonsekwen<text:span text:style-name="T3099">cja</text:span><text:s/>polegająca na tym, że przedmiotem indeksacji, czy podstawą do indeksacji jest wzrost cen. T<text:span text:style-name="T3100">u</text:span>taj mówimy o nadzorze nad liczeniem wskaźnika cen i kosztów utrzymania.</text:p>
      <text:p text:style-name="P3101"><text:span text:style-name="T3102"><text:s text:c="27"/></text:span>:</text:p>
      <text:p text:style-name="P3103">Dla weryfikacji.</text:p>
      <text:p text:style-name="P3104"><text:span text:style-name="T3105">Ob. Lutostański</text:span>:</text:p>
      <text:p text:style-name="P3106">Dobrze - dla wer<text:span text:style-name="T3107">yf</text:span>ika<text:span text:style-name="T3108">cj</text:span>i.</text:p>
      <text:p text:style-name="P3109"><text:span text:style-name="T3110">Pro</text:span><text:span text:style-name="T3111">f.</text:span><text:span text:style-name="T3112"><text:s/>W.<text:s/></text:span><text:span text:style-name="T3113">T</text:span><text:span text:style-name="T3114">rzeciakowsk</text:span><text:span text:style-name="T3115">i</text:span>:</text:p>
      <text:p text:style-name="P3116">Rozumiem, że pkt 8 jest uzgodniony.</text:p>
      <text:p text:style-name="P3117">Punkt<text:s/><text:span text:style-name="T3118">9</text:span>. Czy są jakieś zastrzeżenia? Nie ma zastrzeżeń.</text:p>
      <text:p text:style-name="P3119">Czy kol. Bugaj godzi się na punkt 9?</text:p>
      <text:p text:style-name="P3120"><text:span text:style-name="T3121">Ob.<text:s/></text:span><text:span text:style-name="T3122">B</text:span><text:span text:style-name="T3123">ugaj</text:span>:</text:p>
      <text:p text:style-name="P3124">Tak.</text:p>
      <text:p text:style-name="P3125"><text:span text:style-name="T3126">Pr</text:span><text:span text:style-name="T3127">of.</text:span><text:span text:style-name="T3128"><text:s/>W</text:span><text:span text:style-name="T3129">.</text:span><text:span text:style-name="T3130"><text:s/></text:span><text:span text:style-name="T3131">T</text:span><text:span text:style-name="T3132">rzeciakowski</text:span>:</text:p>
      <text:p text:style-name="P3133">Dziękuję.</text:p>
      <text:p text:style-name="P3134">Punkt 10. To jest twórcza zwłoka.</text:p>
      <text:p text:style-name="P3135"><text:span text:style-name="T3136"><text:s text:c="27"/></text:span>:</text:p>
      <text:p text:style-name="P3137">Nie ma przeciętnej wynagrodzeń po trzech kwartałach w gospodarce uspołecznionej.</text:p>
      <text:p text:style-name="P3138"><text:span text:style-name="T3139">Pro</text:span><text:span text:style-name="T3140">f.</text:span><text:span text:style-name="T3141"><text:s/></text:span><text:span text:style-name="T3142">W.</text:span><text:span text:style-name="T3143"><text:s/>Trzeciakowsk</text:span><text:span text:style-name="T3144">i</text:span>:</text:p>
      <text:p text:style-name="P3145">To jest pun<text:span text:style-name="T3146">k</text:span>t<text:s/><text:span text:style-name="T3147">9</text:span><text:s/>czy 10?</text:p>
      <text:p text:style-name="P3148"><text:span text:style-name="T3149"><text:s text:c="27"/></text:span>:</text:p>
      <text:p text:style-name="P3150">Punkt 9<text:span text:style-name="T3151">.</text:span><text:s/>Nie ma niestety przeciętnej po trzech kwartałach.</text:p>
      <text:p text:style-name="P3152"><text:span text:style-name="T3153">Ob. Lutostański</text:span>:</text:p>
      <text:p text:style-name="P3154">Ważną sprawą jest poszukanie tej podstawy dlatego, że to jest 2<text:span text:style-name="T3155">5</text:span><text:s/>proc. zatrudnionych gdzieś w gospodarce narodowej od których trzeba by ściągnąć informacje dodatkowo. Myśmy w ubiegłym roku zrezygnowali z tego w ramach likwidacji statystyki i jej ograniczania. Teraz musielibyśmy to rozszerzać.</text:p>
      <text:p text:style-name="P3156"><text:span text:style-name="T3157">Ob. Wóycicka</text:span>:</text:p>
      <text:p text:style-name="P3158">Tu jest taka niekonsekwencja.<text:span text:style-name="T3159">..</text:span><text:s/>podwiązane, po drugie - w tym roku ta sfera budżetowa, w każdym razie w myśl ustawy budżetowej ma iść<text:s/>szybciej niż sfera pozabudżetowa.<text:s/>W związku z czym ten wskaźnik prawdopodobnie będzie niższym</text:p>
      <text:p text:style-name="P3160"><text:span text:style-name="T3161"><text:s text:c="27"/></text:span>:</text:p>
      <text:soft-page-break/>
      <text:p text:style-name="P3162">Ale my nie bierzemy całej sfery produkcji materialnej tylko<text:s/><text:span text:style-name="T3163">5</text:span><text:s/>działów. Proponuję 5 działów przyjąć.</text:p>
      <text:p text:style-name="P3164"><text:span text:style-name="T3165"><text:s text:c="27"/></text:span>:</text:p>
      <text:p text:style-name="P3166"><text:span text:style-name="T3167">...</text:span>Najwyżej później skorygujemy i wyciągniemy wnioski. Jeżeli to nie będzie grało w końcu roku.</text:p>
      <text:p text:style-name="P3168"><text:span text:style-name="T3169">Pro</text:span><text:span text:style-name="T3170">f.</text:span><text:span text:style-name="T3171"><text:s/></text:span><text:span text:style-name="T3172">W</text:span><text:span text:style-name="T3173">. Trzeciakowski</text:span>:</text:p>
      <text:p text:style-name="P3174">Czyli co - może GUS sprecyzuje co nam dał.</text:p>
      <text:p text:style-name="P3175"><text:span text:style-name="T3176"><text:s text:c="27"/></text:span>:</text:p>
      <text:p text:style-name="P3177">Proponuję niższy od tempa przeciętnych wynagrodzeń w<text:s/><text:span text:style-name="T3178">5</text:span><text:s/>podstawowych działach gospodarki narodowej.</text:p>
      <text:p text:style-name="P3179"><text:span text:style-name="T3180">Pr</text:span><text:span text:style-name="T3181">of.</text:span><text:span text:style-name="T3182"><text:s/></text:span><text:span text:style-name="T3183">W</text:span><text:span text:style-name="T3184">. Tr</text:span><text:span text:style-name="T3185">z</text:span><text:span text:style-name="T3186">eciakowsk</text:span><text:span text:style-name="T3187">i</text:span>:</text:p>
      <text:p text:style-name="P3188">Proszę pan Manicki.</text:p>
      <text:p text:style-name="P3189"><text:span text:style-name="T3190">O</text:span><text:span text:style-name="T3191">b.</text:span><text:span text:style-name="T3192"><text:s/>M</text:span><text:span text:style-name="T3193">a</text:span><text:span text:style-name="T3194">nic</text:span><text:span text:style-name="T3195">k</text:span><text:span text:style-name="T3196">i</text:span><text:span text:style-name="T3197">:</text:span></text:p>
      <text:p text:style-name="P3198">Jeśl<text:span text:style-name="T3199">i</text:span><text:s/>można<text:span text:style-name="T3200">.</text:span><text:s/>Wydaje się, że jest to propozycja bardzo cenna i do przyjęcia, ponieważ chodzi tutaj o tempo wzrostu a nie o poziom płac. Tempo wzrostu, to jest różnica punktu, a wiadomo przecież, że to jest tylko pewne wyrównywanie, któ<text:span text:style-name="T3201">r</text:span>e<text:span text:style-name="T3202"><text:s/></text:span>i tak będzie rozliczone ostatecznie w marcu przyszłego roku.</text:p>
      <text:p text:style-name="P3203"><text:span text:style-name="T3204">P</text:span><text:span text:style-name="T3205">rof.</text:span><text:span text:style-name="T3206"><text:s/>W</text:span><text:span text:style-name="T3207">.</text:span><text:span text:style-name="T3208"><text:s/></text:span><text:span text:style-name="T3209">T</text:span><text:span text:style-name="T3210">rzeciakowski</text:span>:</text:p>
      <text:p text:style-name="P3211">Czy można przyjąć, że 10 punkt jest uzgodniony.</text:p>
      <text:p text:style-name="P3212">Ale jeszcze do 9 punkt prosił pan Hagemejer.</text:p>
      <text:p text:style-name="P3213"><text:span text:style-name="T3214">O</text:span><text:span text:style-name="T3215">b.<text:s/></text:span><text:span text:style-name="T3216">Hag</text:span><text:span text:style-name="T3217">em</text:span><text:span text:style-name="T3218">e</text:span><text:span text:style-name="T3219">j</text:span><text:span text:style-name="T3220">er</text:span>:</text:p>
      <text:p text:style-name="P3221">Prosiłbym żeb<text:span text:style-name="T3222">yś</text:span>my tak nie przyspieszali tempa. Ja rozumiem, że czas leci, ale to się źle skończy.</text:p>
      <text:p text:style-name="P3223">Ja bym jednak wrócił jeszcze do punktu 9 - do sfery budżetowej. Tutaj jest to bardzo łagodnie zasygnalizowane to znaczy ta konieczność - czyli jest stwierdzenie sugerujące, że faktycznie będziemy mieli do czynienia z indywidualną indeksacją w sferze budżetowej. Kończy się to zdaniem:<text:s/>„W bieżącym roku indeksacja w sferze budżetowej powinna zostać zastosowana wobec każdego zatrudnionego w tej sferze.”</text:p>
      <text:p text:style-name="P3224">Ja bym proponował to zdanie zmienić na<text:s/>„już w bieżącym roku”<text:span text:style-name="T3225">.</text:span></text:p>
      <text:p text:style-name="P3226">I ja teraz chciałem powiedzieć kilka zdań takiego<text:s/>uzasadnienia,<text:s/>dlaczego mnie to niepokoi? Dlatego, że pod<text:span text:style-name="T3227">ej</text:span>rzewam, że będzie to źródłem bardzo ostrego konfliktu, jeśli my z większym czy mniejszym opóźnieniem nie wprowadzimy indeksacji indywidualnej do sfery budżetowej na analogicznych zasadach jak w sferze pozabudżetowej.</text:p>
      <text:p text:style-name="P3228">Tutaj się zakłada, że jakby to będzie żywiołowo następować<text:span text:style-name="T3229">.</text:span><text:s/>Ale ja się boję tutaj ostrych konfliktów, bo wszyscy pracownicy tej sfery zapytają właściwie dlaczego.<text:span text:style-name="T3230"><text:s/></text:span>I tutaj nie będzie uzasadnieniem to, że w tym roku i być może w latach następnych płace tej sfery będą rosnąć przeciętnie szybciej niż w sferze pozabudżetow<text:span text:style-name="T3231">ej.</text:span><text:s/>Także ja myślę, że tutaj wypadałoby przynajmniej napisać<text:s/>„już w bieżącym roku”<text:s/>I być może dodać zdanie jednak, że te zasady indywidualnej indeksacji będą wprowadzane w ciągu tego roku, czy od początku przyszłego roku. I jeszcze jedna sprawa w związku z tym, to jest jakby jednak prośba do GUS-u. Ja myślę, że przy tym tempie inflacji, niezależnie od tego na ile sformalizowane będą te systemy indeksacji, ja myślę, że w tej chwili sytuacja jest taka, że tak indeksacja indywidualna jest taka, że oczywiście będzie wprowadzana w tych różnych jednostkach sfery budżetowej na analogicznych zasadach, ponieważ środki na to pozwalają w tej sferze. I ja myślę, że nawet gdybyśmy nic tutaj nie zapisali,<text:s/><text:soft-page-break/>to i tak to będzie wprowadzane<text:span text:style-name="T3232">.</text:span></text:p>
      <text:p text:style-name="P3233">A zatem apel do GUS-u w związku z<text:s/>tym<text:s/>żeby jednak te dane kwartalne o płacach także w sferze budżetowej, to znaczy<text:span text:style-name="T3234"><text:s/></text:span>w całej gospodarce były zbierane i publikowane.</text:p>
      <text:p text:style-name="P3235">Ale jeszcze wracając do meritum sprawy, że to może być rzeczywiście przyczyną poważnych konfliktów. Jest tutaj pierwsza sprawa to jest - jak odpowiemy na pytanie - dlaczego w sferze pozabudżetow<text:span text:style-name="T3236">ej</text:span><text:s/>mamy tę indywidualną indeksację a w tych działach sfery budżetow<text:span text:style-name="T3237">ej</text:span><text:s/>- ni<text:span text:style-name="T3238">e.</text:span><text:s/>To jest to pierwsze pytanie.</text:p>
      <text:p text:style-name="P3239">I drugie pytanie, ja nie chciałbym być złośliwy, ale w pewnej części sfery budżetowej mamy do czynienia już z<text:s/>indywidualną, automatyczną indeksacją, prawda?<text:span text:style-name="T3240"><text:s/></text:span>Chodzi mi o płace na tych najwyższych stanowiskach państ<text:span text:style-name="T3241">wo</text:span>w<text:span text:style-name="T3242">y</text:span>ch. Dziękuję bardzo.</text:p>
      <text:p text:style-name="P3243"><text:span text:style-name="T3244"><text:s text:c="27"/></text:span>:</text:p>
      <text:p text:style-name="P3245">Jeśli można. Ja myślę, że przy wysokim tempie inflacji o tyle pan ma rację, że na dłuższą metę rzeczywiście te mechanizmy się pewnie upodobnią. Natomiast w tym roku mamy pierwszy rok działania tej ustawy. I tu jest opisany, to<text:s/><text:span text:style-name="T3246">je</text:span>st ten półroczny mechanizm. Dajmy mu szansę zadziałania w półroczu. Te płace się w tej chwili podwyższają i w półroczu to zadziała.</text:p>
      <text:p text:style-name="P3247"><text:span text:style-name="T3248">W</text:span><text:s/>ustawie jest ten mechanizm przewidziany półroczny. Gdyby inflacja była wysoka, pewnie trzeba będzie to korygować. Ale jednak nie chciałbym tego w tej chwili<text:s/>przesądzać,<text:s/>jako że dokument jest świeży, przyjęty przed dniami prawie że.</text:p>
      <text:p text:style-name="P3249"><text:span text:style-name="T3250">Pro</text:span><text:span text:style-name="T3251">f.</text:span><text:span text:style-name="T3252"><text:s/>W.<text:s/></text:span><text:span text:style-name="T3253">T</text:span><text:span text:style-name="T3254">rzeciakowsk</text:span><text:span text:style-name="T3255">i</text:span>:</text:p>
      <text:p text:style-name="P3256">Proszę - pani Wóycicka.</text:p>
      <text:p text:style-name="P3257"><text:span text:style-name="T3258">Ob.<text:s/></text:span><text:span text:style-name="T3259">W</text:span><text:span text:style-name="T3260">ó</text:span><text:span text:style-name="T3261">yci</text:span><text:span text:style-name="T3262">cka</text:span>:</text:p>
      <text:p text:style-name="P3263">Tutaj to zdanie, które było uzgodnione z min.<text:s/><text:span text:style-name="T3264">S</text:span>z<text:span text:style-name="T3265">ret</text:span>erem i wyleciało tylko na skutek pomyłki redakcyjnej. Zdanie dotyczące sfery budżetowej brzmiało:<text:s/>„Zasady indeksacji płac indywidualn<text:span text:style-name="T3266">yc</text:span>h w sferze budżetowej na rok 1990 i lata następne zostaną opracowane w terminie późniejszym”. I to zdanie było uzgodnione<text:span text:style-name="T3267">,</text:span><text:s/>po prostu wyleciało z nieuwagi. Tak że mnie się wydaje, że spokojnie można je przywrócić. Jak chyba można<text:span text:style-name="T3268"><text:s/></text:span>przywrócić i dopisać słowo<text:s/>„już w bieżącym roku”. To chyba nie budzi zastrzeżeń.</text:p>
      <text:p text:style-name="P3269"><text:span text:style-name="T3270">Pro</text:span><text:span text:style-name="T3271">f.</text:span><text:span text:style-name="T3272"><text:s/>W</text:span><text:span text:style-name="T3273">.</text:span><text:span text:style-name="T3274"><text:s/></text:span><text:span text:style-name="T3275">T</text:span><text:span text:style-name="T3276">rzeciakowski</text:span>:</text:p>
      <text:p text:style-name="P3277"><text:span text:style-name="T3278">C</text:span>z<text:span text:style-name="T3279">y</text:span><text:s/>są sprzeciwy do takiego podjęcia sprawy.?</text:p>
      <text:p text:style-name="P3280">Nie ma<text:span text:style-name="T3281">.</text:span></text:p>
      <text:p text:style-name="P3282"><text:span text:style-name="T3283"><text:s text:c="27"/></text:span>:</text:p>
      <text:p text:style-name="P3284">Ja rozumiem,<text:s/><text:span text:style-name="T3285">ż</text:span>e w tym ostatnim dopisku.</text:p>
      <text:p text:style-name="P3286"><text:span text:style-name="T3287">Prof. W. Trzeciakowski</text:span>:</text:p>
      <text:p text:style-name="P3288">Tak<text:span text:style-name="T3289">,</text:span><text:s/>zgodnie z propozycją<text:span text:style-name="T3290">.</text:span><text:s/><text:span text:style-name="T3291">A</text:span><text:s/>więc punkt 9 został prz<text:span text:style-name="T3292">yj</text:span>ęty.</text:p>
      <text:p text:style-name="P3293">Pkt 10<text:s/><text:span text:style-name="T3294">-</text:span><text:s/>czy są uwagi, zastrzeżenia?</text:p>
      <text:p text:style-name="P3295">Pkt 11. Czy są uwagi do punktu 11?</text:p>
      <text:p text:style-name="P3296"><text:span text:style-name="T3297"><text:s text:c="27"/></text:span>:</text:p>
      <text:p text:style-name="P3298">To już chyba tylko kwestia redakcyjna<text:s/><text:span text:style-name="T3299">-</text:span><text:s/>inne świadczenia i po przecinku powinien być dalszy ten tekst, który<text:s/>jest,<text:s/>jak gdyby wyrzucony z tego tiretu. Bo on się odnosi tylko do tego tiret.</text:p>
      <text:p text:style-name="P3300">Powtórzę:<text:s/><text:span text:style-name="T3301">„</text:span>Inne świadczenia, których wysokość”. Po pro<text:span text:style-name="T3302">s</text:span>tu nie jest to wyrzucone, tylko przesunąć ten<text:s/><text:soft-page-break/>kawałek tekstu<text:span text:style-name="T3303">.</text:span></text:p>
      <text:p text:style-name="P3304"><text:span text:style-name="T3305">Prof. W. Trzeciakowski</text:span>:</text:p>
      <text:p text:style-name="P3306">Punkt 11 - przyjęty.</text:p>
      <text:p text:style-name="P3307">Punkt 12? Nie widzę, nie ma uwag. Punkt<text:s/><text:span text:style-name="T3308">1</text:span>2 prz<text:span text:style-name="T3309">yj</text:span>ęty.</text:p>
      <text:p text:style-name="P3310">Punkt 13?</text:p>
      <text:p text:style-name="P3311"><text:span text:style-name="T3312"><text:s text:c="27"/></text:span>:</text:p>
      <text:p text:style-name="P3313">Ja się trochę obawiam kategoryczności tego sformułowania<text:s/><text:span text:style-name="T3314">o</text:span><text:s/>trudnych w tej chwili do ustalenia skutkach, pojęcie<text:s/><text:span text:style-name="T3315">„</text:span>inne świadczenia społeczne<text:span text:style-name="T3316">”</text:span><text:s/>jest pojęciem mieszczącym wszystko. Ja bym jednak<text:s/>proponował,<text:s/>żeby może zmiękczy<text:span text:style-name="T3317">ć</text:span><text:s/>tutaj ten zapis, tę ka<text:span text:style-name="T3318">te</text:span>goryczność tego zapisu, że nie powinny w roku bieżącym stracić realnej<text:s/><text:span text:style-name="T3319">w</text:span>artości - coś takiego. Bo po prostu pod podjęciem nie stracą<text:s/><text:span text:style-name="T3320">-</text:span><text:s/>nie mogę się podpisać w sposób odpowiedzialny. Inne - wszystkie.</text:p>
      <text:p text:style-name="P3321"><text:span text:style-name="T3322"><text:s text:c="27"/></text:span>:</text:p>
      <text:p text:style-name="P3323">Nie powinny stracić.</text:p>
      <text:p text:style-name="P3324"><text:span text:style-name="T3325"><text:s text:c="27"/></text:span>:</text:p>
      <text:p text:style-name="P3326">No, na przykład. Ale ja bym to rozumiał jako intencje, ale nie jako obietnice, że każde świadczenie, że ze wszystkich świadczeń istniejących w PRL<text:span text:style-name="T3327">.</text:span></text:p>
      <text:p text:style-name="P3328"><text:span text:style-name="T3329">P</text:span><text:span text:style-name="T3330">ro</text:span><text:span text:style-name="T3331">f.<text:s/></text:span><text:span text:style-name="T3332">W</text:span><text:span text:style-name="T3333">.<text:s/></text:span><text:span text:style-name="T3334">T</text:span><text:span text:style-name="T3335">rz</text:span><text:span text:style-name="T3336">e</text:span><text:span text:style-name="T3337">ciakowski</text:span><text:span text:style-name="T3338">:</text:span></text:p>
      <text:p text:style-name="P3339">Proszę bardzo - pani</text:p>
      <text:p text:style-name="P3340"><text:span text:style-name="T3341"><text:s text:c="27"/></text:span>:</text:p>
      <text:p text:style-name="P3342"><text:span text:style-name="T3343">W</text:span><text:s/>jakim stopniu pan minister zamierza obniżyć wartości realne - czy można się dowiedzieć /?/ Bo chyba Ministerstwo Pracy panuje nad całością świadczeń.</text:p>
      <text:p text:style-name="P3344"><text:span text:style-name="T3345"><text:s text:c="27"/></text:span>:</text:p>
      <text:p text:style-name="P3346">Ja rozumiem, że inne, to są chyba inne świadczenia, to są wszystkie świadczenia i stypendia i różne inne, z którymi ja nie mam na przykład żadnego związku. Nie wiem czy akurat rzeczywiście w pełni co do grosza będzie utrzymana realna wartość wszystkich tych świadczeń. No patrząc realistycznie na te sprawy. No, w tym sensie.</text:p>
      <text:p text:style-name="P3347"><text:span text:style-name="T3348"><text:s text:c="27"/></text:span>:</text:p>
      <text:p text:style-name="P3349">Chodzi o to, że to nie zobowiązuje tylko pana ministra, ale zobowiązuje cały rząd. Więc mnie się wydaje, że to co pan wymienił tutaj stypendia, to właśnie jest sprawa, o którą ja chciałem właśnie zapytać. Żeby to wyraźnie powiedzieć, że stypendia są objęte. A że pan minister nie będzie tym zarządzał, to nie szkodzi, byle zarządzał inny minister. Ale jednak powinniśmy taki postulat sformułować, że wszystkie świadczenia muszą być utrzymane w realnej wartości.</text:p>
      <text:p text:style-name="P3350"><text:span text:style-name="T3351">Pro</text:span><text:span text:style-name="T3352">f.</text:span><text:span text:style-name="T3353"><text:s/>W.<text:s/></text:span><text:span text:style-name="T3354">T</text:span><text:span text:style-name="T3355">rzeciakowsk</text:span><text:span text:style-name="T3356">i</text:span><text:span text:style-name="T3357">:</text:span></text:p>
      <text:p text:style-name="P3358">Proszę - pan Mani<text:span text:style-name="T3359">o</text:span>ki.</text:p>
      <text:p text:style-name="P3360"><text:span text:style-name="T3361">Pr</text:span><text:span text:style-name="T3362">of</text:span><text:span text:style-name="T3363">. W.<text:s/></text:span><text:span text:style-name="T3364">B</text:span><text:span text:style-name="T3365">aka</text:span><text:span text:style-name="T3366">:</text:span></text:p>
      <text:p text:style-name="P3367">Ja muszę powiedzieć, że ten zapis podoba mi się z powodu<text:span text:style-name="T3368"><text:s/></text:span>troski o świadczenia, natomiast jego s<text:span text:style-name="T3369">fo</text:span>rmułowanie<text:s/>wymaga<text:span text:style-name="T3370">ło</text:span>b<text:span text:style-name="T3371">y,</text:span><text:span text:style-name="T3372"><text:s/></text:span>jednakże przedstawienia tutaj przez ministerstwo pewnej anal<text:span text:style-name="T3373">i</text:span>tyki. Bo można sobie wyobrazić, że w strukturze świadczeń społecznych będą takie, które będą forsowane, których dynamika<text:span text:style-name="T3374"><text:s/></text:span>powinna znacznie przewyższać wzrost cen. A być może, że będą takie świadczenia, co do<text:s/><text:soft-page-break/>których nie powinniśmy się<text:s/>upierać,<text:s/>żeby ich ranga również była utrzymywana. I dlatego w moim przekonaniu jakiś zapis, który by uwzględniał tę elastyczność w podejściu, byłby tutaj bardziej prawidłowy. Szczególnie, że my nie mamy całej mapy świadczeń. Ja nie wiem<text:span text:style-name="T3375"><text:s/></text:span>o jakie typy świadczeń tu chodzi.</text:p>
      <text:p text:style-name="P3376"><text:span text:style-name="T3377">Pro</text:span><text:span text:style-name="T3378">f.</text:span><text:span text:style-name="T3379"><text:s/>W.<text:s/></text:span><text:span text:style-name="T3380">T</text:span><text:span text:style-name="T3381">rzeciakowsk</text:span><text:span text:style-name="T3382">i</text:span>:</text:p>
      <text:p text:style-name="P3383">Proszę - pan Wielowieyski.</text:p>
      <text:p text:style-name="P3384"><text:span text:style-name="T3385">Ob.<text:s/></text:span><text:span text:style-name="T3386">A</text:span><text:span text:style-name="T3387">.<text:s/></text:span><text:span text:style-name="T3388">W</text:span><text:span text:style-name="T3389">ielowieyski</text:span>:</text:p>
      <text:p text:style-name="P3390">.<text:span text:style-name="T3391">..</text:span>dlatego że cóż - napiszemy - wedle możliwości?<text:s/>To bardzo trudno jest powiedzieć. Oczywiście chodzi tutaj o<text:s/>stypendia, chodzi o jakieś zasiłki wychowawcze, chodzi o jakieś inne świadczenia z pomocy społecznej.</text:p>
      <text:p text:style-name="P3392">Powiedzenie w najgorszym razie - najsłabszym razie, że nie powinny stracić, winno być tym zaleceniem dla wszystkich agend<text:s/>rządowych,<text:s/>żeby wprowadzić określoną politykę społeczną.</text:p>
      <text:p text:style-name="P3393"><text:span text:style-name="T3394"><text:s text:c="27"/></text:span>:</text:p>
      <text:p text:style-name="P3395">Prz<text:span text:style-name="T3396">yjm</text:span>iemy<text:s/><text:span text:style-name="T3397">„</text:span>inne świadczenia społeczne”<text:s/>ale inne nie powinny stracić w roku bieżącym swojej realnej wartości.</text:p>
      <text:p text:style-name="P3398"><text:span text:style-name="T3399">/</text:span>Głos z sali na wyciszeniu/.</text:p>
      <text:p text:style-name="P3400"><text:span text:style-name="T3401">Pro</text:span><text:span text:style-name="T3402">f.</text:span><text:span text:style-name="T3403"><text:s/>W.<text:s/></text:span><text:span text:style-name="T3404">T</text:span><text:span text:style-name="T3405">rzecia</text:span><text:span text:style-name="T3406">ko</text:span><text:span text:style-name="T3407">wski</text:span>:</text:p>
      <text:p text:style-name="P3408">Ja jestem za<text:s/>tym,<text:s/>ażeby przyjąć ten zapis proponowany przez pro<text:span text:style-name="T3409">f.</text:span><text:s/>Bakę z tego względu, że my praktycznie nie jesteśmy w stanie, mimo naszych chęci zapewnić określone świadczenia, ich realnej siły nabywczej. Bo na przykład ona w listopadzie jeszcze może być, a w grudniu coś się stanie z cenami no i diabli wezmą. I w tym momencie czas mieć po prostu realną świadomość.<text:span text:style-name="T3410">..</text:span><text:s/>Podejrzewam jednak, że tutaj powinno chodzić o deklarację intencji. A potem będziemy -<text:s/>no mówiąc wprost - wymuszać.</text:p>
      <text:p text:style-name="P3411"><text:span text:style-name="T3412">P</text:span><text:span text:style-name="T3413">rof.</text:span><text:span text:style-name="T3414"><text:s/>W.<text:s/></text:span><text:span text:style-name="T3415">T</text:span><text:span text:style-name="T3416">r</text:span><text:span text:style-name="T3417">ze</text:span><text:span text:style-name="T3418">ciakowsk</text:span><text:span text:style-name="T3419">i</text:span>:</text:p>
      <text:p text:style-name="P3420">Tak więc pkt 13 przyjęliśmy.</text:p>
      <text:p text:style-name="P3421">Punkt<text:s/><text:span text:style-name="T3422">1</text:span>4. Czy do 14 punktu są jakieś uwagi?</text:p>
      <text:p text:style-name="P3423"><text:span text:style-name="T3424"><text:s text:c="27"/></text:span>:</text:p>
      <text:p text:style-name="P3425"><text:span text:style-name="T3426">...</text:span><text:s/>regulacji w terminie późniejszym. Natomiast w części dotyczącej indeksacji płac nie ma zapisu, o którym już mówiłem. Powracam do tego zapisu.</text:p>
      <text:p text:style-name="P3427"><text:span text:style-name="T3428">Pro</text:span><text:span text:style-name="T3429">f.</text:span><text:span text:style-name="T3430"><text:s/>Baka</text:span>:</text:p>
      <text:p text:style-name="P3431">O co chodzi?</text:p>
      <text:p text:style-name="P3432"><text:span text:style-name="T3433"><text:s text:c="27"/></text:span>:</text:p>
      <text:p text:style-name="P3434"><text:span text:style-name="T3435">O</text:span><text:s/>to<text:span text:style-name="T3436">,</text:span><text:s/><text:span text:style-name="T3437">że</text:span><text:s/>przyjęte rozwiązania zostaną...</text:p>
      <text:p text:style-name="P3438"><text:span text:style-name="T3439"><text:s text:c="27"/></text:span>:</text:p>
      <text:p text:style-name="P3440">Ale jeszcze do tego nie doszliśmy. Mamy dopiero 14 punkt.</text:p>
      <text:p text:style-name="P3441"><text:span text:style-name="T3442"><text:s text:c="27"/></text:span>:</text:p>
      <text:p text:style-name="P3443">Tak, ale w 14 jest mowa o rentach i emeryturach.</text:p>
      <text:p text:style-name="P3444"><text:span text:style-name="T3445"><text:s text:c="27"/></text:span>:</text:p>
      <text:p text:style-name="P3446">Ale 15 czy 16 będzie końcowym zamykającym, mówiącym, że wszystko będzie przedmiotem<text:span text:style-name="T3447">...</text:span></text:p>
      <text:p text:style-name="P3448">To są rozwiązania dotyczące prz<text:span text:style-name="T3449">yj</text:span>ętej indeksacji będą przedmiotem. To jest przepis zawsze kończący takie dokumenty.</text:p>
      <text:soft-page-break/>
      <text:p text:style-name="P3450"><text:span text:style-name="T3451">/</text:span>Głos z sali na wyciszeniu/.</text:p>
      <text:p text:style-name="P3452">To przecież wszystko jedno. Naprawdę już wszystko jed<text:span text:style-name="T3453">n</text:span>o.</text:p>
      <text:p text:style-name="P3454"><text:span text:style-name="T3455"><text:s text:c="27"/></text:span>:</text:p>
      <text:p text:style-name="P3456">Proszę bardzo, tylko żeby to jednak było.</text:p>
      <text:p text:style-name="P3457"><text:span text:style-name="T3458">Pro</text:span><text:span text:style-name="T3459">f.</text:span><text:span text:style-name="T3460"><text:s/></text:span><text:span text:style-name="T3461">W</text:span><text:span text:style-name="T3462">.<text:s/></text:span><text:span text:style-name="T3463">T</text:span><text:span text:style-name="T3464">rzeciakowski</text:span>:</text:p>
      <text:p text:style-name="P3465">Rozumiem, że pkt 14 jest przyjęty.</text:p>
      <text:p text:style-name="P3466">Pkt 15.</text:p>
      <text:p text:style-name="P3467"><text:span text:style-name="T3468">Pro</text:span><text:span text:style-name="T3469">f.</text:span><text:span text:style-name="T3470"><text:s/></text:span><text:span text:style-name="T3471">W</text:span><text:span text:style-name="T3472">.<text:s/></text:span><text:span text:style-name="T3473">B</text:span><text:span text:style-name="T3474">aka</text:span>:</text:p>
      <text:p text:style-name="P3475">Może zastanówmy się<text:s/><text:span text:style-name="T3476">-</text:span><text:s/>czy ten pkt 15 w ogóle powinien być?</text:p>
      <text:p text:style-name="P3477"><text:span text:style-name="T3478"><text:s text:c="27"/></text:span>:</text:p>
      <text:p text:style-name="P3479">To<text:s/>znaczy,<text:s/>jeżeli mogę zaproponować autopoprawkę. Proponuję wykreślić słowo<text:s/>„skokowych”<text:s/>i mówić tylko o podwyżka<text:span text:style-name="T3480">ch</text:span><text:s/>wynikających z urynkowienia.</text:p>
      <text:p text:style-name="P3481"><text:span text:style-name="T3482">Prof.<text:s/></text:span><text:span text:style-name="T3483">W</text:span><text:span text:style-name="T3484">.<text:s/></text:span><text:span text:style-name="T3485">B</text:span><text:span text:style-name="T3486">aka</text:span>:</text:p>
      <text:p text:style-name="P3487">Ja jednak proszę kolegów z<text:s/>OPZZ,<text:s/>żeby skreślić w ogóle ten pkt 15 ze względu na to, że jeżeli będzie sprawa<text:s/><text:span text:style-name="T3488">u</text:span>rynkowi<text:span text:style-name="T3489">en</text:span>i<text:span text:style-name="T3490">a,</text:span><text:s/><text:span text:style-name="T3491">t</text:span>o<text:s/><text:span text:style-name="T3492">w</text:span><text:s/><text:span text:style-name="T3493">n</text:span>ależno<text:span text:style-name="T3494">ś</text:span>c<text:span text:style-name="T3495">i</text:span><text:s/><text:span text:style-name="T3496">od</text:span><text:s/>skali urynkowienia, od tempa urynkowienia, od koncepcji urynkowienia, będą i tak musiały być uzgodnione zupełnie inne zasady.<text:s/><text:span text:style-name="T3497">A</text:span><text:s/>w tej chwili my będziemy po prostu straszyć ludzi tym dokumentem, tym zapisem.</text:p>
      <text:p text:style-name="P3498">Proszę przyjmijcie tę propozycję.</text:p>
      <text:p text:style-name="P3499"><text:span text:style-name="T3500"><text:s text:c="27"/></text:span>:</text:p>
      <text:p text:style-name="P3501">Zgoda.</text:p>
      <text:p text:style-name="P3502">Wykreślamy ten zapis.</text:p>
      <text:p text:style-name="P3503"><text:span text:style-name="T3504">Pro</text:span><text:span text:style-name="T3505">f.</text:span><text:span text:style-name="T3506"><text:s/>W.<text:s/></text:span><text:span text:style-name="T3507">Trzec</text:span><text:span text:style-name="T3508">iakowski</text:span>:</text:p>
      <text:p text:style-name="P3509">Czy strona solidarności<text:span text:style-name="T3510">o</text:span>wo-opoz<text:span text:style-name="T3511">ycyj</text:span>na zgadza się na skreślenie tego zapisu? Zgadza się, w porządku.</text:p>
      <text:p text:style-name="P3512">15 punkt jest przyjęty.</text:p>
      <text:p text:style-name="P3513">I teraz brz<text:span text:style-name="T3514">m</text:span>ienie punktu 16, to jest nowego 15.</text:p>
      <text:p text:style-name="P3515"><text:span text:style-name="T3516">Pro</text:span><text:span text:style-name="T3517">f.</text:span><text:span text:style-name="T3518"><text:s/>W</text:span><text:span text:style-name="T3519">.</text:span><text:span text:style-name="T3520"><text:s/>Baka</text:span>:</text:p>
      <text:p text:style-name="P3521">Nowe rozwiązania będą przedmiotem oceny i ewentualnej renegocja<text:span text:style-name="T3522">cj</text:span>i...<text:span text:style-name="T3523"><text:s/></text:span></text:p>
      <text:p text:style-name="P3524">/Głos z sali na wyciszeniu/.</text:p>
      <text:p text:style-name="P3525">Tak, przyjęte rozwiązania będą przedmiotem oceny i ewentualnej renegocjacji przez rząd i związki zawodowe w IV-tym kwartale 1989<text:s/><text:span text:style-name="T3526">r</text:span>.</text:p>
      <text:p text:style-name="P3527"><text:span text:style-name="T3528">/</text:span>Głos z sali na wyciszeniu/.</text:p>
      <text:p text:style-name="P3529">Tak, w sprawie indeksacji.</text:p>
      <text:p text:style-name="P3530"><text:span text:style-name="T3531">Pro</text:span><text:span text:style-name="T3532">f.</text:span><text:span text:style-name="T3533"><text:s/>W.<text:s/></text:span><text:span text:style-name="T3534">T</text:span><text:span text:style-name="T3535">rzeciakowsk</text:span><text:span text:style-name="T3536">i</text:span>:</text:p>
      <text:p text:style-name="P3537">Czyli osiągnęliśmy pozorny sukces. To znaczy pozbywamy się indeksacji na rzecz podzespołu, który całą tą brudną robotę za nas ma zrobić.</text:p>
      <text:p text:style-name="P3538"><text:span text:style-name="T3539">Prof. B</text:span><text:span text:style-name="T3540">a</text:span><text:span text:style-name="T3541">k</text:span><text:span text:style-name="T3542">a</text:span>:</text:p>
      <text:p text:style-name="P3543">O, to już niewielka robota jest.</text:p>
      <text:p text:style-name="P3544"><text:span text:style-name="T3545">Ob</text:span><text:span text:style-name="T3546">.</text:span><text:span text:style-name="T3547"><text:s/>Musiałowska</text:span><text:s/><text:span text:style-name="T3548">-</text:span><text:s/>Kółka Rolnicze:</text:p>
      <text:p text:style-name="P3549">Temat ochrony ludności przed inflacją pomija<text:s/><text:span text:style-name="T3550">w</text:span><text:s/>ogóle sprawy dochodów rolników<text:span text:style-name="T3551">.</text:span><text:s/>My 21 lutego na<text:s/><text:soft-page-break/>stolik indeksacji ten temat wnosiliśmy. Temat ten został również pominięty na stoliku rolniczym. Musimy pamiętać, że dochody rolnicze mają char<text:span text:style-name="T3552">a</text:span>k<text:span text:style-name="T3553">t</text:span>er pro-produkc<text:span text:style-name="T3554">yj</text:span>n<text:span text:style-name="T3555">y</text:span>. I nie należy ich pomijać w tym względzie.</text:p>
      <text:p text:style-name="P3556">Ja wczoraj proponowałam do punktu 7<text:s/><text:span text:style-name="T3557">„</text:span>stolika gospodarczego”<text:s/>określony zapis, który by chronił dochody<text:s/>rolników,<text:s/>zwłaszcza że trudno tu wierzyć, że urynkowienie podtrzyma czy też da rolnikom przy tych obecnie zaprezentowanych stanowiskach takie dochody, które by to p<text:span text:style-name="T3558">ro</text:span><text:span text:style-name="T3559">-</text:span>produkc<text:span text:style-name="T3560">yj</text:span>ne nastawienie rolników wywołały.</text:p>
      <text:p text:style-name="P3561">Dlatego wnosiłabym jeszcze temat rozpatrzenia tutaj<text:s/>indeksacji<text:s/>czy ochrony, definicji dochodów rolniczych.</text:p>
      <text:p text:style-name="P3562"><text:span text:style-name="T3563">Pro</text:span><text:span text:style-name="T3564">f.</text:span><text:span text:style-name="T3565"><text:s/></text:span><text:span text:style-name="T3566">W</text:span><text:span text:style-name="T3567">.<text:s/></text:span><text:span text:style-name="T3568">T</text:span><text:span text:style-name="T3569">rzeciakowski</text:span>:</text:p>
      <text:p text:style-name="P3570">Jest propozycja. Może byłoby<text:s/>dobrze,<text:s/>gdyby ta propozycja znalazła się na piśmie, żeb<text:span text:style-name="T3571">yś</text:span>my wiedzieli z jakim sformułowaniem mamy do czynienia. Może pani nam sformułuje to na piśmie.</text:p>
      <text:p text:style-name="P3572">Proszę - jeszcze pan Bugaj.</text:p>
      <text:p text:style-name="P3573"><text:span text:style-name="T3574">Ob.<text:s/></text:span><text:span text:style-name="T3575">B</text:span><text:span text:style-name="T3576">ug</text:span><text:span text:style-name="T3577">aj</text:span><text:span text:style-name="T3578">:</text:span></text:p>
      <text:p text:style-name="P3579">Myślę, że jest to wprowadzenie całej wielkiej nowej sprawy - problematyki parytetu, która miała być właśnie przez urynkowienie zlikwidowana zgodnie z intencją rządu. No więc nie<text:s/>wiem,<text:s/>jak to będzie od początku teraz.</text:p>
      <text:p text:style-name="P3580"><text:span text:style-name="T3581">Pro</text:span><text:span text:style-name="T3582">f.</text:span><text:span text:style-name="T3583"><text:s/>W.<text:s/></text:span><text:span text:style-name="T3584">T</text:span><text:span text:style-name="T3585">rzeciakowski</text:span>:</text:p>
      <text:p text:style-name="P3586">Pan Topiński.</text:p>
      <text:p text:style-name="P3587"><text:span text:style-name="T3588">Ob.</text:span><text:span text:style-name="T3589"><text:s/></text:span><text:span text:style-name="T3590">Topiński</text:span>:</text:p>
      <text:p text:style-name="P3591">Ale<text:s/><text:span text:style-name="T3592">moim</text:span><text:s/><text:span text:style-name="T3593">z</text:span>daniem mo<text:span text:style-name="T3594">ż</text:span>na w<text:span text:style-name="T3595">pro</text:span>w<text:span text:style-name="T3596">a</text:span>dzić taki zapis, któr<text:span text:style-name="T3597">y</text:span><text:s/>- jak sądzę - jest<text:span text:style-name="T3598">...</text:span><text:s/>jest realny, chociaż nie rozwiązuje całego problemu. To znaczy, że się przyjmuje, że dochody rolnicze będą rosły nie wolniej niż pozostałych grup ludności. Mało nam chyba<text:s/>grozi,<text:s/>żeby rosły wolniej, po prostu. A więc taki zapis jest zupełnie możliwy do dokonania, jeśli to rolników satysfakc<text:span text:style-name="T3599">jo</text:span>nuje. A w trybie indeksacji innego zapisu - rozumiem - nie możemy wprowadzić.</text:p>
      <text:p text:style-name="P3600"><text:span text:style-name="T3601">Pro</text:span><text:span text:style-name="T3602">f.</text:span><text:span text:style-name="T3603"><text:s/></text:span><text:span text:style-name="T3604">W</text:span><text:span text:style-name="T3605">. Tr</text:span><text:span text:style-name="T3606">zeci</text:span><text:span text:style-name="T3607">akowsk</text:span><text:span text:style-name="T3608">i</text:span>:</text:p>
      <text:p text:style-name="P3609">Czy panią to sat<text:span text:style-name="T3610">ys</text:span>fak<text:span text:style-name="T3611">cj</text:span>onuje?</text:p>
      <text:p text:style-name="P3612"><text:span text:style-name="T3613">Ob.<text:s/></text:span><text:span text:style-name="T3614">M</text:span><text:span text:style-name="T3615">usia</text:span><text:span text:style-name="T3616">ło</text:span><text:span text:style-name="T3617">wska</text:span>:</text:p>
      <text:p text:style-name="P3618">Jeżeli dochody rolnicze będą rosły wolniej, to nie będziemy<text:span text:style-name="T3619"><text:s/></text:span>mieli do czynienia ze wzrostem produkcji.</text:p>
      <text:p text:style-name="P3620">Nie możemy cały czas prowadzić polityki restrykc<text:span text:style-name="T3621">yj</text:span>nej w stosunku do rolnictwa. One w latach 1983-1988 właśnie rosły wolniej i doprowadziliśmy do tego, że praktycznie spada produkcja rolnicza.</text:p>
      <text:p text:style-name="P3622"><text:span text:style-name="T3623"><text:s text:c="27"/></text:span>:</text:p>
      <text:p text:style-name="P3624">W zeszłym roku dochody rolników rosły szybciej niż ludności miejskiej. No i co z tego?</text:p>
      <text:p text:style-name="P3625"><text:span text:style-name="T3626">O</text:span><text:span text:style-name="T3627">b</text:span><text:span text:style-name="T3628">.<text:s/></text:span><text:span text:style-name="T3629">M</text:span><text:span text:style-name="T3630">usia</text:span><text:span text:style-name="T3631">ło</text:span><text:span text:style-name="T3632">wsk</text:span><text:span text:style-name="T3633">a</text:span>:</text:p>
      <text:p text:style-name="P3634">To znaczy nie rosły szybciej. Bo dysparytet jest 92 na niekorzyść rolnictwa.</text:p>
      <text:p text:style-name="P3635"><text:span text:style-name="T3636"><text:s text:c="27"/></text:span>:</text:p>
      <text:p text:style-name="P3637">Ale poprawił się.</text:p>
      <text:p text:style-name="P3638"><text:span text:style-name="T3639">O</text:span><text:span text:style-name="T3640">b</text:span><text:span text:style-name="T3641">.<text:s/></text:span><text:span text:style-name="T3642">M</text:span><text:span text:style-name="T3643">u</text:span><text:span text:style-name="T3644">si</text:span><text:span text:style-name="T3645">a</text:span><text:span text:style-name="T3646">ło</text:span><text:span text:style-name="T3647">wsk</text:span><text:span text:style-name="T3648">a</text:span>:</text:p>
      <text:p text:style-name="P3649">Co wcale nie oznacza, że dochody są równe.</text:p>
      <text:p text:style-name="P3650"><text:span text:style-name="T3651"><text:s text:c="27"/></text:span>:</text:p>
      <text:soft-page-break/>
      <text:p text:style-name="P3652">Proszę<text:s/>państwa, byłoby bardzo niewłaściwe gdybyśmy tutaj proponowali i<text:s/>wypowiadali<text:s/>wiążące<text:s/>jakieś<text:s/>ustalenia i zapisy,<text:s/>ponieważ zrobione byłoby to bardzo pochopnie. Zespół ds.<text:s/>Rolnictwa nie pomógł nam tutaj, nie zaproponował jakiegoś zapisu, który mógłby być uznany za po prostu odpowiadający wymaganiom. I dlatego panie przewodniczący - ja proponuję rzecz następującą; że zespół docenia znaczenia wzrostu dochodów i ochrony spożycia ludności wiejskiej i uważa, że te problemy powinny być przedmiotem itd. To znaczy, że one powinny być rozpatrzone z uwzględnieniem tych wszystkich elementów. Natomiast możemy dać dyspozycję po prostu, że te sprawy powinny być przedmiotem rozpatrzenia. Natomiast my nie jesteśmy w stanie w tej chwili żadnego - można powiedzieć - systemu, żadnych deklaracji wiążących, które by miały jakiś walor realizacyjny wprowadzić. Po<text:s/>prostu nie jesteśmy przygotowani do tego.</text:p>
      <text:p text:style-name="P3653">Natomiast ja uważam, że musi być dyspozycja, że zespół doceniając potrzebę ochrony ludności wiejskiej przed skutkami inflacji etc. wnosi.</text:p>
      <text:p text:style-name="P3654">I bardzo proszę panią i pana o odpowiedni zapis.</text:p>
      <text:p text:style-name="P3655"><text:span text:style-name="T3656"><text:s text:c="27"/></text:span>:</text:p>
      <text:p text:style-name="P3657">Moim zdaniem w ogóle nie trzeba tego czynić, ponieważ w dokumencie, który ż<text:span text:style-name="T3658">eś</text:span>my przy<text:span text:style-name="T3659">ję</text:span>li na zespole rolniczym w sprawach demonopoliza<text:span text:style-name="T3660">cji</text:span><text:s/>i cen jest zapis, który to załatwia, a to stanowi integralną część dokumentu. Dlatego tego nie trzeba tego czynić.</text:p>
      <text:p text:style-name="P3661"><text:span text:style-name="T3662"><text:s text:c="27"/></text:span>:</text:p>
      <text:p text:style-name="P3663">Przecież jest zapis o cenach minimalnych i o dochodach. Ten zapis<text:s/><text:span text:style-name="T3664">je</text:span>st tam w dokumencie.</text:p>
      <text:p text:style-name="P3665"><text:span text:style-name="T3666">Ob.<text:s/></text:span><text:span text:style-name="T3667">M</text:span><text:span text:style-name="T3668">usia</text:span><text:span text:style-name="T3669">ło</text:span><text:span text:style-name="T3670">wska</text:span>:</text:p>
      <text:p text:style-name="P3671">Tylko że zapis ten nie posiada definicji co należy rozumieć pod pojęciem ceny minimalnej.</text:p>
      <text:p text:style-name="P3672"><text:span text:style-name="T3673">P</text:span><text:span text:style-name="T3674">ro</text:span><text:span text:style-name="T3675">f</text:span><text:span text:style-name="T3676">.</text:span><text:span text:style-name="T3677"><text:s/>W.<text:s/></text:span><text:span text:style-name="T3678">B</text:span><text:span text:style-name="T3679">aka</text:span><text:span text:style-name="T3680">:</text:span></text:p>
      <text:p text:style-name="P3681">Więc co, przyjmujemy wyjaśnienie przedstawicieli z<text:s/>„Solidarności”.</text:p>
      <text:p text:style-name="P3682"><text:span text:style-name="T3683">Pro</text:span><text:span text:style-name="T3684">f.</text:span><text:span text:style-name="T3685"><text:s/></text:span><text:span text:style-name="T3686">W</text:span><text:span text:style-name="T3687">.<text:s/></text:span><text:span text:style-name="T3688">T</text:span><text:span text:style-name="T3689">rzeciakowsk</text:span><text:span text:style-name="T3690">i</text:span>:</text:p>
      <text:p text:style-name="P3691">Zarządzamy obiad do godziny 15.30<text:span text:style-name="T3692">.</text:span></text:p>
      <text:p text:style-name="P3693">Przepraszam<text:s/><text:span text:style-name="T3694">-</text:span><text:s/>jeszcze pan.<text:span text:style-name="T3695">..</text:span></text:p>
      <text:p text:style-name="P3696"><text:span text:style-name="T3697"><text:s text:c="27"/></text:span>:</text:p>
      <text:p text:style-name="P3698">Czy można by w ogóle przyjąć do tej całej generalnej ochrony ludności przed skutkami inflacji równoważenia gospodarki zapis końcowy mówiący o tym, że przyjmuje się zasadę szybszego wzrostu spożycia zbiorowego niż indywidualnego. Jako zasadę.</text:p>
      <text:p text:style-name="P3699"><text:span text:style-name="T3700"><text:s text:c="27"/></text:span>:</text:p>
      <text:p text:style-name="P3701">Nie, tak nie możemy.</text:p>
      <text:p text:style-name="P3702"><text:span text:style-name="T3703"><text:s text:c="27"/></text:span>:</text:p>
      <text:p text:style-name="P3704">A czemu?</text:p>
      <text:p text:style-name="P3705"><text:span text:style-name="T3706"><text:s text:c="27"/></text:span>:</text:p>
      <text:p text:style-name="P3707">Zbiorowo<text:span text:style-name="T3708">...</text:span><text:s/>wojsko i milicja.</text:p>
      <text:p text:style-name="P3709"><text:span text:style-name="T3710"><text:s text:c="27"/></text:span>:</text:p>
      <text:p text:style-name="P3711">Z punktu widzenia tego co się tutaj dzieje, to wcale nie jest powiedziane, że tak nie będzie.</text:p>
      <text:p text:style-name="P3712"><text:span text:style-name="T3713">Pro</text:span><text:span text:style-name="T3714">f.</text:span><text:span text:style-name="T3715"><text:s/>W.<text:s/></text:span><text:span text:style-name="T3716">T</text:span><text:span text:style-name="T3717">rzeciakowsk</text:span><text:span text:style-name="T3718">i</text:span>:</text:p>
      <text:soft-page-break/>
      <text:p text:style-name="P3719">Na tym zamykamy dzisiejsze posiedzenie<text:s/><text:span text:style-name="T3720">p</text:span>oranne.</text:p>
      <text:p text:style-name="P3721">Ogłaszamy przerwę obiadową do godziny 15.30.</text:p>
      <text:p text:style-name="P3722">Życzymy sukcesów podzespołowi indeksac<text:span text:style-name="T3723">yj</text:span>nemu.</text:p>
      <text:p text:style-name="P3724">/Przerwa do godziny 15<text:span text:style-name="T3725">.</text:span>30/.</text:p>
      <text:p text:style-name="P3726"/>
      <text:p text:style-name="P3727">/Obrady po przerwie obiadowej/.</text:p>
      <text:p text:style-name="P3728"><text:span text:style-name="T3729">P</text:span><text:span text:style-name="T3730">r</text:span><text:span text:style-name="T3731">o</text:span><text:span text:style-name="T3732">f.</text:span><text:span text:style-name="T3733"><text:s/></text:span><text:span text:style-name="T3734">Wł.</text:span><text:span text:style-name="T3735"><text:s/>Baka</text:span>:</text:p>
      <text:p text:style-name="P3736">Mamy przedstawiony tekst, który zawiera projekt stanowiska w sprawie polityki społecznej i gospodarczej oraz reform systemowych. To może być najbardziej aktualna wersja naszych uzgodnień. Logika tego jest następująca:</text:p>
      <text:p text:style-name="P3737">Mianowicie idzie w kolejności jak było uzgadniane. Oprócz jednej części<text:s/>„Ochrona ludności przed skutkami inflacji i równoważenia gospodarki”.</text:p>
      <text:p text:style-name="P3738"><text:span text:style-name="T3739">/</text:span>Głos z sali: Panie profesorze, prace zostały zakończone. W tej chwili tekst idzie na maszynę i będzie powielony/.</text:p>
      <text:p text:style-name="P3740">Jest dołączona do tego na samym końcu na str. 18 krótka informacja o tym, że rozpatrzyliśmy sprawozdania z pracy podzespołów.</text:p>
      <text:p text:style-name="P3741">Na str. 19 zawarliśmy sprawy do przedstawienia na spotkaniu współprzewodniczących<text:s/>„okrągłego stołu”, a które wypływały w trakcie.</text:p>
      <text:p text:style-name="P3742">I t<text:span text:style-name="T3743">o</text:span><text:s/>byłoby wszystko. Proponuję ab<text:span text:style-name="T3744">yś</text:span>my po prostu przelecieli punkt po punkcie.</text:p>
      <text:p text:style-name="P3745">/Głos z sali: Cały?/.</text:p>
      <text:p text:style-name="P3746">Cały dokument. Przecież jak długo można... My wszystko mamy w zasadzie uzgodnione. Natomiast to co jest nieuzgodnione to jest zaznaczone. Tym bardziej, że dzisiaj przecież i tak niczego podpisywać... Ja tak to przynajmniej rozumiem, że niezależnie od tego, że dzisiaj prawdopodobnie jest ostatnie posiedzenie zespołu dlatego, że kalendarz zdarzeń jest taki, to z przewodniczącym zespołu jesteśmy w roboczym kontakcie.<text:s/>I prawdopodobnie pewne elementy, ewentualnie jakichś uściśleń czy coś w tym względzie, mogą być jeszcze w tym trybie roboczym dopracowywane.</text:p>
      <text:p text:style-name="P3747"><text:span text:style-name="T3748"><text:s text:c="27"/></text:span>:</text:p>
      <text:p text:style-name="P3749">Czy można o coś zapytać.</text:p>
      <text:p text:style-name="P3750"><text:span text:style-name="T3751">Pro</text:span><text:span text:style-name="T3752">f.</text:span><text:span text:style-name="T3753"><text:s/></text:span><text:span text:style-name="T3754">W</text:span><text:span text:style-name="T3755">.<text:s/></text:span><text:span text:style-name="T3756">B</text:span><text:span text:style-name="T3757">aka</text:span><text:span text:style-name="T3758">:</text:span></text:p>
      <text:p text:style-name="P3759">Jeszcze moment. Ja chciałem powiedzieć, że literalnie jest to wszystko co zostało uzgodnione.</text:p>
      <text:p text:style-name="P3760"><text:span text:style-name="T3761"><text:s text:c="27"/></text:span>:</text:p>
      <text:p text:style-name="P3762">Panie profesorze, właśnie zastanawiam się, bo ten<text:s/><text:span text:style-name="T3763">d</text:span>okument ma objętość stron w sumie 24 strony. Jego przechodzenie pospieszne, nas i tak nie może uwolnić od uważnej lektury osobnej. Jednak będzie to przechodzenie trwało strasznie długo. Zostały nam jeszcze pewne sprawy - jak<text:s/><text:span text:style-name="T3764">ro</text:span>zumiem - niezupełnie<text:s/>zakończone,<text:s/>jeżeli chodzi o sprawę tego stosunku do urynkowienia żywności. Pozostała z naszej sprawy konieczność tej kwestii i jeszcze jednej - przed<text:span text:style-name="T3765">ys</text:span>ku<text:span text:style-name="T3766">to</text:span>wania z naszymi strukturami związkowymi.</text:p>
      <text:p text:style-name="P3767">Czy w tej sytuacji nie byłoby rzeczą celową byśmy zajęli się jeszcze krótko tymi sprawami mer<text:span text:style-name="T3768">yt</text:span>or<text:span text:style-name="T3769">yc</text:span>znymi takimi jak rolnictwo, które nam zostały. Natomiast prace redakcyjne w<text:span text:style-name="T3770">yk</text:span>on<text:span text:style-name="T3771">al</text:span>i w jakiejś powołanej bardzo wąskiej grupie.</text:p>
      <text:soft-page-break/>
      <text:p text:style-name="P3772">No bo redagowanie tego tekstu rzeczywiście w gronie 30 czy 40 osób.</text:p>
      <text:p text:style-name="P3773"><text:span text:style-name="T3774">Pro</text:span><text:span text:style-name="T3775">f.</text:span><text:span text:style-name="T3776"><text:s/>Wł.<text:s/></text:span><text:span text:style-name="T3777">B</text:span><text:span text:style-name="T3778">aka</text:span><text:span text:style-name="T3779">:</text:span></text:p>
      <text:p text:style-name="P3780">Ale to nie jest redagowanie. Ja proponuję<text:span text:style-name="T3781">.</text:span><text:s/>I tak grupa redakcyjna z misją współprzewodniczącego i wskazanych przez niego osób i tak będzie musiała nad tym pracować. Natomiast chodziłoby po prostu o<text:s/>to,<text:s/>że ponieważ liberalnie jest tutaj napisane jedynie i wyłącznie to co zostało uzgodnione, dlatego<text:s/>po prostu chodziłoby o<text:s/>to,<text:s/>żeby teraz punkt po punkcie przekartkować. Jeżeli się coś rzuci w oczy<text:span text:style-name="T3782">,</text:span><text:s/>to zwrócić uwagę.<text:s/>I po prostu my nie możemy ciągle przystępować do redakcji rzeczy, które żeśmy już<text:s/>ustalili.</text:p>
      <text:p text:style-name="P3783"><text:span text:style-name="T3784"><text:s text:c="27"/></text:span>:</text:p>
      <text:p text:style-name="P3785">No właśnie, m<text:span text:style-name="T3786">y</text:span>ślałem, że to jest już na tyle ustalone.<text:span text:style-name="T3787">.</text:span>.</text:p>
      <text:p text:style-name="P3788"><text:span text:style-name="T3789">Pro</text:span><text:span text:style-name="T3790">f</text:span><text:span text:style-name="T3791">. Wł</text:span><text:span text:style-name="T3792">.</text:span><text:span text:style-name="T3793"><text:s/></text:span><text:span text:style-name="T3794">B</text:span><text:span text:style-name="T3795">aka</text:span><text:span text:style-name="T3796">:</text:span></text:p>
      <text:p text:style-name="P3797">To już jest tekst definitywny. Mnie się wydawało, że sprawa rolnicza też została ustalona, ale dojdziemy do rolniczej sprawy.</text:p>
      <text:p text:style-name="P3798"><text:span text:style-name="T3799">A</text:span><text:s/>więc<text:s/>„poprawa zaopatrzenia rynku i warunków życia ludności”<text:s/>- tutaj nie było żadnych kontrowersji.</text:p>
      <text:p text:style-name="P3800">Proszę bardzo.</text:p>
      <text:p text:style-name="P3801"><text:span text:style-name="T3802"><text:s text:c="27"/></text:span>:</text:p>
      <text:p text:style-name="P3803">Ja tego nie rozumiem. Ja bym chciała odejść z tego stołu, pojechać do swego regionu i móc powiedzieć pod czym ja się podpisałam tutaj. Chciałabym odejść z tego stołu z jakąś decyzją. Takie pozostawianie jakiegoś dokumentu, który gdzieś tam przez kogoś będzie gdzieś tam podpisany, może zmieniony. Dla mnie jest to rzecz zupełnie nie satysfak<text:span text:style-name="T3804">cjo</text:span>nująca. I wiemy, że procedura przy innych stołach była taka, że jednak w tym stole zostało coś, ostatnie przecinki były postawione. I w imieniu całych grup zostało coś podpisane. I nie<text:s/>rozumiem,<text:s/>dlaczego tu ma być inna procedura.</text:p>
      <text:p text:style-name="P3805"><text:span text:style-name="T3806">Pro</text:span><text:span text:style-name="T3807">f.</text:span><text:span text:style-name="T3808"><text:s/></text:span><text:span text:style-name="T3809">W</text:span><text:span text:style-name="T3810">.<text:s/></text:span><text:span text:style-name="T3811">B</text:span><text:span text:style-name="T3812">aka</text:span>:</text:p>
      <text:p text:style-name="P3813">Bardzo mi odpowiada pani propozycja. Ponieważ literalnie punkt po punkcie jak tutaj biegną są uzgodnione według uzgodnień, które padły przy tym stole. Bardzo proszę<text:s/>–<text:s/>możemy<text:s/>zorganizować nawet tego typu procedurę, że po ostatecznym przyjęciu każdy złoży swój podpis z zespołu<text:span text:style-name="T3814">.</text:span><text:s/>I to można powiedzieć<text:s/><text:span text:style-name="T3815">-</text:span><text:s/>będzie nienaruszalne. Prz<text:span text:style-name="T3816">yj</text:span>mijmy więc taką zasadę.</text:p>
      <text:p text:style-name="P3817">Ale o co chodzi?</text:p>
      <text:p text:style-name="P3818"><text:span text:style-name="T3819"><text:s text:c="27"/></text:span>:</text:p>
      <text:p text:style-name="P3820"><text:span text:style-name="T3821">Ch</text:span>o<text:span text:style-name="T3822">d</text:span>zi o to żeb<text:span text:style-name="T3823">yś</text:span>my jakoś zespołowo zdecydowali i w naszym imieniu rzeczywiście podpisze przewodniczący. Ale żeb<text:span text:style-name="T3824">yś</text:span>my, to po prostu zespołowo zdecydowali.</text:p>
      <text:p text:style-name="P3825"><text:span text:style-name="T3826">Pro</text:span><text:span text:style-name="T3827">f</text:span><text:span text:style-name="T3828">. Wł.<text:s/></text:span><text:span text:style-name="T3829">B</text:span><text:span text:style-name="T3830">aka</text:span>:</text:p>
      <text:p text:style-name="P3831">Ja przecież nic innego nie proponuję. Tylko ja patrzę tutaj na kalendarz. Jutro się spotkać nie możemy.<text:s/><text:span text:style-name="T3832">W</text:span><text:s/>sobotę spotkać się nie możemy, tu jest wszystko nieczynne. Nie mówiąc już o innych okolicznościach. W niedzielę się spotkać nie możemy, w poniedziałek się spotkać nie może<text:span text:style-name="T3833">m</text:span>y<text:span text:style-name="T3834">.</text:span><text:s/><text:span text:style-name="T3835">W</text:span>e wtorek jest KKW - nie możemy się spotkać.</text:p>
      <text:p text:style-name="P3836"><text:span text:style-name="T3837"><text:s text:c="27"/></text:span>:</text:p>
      <text:p text:style-name="P3838">Tam będą również decyzje z naszej strony podejmowane, na które druga strona może się nie zgadzać.</text:p>
      <text:p text:style-name="P3839"><text:span text:style-name="T3840">Pro</text:span><text:span text:style-name="T3841">f</text:span><text:span text:style-name="T3842">. Wł. Baka</text:span>:</text:p>
      <text:p text:style-name="P3843">Właśnie, i to jest kwestia do w<text:span text:style-name="T3844">yj</text:span>aśnienia. We wtorek jest KKW<text:span text:style-name="T3845">.</text:span><text:s/>W śr<text:span text:style-name="T3846">o</text:span>dę jest prawdopodobnie spotkanie<text:s/><text:soft-page-break/>współprzewodniczących w Magdalence. No to ja pytam, w jaki sposób my mamy p<text:span text:style-name="T3847">ro</text:span>cedować. Na spotkanie współprzewodnicząc<text:span text:style-name="T3848">yc</text:span>h my musimy mieć definitywny tekst<text:span text:style-name="T3849">,</text:span><text:s/>z ewentualnymi rozbieżnościami, które tam zostaną przedstawione. I ja nie widzę w tej chwili możliwości innej jak to, że to jest ten tekst.</text:p>
      <text:p text:style-name="P3850">No bo proszę bardzo - w tym kalendarzu, w tym kalendarium proszę zmieścić jakąś inną akcję.</text:p>
      <text:p text:style-name="P3851"><text:span text:style-name="T3852">Pro</text:span><text:span text:style-name="T3853">f.</text:span><text:span text:style-name="T3854"><text:s/></text:span><text:span text:style-name="T3855">W</text:span><text:span text:style-name="T3856"><text:s/>.</text:span><text:span text:style-name="T3857">T</text:span><text:span text:style-name="T3858">rzeciakowsk</text:span><text:span text:style-name="T3859">i</text:span>:</text:p>
      <text:p text:style-name="P3860">Jest jeszcze ostatnia możliwość, żeby 30 marca się spotkać<text:span text:style-name="T3861">.</text:span></text:p>
      <text:p text:style-name="P3862"><text:span text:style-name="T3863">P</text:span><text:span text:style-name="T3864">ro</text:span><text:span text:style-name="T3865">f. Wł. Bak</text:span><text:span text:style-name="T3866">a</text:span>:</text:p>
      <text:p text:style-name="P3867">Ja bardzo chętnie się spotkam. Natomiast 30 po Magdale<text:span text:style-name="T3868">n</text:span>ce się spotykać to by oznaczało, że prawdopodobnie będzie kolejna Magdalenka konieczna.</text:p>
      <text:p text:style-name="P3869"><text:span text:style-name="T3870"><text:s text:c="27"/></text:span>:</text:p>
      <text:p text:style-name="P3871">I tak musicie panowie uroczyście podpisać. I to jest termin 30 chyba do przyjęcia.</text:p>
      <text:p text:style-name="P3872"><text:span text:style-name="T3873">Pro</text:span><text:span text:style-name="T3874">f</text:span><text:span text:style-name="T3875">. Wł.<text:s/></text:span><text:span text:style-name="T3876">B</text:span><text:span text:style-name="T3877">aka</text:span>:</text:p>
      <text:p text:style-name="P3878">Natomiast ja jednak proponuję przystąpić do pracy. I to nie jest tekst do redagowania, tylko to jest tekst do czytania i zwrócenia uwagi, że coś jest wbrew uzgodnieniom. Proszę przyjąć taką konwencję. Czy do stronicy 1 są uwagi?</text:p>
      <text:p text:style-name="P3879">Przechodzimy do stronicy 2.</text:p>
      <text:p text:style-name="P3880"><text:span text:style-name="T3881"><text:s text:c="27"/></text:span>:</text:p>
      <text:p text:style-name="P3882">Jeżeli można. Czy myśmy zrezygnowali z likwidacji<text:s/><text:span text:style-name="T3883">c</text:span>entralnego funduszu rozwoju nauki i techniki po jakiejś dyskusjach,<text:span text:style-name="T3884"><text:s/></text:span>bo ja nie pamiętam tego.</text:p>
      <text:p text:style-name="P3885"><text:span text:style-name="T3886">Pro</text:span><text:span text:style-name="T3887">f.</text:span><text:span text:style-name="T3888"><text:s/>Baka</text:span>:</text:p>
      <text:p text:style-name="P3889">Tak, zrez<text:span text:style-name="T3890">yg</text:span>nowaliśmy.</text:p>
      <text:p text:style-name="P3891">Oczywiście jeżeli po dzisiejszym odczytaniu okaże<text:s/>się,<text:s/>że jakiekolwiek sformułowanie<text:s/><text:span text:style-name="T3892">-</text:span><text:s/>według<text:s/>państwa odbiega od ustaleń, a tego żeście teraz nie zauważyli, to nie ma przecież żadnej zamkniętej drogi. Natomiast na tyle, na ile wiem,<text:s/>tekst,<text:s/>który tutaj biegnie, jest tekstem uzgodnionym.</text:p>
      <text:p text:style-name="P3893">Czy do stron<text:span text:style-name="T3894">i</text:span>cy 2 są uwagi?</text:p>
      <text:p text:style-name="P3895">Czy do stronicy 3 są uwagi?</text:p>
      <text:p text:style-name="P3896"><text:span text:style-name="T3897">/</text:span>G<text:span text:style-name="T3898">ł</text:span>os z sali: może jednak trochę wolni<text:span text:style-name="T3899">ej</text:span>/.</text:p>
      <text:p text:style-name="P3900"><text:span text:style-name="T3901"><text:s text:c="27"/></text:span>:</text:p>
      <text:p text:style-name="P3902">Tu jest sprawa panie profesorze tego zapisu tzn. dotyczącego urynkowienia bloku żywnościowego. Czy ją wyłączamy za nawias?</text:p>
      <text:p text:style-name="P3903"><text:span text:style-name="T3904">Pro</text:span><text:span text:style-name="T3905">f</text:span><text:span text:style-name="T3906">. Wł.<text:s/></text:span><text:span text:style-name="T3907">B</text:span><text:span text:style-name="T3908">aka</text:span>:</text:p>
      <text:p text:style-name="P3909">Nie<text:span text:style-name="T3910">,</text:span><text:s/>ja<text:s/>proponuję,<text:s/>żeby iść<text:s/>jednak,<text:s/>jeśli już jesteśmy, to po kolei.</text:p>
      <text:p text:style-name="P3911"><text:span text:style-name="T3912"><text:s text:c="27"/></text:span>:</text:p>
      <text:p text:style-name="P3913">To w takim<text:s/>razie,<text:s/>jeżeli można w tej sprawie.</text:p>
      <text:p text:style-name="P3914"><text:span text:style-name="T3915">Pro</text:span><text:span text:style-name="T3916">f</text:span><text:span text:style-name="T3917">. Wł.<text:s/></text:span><text:span text:style-name="T3918">B</text:span><text:span text:style-name="T3919">aka</text:span>:</text:p>
      <text:p text:style-name="P3920"><text:span text:style-name="T3921">A</text:span><text:s/>w którym miejscu to jest?</text:p>
      <text:p text:style-name="P3922"><text:span text:style-name="T3923"><text:s text:c="27"/></text:span>:</text:p>
      <text:p text:style-name="P3924">To jest trzecia strona pkt 7<text:span text:style-name="T3925">.</text:span></text:p>
      <text:p text:style-name="P3926">Ja<text:s/>chciałem zaproponować nieco inny i dłuższy zapis tej części /str. 3 pkt<text:s/><text:span text:style-name="T3927">7</text:span>/. Z tym że jednak od razu<text:s/><text:soft-page-break/>chciałem powiedzieć, że nawet nie ze wszystkimi kolegami z mojej strony miałem okazję to pr<text:span text:style-name="T3928">ze</text:span>d<text:span text:style-name="T3929">ys</text:span>ku<text:span text:style-name="T3930">to</text:span>wać. A więc zakładam, że nawet t<text:span text:style-name="T3931">u<text:s/></text:span>po naszej stronie mogą się wyłonić jakieś różnice zdań. Czy mogę przeczytać tę propozycję?</text:p>
      <text:p text:style-name="P3932">Tu zresztą pewną ilość tego odbiliśmy i mamy to, a więc może poprosilibyśmy<text:s/>koleżankę,<text:s/>żeby rozdała.</text:p>
      <text:p text:style-name="P3933">Może w takim razie za chwilę<text:s/>przeczytam,<text:s/>jak to będzie ro<text:span text:style-name="T3934">z</text:span>dane. Może pójdziemy dalej i wrócimy za chwilę do tego.</text:p>
      <text:p text:style-name="P3935"><text:span text:style-name="T3936">Pro</text:span><text:span text:style-name="T3937">f.</text:span><text:span text:style-name="T3938"><text:s/>Wł</text:span><text:span text:style-name="T3939">.</text:span><text:span text:style-name="T3940"><text:s/></text:span><text:span text:style-name="T3941">B</text:span><text:span text:style-name="T3942">aka</text:span><text:span text:style-name="T3943">:</text:span></text:p>
      <text:p text:style-name="P3944">Czy do punktu 8 są uwagi? Pkt 8 na 4 stronie.</text:p>
      <text:p text:style-name="P3945">Ten punkt<text:s/><text:span text:style-name="T3946">7</text:span><text:s/>zatrzymujemy na chwilę.</text:p>
      <text:p text:style-name="P3947"><text:span text:style-name="T3948"><text:s text:c="27"/></text:span>:</text:p>
      <text:p text:style-name="P3949">Nie wiem czy wszyscy już mają ten tekst i można czytać.<text:s/><text:span text:style-name="T3950">W</text:span><text:s/>tej chwili tylko słowo komentarza właściwie.</text:p>
      <text:p text:style-name="P3951"><text:span text:style-name="T3952">Pro</text:span><text:span text:style-name="T3953">f</text:span><text:span text:style-name="T3954">. Wł</text:span><text:span text:style-name="T3955">.</text:span><text:span text:style-name="T3956"><text:s/></text:span><text:span text:style-name="T3957">B</text:span><text:span text:style-name="T3958">aka</text:span>:</text:p>
      <text:p text:style-name="P3959">Chwileczkę, jeszcze tutaj na stronicy 3 zostało pominięte słowo pkt<text:s/>3<text:s/><text:span text:style-name="T3960">„</text:span>Nastąpi ograniczenie w dochodach i wydatkach państwowych, zmniejszenie udziału budżetu centralnego na rzecz budżetu.<text:span text:style-name="T3961">..</text:span><text:span text:style-name="T3962">”</text:span></text:p>
      <text:p text:style-name="P3963">„Nastąpi ograniczenie w dochodach i wydatkach państwowych, zmniejszenie udziału budżetu centralnego na rzecz budżetu...”</text:p>
      <text:p text:style-name="P3964"><text:span text:style-name="T3965"><text:s text:c="27"/></text:span>:</text:p>
      <text:p text:style-name="P3966">Strona 3 pkt 3<text:s/><text:span text:style-name="T3967">w</text:span><text:s/>pierwszym wierszu jest zmiana kolejności<text:s/>„W dochodach i wydatkach państwowych nastąpi ograniczenie udziału...<text:span text:style-name="T3968">”</text:span><text:s/>tak powinno być.</text:p>
      <text:p text:style-name="P3969"><text:span text:style-name="T3970">Pro</text:span><text:span text:style-name="T3971">f.</text:span><text:span text:style-name="T3972"><text:s/></text:span><text:span text:style-name="T3973">W.</text:span><text:span text:style-name="T3974"><text:s/>Tr</text:span><text:span text:style-name="T3975">z</text:span><text:span text:style-name="T3976">e</text:span><text:span text:style-name="T3977">c</text:span><text:span text:style-name="T3978">iakowsk</text:span><text:span text:style-name="T3979">i</text:span>:</text:p>
      <text:p text:style-name="P3980">„Nastąpi ograniczenie w dochodach i wydatkach państwow<text:span text:style-name="T3981">yc</text:span>h,<text:span text:style-name="T3982"><text:s/></text:span>ograniczenie udziału budżetu centralnego na rzecz budżetów terenowych oraz eliminacji uznaniowości...”<text:s/>To może tak być, tylko należy dodać jeszcze tutaj przecinek. I może być tak jak<text:span text:style-name="T3983"><text:s/></text:span>było.</text:p>
      <text:p text:style-name="P3984"><text:span text:style-name="T3985">Pro</text:span><text:span text:style-name="T3986">f.</text:span><text:span text:style-name="T3987"><text:s/>W</text:span><text:span text:style-name="T3988">ł.</text:span><text:span text:style-name="T3989"><text:s/>Baka</text:span>:</text:p>
      <text:p text:style-name="P3990">Mnie się wydawało, że będzie lepie<text:span text:style-name="T3991">j..</text:span>.</text:p>
      <text:p text:style-name="P3992"><text:span text:style-name="T3993">P</text:span><text:span text:style-name="T3994">rof.</text:span><text:span text:style-name="T3995"><text:s/></text:span><text:span text:style-name="T3996">W.</text:span><text:span text:style-name="T3997"><text:s/></text:span><text:span text:style-name="T3998">T</text:span><text:span text:style-name="T3999">rz</text:span><text:span text:style-name="T4000">ec</text:span><text:span text:style-name="T4001">iakowsk</text:span><text:span text:style-name="T4002">i</text:span>:</text:p>
      <text:p text:style-name="P4003">Słowo<text:s/>„ograniczenie”<text:s/>dotyczy zarówno dochodów i wydatków ludności,<text:s/><text:span text:style-name="T4004">j</text:span>ak i udziału budżetu centralnego.</text:p>
      <text:p text:style-name="P4005"><text:span text:style-name="T4006">Pro</text:span><text:span text:style-name="T4007">f.</text:span><text:span text:style-name="T4008"><text:s/>Wł.<text:s/></text:span><text:span text:style-name="T4009">B</text:span><text:span text:style-name="T4010">aka</text:span>:</text:p>
      <text:p text:style-name="P4011">To już jest czysta stylistyka.</text:p>
      <text:p text:style-name="P4012">To co pan powiedział panie doktorze<text:s/><text:span text:style-name="T4013">Ś</text:span>więcicki.</text:p>
      <text:p text:style-name="P4014"><text:span text:style-name="T4015">Dr Święcicki</text:span>:</text:p>
      <text:p text:style-name="P4016">Ja chciałem do tego 4 się odnieść<text:span text:style-name="T4017">.</text:span></text:p>
      <text:p text:style-name="P4018"><text:span text:style-name="T4019">Dr Bugaj</text:span>:</text:p>
      <text:p text:style-name="P4020">Ale ja jeszcze tylko chciałem wyjaśnić słowo, jeżeli można.</text:p>
      <text:p text:style-name="P4021">Chciałem powiedzieć dwa słowa o intencji tego zapisu. Po pierwsze tak<text:s/><text:span text:style-name="T4022">-</text:span><text:s/>intencją tego zapisu jest to, by w punkcie startu, kiedy procesy inflacyjne są szczególnie rozhuśtane, by zrobić jak największy w<text:span text:style-name="T4023">ys</text:span>iłek, by tempo wzrostu cen żywności zostało ograniczone bez wykluczenia możliwości tego urynkowienia. Stąd jest, jeżeli chodzi o rok 1989 ten zapis, którego sens sprowadza się do utrzymania dotacji na poziomie<text:s/><text:soft-page-break/>realnym w istocie rzeczy.</text:p>
      <text:p text:style-name="P4024">Chciałem także zwrócić uwagę na to, że jest to chyba zapis jednak dość przyzwalający biorąc pod uwagę słowo, że mówimy tutaj o tempie<text:s/>zbliżonym,<text:s/>jeżeli chodzi o przyrost dotacji, o zbliżonym tempie w stosunku do cen. I trzeba oczywiście zdać sobie sprawę z tego, że jak gdyby to indeksowanie dotacji następowałoby zawsze także z jakimś także opóźnieniem, co rzecz jasna, także ma znaczenie.</text:p>
      <text:p text:style-name="P4025">I w końcu chciałbym powiedzieć, że te punkty dalsze, one chyba są zgodne z intencjami naszej dyskusji tzn<text:span text:style-name="T4026">.</text:span><text:s/>i ze sprawą tych pewnych zabezpieczeń dla szoków w punkcie<text:s/>wy<text:span text:style-name="T4027">j</text:span>ścia,<text:s/>jeżeli chodzi o strukturę terytorialną, o ceny i jeżeli w ogóle chodzi o wysokość możliwego skoku cenowego w sytuacji, gdyby nie było rezerw zgromadzon<text:span text:style-name="T4028">yc</text:span>h jakichś.</text:p>
      <text:p text:style-name="P4029">No i myślę, że jesteśmy także zgodni w tej sprawie, że musi być jakiś limit tego wzrostu cen żywności. I gdyby się<text:s/>okaza<text:span text:style-name="T4030">ł</text:span>o, że to się wyrywa<text:s/><text:span text:style-name="T4031">z</text:span><text:s/><text:span text:style-name="T4032">rą</text:span>k<text:span text:style-name="T4033">,</text:span><text:s/>no te by należało ten proces zastosować także środkami administrac<text:span text:style-name="T4034">yj</text:span>nymi. Jest kwestią otwartą - czy w tych dwóch sprawach tzn. zróżnicowań ter<text:span text:style-name="T4035">yt</text:span>orialnych i w<text:span text:style-name="T4036">ys</text:span>okości w<text:s/><text:span text:style-name="T4037">o</text:span>góle wzrostu cen, nie powinny być tu umieszczone jakieś liczbowe wielkości czy tylk<text:span text:style-name="T4038">o</text:span><text:s/>tego typu zapisy. No, ale myślę, że w dyskusji by jakoś wyszło, jeżeli.</text:p>
      <text:p text:style-name="P4039">Dziękuję.</text:p>
      <text:p text:style-name="P4040"><text:span text:style-name="T4041"><text:s text:c="27"/></text:span>:</text:p>
      <text:p text:style-name="P4042">Czy m<text:span text:style-name="T4043">o</text:span>żna w tej sprawie zabrać głos?</text:p>
      <text:p text:style-name="P4044"><text:span text:style-name="T4045">Pro</text:span><text:span text:style-name="T4046">f.</text:span><text:span text:style-name="T4047"><text:s/></text:span><text:span text:style-name="T4048">Wł.</text:span><text:span text:style-name="T4049"><text:s/></text:span><text:span text:style-name="T4050">B</text:span><text:span text:style-name="T4051">aka</text:span>:</text:p>
      <text:p text:style-name="P4052">Proszę bardzo dr Święcicki.</text:p>
      <text:p text:style-name="P4053"><text:span text:style-name="T4054">Dr<text:s/></text:span><text:span text:style-name="T4055">Ś</text:span><text:span text:style-name="T4056">więcicki</text:span>:</text:p>
      <text:p text:style-name="P4057">Otóż ja muszę powiedzieć, że ten zapis jest fantastycznie<text:s/>infla<text:span text:style-name="T4058">c</text:span>jogenny, jak tylko sobie można wyobrazić. Otóż,<text:s/>proszę<text:s/>państwa, ludność wydaje na żywność w tym roku, w obecnych cenach urzędowych na te artykuły podstawowe, kontrolowane przez państwo około 2 bilionów złot<text:span text:style-name="T4059">yc</text:span>h. Planowane dotacje wyn<text:span text:style-name="T4060">o</text:span>szą do tego<text:s/><text:span text:style-name="T4061">3</text:span><text:s/>biliony złotych. Czyli producent dost<text:span text:style-name="T4062">aj</text:span>e<text:s/><text:span text:style-name="T4063">5</text:span><text:s/>bilionów złotych. Przypuśćmy teraz, że ceny żywności wzr<text:span text:style-name="T4064">o</text:span>sną w tym roku, ceny detaliczne wzrosną dwukrotnie z 2 na 4 biliony złotych. Proponuje<text:s/>się<text:s/>wobec tego,<text:s/>żeby dotacje powiększyć dwukrotnie tj. z 3 na 6 bilionów złotych i dać producentowi zamiast<text:s/><text:span text:style-name="T4065">5</text:span><text:s/><text:span text:style-name="T4066">-</text:span><text:s/>dać 10 bilionów złotych.</text:p>
      <text:p text:style-name="P4067">Pytam się po co? Po co zwiększać dwukrotnie dotacje z 3 do 6 bilionów złotych, przy wzroście cen dwukrotnym. Po co dwukrotnie zwiększać dotacje i dwukrotnie zwiększyć producentom nie tylko... Producent dostanie nie tylko tę różnicę między 2-4 przy podwójnym wzroście cen detalicznych. Cały wzrost cen trafi do producenta plus ta dotacja,<text:s/><text:span text:style-name="T4068">k</text:span>tórą brał do tej pory.</text:p>
      <text:p text:style-name="P4069">Jeszcze raz powtarzam: z 2 bilionów ceny żywności jak wzrosną dwukrotnie na cztery, to tę podwyżkę o 2 biliony, ona pójdzie do producentów. Plus oni dostają te dotacje obecne. Jeszcze im te dotacje obecne które są<text:s/><text:span text:style-name="T4070">3</text:span><text:s/>biliony jeszcze im podwoić? Czyli nie tylko dostaną 2 biliony więcej od konsumentów z tytułu podwójnego wzrostu cen żywności, ale jeszcze im się podwoi dotacje.</text:p>
      <text:p text:style-name="P4071">Uważam, że to jest coś fenomenalnego, co jest w ogóle absurdem ekonomicznym nie z tej ziemi.</text:p>
      <text:p text:style-name="P4072"><text:span text:style-name="T4073">P</text:span><text:span text:style-name="T4074">ro</text:span><text:span text:style-name="T4075">f. Wł. Ba</text:span><text:span text:style-name="T4076">k</text:span><text:span text:style-name="T4077">a</text:span>:</text:p>
      <text:p text:style-name="P4078"><text:span text:style-name="T4079">Ja</text:span><text:s/>mam następującą propozycję. Ten wniosek pana doktora Bugaja jest bardzo ważny i ma wiele niezwykle silnie wi<text:span text:style-name="T4080">ę</text:span>żących elementów. Jak również w tym się zawiera duża doza decyzji polityki<text:s/><text:soft-page-break/>gospodarczej.</text:p>
      <text:p text:style-name="P4081">Uważam, że tutaj występują przesądzenia, co do których my nie jesteśmy przygotowani by przyjmować w tym dokumencie w takim kształcie jak on<text:s/><text:span text:style-name="T4082">je</text:span>st obecnie.</text:p>
      <text:p text:style-name="P4083">Ja proponuję żebyśmy przyjęli tak:</text:p>
      <text:p text:style-name="P4084"><text:span text:style-name="T4085">„</text:span>Uznaje się za ważne oparcie całej gospodarki, w tym także produkcji rolnej na zasadach rynkowych.<text:s/><text:span text:style-name="T4086">W</text:span><text:s/>związku z tym równolegle ze znoszeniem /tak jak jest na stronicy 4/ monopoli, reglamentacji środków produkcji, ceny będą kształtowane przez relacje popytu i podaży, a dotacje b<text:span text:style-name="T4087">ę</text:span>dą sukcesywnie ogran<text:span text:style-name="T4088">i</text:span>czane.”</text:p>
      <text:p text:style-name="P4089">Da<text:span text:style-name="T4090">le</text:span>j:</text:p>
      <text:p text:style-name="P4091">„<text:span text:style-name="T4092">W</text:span><text:s/>okresie prz<text:span text:style-name="T4093">ej</text:span>ściowym rozmiar dotacji będzie utrzymywany na poziomie um<text:span text:style-name="T4094">oż</text:span>liwia<text:span text:style-name="T4095">ją</text:span>cym ograniczenie tempa wzrostu cen żywności dotowanej do tempa na poziomie zbliżonym do wzrostu p<text:span text:style-name="T4096">ł</text:span>ac”.</text:p>
      <text:p text:style-name="P4097">I znów dalej:</text:p>
      <text:p text:style-name="P4098">„Szczegóły operacji urynkowienia żywności zostaną uzgodnione ze związkami zawodowymi<text:span text:style-name="T4099">”</text:span>.</text:p>
      <text:p text:style-name="P4100">Ten zapis - można powiedzieć - oddaje sprawę w ręce kolejnego zasadniczego i już na gruncie konkretnym uzgodnienia ze związkami zawodowymi.</text:p>
      <text:p text:style-name="P4101">Czy można przyjąć?</text:p>
      <text:p text:style-name="P4102"><text:span text:style-name="T4103"><text:s text:c="27"/></text:span>:</text:p>
      <text:p text:style-name="P4104">Ja mówię za siebie panie profesorze. Mnie się wyda<text:span text:style-name="T4105">je</text:span>, że problem, który tutaj powsta<text:span text:style-name="T4106">je</text:span><text:s/>to<text:s/><text:span text:style-name="T4107">je</text:span>st problem tego, że można uzyskać tę relację na bardzo różnym poziomie tempa wzrostu płac i tempa wzrostu, rzecz jasna cen żywności. Szczerze mówiąc obawiam się tego, że decyzje tutaj pójdą w tę stronę, iż wysokie ceny żywności pobudzą niesłychanie wysoki wzrost płac i że będzie to dobry pomysł na<text:s/>to,<text:s/>żeby bardzo ożywić spiralę inflacyjną.</text:p>
      <text:p text:style-name="P4108"><text:span text:style-name="T4109">W</text:span><text:s/>tym sensie muszę powiedzieć, że ten zapis mi nie odpowiada, chociaż jego intencja<text:s/>jest,<text:s/>jak gdyby podobna w tym.</text:p>
      <text:p text:style-name="P4110">Natomiast zupełnie nie rozumiem innej rzeczy, która już tutaj jest istotna bardzo. Dlaczego pan profesor chce pominąć te elementy, które<text:s/><text:span text:style-name="T4111">-</text:span><text:s/>jak się wydaje - nie były kontrowersyjne<text:span text:style-name="T4112">,</text:span><text:s/>ale które stwarzają, w każdym razie dla nas pewne minimum zabezpieczenia - jeżeli chodzi o tę operację<text:span text:style-name="T4113">. M</text:span>am na myśli zarówno<text:s/>niedopuszczenie<text:s/>do zróżnicowania terytorialnego cen, bardzo wielkiego, co może b<text:span text:style-name="T4114">yć</text:span><text:s/>potencjalnie niesłychanie konfliktowe.</text:p>
      <text:p text:style-name="P4115">Nie rozumiem także dlaczego pan profesor chce akceptować każdy zupełnie dowolny wzrost cen żywności, bo przecież może się to wymknąć z r<text:span text:style-name="T4116">ą</text:span>k całkowicie.</text:p>
      <text:p text:style-name="P4117">I w końcu nie wiem,<text:s/>dlaczego nie należałoby tutaj umieścić jakiegoś zapisu, który mówi o tym, że ta operacja musi by<text:span text:style-name="T4118">ć</text:span><text:s/>ubezp<text:span text:style-name="T4119">ie</text:span>czona<text:span text:style-name="T4120">.</text:span><text:s/>Ja po raz chyba trzeci na tej sali chcę zwrócić uwagę, że w Polsce ceny urzędowe na podstawową żywność w każdym razie, istnieją od czterdziestu kilku lat<text:span text:style-name="T4121">.</text:span><text:s/>Mamy dokonać operacji zmiany tego, radykalnej zmiany. I jeżeli nie zrobi się absolutnie wszystkiego, by ten proces ubezpieczyć we wszelki możliwy sposób, to jest wysoce prawdopodobne, że ta operacja się nie uda.</text:p>
      <text:p text:style-name="P4122"><text:span text:style-name="T4123">Prof.<text:s/></text:span><text:span text:style-name="T4124">W</text:span><text:span text:style-name="T4125">ł</text:span><text:span text:style-name="T4126">.</text:span><text:span text:style-name="T4127"><text:s/>Baka</text:span>:</text:p>
      <text:p text:style-name="P4128">Ja podzielam wiele pańskich obaw, tylko nie jestem przygotowany do dyskusji na właśnie takie kwestie jak możliwość oddziaływania na różnice regionalne. Ja nie wiem czy może rząd przyjąć takie zobowiązanie<text:span text:style-name="T4129">.</text:span></text:p>
      <text:soft-page-break/>
      <text:p text:style-name="P4130"><text:span text:style-name="T4131"><text:s text:c="27"/></text:span>:</text:p>
      <text:p text:style-name="P4132">Panie profesorze, a jeżeli nie może, to czy m<text:span text:style-name="T4133">y</text:span><text:s/>możemy przyjąć ten projekt?</text:p>
      <text:p text:style-name="P4134"><text:span text:style-name="T4135"><text:s text:c="27"/></text:span>:</text:p>
      <text:p text:style-name="P4136">Ale dlaczego w gospodarce rynkowej, jeżeli mówimy o<text:s/>urynkowieniu żywności, no to jednak... to dlaczego rząd ma działać na niwelowanie różnic regionalnych. Przecież te różnice będą oddawały relacje kosztowe, popytowo-podażowe. Polska nie jest tak wielkim<text:s/>krajem,<text:s/>aby nie następował konkurencyjny przepływ i tam gdzie są ceny niższe. A więc myślę,<text:s/><text:span text:style-name="T4137">ż</text:span>e tutaj można by sobie pozwolić... Ja jestem za<text:s/>tym,<text:s/>żeby zagwarantować pewne ceny i utrzymać ceny urzędowe na określone, podstawowe grupy artykułów żywnościowych, ze wszystkimi kon<text:span text:style-name="T4138">se</text:span>kwencjami również w sferze dotowania. Ale<text:s/><text:span text:style-name="T4139">je</text:span>dnak wydaje mi się, że zarówno ten postulat likwidacji różnic regionalnych cen żywności, jak i następnie działania gwarantu<text:span text:style-name="T4140">ją</text:span>ce, by ceny na rynkach lokalnych nie odbiegały zn<text:span text:style-name="T4141">a</text:span>czn<text:span text:style-name="T4142">i</text:span>e od przeciętnego poziomu w ska<text:span text:style-name="T4143">l</text:span>i kraju, mogą prowadzić tylko do jednego, że będzie następowało podwyższenie cen średnich tych przeciętnych w skali kraju. I tak samo jak przywróci się urzędowe ceny żywności, jeżeli będzie następował dużo szybciej wzrost od wzrostu ogólnego poziomu cen.</text:p>
      <text:p text:style-name="P4144">Mnie się wydaje jednak, że z tego musimy sobie zdać sprawę - dlaczego istnieje możliwość, że w przypadku<text:s/>urynkowienia<text:s/>żywności ceny pójdą wyraźnie w górę? Czy dlatego, że one są obecnie z dotacjami nierentowne? One może w niektórych wypadkach są stosunkowo niewiele rentowne, ale wszędzie koszty są, rzecz biorąc ogólnie, pokryte.</text:p>
      <text:p text:style-name="P4145">Czyli jeżeli mamy sytuację taką, że mamy ceny kosztowe - powiedzmy - z pewnym tam jakimś zyskiem i nie ma bodźców do produkcji, to urynkowienie spowoduje co? Czy spowoduje wzrost<text:s/>cen,<text:s/>jeżeli nie będzie popytu? Urynkowienie spowoduje związane tylko przesunięcia relacji popytu. A więc jeżeli jest bardzo dużo pieniędzy, to można się obawiać, że wzrost cen na niektóre przynajmniej artykuły żywnościowe będzie stosunkowo duży. Ale w jakim zakresie my to możemy ominąć?</text:p>
      <text:p text:style-name="P4146">Ja boję się, że my tutaj nie chcemy podją<text:span text:style-name="T4147">ć</text:span><text:s/>czy to nawet będzie związane z pewnym ryzykiem, ale mnie się jednak wydaje, że przy obecnym poziomie - że tak powiem - zaspokojenia<text:span text:style-name="T4148"><text:s/></text:span>potrzeb żywnościowych w kraju, to najgroźniejszym elementem i najgroźnie<text:span text:style-name="T4149">js</text:span>zym przeciwnikiem jest iloś<text:span text:style-name="T4150">ć</text:span><text:s/>pieniądza, która jest na rynku w tej chwili<text:span text:style-name="T4151">.</text:span><text:s/>Szczególnie na taki artykuł, jakim jest mięso<text:span text:style-name="T4152">.</text:span><text:s/>Bo może gdzie indziej tutaj zbyt wielkich ruchów cenowych nawet nie należy się spodziewać. Ale jak cena mięsa pójdzie w gór<text:span text:style-name="T4153">ę</text:span>, to pociągnie to za sobą i inne oczywiście ceny artykułów żywnościowych.</text:p>
      <text:p text:style-name="P4154">A wi<text:span text:style-name="T4155">ę</text:span>c w efekcie, w obecnej sytuacji podejmowanie tej decyzji ma tylko złe strony.<text:s/><text:span text:style-name="T4156">Bo</text:span><text:s/>utrzymanie obecnej sytuacji będzie powodowało, że to wszystko o czym tutaj mówiono, że żywność na potrzeby własne, nie będzie się opłacało jej produkować. Będą stosunkowo małe bodźce, rolnictwo będzie niezadowolone. Z drugiej zaś strony wzrost cen żywności spowoduje, że przepłyną tam środki, na które i tak w chwili obecnej, że tak powiem, nie ma pokrycia.</text:p>
      <text:p text:style-name="P4157"><text:span text:style-name="T4158">Pro</text:span><text:span text:style-name="T4159">f.</text:span><text:span text:style-name="T4160"><text:s/>Wł. Baka</text:span>:</text:p>
      <text:p text:style-name="P4161">Ja mam następującą tutaj uwagę. Po prostu my możemy teraz popłynąć<text:span text:style-name="T4162">.</text:span><text:s/>To już do godziny 8,<text:span text:style-name="T4163">1</text:span>0,<text:span text:style-name="T4164">1</text:span>2<text:span text:style-name="T4165">.</text:span><text:s/>I chciałbym żebyśmy konkludowali.</text:p>
      <text:p text:style-name="P4166">Widzę z pięciu punktów złożoną tę wypowiedź, w punkcie 7. Pierwsze, że zgadzamy się co do tego, że cała gospodarka, w tym produkcja rolna ma by<text:span text:style-name="T4167">ć</text:span><text:s/>oparta na zasadach rynkowych - jest zawarte. Jest różnica<text:s/><text:soft-page-break/>poglądów? Nie ma.</text:p>
      <text:p text:style-name="P4168"><text:span text:style-name="T4169">D</text:span>wa - zgadzamy się w związku z tym że ceny będą kształtowane docelowo przez relacje popytu i podaży a dotacje sukcesywnie ograniczane<text:span text:style-name="T4170">.</text:span><text:s/>Nie ma różnic poglądów? Nie ma<text:span text:style-name="T4171">.</text:span></text:p>
      <text:p text:style-name="P4172"><text:span text:style-name="T4173">W</text:span><text:s/>okresie przejściowym - powiadamy - bardzo ważny szczegół: rozmiar dotacji będzie utrzymywany na poziomie<text:span text:style-name="T4174">...<text:s/></text:span>To jest przecież od<text:s/>państwa zapis:<text:s/>„na poziomie umożliwiającym ograniczenie tempa wzrostu cen żywności dotowanych do tempa na poziomie zbliżonym do wzrostu płac”.</text:p>
      <text:p text:style-name="P4175">Jest to, można powiedzieć, wykładnik polityki gospodarczej bardzo ostry<text:span text:style-name="T4176">.</text:span><text:s/>Ja myślę, że można wpisać, to znaczy uważam, że to z punktu widzenia bezpieczeństwa rządu i z punktu widzenia przede wszystkim atmosfery społecznej, z punktu widzenia interesów ludzi pracy taką dyspozycję dalej.</text:p>
      <text:p text:style-name="P4177">„Rząd zgromadzi niezbędne rezerwy żywności, by móc skutecznie przeciwdziałać gwałtownemu wzrostowi cen w momencie urynkowienia”. Jest to bardzo ważna dyspozycja i ja uważam, że takie zgromadzenie rezerw, zwrócenie uwagi na tę okolicznoś<text:span text:style-name="T4178">ć</text:span><text:s/>jest ważne.</text:p>
      <text:p text:style-name="P4179">I wreszcie ostatnia dyspozycja:</text:p>
      <text:p text:style-name="P4180">„Szczegóły operacji urynkowienia żywności zostaną uzgodnione ze związkami zawodowymi<text:span text:style-name="T4181">.</text:span>”</text:p>
      <text:p text:style-name="P4182"><text:span text:style-name="T4183"><text:s text:c="27"/></text:span>:</text:p>
      <text:p text:style-name="P4184">Tutaj może bez operacji, po prostu<text:s/>„szczegóły urynkowienia”.</text:p>
      <text:p text:style-name="P4185"><text:span text:style-name="T4186">Pro</text:span><text:span text:style-name="T4187">f</text:span><text:span text:style-name="T4188">. Wł.<text:s/></text:span><text:span text:style-name="T4189">B</text:span><text:span text:style-name="T4190">aka</text:span>:</text:p>
      <text:p text:style-name="P4191">Szczegóły programu urynkowienia - no, jeżeli chcemy.</text:p>
      <text:p text:style-name="P4192">Bo<text:s/>to,<text:s/>jednakże będzie dalszy program, nie tylko jednostkowa<text:span text:style-name="T4193"><text:s/></text:span>operacja<text:span text:style-name="T4194">.</text:span></text:p>
      <text:p text:style-name="P4195">„Programu urynkowienia żywności zostaną uzgodnione ze zwi<text:span text:style-name="T4196">ąz</text:span>ka<text:span text:style-name="T4197">m</text:span>i zawodowymi<text:span text:style-name="T4198">.</text:span>”</text:p>
      <text:p text:style-name="P4199"><text:span text:style-name="T4200">I</text:span><text:s/>myśl<text:span text:style-name="T4201">ę</text:span>,<text:s/><text:span text:style-name="T4202">że</text:span><text:s/>to są bezpieczne zapisy i zapisy obligujące. Wnoszę o to byśmy ten zapis przyjęli w tej edycji.</text:p>
      <text:p text:style-name="P4203">Bardzo proszę panie doktorze.</text:p>
      <text:p text:style-name="P4204">Dr<text:span text:style-name="T4205"><text:s text:c="24"/></text:span>:</text:p>
      <text:p text:style-name="P4206">My stoimy przed problemem, jak powiadam, przekonania w tej sprawie naszych przyjaciół ze struktur związkowych, z władz związkowych. Jest naszym obowiązkiem przedstawić im sytuację co do tego całkowicie uczciwie, tak jak ją widzimy - muszę powiedzieć. Ja chciałbym w każdym razie, mówię wyłącznie za siebie<text:span text:style-name="T4207">.</text:span><text:s/>Tutaj pan Kołodko na ostatnim naszym spotkaniu zgłaszał swój głos odr<text:span text:style-name="T4208">ę</text:span>bny - ja też w takim duchu chciałbym powiedzieć<text:span text:style-name="T4209">.</text:span></text:p>
      <text:p text:style-name="P4210">Jestem pełen obaw o to, jak potem ta operacja będzie przeprowadzona.<text:s/><text:span text:style-name="T4211">Je</text:span>stem szczególnie pełen obaw jak słucham pana ministra Lewandowskiego, który nie dalej jak rok temu przecież, niespełna rok temu, przedstawiając tamtą operację równie elokwentnie ją reklamował jako zbawczą. Wtedy mi się wydawało, że ona się<text:s/><text:span text:style-name="T4212">ź</text:span>le skończy, skończyła się fatalnie. I bardzo się obawiam, że jeżeli tutaj nie nałożymy na tę operację dostatecznych ograniczników, to ona się skończy takż<text:span text:style-name="T4213">e<text:s/></text:span>źle. Oczywiście jest to ta formuła, o której pan profesor mówi, że szczegóły zostaną uzgodnione. Tak, ta formuła tutaj istnieje. Tylko chciałem powiedzieć, że wtedy powstaje ten problem dla nas, właściwie można by powiedzieć, troszkę polityczny problem. Mianowicie już dzisiaj będziemy musieli tłumaczyć ludziom na co właściwie żeśmy się zgodzil<text:span text:style-name="T4214">i</text:span>. My nie możemy zadowolić się - jak nas będą pytać - wyjaśnieniem takim, że zgodziliśmy się na coś co nie wiadomo czym jest, zostanie wypełnione jasną treścią. A ponadto powstaje tutaj taka obawa,<text:s/><text:span text:style-name="T4215">ż</text:span>e będzie to<text:s/><text:soft-page-break/>w tych wymiarach propagandowy<text:span text:style-name="T4216">ch</text:span><text:s/>toczy<text:span text:style-name="T4217">ć<text:s/></text:span>się, tak jak już się zaczęło toczyć. Mianowicie - zgodziliście się na urynkowienie no a teraz blokujecie, przeszkadzacie i utrudniacie.</text:p>
      <text:p text:style-name="P4218">No,<text:s/>a żywności zabraknie.<text:s/><text:span text:style-name="T4219">W</text:span><text:s/>poniedziałek, i to będzie oczywiście wasza wina, że tej żywności zabraknie, te tony w wypowiedzi pana premiera Olesiaka były bardzo żywe. Dlatego ja myślę, że to mimo wszystko nie jest najlepsze rozwiązanie. Ale nie chciałbym być<text:s/><text:span text:style-name="T4220">w</text:span><text:s/>każdym razie osobą, która tu blokuje postęp tych prac. I może byśmy zrobili tak że ... No nie wiem, ktoś powinien<text:s/>być,<text:s/>jak gdyby na tych obradach komisji krajowej rzecznikiem takiego zapisu, jaki pan profesor proponu<text:span text:style-name="T4221">je</text:span>. No bo inaczej, to znaczy<text:s/><text:span text:style-name="T4222">-</text:span><text:s/>mnie trudno byłoby się podją<text:span text:style-name="T4223">ć</text:span><text:s/>przekonywania ludzi...</text:p>
      <text:p text:style-name="P4224"><text:span text:style-name="T4225">Pro</text:span><text:span text:style-name="T4226">f</text:span><text:span text:style-name="T4227">.<text:s/></text:span><text:span text:style-name="T4228">W</text:span><text:span text:style-name="T4229">ł.<text:s/></text:span><text:span text:style-name="T4230">B</text:span><text:span text:style-name="T4231">aka</text:span>:</text:p>
      <text:p text:style-name="P4232">No nie, w każdym razie to nie<text:s/><text:span text:style-name="T4233">j</text:span>est zaproszenie dla mnie.</text:p>
      <text:p text:style-name="P4234">/Wesołość/.</text:p>
      <text:p text:style-name="P4235"><text:span text:style-name="T4236"><text:s text:c="27"/></text:span>:</text:p>
      <text:p text:style-name="P4237">Dlaczego, ja myślę, że tu nie ma<text:s/>przeszkód,<text:s/>żeby pan został zaproszony. Ja w każdym razie mógłbym podjąć<text:s/>kroki,<text:s/>żeby to zaproszenie wpłynęło.</text:p>
      <text:p text:style-name="P4238"><text:span text:style-name="T4239"><text:s text:c="27"/></text:span>:</text:p>
      <text:p text:style-name="P4240">Ja myślę, że jednak w swoich ugrupowaniach będziemy załatwiali sami.</text:p>
      <text:p text:style-name="P4241"><text:span text:style-name="T4242"><text:s text:c="27"/></text:span>:</text:p>
      <text:p text:style-name="P4243">No, ale tu jest pewien problem.</text:p>
      <text:p text:style-name="P4244"><text:span text:style-name="T4245">Prof</text:span><text:span text:style-name="T4246">.</text:span><text:span text:style-name="T4247"><text:s/></text:span><text:span text:style-name="T4248">W</text:span><text:span text:style-name="T4249">.<text:s/></text:span><text:span text:style-name="T4250">B</text:span><text:span text:style-name="T4251">aka</text:span>:</text:p>
      <text:p text:style-name="P4252">Jeśli pan sądzi, że po drugiej stronie nie ma problemów, dla których mnie nie zabraknie zajęcia, to jest pan w błędzie.</text:p>
      <text:p text:style-name="P4253"><text:span text:style-name="T4254"><text:s text:c="27"/></text:span>:</text:p>
      <text:p text:style-name="P4255">Nie, no możemy panu wyrazić współczucie. To jest inna sprawa, osobna.</text:p>
      <text:p text:style-name="P4256"><text:span text:style-name="T4257">Pro</text:span><text:span text:style-name="T4258">f</text:span><text:span text:style-name="T4259">. Wł. Baka</text:span>:</text:p>
      <text:p text:style-name="P4260">Ja panu powiem, pewną misję podejmujemy, przyjmujemy pewne ryzyko. I my rozumiemy wasze ryzyko, wy natomiast musicie rozumie<text:span text:style-name="T4261">ć</text:span><text:s/>także nasze wielkie ryzyko.</text:p>
      <text:p text:style-name="P4262"><text:span text:style-name="T4263"><text:s text:c="27"/></text:span>:</text:p>
      <text:p text:style-name="P4264">Panie profesorze, ale pan się zgodzi, że jeżeli chodzi o taką operację, to jest bezprecedensowa sprawa, że przedstawiciele związku zawodowego w tej obecnej sytuacji pr<text:span text:style-name="T4265">ó</text:span>bują się dołączy<text:span text:style-name="T4266">ć</text:span><text:s/>do takiej polityki. Jest to zupełnie bezprecedensowa sytuac<text:span text:style-name="T4267">ja</text:span>.</text:p>
      <text:p text:style-name="P4268">Chyba że powinniście panowie wyjś<text:span text:style-name="T4269">ć</text:span><text:s/>nam jak najdalej<text:s/>naprzeciw.</text:p>
      <text:p text:style-name="P4270"><text:span text:style-name="T4271">P</text:span><text:span text:style-name="T4272">ro</text:span><text:span text:style-name="T4273">f.<text:s/></text:span><text:span text:style-name="T4274">W</text:span><text:span text:style-name="T4275">ł. Baka</text:span>:</text:p>
      <text:p text:style-name="P4276">Ja uważam, że ten zapis, który ja zaproponowałem, jest dla związków zawodowych wszystkich orientacji maksymalnie bezpieczny, ponieważ on niczego jeszcze nie przesądza, on tylko jest pewnym wyznaniem wiary. Mianowicie jest wyznaniem wiary to, że my nie rozwiążemy problemów, jeżeli nie będzie urynkowienia. Jest wyznanie wiary, że my musimy chronić budżety rodzinne. Musimy chronić się przed nadmiernym wzrostem cen. Jest wyznaniem wiary, że powinny by<text:span text:style-name="T4277">ć</text:span><text:s/>zgromadzone odpowiednie<text:s/>rezerwy<text:s/>żywności,<text:s/>żeby nie doprowadzić do dezorganizacji rynku i do nadmiernych wzrostów. Jest wyznaniem wreszcie także wiary to, że trzeba wszystkim patrzeć na r<text:span text:style-name="T4278">ę</text:span>ce i w związku z tym musi nastąpić uzgodnienie<text:s/><text:soft-page-break/>szczegółów tej operacji ze związkami zawodowymi. To jest ustawowy obowiązek rządu uzgadniać ze związkami, a związków nie uchylać si<text:span text:style-name="T4279">ę</text:span><text:s/>od uzgodnień. I dlatego też taka jest intencja, która wynika z zasadniczego miejsca w podziale funkcji społecznych<text:span text:style-name="T4280">.</text:span></text:p>
      <text:p text:style-name="P4281"><text:span text:style-name="T4282">I</text:span><text:s/>ja uważam, że ten zapis, który ja w tej chwili zaproponowałem, jest zapisem absolutnie bezpiecznym. Dlatego, że on niczego przed żadnymi.<text:span text:style-name="T4283">.</text:span>. Ten zapis po prostu nie stwarza możliwości działania poza waszą wiedzą.</text:p>
      <text:p text:style-name="P4284">Ja miałbym taką prośbę i<text:s/>chciałbym,<text:s/>żeby pan współprzewodniczący<text:s/>postanowił,<text:s/>jak postępować dalej. Dlatego, że tak - dyskusja merytoryczna nie wiem czy do czegoś<text:s/>doprowadzi,<text:span text:style-name="T4285"><text:s/></text:span>ponieważ wszystkie elementy zostały wyłonione, przedstawione. I tutaj już nie chodzi o kwestię zapisu, ponieważ mnie się wydaje, że formuła, którą zaprezentowałem jest formułą z punktu widzenia sprawności tej tzw. negocjacyjnej chyba jedyną.</text:p>
      <text:p text:style-name="P4286">Natomiast jest kwestia woli. Ale rozumiem skrępowanie<text:s/>państwa. Pan profesor zresztą mówił, że do sprawy musi się ustosunkować KKW. No to po prostu przyjmijmy, że nad sprawą będzie dalej trwała praca.</text:p>
      <text:p text:style-name="P4287"><text:span text:style-name="T4288">P</text:span><text:span text:style-name="T4289">rof.</text:span><text:span text:style-name="T4290"><text:s/></text:span><text:span text:style-name="T4291">W.</text:span><text:span text:style-name="T4292"><text:s/></text:span><text:span text:style-name="T4293">T</text:span><text:span text:style-name="T4294">rz</text:span><text:span text:style-name="T4295">ec</text:span><text:span text:style-name="T4296">iakowsk</text:span><text:span text:style-name="T4297">i</text:span>:</text:p>
      <text:p text:style-name="P4298">Panie profesorze, mnie się wydaje, że to jest różnica zasadnicza w koncepcji realizacji tego manewru. I są dwie koncepcje, które były dyskutowane dzisiaj, na dzisiejszym<text:s/>zebraniu. My lojalnie przedstawimy na posiedzeniu KKW obie koncepcje. Koncepcję, którą referował pan Bugaj i koncepcję, którą referował pan profesor.</text:p>
      <text:p text:style-name="P4299"><text:span text:style-name="T4300">Pro</text:span><text:span text:style-name="T4301">f</text:span><text:span text:style-name="T4302">. Wł</text:span><text:span text:style-name="T4303">.</text:span><text:span text:style-name="T4304"><text:s/>Baka</text:span>:</text:p>
      <text:p text:style-name="P4305">Tak, tylko koncepcja, którą referował pan Bugaj nie jest koncepcją urynkowienia gospodarki. Dlatego, że jest koncepcją umocowania wielkich dotacji.</text:p>
      <text:p text:style-name="P4306"><text:span text:style-name="T4307"><text:s text:c="27"/></text:span>:</text:p>
      <text:p text:style-name="P4308">I ingerencji państwa.</text:p>
      <text:p text:style-name="P4309"><text:span text:style-name="T4310">Prof. Wł. Baka</text:span>:</text:p>
      <text:p text:style-name="P4311">No, Jeśli się w ten sposób powie, że w roku 1<text:span text:style-name="T4312">98</text:span>9 dotacje do żywności i gospodarki rolnej będą zwiększone w tempie rzędu wzrost cen żywności, prawda. To znaczy, że manewr, który miałby polegać na tym, żeby przenieś<text:span text:style-name="T4313">ć</text:span><text:s/>część środków do kieszeni ludzi, a nie w dotacje, już jest włączony.</text:p>
      <text:p text:style-name="P4314"><text:span text:style-name="T4315"><text:s text:c="27"/></text:span>:</text:p>
      <text:p text:style-name="P4316">Ale nie zmienia to w niczym - jak mi się wydaje faktu,<text:span text:style-name="T4317"><text:s/></text:span>że ceny kształtują się swobodnie na rynku pod wpływem popytu i podaży. Poza tym, jak pan profesor ma wątpliwości, która koncepcja jest tu koncepcją urynkowienia, to<text:s/>myślę,<text:s/>że powinien pan przede wszystkim zwrócić uwagę na przykład na to co na stronie 17 w dokumencie rządowym zostało zapisane. Mianowicie na ceny skupu, które mają być cenami minimalnymi na poziomie średnich kosztów produkcji, na zapisy..<text:span text:style-name="T4318">.</text:span></text:p>
      <text:p text:style-name="P4319"><text:span text:style-name="T4320">Prof. Wł. Baka</text:span>:</text:p>
      <text:p text:style-name="P4321">To nie jest mój zapis, ja go nie rekomenduję.</text:p>
      <text:p text:style-name="P4322"><text:span text:style-name="T4323"><text:s text:c="27"/></text:span>:</text:p>
      <text:p text:style-name="P4324">No dobrze, ale to jak gdyby mówimy o całym urynkowieniu<text:s/>gospodarki żywnościowej<text:span text:style-name="T4325">.</text:span><text:s/>A wi<text:span text:style-name="T4326">ę</text:span>c to są zupełnie istotne sprawy.</text:p>
      <text:p text:style-name="P4327"><text:span text:style-name="T4328"><text:s text:c="27"/></text:span>:</text:p>
      <text:soft-page-break/>
      <text:p text:style-name="P4329">Czy można tu z taką pewną propozycją kompromisu, pomiędzy panów jakby spr<text:span text:style-name="T4330">ó</text:span>bować wejść<text:span text:style-name="T4331">.</text:span><text:s/>Wydaje mi się, że wychodząc z tego co zaproponował pan pro<text:span text:style-name="T4332">f.</text:span><text:s/>Baka, na bazie zresztą wcześn<text:span text:style-name="T4333">ie</text:span>jszych propozycji, w których ja też brałem udział. Ja sądzę, że jakby dopisać koniecznie jedno zdanie do tego, a by<text:span text:style-name="T4334">ć</text:span><text:s/>może drugie, to być może już by coś było. To<text:s/>znaczy,<text:s/>gdyby dopisać po pierwsze zdanie, że przywróci się urzędowe ceny<text:s/>żywności,<text:s/>jeśli ich wzrost następować będzie dużo szybciej od wzrostu ogólnego poziomu cen. To zdanie jest pewnym rozwinięciem tylko innego zdania, które już się znajduje w tekście a tym, że w okresie przejściowym rozmiar dotacji będzie utrzymywane na poziomie umożliwiającym ograniczenie<text:s/><text:span text:style-name="T4335">t</text:span>empa wzrostu cen dotowanych żywności do poziomu zbliżonego do wzrostu płac. To jest w zasadzie tylko dla nas bardzo ważne podkreślenie pewnej w gruncie rzeczy, konsekwencji przyjęcia tej zasady. Jeśli się nie uda tych proporcji tak utrzymać, to trzeba będzie powrócić do wzrostu, do cen urzędowych<text:span text:style-name="T4336">.</text:span></text:p>
      <text:p text:style-name="P4337">I druga uwaga, która - jak sądzę - jest konieczna - w świetle tego co powiedział po prostu minister<text:s/>Lewandowski,<text:s/>gdyby tego nie powiedział, to być może byłaby sprawa łatwiejsza. To znaczy, gdyby nie powiedział, że rząd nie przyjmuje żadnej odpowiedzialności za ceny terytorialne, mimo że w jakimś sens<text:span text:style-name="T4338">i</text:span>e jednak posiada przedsiębiorstwo pt. PKS i większość środków transportowych w tym kraju, to byłbym nawet<text:s/>zdania,<text:s/>żeby tego nie zrobić. Ale skoro to zostało powiedziane, to mi się<text:s/>wydaje,<text:s/>że albo musi to zostać odwołane alb<text:span text:style-name="T4339">o</text:span><text:s/>to trzeba po prostu zapi<text:span text:style-name="T4340">s</text:span>ać.</text:p>
      <text:p text:style-name="P4341"><text:span text:style-name="T4342">Prof. Wł.<text:s/></text:span><text:span text:style-name="T4343">B</text:span><text:span text:style-name="T4344">aka</text:span>:</text:p>
      <text:p text:style-name="P4345">Tylko jest tutaj pewien problem<text:span text:style-name="T4346">.</text:span><text:s/>Mianowicie ja nie tkwię w tej materii tak głęboko jak np. koledzy<text:span text:style-name="T4347">.</text:span><text:s/>Natomiast jest zapis taki, jeżeli byłby ten zapis<text:span text:style-name="T4348">.</text:span><text:s/>Sprawdzam tylko po prostu, czy moja wątpliwość jest uzasadniona:</text:p>
      <text:p text:style-name="P4349"><text:span text:style-name="T4350">„</text:span>Przywrócić urzędowe ceny żywności jeśli ich wzrost będzie następował dużo szybciej od ogólnego wzrostu poziomu cen”<text:span text:style-name="T4351">.</text:span></text:p>
      <text:p text:style-name="P4352">Tutaj jest<text:s/><text:span text:style-name="T4353">...</text:span><text:s/>Te ceny żywności są według mnie - dławione,<text:span text:style-name="T4354"><text:s/></text:span>duszone, od sześciu lat<text:span text:style-name="T4355">.</text:span><text:s/>Jest zrozumiałe, że jeżeli się puści te ceny, nawet z udziałem dotacji sporej, to nie jest wykluczone, że ten wzrost cen żywności będzie wyższy aniżeli wzrost cen innych towarów, niż ogólny poziom. I wtedy zgodn<text:span text:style-name="T4356">i</text:span>e<text:span text:style-name="T4357"><text:s/></text:span>z dyspozycją tego zapisu, natychmiast musimy przywracać ceny urzędowe<text:span text:style-name="T4358">.</text:span></text:p>
      <text:p text:style-name="P4359">Słuchajcie, czy to nie jest<text:span text:style-name="T4360">...</text:span></text:p>
      <text:p text:style-name="P4361"><text:span text:style-name="T4362"><text:s text:c="27"/></text:span>:</text:p>
      <text:p text:style-name="P4363">Tutaj chodzi tylko o to, że skoro to było tłumione tak długo, to nie należy pozwolić na pewną eksplozję, ponieważ to spowod<text:span text:style-name="T4364">uj</text:span>e z kolei eksplozję płac.</text:p>
      <text:p text:style-name="P4365"><text:span text:style-name="T4366">Prof.<text:s/></text:span><text:span text:style-name="T4367">W</text:span><text:span text:style-name="T4368">ł. Baka</text:span>:</text:p>
      <text:p text:style-name="P4369">Sprawa eksplozji jest tutaj:<text:s/><text:span text:style-name="T4370">„</text:span>W okresie przejściowym rozmiar dotacji będzie utrzymywany na poziomie umożliwiającym<text:span text:style-name="T4371"><text:s/></text:span>ograniczenie tempa wzrostu cen żywności dotowany do tempa na poziomie zbliżonym do wzrostu płac<text:span text:style-name="T4372">”</text:span><text:span text:style-name="T4373">.</text:span></text:p>
      <text:p text:style-name="P4374"><text:span text:style-name="T4375"><text:s text:c="27"/></text:span>:</text:p>
      <text:p text:style-name="P4376">Obawiamy si<text:span text:style-name="T4377">ę</text:span><text:s/>panie profesorze, że tego typu zapis jest n<text:span text:style-name="T4378">i</text:span>ekomun<text:span text:style-name="T4379">i</text:span>katywny dla niespe<text:span text:style-name="T4380">cj</text:span>alistów. I dlatego zależałoby<text:s/>nam,<text:s/>żeby wpisa<text:span text:style-name="T4381">ć</text:span><text:s/>to drugie zdanie, które w gruncie rzeczy chyba jest jednak tym samym, ale<text:s/><text:span text:style-name="T4382">je</text:span>st bardziej komunikatywne.</text:p>
      <text:p text:style-name="P4383"><text:span text:style-name="T4384">Prof.<text:s/></text:span><text:span text:style-name="T4385">W</text:span><text:span text:style-name="T4386">ł. Baka</text:span>:</text:p>
      <text:soft-page-break/>
      <text:p text:style-name="P4387">Ja jednak my<text:span text:style-name="T4388">ś</text:span>lę, że ten zapis jest komunika<text:span text:style-name="T4389">ty</text:span>wny. Natomiast tam jest zupełnie inna treść ekonomiczna. Tam jest inna treś<text:span text:style-name="T4390">ć</text:span><text:s/>ekonomiczna, która - w moim przekonaniu -<text:s/>samounicestwią<text:s/>tę operację<text:span text:style-name="T4391">.</text:span></text:p>
      <text:p text:style-name="P4392">Proszę jeszcze dy<text:span text:style-name="T4393">r</text:span>. Kalinowski<text:span text:style-name="T4394">.</text:span></text:p>
      <text:p text:style-name="P4395"><text:span text:style-name="T4396">Dy</text:span><text:span text:style-name="T4397">r.</text:span><text:span text:style-name="T4398"><text:s/>Kalinowsk</text:span><text:span text:style-name="T4399">i</text:span>:</text:p>
      <text:p text:style-name="P4400">Otóż ja muszę powiedzieć, to jeszcze bardzie<text:span text:style-name="T4401">j</text:span><text:s/>skomplikuje sytuację, ale uważam, że ten zapis mówiący /na 4 stronie tego tekstu, który jest<text:s/><text:span text:style-name="T4402">ro</text:span>zdany/, że tempo wzrostu żywności dotowanej będzie ograniczane do tempa wzrostu płac. On jest też - moim zdaniem - zapisem i ja n<text:span text:style-name="T4403">ie</text:span><text:s/>wiem<text:span text:style-name="T4404">,</text:span><text:s/>czy można taki zapis utrzymać. No, przecież my musimy pamiętać, że w ciągu ostatniego pó<text:span text:style-name="T4405">ł</text:span>tora roku nastąpiło mniej więcej o połowę realne potanienie podstawowej żywności.</text:p>
      <text:p text:style-name="P4406"><text:span text:style-name="T4407">Prof</text:span><text:span text:style-name="T4408">.</text:span><text:span text:style-name="T4409"><text:s/>Wł. Baka</text:span>:</text:p>
      <text:p text:style-name="P4410">To żeśmy uzgodnili, ja bym proponował<text:span text:style-name="T4411">...</text:span></text:p>
      <text:p text:style-name="P4412"><text:span text:style-name="T4413"><text:s text:c="27"/></text:span>:</text:p>
      <text:p text:style-name="P4414">Panie profesorze, ale przepraszam, bronimy się tutaj przed stwierdzeniem, że przywróci się ceny<text:s/>urzędowe,<text:s/>jeżeli będzie ten wzrost dużo szybszy od ogólnego, niż tempo ogólnego wzrostu cen. Natom<text:span text:style-name="T4415">i</text:span>ast ma b<text:span text:style-name="T4416">y</text:span>ć zapis, że będzie to w takich<text:s/>granicach, że<text:s/><text:span text:style-name="T4417">...</text:span><text:s/>jak tempo wzrostu płac. No w gruncie rzeczy przecież wiadomo, że te dwa strumienie, poza jakimiś tam wyjątkowymi okresami były jednak zbieżne. A więc ja myślę, że trzeba by jednak uwolnić ten zapis od jakichś takich barier tego typu, ponieważ nic z tego nie wyjdzie.</text:p>
      <text:p text:style-name="P4418"><text:span text:style-name="T4419">Prof.<text:s/></text:span><text:span text:style-name="T4420">Wł.</text:span><text:span text:style-name="T4421"><text:s/>Baka</text:span>:</text:p>
      <text:p text:style-name="P4422">Proszę pan minister.</text:p>
      <text:p text:style-name="P4423"><text:span text:style-name="T4424">Minister</text:span><text:span text:style-name="T4425"><text:s text:c="11"/></text:span>:</text:p>
      <text:p text:style-name="P4426">Pytanie - do czego my chcemy dojść i kto to ma da<text:span text:style-name="T4427">ć. P</text:span>roblem, moim zdaniem, polega na t<text:span text:style-name="T4428">y</text:span>m, że my w tej chwili możemy zapewnić sobie względną równowagę artykułów<text:s/><text:span text:style-name="T4429">ż</text:span>ywn<text:span text:style-name="T4430">o</text:span>ściowych na rynku przy tej dużej nadwyżce popytu nad podażą tylko dlatego, że mamy reglamenta<text:span text:style-name="T4431">cj</text:span>ę mięsa. Otóż mięso reglamentowane trzyma w dużym stopniu inne ceny żywności. W<text:s/>momencie,<text:s/>kiedy mięso przestanie być regla<text:span text:style-name="T4432">me</text:span>ntowane i wtedy muszą się ustalić ceny równowagi. To już my się możemy zastanawiać jak skutki tego zwalczać prawda, czy ograniczać negatywne skutki społeczne. Ale nie będzie po prostu innych cen jak tylko ceny równowagi, prawda. I one będą znacznie wyższe w przypadku mięsa. To pociągnie za sobą ruchy innych artykułów. I tutaj rewolucja będzie znaczna. Ale ja uważam, że błąd zawsze tkwił w tym, że myśmy chcieli podnieść ceny i trzymać je na jakimś tam poziomie. I to trzymanie nam zdecydowanie nie wychodziło. Natomiast jeżeli możemy się zdobyć na<text:s/>to,<text:s/>żeby odejść od reglamenta<text:span text:style-name="T4433">cj</text:span>i i pójść na ceny równowagi, to przy relatywnie nie najgorszej produkcji żywności i relatywnie przyzwoitym zupełnie poziomie zaspokajania potrzeb żywnościowych społeczeństwa wydaje się, że te ceny równowagi ustalą się w sposób nie katastrofalny. To nie jest operacja<text:s/>cenowo-dochodowa, która zakłada, że my podniesiemy ceny o tyle, prawda,<text:s/>mówimy naprzód o ile wzrosną i potem się dokładnie trzymamy tego. I mówimy też jak to będziemy rekom<text:span text:style-name="T4434">pe</text:span>nsować.</text:p>
      <text:p text:style-name="P4435">My mówimy, że ceny będą cenami równowagi. Odpowiedź na to na jakim poziomie one się ukształtują jest bardzo złożona i wydaje mi się trudna. Ale ponieważ właśnie te<text:span text:style-name="T4436">go</text:span><text:s/>klucz<text:span text:style-name="T4437">ow</text:span>ego mięsa można zjeść stosunkowo dużo i pieniądze są, to być może to pociągnie ceny innych ar<text:span text:style-name="T4438">t</text:span>yk<text:span text:style-name="T4439">u</text:span>łów, no chociażby zbożowych.<text:s/><text:soft-page-break/>Zacznie się opłacać kupować ch<text:span text:style-name="T4440">le</text:span>b na<text:s/>to,<text:s/>żeby podkarmić drobne ptactwo czy jakiś inny drobny inwentarz i mieć z tego określony dochód.<text:span text:style-name="T4441"><text:s/></text:span>Już to się zaczyna.</text:p>
      <text:p text:style-name="P4442">A więc ja bym po prostu chciał tutaj wskazać na tę zasadniczą różnicę między tym co robiliśmy w roku 1988, 1982 i kilka jeszcze razy wc<text:span text:style-name="T4443">ze</text:span>śniej, kiedy wszystko było ustalone jakoś tam bilansowane lepiej lub gorzej, ale nigdy nie poddaliśmy tego konkretnym działaniom mechanizmu rynkowego. Chcemy wejść widząc w mechanizmie rynkowym przede wszystkim podstawy ożywienia wzrostu gospodarczego. Bo my bez rynku -<text:s/>wydaje się - już wzrostu gospodarczego wysokiego nie osiągniemy.</text:p>
      <text:p text:style-name="P4444">I teraz sprawa następująca -<text:s/>to,<text:s/>że ceny żywności w związku z tym będą rosły nieco szybciej niż inne artykuły jest dla mnie sprawą zupełnie oczywistą. Znowuż można się z<text:span text:style-name="T4445">a</text:span>stanawiać na ile ten wzrost trzeba potem wyhamowywać. Ale w jakimś czasie, jakiś czas musimy sobie dać na<text:s/>to,<text:s/>żeby w ogóle zjawisko poznać.</text:p>
      <text:p text:style-name="P4446">I druga sprawa - będą zróżnicowania lokalne. One muszą być, bo naprawdę będzie się taniej produkowało żywność w wielu regionach niż na Śląsku i ten komu się będzie opłacało po niższych kosztach, jeżeli będzie chciał mieć szeroki zbyt, sprzeda ją nieco taniej.<text:s/><text:span text:style-name="T4447">I</text:span><text:s/>teraz wkraczanie w to państwa, no nie odbiegały specjalnie od jakiejś tam przeci<text:span text:style-name="T4448">ęt</text:span>nej. To są wszystko bardzo subiektywne kryteria - co to jest znacznie.</text:p>
      <text:p text:style-name="P4449">Dzisiaj, jeżeli w Białej Podlaskiej schab na wolnym rynku jest dokładnie trzy razy tańszy od schabu na wolnym rynku w Warszawie. Jest to znaczna różnica? Jest chyba znaczna<text:span text:style-name="T4450"><text:s/></text:span>różnica, prawda? I to co? Czy w związku z tym trzeba ingerować w momencie, kiedy odejdziemy od reglamenta<text:span text:style-name="T4451">cj</text:span>i mięsa, te ceny si<text:span text:style-name="T4452">ę</text:span><text:s/>znacznie wyrównają, ale różnice będą. Ja bym się - moim zdaniem bym się nie obawiał po prostu, żeby to zróżnicowanie regionalne było, bo ono w jakimś sensie musi być. A kształtujące<text:span text:style-name="T4453"><text:s/></text:span>ceny urzędowe na te całkiem podstawowe artykuły żywnościowe typu: chleb, odżywki dzienne, mleko, białe twarogi, również w jakimś sensie będziemy oddziaływali na ceny innych artykułów i utrzymywal<text:span text:style-name="T4454">i..</text:span>. jakiś to będzie wpływ jednak na utrzymanie tych cen w pewnych przyzwoitych proporcjach. Tak mi się wydaje. Ale próba odpowiedzi i zabezpieczenia się przed wszystkim teraz jest<text:s/><text:span text:style-name="T4455">-</text:span><text:s/>moim zdaniem - czasem jałowym.</text:p>
      <text:p text:style-name="P4456"><text:span text:style-name="T4457"><text:s text:c="27"/></text:span>:</text:p>
      <text:p text:style-name="P4458">Czy można panu zadać jedno pytanie, panie ministrze?</text:p>
      <text:p text:style-name="P4459"><text:span text:style-name="T4460">Minister</text:span>:</text:p>
      <text:p text:style-name="P4461">Oczywiście, proszę bardzo.</text:p>
      <text:p text:style-name="P4462"><text:span text:style-name="T4463"><text:s text:c="27"/></text:span>:</text:p>
      <text:p text:style-name="P4464">Pan użył sformułowania, że oczywiście ceny żywności będą sporo wyższe, jak pan powiedział, od innego wskaźnika wzrostu cen.</text:p>
      <text:p text:style-name="P4465"><text:span text:style-name="T4466">Minister</text:span><text:span text:style-name="T4467">:</text:span></text:p>
      <text:p text:style-name="P4468">Wzrost cen żywności w te<text:span text:style-name="T4469">j</text:span><text:s/>chwili będzie szybszy.</text:p>
      <text:p text:style-name="P4470"><text:span text:style-name="T4471"><text:s text:c="27"/></text:span>:</text:p>
      <text:p text:style-name="P4472">Tak.<text:s/><text:span text:style-name="T4473">I</text:span><text:s/>ja chciałem wrócić do pytania, które już panu zadawałe<text:span text:style-name="T4474">m</text:span>, na które już raz uzyskałem odpowiedź. Mianowicie pytaliśmy tu już raz - jaka jest pana prognoza tegorocznego wzrostu cen przeciętnych. Czy pan podtrzymuje twierdzen<text:span text:style-name="T4475">ie</text:span>,<text:s/><text:span text:style-name="T4476">ż</text:span>e to będzie w granicach - powiedzmy 60 proc. I do tego pan odnosi sprawę wyższego nieco wzrostu cen<text:s/>żywności<text:s/>czy pan rewiduje swoją prognozę<text:span text:style-name="T4477">.</text:span></text:p>
      <text:soft-page-break/>
      <text:p text:style-name="P4478"><text:span text:style-name="T4479">Minister</text:span><text:span text:style-name="T4480"><text:s text:c="13"/></text:span>:</text:p>
      <text:p text:style-name="P4481">Panie doktorze, jeżeli my nie podejmiemy decyzji o urynkowieniu i nie odejdziemy od reglamentacji mięsa, to ja podtrzymuję swoje zdanie, że możemy uzyskać wskaźnik infla<text:span text:style-name="T4482">cj</text:span>i w tym roku na poziomie kilkunastu procent powy<text:span text:style-name="T4483">że</text:span>j gdzieś tam w granicach - nie w<text:span text:style-name="T4484">ie</text:span>m - 15-16 proc. powyżej tego co planowano. Jesteśmy jeszcze w stanie to zrobić. Natomiast jeśli chodzi<text:span text:style-name="T4485">.</text:span>..,<text:s/>jeżeli chodzi o urynkowienie..<text:span text:style-name="T4486">.</text:span></text:p>
      <text:p text:style-name="P4487"><text:span text:style-name="T4488"><text:s text:c="27"/></text:span>:</text:p>
      <text:p text:style-name="P4489">Bez zamrożenia cen wszystkich?</text:p>
      <text:p text:style-name="P4490"><text:span text:style-name="T4491">Minister</text:span>:</text:p>
      <text:p text:style-name="P4492">Jeżeli podejmiemy decyzję o urynkowieniu żywności to oczywiście tutaj cała polityka cenowa i dochodowa ulegają zasadniczej zmianie. I nie chciałbym tutaj prorokować zbyt wiele.</text:p>
      <text:p text:style-name="P4493"><text:span text:style-name="T4494">Min. Wł</text:span><text:span text:style-name="T4495">.</text:span><text:span text:style-name="T4496"><text:s/>Baka</text:span>:</text:p>
      <text:p text:style-name="P4497">Proszę bardzo. Bardzo proszę - red. Karol Szwarc.</text:p>
      <text:p text:style-name="P4498"><text:span text:style-name="T4499">R</text:span><text:span text:style-name="T4500">e</text:span><text:span text:style-name="T4501">d.<text:s/></text:span><text:span text:style-name="T4502">K</text:span><text:span text:style-name="T4503">a</text:span><text:span text:style-name="T4504">r</text:span><text:span text:style-name="T4505">ol Szwarc</text:span>:</text:p>
      <text:p text:style-name="P4506">Jeśliby miał zostać ten zapis, który tu pan Bugaj zaproponował w sprawie zgromadzenia tych rezerw przez rząd, to proponowałbym usunąć słowo<text:s/>„w momencie<text:span text:style-name="T4507">”</text:span><text:s/>a napisać<text:s/><text:span text:style-name="T4508">„</text:span>w trakcie”. Dlatego, że w momencie to jest zgodnie z interpreta<text:span text:style-name="T4509">cj</text:span>ą okazja do jednorazowej operacji.</text:p>
      <text:p text:style-name="P4510">To jest pierwsza sprawa. Druga sprawa - nie ma w tej redakcji tego, co stanowiło dużą część<text:s/>wypowiedzi,<text:s/>żeby uwzględnić stronę socjalną. Ja optuję za wpisaniem tych dwóch - trzech słów<text:span text:style-name="T4511">.</text:span>.<text:span text:style-name="T4512">.</text:span></text:p>
      <text:p text:style-name="P4513"><text:span text:style-name="T4514">P</text:span><text:span text:style-name="T4515">ro</text:span><text:span text:style-name="T4516">f. Wł. Baka</text:span>:</text:p>
      <text:p text:style-name="P4517"><text:span text:style-name="T4518">Ja</text:span>kich?</text:p>
      <text:p text:style-name="P4519"><text:span text:style-name="T4520">Red.<text:s/></text:span><text:span text:style-name="T4521">K</text:span><text:span text:style-name="T4522">a</text:span><text:span text:style-name="T4523">r</text:span><text:span text:style-name="T4524">ol Szwarc</text:span>:</text:p>
      <text:p text:style-name="P4525">Równoważenie detaliczne rynku żywnościowego dokonywane będzie nie poprzez jednorazową operac<text:span text:style-name="T4526">j</text:span>ę cenową, lecz w sposób stopniowy, z uwzględnieniem ochrony budżetów rodzinnych i kształtowania się kosztów utrzymania. Szczegółowy program urynkowienia żywności zostanie uzgodniony ze związkami zawodowymi.</text:p>
      <text:p text:style-name="P4527"><text:span text:style-name="T4528">Prof. Wł. Baka</text:span>:</text:p>
      <text:p text:style-name="P4529">To niech pan jeszcze raz całość przeczyta tej propozycji<text:span text:style-name="T4530">.<text:s/></text:span>Proszę uważnie słuchać, ponieważ wygląda na to, że może to by<text:span text:style-name="T4531">ć<text:s/></text:span>wyjście<text:span text:style-name="T4532">.</text:span></text:p>
      <text:p text:style-name="P4533"><text:span text:style-name="T4534">Red.<text:s/></text:span><text:span text:style-name="T4535">K</text:span><text:span text:style-name="T4536">a</text:span><text:span text:style-name="T4537">r</text:span><text:span text:style-name="T4538">ol Szwarc</text:span>:</text:p>
      <text:p text:style-name="P4539">Strona 4 kończy się tak jak się kończy, tzn.<text:s/>„do wzrostu płac<text:span text:style-name="T4540">”</text:span><text:s/>- tak jest na stronie 4.</text:p>
      <text:p text:style-name="P4541"><text:span text:style-name="T4542">Prof. Wł. Baka</text:span>:</text:p>
      <text:p text:style-name="P4543">Niech pan czyta z tego oryginalnego dokumentu.</text:p>
      <text:p text:style-name="P4544"><text:span text:style-name="T4545">Red. K</text:span><text:span text:style-name="T4546">.</text:span><text:span text:style-name="T4547"><text:s/>Szwarc</text:span>:</text:p>
      <text:p text:style-name="P4548">Czytam z tego dokumentu, który<text:s/>państwo otrzymaliście<text:span text:style-name="T4549">.</text:span></text:p>
      <text:p text:style-name="P4550"><text:span text:style-name="T4551">Prof</text:span><text:span text:style-name="T4552">.</text:span><text:span text:style-name="T4553"><text:s/></text:span><text:span text:style-name="T4554">Wł.</text:span><text:span text:style-name="T4555"><text:s/>Bak</text:span><text:span text:style-name="T4556">a</text:span>:</text:p>
      <text:p text:style-name="P4557">Panie redaktorze, prosz<text:span text:style-name="T4558">ą</text:span><text:s/>niech pan przeczyta oryginalny tekst<text:span text:style-name="T4559">.</text:span><text:s/>Niech pan przeczyta cały tekst.</text:p>
      <text:p text:style-name="P4560"><text:span text:style-name="T4561">Red. K</text:span><text:span text:style-name="T4562">.</text:span><text:span text:style-name="T4563"><text:s/>Szwarc</text:span>:</text:p>
      <text:p text:style-name="P4564">Proszę bardzo, mogę przeczyta<text:span text:style-name="T4565">ć</text:span>. Tamten tekst był<text:span text:style-name="T4566">.</text:span>.<text:span text:style-name="T4567">.</text:span></text:p>
      <text:p text:style-name="P4568">„Osią polityki ekonomicznej będzie urynkawianie całej gospodarki, w tym także żywnościowej.<text:s/><text:soft-page-break/>Równolegle ze znoszeniem monopoli i reglamentacji środków produkcji, ceny będą kształtowane przez relacje popytu i podaży, zaś dotacje będą sukcesywnie ograniczane”.</text:p>
      <text:p text:style-name="P4569">Intencja jest prawie dokładna jak jest w tym.</text:p>
      <text:p text:style-name="P4570"><text:span text:style-name="T4571">Prof</text:span><text:span text:style-name="T4572">.</text:span><text:span text:style-name="T4573"><text:s/></text:span><text:span text:style-name="T4574">Wł.</text:span><text:span text:style-name="T4575"><text:s/>Bak</text:span><text:span text:style-name="T4576">a</text:span>:</text:p>
      <text:p text:style-name="P4577">No dobrze, a dalej?</text:p>
      <text:p text:style-name="P4578"><text:span text:style-name="T4579">Red. K</text:span><text:span text:style-name="T4580">.</text:span><text:span text:style-name="T4581"><text:s/>Szwarc</text:span>:</text:p>
      <text:p text:style-name="P4582">Proponuję zachować następne zdanie, które jest w tekście przedłożonym<text:s/>państwu przed chwilą.</text:p>
      <text:p text:style-name="P4583">„W okresie przejściowym rozmiary dotacji, rozmiar d<text:span text:style-name="T4584">ot</text:span>acji będzie utrzymany na poziomie umożliwiającym ograniczenie tempa wzrostu cen żywności dotowanej do tempa na poziomie zbliżonym do wzrostu płac”.</text:p>
      <text:p text:style-name="P4585">Nastę<text:span text:style-name="T4586">p</text:span>nie zaś:</text:p>
      <text:p text:style-name="P4587"><text:span text:style-name="T4588">„</text:span>Równoważenie detalicznego rynku żywnościowego dokonywane będzie nie poprzez jednorazową operację cenową, lecz w sposób stopniowy, z uwzględnieniem ochrony budżetów rodzinn<text:span text:style-name="T4589">yc</text:span>h<text:span text:style-name="T4590"><text:s/></text:span>i kształtowania się kosztów utrzymania. Szczegółowy program urynkowienia żywności zostanie uzgodniony ze związkami zawodow<text:span text:style-name="T4591">ym</text:span>i.<text:span text:style-name="T4592">”</text:span></text:p>
      <text:p text:style-name="P4593"><text:span text:style-name="T4594">Pro</text:span><text:span text:style-name="T4595">f</text:span><text:span text:style-name="T4596">. Wł.<text:s/></text:span><text:span text:style-name="T4597">B</text:span><text:span text:style-name="T4598">aka</text:span>:</text:p>
      <text:p text:style-name="P4599">Czy ten tekst też nie odpowiada?</text:p>
      <text:p text:style-name="P4600"><text:span text:style-name="T4601"><text:s text:c="27"/></text:span>:</text:p>
      <text:p text:style-name="P4602">Przepraszam, ale jeżeli<text:s/>zapiszemy,<text:s/>że w momencie, to tym samym rozumiemy, że to jest jednorazowa operacja.<text:s/><text:span text:style-name="T4603">A</text:span><text:s/>tak chyba panu Bugajowi nie o to ch<text:span text:style-name="T4604">o</text:span>dziło, prawda?</text:p>
      <text:p text:style-name="P4605"><text:span text:style-name="T4606"><text:s text:c="27"/></text:span>:</text:p>
      <text:p text:style-name="P4607">Czy można? Ja naprawdę bym ponawiał panie profesorze moją propozycję nie koniecznie może pan, ale może b<text:span text:style-name="T4608">yś</text:span>my [nieczytelne] pana Szwarca albo pana ministra<text:s/>Lewandowskiego,<text:s/>żeby swój punkt widzenia jak gdyby przekazał i gdybyśmy tutaj może na tyle się zbliżyli i żeby przekonać się wzajemnie.</text:p>
      <text:p text:style-name="P4609"><text:span text:style-name="T4610">Pro</text:span><text:span text:style-name="T4611">f.</text:span><text:span text:style-name="T4612"><text:s/>Wł</text:span><text:span text:style-name="T4613">.</text:span><text:span text:style-name="T4614"><text:s/></text:span><text:span text:style-name="T4615">B</text:span><text:span text:style-name="T4616">aka</text:span>:</text:p>
      <text:p text:style-name="P4617">Drodze negocjatorzy ze strony opozyc<text:span text:style-name="T4618">yj</text:span>no-solidar<text:span text:style-name="T4619">no</text:span>ściowej naprawę nie próbujcie działać tak, żeby ktoś za was waszą robotę wykonywał.</text:p>
      <text:p text:style-name="P4620"><text:span text:style-name="T4621">P</text:span><text:span text:style-name="T4622">r</text:span><text:span text:style-name="T4623">of. W. Trz</text:span><text:span text:style-name="T4624">eciako</text:span><text:span text:style-name="T4625">ws</text:span><text:span text:style-name="T4626">ki</text:span>:</text:p>
      <text:p text:style-name="P4627">Ja rozumiem, że są dwie różne koncepcje i wobec tego my postaramy<text:s/><text:span text:style-name="T4628">s</text:span>ię przedstawić możliwie obiektywnie obie koncepcje.</text:p>
      <text:p text:style-name="P4629"><text:span text:style-name="T4630"><text:s text:c="27"/></text:span>:</text:p>
      <text:p text:style-name="P4631">Czy one są różne te koncepcje?</text:p>
      <text:p text:style-name="P4632"><text:span text:style-name="T4633">Pro</text:span><text:span text:style-name="T4634">f.</text:span><text:span text:style-name="T4635"><text:s/></text:span><text:span text:style-name="T4636">W.</text:span><text:span text:style-name="T4637"><text:s/>Trz</text:span><text:span text:style-name="T4638">eci</text:span><text:span text:style-name="T4639">akowsk</text:span><text:span text:style-name="T4640">i</text:span>:</text:p>
      <text:p text:style-name="P4641">Tak, tak. Są różne w sensie form zabezpieczenia<text:span text:style-name="T4642">...</text:span></text:p>
      <text:p text:style-name="P4643"><text:span text:style-name="T4644">Pro</text:span><text:span text:style-name="T4645">f.</text:span><text:span text:style-name="T4646"><text:s/></text:span><text:span text:style-name="T4647">W.</text:span><text:span text:style-name="T4648"><text:s/>Baka</text:span>:</text:p>
      <text:p text:style-name="P4649">T<text:span text:style-name="T4650">u</text:span><text:s/>okazuje się, że są różnice zasadnicze. W obecnej wykładni pół biedy, ale jest wykładnia bardzo lojalna, my to cenimy.</text:p>
      <text:p text:style-name="P4651"><text:span text:style-name="T4652"><text:s text:c="27"/></text:span>:</text:p>
      <text:p text:style-name="P4653">Pan chce zrobić wielką rzecz - urynkowić gospodarkę i to wszystko bezboleśnie, że to wszystkim będzie<text:s/><text:soft-page-break/>się tak to podobało, że wszyscy będą zadowoleni. No pewnie, przez 40 lat były ceny żywności trzymane na niskim poziomie.</text:p>
      <text:p text:style-name="P4654"><text:span text:style-name="T4655"><text:s text:c="27"/></text:span>:</text:p>
      <text:p text:style-name="P4656">Panie ministrze ale chodzi o to,<text:s/>żeby nie było komunikatu takiego, że operacja się udała tylko pacjent jest martwy.</text:p>
      <text:p text:style-name="P4657"><text:span text:style-name="T4658">Pro</text:span><text:span text:style-name="T4659">f.</text:span><text:span text:style-name="T4660"><text:s/>Wł.<text:s/></text:span><text:span text:style-name="T4661">B</text:span><text:span text:style-name="T4662">aka</text:span>:</text:p>
      <text:p text:style-name="P4663">Wobec tego ja rozumiem, że w tej chwili zdejmujemy sprawę z porządku. Natomiast<text:s/>przenosimy,<text:s/>jeżeli chodzi o nasz wymiar sprawę na spotkanie współprzewodniczących.</text:p>
      <text:p text:style-name="P4664"><text:span text:style-name="T4665"><text:s text:c="27"/></text:span>:</text:p>
      <text:p text:style-name="P4666">Ja osobiście myślę, że my jeszcze możemy maksymalnie prz<text:span text:style-name="T4667">e</text:span>myśleć to<text:s/>stanowisko,<text:s/>żeby wyjść<text:s/><text:span text:style-name="T4668">w</text:span><text:s/>kierunku strony rządowej tak daleko jak możemy. Ale nie dalej oczywiście niż jesteśmy merytorycznie przeświadczeni.</text:p>
      <text:p text:style-name="P4669"><text:span text:style-name="T4670">Pro</text:span><text:span text:style-name="T4671">f.</text:span><text:span text:style-name="T4672"><text:s/></text:span><text:span text:style-name="T4673">W.</text:span><text:span text:style-name="T4674"><text:s/>Trzeciakowski</text:span><text:span text:style-name="T4675">:</text:span></text:p>
      <text:p text:style-name="P4676">Proponowałbym, żeby pan pro<text:span text:style-name="T4677">f.</text:span><text:s/>Baka zechciał sformułować wyraźnie intencje strony rządowej w tym tekście. Jakie są uzupełnienia do tekstu, który jest zamieszczony na stronie 3-4.</text:p>
      <text:p text:style-name="P4678"><text:span text:style-name="T4679">Prof. Wł. Baka</text:span>:</text:p>
      <text:p text:style-name="P4680">Ja jeszcze raz powtarzam:</text:p>
      <text:p text:style-name="P4681"><text:span text:style-name="T4682">„</text:span>Uznaje się za ważne oparcie całej gospodarki, w tym także produkcji rolnej na zasadach rynkowych<text:span text:style-name="T4683">.</text:span><text:s/>W związku z tym<text:span text:style-name="T4684"><text:s/></text:span>równolegle ze znoszeniem monopoli i reglamenta<text:span text:style-name="T4685">cji</text:span><text:s/>środków produkcji ceny będą kształtowane przez relacje popytu i podaży a dotacje będą sukcesywnie ograniczane. W okresie przejściowym rozmiar dotacji będzie utrzymywany na poziomie umożliwiającym ograniczenie tempa wzrostu cen żywności dotowanej do tempa zbliżonego do wzrostu płac”.</text:p>
      <text:p text:style-name="P4686">W okresie przejściowym oczywiście. I dalej:</text:p>
      <text:p text:style-name="P4687"><text:span text:style-name="T4688">„</text:span>Rząd zgromadzi niezbędne rezerwy, by móc skutecznie przeciwdziałać gwałtownemu wzrostowi cen w procesie urynkowienia”.</text:p>
      <text:p text:style-name="P4689">Dalej:</text:p>
      <text:p text:style-name="P4690">„Szczegółowy program urynkowienia żywności zostanie uzgodniony ze związkami zawodowymi.”</text:p>
      <text:p text:style-name="P4691">Czy możemy<text:s/><text:span text:style-name="T4692">p</text:span>rzyjąć, że to jest ta propozycja, która będzie przekazana?</text:p>
      <text:p text:style-name="P4693"><text:span text:style-name="T4694">Pro</text:span><text:span text:style-name="T4695">f.</text:span><text:span text:style-name="T4696"><text:s/></text:span><text:span text:style-name="T4697">W</text:span><text:span text:style-name="T4698">.<text:s/></text:span><text:span text:style-name="T4699">T</text:span><text:span text:style-name="T4700">rzeciakowski</text:span>:</text:p>
      <text:p text:style-name="P4701">Tak jest<text:span text:style-name="T4702">.</text:span></text:p>
      <text:p text:style-name="P4703"><text:span text:style-name="T4704">Pr</text:span><text:span text:style-name="T4705">of</text:span><text:span text:style-name="T4706">. Wł.<text:s/></text:span><text:span text:style-name="T4707">B</text:span><text:span text:style-name="T4708">aka:</text:span></text:p>
      <text:p text:style-name="P4709">Dobrze. Rozumiem, że innych uwag nie ma więcej. Przechodzimy do punktu 8. Tutaj nie widzę żadnych sęków. Teraz mamy kwestię indeksacji, ale może indeksacja jako smakowity kąsek, zostawimy sobie na koniec. Co?</text:p>
      <text:p text:style-name="P4710">Teraz stronica 6<text:s/>„Program ochrony pracy i zatrudnienia”.</text:p>
      <text:p text:style-name="P4711">Jak mi wiadomo, to b<text:span text:style-name="T4712">ył</text:span>o uzg<text:span text:style-name="T4713">o</text:span>dnione. Pan pro<text:span text:style-name="T4714">f.</text:span><text:s/>Rosner stwierdza tu<text:span text:style-name="T4715">,</text:span><text:s/>że w całości uzgodnione<text:span text:style-name="T4716">.</text:span></text:p>
      <text:p text:style-name="P4717"><text:span text:style-name="T4718"><text:s text:c="27"/></text:span>:</text:p>
      <text:p text:style-name="P4719">Tylko załączniki.</text:p>
      <text:p text:style-name="P4720"><text:span text:style-name="T4721">Pro</text:span><text:span text:style-name="T4722">f.</text:span><text:span text:style-name="T4723"><text:s/>Wł.<text:s/></text:span><text:span text:style-name="T4724">B</text:span><text:span text:style-name="T4725">aka</text:span>:</text:p>
      <text:soft-page-break/>
      <text:p text:style-name="P4726">Oczywiście, do załączników dojdziemy oddzielnie.</text:p>
      <text:p text:style-name="P4727"><text:span text:style-name="T4728">„</text:span>Nowy ład ekonomiczny”<text:s/><text:span text:style-name="T4729">-</text:span><text:s/>stronica<text:s/><text:span text:style-name="T4730">7</text:span>.</text:p>
      <text:p text:style-name="P4731">To b<text:span text:style-name="T4732">ył</text:span>o uzgadniane i jest tutaj rozbieżność. No to jest ta rozbieżność już na Magdalenkę, tak. Bo tam na końcu mamy jeszcze wykaz tych problemów na Magdalenkę.</text:p>
      <text:p text:style-name="P4733">Stronica 8<text:s/><text:span text:style-name="T4734">-</text:span><text:s/>tutaj nie było żadnych problemów. To jest literalnie przepisane i tutaj nie było kolizji. Nie słyszę uwag.</text:p>
      <text:p text:style-name="P4735">Stronica 9 - była<text:s/><text:span text:style-name="T4736">rozb</text:span>ieżność tylko w sprawie usytuowania tego funduszu majątku - czy instytucja pozarządowa czy... Tutaj<text:s/>„Przesądzenie usytuowania funduszu powinno nastąpić po dokładni<text:span text:style-name="T4737">ej</text:span>szym ustaleniu jego funkcji i zasad działania.”</text:p>
      <text:p text:style-name="P4738">Dalej będziem<text:span text:style-name="T4739">y...</text:span></text:p>
      <text:p text:style-name="P4740">Punkt 3.</text:p>
      <text:p text:style-name="P4741"><text:span text:style-name="T4742"><text:s text:c="27"/></text:span>:</text:p>
      <text:p text:style-name="P4743">Tu są drobne<text:s/>opcyjnie<text:s/>zmiany, które z ko<text:span text:style-name="T4744">l.</text:span><text:s/><text:span text:style-name="T4745">Ś</text:span>więcickim ż<text:span text:style-name="T4746">eś</text:span>my uzgadniali.</text:p>
      <text:p text:style-name="P4747"><text:span text:style-name="T4748">Pro</text:span><text:span text:style-name="T4749">f.</text:span><text:span text:style-name="T4750"><text:s/>Wł</text:span><text:span text:style-name="T4751">.</text:span><text:span text:style-name="T4752"><text:s/></text:span><text:span text:style-name="T4753">B</text:span><text:span text:style-name="T4754">aka:</text:span></text:p>
      <text:p text:style-name="P4755">Ale żadnych merytor<text:span text:style-name="T4756">yc</text:span>znych nie ma? To dobrze.</text:p>
      <text:p text:style-name="P4757">Rozumiem, że stronica 9 jest uzgodniona.</text:p>
      <text:p text:style-name="P4758"><text:span text:style-name="T4759">Pro</text:span><text:span text:style-name="T4760">f.</text:span><text:span text:style-name="T4761"><text:s/></text:span><text:span text:style-name="T4762">W.</text:span><text:span text:style-name="T4763"><text:s/></text:span><text:span text:style-name="T4764">T</text:span><text:span text:style-name="T4765">rzeciakowsk</text:span><text:span text:style-name="T4766">i</text:span><text:span text:style-name="T4767">:</text:span></text:p>
      <text:p text:style-name="P4768">Uzgodniona, ale poza rozbieżnościami.</text:p>
      <text:p text:style-name="P4769"><text:span text:style-name="T4770">Pr</text:span><text:span text:style-name="T4771">of.</text:span><text:span text:style-name="T4772"><text:s/>Wł</text:span><text:span text:style-name="T4773">.</text:span><text:span text:style-name="T4774"><text:s/></text:span><text:span text:style-name="T4775">B</text:span><text:span text:style-name="T4776">aka</text:span>:</text:p>
      <text:p text:style-name="P4777">Tak<text:span text:style-name="T4778">,</text:span><text:s/>poza rozbieżn<text:span text:style-name="T4779">o</text:span>ściami<text:span text:style-name="T4780">.</text:span></text:p>
      <text:p text:style-name="P4781"><text:span text:style-name="T4782"><text:s text:c="27"/></text:span>:</text:p>
      <text:p text:style-name="P4783">Stronica 10. Tu jest pewna wątpliwość drobna, bo tu zostało dopisane w punkcie 5:<text:s/><text:span text:style-name="T4784">„</text:span>Stworzenie podstaw prawn<text:span text:style-name="T4785">yc</text:span>h<text:span text:style-name="T4786"><text:s/></text:span>dla tworzenia spółek pracowniczych oraz emisji i sprzedaży akcji pra<text:span text:style-name="T4787">co</text:span>wn<text:span text:style-name="T4788">ic</text:span>z<text:span text:style-name="T4789">yc</text:span>h”<text:span text:style-name="T4790">.</text:span></text:p>
      <text:p text:style-name="P4791">Ja nie wiem czy nie powinno tu być raczej napisane sprzedaży akcji, a w tym pra<text:span text:style-name="T4792">co</text:span>wnicz<text:span text:style-name="T4793">yc</text:span>h.</text:p>
      <text:p text:style-name="P4794"><text:span text:style-name="T4795">Prof.<text:s/></text:span><text:span text:style-name="T4796">W</text:span><text:span text:style-name="T4797">ł.<text:s/></text:span><text:span text:style-name="T4798">B</text:span><text:span text:style-name="T4799">aka</text:span>:</text:p>
      <text:p text:style-name="P4800">Dobrze.</text:p>
      <text:p text:style-name="P4801"><text:span text:style-name="T4802"><text:s text:c="27"/></text:span>:</text:p>
      <text:p text:style-name="P4803">To znaczy specjalnych akcji pracowniczych nie będzie, tylko dla pracowników.<text:span text:style-name="T4804">..</text:span></text:p>
      <text:p text:style-name="P4805"><text:span text:style-name="T4806">Pro</text:span><text:span text:style-name="T4807">f.</text:span><text:span text:style-name="T4808"><text:s/>Wł</text:span><text:span text:style-name="T4809">.</text:span><text:span text:style-name="T4810"><text:s/></text:span><text:span text:style-name="T4811">B</text:span><text:span text:style-name="T4812">aka</text:span>:</text:p>
      <text:p text:style-name="P4813">Ale dlaczego? Przecież mogą być uprzywile<text:span text:style-name="T4814">jo</text:span>wane.</text:p>
      <text:p text:style-name="P4815">Czy do stronicy 10 są jakieś uwagi?</text:p>
      <text:p text:style-name="P4816"><text:span text:style-name="T4817"><text:s text:c="27"/></text:span>:</text:p>
      <text:p text:style-name="P4818">To jest sprawa 7 punktu.</text:p>
      <text:p text:style-name="P4819"><text:span text:style-name="T4820">Pro</text:span><text:span text:style-name="T4821">f.</text:span><text:span text:style-name="T4822"><text:s/>Wł</text:span><text:span text:style-name="T4823">.</text:span><text:span text:style-name="T4824"><text:s/></text:span><text:span text:style-name="T4825">B</text:span><text:span text:style-name="T4826">aka</text:span>:</text:p>
      <text:p text:style-name="P4827">Tak, tu drobne zmiany stylistyczne żeśmy mieli, ale to też poprowadzimy bez problemów.</text:p>
      <text:p text:style-name="P4828">Stronica 11. Niestety nie ma pro<text:span text:style-name="T4829">f.</text:span><text:s/>M<text:span text:style-name="T4830">ujż</text:span>ela, który z naszej strony to pilotował. Ale wszystkie uwagi pro<text:span text:style-name="T4831">f.</text:span><text:s/>M<text:span text:style-name="T4832">ujż</text:span>ela są uwzględnione. Niemniej jednak jeszcze prof. Mujżel będzie mógł się odnieść i ustosunkować do tego tekstu.</text:p>
      <text:p text:style-name="P4833"><text:span text:style-name="T4834"><text:s text:c="27"/></text:span>:</text:p>
      <text:soft-page-break/>
      <text:p text:style-name="P4835">Czy to ma być do punktu 5 na stronie 11?</text:p>
      <text:p text:style-name="P4836"><text:span text:style-name="T4837">Prof.<text:s/></text:span><text:span text:style-name="T4838">W</text:span><text:span text:style-name="T4839">ł.<text:s/></text:span><text:span text:style-name="T4840">B</text:span><text:span text:style-name="T4841">aka</text:span>:</text:p>
      <text:p text:style-name="P4842">Stronica 12. Czy są uwagi? Nie widzę<text:span text:style-name="T4843">.</text:span></text:p>
      <text:p text:style-name="P4844"><text:span text:style-name="T4845"><text:s text:c="27"/></text:span>:</text:p>
      <text:p text:style-name="P4846">Tyle że nie chcemy tu być w nawiasie. Gdyby panie profesorze z tą rozbieżnością.</text:p>
      <text:p text:style-name="P4847"><text:span text:style-name="T4848">Prof.<text:s/></text:span><text:span text:style-name="T4849">W</text:span><text:span text:style-name="T4850">ł.<text:s/></text:span><text:span text:style-name="T4851">B</text:span><text:span text:style-name="T4852">aka</text:span>:</text:p>
      <text:p text:style-name="P4853">To znaczy ja w ogóle<text:s/>myślę,<text:s/>żeby te rozbieżności też skierować na Magdalenkę, bo to jest sprawa taka generalna.</text:p>
      <text:p text:style-name="P4854"><text:span text:style-name="T4855">P</text:span><text:span text:style-name="T4856">r</text:span><text:span text:style-name="T4857">o</text:span><text:span text:style-name="T4858">f.</text:span><text:span text:style-name="T4859"><text:s/></text:span><text:span text:style-name="T4860">W.</text:span><text:span text:style-name="T4861"><text:s/>Trzeciakowski</text:span>:</text:p>
      <text:p text:style-name="P4862">Oczywiście, dobrze.</text:p>
      <text:p text:style-name="P4863"><text:span text:style-name="T4864">Prof.<text:s/></text:span><text:span text:style-name="T4865">W</text:span><text:span text:style-name="T4866">ł.<text:s/></text:span><text:span text:style-name="T4867">B</text:span><text:span text:style-name="T4868">aka</text:span>:</text:p>
      <text:p text:style-name="P4869">Stronica 14.<text:s/>„Przezwyciężanie bariery zadłużenia”.</text:p>
      <text:p text:style-name="P4870">Stronica 15. Też jest uzgodniona w całości. Zresztą uzgadnialiśmy przed wyjściem.</text:p>
      <text:p text:style-name="P4871">Teraz jeżeli chodzi o pkt 7 na stronicy 16 to tutaj jest preambuła /VII rzymski/ - że pisze:<text:s/>„Strona koalicyjno-rządowa kieruje do okrągłego stołu”... Przepraszam<text:s/>„Proponuje skierować”<text:s/>powinno być.</text:p>
      <text:p text:style-name="P4872"><text:span text:style-name="T4873"><text:s text:c="27"/></text:span>:</text:p>
      <text:p text:style-name="P4874">Myśmy to proponowali skierować do<text:s/>„okrągłego stołu<text:span text:style-name="T4875">”</text:span>.</text:p>
      <text:p text:style-name="P4876"><text:span text:style-name="T4877">Prof.<text:s/></text:span><text:span text:style-name="T4878">W</text:span><text:span text:style-name="T4879">ł.<text:s/></text:span><text:span text:style-name="T4880">B</text:span><text:span text:style-name="T4881">aka</text:span>:</text:p>
      <text:p text:style-name="P4882">Zaraz -<text:s/>„Strona koalic<text:span text:style-name="T4883">yj</text:span>no-rządowa proponuje skierować do okrągłego stołu propozycję włączenia poniższego zapisu do umowy społecznej przyjmowanej przez<text:s/>„okrągły stół”. Strona opozyc<text:span text:style-name="T4884">yj</text:span>no-solidarnościowa stwierdziła, że będzie mogła wyrazić stanowisko po uzyskaniu w tej sprawie zgody..<text:span text:style-name="T4885">.</text:span></text:p>
      <text:p text:style-name="P4886"><text:span text:style-name="T4887"><text:s text:c="27"/></text:span>:</text:p>
      <text:p text:style-name="P4888">Nie, nie.</text:p>
      <text:p text:style-name="P4889"><text:span text:style-name="T4890">Prof.<text:s/></text:span><text:span text:style-name="T4891">W</text:span><text:span text:style-name="T4892">ł.<text:s/></text:span><text:span text:style-name="T4893">B</text:span><text:span text:style-name="T4894">aka</text:span>:</text:p>
      <text:p text:style-name="P4895"><text:span text:style-name="T4896">A</text:span><text:s/>jak?</text:p>
      <text:p text:style-name="P4897"><text:span text:style-name="T4898"><text:s text:c="27"/></text:span>:</text:p>
      <text:p text:style-name="P4899">To nie<text:s/>jest,<text:s/>jak gdyby sprawa tego, że my tu się chcemy poradzić Krajowej Komisji Wykonawczej tylko to jest sprawa tego, że wszystkie - jak gdyby - środki wsp<text:span text:style-name="T4900">ół</text:span>działania związków zawodowych z rządem, rozstrzygania konfliktów, miały być po prostu załatwione w zespole związkowym<text:span text:style-name="T4901">.</text:span><text:s/>I koledzy nas prosili, że oni cały ten pakiet chcą mieć jakby pod swoją<text:s/>pieczą,<text:s/>żeby to w sposób kompleksowy załatwić. Tak że my prosimy tylko o uznanie kompetencji grupy związkowej w tej sprawie i nic ponadto.</text:p>
      <text:p text:style-name="P4902"><text:span text:style-name="T4903"><text:s text:c="27"/></text:span>:</text:p>
      <text:p text:style-name="P4904">To nie jest sprawa związkowa.</text:p>
      <text:p text:style-name="P4905"><text:span text:style-name="T4906"><text:s text:c="27"/></text:span>:</text:p>
      <text:p text:style-name="P4907">Jak to nie? A czyja to jest sprawa?</text:p>
      <text:p text:style-name="P4908"><text:span text:style-name="T4909">Prof. Wł. Baka</text:span>:</text:p>
      <text:p text:style-name="P4910">No nie, to już nie jest ważne. Wobec tego w jaki sposób tutaj postąpić - jak pan to proponuje?</text:p>
      <text:p text:style-name="P4911"><text:span text:style-name="T4912"><text:s text:c="27"/></text:span>:</text:p>
      <text:p text:style-name="P4913">Strona opozyc<text:span text:style-name="T4914">yj</text:span>no-solidarnościowa stwierdza, że stanowisko w tej sprawie zajmie<text:s/>Zespół ds.<text:s/><text:soft-page-break/>Pluralizmu<text:s/>Związkowego.<text:s/>Już nawet zajął, o ile wiem, w znacznym stopniu.<text:s/><text:span text:style-name="T4915">O</text:span><text:s/>ile wiem dzisiaj właśnie w czasie rozmów z panem Mazowieckim, to tam odpowiednie zapisy zostały już poczynione.</text:p>
      <text:p text:style-name="P4916"><text:span text:style-name="T4917">Prof. Wł. Baka</text:span>:</text:p>
      <text:p text:style-name="P4918">To zapiszemy<text:s/>„zajmie<text:s/>Zespół ds.<text:s/>Pluralizmu<text:s/>Związkowego”.</text:p>
      <text:p text:style-name="P4919"><text:span text:style-name="T4920"><text:s text:c="27"/></text:span>:</text:p>
      <text:p text:style-name="P4921">Nie, strona opozycyjno-solidarnościowa stwierdza, że stanowisko w tej sp<text:span text:style-name="T4922">ra</text:span>w<text:span text:style-name="T4923">i</text:span>e będzie zajęte...</text:p>
      <text:p text:style-name="P4924"><text:span text:style-name="T4925"><text:s text:c="27"/></text:span>:</text:p>
      <text:p text:style-name="P4926">M<text:span text:style-name="T4927">o</text:span>że już tak<text:s/><text:span text:style-name="T4928">-</text:span><text:s/>strona opozyc<text:span text:style-name="T4929">yj</text:span>no-solidarnościowa stwierdza, że stanowisko w tej sprawie będzie zajęte przez jej reprezentację w zespole...”</text:p>
      <text:p text:style-name="P4930"><text:span text:style-name="T4931">Pro</text:span><text:span text:style-name="T4932">f.</text:span><text:span text:style-name="T4933"><text:s/>W</text:span><text:span text:style-name="T4934">ł.</text:span><text:span text:style-name="T4935"><text:s/></text:span><text:span text:style-name="T4936">B</text:span><text:span text:style-name="T4937">aka</text:span>:</text:p>
      <text:p text:style-name="P4938">W takim razie doredag<text:span text:style-name="T4939">uj</text:span>e się taki zapis, dobrze.</text:p>
      <text:p text:style-name="P4940"><text:span text:style-name="T4941"><text:s text:c="27"/></text:span>:</text:p>
      <text:p text:style-name="P4942">Ja nie rozumiem, czy koledzy ze strony solidarnościowo-opozycyjnej mogliby<text:s/>wyjaśnić,<text:s/>dlaczego coś takie proponują? Bo mnie się wydawało, że to podsumowanie jak gdyby te warunki, one wynikają z naszego stolika ekonomicznego, zrozumienia trudności sytuacji ekonomiczn<text:span text:style-name="T4943">ej,</text:span><text:s/>niebezpieczn<text:span text:style-name="T4944">yc</text:span>h konsekwen<text:span text:style-name="T4945">cj</text:span>i, jakimi grozi i urynkowienie rolnictwa i indeksacja i sprawy górnicze i inne, że w związku z tym widząc te wszystkie niebezpieczeństwa żeby te rozwiązania, które my proponujemy, które tutaj włączamy z indeksacją na czele, żeby one miały szansę powodzenia jakoś bez destrukcji dla gospodarki, bez tych<text:span text:style-name="T4946"><text:s/></text:span>skutków negatywnych, ażeby utrzymały się natomiast ich skutki pozytywne, o które nam tutaj chodzi. Że stolik ekonomiczny widzi potrzebę tego rodzaju działania związków zawodowych, trybu nego<text:span text:style-name="T4947">cj</text:span>ac<text:span text:style-name="T4948">yj</text:span>nego rozwiązywania rozmaitych sporów itd. To jest pewna potrzeba<text:s/>wynikła,<text:s/>jak gdyby z tego, co my przyjmujemy tutaj na zespole ekonomicznym.</text:p>
      <text:p text:style-name="P4949">Ja nie bardzo<text:s/>rozumiem,<text:s/>dlaczego akurat ma się zespół związkowy w tej sprawie wypowiadać. My tu jesteśmy chyba najbardziej świadomi i obaw, jakie wiążą się z tymi rozwiązaniami, które chcemy przyjąć i które proponujemy, ale w których tkwi rozmaitego rodzaju ryzyku duże. I dlatego właśnie jest<text:s/>wymagane tego rodzaju podejście do rozwiązywania konfliktów, sporów w przyszłości, tego rodzaju inst<text:span text:style-name="T4950">yt</text:span>u<text:span text:style-name="T4951">cjo</text:span>nalne zabezpieczenia.</text:p>
      <text:p text:style-name="P4952">Tak ja rozumiem intencje<text:s/>tego,<text:s/>żeby to jakoś wyszło od naszego zespołu.</text:p>
      <text:p text:style-name="P4953"><text:span text:style-name="T4954">Pro</text:span><text:span text:style-name="T4955">f</text:span><text:span text:style-name="T4956">. Wł.<text:s/></text:span><text:span text:style-name="T4957">B</text:span><text:span text:style-name="T4958">aka</text:span>:</text:p>
      <text:p text:style-name="P4959">Gdyby było napisane tak:<text:s/>„Strona opoz<text:span text:style-name="T4960">ycyj</text:span>no-solidarnościowa podzielając celowość zamieszczenia, to znaczy uwzględnienia czy też zajęcia stanowiska według poniższej redak<text:span text:style-name="T4961">cj</text:span>i stwierdza, że rzecz będzie przesądzona w takim układzie - to ja rozumiem.</text:p>
      <text:p text:style-name="P4962">Ale mnie by chodziło o<text:s/>to,<text:s/>żeby tu był pewien akcent wartościujący ze strony naszych partnerów ze stolika gospodarczego.</text:p>
      <text:p text:style-name="P4963"><text:span text:style-name="T4964">Red.<text:s/></text:span><text:span text:style-name="T4965">W</text:span><text:span text:style-name="T4966">ielowieyski</text:span>:</text:p>
      <text:p text:style-name="P4967">Od razu ad vocem do tego co mówił pan dr<text:s/><text:span text:style-name="T4968">Ś</text:span>więcicki, co świetnie rozumiem i podzielam w dużym stopniu merytorycznie i to odczucie i tę potrzebę. Tylko że zrozumcie panowie, iż w naszej sytuacji tworzącego się, odtwarzającego się związku<text:s/><text:span text:style-name="T4969">i<text:s/></text:span>organizującego się, kiedy w sektorze, w zespole związkowym zostały zaledwie ustalone dotąd zasady współdziałania związków, co tutaj jest rzeczą kluczową, prawda.<text:s/><text:soft-page-break/>Bo z rządem możemy konsultować się razem, natomiast sprawy polityki społecznej w pewnym zakresie gospodarcz<text:span text:style-name="T4970">ej</text:span>, związki będą musiały opracowywać razem i to na szczeblu wyższym niż zakładowy.</text:p>
      <text:p text:style-name="P4971">I ponieważ te sprawy są w pełni otwarte i nie załatwione i tam nie zostały załatwione, my ich tutaj załatwić w tej chwili nie możemy.</text:p>
      <text:p text:style-name="P4972">Ja osobiście widzę celowość szukania takiej formuły<text:span text:style-name="T4973">,</text:span><text:s/>jaką przedstawił tutaj pan pro<text:span text:style-name="T4974">f.</text:span><text:s/>Baka<text:span text:style-name="T4975">.</text:span><text:s/>To znaczy taka potrzeba istnieje, ale nic przesądzającego, konkretnego w tej chwili zaproponować nie<text:s/>można,<text:s/>dopóki dwie centrale związkowe nie ustalą swoich zasad współpracy<text:span text:style-name="T4976">.</text:span><text:s/>Dlatego że żadnej wspólnej instytucji nie można<text:s/>tworzyć,<text:s/>jeżeli ta sprawa nie będzie dobrze - że tak powiem - dotarta<text:span text:style-name="T4977">.</text:span></text:p>
      <text:p text:style-name="P4978"><text:span text:style-name="T4979">Pro</text:span><text:span text:style-name="T4980">f</text:span><text:span text:style-name="T4981">. Wł.<text:s/></text:span><text:span text:style-name="T4982">B</text:span><text:span text:style-name="T4983">aka</text:span>:</text:p>
      <text:p text:style-name="P4984">No to może tak:</text:p>
      <text:p text:style-name="P4985">„Strona opozyc<text:span text:style-name="T4986">yj</text:span>no-solidarnościowa widząc potrzebę czy uznając potrzebę tworzenia społecznych i inst<text:span text:style-name="T4987">yt</text:span>u<text:span text:style-name="T4988">cjo</text:span>naln<text:span text:style-name="T4989">yc</text:span>h warunków realizacji uzgodnień w wersji niżej przedstawionej stwierdza, że stanowisko w tej sprawie zajmie zespół itd.”</text:p>
      <text:p text:style-name="P4990">Czy może tak być panie przewodniczący?</text:p>
      <text:p text:style-name="P4991"><text:span text:style-name="T4992">Pro</text:span><text:span text:style-name="T4993">f.</text:span><text:span text:style-name="T4994"><text:s/>W</text:span><text:span text:style-name="T4995">.</text:span><text:span text:style-name="T4996"><text:s/></text:span><text:span text:style-name="T4997">T</text:span><text:span text:style-name="T4998">rzeciakowski</text:span>:</text:p>
      <text:p text:style-name="P4999">Ja bym<text:s/>proponował,<text:s/>żeby zrobić 10-minu<text:span text:style-name="T5000">to</text:span>wą przerwę, która nam umożliwi skontaktowanie się z naszymi partnerami związkowymi<text:span text:style-name="T5001">.</text:span></text:p>
      <text:p text:style-name="P5002"><text:span text:style-name="T5003">Pro</text:span><text:span text:style-name="T5004">f.</text:span><text:span text:style-name="T5005"><text:s/>Wł</text:span><text:span text:style-name="T5006">.</text:span><text:span text:style-name="T5007"><text:s/></text:span><text:span text:style-name="T5008">B</text:span><text:span text:style-name="T5009">aka</text:span>:</text:p>
      <text:p text:style-name="P5010">Ja rozumiem, ale chodzi mi po prostu o nasz<text:s/>materiał,<text:s/>który byśmy też przedłożyli naszym kolegom z zespołu związkowego.</text:p>
      <text:p text:style-name="P5011"><text:span text:style-name="T5012">Pro</text:span><text:span text:style-name="T5013">f.</text:span><text:span text:style-name="T5014"><text:s/>W.<text:s/></text:span><text:span text:style-name="T5015">T</text:span><text:span text:style-name="T5016">rzecia</text:span><text:span text:style-name="T5017">ko</text:span><text:span text:style-name="T5018">wsk</text:span><text:span text:style-name="T5019">i</text:span><text:span text:style-name="T5020">:</text:span></text:p>
      <text:p text:style-name="P5021">To w takim razie mam<text:s/>propozycję,<text:s/>żeby jechać dalej, a w czasie przerwy ja się porozumiem.</text:p>
      <text:p text:style-name="P5022">Proszę bardzo kol.<text:s/><text:span text:style-name="T5023">M</text:span>artyniuk.</text:p>
      <text:p text:style-name="P5024"><text:span text:style-name="T5025">Ob.<text:s/></text:span><text:span text:style-name="T5026">M</text:span><text:span text:style-name="T5027">a</text:span><text:span text:style-name="T5028">rtyn</text:span><text:span text:style-name="T5029">iuk</text:span>:</text:p>
      <text:p text:style-name="P5030">Ja bym chciał tutaj jedną rzecz<text:s/>państwu powiedzieć, iż<text:s/>cały rozdział VII<text:s/><text:span text:style-name="T5031">„</text:span>Tworzenie społecznych i inst<text:span text:style-name="T5032">yt</text:span>u<text:span text:style-name="T5033">cjo</text:span>naln<text:span text:style-name="T5034">yc</text:span>h warunków realizacji uzgodnień”<text:s/>musi być, na moim KKW OPZZ stanąć. Stąd też ja tylko przyjmuję do wiadomości, ale nie do<text:s/>delegacji,<text:s/>żeby to mogło już pójść na duży<text:s/>„okrągły stół”, pon<text:span text:style-name="T5035">i</text:span>eważ zapis<text:s/>„zrozumienie dla potrzeby świadomego samoograniczenia rewindykacji społecznych i postulatów ekonomicznych my możemy sobie zapisać<text:span text:style-name="T5036">.</text:span><text:s/>Natomiast świadomość będzie taka, jaką byt kształtuje.<text:s/><text:span text:style-name="T5037">A</text:span><text:s/>byt będzie taki jak każdy z nas tutaj widzi.</text:p>
      <text:p text:style-name="P5038"><text:span text:style-name="T5039">Pr</text:span><text:span text:style-name="T5040">of</text:span><text:span text:style-name="T5041">.<text:s/></text:span><text:span text:style-name="T5042">Wł.</text:span><text:span text:style-name="T5043"><text:s/>Baka</text:span>:</text:p>
      <text:p text:style-name="P5044">Dobrze<text:span text:style-name="T5045">.</text:span><text:s/>Dziękuję. Teraz na stronicy 18. To znaczy ja tę sprawę zamykam tak, że nasza propozycja dla naszych partnerów przy stoliku gospodarczym jest tam właśnie taki zapi<text:span text:style-name="T5046">s</text:span>:</text:p>
      <text:p text:style-name="P5047">„Strona opozyc<text:span text:style-name="T5048">yj</text:span>no-solidarnościowa<text:s/>uznając potrzebę tworzenia społecznych i instytuc<text:span text:style-name="T5049">jo</text:span>nalnych warunków realizac<text:span text:style-name="T5050">ji<text:s/></text:span>uzgodnie<text:span text:style-name="T5051">ń</text:span><text:s/>według, przepraszam, z uwzględnieniem przedstawionego poniżej zapisu stwierdza, że stanowisko w tej sprawie zajmie zespół itd.”<text:s/>To po prostu do rozważenia. To po prostu byłoby takie miarodajne w stosunku do tego wszystkiego cośmy rozmawiali.</text:p>
      <text:p text:style-name="P5052"><text:span text:style-name="T5053">O</text:span><text:span text:style-name="T5054">b.<text:s/></text:span><text:span text:style-name="T5055">M</text:span><text:span text:style-name="T5056">artyniuk</text:span>:</text:p>
      <text:p text:style-name="P5057">I OPZZ zajmie panie profesorze wtedy, kiedy organ jego statutowy<text:span text:style-name="T5058">...</text:span></text:p>
      <text:soft-page-break/>
      <text:p text:style-name="P5059"><text:span text:style-name="T5060">Prof.<text:s/></text:span><text:span text:style-name="T5061">Wł</text:span><text:span text:style-name="T5062">. Baka</text:span>:</text:p>
      <text:p text:style-name="P5063">Dobrze, dobrze. Zespół do<text:s/>Spraw<text:s/>Gospodarki i<text:s/>Polityki<text:s/>Społecznej rozpatrzył itd. Na stronicy 18 jest tylko jedna.</text:p>
      <text:p text:style-name="P5064"><text:span text:style-name="T5065">Pro</text:span><text:span text:style-name="T5066">f</text:span><text:span text:style-name="T5067">.<text:s/></text:span><text:span text:style-name="T5068">W</text:span><text:span text:style-name="T5069">.<text:s/></text:span><text:span text:style-name="T5070">T</text:span><text:span text:style-name="T5071">rzeciakowski</text:span>:</text:p>
      <text:p text:style-name="P5072">Przepraszam bardzo, ja<text:s/><text:span text:style-name="T5073">nie</text:span><text:s/>zrozumiałem<text:s/>–<text:s/>czy<text:s/><text:span text:style-name="T5074">w</text:span><text:s/>paragrafie na stronie 16 pkt 7 - czy analogiczny zapis odnosić się będzie do OPZZ?</text:p>
      <text:p text:style-name="P5075"><text:span text:style-name="T5076">Prof. W</text:span><text:span text:style-name="T5077">ł.</text:span><text:span text:style-name="T5078"><text:s/>Baka</text:span>:</text:p>
      <text:p text:style-name="P5079">Tak, oczywiście. To znaczy<text:s/><text:span text:style-name="T5080">-</text:span><text:s/>strona koalicyjno-rządowa, strona opozycyjno-solidarnościowa według tego zapisu, który proponowa<text:span text:style-name="T5081">łe</text:span>m. I ja rozumiem, że koledzy z OPZZ tę samą formułę chcą.</text:p>
      <text:p text:style-name="P5082"><text:span text:style-name="T5083"><text:s text:c="27"/></text:span>:</text:p>
      <text:p text:style-name="P5084">Tak, któryś z panów tu powiedział, że to już jest siła [nieczytelne] strona.</text:p>
      <text:p text:style-name="P5085"><text:span text:style-name="T5086">Prof. W</text:span><text:span text:style-name="T5087">ł</text:span><text:span text:style-name="T5088">. Baka</text:span>:</text:p>
      <text:p text:style-name="P5089">Stronica 18 to jest relacja krótka, z tego przyjmowal<text:span text:style-name="T5090">iś</text:span>my sprawozdania, zapoznaliśmy się<text:span text:style-name="T5091"><text:s/></text:span>z tym.</text:p>
      <text:p text:style-name="P5092">Wobec tego odnosimy się tylko, ponieważ tutaj zajęliśmy takie wiążące stanowisko albo na tyle - na ile my możemy zaproponować takie wiążące stanowisko w stosunku do górnictwa. Natomiast dalej stwierdzamy, że dokumenty, że sprawozdanie z prac podzespołu stanowią dokumentację<text:s/>„okrągłego stołu<text:span text:style-name="T5093">”</text:span><text:span text:style-name="T5094"><text:s/></text:span>i że Zespół stoi na stanowisku, że postulaty ekonomiczne sformułowane przez podzespoły należy w praktyce usytuować w<text:span text:style-name="T5095">...</text:span><text:s/>gospodarczych przy poszanowaniu kryteriów równowagi ekonomicznej.</text:p>
      <text:p text:style-name="P5096"><text:span text:style-name="T5097"><text:s text:c="27"/></text:span>:</text:p>
      <text:p text:style-name="P5098">Chodzi mi o to - czy nie byłoby<text:s/>celowym,<text:s/>żeby te ważne rozbieżności były w podzespołach, żeby one jednak były tu gdzieś zapisane.</text:p>
      <text:p text:style-name="P5099"><text:span text:style-name="T5100">Prof. Wł. Baka</text:span>:</text:p>
      <text:p text:style-name="P5101">To będzie literatura potężna. My nie chcemy eks<text:span text:style-name="T5102">p</text:span>onować<text:s/>rozbieżności, natomiast jesteśmy raczej w eksponowaniu zbieżno<text:span text:style-name="T5103">ś</text:span>ci.<text:s/><text:span text:style-name="T5104">A</text:span><text:s/>zatem musielibyśmy eks<text:span text:style-name="T5105">p</text:span>onować cały dokument<text:span text:style-name="T5106">.</text:span><text:s/>I d<text:span text:style-name="T5107">late</text:span>go zostawiamy integralny dokument, jako dokumentację<text:s/><text:span text:style-name="T5108">„</text:span>okrągłego stołu<text:span text:style-name="T5109">”</text:span>, bez preparowania i można powiedzieć<text:s/><text:span text:style-name="T5110">-</text:span><text:s/>majstrowania w tych dokumentach<text:span text:style-name="T5111">.</text:span></text:p>
      <text:p text:style-name="P5112">Sprawy do przedstawienia na spotkaniu współprzewodniczących<text:s/>„okrągłego stołu”<text:s/>stronica 19.</text:p>
      <text:p text:style-name="P5113"><text:span text:style-name="T5114">Pro</text:span><text:span text:style-name="T5115">f.</text:span><text:span text:style-name="T5116"><text:s/></text:span><text:span text:style-name="T5117">Wł.</text:span><text:span text:style-name="T5118"><text:s/></text:span><text:span text:style-name="T5119">Trz</text:span><text:span text:style-name="T5120">ec</text:span><text:span text:style-name="T5121">ia</text:span><text:span text:style-name="T5122">kowski</text:span>:</text:p>
      <text:p text:style-name="P5123">Jeżeli można, to jeszcze kilka słów do uwagi pana prof<text:span text:style-name="T5124">.<text:s/></text:span>Beksiaka<text:span text:style-name="T5125">.</text:span><text:s/>Jest jakimś jednostronnym pokazanie tylko samych plusów a nie pokazanie rozbieżności, które były dyskutowane przez te zespoły. Co by nam<text:s/>szkodziło,<text:s/>ażeby przeznaczyć jedną stronę na enumerację tych punktów rozbieżności, które ukazały si<text:span text:style-name="T5126">ę</text:span><text:s/>w trakcie tych naszych obrad, jako reasumpcję<text:span text:style-name="T5127">.</text:span><text:s/>Jeżeli tu jest reasumpcja na pozytywnie, to niech to będzie ob<text:span text:style-name="T5128">ie</text:span>ktywny dokument - reasumpcja również<text:s/>tam,<text:s/>gdzieśmy nie osiągnęli porozumienia. Z tym jednak, że nie przesądzając, iż nie osiągniemy po wsze czasy, bo to mogłoby być podane w takim sosie, że będzie się szukało dalszego zbliżenia stanowisk<text:span text:style-name="T5129">.</text:span></text:p>
      <text:p text:style-name="P5130"><text:span text:style-name="T5131">Prof</text:span><text:span text:style-name="T5132">.</text:span><text:span text:style-name="T5133"><text:s/>Wł</text:span><text:span text:style-name="T5134">.</text:span><text:span text:style-name="T5135"><text:s/>Baka</text:span>:</text:p>
      <text:p text:style-name="P5136">To nie jest tak, że tutaj eksponujemy jakieś uzgodnienia. Tylko ponieważ my jesteśmy dosyć obojętni wobec... Proszę -<text:s/>Zesp<text:span text:style-name="T5137">ó</text:span>ł do spraw<text:s/>Polityki<text:s/>Społecznej rozpatrzył sprawozdania z następujących zespołów, zapoznał się ze stanem końcowych uzgodnień, a także wykazanych rozbieżności. A więc nie przesądzamy<text:span text:style-name="T5138">.</text:span></text:p>
      <text:soft-page-break/>
      <text:p text:style-name="P5139"><text:span text:style-name="T5140"><text:s text:c="27"/></text:span>:</text:p>
      <text:p text:style-name="P5141">My nie możemy tu przejść do porządku dziennego nad tymi bardzo trudnymi, bolesnymi, poważnymi sprawami, które<text:s/>były przedstawiane opinii publicznej, przedstawiane były w telewizji, opisywane w gazetach a my sobie tutaj w dwóch zdaniach przechodzimy do porządku dziennego i zalecamy do<text:s/><text:span text:style-name="T5142">3</text:span>0 września. Ta kartka musi si<text:span text:style-name="T5143">ę</text:span><text:s/>znaleźć jako integralna część tego<text:span text:style-name="T5144"><text:s/></text:span>dokumentu.</text:p>
      <text:p text:style-name="P5145"><text:span text:style-name="T5146"><text:s text:c="27"/></text:span>:</text:p>
      <text:p text:style-name="P5147">Przepraszam - w sprawie czego?</text:p>
      <text:p text:style-name="P5148"><text:span text:style-name="T5149"><text:s text:c="27"/></text:span>:</text:p>
      <text:p text:style-name="P5150"><text:span text:style-name="T5151">W</text:span><text:s/>sprawie górnictwa<text:span text:style-name="T5152">.</text:span></text:p>
      <text:p text:style-name="P5153"><text:span text:style-name="T5154">Pro</text:span><text:span text:style-name="T5155">f.</text:span><text:span text:style-name="T5156"><text:s/>W</text:span><text:span text:style-name="T5157">ł.</text:span><text:span text:style-name="T5158"><text:s/></text:span><text:span text:style-name="T5159">B</text:span><text:span text:style-name="T5160">aka</text:span><text:span text:style-name="T5161">:</text:span></text:p>
      <text:p text:style-name="P5162"><text:span text:style-name="T5163">W</text:span><text:s/>sprawie górnictwa chyba nie było pana, panie redaktorze ponieważ górnicy tę kartkę wycofali. I uzgodnione zostało z górnikami, że tylko to idzie, ponieważ taki jest ich interes. My nie możemy działać wbrew ich interesowi, skoro na wniosek kol. kol. Pietrzyka i Stawskiego wniosek był tak sformułowany i wyłączyć i zostawić tylko to, że będzie powołany zespó<text:span text:style-name="T5164">ł.<text:s/></text:span>No to my jesteśmy...</text:p>
      <text:p text:style-name="P5165"><text:span text:style-name="T5166"><text:s text:c="27"/></text:span>:</text:p>
      <text:p text:style-name="P5167">Jeżeli tak oświadczyli, to ja przepraszam i wycofuję się.</text:p>
      <text:p text:style-name="P5168"><text:span text:style-name="T5169">Prof</text:span><text:span text:style-name="T5170">.</text:span><text:span text:style-name="T5171"><text:s/></text:span><text:span text:style-name="T5172">Wł.</text:span><text:span text:style-name="T5173"><text:s/></text:span><text:span text:style-name="T5174">B</text:span><text:span text:style-name="T5175">aka</text:span>:</text:p>
      <text:p text:style-name="P5176">Natomiast tutaj nie ma eksponowania spraw pozytywnych. Nie ma żadnego eksponowania, ponieważ jest<text:s/><text:span text:style-name="T5177">-</text:span><text:s/>zapozna się ze stanem końcowych uzgodnień a także ze stanem rozb<text:span text:style-name="T5178">ie</text:span>żności.</text:p>
      <text:p text:style-name="P5179"><text:span text:style-name="T5180">W</text:span><text:s/>odniesieniu do kwestii górnictwa konieczne jest przeprowadzenie głębokich zmian, co postało z nimi uzgodnione. Natomiast sprawozdanie z prac podzespołów oraz ich wspólne ustalenia oraz stanowiska rozbieżne stanowią dokumentację zespołu<text:s/>„okrągłego stołu”<text:s/>do spraw gospodarki i polityki społecznej. Zespół stoi na stanowisku - i tu tylko nasze<text:s/>ogólne wskazania<text:span text:style-name="T5181">.</text:span><text:s/>Natomiast oczywiście<text:s/><text:span text:style-name="T5182">j</text:span>a bym proponował żebyśmy spraw<text:span text:style-name="T5183">ę</text:span><text:s/>przekazali też na spotkanie współprzewodniczących. Mianowicie - jaka ma by<text:span text:style-name="T5184">ć</text:span><text:s/>ostateczna forma, a my tego nie możemy przesądzić - wykorzystania tych podzespołów. My formułujemy<text:s/>propozycję,<text:s/>żeby to była dokumentacja czyli integralny materiał<text:s/><text:span text:style-name="T5185">„</text:span>okrągłego stołu”.</text:p>
      <text:p text:style-name="P5186">Natomiast w dokumencie k<text:span text:style-name="T5187">i</text:span>erunkowym przyjmowanym przez zespół my nie możemy eksponować<text:s/>różnic<text:s/>ani n<text:span text:style-name="T5188">ie</text:span><text:s/>powinniśmy eksponować uzgodnie<text:span text:style-name="T5189">ń</text:span>. Myśmy powinni przyjmować w integralnej całości to co zostało zrobione, ponieważ zarówno i jedno i eksponowanie różnic i eksponowanie uzgodnień wyłącznie byłoby po prostu asymetryczne.</text:p>
      <text:p text:style-name="P5190">Dlatego też ja<text:s/>proponuję,<text:s/>ażeby tę sprawę przekazać do spotkania wsp<text:span text:style-name="T5191">ół</text:span>przewodniczących.</text:p>
      <text:p text:style-name="P5192"><text:span text:style-name="T5193">Pr</text:span><text:span text:style-name="T5194">of.</text:span><text:span text:style-name="T5195"><text:s/></text:span><text:span text:style-name="T5196">W</text:span><text:span text:style-name="T5197">. T</text:span><text:span text:style-name="T5198">rz</text:span><text:span text:style-name="T5199">eciakowski</text:span>:</text:p>
      <text:p text:style-name="P5200">Co do przekazania tej sprawy współprzewodniczących to się zgadzam. Natomiast właśnie nie chciałbym zamykać tej sprawy jednostronnie nad eliminacją, w kierunku eliminacji rozbieżności. Bo może się okazać, że będziemy jednak zdania, że musimy poinformować opinię publiczną również i o zaistn<text:span text:style-name="T5201">i</text:span>ałych rozbieżnościach.</text:p>
      <text:p text:style-name="P5202">Na przykład jak myślę sobie o zespole ekologicznym, to podstawowa sprawa r<text:span text:style-name="T5203">ó</text:span>żnic poglądów na temat energii atomowej zasługuje na poinformowanie opinii publicznej. I to musi być jakoś gdzieś wymienione w dokumencie podstawowym<text:span text:style-name="T5204">.</text:span></text:p>
      <text:soft-page-break/>
      <text:p text:style-name="P5205"><text:span text:style-name="T5206">Prof. Wł. Baka</text:span>:</text:p>
      <text:p text:style-name="P5207">Właśn<text:span text:style-name="T5208">i</text:span>e i to jest kwestia do rozstrzygnięcia przez Magdalenkę.</text:p>
      <text:p text:style-name="P5209"><text:span text:style-name="T5210">Pro</text:span><text:span text:style-name="T5211">f.</text:span><text:span text:style-name="T5212"><text:s/></text:span><text:span text:style-name="T5213">W.</text:span><text:span text:style-name="T5214"><text:s/>T</text:span><text:span text:style-name="T5215">rz</text:span><text:span text:style-name="T5216">eciakowski</text:span>:</text:p>
      <text:p text:style-name="P5217">Także to przekazujemy do decyzji Magdalenki. Natomiast nie w tym kierunku, że likwidujemy rozbieżności.</text:p>
      <text:p text:style-name="P5218"><text:span text:style-name="T5219">Pro</text:span><text:span text:style-name="T5220">f</text:span><text:span text:style-name="T5221">. W</text:span><text:span text:style-name="T5222">ł.</text:span><text:span text:style-name="T5223"><text:s/>Baka</text:span>:</text:p>
      <text:p text:style-name="P5224">Tak, jest wniosek pana profesora, dopiszemy tu. Natomiast stronica 19 - Sprawy do przedstawienia na spotkaniu współprzewodniczących<text:s/><text:span text:style-name="T5225">„</text:span>okrągłego stołu”<text:span text:style-name="T5226">.</text:span></text:p>
      <text:p text:style-name="P5227"><text:span text:style-name="T5228"><text:s text:c="27"/></text:span>:</text:p>
      <text:p text:style-name="P5229">Przy czym ja w sprawie punktu 1 jestem<text:s/>zobowiązany,<text:s/>jak gdyby podwójnie. To znaczy i w sensie redakcji tego punktu i z pewną<text:s/>sprawą,<text:s/>jak gdyby o interwencyjnym charakterze, którą przekazał mi kolega ze Stoczni Gdańskiej, a który uczestniczy tu w obradach zespołu do spraw pluralizmu związkowego. Myśl<text:span text:style-name="T5230">ę</text:span>, że będzie na<text:span text:style-name="T5231">js</text:span>ensowniej, jeżeli zacytuję fragmenty dokumentu mianowicie stanowiska<text:s/>Komisji<text:s/>Zakładowej<text:s/>„Solidarności”<text:s/>w Stoczni Gdańskiej z 22 marca 1989 r.</text:p>
      <text:p text:style-name="P5232">/Głos z sali na wyciszeniu/.</text:p>
      <text:p text:style-name="P5233">Proszę pana, myślę, że między nimi są takie doś<text:span text:style-name="T5234">ć</text:span><text:s/>spore różnice co do wielkości. Jeżeli pana interesuje<text:s/><text:span text:style-name="T5235">t</text:span>a mniejsza, to n<text:span text:style-name="T5236">ie</text:span><text:s/>jest to jej stanowisko<text:span text:style-name="T5237">.</text:span></text:p>
      <text:p text:style-name="P5238"><text:span text:style-name="T5239">A</text:span><text:s/>ja,<text:s/>poza tym mam nadzieję, że panowie do tego dokumentu dołączycie się, bo w poprzednich sprawach kiedy była dyskusja o specjalnych pełnomocnictwach, w oparciu o które rozwiązano Stocznię Gdańską, jakoś panów brakowało w tej debacie.</text:p>
      <text:p text:style-name="P5240">Pozwolę sobie podać tu krótkie fragmenty:</text:p>
      <text:p text:style-name="P5241">„Ko<text:span text:style-name="T5242">ń</text:span>czące się obrady<text:s/>„okrągłego stołu”<text:s/>otwierają nową kartę historii naszego kraju. Stocznia Gdańska kilkakrotnie była motorem zmian także i ten<text:s/>„okrągły stół”<text:s/>jest po części jej udziałem”.</text:p>
      <text:p text:style-name="P5243">Ja wyrywam pewne<text:s/>zdania,<text:s/>żeby było po prostu krócej<text:span text:style-name="T5244">.</text:span></text:p>
      <text:p text:style-name="P5245">„<text:span text:style-name="T5246">W</text:span><text:s/>wyniku obrad zespołu do spraw gospodarki i polityki społecznej doszło do uzgodnień mających spowodować, aby Sejm powołał<text:s/>komisję<text:s/>celem rozpatrzenia tego problemu. Wiarygodność władzy, jej intencje w sprawie powołania komisji budzą jednak poważne wątpliwości.</text:p>
      <text:p text:style-name="P5247">Równolegle z tym ustaleniem wydane są polecenia mające na<text:span text:style-name="T5248"><text:s/></text:span>celu przyspieszenie procesu likwidacji Stoczni. Celowo blokowane są konta bankowe, powodujące kłopoty finansowe Stoczn<text:span text:style-name="T5249">i.</text:span></text:p>
      <text:p text:style-name="P5250">Komisja<text:s/>Zakładowa Stoczni uważa powołanie komisji tej naszej za prób<text:span text:style-name="T5251">ę</text:span><text:s/>wymanewrowania społeczeństwa kolejną pustą obietnicą.</text:p>
      <text:p text:style-name="P5252">I ostatni krótki fragment:</text:p>
      <text:p text:style-name="P5253"><text:span text:style-name="T5254">„</text:span><text:span text:style-name="T5255">A</text:span>pel<text:span text:style-name="T5256">uj</text:span>emy raz jeszcze w imię porozumienia narodowego do władz naszego kraju o rozważne podejmowanie decyzji. Decyzji, które mają służy<text:span text:style-name="T5257">ć</text:span><text:s/>dla dobra społeczeństwa i przeciwdziałania podobnym praktykom”.</text:p>
      <text:p text:style-name="P5258">Ja cały ten tekst panu profesorowi za chwileczką chciałby złożyć. Pr<text:span text:style-name="T5259">z</text:span>edstawiam go tutaj w tej oto intencji, że pan profesor się tą sprawą, jako współprzewodniczący naszej grupy zechce zainteresować i tym co dzieje s<text:span text:style-name="T5260">i</text:span>ę w Stoczni<text:span text:style-name="T5261">.</text:span><text:s/>Jeżeli rzeczywiście jest<text:s/><text:span text:style-name="T5262">t</text:span>ak, a ja oso<text:span text:style-name="T5263">b</text:span>iście nie mam powodu by w to wątp<text:span text:style-name="T5264">i</text:span>ć, że z jednej strony uzyskaliśmy tutaj<text:s/>ten,<text:s/>jak gdyby mały sukces,<text:s/><text:span text:style-name="T5265">ż</text:span>e ta sprawa będzie zbadana a z drugiej<text:s/><text:soft-page-break/>strony są stwarzane fakty dokonane, które mają doprowadzić do tego, by nasze wysiłki były czysto teoretyczne w sprawie stoczni.<text:s/><text:span text:style-name="T5266">T</text:span>o rzeczywiście jest to wyjątkowo niepokojący sygnał w obecnej sytuacji.</text:p>
      <text:p text:style-name="P5267">I to jest tyle tytułem - jak gdyby interwencyjnej, przedstawienia sprawy interwencyjnej.<text:s/>Natomiast jeżeli chodzi o punkt<text:s/><text:span text:style-name="T5268">1</text:span>, to proponowałbym by właśnie było tu gdzieś wyraźnie napisane, że w szczególności chodzi nam o zbadanie przypadku Stoczni Gdańskiej. Dziękuję.</text:p>
      <text:p text:style-name="P5269"><text:span text:style-name="T5270">P</text:span><text:span text:style-name="T5271">ro</text:span><text:span text:style-name="T5272">f.<text:s/></text:span><text:span text:style-name="T5273">W</text:span><text:span text:style-name="T5274">ł. Baka</text:span>:</text:p>
      <text:p text:style-name="P5275">Dobrze. To przekazujemy na spotkanie współpr<text:span text:style-name="T5276">ze</text:span>wodn<text:span text:style-name="T5277">ic</text:span>zących z tym dodatkiem, uzupełnieniem doktora Bug<text:span text:style-name="T5278">aj</text:span>a.</text:p>
      <text:p text:style-name="P5279">Punkt drugi..<text:span text:style-name="T5280">.</text:span><text:s/>Proszę jeszcze...</text:p>
      <text:p text:style-name="P5281"><text:span text:style-name="T5282">Ob</text:span><text:span text:style-name="T5283">.</text:span><text:span text:style-name="T5284"><text:s/>Manicki</text:span>:</text:p>
      <text:p text:style-name="P5285"><text:span text:style-name="T5286">Je</text:span>śli można, Manicki. Ja teraz przedstawię się trochę inaczej - Przewodniczący Federacji Zw. Zaw.<text:s/><text:span text:style-name="T5287">Prz</text:span>emysłu Stoczniowego<text:span text:style-name="T5288">.</text:span></text:p>
      <text:p text:style-name="P5289">Chciałem powiedzieć w ten sposób, że jeśli decyzja została podjęta o zbadaniu sprawy stoczni, to tutaj w pełni się zgadzam z kol. Bugajem, że trzeba to zrobić jak najszybciej,<text:span text:style-name="T5290"><text:s/></text:span>żeby uniknąć chociażby takich<text:s/>elementów,<text:s/>że z dniem<text:s/><text:span text:style-name="T5291">31</text:span><text:s/>marca ma się zakończyć kredyt<text:span text:style-name="T5292">ow</text:span>anie, w tym także kredytowanie płac dla pracowników tej stoczni. To może doprowadzić do n<text:span text:style-name="T5293">ie</text:span>obliczalnych naprawdę następstw. I dlatego, jest decyzja, przychylam się także do tego i gorąco o to proszę, aby zrealizować tę decyzję jak najszybciej. Podjęliśmy decyzję - realizujmy ją. Dziękuję.</text:p>
      <text:p text:style-name="P5294"><text:span text:style-name="T5295">Prof. Wł</text:span><text:span text:style-name="T5296">.</text:span><text:span text:style-name="T5297"><text:s/>Baka</text:span>:</text:p>
      <text:p text:style-name="P5298">Dziękuję. Proszę bardzo - prof...</text:p>
      <text:p text:style-name="P5299"><text:span text:style-name="T5300">Prof.</text:span><text:span text:style-name="T5301"><text:s text:c="23"/></text:span>:</text:p>
      <text:p text:style-name="P5302">Chcę powiedzieć, że Komi<text:span text:style-name="T5303">sj</text:span>a Nadzwyczajna Sejmu już zaczęła te prace. Także ten wniosek jest po prostu popierający tę działalność<text:span text:style-name="T5304">.</text:span><text:s/>Sam w tym uczestniczyłem, ponieważ dostarcza<text:span text:style-name="T5305">łe</text:span>m materiały sporządzone przez sekcję okrętowców. Także komisja jest w toku. Ale to nie zaszkodzi, jeżeli ten zapis potwierdzimy<text:span text:style-name="T5306">.</text:span></text:p>
      <text:p text:style-name="P5307"><text:span text:style-name="T5308">Pro</text:span><text:span text:style-name="T5309">f</text:span><text:span text:style-name="T5310">. Wł. Baka</text:span>:</text:p>
      <text:p text:style-name="P5311">Zapis, który to jest zapis drugi...</text:p>
      <text:p text:style-name="P5312"><text:span text:style-name="T5313">P</text:span><text:span text:style-name="T5314">ro</text:span><text:span text:style-name="T5315">f</text:span><text:span text:style-name="T5316">.</text:span><text:span text:style-name="T5317"><text:s/></text:span><text:span text:style-name="T5318">W.</text:span><text:span text:style-name="T5319"><text:s/></text:span><text:span text:style-name="T5320">Trze</text:span><text:span text:style-name="T5321">ciakowsk</text:span><text:span text:style-name="T5322">i</text:span><text:span text:style-name="T5323">:</text:span></text:p>
      <text:p text:style-name="P5324">Przepraszam bardzo, ja tylko chciałem się tutaj włączyć. Zgodnie z tym co było mówione w Magdalence, skład komisji miał być<text:span text:style-name="T5325">...</text:span></text:p>
      <text:p text:style-name="P5326"><text:span text:style-name="T5327">Pro</text:span><text:span text:style-name="T5328">f.</text:span><text:span text:style-name="T5329"><text:s/>Wł. Baka</text:span>:</text:p>
      <text:p text:style-name="P5330">Tak, tutaj pisze - ze strony ekspertów ze strony opozyc<text:span text:style-name="T5331">yj</text:span>no-solidarnościow<text:span text:style-name="T5332">ej.</text:span></text:p>
      <text:p text:style-name="P5333"><text:span text:style-name="T5334">Pro</text:span><text:span text:style-name="T5335">f.</text:span><text:span text:style-name="T5336"><text:s/></text:span><text:span text:style-name="T5337">W.</text:span><text:span text:style-name="T5338"><text:s/>Trzeciakowsk</text:span><text:span text:style-name="T5339">i</text:span>:</text:p>
      <text:p text:style-name="P5340">Tak, ale słyszymy, że Komisja już działa bez tego rozszerzonego składu ekspertów.</text:p>
      <text:p text:style-name="P5341"><text:span text:style-name="T5342">Pro</text:span><text:span text:style-name="T5343">f.</text:span><text:span text:style-name="T5344"><text:s/>Wł</text:span><text:span text:style-name="T5345">.</text:span><text:span text:style-name="T5346"><text:s/>Baka</text:span>:</text:p>
      <text:p text:style-name="P5347">Punkt 2 - strona opozyc<text:span text:style-name="T5348">yj</text:span>no-solidarnościowa zgłosiła postulat<text:s/><text:span text:style-name="T5349">„</text:span>Ustawa o specjalnych warunkach konsolidacji gospodarki narodowej zostanie anulowana nie później niż do końca trzeciego kwartału<text:s/><text:span text:style-name="T5350">1</text:span>9<text:span text:style-name="T5351">8</text:span>9<text:s/><text:span text:style-name="T5352">r.</text:span>”</text:p>
      <text:p text:style-name="P5353">To jest<text:s/>kompetencja,<text:s/>jednakże też tego gremium. I to tam przedstawimy po prostu.</text:p>
      <text:soft-page-break/>
      <text:p text:style-name="P5354">/Głos z sali na wyciszaniu: Ustawy o specjalnych pełn<text:span text:style-name="T5355">o</text:span>mocni<text:span text:style-name="T5356">ct</text:span>wach/.</text:p>
      <text:p text:style-name="P5357"><text:span text:style-name="T5358">Pr</text:span><text:span text:style-name="T5359">o</text:span><text:span text:style-name="T5360">f</text:span><text:span text:style-name="T5361">.</text:span><text:span text:style-name="T5362"><text:s/></text:span><text:span text:style-name="T5363">Wł.</text:span><text:span text:style-name="T5364"><text:s/></text:span><text:span text:style-name="T5365">B</text:span><text:span text:style-name="T5366">aka</text:span>:</text:p>
      <text:p text:style-name="P5367">Ja<text:s/><text:span text:style-name="T5368">mo</text:span>g<text:span text:style-name="T5369">ę</text:span><text:s/>zas<text:span text:style-name="T5370">t</text:span>o<text:span text:style-name="T5371">s</text:span>ować f<text:span text:style-name="T5372">o</text:span>rmułę sędzi<text:span text:style-name="T5373">o</text:span>wską<text:span text:style-name="T5374">,</text:span><text:s/>m<text:span text:style-name="T5375">o</text:span>żecie ni<text:span text:style-name="T5376">e</text:span><text:s/><text:span text:style-name="T5377">o</text:span>dpowiadać<text:span text:style-name="T5378">.</text:span><text:s/><text:span text:style-name="T5379">N</text:span>o b<text:span text:style-name="T5380">o</text:span><text:s/>być może, zresztą ja nie<text:s/>wiem,<text:s/>czy koledzy zastanawiali się nad tą sprawą<text:span text:style-name="T5381">.</text:span></text:p>
      <text:p text:style-name="P5382"><text:span text:style-name="T5383"><text:s text:c="27"/></text:span>:</text:p>
      <text:p text:style-name="P5384">Ja muszę szczerze powiedzieć, że ja jeszcze tej ustawy nie czytałem, ponieważ ona nie została jeszcze d<text:span text:style-name="T5385">o</text:span><text:s/>te<text:span text:style-name="T5386">j</text:span><text:s/>pory opublikowana. Ja tam nie wiem co w niej jest. To były projekty, któ<text:span text:style-name="T5387">re</text:span><text:s/>ciągle ulegały modyfikacji.</text:p>
      <text:p text:style-name="P5388"><text:span text:style-name="T5389">Pro</text:span><text:span text:style-name="T5390">f.</text:span><text:span text:style-name="T5391"><text:s/>Wł</text:span><text:span text:style-name="T5392">.</text:span><text:span text:style-name="T5393"><text:s/></text:span><text:span text:style-name="T5394">B</text:span><text:span text:style-name="T5395">aka</text:span>:</text:p>
      <text:p text:style-name="P5396">Punkt trzeci proponuję tak: Tutaj uzgodniliśmy z kol. M<text:span text:style-name="T5397">i</text:span>łkowskim:</text:p>
      <text:p text:style-name="P5398"><text:span text:style-name="T5399">„</text:span>Zespół wnosi, aby władze przejęły od stowarzyszenia działaczy samorządu pracowniczego rozpatrzenia do wiadomości przypadki szykanowania działaczy samorządu w związku z ich działalnością samorządową”.</text:p>
      <text:p text:style-name="P5400">Punkt 4:</text:p>
      <text:p text:style-name="P5401"><text:span text:style-name="T5402">„</text:span>Zespół wnosi<text:s/><text:span text:style-name="T5403">o</text:span><text:s/>rozpatrzenie różnic stanowisk w sprawie zasad i trybu powoływania dyrektorów i kadry kierowniczej przedsiębiorstw.<text:span text:style-name="T5404">”</text:span></text:p>
      <text:p text:style-name="P5405">Zobaczymy jaki będzie stosunek. I wobec braku kompetencji pkt<text:s/><text:span text:style-name="T5406">5</text:span>: Zespół przekazuje sprawę wniesioną przez stronę opozyc<text:span text:style-name="T5407">yj</text:span>no-solidarnościową.<text:span text:style-name="T5408">..</text:span><text:s/>I tutaj chodzi o ten dostęp do tajemnicy państwowej. Tak żeśmy uzgodnili i przekazujemy tę kwestię.</text:p>
      <text:p text:style-name="P5409">Teraz jeszcze przed załącznikami ja tutaj jestem winien pani Musia<text:span text:style-name="T5410">ło</text:span>wskiej pewne wyjaśnienia.</text:p>
      <text:p text:style-name="P5411">Mianowicie pani Musiałowska z Zarządu Krajowego Związku<text:s/>Kółek<text:s/><text:span text:style-name="T5412">i</text:span><text:s/>Organizacji Rolniczych<text:s/>proponuje,<text:s/>aby do części<text:s/><text:span text:style-name="T5413">„</text:span>Ochrona ludności prze<text:span text:style-name="T5414">d</text:span><text:s/>skutkami inflacji i równoważenia gospodarki”<text:s/>wprowadzić punkt następującej treści:</text:p>
      <text:p text:style-name="P5415">„W celu zabezpieczenia interesów ekonomiczn<text:span text:style-name="T5416">yc</text:span>h producentów rolnych a tym samym opłacalności produkcji rolniczej uruchomiony zostanie system cen gwaran<text:span text:style-name="T5417">to</text:span>wan<text:span text:style-name="T5418">yc</text:span>h minimalnych o charakterze interwenc<text:span text:style-name="T5419">yj</text:span>nym”</text:p>
      <text:p text:style-name="P5420">I dalej:</text:p>
      <text:p text:style-name="P5421">„<text:span text:style-name="T5422">...</text:span>których poziom będzie ulegał zmianie wraz ze wzro<text:span text:style-name="T5423">st</text:span>em<text:span text:style-name="T5424"><text:s/></text:span>kosztów prowadzenia gospodarstwa rolnego i dochodów w gospodarce uspołecznion<text:span text:style-name="T5425">ej</text:span>”<text:span text:style-name="T5426">.</text:span></text:p>
      <text:p text:style-name="P5427">Tutaj była taka<text:s/>inicjatywa,<text:s/>żeby przyjąć tylko do wpisu tę pierwszą część mianowicie, że w celu ochrony, nie tyle<text:span text:style-name="T5428">..</text:span>. To znaczy<text:s/>„ochrony interesów ekonomicznych producentów rolnych a tym samym opłacalności produkcji rolniczej uruchomiony zostanie system cen gwaran<text:span text:style-name="T5429">to</text:span>wan<text:span text:style-name="T5430">yc</text:span>h minimalnych o charakterze in<text:span text:style-name="T5431">ter</text:span>wencyjnym”.</text:p>
      <text:p text:style-name="P5432">Czy jest zgoda na wyłączenie tego? To znaczy w części po indeksacji, bo to tutaj był akapit dotyczący ochrony interesów<text:span text:style-name="T5433">.</text:span></text:p>
      <text:p text:style-name="P5434"><text:span text:style-name="T5435"><text:s text:c="27"/></text:span>:</text:p>
      <text:p text:style-name="P5436">To znaczy taka<text:s/><text:span text:style-name="T5437">j</text:span>ak 16 punkt?</text:p>
      <text:p text:style-name="P5438"><text:span text:style-name="T5439">Prof. Wł. Baka</text:span>:</text:p>
      <text:p text:style-name="P5440">Tak, taka jak 16 punkt<text:span text:style-name="T5441">.</text:span></text:p>
      <text:p text:style-name="P5442"><text:span text:style-name="T5443"><text:s text:c="27"/></text:span>:</text:p>
      <text:soft-page-break/>
      <text:p text:style-name="P5444">Przepraszam, ale to jest zbyt poważna<text:s/>sprawa,<text:s/>żeby to tak na ucho...</text:p>
      <text:p text:style-name="P5445"><text:span text:style-name="T5446">Prof. Wł. Baka</text:span>:</text:p>
      <text:p text:style-name="P5447">To co - bierzemy indeksację.<text:s/><text:span text:style-name="T5448">A</text:span><text:s/>nie przepraszam, jeszcze<text:s/>załączniki<text:span text:style-name="T5449">.</text:span><text:s/>Proszę bardzo<text:span text:style-name="T5450">.</text:span></text:p>
      <text:p text:style-name="P5451"><text:span text:style-name="T5452"><text:s text:c="27"/></text:span>:</text:p>
      <text:p text:style-name="P5453">To jest ta sprawa statystyki właśnie. Niestety nie udało<text:span text:style-name="T5454"><text:s/></text:span>się nam osiągnąć kompromisu z panem prezesem<text:s/><text:span text:style-name="T5455">L</text:span>utostańskim.<text:s/><text:span text:style-name="T5456">W</text:span><text:s/>związku z tym propozycja jest taka - jak zresztą rozumiem są dwie propozycje tekstu. I myślę, że to powinno zostać potraktowane jednak jako rozbieżności. Tylko jest sprawa po prostu umiejscowienia tego punktu w dokumencie. Początkowo było to proponowane w<text:s/>„Ładzie ekonomicznym”<text:s/>ja natomiast zastanawiam się czy nie lepiej byłoby umieści to w rozdziale VII po takim punkcie:<text:s/>„Uważamy, że strony zasiadające przy<text:s/>„okrągłym stole”<text:s/>powinny dysponować własnymi ośrodkami naukowo-badawczymi, mającymi potencjał zdolny do przeprowadzenia analiz ekonomicznych i społecznych oraz formułowani<text:span text:style-name="T5457">a...</text:span></text:p>
      <text:p text:style-name="P5458"><text:span text:style-name="T5459">Pro</text:span><text:span text:style-name="T5460">f.</text:span><text:span text:style-name="T5461"><text:s/>W</text:span><text:span text:style-name="T5462">ł.</text:span><text:span text:style-name="T5463"><text:s/></text:span><text:span text:style-name="T5464">B</text:span><text:span text:style-name="T5465">aka</text:span>:</text:p>
      <text:p text:style-name="P5466">A jaki jest tekst w tej chwili?</text:p>
      <text:p text:style-name="P5467"><text:span text:style-name="T5468">O</text:span><text:span text:style-name="T5469">b.</text:span><text:span text:style-name="T5470"><text:s/>Luto</text:span><text:span text:style-name="T5471">sta</text:span><text:span text:style-name="T5472">ńsk</text:span><text:span text:style-name="T5473">i</text:span>: /<text:span text:style-name="T5474">G</text:span>US/</text:p>
      <text:p text:style-name="P5475">Tutaj właściwie są praktycznie same rozbieżności, przepraszam za to. Otóż tekst proponowany przez stronę opozycyjno-solidarnościową jest następujący:</text:p>
      <text:p text:style-name="P5476">„Zapewnienie pełnego i jawnego charakteru informacji statystycznej wymaga skuteczni<text:span text:style-name="T5477">ejs</text:span>z<text:span text:style-name="T5478">yc</text:span>h form instytu<text:span text:style-name="T5479">cj</text:span>onaln<text:span text:style-name="T5480">ej<text:s/></text:span>kontroli nad Głównym Urzędem Statystycznym, w tym celu strona opozyc<text:span text:style-name="T5481">yj</text:span>no-solidarnościowa proponuje podporządkowanie GUS Sejmowi<text:span text:style-name="T5482">.</text:span>”</text:p>
      <text:p text:style-name="P5483">I dalej - drugi akapit:</text:p>
      <text:p text:style-name="P5484">„Zmienione zostaną dotychczasowe przepisy o tajemnicy państwowej i służbowej w sposób ustalający na poziomie<text:s/>niezbędnego minimum możliwości ograniczania jawności informacji<text:span text:style-name="T5485">.</text:span><text:s/>W szczególności zasadniczo rozszerzony zostanie dostęp do informacji o handlu zagranicznym, budżecie państwa i jego wydatkach, ujawnione zostaną też m.in. informacje o zatrudnieniu i płacach w resortach spraw wewnętrz<text:span text:style-name="T5486">nyc</text:span>h, obrony narodowej oraz organizacji społecznych.”</text:p>
      <text:p text:style-name="P5487">Jest to tekst, gdzie co zdanie - to właściwie trudno się zgodzić zaczynając od tego, że<text:s/>„zapewnienie jawnego charakteru”<text:s/>wymaga skuteczni<text:span text:style-name="T5488">ej</text:span>szych form instytu<text:span text:style-name="T5489">cjo</text:span>naln<text:span text:style-name="T5490">ej<text:s/></text:span>kontroli”. Nie od tej strony problem w ogóle trzeba nadgryzać.</text:p>
      <text:p text:style-name="P5491">Ale moja propozycja jest taka, aby zapis rządowy, który wstępnie uzgodniłem, potem się wycofał mój rozmówca z uzgodnionych dwóch zdań - ograniczyć do dwóch następujących zdań:<text:s/>„Rozszerzone zostaną skuteczne, instytu<text:span text:style-name="T5492">cjo</text:span>nalne formy społecznej kontroli nad systemem statystyki państwowej. Wzbogacony zostanie zakres informacji statystycznych, udostępnianych społeczeństwu za pośrednictwem środków masowego przekazu, a jednocześnie do niezbędnego minimum ograniczone zostanie nadawanie informacjom statystycznym klauzuli poufności i tajności.”</text:p>
      <text:p text:style-name="P5493"><text:span text:style-name="T5494"><text:s text:c="27"/></text:span>:</text:p>
      <text:p text:style-name="P5495">Kiedy tutaj był przedstawiciel GUS-u poprzednio, to powiedział nam, że do niezbędnego minimum już jest ograniczone. Czy jest zmiana poglądu w tej sprawie?</text:p>
      <text:p text:style-name="P5496"><text:span text:style-name="T5497">Prezes Lu</text:span><text:span text:style-name="T5498">tost</text:span><text:span text:style-name="T5499">ański</text:span>:</text:p>
      <text:soft-page-break/>
      <text:p text:style-name="P5500">Jest ograniczany, to co zależy od decyzji prezesa GUS-u już zostało wykonane. Z publikacji GUS, na 157 publikacji planowanych w tym roku takich zwartych, znacznych, 10 tylko będzie miało charakter poufny. Natomiast klauzule poufności, zgodnie z ustawą nadają określonym informacjom ci<text:span text:style-name="T5501">,</text:span><text:s/>którzy je emitują.<text:s/><text:span text:style-name="T5502">W</text:span><text:s/>związku z tym zwróciliśmy się do tych, którzy te informacje generują, od których one pochodzą, aby przejrzeli to jeszcze raz i zaproponowali ograniczenie. I ten proces trwa, on musi jeszcze niestety jakieś 2-3 tygodnie potrwać. Po otrzymaniu tych odpowiedzi wrócimy z powrotem do sprawy<text:span text:style-name="T5503">.</text:span></text:p>
      <text:p text:style-name="P5504"><text:span text:style-name="T5505"><text:s text:c="27"/></text:span>:</text:p>
      <text:p text:style-name="P5506">Ja chciałem tylko zwrócić uwagę, że dyskutujemy tutaj o tej sprawie w kontekście m.in. takich rzeczy jak: statystyka dotycząca kosztów utrzymania. Jest sprawa wiarygodności GU<text:span text:style-name="T5507">S</text:span>-u zupełnie kluczowa. Jeżeli panowie nie widzicie możliwości zaakceptowania tego zapisu, który Krzysztof Hagemejer przedstawił, który wydaje mi się, że jest w sumie dość elastyczny, to chyba rzeczywiście od razu zapiszmy rozbieżności i zaprzestańmy<text:span text:style-name="T5508"><text:s/></text:span>dyskusji na ten temat.</text:p>
      <text:p text:style-name="P5509"><text:span text:style-name="T5510"><text:s text:c="27"/></text:span>:</text:p>
      <text:p text:style-name="P5511">Protestuję mieszaniu w to statystyki o kosztach utrzymania, bo to jest pełna jawność.</text:p>
      <text:p text:style-name="P5512"><text:span text:style-name="T5513"><text:s text:c="27"/></text:span>:</text:p>
      <text:p text:style-name="P5514">Przepraszam, ale jest w ogóle problem wiarygodności GUS -<text:span text:style-name="T5515"><text:s/></text:span>proszę pana.</text:p>
      <text:p text:style-name="P5516"><text:span text:style-name="T5517">Ob. Lu</text:span><text:span text:style-name="T5518">tost</text:span><text:span text:style-name="T5519">ański</text:span>:</text:p>
      <text:p text:style-name="P5520">To jest inna kwestia. Mówię - rozszerzone zostaną skuteczne, instytuc<text:span text:style-name="T5521">jo</text:span>nalne formy społecznej kontroli. Czy nie odpowiada panu ten zapis?</text:p>
      <text:p text:style-name="P5522"><text:span text:style-name="T5523"><text:s text:c="27"/></text:span>:</text:p>
      <text:p text:style-name="P5524">Mnie nie, ale może komuś odpowiada.</text:p>
      <text:p text:style-name="P5525"><text:span text:style-name="T5526">Prof. Wł. Baka</text:span>:</text:p>
      <text:p text:style-name="P5527">Proszę prof. Rosner.</text:p>
      <text:p text:style-name="P5528"><text:span text:style-name="T5529">Prof. Ro</text:span><text:span text:style-name="T5530">s</text:span><text:span text:style-name="T5531">ner</text:span>:</text:p>
      <text:p text:style-name="P5532">Ja mam uwagę do wypowiedzi przedstawiciela GUS-u. Mnie się wydaje, że wzbogacenie informacji drogą środków masowego przekazu, ale przede wszystkim o wzbogacenie informacji podawanyc<text:span text:style-name="T5533">h</text:span><text:s/>w publikacjach GUS-u.<text:s/><text:span text:style-name="T5534">I</text:span><text:s/>tego zdaje mi się, o ile dobrze zrozumiałem, tekst, który był pan łaskaw odczytać, tego zapewnienia nie<text:s/>ma,<text:s/>że będzie rozszerzona informacja statystyczna dotycząca, no w publikacja GUS-owskich, to jest podstawowa rzecz<text:span text:style-name="T5535">.</text:span></text:p>
      <text:p text:style-name="P5536"><text:span text:style-name="T5537">O</text:span><text:span text:style-name="T5538">b.</text:span><text:span text:style-name="T5539"><text:s/></text:span><text:span text:style-name="T5540">L</text:span><text:span text:style-name="T5541">u</text:span><text:span text:style-name="T5542">tost</text:span><text:span text:style-name="T5543">ańsk</text:span><text:span text:style-name="T5544">i</text:span>:</text:p>
      <text:p text:style-name="P5545">Przepraszam, to jest redakcja, którą przytoczyłem tylko dlatego,<text:s/><text:span text:style-name="T5546">ż</text:span>e poprzednio ją uzgodniłem. Sytuacja jest następująca: w moim głębokim zresztą przekonaniu i moich kolegów. Najskuteczniejszą formą kontroli i wiarygodności tego co GUS publikuje jest szerokie udostę<text:span text:style-name="T5547">p</text:span>nianie tej informacji społeczeństwu, które samo zweryfikuje na ile to odpowiada rzeczywistości, na ile nie. Jest to najskuteczniejsza forma. Jeśli natomiast chodzi o udostępnianie informacji - powiedzmy - naukowcom, wszelkim podmiotom gospodarczym, w tej chwili nie wiem - czy dziś już to pismo zostało wysłane czy też nie, zwracamy się z propozycją zmiany, nowelizacji ustawy o statystyce, żeby Rada Ministrów z taką inicjatywą wystąpiła gdzie w zakresie udostępniania informacji będzie klauzula następująca, iż zmieniamy dotychczasowe przepisy w tym obszarze<text:s/>i informacje<text:s/>są udostępniane wszystkim zaintere<text:span text:style-name="T5548">s</text:span>owanym a nie tylko podmiotom<text:s/><text:soft-page-break/>w<text:span text:style-name="T5549">ys</text:span>zczególn<text:span text:style-name="T5550">io</text:span>nym w<text:s/><text:span text:style-name="T5551">d</text:span>otychczas obowiązującej ustawie, organom władzy i administra<text:span text:style-name="T5552">cj</text:span>i państwowej nieodpłatnie, pozostają na zasadach odpłatności<text:span text:style-name="T5553">.</text:span><text:s/>Natomiast no tak, ponieważ to jest jeden z głównych czynników, który ogranicza nas w udostępnianiu informacji to znaczy - pieniądz papier, poligrafia, to są te elementy, a nie nasze dążenie do ograniczania dostępu do tej informacji<text:span text:style-name="T5554">.</text:span></text:p>
      <text:p text:style-name="P5555">I myślę, że w ramach tej ustawy możliwości będą znacznie szersze, w ramach tej nowelizacji<text:span text:style-name="T5556">.</text:span><text:s/>Natomiast społeczna rada przy Głównym Urzędzie Statystycznym, która będzie sprawowała nadzór nad metodologią, nad sposobami prezentacji, nad publikacjami w dowolnym zakresie<text:span text:style-name="T5557">.</text:span><text:s/>Tutaj nie mamy żadnych oporów, żadnych ograniczeń - bardzo proszę<text:span text:style-name="T5558">.</text:span><text:s/>Nie mamy nic do ukrycia ani też nie mamy się czego wstydzić<text:span text:style-name="T5559">.</text:span></text:p>
      <text:p text:style-name="P5560"><text:span text:style-name="T5561">Prof.</text:span><text:span text:style-name="T5562"><text:s text:c="23"/></text:span>:</text:p>
      <text:p text:style-name="P5563">Ja jeszcze tylko dwa słowa. Ja jestem profesorem emerytowanym, wobec tego ja nie mam dostępu do informacji, które<text:s/><text:span text:style-name="T5564">s</text:span>ą<text:span text:style-name="T5565"><text:s/></text:span>przekazywane do instytucji. Ale jako<text:span text:style-name="T5566">...</text:span></text:p>
      <text:p text:style-name="P5567"><text:span text:style-name="T5568">Ob. Lu</text:span><text:span text:style-name="T5569">t</text:span><text:span text:style-name="T5570">o</text:span><text:span text:style-name="T5571">s</text:span><text:span text:style-name="T5572">tański</text:span>:</text:p>
      <text:p text:style-name="P5573">Ale ma pan dostęp do biblioteki GUS-owskiej.</text:p>
      <text:p text:style-name="P5574"><text:span text:style-name="T5575"><text:s text:c="27"/></text:span>:</text:p>
      <text:p text:style-name="P5576">Tak, ale ja chciałbym mieć dostęp w Roczniku Statystycznym tak<text:span text:style-name="T5577">im</text:span><text:s/>czy innym, który kupię sobie albo dostanę, żebym mógł znaleźć informacje, które są mi potrzebne, tego w tej chwili nie znajduję. Wobec tego moja<text:s/>propo<text:span text:style-name="T5578">rcj</text:span>a,<text:s/>żeby wzbogacić<text:span text:style-name="T5579"><text:s/></text:span>zakres informacji jest chyba całkowicie uzasadniona.</text:p>
      <text:p text:style-name="P5580"><text:span text:style-name="T5581">Ob. Lu</text:span><text:span text:style-name="T5582">tost</text:span><text:span text:style-name="T5583">ański</text:span>:</text:p>
      <text:p text:style-name="P5584">Panie profesorze, wzbogacić będziemy, oczywiście że tak. Tylko proszę zwrócić uwagę na to jak obszerny jest już ten Rocznik Statystyczny. Ja jestem gotów, otwarty jestem na wszelkie propozycje dodatkowych in<text:span text:style-name="T5585">fo</text:span>rmacji w tym Roczniku, tylko w miarę rozsądnej jego objętości. Im będzie grubszy, tym będzie droższy i mniej dostępny dla innych.</text:p>
      <text:p text:style-name="P5586"><text:span text:style-name="T5587">Pro</text:span><text:span text:style-name="T5588">f</text:span><text:span text:style-name="T5589">. Wł.<text:s/></text:span><text:span text:style-name="T5590">B</text:span><text:span text:style-name="T5591">aka</text:span>:</text:p>
      <text:p text:style-name="P5592">Ponieważ widzę, że rozbieżności mają charakter istotny<text:span text:style-name="T5593">.</text:span><text:s/>Tutaj jest - można powied<text:span text:style-name="T5594">zi</text:span>eć zupełnie odmienne podejście do kwestii, inne filozofie, przy czym oczywiście panowie zda<text:span text:style-name="T5595">je</text:span>cie sobie sprawę, że tzw. pełnej jawności informacji nie ma w żadnym państwie i to jest... I jeżeli to jest tylko</text:p>
      <text:p text:style-name="P5596">po to, żeby potem powiedzieć, że się domagacie pewnej jawności i ludzie, którzy prawda - nie znają się na sprawie będą uważali, że ci u władzy coś usiłują zachachmęcić, ukryć etc.<text:s/><text:span text:style-name="T5597">e</text:span>tc. I to jest naganne w ogóle, to w tym jest coś niedobrego, żebyście panowie wiedzieli. Ze względu na to, że wy bardzo dobrze wiecie o tym, że takie stawianie sprawy, że pełna jawność informacji jest technicznie niewykonalna i nie leży w interesie narodu i kraju.</text:p>
      <text:p text:style-name="P5598">Tak więc dobrze, proponuję abyśmy te dwie wersje skierowali na wzór sprawy kadrowej do można<text:s/>powiedzieć<text:s/>jako rozbieżności do rozpatrzenia na wyższym poziomie.</text:p>
      <text:p text:style-name="P5599">Przystępujemy do załączników przed przerwą.</text:p>
      <text:p text:style-name="P5600">Załącznik -<text:s/><text:span text:style-name="T5601">„</text:span>Program ochrony pracy<text:span text:style-name="T5602">”</text:span>.</text:p>
      <text:p text:style-name="P5603"><text:span text:style-name="T5604"><text:s text:c="27"/></text:span>:</text:p>
      <text:p text:style-name="P5605">Jeśli można. Jeżeli chodzi o program ochrony pracy, nie mam żadnych zastrzeżeń.</text:p>
      <text:p text:style-name="P5606"><text:span text:style-name="T5607">Pro</text:span><text:span text:style-name="T5608">f</text:span><text:span text:style-name="T5609">. Wł.<text:s/></text:span><text:span text:style-name="T5610">B</text:span><text:span text:style-name="T5611">aka</text:span>:</text:p>
      <text:p text:style-name="P5612">Dobrze, nie ma pan profesor.</text:p>
      <text:soft-page-break/>
      <text:p text:style-name="P5613">Przechodzimy do drugiej stronicy<text:s/><text:span text:style-name="T5614">„</text:span>programu ochrony pracy”<text:s/>- czy są<text:span text:style-name="T5615">?</text:span><text:s/>Nie ma.</text:p>
      <text:p text:style-name="P5616">Wobec tego załącznik do punktu 4.2.<text:s/><text:span text:style-name="T5617">„</text:span>Zasady polityki zatrudnienia”.</text:p>
      <text:p text:style-name="P5618"><text:span text:style-name="T5619"><text:s text:c="27"/></text:span>:</text:p>
      <text:p text:style-name="P5620">Tak, tu jest uwaga - dotyczy ochrony zatrudnienia.<text:s/>Otóż został zgłoszony przeze mnie i dyskutowany był i w grupie roboczej i w naszym zespole była sprawa reformy kodeksu pracy. To nie znalazło żadnego odbicia w tym zapisie. Tam są dwa punkty, z których jeden dotyczy sytuacji pracowników, którzy są zwalniani z pracy. W moim przekonaniu ten punkt pow<text:span text:style-name="T5621">i</text:span>nien<text:span text:style-name="T5622"><text:s/></text:span>być dołączony do<text:s/>„zasad polityki zatrudnienia”<text:s/>-<text:s/>„w przypadku likwidacji zakładów pracy i zwolnień gru<text:span text:style-name="T5623">po</text:span>wych to absolutnie do tego pasuje. Tu są dwa stanowiska. Jest nasze stanowisko i inne stanowisko jest Ministerstwa Pracy, które nie akceptuje naszego punk<text:span text:style-name="T5624">t</text:span>u widzenia. I jest też punkt oddzielny, który dotyczy reformy kodeksu pracy w przyszłości, który właściwie powinien być wyodrębniony jako oddzielny punkt.</text:p>
      <text:p text:style-name="P5625">I ja zwracam uwagę, że na stronie 18 naszego sprawozdania powiedziane jest, że sprawozdanie z prac podzespołu i wspólnego ustalenia i stanowiska rozbieżne stanowią dokumentację zespołu itd.<text:s/><text:span text:style-name="T5626">i</text:span>td. Te zagadnienia nie były poruszane w żadnym podzespole, tylko na gru<text:span text:style-name="T5627">pi</text:span>e roboczej naszego zespołu. A więc to nie jest objęte tą formułką. Dlatego ja bym proponował, że jeżeli pan przewodniczący by się zgodził, żeby albo dopisać pół stroniczki<text:s/>„Reforma kodeksu pracy”, albo połączyć to z ochroną zatrudnienia.<text:s/>Wołałbym oddzielny punkt<text:s/>„Reforma kodeksu pracy”. I wtedy zawarte byłyby oba punkty, tak jak to było<text:s/></text:p>
      <text:p text:style-name="P5628">sformułowane w moim tekście. Dz<text:span text:style-name="T5629">ię</text:span>k<text:span text:style-name="T5630">u</text:span>ję.</text:p>
      <text:p text:style-name="P5631"><text:span text:style-name="T5632">Prof</text:span><text:span text:style-name="T5633">.</text:span><text:span text:style-name="T5634"><text:s/>Wł</text:span><text:span text:style-name="T5635">.</text:span><text:span text:style-name="T5636"><text:s/>Baka</text:span>:</text:p>
      <text:p text:style-name="P5637">Jako osobny załącznik?</text:p>
      <text:p text:style-name="P5638"><text:span text:style-name="T5639"><text:s text:c="27"/></text:span>:</text:p>
      <text:p text:style-name="P5640">Tak jako osobny załącznik.</text:p>
      <text:p text:style-name="P5641"><text:span text:style-name="T5642">Prof. Wł. Baka</text:span>:</text:p>
      <text:p text:style-name="P5643"><text:span text:style-name="T5644">Z</text:span><text:s/>ty<text:span text:style-name="T5645">m</text:span><text:s/>że to<text:s/><text:span text:style-name="T5646">si</text:span>ę<text:s/><text:span text:style-name="T5647">s</text:span>p<text:span text:style-name="T5648">ro</text:span>w<text:span text:style-name="T5649">a</text:span>d<text:span text:style-name="T5650">z</text:span>i do rozbieżności<text:span text:style-name="T5651">.</text:span></text:p>
      <text:p text:style-name="P5652"><text:span text:style-name="T5653"><text:s text:c="27"/></text:span>:</text:p>
      <text:p text:style-name="P5654">To jest kwestia z pewną perspektywą<text:s/><text:span text:style-name="T5655">i</text:span><text:s/>tu nie mamy nic przeciwko temu. Z tym jednak, że nie jest to rzecz do załatwienia od ręki. I jako postulat do nowelizacji kodeksu pracy, do przyjęcia. Za chwil<text:span text:style-name="T5656">ę</text:span><text:s/>zresztą przecież przedstawiciele<text:s/>„Solidarności”<text:s/>zaczną tam...</text:p>
      <text:p text:style-name="P5657">I tak już tam parę osób przecież jest. Natomiast co do punktu 1 to jedno, do czego mogę<text:span text:style-name="T5658">.</text:span>.<text:span text:style-name="T5659">.</text:span><text:s/>Ja nie zmieniam stanowiska w tej kwestii. Jedno co mogę w tej sprawie zr<text:span text:style-name="T5660">o</text:span>bić<text:span text:style-name="T5661"><text:s/></text:span>w tym momencie, to przekazać w Sejmie, że takie oto zastrzeżen<text:span text:style-name="T5662">i</text:span>a powstały w tym miejscu. No, ale będę jednak bronił swojego<text:span text:style-name="T5663"><text:s/></text:span>stanowiska resortu w tej sprawie<text:span text:style-name="T5664">.</text:span></text:p>
      <text:p text:style-name="P5665"><text:span text:style-name="T5666">P</text:span><text:span text:style-name="T5667">ro</text:span><text:span text:style-name="T5668">f</text:span><text:span text:style-name="T5669">.</text:span><text:span text:style-name="T5670"><text:s/>Wł. Baka</text:span>:</text:p>
      <text:p text:style-name="P5671">Tak, tylko ja się<text:s/>zastanawiam,<text:s/>jak to zrobić dlatego też może wobec tego i to włączmy do spraw n<text:span text:style-name="T5672">ie</text:span>uzgodnionych i na ten zespół do Magdalenki.<text:s/><text:span text:style-name="T5673">A</text:span><text:s/>to ze względu na to, że dawać w załączniku, że są<text:span text:style-name="T5674">.</text:span>.<text:span text:style-name="T5675">.</text:span><text:s/>załącznik jako wyraz rozbieżności to jest niewłaściwe.</text:p>
      <text:p text:style-name="P5676"><text:span text:style-name="T5677"><text:s text:c="27"/></text:span>:</text:p>
      <text:p text:style-name="P5678">Ja myślę tak, że ten punkt drugi panie profesorze w zasadzie<text:s/>można spokojnie dołączyć, ten punkt drugi, przy reformie Kodeksu pracy należy przepisy itd. To można po prostu żywcem przepisać ewentualnie<text:s/><text:soft-page-break/>dopisując, jakiś problem będzie [nieczytelne] przy nowelizacji Kodeksu pracy i wtedy nie ma tutaj rozbieżności w tej sprawie. I to by można dołączyć bezboleśnie.</text:p>
      <text:p text:style-name="P5679"><text:span text:style-name="T5680"><text:s text:c="27"/></text:span>:</text:p>
      <text:p text:style-name="P5681">Ale do którego załącznika czy do pierwszego?</text:p>
      <text:p text:style-name="P5682"><text:span text:style-name="T5683"><text:s text:c="27"/></text:span>:</text:p>
      <text:p text:style-name="P5684">Tak, do pierwszego - I tutaj na końcu jako pkt 6 dopisać ten drugi<text:s/>pański tekścik z jakąś taką po prostu sugestią, że problem będzie rozpatrzony czy przyjęty do rozpatrzenia przy nowelizacji kodeksu pracy, czy w toku prac nad nowelizacją. I to by załatwiało sprawę.</text:p>
      <text:p text:style-name="P5685">Natomiast jest tu problem tego punktu pierwszego, na który nie mam pomysłu.</text:p>
      <text:p text:style-name="P5686"><text:span text:style-name="T5687"><text:s text:c="27"/></text:span>:</text:p>
      <text:p text:style-name="P5688">Panie ministrze, mnie się wydaje, że pierwszy punkt trzeba dołączyć do drugiego załącznika dotyczącego polityki zatrudnienia. Bo to jest typowa sprawa związana ze zwalnianiem indywidualnych albo grupowych z pracy. Ja<text:s/>proponuję,<text:s/>żeby to dołączyć z zastrzeżeniem, że są różnice naszego punktu widzenia. Niejako to rozdzielić te dwa punkty.</text:p>
      <text:p text:style-name="P5689"><text:span text:style-name="T5690"><text:s text:c="27"/></text:span>:</text:p>
      <text:p text:style-name="P5691">Mamy w tych załącznikach więcej takich punktów panie profesorze. To nie będzie tu żadna nadzwyczajna rzecz, bo jest ich kilka.</text:p>
      <text:p text:style-name="P5692"><text:span text:style-name="T5693">Pro</text:span><text:span text:style-name="T5694">f</text:span><text:span text:style-name="T5695">.<text:s/></text:span><text:span text:style-name="T5696">W</text:span><text:span text:style-name="T5697">ł. Baka</text:span>:</text:p>
      <text:p text:style-name="P5698">To co, uzgodniliście?</text:p>
      <text:p text:style-name="P5699"><text:span text:style-name="T5700"><text:s text:c="27"/></text:span>:</text:p>
      <text:p text:style-name="P5701">Rozumiem, że możemy to dołączyć do załącznika<text:s/>„Zasady<text:s/>polityki likwidowanych i zwalnianych...”. To si<text:span text:style-name="T5702">ę</text:span><text:s/>z tym nie kojarzy, to nie jest to<text:span text:style-name="T5703">.</text:span><text:s/>To byłoby raczej już przy tej ochronie pracy, żeby to tam zostawić<text:span text:style-name="T5704">.</text:span><text:s/>Bo tu są sprawy likwidacji zakładów pracy i to nie jest więc ten prob<text:span text:style-name="T5705">l</text:span>em.</text:p>
      <text:p text:style-name="P5706"><text:span text:style-name="T5707"><text:s text:c="27"/></text:span>:</text:p>
      <text:p text:style-name="P5708">Ale cały rozdział dotyczący ochrony zatrudnienia właśnie związany jest z likwidacją i ograniczeniem zakładu pracy, a więc to jest<text:s/>logiczne,<text:s/>żeby to do tego dołączyć.</text:p>
      <text:p text:style-name="P5709"><text:span text:style-name="T5710"><text:s text:c="27"/></text:span>:</text:p>
      <text:p text:style-name="P5711">W takim razie dobrze, to<text:s/><text:span text:style-name="T5712">w</text:span><text:s/>tamtym, z tym że my<text:s/>tutaj,<text:s/>wobec tego będziemy musieli zrobi<text:span text:style-name="T5713">ć</text:span><text:s/><text:span text:style-name="T5714">ja</text:span>kąś formułę zastrzeżenia wyraźnego, że podt<text:span text:style-name="T5715">rz</text:span>ymu<text:span text:style-name="T5716">je</text:span>my, zresztą zobaczymy, redakcyjnie to na pewno będzie rozbieżność w tej sprawie<text:span text:style-name="T5717">.</text:span></text:p>
      <text:p text:style-name="P5718"><text:span text:style-name="T5719"><text:s text:c="27"/></text:span>:</text:p>
      <text:p text:style-name="P5720">A więc jeżeli można podsumować - rozbijamy ten tekst na dwie części<text:span text:style-name="T5721">.</text:span><text:s/>Punkt drugi dołączamy do załącznika pierwszego a punkt pierwszy do załącznika drugiego.</text:p>
      <text:p text:style-name="P5722"><text:span text:style-name="T5723">Prof</text:span><text:span text:style-name="T5724">.</text:span><text:span text:style-name="T5725"><text:s/>Wł</text:span><text:span text:style-name="T5726">.</text:span><text:span text:style-name="T5727"><text:s/>Baka</text:span>:</text:p>
      <text:p text:style-name="P5728">Proszę bardzo pani<text:s/><text:span text:style-name="T5729">Wó</text:span>ycicka.</text:p>
      <text:p text:style-name="P5730"><text:span text:style-name="T5731">Ob.<text:s/></text:span><text:span text:style-name="T5732">Wó</text:span><text:span text:style-name="T5733">ycicka</text:span>:</text:p>
      <text:p text:style-name="P5734">Myśmy tu jeszcze z panem ministrem Szreterem uzgodnili poprawki do tego załącznika.</text:p>
      <text:p text:style-name="P5735"><text:span text:style-name="T5736">Prof</text:span><text:span text:style-name="T5737">.</text:span><text:span text:style-name="T5738"><text:s/>Wł. Baka</text:span>:</text:p>
      <text:p text:style-name="P5739">Ja proponuję żebyście w bilateralnym układzie... Współprzewodniczący uznają wszystkie wasze<text:s/><text:soft-page-break/>poprawki. Tam jest<text:span text:style-name="T5740">.</text:span>.<text:span text:style-name="T5741">.</text:span></text:p>
      <text:p text:style-name="P5742">Proszę więc żeby ten tekst był doredag<text:span text:style-name="T5743">o</text:span>wany w tym układzie roboczym. My już do tej sprawy nie będziemy wracać.</text:p>
      <text:p text:style-name="P5744">Proszę pan pro<text:span text:style-name="T5745">f.</text:span><text:s/>Trzeciakowski.</text:p>
      <text:p text:style-name="P5746"><text:span text:style-name="T5747">Pro</text:span><text:span text:style-name="T5748">f.</text:span><text:span text:style-name="T5749"><text:s/></text:span><text:span text:style-name="T5750">W</text:span><text:span text:style-name="T5751">. Tr</text:span><text:span text:style-name="T5752">z</text:span><text:span text:style-name="T5753">ec</text:span><text:span text:style-name="T5754">ia</text:span><text:span text:style-name="T5755">kowski</text:span>:</text:p>
      <text:p text:style-name="P5756">Ja mam propozycję nie do odparcia dla<text:s/>państwa<text:span text:style-name="T5757">.</text:span><text:s/>Dostałem list wzruszający od Towarzystwa Opieki nad Zwierzętami w Polsce. Nie będę czytał całego listu, w każdym razie kończy się<text:span text:style-name="T5758">..</text:span>.<text:s/>„Mamy nadzieję, że mimo ogromu sprawy zwierząt i humanitarnego traktowan<text:span text:style-name="T5759">i</text:span>a nie ujdą uwadze komisji.<text:span text:style-name="T5760">”</text:span></text:p>
      <text:p text:style-name="P5761">Głównie chodzi o<text:s/>to,<text:s/>że w działalności swej Towarzystwo napotyka na poważne trudności. Wynikają one głównie z braku wystarczająco precyzyjnych przepisów prawnych dotyczących ochrony zw<text:span text:style-name="T5762">ie</text:span>rząt itd.</text:p>
      <text:p text:style-name="P5763">Chciałbym ten list przyjąć przez consensus jako dokumentacja do dalszego wykonania w trybie rewizji ustawy nowego<text:s/><text:span text:style-name="T5764">stow</text:span>a<text:span text:style-name="T5765">rzysze</text:span>n<text:span text:style-name="T5766">ia.</text:span></text:p>
      <text:p text:style-name="P5767">Czy mogę liczyć na wsparcie<text:s/>państwa? Consensus jest.</text:p>
      <text:p text:style-name="P5768"><text:span text:style-name="T5769">Pro</text:span><text:span text:style-name="T5770">f</text:span><text:span text:style-name="T5771">. Wł.<text:s/></text:span><text:span text:style-name="T5772">B</text:span><text:span text:style-name="T5773">aka</text:span>:</text:p>
      <text:p text:style-name="P5774">Nie ulega wątpliwości, że na największą wdzięczność można właśnie liczyć z tej strony.</text:p>
      <text:p text:style-name="P5775">W ten sposób doszliśmy do sfinalizowania wstępnego, to znaczy do wstępnego przyjęcia<text:s/><text:span text:style-name="T5776">-</text:span><text:s/>bo tak to traktuję - wstępne przyjęcie tego dokumentu<text:s/><text:span text:style-name="T5777">„</text:span>Stanowiska w sprawie polityki społecznej i gospodarczej oraz reform systemowych”<text:s/>poza indeksacją.</text:p>
      <text:p text:style-name="P5778">Teraz ogłaszamy przerwę 15-minutową.</text:p>
      <text:p text:style-name="P5779"><text:span text:style-name="T5780">/</text:span>Przerwa/.</text:p>
      <text:p text:style-name="P5781"/>
      <text:p text:style-name="P5782">/Po przerwie/.</text:p>
      <text:p text:style-name="P5783"><text:span text:style-name="T5784">P</text:span><text:span text:style-name="T5785">rz</text:span><text:span text:style-name="T5786">ewodn</text:span><text:span text:style-name="T5787">i</text:span><text:span text:style-name="T5788">czący</text:span>:</text:p>
      <text:p text:style-name="P5789">Proszę<text:s/>państwa,<text:s/>kontynuujemy obrady<text:span text:style-name="T5790">.</text:span></text:p>
      <text:p text:style-name="P5791"><text:span text:style-name="T5792"><text:s text:c="27"/></text:span>:</text:p>
      <text:p text:style-name="P5793">Przepraszam, ja tylko mam tutaj taką uwagę - jak w 1981 roku obradowaliśmy z rządem, bywało<text:s/><text:span text:style-name="T5794">ż</text:span>e całą noc, to były kanapki.</text:p>
      <text:p text:style-name="P5795"><text:span text:style-name="T5796"><text:s text:c="27"/></text:span>:</text:p>
      <text:p text:style-name="P5797">Nie wszystko się jednak na lepsze zmienia przy<text:s/>„okrągłym stole”.</text:p>
      <text:p text:style-name="P5798"><text:span text:style-name="T5799"><text:s text:c="27"/></text:span>:</text:p>
      <text:p text:style-name="P5800">Tak, ale panie doktorze czy przypomina pan sobie rezultat?</text:p>
      <text:p text:style-name="P5801"><text:span text:style-name="T5802"><text:s text:c="27"/></text:span>:</text:p>
      <text:p text:style-name="P5803">Jednak przechodzimy do sprawy. Sprawa indeksacji.</text:p>
      <text:p text:style-name="P5804">P<text:span text:style-name="T5805">i</text:span>erw<text:span text:style-name="T5806">s</text:span>zy punkt - czy są uwagi? Rozumiem, że nie ma.</text:p>
      <text:p text:style-name="P5807">Punkt drugi - czy są uwagi? Mogę przyją<text:span text:style-name="T5808">ć</text:span>, że nie ma.</text:p>
      <text:p text:style-name="P5809">Punkt trzeci -<text:s/><text:span text:style-name="T5810">.</text:span>..</text:p>
      <text:p text:style-name="P5811"><text:span text:style-name="T5812">P</text:span><text:span text:style-name="T5813">rof</text:span><text:span text:style-name="T5814">. Wł. Baka</text:span>:</text:p>
      <text:p text:style-name="P5815">To jest zasadnicza tutaj kwestia. Myśmy wtedy mówili o przeciętnym wynagrodzenie w gospodarce uspołe<text:span text:style-name="T5816">cz</text:span>nionej a tutaj<text:span text:style-name="T5817"><text:s/></text:span>jest<text:s/><text:span text:style-name="T5818">-</text:span><text:s/>w pięciu podstawowych działach. Jaka jest różnica -<text:s/>mam pytanie.</text:p>
      <text:soft-page-break/>
      <text:p text:style-name="P5819"><text:span text:style-name="T5820"><text:s text:c="27"/></text:span>:</text:p>
      <text:p text:style-name="P5821">16 procent.</text:p>
      <text:p text:style-name="P5822"><text:span text:style-name="T5823">Prof. Wł. Baka</text:span>:</text:p>
      <text:p text:style-name="P5824">No<text:span text:style-name="T5825">,</text:span><text:s/>to jest zasadnicza sprawa. Słuchajcie, jednakże w pięciu podstawowych<text:s/><text:span text:style-name="T5826">-</text:span><text:s/>tam u was było w projekcie w gospodarce uspołecznionej. A w tej chwili w pięciu podstawowych działach<text:s/>to podstawa natychmiast rośnie. I ja niestety, tego nie mogą przyjąć.</text:p>
      <text:p text:style-name="P5827">Tak że ja proponują powrót do tekstu poprzedniego<text:s/>„w gospodarce uspołecznionej”. To musi by<text:span text:style-name="T5828">ć</text:span><text:s/>po prostu sprowadzone do gospodarki uspołecznionej.</text:p>
      <text:p text:style-name="P5829"><text:span text:style-name="T5830"><text:s text:c="27"/></text:span>:</text:p>
      <text:p text:style-name="P5831">Nie jest to podliczone.</text:p>
      <text:p text:style-name="P5832"><text:span text:style-name="T5833">Prof</text:span><text:span text:style-name="T5834">.</text:span><text:span text:style-name="T5835"><text:s/>Wł. Baka</text:span>:</text:p>
      <text:p text:style-name="P5836">To zrobicie jakiś<text:s/>szacunek<text:s/>albo coś<text:span text:style-name="T5837">.</text:span><text:s/>To tylko dlatego, że GUS<text:s/>uważa,<text:s/>że jest to niewyliczalne, nie można płacić 20 proc. więcej<text:span text:style-name="T5838">.</text:span></text:p>
      <text:p text:style-name="P5839"><text:span text:style-name="T5840"><text:s text:c="27"/></text:span>:</text:p>
      <text:p text:style-name="P5841">To znaczy można, tylko robiąc w ten<text:s/>sposób,<text:s/>żeby skorygować po prostu współczynnik korekty, ten 0,6.</text:p>
      <text:p text:style-name="P5842"><text:span text:style-name="T5843">Prof</text:span><text:span text:style-name="T5844">. W</text:span><text:span text:style-name="T5845">ł. Baka</text:span>:</text:p>
      <text:p text:style-name="P5846">Ale oni nie chcą skoryg<text:span text:style-name="T5847">o</text:span>wać współczynnika korekty.<text:s/>A więc to jest pierwsza i zasadnicza sprawa.<text:s/><text:span text:style-name="T5848">W</text:span><text:s/>ten sposób w Polsce już niejedne miliardy poleciały po prostu bezwiednie, że si<text:span text:style-name="T5849">ę</text:span><text:s/>zmieniało bazę, przenosiło się z gospodarki uspołecznionej płace i mówiło się w pięciu działach. A potem się szło w przemysł<text:span text:style-name="T5850">.</text:span></text:p>
      <text:p text:style-name="P5851">Sprawa więc prosta - ja bardzo proszę o powrót do gospodarki uspołecznionej.</text:p>
      <text:p text:style-name="P5852">I druga sp<text:span text:style-name="T5853">r</text:span>awa - redakcja ostatniego zdania jest zła.<text:s/>„Zapewnienie każdemu pracownikowi”. To znaczy to tak jakby<text:span text:style-name="T5854">ś</text:span>my<text:span text:style-name="T5855"><text:s/></text:span>technikę mieli następującą: - najpierw każdy pracownik otrzymuje tę kwotę a potem in plus coś jeszcze. Tak się to czyta.</text:p>
      <text:p text:style-name="P5856"><text:span text:style-name="T5857">W</text:span><text:s/>związku z tym ja mam tuta takie dwie zasadnicze [nieczytelne]</text:p>
      <text:p text:style-name="P5858"><text:span text:style-name="T5859"><text:s text:c="27"/></text:span>:</text:p>
      <text:p text:style-name="P5860">Ja, jeśli można, tutaj mam trzecią uwag<text:span text:style-name="T5861">ę</text:span><text:s/>pt.<text:s/><text:span text:style-name="T5862">„</text:span>nietechnol<text:span text:style-name="T5863">og</text:span>i<text:span text:style-name="T5864">c</text:span>zność tego<text:span text:style-name="T5865">”</text:span>. Jest to po prostu w niektórych przypadkach absolutnie sensownie nie wykonalne, o tak bym to powiedział.<text:s/><text:span text:style-name="T5866">B</text:span>o dwóch pracowników, którzy mają jakąś formę płac związanych z efektem pracy typu prowizja, typu akord nie wchodząc w szczegóły, z założenia temu mniej wydajnemu musielibyśmy dopłacać, co byłoby zupełnie bez sensu. Trudno tu po prostu znaleźć sensowny sposób. Nie potrafię sobie tego tutaj wyobrazić. Bo myśleliśmy, że ten zapis, niezależnie od tego, że niezręczny w ostatnim zdaniu jest ucieczką od tej sprawy.</text:p>
      <text:p text:style-name="P5867"><text:span text:style-name="T5868">Prof. Wł. Baka</text:span>:</text:p>
      <text:p text:style-name="P5869">Pierwsza sprawa - panie przewodniczący, przepraszam. Ja bym chciał jednak powrót do gospodarki uspołecznionej a nie 5 działów.</text:p>
      <text:p text:style-name="P5870"><text:span text:style-name="T5871"><text:s text:c="27"/></text:span>:</text:p>
      <text:p text:style-name="P5872">Pod warunkiem, że zgodzi się...</text:p>
      <text:p text:style-name="P5873"><text:span text:style-name="T5874">Prof. W</text:span><text:span text:style-name="T5875">ł</text:span><text:span text:style-name="T5876">. Baka</text:span><text:span text:style-name="T5877">:</text:span></text:p>
      <text:p text:style-name="P5878">Muszą się zgodzić, ponieważ innej rady nie ma.</text:p>
      <text:p text:style-name="P5879">W waszym dokumencie, który został przedłożony przez<text:s/><text:span text:style-name="T5880">O</text:span>PZZ jest tylko gospodarka uspołeczniona i<text:s/><text:soft-page-break/>proszę o powrót do tego.</text:p>
      <text:p text:style-name="P5881">I myśmy robili symulację na gruncie gospodarki usp<text:span text:style-name="T5882">o</text:span>łe<text:span text:style-name="T5883">c</text:span>zn<text:span text:style-name="T5884">i</text:span>onej.</text:p>
      <text:p text:style-name="P5885">Pro<text:span text:style-name="T5886">f</text:span>.<text:s/><text:span text:style-name="T5887">Ma</text:span>n<text:span text:style-name="T5888">ic</text:span>ki - proszę bardzo.</text:p>
      <text:p text:style-name="P5889"><text:span text:style-name="T5890">O</text:span><text:span text:style-name="T5891">b. Man</text:span><text:span text:style-name="T5892">ic</text:span><text:span text:style-name="T5893">ki</text:span>:</text:p>
      <text:p text:style-name="P5894">Dziękuję. Jeśli chodzi.<text:span text:style-name="T5895">..</text:span><text:s/>Zacznę od tej kwestii z tego ostatniego zdania. Uważamy, że nie będzie szkody dla<text:s/>sprawy,<text:s/><text:span text:style-name="T5896">j</text:span>eśli wykreślimy dwa słowa:<text:s/><text:span text:style-name="T5897">„</text:span>każdemu pracownikowi”. Zostałoby wówczas<text:s/><text:span text:style-name="T5898">„</text:span>sposób zapewnienia minimalnej kwoty wzrostu płac określą organy przedsiębiorstwa w porozumieniu ze związkami zawodowymi”<text:span text:style-name="T5899">.</text:span></text:p>
      <text:p text:style-name="P5900">I wtedy nie musimy pisać<text:s/>„każdemu pracownikowi”.</text:p>
      <text:p text:style-name="P5901">Jeśli chodzi o kwestię związaną z przeciętnym wynagrodzeniem w pięciu podstawowych działach, to ja chciałem zwróci<text:span text:style-name="T5902">ć<text:s/></text:span>uwagę, że wcześniej w prezentowanym tekście na stronie drugiej było zapisane:</text:p>
      <text:p text:style-name="P5903">„Podstawą do obliczania kwoty minimalnego wzrostu wynagrodzenia indywidualnego będzie przeciętne wynagrodzenie w pięciu działach gospodarki uspołecznionej w pierwszym miesiącu kwartału,<text:s/><text:span text:style-name="T5904">z</text:span>a który obliczana jest indeksacja.”</text:p>
      <text:p text:style-name="P5905">My wiedząc doskonale o tym, że nie jest badane wynagrodzenie w gospodarce uspołecznionej w tych okresach czasu, w których ma by<text:span text:style-name="T5906">ć</text:span><text:s/>przeprowadzana indeksacja, od samego początku wszystkie szacunki przeprowadzaliśmy właśnie na tej płacy. Ta płaca wyniosła w styczniu 66.498 zł. I na tej płacy przeprowadzona symulacja pokazuje, że skutki roczne tych operacji przy założon<text:span text:style-name="T5907">e</text:span>j inflacji około 110 proc. wyniosą<text:s/><text:span text:style-name="T5908">5</text:span>1 mld zł<text:span text:style-name="T5909">.</text:span></text:p>
      <text:p text:style-name="P5910"><text:span text:style-name="T5911">A</text:span><text:s/>więc nie<text:s/>wiem,<text:s/>czy to jest faktycznie kwota.<text:span text:style-name="T5912">..</text:span><text:s/>Bo w kuluarach się mówi co innego, jak rozmawiamy w kuluarach to padają stwierdzenia, że są to za przeproszeniem, żadne pieniądze, czy nawet inne określenia. Natomiast na sali z uporem się podnosi, że są to tak straszne pieniądze. Zaznaczam, że jest to średnia płaca w pięciu działach bez nagrody z zysku.</text:p>
      <text:p text:style-name="P5913">Jeśli chodzi o kwestię<text:s/>nie technologiczności, to rozumiemy<text:span text:style-name="T5914"><text:s/></text:span>pewne mankamenty z tym związane, ale zdajemy sobie sprawę z tego, że nie z takimi mankamentami w naszych zakładach pracy<text:s/>płacowc<text:span text:style-name="T5915">y</text:span><text:s/>sobie potrafili poradzić. Potrafili sobie poradzić z wchłonięciem rekompensat, p<text:span text:style-name="T5916">ot</text:span>ra<text:span text:style-name="T5917">fi</text:span>li sobie poradzić z wplatani po 6 tysięcy dla wszystkich. Poradzą więc sobie i z tym problemem. I podejrzewam, że jest to najmniejsze zmartw<text:span text:style-name="T5918">ie</text:span>nie w tym wszystkim.</text:p>
      <text:p text:style-name="P5919">Natomiast przejście na kwoty szacowane<text:span text:style-name="T5920">,</text:span><text:s/>podejrzewam, ż<text:span text:style-name="T5921">e<text:s/></text:span>będzie budzić na tyle dużo społecznych wątpliwości, że może spowodować - powiedzmy<text:s/><text:span text:style-name="T5922">-</text:span><text:s/>nieak<text:span text:style-name="T5923">ce</text:span>p<text:span text:style-name="T5924">to</text:span>walnoś<text:span text:style-name="T5925">ć</text:span><text:s/>spo<text:span text:style-name="T5926">ł</text:span>eczną tego rozwiązania.</text:p>
      <text:p text:style-name="P5927">Jeśli płaca w pięciu działach gospodarki nie<text:s/><text:span text:style-name="T5928">je</text:span>st możliwa<text:span text:style-name="T5929"><text:s/></text:span>do przyjęcia, to możemy rozważyć powrót do wyliczania kwoty w oparciu o minimum socjalne, jak żeśmy prezentowali na samym początku. Dziękuję.</text:p>
      <text:p text:style-name="P5930"><text:span text:style-name="T5931">Prof. Wł</text:span><text:span text:style-name="T5932">.</text:span><text:span text:style-name="T5933"><text:s/>Baka</text:span>:</text:p>
      <text:p text:style-name="P5934">Tak, no więc ja wracam do tekstu, który został przedłożony przez OPZZ, a który jest tekstem, rozumiem stanowiskiem. I jest na stronicy pierwszej.</text:p>
      <text:p text:style-name="P5935">„Skorygowany współczynnikiem 0,8 nie niższy jednak niż o kwotę wynikającą z iloczynu przeciętnego wynagrodzenia w gospodarce uspołecznione<text:span text:style-name="T5936">j</text:span><text:span text:style-name="T5937">”</text:span><text:span text:style-name="T5938">.</text:span></text:p>
      <text:p text:style-name="P5939"><text:span text:style-name="T5940">W</text:span><text:s/>ogóle nie wchodzi w rachubę tamto.<text:span text:style-name="T5941">..</text:span></text:p>
      <text:p text:style-name="P5942"><text:span text:style-name="T5943"><text:s text:c="27"/></text:span>:</text:p>
      <text:soft-page-break/>
      <text:p text:style-name="P5944">Ale sprecyzowaliśmy na stronie drugiej, że chodzi tutaj o płacę mierzalną w pięciu działach podstawowych gospodarki uspołecznionej<text:span text:style-name="T5945">.</text:span></text:p>
      <text:p text:style-name="P5946"><text:span text:style-name="T5947">Prof. Wł. Baka</text:span>:</text:p>
      <text:p text:style-name="P5948">No więc wracamy do punktu wyjścia dlatego, że to będzie<text:s/>tak potężne nadpłacanie, to jednak<text:s/><text:span text:style-name="T5949">w</text:span><text:s/>stosunku do wielu dziedzin liczenie od płacy w pięciu działach. To w odniesieniu do wielu dziedzin to będzie bardzo duże nadpłacenie. Wiele dziedzin może tego w ogóle nie wytrzymać.</text:p>
      <text:p text:style-name="P5950">I dlatego też bardzo proszę o przyjęcie powrotu, o powrót do poprzedniej formuły. Natomiast GUS będzie musiał przygotowa<text:span text:style-name="T5951">ć</text:span><text:s/>technikę obliczania tej płacy. To jest jedna kwestia<text:span text:style-name="T5952">.</text:span></text:p>
      <text:p text:style-name="P5953">Natomiast tutaj to b<text:span text:style-name="T5954">y</text:span>m tak proponował, jeżeli chodzi o to ostatnie zdanie, żeby mocno to zredukować i napisać tak:<text:s/>„sposób obliczania tej kwoty określą organy przedsiębiorstwa w porozumieniu ze związkami zawodowymi”.</text:p>
      <text:p text:style-name="P5955"><text:span text:style-name="T5956"><text:s text:c="27"/></text:span>:</text:p>
      <text:p text:style-name="P5957">Tu jest pytanie - komu ile da<text:span text:style-name="T5958">ć.</text:span></text:p>
      <text:p text:style-name="P5959"><text:span text:style-name="T5960">Przewodniczący</text:span>:</text:p>
      <text:p text:style-name="P5961">No tak, ale jeżeli powiadamy, że jest indeksacja i powiadamy, że nie mniej niż...</text:p>
      <text:p text:style-name="P5962"><text:span text:style-name="T5963"><text:s text:c="27"/></text:span>:</text:p>
      <text:p text:style-name="P5964">Tak właśnie i tu jest pytanie - jak znaleź<text:span text:style-name="T5965">ć</text:span><text:s/>człowieka, któremu trzeba dopłacić.</text:p>
      <text:p text:style-name="P5966"><text:span text:style-name="T5967"><text:s text:c="27"/></text:span>:</text:p>
      <text:p text:style-name="P5968">Chwileczkę, a po co my mamy się w ogóle tym troszczyć.</text:p>
      <text:p text:style-name="P5969"><text:span text:style-name="T5970"><text:s text:c="27"/></text:span>:</text:p>
      <text:p text:style-name="P5971">Bo przecież nas zapytają a my nie będziemy umieli udzielić odpowiedzi<text:span text:style-name="T5972">.</text:span></text:p>
      <text:p text:style-name="P5973"><text:span text:style-name="T5974"><text:s text:c="27"/></text:span>:</text:p>
      <text:p text:style-name="P5975">To ja rozumiem, że ten mój wniosek, ta moja<text:s/>prośba,<text:s/>żeby powrócić do poziomu płac w gospodarce uspołecznionej jest przyjęty przez kolegów. Proszę? Nie jest przyjęty?</text:p>
      <text:p text:style-name="P5976">Tu w takim razie będziemy mieli impas zasadniczy ze względu na to, że baza, którą w tej chwili zaproponowano -<text:s/>5 podstawowych działów, ponieważ tutaj chodzi nie o tempo wzrostu<text:s/><text:span text:style-name="T5977">-</text:span><text:span text:style-name="T5978"><text:s/></text:span>tylko o bazę, o poziom, jest po prostu absolutnie sprzeczne z naszymi wcześniejszymi uzgodnien<text:span text:style-name="T5979">ia</text:span>mi. I w związku z tym odpowiadając jak gdyby za to utrzymywanie się w pewnych ramach. Ja nie mogę w żadnym wypadku zgodzi<text:span text:style-name="T5980">ć</text:span><text:s/>się na to - różnice są prawie 20 proc. 20 proc. w poziomie, to jest bardzo dużo. To wtedy skala<text:span text:style-name="T5981"><text:s/></text:span>można powiedzieć, która obejmuje i w jednym i w drugim przypadki bardzo poważnie się zwiększa.<text:s/><text:span text:style-name="T5982">I</text:span><text:s/>nawiasem mówiąc technicznie też bardzo komplikuje. Bo ja rozumiem, że przy mniejszej bazie to i mniejszy krąg ludzi w to wchodzi. Ale przy tak wysokiej bazie.</text:p>
      <text:p text:style-name="P5983"><text:span text:style-name="T5984">Pro</text:span><text:span text:style-name="T5985">f</text:span><text:span text:style-name="T5986">. Trzeciakowski</text:span>:</text:p>
      <text:p text:style-name="P5987">Proszę - pan Manicki.</text:p>
      <text:p text:style-name="P5988"><text:span text:style-name="T5989">O</text:span><text:span text:style-name="T5990">b.</text:span><text:span text:style-name="T5991"><text:s/>Manicki</text:span>:</text:p>
      <text:p text:style-name="P5992">Jeśli można...</text:p>
      <text:p text:style-name="P5993"><text:span text:style-name="T5994"><text:s text:c="27"/></text:span>:</text:p>
      <text:p text:style-name="P5995">Przepraszam jeszcze<text:s/><text:span text:style-name="T5996">-</text:span><text:s/>GUS mo<text:span text:style-name="T5997">ż</text:span>e to zrobi<text:span text:style-name="T5998">ć</text:span><text:s/>na p<text:span text:style-name="T5999">o</text:span>d<text:span text:style-name="T6000">s</text:span>tawi<text:span text:style-name="T6001">e<text:s/></text:span>szacunków uzgodnionych ze związkami zawodowymi.</text:p>
      <text:soft-page-break/>
      <text:p text:style-name="P6002"><text:span text:style-name="T6003">O</text:span><text:span text:style-name="T6004">b.</text:span><text:span text:style-name="T6005"><text:s/>Manicki</text:span><text:span text:style-name="T6006">:</text:span></text:p>
      <text:p text:style-name="P6007">Jeśli można. Ja chciałem powiedzieć w ten sposób, że przede wszystkim tak jak podkreślałem, nasze wyliczenia były prowadzone w oparciu o płace w pi<text:span text:style-name="T6008">ę</text:span>ciu działach. Mówiłem o 51 miliardach złotych. Teraz chcę powiedzieć o czymś innym. Chc<text:span text:style-name="T6009">ę</text:span><text:s/>powiedzieć o tym, że różnica między pięcioma działami a całą sferą materialną jest znikoma. Natomiast w sferze materialnej między pięcioma działami podstawowymi a całą sferą materialną różnica jest znikoma. Różnica występowała w<text:s/>momencie,<text:s/>jeśli w grę wchodził budżet. Jak wiemy sfera budżetowa w tym roku ma mieć relację 0<text:span text:style-name="T6010">,</text:span>97<text:s/><text:span text:style-name="T6011">a</text:span><text:s/>nie 0,7<text:span text:style-name="T6012">4</text:span><text:s/>jak miała w roku przeszłym. I w związku z tym różnice te nie będą tak wie<text:span text:style-name="T6013">l</text:span>kie jak były do tej pory. Zgadzamy się, że te różnice będą w granicach na pewno nie 16 punktów, ale bardziej zbliżone do<text:s/><text:span text:style-name="T6014">4-</text:span>5 punktów. I podkreślam więc to, że myśmy przez cały czas wszystkie wyliczenia i wszystkie szacunki przedstawiali w oparciu właśnie o tę kategorię<text:s/><text:span text:style-name="T6015">pł</text:span>ac.</text:p>
      <text:p text:style-name="P6016">Może więc strona rządowa przedstawi szacunki jakie są na sferze materialnej, niech sama policzy, czy kwestia 51 miliardów złotych, bo mówimy o wielkim strum<text:span text:style-name="T6017">i</text:span>eniu miliardów złotych, które runą do kieszeni ludzi. Niech strona rządowa policzy, proszę bardzo. Minister Szreter wczoraj liczył. Liczył to właśnie na tych cyf<text:span text:style-name="T6018">r</text:span>ach, który my podaliśmy, na cyfrach w 5 podstawowych działach, bo tylko te można było złapać.</text:p>
      <text:p text:style-name="P6019"><text:span text:style-name="T6020">Min</text:span><text:span text:style-name="T6021">.</text:span><text:span text:style-name="T6022"><text:s/></text:span><text:span text:style-name="T6023">S</text:span><text:span text:style-name="T6024">z</text:span><text:span text:style-name="T6025">rete</text:span><text:span text:style-name="T6026">r</text:span>:</text:p>
      <text:p text:style-name="P6027">Precyzyjny rachunek nie jest tutaj możliwy, nie ma tutaj możliwości zrobienia precyzji tego<text:s/>typu,<text:s/>żeby tam wyliczyć co do 10 czy 20 miliarda, ponieważ jest to kwestia różnych rozkładów jednostkowy<text:span text:style-name="T6028">ch</text:span>, dynamik<text:s/><text:span text:style-name="T6029">je</text:span>dn<text:span text:style-name="T6030">os</text:span>tkowych. Trzeba przyjmować założenia co do tego jakie dynamiki w rozkładzie wchodzą w grę, ponieważ jest to dopłata do dynamik w zasadzie zróżnicowanych, a więc jest to trudne do odpowiedzi. Natomiast podwyższanie kwot oczywiście zwiększa ryzyko tej sprawy. A ja jednak cały czas podkreślam tę technologic<text:span text:style-name="T6031">z</text:span>noś<text:span text:style-name="T6032">ć</text:span>. Dla mnie jest to niewykonalne.</text:p>
      <text:p text:style-name="P6033"><text:span text:style-name="T6034">O</text:span><text:span text:style-name="T6035">b.</text:span><text:span text:style-name="T6036"><text:s/>Manicki</text:span><text:span text:style-name="T6037">:</text:span></text:p>
      <text:p text:style-name="P6038"><text:span text:style-name="T6039">W</text:span>i<text:span text:style-name="T6040">ę</text:span>c jeśli można, to najpierw sprawa kwoty. Zakładając nawet, że pomyliliśmy si<text:span text:style-name="T6041">ę</text:span><text:s/>o 100 proc. Nie o 10 nie o 20, tylko o 100 proc., to jest kwota 100 mld zł. Przypominam, że na SOP żeśmy zarezerwowali w tym r<text:span text:style-name="T6042">ok</text:span>u kwotę 2<text:span text:style-name="T6043">4</text:span>0 mld zł. Nie rzecz więc w pieniądzach.</text:p>
      <text:p text:style-name="P6044"><text:span text:style-name="T6045"><text:s text:c="27"/></text:span>:</text:p>
      <text:p text:style-name="P6046">Ja proponowałbym z różnych względów rozważy<text:span text:style-name="T6047">ć</text:span><text:s/>jakąś inną formę preferencji dla grup najuboższych. Być może, zastanówcie się panowie, być może odpowiadałoby wam przyjęcie na przykład u dołu współczynnika 1 dla dolnej grupy.</text:p>
      <text:p text:style-name="P6048"><text:span text:style-name="T6049"><text:s text:c="27"/></text:span>:</text:p>
      <text:p text:style-name="P6050">Ja przepraszam panie ministrze, ale myśmy już tą lekcję przerabiali nie raz.</text:p>
      <text:p text:style-name="P6051"><text:span text:style-name="T6052">Min.</text:span><text:span text:style-name="T6053"><text:s text:c="23"/></text:span>:</text:p>
      <text:p text:style-name="P6054">No prawda, ale to jest wykonalne, to jest możliwe do zrobienia. Natomiast wykonanie tego, niezależnie już od wielkości kwoty jest wręcz w niektórych przypadkach sensownie niemożliwe.<text:s/><text:span text:style-name="T6055">W</text:span><text:s/>niektórych przypadkach - podkreślam oczywiście. Ktoś ma wyłącznie dniówk<text:span text:style-name="T6056">ę</text:span><text:s/>czy inne rzeczy... I w niektórych biednych zakładach to będzie<text:s/><text:span text:style-name="T6057">je</text:span>dnak poważny problem<text:span text:style-name="T6058">.</text:span></text:p>
      <text:p text:style-name="P6059"><text:span text:style-name="T6060">Prof.<text:s/></text:span><text:span text:style-name="T6061">T</text:span><text:span text:style-name="T6062">rzec</text:span><text:span text:style-name="T6063">ia</text:span><text:span text:style-name="T6064">kowski</text:span>:</text:p>
      <text:p text:style-name="P6065">Proszę bardzo,<text:s/><text:span text:style-name="T6066">pa</text:span>n dr Święcicki.</text:p>
      <text:p text:style-name="P6067"><text:span text:style-name="T6068">Dr<text:s/></text:span><text:span text:style-name="T6069">M.</text:span><text:span text:style-name="T6070"><text:s/></text:span><text:span text:style-name="T6071">Ś</text:span><text:span text:style-name="T6072">więcicki</text:span>:</text:p>
      <text:soft-page-break/>
      <text:p text:style-name="P6073">Ja<text:s/>proponuję,<text:s/>żeby zapisać tutaj dla bezpieczeństwa coś takiego, że ostateczny sposób ustalania tej kwoty będzie przyjęty po szacunku skali gospodarki narodowej i jej skutków, przy czym zakłada się, że te skutki nie mogą przekroczyć tych 60 mld zł.</text:p>
      <text:p text:style-name="P6074">/Głos: jeżeli mamy dyskutowa<text:span text:style-name="T6075">ć</text:span><text:s/>to o szacunkach i symulacjach/.</text:p>
      <text:p text:style-name="P6076">No właśnie, ponieważ nie jesteśmy w stanie tego zrobić teraz.</text:p>
      <text:p text:style-name="P6077"><text:span text:style-name="T6078">O</text:span><text:span text:style-name="T6079">b.<text:s/></text:span><text:span text:style-name="T6080">M</text:span><text:span text:style-name="T6081">an</text:span><text:span text:style-name="T6082">i</text:span><text:span text:style-name="T6083">c</text:span><text:span text:style-name="T6084">k</text:span><text:span text:style-name="T6085">i</text:span>:</text:p>
      <text:p text:style-name="P6086">Podejrzewam, że<text:span text:style-name="T6087">...</text:span><text:s/>na wszystkie możliwe strony stymulacje.<text:span text:style-name="T6088"><text:s/>I</text:span><text:s/>stąd to żeśmy zaprezentowali.</text:p>
      <text:p text:style-name="P6089"><text:span text:style-name="T6090">Dr<text:s/></text:span><text:span text:style-name="T6091">M.</text:span><text:span text:style-name="T6092"><text:s/></text:span><text:span text:style-name="T6093">Ś</text:span><text:span text:style-name="T6094">więcicki</text:span>:</text:p>
      <text:p text:style-name="P6095">Ale ponieważ wczorajsza stymulacja była robiona tak trochę na kolanie, a więc taki bezpiecznik można by tutaj przyjąć i jeszcze raz te szacunki sprawdzić i zobaczyć. Jeżeli to jest rzeczywiście 51 miliardów zł, to,<text:s/>to w ogóle nie ma o czym mówi<text:span text:style-name="T6096">ć</text:span>.<text:span text:style-name="T6097"><text:s/></text:span>Natomiast jeżeli się okaże, że to jest 200 mld to już jest sprawa do dyskusji.</text:p>
      <text:p text:style-name="P6098"><text:span text:style-name="T6099">Pro</text:span><text:span text:style-name="T6100">f</text:span><text:span text:style-name="T6101">. W.<text:s/></text:span><text:span text:style-name="T6102">T</text:span><text:span text:style-name="T6103">rzeciako</text:span><text:span text:style-name="T6104">ws</text:span><text:span text:style-name="T6105">ki</text:span>:</text:p>
      <text:p text:style-name="P6106">Ja chciałbym wyjaśnić, że nawet gdybyśmy zakończyli ten kwartał i spr<text:span text:style-name="T6107">ó</text:span>bowali zrobić rachunki, to na szczeblu centralnym nie jesteśmy w stanie wykonać rachunku skutków ewentualnych takiego podejścia. To po pierwsze.</text:p>
      <text:p text:style-name="P6108">Po drugie - chciałbym zwrócić uwagę na to, że rysuje się</text:p>
      <text:p text:style-name="P6109">nam następujące rozwiązanie. Zapewniamy podwyżki o 51 czy 100 mld zł, przy użyciu formuły budzącej poważne wątpliwości co do jej zasadności od strony sposobu wyliczenia przeciętnego wynagrodzenia w gospodarce uspołecznion<text:span text:style-name="T6110">ej,</text:span><text:s/>gdzie będziemy się sprzeczali bardzo ostro, ponieważ ja będę się musiał posługiwać jakimiś relacjami pięciu działów do gospodarki uspołecznionej,<text:s/>państwo będziecie mówili, że te relacje się zmieniają, ponieważ inne regulacje są w sferze budżetowej.</text:p>
      <text:p text:style-name="P6111">I po trzecie - jak podkreśla ministe<text:span text:style-name="T6112">r</text:span><text:s/>Sz<text:span text:style-name="T6113">reter</text:span>, całość technologicznie jest bardzo trudna do wykonania, a z punktu widzenia spraw<text:span text:style-name="T6114">ie</text:span>dliwo<text:span text:style-name="T6115">śc</text:span>i społecznej może budzić w konkretnych przypadkach poważne zastrzeżenia.</text:p>
      <text:p text:style-name="P6116"><text:span text:style-name="T6117">W</text:span><text:s/>związku z tym staje na nowo problem - czy w ogóle o taką kwotę jak 51 mld zł warto tak niedoskonałe<text:s/>narzędzie wprowadzać<text:s/>-<text:s/>kwotowo<text:s/>minimalną rekompensatę. Chciałbym to ponownie postawić pod rozwagę<text:span text:style-name="T6118">.</text:span></text:p>
      <text:p text:style-name="P6119"><text:span text:style-name="T6120"><text:s text:c="27"/></text:span>:</text:p>
      <text:p text:style-name="P6121">Myśmy w czasie przerwy rozmawiali o takie<text:span text:style-name="T6122">j</text:span><text:s/>możliwości,<text:s/>żeby te 50 czy 60 miliardów dorzucić po prostu przez system funduszowy przedsiębiorstwom o niskich płacach, o średnich niskich płacach i niech te przedsiębiorstwa o słabych płacach podzielą sobie to po prostu tą jakąś ulgę w systemie funduszowym. To byłoby już całkiem możliwe technologicznie. I nie mielibyśmy tych chińskich problemów do rozpatrzenia tutaj<text:span text:style-name="T6123">.</text:span></text:p>
      <text:p text:style-name="P6124"><text:span text:style-name="T6125"><text:s text:c="27"/></text:span>:</text:p>
      <text:p text:style-name="P6126">Mnie się też wydaje, że to byłoby najsensown<text:span text:style-name="T6127">iejsz</text:span>e.</text:p>
      <text:p text:style-name="P6128"><text:span text:style-name="T6129">Prof.<text:s/></text:span><text:span text:style-name="T6130">T</text:span><text:span text:style-name="T6131">rzeciakowski</text:span>:</text:p>
      <text:p text:style-name="P6132">Proszę, minister Lewandowski<text:span text:style-name="T6133">.</text:span></text:p>
      <text:p text:style-name="P6134"><text:span text:style-name="T6135">Mi</text:span><text:span text:style-name="T6136">n</text:span><text:span text:style-name="T6137">. Lewandowsk</text:span><text:span text:style-name="T6138">i</text:span>:</text:p>
      <text:soft-page-break/>
      <text:p text:style-name="P6139">Tylko że taka dwustopniowa indeksacja jest trudna w realizacji,<text:s/>to nie ulega najmniejszej kwestii. Ja natomiast nie umiem powiedzieć z jakimi skutkami jest to związane zupełnie.</text:p>
      <text:p text:style-name="P6140"><text:span text:style-name="T6141"><text:s text:c="27"/></text:span>:</text:p>
      <text:p text:style-name="P6142">Jeśli można, to ja bym chciał jednak trochę zebranych potrudzić, bo jak zaczniemy mówić na liczbach, to może się to stanie bardziej przekonujące<text:span text:style-name="T6143">.</text:span></text:p>
      <text:p text:style-name="P6144">Średnia płaca w pięciu działach w styczniu wyniosła 66 498 zł. Przyjmując rozpiętość decylową na poziomie rozpiętości wyliczoną przez Główny Urząd Statystyczny z września<text:s/>1988 r.</text:p>
      <text:p text:style-name="P6145">/Głos z sali: Przecież to nie musi być tak/.</text:p>
      <text:p text:style-name="P6146">Oczywiście, że nie musi być tak. Zakładam skalę błędu o 100 proc. Przyjęliśmy, że w pierwszym decylu będzie to ok. 40 tys. zł, przy wzroście cen detalicznych w pierwszym kwartale szacowanym na 25 proc<text:span text:style-name="T6147">.</text:span>, przy współczynniku korekty indeksacji powszechnej da to kwotę ok. 48 tys. zł. Zgadza s<text:span text:style-name="T6148">ię</text:span>? Chyba zgadza się do tej pory.</text:p>
      <text:p text:style-name="P6149">Jeśli weźmiemy płacę średnią w pięciu podstawowych działach, przemnożymy przez ten współczynnik 0,6 i wzrost cen o 25% otrzymujemy kwotę gwarantowanego wzrostu około 10 tys. zł, czyli 2 tys. zł mamy do nadpłacenia dla górnego wynagrodzenia w pierwszym decylu. Rozpiętości płac w pierwszym decylu kształtują się mniej więcej przy poziomie płac 40<text:s/><text:span text:style-name="T6150">t</text:span>ys. zł. Przeciętna płaca w tym decylu będzie kształtowała się w okolicach między<text:s/><text:span text:style-name="T6151">3</text:span>4 a<text:s/><text:span text:style-name="T6152">3</text:span>5 tys., przeciętna płaca w tym decylu.<text:s/><text:span text:style-name="T6153">A</text:span><text:s/>więc możemy przyjąć, że dla przeciętnej płacy to nam da jakiś szacunek średniego wyrównania. I teraz - jeśli to średnie wyrównanie przy 40 tys. zł wynosi 2 tys. zł, to przy 35 tys. zł wyniesie ok. 3 tys. zł. Nawet jeżeli przyjmiemy, że będzie to<text:s/><text:span text:style-name="T6154">3</text:span><text:s/>tys. zł. I razy 850 tys.<text:s/><text:span text:style-name="T6155">l</text:span>udzi<text:s/>to,<text:s/>ile to jest? To jest 2,4 mld zł. Czy też 2,6 mld zł.</text:p>
      <text:p text:style-name="P6156"><text:span text:style-name="T6157">/</text:span>Głos z sali: Nie, ale decylów/.</text:p>
      <text:p text:style-name="P6158">A drugi decyl nadpłacamy zdecydowanie mniej, bo przecież on ma już dużo wyższe zarobki.</text:p>
      <text:p text:style-name="P6159"><text:span text:style-name="T6160"><text:s text:c="27"/></text:span>:</text:p>
      <text:p text:style-name="P6161">Ale proszą zauważyć taką sprawą, że ten rozkład to jest w rozkładzie. Natomiast ten sam rozkład może by<text:span text:style-name="T6162">ć</text:span><text:s/>w przedsi<text:span text:style-name="T6163">ę</text:span>biorstwie, czyli w rozkładzie tym nie będzie.</text:p>
      <text:p text:style-name="P6164"><text:span text:style-name="T6165"><text:s text:c="27"/></text:span>:</text:p>
      <text:p text:style-name="P6166">Ja rozumiem, ale w przedsiębiorstwie na przykład<text:s/>są,<text:s/>jednakże osoby nisko zarabiające przypuśćmy w kopalni. No, ale tam nie ma problemów funduszowych, ponieważ to będzie margines. Problem jest w zakładach, w których znaczna część załogi, prawda, mieści się właśnie w tych sferach średnich, w tych sferach płac niskich.<text:s/><text:span text:style-name="T6167">W</text:span><text:s/>związku z<text:s/>tym,<text:s/>jeżeliby zrobić jakąś ulgę systemową w progu wolnym, która by dawała pewne środki skalkulowane na wysokości tych iluś dziesięciu miliardów złotych, to by to sprawy załatwiało. Po prostu tutaj byśmy tylko zapisali pewną taką dyrektywę, czy nie dyrektywę, ponieważ dyrektyw nie możemy zapisać tylko pewne zalecenie, prawda, że należy wykorzystać te ulgi na poprawę poziomu płac niskich.</text:p>
      <text:p text:style-name="P6168"><text:span text:style-name="T6169"><text:s text:c="27"/></text:span>:</text:p>
      <text:p text:style-name="P6170">Tutaj przecież<text:s/>chodzi,<text:s/>ażeby człowieka konkretnego zabezpieczyć.</text:p>
      <text:p text:style-name="P6171"><text:span text:style-name="T6172"><text:s text:c="27"/></text:span>:</text:p>
      <text:p text:style-name="P6173">Ale tego właśnie nie potrafimy zapisać, tego nie potrafimy systemowo zapisać w takim języku, żeby człowiek z tego zapisu widział czy to jego dotyczy czy też nie. Jeżeli byśmy potrafili zapisać, to inna sprawa.<text:s/><text:soft-page-break/>Ale my nie potrafimy tego zapisać.</text:p>
      <text:p text:style-name="P6174"><text:span text:style-name="T6175"><text:s text:c="27"/></text:span>:</text:p>
      <text:p text:style-name="P6176">Nawiązując jeszcze do tego przykładu, o którym mówił pan Manicki. Bo pan tutaj polic<text:span text:style-name="T6177">z</text:span>ył, ż<text:span text:style-name="T6178">e</text:span><text:s/>przy 40 tys., w normalnym<text:s/>układzie, czyli przy współczynniku 0,8 dostaje 8 tys.<text:s/>Ale przecież tam była propozycja, że ten współczynnik średni 0,8 może być tam in plus i in minus korygowany. To znaczy ta progresja - dygresja. A wi<text:span text:style-name="T6179">ę</text:span>c w układzie, gdyby to było przyj<text:span text:style-name="T6180">ę</text:span>te założenie, że w tym decylu powiedzmy - jest ten 1 korekta 1, to jest o 25 proc. wzrostu i o 10 tys.<text:s/><text:span text:style-name="T6181">z</text:span>ł, czyli dokładnie o tyle samo co panu wychodzi z tej średniej razy przy współczynniku 0,6, to si<text:span text:style-name="T6182">ę</text:span><text:s/>dokładnie pokrywa. I powstaje więc pytanie w takim układzie - po co robić ten problem? Bo praktycznie rzecz biorąc z tego rozwiązania skorzysta naprawdę jakiś minimalny procent zatrudnionych w gospodarce...</text:p>
      <text:p text:style-name="P6183">Bo nawet prawdopodobn<text:span text:style-name="T6184">ie</text:span><text:s/>średnia tego decyla na to się nie<text:s/>załapie, więc po co to? A komplikuje cały system.</text:p>
      <text:p text:style-name="P6185"><text:span text:style-name="T6186">Pro</text:span><text:span text:style-name="T6187">f.</text:span><text:span text:style-name="T6188"><text:s/></text:span><text:span text:style-name="T6189">W</text:span><text:span text:style-name="T6190">.<text:s/></text:span><text:span text:style-name="T6191">T</text:span><text:span text:style-name="T6192">rzeciakowski</text:span>:</text:p>
      <text:p text:style-name="P6193">Dziękuję bardzo. Proszę...</text:p>
      <text:p text:style-name="P6194"><text:span text:style-name="T6195"><text:s text:c="27"/></text:span>:</text:p>
      <text:p text:style-name="P6196"><text:span text:style-name="T6197">Je</text:span>st tutaj pro<text:span text:style-name="T6198">f</text:span>. Trzeciakowski, który w pewnej fazie naszej dyskusji powiedział, że jeżeli rozwiązanie jest<text:s/>n<text:span text:style-name="T6199">iet</text:span>ech<text:span text:style-name="T6200">n</text:span><text:span text:style-name="T6201">o</text:span>lo<text:span text:style-name="T6202">gi</text:span>czne<text:s/>to jest puste. Dlatego, że puszczeniem się, można powiedzieć<text:span text:style-name="T6203"><text:s/></text:span>na rozwiązanie, którego nie<text:s/>wiemy,<text:s/>jak wdroży<text:span text:style-name="T6204">ć</text:span><text:s/>to jest komprom<text:span text:style-name="T6205">i</text:span>tacja, można powiedzieć dla naszej inicjatywy. Poza tym jest tutaj też jeszcze jeden element a mianowicie, taki, że to może być w ogóle w poprzek wszelkim zasadom racjonalnego gospodarowania, ponieważ ktoś kto obija się, nie przychodzi do prac nie ma osiągnięć żadnych.<text:s/><text:span text:style-name="T6206">I</text:span><text:s/>po prostu on przychodzi do kasy, bo<text:s/><text:span text:style-name="T6207">je</text:span>st kwota.</text:p>
      <text:p text:style-name="P6208">Natomiast mechanizm poprzez stawki, to jednak wiąże, uzależnia. Będziesz miał tę rekompensatę, indeksy jeżeli będziesz pracował. I dlatego też jest problem taki... Ja bym prosił<text:s/>was bardzo koledzy, żeby<text:s/><text:span text:style-name="T6209">...</text:span><text:s/>Ja rozumiem waszą intencję, ale może<text:s/>rzeczywiście,<text:s/>żeby pójść poprzez rozwiązanie funduszowe nawet zredukować SOP-u część. Nawet przyjąć założenie takie, że z SOP-u, z tych kryteriów SOP-owskich się zdejmuje<text:s/>„X”<text:span text:style-name="T6210"><text:s/></text:span>miliardów i z waszej inicjatywy przekazuje się w ramach dokonanego procesu indeksacji dla rozwiązywania tego<text:s/>problemu,<text:s/>jednakże w sposób zgodny kompatybilny, można powiedzieć, z ogólną logik<text:span text:style-name="T6211">ą<text:s/></text:span>systemu.</text:p>
      <text:p text:style-name="P6212">Dlatego, że<text:s/><text:span text:style-name="T6213">m</text:span>n<text:span text:style-name="T6214">i</text:span>e bardzo też oprócz tej kwestii wyliczania tej kwoty bardziej jeszcze mnie zatrwożyło to, że my praktycznie rzecz biorąc nie mamy mechanizmu obliczania tego. Nie mamy mechanizmu wprowadzania tego.</text:p>
      <text:p text:style-name="P6215">A więc dlatego ja bym<text:s/>proponował,<text:s/>żeby nawet nadpłacić w stosunku do tego, co wy mówicie, do tych kwot o których mówił pan Manicki. Natomiast zrobić to w taki sposób, ażeby to było technologicznie sprawne.</text:p>
      <text:p text:style-name="P6216">Ja proponuję, ponieważ jest rzeczywiście trochę późno, jesteśmy już<text:s/>zmęczeni,<text:s/>żeby z taką konstatacją, że rozwiązań co do których nie wiemy jak p<text:span text:style-name="T6217">os</text:span>tępować.... My nie możemy się tak wykpić i powiedzieć, panowie w przedsiębiorstw<text:span text:style-name="T6218">ie</text:span><text:s/>sobie załatwcie sprawę. No to jest po prostu trochę nieodpowiedzialne z naszej strony. Ja bym<text:s/>proponował,<text:s/>żeby przyjąć taką linię, że prosimy jeszcze kolegów z OPZZ, żeby przy założeniu takim, że wychodzimy absolutnie naprzeciw jeżeli chodzi o ich troskę<text:s/><text:soft-page-break/>o<text:s/><text:span text:style-name="T6219">t</text:span>ych najniżej zarabiających itd. I że znalezione zostaną środki które w odpowiednim mechanizmie będą przepompowane właśnie na te cele.<text:s/><text:span text:style-name="T6220">Ż</text:span>eby natomiast wprowadzić taki system, który z punktu widzenia jego wymowy, jego zasad był przejrzysty technologicznie sprawny.</text:p>
      <text:p text:style-name="P6221"><text:span text:style-name="T6222">Pro</text:span><text:span text:style-name="T6223">f.</text:span><text:span text:style-name="T6224"><text:s/>Trzeciakowski</text:span><text:span text:style-name="T6225">:</text:span></text:p>
      <text:p text:style-name="P6226">Proszę<text:s/><text:span text:style-name="T6227">-</text:span><text:s/>pan Manicki.</text:p>
      <text:p text:style-name="P6228"><text:span text:style-name="T6229">Ob.<text:s/></text:span><text:span text:style-name="T6230">M</text:span><text:span text:style-name="T6231">anic</text:span><text:span text:style-name="T6232">k</text:span><text:span text:style-name="T6233">i</text:span>:</text:p>
      <text:p text:style-name="P6234">Jeśli można, chciałem powiedzieć w ten sposób, że w punkcie 6 p<text:span text:style-name="T6235">is</text:span>zem<text:span text:style-name="T6236">y</text:span>, przepraszam - w punkcie 16:<text:s/><text:span text:style-name="T6237">„</text:span>Przyjęte rozwiązania indeksacji wynagrodzeń zostaną ocenione i ewentualnie renegocjowane przez rząd i związki zawodowe w IV kwartale”.</text:p>
      <text:p text:style-name="P6238">Chciałem powiedzieć, że do IV kwartału operacja indeksacja, operacja indeksacji zostanie przeprowadzona raz. No to przeprowadźmy ją raz według tych zasad, które tutaj przyjęliśmy. Jak nie wypali - przejdziemy na funduszową.</text:p>
      <text:p text:style-name="P6239"><text:span text:style-name="T6240"><text:s text:c="27"/></text:span>:</text:p>
      <text:p text:style-name="P6241">Tak, tylko wprowadzimy takie zamieszanie i wprowadziłoby to tyle nieporozumień i tyle n<text:span text:style-name="T6242">ie</text:span>potr<text:span text:style-name="T6243">ze</text:span>bny<text:span text:style-name="T6244">ch</text:span><text:s/>konfliktów na tym tle, że od razu wyposażymy, jeżeli tak można powiedzie<text:span text:style-name="T6245">ć</text:span><text:s/>- nasz organizacje związkowe jednej i drugiej orientacji we wspaniały ładunek - można powiedzieć - konfliktowy. Nie mówiąc już o tym, że władza się kolejny raz skomp<text:span text:style-name="T6246">ro</text:span>mit<text:span text:style-name="T6247">uje.</text:span></text:p>
      <text:p text:style-name="P6248"><text:span text:style-name="T6249">A</text:span><text:s/>ponieważ ja tutaj reprezentuję tę stronę koalicyjno-rządową, współprzewodniczę, bardzo bym nie<text:s/>chciał,<text:s/>ażeby to odium spadło na nas wszystkich, a na mnie w szczególności.</text:p>
      <text:p text:style-name="P6250"><text:span text:style-name="T6251"><text:s text:c="27"/></text:span>:</text:p>
      <text:p text:style-name="P6252">Ja chciałbym tylko dodać, panie profesorze, że technologicznie pustych zapisów, to w całym tym stanowisku mamy bardzo wiele które też nie<text:s/>wiemy,<text:s/>jak zadziałają, jak będziemy realizować. I jedno więcej puste nie zadziała na tym, chroni najni<text:span text:style-name="T6253">że</text:span>j zarabiających. I o to nam chodzi i od tego nie możemy odstąpić, mamy uchwały swojej rady.</text:p>
      <text:p text:style-name="P6254"><text:span text:style-name="T6255"><text:s text:c="27"/></text:span>:</text:p>
      <text:p text:style-name="P6256">No to proponuję...</text:p>
      <text:p text:style-name="P6257"><text:span text:style-name="T6258">Prof</text:span><text:span text:style-name="T6259">.</text:span><text:span text:style-name="T6260"><text:s/>Trzeciakowski</text:span>:</text:p>
      <text:p text:style-name="P6261">Przepraszam panie profesorze, ale tu jeszcze pani Wóycicka.</text:p>
      <text:p text:style-name="P6262"><text:span text:style-name="T6263">Ob. Wóyci</text:span><text:span text:style-name="T6264">c</text:span><text:span text:style-name="T6265">ka</text:span>:</text:p>
      <text:p text:style-name="P6266"><text:span text:style-name="T6267">.</text:span>.. dotyczące ochrony<text:s/>najuboższych<text:s/>czy dotyczące minimalnej kwoty. Bo tych którzy najniżej zarabiają, nie najuboższych, bo to jest inna kategoria, ale którzy najniżej zarabiają, można chronić w różny sposób. I myśmy wychodzi do<text:s/>państwa<text:s/>z propozycjami - może jednak rozważyć to. Ja nie wiem czym są<text:s/>państwo zobowiązani. Bo rzeczywiście można właśnie przejś<text:span text:style-name="T6268">ć</text:span><text:s/>na t<text:span text:style-name="T6269">ę</text:span><text:s/>procentową, silną degresję i tak samo chronić tych nisko zarabiających. Czy też chodzi o kwoty?</text:p>
      <text:p text:style-name="P6270">To znaczy, może wobec tego<text:s/>państwo zweryfikują jakby postawę wobec tej<text:s/>kwoty,<text:s/>jeśli możemy tutaj zdecydować się i zgodzić wspólnie na silną degresję.</text:p>
      <text:p text:style-name="P6271"><text:span text:style-name="T6272"><text:s text:c="27"/></text:span>:</text:p>
      <text:p text:style-name="P6273">Przepraszam bardzo, ale ja tutaj pewnej rzeczy nie rozumiem. Bo najpierw się mówi, że będziemy nadpłacać tylko tych, którzy do kasy przychodzą.<text:s/><text:span text:style-name="T6274">A</text:span><text:s/>co? Degresja czy progresja procentowa to przed tym<text:s/><text:soft-page-break/>nas uchroni? Też nie będzie pracował, bo mu się nie będzie opłacało, bo musi dostać procentowy przyrost wyższy, jeżeli jest w dolnej stawce. No więc o czym my rozmawiamy?</text:p>
      <text:p text:style-name="P6275"><text:span text:style-name="T6276"><text:s text:c="27"/></text:span>:</text:p>
      <text:p text:style-name="P6277">Tak, do stawki a nie kwoty łącznej. Jak nie zrobi sztuk, to nie będzie. Jak nie przyjdzie, to za te godziny nie dostanie wynagrodzenia. To jest jednak różnica, naprawdę. Przecież sami wiecie, że jest to bardzo trudne. Ja nie widzę w ogóle sp<text:span text:style-name="T6278">os</text:span>obu.</text:p>
      <text:p text:style-name="P6279"><text:span text:style-name="T6280">Pro</text:span><text:span text:style-name="T6281">f.</text:span><text:span text:style-name="T6282"><text:s/>Trzeciakowski</text:span>:</text:p>
      <text:p text:style-name="P6283">Prosz<text:span text:style-name="T6284">ę</text:span><text:s/>bardzo pan...</text:p>
      <text:p text:style-name="P6285"><text:span text:style-name="T6286"><text:s text:c="27"/></text:span>:</text:p>
      <text:p text:style-name="P6287">Ja rozumiem w ten sposób,<text:s/><text:span text:style-name="T6288">ż</text:span>e<text:s/>państwo zarówno siedzący naprzeciwko mnie, jak i po mojej lewej stronie co do pewnej idei są dogadani. My nie chcemy tego absolutnie wstrzymywać<text:span text:style-name="T6289">,<text:s/></text:span>nie mamy najmnie<text:span text:style-name="T6290">js</text:span>zego zamiaru. Natomiast tak jak tutaj<text:s/>państwo powiedzieliście poprzednio, że zarówno całe to stanowisko musi być w jakiś sposób zostać przejrzane, pewne sprawy musicie<text:s/>państwo postawić na KKW. Tak samo my<text:s/>jesteśmy<text:s/>i tu podkreślam, zobowiązani uchwałami naszych organów statutowych. I to<text:s/>wynego<text:span text:style-name="T6291">cj</text:span>owaliśmy<text:s/>tutaj<text:s/>państwo, przedstawimy u nas na Komitecie Wykonawczym, skonfrontujemy to z tym co myśmy przyjęli i wówczas albo będzie pełna rozbieżność, albo będzie pełna zbieżność. Bo wydaje mi się, że naprawdę nie ma sensu już tutaj dalej dyskutować, ponieważ my musimy zarówno rozdział pierwszy postawić rozdział drugi, siódemkę, do bardzo dogłębnej dyskusji. A ochronę ludności przed skutkami inflacji i równoważenia gospodarki tym bardziej. I to proszę jako moje oświadczenie - strony OPZZ przyjąć<text:span text:style-name="T6292">.</text:span></text:p>
      <text:p text:style-name="P6293"><text:span text:style-name="T6294">Prof. Baka</text:span>:</text:p>
      <text:p text:style-name="P6295">Tak, to zna<text:span text:style-name="T6296">c</text:span>zy miałbym następującą propozycję, żeby..<text:span text:style-name="T6297">.<text:s/></text:span>Bo ta różnica dotyczy tego punktu<text:s/><text:span text:style-name="T6298">3</text:span><text:s/>i konsekwencje 4.</text:p>
      <text:p text:style-name="P6299">Ja rozumiem, że możemy przejrzeć do końca dokument. Natomiast</text:p>
      <text:p text:style-name="P6300"><text:span text:style-name="T6301"><text:s text:c="27"/></text:span>:</text:p>
      <text:p text:style-name="P6302">Zawieszamy jakby kwestie tej kwotowej gwarancji.</text:p>
      <text:p text:style-name="P6303"><text:span text:style-name="T6304">Pro</text:span><text:span text:style-name="T6305">f.</text:span><text:span text:style-name="T6306"><text:s/>Baka</text:span>:</text:p>
      <text:p text:style-name="P6307">Natomiast ja miałbym jednakże taką propozycję po prostu -<text:s/>ponieważ chyba nie wątpicie naprawdę w dobrą<text:s/>wolę,<text:s/>ażeby rozwiązać ten problem, który przez was jest stawiany i ze st<text:span text:style-name="T6308">r</text:span>ony można powiedzieć rządu jest pełne zaangaż<text:span text:style-name="T6309">ow</text:span>an<text:span text:style-name="T6310">ie</text:span><text:s/>żeby tę kwestię rozwiązywać<text:span text:style-name="T6311">.</text:span><text:s/>Taka jest orientacja.</text:p>
      <text:p text:style-name="P6312">Natomiast oczywiście tutaj może by<text:span text:style-name="T6313">ć</text:span><text:s/>tendencyjne,<text:s/>jak gdyby, nawet czasem nieświadome p<text:span text:style-name="T6314">rz</text:span>e<text:span text:style-name="T6315">ds</text:span>taw<text:span text:style-name="T6316">ie</text:span>nie jakiejś sprawy<text:span text:style-name="T6317">.<text:s/></text:span>Mnie chodzi o to, że przywiązan<text:span text:style-name="T6318">i</text:span>e się do pewnej idei kwoty może bardzo utrudnia<text:span text:style-name="T6319">ć.</text:span><text:s/><text:span text:style-name="T6320">I</text:span><text:s/>dlatego byłoby też bardzo dobrze, gdyby<text:span text:style-name="T6321"><text:s/></text:span>spr<text:span text:style-name="T6322">ó</text:span>bować obliczyć sobie jakie warianty tutaj mogą wchodzić<text:span text:style-name="T6323"><text:s/></text:span>w rachubę. Ale warunek technologiczności, czyli warunek<text:s/>ten,<text:s/>żeby mogło to funkcjonować, powinien by<text:span text:style-name="T6324">ć</text:span><text:s/>warunkiem podstawowym,<text:span text:style-name="T6325"><text:s/></text:span>tak jak jest w fizyce, jak jest we wszystkich innych dziedzinach, które są bardziej ścisłe, gdzie się<text:span text:style-name="T6326">.</text:span>.. w technice, gdzie się odrzuca coś z góry, co nie jest możliwe, mimo że jest bardzo słuszne<text:span text:style-name="T6327">.</text:span></text:p>
      <text:p text:style-name="P6328"><text:span text:style-name="T6329"><text:s text:c="27"/></text:span>:</text:p>
      <text:p text:style-name="P6330">Przepraszam<text:s/>bardzo,<text:s/>czyli to co pan profesor powiedział, a wzorując się tutaj na panu doktorze Bugaju, bardzo serdecznie zapraszam pana profesora na posiedzenie Komitetu Wykonawczego albo kogoś kogo<text:s/><text:soft-page-break/>pan pro<text:span text:style-name="T6331">f</text:span>. wydeleguje. Dziękuję bardzo.</text:p>
      <text:p text:style-name="P6332"><text:span text:style-name="T6333">Pro</text:span><text:span text:style-name="T6334">f.</text:span><text:span text:style-name="T6335"><text:s/>Baka</text:span>:</text:p>
      <text:p text:style-name="P6336">Oczywiście słuchajcie, byłoby najbardziej przedziwne, gdyby przedstawiciele koalicyjno-rządowej strony stali się komiwojażerami indeksacji. Ja wam powiem - pierwszy pójdę do was i do<text:s/>„Solidarności<text:span text:style-name="T6337">”</text:span><text:s/>jeżeli chodzi o przeciwstawien<text:span text:style-name="T6338">ie</text:span><text:s/>się indeksacji, przepraszam ja żartuję.</text:p>
      <text:p text:style-name="P6339"><text:span text:style-name="T6340"><text:s text:c="27"/></text:span>:</text:p>
      <text:p text:style-name="P6341">Panie profesorze, ja rozumiem, że to nie jest w rozumieniu komiwojażera, tylko orędownika ochrony ludzi pracy przed skutkami tejże inflacji, która tutaj jest zadekretowana na przeszło dwudziestu stronach.</text:p>
      <text:p text:style-name="P6342"><text:span text:style-name="T6343">Pro</text:span><text:span text:style-name="T6344">f.</text:span><text:span text:style-name="T6345"><text:s/>W</text:span><text:span text:style-name="T6346">.</text:span><text:span text:style-name="T6347"><text:s/></text:span><text:span text:style-name="T6348">T</text:span><text:span text:style-name="T6349">rzeciakowsk</text:span><text:span text:style-name="T6350">i</text:span>:</text:p>
      <text:p text:style-name="P6351">Proszę - pan Manicki<text:span text:style-name="T6352">.</text:span><text:s/>Czy pani pozwoli?</text:p>
      <text:p text:style-name="P6353"><text:span text:style-name="T6354">Ob Manicki</text:span>:</text:p>
      <text:p text:style-name="P6355">Ja nie chcę niczego przesądzać. Oczywiście jak powiedz<text:span text:style-name="T6356">i</text:span>ał<text:span text:style-name="T6357"><text:s/></text:span>ko<text:span text:style-name="T6358">l.</text:span><text:s/>Martyniuk sprawa będzie przedstawiana na naszym Komitecie Wykonawczym czy Radzie OPZZ. I chciałem w tym momencie tylko uzyska<text:span text:style-name="T6359">ć</text:span><text:s/>odpowiedź na jedno pytanie - czy jeśli my będziemy, bo my będziemy tam przedstawiać pewne opcje. Ja chcę uzyskać tutaj odpowiedź na to - ja nie przesądzam, że taka decyzja Komitetu wykonawczego mogłaby zapaść - czy jeśli my przedstawimy opcje, że do przyjęcia byłaby zasada zasilania funduszów płac przedsiębiorstwa o kwoty wynikające z różnic, jakie zostały wypłacone pracownikom. Z różnic pomiędzy przyrostami jaki<text:span text:style-name="T6360">e</text:span><text:s/>pracownicy osiągnęli na przykład między miesiącem kwietniem a miesiącem czerwcem a jakie powinni osiągnąć, gdyby wynikały one z tej płacy minimalnej. Że jeżeli takie zasilenie funduszu płac by nastąpiło, oczywiście w tym momencie musiałb<text:span text:style-name="T6361">y<text:s/></text:span>by<text:span text:style-name="T6362">ć</text:span><text:s/>bezwzględny zapis nakazujący prze<text:span text:style-name="T6363">ds</text:span>iębiorstwu wykorzystanie tych środków wyłącznie dla wy<text:span text:style-name="T6364">p</text:span>łaty ich dla tych pracowników - czy takie coś jest do przyjęcia?</text:p>
      <text:p text:style-name="P6365">Nie wiem czy dostatecznie jasno się wy<text:span text:style-name="T6366">po</text:span>w<text:span text:style-name="T6367">ie</text:span>dz<text:span text:style-name="T6368">ia</text:span>łem?</text:p>
      <text:p text:style-name="P6369"><text:span text:style-name="T6370">Pro</text:span><text:span text:style-name="T6371">f</text:span><text:span text:style-name="T6372">. W. Trzeciakowsk</text:span><text:span text:style-name="T6373">i</text:span>:</text:p>
      <text:p text:style-name="P6374">Przepraszam, zanim się panowie zastanowią to pani Wóycicka chciała zabrać głos.</text:p>
      <text:p text:style-name="P6375"><text:span text:style-name="T6376">Ob. Wóycicka</text:span>:</text:p>
      <text:p text:style-name="P6377">Ja chciałam powiedzieć, że tutaj składając propozycje stronie<text:s/>OPZZ,<text:s/>żeby przemyślała jeszcze raz ten wariant jeden - naszym zobowiązaniem, że poszlibyśmy, czy też ten wariant funduszowy, ja nie chciałam zaznaczyć, że my si<text:span text:style-name="T6378">ę</text:span><text:s/>wycofujemy tutaj z poszukiwania kompromisu. Zgłosiliśmy te warianty, ponieważ wydają się one po prostu sprawniejsze a różnice nie są duże. Ale jeszcze raz uważamy, że należy da<text:span text:style-name="T6379">ć</text:span><text:s/>indeksację z dwoma związkami w jakiś uzgodniony sposób, a nie przeciwstawny Także to nie był żaden sygnał, że nie szukamy tego rozwiązania.</text:p>
      <text:p text:style-name="P6380"><text:span text:style-name="T6381">P</text:span><text:span text:style-name="T6382">ro</text:span><text:span text:style-name="T6383">f</text:span><text:span text:style-name="T6384">.</text:span><text:span text:style-name="T6385"><text:s/></text:span><text:span text:style-name="T6386">W</text:span><text:span text:style-name="T6387">. T</text:span><text:span text:style-name="T6388">rz</text:span><text:span text:style-name="T6389">eciakowsk</text:span><text:span text:style-name="T6390">i</text:span>:</text:p>
      <text:p text:style-name="P6391">Czy na pytania pana Manickiego ktoś udzieli odpowiedzi?</text:p>
      <text:p text:style-name="P6392"><text:span text:style-name="T6393">Min.</text:span><text:span text:style-name="T6394"><text:s text:c="23"/></text:span>:</text:p>
      <text:p text:style-name="P6395">Panie przewodniczący, mnie się wydaje, że różnicowanie funduszowe czy systemowe w zależności od<text:s/>tego,<text:s/>gdzie jest jaka wysokość średniej płacy, jest możliwe tylko na gruncie SOP-u. Natomiast czy to daje gwarancję, że te pieniądze dotrą do pracowników najbardziej potrzebujący<text:span text:style-name="T6396">ch</text:span>, to trudno jest mi powiedzieć. Niewątpliwie pracownicy słabo wynagradzani są również w takich bogatych zakładach, gdzie środki na<text:s/><text:soft-page-break/>wynagrodzenia będą wysokie i oczywiście tam żadnych dodatków z tego tytułu nie będzie. I nie widzę mechanizmu, w który można byłoby to wprowadzić. Natomiast problem większy oczywiście jest tam, gdzie te zakłady mają małe środki na wynagrodzenia. No ale teraz jak zróżnicować - czy małe mają dlatego, że źle pracują, czy dlatego, że znaleźli się czy są w takiej niekorzystnej sytuacji, że powinni właśnie d<text:span text:style-name="T6397">o</text:span>sta<text:span text:style-name="T6398">ć</text:span><text:s/>poprzez SOP czy też coś takiego. To w ramach systemu kształtowania środków na wynagrodzenia jest niestety bardzo trudne do zindywidualizowania i do zrobienia właściwie<text:span text:style-name="T6399">.</text:span></text:p>
      <text:p text:style-name="P6400"><text:span text:style-name="T6401"><text:s text:c="27"/></text:span>:</text:p>
      <text:p text:style-name="P6402"><text:span text:style-name="T6403">.</text:span>.. jest taka indywidualizacja. Ten proces, może ja szukając<text:s/>prostego rozwiązania, to jakaś formuła, która dorzuca po prostu pieniądze przedsiębiorstwom poniżej średnich i dla całej gospodarki zabiera w porozumieniu<text:s/>„okrągłego stołu”, jest<text:span text:style-name="T6404"><text:s/></text:span>taka jakaś klauzula, która powiada, że te pieniądze należy w tych przedsiębiorstwach w szczególności, ale w ogóle w całej gospodarce należy dbać o te płace, o wypłaty tym do niskich wynagrodzeń,<text:s/>mogłaby<text:s/>chyba załatwić sprawa, która byłaby prostą formułą i praktyczną po prostu<text:span text:style-name="T6405">.</text:span><text:s/>Po prostu si<text:span text:style-name="T6406">ę</text:span><text:s/>dorzuca funduszu trochę do przedsiębiorstw o niskiej średniej. Z zaleceniem, tak jak mówił pan Manicki, żeby to było wykorzystane w tym celu o czym myślimy teraz.</text:p>
      <text:p text:style-name="P6407"><text:span text:style-name="T6408"><text:s text:c="27"/></text:span>:</text:p>
      <text:p text:style-name="P6409">Umożliwia się wzrost b<text:span text:style-name="T6410">ezpo</text:span>d<text:span text:style-name="T6411">atko</text:span>wy<text:span text:style-name="T6412">ch</text:span>...</text:p>
      <text:p text:style-name="P6413"><text:span text:style-name="T6414"><text:s text:c="27"/></text:span>:</text:p>
      <text:p text:style-name="P6415">Tak, tak jest.</text:p>
      <text:p text:style-name="P6416"><text:span text:style-name="T6417"><text:s text:c="27"/></text:span>:</text:p>
      <text:p text:style-name="P6418">No tak, ale jak to rozrzucić? Jakim kluczem, jak pomiędzy poszczególne zakłady, bo przecież to nie dotyczy wszystkie zakładów. A jeżeli nawet będą się powtarzały, to jednak w różnym stopniu. Bo akurat w różnym stopniu jest tam różny procent ludzi nisko zarabia<text:span text:style-name="T6419">jący</text:span>ch, którzy powinni korzystać z tego ekwiwalentu.</text:p>
      <text:p text:style-name="P6420"><text:span text:style-name="T6421"><text:s text:c="27"/></text:span>:</text:p>
      <text:p text:style-name="P6422">Ja myślę, że po prostu problemy techniczne też powstaną, ale one są tak dalece znikome w stosunku do alternatywy, że należy ją przyjąć po prostu.</text:p>
      <text:p text:style-name="P6423"><text:span text:style-name="T6424"><text:s text:c="27"/></text:span>:</text:p>
      <text:p text:style-name="P6425">Ja proponuję panie redaktorze konkretne rozwiązanie, to wówczas będzie sprawa łatwa do uchwycenia. Ja osobiście nie widzę...</text:p>
      <text:p text:style-name="P6426"><text:span text:style-name="T6427">Pro</text:span><text:span text:style-name="T6428">f.</text:span><text:span text:style-name="T6429"><text:s/>W.<text:s/></text:span><text:span text:style-name="T6430">T</text:span><text:span text:style-name="T6431">rzec</text:span><text:span text:style-name="T6432">ia</text:span><text:span text:style-name="T6433">kowski</text:span>:</text:p>
      <text:p text:style-name="P6434">Proszę<text:s/><text:span text:style-name="T6435">-</text:span><text:s/>pan dr Bugaj<text:span text:style-name="T6436">.</text:span></text:p>
      <text:p text:style-name="P6437"><text:span text:style-name="T6438">Dr Bugaj</text:span><text:span text:style-name="T6439">:</text:span></text:p>
      <text:p text:style-name="P6440">Mam takie wra<text:span text:style-name="T6441">ż</text:span>enie, że oczywiście trzeba dąży<text:span text:style-name="T6442">ć</text:span><text:s/><text:span text:style-name="T6443">d</text:span>o tego,<text:s/><text:span text:style-name="T6444">b</text:span>y<text:span text:style-name="T6445"><text:s/></text:span>ten system regulował w sprawiedliwy sposób z pewną preferencją - rzecz<text:s/><text:span text:style-name="T6446">j</text:span>asna - dla niżej uposażonych przyrost wyna<text:span text:style-name="T6447">g</text:span>rodzeń<text:span text:style-name="T6448">.<text:s/></text:span>Tym niemniej chyba nie wolno przyjąć także takiego założenia, że umiemy to w sposób systemowy tak uregulować, że nie będzie ani jednego przypadku, który by się<text:span text:style-name="T6449">.</text:span>.. to znaczy nie był zgodnie z tymi regułami wynagradzany. Jeżeli jest problem taki, o którym mówił pan min. Lewandowsk<text:span text:style-name="T6450">i</text:span>, że są także przedsiębiorstwa o bardzo wysokiej średniej, w których także mogą się znaleźć ludzie o bardzo niskim wynagrodzeniu, to ja tego nie neguję, może tak by<text:span text:style-name="T6451">ć.</text:span><text:s/>Ale na litość boską no,<text:s/>nie znajdziemy takiego systemu, który absolutnie to wszystko<text:s/><text:soft-page-break/>rozwiąże. To musi być jakiś mechanizm wewnętrzny w tym przedsiębiorstwie, który wpływa jakoś na kształtowanie płac, by ci ludzie , którzy są tam w<text:s/>trudniejszej sytuacji, jeżeli to jest przedsiębiorstwo zamożne generalnie, żeby mógł się znaleźć sposób ich usatysfakcjonowania i nie można tego absolutnie co do jednej osoby rozwiązać przy pomocy tak rozumianego systemu, bo nie da się go zapisać w dw<text:span text:style-name="T6452">ó</text:span>ch książkach.</text:p>
      <text:p text:style-name="P6453"><text:span text:style-name="T6454">Pro</text:span><text:span text:style-name="T6455">f</text:span><text:span text:style-name="T6456">. W.<text:s/></text:span><text:span text:style-name="T6457">T</text:span><text:span text:style-name="T6458">rzec</text:span><text:span text:style-name="T6459">ia</text:span><text:span text:style-name="T6460">kowski</text:span>:</text:p>
      <text:p text:style-name="P6461">Pan Manicki - proszę.</text:p>
      <text:p text:style-name="P6462"><text:span text:style-name="T6463">O</text:span><text:span text:style-name="T6464">b.</text:span><text:span text:style-name="T6465"><text:s/>Manicki</text:span>:</text:p>
      <text:p text:style-name="P6466">No w tej sytuacji praktycznie można powiedzieć braku nawet odpowiedzi na to pytanie, które przedstawiłem, to ja proponuję w sposób następujący - niech strona koalicyjno-rządowa i strona solidarnościowo-opozycyjna zawrą między sobą por<text:span text:style-name="T6467">oz</text:span>umienie.<text:span text:style-name="T6468"><text:s/></text:span>Strona OPZZ<text:s/>pozostanie,<text:s/>poza tym porozumien<text:span text:style-name="T6469">ie</text:span>m i w ten sposób się rozstaniemy.</text:p>
      <text:p text:style-name="P6470"><text:span text:style-name="T6471"><text:s text:c="27"/></text:span>:</text:p>
      <text:p text:style-name="P6472">Ale mnie się wydaje, że tu jest zupełna możliwość porozumienia się na bazie funduszowej. Nie można wymyślić wprawdzie zapisu ani systemu w ciągu dziesięciu minut, prawda, natomiast istnieje całkowita możliwość załatwienia tej<text:s/><text:span text:style-name="T6473">n</text:span>aszej sprawy tego waszego wniosku na bazie systemu funduszowego.</text:p>
      <text:p text:style-name="P6474"><text:span text:style-name="T6475"><text:s text:c="27"/></text:span>:</text:p>
      <text:p text:style-name="P6476">Jest jeszcze taki problem - mianowicie są dwa zakła<text:span text:style-name="T6477">d</text:span>y, które mają<text:s/><text:span text:style-name="T6478">st</text:span>osunkowo zbliżoną średnią płacę i uważamy, że niską. I teraz - jeden zakład pracu<text:span text:style-name="T6479">je</text:span><text:s/>bardzo dobrze i tylko z tego tytułu, że historycznie tak się ułożyło ma tę niską średnią, a drugi pracuje coraz gorzej i dlatego ma niską średnią. I co? I stwarzamy w ramach tego systemu tym obydwu zakładom tę samą możliwość podciągania płac swoim pracownikom. Przecież</text:p>
      <text:p text:style-name="P6480"><text:span text:style-name="T6481"><text:s text:c="27"/></text:span>:</text:p>
      <text:p text:style-name="P6482">Z tych.<text:span text:style-name="T6483">..</text:span><text:s/>miliardów na SOP z wyrzuconych całkowicie pieniędzy można...</text:p>
      <text:p text:style-name="P6484"><text:span text:style-name="T6485"><text:s text:c="27"/></text:span>:</text:p>
      <text:p text:style-name="P6486">Proszę bardzo, ja przez SOP nie neguję, można to<text:s/>wprowadzić,<text:span text:style-name="T6487"><text:s/></text:span>ale tylko przez SOP.</text:p>
      <text:p text:style-name="P6488"><text:span text:style-name="T6489"><text:s text:c="27"/></text:span>:</text:p>
      <text:p text:style-name="P6490">No właśnie, w ramach środków SOP-u.</text:p>
      <text:p text:style-name="P6491"><text:span text:style-name="T6492">Pro</text:span><text:span text:style-name="T6493">f.</text:span><text:span text:style-name="T6494"><text:s/>W.<text:s/></text:span><text:span text:style-name="T6495">T</text:span><text:span text:style-name="T6496">rzeciakowsk</text:span><text:span text:style-name="T6497">i</text:span>:</text:p>
      <text:p text:style-name="P6498">Proszę bardzo pan re<text:span text:style-name="T6499">d</text:span>. W<text:span text:style-name="T6500">ie</text:span>lowieyski.</text:p>
      <text:p text:style-name="P6501"><text:span text:style-name="T6502">Red. Wielowieysk</text:span><text:span text:style-name="T6503">i</text:span>:</text:p>
      <text:p text:style-name="P6504">Tak, bo przecież istotą rzeczy jest to, że po pierwsze -<text:s/>również w ramach naszej propozycji solidarnościow<text:span text:style-name="T6505">ej</text:span><text:s/>można dostatecznie wysoko z<text:span text:style-name="T6506">re</text:span>kom<text:span text:style-name="T6507">pe</text:span>nsować utraty z powodu inflacji. Wskaźnikiem 1,0, a nawet 1,1 można nadrobić w tych niskich<text:s/>decylach - 3<text:span text:style-name="T6508">5</text:span><text:s/>czy 40 tys<text:span text:style-name="T6509">i</text:span>ę<text:span text:style-name="T6510">c</text:span>znych można wyjść na te same sumy, które wyliczał tu ko<text:span text:style-name="T6511">l.</text:span><text:s/>Manicki<text:span text:style-name="T6512">.</text:span></text:p>
      <text:p text:style-name="P6513">Istotą rzeczy jest to, że w takim przedsiębiorstwie zabraknie zupełnie pieniędzy dla innych ludzi. I w tym zakresie trzeba szukać rozwiązania funduszoweg<text:span text:style-name="T6514">o</text:span>, które<text:s/><text:span text:style-name="T6515">-</text:span><text:s/>.<text:span text:style-name="T6516">..</text:span><text:s/>Panie<text:s/>ministrze Lewandowski, tutaj jest istota rzeczy, które rzeczywiście staje w sytuacji wobec lepszych i gorszych zakładów. Natomiast problem,<text:s/><text:span text:style-name="T6517">o</text:span><text:s/>który walczy OPZZ, prawda, w sposób uzasadniony, polega na ochronie najsłabszych sytuacji inflacyjnych.<text:s/><text:soft-page-break/>Otóż tylko pod tym kątem ochrony najsłabszych sytuacji inflacyjnej warto jest stworzyć fundusz, który by te słabsze przedsiębiorstwa wyżej indeksujące słabe grupy ratował. To jest rzeczywiście posunięcie socjalne. Ale pamiętajmy, że indeksacja<text:s/><text:span text:style-name="T6518">je</text:span>st sposobem d<text:span text:style-name="T6519">os</text:span>t<text:span text:style-name="T6520">os</text:span>owywania się do sytuacji inflacyjnej nie pod kątem wzrostu wydajności.</text:p>
      <text:p text:style-name="P6521"><text:span text:style-name="T6522">Prof</text:span><text:span text:style-name="T6523">.</text:span><text:span text:style-name="T6524"><text:s/>Baka</text:span>:</text:p>
      <text:p text:style-name="P6525">Ja mam propozycję następującą: żebyśmy przeszli do dalszych punktów. Natomiast jeżeli chodzi o tę sprawę, to nie podejmujmy takich, można powiedzieć deklaracji, że my wobec tego odchodzimy, że my dalej nie uczestniczymy itd. Ponieważ na gruncie tej deklaracji, jaka jest tutaj dokonana, deklaracji intencji wspartych ewentualnym przypływem środków sprawę, o którą chodzi OPZZ można załatwić. Ja uważam - i to jest zwrócenie się do ministra pracy ministra finansów i chodzi po prostu o to, ażeby zrewidować stosunek do SOP-u. Chodzi o to, ażeby także wykorzystać - można powiedzieć środki w części...</text:p>
      <text:p text:style-name="P6526"><text:span text:style-name="T6527"><text:s text:c="27"/></text:span>:</text:p>
      <text:p text:style-name="P6528">My z S<text:span text:style-name="T6529">O</text:span>P-em nic nie mamy...</text:p>
      <text:p text:style-name="P6530"><text:span text:style-name="T6531">Pro</text:span><text:span text:style-name="T6532">f.</text:span><text:span text:style-name="T6533"><text:s/>Baka</text:span>:</text:p>
      <text:p text:style-name="P6534">Ale słuchajcie, nie ma partykularnych resortowych interesów.<text:s/><text:span text:style-name="T6535">Je</text:span>st po prostu podejście generalne. Natomiast tutaj powinien by<text:span text:style-name="T6536">ć</text:span><text:s/>stworzony mechanizm, mechanizm także i kryteria, które by pozwoliły na efektywną pomoc tym przedsiębiorstwom, które znajdą si<text:span text:style-name="T6537">ę</text:span><text:s/>właśnie w sytuacji, o którą chodzi kolegom z OPZZ.</text:p>
      <text:p text:style-name="P6538">Przeto ja proponuję ażeby przed przedstawien<text:span text:style-name="T6539">ie</text:span>m sprawy Radzie OPZZ w układzie OPZZ - Ministerstwo Finansów - Ministerstwo Pracy, Płac i Spraw Socjalnych, dokonany został przegląd tego problemu z punktu widzenia zaproponowania jakichś wariantów alternatywnych rozwiązań<text:s/>kompatybilnych, zgodnych z duchem można powiedzieć procesu, systemem procesu indeksacji, technicznie sprawnych, które dałyby si<text:span text:style-name="T6540">ę</text:span><text:s/>przedstawić i rzeczywiście byłyby takie, o jakie chodzi OPZZ tzn. chroniące interesy lud<text:span text:style-name="T6541">z</text:span>i<text:span text:style-name="T6542"><text:s/></text:span>w najtrudniejszej sytuacji ekonomicznej.<text:s/>Po prostu,<text:s/>żeby nie iść na Radę OPZZ w tej chwili z deklaracją taką - odrzucamy, ponieważ my postawiliśmy punkt, propozycję, idzie w kierunku procentowej indeksacji. Nie uwzględnione zostały nasze postulaty, to jest zupełnie zrozumiałe, że można pozyskać dla takiego czegoś poparcie w słusznym oburzeniu. No i wtedy będziemy mieli rzeczywiście szkopuł, i wtedy być może, że wszyscy na tym stracą.</text:p>
      <text:p text:style-name="P6543">Czy można taki wniosek zaproponować kolegom? Kiedy jest Rada?</text:p>
      <text:p text:style-name="P6544"><text:span text:style-name="T6545"><text:s text:c="27"/></text:span>:</text:p>
      <text:p text:style-name="P6546">Jeśli można, posiedzenie Komitetu Wykonawczego mamy zaplanowane na dzień 29, posiedzenie Rady OPZZ na dzień<text:s/><text:span text:style-name="T6547">30</text:span>.<text:span text:style-name="T6548"><text:s/></text:span>Z tym jednak, że ja chciałem powiedzieć, że przede wszystkim, przed posiedzeniem Rady OPZZ, to my musimy wyjaśnić jakim to sposobem doszło do tego, że myśmy odeszli od tego co s<text:span text:style-name="T6549">ug</text:span>erowała Rada, czy przyjęła w swoim stanowisku Rada, czyli oparcie się na minimum socjalnym<text:span text:style-name="T6550">.</text:span><text:s/>Ja chciałem powiedzieć, że my żeśmy w swoim czasie rozumiejąc potrzebę osiągnięcia kompromisu przy<text:s/>„okrągłym stole”, potrzebę negocjacji, przyjęliśmy tutaj potrzebę zgłoszoną przez ministra Szretera, wychodzącą naprzeciw tej propozycji dążyliśmy do<text:s/>tego,<text:s/>żeby pogodzić stanowiska, jak<text:s/><text:span text:style-name="T6551">t</text:span>o minister Szreter określał, obu związków zawodowych<text:span text:style-name="T6552">.</text:span><text:s/><text:span text:style-name="T6553">W</text:span><text:s/>tej sytuacji praktycznie nie widzę realnej możliwości, aby Rad<text:span text:style-name="T6554">y</text:span><text:s/>OPZZ nakłonić do ustępstw na rzecz, w końcu nie wiadomo czego, bo nawet nie potrafimy otrzymać<text:s/><text:soft-page-break/>odpowiedzi na proste pytanie. I w tym momencie mogę<text:s/>powiedzieć,<text:s/>że jedyną realną decyzją, jaką widzę do podjęcia przez<text:s/><text:span text:style-name="T6555">R</text:span>ad<text:span text:style-name="T6556">ę<text:s/></text:span>OPZZ, jest powrót do naszej koncepcji. A chciałem powiedzieć, że ona już kosztuje nie 24 300 zł, tylko 28 800 zł w skali średniorocznej, bo nasza realna znajomość przewidywanego wskaźnika wzrostu cen jest dużo lepsza niż miesiąc czy pó<text:span text:style-name="T6557">ł</text:span>tora miesiąca temu. Szacujemy w tej chwili skutek średnioroczny wzrostu cen bez cen przechodzących z ubiegłego roku na poziomie 66 proc. i podejrzewam, że jest to realne.</text:p>
      <text:p text:style-name="P6558">Propozycja nasza przy współczynniku 0,6 indeksowania od płacy średniej w pięciu podstawowych działach gospodarki powodu<text:span text:style-name="T6559">je</text:span><text:s/>skutek ś<text:span text:style-name="T6560">re</text:span>dn<text:span text:style-name="T6561">io</text:span>roczny 23 tys. zł, przy ty<text:span text:style-name="T6562">ch</text:span><text:s/>samych realiach, jest 5 tys.<text:s/><text:span text:style-name="T6563">r</text:span>óżnicy. Jeżeli to nie przemawia, to proszę bardzo.</text:p>
      <text:p text:style-name="P6564"><text:span text:style-name="T6565"><text:s text:c="27"/></text:span>:</text:p>
      <text:p text:style-name="P6566">To nie jest ostateczne, że się wyklucza taką możliwość.</text:p>
      <text:p text:style-name="P6567"><text:span text:style-name="T6568">Prof.<text:s/></text:span><text:span text:style-name="T6569">B</text:span><text:span text:style-name="T6570">aka</text:span>:</text:p>
      <text:p text:style-name="P6571">A jaką możliwość?</text:p>
      <text:p text:style-name="P6572"><text:span text:style-name="T6573"><text:s text:c="27"/></text:span>:</text:p>
      <text:p text:style-name="P6574">Funduszową, rozwiązania tej sprawy w ramach czy poza<text:s/>ramami SOP-owskimi preferencji funduszowych.</text:p>
      <text:p text:style-name="P6575"><text:span text:style-name="T6576">Pro</text:span><text:span text:style-name="T6577">f.</text:span><text:span text:style-name="T6578"><text:s/>Baka</text:span>:</text:p>
      <text:p text:style-name="P6579">Ja rozumiem, że OPZZ jest skłonny rozważyć też taki war<text:span text:style-name="T6580">ia</text:span>nt.</text:p>
      <text:p text:style-name="P6581"><text:span text:style-name="T6582"><text:s text:c="27"/></text:span>:</text:p>
      <text:p text:style-name="P6583">Oczywiście że rozważymy każdy wariant, jeżeli on...<text:s/>zabezpieczy.</text:p>
      <text:p text:style-name="P6584"><text:span text:style-name="T6585">Prof</text:span><text:span text:style-name="T6586">.</text:span><text:span text:style-name="T6587"><text:s/>Baka</text:span>:</text:p>
      <text:p text:style-name="P6588">Dobrze, to w takim razie przyjmijmy taką deklarację i dalsze prace, ponieważ jutro mamy tutaj dz<text:span text:style-name="T6589">i</text:span>eń wolny, to...,<text:s/>żeby te prace były prowadzone, ponieważ Komitet Wykonawczy jest w środą.</text:p>
      <text:p text:style-name="P6590"><text:span text:style-name="T6591">W</text:span><text:s/>związku z tym ja<text:s/>proponuj<text:span text:style-name="T6592">ę,</text:span><text:s/>ażeby przejść do punktu kolejnego.</text:p>
      <text:p text:style-name="P6593"><text:span text:style-name="T6594">Prof</text:span><text:span text:style-name="T6595">.</text:span><text:span text:style-name="T6596"><text:s/>W</text:span><text:span text:style-name="T6597">.</text:span><text:span text:style-name="T6598"><text:s/>Trzeciakowski</text:span>:</text:p>
      <text:p text:style-name="P6599">Punkt 4, czy są zastrzeżenia?</text:p>
      <text:p text:style-name="P6600"><text:span text:style-name="T6601"><text:s text:c="27"/></text:span>:</text:p>
      <text:p text:style-name="P6602"><text:span text:style-name="T6603">Z</text:span><text:s/>tym że ja rozumiem tutaj tak - przyjęty jest w trójc<text:span text:style-name="T6604">e<text:s/></text:span>do tego 0,8, potem jest kwestia do rozważenia to są te wszystkie sprawy związane z kwotą gwarancyjną. Potem na str. 2 tu znów ta baza do minimalnego, to jest konsekwencją...</text:p>
      <text:p text:style-name="P6605">I rozumiem, że gdybyśmy wyrzucili t<text:span text:style-name="T6606">ę</text:span><text:s/>gwarancję, to wtedy ta końcówka<text:s/><text:span text:style-name="T6607">3</text:span><text:s/>też by wpadała jak gdyby w to.</text:p>
      <text:p text:style-name="P6608"><text:span text:style-name="T6609">Prof.<text:s/></text:span><text:span text:style-name="T6610">B</text:span><text:span text:style-name="T6611">aka</text:span>:</text:p>
      <text:p text:style-name="P6612">Nie, no jest zrozumiałe, że jeżeli wyłączymy układ kwotowy, to logicznie trzeba po prostu dokonać tej operacji w całym tekście.</text:p>
      <text:p text:style-name="P6613">Dobr<text:span text:style-name="T6614">ze</text:span>.</text:p>
      <text:p text:style-name="P6615"><text:span text:style-name="T6616"><text:s text:c="27"/></text:span>:</text:p>
      <text:p text:style-name="P6617">Czyli rozumiem, że trójka jest z tymi zastrzeżeniami akceptowana. Tak?</text:p>
      <text:p text:style-name="P6618">Nie słyszę.</text:p>
      <text:soft-page-break/>
      <text:p text:style-name="P6619">Wobec tego czwórka.</text:p>
      <text:p text:style-name="P6620"><text:span text:style-name="T6621"><text:s text:c="27"/></text:span>:</text:p>
      <text:p text:style-name="P6622">Tu ja rozumiem, że n<text:span text:style-name="T6623">a</text:span><text:s/>pierwszej stronie wykreślamy wszystko od 0,8 i drugi akapit to są konsekwencje tego.</text:p>
      <text:p text:style-name="P6624">To jest w każdym razie do rozważenia.</text:p>
      <text:p text:style-name="P6625">Teraz czwórka.</text:p>
      <text:p text:style-name="P6626">/Głos z sali na wyciszeniu/.</text:p>
      <text:p text:style-name="P6627">Nie, ale ostatnie zdanie zostaje.</text:p>
      <text:p text:style-name="P6628"><text:span text:style-name="T6629">/</text:span>Głos z sali na wyciszeni<text:span text:style-name="T6630">u</text:span>/<text:span text:style-name="T6631">.</text:span></text:p>
      <text:p text:style-name="P6632">Nie, to może być tylko, to był niższy od kwoty może na stronie trzeciej trzeba wyrzucić od słowa<text:s/><text:span text:style-name="T6633">„</text:span>lub”. I tutaj od 0,8 do 0,6 wyrzucić.</text:p>
      <text:p text:style-name="P6634"><text:span text:style-name="T6635"><text:s text:c="27"/></text:span>:</text:p>
      <text:p text:style-name="P6636">I w punkcie 6 od słowa<text:s/>„oraz”.</text:p>
      <text:p text:style-name="P6637"><text:span text:style-name="T6638"><text:s text:c="27"/></text:span>:</text:p>
      <text:p text:style-name="P6639">Właściwie to jest jeszcze do rozważenia w ramach tych rozmów funduszowych, nie przy tym sformułowaniu oczywiście.</text:p>
      <text:p text:style-name="P6640"><text:span text:style-name="T6641"><text:s text:c="27"/></text:span>:</text:p>
      <text:p text:style-name="P6642">No więc wykreślimy to sformułowanie.</text:p>
      <text:p text:style-name="P6643"><text:span text:style-name="T6644"><text:s text:c="27"/></text:span>:</text:p>
      <text:p text:style-name="P6645">Teraz czytając resztę tekstu - czy przyjmujemy to?</text:p>
      <text:p text:style-name="P6646"><text:span text:style-name="T6647">D</text:span><text:span text:style-name="T6648">r Święcicki</text:span>:</text:p>
      <text:p text:style-name="P6649">Ja mam tutaj pytanie a mianowicie - pierwsze pytanie jest takie - co się rozumie w tym okresie styczeń - marzec. Ponieważ rozumiem, że bazą jest płaca styczniowa czy płaca grudniowa do marca, bo to jest ważne.</text:p>
      <text:p text:style-name="P6650">Jaki wskaźnik wzrostu płac się bierze - czy dzieli się płacę marcową przez styczniową, czy kwietniową przez styczniowa. Po prostu tu jest zwykła niejasność<text:span text:style-name="T6651">.</text:span><text:s/>Jeżeli się dzieli marcową przez grudniową,<text:s/><text:span text:style-name="T6652">t</text:span>o wtedy wszędzie jest duży spadek.</text:p>
      <text:p text:style-name="P6653"><text:span text:style-name="T6654"><text:s text:c="27"/></text:span>:</text:p>
      <text:p text:style-name="P6655">To znaczy intencją jest porównanie kwietnia ze styczniem i w tym celu porówn<text:span text:style-name="T6656">uj</text:span>emy wzrost kosztów utrzymania po skorygowany w okresie pierwszego kwartału, wzrost cen, przep<text:span text:style-name="T6657">ra</text:span>szam.<text:span text:style-name="T6658">..</text:span></text:p>
      <text:p text:style-name="P6659"><text:span text:style-name="T6660"><text:s text:c="27"/></text:span>:</text:p>
      <text:p text:style-name="P6661">Czyli łącznie ze styczniem? Tak, pierwszy kwartał - trzy miesiące /styczeń, luty, marzec/.</text:p>
      <text:p text:style-name="P6662">Rozumiem.</text:p>
      <text:p text:style-name="P6663"><text:span text:style-name="T6664"><text:s text:c="27"/></text:span>:</text:p>
      <text:p text:style-name="P6665">I porównuję stawki płac między sobą kwietniowe i styczniowe. No trzy miesiące - trzy miesiące<text:span text:style-name="T6666">.</text:span></text:p>
      <text:p text:style-name="P6667"><text:span text:style-name="T6668"><text:s text:c="27"/></text:span>:</text:p>
      <text:p text:style-name="P6669">No, nie jest tu całkiem jasno napisane. Po pierwsze, po drugie to jednak się zastanawiam nad tym, że przecież stawki się bardzo rozmaicie w przedsiębiorstwach zmieniają. I akurat wiele bardzo przedsiębiorstw może mieć stawki te same w kwietniu co w styczniu, te podstawowe wszystkie itd.</text:p>
      <text:soft-page-break/>
      <text:p text:style-name="P6670"><text:span text:style-name="T6671"><text:s text:c="27"/></text:span>:</text:p>
      <text:p text:style-name="P6672">Ale to stawek i innych składników wynagrodzeń indeksowan<text:span text:style-name="T6673">y</text:span>ch<text:span text:style-name="T6674"><text:s/></text:span>indywidualnych.</text:p>
      <text:p text:style-name="P6675">Ja rozumiem, że przecież tu musi być elastyczne otwarcie na możliwość ustalenia rozsądnego tej indeksacji w przedsiębiorstwie. Te zasadnicze stawki, no różnie bywa z tymi zmianami, ale są stawki i są inne składniki indeksowane.</text:p>
      <text:p text:style-name="P6676"><text:span text:style-name="T6677"><text:s text:c="27"/></text:span>:</text:p>
      <text:p text:style-name="P6678">Czyli ten wzrost ograniczeń będzie tu ogranicznikiem, to następne zdanie.</text:p>
      <text:p text:style-name="P6679"><text:span text:style-name="T6680">Przewodniczący</text:span>:</text:p>
      <text:p text:style-name="P6681">Proszę bardzo - pani Wóycicka.</text:p>
      <text:p text:style-name="P6682"><text:span text:style-name="T6683">Ob.<text:s/></text:span><text:span text:style-name="T6684">W</text:span><text:span text:style-name="T6685">óycicka</text:span>:</text:p>
      <text:p text:style-name="P6686">Ja nie bardzo rozumiem sens pracy nad tym tekstem, bo albo jest tak, że powracamy do dwóch tekstów tzn. tekstu, który był przygotowany przez stronę to znaczy uzgodniony z min.<text:s/><text:span text:style-name="T6687">S</text:span>z<text:span text:style-name="T6688">re</text:span>te<text:span text:style-name="T6689">re</text:span>m i nami, prawda, który nie włączał jakby OPZZ. I poszukujemy albo wracamy do tego tekstu ostatniego, z możliwością poszukiwania innych rozwiązań. Rozumiem, że my poszukujemy w ramach dwóch propozycji<text:s/><text:span text:style-name="T6690">O</text:span>PZZ-owski<text:span text:style-name="T6691">ej</text:span><text:s/>i naszej, nadal możliwości połączenia.</text:p>
      <text:p text:style-name="P6692">Natomiast oczyszczanie tego w gruncie rzeczy polega na powrocie do naszego tekstu pierwotnego, a więc nie bardzo widzę tutaj sens tych zabiegów.</text:p>
      <text:p text:style-name="P6693">Ja po prostu rozumiem, że powstał problem<text:s/><text:span text:style-name="T6694">-</text:span><text:s/>czy OPZZ może<text:s/><text:span text:style-name="T6695">.</text:span>.. tzn. problem technologiczny - jak włączyć tą kwotę w zapis dotyczący indeksacji oraz ewentualne propozycje dla rozważenia dla<text:s/>OPZZ,<text:s/>żeby zmienić metodę kwoty na metodę silnej progresji lub też funduszową. Ale to jest jakby jedyne. I nie widzę sensu dalej uzgadniania tego tekst, ponieważ on w wersji poza tymi punktami kwestionowanymi, nie był też kwestionowany przez OPZZ<text:span text:style-name="T6696">,</text:span><text:s/>przecież.</text:p>
      <text:p text:style-name="P6697"><text:span text:style-name="T6698">Pr</text:span><text:span text:style-name="T6699">of</text:span><text:span text:style-name="T6700">.<text:s/></text:span><text:span text:style-name="T6701">B</text:span><text:span text:style-name="T6702">aka</text:span>:</text:p>
      <text:p text:style-name="P6703">To znaczy ja rozumiem, że my w tej chwili przyjęliśmy tylko następujący punkt, że sprawa, nazwijmy to kwoty, bądź innego rozwiązania, które by satysfakcjonowało OPZZ, jest przesunięta. I ponieważ przyjęliśmy, że kwota jest nietechnologiczna i jest trudno przyswajalna do tego mechanizmu, że może ona wielkiego bałaganu narobić. A zatem musimy dokonać po prostu odseparowania z tego tekstu tych elementów, które<text:s/>z tą kwestią si<text:span text:style-name="T6704">ę</text:span><text:s/>wiążą. Natomiast we wszystkich innych punktach<text:span text:style-name="T6705"><text:s/></text:span>uważam, że dyskusja jest konieczna jeszcze, to znaczy uzgodnienie, czy występują jakieś rozbieżności. Przecież zarówno ze strony solidarnościowo-opozycyjnej mogą jeszcze wystąpić jakieś uwagi, ze strony kolegów z OPZZ, przecież ich zainteresowanie nie ogranicza się tylko do kwoty. Tak ja to pojmuję. Jak również i z naszej strony.</text:p>
      <text:p text:style-name="P6706">A więc ja bym<text:s/>proponował,<text:s/>żeby jednak szybko przelecieć ten tekst i mieć wtedy uzgodnione wszystko poza jedną sprawą - w jaki sposób załatwić nazwijmy to w cudzysłowie - p<text:span text:style-name="T6707">r</text:span>ob<text:span text:style-name="T6708">l</text:span>em kwot.</text:p>
      <text:p text:style-name="P6709"><text:span text:style-name="T6710"><text:s text:c="27"/></text:span>:</text:p>
      <text:p text:style-name="P6711">Problem preferencji dla najuboższych.</text:p>
      <text:p text:style-name="P6712"><text:span text:style-name="T6713">Pro</text:span><text:span text:style-name="T6714">f</text:span><text:span text:style-name="T6715">. W.<text:s/></text:span><text:span text:style-name="T6716">Trze</text:span><text:span text:style-name="T6717">ciakowski</text:span>:</text:p>
      <text:p text:style-name="P6718">Tylko może będzie prościej jak pan minister Szreter będzie to prowadził.</text:p>
      <text:p text:style-name="P6719"><text:span text:style-name="T6720">Min</text:span><text:span text:style-name="T6721">.</text:span><text:span text:style-name="T6722"><text:s/>Sz</text:span><text:span text:style-name="T6723">rete</text:span><text:span text:style-name="T6724">r</text:span>:</text:p>
      <text:soft-page-break/>
      <text:p text:style-name="P6725">Dobrze.</text:p>
      <text:p text:style-name="P6726"><text:span text:style-name="T6727">Dr<text:s/></text:span><text:span text:style-name="T6728">Ś</text:span><text:span text:style-name="T6729">więcicki</text:span>:</text:p>
      <text:p text:style-name="P6730">Ja mam tylko pytanie do min. Szretera. Mianowicie -<text:s/>strona solidarn<text:span text:style-name="T6731">o</text:span>ściowo-<text:span text:style-name="T6732">o</text:span>pozycyj<text:span text:style-name="T6733">n</text:span>a mówiła od początku, że tu absolutnie nie chodzi o jakąś powszechną<text:s/>„wał<text:span text:style-name="T6734">ęs</text:span>ówkę”<text:s/>w tym wyrównaniu pierwszego kroku. Otóż czy min.<text:s/><text:span text:style-name="T6735">S</text:span>zreter jest<text:s/>pewny,<text:s/>że te zapisy tutaj zawarte są z tego punktu widzenia tutaj bezpieczne? Bo ja się obawiam, że tu może być, że te zapisy nie są tu w pełni bezpieczne, że się może to przekształcić w jakąś dość powszechną falę<text:s/><text:span text:style-name="T6736">je</text:span>dnorazowych podwyżek z najrozmaitszych tytułów, że to jest po prostu za krótki okres. Takie jest moje osobiste wrażenie. Ja już tutaj nie chcę<text:s/>mieszać na tle tych bardzo wielu spornych kwestii, ale po prostu sygnalizuję swoją obawę w tym zakresie. Czy to jest sprawdzony zapis w sensie tego co si<text:span text:style-name="T6737">ę</text:span><text:s/>dzieje w przedsiębiorstwach ze wzglądu na sezonowość, przestoje, które się rozmaicie układają itd<text:span text:style-name="T6738">.</text:span><text:s/>niezmienność stawek w tak krótkim okresie czasu, a ceny jednak cały czas się rusz<text:span text:style-name="T6739">aj</text:span>ą it<text:span text:style-name="T6740">d</text:span>. itd. Czy to jest<text:s/><text:span text:style-name="T6741">b</text:span>ez<text:span text:style-name="T6742">p</text:span>ieczny zapis z tego punktu widzenia?</text:p>
      <text:p text:style-name="P6743"><text:span text:style-name="T6744">Mi</text:span><text:span text:style-name="T6745">n</text:span><text:span text:style-name="T6746">.<text:s/></text:span><text:span text:style-name="T6747">S</text:span><text:span text:style-name="T6748">z</text:span><text:span text:style-name="T6749">re</text:span><text:span text:style-name="T6750">te</text:span><text:span text:style-name="T6751">r</text:span>:</text:p>
      <text:p text:style-name="P6752">To znaczy - absolutnego bezpieczeństwa nigdy się w tej sprawie nie osiągnie. Na przykład cała sezonowość jest ogromnym problemem przy tej kwartalnej indeksacji. I tu jest znaczne ryzyko. Natomiast dynamika wzrostu płac w tych pierwszych miesiącach przeciętna około trzydziestu kilku procent, można ją szacować na około<text:s/><text:span text:style-name="T6753">33</text:span><text:s/>proc.</text:p>
      <text:p text:style-name="P6754"><text:span text:style-name="T6755">/</text:span>Głos z sali: Luty do stycznia 24,3/<text:span text:style-name="T6756">.</text:span></text:p>
      <text:p text:style-name="P6757">Luty do stycznia. No to na pewno marzec - kwiecień.<text:span text:style-name="T6758">.</text:span>. Marzec na pewno jeszcze do trzydziestu kilku dołoży, przy wzroście cen około<text:s/><text:span text:style-name="T6759">25</text:span><text:s/>przyjmijmy, a więc tutaj nadwyżka średniej oczywiście jest nad sprawą. Co nie oznacza, że w każdym indywidualnym przypadku jest tu pełne pokrycie. Natomiast zbadanie tego w pełni kompetentne<text:s/><text:span text:style-name="T6760">os</text:span>zacowanie skali wzrostów<text:s/>indywidualnych,<text:s/>gdzie w globalnym rachunku nie bardzo jest możliwe<text:span text:style-name="T6761">.</text:span><text:s/>Tutaj skala nadwyżki rzędu 8-9 punktów średniego tempa wzrostu płac nad tempem wzrostu cen w tym okresie, daje szansę, że koszty tutaj do<text:span text:style-name="T6762">pł</text:span>a<text:span text:style-name="T6763">to</text:span>we nie będą wysokie<text:span text:style-name="T6764">.</text:span></text:p>
      <text:p text:style-name="P6765"><text:span text:style-name="T6766"><text:s text:c="27"/></text:span>:</text:p>
      <text:p text:style-name="P6767">Najbardziej niebezpiecznym sformułowan<text:span text:style-name="T6768">ie</text:span>m jest tutaj sformułowan<text:span text:style-name="T6769">ie</text:span><text:s/>stawek płac, ponieważ wzrost płac pomiędzy marcem a styczniem w dużym stopniu jest związany ze wzrostem produkcji pomiędzy marcem a styczniem. Należy też pamiętać, że marzec jest ostatnim miesiącem kwartału i tam poziomy produkcji i w przemyśle i w budownictwie są zawsze najwyższe. To jest zawsze około 15 proc. różnicy. Wynikają więc one nie z podwyższenia stawek, tylko z podwyższenia pracy wykonywanej tej również w akordzie.<text:s/><text:span text:style-name="T6770">A</text:span><text:s/>więc z tych trzydziestu kilku procent wzrostu płac, bez zysku, których można się spodziewać w tym roku, trzeba będzie część odjąć, bo nie będzie ona wynikała ze wzrostu stawek. I to zwiększa to zagrożenie koniecznością<text:s/><text:span text:style-name="T6771">po</text:span>dwy<text:span text:style-name="T6772">żs</text:span>zen<text:span text:style-name="T6773">ia</text:span><text:s/>indeksacji.</text:p>
      <text:p text:style-name="P6774"><text:span text:style-name="T6775"><text:s text:c="27"/></text:span>:</text:p>
      <text:p text:style-name="P6776">Ale pamiętajmy, że jest jeszcze 0,8, które jest tutaj głównym zabezpieczeniem. No ryzyko tutaj jest, zwłaszcza [nieczytelne] sezonowych zakładach. Ja tu nie wiem jeszcze co do tych składników. My tutaj napisaliśmy dość otwartą tą formułę na składniki, na inne także składniki m.in. po<text:s/>to,<text:s/>żeby uniknąć indeksacji kwoty łącznej, co ... Bo to by nas prowadziło do tego samego problemu rozważań jakie mieliśmy przy tej kwocie wyrównawczej, bo to do tego samego się sprowadzało. I stąd<text:s/><text:span text:style-name="T6777">je</text:span>st tutaj otwarcie na szereg<text:s/><text:soft-page-break/>składników różnych. Ja rozumiem,<text:s/><text:span text:style-name="T6778">ż</text:span>e tutaj trzeba będzie pewne instrukcje technologiczne spr<text:span text:style-name="T6779">ó</text:span>bować dopracować, że na przykład jakieś wypłaty typu wystrajkowane jakieś dodatki ekstra też powinny być tutaj brane pod uwagę, przykładowo w tej sprawie. Brane pod uwagę w tym sensie, że przy tej pierwszej indeksacji po<text:s/>to,<text:s/>żeby<text:span text:style-name="T6780"><text:s/></text:span>nie indeksować dodatkowo na przykład jeszcze mimo odniesionego sukcesu w tej sprawie.</text:p>
      <text:p text:style-name="P6781">A więc tak to ja rozumiem.</text:p>
      <text:p text:style-name="P6782">Czy są dalsze pytania do czwórki, czy jakieś kwestie?</text:p>
      <text:p text:style-name="P6783">Wobec tego - piątka. Nie widz<text:span text:style-name="T6784">ę</text:span>, nie słyszę.</text:p>
      <text:p text:style-name="P6785">Szóstka wobec tego - od<text:s/><text:span text:style-name="T6786">„</text:span>oraz<text:span text:style-name="T6787">”</text:span><text:s/>na razie zawieszamy czy wykreślamy.</text:p>
      <text:p text:style-name="P6788">Nie słyszę uwag odnośnie szóstki.</text:p>
      <text:p text:style-name="P6789">Siódemka wobec tego. Nie słyszę uwag.</text:p>
      <text:p text:style-name="P6790"><text:span text:style-name="T6791">Ó</text:span>semka.</text:p>
      <text:p text:style-name="P6792"><text:span text:style-name="T6793"><text:s text:c="27"/></text:span>:</text:p>
      <text:p text:style-name="P6794">Wydaje mi się, że w kontekście wykreślenia tego wszystkiego w poprzednich punktach, byłoby zasadne powrócenie do zapisu<text:s/>„płaca minimalna, indeksowana będzie na tych samych zasadach co pozostałe wynagrod<text:span text:style-name="T6795">ze</text:span>n<text:span text:style-name="T6796">ia</text:span>”.</text:p>
      <text:p text:style-name="P6797"><text:span text:style-name="T6798"><text:s text:c="27"/></text:span>:</text:p>
      <text:p text:style-name="P6799">Intencja tej propozycji jest całkowicie przejrzysta i zrozumiała i ja nie<text:s/>sądzę,<text:s/>żeby słuszne było uwzględnienie tej intencji. Ja jednak proponuję utrzymanie tego zapisu, a nawet może wzmocnienie, jeżeli już chcemy. Wzmocnienie, że dopuszcza się,<text:s/><text:span text:style-name="T6800">p</text:span>rawda,<text:s/>nawet zwiększenie ponad<text:s/><text:span text:style-name="T6801">je</text:span>dność w uzasadnionych szczególnie przypadkach.</text:p>
      <text:p text:style-name="P6802"><text:span text:style-name="T6803"><text:s text:c="27"/></text:span>:</text:p>
      <text:p text:style-name="P6804">Bo to jest centralna regulacja, tutaj nie ma szczególnych przypadków, to<text:s/><text:span text:style-name="T6805">je</text:span>st decyzja Rady Ministrów i koniec.</text:p>
      <text:p text:style-name="P6806"><text:span text:style-name="T6807">Min. Baka</text:span>:</text:p>
      <text:p text:style-name="P6808">Co decyzja Rady Ministrów?</text:p>
      <text:p text:style-name="P6809"><text:span text:style-name="T6810"><text:s text:c="27"/></text:span>:</text:p>
      <text:p text:style-name="P6811">Płaca minimalna.</text:p>
      <text:p text:style-name="P6812"><text:span text:style-name="T6813"><text:s text:c="27"/></text:span>:</text:p>
      <text:p text:style-name="P6814">Dobrze, to co najmniej, żeby Rada Ministrów, dobrze... Płaca minimalna indeksowana będzie co najmniej w oparciu o pełny wskaźnik wzrostu<text:s/>cen detalicznych. Tak zresztą<text:s/><text:span text:style-name="T6815">ja</text:span>k wszystk<text:span text:style-name="T6816">ie</text:span><text:s/>płace będą indeksowane.</text:p>
      <text:p text:style-name="P6817"><text:span text:style-name="T6818"><text:s text:c="27"/></text:span>:</text:p>
      <text:p text:style-name="P6819">Przepraszam bardzo, że się tak włączyłem. To oznacza, że tytuły, które pójdą za płacą minimalną ni<text:span text:style-name="T6820">e</text:span><text:s/>podlegają indeksacji, ponieważ one będą indeksowane i tak już wyżej niż pozostałe elementy płac.</text:p>
      <text:p text:style-name="P6821"><text:span text:style-name="T6822"><text:s text:c="27"/></text:span>:</text:p>
      <text:p text:style-name="P6823">Tak, to jest zresztą napisane gdzieś tu w tekście. Gdzieś to było.</text:p>
      <text:p text:style-name="P6824"><text:span text:style-name="T6825"><text:s text:c="27"/></text:span>:</text:p>
      <text:p text:style-name="P6826">To jest czwarty wiersz punktu trzeciego.</text:p>
      <text:soft-page-break/>
      <text:p text:style-name="P6827"><text:span text:style-name="T6828">Min.<text:s/></text:span><text:span text:style-name="T6829">S</text:span><text:span text:style-name="T6830">zre</text:span><text:span text:style-name="T6831">ter</text:span>:</text:p>
      <text:p text:style-name="P6832">To gdzieś jednak tutaj wypadło.</text:p>
      <text:p text:style-name="P6833"><text:span text:style-name="T6834"><text:s text:c="27"/></text:span>:</text:p>
      <text:p text:style-name="P6835">Ale jest to panie ministrze czwarty werset na pierwszej stronie<text:s/><text:span text:style-name="T6836">„</text:span>mechanizmy te zapewnia systematyczny wzrost składników wynagrodzeń podlegających indeksa<text:span text:style-name="T6837">cj</text:span>i”, czyli wiadomo, że nie tych, które są związane z płacą minimalną.</text:p>
      <text:p text:style-name="P6838"><text:span text:style-name="T6839"><text:s text:c="27"/></text:span>:</text:p>
      <text:p text:style-name="P6840">Tak, ale to z tego nie wynika.</text:p>
      <text:p text:style-name="P6841"><text:span text:style-name="T6842"><text:s text:c="27"/></text:span>:</text:p>
      <text:p text:style-name="P6843"><text:span text:style-name="T6844">Ja</text:span>k to nie wynika, płaca minimalna jest tak samo indeksowana.</text:p>
      <text:p text:style-name="P6845"><text:span text:style-name="T6846"><text:s text:c="27"/></text:span>:</text:p>
      <text:p text:style-name="P6847">Może wrócić do tego zapisu, który był, bo rzeczywiście był ten zapis i gdzieś si<text:span text:style-name="T6848">ę</text:span><text:s/>nam on wciął.</text:p>
      <text:p text:style-name="P6849"><text:span text:style-name="T6850">Pro</text:span><text:span text:style-name="T6851">f</text:span><text:span text:style-name="T6852">.</text:span><text:span text:style-name="T6853"><text:s/>W</text:span><text:span text:style-name="T6854">.</text:span><text:span text:style-name="T6855"><text:s/></text:span><text:span text:style-name="T6856">Trzecia</text:span><text:span text:style-name="T6857">kows</text:span><text:span text:style-name="T6858">k</text:span><text:span text:style-name="T6859">i</text:span>:</text:p>
      <text:p text:style-name="P6860">Pan Hageme<text:span text:style-name="T6861">j</text:span>er ma ten zapis, zgłasza się tutaj.</text:p>
      <text:p text:style-name="P6862"><text:span text:style-name="T6863">Ob. Hage</text:span><text:span text:style-name="T6864">m</text:span><text:span text:style-name="T6865">e</text:span><text:span text:style-name="T6866">jer</text:span>:</text:p>
      <text:p text:style-name="P6867">Zapis był wówczas taki - uzgodniono,<text:s/><text:span text:style-name="T6868">ż</text:span>e indeksacja nie będzie obejmować wynagrodzeń płaconych z zysku i tych składników wynagrodzeń<text:span text:style-name="T6869">,</text:span><text:s/>które są sparame<text:span text:style-name="T6870">t</text:span>ryzowane na przykład płacy minimalną z ceną węgla itp.</text:p>
      <text:p text:style-name="P6871"><text:span text:style-name="T6872"><text:s text:c="27"/></text:span>:</text:p>
      <text:p text:style-name="P6873">Może tutaj, w tym miejscu wrócić do tego zapisu.</text:p>
      <text:p text:style-name="P6874"><text:span text:style-name="T6875"><text:s text:c="27"/></text:span>:</text:p>
      <text:p text:style-name="P6876">Ja proponuję go po drugim zdaniu w punkcie trzecim.</text:p>
      <text:p text:style-name="P6877"><text:span text:style-name="T6878"><text:s text:c="27"/></text:span>:</text:p>
      <text:p text:style-name="P6879">Tylko czy to jest czytelne, ż<text:span text:style-name="T6880">e</text:span><text:s/>indeksacja nie będzie obejmowała składników, które zależą od płacy minimalnej.</text:p>
      <text:p text:style-name="P6881"><text:span text:style-name="T6882"><text:s text:c="27"/></text:span>:</text:p>
      <text:p text:style-name="P6883">Posłuchamy jeszcze jak to brzmi.</text:p>
      <text:p text:style-name="P6884"><text:span text:style-name="T6885"><text:s text:c="27"/></text:span>:</text:p>
      <text:p text:style-name="P6886">Bo to oznacza, że te składniki będą po prostu zamrożone niejako.</text:p>
      <text:p text:style-name="P6887"><text:span text:style-name="T6888"><text:s text:c="27"/></text:span>:</text:p>
      <text:p text:style-name="P6889">Ale ponieważ płaca minimalna będzie podnoszona...</text:p>
      <text:p text:style-name="P6890"><text:span text:style-name="T6891"><text:s text:c="27"/></text:span>:</text:p>
      <text:p text:style-name="P6892">No zaraz, no właśnie. Płaca minimalna podlega indeksacji a składniki od niej zależne.</text:p>
      <text:p text:style-name="P6893"><text:span text:style-name="T6894"><text:s text:c="27"/></text:span>:</text:p>
      <text:p text:style-name="P6895">Nie, chodzi o<text:s/>to,<text:s/>żeby nie drugi raz.</text:p>
      <text:p text:style-name="P6896"><text:span text:style-name="T6897"><text:s text:c="27"/></text:span>:</text:p>
      <text:p text:style-name="P6898">Tak że to będzie indeksacja, ale inna.</text:p>
      <text:p text:style-name="P6899"><text:span text:style-name="T6900"><text:s text:c="27"/></text:span>:</text:p>
      <text:p text:style-name="P6901">Do tej pięknej w<text:span text:style-name="T6902">ie</text:span>l<text:span text:style-name="T6903">oz</text:span>na<text:span text:style-name="T6904">cz</text:span>noś<text:span text:style-name="T6905">ci</text:span><text:s/>dochodzimy tym tekstem.</text:p>
      <text:soft-page-break/>
      <text:p text:style-name="P6906"><text:span text:style-name="T6907"><text:s text:c="27"/></text:span>:</text:p>
      <text:p text:style-name="P6908">To proszę ten tekst niech pan podyktuje.</text:p>
      <text:p text:style-name="P6909"><text:span text:style-name="T6910">Ob.</text:span><text:span text:style-name="T6911"><text:s/></text:span><text:span text:style-name="T6912">Hagem</text:span><text:span text:style-name="T6913">e</text:span><text:span text:style-name="T6914">je</text:span><text:span text:style-name="T6915">r</text:span>:</text:p>
      <text:p text:style-name="P6916">Uzgodniono, że indeksacja nie będzie obejmowała wynagrodzeń płaconych z zysku i tych składników wynagrodzeń..<text:span text:style-name="T6917">.</text:span></text:p>
      <text:p text:style-name="P6918">Bo rzeczywiście indeksacja nie będzie obejmowała wynagrodzeń z zysku<text:span text:style-name="T6919">.</text:span>.<text:span text:style-name="T6920">.</text:span><text:s/><text:span text:style-name="T6921">I</text:span><text:s/>tych składników wynagrodzeń, które są sparametryzowane.</text:p>
      <text:p text:style-name="P6922"><text:span text:style-name="T6923"><text:s text:c="27"/></text:span>:</text:p>
      <text:p text:style-name="P6924">Ich wysokość jest powiązana z...</text:p>
      <text:p text:style-name="P6925"><text:span text:style-name="T6926"><text:s text:c="27"/></text:span>:</text:p>
      <text:p text:style-name="P6927"><text:span text:style-name="T6928">…</text:span>których wysokoś<text:span text:style-name="T6929">ć</text:span><text:s/>jest powiązana na przykład z płacą minimalną</text:p>
      <text:p text:style-name="P6930"><text:span text:style-name="T6931"><text:s text:c="27"/></text:span>:</text:p>
      <text:p text:style-name="P6932">Przepraszam, ale jest wiele takich składników - czy one w ogóle nie będą indeksowane, czy będą indeksowane wskaźnikiem 0,8.</text:p>
      <text:p text:style-name="P6933"><text:span text:style-name="T6934"><text:s text:c="27"/></text:span>:</text:p>
      <text:p text:style-name="P6935">Nie, będą waloryzowane, ponieważ płaca minimalna ma rosnąć<text:span text:style-name="T6936"><text:s/></text:span>przecież co kwartał. Jeżeli cena węgla wzrasta, to deputaty wzrastają. A więc to są inne mechanizmy, też indeksacyjne przecież.</text:p>
      <text:p text:style-name="P6937"><text:span text:style-name="T6938"><text:s text:c="27"/></text:span>:</text:p>
      <text:p text:style-name="P6939">To jest niesłychanie mało czytelne<text:span text:style-name="T6940">.</text:span><text:s/>Przecież tego nikt nie rozgryzie.</text:p>
      <text:p text:style-name="P6941"><text:span text:style-name="T6942"><text:s text:c="27"/></text:span>:</text:p>
      <text:p text:style-name="P6943">Z płacą minimalną, z ceną węgla<text:s/><text:span text:style-name="T6944">it</text:span>p.</text:p>
      <text:p text:style-name="P6945"><text:span text:style-name="T6946"><text:s text:c="27"/></text:span>:</text:p>
      <text:p text:style-name="P6947">Przepraszam, jeżeli można sprecyzować. Mnie chodzi o to, że przecież z płacą minimalną może być powiązane rozmaitego rodzaju dodatki, jakieś stawki czy coś. I one w ogóle mają<text:s/>być nie indeksowane żadne z nich, czy chodzi żeby one nie były indeksowane w skali 1,0, a tylko mogły być..<text:span text:style-name="T6948">.</text:span></text:p>
      <text:p text:style-name="P6949"><text:span text:style-name="T6950"><text:s text:c="27"/></text:span>:</text:p>
      <text:p text:style-name="P6951"><text:span text:style-name="T6952">Ż</text:span>eby nie były indeksowane dwa razy.<text:s/><text:span text:style-name="T6953">B</text:span>o one b<text:span text:style-name="T6954">ę</text:span>dą wraz z płacą minimalną rosły...</text:p>
      <text:p text:style-name="P6955"><text:span text:style-name="T6956"><text:s text:c="27"/></text:span>:</text:p>
      <text:p text:style-name="P6957">To napisać, że nie będą indeksowane z tego tytułu, czy z powodu wzrostu płacy, czy w te<text:span text:style-name="T6958">j</text:span><text:s/>skali co płaca minimalna, no o to chodzi chyba...</text:p>
      <text:p text:style-name="P6959"><text:span text:style-name="T6960"><text:s text:c="27"/></text:span>:</text:p>
      <text:p text:style-name="P6961">Nie, chwileczkę. My mówimy, że ponieważ one są związane z płacą minimalną, to już z tą pozostałą indeksacją ich nie o<text:span text:style-name="T6962">be</text:span>jmu<text:span text:style-name="T6963">je</text:span>my.</text:p>
      <text:p text:style-name="P6964"><text:span text:style-name="T6965"><text:s text:c="27"/></text:span>:</text:p>
      <text:p text:style-name="P6966">Ach, inna indeksacja.</text:p>
      <text:p text:style-name="P6967"><text:span text:style-name="T6968"><text:s text:c="27"/></text:span>:</text:p>
      <text:p text:style-name="P6969">Tak, ale my to myślimy, natomiast nie napisaliśmy tego.</text:p>
      <text:p text:style-name="P6970"><text:span text:style-name="T6971"><text:s text:c="27"/></text:span>:</text:p>
      <text:p text:style-name="P6972">To znaczy one będą z kolei indeksowane w skali 1,0 tak jak płaca minimalna. Były, są i będą, bo to jest<text:s/><text:soft-page-break/>mechanizm, który istnieje.</text:p>
      <text:p text:style-name="P6973"><text:span text:style-name="T6974"><text:s text:c="27"/></text:span>:</text:p>
      <text:p text:style-name="P6975">One będą indeksowane w skali co najmniej 1,0 i na przykład dodatek funkcyjny dyrektora wynoszący dzisiaj tam około 50 tys. zł on będzie indeksowany w skali 1,0.</text:p>
      <text:p text:style-name="P6976"><text:span text:style-name="T6977"><text:s text:c="27"/></text:span>:</text:p>
      <text:p text:style-name="P6978">Co najmniej w skali 1,0<text:span text:style-name="T6979">.</text:span></text:p>
      <text:p text:style-name="P6980"><text:span text:style-name="T6981"><text:s text:c="27"/></text:span>:</text:p>
      <text:p text:style-name="P6982">Jest zasada, że indeks<text:span text:style-name="T6983">uj</text:span>e si<text:span text:style-name="T6984">ę</text:span><text:s/>płacę minimalną tak jak pozostałe.</text:p>
      <text:p text:style-name="P6985"><text:span text:style-name="T6986"><text:s text:c="27"/></text:span>:</text:p>
      <text:p text:style-name="P6987">Także nagrody jubileuszowe, inne różne takie klasowe czynniki i kształtować emocjonalny stosunek do płacy minimalnej.</text:p>
      <text:p text:style-name="P6988"><text:span text:style-name="T6989"><text:s text:c="27"/></text:span>:</text:p>
      <text:p text:style-name="P6990">Dlatego proponowaliś<text:span text:style-name="T6991">my</text:span><text:s/>niedoskonały system indeksacji kwotowej. Niedoskonały system bardzo, zgadzamy się z tym, ale jak się okazuje, że niedoskonałości, które tutaj wypływają na tym tle bodajże stają się coraz większe.</text:p>
      <text:p text:style-name="P6992"><text:span text:style-name="T6993"><text:s text:c="27"/></text:span>:</text:p>
      <text:p text:style-name="P6994">Może żeby to rzeczywiście było jasne, bo pan Święcicki zwrócił uwagę na niejasność tego zapisu. Może oddzielić te sprawy i napisać, że indeksacja nie będzie obejmowała wynagrodzeń płaconych z zysku i to jest jasne. A następnie, że innym sposobem indeksacji objęte będą te składniki wynagrodzeń, które są związane na przykład z płacą minimalną lub ceną węgla<text:span text:style-name="T6995">.</text:span></text:p>
      <text:p text:style-name="P6996"><text:span text:style-name="T6997"><text:s text:c="27"/></text:span>:</text:p>
      <text:p text:style-name="P6998">Nie będzie obejmowała nagród płaconych z zysku.</text:p>
      <text:p text:style-name="P6999"><text:span text:style-name="T7000"><text:s text:c="27"/></text:span>:</text:p>
      <text:p text:style-name="P7001"><text:span text:style-name="T7002">A</text:span><text:s/>innym sposobom indeksacji będą podlegały te składniki wynagrodzeń, których wysokoś<text:span text:style-name="T7003">ć</text:span><text:s/>jest powiązana.<text:span text:style-name="T7004">.</text:span>.</text:p>
      <text:p text:style-name="P7005"><text:span text:style-name="T7006"><text:s text:c="27"/></text:span>:</text:p>
      <text:p text:style-name="P7007">Czyli będą ulegały systematycznej deprecjacji, tak?</text:p>
      <text:p text:style-name="P7008"><text:span text:style-name="T7009"><text:s text:c="27"/></text:span>:</text:p>
      <text:p text:style-name="P7010"><text:span text:style-name="T7011">Je</text:span>st problem w tym, że mianowicie ja bym prosił min.<text:s/>Szretera,<text:s/>żeby nam objaśnił, jakie kategorie dochodów związane są z płacą minimalną.<text:s/><text:span text:style-name="T7012">B</text:span>o muszę powiedzieć, że to jest najbardziej niezrozumiały system, w którym dodatek dla dyrektora wiąże się z płacą minimalną. To już naprawdę trzeba by<text:span text:style-name="T7013">ć<text:s/></text:span>su<text:span text:style-name="T7014">per</text:span><text:s/><text:span text:style-name="T7015">e</text:span>ksper<text:span text:style-name="T7016">te</text:span>m,<text:s/>żeby coś takiego wymyślić, jeżeli to jest prawda<text:span text:style-name="T7017">.</text:span></text:p>
      <text:p text:style-name="P7018"><text:span text:style-name="T7019"><text:s text:c="27"/></text:span>:</text:p>
      <text:p text:style-name="P7020">To<text:s/><text:span text:style-name="T7021">je</text:span>st prawda.</text:p>
      <text:p text:style-name="P7022"><text:span text:style-name="T7023"><text:s text:c="27"/></text:span>:</text:p>
      <text:p text:style-name="P7024">Słuchajcie<text:s/>państwo, to jest coś niezrozumiałego.</text:p>
      <text:p text:style-name="P7025"><text:span text:style-name="T7026">Min. Sz</text:span><text:span text:style-name="T7027">re</text:span><text:span text:style-name="T7028">ter</text:span>:</text:p>
      <text:p text:style-name="P7029">Ja udzielę głosu specjaliście od składników. Jakie kategorie w płacach zależą od płacy minimalnej. Dyr. Kalinowski.</text:p>
      <text:soft-page-break/>
      <text:p text:style-name="P7030"><text:span text:style-name="T7031">Dyr.<text:s/></text:span><text:span text:style-name="T7032">K</text:span><text:span text:style-name="T7033">alin</text:span><text:span text:style-name="T7034">ow</text:span><text:span text:style-name="T7035">ski</text:span>:</text:p>
      <text:p text:style-name="P7036">Są trzy obligatoryjne składniki, które są na pewno indeksowane w związku ze wzrostem najniższej płacy: godziny nadliczbowe, prace w warunkach szkodliwych dla zdrowia i odprawa emerytalna. Wszystk<text:span text:style-name="T7037">i</text:span>e inne składniki wynagrodzenia są fakultatywne w nowej ustawie o zakładowych systemach wynagradzania. A więc z tego punktu widzenia wybór podstawy do naliczania tych składników zależy od porozumienia płacowego zakładowego.</text:p>
      <text:p text:style-name="P7038">Jes<text:span text:style-name="T7039">t</text:span><text:s/>jeszcze jedna sprawa, jeżeli chodzi o dodatki funkcyjne.<text:s/>Otóż,<text:s/>jeżeli chodzi o dodatki funkcyjne, to jest tutaj również to dodatek fakultatywny. Natomiast postawiono górną granicę zalimitowaną, iż górna granica dodatku funkcyjnego nie może przekroczyć 3-krotności najniższego wynagrodzenia. Chodzi<text:span text:style-name="T7040">ł</text:span>o o pewne proporcje pomiędzy stawką płacy zasadniczej a dodatkiem funkcyjnym. Ale to nie oznacza,<text:s/><text:span text:style-name="T7041">ż</text:span>e zawsze musi by<text:span text:style-name="T7042">ć</text:span><text:s/>3-krotnoś<text:span text:style-name="T7043">ć</text:span>. Jaką prz<text:span text:style-name="T7044">yj</text:span>mie się kwotę, taka kwota będzie. Natomiast ta kwota górna wynika z tego limitu, o którym mówiliśmy<text:span text:style-name="T7045">.</text:span></text:p>
      <text:p text:style-name="P7046"><text:span text:style-name="T7047"><text:s text:c="27"/></text:span>:</text:p>
      <text:p text:style-name="P7048">Ja, wobec tego proponuję tutaj taki zapis, że ewentualni<text:span text:style-name="T7049">e<text:s/></text:span>dopuszcza się,<text:s/>prawda,<text:s/>w stosunku do obligatoryjnych zapisów to przerzucanie. Natomiast jakieś wrażenie w stosunku do ty<text:span text:style-name="T7050">c</text:span>h<text:span text:style-name="T7051"><text:s/>fa</text:span>kultatywny<text:span text:style-name="T7052">ch</text:span>, że tutaj nie powinno być tego przerzucania.</text:p>
      <text:p text:style-name="P7053"><text:span text:style-name="T7054"><text:s text:c="27"/></text:span>:</text:p>
      <text:p text:style-name="P7055">Ale ja przepraszam bardzo, bo jak ja usłyszałem, że godziny nadliczbowe są związane z płacą minimalną jako obligo<text:span text:style-name="T7056">.</text:span></text:p>
      <text:p text:style-name="P7057"><text:span text:style-name="T7058"><text:s text:c="27"/></text:span>:</text:p>
      <text:p text:style-name="P7059"><text:span text:style-name="T7060">C</text:span>o najmniej, jest powiedziane, że nie może być mniej niż.</text:p>
      <text:p text:style-name="P7061"><text:span text:style-name="T7062"><text:s text:c="27"/></text:span>:</text:p>
      <text:p text:style-name="P7063">Tak, tutaj dyrektor ma rację, że nie mniej niż i nie więcej niż...</text:p>
      <text:p text:style-name="P7064"><text:span text:style-name="T7065">D</text:span><text:span text:style-name="T7066">yr.</text:span><text:span text:style-name="T7067"><text:s/>Kalinowsk</text:span><text:span text:style-name="T7068">i</text:span>:</text:p>
      <text:p text:style-name="P7069">Tak jest<text:span text:style-name="T7070">.</text:span><text:s/>To koncepcji państwa nie łamie, albowiem pochodna idzie w tym samym układzie, indeksacja jest taka sama.</text:p>
      <text:p text:style-name="P7071"><text:span text:style-name="T7072"><text:s text:c="27"/></text:span>:</text:p>
      <text:p text:style-name="P7073">Składniki powiązane z płacą minimalną mogą by<text:span text:style-name="T7074">ć</text:span><text:s/>indeksowane<text:span text:style-name="T7075"><text:s/></text:span>w tym tempie 0,8 na ogólnych zasadach. Natomiast jeśli są indeksowane wyżej, to muszą się mieścić w tej średniej 0,8 w całym przedsiębiorstwie, tak jak to gdzieś w innym punkcie.</text:p>
      <text:p text:style-name="P7076"><text:span text:style-name="T7077"><text:s text:c="27"/></text:span>:</text:p>
      <text:p text:style-name="P7078">Żeby wyjść już może z tego impasu. To co pan dy<text:span text:style-name="T7079">r</text:span>. Kalinowski tutaj powiedział, że minimalna to jest jako dolna granica i... zaszeregowania jest jako wyższa granica. To co w porozumieniu zakładowym się przyjmie - to jest.</text:p>
      <text:p text:style-name="P7080">I w układzie jaki tu jest po prostu proponowany. Bo przecież czy to robimy, czy to robimy, to mamy efekt ten sam.</text:p>
      <text:p text:style-name="P7081"><text:span text:style-name="T7082"><text:s text:c="27"/></text:span>:</text:p>
      <text:p text:style-name="P7083">Ale żeby dwa razy nie...</text:p>
      <text:p text:style-name="P7084"><text:span text:style-name="T7085">P</text:span><text:span text:style-name="T7086">rof</text:span><text:span text:style-name="T7087">.<text:s/></text:span><text:span text:style-name="T7088">W</text:span><text:span text:style-name="T7089">. Tr</text:span><text:span text:style-name="T7090">ze</text:span><text:span text:style-name="T7091">ciakowski</text:span>:</text:p>
      <text:soft-page-break/>
      <text:p text:style-name="P7092">Proszę - red. Jeziorański.</text:p>
      <text:p text:style-name="P7093"><text:span text:style-name="T7094">Red.</text:span><text:span text:style-name="T7095"><text:s/></text:span><text:span text:style-name="T7096">Jeziora</text:span><text:span text:style-name="T7097">ń</text:span><text:span text:style-name="T7098">ski</text:span>:</text:p>
      <text:p text:style-name="P7099">Ja chciałem tylko powiedzieć, że to nie jest taka zupełna prawda, że tylko te trzy składniki. Dlatego, że na płacy minimalnej są oparte wszystkie systemy zakładowe wynagradzania. Wszędzie<text:s/>tam,<text:s/>gdzie one są. Wobec tego automatycznie tabele zostają podniesione do<text:s/>góry,<text:s/>jeżeli indeksujemy płace minimalną. A jeśli zaś chodzi o dodatki funkcyjne, to ja osobiście, jak żeśmy wprowadzali zakładowy system wynagradzania, to wszystkie stawki dodatków funkcyjnych zostały w Ministerstwie Płacy nam skorygowane pod kątem zgodności krotności płacy minimalnej. Tak że to nie jest<text:s/><text:span text:style-name="T7100">t</text:span>aki bardzo fakultatywny.</text:p>
      <text:p text:style-name="P7101"><text:span text:style-name="T7102"><text:s text:c="27"/></text:span>:</text:p>
      <text:p text:style-name="P7103">Ale kiedy to było?</text:p>
      <text:p text:style-name="P7104"><text:span text:style-name="T7105"><text:s text:c="27"/></text:span>:</text:p>
      <text:p text:style-name="P7106">Jakieś dwa lata temu.</text:p>
      <text:p text:style-name="P7107"><text:span text:style-name="T7108"><text:s text:c="27"/></text:span>:</text:p>
      <text:p text:style-name="P7109">Ale obecnie jest znowelizowana ustawa.</text:p>
      <text:p text:style-name="P7110"><text:span text:style-name="T7111"><text:s text:c="27"/></text:span>:</text:p>
      <text:p text:style-name="P7112">Przepraszam, ale raz pracownikom dano i to nie tylko dyrektorom, tylko dodatki funkcyjne obowiązują od mistrza, a w niektórych zakładach nawet od brygadzisty, powiązano z minimalną płacą. I teraz jeśli ci ludzie wiedzą, że ta płaca minimalna<text:span text:style-name="T7113"><text:s/></text:span>idzie ostro do góry - czy oni pozwolą sobie odebrać to powiązanie? No, bierzmy realnie t<text:span text:style-name="T7114">ę</text:span><text:s/>sprawę. Jak brygadzista wie, że ma współczynnik 1,5 płacy minimalnej, to on sobie pozwoli przejść na kwotę indeksowaną oczywiście 0,8?</text:p>
      <text:p text:style-name="P7115"><text:span text:style-name="T7116"><text:s text:c="27"/></text:span>:</text:p>
      <text:p text:style-name="P7117">Żeby przejść na indeksację płacy zasadniczej 0,8 jednak, minimalnej.</text:p>
      <text:p text:style-name="P7118"><text:span text:style-name="T7119"><text:s text:c="27"/></text:span>:</text:p>
      <text:p text:style-name="P7120">Przecież proponowałem to od samego początku, bo to jest logiczne wtedy, bo inaczej się to kupy nie trzyma naprawdę.</text:p>
      <text:p text:style-name="P7121"><text:span text:style-name="T7122"><text:s text:c="27"/></text:span>:</text:p>
      <text:p text:style-name="P7123">Dlatego mówimy - taki sam układ jak tutaj przyjąć i wtedy macie to samo.</text:p>
      <text:p text:style-name="P7124"><text:span text:style-name="T7125"><text:s text:c="27"/></text:span>:</text:p>
      <text:p text:style-name="P7126">Prof.<text:s/><text:span text:style-name="T7127">B</text:span>aka podejrzewał mnie o złośliwość<text:span text:style-name="T7128">.</text:span><text:s/>Ale to nie była złośliwość tylko realne spojrzenie na problem.</text:p>
      <text:p text:style-name="P7129"><text:span text:style-name="T7130"><text:s text:c="27"/></text:span>:</text:p>
      <text:p text:style-name="P7131"><text:span text:style-name="T7132">W</text:span><text:s/>porządku, to ja myślę, że jeżeli to jest tak, że po prostu nie ma<text:s/>powodu,<text:s/>żeby przechodzić na jedność.</text:p>
      <text:p text:style-name="P7133"><text:span text:style-name="T7134"><text:s text:c="27"/></text:span>:</text:p>
      <text:p text:style-name="P7135">Ten zapis dotyczący indeksowania płacy współczynnikiem<text:s/>korekty 1,0 był logiczny jak była kwota. Przestaje wi<text:span text:style-name="T7136">ę</text:span>c być logiczny, jak kwoty nie ma. Po prostu przestaje być logiczny, to si<text:span text:style-name="T7137">ę</text:span><text:s/>kupy przestaje trzymać.</text:p>
      <text:p text:style-name="P7138"><text:span text:style-name="T7139"><text:s text:c="27"/></text:span>:</text:p>
      <text:p text:style-name="P7140">To znaczy ja rozumiem ten punkt 8, żeby ostrożniej z tą płacą minimalną, bo to może kosztować.</text:p>
      <text:p text:style-name="P7141"><text:span text:style-name="T7142"><text:s text:c="27"/></text:span>:</text:p>
      <text:p text:style-name="P7143">To<text:s/><text:span text:style-name="T7144">Je</text:span>st przekonywujące panie profesorze w świetle całej dyskusji.</text:p>
      <text:soft-page-break/>
      <text:p text:style-name="P7145"><text:span text:style-name="T7146"><text:s text:c="27"/></text:span>:</text:p>
      <text:p text:style-name="P7147">I OPZZ też si<text:span text:style-name="T7148">ę</text:span><text:s/>z tym zgadza.</text:p>
      <text:p text:style-name="P7149"><text:span text:style-name="T7150">Prof</text:span><text:span text:style-name="T7151">.</text:span><text:span text:style-name="T7152"><text:s/></text:span><text:span text:style-name="T7153">Ba</text:span><text:span text:style-name="T7154">ka</text:span>:</text:p>
      <text:p text:style-name="P7155">Ja teraz powiem o czym ja myślę. Mianowicie tutaj chodzi o to, że to będzie dokument bardzo politycznie wy<text:span text:style-name="T7156">g</text:span>r<text:span text:style-name="T7157">y</text:span>wany<text:span text:style-name="T7158"><text:s/></text:span>w różnych układach. I pójdzie atak na to, że w dokumencie tym<text:s/><text:span text:style-name="T7159">-</text:span><text:s/>można powiedzieć<text:s/><text:span text:style-name="T7160">-</text:span><text:s/>postponuje si<text:span text:style-name="T7161">ę</text:span><text:s/>te grupy najsłabiej opłacane. Ja bym chciał żebyśmy jednak tę sprawę przedyskutowali,<text:s/><text:span text:style-name="T7162">że<text:s/></text:span>w dokumencie nie ma cienia troski, można powiedzieć, zatroskania o tych ludzi o najniższych zarobkach, że na<text:span text:style-name="T7163">w</text:span>et nam tutaj nie starczyło<text:s/>inicjatywy,<text:s/>ażeby przesądzić by te zarobki minimalne były trochę lepiej indeksowane.</text:p>
      <text:p text:style-name="P7164">/Głos z sali na wyciszeniu/.</text:p>
      <text:p text:style-name="P7165">Ja powiedziałem, jak to może by<text:span text:style-name="T7166">ć</text:span><text:s/>wykorzystywane politycznie. Co innego to jest kategoria przeliczeniowa, a co innego je kategoria polityczna.</text:p>
      <text:p text:style-name="P7167"><text:span text:style-name="T7168"><text:s text:c="27"/></text:span>:</text:p>
      <text:p text:style-name="P7169">Towarzyszu sekretarzu, ja bym chciał powiedzieć w ten sposób,<text:span text:style-name="T7170"><text:s/></text:span>że ja rozumiem, że my jesteśmy teraz odbierani, że chcemy w kategoriach politycznych rozgrywać tę sprawę. Ale proszę mi wierzyć,<text:s/><text:span text:style-name="T7171">że</text:span><text:s/>jeżeli naprawdę byśmy chcieli, to jeśli zwiększycie<text:s/>współczynnik indeksacyjny na płacy minimalnej i byśmy chcieli to politycznie wykorzystać, to<text:s/>powiemy,<text:s/>że ty<text:span text:style-name="T7172">m</text:span><text:s/>żeście zadbali o interesy dyrektorów. I to będzie bardziej politycznie wymowne od tego co żeśmy tutaj w swojej nieświadomości politycznyc<text:span text:style-name="T7173">h<text:s/></text:span>odbiorów tej propozycji zapro<text:span text:style-name="T7174">po</text:span>no<text:span text:style-name="T7175">wa</text:span>li.</text:p>
      <text:p text:style-name="P7176"><text:span text:style-name="T7177"><text:s text:c="27"/></text:span>:</text:p>
      <text:p text:style-name="P7178">Tak, więc to oświadczenie kolegi... Manickiego ma zasadnicze znaczenie. Ja rozumiem, że w określonych warunkach my będziemy mogli posłużyć się ekspertyzą.</text:p>
      <text:p text:style-name="P7179"><text:span text:style-name="T7180">Ob. Man</text:span><text:span text:style-name="T7181">ic</text:span><text:span text:style-name="T7182">ki</text:span>:</text:p>
      <text:p text:style-name="P7183">Mnie chodziło po prostu o to, proponując na samym początku powrót<text:span text:style-name="T7184">,</text:span><text:s/>mnie chodziło o to, że przestaje być to<text:s/>spójne,<text:s/>jeżeli indeksujemy płacę minimalną wyższym wskaźnikiem, naprawdę przestaje to być wspólne. Chyba że już na tej sali do tego się doszło...</text:p>
      <text:p text:style-name="P7185"><text:span text:style-name="T7186"><text:s text:c="27"/></text:span>:</text:p>
      <text:p text:style-name="P7187">Dobrze, wobec tego wyrzuć<text:span text:style-name="T7188">m</text:span>y w ogóle punkt 8. Ja proponu<text:span text:style-name="T7189">j</text:span>ę jednak wyrzucić punkt 8.</text:p>
      <text:p text:style-name="P7190">A więc co? Przyjęto? Wyrzucamy? Proszę może pan dyrektor niech się ustosunkuje tutaj.</text:p>
      <text:p text:style-name="P7191"><text:span text:style-name="T7192"><text:s text:c="27"/></text:span>:</text:p>
      <text:p text:style-name="P7193">To znaczy ja rozumiem, że dodatki można będzie bez zysku i potem dochodzić... O tę płacę minimalną będziemy przecież podnosić tylko w spok<text:span text:style-name="T7194">oj</text:span>niejszym tempie...</text:p>
      <text:p text:style-name="P7195"><text:span text:style-name="T7196"><text:s text:c="27"/></text:span>:</text:p>
      <text:p text:style-name="P7197">Czy jednak nie powinniśmy tutaj tego węgla wymienić, stawek prowizyjnych i tego typu rzeczy, czyli parę takich przykładów oprócz tego zysku nie byłoby tu na miejscu wymienić?</text:p>
      <text:p text:style-name="P7198"><text:span text:style-name="T7199"><text:s text:c="27"/></text:span>:</text:p>
      <text:p text:style-name="P7200">Stawki prowizyjne, ale też nie wszystkie. Bo<text:s/>tam,<text:s/>gdzie...<text:s/></text:p>
      <text:p text:style-name="P7201"><text:span text:style-name="T7202"><text:s text:c="27"/></text:span>:</text:p>
      <text:p text:style-name="P7203">No oczywiście, będzie zawsze argument, że te ceny, od których jest ta prowizja<text:s/>niekoniecznie<text:s/>w trybie<text:s/><text:soft-page-break/>kwartalnym rosną. Ale nie mniej one nie powinny być chyba tutaj indeksowane, ponieważ inaczej będzie podwójna indeksacja.</text:p>
      <text:p text:style-name="P7204"><text:span text:style-name="T7205"><text:s text:c="27"/></text:span>:</text:p>
      <text:p text:style-name="P7206">To jest klasyczna sprawa, pow<text:span text:style-name="T7207">ie</text:span>działbym, już do rozstrzygania w zakładzie pracy te stawki prowizyjne. Choć rozumiem intencje. Spróbujmy co do płaconych zysków mamy jasnoś<text:span text:style-name="T7208">ć</text:span>.</text:p>
      <text:p text:style-name="P7209">/<text:span text:style-name="T7210">Gł</text:span>os z sali na wyc<text:span text:style-name="T7211">is</text:span>zeniu/.</text:p>
      <text:p text:style-name="P7212">No to już - z płacą minimalną, ceną węgla itp.</text:p>
      <text:p text:style-name="P7213">Czy tutaj jednak włazić w tę prowizję? To jest jako zasada trudna... Może niektórych prowizji, żeby wskazać trop myślenia, bo to dla zakładów.</text:p>
      <text:p text:style-name="P7214"><text:span text:style-name="T7215"><text:s text:c="27"/></text:span>:</text:p>
      <text:p text:style-name="P7216">Przecież to ustawy sprecyzują. My nie możemy tego sprecyzować teraz i powiedzieć - jakich, ile, których itd. Napiszmy, że niektórych itp. To będzie po prostu jako przykład.</text:p>
      <text:p text:style-name="P7217"><text:span text:style-name="T7218"><text:s text:c="27"/></text:span>:</text:p>
      <text:p text:style-name="P7219">To tak czy inaczej pozostanie do decyzji zakładów pracy. Itp. zostawiamy na razie. I to wchodzi po tym 0,8.</text:p>
      <text:p text:style-name="P7220"><text:span text:style-name="T7221"><text:s text:c="27"/></text:span>:</text:p>
      <text:p text:style-name="P7222">Przepraszam, ale ja jednak nie bardzo pojmuję - czy w związku z tym te składniki wynagrodzeń chociażby takie jak: nagrody jubileuszowe czy inne są wyłączone tylko dlatego, że są związane z płacą minimalną. To nie wydaje się jednak być słuszne<text:s/><text:span text:style-name="T7223">i</text:span><text:s/>uzasadnione.</text:p>
      <text:p text:style-name="P7224"><text:span text:style-name="T7225"><text:s text:c="27"/></text:span>:</text:p>
      <text:p text:style-name="P7226"><text:span text:style-name="T7227">.</text:span>.<text:span text:style-name="T7228">.</text:span><text:s/>mogą być z wyższą podstawą.</text:p>
      <text:p text:style-name="P7229"><text:span text:style-name="T7230"><text:s text:c="27"/></text:span>:</text:p>
      <text:p text:style-name="P7231">Jeżeli w tej chwili nie są zgodnie z nowymi przepisami,<text:s/>to dobrze.</text:p>
      <text:p text:style-name="P7232">Zresztą to i tak w przedsiębiorstwie trzeba będzie robić pod konkretny system obowiązujący. U jednych są, u drugich nie są, to jest bardzo różnie. Tego się nie da centralnie przewidzieć<text:span text:style-name="T7233">.</text:span></text:p>
      <text:p text:style-name="P7234"><text:span text:style-name="T7235"><text:s text:c="27"/></text:span>:</text:p>
      <text:p text:style-name="P7236">No a co z punktem 8?</text:p>
      <text:p text:style-name="P7237"><text:span text:style-name="T7238"><text:s text:c="27"/></text:span>:</text:p>
      <text:p text:style-name="P7239">Punkt 8 wyrzucamy. Nie deklarujemy nic na ten temat. Zakładamy, że tam będzie się podnosiło co kwartał oczywiście.</text:p>
      <text:p text:style-name="P7240">Teraz punkt 9<text:span text:style-name="T7241">.</text:span><text:s/>Przechrzcimy ją oczywiście na punkt 8 oczywiście.</text:p>
      <text:p text:style-name="P7242">Punkt 10 przerobimy na punkt 9<text:span text:style-name="T7243">.</text:span></text:p>
      <text:p text:style-name="P7244">I dalej - dawna 11 obecna 10.</text:p>
      <text:p text:style-name="P7245">Nie słyszę uwag.</text:p>
      <text:p text:style-name="P7246">Dawna 12 obecna 11. Tu po prostu jest tylko<text:s/><text:span text:style-name="T7247">ź</text:span>l<text:span text:style-name="T7248">e</text:span><text:s/>przepisane technicznie.</text:p>
      <text:p text:style-name="P7249">Dawna 1<text:span text:style-name="T7250">3</text:span><text:s/>obecnie zwana 12.</text:p>
      <text:p text:style-name="P7251">Dawna 14 - obecnie 13.</text:p>
      <text:p text:style-name="P7252">Dawna 1<text:span text:style-name="T7253">5</text:span><text:s/>- obecnie 14<text:span text:style-name="T7254">.</text:span></text:p>
      <text:p text:style-name="P7255">No i ostatni...</text:p>
      <text:soft-page-break/>
      <text:p text:style-name="P7256"><text:span text:style-name="T7257"><text:s text:c="27"/></text:span>:</text:p>
      <text:p text:style-name="P7258">Może rolniczy wcześniej byśmy dali, może na miejsce pkt.<text:s/>8.</text:p>
      <text:p text:style-name="P7259"><text:span text:style-name="T7260"><text:s text:c="27"/></text:span>:</text:p>
      <text:p text:style-name="P7261">Już numerację zmieniliśmy. I to ma sens.</text:p>
      <text:p text:style-name="P7262"><text:span text:style-name="T7263"><text:s text:c="27"/></text:span>:</text:p>
      <text:p text:style-name="P7264">Ale ja rozumiem, że to jest w warunkach urynkowienia gospodarki rolnej.</text:p>
      <text:p text:style-name="P7265"><text:span text:style-name="T7266"><text:s text:c="27"/></text:span>:</text:p>
      <text:p text:style-name="P7267">Ja jednak<text:s/>proponuję,<text:s/>żeby to na miejsce, żeby to jednak<text:s/>zmienić numerację i dać na miejsce pkt.<text:s/>8. Żeby to wpuścić, bo to jest zakończenie indeksacji.</text:p>
      <text:p text:style-name="P7268"><text:span text:style-name="T7269"><text:s text:c="27"/></text:span>:</text:p>
      <text:p text:style-name="P7270">Jeżeli można to ja bym chcia<text:span text:style-name="T7271">ł</text:span><text:s/>się od ekspertów dowiedzieć co właściwie ten zapis znaczy. Czy to znaczy na przykład, że w każdym roku osobno, czy w każdym kwartale - jak wiadomo są wahania sezonowe produkcji, czy to dotyczy wskaźników<text:span text:style-name="T7272">.</text:span>.. tzn. całego wskaźnika produkcji rolnej, czy to dotyczy na przykład także pojedynczych dziedzin produkcji rolnej itd. Wydaje mi się, że tutaj za każdym razem są bardzo inne i bardzo rozległe konsekwencje. Ponadto jeszcze jak to się ma właściwie do tych projektów, które w materiale rządowym zostały przedstawione?</text:p>
      <text:p text:style-name="P7273"><text:span text:style-name="T7274">Ob. Mus</text:span><text:span text:style-name="T7275">ia</text:span><text:span text:style-name="T7276">ł</text:span><text:span text:style-name="T7277">ows</text:span><text:span text:style-name="T7278">ka</text:span><text:s/>- Krajowy Związek Rolników:</text:p>
      <text:p text:style-name="P7279">Nie jest to sprzeczne z projektami rządowymi, jeżeli chodzi o urynkowienie. I ten zapis - moim zdaniem - powinien si<text:span text:style-name="T7280">ę<text:s/></text:span>w tym miejscu znaleźć. Bo jeżeli mówimy o ochronie ludności przed skutkami inflacji, to te skutki również obejmą i rolników. Zwłaszcza że te skutki najbardziej, do tej pory odbijały się na sytuacji dochodowej i produkcyjnej rolnictwa.</text:p>
      <text:p text:style-name="P7281">A więc jest to zapis naprawdę bardzo oszczędny. A jakie produkty będą objęte - powiedzmy - cenami gwarantowanymi, to już jest kwestia, jak w ogóle system urynkowienia nam się ułoży. Czy te produkty, których skup i obrót będzie zmonopolizowany i gdzie rolnik nie będzie miał większego wpływu na poziom ceny i poziom opłacalności poprzez - powiedzmy - ukształtowanie tej ceny. Czy to te produkty, które będą istotne dla wyżywienia narodu, czy to te produkty, które będą istotne w ogóle dla dochodów rolników. To jest kwestia ułożenia.</text:p>
      <text:p text:style-name="P7282"><text:span text:style-name="T7283"><text:s text:c="27"/></text:span>:</text:p>
      <text:p text:style-name="P7284">Jeśli można. To oczywiście mogłoby tylko objąć te podstawowe produkty rolnicze, które są mniej więcej objęte cenami urzędowymi. Nie można tego oczywiście odnieść absolutnie do wszystkich. To znaczy nie możemy się cofnąć ani w nabiale, ani w warzywach czy w owocach, gdzie byśmy ustalali jakiekolwiek ceny.</text:p>
      <text:p text:style-name="P7285"><text:span text:style-name="T7286">Pro</text:span><text:span text:style-name="T7287">f.</text:span><text:span text:style-name="T7288"><text:s/></text:span><text:span text:style-name="T7289">W.</text:span><text:span text:style-name="T7290"><text:s/>Trzeciakowsk</text:span><text:span text:style-name="T7291">i</text:span>:</text:p>
      <text:p text:style-name="P7292">Pan Topiński - proszę.</text:p>
      <text:p text:style-name="P7293"><text:span text:style-name="T7294">Ob.</text:span><text:span text:style-name="T7295"><text:s/></text:span><text:span text:style-name="T7296">Topiński</text:span>:</text:p>
      <text:p text:style-name="P7297">Ja bym<text:s/>proponował,<text:s/>żeby ten punkt ewentualnie zamieścić nie tutaj w tym rozdziale, tylko przy tym punkcie rolnym, który tam żeśmy zapisywali. Dlatego, że sposoby rozwiązania problemów dochodów rolniczych zależą w sposób oczywisty od tego - jak będzie z urynkowieniem, jakie ceny będą w gospodarce itd. Na<text:s/>przykład,<text:s/>jeżeli mówimy o systemie cen gwarantowanych minimalnych o charakterze interwencyjnym to się to może to stwierdzenie odnosić tylko do urynkowionej gospodarki<text:span text:style-name="T7298">.</text:span></text:p>
      <text:soft-page-break/>
      <text:p text:style-name="P7299">Ja bardzo wątpię także czy to może dotyczyć towaró<text:span text:style-name="T7300">w<text:s/></text:span>bardzo mocno dotowanych na przykład. Ale ja uważam, że na ten temat dyskusji nie ma co otwierać, tylko taki blankietowy zapis dołączyć do tego punktu rolnego, który dyskutowaliśmy już o urynkowieniu gospodarki rolne<text:span text:style-name="T7301">j.</text:span></text:p>
      <text:p text:style-name="P7302"><text:span text:style-name="T7303"><text:s text:c="27"/></text:span>:</text:p>
      <text:p text:style-name="P7304">To znaczy do pkt.<text:s/>7 na stronicy 3<text:span text:style-name="T7305">.</text:span></text:p>
      <text:p text:style-name="P7306"><text:span text:style-name="T7307"><text:s text:c="27"/></text:span>:</text:p>
      <text:p text:style-name="P7308">Można tam wpisać. Natomiast jaka część jego zostanie w dokumencie końcowym to się później okaże.</text:p>
      <text:p text:style-name="P7309"><text:span text:style-name="T7310"><text:s text:c="27"/></text:span>:</text:p>
      <text:p text:style-name="P7311">Ja proponuj<text:span text:style-name="T7312">ę</text:span><text:s/>po słowie zostanie dodać:<text:s/><text:span text:style-name="T7313">„</text:span>na podstawowe produkty rolne system cen gwarantowanych minimalnych o charakterze interwencyjnym<text:span text:style-name="T7314">”</text:span><text:span text:style-name="T7315">.</text:span></text:p>
      <text:p text:style-name="P7316"><text:span text:style-name="T7317"><text:s text:c="27"/></text:span>:</text:p>
      <text:p text:style-name="P7318">Ja zaś proponowałbym nie wpisywać dlatego, że ja nie w<text:span text:style-name="T7319">ie</text:span>m czy naprawdę na wszystkie podstawowe artykuły żywnościowe jest to potrzebne. Jeżeli mają być systemy gwarantowane, to może to dotyczyć tylko produktów, które są skupywane przez państwo. Czy państwo może na przykład skupywać mleko w systemie gospodarki rynkowej? Jeżeli nie może, to nie może tej ceny gwarantować.</text:p>
      <text:p text:style-name="P7320"><text:span text:style-name="T7321"><text:s text:c="27"/></text:span>:</text:p>
      <text:p text:style-name="P7322">Panie doktorze, no każdy będzie mógł skupować w systemie rynkowym. A więc jeżeli będą to robiły jakieś jednostki - przedsiębiorstwa państwowe czy coś takiego.</text:p>
      <text:p text:style-name="P7323"><text:span text:style-name="T7324"><text:s text:c="27"/></text:span>:</text:p>
      <text:p text:style-name="P7325">No, ale jeżeli będą<text:s/><text:span text:style-name="T7326">c</text:span>hciały kupić taniej od chłopa,<text:span text:style-name="T7327"><text:s/></text:span>a chłop będzie chciał sprzedać, to co?</text:p>
      <text:p text:style-name="P7328"><text:span text:style-name="T7329"><text:s text:c="27"/></text:span>:</text:p>
      <text:p text:style-name="P7330">Ale przecież system cen minimalnych polega na<text:s/>tym,<text:s/>żeby zapewnić rolnictwu minimalną opłacalność. Bo w<text:s/>krajach,<text:s/>gdzie pan może się zetknął... gospodarki rynkowej jest tak, że rolnictwo produkuje drożej niż chcą od nich to kupować.<text:s/>I dlatego właśnie państwo wprowadza ceny minimalne gwa<text:span text:style-name="T7331">ra</text:span>ntowane. My tu już wybiegamy daleko w przyszłość i uważamy, że po urynkowieniu gospodarki rolnej podaż artykułów rolnych będzie tak wielka, że ceny mogą ich spaść i w związku z tym trzeba gwarantować rolnictwu określone dochody.</text:p>
      <text:p text:style-name="P7332"><text:span text:style-name="T7333"><text:s text:c="27"/></text:span>:</text:p>
      <text:p text:style-name="P7334">Przez ceny artykułów, które można magazynowa<text:span text:style-name="T7335">ć</text:span>:<text:s/><text:span text:style-name="T7336">zboże</text:span>,<text:s/>masło na przykład w EWG, miód. Natomiast nie można prowadzić gwarantowanej ceny żywca, no to jest po prostu bez sensu.</text:p>
      <text:p text:style-name="P7337"><text:span text:style-name="T7338"><text:s text:c="27"/></text:span>:</text:p>
      <text:p text:style-name="P7339">Jak to nie można? Przecież to jest podstawowy artykuł i trzeba gwarantować<text:s/>cenę,<text:s/>żeby była opłacalna. Jeżeli byłaby nadprodukcja, bo jak będzie brak to ta cena będzie na pewno ren<text:span text:style-name="T7340">to</text:span>wna.</text:p>
      <text:p text:style-name="P7341"><text:span text:style-name="T7342"><text:s text:c="27"/></text:span>:</text:p>
      <text:p text:style-name="P7343">Panie ministrze, czy ja mogę powiedzieć dwa słowa?</text:p>
      <text:p text:style-name="P7344"><text:span text:style-name="T7345">Mi</text:span><text:span text:style-name="T7346">n</text:span><text:span text:style-name="T7347">. Lewandowsk</text:span><text:span text:style-name="T7348">i</text:span>:</text:p>
      <text:p text:style-name="P7349">Proszę bardzo. Ja proponuję żebyśmy przyjęli to co zostało zapisane przy stoliku rolnym na ten temat. Przeczytam, dob<text:span text:style-name="T7350">rz</text:span>e?</text:p>
      <text:p text:style-name="P7351">„Wprowadzenie gwarantowanych przez państwo cen minimalnych na podstawowe produkty rolne.<text:s/><text:soft-page-break/>Zakres, poziom i sposób stosowania cen gwarantowanych będą negocjowane ze związkami zawodowymi rolników, społecznych zawodowych organizacji rolników i z przedstawicielami innych producentów rolnych”.</text:p>
      <text:p text:style-name="P7352">To przyjął podzespół i uważam, że widocznie głęboko się nad tym zastanawiał.</text:p>
      <text:p text:style-name="P7353"><text:span text:style-name="T7354"><text:s text:c="27"/></text:span>:</text:p>
      <text:p text:style-name="P7355">We własnym kramie chcą załatwić sprawę.</text:p>
      <text:p text:style-name="P7356"><text:span text:style-name="T7357"><text:s text:c="27"/></text:span>:</text:p>
      <text:p text:style-name="P7358">Dobrze, to można to załatwiać w ramach komisji.</text:p>
      <text:p text:style-name="P7359"><text:span text:style-name="T7360"><text:s text:c="27"/></text:span>:</text:p>
      <text:p text:style-name="P7361">Jeśli można, proszę<text:s/>państwa. Myślę, że martwienie się o jakby gwarantowane ceny minimalne na te produkty, które chłopi mogą dwa lata trzymać i one nie tracą na warto<text:span text:style-name="T7362">ś</text:span>ci jest jakby wychodzeniem niepotrzebnie im<text:s/>naprzeciw. Bo tu się da<text:s/>tą sprawę jakby naturalnie rozstrzygnąć. Gorzej jest natomiast właśnie z mięsem i gorzej jest z mlekiem.</text:p>
      <text:p text:style-name="P7363">I tutaj wypowiedź pana doktora jest jakby bardzo krótkowzroczna. Ponieważ importowanie tychże rzeczy z zagranicy wymusi ceny, na które strona konsumentów się nie powinna już w tej chwili z góry godzić. A w obecnej sytuacji to nam właśnie grozi. Spadek pogłowia bydła mlecznego jest w tej chwili już kat<text:span text:style-name="T7364">as</text:span>trofalny i dalsze tego rodzaju głosy mogą jeszcze tylko to zwiększyć i przyspieszyć. Dlatego prosiłbym o przyjęcie tej formuły, która została uzgodniona na podzespole na<text:s/>„podstoliku rolniczym”. Najlepiej jak się właśnie ludzie najbardziej zainteresowani sprawą wypowiadają myśląc nie tylko o swojej przyszłości, ale również o tym porozumieniu narodowym<text:span text:style-name="T7365">,</text:span><text:s/>a więc i o tych, którzy będą to spożywać i za to płacić. Dziękuję bardzo.</text:p>
      <text:p text:style-name="P7366"><text:span text:style-name="T7367">Pro</text:span><text:span text:style-name="T7368">f.</text:span><text:span text:style-name="T7369"><text:s/>Baka</text:span>:</text:p>
      <text:p text:style-name="P7370">Ja mam propozycję<text:s/>taką,<text:s/>żeby przyją<text:span text:style-name="T7371">ć</text:span>, dopisując tutaj<text:s/>„podstawowych”, że to dotyczy podstawowych produktów. A ponadto zapis jest kierunkowy. Zapis dotyczy pewnej filozofii działania. Natomiast konkrety - w jakich warunkach, w jakiej skali, w jakim zakresie, to jest już do ustalenia w innym trybie. Natomiast jeżeli chodzi o tryb konsultacji i uzgodnień<text:span text:style-name="T7372"><text:s/></text:span>to nie piszmy, ponieważ my mamy troszeczkę inny pogląd na<text:s/>sprawę,<text:s/>że to powinno w ogóle wystarczyć<text:span text:style-name="T7373">.</text:span></text:p>
      <text:p text:style-name="P7374">To będzie już w dokumencie, gdzie będzie mowa o gospodarce rolnej tzn. w 7 punkcie w ładzie ekonomicznym. Przepraszam bardzo, nie w ładzie ekonomicznym, tylko ograniczenie inflacji, równowa<text:span text:style-name="T7375">że</text:span>nie gospodarki.</text:p>
      <text:p text:style-name="P7376"><text:span text:style-name="T7377"><text:s text:c="27"/></text:span>:</text:p>
      <text:p text:style-name="P7378">Ja osobiście<text:s/>proponowałbym,<text:s/>żeby ten zapis przyjąć<text:s/>jeszcze<text:s/><text:span text:style-name="T7379">z</text:span><text:s/>takimi popraweczkami może. Żeby wykreślić ten fragment<text:s/><text:span text:style-name="T7380">„</text:span>A tym samym opłacalności produkcji rolniczej”, ponieważ to jest tak trudno liczyć, to jest taka rozciągliwa i dyskusyjna metoda dla kogo ma być opłacalne, jacy producenci, ile itd.,<text:span text:style-name="T7381"><text:s/></text:span>na jakim poziomie to ma być stosowana ta opłacalność. Żeby to po prostu usuną<text:span text:style-name="T7382">ć</text:span><text:s/>i żeby dodać jeszcze jedno zdanie a m<text:span text:style-name="T7383">i</text:span>anowicie to co żeśmy tutaj wielokrotnie dyskutowali i obawiali si<text:span text:style-name="T7384">ę</text:span><text:s/>-<text:s/>żeby te ceny minimalne nie przekształciły się w jakieś ceny powszechne, które wykluczą urynkowienie rolnictwa, prawda<text:span text:style-name="T7385">,</text:span><text:s/>że one będą powszechnie obowiązujące<text:span text:style-name="T7386">.</text:span></text:p>
      <text:p text:style-name="P7387"><text:span text:style-name="T7388"><text:s text:c="27"/></text:span>:</text:p>
      <text:soft-page-break/>
      <text:p text:style-name="P7389">To jest o charakterze interwencyjnym.</text:p>
      <text:p text:style-name="P7390"><text:span text:style-name="T7391"><text:s text:c="27"/></text:span>:</text:p>
      <text:p text:style-name="P7392">Właśnie<text:span text:style-name="T7393">, o charakterze</text:span><text:s/>interwen<text:span text:style-name="T7394">cyjn</text:span>ym. Ale dodać jeszcze takie zdanie:<text:s/>„Spos<text:span text:style-name="T7395">ó</text:span>b ustalanie tych cen i zakres ich stosowania musi być zgodny z potrzebą urynkowienia gospodarki żywnościowej. Bo wysokie ceny minimalne one uniemożliwią urynkowienie.”.</text:p>
      <text:p text:style-name="P7396"><text:span text:style-name="T7397"><text:s text:c="27"/></text:span>:</text:p>
      <text:p text:style-name="P7398">Musi być<text:s/>zharmonizowany<text:span text:style-name="T7399">.</text:span></text:p>
      <text:p text:style-name="P7400"><text:span text:style-name="T7401"><text:s text:c="27"/></text:span>:</text:p>
      <text:p text:style-name="P7402">Bo to co pan powiedział jest właściwie zaprzeczeniem urynkowienia. Nie mówmy, że idące w kierunku urynkowienia, bo to jest zupełnie co innego.</text:p>
      <text:p text:style-name="P7403"><text:span text:style-name="T7404"><text:s text:c="27"/></text:span>:</text:p>
      <text:p text:style-name="P7405">Właśnie zaprzeczeniem urynkowienia byłoby ustalenie tych cen na takim poziomie, że one stałyby się powszechnie obowiązujące w kraju, a rynek nie dusiłby ich<text:s/>tam,<text:s/>gdzie one są wysokie, nie ma popytu itd.</text:p>
      <text:p text:style-name="P7406"><text:span text:style-name="T7407"><text:s text:c="27"/></text:span>:</text:p>
      <text:p text:style-name="P7408">Na każdej cenie, na każdej cenie minimalnej to jest zaprzeczenie urynkowienia.</text:p>
      <text:p text:style-name="P7409"><text:span text:style-name="T7410"><text:s text:c="27"/></text:span>:</text:p>
      <text:p text:style-name="P7411">Słuchajcie<text:s/>państwo, ja mam propozycję.<text:s/><text:span text:style-name="T7412">W</text:span><text:s/>celu<text:s/>niezabezpieczenia, bo to jest złe słowo - w celu ochrony interesów ekonomicznych producentów rolnych uruchomiony zostanie system cen gwarantowanych minimalnych na podstawowe towary, na podstawowe produkty rolne o charakterze inter<text:span text:style-name="T7413">we</text:span>ncy<text:span text:style-name="T7414">jn</text:span>ym. Tak?</text:p>
      <text:p text:style-name="P7415"><text:span text:style-name="T7416"><text:s text:c="27"/></text:span>:</text:p>
      <text:p text:style-name="P7417">Nie, odwrotnie - o charakterze<text:s/>interwencyjnym<text:s/>na podstawowe produkty rolne.</text:p>
      <text:p text:style-name="P7418"><text:span text:style-name="T7419"><text:s text:c="27"/></text:span>:</text:p>
      <text:p text:style-name="P7420">No to się już doredag<text:span text:style-name="T7421">uj</text:span>e. System ten musi by<text:span text:style-name="T7422">ć</text:span>, powinien by<text:span text:style-name="T7423">ć</text:span><text:s/>zharmonizowany<text:s/>z zasadami urynkowienia gospodarki. Bo to jest ten rozdział.</text:p>
      <text:p text:style-name="P7424">Powtórzmy - system ten powinien by<text:span text:style-name="T7425">ć</text:span><text:s/>zharmonizowany<text:s/>z założeniami urynkowienia gospodarki żywnościow<text:span text:style-name="T7426">ej.</text:span><text:s/>To będzie w punkcie 7 na str. 4 tego głównego dokumentu.</text:p>
      <text:p text:style-name="P7427"><text:span text:style-name="T7428">Pro</text:span><text:span text:style-name="T7429">f.</text:span><text:span text:style-name="T7430"><text:s/>W.<text:s/></text:span><text:span text:style-name="T7431">T</text:span><text:span text:style-name="T7432">r</text:span><text:span text:style-name="T7433">z</text:span><text:span text:style-name="T7434">ec</text:span><text:span text:style-name="T7435">ia</text:span><text:span text:style-name="T7436">kow</text:span><text:span text:style-name="T7437">s</text:span><text:span text:style-name="T7438">k</text:span><text:span text:style-name="T7439">i</text:span>:</text:p>
      <text:p text:style-name="P7440">Rozumiem, że zakończyliśmy dyskusję nad indeksacj<text:span text:style-name="T7441">ą.</text:span></text:p>
      <text:p text:style-name="P7442"><text:span text:style-name="T7443"><text:s text:c="27"/></text:span>:</text:p>
      <text:p text:style-name="P7444">Przepraszam, ja tylko chciałbym podtrzymać to moje oświadczenie, które złożyłem, że ono w dalszym ciągu funkcjonuje. Dziękuję.</text:p>
      <text:p text:style-name="P7445"><text:span text:style-name="T7446"><text:s text:c="27"/></text:span>:</text:p>
      <text:p text:style-name="P7447">Słuchajcie, ale jakie oświadczenie. Powiedzcie jakie oświadczenie, bo przewodniczący pro<text:span text:style-name="T7448">f</text:span>. Trzeciakowski już...</text:p>
      <text:p text:style-name="P7449"><text:span text:style-name="T7450">P</text:span><text:span text:style-name="T7451">rof.</text:span><text:span text:style-name="T7452"><text:s/></text:span><text:span text:style-name="T7453">W</text:span><text:span text:style-name="T7454">.<text:s/></text:span><text:span text:style-name="T7455">T</text:span><text:span text:style-name="T7456">rzeciakowski</text:span>:</text:p>
      <text:p text:style-name="P7457">Tak, ale to już pewnie jest związane z dług<text:span text:style-name="T7458">ot</text:span>rwałymi<text:s/>obradami. A wi<text:span text:style-name="T7459">ę</text:span>c przyjmijmy,<text:s/><text:span text:style-name="T7460">że</text:span><text:s/>jakieś oświadczenie.</text:p>
      <text:p text:style-name="P7461">Chciałem teraz prosi<text:span text:style-name="T7462">ć</text:span><text:s/>pana doktora Bugaja o odczytanie propozycji dotyczącej punktu 7<text:span text:style-name="T7463">.</text:span></text:p>
      <text:p text:style-name="P7464"><text:span text:style-name="T7465"><text:s text:c="27"/></text:span>:</text:p>
      <text:soft-page-break/>
      <text:p text:style-name="P7466">To może najpierw to oświadczenie tu kolega.</text:p>
      <text:p text:style-name="P7467"><text:span text:style-name="T7468">Pro</text:span><text:span text:style-name="T7469">f.</text:span><text:span text:style-name="T7470"><text:s/></text:span><text:span text:style-name="T7471">W</text:span><text:span text:style-name="T7472">.<text:s/></text:span><text:span text:style-name="T7473">Trz</text:span><text:span text:style-name="T7474">e</text:span><text:span text:style-name="T7475">ci</text:span><text:span text:style-name="T7476">ak</text:span><text:span text:style-name="T7477">ow</text:span><text:span text:style-name="T7478">sk</text:span><text:span text:style-name="T7479">i</text:span>:</text:p>
      <text:p text:style-name="P7480">Aha, jest oświadczenie to proszę bardzo.</text:p>
      <text:p text:style-name="P7481"><text:span text:style-name="T7482"><text:s text:c="27"/></text:span>:</text:p>
      <text:p text:style-name="P7483">Ja najmocniej przepraszam, że m<text:span text:style-name="T7484">ó</text:span>j głos nie jest tak doniosły, że doszedł. Stąd też nie chcąc przedłużać bardzo króciutko tylko powiem. A mianowicie - po pierwsze, iż to całe stanowisko musi zostać przyjęte - jak już powiedziałem - przez KKW OPZZ, czyli Komitet Wykonawczy, to jest pierwsza rzecz. Druga rzecz - ustosunkujemy się do indeksacji, przyjmując oczywiście to co pan profesor powiedział, że gdzieś tam po drodze spr<text:span text:style-name="T7485">ó</text:span>bujemy cokolwiek znaleźć, jeżeli to oczywiście będz<text:span text:style-name="T7486">i</text:span>e<text:span text:style-name="T7487"><text:s/></text:span>możliwe. I do tych rozdziałów, co do których zakwestionowaliśmy. I to w dalszym ciągu podtrzymujemy /tu 1,3,7/<text:span text:style-name="T7488">.</text:span><text:s/>Wyłączyliśmy się z rozmowy, pomagając tutaj państwu, by ten consensus na tej linii został osiągnięty.</text:p>
      <text:p text:style-name="P7489"><text:span text:style-name="T7490">P</text:span><text:span text:style-name="T7491">ro</text:span><text:span text:style-name="T7492">f</text:span><text:span text:style-name="T7493">. W</text:span><text:span text:style-name="T7494">.</text:span><text:span text:style-name="T7495"><text:s/></text:span><text:span text:style-name="T7496">Trzeciakowsk</text:span><text:span text:style-name="T7497">i</text:span>:</text:p>
      <text:p text:style-name="P7498">Dziękujemy. Proszę pana Bugaja.</text:p>
      <text:p text:style-name="P7499"><text:span text:style-name="T7500">O</text:span><text:span text:style-name="T7501">b</text:span><text:span text:style-name="T7502">. Bugaj</text:span>:</text:p>
      <text:p text:style-name="P7503">Proszę<text:s/>państwa, ponieważ my byśmy<text:s/>chcieli,<text:s/>żeby te rozstrzygnięcia w Magdalence mogły być jakoś prostsze, i ponieważ nie było naszą intencją nigdy by uniemożliwić stosowanie jakichś ś<text:span text:style-name="T7504">ro</text:span>dk<text:span text:style-name="T7505">ów</text:span>, które by ułatwiały polubowne rozstrzyganie konfliktów,<text:s/>zastanowil<text:span text:style-name="T7506">i</text:span>śmy się i proponu<text:span text:style-name="T7507">j</text:span>emy taką redakcję:</text:p>
      <text:p text:style-name="P7508">Mianowicie po pierwsze<text:s/><text:span text:style-name="T7509">-</text:span><text:s/>żeby na str.16 skreślić to co jest w nawiasie, a potem w miejsce punktu<text:s/><text:span text:style-name="T7510">1</text:span><text:s/>i 2<text:s/><text:span text:style-name="T7511">/</text:span>o ile oczywiśc<text:span text:style-name="T7512">ie</text:span><text:s/>druga strona zechce przyjąć/ to co proponujemy potem jako pkt 1, który byłby w miejsce punktu 1 i 2.</text:p>
      <text:p text:style-name="P7513">I b<text:span text:style-name="T7514">r</text:span>zmiałby on następująco:</text:p>
      <text:p text:style-name="P7515">„O skuteczności uzdrowienia gospodarki przesądzi przede wszystkim treść polityki ekonomicznej, a także uzyskanie dla niej poparcia społecznego<text:span text:style-name="T7516">.</text:span><text:s/><text:span text:style-name="T7517">Je</text:span>st to tym bardzie istotne, że wiele z niezbędnych działań może być przeprowadzonych w praktyce tylko wtedy, gdy nastąpi zarówno samoograniczenie władz, jak i powstanie klimat zrozumienia dla potrzeby świadomego samo<text:span text:style-name="T7518">og</text:span>raniczenia społeczeństwa<text:span text:style-name="T7519">.</text:span></text:p>
      <text:p text:style-name="P7520">Zwracamy się do Zespołu do spraw<text:s/>pluralizmu<text:s/>związkowego, by określił sposoby polubownego rozstrzygania nieuchronnych konfliktów i sporów społecznych<text:span text:style-name="T7521">.</text:span></text:p>
      <text:p text:style-name="P7522">Zakładamy, że także w tamtym zespole, ewentualnie oczywiście z naszym udziałem byłaby rozstrzygnięta ta kwestia, która jest zapisana w punkcie 2, rzecz jasna.</text:p>
      <text:p text:style-name="P7523"><text:span text:style-name="T7524"><text:s text:c="27"/></text:span>:</text:p>
      <text:p text:style-name="P7525"><text:span text:style-name="T7526">A</text:span><text:s/>w jakiejś mierze nie można by zasygnalizować, że tak jak tam zwracamy się do Zespołu, tam było zwracamy się?</text:p>
      <text:p text:style-name="P7527"><text:span text:style-name="T7528"><text:s text:c="27"/></text:span>:</text:p>
      <text:p text:style-name="P7529">Tak - zwracamy się do Zespołu do spraw pluralizmu związkowego, by określił sposoby polubownego rozstrzygania nieuchronnych konfliktów i sporów społecznych.”</text:p>
      <text:p text:style-name="P7530"><text:span text:style-name="T7531">Prof</text:span><text:span text:style-name="T7532">.</text:span><text:span text:style-name="T7533"><text:s/>Baka</text:span>:</text:p>
      <text:p text:style-name="P7534">To jest chyba niezłe<text:span text:style-name="T7535">.</text:span></text:p>
      <text:p text:style-name="P7536"><text:span text:style-name="T7537"><text:s text:c="27"/></text:span>:</text:p>
      <text:p text:style-name="P7538">Ja jednak uważam,<text:s/><text:span text:style-name="T7539">że</text:span><text:s/>to nie powinno wykluczać tego punktu drugiego, który tutaj mamy, ponieważ w<text:s/><text:soft-page-break/>moim głębokim przekonaniu sprawy postępu procesów równoważenia gospodarki będą w dużej mierze zależały od..<text:span text:style-name="T7540">.</text:span></text:p>
      <text:p text:style-name="P7541"><text:span text:style-name="T7542">Prof</text:span><text:span text:style-name="T7543">.</text:span><text:span text:style-name="T7544"><text:s/>Baka</text:span>:</text:p>
      <text:p text:style-name="P7545">To już agitacja w tej chwili jest... Ja sądzę, że może dalej byśmy to pociągnęli:</text:p>
      <text:p text:style-name="P7546">„Proponujemy również Zespołowi do spraw pluralizmu związkowego, aby rozważył możliwość stworzenia bieżącego forum</text:p>
      <text:p text:style-name="P7547"><text:span text:style-name="T7548"><text:s text:c="27"/></text:span>:</text:p>
      <text:p text:style-name="P7549">Nie może być bieżącego forum<text:span text:style-name="T7550">.</text:span>.<text:span text:style-name="T7551">.</text:span></text:p>
      <text:p text:style-name="P7552"><text:span text:style-name="T7553">Pro</text:span><text:span text:style-name="T7554">f.</text:span><text:span text:style-name="T7555"><text:s/>Baka</text:span>:</text:p>
      <text:p text:style-name="P7556">Przepraszam<text:s/><text:span text:style-name="T7557">-</text:span><text:s/>aby rozważył możliwość stworzenia forum dla<text:span text:style-name="T7558"><text:s/></text:span>bieżącego konsultowania polityki dochodowej np. w postaci.<text:span text:style-name="T7559">..<text:s/></text:span>I tutaj w ten sposób byłoby elegancko, ale jednocześnie dość wyraziście.</text:p>
      <text:p text:style-name="P7560"><text:span text:style-name="T7561"><text:s text:c="27"/></text:span>:</text:p>
      <text:p text:style-name="P7562">Ja nie wiem panie profesorze co powiedzieć dlatego, że o tym żeśmy na boku nie rozmawiali<text:span text:style-name="T7563">.</text:span><text:s/>Zakładaliśmy, że ponieważ oni mają te wszystkie środki współdziałania uzgodnić właśnie<text:s/><text:span text:style-name="T7564">i<text:s/></text:span>tam, no to właśnie to. My w żaden sposób nie wykluczamy takie<text:span text:style-name="T7565"><text:s/></text:span>go rozstrzygnięcia.</text:p>
      <text:p text:style-name="P7566"><text:span text:style-name="T7567">Prof</text:span><text:span text:style-name="T7568">.</text:span><text:span text:style-name="T7569"><text:s/>Baka</text:span>:</text:p>
      <text:p text:style-name="P7570">Ale tutaj po prostu byłoby takie sympatyczne podpowiedzenie z naszej strony i to do niczego nikogo nie zobowiązujące, w tej<text:s/>formule,<text:s/>o której ja powiedziałem. Prawda?</text:p>
      <text:p text:style-name="P7571"><text:span text:style-name="T7572"><text:s text:c="27"/></text:span>:</text:p>
      <text:p text:style-name="P7573">Ja nie wiem, to już szef musi się w tej chwili wypowiedzieć. Ja nie czuję się już kompetentny.</text:p>
      <text:p text:style-name="P7574"><text:span text:style-name="T7575"><text:s text:c="27"/></text:span>:</text:p>
      <text:p text:style-name="P7576">To znaczy - ten drugi punkt - zwracamy się również o rozważenie, do zespołu związkowego o rozważenie<text:span text:style-name="T7577">.</text:span>..</text:p>
      <text:p text:style-name="P7578"><text:span text:style-name="T7579">P</text:span><text:span text:style-name="T7580">rof.</text:span><text:span text:style-name="T7581"><text:s/></text:span><text:span text:style-name="T7582">W.</text:span><text:span text:style-name="T7583"><text:s/>T</text:span><text:span text:style-name="T7584">rz</text:span><text:span text:style-name="T7585">eciakowsk</text:span><text:span text:style-name="T7586">i</text:span>:</text:p>
      <text:p text:style-name="P7587">Panie profesorze, tuta<text:span text:style-name="T7588">j</text:span><text:s/>nam powiedziano, że nie jesteśmy kompetentni, ponieważ są to sprawy z kompetencji Zespołu do spraw pluralizmu Związkowego.</text:p>
      <text:p text:style-name="P7589"><text:span text:style-name="T7590">Prof</text:span><text:span text:style-name="T7591">.</text:span><text:span text:style-name="T7592"><text:s/></text:span><text:span text:style-name="T7593">W.</text:span><text:span text:style-name="T7594"><text:s/>Baka</text:span>:</text:p>
      <text:p text:style-name="P7595">To właśnie do nich si<text:span text:style-name="T7596">ę</text:span><text:s/>zwracamy. I żeby w ramach swoich kompetencji rozważyli. No, jeżeli napiszemy i to b<text:span text:style-name="T7597">ę</text:span>dzie wspaniałe, jeżeli coś takiego uzgodnimy i powiemy właśnie w tej Magdalence. Oby żyła wiecznie ta Magdalenka. I jeśli powiemy, że zespół, który si<text:span text:style-name="T7598">ę</text:span><text:s/>przedarł przez takie, można powiedzieć, trudności, problemy<text:s/><text:span text:style-name="T7599">-</text:span><text:s/>jak indeksacja, urynkowienie, ograniczenia budżetowe, likwidacja nadmiernego popytu inwestycyjneg<text:span text:style-name="T7600">o</text:span>...</text:p>
      <text:p text:style-name="P7601"><text:span text:style-name="T7602">Prof.<text:s/></text:span><text:span text:style-name="T7603">W.</text:span><text:span text:style-name="T7604"><text:s/></text:span><text:span text:style-name="T7605">Trz</text:span><text:span text:style-name="T7606">ec</text:span><text:span text:style-name="T7607">ia</text:span><text:span text:style-name="T7608">k</text:span><text:span text:style-name="T7609">ow</text:span><text:span text:style-name="T7610">sk</text:span><text:span text:style-name="T7611">i</text:span>:</text:p>
      <text:p text:style-name="P7612">Przekonał mnie pan, że nie mogę się na to zgodzić właśnie tymi argumentami.</text:p>
      <text:p text:style-name="P7613"><text:span text:style-name="T7614">Prof. W. Baka</text:span>:</text:p>
      <text:p text:style-name="P7615">Słuchajcie<text:s/>państwo, to jest sprawa, która leży w naszym wspólnym interesie. Bo to jest forum do konsultacji tylko bieżącej polityki, cen, dochodów i kosztów utrzymania.</text:p>
      <text:p text:style-name="P7616">Mnie się<text:s/>wydaje, że my powinniśmy tworzyć. Ja muszę powiedzieć, że w innych państwach, /to jest bardzo dziwna tu sprawa/, w innych państwach to związki zawodowe w og<text:span text:style-name="T7617">ó</text:span>le się b<text:span text:style-name="T7618">ij</text:span>ą o<text:s/>to,<text:s/>ażeby móc<text:s/><text:soft-page-break/>działać w takich komisjach. A u nas my nie możemy się doprosić do<text:s/>tego,<text:s/>ażeby zechciano rozmawiać o istotnych interesach ludzi pracy.</text:p>
      <text:p text:style-name="P7619"><text:span text:style-name="T7620"><text:s text:c="27"/></text:span>:</text:p>
      <text:p text:style-name="P7621">Tu już przecież o takich sprawach jak ceny nie ma mowy, tylko o dochodach.</text:p>
      <text:p text:style-name="P7622"><text:span text:style-name="T7623">Prof</text:span><text:span text:style-name="T7624">.</text:span><text:span text:style-name="T7625"><text:s/></text:span><text:span text:style-name="T7626">W.</text:span><text:span text:style-name="T7627"><text:s/>Baka</text:span>:</text:p>
      <text:p text:style-name="P7628">Ceny zostały wyrzucone więc już tylko zostały dochody i koszty utrzymania<text:span text:style-name="T7629">.</text:span><text:s/>Także to jest - uważam - bardzo bezpieczny zapis<text:s/>„zwracamy się również”, w tej formule utrzymany.</text:p>
      <text:p text:style-name="P7630"><text:span text:style-name="T7631"><text:s text:c="27"/></text:span>:</text:p>
      <text:p text:style-name="P7632">Panie profesorze, zaczynamy żałować<text:s/><text:span text:style-name="T7633">ż</text:span>eś<text:span text:style-name="T7634">m</text:span>y zrewidowali pierwotne uzgodnienia. No bo pan nas wciąga dalej niż nas upoważniono, po prostu.</text:p>
      <text:p text:style-name="P7635"><text:span text:style-name="T7636">Prof. W. Baka</text:span>:</text:p>
      <text:p text:style-name="P7637">To ja bym<text:s/>proponował,<text:s/>ażebyśmy wrócili jeszcze do tej sprawy.</text:p>
      <text:p text:style-name="P7638"><text:span text:style-name="T7639"><text:s text:c="27"/></text:span>:</text:p>
      <text:p text:style-name="P7640">Ja bym chciał coś tutaj zasugerować. Czy w tym tekście<text:s/>państwa<text:s/>nie byłoby dobrze dodać po słowie /tam jest zdaje się polityki/ dodać<text:s/>„treś<text:span text:style-name="T7641">ć</text:span><text:s/>i skuteczność realizacyjna polityki”, czy coś takiego. Bo my często mamy te dobre treści, mamy..<text:span text:style-name="T7642">.</text:span></text:p>
      <text:p text:style-name="P7643"><text:span text:style-name="T7644">Pr</text:span><text:span text:style-name="T7645">of.</text:span><text:span text:style-name="T7646"><text:s/></text:span><text:span text:style-name="T7647">W</text:span><text:span text:style-name="T7648">.<text:s/></text:span><text:span text:style-name="T7649">B</text:span><text:span text:style-name="T7650">aka</text:span>:</text:p>
      <text:p text:style-name="P7651">Ja rozumiem, że jesteście<text:span text:style-name="T7652">.</text:span>.<text:span text:style-name="T7653">.</text:span></text:p>
      <text:p text:style-name="P7654"><text:span text:style-name="T7655">Pro</text:span><text:span text:style-name="T7656">f.</text:span><text:span text:style-name="T7657"><text:s/></text:span><text:span text:style-name="T7658">W.</text:span><text:span text:style-name="T7659"><text:s/>T</text:span><text:span text:style-name="T7660">rz</text:span><text:span text:style-name="T7661">eciakowsk</text:span><text:span text:style-name="T7662">i</text:span>:</text:p>
      <text:p text:style-name="P7663"><text:span text:style-name="T7664">W</text:span><text:s/>tym układzie zostawiamy tę rzecz jako otwartą do dyskusji w Magdalence.</text:p>
      <text:p text:style-name="P7665"><text:span text:style-name="T7666">Prof</text:span><text:span text:style-name="T7667">.</text:span><text:span text:style-name="T7668"><text:s/></text:span><text:span text:style-name="T7669">W.</text:span><text:span text:style-name="T7670"><text:s/>Baka</text:span>:</text:p>
      <text:p text:style-name="P7671">Treść uzgodniliśmy, a otwarta jest tylko sprawą tej końcówki.</text:p>
      <text:p text:style-name="P7672"><text:span text:style-name="T7673"><text:s text:c="27"/></text:span>:</text:p>
      <text:p text:style-name="P7674">To mo<text:span text:style-name="T7675">że</text:span><text:s/><text:span text:style-name="T7676">je</text:span>szcze raz podyktowa<text:span text:style-name="T7677">ć</text:span><text:s/>jeszcze raz ten pierwszy punkt.</text:p>
      <text:p text:style-name="P7678"><text:span text:style-name="T7679">Pro</text:span><text:span text:style-name="T7680">f.</text:span><text:span text:style-name="T7681"><text:s/>W.<text:s/></text:span><text:span text:style-name="T7682">B</text:span><text:span text:style-name="T7683">aka</text:span>:</text:p>
      <text:p text:style-name="P7684">Tak, dobrze.<text:s/><text:span text:style-name="T7685">„</text:span>O skuteczności uzdrawiania gospodarki przesądzi przede wszystkim treść polityki ekonomiczn<text:span text:style-name="T7686">ej,</text:span><text:s/>a także uzyskanie dla niej<text:s/>poparcia<text:s/>społecznego<text:span text:style-name="T7687">.</text:span><text:s/>Jest to tym bardziej istotne, że wiele..<text:span text:style-name="T7688">.</text:span><text:s/><text:span text:style-name="T7689">/</text:span>Potem już jest tekst drukowany/.</text:p>
      <text:p text:style-name="P7690">Czy można dalej<text:span text:style-name="T7691">?</text:span></text:p>
      <text:p text:style-name="P7692"><text:span text:style-name="T7693">/</text:span>Głos z sali: można/<text:span text:style-name="T7694">.</text:span></text:p>
      <text:p text:style-name="P7695">Jest to tym bardziej istotne, to jest tekst drukowany, że wiele z niezbędnych działań może być przeprowadzonych w praktyce tylko wtedy, gdy nastą<text:span text:style-name="T7696">p</text:span>i zarówno samoograniczenie władz, jak i powstanie klimat zrozumienia dla potrzeby samo<text:span text:style-name="T7697">og</text:span>ran<text:span text:style-name="T7698">iczenia</text:span><text:s/>społeczeństwa /przepraszam/ świadomego samoograniczenia społeczeństwa<text:span text:style-name="T7699">.</text:span></text:p>
      <text:p text:style-name="P7700">/Głos z sali na wyciszeniu/.</text:p>
      <text:p text:style-name="P7701">Proszę pana, w tej sprawie<text:s/>rzeczywiście,<text:s/>jeżeli pan chce przeprowadzić taki rozbiór każdego słowa z osobna. To jest przecież tak samo jak samoograniczenie władz, to tam możemy też zacząć analizować i precyzować.</text:p>
      <text:p text:style-name="P7702">I następnie jeszcze jedno zdanie:</text:p>
      <text:soft-page-break/>
      <text:p text:style-name="P7703"><text:span text:style-name="T7704">„</text:span>Zwracamy się do zespołu do spraw pluralizmu związkowego by określił sposoby polubownego rozstrzygania nieuchronnych konfliktów i sporów społecznych.”<text:s/>Bo chyba to, że konflikty będą, to się zgadzamy.</text:p>
      <text:p text:style-name="P7705"><text:span text:style-name="T7706"><text:s text:c="27"/></text:span>:</text:p>
      <text:p text:style-name="P7707">Co mamy ukrywać, konflikty będą stale.</text:p>
      <text:p text:style-name="P7708">Zgadzamy się w tej sprawie z przewodn<text:span text:style-name="T7709">ic</text:span>zącym.</text:p>
      <text:p text:style-name="P7710"><text:span text:style-name="T7711"><text:s text:c="27"/></text:span>:</text:p>
      <text:p text:style-name="P7712">Ja nie wiem<text:s/>jakie są informacje panów z OPZZ, ale o ile jest mi wiadomo, to oni te sprawy już dyskutowali i uczynili jakiś istotny postęp w tych sprawach<text:span text:style-name="T7713">.</text:span></text:p>
      <text:p text:style-name="P7714"><text:span text:style-name="T7715"><text:s text:c="27"/></text:span>:</text:p>
      <text:p text:style-name="P7716">Przyjmując ten zapis, to zwracamy się również o coś takiego... Zwracamy się również o rozważenie<text:s/>możliwości<text:s/>albo tak może -<text:s/>„o wprowadzenie zasady<text:span text:style-name="T7717">”</text:span>, po prostu już w tej chwil nie potrafię tak precyzyjnie<text:s/>„o wprowadzenie zasady konsultowania polityki<text:span text:style-name="T7718">”</text:span>,</text:p>
      <text:p text:style-name="P7719">/G<text:span text:style-name="T7720">ł</text:span>os z sali: o wprowadz<text:span text:style-name="T7721">e</text:span>nie zasady/.</text:p>
      <text:p text:style-name="P7722">O możliwości, przepraszam o rozważenie możliwości wp<text:span text:style-name="T7723">ro</text:span>wadzenia zasady konsultowania polityki dochodów, wynagrodzeń i kosztów utrzymania w ramach g<text:span text:style-name="T7724">r</text:span>emium<text:span text:style-name="T7725">.</text:span>..</text:p>
      <text:p text:style-name="P7726">/Głos<text:s/><text:span text:style-name="T7727">z</text:span><text:s/>sali: To wystarczy wtedy wpisać<text:s/>„polityki dochodo<text:span text:style-name="T7728">we</text:span>j<text:span text:style-name="T7729">”</text:span><text:span text:style-name="T7730">/</text:span><text:span text:style-name="T7731">.</text:span></text:p>
      <text:p text:style-name="P7732">Dobrze, polityki dochodowej.</text:p>
      <text:p text:style-name="P7733">/Głos z sali: Może<text:s/>„na przykład w ramach”/.</text:p>
      <text:p text:style-name="P7734"><text:span text:style-name="T7735">W</text:span><text:s/>ramach gremium grupującego przedstawicieli rządu,<text:s/><text:span text:style-name="T7736">z</text:span>wiązków zawodowych i tych różnych.</text:p>
      <text:p text:style-name="P7737">/Głos z sali: Pracodawców/,</text:p>
      <text:p text:style-name="P7738">Pracodawców chyba jednak u nas nie ma. Poza ministrem Wilczkiem.</text:p>
      <text:p text:style-name="P7739">/Głos z sali: Ale chwilowo na urlopie/<text:span text:style-name="T7740">.</text:span></text:p>
      <text:p text:style-name="P7741">To jest po prostu nasza<text:s/>inicjatywa,<text:s/>ażeby w taki sposób.</text:p>
      <text:p text:style-name="P7742"><text:span text:style-name="T7743">Pro</text:span><text:span text:style-name="T7744">f.</text:span><text:span text:style-name="T7745"><text:s/></text:span><text:span text:style-name="T7746">W</text:span><text:span text:style-name="T7747">. Trzec</text:span><text:span text:style-name="T7748">ia</text:span><text:span text:style-name="T7749">kowsk</text:span><text:span text:style-name="T7750">i</text:span>:</text:p>
      <text:p text:style-name="P7751">Rozumiem, że zakończyliśmy ostatni punkt obrad. W związku z tym pozostaje mi miły zaszczyt złożenia<text:s/>państwu serdecznych życzeń świątecznych i podziękowania za udział w obradach.</text:p>
      <text:p text:style-name="P7752"><text:span text:style-name="T7753">Prof.<text:s/></text:span><text:span text:style-name="T7754">W</text:span><text:span text:style-name="T7755">.<text:s/></text:span><text:span text:style-name="T7756">B</text:span><text:span text:style-name="T7757">aka</text:span>:</text:p>
      <text:p text:style-name="P7758">Ja również serdeczn<text:span text:style-name="T7759">i</text:span>e dziękuję, szczególnie panu przewodniczącemu<text:span text:style-name="T7760">.</text:span></text:p>
      <text:p text:style-name="P7761"><text:span text:style-name="T7762">Pro</text:span><text:span text:style-name="T7763">f.</text:span><text:span text:style-name="T7764"><text:s/>W.<text:s/></text:span><text:span text:style-name="T7765">T</text:span><text:span text:style-name="T7766">rzeciakow</text:span><text:span text:style-name="T7767">s</text:span><text:span text:style-name="T7768">k</text:span><text:span text:style-name="T7769">i</text:span>:</text:p>
      <text:p text:style-name="P7770">Prosz<text:span text:style-name="T7771">ę</text:span><text:s/>państwa, w takim<text:s/>razie,<text:s/>kiedy byśmy mogli mieć na<text:span text:style-name="T7772">s</text:span>tępne nasze spotkanie?</text:p>
      <text:p text:style-name="P7773"><text:span text:style-name="T7774">/</text:span>G<text:span text:style-name="T7775">ł</text:span>osy: w tej sytua<text:span text:style-name="T7776">cj</text:span>i 30 marca/<text:span text:style-name="T7777">.</text:span></text:p>
      <text:p text:style-name="P7778"><text:span text:style-name="T7779"><text:s text:c="27"/></text:span>:</text:p>
      <text:p text:style-name="P7780">Panie profesorze, ale jeżeli<text:s/><text:span text:style-name="T7781">m</text:span>o<text:span text:style-name="T7782">ż</text:span>na to prosiłbym o ustalenie godziny<text:s/>popołudniowej,<text:s/>jeżeli my chcemy na radzie OPZZ wyjść naprzeciw tutaj słusznym oczekiwaniom itd<text:span text:style-name="T7783">.</text:span><text:s/>To musimy mieć na to troch<text:span text:style-name="T7784">ę</text:span><text:s/>czasu.</text:p>
      <text:p text:style-name="P7785"><text:span text:style-name="T7786">Pro</text:span><text:span text:style-name="T7787">f.</text:span><text:span text:style-name="T7788"><text:s/></text:span><text:span text:style-name="T7789">W.</text:span><text:span text:style-name="T7790"><text:s/>Trzeciakowski</text:span>:</text:p>
      <text:p text:style-name="P7791">Czy 30 marca godzina 1<text:span text:style-name="T7792">5</text:span>.00 odpowiada<text:s/>państwu?</text:p>
      <text:p text:style-name="P7793">/G<text:span text:style-name="T7794">ł</text:span>osy: Tak jest/<text:span text:style-name="T7795">.</text:span></text:p>
      <text:p text:style-name="P7796"><text:span text:style-name="T7797">Je</text:span>szcze raz bardzo dziękuję<text:span text:style-name="T7798">.</text:span></text:p>
      <text:soft-page-break/>
      <text:p text:style-name="P7799">Zakończenie obra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07:34:00Z</meta:creation-date>
    <dc:date>2023-07-03T07:34:00Z</dc:date>
    <meta:template xlink:href="Normal.dotm" xlink:type="simple"/>
    <meta:editing-cycles>2</meta:editing-cycles>
    <meta:editing-duration>PT120S</meta:editing-duration>
    <meta:document-statistic meta:page-count="119" meta:paragraph-count="602" meta:word-count="43150" meta:character-count="301452" meta:row-count="2157" meta:non-whitespace-character-count="258904"/>
  </office:meta>
</office:document-meta>
</file>